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3.34pt"/>
    </style:style>
    <style:style style:name="co2" style:family="table-column">
      <style:table-column-properties fo:break-before="auto" style:column-width="102.39pt"/>
    </style:style>
    <style:style style:name="co3" style:family="table-column">
      <style:table-column-properties fo:break-before="auto" style:column-width="135.69pt"/>
    </style:style>
    <style:style style:name="co4" style:family="table-column">
      <style:table-column-properties fo:break-before="auto" style:column-width="114.29pt"/>
    </style:style>
    <style:style style:name="co5" style:family="table-column">
      <style:table-column-properties fo:break-before="auto" style:column-width="100.01pt"/>
    </style:style>
    <style:style style:name="co6" style:family="table-column">
      <style:table-column-properties fo:break-before="auto" style:column-width="80.16pt"/>
    </style:style>
    <style:style style:name="co7" style:family="table-column">
      <style:table-column-properties fo:break-before="auto" style:column-width="95.19pt"/>
    </style:style>
    <style:style style:name="co8" style:family="table-column">
      <style:table-column-properties fo:break-before="auto" style:column-width="218.3pt"/>
    </style:style>
    <style:style style:name="co9" style:family="table-column">
      <style:table-column-properties fo:break-before="auto" style:column-width="89.66pt"/>
    </style:style>
    <style:style style:name="co10" style:family="table-column">
      <style:table-column-properties fo:break-before="auto" style:column-width="119.06pt"/>
    </style:style>
    <style:style style:name="co11" style:family="table-column">
      <style:table-column-properties fo:break-before="auto" style:column-width="111.09pt"/>
    </style:style>
    <style:style style:name="co12" style:family="table-column">
      <style:table-column-properties fo:break-before="auto" style:column-width="88.16pt"/>
    </style:style>
    <style:style style:name="co13" style:family="table-column">
      <style:table-column-properties fo:break-before="auto" style:column-width="121.44pt"/>
    </style:style>
    <style:style style:name="co14" style:family="table-column">
      <style:table-column-properties fo:break-before="auto" style:column-width="106.36pt"/>
    </style:style>
    <style:style style:name="co15" style:family="table-column">
      <style:table-column-properties fo:break-before="auto" style:column-width="105.56pt"/>
    </style:style>
    <style:style style:name="co16" style:family="table-column">
      <style:table-column-properties fo:break-before="auto" style:column-width="117.44pt"/>
    </style:style>
    <style:style style:name="co17" style:family="table-column">
      <style:table-column-properties fo:break-before="auto" style:column-width="139.66pt"/>
    </style:style>
    <style:style style:name="co18" style:family="table-column">
      <style:table-column-properties fo:break-before="auto" style:column-width="163.5pt"/>
    </style:style>
    <style:style style:name="co19" style:family="table-column">
      <style:table-column-properties fo:break-before="auto" style:column-width="124.61pt"/>
    </style:style>
    <style:style style:name="co20" style:family="table-column">
      <style:table-column-properties fo:break-before="auto" style:column-width="115.91pt"/>
    </style:style>
    <style:style style:name="co21" style:family="table-column">
      <style:table-column-properties fo:break-before="auto" style:column-width="101.59pt"/>
    </style:style>
    <style:style style:name="co22" style:family="table-column">
      <style:table-column-properties fo:break-before="auto" style:column-width="107.21pt"/>
    </style:style>
    <style:style style:name="co23" style:family="table-column">
      <style:table-column-properties fo:break-before="auto" style:column-width="122.26pt"/>
    </style:style>
    <style:style style:name="co24" style:family="table-column">
      <style:table-column-properties fo:break-before="auto" style:column-width="127.81pt"/>
    </style:style>
    <style:style style:name="co25" style:family="table-column">
      <style:table-column-properties fo:break-before="auto" style:column-width="130.14pt"/>
    </style:style>
    <style:style style:name="co26" style:family="table-column">
      <style:table-column-properties fo:break-before="auto" style:column-width="123pt"/>
    </style:style>
    <style:style style:name="co27" style:family="table-column">
      <style:table-column-properties fo:break-before="auto" style:column-width="146.86pt"/>
    </style:style>
    <style:style style:name="co28" style:family="table-column">
      <style:table-column-properties fo:break-before="auto" style:column-width="142.04pt"/>
    </style:style>
    <style:style style:name="co29" style:family="table-column">
      <style:table-column-properties fo:break-before="auto" style:column-width="143.69pt"/>
    </style:style>
    <style:style style:name="co30" style:family="table-column">
      <style:table-column-properties fo:break-before="auto" style:column-width="123.85pt"/>
    </style:style>
    <style:style style:name="co31" style:family="table-column">
      <style:table-column-properties fo:break-before="auto" style:column-width="116.65pt"/>
    </style:style>
    <style:style style:name="co32" style:family="table-column">
      <style:table-column-properties fo:break-before="auto" style:column-width="177pt"/>
    </style:style>
    <style:style style:name="co33" style:family="table-column">
      <style:table-column-properties fo:break-before="auto" style:column-width="125.4pt"/>
    </style:style>
    <style:style style:name="co34" style:family="table-column">
      <style:table-column-properties fo:break-before="auto" style:column-width="107.94pt"/>
    </style:style>
    <style:style style:name="co35" style:family="table-column">
      <style:table-column-properties fo:break-before="auto" style:column-width="99.24pt"/>
    </style:style>
    <style:style style:name="co36" style:family="table-column">
      <style:table-column-properties fo:break-before="auto" style:column-width="115.06pt"/>
    </style:style>
    <style:style style:name="co37" style:family="table-column">
      <style:table-column-properties fo:break-before="auto" style:column-width="405.61pt"/>
    </style:style>
    <style:style style:name="co38" style:family="table-column">
      <style:table-column-properties fo:break-before="auto" style:column-width="151.65pt"/>
    </style:style>
    <style:style style:name="co39" style:family="table-column">
      <style:table-column-properties fo:break-before="auto" style:column-width="97.65pt"/>
    </style:style>
    <style:style style:name="co40" style:family="table-column">
      <style:table-column-properties fo:break-before="auto" style:column-width="209.51pt"/>
    </style:style>
    <style:style style:name="co41" style:family="table-column">
      <style:table-column-properties fo:break-before="auto" style:column-width="180.96pt"/>
    </style:style>
    <style:style style:name="co42" style:family="table-column">
      <style:table-column-properties fo:break-before="auto" style:column-width="42.86pt"/>
    </style:style>
    <style:style style:name="co43" style:family="table-column">
      <style:table-column-properties fo:break-before="auto" style:column-width="63.5pt"/>
    </style:style>
    <style:style style:name="co44" style:family="table-column">
      <style:table-column-properties fo:break-before="auto" style:column-width="71.46pt"/>
    </style:style>
    <style:style style:name="co45" style:family="table-column">
      <style:table-column-properties fo:break-before="auto" style:column-width="69.85pt"/>
    </style:style>
    <style:style style:name="co46" style:family="table-column">
      <style:table-column-properties fo:break-before="auto" style:column-width="60.35pt"/>
    </style:style>
    <style:style style:name="co47" style:family="table-column">
      <style:table-column-properties fo:break-before="auto" style:column-width="83.34pt"/>
    </style:style>
    <style:style style:name="co48" style:family="table-column">
      <style:table-column-properties fo:break-before="auto" style:column-width="57.15pt"/>
    </style:style>
    <style:style style:name="co49" style:family="table-column">
      <style:table-column-properties fo:break-before="auto" style:column-width="80.96pt"/>
    </style:style>
    <style:style style:name="co50" style:family="table-column">
      <style:table-column-properties fo:break-before="auto" style:column-width="70.61pt"/>
    </style:style>
    <style:style style:name="co51" style:family="table-column">
      <style:table-column-properties fo:break-before="auto" style:column-width="72.99pt"/>
    </style:style>
    <style:style style:name="co52" style:family="table-column">
      <style:table-column-properties fo:break-before="auto" style:column-width="76.14pt"/>
    </style:style>
    <style:style style:name="co53" style:family="table-column">
      <style:table-column-properties fo:break-before="auto" style:column-width="56.3pt"/>
    </style:style>
    <style:style style:name="co54" style:family="table-column">
      <style:table-column-properties fo:break-before="auto" style:column-width="77.81pt"/>
    </style:style>
    <style:style style:name="co55" style:family="table-column">
      <style:table-column-properties fo:break-before="auto" style:column-width="65.06pt"/>
    </style:style>
    <style:style style:name="co56" style:family="table-column">
      <style:table-column-properties fo:break-before="auto" style:column-width="50pt"/>
    </style:style>
    <style:style style:name="co57" style:family="table-column">
      <style:table-column-properties fo:break-before="auto" style:column-width="26.16pt"/>
    </style:style>
    <style:style style:name="co58" style:family="table-column">
      <style:table-column-properties fo:break-before="auto" style:column-width="113.5pt"/>
    </style:style>
    <style:style style:name="co59" style:family="table-column">
      <style:table-column-properties fo:break-before="auto" style:column-width="46.86pt"/>
    </style:style>
    <style:style style:name="co60" style:family="table-column">
      <style:table-column-properties fo:break-before="auto" style:column-width="47.59pt"/>
    </style:style>
    <style:style style:name="co61" style:family="table-column">
      <style:table-column-properties fo:break-before="auto" style:column-width="57.94pt"/>
    </style:style>
    <style:style style:name="co62" style:family="table-column">
      <style:table-column-properties fo:break-before="auto" style:column-width="84.95pt"/>
    </style:style>
    <style:style style:name="co63" style:family="table-column">
      <style:table-column-properties fo:break-before="auto" style:column-width="146.04pt"/>
    </style:style>
    <style:style style:name="co64" style:family="table-column">
      <style:table-column-properties fo:break-before="auto" style:column-width="42.04pt"/>
    </style:style>
    <style:style style:name="co65" style:family="table-column">
      <style:table-column-properties fo:break-before="auto" style:column-width="120.61pt"/>
    </style:style>
    <style:style style:name="co66" style:family="table-column">
      <style:table-column-properties fo:break-before="auto" style:column-width="131.75pt"/>
    </style:style>
    <style:style style:name="co67" style:family="table-column">
      <style:table-column-properties fo:break-before="auto" style:column-width="93.71pt"/>
    </style:style>
    <style:style style:name="co68" style:family="table-column">
      <style:table-column-properties fo:break-before="auto" style:column-width="72.26pt"/>
    </style:style>
    <style:style style:name="co69" style:family="table-column">
      <style:table-column-properties fo:break-before="auto" style:column-width="75.4pt"/>
    </style:style>
    <style:style style:name="co70" style:family="table-column">
      <style:table-column-properties fo:break-before="auto" style:column-width="677.79pt"/>
    </style:style>
    <style:style style:name="co71" style:family="table-column">
      <style:table-column-properties fo:break-before="auto" style:column-width="96.86pt"/>
    </style:style>
    <style:style style:name="co72" style:family="table-column">
      <style:table-column-properties fo:break-before="auto" style:column-width="92.04pt"/>
    </style:style>
    <style:style style:name="co73" style:family="table-column">
      <style:table-column-properties fo:break-before="auto" style:column-width="91.3pt"/>
    </style:style>
    <style:style style:name="co74" style:family="table-column">
      <style:table-column-properties fo:break-before="auto" style:column-width="94.45pt"/>
    </style:style>
    <style:style style:name="co75" style:family="table-column">
      <style:table-column-properties fo:break-before="auto" style:column-width="54.79pt"/>
    </style:style>
    <style:style style:name="co76" style:family="table-column">
      <style:table-column-properties fo:break-before="auto" style:column-width="86.51pt"/>
    </style:style>
    <style:style style:name="co77" style:family="table-column">
      <style:table-column-properties fo:break-before="auto" style:column-width="134.96pt"/>
    </style:style>
    <style:style style:name="co78" style:family="table-column">
      <style:table-column-properties fo:break-before="auto" style:column-width="118.29pt"/>
    </style:style>
    <style:style style:name="co79" style:family="table-column">
      <style:table-column-properties fo:break-before="auto" style:column-width="638.16pt"/>
    </style:style>
    <style:style style:name="co80" style:family="table-column">
      <style:table-column-properties fo:break-before="auto" style:column-width="79.4pt"/>
    </style:style>
    <style:style style:name="co81" style:family="table-column">
      <style:table-column-properties fo:break-before="auto" style:column-width="111.91pt"/>
    </style:style>
    <style:style style:name="co82" style:family="table-column">
      <style:table-column-properties fo:break-before="auto" style:column-width="103.21pt"/>
    </style:style>
    <style:style style:name="co83" style:family="table-column">
      <style:table-column-properties fo:break-before="auto" style:column-width="137.31pt"/>
    </style:style>
    <style:style style:name="co84" style:family="table-column">
      <style:table-column-properties fo:break-before="auto" style:column-width="157.21pt"/>
    </style:style>
    <style:style style:name="co85" style:family="table-column">
      <style:table-column-properties fo:break-before="auto" style:column-width="108.74pt"/>
    </style:style>
    <style:style style:name="co86" style:family="table-column">
      <style:table-column-properties fo:break-before="auto" style:column-width="100.74pt"/>
    </style:style>
    <style:style style:name="co87" style:family="table-column">
      <style:table-column-properties fo:break-before="auto" style:column-width="128.55pt"/>
    </style:style>
    <style:style style:name="co88" style:family="table-column">
      <style:table-column-properties fo:break-before="auto" style:column-width="138.9pt"/>
    </style:style>
    <style:style style:name="co89" style:family="table-column">
      <style:table-column-properties fo:break-before="auto" style:column-width="145.19pt"/>
    </style:style>
    <style:style style:name="co90" style:family="table-column">
      <style:table-column-properties fo:break-before="auto" style:column-width="119.85pt"/>
    </style:style>
    <style:style style:name="co91" style:family="table-column">
      <style:table-column-properties fo:break-before="auto" style:column-width="173.85pt"/>
    </style:style>
    <style:style style:name="co92" style:family="table-column">
      <style:table-column-properties fo:break-before="auto" style:column-width="126.99pt"/>
    </style:style>
    <style:style style:name="co93" style:family="table-column">
      <style:table-column-properties fo:break-before="auto" style:column-width="84.1pt"/>
    </style:style>
    <style:style style:name="co94" style:family="table-column">
      <style:table-column-properties fo:break-before="auto" style:column-width="96.04pt"/>
    </style:style>
    <style:style style:name="co95" style:family="table-column">
      <style:table-column-properties fo:break-before="auto" style:column-width="87.31pt"/>
    </style:style>
    <style:style style:name="co96" style:family="table-column">
      <style:table-column-properties fo:break-before="auto" style:column-width="134.11pt"/>
    </style:style>
    <style:style style:name="co97" style:family="table-column">
      <style:table-column-properties fo:break-before="auto" style:column-width="98.39pt"/>
    </style:style>
    <style:style style:name="co98" style:family="table-column">
      <style:table-column-properties fo:break-before="auto" style:column-width="144.45pt"/>
    </style:style>
    <style:style style:name="co99" style:family="table-column">
      <style:table-column-properties fo:break-before="auto" style:column-width="92.86pt"/>
    </style:style>
    <style:style style:name="co100" style:family="table-column">
      <style:table-column-properties fo:break-before="auto" style:column-width="136.49pt"/>
    </style:style>
    <style:style style:name="co101" style:family="table-column">
      <style:table-column-properties fo:break-before="auto" style:column-width="103.95pt"/>
    </style:style>
    <style:style style:name="co102" style:family="table-column">
      <style:table-column-properties fo:break-before="auto" style:column-width="288.14pt"/>
    </style:style>
    <style:style style:name="co103" style:family="table-column">
      <style:table-column-properties fo:break-before="auto" style:column-width="281.76pt"/>
    </style:style>
    <style:style style:name="co104" style:family="table-column">
      <style:table-column-properties fo:break-before="auto" style:column-width="529.46pt"/>
    </style:style>
    <style:style style:name="co105" style:family="table-column">
      <style:table-column-properties fo:break-before="auto" style:column-width="90.51pt"/>
    </style:style>
    <style:style style:name="co106" style:family="table-column">
      <style:table-column-properties fo:break-before="auto" style:column-width="184.11pt"/>
    </style:style>
    <style:style style:name="co107" style:family="table-column">
      <style:table-column-properties fo:break-before="auto" style:column-width="88.89pt"/>
    </style:style>
    <style:style style:name="co108" style:family="table-column">
      <style:table-column-properties fo:break-before="auto" style:column-width="85.69pt"/>
    </style:style>
    <style:style style:name="co109" style:family="table-column">
      <style:table-column-properties fo:break-before="auto" style:column-width="206.36pt"/>
    </style:style>
    <style:style style:name="co110" style:family="table-column">
      <style:table-column-properties fo:break-before="auto" style:column-width="174.61pt"/>
    </style:style>
    <style:style style:name="co111" style:family="table-column">
      <style:table-column-properties fo:break-before="auto" style:column-width="132.6pt"/>
    </style:style>
    <style:style style:name="co112" style:family="table-column">
      <style:table-column-properties fo:break-before="auto" style:column-width="150.75pt"/>
    </style:style>
    <style:style style:name="co113" style:family="table-column">
      <style:table-column-properties fo:break-before="auto" style:column-width="246.1pt"/>
    </style:style>
    <style:style style:name="co114" style:family="table-column">
      <style:table-column-properties fo:break-before="auto" style:column-width="110.35pt"/>
    </style:style>
    <style:style style:name="co115" style:family="table-column">
      <style:table-column-properties fo:break-before="auto" style:column-width="138.16pt"/>
    </style:style>
    <style:style style:name="co116" style:family="table-column">
      <style:table-column-properties fo:break-before="auto" style:column-width="109.5pt"/>
    </style:style>
    <style:style style:name="co117" style:family="table-column">
      <style:table-column-properties fo:break-before="auto" style:column-width="197.66pt"/>
    </style:style>
    <style:style style:name="co118" style:family="table-column">
      <style:table-column-properties fo:break-before="auto" style:column-width="112.76pt"/>
    </style:style>
    <style:style style:name="co119" style:family="table-column">
      <style:table-column-properties fo:break-before="auto" style:column-width="156.36pt"/>
    </style:style>
    <style:style style:name="co120" style:family="table-column">
      <style:table-column-properties fo:break-before="auto" style:column-width="52.41pt"/>
    </style:style>
    <style:style style:name="co121" style:family="table-column">
      <style:table-column-properties fo:break-before="auto" style:column-width="185.75pt"/>
    </style:style>
    <style:style style:name="co122" style:family="table-column">
      <style:table-column-properties fo:break-before="auto" style:column-width="140.51pt"/>
    </style:style>
    <style:style style:name="co123" style:family="table-column">
      <style:table-column-properties fo:break-before="auto" style:column-width="58.76pt"/>
    </style:style>
    <style:style style:name="co124" style:family="table-column">
      <style:table-column-properties fo:break-before="auto" style:column-width="165.06pt"/>
    </style:style>
    <style:style style:name="co125" style:family="table-column">
      <style:table-column-properties fo:break-before="auto" style:column-width="130.96pt"/>
    </style:style>
    <style:style style:name="co126" style:family="table-column">
      <style:table-column-properties fo:break-before="auto" style:column-width="73.84pt"/>
    </style:style>
    <style:style style:name="co127" style:family="table-column">
      <style:table-column-properties fo:break-before="auto" style:column-width="66.64pt"/>
    </style:style>
    <style:style style:name="co128" style:family="table-column">
      <style:table-column-properties fo:break-before="auto" style:column-width="65.91pt"/>
    </style:style>
    <style:style style:name="co129" style:family="table-column">
      <style:table-column-properties fo:break-before="auto" style:column-width="82.54pt"/>
    </style:style>
    <style:style style:name="co130" style:family="table-column">
      <style:table-column-properties fo:break-before="auto" style:column-width="67.44pt"/>
    </style:style>
    <style:style style:name="co131" style:family="table-column">
      <style:table-column-properties fo:break-before="auto" style:column-width="154.8pt"/>
    </style:style>
    <style:style style:name="co132" style:family="table-column">
      <style:table-column-properties fo:break-before="auto" style:column-width="580.2pt"/>
    </style:style>
    <style:style style:name="co133" style:family="table-column">
      <style:table-column-properties fo:break-before="auto" style:column-width="715.1pt"/>
    </style:style>
    <style:style style:name="ro1" style:family="table-row">
      <style:table-row-properties style:row-height="27.0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22.51pt" fo:break-before="auto" style:use-optimal-row-height="false"/>
    </style:style>
    <style:style style:name="ro5" style:family="table-row">
      <style:table-row-properties style:row-height="16.5pt" fo:break-before="auto" style:use-optimal-row-height="false"/>
    </style:style>
    <style:style style:name="ta1" style:family="table" style:master-page-name="PageStyle_5f_Master_20_Table">
      <style:table-properties table:display="true" style:writing-mode="lr-tb"/>
    </style:style>
    <style:style style:name="ta2" style:family="table" style:master-page-name="PageStyle_5f_Reviews">
      <style:table-properties table:display="true" style:writing-mode="lr-tb"/>
    </style:style>
    <style:style style:name="ta3" style:family="table" style:master-page-name="PageStyle_5f_Product_20_Attributes">
      <style:table-properties table:display="true" style:writing-mode="lr-tb"/>
    </style:style>
    <style:style style:name="ta4" style:family="table" style:master-page-name="PageStyle_5f_M1_3e_M2_20_migration_20__28_M1_20_table_29_">
      <style:table-properties table:display="true" style:writing-mode="lr-tb"/>
    </style:style>
    <style:style style:name="ta5" style:family="table" style:master-page-name="PageStyle_5f_Simple_20__2b__20_Custom_20_Options">
      <style:table-properties table:display="true" style:writing-mode="lr-tb"/>
    </style:style>
    <style:style style:name="ta6" style:family="table" style:master-page-name="PageStyle_5f_Grouped_20_Products">
      <style:table-properties table:display="true" style:writing-mode="lr-tb"/>
    </style:style>
    <style:style style:name="ta7" style:family="table" style:master-page-name="PageStyle_5f_Bundle_20_Product">
      <style:table-properties table:display="true" style:writing-mode="lr-tb"/>
    </style:style>
    <style:style style:name="ta8" style:family="table" style:master-page-name="PageStyle_5f_Configurables_20_via_20_custom_20_logic">
      <style:table-properties table:display="true" style:writing-mode="lr-tb"/>
    </style:style>
    <style:style style:name="ta9" style:family="table" style:master-page-name="PageStyle_5f_Сonfigurables_20_via_20_variations">
      <style:table-properties table:display="true" style:writing-mode="lr-tb"/>
    </style:style>
    <style:style style:name="ta10" style:family="table" style:master-page-name="PageStyle_5f_Downloadable_20_Product">
      <style:table-properties table:display="true" style:writing-mode="lr-tb"/>
    </style:style>
    <style:style style:name="ta11" style:family="table" style:master-page-name="PageStyle_5f_Virtual_20_Product">
      <style:table-properties table:display="true" style:writing-mode="lr-tb"/>
    </style:style>
    <style:style style:name="ta12" style:family="table" style:master-page-name="PageStyle_5f_Gift_20_Cards">
      <style:table-properties table:display="true" style:writing-mode="lr-tb"/>
    </style:style>
    <style:style style:name="ta13" style:family="table" style:master-page-name="PageStyle_5f_Product_20_category_20_position">
      <style:table-properties table:display="true" style:writing-mode="lr-tb"/>
    </style:style>
    <style:style style:name="ta14" style:family="table" style:master-page-name="PageStyle_5f_Swatches_20__28_single_20_attribute_29_">
      <style:table-properties table:display="true" style:writing-mode="lr-tb"/>
    </style:style>
    <style:style style:name="ta15" style:family="table" style:master-page-name="PageStyle_5f_MSI_20_Stock_20_Sources">
      <style:table-properties table:display="true" style:writing-mode="lr-tb"/>
    </style:style>
    <style:style style:name="ta16" style:family="table" style:master-page-name="PageStyle_5f_MSI_20_Source_20_Qty">
      <style:table-properties table:display="true" style:writing-mode="lr-tb"/>
    </style:style>
    <style:style style:name="ta17" style:family="table" style:master-page-name="PageStyle_5f_Swatches_20__28_additional_5f_attributes_29_">
      <style:table-properties table:display="true" style:writing-mode="lr-tb"/>
    </style:style>
    <style:style style:name="ta18" style:family="table" style:master-page-name="PageStyle_5f_Orders_20_FULL_20_attributes">
      <style:table-properties table:display="true" style:writing-mode="lr-tb"/>
    </style:style>
    <style:style style:name="ta19" style:family="table" style:master-page-name="PageStyle_5f_Orders_20_ONLY_20_REQUIRED">
      <style:table-properties table:display="true" style:writing-mode="lr-tb"/>
    </style:style>
    <style:style style:name="ta20" style:family="table" style:master-page-name="PageStyle_5f_Categories">
      <style:table-properties table:display="true" style:writing-mode="lr-tb"/>
    </style:style>
    <style:style style:name="ta21" style:family="table" style:master-page-name="PageStyle_5f_URL_20_rewrites">
      <style:table-properties table:display="true" style:writing-mode="lr-tb"/>
    </style:style>
    <style:style style:name="ta22" style:family="table" style:master-page-name="PageStyle_5f_Price_20_and_20_Stock_20_Update">
      <style:table-properties table:display="true" style:writing-mode="lr-tb"/>
    </style:style>
    <style:style style:name="ta23" style:family="table" style:master-page-name="PageStyle_5f_Advanced_20_Pricing">
      <style:table-properties table:display="true" style:writing-mode="lr-tb"/>
    </style:style>
    <style:style style:name="ta24" style:family="table" style:master-page-name="PageStyle_5f_Products_20__2b__20_Advanced_20_Pricing">
      <style:table-properties table:display="true" style:writing-mode="lr-tb"/>
    </style:style>
    <style:style style:name="ta25" style:family="table" style:master-page-name="PageStyle_5f_Customers_20_Main">
      <style:table-properties table:display="true" style:writing-mode="lr-tb"/>
    </style:style>
    <style:style style:name="ta26" style:family="table" style:master-page-name="PageStyle_5f_Customer_20_Addresses">
      <style:table-properties table:display="true" style:writing-mode="lr-tb"/>
    </style:style>
    <style:style style:name="ta27" style:family="table" style:master-page-name="PageStyle_5f_Customer_20_Finance_20__28_Enterprise_29_">
      <style:table-properties table:display="true" style:writing-mode="lr-tb"/>
    </style:style>
    <style:style style:name="ta28" style:family="table" style:master-page-name="PageStyle_5f_M1_20_Customers_20_and_20_Addresses">
      <style:table-properties table:display="true" style:writing-mode="lr-tb"/>
    </style:style>
    <style:style style:name="ta29" style:family="table" style:master-page-name="PageStyle_5f_CMS_20_Pages">
      <style:table-properties table:display="true" style:writing-mode="lr-tb"/>
    </style:style>
    <style:style style:name="ta30" style:family="table" style:master-page-name="PageStyle_5f_CMS_20_Blocks">
      <style:table-properties table:display="true" style:writing-mode="lr-tb"/>
    </style:style>
    <style:style style:name="ta31" style:family="table" style:master-page-name="PageStyle_5f_Page_20_Hierarchy">
      <style:table-properties table:display="true" style:writing-mode="lr-tb"/>
    </style:style>
    <style:style style:name="ta32" style:family="table" style:master-page-name="PageStyle_5f_Widgets">
      <style:table-properties table:display="true" style:writing-mode="lr-tb"/>
    </style:style>
    <style:style style:name="ta33" style:family="table" style:master-page-name="PageStyle_5f_Cart_20_Price_20_Rules">
      <style:table-properties table:display="true" style:writing-mode="lr-tb"/>
    </style:style>
    <style:style style:name="ta34" style:family="table" style:master-page-name="PageStyle_5f_Search_20_Terms">
      <style:table-properties table:display="true" style:writing-mode="lr-tb"/>
    </style:style>
    <style:style style:name="ta35" style:family="table" style:master-page-name="PageStyle_5f_Search_20_Synonyms">
      <style:table-properties table:display="true" style:writing-mode="lr-tb"/>
    </style:style>
    <style:style style:name="ta36" style:family="table" style:master-page-name="PageStyle_5f_Fixed_20_Product_20_Tax">
      <style:table-properties table:display="true" style:writing-mode="lr-tb"/>
    </style:style>
    <style:style style:name="ta37" style:family="table" style:master-page-name="PageStyle_5f_Tax_20_Rates">
      <style:table-properties table:display="true" style:writing-mode="lr-tb"/>
    </style:style>
    <style:style style:name="ta38" style:family="table" style:master-page-name="PageStyle_5f_Country_20_and_20_State_20_Codes">
      <style:table-properties table:display="true" style:writing-mode="lr-tb"/>
    </style:style>
    <style:style style:name="ta39" style:family="table" style:master-page-name="PageStyle_5f_Service_20_Sheet">
      <style:table-properties table:display="true" style:writing-mode="lr-tb"/>
    </style:style>
    <style:style style:name="ta40" style:family="table" style:master-page-name="PageStyle_5f_Old_20_ORDERS_20_DON_27_T_20_USE">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month/>
      <number:text>/</number:text>
      <number:day/>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1]))&gt;0)" style:apply-style-name="ConditionalStyle_5f_1" style:base-cell-address="'Master Table'.A1"/>
    </style:style>
    <style:style style:name="ce2"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6b2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25">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25">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5">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26">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25">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5">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0e0e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9d2e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5">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1">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ead1d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9cb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00">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00">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00">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125">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25">
      <style:table-cell-properties fo:background-color="#d0e0e3"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5">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a4c2f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5">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5">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7">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0">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ead1d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25">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84">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27">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data-style-name="N128">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129">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data-style-name="N30">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3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00">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25">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e6b8a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9cb9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b6d7a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1"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ce11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3"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0" style:family="table-cell" style:parent-style-name="Default" style:data-style-name="N127">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78.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0.33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52.0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36.33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4.84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73.32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3.08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0.84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57.58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6.09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8.33pt" fo:min-width="82.2pt" fo:padding-top="2.83pt" fo:padding-bottom="2.83pt" fo:padding-left="2.83pt" fo:padding-right="2.83pt" draw:shadow="hidden" draw:shadow-offset-x="2.83pt" draw:shadow-offset-y="2.83pt" draw:caption-escape-direction="auto"/>
    </style:style>
    <style:style style:name="gr2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3.08pt" fo:min-width="82.2pt" fo:padding-top="2.83pt" fo:padding-bottom="2.83pt" fo:padding-left="2.83pt" fo:padding-right="2.83pt" draw:shadow="hidden" draw:shadow-offset-x="2.83pt" draw:shadow-offset-y="2.83pt" draw:caption-escape-direction="auto"/>
    </style:style>
    <style:style style:name="gr2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7.08pt" fo:min-width="82.2pt" fo:padding-top="2.83pt" fo:padding-bottom="2.83pt" fo:padding-left="2.83pt" fo:padding-right="2.83pt" draw:shadow="hidden" draw:shadow-offset-x="2.83pt" draw:shadow-offset-y="2.83pt" draw:caption-escape-direction="auto"/>
    </style:style>
    <style:style style:name="gr2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6.84pt" fo:min-width="82.2pt" fo:padding-top="2.83pt" fo:padding-bottom="2.83pt" fo:padding-left="2.83pt" fo:padding-right="2.83pt" draw:shadow="hidden" draw:shadow-offset-x="2.83pt" draw:shadow-offset-y="2.83pt" draw:caption-escape-direction="auto"/>
    </style:style>
    <style:style style:name="gr2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9.58pt" fo:min-width="82.2pt" fo:padding-top="2.83pt" fo:padding-bottom="2.83pt" fo:padding-left="2.83pt" fo:padding-right="2.83pt" draw:shadow="hidden" draw:shadow-offset-x="2.83pt" draw:shadow-offset-y="2.83pt" draw:caption-escape-direction="auto"/>
    </style:style>
    <style:style style:name="gr2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4.09pt" fo:min-width="82.2pt" fo:padding-top="2.83pt" fo:padding-bottom="2.83pt" fo:padding-left="2.83pt" fo:padding-right="2.83pt" draw:shadow="hidden" draw:shadow-offset-x="2.83pt" draw:shadow-offset-y="2.83pt" draw:caption-escape-direction="auto"/>
    </style:style>
    <style:style style:name="gr2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2.57pt" fo:min-width="82.2pt" fo:padding-top="2.83pt" fo:padding-bottom="2.83pt" fo:padding-left="2.83pt" fo:padding-right="2.83pt" draw:shadow="hidden" draw:shadow-offset-x="2.83pt" draw:shadow-offset-y="2.83pt" draw:caption-escape-direction="auto"/>
    </style:style>
    <style:style style:name="gr2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09pt" fo:min-width="82.2pt" fo:padding-top="2.83pt" fo:padding-bottom="2.83pt" fo:padding-left="2.83pt" fo:padding-right="2.83pt" draw:shadow="hidden" draw:shadow-offset-x="2.83pt" draw:shadow-offset-y="2.83pt" draw:caption-escape-direction="auto"/>
    </style:style>
    <style:style style:name="gr3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9.82pt" fo:min-width="82.2pt" fo:padding-top="2.83pt" fo:padding-bottom="2.83pt" fo:padding-left="2.83pt" fo:padding-right="2.83pt" draw:shadow="hidden" draw:shadow-offset-x="2.83pt" draw:shadow-offset-y="2.83pt" draw:caption-escape-direction="auto"/>
    </style:style>
    <style:style style:name="gr3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5.32pt" fo:min-width="82.2pt" fo:padding-top="2.83pt" fo:padding-bottom="2.83pt" fo:padding-left="2.83pt" fo:padding-right="2.83pt" draw:shadow="hidden" draw:shadow-offset-x="2.83pt" draw:shadow-offset-y="2.83pt" draw:caption-escape-direction="auto"/>
    </style:style>
    <style:style style:name="gr3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1.08pt" fo:min-width="82.2pt" fo:padding-top="2.83pt" fo:padding-bottom="2.83pt" fo:padding-left="2.83pt" fo:padding-right="2.83pt" draw:shadow="hidden" draw:shadow-offset-x="2.83pt" draw:shadow-offset-y="2.83pt" draw:caption-escape-direction="auto"/>
    </style:style>
    <style:style style:name="gr3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3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67.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ku,store_view_code,attribute_set_code,product_type,categories,product_websites,name,description,short_description,weight,product_online,tax_class_name,visibility,price,special_price,special_price_from_date,special_price_to_date,url_key,meta_title,meta_keywords,meta_description,base_image,base_image_label,small_image,small_image_label,thumbnail_image,thumbnail_image_label,created_at,updated_at,new_from_date,new_to_date,display_product_options_in,map_price,msrp_price,map_enabled,gift_message_available,custom_design,custom_design_to,custom_layout_update,page_layout,product_options_container,msrp_display_actual_price_type,country_of_manufacture,additional_attributes,qty,out_of_stock_qty,use_config_min_qty,min_cart_qty,use_config_min_sale_qty,max_cart_qty,use_config_max_sale_qty,is_in_stock,notify_on_stock_below,use_config_notify_stock_qty,manage_stock,use_config_manage_stock,use_config_qty_increments,qty_increments,use_config_enable_qty_inc,enable_qty_increments,is_decimal_divided,website_id,related_skus,crosss)" table:allow-empty-cell="true" table:display-list="unsorted" table:base-cell-address="'Master Table'.F1"/>
        <table:content-validation table:name="val2" table:condition="of:cell-content-is-in-list(&quot;1&quot;;&quot;0&quot;)" table:allow-empty-cell="true" table:display-list="unsorted" table:base-cell-address="'Master Table'.G2"/>
        <table:content-validation table:name="val3" table:condition="of:cell-content-is-in-list(&quot;simple&quot;;&quot;configurable&quot;;&quot;grouped&quot;;&quot;downloadable&quot;;&quot;bundle&quot;;&quot;virtual&quot;)" table:allow-empty-cell="true" table:display-list="unsorted" table:base-cell-address="'Master Table'.H2">
          <table:help-message table:display="true">
            <text:p>Values: <text:s/>simple <text:s/>Tangible items that are generally sold as single units or in fixed quantities. <text:s/>grouped <text:s/>A group of separate products that is sold as a set. <text:s/>configurable <text:s/>A product with multiple options that the customer must select before making a purc</text:p>
          </table:help-message>
          <table:error-message table:message-type="stop" table:display="true"/>
        </table:content-validation>
        <table:content-validation table:name="val4" table:condition="of:cell-content-is-in-list(&quot;1&quot;;&quot;2&quot;)" table:allow-empty-cell="true" table:display-list="unsorted" table:base-cell-address="'Master Table'.O2"/>
        <table:content-validation table:name="val5" table:condition="of:cell-content-is-in-list(&quot;Taxable Goods&quot;;&quot;None&quot;)" table:allow-empty-cell="true" table:display-list="unsorted" table:base-cell-address="'Master Table'.P2"/>
        <table:content-validation table:name="val6" table:condition="of:cell-content-is-in-list([$'Service Sheet'.$A$24:.$A$27])" table:allow-empty-cell="true" table:display-list="unsorted" table:base-cell-address="'Master Table'.Q2"/>
        <table:content-validation table:name="val7" table:condition="of:cell-content-is-in-list(&quot;Product Info Column&quot;;&quot;Block after Info Column&quot;)" table:allow-empty-cell="true" table:display-list="unsorted" table:base-cell-address="'Master Table'.AL2"/>
        <table:content-validation table:name="val8" table:condition="of:cell-content-is-in-list(&quot;1 column&quot;;&quot;2 columns with left bar&quot;;&quot;2 columns with right bar&quot;;&quot;3 columns&quot;;&quot;empty&quot;)" table:allow-empty-cell="true" table:display-list="unsorted" table:base-cell-address="'Master Table'.AU2"/>
        <table:content-validation table:name="val9" table:condition="of:cell-content-is-in-list(&quot;In Cart&quot;;&quot;Before Order Confirmation&quot;;&quot;On Gesture&quot;;&quot;Use config&quot;)" table:allow-empty-cell="true" table:display-list="unsorted" table:base-cell-address="'Master Table'.AW2"/>
        <table:content-validation table:name="val10" table:condition="of:cell-content-is-in-list(&quot;0&quot;;&quot;1&quot;)" table:allow-empty-cell="true" table:display-list="unsorted" table:base-cell-address="'Master Table'.BC2"/>
        <table:content-validation table:name="val11" table:condition="of:cell-content-is-in-list(&quot;dynamic&quot;;&quot;fixed&quot;)" table:allow-empty-cell="true" table:display-list="unsorted" table:base-cell-address="'Master Table'.CD2"/>
        <table:content-validation table:name="val12" table:condition="of:cell-content-is-in-list(&quot;Price range&quot;;&quot;As low as&quot;)" table:allow-empty-cell="true" table:display-list="unsorted" table:base-cell-address="'Master Table'.CF2"/>
        <table:content-validation table:name="val13" table:condition="of:cell-content-is-in-list(&quot;together&quot;;&quot;separately&quot;)" table:allow-empty-cell="true" table:display-list="unsorted" table:base-cell-address="'Master Table'.CI2"/>
        <table:content-validation table:name="val14" table:condition="of:cell-content-is-in-list(&quot;text&quot;;&quot;textarea&quot;;&quot;date&quot;;&quot;boolean&quot;;&quot;multiselect&quot;;&quot;select&quot;;&quot;price&quot;;&quot;media_image&quot;;&quot;price&quot;)" table:allow-empty-cell="true" table:display-list="unsorted" table:base-cell-address="'Product Attributes'.N2"/>
        <table:content-validation table:name="val15" table:condition="of:cell-content-is-in-list(&quot;0&quot;;&quot;1&quot;)" table:allow-empty-cell="true" table:display-list="unsorted" table:base-cell-address="'Product Attributes'.Q2"/>
        <table:content-validation table:name="val16" table:condition="of:cell-content-is-in-list(&quot;1&quot;;&quot;2&quot;;&quot;3&quot;)" table:allow-empty-cell="true" table:display-list="unsorted" table:base-cell-address="'Product Attributes'.W2"/>
        <table:content-validation table:name="val17" table:condition="of:cell-content-is-in-list(&quot;simple&quot;;&quot;configurable&quot;;&quot;grouped&quot;;&quot;downloadable&quot;;&quot;bundle&quot;;&quot;virtual&quot;)" table:allow-empty-cell="true" table:display-list="unsorted" table:base-cell-address="'Grouped Products'.D2">
          <table:help-message table:display="true">
            <text:p>Values: <text:s/>simple <text:s/>Tangible items that are generally sold as single units or in fixed quantities. <text:s/>grouped <text:s/>A group of separate products that is sold as a set. <text:s/>configurable <text:s/>A product with multiple options that the customer must select before making a purc</text:p>
          </table:help-message>
          <table:error-message table:message-type="stop" table:display="true"/>
        </table:content-validation>
        <table:content-validation table:name="val18" table:condition="of:cell-content-is-in-list(&quot;1&quot;;&quot;2&quot;)" table:allow-empty-cell="true" table:display-list="unsorted" table:base-cell-address="'Grouped Products'.K2"/>
        <table:content-validation table:name="val19" table:condition="of:cell-content-is-in-list([$'Service Sheet'.$A$24:.$A$27])" table:allow-empty-cell="true" table:display-list="unsorted" table:base-cell-address="'Grouped Products'.M2"/>
        <table:content-validation table:name="val20" table:condition="of:cell-content-is-in-list(&quot;fixed&quot;;&quot;dynamic&quot;)" table:allow-empty-cell="true" table:display-list="unsorted" table:base-cell-address="'Bundle Product'.P2"/>
        <table:content-validation table:name="val21" table:condition="of:cell-content-is-in-list(&quot;Price range&quot;;&quot;As low as&quot;)" table:allow-empty-cell="true" table:display-list="unsorted" table:base-cell-address="'Bundle Product'.Q2"/>
        <table:content-validation table:name="val22" table:condition="of:cell-content-is-in-list(&quot;together&quot;;&quot;separately&quot;)" table:allow-empty-cell="true" table:display-list="unsorted" table:base-cell-address="'Bundle Product'.T2"/>
        <table:content-validation table:name="val23" table:condition="of:cell-content-is-in-list(&quot;1&quot;;&quot;0&quot;)" table:allow-empty-cell="true" table:display-list="unsorted" table:base-cell-address="'Orders ONLY REQUIRED'.E2"/>
        <table:content-validation table:name="val24" table:condition="of:cell-content-is-in-list(&quot;simple&quot;;&quot;configurable&quot;;&quot;grouped&quot;;&quot;downloadable&quot;;&quot;bundle&quot;;&quot;virtual&quot;)" table:allow-empty-cell="true" table:display-list="unsorted" table:base-cell-address="'Orders ONLY REQUIRED'.AA2"/>
        <table:content-validation table:name="val25" table:condition="of:cell-content-is-in-list(&quot;shipping&quot;;&quot;billing&quot;)" table:allow-empty-cell="true" table:display-list="unsorted" table:base-cell-address="'Orders ONLY REQUIRED'.BF2"/>
        <table:content-validation table:name="val26" table:condition="of:cell-content-is-in-list(&quot;Yes&quot;;&quot;No&quot;)" table:allow-empty-cell="true" table:display-list="unsorted" table:base-cell-address="Categories.F2"/>
        <table:content-validation table:name="val27" table:condition="of:cell-content-is-in-list(&quot;Position&quot;;&quot;Product Name&quot;;&quot;Price&quot;)" table:allow-empty-cell="true" table:display-list="unsorted" table:base-cell-address="Categories.L2"/>
        <table:content-validation table:name="val28" table:condition="of:cell-content-is-in-list(&quot;Static block and products&quot;;&quot;Static block only&quot;;&quot;Products only&quot;)" table:allow-empty-cell="true" table:display-list="unsorted" table:base-cell-address="Categories.N2"/>
        <table:content-validation table:name="val29" table:condition="of:cell-content-is-in-list(&quot;1 column&quot;;&quot;2 columns with left bar&quot;;&quot;2 columns with right bar&quot;;&quot;3 columns&quot;)" table:allow-empty-cell="true" table:display-list="unsorted" table:base-cell-address="Categories.W2"/>
        <table:content-validation table:name="val30" table:condition="of:cell-content-is-in-list(&quot;Fixed&quot;;&quot;Discount&quot;)" table:allow-empty-cell="true" table:display-list="unsorted" table:base-cell-address="'Advanced Pricing'.F2"/>
        <table:content-validation table:name="val31" table:condition="of:cell-content-is-in-list(&quot;1&quot;;&quot;0&quot;)" table:allow-empty-cell="true" table:display-list="unsorted" table:base-cell-address="'Customers Main'.E2"/>
        <table:content-validation table:name="val32" table:condition="of:cell-content-is-in-list(&quot;1&quot;;&quot;0&quot;)" table:allow-empty-cell="true" table:display-list="unsorted" table:base-cell-address="'Customer Addresses'.S2"/>
        <table:content-validation table:name="val33" table:condition="of:cell-content-is-in-list(&quot;1&quot;;&quot;0&quot;)" table:allow-empty-cell="true" table:display-list="unsorted" table:base-cell-address="'M1 Customers and Addresses'.D2"/>
        <table:content-validation table:name="val34" table:condition="of:cell-content-is-in-list(&quot;1&quot;;&quot;0&quot;)" table:allow-empty-cell="true" table:display-list="unsorted" table:base-cell-address="'CMS Pages'.E2"/>
        <table:content-validation table:name="val35" table:condition="of:cell-content-is-in-list(&quot;1column&quot;;&quot;2columns-left&quot;;&quot;2columns-right&quot;;&quot;3columns&quot;)" table:allow-empty-cell="true" table:display-list="unsorted" table:base-cell-address="'CMS Pages'.H2"/>
        <table:content-validation table:name="val36" table:condition="of:cell-content-is-in-list(&quot;0&quot;;&quot;1&quot;)" table:allow-empty-cell="true" table:display-list="unsorted" table:base-cell-address="'Cart Price Rules'.I2"/>
        <table:content-validation table:name="val37" table:condition="of:cell-content-is-in-list(&quot;to_fixed&quot;;&quot;by_percent&quot;;&quot;cart_fixed&quot;)" table:allow-empty-cell="true" table:display-list="unsorted" table:base-cell-address="'Cart Price Rules'.L2"/>
        <table:content-validation table:name="val38" table:condition="of:cell-content-is-in-list(&quot;0&quot;;&quot;1&quot;;&quot;2&quot;)" table:allow-empty-cell="true" table:display-list="unsorted" table:base-cell-address="'Cart Price Rules'.O2"/>
        <table:content-validation table:name="val39" table:condition="of:cell-content-is-in-list(&quot;1&quot;;&quot;2&quot;)" table:allow-empty-cell="true" table:display-list="unsorted" table:base-cell-address="'Cart Price Rules'.S2"/>
        <table:content-validation table:name="val40" table:condition="of:cell-content-is-in-list(&quot;1&quot;;&quot;0&quot;)" table:allow-empty-cell="true" table:display-list="unsorted" table:base-cell-address="'Tax Rates'.F2"/>
      </table:content-validations>
      <table:table table:name="Master Table"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6" table:number-columns-repeated="6" table:default-cell-style-name="Default"/>
        <table:table-column table:style-name="co10" table:default-cell-style-name="Default"/>
        <table:table-column table:style-name="co11" table:default-cell-style-name="Default"/>
        <table:table-column table:style-name="co6" table:number-columns-repeated="3" table:default-cell-style-name="Default"/>
        <table:table-column table:style-name="co12" table:default-cell-style-name="Default"/>
        <table:table-column table:style-name="co6" table:default-cell-style-name="Default"/>
        <table:table-column table:style-name="co13" table:number-columns-repeated="5" table:default-cell-style-name="Default"/>
        <table:table-column table:style-name="co6" table:default-cell-style-name="Default"/>
        <table:table-column table:style-name="co14" table:default-cell-style-name="Default"/>
        <table:table-column table:style-name="co6" table:number-columns-repeated="4" table:default-cell-style-name="Default"/>
        <table:table-column table:style-name="co3" table:default-cell-style-name="Default"/>
        <table:table-column table:style-name="co6" table:number-columns-repeated="3" table:default-cell-style-name="Default"/>
        <table:table-column table:style-name="co10" table:default-cell-style-name="Default"/>
        <table:table-column table:style-name="co6" table:default-cell-style-name="Default"/>
        <table:table-column table:style-name="co15" table:default-cell-style-name="Default"/>
        <table:table-column table:style-name="co5" table:default-cell-style-name="Default"/>
        <table:table-column table:style-name="co16" table:default-cell-style-name="Default"/>
        <table:table-column table:style-name="co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default-cell-style-name="Default"/>
        <table:table-column table:style-name="co21" table:default-cell-style-name="Default"/>
        <table:table-column table:style-name="co22" table:default-cell-style-name="Default"/>
        <table:table-column table:style-name="co6" table:default-cell-style-name="Default"/>
        <table:table-column table:style-name="co21" table:default-cell-style-name="Default"/>
        <table:table-column table:style-name="co23" table:default-cell-style-name="Default"/>
        <table:table-column table:style-name="co6" table:default-cell-style-name="Default"/>
        <table:table-column table:style-name="co24" table:default-cell-style-name="Default"/>
        <table:table-column table:style-name="co6" table:default-cell-style-name="Default"/>
        <table:table-column table:style-name="co25" table:default-cell-style-name="Default"/>
        <table:table-column table:style-name="co6" table:default-cell-style-name="Default"/>
        <table:table-column table:style-name="co26" table:default-cell-style-name="Default"/>
        <table:table-column table:style-name="co27" table:default-cell-style-name="Default"/>
        <table:table-column table:style-name="co6" table:default-cell-style-name="Default"/>
        <table:table-column table:style-name="co3"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14" table:default-cell-style-name="Default"/>
        <table:table-column table:style-name="co6" table:default-cell-style-name="Default"/>
        <table:table-column table:style-name="co31" table:default-cell-style-name="Default"/>
        <table:table-column table:style-name="co32" table:default-cell-style-name="Default"/>
        <table:table-column table:style-name="co6" table:number-columns-repeated="3" table:default-cell-style-name="Default"/>
        <table:table-column table:style-name="co33" table:number-columns-repeated="3" table:default-cell-style-name="Default"/>
        <table:table-column table:style-name="co34" table:number-columns-repeated="2" table:default-cell-style-name="Default"/>
        <table:table-column table:style-name="co35" table:default-cell-style-name="Default"/>
        <table:table-column table:style-name="co2" table:default-cell-style-name="Default"/>
        <table:table-column table:style-name="co15" table:default-cell-style-name="Default"/>
        <table:table-column table:style-name="co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 table:default-cell-style-name="Default"/>
        <table:table-column table:style-name="co6" table:number-columns-repeated="933" table:default-cell-style-name="Default"/>
        <table:table-row table:style-name="ro1">
          <table:table-cell table:style-name="ce1" office:value-type="string" calcext:value-type="string">
            <office:annotation draw:style-name="gr1" draw:text-style-name="P2" svg:width="442.89pt" svg:height="184.51pt" svg:x="144.6pt" svg:y="34.5pt" draw:caption-point-x="-11.54pt" draw:caption-point-y="-34.21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text:p text:style-name="P1">----</text:p>
              <text:p text:style-name="P1">I appriciate your reply sir, can you help me a bit as i have 130000 products and i am really looking for a solution.</text:p>
              <text:p text:style-name="P1"><text:tab/>-PAVIT WALIA</text:p>
            </office:annotation>
            <text:p>sku</text:p>
          </table:table-cell>
          <table:table-cell table:style-name="ce6" office:value-type="string" calcext:value-type="string">
            <office:annotation draw:style-name="gr2" draw:text-style-name="P2" svg:width="454.82pt" svg:height="216pt" svg:x="246.98pt" svg:y="34.5pt" draw:caption-point-x="-11.54pt" draw:caption-point-y="-34.21pt">
              <dc:date>2019-11-21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6" office:value-type="string" calcext:value-type="string">
            <office:annotation draw:style-name="gr3" draw:text-style-name="P2" svg:width="466.7pt" svg:height="357.73pt" svg:x="349.4pt" svg:y="34.5pt" draw:caption-point-x="-11.54pt" draw:caption-point-y="-34.21pt">
              <dc:date>2019-11-21T00:00:00</dc:date>
              <text:p text:style-name="P1">This is a special attribute introduced in 2.1.1 version of Imporved Import and Export extension for Magento 2.</text:p>
              <text:p text:style-name="P1"/>
              <text:p text:style-name="P1">It allows you to import tier prices along with the product import. This should be done separately if you are using native Magento 2 import.</text:p>
              <text:p text:style-name="P1"/>
              <text:p text:style-name="P1">For percent discount the format of the data is the following:</text:p>
              <text:p text:style-name="P1">Customer Group, Qty, Price, Percent, Website|Another tier. </text:p>
              <text:p text:style-name="P1"/>
              <text:p text:style-name="P1">For example, the value:</text:p>
              <text:p text:style-name="P1">General,360,0,3,All|Retailer,540,0,5,All</text:p>
              <text:p text:style-name="P1">Will get you:</text:p>
              <text:p text:style-name="P1">3% discount for group General when purchasing 360 items at any Website. And 5% discount for group Retailer when purchasing 540 items at any Website.</text:p>
              <text:p text:style-name="P1">As you can see, you set the Price here to 0.</text:p>
              <text:p text:style-name="P1"/>
              <text:p text:style-name="P1">For fixed discount the format of the data is the following:</text:p>
              <text:p text:style-name="P1">Customer Group, Qty, Price,Percent,Website|Another tier.</text:p>
              <text:p text:style-name="P1"/>
              <text:p text:style-name="P1">For example, the value:</text:p>
              <text:p text:style-name="P1">General,100,10,0,All|Retailer,200,9,0,All</text:p>
              <text:p text:style-name="P1">Will get you</text:p>
              <text:p text:style-name="P1">$10 price for products purchased in quantity of 100, by group General at any Website. And $9 price for products purchased in quantity of 200, by group Retailer at any Website.</text:p>
              <text:p text:style-name="P1">As you can see, you set the Percent here to 0.</text:p>
              <text:p text:style-name="P1"/>
            </office:annotation>
            <text:p>tier_prices</text:p>
          </table:table-cell>
          <table:table-cell table:style-name="ce7" office:value-type="string" calcext:value-type="string">
            <office:annotation draw:style-name="gr4" draw:text-style-name="P2" svg:width="431.01pt" svg:height="105.73pt" svg:x="485.09pt" svg:y="34.5pt" draw:caption-point-x="-11.54pt" draw:caption-point-y="-34.21pt">
              <dc:date>2019-11-21T00:00:00</dc:date>
              <text:p text:style-name="P1">New, custom product attributes can be added as the separate columns to the table.</text:p>
              <text:p text:style-name="P1"/>
              <text:p text:style-name="P1">In the headed of the custom attribute column you specify all attribute values.</text:p>
              <text:p text:style-name="P1">In the cells of the column you specify the attribute values.</text:p>
              <text:p text:style-name="P1"/>
              <text:p text:style-name="P1">For more information refer to the Improved Import and Export manual: https://firebearstudio.com/blog/improved-import-magento-2-extension-manual.html</text:p>
            </office:annotation>
            <text:p>attribute|attribute_code:size|frontend_input:select|is_required:0|is_global:1|default_value_text:XS|is_unique:0|frontend_class:validate-alphanum|is_used_in_grid:1|is_filterable_in_grid:1|is_searchable:1|search_weight:3|is_visible_in_advanced_search:0|is_comparable:0|is_filterable:1|is_filterable_in_search:1|position:2|is_used_for_promo_rules:0|is_html_allowed_on_front:1|is_visible_on_front:1|used_in_product_listing:0|used_for_sort_by:1|frontend_label_0:Size|frontend_label_1:Size|attribute_set:Default</text:p>
          </table:table-cell>
          <table:table-cell table:style-name="ce6" office:value-type="string" calcext:value-type="string">
            <office:annotation draw:style-name="gr5" draw:text-style-name="P2" svg:width="408.76pt" svg:height="137.25pt" svg:x="587.48pt" svg:y="34.5pt" draw:caption-point-x="-11.54pt" draw:caption-point-y="-34.21pt">
              <dc:date>2019-11-21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6" table:content-validation-name="val1" office:value-type="string" calcext:value-type="string">
            <office:annotation draw:style-name="gr6" draw:text-style-name="P2" svg:width="389.65pt" svg:height="200.24pt" svg:x="701.8pt" svg:y="34.5pt" draw:caption-point-x="-11.54pt" draw:caption-point-y="-34.21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6" office:value-type="string" calcext:value-type="string">
            <office:annotation draw:style-name="gr7" draw:text-style-name="P2" svg:width="493.65pt" svg:height="90pt" svg:x="816.09pt" svg:y="34.5pt" draw:caption-point-x="-11.54pt" draw:caption-point-y="-34.21pt">
              <dc:date>2019-11-21T00:00:00</dc:date>
              <text:p text:style-name="P1">Defines if the attribute set of the product that already exists should be updated to the imported attribute_set_code value.</text:p>
              <text:p text:style-name="P1"/>
              <text:p text:style-name="P1">Only takes effect if the product already exists in the catalog and you are importing updates.</text:p>
              <text:p text:style-name="P1"/>
              <text:p text:style-name="P1"/>
            </office:annotation>
            <text:p>update_attribute_set</text:p>
          </table:table-cell>
          <table:table-cell table:style-name="ce6" office:value-type="string" calcext:value-type="string">
            <office:annotation draw:style-name="gr8" draw:text-style-name="P2" svg:width="473.78pt" svg:height="342pt" svg:x="916.1pt" svg:y="34.5pt" draw:caption-point-x="-11.54pt" draw:caption-point-y="-34.21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 office:value-type="string" calcext:value-type="string">
            <office:annotation draw:style-name="gr9" draw:text-style-name="P2" svg:width="483.31pt" svg:height="310.51pt" svg:x="996.24pt" svg:y="34.5pt" draw:caption-point-x="-11.54pt" draw:caption-point-y="-34.21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6" office:value-type="string" calcext:value-type="string">
            <office:annotation draw:style-name="gr4" draw:text-style-name="P2" svg:width="468.23pt" svg:height="105.73pt" svg:x="1091.45pt" svg:y="34.5pt" draw:caption-point-x="-11.54pt" draw:caption-point-y="-34.21pt">
              <dc:date>2019-11-21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6" office:value-type="string" calcext:value-type="string">
            <office:annotation draw:style-name="gr10" draw:text-style-name="P2" svg:width="330.09pt" svg:height="61.68pt" svg:x="1309.75pt" svg:y="32.91pt" draw:caption-point-x="-11.54pt" draw:caption-point-y="-32.63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0" draw:text-style-name="P2" svg:width="330.09pt" svg:height="58.51pt" svg:x="1389.88pt" svg:y="34.5pt" draw:caption-point-x="-11.54pt" draw:caption-point-y="-34.21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6" office:value-type="string" calcext:value-type="string">
            <office:annotation draw:style-name="gr10" draw:text-style-name="P2" svg:width="320.6pt" svg:height="58.51pt" svg:x="1479.54pt" svg:y="34.5pt" draw:caption-point-x="-11.54pt" draw:caption-point-y="-34.21pt">
              <dc:date>2019-11-21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6" office:value-type="string" calcext:value-type="string">
            <office:annotation draw:style-name="gr11" draw:text-style-name="P2" svg:width="320.6pt" svg:height="152.99pt" svg:x="1559.68pt" svg:y="34.5pt" draw:caption-point-x="-11.54pt" draw:caption-point-y="-34.21pt">
              <dc:date>2019-11-21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6" office:value-type="string" calcext:value-type="string">
            <office:annotation draw:style-name="gr12" draw:text-style-name="P2" svg:width="320.6pt" svg:height="121.49pt" svg:x="1639.84pt" svg:y="34.5pt" draw:caption-point-x="-11.54pt" draw:caption-point-y="-34.21pt">
              <dc:date>2019-11-21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6" office:value-type="string" calcext:value-type="string">
            <office:annotation draw:style-name="gr13" draw:text-style-name="P2" svg:width="359.52pt" svg:height="26.99pt" svg:x="1719.98pt" svg:y="34.5pt" draw:caption-point-x="-11.54pt" draw:caption-point-y="-34.21pt">
              <dc:date>2019-11-21T00:00:00</dc:date>
              <text:p text:style-name="P1">The name of the tax class associted with the product.</text:p>
            </office:annotation>
            <text:p>tax_class_name</text:p>
          </table:table-cell>
          <table:table-cell table:style-name="ce6" office:value-type="string" calcext:value-type="string">
            <office:annotation draw:style-name="gr14" draw:text-style-name="P2" svg:width="390.44pt" svg:height="278.99pt" svg:x="1800.14pt" svg:y="34.5pt" draw:caption-point-x="-11.54pt" draw:caption-point-y="-34.21pt">
              <dc:date>2019-11-21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6" office:value-type="string" calcext:value-type="string">
            <office:annotation draw:style-name="gr12" draw:text-style-name="P2" svg:width="390.47pt" svg:height="121.49pt" svg:x="1880.28pt" svg:y="34.5pt" draw:caption-point-x="-11.54pt" draw:caption-point-y="-34.21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6" office:value-type="string" calcext:value-type="string">
            <office:annotation draw:style-name="gr12" draw:text-style-name="P2" svg:width="390.44pt" svg:height="121.49pt" svg:x="1960.44pt" svg:y="34.5pt" draw:caption-point-x="-11.54pt" draw:caption-point-y="-34.21pt">
              <dc:date>2019-11-21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6" office:value-type="string" calcext:value-type="string">
            <office:annotation draw:style-name="gr10" draw:text-style-name="P2" svg:width="351.55pt" svg:height="58.51pt" svg:x="2079.5pt" svg:y="34.5pt" draw:caption-point-x="-11.54pt" draw:caption-point-y="-34.21pt">
              <dc:date>2019-11-21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6" office:value-type="string" calcext:value-type="string">
            <office:annotation draw:style-name="gr10" draw:text-style-name="P2" svg:width="328.59pt" svg:height="58.51pt" svg:x="2190.59pt" svg:y="34.5pt" draw:caption-point-x="-11.54pt" draw:caption-point-y="-34.21pt">
              <dc:date>2019-11-21T00:00:00</dc:date>
              <text:p text:style-name="P1">Defines to what date the product is sold by the special price.</text:p>
              <text:p text:style-name="P1"/>
              <text:p text:style-name="P1">Date format is: YYYY-mm-dd 12:30:35</text:p>
            </office:annotation>
            <text:p>special_price_to_date</text:p>
          </table:table-cell>
          <table:table-cell table:style-name="ce6" office:value-type="string" calcext:value-type="string">
            <office:annotation draw:style-name="gr15" draw:text-style-name="P2" svg:width="328.59pt" svg:height="168.75pt" svg:x="2270.75pt" svg:y="34.5pt" draw:caption-point-x="-11.54pt" draw:caption-point-y="-34.21pt">
              <dc:date>2019-11-21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6" office:value-type="string" calcext:value-type="string">
            <office:annotation draw:style-name="gr7" draw:text-style-name="P2" svg:width="369.89pt" svg:height="90pt" svg:x="2350.89pt" svg:y="34.5pt" draw:caption-point-x="-11.54pt" draw:caption-point-y="-34.21pt">
              <dc:date>2019-11-21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6" office:value-type="string" calcext:value-type="string">
            <office:annotation draw:style-name="gr7" draw:text-style-name="P2" svg:width="411.19pt" svg:height="90pt" svg:x="2431.05pt" svg:y="34.5pt" draw:caption-point-x="-11.54pt" draw:caption-point-y="-34.21pt">
              <dc:date>2019-11-21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6" office:value-type="string" calcext:value-type="string">
            <office:annotation draw:style-name="gr10" draw:text-style-name="P2" svg:width="444.5pt" svg:height="58.51pt" svg:x="2519.18pt" svg:y="34.5pt" draw:caption-point-x="-11.54pt" draw:caption-point-y="-34.21pt">
              <dc:date>2019-11-21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6" office:value-type="string" calcext:value-type="string">
            <office:annotation draw:style-name="gr4" draw:text-style-name="P2" svg:width="485.8pt" svg:height="105.73pt" svg:x="2599.34pt" svg:y="34.5pt" draw:caption-point-x="-11.54pt" draw:caption-point-y="-34.21pt">
              <dc:date>2019-11-21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6" office:value-type="string" calcext:value-type="string">
            <office:annotation draw:style-name="gr13" draw:text-style-name="P2" svg:width="485.8pt" svg:height="26.99pt" svg:x="2720.78pt" svg:y="34.5pt" draw:caption-point-x="-11.54pt" draw:caption-point-y="-34.21pt">
              <dc:date>2019-11-21T00:00:00</dc:date>
              <text:p text:style-name="P1">The "Alt Text" associated with the base product image.</text:p>
            </office:annotation>
            <text:p>base_image_label</text:p>
          </table:table-cell>
          <table:table-cell table:style-name="ce6" office:value-type="string" calcext:value-type="string">
            <office:annotation draw:style-name="gr4" draw:text-style-name="P2" svg:width="444.5pt" svg:height="105.73pt" svg:x="2842.24pt" svg:y="34.5pt" draw:caption-point-x="-11.54pt" draw:caption-point-y="-34.21pt">
              <dc:date>2019-11-21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6" office:value-type="string" calcext:value-type="string">
            <office:annotation draw:style-name="gr13" draw:text-style-name="P2" svg:width="429.42pt" svg:height="26.99pt" svg:x="2963.68pt" svg:y="34.5pt" draw:caption-point-x="-11.54pt" draw:caption-point-y="-34.21pt">
              <dc:date>2019-11-21T00:00:00</dc:date>
              <text:p text:style-name="P1">The "Alt Text" associated with the small product image.</text:p>
            </office:annotation>
            <text:p>small_image_label</text:p>
          </table:table-cell>
          <table:table-cell table:style-name="ce6" office:value-type="string" calcext:value-type="string">
            <office:annotation draw:style-name="gr4" draw:text-style-name="P2" svg:width="388.09pt" svg:height="105.73pt" svg:x="3085.14pt" svg:y="34.5pt" draw:caption-point-x="-11.54pt" draw:caption-point-y="-34.21pt">
              <dc:date>2019-11-21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6" office:value-type="string" calcext:value-type="string">
            <office:annotation draw:style-name="gr13" draw:text-style-name="P2" svg:width="346.82pt" svg:height="26.99pt" svg:x="3206.58pt" svg:y="34.5pt" draw:caption-point-x="-11.54pt" draw:caption-point-y="-34.21pt">
              <dc:date>2019-11-21T00:00:00</dc:date>
              <text:p text:style-name="P1">The "Alt Text" associated with the thumbnail product image.</text:p>
            </office:annotation>
            <text:p>thumbnail_image_label</text:p>
          </table:table-cell>
          <table:table-cell table:style-name="ce6" office:value-type="string" calcext:value-type="string">
            <office:annotation draw:style-name="gr4" draw:text-style-name="P2" svg:width="346.79pt" svg:height="106.47pt" svg:x="3286.74pt" svg:y="34.13pt" draw:caption-point-x="-11.54pt" draw:caption-point-y="-33.85pt">
              <dc:date>2019-11-21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6" office:value-type="string" calcext:value-type="string">
            <office:annotation draw:style-name="gr13" draw:text-style-name="P2" svg:width="320.6pt" svg:height="26.99pt" svg:x="3393.1pt" svg:y="34.5pt" draw:caption-point-x="-11.54pt" draw:caption-point-y="-34.21pt">
              <dc:date>2019-11-21T00:00:00</dc:date>
              <text:p text:style-name="P1">The "Alt Text" associated with the swatch product image.</text:p>
            </office:annotation>
            <text:p>swatch_image_label</text:p>
          </table:table-cell>
          <table:table-cell table:style-name="ce6" office:value-type="string" calcext:value-type="string">
            <office:annotation draw:style-name="gr4" draw:text-style-name="P2" svg:width="376.16pt" svg:height="105.73pt" svg:x="3473.23pt" svg:y="34.5pt" draw:caption-point-x="-11.54pt" draw:caption-point-y="-34.21pt">
              <dc:date>2019-11-21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6" office:value-type="string" calcext:value-type="string">
            <office:annotation draw:style-name="gr4" draw:text-style-name="P2" svg:width="376.13pt" svg:height="105.73pt" svg:x="3553.4pt" svg:y="34.5pt" draw:caption-point-x="-11.54pt" draw:caption-point-y="-34.21pt">
              <dc:date>2019-11-21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6" office:value-type="string" calcext:value-type="string">
            <office:annotation draw:style-name="gr10" draw:text-style-name="P2" svg:width="376.16pt" svg:height="58.51pt" svg:x="3633.53pt" svg:y="34.5pt" draw:caption-point-x="-11.54pt" draw:caption-point-y="-34.21pt">
              <dc:date>2019-11-21T00:00:00</dc:date>
              <text:p text:style-name="P1">Sets the product as "new" from the specified date.</text:p>
              <text:p text:style-name="P1"/>
              <text:p text:style-name="P1">Date format is: YYYY-mm-dd 12:30:35</text:p>
            </office:annotation>
            <text:p>new_from_date</text:p>
          </table:table-cell>
          <table:table-cell table:style-name="ce6" office:value-type="string" calcext:value-type="string">
            <office:annotation draw:style-name="gr10" draw:text-style-name="P2" svg:width="376.13pt" svg:height="58.51pt" svg:x="3713.7pt" svg:y="34.5pt" draw:caption-point-x="-11.54pt" draw:caption-point-y="-34.21pt">
              <dc:date>2019-11-21T00:00:00</dc:date>
              <text:p text:style-name="P1">Sets the end date of the "new" label.</text:p>
              <text:p text:style-name="P1"/>
              <text:p text:style-name="P1">Date format is: YYYY-mm-dd 12:30:35</text:p>
            </office:annotation>
            <text:p>new_to_date</text:p>
          </table:table-cell>
          <table:table-cell table:style-name="ce6" office:value-type="string" calcext:value-type="string">
            <office:annotation draw:style-name="gr7" draw:text-style-name="P2" svg:width="359.49pt" svg:height="90pt" svg:x="3849.39pt" svg:y="34.5pt" draw:caption-point-x="-11.54pt" draw:caption-point-y="-34.21pt">
              <dc:date>2019-11-21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6" office:value-type="string" calcext:value-type="string">
            <office:annotation draw:style-name="gr5" draw:text-style-name="P2" svg:width="359.52pt" svg:height="137.25pt" svg:x="3929.53pt" svg:y="34.5pt" draw:caption-point-x="-11.54pt" draw:caption-point-y="-34.21pt">
              <dc:date>2019-11-21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6" office:value-type="string" calcext:value-type="string">
            <office:annotation draw:style-name="gr12" draw:text-style-name="P2" svg:width="384.89pt" svg:height="121.49pt" svg:x="4009.69pt" svg:y="34.5pt" draw:caption-point-x="-11.54pt" draw:caption-point-y="-34.21pt">
              <dc:date>2019-11-21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6" office:value-type="string" calcext:value-type="string">
            <office:annotation draw:style-name="gr7" draw:text-style-name="P2" svg:width="404.76pt" svg:height="90pt" svg:x="4089.83pt" svg:y="34.5pt" draw:caption-point-x="-11.54pt" draw:caption-point-y="-34.21pt">
              <dc:date>2019-11-21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6" office:value-type="string" calcext:value-type="string">
            <office:annotation draw:style-name="gr7" draw:text-style-name="P2" svg:width="403.17pt" svg:height="90pt" svg:x="4208.88pt" svg:y="34.5pt" draw:caption-point-x="-11.54pt" draw:caption-point-y="-34.21pt">
              <dc:date>2019-11-21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6" office:value-type="string" calcext:value-type="string">
            <office:annotation draw:style-name="gr13" draw:text-style-name="P2" svg:width="403.14pt" svg:height="26.99pt" svg:x="4289.05pt" svg:y="34.5pt" draw:caption-point-x="-11.54pt" draw:caption-point-y="-34.21pt">
              <dc:date>2019-11-21T00:00:00</dc:date>
              <text:p text:style-name="P1">Lists the available themes that can be applied to the product page.</text:p>
            </office:annotation>
            <text:p>custom_design</text:p>
          </table:table-cell>
          <table:table-cell table:style-name="ce6" office:value-type="string" calcext:value-type="string">
            <office:annotation draw:style-name="gr10" draw:text-style-name="P2" svg:width="437.27pt" svg:height="58.51pt" svg:x="4394.58pt" svg:y="34.5pt" draw:caption-point-x="-11.54pt" draw:caption-point-y="-34.21pt">
              <dc:date>2019-11-21T00:00:00</dc:date>
              <text:p text:style-name="P1">Defines from what date the product page should have custom desing.</text:p>
              <text:p text:style-name="P1"/>
              <text:p text:style-name="P1">Date format is: YYYY-mm-dd 12:30:35</text:p>
            </office:annotation>
            <text:p>custom_design_from</text:p>
          </table:table-cell>
          <table:table-cell table:style-name="ce6" office:value-type="string" calcext:value-type="string">
            <office:annotation draw:style-name="gr10" draw:text-style-name="P2" svg:width="500.74pt" svg:height="58.51pt" svg:x="4494.59pt" svg:y="34.5pt" draw:caption-point-x="-11.54pt" draw:caption-point-y="-34.21pt">
              <dc:date>2019-11-21T00:00:00</dc:date>
              <text:p text:style-name="P1">Defines to what date the product page should have custom desing.</text:p>
              <text:p text:style-name="P1"/>
              <text:p text:style-name="P1">Date format is: YYYY-mm-dd 12:30:35</text:p>
            </office:annotation>
            <text:p>custom_design_to</text:p>
          </table:table-cell>
          <table:table-cell table:style-name="ce6" office:value-type="string" calcext:value-type="string">
            <office:annotation draw:style-name="gr13" draw:text-style-name="P2" svg:width="507.88pt" svg:height="26.99pt" svg:x="4612.05pt" svg:y="34.5pt" draw:caption-point-x="-11.54pt" draw:caption-point-y="-34.21pt">
              <dc:date>2019-11-21T00:00:00</dc:date>
              <text:p text:style-name="P1">A custom XML layout aplied to the product page.</text:p>
            </office:annotation>
            <text:p>custom_layout_update</text:p>
          </table:table-cell>
          <table:table-cell table:style-name="ce6" office:value-type="string" calcext:value-type="string">
            <office:annotation draw:style-name="gr16" draw:text-style-name="P2" svg:width="543.66pt" svg:height="436.51pt" svg:x="4692.19pt" svg:y="34.5pt" draw:caption-point-x="-11.54pt" draw:caption-point-y="-34.21pt">
              <dc:date>2019-11-21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6" office:value-type="string" calcext:value-type="string">
            <office:annotation draw:style-name="gr7" draw:text-style-name="P2" svg:width="484.13pt" svg:height="90pt" svg:x="4831.85pt" svg:y="34.5pt" draw:caption-point-x="-11.54pt" draw:caption-point-y="-34.21pt">
              <dc:date>2019-11-21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6" office:value-type="string" calcext:value-type="string">
            <office:annotation draw:style-name="gr9" draw:text-style-name="P2" svg:width="422.28pt" svg:height="310.51pt" svg:x="4995.33pt" svg:y="34.5pt" draw:caption-point-x="-11.54pt" draw:caption-point-y="-34.21pt">
              <dc:date>2019-11-21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6" office:value-type="string" calcext:value-type="string">
            <office:annotation draw:style-name="gr17" draw:text-style-name="P2" svg:width="404.84pt" svg:height="74.24pt" svg:x="5119.94pt" svg:y="34.5pt" draw:caption-point-x="-11.54pt" draw:caption-point-y="-34.21pt">
              <dc:date>2019-11-21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6" office:value-type="string" calcext:value-type="string">
            <office:annotation draw:style-name="gr15" draw:text-style-name="P2" svg:width="369.1pt" svg:height="168.75pt" svg:x="5235.85pt" svg:y="34.5pt" draw:caption-point-x="-11.54pt" draw:caption-point-y="-34.21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6" office:value-type="string" calcext:value-type="string">
            <office:annotation draw:style-name="gr17" draw:text-style-name="P2" svg:width="390.56pt" svg:height="74.24pt" svg:x="5315.98pt" svg:y="34.5pt" draw:caption-point-x="-11.54pt" draw:caption-point-y="-34.21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6" office:value-type="string" calcext:value-type="string">
            <office:annotation draw:style-name="gr13" draw:text-style-name="P2" svg:width="411.19pt" svg:height="26.99pt" svg:x="5417.6pt" svg:y="34.5pt" draw:caption-point-x="-11.54pt" draw:caption-point-y="-34.21pt">
              <dc:date>2019-11-21T00:00:00</dc:date>
              <text:p text:style-name="P1">Stock quantity that determines when the product goes 'out of stock'.</text:p>
            </office:annotation>
            <text:p>out_of_stock_qty</text:p>
          </table:table-cell>
          <table:table-cell table:style-name="ce6" office:value-type="string" calcext:value-type="string">
            <office:annotation draw:style-name="gr7" draw:text-style-name="P2" svg:width="384.15pt" svg:height="90pt" svg:x="5524.78pt" svg:y="34.5pt" draw:caption-point-x="-11.54pt" draw:caption-point-y="-34.21pt">
              <dc:date>2019-11-21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6" office:value-type="string" calcext:value-type="string">
            <office:annotation draw:style-name="gr7" draw:text-style-name="P2" svg:width="431.8pt" svg:height="90pt" svg:x="5604.94pt" svg:y="34.5pt" draw:caption-point-x="-11.54pt" draw:caption-point-y="-34.21pt">
              <dc:date>2019-11-21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6" office:value-type="string" calcext:value-type="string">
            <office:annotation draw:style-name="gr7" draw:text-style-name="P2" svg:width="410.34pt" svg:height="90pt" svg:x="5706.54pt" svg:y="34.5pt" draw:caption-point-x="-11.54pt" draw:caption-point-y="-34.21pt">
              <dc:date>2019-11-21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6" office:value-type="string" calcext:value-type="string">
            <office:annotation draw:style-name="gr7" draw:text-style-name="P2" svg:width="418.25pt" svg:height="90pt" svg:x="5828.8pt" svg:y="34.5pt" draw:caption-point-x="-11.54pt" draw:caption-point-y="-34.21pt">
              <dc:date>2019-11-21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6" office:value-type="string" calcext:value-type="string">
            <office:annotation draw:style-name="gr10" draw:text-style-name="P2" svg:width="418.25pt" svg:height="58.51pt" svg:x="5908.93pt" svg:y="34.5pt" draw:caption-point-x="-11.54pt" draw:caption-point-y="-34.21pt">
              <dc:date>2019-11-21T00:00:00</dc:date>
              <text:p text:style-name="P1">Defines minimum quantity of the product that can be purchased in the cart.</text:p>
              <text:p text:style-name="P1"/>
              <text:p text:style-name="P1">Only numerals allowed.</text:p>
            </office:annotation>
            <text:p>min_cart_qty</text:p>
          </table:table-cell>
          <table:table-cell table:style-name="ce6" office:value-type="string" calcext:value-type="string">
            <office:annotation draw:style-name="gr7" draw:text-style-name="P2" svg:width="413.43pt" svg:height="90pt" svg:x="6036.75pt" svg:y="34.5pt" draw:caption-point-x="-11.54pt" draw:caption-point-y="-34.21pt">
              <dc:date>2019-11-21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6" office:value-type="string" calcext:value-type="string">
            <office:annotation draw:style-name="gr17" draw:text-style-name="P2" svg:width="480.16pt" svg:height="74.24pt" svg:x="6116.88pt" svg:y="34.5pt" draw:caption-point-x="-11.54pt" draw:caption-point-y="-34.21pt">
              <dc:date>2019-11-21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6" office:value-type="string" calcext:value-type="string">
            <office:annotation draw:style-name="gr7" draw:text-style-name="P2" svg:width="430.13pt" svg:height="90pt" svg:x="6247.05pt" svg:y="34.5pt" draw:caption-point-x="-11.54pt" draw:caption-point-y="-34.21pt">
              <dc:date>2019-11-21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6" office:value-type="string" calcext:value-type="string">
            <office:annotation draw:style-name="gr7" draw:text-style-name="P2" svg:width="485.72pt" svg:height="90pt" svg:x="6327.18pt" svg:y="34.5pt" draw:caption-point-x="-11.54pt" draw:caption-point-y="-34.21pt">
              <dc:date>2019-11-21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6" office:value-type="string" calcext:value-type="string">
            <office:annotation draw:style-name="gr12" draw:text-style-name="P2" svg:width="504.77pt" svg:height="121.49pt" svg:x="6450.18pt" svg:y="34.5pt" draw:caption-point-x="-11.54pt" draw:caption-point-y="-34.21pt">
              <dc:date>2019-11-21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6" office:value-type="string" calcext:value-type="string">
            <office:annotation draw:style-name="gr7" draw:text-style-name="P2" svg:width="438.04pt" svg:height="90pt" svg:x="6597.04pt" svg:y="34.5pt" draw:caption-point-x="-11.54pt" draw:caption-point-y="-34.21pt">
              <dc:date>2019-11-21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6" office:value-type="string" calcext:value-type="string">
            <office:annotation draw:style-name="gr7" draw:text-style-name="P2" svg:width="501.62pt" svg:height="90pt" svg:x="6677.18pt" svg:y="34.5pt" draw:caption-point-x="-11.54pt" draw:caption-point-y="-34.21pt">
              <dc:date>2019-11-21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6" office:value-type="string" calcext:value-type="string">
            <office:annotation draw:style-name="gr7" draw:text-style-name="P2" svg:width="489.74pt" svg:height="90pt" svg:x="6812.9pt" svg:y="34.5pt" draw:caption-point-x="-11.54pt" draw:caption-point-y="-34.21pt">
              <dc:date>2019-11-21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6" office:value-type="string" calcext:value-type="string">
            <office:annotation draw:style-name="gr7" draw:text-style-name="P2" svg:width="454.05pt" svg:height="90pt" svg:x="6954.94pt" svg:y="34.5pt" draw:caption-point-x="-11.54pt" draw:caption-point-y="-34.21pt">
              <dc:date>2019-11-21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6" office:value-type="string" calcext:value-type="string">
            <office:annotation draw:style-name="gr7" draw:text-style-name="P2" svg:width="454.05pt" svg:height="90pt" svg:x="7035.08pt" svg:y="34.5pt" draw:caption-point-x="-11.54pt" draw:caption-point-y="-34.21pt">
              <dc:date>2019-11-21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6" office:value-type="string" calcext:value-type="string">
            <office:annotation draw:style-name="gr7" draw:text-style-name="P2" svg:width="426.98pt" svg:height="90pt" svg:x="7178.8pt" svg:y="34.5pt" draw:caption-point-x="-11.54pt" draw:caption-point-y="-34.21pt">
              <dc:date>2019-11-21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6" office:value-type="string" calcext:value-type="string">
            <office:annotation draw:style-name="gr4" draw:text-style-name="P2" svg:width="480.16pt" svg:height="105.73pt" svg:x="7302.64pt" svg:y="34.5pt" draw:caption-point-x="-11.54pt" draw:caption-point-y="-34.21pt">
              <dc:date>2019-11-21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6" office:value-type="string" calcext:value-type="string">
            <office:annotation draw:style-name="gr7" draw:text-style-name="P2" svg:width="453.94pt" svg:height="90pt" svg:x="7409pt" svg:y="34.5pt" draw:caption-point-x="-11.54pt" draw:caption-point-y="-34.21pt">
              <dc:date>2019-11-21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6" office:value-type="string" calcext:value-type="string">
            <office:annotation draw:style-name="gr17" draw:text-style-name="P2" svg:width="453.97pt" svg:height="74.24pt" svg:x="7489.13pt" svg:y="34.5pt" draw:caption-point-x="-11.54pt" draw:caption-point-y="-34.21pt">
              <dc:date>2019-11-21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6" office:value-type="string" calcext:value-type="string">
            <office:annotation draw:style-name="gr12" draw:text-style-name="P2" svg:width="417.46pt" svg:height="121.49pt" svg:x="7605.78pt" svg:y="34.5pt" draw:caption-point-x="-11.54pt" draw:caption-point-y="-34.21pt">
              <dc:date>2019-11-21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6" office:value-type="string" calcext:value-type="string">
            <office:annotation draw:style-name="gr12" draw:text-style-name="P2" svg:width="365.84pt" svg:height="121.49pt" svg:x="7782.8pt" svg:y="34.5pt" draw:caption-point-x="-11.54pt" draw:caption-point-y="-34.21pt">
              <dc:date>2019-11-21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6" office:value-type="string" calcext:value-type="string">
            <office:annotation draw:style-name="gr4" draw:text-style-name="P2" svg:width="411.11pt" svg:height="105.73pt" svg:x="7862.94pt" svg:y="34.5pt" draw:caption-point-x="-11.54pt" draw:caption-point-y="-34.21pt">
              <dc:date>2019-11-21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6" office:value-type="string" calcext:value-type="string">
            <office:annotation draw:style-name="gr4" draw:text-style-name="P2" svg:width="456.35pt" svg:height="105.73pt" svg:x="7943.1pt" svg:y="34.5pt" draw:caption-point-x="-11.54pt" draw:caption-point-y="-34.21pt">
              <dc:date>2019-11-21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6" office:value-type="string" calcext:value-type="string">
            <office:annotation draw:style-name="gr4" draw:text-style-name="P2" svg:width="484.16pt" svg:height="105.73pt" svg:x="8023.24pt" svg:y="34.5pt" draw:caption-point-x="-11.54pt" draw:caption-point-y="-34.21pt">
              <dc:date>2019-11-21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6" office:value-type="string" calcext:value-type="string">
            <office:annotation draw:style-name="gr4" draw:text-style-name="P2" svg:width="466.7pt" svg:height="105.73pt" svg:x="8148.64pt" svg:y="34.5pt" draw:caption-point-x="-11.54pt" draw:caption-point-y="-34.21pt">
              <dc:date>2019-11-21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6" office:value-type="string" calcext:value-type="string">
            <office:annotation draw:style-name="gr17" draw:text-style-name="P2" svg:width="440.53pt" svg:height="74.24pt" svg:x="8274.05pt" svg:y="34.5pt" draw:caption-point-x="-11.54pt" draw:caption-point-y="-34.21pt">
              <dc:date>2019-11-21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6" office:value-type="string" calcext:value-type="string">
            <office:annotation draw:style-name="gr12" draw:text-style-name="P2" svg:width="417.54pt" svg:height="121.49pt" svg:x="8399.45pt" svg:y="34.5pt" draw:caption-point-x="-11.54pt" draw:caption-point-y="-34.21pt">
              <dc:date>2019-11-21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6" office:value-type="string" calcext:value-type="string">
            <office:annotation draw:style-name="gr15" draw:text-style-name="P2" svg:width="415.13pt" svg:height="173.65pt" svg:x="8507.4pt" svg:y="32.06pt" draw:caption-point-x="-11.54pt" draw:caption-point-y="-31.78pt">
              <dc:date>2019-11-21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style-name="ce10" office:value-type="string" calcext:value-type="string">
            <office:annotation draw:style-name="gr12" draw:text-style-name="P2" svg:width="387.35pt" svg:height="121.49pt" svg:x="8615.34pt" svg:y="34.5pt" draw:caption-point-x="-11.54pt" draw:caption-point-y="-34.21pt">
              <dc:date>2019-11-21T00:00:00</dc:date>
              <text:p text:style-name="P1">For Bundle Products ONLY.</text:p>
              <text:p text:style-name="P1"/>
              <text:p text:style-name="P1">Defines whether the price of a bundle product is fixed or calculated dynamically.</text:p>
              <text:p text:style-name="P1"/>
              <text:p text:style-name="P1">Values:</text:p>
              <text:p text:style-name="P1">- dynamic</text:p>
              <text:p text:style-name="P1">- fixed</text:p>
            </office:annotation>
            <text:p>bundle_price_type</text:p>
          </table:table-cell>
          <table:table-cell table:style-name="ce10" office:value-type="string" calcext:value-type="string">
            <office:annotation draw:style-name="gr5" draw:text-style-name="P2" svg:width="403.17pt" svg:height="137.25pt" svg:x="8714.58pt" svg:y="34.5pt" draw:caption-point-x="-11.54pt" draw:caption-point-y="-34.21pt">
              <dc:date>2019-11-21T00:00:00</dc:date>
              <text:p text:style-name="P1">For Bundle Products ONLY.</text:p>
              <text:p text:style-name="P1"/>
              <text:p text:style-name="P1">Determines if each item is assigned a variable - dynamic SKU.</text:p>
              <text:p text:style-name="P1">Or if a fixed SKU is used for the bundle.</text:p>
              <text:p text:style-name="P1"/>
              <text:p text:style-name="P1">Values:</text:p>
              <text:p text:style-name="P1">- dynamic</text:p>
              <text:p text:style-name="P1">- fixed</text:p>
            </office:annotation>
            <text:p>bundle_sku_type</text:p>
          </table:table-cell>
          <table:table-cell table:style-name="ce10" office:value-type="string" calcext:value-type="string">
            <office:annotation draw:style-name="gr4" draw:text-style-name="P2" svg:width="706.34pt" svg:height="105.73pt" svg:x="8817pt" svg:y="34.5pt" draw:caption-point-x="-11.54pt" draw:caption-point-y="-34.21pt">
              <dc:date>2019-11-21T00:00:00</dc:date>
              <text:p text:style-name="P1">For Bundle Products ONLY.</text:p>
              <text:p text:style-name="P1">Defines how the price of a Bundle product displayed.</text:p>
              <text:p text:style-name="P1"/>
              <text:p text:style-name="P1">Values:</text:p>
              <text:p text:style-name="P1">- Price range, price from lowest to highest</text:p>
              <text:p text:style-name="P1">- As low as, price of the lowest cost combination</text:p>
            </office:annotation>
            <text:p>bundle_price_view</text:p>
          </table:table-cell>
          <table:table-cell table:style-name="ce10" office:value-type="string" calcext:value-type="string">
            <office:annotation draw:style-name="gr4" draw:text-style-name="P2" svg:width="752.46pt" svg:height="105.73pt" svg:x="8922.53pt" svg:y="34.5pt" draw:caption-point-x="-11.54pt" draw:caption-point-y="-34.21pt">
              <dc:date>2019-11-21T00:00:00</dc:date>
              <text:p text:style-name="P1">For Bungle Products ONLY.</text:p>
              <text:p text:style-name="P1">Defines if the weight of a bundle product is a variable that is caclulated depending on the product combination, or is a fixed value.</text:p>
              <text:p text:style-name="P1"/>
              <text:p text:style-name="P1">Values:</text:p>
              <text:p text:style-name="P1">- dynamic</text:p>
              <text:p text:style-name="P1">- fixed</text:p>
            </office:annotation>
            <text:p>bundle_weight_type</text:p>
          </table:table-cell>
          <table:table-cell table:style-name="ce10" office:value-type="string" calcext:value-type="string">
            <office:annotation draw:style-name="gr7" draw:text-style-name="P2" svg:width="769.95pt" svg:height="90pt" svg:x="9002.69pt" svg:y="34.5pt" draw:caption-point-x="-11.54pt" draw:caption-point-y="-34.21pt">
              <dc:date>2019-11-21T00:00:00</dc:date>
              <text:p text:style-name="P1">For Bundle Products ONLY.</text:p>
              <text:p text:style-name="P1">Describes each value associated with a bundle option.</text:p>
              <text:p text:style-name="P1"/>
              <text:p text:style-name="P1">For example: </text:p>
              <text:p text:style-name="P1">name=Bundle Option One,type=dropdown; required=1, sku=sku-option2,price=10, price_type=fixed</text:p>
            </office:annotation>
            <text:p>bundle_values</text:p>
          </table:table-cell>
          <table:table-cell table:style-name="ce10" office:value-type="string" calcext:value-type="string">
            <office:annotation draw:style-name="gr12" draw:text-style-name="P2" svg:width="790.58pt" svg:height="121.49pt" svg:x="9117.75pt" svg:y="34.5pt" draw:caption-point-x="-11.54pt" draw:caption-point-y="-34.21pt">
              <dc:date>2019-11-21T00:00:00</dc:date>
              <text:p text:style-name="P1">For Bundle Products ONLY.</text:p>
              <text:p text:style-name="P1"/>
              <text:p text:style-name="P1">Defines whether bundle products are shipped all together or separately.</text:p>
              <text:p text:style-name="P1"/>
              <text:p text:style-name="P1">Values:</text:p>
              <text:p text:style-name="P1">- together</text:p>
              <text:p text:style-name="P1">- separately</text:p>
            </office:annotation>
            <text:p>bundle_shipment_type</text:p>
          </table:table-cell>
          <table:table-cell table:style-name="ce2" office:value-type="string" calcext:value-type="string">
            <office:annotation draw:style-name="gr18" draw:text-style-name="P2" svg:width="465.17pt" svg:height="263.25pt" svg:x="9523.33pt" svg:y="34.5pt" draw:caption-point-x="-11.54pt" draw:caption-point-y="-34.21pt">
              <dc:date>2019-11-21T00:00:00</dc:date>
              <text:p text:style-name="P1">Native Magento 2 attribute for Configurable Product Type ONLY.</text:p>
              <text:p text:style-name="P1"/>
              <text:p text:style-name="P1">Describes the values associated with a product variation. </text:p>
              <text:p text:style-name="P1"/>
              <text:p text:style-name="P1">For the simple solution refer to the 'group' attribute and read Improved Import and Export Manual: https://firebearstudio.com/blog/improved-import-magento-2-extension-manual.html</text:p>
              <text:p text:style-name="P1"/>
              <text:p text:style-name="P1">The value has the following format:</text:p>
              <text:p text:style-name="P1">sku={{SKU_VALUE}},attribute1={{VALUE}},attribute2={{VALUE}},default=1/0| </text:p>
              <text:p text:style-name="P1"/>
              <text:p text:style-name="P1">For example:</text:p>
              <text:p text:style-name="P1">sku=sku-red xs,color=red,size=xs,price=10.99, display=1, image=/pub/media/import/image1.png|sku=sku-red-m, color=red,size=m,price=20.88,display=1, </text:p>
              <text:p text:style-name="P1">image=/pub/media/import/image2.png,defaut=1</text:p>
              <text:p text:style-name="P1"/>
              <text:p text:style-name="P1">Values are separated by comma, multiple SKU values separated by |.</text:p>
              <text:p text:style-name="P1"/>
              <text:p text:style-name="P1">For more information visit: https://firebearstudio.com/blog/the-complete-guide-to-magento-2-product-import-export.html</text:p>
            </office:annotation>
            <text:p>configurable_variations</text:p>
          </table:table-cell>
          <table:table-cell table:style-name="ce2" office:value-type="string" calcext:value-type="string">
            <office:annotation draw:style-name="gr14" draw:text-style-name="P2" svg:width="393.65pt" svg:height="278.99pt" svg:x="9674.99pt" svg:y="34.5pt" draw:caption-point-x="-11.54pt" draw:caption-point-y="-34.21pt">
              <dc:date>2019-11-21T00:00:00</dc:date>
              <text:p text:style-name="P1">For Configurable Produtc Type ONLY.</text:p>
              <text:p text:style-name="P1"/>
              <text:p text:style-name="P1">Labels that identify product variations. Basicaly this are used to name the attributes for the frontend.</text:p>
              <text:p text:style-name="P1"/>
              <text:p text:style-name="P1">For the simple solution refer to the 'group' attribute and read Improved Import and Export Manual: https://firebearstudio.com/blog/improved-import-magento-2-extension-manual.html</text:p>
              <text:p text:style-name="P1"/>
              <text:p text:style-name="P1">Values:</text:p>
              <text:p text:style-name="P1">product_attribute=Name at the frontend.</text:p>
              <text:p text:style-name="P1"/>
              <text:p text:style-name="P1">For example:</text:p>
              <text:p text:style-name="P1">color=Choose color,size=Choose size</text:p>
              <text:p text:style-name="P1"/>
              <text:p text:style-name="P1">Here we set attribute 'color' label to 'Choose color'. And attribute 'size' label to 'Choose size'.</text:p>
              <text:p text:style-name="P1"/>
              <text:p text:style-name="P1">Values are separated by comma.</text:p>
              <text:p text:style-name="P1"/>
              <text:p text:style-name="P1">For more information visit: https://firebearstudio.com/blog/the-complete-guide-to-magento-2-product-import-export.html</text:p>
            </office:annotation>
            <text:p>configurable_variation_labels</text:p>
          </table:table-cell>
          <table:table-cell table:style-name="ce6" office:value-type="string" calcext:value-type="string">
            <office:annotation draw:style-name="gr12" draw:text-style-name="P2" svg:width="376.16pt" svg:height="121.49pt" svg:x="9772.64pt" svg:y="34.5pt" draw:caption-point-x="-11.54pt" draw:caption-point-y="-34.21pt">
              <dc:date>2019-11-21T00:00:00</dc:date>
              <text:p text:style-name="P1">Identifies the SKUs of the individual products that make up the group.</text:p>
              <text:p text:style-name="P1"/>
              <text:p text:style-name="P1">This attribute is used to associate simple product with Configurable parents.</text:p>
              <text:p text:style-name="P1"/>
              <text:p text:style-name="P1">The SKUs are separated by comma.</text:p>
              <text:p text:style-name="P1"/>
              <text:p text:style-name="P1">For the simple solution refer to the 'group' attribute and read Improved Import and Export Manual: https://firebearstudio.com/blog/improved-import-magento-2-extension-manual.html</text:p>
            </office:annotation>
            <text:p>associated_skus</text:p>
          </table:table-cell>
          <table:table-cell table:style-name="ce11" office:value-type="string" calcext:value-type="string">
            <office:annotation draw:style-name="gr13" draw:text-style-name="P2" svg:width="320.6pt" svg:height="26.99pt" svg:x="9908.33pt" svg:y="34.5pt" draw:caption-point-x="-11.54pt" draw:caption-point-y="-34.21pt">
              <dc:date>2019-11-21T00:00:00</dc:date>
              <text:p text:style-name="P1">Defines the links for the downloadable products.</text:p>
            </office:annotation>
            <text:p>downloadable_links</text:p>
          </table:table-cell>
          <table:table-cell table:number-columns-repeated="933"/>
        </table:table-row>
        <table:table-row table:style-name="ro2">
          <table:table-cell table:style-name="ce2" office:value-type="string" calcext:value-type="string">
            <text:p>TST-Conf-Simp-S-Gray</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2" table:content-validation-name="val2" office:value-type="float" office:value="0" calcext:value-type="float">
            <text:p>0</text:p>
          </table:table-cell>
          <table:table-cell table:style-name="ce12" table:content-validation-name="val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S-Green</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S-Purple</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S</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S-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S-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S</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Gray</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Green</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M-Purple</text:p>
          </table:table-cell>
          <table:table-cell table:style-name="ce2" office:value-type="string" calcext:value-type="string">
            <text:p>TST-Conf</text:p>
          </table:table-cell>
          <table:table-cell table:style-name="ce2" office:value-type="string" calcext:value-type="string">
            <text:p>General,100,50,0,All|Retailer,200,45,0,All</text:p>
          </table:table-cell>
          <table:table-cell table:style-name="ce7" office:value-type="string" calcext:value-type="string">
            <text:p>M</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M-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M-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M</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Gray</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Gray</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Gray</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ay,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Green</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Green</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Green</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Green,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Simp-L-Purple</text:p>
          </table:table-cell>
          <table:table-cell table:style-name="ce2" office:value-type="string" calcext:value-type="string">
            <text:p>TST-Conf</text:p>
          </table:table-cell>
          <table:table-cell table:style-name="ce2" office:value-type="string" calcext:value-type="string">
            <text:p>General,360,0,3,All|Retailer,360,0,3,All</text:p>
          </table:table-cell>
          <table:table-cell table:style-name="ce7" office:value-type="string" calcext:value-type="string">
            <text:p>L</text:p>
          </table:table-cell>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simp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simple product-L-Purple</text:p>
          </table:table-cell>
          <table:table-cell table:style-name="ce2"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simple product that belongs to the test configurable product named Test Configurable Product with SKU: TST-Conf.&lt;/p&gt;</text:p>
          </table:table-cell>
          <table:table-cell table:style-name="ce2" office:value-type="float" office:value="1" calcext:value-type="float">
            <text:p>1</text:p>
          </table:table-cell>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Not Visible Individually</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Simp-L-Purple</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color=Purple,size=L</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style-name="ce2" table:content-validation-name="val10" office:value-type="float" office:value="0" calcext:value-type="float">
            <text:p>0</text:p>
          </table:table-cell>
          <table:table-cell table:style-name="ce2" table:content-validation-name="val10" office:value-type="float" office:value="1" calcext:value-type="float">
            <text:p>1</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12" table:number-columns-repeated="3"/>
          <table:table-cell table:style-name="ce11"/>
          <table:table-cell table:number-columns-repeated="933"/>
        </table:table-row>
        <table:table-row table:style-name="ro2">
          <table:table-cell table:style-name="ce2" office:value-type="string" calcext:value-type="string">
            <text:p>TST-Conf</text:p>
          </table:table-cell>
          <table:table-cell table:style-name="ce2" table:number-columns-repeated="2"/>
          <table:table-cell table:style-name="ce8"/>
          <table:table-cell table:style-name="ce2" office:value-type="string" calcext:value-type="string">
            <text:p>default</text:p>
          </table:table-cell>
          <table:table-cell table:style-name="ce9" office:value-type="string" calcext:value-type="string">
            <text:p>Default</text:p>
          </table:table-cell>
          <table:table-cell table:style-name="ce2" table:content-validation-name="val2" office:value-type="float" office:value="1" calcext:value-type="float">
            <text:p>1</text:p>
          </table:table-cell>
          <table:table-cell table:style-name="ce2" table:content-validation-name="val3" office:value-type="string" calcext:value-type="string">
            <text:p>configurable</text:p>
          </table:table-cell>
          <table:table-cell table:style-name="ce12" office:value-type="string" calcext:value-type="string">
            <text:p>Default Category/Women/Tops/Hoodies &amp; Sweatshirts,Default Category/Collections/Performance Fabrics,Default Category</text:p>
          </table:table-cell>
          <table:table-cell table:style-name="ce2" office:value-type="string" calcext:value-type="string">
            <text:p>base</text:p>
          </table:table-cell>
          <table:table-cell table:style-name="ce2" office:value-type="string" calcext:value-type="string">
            <text:p>Test Configurable product</text:p>
          </table:table-cell>
          <table:table-cell table:style-name="ce2"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2" office:value-type="string" calcext:value-type="string">
            <text:p>&lt;p&gt;This is a test configurable product named Test Configurable Product with SKU: TST-Conf.&lt;/p&gt;</text:p>
          </table:table-cell>
          <table:table-cell table:style-name="ce12"/>
          <table:table-cell table:style-name="ce2" table:content-validation-name="val4" office:value-type="float" office:value="2" calcext:value-type="float">
            <text:p>2</text:p>
          </table:table-cell>
          <table:table-cell table:style-name="ce2" table:content-validation-name="val5" office:value-type="string" calcext:value-type="string">
            <text:p>Taxable Goods</text:p>
          </table:table-cell>
          <table:table-cell table:style-name="ce2" table:content-validation-name="val6" office:value-type="string" calcext:value-type="string">
            <text:p>Catalog, Search</text:p>
          </table:table-cell>
          <table:table-cell table:style-name="ce2" office:value-type="float" office:value="68" calcext:value-type="float">
            <text:p>68</text:p>
          </table:table-cell>
          <table:table-cell table:style-name="ce2" office:value-type="float" office:value="50" calcext:value-type="float">
            <text:p>50</text:p>
          </table:table-cell>
          <table:table-cell table:style-name="ce16" office:value-type="date" office:date-value="2017-01-01T12:12:12" calcext:value-type="date">
            <text:p>2017-01-01 12:12:12</text:p>
          </table:table-cell>
          <table:table-cell table:style-name="ce16" office:value-type="date" office:date-value="2017-02-02T12:12:12" calcext:value-type="date">
            <text:p>2017-02-02 12:12:12</text:p>
          </table:table-cell>
          <table:table-cell table:style-name="ce2" office:value-type="string" calcext:value-type="string">
            <text:p>TST-Conf</text:p>
          </table:table-cell>
          <table:table-cell table:style-name="ce2" office:value-type="string" calcext:value-type="string">
            <text:p>Test meta title</text:p>
          </table:table-cell>
          <table:table-cell table:style-name="ce2" office:value-type="string" calcext:value-type="string">
            <text:p>meta1,meta2,meta3</text:p>
          </table:table-cell>
          <table:table-cell table:style-name="ce2" office:value-type="string" calcext:value-type="string">
            <text:p>Meta description goes here.</text:p>
          </table:table-cell>
          <table:table-cell table:style-name="ce19"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2" office:value-type="string" calcext:value-type="string">
            <text:p>Base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mal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Thumbnail image "Alt Text"</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Swatch image "Alt Text"</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2" table:content-validation-name="val7" office:value-type="string" calcext:value-type="string">
            <text:p>Block after Info Column</text:p>
          </table:table-cell>
          <table:table-cell table:number-columns-repeated="2" table:style-name="ce2" office:value-type="float" office:value="10" calcext:value-type="float">
            <text:p>10</text:p>
          </table:table-cell>
          <table:table-cell table:style-name="ce12" table:content-validation-name="val2" table:number-columns-repeated="2"/>
          <table:table-cell table:style-name="ce12"/>
          <table:table-cell table:style-name="ce22" office:value-type="date" office:date-value="2017-01-01T12:12:12" calcext:value-type="date">
            <text:p>2017-01-01 12:12</text:p>
          </table:table-cell>
          <table:table-cell table:style-name="ce22" office:value-type="date" office:date-value="2017-02-02T12:12:12" calcext:value-type="date">
            <text:p>2017-02-02 12:12</text:p>
          </table:table-cell>
          <table:table-cell table:style-name="ce12"/>
          <table:table-cell table:style-name="ce12" table:content-validation-name="val8"/>
          <table:table-cell table:style-name="ce2" table:content-validation-name="val7" office:value-type="string" calcext:value-type="string">
            <text:p>Block after Info Column</text:p>
          </table:table-cell>
          <table:table-cell table:style-name="ce2" table:content-validation-name="val9" office:value-type="string" calcext:value-type="string">
            <text:p>Use config</text:p>
          </table:table-cell>
          <table:table-cell table:style-name="ce2" office:value-type="string" calcext:value-type="string">
            <text:p>Finland</text:p>
          </table:table-cell>
          <table:table-cell table:style-name="ce2" office:value-type="string" calcext:value-type="string">
            <text:p>eco_collection=Yes,erin_recommends=No,new=No,pattern=Solid,performance_fabric=Yes,sale=No</text:p>
          </table:table-cell>
          <table:table-cell table:number-columns-repeated="2" table:style-name="ce2"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style-name="ce2" office:value-type="float" office:value="1" calcext:value-type="float">
            <text:p>1</text:p>
          </table:table-cell>
          <table:table-cell table:style-name="ce2" table:content-validation-name="val2" office:value-type="float" office:value="1" calcext:value-type="float">
            <text:p>1</text:p>
          </table:table-cell>
          <table:table-cell table:style-name="ce2"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12"/>
          <table:table-cell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number-columns-repeated="2" table:style-name="ce2" table:content-validation-name="val2" office:value-type="float" office:value="1" calcext:value-type="float">
            <text:p>1</text:p>
          </table:table-cell>
          <table:table-cell table:style-name="ce2" table:content-validation-name="val10" office:value-type="float" office:value="0" calcext:value-type="float">
            <text:p>0</text:p>
          </table:table-cell>
          <table:table-cell table:style-name="ce2" table:content-validation-name="val2" office:value-type="float" office:value="1" calcext:value-type="float">
            <text:p>1</text:p>
          </table:table-cell>
          <table:table-cell table:number-columns-repeated="2" table:style-name="ce2" table:content-validation-name="val10" office:value-type="float" office:value="0" calcext:value-type="float">
            <text:p>0</text:p>
          </table:table-cell>
          <table:table-cell table:style-name="ce2" office:value-type="float" office:value="0" calcext:value-type="float">
            <text:p>0</text:p>
          </table:table-cell>
          <table:table-cell table:number-columns-repeated="2" table:style-name="ce2" table:content-validation-name="val10" office:value-type="float" office:value="0" calcext:value-type="float">
            <text:p>0</text:p>
          </table:table-cell>
          <table:table-cell table:number-columns-repeated="3" table:style-name="ce2" office:value-type="string" calcext:value-type="string">
            <text:p>TST-Dwnl-1,TST-Dwnl-2</text:p>
          </table:table-cell>
          <table:table-cell table:style-name="ce19" office:value-type="string" calcext:value-type="string">
            <text:p><text:a xlink:href="https://firebearstudio.com/media/logos/default/logo.png" xlink:type="simple">https://firebearstudio.com/media/logos/default/logo.png</text:a></text:p>
          </table:table-cell>
          <table:table-cell table:style-name="ce2" office:value-type="string" calcext:value-type="string">
            <text:p>Additional image "Alt Text"</text:p>
          </table:table-cell>
          <table:table-cell table:style-name="ce12"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25"/>
          <table:table-cell table:style-name="ce25" table:content-validation-name="val13"/>
          <table:table-cell table:style-name="ce2" office:value-type="string" calcext:value-type="string">
            <office:annotation draw:style-name="gr17" draw:text-style-name="P2" svg:width="465.17pt" svg:height="74.24pt" svg:x="9523.33pt" svg:y="191.99pt" draw:caption-point-x="-11.54pt" draw:caption-point-y="-22.96pt">
              <dc:date>2019-11-21T00:00:00</dc:date>
              <text:p text:style-name="P1">here as well we need to add data for configurable product or not ? when we will add new column "Group"?</text:p>
              <text:p text:style-name="P1"/>
              <text:p text:style-name="P1">so please I need to understand that.</text:p>
              <text:p text:style-name="P1"><text:tab/>-Sarvesh Patel</text:p>
            </office:annotation>
            <text:p>sku=TST-Conf-Simp-S-Gray,size=S,color=Gray,default=1|sku=TST-Conf-Simp-S-Green,size=S,color=Green|sku=TST-Conf-Simp-S-Purple,size=S,color=Purple|sku=TST-Conf-Simp-M-Gray,size=M,color=Gray|sku=TST-Conf-Simp-M-Green,size=M,color=Green|sku=TST-Conf-Simp-M-Purple,size=M,color=Purple|sku=TST-Conf-Simp-L-Gray,size=L,color=Gray|sku=TST-Conf-Simp-L-Green,size=L,color=Green|sku=TST-Conf-Simp-L-Purple,size=L,color=Purple</text:p>
          </table:table-cell>
          <table:table-cell table:style-name="ce2" office:value-type="string" calcext:value-type="string">
            <text:p>color=Choose color,size=Choose size</text:p>
          </table:table-cell>
          <table:table-cell table:style-name="ce2" office:value-type="string" calcext:value-type="string">
            <text:p>TST-Conf-Simp-S-Green,TST-Conf-Simp-S-Green,TST-Conf-Simp-S-Purple,TST-Conf-Simp-M-Gray,TST-Conf-Simp-M-Green,TST-Conf-Simp-M-Purple,TST-Conf-Simp-L-Gray,TST-Conf-Simp-L-Green,TST-Conf-Simp-L-Purple</text:p>
          </table:table-cell>
          <table:table-cell table:style-name="ce26"/>
          <table:table-cell table:number-columns-repeated="933"/>
        </table:table-row>
        <table:table-row table:style-name="ro2">
          <table:table-cell table:style-name="ce3" office:value-type="string" calcext:value-type="string">
            <text:p>TST-GrpBnd-Simple-1</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1</text:p>
          </table:table-cell>
          <table:table-cell table:style-name="ce4" office:value-type="string" calcext:value-type="string">
            <text:p>&lt;p&gt;This is a test simple product that belongs to the test Bundle and Grouped products named Test Bundle and Grouped - simple product 1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1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1</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table-cell table:style-name="ce4" office:value-type="string" calcext:value-type="string">
            <text:p>name=Custom Yoga Option,type=drop_down,required=0,price=10.0000,price_type=fixed,sku=,option_title=Gold|name=Custom Yoga Option,type=drop_down,required=0,price=10.0000,price_type=fixed,sku=,option_title=Silver|name=Custom Yoga Option,type=drop_down,required=0,price=10.0000,price_type=fixed,sku=yoga3sku,option_title=Platinum</text:p>
          </table:table-cell>
          <table:table-cell table:style-name="ce25" table:content-validation-name="val11" table:number-columns-repeated="2"/>
          <table:table-cell table:style-name="ce25" table:content-validation-name="val12"/>
          <table:table-cell table:style-name="ce25" table:content-validation-name="val11"/>
          <table:table-cell table:style-name="ce4"/>
          <table:table-cell table:style-name="ce25" table:content-validation-name="val13"/>
          <table:table-cell table:style-name="ce12" table:number-columns-repeated="2"/>
          <table:table-cell table:style-name="ce4"/>
          <table:table-cell table:style-name="ce26"/>
          <table:table-cell table:number-columns-repeated="933"/>
        </table:table-row>
        <table:table-row table:style-name="ro2">
          <table:table-cell table:style-name="ce3" office:value-type="string" calcext:value-type="string">
            <text:p>TST-GrpBnd-Simple-2</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2</text:p>
          </table:table-cell>
          <table:table-cell table:style-name="ce4" office:value-type="string" calcext:value-type="string">
            <text:p>&lt;p&gt;This is a test simple product that belongs to the test Bundle and Grouped products named Test Bundle and Grouped - simple product 2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2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17" calcext:value-type="float">
            <text:p>17</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2</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3"/>
          <table:table-cell table:style-name="ce26"/>
          <table:table-cell table:number-columns-repeated="933"/>
        </table:table-row>
        <table:table-row table:style-name="ro2">
          <table:table-cell table:style-name="ce3" office:value-type="string" calcext:value-type="string">
            <text:p>TST-GrpBnd-Simple-3</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and Grouped - simple product 3</text:p>
          </table:table-cell>
          <table:table-cell table:style-name="ce4" office:value-type="string" calcext:value-type="string">
            <text:p>&lt;p&gt;This is a test simple product that belongs to the test Bundle and Grouped products named Test Bundle and Grouped - simple product 2 with SKU: TST-GrpBnd-Simple-1.&lt;/p&gt;</text:p>
            <text:p>&lt;p&gt;That has been imported using Firebear Studio Imporved Import and Export extension: https://firebearstudio.com/the-improved-import.html&lt;/p&gt;</text:p>
          </table:table-cell>
          <table:table-cell table:style-name="ce3" office:value-type="string" calcext:value-type="string">
            <text:p>&lt;p&gt;This is a test simple product that belongs to the test Bundle and Grouped products named Test Bundle and Grouped - simple product 2 with SKU: TST-GrpBnd-Simple-1.&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Not Visible Individually</text:p>
          </table:table-cell>
          <table:table-cell table:style-name="ce14" office:value-type="float" office:value="21" calcext:value-type="float">
            <text:p>21</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Simple-3</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style-name="ce14" office:value-type="float" office:value="100" calcext:value-type="float">
            <text:p>100</text:p>
          </table:table-cell>
          <table:table-cell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3"/>
          <table:table-cell table:style-name="ce26"/>
          <table:table-cell table:number-columns-repeated="933"/>
        </table:table-row>
        <table:table-row table:style-name="ro2">
          <table:table-cell table:style-name="ce3" office:value-type="string" calcext:value-type="string">
            <text:p>TST-GrpBnd-Grouped</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grouped</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Grouped product</text:p>
          </table:table-cell>
          <table:table-cell table:style-name="ce4" office:value-type="string" calcext:value-type="string">
            <text:p>&lt;p&gt;This is a test Grouped product named Test Grouped product with SKU: TST-GrpBnd-Grouped.&lt;/p&gt;</text:p>
            <text:p>&lt;p&gt;That has been imported using Firebear Studio Imporved Import and Export extension: https://firebearstudio.com/the-improved-import.html&lt;/p&gt;</text:p>
          </table:table-cell>
          <table:table-cell table:style-name="ce4" office:value-type="string" calcext:value-type="string">
            <text:p>&lt;p&gt;This is a test Grouped product named Test Grouped product with SKU: TST-GrpBnd-Grouped.&lt;/p&gt;</text:p>
          </table:table-cell>
          <table:table-cell table:style-name="ce3"/>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3">
            <office:annotation draw:style-name="gr15" draw:text-style-name="P2" svg:width="390.47pt" svg:height="168.75pt" svg:x="1880.28pt" svg:y="255pt" draw:caption-point-x="-11.54pt" draw:caption-point-y="-22.99pt">
              <dc:date>2019-11-21T00:00:00</dc:date>
              <text:p text:style-name="P1">Errors count: 0 </text:p>
              <text:p text:style-name="P1">Start saving bunches </text:p>
              <text:p text:style-name="P1">Saving Validated Bunches </text:p>
              <text:p text:style-name="P1">Finish saving bunches </text:p>
              <text:p text:style-name="P1">Data validation failed. Please fix the following errors and upload the file again. </text:p>
              <text:p text:style-name="P1">Please make sure attribute "price" is not empty. in row(s): 14 </text:p>
              <text:p text:style-name="P1">Checked rows: 18, checked entities: 18, invalid rows: 1, total errors: 1 </text:p>
              <text:p text:style-name="P1">Import job #1 failed. </text:p>
              <text:p text:style-name="P1">Please make sure attribute "price" is not empty. in rows: 14</text:p>
              <text:p text:style-name="P1"><text:tab/>-Nadeem Iqbal</text:p>
            </office:annotation>
          </table:table-cell>
          <table:table-cell table:style-name="ce3"/>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Grouped</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0,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1" calcext:value-type="float">
            <text:p>1</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style-name="ce25" table:content-validation-name="val11" table:number-columns-repeated="2"/>
          <table:table-cell table:style-name="ce25" table:content-validation-name="val12"/>
          <table:table-cell table:style-name="ce25" table:content-validation-name="val11"/>
          <table:table-cell table:style-name="ce3"/>
          <table:table-cell table:style-name="ce25" table:content-validation-name="val13"/>
          <table:table-cell table:style-name="ce12" table:number-columns-repeated="2"/>
          <table:table-cell table:style-name="ce4" office:value-type="string" calcext:value-type="string">
            <text:p>TST-GrpBnd-Simple-1=5.0000,TST-GrpBnd-Simple-2=5.0000</text:p>
          </table:table-cell>
          <table:table-cell table:style-name="ce26"/>
          <table:table-cell table:number-columns-repeated="933"/>
        </table:table-row>
        <table:table-row table:style-name="ro2">
          <table:table-cell table:style-name="ce4" office:value-type="string" calcext:value-type="string">
            <text:p>TST-GrpBnd-Bundle-DynamicPrice</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product with dynamic price</text:p>
          </table:table-cell>
          <table:table-cell table:style-name="ce4" office:value-type="string" calcext:value-type="string">
            <text:p>&lt;p&gt;This is a test Bundle product with dynamic price named Test Grouped product with SKU: TST-GrpBnd-Grouped.&lt;/p&gt;</text:p>
            <text:p>&lt;p&gt;That has been imported using Firebear Studio Imporved Import and Export extension: https://firebearstudio.com/the-improved-import.html&lt;/p&gt;</text:p>
          </table:table-cell>
          <table:table-cell table:style-name="ce3" office:value-type="string" calcext:value-type="string">
            <text:p>&lt;p&gt;This is a test Bundle product with dynamic price named Test Grouped product with SKU: TST-GrpBnd-Grouped.&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Bundle-DynamicPrice</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shipment_type=together,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number-columns-repeated="2" table:style-name="ce10" table:content-validation-name="val11" office:value-type="string" calcext:value-type="string">
            <text:p>dynamic</text:p>
          </table:table-cell>
          <table:table-cell table:style-name="ce10" table:content-validation-name="val12" office:value-type="string" calcext:value-type="string">
            <text:p>Price range</text:p>
          </table:table-cell>
          <table:table-cell table:style-name="ce10" table:content-validation-name="val11" office:value-type="string" calcext:value-type="string">
            <text:p>fixed</text:p>
          </table:table-cell>
          <table:table-cell table:style-name="ce4" office:value-type="string" calcext:value-type="string">
            <text:p>name=Bundle Option One1,type=select,required=1,sku=TST-GrpBnd-Simple-1,price=15.0000,default=0,default_qty=1.0000,price_type=fixed|name=Bundle Option One1,type=select,required=1,sku=TST-GrpBnd-Simple-2,price=10.0000,default=1,default_qty=1.0000,price_type=fixed</text:p>
          </table:table-cell>
          <table:table-cell table:style-name="ce10" table:content-validation-name="val13" office:value-type="string" calcext:value-type="string">
            <text:p>together</text:p>
          </table:table-cell>
          <table:table-cell table:style-name="ce12" table:number-columns-repeated="2"/>
          <table:table-cell table:style-name="ce4"/>
          <table:table-cell table:style-name="ce26"/>
          <table:table-cell table:number-columns-repeated="933"/>
        </table:table-row>
        <table:table-row table:style-name="ro2">
          <table:table-cell table:style-name="ce4" office:value-type="string" calcext:value-type="string">
            <text:p>TST-GrpBnd-Bundle-FixedPrice</text:p>
          </table:table-cell>
          <table:table-cell table:style-name="ce3" table:number-columns-repeated="2"/>
          <table:table-cell table:style-name="ce8"/>
          <table:table-cell table:style-name="ce3" office:value-type="string" calcext:value-type="string">
            <text:p>default</text:p>
          </table:table-cell>
          <table:table-cell table:style-name="ce3" office:value-type="string" calcext:value-type="string">
            <text:p>Default</text:p>
          </table:table-cell>
          <table:table-cell table:style-name="ce10" table:content-validation-name="val2" office:value-type="float" office:value="1" calcext:value-type="float">
            <text:p>1</text:p>
          </table:table-cell>
          <table:table-cell table:style-name="ce10" table:content-validation-name="val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est Bundle product with fixed price</text:p>
          </table:table-cell>
          <table:table-cell table:style-name="ce4" office:value-type="string" calcext:value-type="string">
            <text:p>&lt;p&gt;This is a test Bundle product with fixed price named Test Grouped product with SKU: TST-GrpBnd-Grouped.&lt;/p&gt;</text:p>
            <text:p>&lt;p&gt;That has been imported using Firebear Studio Imporved Import and Export extension: https://firebearstudio.com/the-improved-import.html&lt;/p&gt;</text:p>
          </table:table-cell>
          <table:table-cell table:style-name="ce3" office:value-type="string" calcext:value-type="string">
            <text:p>&lt;p&gt;This is a test Bundle product with fixed price named Test Grouped product with SKU: TST-GrpBnd-Grouped.&lt;/p&gt;</text:p>
          </table:table-cell>
          <table:table-cell table:style-name="ce14" office:value-type="float" office:value="1" calcext:value-type="float">
            <text:p>1</text:p>
          </table:table-cell>
          <table:table-cell table:style-name="ce14" table:content-validation-name="val4" office:value-type="float" office:value="2" calcext:value-type="float">
            <text:p>2</text:p>
          </table:table-cell>
          <table:table-cell table:style-name="ce10" table:content-validation-name="val5" office:value-type="string" calcext:value-type="string">
            <text:p>Taxable Goods</text:p>
          </table:table-cell>
          <table:table-cell table:style-name="ce10" table:content-validation-name="val6" office:value-type="string" calcext:value-type="string">
            <text:p>Catalog, Search</text:p>
          </table:table-cell>
          <table:table-cell table:style-name="ce14" office:value-type="float" office:value="14" calcext:value-type="float">
            <text:p>14</text:p>
          </table:table-cell>
          <table:table-cell table:style-name="ce3" office:value-type="float" office:value="10" calcext:value-type="float">
            <text:p>10</text:p>
          </table:table-cell>
          <table:table-cell table:style-name="ce17" office:value-type="date" office:date-value="2017-01-01T12:12:12" calcext:value-type="date">
            <text:p>2017-01-01 12:12:12</text:p>
          </table:table-cell>
          <table:table-cell table:style-name="ce17" office:value-type="date" office:date-value="2017-02-02T12:12:12" calcext:value-type="date">
            <text:p>2017-02-02 12:12:12</text:p>
          </table:table-cell>
          <table:table-cell table:style-name="ce3" office:value-type="string" calcext:value-type="string">
            <text:p>TST-GrpBnd-Bundle-FixedPrice</text:p>
          </table:table-cell>
          <table:table-cell table:style-name="ce3" office:value-type="string" calcext:value-type="string">
            <text:p>Test meta title</text:p>
          </table:table-cell>
          <table:table-cell table:style-name="ce3" office:value-type="string" calcext:value-type="string">
            <text:p>meta1,meta2,meta3</text:p>
          </table:table-cell>
          <table:table-cell table:style-name="ce3" office:value-type="string" calcext:value-type="string">
            <text:p>Meta description goes here.</text:p>
          </table:table-cell>
          <table:table-cell table:style-name="ce20"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10" office:value-type="string" calcext:value-type="string">
            <text:p>Base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mal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Thumbnail image "Alt Text"</text:p>
          </table:table-cell>
          <table:table-cell table:style-name="ce20" office:value-type="string" calcext:value-type="string">
            <text:p><text:a xlink:href="https://firebearstudio.com/media/logos/default/logo.png" xlink:type="simple">https://firebearstudio.com/media/logos/default/logo.png</text:a></text:p>
          </table:table-cell>
          <table:table-cell table:style-name="ce10" office:value-type="string" calcext:value-type="string">
            <text:p>Swatch image "Alt Text"</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10" table:content-validation-name="val7" office:value-type="string" calcext:value-type="string">
            <text:p>Block after Info Column</text:p>
          </table:table-cell>
          <table:table-cell table:number-columns-repeated="2" table:style-name="ce3" office:value-type="float" office:value="10" calcext:value-type="float">
            <text:p>10</text:p>
          </table:table-cell>
          <table:table-cell table:style-name="ce25" table:content-validation-name="val2" table:number-columns-repeated="2"/>
          <table:table-cell table:style-name="ce3"/>
          <table:table-cell table:style-name="ce23" office:value-type="date" office:date-value="2017-01-01T12:12:12" calcext:value-type="date">
            <text:p>2017-01-01 12:12:12</text:p>
          </table:table-cell>
          <table:table-cell table:style-name="ce23" office:value-type="date" office:date-value="2017-02-02T12:12:12" calcext:value-type="date">
            <text:p>2017-02-02 12:12:12</text:p>
          </table:table-cell>
          <table:table-cell table:style-name="ce3"/>
          <table:table-cell table:style-name="ce25" table:content-validation-name="val8"/>
          <table:table-cell table:style-name="ce10" table:content-validation-name="val7" office:value-type="string" calcext:value-type="string">
            <text:p>Block after Info Column</text:p>
          </table:table-cell>
          <table:table-cell table:style-name="ce10" table:content-validation-name="val9" office:value-type="string" calcext:value-type="string">
            <text:p>Use config</text:p>
          </table:table-cell>
          <table:table-cell table:style-name="ce3" office:value-type="string" calcext:value-type="string">
            <text:p>Finland</text:p>
          </table:table-cell>
          <table:table-cell table:style-name="ce3" office:value-type="string" calcext:value-type="string">
            <text:p>has_options=1,shipment_type=together,quantity_and_stock_status=In Stock,required_options=0</text:p>
          </table:table-cell>
          <table:table-cell table:number-columns-repeated="2" table:style-name="ce14"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style-name="ce10" office:value-type="float" office:value="1" calcext:value-type="float">
            <text:p>1</text:p>
          </table:table-cell>
          <table:table-cell table:style-name="ce10" table:content-validation-name="val2" office:value-type="float" office:value="0" calcext:value-type="float">
            <text:p>0</text:p>
          </table:table-cell>
          <table:table-cell table:style-name="ce14"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3"/>
          <table:table-cell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number-columns-repeated="2" table:style-name="ce10" table:content-validation-name="val2" office:value-type="float" office:value="1" calcext:value-type="float">
            <text:p>1</text:p>
          </table:table-cell>
          <table:table-cell table:style-name="ce10" table:content-validation-name="val10" office:value-type="float" office:value="0" calcext:value-type="float">
            <text:p>0</text:p>
          </table:table-cell>
          <table:table-cell table:style-name="ce10" table:content-validation-name="val2" office:value-type="float" office:value="1" calcext:value-type="float">
            <text:p>1</text:p>
          </table:table-cell>
          <table:table-cell table:number-columns-repeated="2" table:style-name="ce10" table:content-validation-name="val10" office:value-type="float" office:value="0" calcext:value-type="float">
            <text:p>0</text:p>
          </table:table-cell>
          <table:table-cell table:style-name="ce10" office:value-type="float" office:value="0" calcext:value-type="float">
            <text:p>0</text:p>
          </table:table-cell>
          <table:table-cell table:style-name="ce10" table:content-validation-name="val10" office:value-type="float" office:value="0" calcext:value-type="float">
            <text:p>0</text:p>
          </table:table-cell>
          <table:table-cell table:style-name="ce10" table:content-validation-name="val10" office:value-type="float" office:value="1" calcext:value-type="float">
            <text:p>1</text:p>
          </table:table-cell>
          <table:table-cell table:number-columns-repeated="3" table:style-name="ce10" office:value-type="string" calcext:value-type="string">
            <text:p>TST-Dwnl-1,TST-Dwnl-2</text:p>
          </table:table-cell>
          <table:table-cell table:style-name="ce27" office:value-type="string" calcext:value-type="string">
            <text:p><text:a xlink:href="https://firebearstudio.com/media/logos/default/logo.png" xlink:type="simple">https://firebearstudio.com/media/logos/default/logo.png</text:a></text:p>
          </table:table-cell>
          <table:table-cell table:style-name="ce3" office:value-type="string" calcext:value-type="string">
            <text:p>Additional image "Alt Text"</text:p>
          </table:table-cell>
          <table:table-cell table:style-name="ce3" table:number-columns-repeated="2"/>
          <table:table-cell table:number-columns-repeated="2" table:style-name="ce10" table:content-validation-name="val11" office:value-type="string" calcext:value-type="string">
            <text:p>fixed</text:p>
          </table:table-cell>
          <table:table-cell table:style-name="ce10" table:content-validation-name="val12" office:value-type="string" calcext:value-type="string">
            <text:p>Price range</text:p>
          </table:table-cell>
          <table:table-cell table:style-name="ce10" table:content-validation-name="val11" office:value-type="string" calcext:value-type="string">
            <text:p>fixed</text:p>
          </table:table-cell>
          <table:table-cell table:style-name="ce4" office:value-type="string" calcext:value-type="string">
            <text:p>name=Yoga Strap,type=radio,required=1,sku=TST-GrpBnd-Simple-2,price=0.0000,default=1,default_qty=3.0000,price_type=percent|name=Yoga Strap,type=radio,required=1,sku=TST-GrpBnd-Simple-1,price=0.0000,default=0,default_qty=3.0000,price_type=percent</text:p>
          </table:table-cell>
          <table:table-cell table:style-name="ce10" table:content-validation-name="val13" office:value-type="string" calcext:value-type="string">
            <text:p>separately</text:p>
          </table:table-cell>
          <table:table-cell table:style-name="ce12" table:number-columns-repeated="2"/>
          <table:table-cell table:style-name="ce4"/>
          <table:table-cell table:style-name="ce26"/>
          <table:table-cell table:number-columns-repeated="933"/>
        </table:table-row>
        <table:table-row table:style-name="ro2">
          <table:table-cell table:style-name="ce5" office:value-type="string" calcext:value-type="string">
            <text:p>TST-Dwnl-1</text:p>
          </table:table-cell>
          <table:table-cell table:style-name="ce5" table:number-columns-repeated="2"/>
          <table:table-cell table:style-name="ce8"/>
          <table:table-cell table:style-name="ce5" office:value-type="string" calcext:value-type="string">
            <text:p>default</text:p>
          </table:table-cell>
          <table:table-cell table:style-name="ce5" office:value-type="string" calcext:value-type="string">
            <text:p>Default</text:p>
          </table:table-cell>
          <table:table-cell table:style-name="ce11" table:content-validation-name="val2" office:value-type="float" office:value="1" calcext:value-type="float">
            <text:p>1</text:p>
          </table:table-cell>
          <table:table-cell table:style-name="ce11" table:content-validation-name="val3"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13" office:value-type="string" calcext:value-type="string">
            <text:p>&lt;p&gt;This is a test Downloadable product named Test Downloadable product with SKU: TST-Dwnl-1.&lt;/p&gt;</text:p>
          </table:table-cell>
          <table:table-cell table:style-name="ce5"/>
          <table:table-cell table:style-name="ce15" table:content-validation-name="val4"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5" office:value-type="float" office:value="100" calcext:value-type="float">
            <text:p>100</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21"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18" office:value-type="date" office:date-value="2017-01-01T12:12:12" calcext:value-type="date">
            <text:p>2017-01-01 12:12:12</text:p>
          </table:table-cell>
          <table:table-cell table:style-name="ce24" office:value-type="date" office:date-value="2017-02-02T12:12:12" calcext:value-type="date">
            <text:p>2017-02-02 12:12:12</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11" table:content-validation-name="val7" office:value-type="string" calcext:value-type="string">
            <text:p>Block after Info Column</text:p>
          </table:table-cell>
          <table:table-cell table:number-columns-repeated="2" table:style-name="ce5" office:value-type="float" office:value="10" calcext:value-type="float">
            <text:p>10</text:p>
          </table:table-cell>
          <table:table-cell table:style-name="ce26" table:content-validation-name="val2" table:number-columns-repeated="2"/>
          <table:table-cell table:style-name="ce5"/>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table:table-cell table:style-name="ce26" table:content-validation-name="val8"/>
          <table:table-cell table:style-name="ce11" table:content-validation-name="val7" office:value-type="string" calcext:value-type="string">
            <text:p>Block after Info Column</text:p>
          </table:table-cell>
          <table:table-cell table:style-name="ce11" table:content-validation-name="val9"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style-name="ce11" office:value-type="float" office:value="1" calcext:value-type="float">
            <text:p>1</text:p>
          </table:table-cell>
          <table:table-cell table:style-name="ce11" table:content-validation-name="val2" office:value-type="float" office:value="0" calcext:value-type="float">
            <text:p>0</text:p>
          </table:table-cell>
          <table:table-cell table:style-name="ce15" office:value-type="float" office:value="10000" calcext:value-type="float">
            <text:p>10000</text:p>
          </table:table-cell>
          <table:table-cell table:number-columns-repeated="2" table:style-name="ce11" table:content-validation-name="val2" office:value-type="float" office:value="1" calcext:value-type="float">
            <text:p>1</text:p>
          </table:table-cell>
          <table:table-cell table:style-name="ce15" office:value-type="float" office:value="1" calcext:value-type="float">
            <text:p>1</text:p>
          </table:table-cell>
          <table:table-cell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number-columns-repeated="2"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5"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10" office:value-type="float" office:value="1" calcext:value-type="float">
            <text:p>1</text:p>
          </table:table-cell>
          <table:table-cell table:number-columns-repeated="3" table:style-name="ce11" office:value-type="string" calcext:value-type="string">
            <text:p>TST-Dwnl-2</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table-cell table:style-name="ce26"/>
          <table:table-cell table:style-name="ce10" table:content-validation-name="val11" table:number-columns-repeated="2"/>
          <table:table-cell table:style-name="ce10" table:content-validation-name="val12"/>
          <table:table-cell table:style-name="ce10" table:content-validation-name="val11"/>
          <table:table-cell table:style-name="ce3"/>
          <table:table-cell table:style-name="ce25" table:content-validation-name="val13"/>
          <table:table-cell table:style-name="ce28" table:number-columns-repeated="2"/>
          <table:table-cell table:style-name="ce5"/>
          <table:table-cell table:style-name="ce29" office:value-type="string" calcext:value-type="string">
            <text:p>price=89,url=https://firebearstudio.com/media/logos/default/logo.png,downloads=10,group_title=Firebear links,title=Firebear title</text:p>
          </table:table-cell>
          <table:table-cell table:number-columns-repeated="933"/>
        </table:table-row>
        <table:table-row table:style-name="ro2">
          <table:table-cell table:style-name="ce5" office:value-type="string" calcext:value-type="string">
            <text:p>TST-Dwnl-2</text:p>
          </table:table-cell>
          <table:table-cell table:style-name="ce5" table:number-columns-repeated="2"/>
          <table:table-cell table:style-name="ce8"/>
          <table:table-cell table:style-name="ce5" office:value-type="string" calcext:value-type="string">
            <text:p>default</text:p>
          </table:table-cell>
          <table:table-cell table:style-name="ce5" office:value-type="string" calcext:value-type="string">
            <text:p>Default</text:p>
          </table:table-cell>
          <table:table-cell table:style-name="ce11" table:content-validation-name="val2" office:value-type="float" office:value="1" calcext:value-type="float">
            <text:p>1</text:p>
          </table:table-cell>
          <table:table-cell table:style-name="ce11" table:content-validation-name="val3"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2.&lt;/p&gt;</text:p>
            <text:p>&lt;p&gt;That has been imported using Firebear Studio Imporved Import and Export extension: https://firebearstudio.com/the-improved-import.html&lt;/p&gt;</text:p>
          </table:table-cell>
          <table:table-cell table:style-name="ce13" office:value-type="string" calcext:value-type="string">
            <text:p>&lt;p&gt;This is a test Downloadable product named Test Downloadable product with SKU: TST-Dwnl-2.&lt;/p&gt;</text:p>
          </table:table-cell>
          <table:table-cell table:style-name="ce5"/>
          <table:table-cell table:style-name="ce15" table:content-validation-name="val4"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5" office:value-type="float" office:value="100" calcext:value-type="float">
            <text:p>100</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21"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18" office:value-type="date" office:date-value="2017-01-01T12:12:12" calcext:value-type="date">
            <text:p>2017-01-01 12:12:12</text:p>
          </table:table-cell>
          <table:table-cell table:style-name="ce24" office:value-type="date" office:date-value="2017-02-02T12:12:12" calcext:value-type="date">
            <text:p>2017-02-02 12:12:12</text:p>
          </table:table-cell>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11" table:content-validation-name="val7" office:value-type="string" calcext:value-type="string">
            <text:p>Block after Info Column</text:p>
          </table:table-cell>
          <table:table-cell table:number-columns-repeated="2" table:style-name="ce5" office:value-type="float" office:value="10" calcext:value-type="float">
            <text:p>10</text:p>
          </table:table-cell>
          <table:table-cell table:style-name="ce26" table:content-validation-name="val2" table:number-columns-repeated="2"/>
          <table:table-cell table:style-name="ce5"/>
          <table:table-cell table:style-name="ce18" office:value-type="date" office:date-value="2017-01-01T12:12:12" calcext:value-type="date">
            <text:p>2017-01-01 12:12:12</text:p>
          </table:table-cell>
          <table:table-cell table:style-name="ce18" office:value-type="date" office:date-value="2017-02-02T12:12:12" calcext:value-type="date">
            <text:p>2017-02-02 12:12:12</text:p>
          </table:table-cell>
          <table:table-cell table:style-name="ce5"/>
          <table:table-cell table:style-name="ce26" table:content-validation-name="val8"/>
          <table:table-cell table:style-name="ce11" table:content-validation-name="val7" office:value-type="string" calcext:value-type="string">
            <text:p>Block after Info Column</text:p>
          </table:table-cell>
          <table:table-cell table:style-name="ce11" table:content-validation-name="val9"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style-name="ce11" office:value-type="float" office:value="1" calcext:value-type="float">
            <text:p>1</text:p>
          </table:table-cell>
          <table:table-cell table:style-name="ce11" table:content-validation-name="val2" office:value-type="float" office:value="0" calcext:value-type="float">
            <text:p>0</text:p>
          </table:table-cell>
          <table:table-cell table:style-name="ce15" office:value-type="float" office:value="10000" calcext:value-type="float">
            <text:p>10000</text:p>
          </table:table-cell>
          <table:table-cell table:number-columns-repeated="2" table:style-name="ce11" table:content-validation-name="val2" office:value-type="float" office:value="1" calcext:value-type="float">
            <text:p>1</text:p>
          </table:table-cell>
          <table:table-cell table:style-name="ce15" office:value-type="float" office:value="1" calcext:value-type="float">
            <text:p>1</text:p>
          </table:table-cell>
          <table:table-cell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number-columns-repeated="2" table:style-name="ce11" table:content-validation-name="val2"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2" office:value-type="float" office:value="1" calcext:value-type="float">
            <text:p>1</text:p>
          </table:table-cell>
          <table:table-cell table:number-columns-repeated="2" table:style-name="ce11" table:content-validation-name="val10" office:value-type="float" office:value="0" calcext:value-type="float">
            <text:p>0</text:p>
          </table:table-cell>
          <table:table-cell table:style-name="ce15" office:value-type="float" office:value="1" calcext:value-type="float">
            <text:p>1</text:p>
          </table:table-cell>
          <table:table-cell table:style-name="ce11" table:content-validation-name="val10" office:value-type="float" office:value="0" calcext:value-type="float">
            <text:p>0</text:p>
          </table:table-cell>
          <table:table-cell table:style-name="ce11" table:content-validation-name="val10" office:value-type="float" office:value="1" calcext:value-type="float">
            <text:p>1</text:p>
          </table:table-cell>
          <table:table-cell table:number-columns-repeated="3" table:style-name="ce11" office:value-type="string" calcext:value-type="string">
            <text:p>TST-Dwnl-1</text:p>
          </table:table-cell>
          <table:table-cell table:style-name="ce21"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table-cell table:style-name="ce26"/>
          <table:table-cell table:style-name="ce10" table:content-validation-name="val11" table:number-columns-repeated="2"/>
          <table:table-cell table:style-name="ce10" table:content-validation-name="val12"/>
          <table:table-cell table:style-name="ce10" table:content-validation-name="val11"/>
          <table:table-cell table:style-name="ce3"/>
          <table:table-cell table:style-name="ce25" table:content-validation-name="val13"/>
          <table:table-cell table:style-name="ce28" table:number-columns-repeated="2"/>
          <table:table-cell table:style-name="ce5"/>
          <table:table-cell table:style-name="ce29" office:value-type="string" calcext:value-type="string">
            <text:p>price=89,url=https://firebearstudio.com/media/logos/default/logo.png,downloads=10,group_title=Firebear links,title=Firebear title</text:p>
          </table:table-cell>
          <table:table-cell table:number-columns-repeated="933"/>
        </table:table-row>
        <table:table-row table:style-name="ro3" table:number-rows-repeated="1048556">
          <table:table-cell table:number-columns-repeated="1024"/>
        </table:table-row>
        <table:table-row table:style-name="ro3">
          <table:table-cell table:number-columns-repeated="1024"/>
        </table:table-row>
        <calcext:conditional-formats>
          <calcext:conditional-format calcext:target-range-address="'Master Table'.A1:'Master Table'.A1">
            <calcext:condition calcext:apply-style-name="ConditionalStyle_1" calcext:value="formula-is(LEN(TRIM([.A1]))&gt;0)" calcext:base-cell-address="'Master Table'.A1"/>
          </calcext:conditional-format>
        </calcext:conditional-formats>
      </table:table>
      <table:table table:name="Reviews" table:style-name="ta2">
        <table:table-column table:style-name="co6" table:number-columns-repeated="3" table:default-cell-style-name="Default"/>
        <table:table-column table:style-name="co40" table:default-cell-style-name="Default"/>
        <table:table-column table:style-name="co41" table:default-cell-style-name="Default"/>
        <table:table-column table:style-name="co6" table:default-cell-style-name="Default"/>
        <table:table-column table:style-name="co22" table:default-cell-style-name="Default"/>
        <table:table-column table:style-name="co6" table:number-columns-repeated="1017" table:default-cell-style-name="Default"/>
        <table:table-row table:style-name="ro2">
          <table:table-cell table:style-name="ce30" office:value-type="string" calcext:value-type="string">
            <office:annotation draw:style-name="gr7" draw:text-style-name="P2" svg:width="550.74pt" svg:height="90pt" svg:x="91.39pt" svg:y="23.24pt" draw:caption-point-x="-11.54pt" draw:caption-point-y="-22.96pt">
              <dc:date>2019-11-21T00:00:00</dc:date>
              <text:p text:style-name="P1">ID of the URL rewiew. Can be found under Marketing&gt;All Reviews, in the ID column. Use this if you want to update a particular review.</text:p>
              <text:p text:style-name="P1"/>
              <text:p text:style-name="P1">Optional attribute.</text:p>
              <text:p text:style-name="P1"/>
              <text:p text:style-name="P1">Can only contain numerals.</text:p>
            </office:annotation>
            <text:p>review_id</text:p>
          </table:table-cell>
          <table:table-cell table:style-name="ce30" office:value-type="string" calcext:value-type="string">
            <office:annotation draw:style-name="gr10" draw:text-style-name="P2" svg:width="550.74pt" svg:height="58.51pt" svg:x="171.55pt" svg:y="23.24pt" draw:caption-point-x="-11.54pt" draw:caption-point-y="-22.96pt">
              <dc:date>2019-11-21T00:00:00</dc:date>
              <text:p text:style-name="P1">SKU of the product the review is left for. Make sure to specify the SKU of the existing product(s).</text:p>
              <text:p text:style-name="P1"/>
              <text:p text:style-name="P1">Can be any value supported by the SKU field.</text:p>
            </office:annotation>
            <text:p>sku</text:p>
          </table:table-cell>
          <table:table-cell table:style-name="ce30" office:value-type="string" calcext:value-type="string">
            <office:annotation draw:style-name="gr10" draw:text-style-name="P2" svg:width="577.81pt" svg:height="58.51pt" svg:x="251.69pt" svg:y="23.24pt" draw:caption-point-x="-11.54pt" draw:caption-point-y="-22.96pt">
              <dc:date>2019-11-21T00:00:00</dc:date>
              <text:p text:style-name="P1">Nickname of the person leaving a review. Note that this is not a customer's name and surname.</text:p>
              <text:p text:style-name="P1"/>
              <text:p text:style-name="P1">Can contain any symbols.</text:p>
            </office:annotation>
            <text:p>nickname</text:p>
          </table:table-cell>
          <table:table-cell table:style-name="ce30" office:value-type="string" calcext:value-type="string">
            <office:annotation draw:style-name="gr10" draw:text-style-name="P2" svg:width="448.44pt" svg:height="58.51pt" svg:x="461.2pt" svg:y="23.24pt" draw:caption-point-x="-11.54pt" draw:caption-point-y="-22.96pt">
              <dc:date>2019-11-21T00:00:00</dc:date>
              <text:p text:style-name="P1">Title of the review.</text:p>
              <text:p text:style-name="P1"/>
              <text:p text:style-name="P1">Can be any symbols.</text:p>
            </office:annotation>
            <text:p>title</text:p>
          </table:table-cell>
          <table:table-cell table:style-name="ce30" office:value-type="string" calcext:value-type="string">
            <office:annotation draw:style-name="gr10" draw:text-style-name="P2" svg:width="347.67pt" svg:height="58.51pt" svg:x="642.13pt" svg:y="23.24pt" draw:caption-point-x="-11.54pt" draw:caption-point-y="-22.96pt">
              <dc:date>2019-11-21T00:00:00</dc:date>
              <text:p text:style-name="P1">The review itself.</text:p>
              <text:p text:style-name="P1"/>
              <text:p text:style-name="P1">Can contain any symbols.</text:p>
            </office:annotation>
            <text:p>detail</text:p>
          </table:table-cell>
          <table:table-cell table:style-name="ce30" office:value-type="string" calcext:value-type="string">
            <office:annotation draw:style-name="gr19" draw:text-style-name="P2" svg:width="347.64pt" svg:height="105.76pt" svg:x="722.3pt" svg:y="23.24pt" draw:caption-point-x="-11.54pt" draw:caption-point-y="-22.96pt">
              <dc:date>2019-11-21T00:00:00</dc:date>
              <text:p text:style-name="P1">Status of the review.</text:p>
              <text:p text:style-name="P1"/>
              <text:p text:style-name="P1">Available values:</text:p>
              <text:p text:style-name="P1">Approved - approved review</text:p>
              <text:p text:style-name="P1">Pending - pending approval</text:p>
              <text:p text:style-name="P1">Not Approved - declined</text:p>
            </office:annotation>
            <text:p>status</text:p>
          </table:table-cell>
          <table:table-cell table:style-name="ce30" office:value-type="string" calcext:value-type="string">
            <office:annotation draw:style-name="gr17" draw:text-style-name="P2" svg:width="320.6pt" svg:height="74.24pt" svg:x="829.5pt" svg:y="23.24pt" draw:caption-point-x="-11.54pt" draw:caption-point-y="-22.96pt">
              <dc:date>2019-11-21T00:00:00</dc:date>
              <text:p text:style-name="P1">The date the review has been created.</text:p>
              <text:p text:style-name="P1"/>
              <text:p text:style-name="P1">Native Magento 2 date and time format. For example:</text:p>
              <text:p text:style-name="P1">2019-07-24 9:08:36</text:p>
            </office:annotation>
            <text:p>created_at</text:p>
          </table:table-cell>
          <table:table-cell table:style-name="ce30" office:value-type="string" calcext:value-type="string">
            <office:annotation draw:style-name="gr10" draw:text-style-name="P2" svg:width="320.6pt" svg:height="58.51pt" svg:x="909.64pt" svg:y="23.24pt" draw:caption-point-x="-11.54pt" draw:caption-point-y="-22.96pt">
              <dc:date>2019-11-21T00:00:00</dc:date>
              <text:p text:style-name="P1">The average customer vote for product quality. If enabled.</text:p>
              <text:p text:style-name="P1"/>
              <text:p text:style-name="P1">Can only contain numerals.</text:p>
            </office:annotation>
            <text:p>vote:Quality</text:p>
          </table:table-cell>
          <table:table-cell table:style-name="ce30" office:value-type="string" calcext:value-type="string">
            <office:annotation draw:style-name="gr10" draw:text-style-name="P2" svg:width="320.6pt" svg:height="58.51pt" svg:x="989.8pt" svg:y="23.24pt" draw:caption-point-x="-11.54pt" draw:caption-point-y="-22.96pt">
              <dc:date>2019-11-21T00:00:00</dc:date>
              <text:p text:style-name="P1">The average customer vote for product value. If enabled.</text:p>
              <text:p text:style-name="P1"/>
              <text:p text:style-name="P1">Can only contain numerals.</text:p>
            </office:annotation>
            <text:p>vote:Value</text:p>
          </table:table-cell>
          <table:table-cell table:style-name="ce30" office:value-type="string" calcext:value-type="string">
            <office:annotation draw:style-name="gr10" draw:text-style-name="P2" svg:width="320.6pt" svg:height="58.51pt" svg:x="1069.94pt" svg:y="23.24pt" draw:caption-point-x="-11.54pt" draw:caption-point-y="-22.96pt">
              <dc:date>2019-11-21T00:00:00</dc:date>
              <text:p text:style-name="P1">The average customer vote for product price. If enabled.</text:p>
              <text:p text:style-name="P1"/>
              <text:p text:style-name="P1">Can only contain numerals.</text:p>
            </office:annotation>
            <text:p>vote:Price</text:p>
          </table:table-cell>
          <table:table-cell table:style-name="ce30" office:value-type="string" calcext:value-type="string">
            <office:annotation draw:style-name="gr10" draw:text-style-name="P2" svg:width="320.6pt" svg:height="58.51pt" svg:x="1150.1pt" svg:y="23.24pt" draw:caption-point-x="-11.54pt" draw:caption-point-y="-22.96pt">
              <dc:date>2019-11-21T00:00:00</dc:date>
              <text:p text:style-name="P1">The average customer vote for product rating.</text:p>
              <text:p text:style-name="P1"/>
              <text:p text:style-name="P1">Can only contain numerals.</text:p>
            </office:annotation>
            <text:p>vote:Rating</text:p>
          </table:table-cell>
          <table:table-cell table:number-columns-repeated="1013"/>
        </table:table-row>
        <table:table-row table:style-name="ro2">
          <table:table-cell table:style-name="ce14" office:value-type="float" office:value="347" calcext:value-type="float">
            <text:p>347</text:p>
          </table:table-cell>
          <table:table-cell table:style-name="ce3" office:value-type="string" calcext:value-type="string">
            <text:p>WT09</text:p>
          </table:table-cell>
          <table:table-cell table:style-name="ce3" office:value-type="string" calcext:value-type="string">
            <text:p>John (nickname of the reviewer)</text:p>
          </table:table-cell>
          <table:table-cell table:style-name="ce3" office:value-type="string" calcext:value-type="string">
            <text:p>Great product (This is a review summary field)</text:p>
          </table:table-cell>
          <table:table-cell table:style-name="ce3" office:value-type="string" calcext:value-type="string">
            <text:p>This is a great product indeed! Thank you for your service! (Review field)</text:p>
          </table:table-cell>
          <table:table-cell table:style-name="ce3" office:value-type="string" calcext:value-type="string">
            <text:p>Approved</text:p>
          </table:table-cell>
          <table:table-cell table:style-name="ce23" office:value-type="date" office:date-value="2019-07-24T09:08:36" calcext:value-type="date">
            <text:p>2019-07-24 9:08:36</text:p>
          </table:table-cell>
          <table:table-cell table:style-name="ce3" table:number-columns-repeated="3"/>
          <table:table-cell table:style-name="ce14" office:value-type="float" office:value="5" calcext:value-type="float">
            <text:p>5</text:p>
          </table:table-cell>
          <table:table-cell table:number-columns-repeated="1013"/>
        </table:table-row>
        <table:table-row table:style-name="ro2">
          <table:table-cell table:style-name="ce14" office:value-type="float" office:value="348" calcext:value-type="float">
            <text:p>348</text:p>
          </table:table-cell>
          <table:table-cell table:style-name="ce3" office:value-type="string" calcext:value-type="string">
            <text:p>WS12</text:p>
          </table:table-cell>
          <table:table-cell table:style-name="ce3" office:value-type="string" calcext:value-type="string">
            <text:p>John</text:p>
          </table:table-cell>
          <table:table-cell table:style-name="ce3" office:value-type="string" calcext:value-type="string">
            <text:p>Four star review as an example</text:p>
          </table:table-cell>
          <table:table-cell table:style-name="ce3" office:value-type="string" calcext:value-type="string">
            <text:p>Great product nevertheless</text:p>
          </table:table-cell>
          <table:table-cell table:style-name="ce3" office:value-type="string" calcext:value-type="string">
            <text:p>Pending</text:p>
          </table:table-cell>
          <table:table-cell table:style-name="ce23" office:value-type="date" office:date-value="2019-07-24T09:09:04" calcext:value-type="date">
            <text:p>2019-07-24 9:09:04</text:p>
          </table:table-cell>
          <table:table-cell table:style-name="ce3" table:number-columns-repeated="3"/>
          <table:table-cell table:style-name="ce14" office:value-type="float" office:value="4" calcext:value-type="float">
            <text:p>4</text:p>
          </table:table-cell>
          <table:table-cell table:number-columns-repeated="1013"/>
        </table:table-row>
        <table:table-row table:style-name="ro2">
          <table:table-cell table:style-name="ce14" office:value-type="float" office:value="349" calcext:value-type="float">
            <text:p>349</text:p>
          </table:table-cell>
          <table:table-cell table:style-name="ce3" office:value-type="string" calcext:value-type="string">
            <text:p>MT07</text:p>
          </table:table-cell>
          <table:table-cell table:style-name="ce3" office:value-type="string" calcext:value-type="string">
            <text:p>John Doe</text:p>
          </table:table-cell>
          <table:table-cell table:style-name="ce3" office:value-type="string" calcext:value-type="string">
            <text:p>How do I wear it?</text:p>
          </table:table-cell>
          <table:table-cell table:style-name="ce3" office:value-type="string" calcext:value-type="string">
            <text:p>Is there an instruction?</text:p>
          </table:table-cell>
          <table:table-cell table:style-name="ce3" office:value-type="string" calcext:value-type="string">
            <text:p>Not Approved</text:p>
          </table:table-cell>
          <table:table-cell table:style-name="ce23" office:value-type="date" office:date-value="2019-07-24T09:09:33" calcext:value-type="date">
            <text:p>2019-07-24 9:09:33</text:p>
          </table:table-cell>
          <table:table-cell table:style-name="ce3" table:number-columns-repeated="3"/>
          <table:table-cell table:style-name="ce14" office:value-type="float" office:value="5" calcext:value-type="float">
            <text:p>5</text:p>
          </table:table-cell>
          <table:table-cell table:number-columns-repeated="1013"/>
        </table:table-row>
        <table:table-row table:style-name="ro3" table:number-rows-repeated="1048571">
          <table:table-cell table:number-columns-repeated="1024"/>
        </table:table-row>
        <table:table-row table:style-name="ro3">
          <table:table-cell table:number-columns-repeated="1024"/>
        </table:table-row>
      </table:table>
      <table:table table:name="Product Attributes" table:style-name="ta3">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6"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0" table:default-cell-style-name="Default"/>
        <table:table-column table:style-name="co51" table:default-cell-style-name="Default"/>
        <table:table-column table:style-name="co50"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45" table:default-cell-style-name="Default"/>
        <table:table-column table:style-name="co61" table:default-cell-style-name="Default"/>
        <table:table-column table:style-name="co51" table:default-cell-style-name="Default"/>
        <table:table-column table:style-name="co9" table:default-cell-style-name="Default"/>
        <table:table-column table:style-name="co13" table:default-cell-style-name="Default"/>
        <table:table-column table:style-name="co4" table:default-cell-style-name="Default"/>
        <table:table-column table:style-name="co34" table:default-cell-style-name="Default"/>
        <table:table-column table:style-name="co4" table:default-cell-style-name="Default"/>
        <table:table-column table:style-name="co62" table:default-cell-style-name="Default"/>
        <table:table-column table:style-name="co30" table:default-cell-style-name="Default"/>
        <table:table-column table:style-name="co63" table:default-cell-style-name="Default"/>
        <table:table-column table:style-name="co64" table:default-cell-style-name="Default"/>
        <table:table-column table:style-name="co5" table:default-cell-style-name="Default"/>
        <table:table-column table:style-name="co65" table:default-cell-style-name="Default"/>
        <table:table-column table:style-name="co66" table:default-cell-style-name="Default"/>
        <table:table-column table:style-name="co54" table:default-cell-style-name="Default"/>
        <table:table-column table:style-name="co47" table:default-cell-style-name="Default"/>
        <table:table-column table:style-name="co67" table:default-cell-style-name="Default"/>
        <table:table-column table:style-name="co68" table:default-cell-style-name="Default"/>
        <table:table-column table:style-name="co69" table:default-cell-style-name="Default"/>
        <table:table-column table:style-name="co6" table:number-columns-repeated="980" table:default-cell-style-name="Default"/>
        <table:table-row table:style-name="ro2">
          <table:table-cell table:style-name="ce30" office:value-type="string" calcext:value-type="string">
            <office:annotation draw:style-name="gr15" draw:text-style-name="P2" svg:width="265.15pt" svg:height="168.75pt" svg:x="54.09pt" svg:y="23.24pt" draw:caption-point-x="-11.54pt" draw:caption-point-y="-22.96pt">
              <dc:date>2019-11-21T00:00:00</dc:date>
              <text:p text:style-name="P1">Required column.</text:p>
              <text:p text:style-name="P1"/>
              <text:p text:style-name="P1">ID of the store view the attribute value belongs to.</text:p>
              <text:p text:style-name="P1"/>
              <text:p text:style-name="P1">When creating new attributes make sure to have store_id=0 for every unique value. </text:p>
              <text:p text:style-name="P1">store_id=0 is responsible for Admin value of the attribute. </text:p>
              <text:p text:style-name="P1"/>
              <text:p text:style-name="P1">For attribute values for other store views use required store_id.</text:p>
              <text:p text:style-name="P1"/>
              <text:p text:style-name="P1">You can find store_id in the URL of the store view at Stores &gt; All Stores &gt; select required store view.</text:p>
            </office:annotation>
            <text:p>store_id</text:p>
          </table:table-cell>
          <table:table-cell table:style-name="ce30" office:value-type="string" calcext:value-type="string">
            <office:annotation draw:style-name="gr12" draw:text-style-name="P2" svg:width="262.01pt" svg:height="121.49pt" svg:x="117.58pt" svg:y="23.24pt" draw:caption-point-x="-11.54pt" draw:caption-point-y="-22.96pt">
              <dc:date>2019-11-21T00:00:00</dc:date>
              <text:p text:style-name="P1">Required column.</text:p>
              <text:p text:style-name="P1"/>
              <text:p text:style-name="P1">Name of the attribute set the attribute belongs to.</text:p>
              <text:p text:style-name="P1"/>
              <text:p text:style-name="P1">You can find attribute_set values at Stores &gt; Attributes &gt; Attribute Set.</text:p>
              <text:p text:style-name="P1"/>
              <text:p text:style-name="P1">You can create NEW attribute sets by specifying unique value in this column.</text:p>
            </office:annotation>
            <text:p>attribute_set</text:p>
          </table:table-cell>
          <table:table-cell table:style-name="ce30" office:value-type="string" calcext:value-type="string">
            <office:annotation draw:style-name="gr19" draw:text-style-name="P2" svg:width="273.88pt" svg:height="105.76pt" svg:x="189.04pt" svg:y="23.24pt" draw:caption-point-x="-11.54pt" draw:caption-point-y="-22.96pt">
              <dc:date>2019-11-21T00:00:00</dc:date>
              <text:p text:style-name="P1">Required column.</text:p>
              <text:p text:style-name="P1"/>
              <text:p text:style-name="P1">Attribute Code used for internal identification purposes.</text:p>
              <text:p text:style-name="P1"/>
              <text:p text:style-name="P1">Value can't contain spaces or contain more than 30 symbols</text:p>
              <text:p text:style-name="P1">.</text:p>
            </office:annotation>
            <text:p>attribute_code</text:p>
          </table:table-cell>
          <table:table-cell table:style-name="ce30" office:value-type="string" calcext:value-type="string">
            <office:annotation draw:style-name="gr13" draw:text-style-name="P2" svg:width="261.21pt" svg:height="28.09pt" svg:x="258.89pt" svg:y="22.71pt" draw:caption-point-x="-11.54pt" draw:caption-point-y="-22.42pt">
              <dc:date>2019-11-21T00:00:00</dc:date>
              <text:p text:style-name="P1">Default Label of the attribute. Consider it a an attribute name, when browsing the list of attributes.</text:p>
            </office:annotation>
            <text:p>frontend_label</text:p>
          </table:table-cell>
          <table:table-cell table:style-name="ce30" office:value-type="string" calcext:value-type="string">
            <office:annotation draw:style-name="gr17" draw:text-style-name="P2" svg:width="261.21pt" svg:height="74.24pt" svg:x="319.24pt" svg:y="23.24pt" draw:caption-point-x="-11.54pt" draw:caption-point-y="-22.96pt">
              <dc:date>2019-11-21T00:00:00</dc:date>
              <text:p text:style-name="P1">Required column.</text:p>
              <text:p text:style-name="P1">This is the ADMIN attribute option value. This attribute is used as a reference with attribute option:value.</text:p>
              <text:p text:style-name="P1"/>
              <text:p text:style-name="P1">The value you put here serves as a reference to allocate other option values per store view.</text:p>
            </office:annotation>
            <text:p>option:base_value</text:p>
          </table:table-cell>
          <table:table-cell table:style-name="ce30" office:value-type="string" calcext:value-type="string">
            <office:annotation draw:style-name="gr7" draw:text-style-name="P2" svg:width="281.79pt" svg:height="90pt" svg:x="379.59pt" svg:y="23.24pt" draw:caption-point-x="-11.54pt" draw:caption-point-y="-22.96pt">
              <dc:date>2019-11-21T00:00:00</dc:date>
              <text:p text:style-name="P1">Required column.</text:p>
              <text:p text:style-name="P1"/>
              <text:p text:style-name="P1">Attribute option value. For example, for attribute 'color' it may be: red, green, yellow.</text:p>
              <text:p text:style-name="P1"/>
              <text:p text:style-name="P1">Visible on frontend.</text:p>
            </office:annotation>
            <text:p>option:value</text:p>
          </table:table-cell>
          <table:table-cell table:style-name="ce30" office:value-type="string" calcext:value-type="string">
            <office:annotation draw:style-name="gr20" draw:text-style-name="P2" svg:width="269.06pt" svg:height="42.75pt" svg:x="462.93pt" svg:y="23.24pt" draw:caption-point-x="-11.54pt" draw:caption-point-y="-22.96pt">
              <dc:date>2019-11-21T00:00:00</dc:date>
              <text:p text:style-name="P1">Order in which attribute option values are displayed. The lower the value, the higher the value is displayed.</text:p>
              <text:p text:style-name="P1"/>
            </office:annotation>
            <text:p>option:sort_order</text:p>
          </table:table-cell>
          <table:table-cell table:style-name="ce30" office:value-type="string" calcext:value-type="string">
            <text:p>entity_type</text:p>
          </table:table-cell>
          <table:table-cell table:style-name="ce30" office:value-type="string" calcext:value-type="string">
            <office:annotation draw:style-name="gr13" draw:text-style-name="P2" svg:width="300.7pt" svg:height="28.09pt" svg:x="580.45pt" svg:y="22.71pt" draw:caption-point-x="-11.54pt" draw:caption-point-y="-22.42pt">
              <dc:date>2019-11-21T00:00:00</dc:date>
              <text:p text:style-name="P1">Name of the attribute group within attribute set the attribute belongs to.</text:p>
            </office:annotation>
            <text:p>group:name</text:p>
          </table:table-cell>
          <table:table-cell table:style-name="ce30" office:value-type="string" calcext:value-type="string">
            <office:annotation draw:style-name="gr13" draw:text-style-name="P2" svg:width="290.35pt" svg:height="28.09pt" svg:x="661.38pt" svg:y="22.71pt" draw:caption-point-x="-11.54pt" draw:caption-point-y="-22.42pt">
              <dc:date>2019-11-21T00:00:00</dc:date>
              <text:p text:style-name="P1">Position of the attribute group within attribute set relative to other groups.</text:p>
            </office:annotation>
            <text:p>group:sort_order</text:p>
          </table:table-cell>
          <table:table-cell table:style-name="ce30" office:value-type="string" calcext:value-type="string">
            <office:annotation draw:style-name="gr10" draw:text-style-name="P2" svg:width="292.76pt" svg:height="58.51pt" svg:x="731.99pt" svg:y="23.24pt" draw:caption-point-x="-11.54pt" draw:caption-point-y="-22.96pt">
              <dc:date>2019-11-21T00:00:00</dc:date>
              <text:p text:style-name="P1">Optional. Database value.</text:p>
              <text:p text:style-name="P1"/>
              <text:p text:style-name="P1">Change only if you know what you are doing.</text:p>
            </office:annotation>
            <text:p>backend_type</text:p>
          </table:table-cell>
          <table:table-cell table:style-name="ce30" office:value-type="string" calcext:value-type="string">
            <office:annotation draw:style-name="gr10" draw:text-style-name="P2" svg:width="290.35pt" svg:height="58.51pt" svg:x="804.98pt" svg:y="23.24pt" draw:caption-point-x="-11.54pt" draw:caption-point-y="-22.96pt">
              <dc:date>2019-11-21T00:00:00</dc:date>
              <text:p text:style-name="P1">Optional. Database value.</text:p>
              <text:p text:style-name="P1"/>
              <text:p text:style-name="P1">Change only if you know what you are doing.</text:p>
            </office:annotation>
            <text:p>backend_table</text:p>
          </table:table-cell>
          <table:table-cell table:style-name="ce30" office:value-type="string" calcext:value-type="string">
            <office:annotation draw:style-name="gr10" draw:text-style-name="P2" svg:width="270.48pt" svg:height="58.51pt" svg:x="881.15pt" svg:y="23.24pt" draw:caption-point-x="-11.54pt" draw:caption-point-y="-22.96pt">
              <dc:date>2019-11-21T00:00:00</dc:date>
              <text:p text:style-name="P1">Optional. Database value.</text:p>
              <text:p text:style-name="P1"/>
              <text:p text:style-name="P1">Change only if you know what you are doing.</text:p>
            </office:annotation>
            <text:p>frontend_model</text:p>
          </table:table-cell>
          <table:table-cell table:style-name="ce30" office:value-type="string" calcext:value-type="string">
            <office:annotation draw:style-name="gr14" draw:text-style-name="P2" svg:width="277.71pt" svg:height="278.99pt" svg:x="951.73pt" svg:y="23.24pt" draw:caption-point-x="-11.54pt" draw:caption-point-y="-22.96pt">
              <dc:date>2019-11-21T00:00:00</dc:date>
              <text:p text:style-name="P1">Catalog Input Type for Store Owner.</text:p>
              <text:p text:style-name="P1"/>
              <text:p text:style-name="P1">Defines how customer can choose attribute values.</text:p>
              <text:p text:style-name="P1"/>
              <text:p text:style-name="P1">Can be:</text:p>
              <text:p text:style-name="P1"/>
              <text:p text:style-name="P1">text - Text Field</text:p>
              <text:p text:style-name="P1">textarea - Text Area</text:p>
              <text:p text:style-name="P1">date - Date</text:p>
              <text:p text:style-name="P1">boolean - Yes/No</text:p>
              <text:p text:style-name="P1">multiselect - Multiple Select</text:p>
              <text:p text:style-name="P1">select - Dropdown, Visual or Text Swatch</text:p>
              <text:p text:style-name="P1">price - Price</text:p>
              <text:p text:style-name="P1">media_image - Media Image</text:p>
              <text:p text:style-name="P1">wee - Fixed Product Tax</text:p>
              <text:p text:style-name="P1"/>
              <text:p text:style-name="P1">Some of the input types do not require values. Like boolean - Yes/No. The values are available automatically.</text:p>
            </office:annotation>
            <text:p>frontend_input</text:p>
          </table:table-cell>
          <table:table-cell table:style-name="ce30" office:value-type="string" calcext:value-type="string">
            <office:annotation draw:style-name="gr10" draw:text-style-name="P2" svg:width="269.74pt" svg:height="58.51pt" svg:x="1024.75pt" svg:y="23.24pt" draw:caption-point-x="-11.54pt" draw:caption-point-y="-22.96pt">
              <dc:date>2019-11-21T00:00:00</dc:date>
              <text:p text:style-name="P1">Optional. Database value.</text:p>
              <text:p text:style-name="P1"/>
              <text:p text:style-name="P1">Change only if you know what you are doing.</text:p>
            </office:annotation>
            <text:p>frontend_class</text:p>
          </table:table-cell>
          <table:table-cell table:style-name="ce30" office:value-type="string" calcext:value-type="string">
            <office:annotation draw:style-name="gr10" draw:text-style-name="P2" svg:width="249.17pt" svg:height="58.51pt" svg:x="1095.34pt" svg:y="23.24pt" draw:caption-point-x="-11.54pt" draw:caption-point-y="-22.96pt">
              <dc:date>2019-11-21T00:00:00</dc:date>
              <text:p text:style-name="P1">Optional. Database value.</text:p>
              <text:p text:style-name="P1"/>
              <text:p text:style-name="P1">Change only if you know what you are doing.</text:p>
            </office:annotation>
            <text:p>source_model</text:p>
          </table:table-cell>
          <table:table-cell table:style-name="ce30" office:value-type="string" calcext:value-type="string">
            <office:annotation draw:style-name="gr17" draw:text-style-name="P2" svg:width="219pt" svg:height="74.24pt" svg:x="1151.63pt" svg:y="23.24pt" draw:caption-point-x="-11.54pt" draw:caption-point-y="-22.96pt">
              <dc:date>2019-11-21T00:00:00</dc:date>
              <text:p text:style-name="P1">Values Required. Defines if the attribute value must be selected in any case.</text:p>
              <text:p text:style-name="P1"/>
              <text:p text:style-name="P1">1 - yes, required value</text:p>
              <text:p text:style-name="P1">0 - no, value is not required</text:p>
            </office:annotation>
            <text:p>is_required</text:p>
          </table:table-cell>
          <table:table-cell table:style-name="ce30" office:value-type="string" calcext:value-type="string">
            <office:annotation draw:style-name="gr12" draw:text-style-name="P2" svg:width="254.69pt" svg:height="128.86pt" svg:x="1229.44pt" svg:y="19.56pt" draw:caption-point-x="-11.54pt" draw:caption-point-y="-19.28pt">
              <dc:date>2019-11-21T00:00:00</dc:date>
              <text:p text:style-name="P1">Defines if it is a system attribute - that cannot be changed by the administrator. is_user_defined=0</text:p>
              <text:p text:style-name="P1"/>
              <text:p text:style-name="P1">Or if the attribute can be edited by store administrator. is_user_defined=1</text:p>
              <text:p text:style-name="P1"/>
              <text:p text:style-name="P1">Generally, you want all custom attributes to be editable. With is_user_defined=1</text:p>
              <text:p text:style-name="P1"/>
              <text:p text:style-name="P1">Note: you CANNOT change system attribute to user defines. Magento 2 does not allow it.</text:p>
            </office:annotation>
            <text:p>is_user_defined</text:p>
          </table:table-cell>
          <table:table-cell table:style-name="ce30" office:value-type="string" calcext:value-type="string">
            <office:annotation draw:style-name="gr17" draw:text-style-name="P2" svg:width="236.49pt" svg:height="74.24pt" svg:x="1294.5pt" svg:y="23.24pt" draw:caption-point-x="-11.54pt" draw:caption-point-y="-22.96pt">
              <dc:date>2019-11-21T00:00:00</dc:date>
              <text:p text:style-name="P1">Defines if this row, this attribute option is selected by default.</text:p>
              <text:p text:style-name="P1"/>
              <text:p text:style-name="P1">1 - default attribute value</text:p>
              <text:p text:style-name="P1">Leave blank if the value is not default</text:p>
            </office:annotation>
            <text:p>default_value</text:p>
          </table:table-cell>
          <table:table-cell table:style-name="ce30" office:value-type="string" calcext:value-type="string">
            <office:annotation draw:style-name="gr19" draw:text-style-name="P2" svg:width="234.09pt" svg:height="105.76pt" svg:x="1344.5pt" svg:y="23.24pt" draw:caption-point-x="-11.54pt" draw:caption-point-y="-22.96pt">
              <dc:date>2019-11-21T00:00:00</dc:date>
              <text:p text:style-name="P1">Unique Value, not shared with other attributes.</text:p>
              <text:p text:style-name="P1"/>
              <text:p text:style-name="P1">Attribute setting.</text:p>
              <text:p text:style-name="P1"/>
              <text:p text:style-name="P1">1 - is unique</text:p>
              <text:p text:style-name="P1">0 - not unique</text:p>
            </office:annotation>
            <text:p>is_unique</text:p>
          </table:table-cell>
          <table:table-cell table:style-name="ce30" office:value-type="string" calcext:value-type="string">
            <text:p>note</text:p>
          </table:table-cell>
          <table:table-cell table:style-name="ce30" office:value-type="string" calcext:value-type="string">
            <office:annotation draw:style-name="gr10" draw:text-style-name="P2" svg:width="222.26pt" svg:height="58.51pt" svg:x="1484.14pt" svg:y="23.24pt" draw:caption-point-x="-11.54pt" draw:caption-point-y="-22.96pt">
              <dc:date>2019-11-21T00:00:00</dc:date>
              <text:p text:style-name="P1">Optional. Database value.</text:p>
              <text:p text:style-name="P1"/>
              <text:p text:style-name="P1">Change only if you know what you are doing.</text:p>
            </office:annotation>
            <text:p>frontend_input_renderer</text:p>
          </table:table-cell>
          <table:table-cell table:style-name="ce30" office:value-type="string" calcext:value-type="string">
            <office:annotation draw:style-name="gr7" draw:text-style-name="P2" svg:width="248.4pt" svg:height="90pt" svg:x="1530.99pt" svg:y="23.24pt" draw:caption-point-x="-11.54pt" draw:caption-point-y="-22.96pt">
              <dc:date>2019-11-21T00:00:00</dc:date>
              <text:p text:style-name="P1">Scope of the attribute.</text:p>
              <text:p text:style-name="P1"/>
              <text:p text:style-name="P1">1 - Global</text:p>
              <text:p text:style-name="P1">2 - Website</text:p>
              <text:p text:style-name="P1">3 - Store view</text:p>
            </office:annotation>
            <text:p>is_global</text:p>
          </table:table-cell>
          <table:table-cell table:style-name="ce30" office:value-type="string" calcext:value-type="string">
            <office:annotation draw:style-name="gr17" draw:text-style-name="P2" svg:width="290.47pt" svg:height="74.24pt" svg:x="1578.59pt" svg:y="23.24pt" draw:caption-point-x="-11.54pt" draw:caption-point-y="-22.96pt">
              <dc:date>2019-11-21T00:00:00</dc:date>
              <text:p text:style-name="P1">Use in Filter Options - defines if the attribute visible in the attribute table in the administrator panel.</text:p>
              <text:p text:style-name="P1"/>
              <text:p text:style-name="P1">1 - yes, attribute is visible in panel</text:p>
              <text:p text:style-name="P1">0 - no, attribute is invisible</text:p>
            </office:annotation>
            <text:p>is_visible</text:p>
          </table:table-cell>
          <table:table-cell table:style-name="ce30" office:value-type="string" calcext:value-type="string">
            <office:annotation draw:style-name="gr17" draw:text-style-name="P2" svg:width="342.06pt" svg:height="74.24pt" svg:x="1648.43pt" svg:y="23.24pt" draw:caption-point-x="-11.54pt" draw:caption-point-y="-22.96pt">
              <dc:date>2019-11-21T00:00:00</dc:date>
              <text:p text:style-name="P1">Use in Search. Is attribute available in search.</text:p>
              <text:p text:style-name="P1"/>
              <text:p text:style-name="P1">1 - yes, available</text:p>
              <text:p text:style-name="P1">0 - no, not available</text:p>
            </office:annotation>
            <text:p>is_searchable</text:p>
          </table:table-cell>
          <table:table-cell table:style-name="ce30" office:value-type="string" calcext:value-type="string">
            <office:annotation draw:style-name="gr17" draw:text-style-name="P2" svg:width="398.38pt" svg:height="74.24pt" svg:x="1706.4pt" svg:y="23.24pt" draw:caption-point-x="-11.54pt" draw:caption-point-y="-22.96pt">
              <dc:date>2019-11-21T00:00:00</dc:date>
              <text:p text:style-name="P1">Use in Layered Navigation. Defines if the attribute can be used in layered navigation.</text:p>
              <text:p text:style-name="P1"/>
              <text:p text:style-name="P1">1 - yes, can be used</text:p>
              <text:p text:style-name="P1">0 - no, cannot be used</text:p>
            </office:annotation>
            <text:p>is_filterable</text:p>
          </table:table-cell>
          <table:table-cell table:style-name="ce30" office:value-type="string" calcext:value-type="string">
            <office:annotation draw:style-name="gr17" draw:text-style-name="P2" svg:width="433.36pt" svg:height="74.24pt" svg:x="1779.39pt" svg:y="23.24pt" draw:caption-point-x="-11.54pt" draw:caption-point-y="-22.96pt">
              <dc:date>2019-11-21T00:00:00</dc:date>
              <text:p text:style-name="P1">Comparable on Storefront.</text:p>
              <text:p text:style-name="P1"/>
              <text:p text:style-name="P1">1 - yes, comparable</text:p>
              <text:p text:style-name="P1">0 - no, not comparable</text:p>
            </office:annotation>
            <text:p>is_comparable</text:p>
          </table:table-cell>
          <table:table-cell table:style-name="ce30" office:value-type="string" calcext:value-type="string">
            <office:annotation draw:style-name="gr17" draw:text-style-name="P2" svg:width="457.99pt" svg:height="74.24pt" svg:x="1869.05pt" svg:y="23.24pt" draw:caption-point-x="-11.54pt" draw:caption-point-y="-22.96pt">
              <dc:date>2019-11-21T00:00:00</dc:date>
              <text:p text:style-name="P1">Visible on Catalog Pages on Storefront.</text:p>
              <text:p text:style-name="P1"/>
              <text:p text:style-name="P1">1 - visible</text:p>
              <text:p text:style-name="P1">0 - hidden</text:p>
            </office:annotation>
            <text:p>is_visible_on_front</text:p>
          </table:table-cell>
          <table:table-cell table:style-name="ce30" office:value-type="string" calcext:value-type="string">
            <office:annotation draw:style-name="gr17" draw:text-style-name="P2" svg:width="421.51pt" svg:height="74.24pt" svg:x="1990.49pt" svg:y="23.24pt" draw:caption-point-x="-11.54pt" draw:caption-point-y="-22.96pt">
              <dc:date>2019-11-21T00:00:00</dc:date>
              <text:p text:style-name="P1">Allow HTML Tags on Storefront.</text:p>
              <text:p text:style-name="P1"/>
              <text:p text:style-name="P1">1 - allow</text:p>
              <text:p text:style-name="P1">0 - disallow</text:p>
            </office:annotation>
            <text:p>is_html_allowed_on_front</text:p>
          </table:table-cell>
          <table:table-cell table:style-name="ce30" office:value-type="string" calcext:value-type="string">
            <office:annotation draw:style-name="gr17" draw:text-style-name="P2" svg:width="431.06pt" svg:height="74.24pt" svg:x="2104.78pt" svg:y="23.24pt" draw:caption-point-x="-11.54pt" draw:caption-point-y="-22.96pt">
              <dc:date>2019-11-21T00:00:00</dc:date>
              <text:p text:style-name="P1">Can be used for Promo Rule Conditions.</text:p>
              <text:p text:style-name="P1"/>
              <text:p text:style-name="P1">1 - yes</text:p>
              <text:p text:style-name="P1">0 - no</text:p>
            </office:annotation>
            <text:p>is_used_for_price_rules</text:p>
          </table:table-cell>
          <table:table-cell table:style-name="ce30" office:value-type="string" calcext:value-type="string">
            <office:annotation draw:style-name="gr17" draw:text-style-name="P2" svg:width="469.13pt" svg:height="74.24pt" svg:x="2212.75pt" svg:y="23.24pt" draw:caption-point-x="-11.54pt" draw:caption-point-y="-22.96pt">
              <dc:date>2019-11-21T00:00:00</dc:date>
              <text:p text:style-name="P1">Use in Search Results Layered Navigation.</text:p>
              <text:p text:style-name="P1"/>
              <text:p text:style-name="P1">1 - yes</text:p>
              <text:p text:style-name="P1">0 - no</text:p>
            </office:annotation>
            <text:p>is_filterable_in_search</text:p>
          </table:table-cell>
          <table:table-cell table:style-name="ce30" office:value-type="string" calcext:value-type="string">
            <office:annotation draw:style-name="gr17" draw:text-style-name="P2" svg:width="396.91pt" svg:height="74.24pt" svg:x="2327.05pt" svg:y="23.24pt" draw:caption-point-x="-11.54pt" draw:caption-point-y="-22.96pt">
              <dc:date>2019-11-21T00:00:00</dc:date>
              <text:p text:style-name="P1">Used in Product Listing.</text:p>
              <text:p text:style-name="P1"/>
              <text:p text:style-name="P1">1 - yes</text:p>
              <text:p text:style-name="P1">0 - no</text:p>
            </office:annotation>
            <text:p>used_in_product_listing</text:p>
          </table:table-cell>
          <table:table-cell table:style-name="ce30" office:value-type="string" calcext:value-type="string">
            <office:annotation draw:style-name="gr17" draw:text-style-name="P2" svg:width="411.93pt" svg:height="74.24pt" svg:x="2412pt" svg:y="23.24pt" draw:caption-point-x="-11.54pt" draw:caption-point-y="-22.96pt">
              <dc:date>2019-11-21T00:00:00</dc:date>
              <text:p text:style-name="P1">Used for Sorting in Product Listing.</text:p>
              <text:p text:style-name="P1"/>
              <text:p text:style-name="P1">1 - yes</text:p>
              <text:p text:style-name="P1">0 - no</text:p>
            </office:annotation>
            <text:p>used_for_sort_by</text:p>
          </table:table-cell>
          <table:table-cell table:style-name="ce30" office:value-type="string" calcext:value-type="string">
            <text:p>apply_to</text:p>
          </table:table-cell>
          <table:table-cell table:style-name="ce30" office:value-type="string" calcext:value-type="string">
            <office:annotation draw:style-name="gr17" draw:text-style-name="P2" svg:width="394.41pt" svg:height="74.24pt" svg:x="2681.89pt" svg:y="23.24pt" draw:caption-point-x="-11.54pt" draw:caption-point-y="-22.96pt">
              <dc:date>2019-11-21T00:00:00</dc:date>
              <text:p text:style-name="P1">Defines if the attribute is visible in advanced search.</text:p>
              <text:p text:style-name="P1"/>
              <text:p text:style-name="P1">1 - visible</text:p>
              <text:p text:style-name="P1">0 - not visible</text:p>
            </office:annotation>
            <text:p>is_visible_in_advanced_search</text:p>
          </table:table-cell>
          <table:table-cell table:style-name="ce30" office:value-type="string" calcext:value-type="string">
            <office:annotation draw:style-name="gr10" draw:text-style-name="P2" svg:width="430.13pt" svg:height="58.51pt" svg:x="2723.95pt" svg:y="23.24pt" draw:caption-point-x="-11.54pt" draw:caption-point-y="-22.96pt">
              <dc:date>2019-11-21T00:00:00</dc:date>
              <text:p text:style-name="P1">Position of attribute in layered navigation block.</text:p>
              <text:p text:style-name="P1"/>
              <text:p text:style-name="P1">The lower the value, the higher the position.</text:p>
            </office:annotation>
            <text:p>position</text:p>
          </table:table-cell>
          <table:table-cell table:style-name="ce30" office:value-type="string" calcext:value-type="string">
            <text:p>is_wysiwyg_enabled</text:p>
          </table:table-cell>
          <table:table-cell table:style-name="ce30" office:value-type="string" calcext:value-type="string">
            <office:annotation draw:style-name="gr17" draw:text-style-name="P2" svg:width="386.59pt" svg:height="74.24pt" svg:x="2944.54pt" svg:y="23.24pt" draw:caption-point-x="-11.54pt" draw:caption-point-y="-22.96pt">
              <dc:date>2019-11-21T00:00:00</dc:date>
              <text:p text:style-name="P1">Use for Promo Rule Conditions.</text:p>
              <text:p text:style-name="P1"/>
              <text:p text:style-name="P1">1 - yes</text:p>
              <text:p text:style-name="P1">0 - no</text:p>
            </office:annotation>
            <text:p>is_used_for_promo_rules</text:p>
          </table:table-cell>
          <table:table-cell table:style-name="ce30" office:value-type="string" calcext:value-type="string">
            <office:annotation draw:style-name="gr7" draw:text-style-name="P2" svg:width="327.09pt" svg:height="90pt" svg:x="3076.3pt" svg:y="23.24pt" draw:caption-point-x="-11.54pt" draw:caption-point-y="-22.96pt">
              <dc:date>2019-11-21T00:00:00</dc:date>
              <text:p text:style-name="P1">Defines if attribute is required in main store.</text:p>
              <text:p text:style-name="P1"/>
              <text:p text:style-name="P1">1 - yes</text:p>
              <text:p text:style-name="P1">0 - no</text:p>
              <text:p text:style-name="P1"/>
            </office:annotation>
            <text:p>is_required_in_admin_store</text:p>
          </table:table-cell>
          <table:table-cell table:style-name="ce30" office:value-type="string" calcext:value-type="string">
            <office:annotation draw:style-name="gr17" draw:text-style-name="P2" svg:width="324.71pt" svg:height="74.24pt" svg:x="3154.08pt" svg:y="23.24pt" draw:caption-point-x="-11.54pt" draw:caption-point-y="-22.96pt">
              <dc:date>2019-11-21T00:00:00</dc:date>
              <text:p text:style-name="P1">Arrtibute is used in product grid.</text:p>
              <text:p text:style-name="P1"/>
              <text:p text:style-name="P1">1 - yes</text:p>
              <text:p text:style-name="P1">0 - no</text:p>
            </office:annotation>
            <text:p>is_used_in_grid</text:p>
          </table:table-cell>
          <table:table-cell table:style-name="ce30" office:value-type="string" calcext:value-type="string">
            <office:annotation draw:style-name="gr17" draw:text-style-name="P2" svg:width="321.48pt" svg:height="74.24pt" svg:x="3237.45pt" svg:y="23.24pt" draw:caption-point-x="-11.54pt" draw:caption-point-y="-22.96pt">
              <dc:date>2019-11-21T00:00:00</dc:date>
              <text:p text:style-name="P1">Attribute is visible in product catalog.</text:p>
              <text:p text:style-name="P1"/>
              <text:p text:style-name="P1">1 - visible</text:p>
              <text:p text:style-name="P1">0 - hidden</text:p>
            </office:annotation>
            <text:p>is_visible_in_grid</text:p>
          </table:table-cell>
          <table:table-cell table:style-name="ce30" office:value-type="string" calcext:value-type="string">
            <office:annotation draw:style-name="gr17" draw:text-style-name="P2" svg:width="307.96pt" svg:height="74.24pt" svg:x="3331.13pt" svg:y="23.24pt" draw:caption-point-x="-11.54pt" draw:caption-point-y="-22.96pt">
              <dc:date>2019-11-21T00:00:00</dc:date>
              <text:p text:style-name="P1">Attribute is filterable in product catalog.</text:p>
              <text:p text:style-name="P1"/>
              <text:p text:style-name="P1">1 - yes</text:p>
              <text:p text:style-name="P1">0 - no</text:p>
            </office:annotation>
            <text:p>is_filterable_in_grid</text:p>
          </table:table-cell>
          <table:table-cell table:style-name="ce30" office:value-type="string" calcext:value-type="string">
            <office:annotation draw:style-name="gr10" draw:text-style-name="P2" svg:width="315.86pt" svg:height="58.51pt" svg:x="3403.39pt" svg:y="23.24pt" draw:caption-point-x="-11.54pt" draw:caption-point-y="-22.96pt">
              <dc:date>2019-11-21T00:00:00</dc:date>
              <text:p text:style-name="P1">Defines the weight of the attribute in search.</text:p>
              <text:p text:style-name="P1"/>
              <text:p text:style-name="P1">The higher the value, the higher the weight.</text:p>
            </office:annotation>
            <text:p>search_weight</text:p>
          </table:table-cell>
          <table:table-cell table:style-name="ce30" office:value-type="string" calcext:value-type="string">
            <office:annotation draw:style-name="gr13" draw:text-style-name="P2" svg:width="320.6pt" svg:height="26.99pt" svg:x="3478.79pt" svg:y="23.24pt" draw:caption-point-x="-11.54pt" draw:caption-point-y="-22.96pt">
              <dc:date>2019-11-21T00:00:00</dc:date>
              <text:p text:style-name="P1">Additional attribute data.</text:p>
            </office:annotation>
            <text:p>additional_data</text:p>
          </table:table-cell>
          <table:table-cell table:style-name="ce30" table:number-columns-repeated="2"/>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office:value-type="string" calcext:value-type="string">
            <text:p>Color</text:p>
          </table:table-cell>
          <table:table-cell table:number-columns-repeated="2" table:style-name="ce3" office:value-type="string" calcext:value-type="string">
            <text:p>Green</text:p>
          </table:table-cell>
          <table:table-cell table:style-name="ce14" office:value-type="float" office:value="1" calcext:value-type="float">
            <text:p>1</text:p>
          </table:table-cell>
          <table:table-cell table:style-name="ce3" office:value-type="string" calcext:value-type="string">
            <text:p>product</text:p>
          </table:table-cell>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Blue</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Red</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number-columns-repeated="2" table:style-name="ce3" office:value-type="string" calcext:value-type="string">
            <text:p>Yellow</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office:value-type="string" calcext:value-type="string">
            <text:p>Couleur</text:p>
          </table:table-cell>
          <table:table-cell table:style-name="ce3" office:value-type="string" calcext:value-type="string">
            <text:p>Green</text:p>
          </table:table-cell>
          <table:table-cell table:style-name="ce3" office:value-type="string" calcext:value-type="string">
            <text:p>Vert</text:p>
          </table:table-cell>
          <table:table-cell table:style-name="ce14" office:value-type="float" office:value="1" calcext:value-type="float">
            <text:p>1</text:p>
          </table:table-cell>
          <table:table-cell table:style-name="ce3"/>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Blue</text:p>
          </table:table-cell>
          <table:table-cell table:style-name="ce3" office:value-type="string" calcext:value-type="string">
            <text:p>Bleu</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Red</text:p>
          </table:table-cell>
          <table:table-cell table:style-name="ce3" office:value-type="string" calcext:value-type="string">
            <text:p>Rouge</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1" calcext:value-type="float">
            <text:p>1</text:p>
          </table:table-cell>
          <table:table-cell table:style-name="ce3" office:value-type="string" calcext:value-type="string">
            <text:p>New Default</text:p>
          </table:table-cell>
          <table:table-cell table:style-name="ce3" office:value-type="string" calcext:value-type="string">
            <text:p>testing_color</text:p>
          </table:table-cell>
          <table:table-cell table:style-name="ce3"/>
          <table:table-cell table:style-name="ce3" office:value-type="string" calcext:value-type="string">
            <text:p>Yellow</text:p>
          </table:table-cell>
          <table:table-cell table:style-name="ce3" office:value-type="string" calcext:value-type="string">
            <text:p>Jaune</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office:value-type="string" calcext:value-type="string">
            <text:p>Material</text:p>
          </table:table-cell>
          <table:table-cell table:style-name="ce3"/>
          <table:table-cell table:style-name="ce3" office:value-type="string" calcext:value-type="string">
            <text:p>Steel</text:p>
          </table:table-cell>
          <table:table-cell table:style-name="ce14" office:value-type="float" office:value="1" calcext:value-type="float">
            <text:p>1</text:p>
          </table:table-cell>
          <table:table-cell table:style-name="ce3" office:value-type="string" calcext:value-type="string">
            <text:p>product</text:p>
          </table:table-cell>
          <table:table-cell table:style-name="ce3" office:value-type="string" calcext:value-type="string">
            <text:p>General</text:p>
          </table:table-cell>
          <table:table-cell table:style-name="ce3"/>
          <table:table-cell table:style-name="ce3" office:value-type="string" calcext:value-type="string">
            <text:p>int</text:p>
          </table:table-cell>
          <table:table-cell table:style-name="ce3" table:number-columns-repeated="2"/>
          <table:table-cell table:style-name="ce3" table:content-validation-name="val14" office:value-type="string" calcext:value-type="string">
            <text:p>multiselect</text:p>
          </table:table-cell>
          <table:table-cell table:style-name="ce3" table:number-columns-repeated="2"/>
          <table:table-cell table:style-name="ce14" table:content-validation-name="val15" office:value-type="float" office:value="0" calcext:value-type="float">
            <text:p>0</text:p>
          </table:table-cell>
          <table:table-cell table:style-name="ce14" table:content-validation-name="val15" office:value-type="float" office:value="1" calcext:value-type="float">
            <text:p>1</text:p>
          </table:table-cell>
          <table:table-cell table:style-name="ce3"/>
          <table:table-cell table:style-name="ce14" table:content-validation-name="val15" office:value-type="float" office:value="0" calcext:value-type="float">
            <text:p>0</text:p>
          </table:table-cell>
          <table:table-cell table:style-name="ce3" table:number-columns-repeated="2"/>
          <table:table-cell table:style-name="ce14" table:content-validation-name="val16" office:value-type="float" office:value="1" calcext:value-type="float">
            <text:p>1</text:p>
          </table:table-cell>
          <table:table-cell table:number-columns-repeated="9" table:style-name="ce14" table:content-validation-name="val15" office:value-type="float" office:value="1" calcext:value-type="float">
            <text:p>1</text:p>
          </table:table-cell>
          <table:table-cell table:style-name="ce14" table:content-validation-name="val15" office:value-type="float" office:value="0" calcext:value-type="float">
            <text:p>0</text:p>
          </table:table-cell>
          <table:table-cell table:style-name="ce3" office:value-type="string" calcext:value-type="string">
            <text:p>simple,virtual,configurable</text:p>
          </table:table-cell>
          <table:table-cell table:style-name="ce14" table:content-validation-name="val15" office:value-type="float" office:value="1" calcext:value-type="float">
            <text:p>1</text:p>
          </table:table-cell>
          <table:table-cell table:number-columns-repeated="2" table:style-name="ce14" office:value-type="float" office:value="0" calcext:value-type="float">
            <text:p>0</text:p>
          </table:table-cell>
          <table:table-cell table:number-columns-repeated="2" table:style-name="ce14" table:content-validation-name="val15" office:value-type="float" office:value="0" calcext:value-type="float">
            <text:p>0</text:p>
          </table:table-cell>
          <table:table-cell table:style-name="ce14" office:value-type="float" office:value="1" calcext:value-type="float">
            <text:p>1</text:p>
          </table:table-cell>
          <table:table-cell table:style-name="ce14" office:value-type="float" office:value="0" calcext:value-type="float">
            <text:p>0</text:p>
          </table:table-cell>
          <table:table-cell table:number-columns-repeated="2" table:style-name="ce14" office:value-type="float" office:value="1" calcext:value-type="float">
            <text:p>1</text:p>
          </table:table-cell>
          <table:table-cell table:style-name="ce3" table:number-columns-repeated="3"/>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Aluminium</text:p>
          </table:table-cell>
          <table:table-cell table:style-name="ce14" office:value-type="float" office:value="2" calcext:value-type="float">
            <text:p>2</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Wool</text:p>
          </table:table-cell>
          <table:table-cell table:style-name="ce14" office:value-type="float" office:value="3" calcext:value-type="float">
            <text:p>3</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table-cell table:style-name="ce14" office:value-type="float" office:value="0" calcext:value-type="float">
            <text:p>0</text:p>
          </table:table-cell>
          <table:table-cell table:style-name="ce3" office:value-type="string" calcext:value-type="string">
            <text:p>New Default</text:p>
          </table:table-cell>
          <table:table-cell table:style-name="ce3" office:value-type="string" calcext:value-type="string">
            <text:p>testing_material</text:p>
          </table:table-cell>
          <table:table-cell table:style-name="ce3" table:number-columns-repeated="2"/>
          <table:table-cell table:style-name="ce3" office:value-type="string" calcext:value-type="string">
            <text:p>Cotton</text:p>
          </table:table-cell>
          <table:table-cell table:style-name="ce14" office:value-type="float" office:value="4" calcext:value-type="float">
            <text:p>4</text:p>
          </table:table-cell>
          <table:table-cell table:style-name="ce3" table:number-columns-repeated="6"/>
          <table:table-cell table:style-name="ce3" table:content-validation-name="val14"/>
          <table:table-cell table:style-name="ce3" table:number-columns-repeated="2"/>
          <table:table-cell table:style-name="ce3" table:content-validation-name="val15" table:number-columns-repeated="2"/>
          <table:table-cell table:style-name="ce3"/>
          <table:table-cell table:style-name="ce3" table:content-validation-name="val15"/>
          <table:table-cell table:style-name="ce3" table:number-columns-repeated="2"/>
          <table:table-cell table:style-name="ce3" table:content-validation-name="val16"/>
          <table:table-cell table:style-name="ce3" table:content-validation-name="val15" table:number-columns-repeated="10"/>
          <table:table-cell table:style-name="ce3"/>
          <table:table-cell table:style-name="ce3" table:content-validation-name="val15"/>
          <table:table-cell table:style-name="ce3" table:number-columns-repeated="2"/>
          <table:table-cell table:style-name="ce3" table:content-validation-name="val15" table:number-columns-repeated="2"/>
          <table:table-cell table:style-name="ce3" table:number-columns-repeated="7"/>
          <table:table-cell table:number-columns-repeated="978"/>
        </table:table-row>
        <table:table-row table:style-name="ro2" table:number-rows-repeated="6">
          <table:table-cell table:style-name="ce31"/>
          <table:table-cell table:style-name="ce32" table:number-columns-repeated="5"/>
          <table:table-cell table:style-name="ce31"/>
          <table:table-cell table:style-name="ce32" table:number-columns-repeated="39"/>
          <table:table-cell table:number-columns-repeated="978"/>
        </table:table-row>
        <table:table-row table:style-name="ro2" table:number-rows-repeated="2">
          <table:table-cell table:style-name="ce32" table:number-columns-repeated="46"/>
          <table:table-cell table:number-columns-repeated="978"/>
        </table:table-row>
        <table:table-row table:style-name="ro3" table:number-rows-repeated="1048554">
          <table:table-cell table:number-columns-repeated="1024"/>
        </table:table-row>
        <table:table-row table:style-name="ro3">
          <table:table-cell table:number-columns-repeated="1024"/>
        </table:table-row>
      </table:table>
      <table:table table:name="M1&gt;M2 migration (M1 table)" table:style-name="ta4">
        <table:table-column table:style-name="co6" table:number-columns-repeated="1024" table:default-cell-style-name="Default"/>
        <table:table-row table:style-name="ro2">
          <table:table-cell table:style-name="ce6" office:value-type="string" calcext:value-type="string">
            <text:p>sku</text:p>
          </table:table-cell>
          <table:table-cell table:style-name="ce6" office:value-type="string" calcext:value-type="string">
            <text:p>_store</text:p>
          </table:table-cell>
          <table:table-cell table:style-name="ce6" office:value-type="string" calcext:value-type="string">
            <text:p>_attribute_set</text:p>
          </table:table-cell>
          <table:table-cell table:style-name="ce6" office:value-type="string" calcext:value-type="string">
            <text:p>_type</text:p>
          </table:table-cell>
          <table:table-cell table:style-name="ce6" office:value-type="string" calcext:value-type="string">
            <text:p>_category</text:p>
          </table:table-cell>
          <table:table-cell table:style-name="ce6" office:value-type="string" calcext:value-type="string">
            <text:p>_root_category</text:p>
          </table:table-cell>
          <table:table-cell table:style-name="ce6" office:value-type="string" calcext:value-type="string">
            <text:p>_product_websites</text:p>
          </table:table-cell>
          <table:table-cell table:style-name="ce6" office:value-type="string" calcext:value-type="string">
            <text:p>activation_information</text:p>
          </table:table-cell>
          <table:table-cell table:style-name="ce6" office:value-type="string" calcext:value-type="string">
            <text:p>color</text:p>
          </table:table-cell>
          <table:table-cell table:style-name="ce6" office:value-type="string" calcext:value-type="string">
            <text:p>computer_manufacturers</text:p>
          </table:table-cell>
          <table:table-cell table:style-name="ce6" office:value-type="string" calcext:value-type="string">
            <text:p>contrast_ratio</text:p>
          </table:table-cell>
          <table:table-cell table:style-name="ce6" office:value-type="string" calcext:value-type="string">
            <text:p>cost</text:p>
          </table:table-cell>
          <table:table-cell table:style-name="ce6" office:value-type="string" calcext:value-type="string">
            <text:p>country_of_manufacture</text:p>
          </table:table-cell>
          <table:table-cell table:style-name="ce6" office:value-type="string" calcext:value-type="string">
            <text:p>country_orgin</text:p>
          </table:table-cell>
          <table:table-cell table:style-name="ce6" office:value-type="string" calcext:value-type="string">
            <text:p>cpu_speed</text:p>
          </table:table-cell>
          <table:table-cell table:style-name="ce6" office:value-type="string" calcext:value-type="string">
            <text:p>created_at</text:p>
          </table:table-cell>
          <table:table-cell table:style-name="ce6" office:value-type="string" calcext:value-type="string">
            <text:p>custom_design</text:p>
          </table:table-cell>
          <table:table-cell table:style-name="ce6" office:value-type="string" calcext:value-type="string">
            <text:p>custom_design_from</text:p>
          </table:table-cell>
          <table:table-cell table:style-name="ce6" office:value-type="string" calcext:value-type="string">
            <text:p>custom_design_to</text:p>
          </table:table-cell>
          <table:table-cell table:style-name="ce6" office:value-type="string" calcext:value-type="string">
            <text:p>custom_layout_update</text:p>
          </table:table-cell>
          <table:table-cell table:style-name="ce6" office:value-type="string" calcext:value-type="string">
            <text:p>description</text:p>
          </table:table-cell>
          <table:table-cell table:style-name="ce6" office:value-type="string" calcext:value-type="string">
            <text:p>dimension</text:p>
          </table:table-cell>
          <table:table-cell table:style-name="ce6" office:value-type="string" calcext:value-type="string">
            <text:p>finish</text:p>
          </table:table-cell>
          <table:table-cell table:style-name="ce6" office:value-type="string" calcext:value-type="string">
            <text:p>gallery</text:p>
          </table:table-cell>
          <table:table-cell table:style-name="ce6" office:value-type="string" calcext:value-type="string">
            <text:p>gender</text:p>
          </table:table-cell>
          <table:table-cell table:style-name="ce6" office:value-type="string" calcext:value-type="string">
            <text:p>gift_message_available</text:p>
          </table:table-cell>
          <table:table-cell table:style-name="ce6" office:value-type="string" calcext:value-type="string">
            <text:p>harddrive_speed</text:p>
          </table:table-cell>
          <table:table-cell table:style-name="ce6" office:value-type="string" calcext:value-type="string">
            <text:p>hardrive</text:p>
          </table:table-cell>
          <table:table-cell table:style-name="ce6" office:value-type="string" calcext:value-type="string">
            <text:p>has_options</text:p>
          </table:table-cell>
          <table:table-cell table:style-name="ce6" office:value-type="string" calcext:value-type="string">
            <text:p>image</text:p>
          </table:table-cell>
          <table:table-cell table:style-name="ce6" office:value-type="string" calcext:value-type="string">
            <text:p>image_label</text:p>
          </table:table-cell>
          <table:table-cell table:style-name="ce6" office:value-type="string" calcext:value-type="string">
            <text:p>in_depth</text:p>
          </table:table-cell>
          <table:table-cell table:style-name="ce6" office:value-type="string" calcext:value-type="string">
            <text:p>manufacturer</text:p>
          </table:table-cell>
          <table:table-cell table:style-name="ce6" office:value-type="string" calcext:value-type="string">
            <text:p>max_resolution</text:p>
          </table:table-cell>
          <table:table-cell table:style-name="ce6" office:value-type="string" calcext:value-type="string">
            <text:p>media_gallery</text:p>
          </table:table-cell>
          <table:table-cell table:style-name="ce6" office:value-type="string" calcext:value-type="string">
            <text:p>megapixels</text:p>
          </table:table-cell>
          <table:table-cell table:style-name="ce6" office:value-type="string" calcext:value-type="string">
            <text:p>memory</text:p>
          </table:table-cell>
          <table:table-cell table:style-name="ce6" office:value-type="string" calcext:value-type="string">
            <text:p>meta_description</text:p>
          </table:table-cell>
          <table:table-cell table:style-name="ce6" office:value-type="string" calcext:value-type="string">
            <text:p>meta_keyword</text:p>
          </table:table-cell>
          <table:table-cell table:style-name="ce6" office:value-type="string" calcext:value-type="string">
            <text:p>meta_title</text:p>
          </table:table-cell>
          <table:table-cell table:style-name="ce6" office:value-type="string" calcext:value-type="string">
            <text:p>minimal_price</text:p>
          </table:table-cell>
          <table:table-cell table:style-name="ce6" office:value-type="string" calcext:value-type="string">
            <text:p>model</text:p>
          </table:table-cell>
          <table:table-cell table:style-name="ce6" office:value-type="string" calcext:value-type="string">
            <text:p>msrp</text:p>
          </table:table-cell>
          <table:table-cell table:style-name="ce6" office:value-type="string" calcext:value-type="string">
            <text:p>msrp_display_actual_price_type</text:p>
          </table:table-cell>
          <table:table-cell table:style-name="ce6" office:value-type="string" calcext:value-type="string">
            <text:p>msrp_enabled</text:p>
          </table:table-cell>
          <table:table-cell table:style-name="ce6" office:value-type="string" calcext:value-type="string">
            <text:p>name</text:p>
          </table:table-cell>
          <table:table-cell table:style-name="ce6" office:value-type="string" calcext:value-type="string">
            <text:p>news_from_date</text:p>
          </table:table-cell>
          <table:table-cell table:style-name="ce6" office:value-type="string" calcext:value-type="string">
            <text:p>news_to_date</text:p>
          </table:table-cell>
          <table:table-cell table:style-name="ce6" office:value-type="string" calcext:value-type="string">
            <text:p>options_container</text:p>
          </table:table-cell>
          <table:table-cell table:style-name="ce6" office:value-type="string" calcext:value-type="string">
            <text:p>page_layout</text:p>
          </table:table-cell>
          <table:table-cell table:style-name="ce6" office:value-type="string" calcext:value-type="string">
            <text:p>price</text:p>
          </table:table-cell>
          <table:table-cell table:style-name="ce6" office:value-type="string" calcext:value-type="string">
            <text:p>processor</text:p>
          </table:table-cell>
          <table:table-cell table:style-name="ce6" office:value-type="string" calcext:value-type="string">
            <text:p>ram_size</text:p>
          </table:table-cell>
          <table:table-cell table:style-name="ce6" office:value-type="string" calcext:value-type="string">
            <text:p>required_options</text:p>
          </table:table-cell>
          <table:table-cell table:style-name="ce6" office:value-type="string" calcext:value-type="string">
            <text:p>response_time</text:p>
          </table:table-cell>
          <table:table-cell table:style-name="ce6" office:value-type="string" calcext:value-type="string">
            <text:p>room</text:p>
          </table:table-cell>
          <table:table-cell table:style-name="ce6" office:value-type="string" calcext:value-type="string">
            <text:p>screensize</text:p>
          </table:table-cell>
          <table:table-cell table:style-name="ce6" office:value-type="string" calcext:value-type="string">
            <text:p>shape</text:p>
          </table:table-cell>
          <table:table-cell table:style-name="ce6" office:value-type="string" calcext:value-type="string">
            <text:p>shirt_size</text:p>
          </table:table-cell>
          <table:table-cell table:style-name="ce6" office:value-type="string" calcext:value-type="string">
            <text:p>shoe_size</text:p>
          </table:table-cell>
          <table:table-cell table:style-name="ce6" office:value-type="string" calcext:value-type="string">
            <text:p>shoe_type</text:p>
          </table:table-cell>
          <table:table-cell table:style-name="ce6" office:value-type="string" calcext:value-type="string">
            <text:p>short_description</text:p>
          </table:table-cell>
          <table:table-cell table:style-name="ce6" office:value-type="string" calcext:value-type="string">
            <text:p>small_image</text:p>
          </table:table-cell>
          <table:table-cell table:style-name="ce6" office:value-type="string" calcext:value-type="string">
            <text:p>small_image_label</text:p>
          </table:table-cell>
          <table:table-cell table:style-name="ce6" office:value-type="string" calcext:value-type="string">
            <text:p>special_from_date</text:p>
          </table:table-cell>
          <table:table-cell table:style-name="ce6" office:value-type="string" calcext:value-type="string">
            <text:p>special_price</text:p>
          </table:table-cell>
          <table:table-cell table:style-name="ce6" office:value-type="string" calcext:value-type="string">
            <text:p>special_to_date</text:p>
          </table:table-cell>
          <table:table-cell table:style-name="ce6" office:value-type="string" calcext:value-type="string">
            <text:p>status</text:p>
          </table:table-cell>
          <table:table-cell table:style-name="ce6" office:value-type="string" calcext:value-type="string">
            <text:p>tax_class_id</text:p>
          </table:table-cell>
          <table:table-cell table:style-name="ce6" office:value-type="string" calcext:value-type="string">
            <text:p>thumbnail</text:p>
          </table:table-cell>
          <table:table-cell table:style-name="ce6" office:value-type="string" calcext:value-type="string">
            <text:p>thumbnail_label</text:p>
          </table:table-cell>
          <table:table-cell table:style-name="ce6" office:value-type="string" calcext:value-type="string">
            <text:p>updated_at</text:p>
          </table:table-cell>
          <table:table-cell table:style-name="ce6" office:value-type="string" calcext:value-type="string">
            <text:p>url_key</text:p>
          </table:table-cell>
          <table:table-cell table:style-name="ce6" office:value-type="string" calcext:value-type="string">
            <text:p>url_path</text:p>
          </table:table-cell>
          <table:table-cell table:style-name="ce6" office:value-type="string" calcext:value-type="string">
            <text:p>visibility</text:p>
          </table:table-cell>
          <table:table-cell table:style-name="ce6" office:value-type="string" calcext:value-type="string">
            <text:p>weight</text:p>
          </table:table-cell>
          <table:table-cell table:style-name="ce6" office:value-type="string" calcext:value-type="string">
            <text:p>qty</text:p>
          </table:table-cell>
          <table:table-cell table:style-name="ce6" office:value-type="string" calcext:value-type="string">
            <text:p>min_qty</text:p>
          </table:table-cell>
          <table:table-cell table:style-name="ce6" office:value-type="string" calcext:value-type="string">
            <text:p>use_config_min_qty</text:p>
          </table:table-cell>
          <table:table-cell table:style-name="ce6" office:value-type="string" calcext:value-type="string">
            <text:p>is_qty_decimal</text:p>
          </table:table-cell>
          <table:table-cell table:style-name="ce6" office:value-type="string" calcext:value-type="string">
            <text:p>backorders</text:p>
          </table:table-cell>
          <table:table-cell table:style-name="ce6" office:value-type="string" calcext:value-type="string">
            <text:p>use_config_backorders</text:p>
          </table:table-cell>
          <table:table-cell table:style-name="ce6" office:value-type="string" calcext:value-type="string">
            <text:p>min_sale_qty</text:p>
          </table:table-cell>
          <table:table-cell table:style-name="ce6" office:value-type="string" calcext:value-type="string">
            <text:p>use_config_min_sale_qty</text:p>
          </table:table-cell>
          <table:table-cell table:style-name="ce6" office:value-type="string" calcext:value-type="string">
            <text:p>max_sale_qty</text:p>
          </table:table-cell>
          <table:table-cell table:style-name="ce6" office:value-type="string" calcext:value-type="string">
            <text:p>use_config_max_sale_qty</text:p>
          </table:table-cell>
          <table:table-cell table:style-name="ce6" office:value-type="string" calcext:value-type="string">
            <text:p>is_in_stock</text:p>
          </table:table-cell>
          <table:table-cell table:style-name="ce6" office:value-type="string" calcext:value-type="string">
            <text:p>notify_stock_qty</text:p>
          </table:table-cell>
          <table:table-cell table:style-name="ce6" office:value-type="string" calcext:value-type="string">
            <text:p>use_config_notify_stock_qty</text:p>
          </table:table-cell>
          <table:table-cell table:style-name="ce6" office:value-type="string" calcext:value-type="string">
            <text:p>manage_stock</text:p>
          </table:table-cell>
          <table:table-cell table:style-name="ce6" office:value-type="string" calcext:value-type="string">
            <text:p>use_config_manage_stock</text:p>
          </table:table-cell>
          <table:table-cell table:style-name="ce6" office:value-type="string" calcext:value-type="string">
            <text:p>stock_status_changed_auto</text:p>
          </table:table-cell>
          <table:table-cell table:style-name="ce6" office:value-type="string" calcext:value-type="string">
            <text:p>use_config_qty_increments</text:p>
          </table:table-cell>
          <table:table-cell table:style-name="ce6" office:value-type="string" calcext:value-type="string">
            <text:p>qty_increments</text:p>
          </table:table-cell>
          <table:table-cell table:style-name="ce6" office:value-type="string" calcext:value-type="string">
            <text:p>use_config_enable_qty_inc</text:p>
          </table:table-cell>
          <table:table-cell table:style-name="ce6" office:value-type="string" calcext:value-type="string">
            <text:p>enable_qty_increments</text:p>
          </table:table-cell>
          <table:table-cell table:style-name="ce6" office:value-type="string" calcext:value-type="string">
            <text:p>is_decimal_divided</text:p>
          </table:table-cell>
          <table:table-cell table:style-name="ce6" office:value-type="string" calcext:value-type="string">
            <text:p>_links_related_sku</text:p>
          </table:table-cell>
          <table:table-cell table:style-name="ce6" office:value-type="string" calcext:value-type="string">
            <text:p>_links_related_position</text:p>
          </table:table-cell>
          <table:table-cell table:style-name="ce6" office:value-type="string" calcext:value-type="string">
            <text:p>_links_crosssell_sku</text:p>
          </table:table-cell>
          <table:table-cell table:style-name="ce6" office:value-type="string" calcext:value-type="string">
            <text:p>_links_crosssell_position</text:p>
          </table:table-cell>
          <table:table-cell table:style-name="ce6" office:value-type="string" calcext:value-type="string">
            <text:p>_links_upsell_sku</text:p>
          </table:table-cell>
          <table:table-cell table:style-name="ce6" office:value-type="string" calcext:value-type="string">
            <text:p>_links_upsell_position</text:p>
          </table:table-cell>
          <table:table-cell table:style-name="ce6" office:value-type="string" calcext:value-type="string">
            <text:p>_associated_sku</text:p>
          </table:table-cell>
          <table:table-cell table:style-name="ce6" office:value-type="string" calcext:value-type="string">
            <text:p>_associated_default_qty</text:p>
          </table:table-cell>
          <table:table-cell table:style-name="ce6" office:value-type="string" calcext:value-type="string">
            <text:p>_associated_position</text:p>
          </table:table-cell>
          <table:table-cell table:style-name="ce6" office:value-type="string" calcext:value-type="string">
            <text:p>_tier_price_website</text:p>
          </table:table-cell>
          <table:table-cell table:style-name="ce6" office:value-type="string" calcext:value-type="string">
            <text:p>_tier_price_customer_group</text:p>
          </table:table-cell>
          <table:table-cell table:style-name="ce6" office:value-type="string" calcext:value-type="string">
            <text:p>_tier_price_qty</text:p>
          </table:table-cell>
          <table:table-cell table:style-name="ce6" office:value-type="string" calcext:value-type="string">
            <text:p>_tier_price_price</text:p>
          </table:table-cell>
          <table:table-cell table:style-name="ce6" office:value-type="string" calcext:value-type="string">
            <text:p>_group_price_website</text:p>
          </table:table-cell>
          <table:table-cell table:style-name="ce6" office:value-type="string" calcext:value-type="string">
            <text:p>_group_price_customer_group</text:p>
          </table:table-cell>
          <table:table-cell table:style-name="ce6" office:value-type="string" calcext:value-type="string">
            <text:p>_group_price_price</text:p>
          </table:table-cell>
          <table:table-cell table:style-name="ce6" office:value-type="string" calcext:value-type="string">
            <text:p>_media_attribute_id</text:p>
          </table:table-cell>
          <table:table-cell table:style-name="ce6" office:value-type="string" calcext:value-type="string">
            <text:p>_media_image</text:p>
          </table:table-cell>
          <table:table-cell table:style-name="ce6" office:value-type="string" calcext:value-type="string">
            <text:p>_media_lable</text:p>
          </table:table-cell>
          <table:table-cell table:style-name="ce6" office:value-type="string" calcext:value-type="string">
            <text:p>_media_position</text:p>
          </table:table-cell>
          <table:table-cell table:style-name="ce6" office:value-type="string" calcext:value-type="string">
            <text:p>_media_is_disabled</text:p>
          </table:table-cell>
          <table:table-cell table:style-name="ce6" office:value-type="string" calcext:value-type="string">
            <text:p>_custom_option_store</text:p>
          </table:table-cell>
          <table:table-cell table:style-name="ce6" office:value-type="string" calcext:value-type="string">
            <text:p>_custom_option_type</text:p>
          </table:table-cell>
          <table:table-cell table:style-name="ce6" office:value-type="string" calcext:value-type="string">
            <text:p>_custom_option_title</text:p>
          </table:table-cell>
          <table:table-cell table:style-name="ce6" office:value-type="string" calcext:value-type="string">
            <text:p>_custom_option_is_required</text:p>
          </table:table-cell>
          <table:table-cell table:style-name="ce6" office:value-type="string" calcext:value-type="string">
            <text:p>_custom_option_price</text:p>
          </table:table-cell>
          <table:table-cell table:style-name="ce6" office:value-type="string" calcext:value-type="string">
            <text:p>_custom_option_sku</text:p>
          </table:table-cell>
          <table:table-cell table:style-name="ce6" office:value-type="string" calcext:value-type="string">
            <text:p>_custom_option_max_characters</text:p>
          </table:table-cell>
          <table:table-cell table:style-name="ce6" office:value-type="string" calcext:value-type="string">
            <text:p>_custom_option_sort_order</text:p>
          </table:table-cell>
          <table:table-cell table:style-name="ce6" office:value-type="string" calcext:value-type="string">
            <text:p>_custom_option_row_title</text:p>
          </table:table-cell>
          <table:table-cell table:style-name="ce6" office:value-type="string" calcext:value-type="string">
            <text:p>_custom_option_row_price</text:p>
          </table:table-cell>
          <table:table-cell table:style-name="ce6" office:value-type="string" calcext:value-type="string">
            <text:p>_custom_option_row_sku</text:p>
          </table:table-cell>
          <table:table-cell table:style-name="ce6" office:value-type="string" calcext:value-type="string">
            <text:p>_custom_option_row_sort</text:p>
          </table:table-cell>
          <table:table-cell table:style-name="ce6" office:value-type="string" calcext:value-type="string">
            <text:p>_super_products_sku</text:p>
          </table:table-cell>
          <table:table-cell table:style-name="ce6" office:value-type="string" calcext:value-type="string">
            <text:p>_super_attribute_code</text:p>
          </table:table-cell>
          <table:table-cell table:style-name="ce6" office:value-type="string" calcext:value-type="string">
            <text:p>_super_attribute_option</text:p>
          </table:table-cell>
          <table:table-cell table:style-name="ce6" office:value-type="string" calcext:value-type="string">
            <text:p>_super_attribute_price_corr</text:p>
          </table:table-cell>
          <table:table-cell table:style-name="ce6" office:value-type="string" calcext:value-type="string">
            <office:annotation draw:style-name="gr10" draw:text-style-name="P2" svg:width="320.6pt" svg:height="61.68pt" svg:x="10831.49pt" svg:y="21.66pt" draw:caption-point-x="-11.54pt" draw:caption-point-y="-21.37pt">
              <dc:date>2019-11-21T00:00:00</dc:date>
              <text:p text:style-name="P1">If you have bundle products at your Magento 1 you need to add this attribute.</text:p>
              <text:p text:style-name="P1"/>
              <text:p text:style-name="P1">This attribute tells Magento 2 which price type you have selected for the bundle product.</text:p>
            </office:annotation>
            <text:p>price_type</text:p>
          </table:table-cell>
          <table:table-cell table:style-name="ce6" office:value-type="string" calcext:value-type="string">
            <office:annotation draw:style-name="gr10" draw:text-style-name="P2" svg:width="320.6pt" svg:height="61.68pt" svg:x="10911.63pt" svg:y="21.66pt" draw:caption-point-x="-11.54pt" draw:caption-point-y="-21.37pt">
              <dc:date>2019-11-21T00:00:00</dc:date>
              <text:p text:style-name="P1">If you have bundle products at your Magento 1 you need to add this attribute.</text:p>
              <text:p text:style-name="P1"/>
              <text:p text:style-name="P1">This attribute tells Magento 2 how the SKUs of the assigned products should be generated.</text:p>
            </office:annotation>
            <text:p>sku_type</text:p>
          </table:table-cell>
          <table:table-cell table:style-name="ce6" office:value-type="string" calcext:value-type="string">
            <office:annotation draw:style-name="gr10" draw:text-style-name="P2" svg:width="320.6pt" svg:height="72.88pt" svg:x="10991.79pt" svg:y="16.07pt" draw:caption-point-x="-11.54pt" draw:caption-point-y="-15.79pt">
              <dc:date>2019-11-21T00:00:00</dc:date>
              <text:p text:style-name="P1">If you have bundle products at your Magento 1 you need to add this attribute.</text:p>
              <text:p text:style-name="P1"/>
              <text:p text:style-name="P1">This attribute tells Magento 2 how much the bundle weights. Either the weight is calculated as a sum of all simple products, or bundle product has a set weight.</text:p>
            </office:annotation>
            <text:p>weight_type</text:p>
          </table:table-cell>
          <table:table-cell table:style-name="ce6" office:value-type="string" calcext:value-type="string">
            <office:annotation draw:style-name="gr10" draw:text-style-name="P2" svg:width="320.6pt" svg:height="58.51pt" svg:x="11071.93pt" svg:y="23.24pt" draw:caption-point-x="-11.54pt" draw:caption-point-y="-22.96pt">
              <dc:date>2019-11-21T00:00:00</dc:date>
              <text:p text:style-name="P1">If you have bundle products at your Magento 1 you need to add this attribute.</text:p>
              <text:p text:style-name="P1"/>
              <text:p text:style-name="P1">This attribute tells Magneto 2 how the price view option is set up.</text:p>
            </office:annotation>
            <text:p>price_view</text:p>
          </table:table-cell>
          <table:table-cell table:style-name="ce6" office:value-type="string" calcext:value-type="string">
            <office:annotation draw:style-name="gr10" draw:text-style-name="P2" svg:width="320.6pt" svg:height="61.68pt" svg:x="11152.09pt" svg:y="21.66pt" draw:caption-point-x="-11.54pt" draw:caption-point-y="-21.37pt">
              <dc:date>2019-11-21T00:00:00</dc:date>
              <text:p text:style-name="P1">If you have bundle products at your Magento 1 you need to add this attribute.</text:p>
              <text:p text:style-name="P1"/>
              <text:p text:style-name="P1">This attribute tells Magento 2 whether the bundle items should be shipped together or separately.</text:p>
            </office:annotation>
            <text:p>shipment_type</text:p>
          </table:table-cell>
          <table:table-cell table:number-columns-repeated="885"/>
        </table:table-row>
        <table:table-row table:style-name="ro2">
          <table:table-cell table:style-name="ce33" office:value-type="string" calcext:value-type="string">
            <text:p>sample-simple</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6:45" calcext:value-type="date">
            <text:p>2018-06-14 8:06:45</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simp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06:45" calcext:value-type="date">
            <text:p>2018-06-14 8:06:45</text:p>
          </table:table-cell>
          <table:table-cell table:style-name="ce33" office:value-type="string" calcext:value-type="string">
            <text:p>sample-simple</text:p>
          </table:table-cell>
          <table:table-cell table:style-name="ce33" office:value-type="string" calcext:value-type="string">
            <text:p>sample-simple.html</text:p>
          </table:table-cell>
          <table:table-cell table:style-name="ce36" office:value-type="float" office:value="4" calcext:value-type="float">
            <text:p>4</text:p>
          </table:table-cell>
          <table:table-cell table:style-name="ce36" office:value-type="float" office:value="10" calcext:value-type="float">
            <text:p>10</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9"/>
          <table:table-cell table:number-columns-repeated="2" table:style-name="ce33" office:value-type="string" calcext:value-type="string">
            <text:p>all</text:p>
          </table:table-cell>
          <table:table-cell table:style-name="ce36" office:value-type="float" office:value="10" calcext:value-type="float">
            <text:p>10</text:p>
          </table:table-cell>
          <table:table-cell table:style-name="ce36" office:value-type="float" office:value="90" calcext:value-type="float">
            <text:p>90</text:p>
          </table:table-cell>
          <table:table-cell table:style-name="ce33" office:value-type="string" calcext:value-type="string">
            <text:p>all</text:p>
          </table:table-cell>
          <table:table-cell table:style-name="ce36" office:value-type="float" office:value="1" calcext:value-type="float">
            <text:p>1</text:p>
          </table:table-cell>
          <table:table-cell table:style-name="ce36" office:value-type="float" office:value="95" calcext:value-type="float">
            <text:p>95</text:p>
          </table:table-cell>
          <table:table-cell table:style-name="ce33" table:number-columns-repeated="6"/>
          <table:table-cell table:style-name="ce33" office:value-type="string" calcext:value-type="string">
            <text:p>drop_down</text:p>
          </table:table-cell>
          <table:table-cell table:style-name="ce33" office:value-type="string" calcext:value-type="string">
            <text:p>Custom option</text:p>
          </table:table-cell>
          <table:table-cell table:style-name="ce36" office:value-type="float" office:value="0" calcext:value-type="float">
            <text:p>0</text:p>
          </table:table-cell>
          <table:table-cell table:style-name="ce33" table:number-columns-repeated="2"/>
          <table:table-cell table:style-name="ce36" office:value-type="float" office:value="0" calcext:value-type="float">
            <text:p>0</text:p>
          </table:table-cell>
          <table:table-cell table:style-name="ce36" office:value-type="float" office:value="1" calcext:value-type="float">
            <text:p>1</text:p>
          </table:table-cell>
          <table:table-cell table:style-name="ce33" office:value-type="string" calcext:value-type="string">
            <text:p>Option 1</text:p>
          </table:table-cell>
          <table:table-cell table:style-name="ce36" office:value-type="float" office:value="100" calcext:value-type="float">
            <text:p>100</text:p>
          </table:table-cell>
          <table:table-cell table:style-name="ce33" office:value-type="string" calcext:value-type="string">
            <text:p>option1</text:p>
          </table:table-cell>
          <table:table-cell table:style-name="ce36" office:value-type="float" office:value="1" calcext:value-type="float">
            <text:p>1</text:p>
          </table:table-cell>
          <table:table-cell table:style-name="ce33" table:number-columns-repeated="9"/>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0"/>
          <table:table-cell table:style-name="ce33" office:value-type="string" calcext:value-type="string">
            <text:p>Option 2</text:p>
          </table:table-cell>
          <table:table-cell table:style-name="ce37" office:value-type="percentage" office:value="0.5" calcext:value-type="percentage">
            <text:p>50.00%</text:p>
          </table:table-cell>
          <table:table-cell table:style-name="ce33" office:value-type="string" calcext:value-type="string">
            <text:p>option2</text:p>
          </table:table-cell>
          <table:table-cell table:style-name="ce36" office:value-type="float" office:value="2" calcext:value-type="float">
            <text:p>2</text:p>
          </table:table-cell>
          <table:table-cell table:style-name="ce33" table:number-columns-repeated="9"/>
          <table:table-cell table:number-columns-repeated="885"/>
        </table:table-row>
        <table:table-row table:style-name="ro2">
          <table:table-cell table:style-name="ce33" table:number-columns-repeated="118"/>
          <table:table-cell table:style-name="ce33" office:value-type="string" calcext:value-type="string">
            <text:p>default</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german</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french</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office:value-type="string" calcext:value-type="string">
            <text:p>sample-simple-2</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7:13" calcext:value-type="date">
            <text:p>2018-06-14 8:07:13</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simple product 2</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2" calcext:value-type="float">
            <text:p>2</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07:42" calcext:value-type="date">
            <text:p>2018-06-14 8:07:42</text:p>
          </table:table-cell>
          <table:table-cell table:style-name="ce33" office:value-type="string" calcext:value-type="string">
            <text:p>sample-simple-2</text:p>
          </table:table-cell>
          <table:table-cell table:style-name="ce33" office:value-type="string" calcext:value-type="string">
            <text:p>sample-simple-2.html</text:p>
          </table:table-cell>
          <table:table-cell table:style-name="ce36" office:value-type="float" office:value="4" calcext:value-type="float">
            <text:p>4</text:p>
          </table:table-cell>
          <table:table-cell table:style-name="ce36" office:value-type="float" office:value="10" calcext:value-type="float">
            <text:p>10</text:p>
          </table:table-cell>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9"/>
          <table:table-cell table:number-columns-repeated="2" table:style-name="ce33" office:value-type="string" calcext:value-type="string">
            <text:p>all</text:p>
          </table:table-cell>
          <table:table-cell table:style-name="ce36" office:value-type="float" office:value="10" calcext:value-type="float">
            <text:p>10</text:p>
          </table:table-cell>
          <table:table-cell table:style-name="ce36" office:value-type="float" office:value="90" calcext:value-type="float">
            <text:p>90</text:p>
          </table:table-cell>
          <table:table-cell table:style-name="ce33" office:value-type="string" calcext:value-type="string">
            <text:p>all</text:p>
          </table:table-cell>
          <table:table-cell table:style-name="ce36" office:value-type="float" office:value="1" calcext:value-type="float">
            <text:p>1</text:p>
          </table:table-cell>
          <table:table-cell table:style-name="ce36" office:value-type="float" office:value="95" calcext:value-type="float">
            <text:p>95</text:p>
          </table:table-cell>
          <table:table-cell table:style-name="ce33" table:number-columns-repeated="6"/>
          <table:table-cell table:style-name="ce33" office:value-type="string" calcext:value-type="string">
            <text:p>drop_down</text:p>
          </table:table-cell>
          <table:table-cell table:style-name="ce33" office:value-type="string" calcext:value-type="string">
            <text:p>Custom option</text:p>
          </table:table-cell>
          <table:table-cell table:style-name="ce36" office:value-type="float" office:value="0" calcext:value-type="float">
            <text:p>0</text:p>
          </table:table-cell>
          <table:table-cell table:style-name="ce33" table:number-columns-repeated="2"/>
          <table:table-cell table:style-name="ce36" office:value-type="float" office:value="0" calcext:value-type="float">
            <text:p>0</text:p>
          </table:table-cell>
          <table:table-cell table:style-name="ce36" office:value-type="float" office:value="1" calcext:value-type="float">
            <text:p>1</text:p>
          </table:table-cell>
          <table:table-cell table:style-name="ce33" office:value-type="string" calcext:value-type="string">
            <text:p>Option 1</text:p>
          </table:table-cell>
          <table:table-cell table:style-name="ce36" office:value-type="float" office:value="100" calcext:value-type="float">
            <text:p>100</text:p>
          </table:table-cell>
          <table:table-cell table:style-name="ce33" office:value-type="string" calcext:value-type="string">
            <text:p>option1</text:p>
          </table:table-cell>
          <table:table-cell table:style-name="ce36" office:value-type="float" office:value="1" calcext:value-type="float">
            <text:p>1</text:p>
          </table:table-cell>
          <table:table-cell table:style-name="ce33" table:number-columns-repeated="9"/>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0"/>
          <table:table-cell table:style-name="ce33" office:value-type="string" calcext:value-type="string">
            <text:p>Option 2</text:p>
          </table:table-cell>
          <table:table-cell table:style-name="ce37" office:value-type="percentage" office:value="0.5" calcext:value-type="percentage">
            <text:p>50.00%</text:p>
          </table:table-cell>
          <table:table-cell table:style-name="ce33" office:value-type="string" calcext:value-type="string">
            <text:p>option2</text:p>
          </table:table-cell>
          <table:table-cell table:style-name="ce36" office:value-type="float" office:value="2" calcext:value-type="float">
            <text:p>2</text:p>
          </table:table-cell>
          <table:table-cell table:style-name="ce33" table:number-columns-repeated="9"/>
          <table:table-cell table:number-columns-repeated="885"/>
        </table:table-row>
        <table:table-row table:style-name="ro2">
          <table:table-cell table:style-name="ce33" table:number-columns-repeated="118"/>
          <table:table-cell table:style-name="ce33" office:value-type="string" calcext:value-type="string">
            <text:p>default</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german</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table:number-columns-repeated="118"/>
          <table:table-cell table:style-name="ce33" office:value-type="string" calcext:value-type="string">
            <text:p>french</text:p>
          </table:table-cell>
          <table:table-cell table:style-name="ce33" table:number-columns-repeated="7"/>
          <table:table-cell table:style-name="ce33" office:value-type="string" calcext:value-type="string">
            <text:p>Option 2</text:p>
          </table:table-cell>
          <table:table-cell table:style-name="ce33" table:number-columns-repeated="12"/>
          <table:table-cell table:number-columns-repeated="885"/>
        </table:table-row>
        <table:table-row table:style-name="ro2">
          <table:table-cell table:style-name="ce33" office:value-type="string" calcext:value-type="string">
            <text:p>sample-grouped</text:p>
          </table:table-cell>
          <table:table-cell table:style-name="ce33"/>
          <table:table-cell table:style-name="ce33" office:value-type="string" calcext:value-type="string">
            <text:p>Default</text:p>
          </table:table-cell>
          <table:table-cell table:style-name="ce33" office:value-type="string" calcext:value-type="string">
            <text:p>grouped</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08:53" calcext:value-type="date">
            <text:p>2018-06-14 8:08:53</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5"/>
          <table:table-cell table:style-name="ce34" office:value-type="string" calcext:value-type="string">
            <text:p>Sample grouped product</text:p>
          </table:table-cell>
          <table:table-cell table:style-name="ce33" table:number-columns-repeated="2"/>
          <table:table-cell table:style-name="ce34" office:value-type="string" calcext:value-type="string">
            <text:p>Block after Info Column</text:p>
          </table:table-cell>
          <table:table-cell table:style-name="ce33" table:number-columns-repeated="4"/>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3"/>
          <table:table-cell table:style-name="ce33" office:value-type="string" calcext:value-type="string">
            <text:p>no_selection</text:p>
          </table:table-cell>
          <table:table-cell table:style-name="ce33"/>
          <table:table-cell table:style-name="ce35" office:value-type="date" office:date-value="2018-06-14T08:08:53" calcext:value-type="date">
            <text:p>2018-06-14 8:08:53</text:p>
          </table:table-cell>
          <table:table-cell table:style-name="ce33" office:value-type="string" calcext:value-type="string">
            <text:p>sample-grouped-product</text:p>
          </table:table-cell>
          <table:table-cell table:style-name="ce33" office:value-type="string" calcext:value-type="string">
            <text:p>sample-grouped-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6"/>
          <table:table-cell table:style-name="ce33" office:value-type="string" calcext:value-type="string">
            <text:p>sample-simple</text:p>
          </table:table-cell>
          <table:table-cell table:number-columns-repeated="2" table:style-name="ce36" office:value-type="float" office:value="0" calcext:value-type="float">
            <text:p>0</text:p>
          </table:table-cell>
          <table:table-cell table:style-name="ce33" table:number-columns-repeated="33"/>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97"/>
          <table:table-cell table:style-name="ce33" office:value-type="string" calcext:value-type="string">
            <text:p>sample-simple-2</text:p>
          </table:table-cell>
          <table:table-cell table:number-columns-repeated="2" table:style-name="ce36" office:value-type="float" office:value="0" calcext:value-type="float">
            <text:p>0</text:p>
          </table:table-cell>
          <table:table-cell table:style-name="ce33" table:number-columns-repeated="33"/>
          <table:table-cell table:number-columns-repeated="885"/>
        </table:table-row>
        <table:table-row table:style-name="ro2">
          <table:table-cell table:style-name="ce34" office:value-type="string" calcext:value-type="string">
            <text:p>sample-variation-blue</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Blue</text:p>
          </table:table-cell>
          <table:table-cell table:style-name="ce33" table:number-columns-repeated="6"/>
          <table:table-cell table:style-name="ce35" office:value-type="date" office:date-value="2018-06-14T08:12:02" calcext:value-type="date">
            <text:p>2018-06-14 8:12:02</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Blue</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2:02" calcext:value-type="date">
            <text:p>2018-06-14 8:12:02</text:p>
          </table:table-cell>
          <table:table-cell table:style-name="ce33" office:value-type="string" calcext:value-type="string">
            <text:p>variation-blue</text:p>
          </table:table-cell>
          <table:table-cell table:style-name="ce33" office:value-type="string" calcext:value-type="string">
            <text:p>variation-blue.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variation-red</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Red</text:p>
          </table:table-cell>
          <table:table-cell table:style-name="ce33" table:number-columns-repeated="6"/>
          <table:table-cell table:style-name="ce35" office:value-type="date" office:date-value="2018-06-14T08:13:10" calcext:value-type="date">
            <text:p>2018-06-14 8:13:10</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Red</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3:10" calcext:value-type="date">
            <text:p>2018-06-14 8:13:10</text:p>
          </table:table-cell>
          <table:table-cell table:style-name="ce33" office:value-type="string" calcext:value-type="string">
            <text:p>variation-red</text:p>
          </table:table-cell>
          <table:table-cell table:style-name="ce33" office:value-type="string" calcext:value-type="string">
            <text:p>variation-red.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variation-green</text:p>
          </table:table-cell>
          <table:table-cell table:style-name="ce33"/>
          <table:table-cell table:style-name="ce33" office:value-type="string" calcext:value-type="string">
            <text:p>Default</text:p>
          </table:table-cell>
          <table:table-cell table:style-name="ce33" office:value-type="string" calcext:value-type="string">
            <text:p>simp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table-cell table:style-name="ce33" office:value-type="string" calcext:value-type="string">
            <text:p>Green</text:p>
          </table:table-cell>
          <table:table-cell table:style-name="ce33" table:number-columns-repeated="6"/>
          <table:table-cell table:style-name="ce35" office:value-type="date" office:date-value="2018-06-14T08:14:14" calcext:value-type="date">
            <text:p>2018-06-14 8:14:1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13"/>
          <table:table-cell table:number-columns-repeated="2" table:style-name="ce33" office:value-type="string" calcext:value-type="string">
            <text:p>Use config</text:p>
          </table:table-cell>
          <table:table-cell table:style-name="ce33" office:value-type="string" calcext:value-type="string">
            <text:p>Variation Green</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4:14" calcext:value-type="date">
            <text:p>2018-06-14 8:14:14</text:p>
          </table:table-cell>
          <table:table-cell table:style-name="ce33" office:value-type="string" calcext:value-type="string">
            <text:p>variation-green</text:p>
          </table:table-cell>
          <table:table-cell table:style-name="ce33" office:value-type="string" calcext:value-type="string">
            <text:p>variation-green.html</text:p>
          </table:table-cell>
          <table:table-cell table:number-columns-repeated="2" table:style-name="ce36" office:value-type="float" office:value="1" calcext:value-type="float">
            <text:p>1</text:p>
          </table:table-cell>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configurable</text:p>
          </table:table-cell>
          <table:table-cell table:style-name="ce33"/>
          <table:table-cell table:style-name="ce33" office:value-type="string" calcext:value-type="string">
            <text:p>Default</text:p>
          </table:table-cell>
          <table:table-cell table:style-name="ce33" office:value-type="string" calcext:value-type="string">
            <text:p>configurab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4:39" calcext:value-type="date">
            <text:p>2018-06-14 8:14:39</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configurab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4:39" calcext:value-type="date">
            <text:p>2018-06-14 8:14:39</text:p>
          </table:table-cell>
          <table:table-cell table:style-name="ce33" office:value-type="string" calcext:value-type="string">
            <text:p>sample-configurable-product</text:p>
          </table:table-cell>
          <table:table-cell table:style-name="ce33" office:value-type="string" calcext:value-type="string">
            <text:p>sample-configurable-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33"/>
          <table:table-cell table:style-name="ce33" office:value-type="string" calcext:value-type="string">
            <text:p>sample-variation-blue</text:p>
          </table:table-cell>
          <table:table-cell table:style-name="ce33" office:value-type="string" calcext:value-type="string">
            <text:p>color</text:p>
          </table:table-cell>
          <table:table-cell table:style-name="ce33" office:value-type="string" calcext:value-type="string">
            <text:p>Blue</text:p>
          </table:table-cell>
          <table:table-cell table:style-name="ce36" office:value-type="float" office:value="50" calcext:value-type="float">
            <text:p>50</text:p>
          </table:table-cell>
          <table:table-cell table:style-name="ce33" table:number-columns-repeated="5"/>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24"/>
          <table:table-cell table:style-name="ce33" office:value-type="string" calcext:value-type="string">
            <text:p>sample-variation-red</text:p>
          </table:table-cell>
          <table:table-cell table:style-name="ce33" office:value-type="string" calcext:value-type="string">
            <text:p>color</text:p>
          </table:table-cell>
          <table:table-cell table:style-name="ce33" office:value-type="string" calcext:value-type="string">
            <text:p>Red</text:p>
          </table:table-cell>
          <table:table-cell table:style-name="ce36" office:value-type="float" office:value="60" calcext:value-type="float">
            <text:p>60</text:p>
          </table:table-cell>
          <table:table-cell table:style-name="ce33" table:number-columns-repeated="5"/>
          <table:table-cell table:number-columns-repeated="885"/>
        </table:table-row>
        <table:table-row table:style-name="ro2">
          <table:table-cell table:style-name="ce33" table:number-columns-repeated="130"/>
          <table:table-cell table:style-name="ce33" office:value-type="string" calcext:value-type="string">
            <text:p>sample-variation-green</text:p>
          </table:table-cell>
          <table:table-cell table:style-name="ce33" office:value-type="string" calcext:value-type="string">
            <text:p>color</text:p>
          </table:table-cell>
          <table:table-cell table:style-name="ce33" office:value-type="string" calcext:value-type="string">
            <text:p>Green</text:p>
          </table:table-cell>
          <table:table-cell table:style-name="ce36" office:value-type="float" office:value="70" calcext:value-type="float">
            <text:p>70</text:p>
          </table:table-cell>
          <table:table-cell table:style-name="ce33" table:number-columns-repeated="5"/>
          <table:table-cell table:number-columns-repeated="885"/>
        </table:table-row>
        <table:table-row table:style-name="ro2">
          <table:table-cell table:style-name="ce33" office:value-type="string" calcext:value-type="string">
            <text:p>sample-virtual</text:p>
          </table:table-cell>
          <table:table-cell table:style-name="ce33"/>
          <table:table-cell table:style-name="ce33" office:value-type="string" calcext:value-type="string">
            <text:p>Default</text:p>
          </table:table-cell>
          <table:table-cell table:style-name="ce33" office:value-type="string" calcext:value-type="string">
            <text:p>virtual</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5:46" calcext:value-type="date">
            <text:p>2018-06-14 8:15:46</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0" calcext:value-type="float">
            <text:p>0</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virtual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0" calcext:value-type="float">
            <text:p>0</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15:46" calcext:value-type="date">
            <text:p>2018-06-14 8:15:46</text:p>
          </table:table-cell>
          <table:table-cell table:style-name="ce33" office:value-type="string" calcext:value-type="string">
            <text:p>sample-virtual-product</text:p>
          </table:table-cell>
          <table:table-cell table:style-name="ce33" office:value-type="string" calcext:value-type="string">
            <text:p>sample-virtual-product.html</text:p>
          </table:table-cell>
          <table:table-cell table:style-name="ce36" office:value-type="float" office:value="4" calcext:value-type="float">
            <text:p>4</text:p>
          </table:table-cell>
          <table:table-cell table:style-name="ce33"/>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3" office:value-type="string" calcext:value-type="string">
            <text:p>sample-bundle</text:p>
          </table:table-cell>
          <table:table-cell table:style-name="ce33"/>
          <table:table-cell table:style-name="ce33" office:value-type="string" calcext:value-type="string">
            <text:p>Default</text:p>
          </table:table-cell>
          <table:table-cell table:style-name="ce33" office:value-type="string" calcext:value-type="string">
            <text:p>bund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17:44" calcext:value-type="date">
            <text:p>2018-06-14 8:17:4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4"/>
          <table:table-cell table:style-name="ce33" office:value-type="string" calcext:value-type="string">
            <text:p>No</text:p>
          </table:table-cell>
          <table:table-cell table:style-name="ce34" office:value-type="string" calcext:value-type="string">
            <text:p>Sample bundle product</text:p>
          </table:table-cell>
          <table:table-cell table:style-name="ce33" table:number-columns-repeated="2"/>
          <table:table-cell table:style-name="ce34" office:value-type="string" calcext:value-type="string">
            <text:p>Block after Info Column</text:p>
          </table:table-cell>
          <table:table-cell table:style-name="ce33" table:number-columns-repeated="4"/>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3"/>
          <table:table-cell table:style-name="ce33" office:value-type="string" calcext:value-type="string">
            <text:p>no_selection</text:p>
          </table:table-cell>
          <table:table-cell table:style-name="ce33"/>
          <table:table-cell table:style-name="ce35" office:value-type="date" office:date-value="2018-06-14T08:17:44" calcext:value-type="date">
            <text:p>2018-06-14 8:17:44</text:p>
          </table:table-cell>
          <table:table-cell table:style-name="ce33" office:value-type="string" calcext:value-type="string">
            <text:p>sample-bundle-product</text:p>
          </table:table-cell>
          <table:table-cell table:style-name="ce33" office:value-type="string" calcext:value-type="string">
            <text:p>sample-bundle-product.html</text:p>
          </table:table-cell>
          <table:table-cell table:style-name="ce36" office:value-type="float" office:value="4" calcext:value-type="float">
            <text:p>4</text:p>
          </table:table-cell>
          <table:table-cell table:style-name="ce3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number-columns-repeated="2" table:style-name="ce36" office:value-type="float" office:value="1" calcext:value-type="float">
            <text:p>1</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37"/>
          <table:table-cell table:style-name="ce33" office:value-type="string" calcext:value-type="string">
            <text:p>dynamic</text:p>
          </table:table-cell>
          <table:table-cell table:number-columns-repeated="2" table:style-name="ce36" office:value-type="float" office:value="0" calcext:value-type="float">
            <text:p>0</text:p>
          </table:table-cell>
          <table:table-cell table:style-name="ce33" office:value-type="string" calcext:value-type="string">
            <text:p>Price range</text:p>
          </table:table-cell>
          <table:table-cell table:style-name="ce36" office:value-type="float" office:value="0" calcext:value-type="float">
            <text:p>0</text:p>
          </table:table-cell>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2">
          <table:table-cell table:style-name="ce34" office:value-type="string" calcext:value-type="string">
            <text:p>sample-downloadable</text:p>
          </table:table-cell>
          <table:table-cell table:style-name="ce33"/>
          <table:table-cell table:style-name="ce33" office:value-type="string" calcext:value-type="string">
            <text:p>Default</text:p>
          </table:table-cell>
          <table:table-cell table:style-name="ce33" office:value-type="string" calcext:value-type="string">
            <text:p>downloadable</text:p>
          </table:table-cell>
          <table:table-cell table:style-name="ce33" office:value-type="string" calcext:value-type="string">
            <text:p>Apparel/Shirts</text:p>
          </table:table-cell>
          <table:table-cell table:style-name="ce33" office:value-type="string" calcext:value-type="string">
            <text:p>Root Catalog</text:p>
          </table:table-cell>
          <table:table-cell table:style-name="ce33" office:value-type="string" calcext:value-type="string">
            <text:p>base</text:p>
          </table:table-cell>
          <table:table-cell table:style-name="ce33" table:number-columns-repeated="8"/>
          <table:table-cell table:style-name="ce35" office:value-type="date" office:date-value="2018-06-14T08:24:04" calcext:value-type="date">
            <text:p>2018-06-14 8:24:04</text:p>
          </table:table-cell>
          <table:table-cell table:style-name="ce33" table:number-columns-repeated="4"/>
          <table:table-cell table:style-name="ce33" office:value-type="string" calcext:value-type="string">
            <text:p>Description</text:p>
          </table:table-cell>
          <table:table-cell table:style-name="ce33" table:number-columns-repeated="7"/>
          <table:table-cell table:style-name="ce36" office:value-type="float" office:value="1" calcext:value-type="float">
            <text:p>1</text:p>
          </table:table-cell>
          <table:table-cell table:style-name="ce33" office:value-type="string" calcext:value-type="string">
            <text:p>no_selection</text:p>
          </table:table-cell>
          <table:table-cell table:style-name="ce33" table:number-columns-repeated="7"/>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number-columns-repeated="3"/>
          <table:table-cell table:number-columns-repeated="2" table:style-name="ce33" office:value-type="string" calcext:value-type="string">
            <text:p>Use config</text:p>
          </table:table-cell>
          <table:table-cell table:style-name="ce34" office:value-type="string" calcext:value-type="string">
            <text:p>Sample downloadable product</text:p>
          </table:table-cell>
          <table:table-cell table:style-name="ce33" table:number-columns-repeated="2"/>
          <table:table-cell table:style-name="ce34" office:value-type="string" calcext:value-type="string">
            <text:p>Block after Info Column</text:p>
          </table:table-cell>
          <table:table-cell table:style-name="ce33"/>
          <table:table-cell table:style-name="ce36" office:value-type="float" office:value="100" calcext:value-type="float">
            <text:p>100</text:p>
          </table:table-cell>
          <table:table-cell table:style-name="ce33" table:number-columns-repeated="2"/>
          <table:table-cell table:style-name="ce36" office:value-type="float" office:value="1" calcext:value-type="float">
            <text:p>1</text:p>
          </table:table-cell>
          <table:table-cell table:style-name="ce33" table:number-columns-repeated="7"/>
          <table:table-cell table:style-name="ce33" office:value-type="string" calcext:value-type="string">
            <text:p>Short Description</text:p>
          </table:table-cell>
          <table:table-cell table:style-name="ce33" office:value-type="string" calcext:value-type="string">
            <text:p>no_selection</text:p>
          </table:table-cell>
          <table:table-cell table:style-name="ce33" table:number-columns-repeated="4"/>
          <table:table-cell table:style-name="ce36" office:value-type="float" office:value="1" calcext:value-type="float">
            <text:p>1</text:p>
          </table:table-cell>
          <table:table-cell table:style-name="ce36" office:value-type="float" office:value="0" calcext:value-type="float">
            <text:p>0</text:p>
          </table:table-cell>
          <table:table-cell table:style-name="ce33" office:value-type="string" calcext:value-type="string">
            <text:p>no_selection</text:p>
          </table:table-cell>
          <table:table-cell table:style-name="ce33"/>
          <table:table-cell table:style-name="ce35" office:value-type="date" office:date-value="2018-06-14T08:24:04" calcext:value-type="date">
            <text:p>2018-06-14 8:24:04</text:p>
          </table:table-cell>
          <table:table-cell table:style-name="ce33" office:value-type="string" calcext:value-type="string">
            <text:p>sample-downloadable-product</text:p>
          </table:table-cell>
          <table:table-cell table:style-name="ce33" office:value-type="string" calcext:value-type="string">
            <text:p>sample-downloadable-product.html</text:p>
          </table:table-cell>
          <table:table-cell table:style-name="ce36" office:value-type="float" office:value="4" calcext:value-type="float">
            <text:p>4</text:p>
          </table:table-cell>
          <table:table-cell table:style-name="ce33"/>
          <table:table-cell table:style-name="ce36" office:value-type="float" office:value="999" calcext:value-type="float">
            <text:p>999</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number-columns-repeated="3"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3"/>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number-columns-repeated="2" table:style-name="ce36" office:value-type="float" office:value="0" calcext:value-type="float">
            <text:p>0</text:p>
          </table:table-cell>
          <table:table-cell table:style-name="ce33" table:number-columns-repeated="42"/>
          <table:table-cell table:number-columns-repeated="885"/>
        </table:table-row>
        <table:table-row table:style-name="ro2">
          <table:table-cell table:style-name="ce33" table:number-columns-repeated="4"/>
          <table:table-cell table:style-name="ce33" office:value-type="string" calcext:value-type="string">
            <text:p>Apparel</text:p>
          </table:table-cell>
          <table:table-cell table:style-name="ce33" office:value-type="string" calcext:value-type="string">
            <text:p>Root Catalog</text:p>
          </table:table-cell>
          <table:table-cell table:style-name="ce33" table:number-columns-repeated="133"/>
          <table:table-cell table:number-columns-repeated="885"/>
        </table:table-row>
        <table:table-row table:style-name="ro3" table:number-rows-repeated="1048547">
          <table:table-cell table:number-columns-repeated="1024"/>
        </table:table-row>
        <table:table-row table:style-name="ro3">
          <table:table-cell table:number-columns-repeated="1024"/>
        </table:table-row>
      </table:table>
      <table:table table:name="Simple + Custom Options" table:style-name="ta5">
        <table:table-column table:style-name="co6" table:number-columns-repeated="6" table:default-cell-style-name="Default"/>
        <table:table-column table:style-name="co70" table:default-cell-style-name="Default"/>
        <table:table-column table:style-name="co6" table:number-columns-repeated="1017" table:default-cell-style-name="Default"/>
        <table:table-row table:style-name="ro2">
          <table:table-cell table:style-name="ce38" office:value-type="string" calcext:value-type="string">
            <office:annotation draw:style-name="gr5" draw:text-style-name="P2" svg:width="320.6pt" svg:height="137.25pt" svg:x="91.39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6" draw:text-style-name="P2" svg:width="320.6pt" svg:height="200.24pt" svg:x="171.55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918.26pt" svg:height="342pt" svg:x="251.69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918.23pt" svg:height="310.51pt" svg:x="331.85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0" draw:text-style-name="P2" svg:width="918.26pt" svg:height="58.51pt" svg:x="411.99pt" svg:y="23.24pt" draw:caption-point-x="-11.54pt" draw:caption-point-y="-22.96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2" draw:text-style-name="P2" svg:width="918.23pt" svg:height="121.49pt" svg:x="492.15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20.6pt" svg:height="140.06pt" svg:x="1169.94pt" svg:y="13.97pt" draw:caption-point-x="-11.54pt" draw:caption-point-y="-13.69pt">
              <dc:date>2019-11-21T00:00:00</dc:date>
              <text:p text:style-name="P1">Add variations to a product. Can be configured at Catalog &gt; Products &gt; Product Page.</text:p>
              <text:p text:style-name="P1"/>
              <text:p text:style-name="P1">Require values relevant to the custom option type. Option values are separated by commas.</text:p>
              <text:p text:style-name="P1">E.g.: name=OPTION NAME,type=area,required=1,price=3,sku=a1,max_characters=50,price_type=percent</text:p>
              <text:p text:style-name="P1">Multiple options are supported within a single column and must be separated with |.</text:p>
              <text:p text:style-name="P1"/>
              <text:p text:style-name="P1"/>
            </office:annotation>
            <text:p>custom_options</text:p>
          </table:table-cell>
          <table:table-cell table:number-columns-repeated="1017"/>
        </table:table-row>
        <table:table-row table:style-name="ro2">
          <table:table-cell table:style-name="ce39" office:value-type="string" calcext:value-type="string">
            <text:p>1_COI-Smpl</text:p>
          </table:table-cell>
          <table:table-cell table:style-name="ce39" office:value-type="string" calcext:value-type="string">
            <text:p>Default</text:p>
          </table:table-cell>
          <table:table-cell table:style-name="ce39" office:value-type="string" calcext:value-type="string">
            <text:p>simple</text:p>
          </table:table-cell>
          <table:table-cell table:style-name="ce39" office:value-type="string" calcext:value-type="string">
            <text:p>Default Category/Women/Tees|Default Category/Collections/Eco Friendly</text:p>
          </table:table-cell>
          <table:table-cell table:style-name="ce39" office:value-type="string" calcext:value-type="string">
            <text:p>Simple product with custom options</text:p>
          </table:table-cell>
          <table:table-cell table:style-name="ce41" office:value-type="float" office:value="125" calcext:value-type="float">
            <text:p>125</text:p>
          </table:table-cell>
          <table:table-cell table:style-name="ce39" office:value-type="string" calcext:value-type="string">
            <text:p>name=Custom image on a tee,type=file,required=1,price=15,sku=img,file_extension=png,image_size_x=230,image_size_y=150,price_type=fixed</text:p>
          </table:table-cell>
          <table:table-cell table:number-columns-repeated="1017"/>
        </table:table-row>
        <table:table-row table:style-name="ro2">
          <table:table-cell table:style-name="ce40" office:value-type="string" calcext:value-type="string">
            <text:p>2_COI-VP</text:p>
          </table:table-cell>
          <table:table-cell table:style-name="ce40" office:value-type="string" calcext:value-type="string">
            <text:p>Default</text:p>
          </table:table-cell>
          <table:table-cell table:style-name="ce40" office:value-type="string" calcext:value-type="string">
            <text:p>virtual</text:p>
          </table:table-cell>
          <table:table-cell table:style-name="ce40" office:value-type="string" calcext:value-type="string">
            <text:p>Default Category/Gift Cards</text:p>
          </table:table-cell>
          <table:table-cell table:style-name="ce40" office:value-type="string" calcext:value-type="string">
            <text:p>Virtual product with custom options</text:p>
          </table:table-cell>
          <table:table-cell table:style-name="ce42" office:value-type="float" office:value="100" calcext:value-type="float">
            <text:p>100</text:p>
          </table:table-cell>
          <table:table-cell table:style-name="ce40" office:value-type="string" calcext:value-type="string">
            <text:p>name=Add personal message,type=area,required=1,price=2,sku=gc1,max_characters=100,price_type=percent</text:p>
          </table:table-cell>
          <table:table-cell table:number-columns-repeated="1017"/>
        </table:table-row>
        <table:table-row table:style-name="ro2">
          <table:table-cell table:style-name="ce5" office:value-type="string" calcext:value-type="string">
            <text:p>26_COI-Dwnl</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Training</text:p>
          </table:table-cell>
          <table:table-cell table:style-name="ce5" office:value-type="string" calcext:value-type="string">
            <text:p>Downloadable product with custom options</text:p>
          </table:table-cell>
          <table:table-cell table:style-name="ce15" office:value-type="float" office:value="109" calcext:value-type="float">
            <text:p>109</text:p>
          </table:table-cell>
          <table:table-cell table:style-name="ce5" office:value-type="string" calcext:value-type="string">
            <text:p>name=Select a video,type=drop_down,required=1,price=5,sku=vselect1,price_type=fixed,option_title=Jogging|name=Select a video,type=drop_down,required=1,price=6,sku=vselect2,price_type=fixed,option_title=Yoga</text:p>
          </table:table-cell>
          <table:table-cell table:number-columns-repeated="1017"/>
        </table:table-row>
        <table:table-row table:style-name="ro3" table:number-rows-repeated="1048571">
          <table:table-cell table:number-columns-repeated="1024"/>
        </table:table-row>
        <table:table-row table:style-name="ro3">
          <table:table-cell table:number-columns-repeated="1024"/>
        </table:table-row>
      </table:table>
      <table:table table:name="Grouped Products" table:style-name="ta6">
        <table:table-column table:style-name="co6" table:number-columns-repeated="1024" table:default-cell-style-name="Default"/>
        <table:table-row table:style-name="ro2">
          <table:table-cell table:style-name="ce6" office:value-type="string" calcext:value-type="string">
            <office:annotation draw:style-name="gr5" draw:text-style-name="P2" svg:width="320.6pt" svg:height="137.25pt" svg:x="91.39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6" office:value-type="string" calcext:value-type="string">
            <office:annotation draw:style-name="gr5" draw:text-style-name="P2" svg:width="320.6pt" svg:height="137.25pt" svg:x="171.55pt" svg:y="23.24pt" draw:caption-point-x="-11.54pt" draw:caption-point-y="-22.96pt">
              <dc:date>2019-11-21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6" office:value-type="string" calcext:value-type="string">
            <office:annotation draw:style-name="gr6" draw:text-style-name="P2" svg:width="320.6pt" svg:height="200.24pt" svg:x="251.69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6" office:value-type="string" calcext:value-type="string">
            <office:annotation draw:style-name="gr8" draw:text-style-name="P2" svg:width="320.6pt" svg:height="342pt" svg:x="331.85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 office:value-type="string" calcext:value-type="string">
            <office:annotation draw:style-name="gr2" draw:text-style-name="P2" svg:width="320.6pt" svg:height="216pt" svg:x="411.99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Next version of Improved Import and Export extension will introduce category mapping. The mapping will work the same way, as it is currently possible to map attributes.</text:p>
            </office:annotation>
            <text:p>categories</text:p>
          </table:table-cell>
          <table:table-cell table:style-name="ce6" office:value-type="string" calcext:value-type="string">
            <office:annotation draw:style-name="gr19" draw:text-style-name="P2" svg:width="320.6pt" svg:height="105.76pt" svg:x="492.15pt" svg:y="23.24pt" draw:caption-point-x="-11.54pt" draw:caption-point-y="-22.96pt">
              <dc:date>2019-11-21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6" office:value-type="string" calcext:value-type="string">
            <office:annotation draw:style-name="gr10" draw:text-style-name="P2" svg:width="320.6pt" svg:height="61.68pt" svg:x="572.29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0" draw:text-style-name="P2" svg:width="320.6pt" svg:height="58.51pt" svg:x="652.45pt" svg:y="23.24pt" draw:caption-point-x="-11.54pt" draw:caption-point-y="-22.96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6" office:value-type="string" calcext:value-type="string">
            <office:annotation draw:style-name="gr10" draw:text-style-name="P2" svg:width="320.6pt" svg:height="58.51pt" svg:x="732.59pt" svg:y="23.24pt" draw:caption-point-x="-11.54pt" draw:caption-point-y="-22.96pt">
              <dc:date>2019-11-21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6" office:value-type="string" calcext:value-type="string">
            <office:annotation draw:style-name="gr11" draw:text-style-name="P2" svg:width="320.6pt" svg:height="152.99pt" svg:x="812.75pt" svg:y="23.24pt" draw:caption-point-x="-11.54pt" draw:caption-point-y="-22.96pt">
              <dc:date>2019-11-21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6" office:value-type="string" calcext:value-type="string">
            <office:annotation draw:style-name="gr12" draw:text-style-name="P2" svg:width="320.6pt" svg:height="121.49pt" svg:x="892.89pt" svg:y="23.24pt" draw:caption-point-x="-11.54pt" draw:caption-point-y="-22.96pt">
              <dc:date>2019-11-21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6" office:value-type="string" calcext:value-type="string">
            <office:annotation draw:style-name="gr13" draw:text-style-name="P2" svg:width="320.6pt" svg:height="26.99pt" svg:x="973.05pt" svg:y="23.24pt" draw:caption-point-x="-11.54pt" draw:caption-point-y="-22.96pt">
              <dc:date>2019-11-21T00:00:00</dc:date>
              <text:p text:style-name="P1">The name of the tax class associted with the product.</text:p>
            </office:annotation>
            <text:p>tax_class_name</text:p>
          </table:table-cell>
          <table:table-cell table:style-name="ce6" office:value-type="string" calcext:value-type="string">
            <office:annotation draw:style-name="gr14" draw:text-style-name="P2" svg:width="320.6pt" svg:height="278.99pt" svg:x="1053.18pt" svg:y="23.24pt" draw:caption-point-x="-11.54pt" draw:caption-point-y="-22.96pt">
              <dc:date>2019-11-21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6" office:value-type="string" calcext:value-type="string">
            <office:annotation draw:style-name="gr12" draw:text-style-name="P2" svg:width="320.6pt" svg:height="121.49pt" svg:x="1133.35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6" office:value-type="string" calcext:value-type="string">
            <office:annotation draw:style-name="gr15" draw:text-style-name="P2" svg:width="320.6pt" svg:height="168.75pt" svg:x="1213.48pt" svg:y="23.24pt" draw:caption-point-x="-11.54pt" draw:caption-point-y="-22.96pt">
              <dc:date>2019-11-21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6" office:value-type="string" calcext:value-type="string">
            <office:annotation draw:style-name="gr17" draw:text-style-name="P2" svg:width="320.6pt" svg:height="74.24pt" svg:x="1293.65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6" office:value-type="string" calcext:value-type="string">
            <office:annotation draw:style-name="gr21" draw:text-style-name="P2" svg:width="320.6pt" svg:height="231.76pt" svg:x="1373.78pt" svg:y="23.24pt" draw:caption-point-x="-11.54pt" draw:caption-point-y="-22.96pt">
              <dc:date>2019-11-21T00:00:00</dc:date>
              <text:p text:style-name="P1">Identifies the SKUs of the individual products that make up the group.</text:p>
              <text:p text:style-name="P1"/>
              <text:p text:style-name="P1">This attribute is used to associate simple product with Configurable and Grouped parents.</text:p>
              <text:p text:style-name="P1"/>
              <text:p text:style-name="P1">The SKUs are separated by comma.</text:p>
              <text:p text:style-name="P1"/>
              <text:p text:style-name="P1">For Grouped Products, if you want to set Default Quantity of the simple products use the following pattern:</text:p>
              <text:p text:style-name="P1">SKU=DefaultQuantity.</text:p>
              <text:p text:style-name="P1"/>
              <text:p text:style-name="P1">For example:</text:p>
              <text:p text:style-name="P1">NEWSKU=10</text:p>
              <text:p text:style-name="P1">It means that the default quantity of simple product NEWSKU for parent bundle product will be set to 10.</text:p>
              <text:p text:style-name="P1"/>
              <text:p text:style-name="P1">If you do not want to set Default Quantiy only use skus separated by comma.</text:p>
            </office:annotation>
            <text:p>associated_skus</text:p>
          </table:table-cell>
          <table:table-cell table:style-name="ce6" table:number-columns-repeated="2"/>
          <table:table-cell table:number-columns-repeated="1005"/>
        </table:table-row>
        <table:table-row table:style-name="ro2">
          <table:table-cell table:style-name="ce3" office:value-type="string" calcext:value-type="string">
            <text:p>training_bag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Bags</text:p>
          </table:table-cell>
          <table:table-cell table:style-name="ce3" office:value-type="string" calcext:value-type="string">
            <text:p>base</text:p>
          </table:table-cell>
          <table:table-cell table:style-name="ce3" office:value-type="string" calcext:value-type="string">
            <text:p>A bag</text:p>
          </table:table-cell>
          <table:table-cell table:style-name="ce3" office:value-type="string" calcext:value-type="string">
            <text:p>&lt;p&gt;A quite nice bag to hold your training gear.&lt;/p&gt;</text:p>
          </table:table-cell>
          <table:table-cell table:style-name="ce3" office:value-type="string" calcext:value-type="string">
            <text:p>&lt;p&gt;A bag for training&lt;/p&gt;</text:p>
          </table:table-cell>
          <table:table-cell table:style-name="ce3" office:value-type="float" office:value="0.5" calcext:value-type="float">
            <text:p>0.5</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50" calcext:value-type="float">
            <text:p>50</text:p>
          </table:table-cell>
          <table:table-cell table:style-name="ce3" office:value-type="string" calcext:value-type="string">
            <text:p>a-bag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_grips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ushup Grips</text:p>
          </table:table-cell>
          <table:table-cell table:style-name="ce3" office:value-type="string" calcext:value-type="string">
            <text:p>&lt;p&gt;Simple pushup grips.&lt;/p&gt;</text:p>
          </table:table-cell>
          <table:table-cell table:style-name="ce3" office:value-type="string" calcext:value-type="string">
            <text:p>&lt;p&gt;Nice grips to train pushups.&lt;/p&gt;</text:p>
          </table:table-cell>
          <table:table-cell table:style-name="ce3" office:value-type="float" office:value="0.1" calcext:value-type="float">
            <text:p>0.1</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15" calcext:value-type="float">
            <text:p>15</text:p>
          </table:table-cell>
          <table:table-cell table:style-name="ce3" office:value-type="string" calcext:value-type="string">
            <text:p>pushup-grips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_band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one Band</text:p>
          </table:table-cell>
          <table:table-cell table:style-name="ce3" office:value-type="string" calcext:value-type="string">
            <text:p>&lt;p&gt;A tone band.&lt;/p&gt;</text:p>
          </table:table-cell>
          <table:table-cell table:style-name="ce3" office:value-type="string" calcext:value-type="string">
            <text:p>&lt;p&gt;A band for cardio training.&lt;/p&gt;</text:p>
          </table:table-cell>
          <table:table-cell table:style-name="ce3" office:value-type="float" office:value="0.1" calcext:value-type="float">
            <text:p>0.1</text:p>
          </table:table-cell>
          <table:table-cell table:style-name="ce14" table:content-validation-name="val18" office:value-type="float" office:value="2" calcext:value-type="float">
            <text:p>2</text:p>
          </table:table-cell>
          <table:table-cell table:style-name="ce3" office:value-type="string" calcext:value-type="string">
            <text:p>Taxable Goods</text:p>
          </table:table-cell>
          <table:table-cell table:style-name="ce10" table:content-validation-name="val19" office:value-type="string" calcext:value-type="string">
            <text:p>Catalog, Search</text:p>
          </table:table-cell>
          <table:table-cell table:style-name="ce3" office:value-type="float" office:value="10" calcext:value-type="float">
            <text:p>10</text:p>
          </table:table-cell>
          <table:table-cell table:style-name="ce3" office:value-type="string" calcext:value-type="string">
            <text:p>tone-band1</text:p>
          </table:table-cell>
          <table:table-cell table:style-name="ce3" office:value-type="float" office:value="100" calcext:value-type="float">
            <text:p>100</text:p>
          </table:table-cell>
          <table:table-cell table:style-name="ce3" table:number-columns-repeated="3"/>
          <table:table-cell table:number-columns-repeated="1005"/>
        </table:table-row>
        <table:table-row table:style-name="ro2">
          <table:table-cell table:style-name="ce3" office:value-type="string" calcext:value-type="string">
            <text:p>training1</text:p>
          </table:table-cell>
          <table:table-cell table:style-name="ce3"/>
          <table:table-cell table:style-name="ce3" office:value-type="string" calcext:value-type="string">
            <text:p>Default</text:p>
          </table:table-cell>
          <table:table-cell table:style-name="ce10" table:content-validation-name="val17" office:value-type="string" calcext:value-type="string">
            <text:p>grouped</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Kit</text:p>
          </table:table-cell>
          <table:table-cell table:style-name="ce3" office:value-type="string" calcext:value-type="string">
            <text:p>&lt;p&gt;A starter training kit.&lt;/p&gt;</text:p>
          </table:table-cell>
          <table:table-cell table:style-name="ce3" office:value-type="string" calcext:value-type="string">
            <text:p>&lt;p&gt;A kit for training.&lt;/p&gt;</text:p>
          </table:table-cell>
          <table:table-cell table:style-name="ce3"/>
          <table:table-cell table:style-name="ce14" table:content-validation-name="val18" office:value-type="float" office:value="2" calcext:value-type="float">
            <text:p>2</text:p>
          </table:table-cell>
          <table:table-cell table:style-name="ce3"/>
          <table:table-cell table:style-name="ce10" table:content-validation-name="val19" office:value-type="string" calcext:value-type="string">
            <text:p>Catalog, Search</text:p>
          </table:table-cell>
          <table:table-cell table:style-name="ce3"/>
          <table:table-cell table:style-name="ce3" office:value-type="string" calcext:value-type="string">
            <text:p>training-kit1</text:p>
          </table:table-cell>
          <table:table-cell table:style-name="ce3" office:value-type="float" office:value="0" calcext:value-type="float">
            <text:p>0</text:p>
          </table:table-cell>
          <table:table-cell table:style-name="ce3" office:value-type="string" calcext:value-type="string">
            <text:p>training_bag1=5,training_grips1=10,training_band1=15</text:p>
          </table:table-cell>
          <table:table-cell table:style-name="ce3" table:number-columns-repeated="2"/>
          <table:table-cell table:number-columns-repeated="1005"/>
        </table:table-row>
        <table:table-row table:style-name="ro3" table:number-rows-repeated="1048570">
          <table:table-cell table:number-columns-repeated="1024"/>
        </table:table-row>
        <table:table-row table:style-name="ro3">
          <table:table-cell table:number-columns-repeated="1024"/>
        </table:table-row>
      </table:table>
      <table:table table:name="Bundle Product" table:style-name="ta7">
        <table:table-column table:style-name="co23" table:default-cell-style-name="Default"/>
        <table:table-column table:style-name="co71" table:default-cell-style-name="Default"/>
        <table:table-column table:style-name="co6" table:number-columns-repeated="2" table:default-cell-style-name="Default"/>
        <table:table-column table:style-name="co72" table:default-cell-style-name="Default"/>
        <table:table-column table:style-name="co6" table:number-columns-repeated="2" table:default-cell-style-name="Default"/>
        <table:table-column table:style-name="co73" table:default-cell-style-name="Default"/>
        <table:table-column table:style-name="co6" table:number-columns-repeated="7" table:default-cell-style-name="Default"/>
        <table:table-column table:style-name="co74" table:default-cell-style-name="Default"/>
        <table:table-column table:style-name="co39" table:default-cell-style-name="Default"/>
        <table:table-column table:style-name="co12" table:default-cell-style-name="Default"/>
        <table:table-column table:style-name="co22" table:default-cell-style-name="Default"/>
        <table:table-column table:style-name="co20" table:default-cell-style-name="Default"/>
        <table:table-column table:style-name="co6" table:number-columns-repeated="1004" table:default-cell-style-name="Default"/>
        <table:table-row table:style-name="ro2">
          <table:table-cell table:style-name="ce30" office:value-type="string" calcext:value-type="string">
            <office:annotation draw:style-name="gr22" draw:text-style-name="P2" svg:width="349.2pt" svg:height="144pt" svg:x="133.48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2" draw:text-style-name="P2" svg:width="332.5pt" svg:height="144pt" svg:x="230.34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office:annotation>
            <text:p>attribute_set_code</text:p>
          </table:table-cell>
          <table:table-cell table:style-name="ce30" office:value-type="string" calcext:value-type="string">
            <office:annotation draw:style-name="gr23" draw:text-style-name="P2" svg:width="332.5pt" svg:height="348.75pt" svg:x="310.48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24" draw:text-style-name="P2" svg:width="343.64pt" svg:height="222.75pt" svg:x="390.64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Next version of Improved Import and Export extension will introduce category mapping. The mapping will work the same way, as it is currently possible to map attributes.</text:p>
            </office:annotation>
            <text:p>categories</text:p>
          </table:table-cell>
          <table:table-cell table:style-name="ce30" office:value-type="string" calcext:value-type="string">
            <office:annotation draw:style-name="gr25" draw:text-style-name="P2" svg:width="331.77pt" svg:height="112.51pt" svg:x="482.68pt" svg:y="23.24pt" draw:caption-point-x="-11.54pt" draw:caption-point-y="-22.96pt">
              <dc:date>2019-11-21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26" draw:text-style-name="P2" svg:width="331.74pt" svg:height="65.25pt" svg:x="562.85pt" svg:y="23.24pt" draw:caption-point-x="-11.54pt" draw:caption-point-y="-22.96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26" draw:text-style-name="P2" svg:width="331.77pt" svg:height="65.25pt" svg:x="642.98pt" svg:y="23.24pt" draw:caption-point-x="-11.54pt" draw:caption-point-y="-22.96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26" draw:text-style-name="P2" svg:width="320.6pt" svg:height="65.25pt" svg:x="734.29pt" svg:y="23.24pt" draw:caption-point-x="-11.54pt" draw:caption-point-y="-22.96pt">
              <dc:date>2019-11-21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27" draw:text-style-name="P2" svg:width="320.6pt" svg:height="159.76pt" svg:x="814.45pt" svg:y="23.24pt" draw:caption-point-x="-11.54pt" draw:caption-point-y="-22.96pt">
              <dc:date>2019-11-21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28" draw:text-style-name="P2" svg:width="320.6pt" svg:height="128.24pt" svg:x="894.59pt" svg:y="23.24pt" draw:caption-point-x="-11.54pt" draw:caption-point-y="-22.96pt">
              <dc:date>2019-11-21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29" draw:text-style-name="P2" svg:width="320.6pt" svg:height="285.76pt" svg:x="974.75pt" svg:y="23.24pt" draw:caption-point-x="-11.54pt" draw:caption-point-y="-22.96pt">
              <dc:date>2019-11-21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28" draw:text-style-name="P2" svg:width="334.91pt" svg:height="128.24pt" svg:x="1054.89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30" draw:text-style-name="P2" svg:width="352.4pt" svg:height="175.49pt" svg:x="1135.05pt" svg:y="23.24pt" draw:caption-point-x="-11.54pt" draw:caption-point-y="-22.96pt">
              <dc:date>2019-11-21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31" draw:text-style-name="P2" svg:width="360.4pt" svg:height="80.99pt" svg:x="1215.18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6" office:value-type="string" calcext:value-type="string">
            <office:annotation draw:style-name="gr32" draw:text-style-name="P2" svg:width="387.44pt" svg:height="96.75pt" svg:x="1295.35pt" svg:y="23.24pt" draw:caption-point-x="-11.54pt" draw:caption-point-y="-22.96pt">
              <dc:date>2019-11-21T00:00:00</dc:date>
              <text:p text:style-name="P1">For Bundle Products ONLY.</text:p>
              <text:p text:style-name="P1">Describes each value associated with a bundle option.</text:p>
              <text:p text:style-name="P1"/>
              <text:p text:style-name="P1">For example: </text:p>
              <text:p text:style-name="P1">name=Bundle Option One,type=dropdown; required=1, sku=sku-option2,price=10, price_type=fixed</text:p>
            </office:annotation>
            <text:p>bundle_values</text:p>
          </table:table-cell>
          <table:table-cell table:style-name="ce30" office:value-type="string" calcext:value-type="string">
            <office:annotation draw:style-name="gr28" draw:text-style-name="P2" svg:width="408.9pt" svg:height="128.24pt" svg:x="1389.8pt" svg:y="23.24pt" draw:caption-point-x="-11.54pt" draw:caption-point-y="-22.96pt">
              <dc:date>2019-11-21T00:00:00</dc:date>
              <text:p text:style-name="P1">For Bundle Products ONLY.</text:p>
              <text:p text:style-name="P1"/>
              <text:p text:style-name="P1">Defines whether the price of a bundle product is fixed or calculated dynamically.</text:p>
              <text:p text:style-name="P1"/>
              <text:p text:style-name="P1">Values:</text:p>
              <text:p text:style-name="P1">- dynamic</text:p>
              <text:p text:style-name="P1">- fixed</text:p>
            </office:annotation>
            <text:p>bundle_price_type</text:p>
          </table:table-cell>
          <table:table-cell table:style-name="ce6" office:value-type="string" calcext:value-type="string">
            <office:annotation draw:style-name="gr25" draw:text-style-name="P2" svg:width="391.38pt" svg:height="112.51pt" svg:x="1487.45pt" svg:y="23.24pt" draw:caption-point-x="-11.54pt" draw:caption-point-y="-22.96pt">
              <dc:date>2019-11-21T00:00:00</dc:date>
              <text:p text:style-name="P1">For Bundle Products ONLY.</text:p>
              <text:p text:style-name="P1">Defines how the price of a Bundle product displayed.</text:p>
              <text:p text:style-name="P1"/>
              <text:p text:style-name="P1">Values:</text:p>
              <text:p text:style-name="P1">- Price range, price from lowest to highest</text:p>
              <text:p text:style-name="P1">- As low as, price of the lowest cost combination</text:p>
            </office:annotation>
            <text:p>bundle_price_view</text:p>
          </table:table-cell>
          <table:table-cell table:style-name="ce6" office:value-type="string" calcext:value-type="string">
            <office:annotation draw:style-name="gr22" draw:text-style-name="P2" svg:width="383.41pt" svg:height="144pt" svg:x="1575.58pt" svg:y="23.24pt" draw:caption-point-x="-11.54pt" draw:caption-point-y="-22.96pt">
              <dc:date>2019-11-21T00:00:00</dc:date>
              <text:p text:style-name="P1">For Bundle Products ONLY.</text:p>
              <text:p text:style-name="P1"/>
              <text:p text:style-name="P1">Determines if each item is assigned a variable - dynamic SKU.</text:p>
              <text:p text:style-name="P1">Or if a fixed SKU is used for the bundle.</text:p>
              <text:p text:style-name="P1"/>
              <text:p text:style-name="P1">Values:</text:p>
              <text:p text:style-name="P1">- dynamic</text:p>
              <text:p text:style-name="P1">- fixed</text:p>
            </office:annotation>
            <text:p>bundle_sku_type</text:p>
          </table:table-cell>
          <table:table-cell table:style-name="ce6" office:value-type="string" calcext:value-type="string">
            <office:annotation draw:style-name="gr25" draw:text-style-name="P2" svg:width="356.34pt" svg:height="112.51pt" svg:x="1682.79pt" svg:y="23.24pt" draw:caption-point-x="-11.54pt" draw:caption-point-y="-22.96pt">
              <dc:date>2019-11-21T00:00:00</dc:date>
              <text:p text:style-name="P1">For Bungle Products ONLY.</text:p>
              <text:p text:style-name="P1">Defines if the weight of a bundle product is a variable that is caclulated depending on the product combination, or is a fixed value.</text:p>
              <text:p text:style-name="P1"/>
              <text:p text:style-name="P1">Values:</text:p>
              <text:p text:style-name="P1">- dynamic</text:p>
              <text:p text:style-name="P1">- fixed</text:p>
            </office:annotation>
            <text:p>bundle_weight_type</text:p>
          </table:table-cell>
          <table:table-cell table:style-name="ce6" office:value-type="string" calcext:value-type="string">
            <office:annotation draw:style-name="gr28" draw:text-style-name="P2" svg:width="320.6pt" svg:height="128.24pt" svg:x="1798.7pt" svg:y="23.24pt" draw:caption-point-x="-11.54pt" draw:caption-point-y="-22.96pt">
              <dc:date>2019-11-21T00:00:00</dc:date>
              <text:p text:style-name="P1">For Bundle Products ONLY.</text:p>
              <text:p text:style-name="P1"/>
              <text:p text:style-name="P1">Defines whether bundle products are shipped all together or separately.</text:p>
              <text:p text:style-name="P1"/>
              <text:p text:style-name="P1">Values:</text:p>
              <text:p text:style-name="P1">- together</text:p>
              <text:p text:style-name="P1">- separately</text:p>
            </office:annotation>
            <text:p>bundle_shipment_type</text:p>
          </table:table-cell>
          <table:table-cell table:style-name="ce6" table:number-columns-repeated="2"/>
          <table:table-cell table:number-columns-repeated="1002"/>
        </table:table-row>
        <table:table-row table:style-name="ro4">
          <table:table-cell table:style-name="ce3" office:value-type="string" calcext:value-type="string">
            <text:p>bundle-roller</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Sprite Foam Roller</text:p>
          </table:table-cell>
          <table:table-cell table:style-name="ce10" office:value-type="string" calcext:value-type="string">
            <text:p>A roller for training</text:p>
          </table:table-cell>
          <table:table-cell table:style-name="ce10" office:value-type="string" calcext:value-type="string">
            <text:p>A roller</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roller1</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rick</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Sprite Foam Yoga Brick</text:p>
          </table:table-cell>
          <table:table-cell table:style-name="ce3" office:value-type="string" calcext:value-type="string">
            <text:p>A brick for training</text:p>
          </table:table-cell>
          <table:table-cell table:style-name="ce10" office:value-type="string" calcext:value-type="string">
            <text:p>A roller</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5" calcext:value-type="float">
            <text:p>5</text:p>
          </table:table-cell>
          <table:table-cell table:style-name="ce3" office:value-type="string" calcext:value-type="string">
            <text:p>bundle-brick</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ckpack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Collections,Default Category/Gear/Bags</text:p>
          </table:table-cell>
          <table:table-cell table:style-name="ce3" office:value-type="string" calcext:value-type="string">
            <text:p>base</text:p>
          </table:table-cell>
          <table:table-cell table:style-name="ce3" office:value-type="string" calcext:value-type="string">
            <text:p>Endeavor Daytrip Backpack</text:p>
          </table:table-cell>
          <table:table-cell table:style-name="ce3" office:value-type="string" calcext:value-type="string">
            <text:p>A backpack for training gear</text:p>
          </table:table-cell>
          <table:table-cell table:style-name="ce3" office:value-type="string" calcext:value-type="string">
            <text:p>A backpack</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33" calcext:value-type="float">
            <text:p>33</text:p>
          </table:table-cell>
          <table:table-cell table:style-name="ce3" office:value-type="string" calcext:value-type="string">
            <text:p>bundle-backpack1</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ckpack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Bags</text:p>
          </table:table-cell>
          <table:table-cell table:style-name="ce3" office:value-type="string" calcext:value-type="string">
            <text:p>base</text:p>
          </table:table-cell>
          <table:table-cell table:style-name="ce3" office:value-type="string" calcext:value-type="string">
            <text:p>Fusion Backpack</text:p>
          </table:table-cell>
          <table:table-cell table:style-name="ce3" office:value-type="string" calcext:value-type="string">
            <text:p>A backpack for training gear</text:p>
          </table:table-cell>
          <table:table-cell table:style-name="ce3" office:value-type="string" calcext:value-type="string">
            <text:p>A backpack</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59" calcext:value-type="float">
            <text:p>59</text:p>
          </table:table-cell>
          <table:table-cell table:style-name="ce3" office:value-type="string" calcext:value-type="string">
            <text:p>bundle-backpack2</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Harmony Lumaflex&amp;trade; Strength Band Kit </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22" calcext:value-type="float">
            <text:p>22</text:p>
          </table:table-cell>
          <table:table-cell table:style-name="ce3" office:value-type="string" calcext:value-type="string">
            <text:p>bundle-band1</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Quest Lumaflex&amp;trade; Band</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band2</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band3</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ursuit Lumaflex&amp;trade; Tone Band</text:p>
          </table:table-cell>
          <table:table-cell table:style-name="ce3" office:value-type="string" calcext:value-type="string">
            <text:p>A band for training</text:p>
          </table:table-cell>
          <table:table-cell table:style-name="ce3" office:value-type="string" calcext:value-type="string">
            <text:p>A band</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6" calcext:value-type="float">
            <text:p>16</text:p>
          </table:table-cell>
          <table:table-cell table:style-name="ce3" office:value-type="string" calcext:value-type="string">
            <text:p>bundle-band3</text:p>
          </table:table-cell>
          <table:table-cell table:style-name="ce14" office:value-type="float" office:value="100" calcext:value-type="float">
            <text:p>100</text:p>
          </table:table-cell>
          <table:table-cell table:style-name="ce43"/>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grips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Collections,Default Category/Gear/Fitness Equipment,Default Category/Collections/New Luma Yoga Collection</text:p>
          </table:table-cell>
          <table:table-cell table:style-name="ce3" office:value-type="string" calcext:value-type="string">
            <text:p>base</text:p>
          </table:table-cell>
          <table:table-cell table:style-name="ce3" office:value-type="string" calcext:value-type="string">
            <text:p>Go-Get'r Pushup Grips</text:p>
          </table:table-cell>
          <table:table-cell table:style-name="ce3" office:value-type="string" calcext:value-type="string">
            <text:p>Grips for training</text:p>
          </table:table-cell>
          <table:table-cell table:style-name="ce3" office:value-type="string" calcext:value-type="string">
            <text:p>Grips</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9" calcext:value-type="float">
            <text:p>19</text:p>
          </table:table-cell>
          <table:table-cell table:style-name="ce3" office:value-type="string" calcext:value-type="string">
            <text:p>bundle-grips1</text:p>
          </table:table-cell>
          <table:table-cell table:style-name="ce14" office:value-type="float" office:value="100" calcext:value-type="float">
            <text:p>100</text:p>
          </table:table-cell>
          <table:table-cell table:style-name="ce44"/>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grips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Power Pushup Grips</text:p>
          </table:table-cell>
          <table:table-cell table:style-name="ce3" office:value-type="string" calcext:value-type="string">
            <text:p>Grips for training</text:p>
          </table:table-cell>
          <table:table-cell table:style-name="ce3" office:value-type="string" calcext:value-type="string">
            <text:p>Grips</text:p>
          </table:table-cell>
          <table:table-cell table:style-name="ce14" office:value-type="float" office:value="0.1" calcext:value-type="float">
            <text:p>0.1</text:p>
          </table:table-cell>
          <table:table-cell table:style-name="ce14" office:value-type="float" office:value="1" calcext:value-type="float">
            <text:p>1</text:p>
          </table:table-cell>
          <table:table-cell table:style-name="ce3" office:value-type="string" calcext:value-type="string">
            <text:p>Catalog, Search</text:p>
          </table:table-cell>
          <table:table-cell table:style-name="ce14" office:value-type="float" office:value="15" calcext:value-type="float">
            <text:p>15</text:p>
          </table:table-cell>
          <table:table-cell table:style-name="ce3" office:value-type="string" calcext:value-type="string">
            <text:p>bundle-grips2</text:p>
          </table:table-cell>
          <table:table-cell table:style-name="ce14" office:value-type="float" office:value="100" calcext:value-type="float">
            <text:p>100</text:p>
          </table:table-cell>
          <table:table-cell table:style-name="ce45"/>
          <table:table-cell table:style-name="ce43" table:content-validation-name="val20"/>
          <table:table-cell table:style-name="ce43" table:content-validation-name="val21"/>
          <table:table-cell table:style-name="ce43" table:content-validation-name="val20" table:number-columns-repeated="2"/>
          <table:table-cell table:style-name="ce43" table:content-validation-name="val22"/>
          <table:table-cell table:style-name="ce3" table:number-columns-repeated="2"/>
          <table:table-cell table:number-columns-repeated="1002"/>
        </table:table-row>
        <table:table-row table:style-name="ro2">
          <table:table-cell table:style-name="ce3" office:value-type="string" calcext:value-type="string">
            <text:p>bundle-dynamic-enabled</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Bundle (Dynamic price enabled)</text:p>
          </table:table-cell>
          <table:table-cell table:style-name="ce3" office:value-type="string" calcext:value-type="string">
            <text:p>This is a bundle product with enabled dynamic price</text:p>
          </table:table-cell>
          <table:table-cell table:style-name="ce3" office:value-type="string" calcext:value-type="string">
            <text:p>Bundle with enabled Dynamic Price</text:p>
          </table:table-cell>
          <table:table-cell table:style-name="ce3"/>
          <table:table-cell table:style-name="ce14" office:value-type="float" office:value="1" calcext:value-type="float">
            <text:p>1</text:p>
          </table:table-cell>
          <table:table-cell table:style-name="ce3" office:value-type="string" calcext:value-type="string">
            <text:p>Catalog, Search</text:p>
          </table:table-cell>
          <table:table-cell table:style-name="ce3"/>
          <table:table-cell table:style-name="ce3" office:value-type="string" calcext:value-type="string">
            <text:p>bundle-dynamic-enabled</text:p>
          </table:table-cell>
          <table:table-cell table:style-name="ce14" office:value-type="float" office:value="100" calcext:value-type="float">
            <text:p>100</text:p>
          </table:table-cell>
          <table:table-cell table:style-name="ce44" office:value-type="string" calcext:value-type="string">
            <office:annotation draw:style-name="gr33" draw:text-style-name="P2" svg:width="387.44pt" svg:height="42.72pt" svg:x="1295.35pt" svg:y="187.51pt" draw:caption-point-x="-11.54pt" draw:caption-point-y="-22.99pt">
              <dc:date>2019-11-21T00:00:00</dc:date>
              <text:p text:style-name="P1">So here If I have 1000 Simple product for bundle or configurable product so what is the solution for it.</text:p>
              <text:p text:style-name="P1"><text:tab/>-Sarvesh Patel</text:p>
            </office:annotation>
            <text:p>name=Pushup grips,type=select,required=1,sku=bundle-grips1,default=0,default_qty=1|name=Pushup grips,type=select,required=1,sku=bundle-grips2,default=0,default_qty=1|name=Tone band,type=radio,required=1,sku=bundle-band1,default=0,default_qty=1|name=Tone band,type=radio,required=1,sku=bundle-band2,default=0,default_qty=1|name=Tone band,type=radio,required=1,sku=bundle-band3,default=0,default_qty=1|name=Backpack,type=checkbox,required=1,sku=bundle-backpack1,default=0,default_qty=1|name=Backpack,type=checkbox,required=1,sku=bundle-backpack1,default=0,default_qty=1|name=Yoga equipment,type=multiselect,required=1,sku=bundle-brick,default=0,default_qty=1|name=Yoga equipment,type=multiselect,required=1,sku=bundle-roller,default=0,default_qty=1</text:p>
          </table:table-cell>
          <table:table-cell table:style-name="ce43" table:content-validation-name="val20" office:value-type="string" calcext:value-type="string">
            <text:p>dynamic</text:p>
          </table:table-cell>
          <table:table-cell table:style-name="ce43" table:content-validation-name="val21" office:value-type="string" calcext:value-type="string">
            <text:p>Price range</text:p>
          </table:table-cell>
          <table:table-cell table:number-columns-repeated="2" table:style-name="ce43" table:content-validation-name="val20" office:value-type="string" calcext:value-type="string">
            <text:p>dynamic</text:p>
          </table:table-cell>
          <table:table-cell table:style-name="ce43" table:content-validation-name="val22" office:value-type="string" calcext:value-type="string">
            <text:p>together</text:p>
          </table:table-cell>
          <table:table-cell table:style-name="ce3" table:number-columns-repeated="2"/>
          <table:table-cell table:number-columns-repeated="1002"/>
        </table:table-row>
        <table:table-row table:style-name="ro2">
          <table:table-cell table:style-name="ce3" office:value-type="string" calcext:value-type="string">
            <text:p>bundle-dynamic-disabled</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Default Category/Gear,Default Category/Gear/Fitness Equipment</text:p>
          </table:table-cell>
          <table:table-cell table:style-name="ce3" office:value-type="string" calcext:value-type="string">
            <text:p>base</text:p>
          </table:table-cell>
          <table:table-cell table:style-name="ce3" office:value-type="string" calcext:value-type="string">
            <text:p>Training Bundle (Dynamic price disabled)</text:p>
          </table:table-cell>
          <table:table-cell table:style-name="ce3" office:value-type="string" calcext:value-type="string">
            <text:p>This is a bundle product with disabled dynamic price</text:p>
          </table:table-cell>
          <table:table-cell table:style-name="ce10" office:value-type="string" calcext:value-type="string">
            <text:p>Bundle with disabled Dynamic Price</text:p>
          </table:table-cell>
          <table:table-cell table:style-name="ce25"/>
          <table:table-cell table:style-name="ce10" office:value-type="float" office:value="1" calcext:value-type="float">
            <text:p>1</text:p>
          </table:table-cell>
          <table:table-cell table:style-name="ce3" office:value-type="string" calcext:value-type="string">
            <text:p>Catalog, Search</text:p>
          </table:table-cell>
          <table:table-cell table:style-name="ce10" office:value-type="float" office:value="123" calcext:value-type="float">
            <text:p>123</text:p>
          </table:table-cell>
          <table:table-cell table:style-name="ce10" office:value-type="string" calcext:value-type="string">
            <text:p>bundle-dynamic-disabled</text:p>
          </table:table-cell>
          <table:table-cell table:style-name="ce10" office:value-type="float" office:value="0" calcext:value-type="float">
            <text:p>0</text:p>
          </table:table-cell>
          <table:table-cell table:style-name="ce44" office:value-type="string" calcext:value-type="string">
            <text:p>name=Pushup grips,type=select,required=1,sku=bundle-grips1,price=10.0000,default=0,default_qty=1,price_type=fixed|name=Pushup grips,type=select,required=1,sku=bundle-grips2,price=10.0000,default=0,default_qty=1,price_type=fixed|name=Tone band,type=radio,required=1,sku=bundle-band1,price=15.0000,default=0,default_qty=1,price_type=percent|name=Tone band,type=radio,required=1,sku=bundle-band2,price=15.0000,default=0,default_qty=1,price_type=percent|name=Tone band,type=radio,required=1,sku=bundle-band3,price=15.0000,default=0,default_qty=1,price_type=percent|name=Backpack,type=checkbox,required=1,sku=bundle-backpack1,price=20.0000,default=0,default_qty=1,price_type=fixed|name=Backpack,type=checkbox,required=1,sku=bundle-backpack1,price=20.0000,default=0,default_qty=1,price_type=fixed|name=Yoga equipment,type=multiselect,required=1,sku=bundle-brick,price=5.0000,default=0,default_qty=1,price_type=percent|name=Yoga equipment,type=multiselect,required=1,sku=bundle-roller,price=5.0000,default=0,default_qty=1,price_type=percent</text:p>
          </table:table-cell>
          <table:table-cell table:style-name="ce44" table:content-validation-name="val20" office:value-type="string" calcext:value-type="string">
            <text:p>fixed</text:p>
          </table:table-cell>
          <table:table-cell table:style-name="ce44" table:content-validation-name="val21" office:value-type="string" calcext:value-type="string">
            <text:p>As low as</text:p>
          </table:table-cell>
          <table:table-cell table:number-columns-repeated="2" table:style-name="ce44" table:content-validation-name="val20" office:value-type="string" calcext:value-type="string">
            <text:p>fixed</text:p>
          </table:table-cell>
          <table:table-cell table:style-name="ce44" table:content-validation-name="val22" office:value-type="string" calcext:value-type="string">
            <text:p>separately</text:p>
          </table:table-cell>
          <table:table-cell table:style-name="ce25" table:number-columns-repeated="2"/>
          <table:table-cell table:number-columns-repeated="1002"/>
        </table:table-row>
        <table:table-row table:style-name="ro3" table:number-rows-repeated="1048563">
          <table:table-cell table:number-columns-repeated="1024"/>
        </table:table-row>
        <table:table-row table:style-name="ro3">
          <table:table-cell table:number-columns-repeated="1024"/>
        </table:table-row>
      </table:table>
      <table:table table:name="Configurables via custom logic" table:style-name="ta8">
        <table:table-column table:style-name="co2" table:default-cell-style-name="Default"/>
        <table:table-column table:style-name="co75" table:default-cell-style-name="Default"/>
        <table:table-column table:style-name="co7" table:default-cell-style-name="Default"/>
        <table:table-column table:style-name="co54" table:default-cell-style-name="Default"/>
        <table:table-column table:style-name="co76" table:default-cell-style-name="Default"/>
        <table:table-column table:style-name="co6" table:default-cell-style-name="Default"/>
        <table:table-column table:style-name="co32" table:default-cell-style-name="Default"/>
        <table:table-column table:style-name="co77" table:default-cell-style-name="Default"/>
        <table:table-column table:style-name="co6" table:number-columns-repeated="1016" table:default-cell-style-name="Default"/>
        <table:table-row table:style-name="ro2">
          <table:table-cell table:style-name="ce30" office:value-type="string" calcext:value-type="string">
            <office:annotation draw:style-name="gr5" draw:text-style-name="P2" svg:width="314.31pt" svg:height="137.25pt" svg:x="113.64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 office:value-type="string" calcext:value-type="string">
            <office:annotation draw:style-name="gr2" draw:text-style-name="P2" svg:width="339.65pt" svg:height="218.44pt" svg:x="168.43pt" svg:y="22.03pt" draw:caption-point-x="-11.54pt" draw:caption-point-y="-21.74pt">
              <dc:date>2019-11-21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421.43pt" svg:height="152.99pt" svg:x="263.65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478.6pt" svg:height="342pt" svg:x="341.43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472.25pt" svg:height="152.99pt" svg:x="427.95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472.25pt" svg:height="58.51pt" svg:x="508.08pt" svg:y="23.24pt" draw:caption-point-x="-11.54pt" draw:caption-point-y="-22.96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75.42pt" svg:height="58.51pt" svg:x="685.08pt" svg:y="23.24pt" draw:caption-point-x="-11.54pt" draw:caption-point-y="-22.96pt">
              <dc:date>2019-11-21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820.03pt" svg:y="23.24pt" draw:caption-point-x="-11.54pt" draw:caption-point-y="-22.96pt">
              <dc:date>2019-11-21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7" draw:text-style-name="P2" svg:width="320.6pt" svg:height="74.24pt" svg:x="900.2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980.33pt" svg:y="23.24pt" draw:caption-point-x="-11.54pt" draw:caption-point-y="-22.96pt">
              <dc:date>2019-11-21T00:00:00</dc:date>
              <text:p text:style-name="P1">Defines the price of the product.</text:p>
            </office:annotation>
            <text:p>price</text:p>
          </table:table-cell>
          <table:table-cell table:style-name="ce6" office:value-type="string" calcext:value-type="string">
            <office:annotation draw:style-name="gr15" draw:text-style-name="P2" svg:width="320.6pt" svg:height="168.75pt" svg:x="1060.5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number-columns-repeated="1013"/>
        </table:table-row>
        <table:table-row table:style-name="ro2">
          <table:table-cell table:style-name="ce46" office:value-type="string" calcext:value-type="string">
            <text:p>NEW-S-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S</text:p>
          </table:table-cell>
          <table:table-cell table:number-columns-repeated="1013"/>
        </table:table-row>
        <table:table-row table:style-name="ro2">
          <table:table-cell table:style-name="ce46" office:value-type="string" calcext:value-type="string">
            <text:p>NEW-S-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S</text:p>
          </table:table-cell>
          <table:table-cell table:number-columns-repeated="1013"/>
        </table:table-row>
        <table:table-row table:style-name="ro2">
          <table:table-cell table:style-name="ce46" office:value-type="string" calcext:value-type="string">
            <text:p>NEW-S-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S</text:p>
          </table:table-cell>
          <table:table-cell table:number-columns-repeated="1013"/>
        </table:table-row>
        <table:table-row table:style-name="ro2">
          <table:table-cell table:style-name="ce46" office:value-type="string" calcext:value-type="string">
            <text:p>NEW-M-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M</text:p>
          </table:table-cell>
          <table:table-cell table:number-columns-repeated="1013"/>
        </table:table-row>
        <table:table-row table:style-name="ro2">
          <table:table-cell table:style-name="ce46" office:value-type="string" calcext:value-type="string">
            <text:p>NEW-M-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M</text:p>
          </table:table-cell>
          <table:table-cell table:number-columns-repeated="1013"/>
        </table:table-row>
        <table:table-row table:style-name="ro2">
          <table:table-cell table:style-name="ce46" office:value-type="string" calcext:value-type="string">
            <text:p>NEW-M-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M</text:p>
          </table:table-cell>
          <table:table-cell table:number-columns-repeated="1013"/>
        </table:table-row>
        <table:table-row table:style-name="ro2">
          <table:table-cell table:style-name="ce46" office:value-type="string" calcext:value-type="string">
            <text:p>NEW-L-Gray</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ay,size=L</text:p>
          </table:table-cell>
          <table:table-cell table:number-columns-repeated="1013"/>
        </table:table-row>
        <table:table-row table:style-name="ro2">
          <table:table-cell table:style-name="ce46" office:value-type="string" calcext:value-type="string">
            <text:p>NEW-L-Green</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Green,size=L</text:p>
          </table:table-cell>
          <table:table-cell table:number-columns-repeated="1013"/>
        </table:table-row>
        <table:table-row table:style-name="ro2">
          <table:table-cell table:style-name="ce46" office:value-type="string" calcext:value-type="string">
            <text:p>NEW-L-Purple</text:p>
          </table:table-cell>
          <table:table-cell table:style-name="ce48"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style-name="ce2" office:value-type="string" calcext:value-type="string">
            <text:p>color=Purple,size=L</text:p>
          </table:table-cell>
          <table:table-cell table:number-columns-repeated="1013"/>
        </table:table-row>
        <table:table-row table:style-name="ro2">
          <table:table-cell table:style-name="ce47" office:value-type="string" calcext:value-type="string">
            <text:p>NEW</text:p>
          </table:table-cell>
          <table:table-cell table:style-name="ce48"/>
          <table:table-cell table:style-name="ce47"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 product</text:p>
          </table:table-cell>
          <table:table-cell table:style-name="ce28"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49" office:value-type="string" calcext:value-type="string">
            <text:p>&lt;p&gt;This is a test configurable product named Test Configurable Product with SKU: TST-Conf.&lt;/p&gt;</text:p>
          </table:table-cell>
          <table:table-cell table:style-name="ce50"/>
          <table:table-cell table:style-name="ce50" office:value-type="float" office:value="68" calcext:value-type="float">
            <text:p>68</text:p>
          </table:table-cell>
          <table:table-cell table:style-name="ce2"/>
          <table:table-cell table:number-columns-repeated="1013"/>
        </table:table-row>
        <table:table-row table:style-name="ro3" table:number-rows-repeated="1048564">
          <table:table-cell table:number-columns-repeated="1024"/>
        </table:table-row>
        <table:table-row table:style-name="ro3">
          <table:table-cell table:number-columns-repeated="1024"/>
        </table:table-row>
      </table:table>
      <table:table table:name="Сonfigurables via variations" table:style-name="ta9">
        <table:table-column table:style-name="co6"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6" table:default-cell-style-name="Default"/>
        <table:table-column table:style-name="co21" table:default-cell-style-name="Default"/>
        <table:table-column table:style-name="co78" table:default-cell-style-name="Default"/>
        <table:table-column table:style-name="co6" table:number-columns-repeated="1014" table:default-cell-style-name="Default"/>
        <table:table-row table:style-name="ro2">
          <table:table-cell table:style-name="ce30" office:value-type="string" calcext:value-type="string">
            <office:annotation draw:style-name="gr5" draw:text-style-name="P2" svg:width="340.44pt" svg:height="137.25pt" svg:x="91.39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320.6pt" svg:height="152.99pt" svg:x="191.4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35.65pt" svg:height="342pt" svg:x="271.53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335.65pt" svg:height="152.99pt" svg:x="351.69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57.11pt" svg:height="61.68pt" svg:x="431.83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95.23pt" svg:height="58.51pt" svg:x="511.99pt" svg:y="23.24pt" draw:caption-point-x="-11.54pt" draw:caption-point-y="-22.96pt">
              <dc:date>2019-11-21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80.21pt" svg:height="58.51pt" svg:x="607.18pt" svg:y="23.24pt" draw:caption-point-x="-11.54pt" draw:caption-point-y="-22.96pt">
              <dc:date>2019-11-21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80.18pt" svg:height="26.99pt" svg:x="687.34pt" svg:y="23.24pt" draw:caption-point-x="-11.54pt" draw:caption-point-y="-22.96pt">
              <dc:date>2019-11-21T00:00:00</dc:date>
              <text:p text:style-name="P1">Defines the price of the product.</text:p>
            </office:annotation>
            <text:p>price</text:p>
          </table:table-cell>
          <table:table-cell table:style-name="ce6" office:value-type="string" calcext:value-type="string">
            <office:annotation draw:style-name="gr15" draw:text-style-name="P2" svg:width="358.75pt" svg:height="168.75pt" svg:x="788.94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10" office:value-type="string" calcext:value-type="string">
            <office:annotation draw:style-name="gr18" draw:text-style-name="P2" svg:width="320.6pt" svg:height="263.25pt" svg:x="907.23pt" svg:y="23.24pt" draw:caption-point-x="-11.54pt" draw:caption-point-y="-22.96pt">
              <dc:date>2019-11-21T00:00:00</dc:date>
              <text:p text:style-name="P1">Native Magento 2 attribute for Configurable Product Type ONLY.</text:p>
              <text:p text:style-name="P1"/>
              <text:p text:style-name="P1">Describes the values associated with a product variation. </text:p>
              <text:p text:style-name="P1"/>
              <text:p text:style-name="P1">For the simple solution refer to the 'group' attribute and read Improved Import and Export Manual: https://firebearstudio.com/blog/improved-import-magento-2-extension-manual.html</text:p>
              <text:p text:style-name="P1"/>
              <text:p text:style-name="P1">The value has the following format:</text:p>
              <text:p text:style-name="P1">sku={{SKU_VALUE}},attribute1={{VALUE}},attribute2={{VALUE}}| </text:p>
              <text:p text:style-name="P1"/>
              <text:p text:style-name="P1">For example:</text:p>
              <text:p text:style-name="P1">sku=sku-red xs,color=red,size=xs,price=10.99, display=1, image=/pub/media/import/image1.png|sku=sku-red-m, color=red,size=m,price=20.88,display=1, </text:p>
              <text:p text:style-name="P1">image=/pub/media/import/image2.png</text:p>
              <text:p text:style-name="P1"/>
              <text:p text:style-name="P1">Values are separated by comma, multiple SKU values separated by |.</text:p>
              <text:p text:style-name="P1"/>
              <text:p text:style-name="P1">For more information visit: https://firebearstudio.com/blog/the-complete-guide-to-magento-2-product-import-export.html</text:p>
            </office:annotation>
            <text:p>configurable_variations</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S</text:p>
          </table:table-cell>
          <table:table-cell table:style-name="ce10"/>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S</text:p>
          </table:table-cell>
          <table:table-cell table:style-name="ce10"/>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S</text:p>
          </table:table-cell>
          <table:table-cell table:style-name="ce10"/>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M</text:p>
          </table:table-cell>
          <table:table-cell table:style-name="ce10"/>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M</text:p>
          </table:table-cell>
          <table:table-cell table:style-name="ce10"/>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M</text:p>
          </table:table-cell>
          <table:table-cell table:style-name="ce10"/>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size=L</text:p>
          </table:table-cell>
          <table:table-cell table:style-name="ce10"/>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size=L</text:p>
          </table:table-cell>
          <table:table-cell table:style-name="ce10"/>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size=L</text:p>
          </table:table-cell>
          <table:table-cell table:style-name="ce10"/>
          <table:table-cell table:number-columns-repeated="1014"/>
        </table:table-row>
        <table:table-row table:style-name="ro2">
          <table:table-cell table:style-name="ce47" office:value-type="string" calcext:value-type="string">
            <text:p>NEW-parent</text:p>
          </table:table-cell>
          <table:table-cell table:style-name="ce47"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 product via variations</text:p>
          </table:table-cell>
          <table:table-cell table:style-name="ce28" office:value-type="string" calcext:value-type="string">
            <text:p>&lt;p&gt;This is a test configurable product named Test Configurable Product with SKU: TST-Conf.&lt;/p&gt;</text:p>
            <text:p>&lt;p&gt;That has been imported using Firebear Studio Imporved Import and Export extension: https://firebearstudio.com/the-improved-import.html&lt;/p&gt;</text:p>
          </table:table-cell>
          <table:table-cell table:style-name="ce49" office:value-type="string" calcext:value-type="string">
            <text:p>&lt;p&gt;This is a test configurable product named Test Configurable Product with SKU: TST-Conf.&lt;/p&gt;</text:p>
          </table:table-cell>
          <table:table-cell table:style-name="ce50" office:value-type="float" office:value="68" calcext:value-type="float">
            <text:p>68</text:p>
          </table:table-cell>
          <table:table-cell table:style-name="ce2"/>
          <table:table-cell table:style-name="ce10" office:value-type="string" calcext:value-type="string">
            <text:p>sku=NEW-S-Gray,color=Gray,size=S,default=1|sku=NEW-S-Green,color=Green,size=S|sku=NEW-S-Purple,size=S,color=Purple|sku=NEW-M-Gray,size=M,color=Gray|sku=NEW-M-Green,size=M,color=Green|sku=NEW-M-Purple,size=M,color=Purple|sku=NEW-L-Gray,size=L,color=Gray|sku=NEW-L-Green,size=L,color=Green|sku=NEW-L-Purple,size=L,color=Purple</text:p>
          </table:table-cell>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Downloadable Product" table:style-name="ta10">
        <table:table-column table:style-name="co6" table:default-cell-style-name="Default"/>
        <table:table-column table:style-name="co79" table:default-cell-style-name="Default"/>
        <table:table-column table:style-name="co6" table:number-columns-repeated="75" table:default-cell-style-name="Default"/>
        <table:table-column table:style-name="co80" table:default-cell-style-name="Default"/>
        <table:table-column table:style-name="co6" table:number-columns-repeated="946" table:default-cell-style-name="Default"/>
        <table:table-row table:style-name="ro2">
          <table:table-cell table:style-name="ce30" office:value-type="string" calcext:value-type="string">
            <office:annotation draw:style-name="gr5" draw:text-style-name="P2" svg:width="878.6pt" svg:height="137.25pt" svg:x="91.39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5" office:value-type="string" calcext:value-type="string">
            <office:annotation draw:style-name="gr13" draw:text-style-name="P2" svg:width="320.6pt" svg:height="26.99pt" svg:x="729.55pt" svg:y="23.24pt" draw:caption-point-x="-11.54pt" draw:caption-point-y="-22.96pt">
              <dc:date>2019-11-21T00:00:00</dc:date>
              <text:p text:style-name="P1">Defines the links for the downloadable products.</text:p>
            </office:annotation>
            <text:p>downloadable_links</text:p>
          </table:table-cell>
          <table:table-cell table:style-name="ce30" office:value-type="string" calcext:value-type="string">
            <office:annotation draw:style-name="gr5" draw:text-style-name="P2" svg:width="320.6pt" svg:height="137.25pt" svg:x="809.69pt" svg:y="23.24pt" draw:caption-point-x="-11.54pt" draw:caption-point-y="-22.96pt">
              <dc:date>2019-11-21T00:00:00</dc:date>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30" office:value-type="string" calcext:value-type="string">
            <office:annotation draw:style-name="gr6" draw:text-style-name="P2" svg:width="320.6pt" svg:height="200.24pt" svg:x="889.85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320.6pt" svg:height="342pt" svg:x="969.99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320.6pt" svg:height="310.51pt" svg:x="1050.15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9" draw:text-style-name="P2" svg:width="320.6pt" svg:height="105.76pt" svg:x="1130.29pt" svg:y="23.24pt" draw:caption-point-x="-11.54pt" draw:caption-point-y="-22.96pt">
              <dc:date>2019-11-21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10" draw:text-style-name="P2" svg:width="320.6pt" svg:height="61.68pt" svg:x="1210.45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1290.59pt" svg:y="23.24pt" draw:caption-point-x="-11.54pt" draw:caption-point-y="-22.96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0" draw:text-style-name="P2" svg:width="320.6pt" svg:height="58.51pt" svg:x="1370.75pt" svg:y="23.24pt" draw:caption-point-x="-11.54pt" draw:caption-point-y="-22.96pt">
              <dc:date>2019-11-21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11" draw:text-style-name="P2" svg:width="320.6pt" svg:height="152.99pt" svg:x="1450.89pt" svg:y="23.24pt" draw:caption-point-x="-11.54pt" draw:caption-point-y="-22.96pt">
              <dc:date>2019-11-21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12" draw:text-style-name="P2" svg:width="320.6pt" svg:height="121.49pt" svg:x="1531.05pt" svg:y="23.24pt" draw:caption-point-x="-11.54pt" draw:caption-point-y="-22.96pt">
              <dc:date>2019-11-21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13" draw:text-style-name="P2" svg:width="320.6pt" svg:height="26.99pt" svg:x="1611.18pt" svg:y="23.24pt" draw:caption-point-x="-11.54pt" draw:caption-point-y="-22.96pt">
              <dc:date>2019-11-21T00:00:00</dc:date>
              <text:p text:style-name="P1">The name of the tax class associted with the product.</text:p>
            </office:annotation>
            <text:p>tax_class_name</text:p>
          </table:table-cell>
          <table:table-cell table:style-name="ce30" office:value-type="string" calcext:value-type="string">
            <office:annotation draw:style-name="gr14" draw:text-style-name="P2" svg:width="320.6pt" svg:height="278.99pt" svg:x="1691.35pt" svg:y="23.24pt" draw:caption-point-x="-11.54pt" draw:caption-point-y="-22.96pt">
              <dc:date>2019-11-21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12" draw:text-style-name="P2" svg:width="320.6pt" svg:height="121.49pt" svg:x="1771.48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20.6pt" svg:height="121.49pt" svg:x="1851.65pt" svg:y="23.24pt" draw:caption-point-x="-11.54pt" draw:caption-point-y="-22.96pt">
              <dc:date>2019-11-21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30" office:value-type="string" calcext:value-type="string">
            <office:annotation draw:style-name="gr10" draw:text-style-name="P2" svg:width="320.6pt" svg:height="58.51pt" svg:x="1931.78pt" svg:y="23.24pt" draw:caption-point-x="-11.54pt" draw:caption-point-y="-22.96pt">
              <dc:date>2019-11-21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30" office:value-type="string" calcext:value-type="string">
            <office:annotation draw:style-name="gr10" draw:text-style-name="P2" svg:width="320.6pt" svg:height="58.51pt" svg:x="2011.95pt" svg:y="23.24pt" draw:caption-point-x="-11.54pt" draw:caption-point-y="-22.96pt">
              <dc:date>2019-11-21T00:00:00</dc:date>
              <text:p text:style-name="P1">Defines to what date the product is sold by the special price.</text:p>
              <text:p text:style-name="P1"/>
              <text:p text:style-name="P1">Date format is: YYYY-mm-dd 12:30:35</text:p>
            </office:annotation>
            <text:p>special_price_to_date</text:p>
          </table:table-cell>
          <table:table-cell table:style-name="ce30" office:value-type="string" calcext:value-type="string">
            <office:annotation draw:style-name="gr15" draw:text-style-name="P2" svg:width="320.6pt" svg:height="168.75pt" svg:x="2092.08pt" svg:y="23.24pt" draw:caption-point-x="-11.54pt" draw:caption-point-y="-22.96pt">
              <dc:date>2019-11-21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7" draw:text-style-name="P2" svg:width="320.6pt" svg:height="90pt" svg:x="2172.25pt" svg:y="23.24pt" draw:caption-point-x="-11.54pt" draw:caption-point-y="-22.96pt">
              <dc:date>2019-11-21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30" office:value-type="string" calcext:value-type="string">
            <office:annotation draw:style-name="gr7" draw:text-style-name="P2" svg:width="320.6pt" svg:height="90pt" svg:x="2252.38pt" svg:y="23.24pt" draw:caption-point-x="-11.54pt" draw:caption-point-y="-22.96pt">
              <dc:date>2019-11-21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30" office:value-type="string" calcext:value-type="string">
            <office:annotation draw:style-name="gr10" draw:text-style-name="P2" svg:width="320.6pt" svg:height="58.51pt" svg:x="2332.54pt" svg:y="23.24pt" draw:caption-point-x="-11.54pt" draw:caption-point-y="-22.96pt">
              <dc:date>2019-11-21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30" office:value-type="string" calcext:value-type="string">
            <office:annotation draw:style-name="gr19" draw:text-style-name="P2" svg:width="320.6pt" svg:height="105.76pt" svg:x="2412.68pt" svg:y="23.24pt" draw:caption-point-x="-11.54pt" draw:caption-point-y="-22.96pt">
              <dc:date>2019-11-21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30" office:value-type="string" calcext:value-type="string">
            <office:annotation draw:style-name="gr13" draw:text-style-name="P2" svg:width="320.6pt" svg:height="26.99pt" svg:x="2492.84pt" svg:y="23.24pt" draw:caption-point-x="-11.54pt" draw:caption-point-y="-22.96pt">
              <dc:date>2019-11-21T00:00:00</dc:date>
              <text:p text:style-name="P1">The "Alt Text" associated with the base product image.</text:p>
            </office:annotation>
            <text:p>base_image_label</text:p>
          </table:table-cell>
          <table:table-cell table:style-name="ce30" office:value-type="string" calcext:value-type="string">
            <office:annotation draw:style-name="gr19" draw:text-style-name="P2" svg:width="320.6pt" svg:height="105.76pt" svg:x="2572.98pt" svg:y="23.24pt" draw:caption-point-x="-11.54pt" draw:caption-point-y="-22.96pt">
              <dc:date>2019-11-21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30" office:value-type="string" calcext:value-type="string">
            <office:annotation draw:style-name="gr13" draw:text-style-name="P2" svg:width="320.6pt" svg:height="26.99pt" svg:x="2653.14pt" svg:y="23.24pt" draw:caption-point-x="-11.54pt" draw:caption-point-y="-22.96pt">
              <dc:date>2019-11-21T00:00:00</dc:date>
              <text:p text:style-name="P1">The "Alt Text" associated with the small product image.</text:p>
            </office:annotation>
            <text:p>small_image_label</text:p>
          </table:table-cell>
          <table:table-cell table:style-name="ce30" office:value-type="string" calcext:value-type="string">
            <office:annotation draw:style-name="gr19" draw:text-style-name="P2" svg:width="320.6pt" svg:height="105.76pt" svg:x="2733.28pt" svg:y="23.24pt" draw:caption-point-x="-11.54pt" draw:caption-point-y="-22.96pt">
              <dc:date>2019-11-21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30" office:value-type="string" calcext:value-type="string">
            <office:annotation draw:style-name="gr13" draw:text-style-name="P2" svg:width="320.6pt" svg:height="26.99pt" svg:x="2813.44pt" svg:y="23.24pt" draw:caption-point-x="-11.54pt" draw:caption-point-y="-22.96pt">
              <dc:date>2019-11-21T00:00:00</dc:date>
              <text:p text:style-name="P1">The "Alt Text" associated with the thumbnail product image.</text:p>
            </office:annotation>
            <text:p>thumbnail_image_label</text:p>
          </table:table-cell>
          <table:table-cell table:style-name="ce30" office:value-type="string" calcext:value-type="string">
            <office:annotation draw:style-name="gr19" draw:text-style-name="P2" svg:width="320.6pt" svg:height="106.47pt" svg:x="2893.58pt" svg:y="22.9pt" draw:caption-point-x="-11.54pt" draw:caption-point-y="-22.62pt">
              <dc:date>2019-11-21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30" office:value-type="string" calcext:value-type="string">
            <office:annotation draw:style-name="gr13" draw:text-style-name="P2" svg:width="320.6pt" svg:height="26.99pt" svg:x="2973.74pt" svg:y="23.24pt" draw:caption-point-x="-11.54pt" draw:caption-point-y="-22.96pt">
              <dc:date>2019-11-21T00:00:00</dc:date>
              <text:p text:style-name="P1">The "Alt Text" associated with the swatch product image.</text:p>
            </office:annotation>
            <text:p>swatch_image_label</text:p>
          </table:table-cell>
          <table:table-cell table:style-name="ce30" office:value-type="string" calcext:value-type="string">
            <office:annotation draw:style-name="gr19" draw:text-style-name="P2" svg:width="320.6pt" svg:height="105.76pt" svg:x="3053.88pt" svg:y="23.24pt" draw:caption-point-x="-11.54pt" draw:caption-point-y="-22.96pt">
              <dc:date>2019-11-21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30" office:value-type="string" calcext:value-type="string">
            <office:annotation draw:style-name="gr19" draw:text-style-name="P2" svg:width="320.6pt" svg:height="105.76pt" svg:x="3134.04pt" svg:y="23.24pt" draw:caption-point-x="-11.54pt" draw:caption-point-y="-22.96pt">
              <dc:date>2019-11-21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30" office:value-type="string" calcext:value-type="string">
            <office:annotation draw:style-name="gr10" draw:text-style-name="P2" svg:width="320.63pt" svg:height="58.51pt" svg:x="3214.18pt" svg:y="23.24pt" draw:caption-point-x="-11.54pt" draw:caption-point-y="-22.96pt">
              <dc:date>2019-11-21T00:00:00</dc:date>
              <text:p text:style-name="P1">Sets the product as "new" from the specified date.</text:p>
              <text:p text:style-name="P1"/>
              <text:p text:style-name="P1">Date format is: YYYY-mm-dd 12:30:35</text:p>
            </office:annotation>
            <text:p>new_from_date</text:p>
          </table:table-cell>
          <table:table-cell table:style-name="ce30" office:value-type="string" calcext:value-type="string">
            <office:annotation draw:style-name="gr10" draw:text-style-name="P2" svg:width="320.6pt" svg:height="58.51pt" svg:x="3294.34pt" svg:y="23.24pt" draw:caption-point-x="-11.54pt" draw:caption-point-y="-22.96pt">
              <dc:date>2019-11-21T00:00:00</dc:date>
              <text:p text:style-name="P1">Sets the end date of the "new" label.</text:p>
              <text:p text:style-name="P1"/>
              <text:p text:style-name="P1">Date format is: YYYY-mm-dd 12:30:35</text:p>
            </office:annotation>
            <text:p>new_to_date</text:p>
          </table:table-cell>
          <table:table-cell table:style-name="ce30" office:value-type="string" calcext:value-type="string">
            <office:annotation draw:style-name="gr7" draw:text-style-name="P2" svg:width="320.63pt" svg:height="90pt" svg:x="3374.48pt" svg:y="23.24pt" draw:caption-point-x="-11.54pt" draw:caption-point-y="-22.96pt">
              <dc:date>2019-11-21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30" office:value-type="string" calcext:value-type="string">
            <office:annotation draw:style-name="gr5" draw:text-style-name="P2" svg:width="320.6pt" svg:height="137.25pt" svg:x="3454.64pt" svg:y="23.24pt" draw:caption-point-x="-11.54pt" draw:caption-point-y="-22.96pt">
              <dc:date>2019-11-21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30" office:value-type="string" calcext:value-type="string">
            <office:annotation draw:style-name="gr12" draw:text-style-name="P2" svg:width="320.6pt" svg:height="121.49pt" svg:x="3534.8pt" svg:y="23.24pt" draw:caption-point-x="-11.54pt" draw:caption-point-y="-22.96pt">
              <dc:date>2019-11-21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30" office:value-type="string" calcext:value-type="string">
            <office:annotation draw:style-name="gr7" draw:text-style-name="P2" svg:width="320.6pt" svg:height="90pt" svg:x="3614.94pt" svg:y="23.24pt" draw:caption-point-x="-11.54pt" draw:caption-point-y="-22.96pt">
              <dc:date>2019-11-21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30" office:value-type="string" calcext:value-type="string">
            <office:annotation draw:style-name="gr7" draw:text-style-name="P2" svg:width="320.6pt" svg:height="90pt" svg:x="3695.1pt" svg:y="23.24pt" draw:caption-point-x="-11.54pt" draw:caption-point-y="-22.96pt">
              <dc:date>2019-11-21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30" office:value-type="string" calcext:value-type="string">
            <office:annotation draw:style-name="gr13" draw:text-style-name="P2" svg:width="320.6pt" svg:height="26.99pt" svg:x="3775.24pt" svg:y="23.24pt" draw:caption-point-x="-11.54pt" draw:caption-point-y="-22.96pt">
              <dc:date>2019-11-21T00:00:00</dc:date>
              <text:p text:style-name="P1">Lists the available themes that can be applied to the product page.</text:p>
            </office:annotation>
            <text:p>custom_design</text:p>
          </table:table-cell>
          <table:table-cell table:style-name="ce30" office:value-type="string" calcext:value-type="string">
            <office:annotation draw:style-name="gr10" draw:text-style-name="P2" svg:width="320.6pt" svg:height="58.51pt" svg:x="3855.4pt" svg:y="23.24pt" draw:caption-point-x="-11.54pt" draw:caption-point-y="-22.96pt">
              <dc:date>2019-11-21T00:00:00</dc:date>
              <text:p text:style-name="P1">Defines from what date the product page should have custom desing.</text:p>
              <text:p text:style-name="P1"/>
              <text:p text:style-name="P1">Date format is: YYYY-mm-dd 12:30:35</text:p>
            </office:annotation>
            <text:p>custom_design_from</text:p>
          </table:table-cell>
          <table:table-cell table:style-name="ce30" office:value-type="string" calcext:value-type="string">
            <office:annotation draw:style-name="gr10" draw:text-style-name="P2" svg:width="320.6pt" svg:height="58.51pt" svg:x="3935.54pt" svg:y="23.24pt" draw:caption-point-x="-11.54pt" draw:caption-point-y="-22.96pt">
              <dc:date>2019-11-21T00:00:00</dc:date>
              <text:p text:style-name="P1">Defines to what date the product page should have custom desing.</text:p>
              <text:p text:style-name="P1"/>
              <text:p text:style-name="P1">Date format is: YYYY-mm-dd 12:30:35</text:p>
            </office:annotation>
            <text:p>custom_design_to</text:p>
          </table:table-cell>
          <table:table-cell table:style-name="ce30" office:value-type="string" calcext:value-type="string">
            <office:annotation draw:style-name="gr13" draw:text-style-name="P2" svg:width="320.6pt" svg:height="26.99pt" svg:x="4015.7pt" svg:y="23.24pt" draw:caption-point-x="-11.54pt" draw:caption-point-y="-22.96pt">
              <dc:date>2019-11-21T00:00:00</dc:date>
              <text:p text:style-name="P1">A custom XML layout aplied to the product page.</text:p>
            </office:annotation>
            <text:p>custom_layout_update</text:p>
          </table:table-cell>
          <table:table-cell table:style-name="ce30" office:value-type="string" calcext:value-type="string">
            <office:annotation draw:style-name="gr16" draw:text-style-name="P2" svg:width="320.6pt" svg:height="436.51pt" svg:x="4095.84pt" svg:y="23.24pt" draw:caption-point-x="-11.54pt" draw:caption-point-y="-22.96pt">
              <dc:date>2019-11-21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30" office:value-type="string" calcext:value-type="string">
            <office:annotation draw:style-name="gr7" draw:text-style-name="P2" svg:width="320.6pt" svg:height="90pt" svg:x="4176pt" svg:y="23.24pt" draw:caption-point-x="-11.54pt" draw:caption-point-y="-22.96pt">
              <dc:date>2019-11-21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30" office:value-type="string" calcext:value-type="string">
            <office:annotation draw:style-name="gr9" draw:text-style-name="P2" svg:width="320.6pt" svg:height="310.51pt" svg:x="4256.14pt" svg:y="23.24pt" draw:caption-point-x="-11.54pt" draw:caption-point-y="-22.96pt">
              <dc:date>2019-11-21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30" office:value-type="string" calcext:value-type="string">
            <office:annotation draw:style-name="gr17" draw:text-style-name="P2" svg:width="320.6pt" svg:height="74.24pt" svg:x="4336.3pt" svg:y="23.24pt" draw:caption-point-x="-11.54pt" draw:caption-point-y="-22.96pt">
              <dc:date>2019-11-21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30" office:value-type="string" calcext:value-type="string">
            <office:annotation draw:style-name="gr15" draw:text-style-name="P2" svg:width="320.6pt" svg:height="168.75pt" svg:x="4416.43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30" office:value-type="string" calcext:value-type="string">
            <office:annotation draw:style-name="gr17" draw:text-style-name="P2" svg:width="320.6pt" svg:height="74.24pt" svg:x="4496.6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4576.73pt" svg:y="23.24pt" draw:caption-point-x="-11.54pt" draw:caption-point-y="-22.96pt">
              <dc:date>2019-11-21T00:00:00</dc:date>
              <text:p text:style-name="P1">Stock quantity that determines when the product goes 'out of stock'.</text:p>
            </office:annotation>
            <text:p>out_of_stock_qty</text:p>
          </table:table-cell>
          <table:table-cell table:style-name="ce30" office:value-type="string" calcext:value-type="string">
            <office:annotation draw:style-name="gr7" draw:text-style-name="P2" svg:width="320.6pt" svg:height="90pt" svg:x="4656.9pt" svg:y="23.24pt" draw:caption-point-x="-11.54pt" draw:caption-point-y="-22.96pt">
              <dc:date>2019-11-21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30" office:value-type="string" calcext:value-type="string">
            <office:annotation draw:style-name="gr7" draw:text-style-name="P2" svg:width="320.6pt" svg:height="90pt" svg:x="4737.03pt" svg:y="23.24pt" draw:caption-point-x="-11.54pt" draw:caption-point-y="-22.96pt">
              <dc:date>2019-11-21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30" office:value-type="string" calcext:value-type="string">
            <office:annotation draw:style-name="gr7" draw:text-style-name="P2" svg:width="320.6pt" svg:height="90pt" svg:x="4817.2pt" svg:y="23.24pt" draw:caption-point-x="-11.54pt" draw:caption-point-y="-22.96pt">
              <dc:date>2019-11-21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30" office:value-type="string" calcext:value-type="string">
            <office:annotation draw:style-name="gr7" draw:text-style-name="P2" svg:width="320.6pt" svg:height="90pt" svg:x="4897.33pt" svg:y="23.24pt" draw:caption-point-x="-11.54pt" draw:caption-point-y="-22.96pt">
              <dc:date>2019-11-21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30" office:value-type="string" calcext:value-type="string">
            <office:annotation draw:style-name="gr10" draw:text-style-name="P2" svg:width="320.6pt" svg:height="58.51pt" svg:x="4977.5pt" svg:y="23.24pt" draw:caption-point-x="-11.54pt" draw:caption-point-y="-22.96pt">
              <dc:date>2019-11-21T00:00:00</dc:date>
              <text:p text:style-name="P1">Defines minimum quantity of the product that can be purchased in the cart.</text:p>
              <text:p text:style-name="P1"/>
              <text:p text:style-name="P1">Only numerals allowed.</text:p>
            </office:annotation>
            <text:p>min_cart_qty</text:p>
          </table:table-cell>
          <table:table-cell table:style-name="ce30" office:value-type="string" calcext:value-type="string">
            <office:annotation draw:style-name="gr7" draw:text-style-name="P2" svg:width="320.6pt" svg:height="90pt" svg:x="5057.63pt" svg:y="23.24pt" draw:caption-point-x="-11.54pt" draw:caption-point-y="-22.96pt">
              <dc:date>2019-11-21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30" office:value-type="string" calcext:value-type="string">
            <office:annotation draw:style-name="gr17" draw:text-style-name="P2" svg:width="320.6pt" svg:height="74.24pt" svg:x="5137.8pt" svg:y="23.24pt" draw:caption-point-x="-11.54pt" draw:caption-point-y="-22.96pt">
              <dc:date>2019-11-21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30" office:value-type="string" calcext:value-type="string">
            <office:annotation draw:style-name="gr7" draw:text-style-name="P2" svg:width="320.6pt" svg:height="90pt" svg:x="5217.93pt" svg:y="23.24pt" draw:caption-point-x="-11.54pt" draw:caption-point-y="-22.96pt">
              <dc:date>2019-11-21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30" office:value-type="string" calcext:value-type="string">
            <office:annotation draw:style-name="gr7" draw:text-style-name="P2" svg:width="320.6pt" svg:height="90pt" svg:x="5298.09pt" svg:y="23.24pt" draw:caption-point-x="-11.54pt" draw:caption-point-y="-22.96pt">
              <dc:date>2019-11-21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30" office:value-type="string" calcext:value-type="string">
            <office:annotation draw:style-name="gr12" draw:text-style-name="P2" svg:width="320.6pt" svg:height="121.49pt" svg:x="5378.23pt" svg:y="23.24pt" draw:caption-point-x="-11.54pt" draw:caption-point-y="-22.96pt">
              <dc:date>2019-11-21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30" office:value-type="string" calcext:value-type="string">
            <office:annotation draw:style-name="gr7" draw:text-style-name="P2" svg:width="320.6pt" svg:height="90pt" svg:x="5458.39pt" svg:y="23.24pt" draw:caption-point-x="-11.54pt" draw:caption-point-y="-22.96pt">
              <dc:date>2019-11-21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30" office:value-type="string" calcext:value-type="string">
            <office:annotation draw:style-name="gr7" draw:text-style-name="P2" svg:width="320.6pt" svg:height="90pt" svg:x="5538.53pt" svg:y="23.24pt" draw:caption-point-x="-11.54pt" draw:caption-point-y="-22.96pt">
              <dc:date>2019-11-21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30" office:value-type="string" calcext:value-type="string">
            <office:annotation draw:style-name="gr7" draw:text-style-name="P2" svg:width="320.6pt" svg:height="90pt" svg:x="5618.69pt" svg:y="23.24pt" draw:caption-point-x="-11.54pt" draw:caption-point-y="-22.96pt">
              <dc:date>2019-11-21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30" office:value-type="string" calcext:value-type="string">
            <office:annotation draw:style-name="gr7" draw:text-style-name="P2" svg:width="320.6pt" svg:height="90pt" svg:x="5698.83pt" svg:y="23.24pt" draw:caption-point-x="-11.54pt" draw:caption-point-y="-22.96pt">
              <dc:date>2019-11-21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30" office:value-type="string" calcext:value-type="string">
            <office:annotation draw:style-name="gr7" draw:text-style-name="P2" svg:width="320.6pt" svg:height="90pt" svg:x="5778.99pt" svg:y="23.24pt" draw:caption-point-x="-11.54pt" draw:caption-point-y="-22.96pt">
              <dc:date>2019-11-21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30" office:value-type="string" calcext:value-type="string">
            <office:annotation draw:style-name="gr7" draw:text-style-name="P2" svg:width="320.6pt" svg:height="90pt" svg:x="5859.13pt" svg:y="23.24pt" draw:caption-point-x="-11.54pt" draw:caption-point-y="-22.96pt">
              <dc:date>2019-11-21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30" office:value-type="string" calcext:value-type="string">
            <office:annotation draw:style-name="gr19" draw:text-style-name="P2" svg:width="320.6pt" svg:height="105.76pt" svg:x="5939.29pt" svg:y="23.24pt" draw:caption-point-x="-11.54pt" draw:caption-point-y="-22.96pt">
              <dc:date>2019-11-21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30" office:value-type="string" calcext:value-type="string">
            <office:annotation draw:style-name="gr7" draw:text-style-name="P2" svg:width="320.63pt" svg:height="90pt" svg:x="6019.43pt" svg:y="23.24pt" draw:caption-point-x="-11.54pt" draw:caption-point-y="-22.96pt">
              <dc:date>2019-11-21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30" office:value-type="string" calcext:value-type="string">
            <office:annotation draw:style-name="gr17" draw:text-style-name="P2" svg:width="320.6pt" svg:height="74.24pt" svg:x="6099.59pt" svg:y="23.24pt" draw:caption-point-x="-11.54pt" draw:caption-point-y="-22.96pt">
              <dc:date>2019-11-21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30" office:value-type="string" calcext:value-type="string">
            <office:annotation draw:style-name="gr12" draw:text-style-name="P2" svg:width="320.63pt" svg:height="121.49pt" svg:x="6179.73pt" svg:y="23.24pt" draw:caption-point-x="-11.54pt" draw:caption-point-y="-22.96pt">
              <dc:date>2019-11-21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30" office:value-type="string" calcext:value-type="string">
            <office:annotation draw:style-name="gr12" draw:text-style-name="P2" svg:width="320.6pt" svg:height="121.49pt" svg:x="6259.89pt" svg:y="23.24pt" draw:caption-point-x="-11.54pt" draw:caption-point-y="-22.96pt">
              <dc:date>2019-11-21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30" office:value-type="string" calcext:value-type="string">
            <office:annotation draw:style-name="gr19" draw:text-style-name="P2" svg:width="320.6pt" svg:height="105.76pt" svg:x="6340.05pt" svg:y="23.24pt" draw:caption-point-x="-11.54pt" draw:caption-point-y="-22.96pt">
              <dc:date>2019-11-21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30" office:value-type="string" calcext:value-type="string">
            <office:annotation draw:style-name="gr19" draw:text-style-name="P2" svg:width="320.6pt" svg:height="105.76pt" svg:x="6420.19pt" svg:y="23.24pt" draw:caption-point-x="-11.54pt" draw:caption-point-y="-22.96pt">
              <dc:date>2019-11-21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30" office:value-type="string" calcext:value-type="string">
            <office:annotation draw:style-name="gr19" draw:text-style-name="P2" svg:width="319.83pt" svg:height="105.76pt" svg:x="6500.35pt" svg:y="23.24pt" draw:caption-point-x="-11.54pt" draw:caption-point-y="-22.96pt">
              <dc:date>2019-11-21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30" office:value-type="string" calcext:value-type="string">
            <office:annotation draw:style-name="gr19" draw:text-style-name="P2" svg:width="319.86pt" svg:height="106.47pt" svg:x="6580.49pt" svg:y="22.9pt" draw:caption-point-x="-11.54pt" draw:caption-point-y="-22.62pt">
              <dc:date>2019-11-21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30" office:value-type="string" calcext:value-type="string">
            <office:annotation draw:style-name="gr17" draw:text-style-name="P2" svg:width="319.83pt" svg:height="74.24pt" svg:x="6660.65pt" svg:y="23.24pt" draw:caption-point-x="-11.54pt" draw:caption-point-y="-22.96pt">
              <dc:date>2019-11-21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30" office:value-type="string" calcext:value-type="string">
            <office:annotation draw:style-name="gr12" draw:text-style-name="P2" svg:width="319.86pt" svg:height="121.49pt" svg:x="6740.79pt" svg:y="23.24pt" draw:caption-point-x="-11.54pt" draw:caption-point-y="-22.96pt">
              <dc:date>2019-11-21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30" office:value-type="string" calcext:value-type="string">
            <office:annotation draw:style-name="gr15" draw:text-style-name="P2" svg:width="320.6pt" svg:height="218.44pt" svg:x="6820.19pt" svg:y="-1.59pt" draw:caption-point-x="-11.54pt" draw:caption-point-y="1.87pt">
              <dc:date>2019-11-21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number-columns-repeated="946"/>
        </table:table-row>
        <table:table-row table:style-name="ro2">
          <table:table-cell table:style-name="ce5" office:value-type="string" calcext:value-type="string">
            <text:p>TST-Dwnl-1</text:p>
          </table:table-cell>
          <table:table-cell table:style-name="ce29" office:value-type="string" calcext:value-type="string">
            <text:p>price=10,url=https://firebearstudio.com/media/logos/default/logo.png,downloads=10,group_title=Downloadable links title,title=Link title 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2</text:p>
          </table:table-cell>
          <table:table-cell table:style-name="ce29" office:value-type="string" calcext:value-type="string">
            <text:p>price=20,url=https://firebearstudio.com/media/logos/default/logo.png,downloads=10,group_title=Downloadable links title,title=Link title 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1</text:p>
          </table:table-cell>
          <table:table-cell table:style-name="ce29" office:value-type="string" calcext:value-type="string">
            <text:p>price=30,url=https://firebearstudio.com/media/logos/default/logo.png1,downloads=0,group_title=Downloadable links title,title=Link title 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2">
          <table:table-cell table:style-name="ce5" office:value-type="string" calcext:value-type="string">
            <text:p>TST-Dwnl-2</text:p>
          </table:table-cell>
          <table:table-cell table:style-name="ce29" office:value-type="string" calcext:value-type="string">
            <text:p>price=40,url=https://firebearstudio.com/media/logos/default/logo.png1,downloads=0,group_title=Downloadable links title,title=Link title 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downloadable</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Downloadable product</text:p>
          </table:table-cell>
          <table:table-cell table:style-name="ce5" office:value-type="string" calcext:value-type="string">
            <text:p>&lt;p&gt;This is a test Downloadable product named Test Downloadable product with SKU: TST-Dwnl-1.&lt;/p&gt;</text:p>
            <text:p>&lt;p&gt;That has been imported using Firebear Studio Imporved Import and Export extension: https://firebearstudio.com/the-improved-import.html&lt;/p&gt;</text:p>
          </table:table-cell>
          <table:table-cell table:style-name="ce51" office:value-type="string" calcext:value-type="string">
            <text:p>&lt;p&gt;This is a test Downloadable product named Test Downloadable product with SKU: TST-Dwnl-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123" calcext:value-type="float">
            <text:p>123</text:p>
          </table:table-cell>
          <table:table-cell table:style-name="ce15" office:value-type="float" office:value="100" calcext:value-type="float">
            <text:p>10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Dwnl-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Dwnl-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6"/>
        </table:table-row>
        <table:table-row table:style-name="ro3" table:number-rows-repeated="1048570">
          <table:table-cell table:number-columns-repeated="1024"/>
        </table:table-row>
        <table:table-row table:style-name="ro3">
          <table:table-cell table:number-columns-repeated="1024"/>
        </table:table-row>
      </table:table>
      <table:table table:name="Virtual Product" table:style-name="ta11">
        <table:table-column table:style-name="co6" table:default-cell-style-name="Default"/>
        <table:table-column table:style-name="co9" table:default-cell-style-name="Default"/>
        <table:table-column table:style-name="co7" table:default-cell-style-name="Default"/>
        <table:table-column table:style-name="co6" table:number-columns-repeated="2" table:default-cell-style-name="Default"/>
        <table:table-column table:style-name="co7" table:default-cell-style-name="Default"/>
        <table:table-column table:style-name="co6" table:number-columns-repeated="2" table:default-cell-style-name="Default"/>
        <table:table-column table:style-name="co73" table:default-cell-style-name="Default"/>
        <table:table-column table:style-name="co6" table:number-columns-repeated="6" table:default-cell-style-name="Default"/>
        <table:table-column table:style-name="co13" table:default-cell-style-name="Default"/>
        <table:table-column table:style-name="co81" table:default-cell-style-name="Default"/>
        <table:table-column table:style-name="co6" table:number-columns-repeated="3" table:default-cell-style-name="Default"/>
        <table:table-column table:style-name="co72" table:default-cell-style-name="Default"/>
        <table:table-column table:style-name="co6" table:default-cell-style-name="Default"/>
        <table:table-column table:style-name="co73" table:default-cell-style-name="Default"/>
        <table:table-column table:style-name="co6" table:default-cell-style-name="Default"/>
        <table:table-column table:style-name="co7" table:default-cell-style-name="Default"/>
        <table:table-column table:style-name="co9" table:default-cell-style-name="Default"/>
        <table:table-column table:style-name="co36" table:default-cell-style-name="Default"/>
        <table:table-column table:style-name="co6" table:default-cell-style-name="Default"/>
        <table:table-column table:style-name="co82" table:default-cell-style-name="Default"/>
        <table:table-column table:style-name="co6" table:number-columns-repeated="4" table:default-cell-style-name="Default"/>
        <table:table-column table:style-name="co83" table:default-cell-style-name="Default"/>
        <table:table-column table:style-name="co6" table:number-columns-repeated="3" table:default-cell-style-name="Default"/>
        <table:table-column table:style-name="co20" table:default-cell-style-name="Default"/>
        <table:table-column table:style-name="co6" table:default-cell-style-name="Default"/>
        <table:table-column table:style-name="co34" table:default-cell-style-name="Default"/>
        <table:table-column table:style-name="co5" table:default-cell-style-name="Default"/>
        <table:table-column table:style-name="co20" table:default-cell-style-name="Default"/>
        <table:table-column table:style-name="co6" table:default-cell-style-name="Default"/>
        <table:table-column table:style-name="co66" table:default-cell-style-name="Default"/>
        <table:table-column table:style-name="co84" table:default-cell-style-name="Default"/>
        <table:table-column table:style-name="co19" table:default-cell-style-name="Default"/>
        <table:table-column table:style-name="co82" table:default-cell-style-name="Default"/>
        <table:table-column table:style-name="co6" table:default-cell-style-name="Default"/>
        <table:table-column table:style-name="co67" table:default-cell-style-name="Default"/>
        <table:table-column table:style-name="co85" table:default-cell-style-name="Default"/>
        <table:table-column table:style-name="co6" table:default-cell-style-name="Default"/>
        <table:table-column table:style-name="co86" table:default-cell-style-name="Default"/>
        <table:table-column table:style-name="co10" table:default-cell-style-name="Default"/>
        <table:table-column table:style-name="co6" table:default-cell-style-name="Default"/>
        <table:table-column table:style-name="co87" table:default-cell-style-name="Default"/>
        <table:table-column table:style-name="co6" table:default-cell-style-name="Default"/>
        <table:table-column table:style-name="co25" table:default-cell-style-name="Default"/>
        <table:table-column table:style-name="co6" table:default-cell-style-name="Default"/>
        <table:table-column table:style-name="co65" table:default-cell-style-name="Default"/>
        <table:table-column table:style-name="co17" table:default-cell-style-name="Default"/>
        <table:table-column table:style-name="co6" table:default-cell-style-name="Default"/>
        <table:table-column table:style-name="co88" table:number-columns-repeated="2" table:default-cell-style-name="Default"/>
        <table:table-column table:style-name="co6" table:default-cell-style-name="Default"/>
        <table:table-column table:style-name="co89" table:default-cell-style-name="Default"/>
        <table:table-column table:style-name="co30" table:default-cell-style-name="Default"/>
        <table:table-column table:style-name="co82" table:default-cell-style-name="Default"/>
        <table:table-column table:style-name="co6" table:default-cell-style-name="Default"/>
        <table:table-column table:style-name="co90" table:default-cell-style-name="Default"/>
        <table:table-column table:style-name="co91" table:default-cell-style-name="Default"/>
        <table:table-column table:style-name="co6" table:number-columns-repeated="3" table:default-cell-style-name="Default"/>
        <table:table-column table:style-name="co21" table:default-cell-style-name="Default"/>
        <table:table-column table:style-name="co92" table:number-columns-repeated="2" table:default-cell-style-name="Default"/>
        <table:table-column table:style-name="co6" table:number-columns-repeated="948" table:default-cell-style-name="Default"/>
        <table:table-row table:style-name="ro2">
          <table:table-cell table:style-name="ce30" office:value-type="string" calcext:value-type="string">
            <office:annotation draw:style-name="gr15" draw:text-style-name="P2" svg:width="345.15pt" svg:height="168.75pt" svg:x="91.39pt" svg:y="23.24pt" draw:caption-point-x="-11.54pt" draw:caption-point-y="-22.96pt">
              <dc:date>2019-11-21T00:00:00</dc:date>
              <text:p text:style-name="P1">REQUIRED ATTRIBUTE</text:p>
              <text:p text:style-name="P1"/>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5" draw:text-style-name="P2" svg:width="350.7pt" svg:height="168.75pt" svg:x="181.05pt" svg:y="23.24pt" draw:caption-point-x="-11.54pt" draw:caption-point-y="-22.96pt">
              <dc:date>2019-11-21T00:00:00</dc:date>
              <text:p text:style-name="P1">REQUIRED ATTRIBUTE</text:p>
              <text:p text:style-name="P1"/>
              <text:p text:style-name="P1">Defines the store view(s) the product belongs to.</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text:p text:style-name="P1">Use comma to separate values, without spaces, and mind the letter case.</text:p>
            </office:annotation>
            <text:p>store_view_code</text:p>
          </table:table-cell>
          <table:table-cell table:style-name="ce30" office:value-type="string" calcext:value-type="string">
            <office:annotation draw:style-name="gr21" draw:text-style-name="P2" svg:width="335.65pt" svg:height="231.76pt" svg:x="276.24pt" svg:y="23.24pt" draw:caption-point-x="-11.54pt" draw:caption-point-y="-22.96pt">
              <dc:date>2019-11-21T00:00:00</dc:date>
              <text:p text:style-name="P1">REQUIRED ATTRIBUTE</text:p>
              <text:p text:style-name="P1"/>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34" draw:text-style-name="P2" svg:width="335.65pt" svg:height="373.49pt" svg:x="356.4pt" svg:y="23.24pt" draw:caption-point-x="-11.54pt" draw:caption-point-y="-22.96pt">
              <dc:date>2019-11-21T00:00:00</dc:date>
              <text:p text:style-name="P1">REQUIRED ATTRIBUTE</text:p>
              <text:p text:style-name="P1"/>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9" draw:text-style-name="P2" svg:width="346.79pt" svg:height="310.51pt" svg:x="436.54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New categories, that are not available within Magento 2 are created automatically according to the specified values.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text:p text:style-name="P1"/>
              <text:p text:style-name="P1">The store administrator can also use category IDs to appoint products to categories.</text:p>
              <text:p text:style-name="P1">Instead of specifying full path with slashes, when using category IDs, the store administrator can put IDs separated by comma.</text:p>
              <text:p text:style-name="P1">In this case products will be assigned to all categories specified.</text:p>
              <text:p text:style-name="P1"/>
              <text:p text:style-name="P1">For example:</text:p>
              <text:p text:style-name="P1">2,3,4</text:p>
              <text:p text:style-name="P1">Will assign a product to categories with IDs: 2,3, and 4 respectively.</text:p>
            </office:annotation>
            <text:p>categories</text:p>
          </table:table-cell>
          <table:table-cell table:style-name="ce30" office:value-type="string" calcext:value-type="string">
            <office:annotation draw:style-name="gr19" draw:text-style-name="P2" svg:width="331.74pt" svg:height="105.76pt" svg:x="531.75pt" svg:y="23.24pt" draw:caption-point-x="-11.54pt" draw:caption-point-y="-22.96pt">
              <dc:date>2019-11-21T00:00:00</dc:date>
              <text:p text:style-name="P1">Defines to which website the product belongs.</text:p>
              <text:p text:style-name="P1"/>
              <text:p text:style-name="P1">Product Website code can be found under Stores &gt; All Stores &gt; next, click required website and find "Code" field.</text:p>
              <text:p text:style-name="P1">You can enter existing websites available at your Magento 2 store.</text:p>
              <text:p text:style-name="P1"/>
              <text:p text:style-name="P1"/>
            </office:annotation>
            <text:p>product_websites</text:p>
          </table:table-cell>
          <table:table-cell table:style-name="ce30" office:value-type="string" calcext:value-type="string">
            <office:annotation draw:style-name="gr7" draw:text-style-name="P2" svg:width="331.77pt" svg:height="90pt" svg:x="611.89pt" svg:y="23.24pt" draw:caption-point-x="-11.54pt" draw:caption-point-y="-22.96pt">
              <dc:date>2019-11-21T00:00:00</dc:date>
              <text:p text:style-name="P1">REQUIRED ATTRIBUTE</text:p>
              <text:p text:style-name="P1"/>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31.74pt" svg:height="58.51pt" svg:x="692.05pt" svg:y="23.24pt" draw:caption-point-x="-11.54pt" draw:caption-point-y="-22.96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0" draw:text-style-name="P2" svg:width="320.63pt" svg:height="58.51pt" svg:x="783.33pt" svg:y="23.24pt" draw:caption-point-x="-11.54pt" draw:caption-point-y="-22.96pt">
              <dc:date>2019-11-21T00:00:00</dc:date>
              <text:p text:style-name="P1">Short description of the product goes here.</text:p>
              <text:p text:style-name="P1"/>
              <text:p text:style-name="P1">You can use simple HTML formatting as per your Magento 2 backend.</text:p>
            </office:annotation>
            <text:p>short_description</text:p>
          </table:table-cell>
          <table:table-cell table:style-name="ce30" office:value-type="string" calcext:value-type="string">
            <office:annotation draw:style-name="gr11" draw:text-style-name="P2" svg:width="320.6pt" svg:height="152.99pt" svg:x="863.49pt" svg:y="23.24pt" draw:caption-point-x="-11.54pt" draw:caption-point-y="-22.96pt">
              <dc:date>2019-11-21T00:00:00</dc:date>
              <text:p text:style-name="P1">The weight of the product goes here.</text:p>
              <text:p text:style-name="P1"/>
              <text:p text:style-name="P1">Downloadable product do not have weight.</text:p>
              <text:p text:style-name="P1"/>
              <text:p text:style-name="P1">For the weight value you can only use numerals.</text:p>
              <text:p text:style-name="P1">The weight format should be either full values, such as 1, 10, 15.</text:p>
              <text:p text:style-name="P1">Or, decimal vaues 1.110, 10.500, 15.789.</text:p>
              <text:p text:style-name="P1"/>
              <text:p text:style-name="P1">Only a single value allowed.</text:p>
            </office:annotation>
            <text:p>weight</text:p>
          </table:table-cell>
          <table:table-cell table:style-name="ce30" office:value-type="string" calcext:value-type="string">
            <office:annotation draw:style-name="gr12" draw:text-style-name="P2" svg:width="320.6pt" svg:height="121.49pt" svg:x="943.65pt" svg:y="23.24pt" draw:caption-point-x="-11.54pt" draw:caption-point-y="-22.96pt">
              <dc:date>2019-11-21T00:00:00</dc:date>
              <text:p text:style-name="P1">Defines if the product is enabled at the store.</text:p>
              <text:p text:style-name="P1"/>
              <text:p text:style-name="P1">Currently all products are disabled to prevent accident apperance on live stores.</text:p>
              <text:p text:style-name="P1"/>
              <text:p text:style-name="P1">Available values:</text:p>
              <text:p text:style-name="P1">1 - Product is enabled and can be purchased;</text:p>
              <text:p text:style-name="P1">2 - Product disabled and canNOT be purchased.</text:p>
            </office:annotation>
            <text:p>product_online</text:p>
          </table:table-cell>
          <table:table-cell table:style-name="ce30" office:value-type="string" calcext:value-type="string">
            <office:annotation draw:style-name="gr13" draw:text-style-name="P2" svg:width="361.9pt" svg:height="26.99pt" svg:x="1023.79pt" svg:y="23.24pt" draw:caption-point-x="-11.54pt" draw:caption-point-y="-22.96pt">
              <dc:date>2019-11-21T00:00:00</dc:date>
              <text:p text:style-name="P1">The name of the tax class associted with the product.</text:p>
            </office:annotation>
            <text:p>tax_class_name</text:p>
          </table:table-cell>
          <table:table-cell table:style-name="ce30" office:value-type="string" calcext:value-type="string">
            <office:annotation draw:style-name="gr14" draw:text-style-name="P2" svg:width="393.65pt" svg:height="278.99pt" svg:x="1103.95pt" svg:y="23.24pt" draw:caption-point-x="-11.54pt" draw:caption-point-y="-22.96pt">
              <dc:date>2019-11-21T00:00:00</dc:date>
              <text:p text:style-name="P1">Defines whether the product is available in search and in catalog. Values:</text:p>
              <text:p text:style-name="P1"/>
              <text:p text:style-name="P1">Not Visible Individually</text:p>
              <text:p text:style-name="P1"/>
              <text:p text:style-name="P1">The product cannot be found in catalog and product search. However, can be purhcased as a part of another product.</text:p>
              <text:p text:style-name="P1"/>
              <text:p text:style-name="P1">Catalog</text:p>
              <text:p text:style-name="P1"/>
              <text:p text:style-name="P1">The product can be found and purchased from the catalog.</text:p>
              <text:p text:style-name="P1"/>
              <text:p text:style-name="P1">Search</text:p>
              <text:p text:style-name="P1"/>
              <text:p text:style-name="P1">The product can only be found and purchased using search.</text:p>
              <text:p text:style-name="P1"/>
              <text:p text:style-name="P1">Catalog, Search</text:p>
              <text:p text:style-name="P1"/>
              <text:p text:style-name="P1">The product can be found and purchased from both, catalog and search results.</text:p>
            </office:annotation>
            <text:p>visibility</text:p>
          </table:table-cell>
          <table:table-cell table:style-name="ce30" office:value-type="string" calcext:value-type="string">
            <office:annotation draw:style-name="gr11" draw:text-style-name="P2" svg:width="393.65pt" svg:height="152.99pt" svg:x="1184.09pt" svg:y="23.24pt" draw:caption-point-x="-11.54pt" draw:caption-point-y="-22.96pt">
              <dc:date>2019-11-21T00:00:00</dc:date>
              <text:p text:style-name="P1">REQUIRED ATTRIBUTE</text:p>
              <text:p text:style-name="P1"/>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2" draw:text-style-name="P2" svg:width="393.65pt" svg:height="121.49pt" svg:x="1264.25pt" svg:y="23.24pt" draw:caption-point-x="-11.54pt" draw:caption-point-y="-22.96pt">
              <dc:date>2019-11-21T00:00:00</dc:date>
              <text:p text:style-name="P1">Defines the secial price of the product.</text:p>
              <text:p text:style-name="P1"/>
              <text:p text:style-name="P1">For the special price value you can only use numerals.</text:p>
              <text:p text:style-name="P1">The special price format should be either full values, such as 1, 10, 15.</text:p>
              <text:p text:style-name="P1">Or, decimal vaues 1.110, 10.500, 15.789.</text:p>
              <text:p text:style-name="P1"/>
              <text:p text:style-name="P1">Only a single value, allowed.</text:p>
            </office:annotation>
            <text:p>special_price</text:p>
          </table:table-cell>
          <table:table-cell table:style-name="ce30" office:value-type="string" calcext:value-type="string">
            <office:annotation draw:style-name="gr10" draw:text-style-name="P2" svg:width="352.35pt" svg:height="58.51pt" svg:x="1385.69pt" svg:y="23.24pt" draw:caption-point-x="-11.54pt" draw:caption-point-y="-22.96pt">
              <dc:date>2019-11-21T00:00:00</dc:date>
              <text:p text:style-name="P1">Defines from what date the product is sold by the special price.</text:p>
              <text:p text:style-name="P1"/>
              <text:p text:style-name="P1">Date format is: YYYY-mm-dd 12:30:35</text:p>
            </office:annotation>
            <text:p>special_price_from_date</text:p>
          </table:table-cell>
          <table:table-cell table:style-name="ce30" office:value-type="string" calcext:value-type="string">
            <office:annotation draw:style-name="gr10" draw:text-style-name="P2" svg:width="332.48pt" svg:height="58.51pt" svg:x="1497.6pt" svg:y="23.24pt" draw:caption-point-x="-11.54pt" draw:caption-point-y="-22.96pt">
              <dc:date>2019-11-21T00:00:00</dc:date>
              <text:p text:style-name="P1">Defines to what date the product is sold by the special price.</text:p>
              <text:p text:style-name="P1"/>
              <text:p text:style-name="P1">Date format is: YYYY-mm-dd 12:30:35</text:p>
            </office:annotation>
            <text:p>special_price_to_date</text:p>
          </table:table-cell>
          <table:table-cell table:style-name="ce30" office:value-type="string" calcext:value-type="string">
            <office:annotation draw:style-name="gr15" draw:text-style-name="P2" svg:width="332.5pt" svg:height="168.75pt" svg:x="1577.74pt" svg:y="23.24pt" draw:caption-point-x="-11.54pt" draw:caption-point-y="-22.96pt">
              <dc:date>2019-11-21T00:00:00</dc:date>
              <text:p text:style-name="P1">The part of the URL key of the product.</text:p>
              <text:p text:style-name="P1"/>
              <text:p text:style-name="P1">If empty - the URL is generated automatically depending on the product name.</text:p>
              <text:p text:style-name="P1"/>
              <text:p text:style-name="P1">URL is an important SEO tool. Compose it carefully. URLs can contain only latin letter, without spaces, can contain "-", "_".</text:p>
              <text:p text:style-name="P1"/>
              <text:p text:style-name="P1">For example:</text:p>
              <text:p text:style-name="P1">Blue Ribbon will be transferred to /blue-ribbon, if possible.</text:p>
              <text:p text:style-name="P1"/>
              <text:p text:style-name="P1">Remember, that actual URL will only contain lower case letters.</text:p>
            </office:annotation>
            <text:p>url_key</text:p>
          </table:table-cell>
          <table:table-cell table:style-name="ce30" office:value-type="string" calcext:value-type="string">
            <office:annotation draw:style-name="gr7" draw:text-style-name="P2" svg:width="343.64pt" svg:height="90pt" svg:x="1657.9pt" svg:y="23.24pt" draw:caption-point-x="-11.54pt" draw:caption-point-y="-22.96pt">
              <dc:date>2019-11-21T00:00:00</dc:date>
              <text:p text:style-name="P1">Meta title of the product which will be visible in search results.</text:p>
              <text:p text:style-name="P1"/>
              <text:p text:style-name="P1">The meta title should be unique to the product, incorporate high-value keywords, and be less than 70 characters in length.</text:p>
              <text:p text:style-name="P1"/>
              <text:p text:style-name="P1">The title will wrapped in the tags &lt;titile&gt;&lt;/titile&gt;</text:p>
            </office:annotation>
            <text:p>meta_title</text:p>
          </table:table-cell>
          <table:table-cell table:style-name="ce30" office:value-type="string" calcext:value-type="string">
            <office:annotation draw:style-name="gr7" draw:text-style-name="P2" svg:width="343.64pt" svg:height="90pt" svg:x="1738.03pt" svg:y="23.24pt" draw:caption-point-x="-11.54pt" draw:caption-point-y="-22.96pt">
              <dc:date>2019-11-21T00:00:00</dc:date>
              <text:p text:style-name="P1">Meta keywords for the product. Visible only by the search engines.</text:p>
              <text:p text:style-name="P1"/>
              <text:p text:style-name="P1">Use comma separated values.</text:p>
              <text:p text:style-name="P1">For example:</text:p>
              <text:p text:style-name="P1">product1,product2,product3</text:p>
            </office:annotation>
            <text:p>meta_keywords</text:p>
          </table:table-cell>
          <table:table-cell table:style-name="ce30" office:value-type="string" calcext:value-type="string">
            <office:annotation draw:style-name="gr10" draw:text-style-name="P2" svg:width="346.82pt" svg:height="58.51pt" svg:x="1830.08pt" svg:y="23.24pt" draw:caption-point-x="-11.54pt" draw:caption-point-y="-22.96pt">
              <dc:date>2019-11-21T00:00:00</dc:date>
              <text:p text:style-name="P1">Meta description of the product. Available only for search results.</text:p>
              <text:p text:style-name="P1"/>
              <text:p text:style-name="P1">Up to 255 characters. Ideally, meta description should be between 150-160 characters, to fit search engine boxes.</text:p>
            </office:annotation>
            <text:p>meta_description</text:p>
          </table:table-cell>
          <table:table-cell table:style-name="ce30" office:value-type="string" calcext:value-type="string">
            <office:annotation draw:style-name="gr19" draw:text-style-name="P2" svg:width="356.29pt" svg:height="105.76pt" svg:x="1910.24pt" svg:y="23.24pt" draw:caption-point-x="-11.54pt" draw:caption-point-y="-22.96pt">
              <dc:date>2019-11-21T00:00:00</dc:date>
              <text:p text:style-name="P1">The main product’s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base_image</text:p>
          </table:table-cell>
          <table:table-cell table:style-name="ce30" office:value-type="string" calcext:value-type="string">
            <office:annotation draw:style-name="gr13" draw:text-style-name="P2" svg:width="380.04pt" svg:height="26.99pt" svg:x="2001.54pt" svg:y="23.24pt" draw:caption-point-x="-11.54pt" draw:caption-point-y="-22.96pt">
              <dc:date>2019-11-21T00:00:00</dc:date>
              <text:p text:style-name="P1">The "Alt Text" associated with the base product image.</text:p>
            </office:annotation>
            <text:p>base_image_label</text:p>
          </table:table-cell>
          <table:table-cell table:style-name="ce30" office:value-type="string" calcext:value-type="string">
            <office:annotation draw:style-name="gr19" draw:text-style-name="P2" svg:width="380.07pt" svg:height="105.76pt" svg:x="2081.68pt" svg:y="23.24pt" draw:caption-point-x="-11.54pt" draw:caption-point-y="-22.96pt">
              <dc:date>2019-11-21T00:00:00</dc:date>
              <text:p text:style-name="P1">The product image used for category pages.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mall_image</text:p>
          </table:table-cell>
          <table:table-cell table:style-name="ce30" office:value-type="string" calcext:value-type="string">
            <office:annotation draw:style-name="gr13" draw:text-style-name="P2" svg:width="388.03pt" svg:height="26.99pt" svg:x="2176.89pt" svg:y="23.24pt" draw:caption-point-x="-11.54pt" draw:caption-point-y="-22.96pt">
              <dc:date>2019-11-21T00:00:00</dc:date>
              <text:p text:style-name="P1">The "Alt Text" associated with the small product image.</text:p>
            </office:annotation>
            <text:p>small_image_label</text:p>
          </table:table-cell>
          <table:table-cell table:style-name="ce30" office:value-type="string" calcext:value-type="string">
            <office:annotation draw:style-name="gr19" draw:text-style-name="P2" svg:width="378.57pt" svg:height="105.76pt" svg:x="2266.53pt" svg:y="23.24pt" draw:caption-point-x="-11.54pt" draw:caption-point-y="-22.96pt">
              <dc:date>2019-11-21T00:00:00</dc:date>
              <text:p text:style-name="P1">The product image used as a thumbnail imag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thumbnail_image</text:p>
          </table:table-cell>
          <table:table-cell table:style-name="ce30" office:value-type="string" calcext:value-type="string">
            <office:annotation draw:style-name="gr13" draw:text-style-name="P2" svg:width="343.64pt" svg:height="26.99pt" svg:x="2381.58pt" svg:y="23.24pt" draw:caption-point-x="-11.54pt" draw:caption-point-y="-22.96pt">
              <dc:date>2019-11-21T00:00:00</dc:date>
              <text:p text:style-name="P1">The "Alt Text" associated with the thumbnail product image.</text:p>
            </office:annotation>
            <text:p>thumbnail_image_label</text:p>
          </table:table-cell>
          <table:table-cell table:style-name="ce30" office:value-type="string" calcext:value-type="string">
            <office:annotation draw:style-name="gr19" draw:text-style-name="P2" svg:width="343.64pt" svg:height="106.47pt" svg:x="2461.75pt" svg:y="22.9pt" draw:caption-point-x="-11.54pt" draw:caption-point-y="-22.62pt">
              <dc:date>2019-11-21T00:00:00</dc:date>
              <text:p text:style-name="P1">The product image used as a swatch image for a simple product that belongs to parent configurable.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swatch_image</text:p>
          </table:table-cell>
          <table:table-cell table:style-name="ce30" office:value-type="string" calcext:value-type="string">
            <office:annotation draw:style-name="gr13" draw:text-style-name="P2" svg:width="320.6pt" svg:height="26.99pt" svg:x="2564.93pt" svg:y="23.24pt" draw:caption-point-x="-11.54pt" draw:caption-point-y="-22.96pt">
              <dc:date>2019-11-21T00:00:00</dc:date>
              <text:p text:style-name="P1">The "Alt Text" associated with the swatch product image.</text:p>
            </office:annotation>
            <text:p>swatch_image_label</text:p>
          </table:table-cell>
          <table:table-cell table:style-name="ce30" office:value-type="string" calcext:value-type="string">
            <office:annotation draw:style-name="gr19" draw:text-style-name="P2" svg:width="377.74pt" svg:height="105.76pt" svg:x="2645.09pt" svg:y="23.24pt" draw:caption-point-x="-11.54pt" draw:caption-point-y="-22.96pt">
              <dc:date>2019-11-21T00:00:00</dc:date>
              <text:p text:style-name="P1">Date and time when the product has been created.</text:p>
              <text:p text:style-name="P1"/>
              <text:p text:style-name="P1">Date format is: YYYY-mm-dd 12:30:35</text:p>
              <text:p text:style-name="P1"/>
              <text:p text:style-name="P1">If empty the date and time of the database entry will be used instead.</text:p>
              <text:p text:style-name="P1"/>
            </office:annotation>
            <text:p>created_at</text:p>
          </table:table-cell>
          <table:table-cell table:style-name="ce30" office:value-type="string" calcext:value-type="string">
            <office:annotation draw:style-name="gr19" draw:text-style-name="P2" svg:width="377.77pt" svg:height="105.76pt" svg:x="2725.23pt" svg:y="23.24pt" draw:caption-point-x="-11.54pt" draw:caption-point-y="-22.96pt">
              <dc:date>2019-11-21T00:00:00</dc:date>
              <text:p text:style-name="P1">Date and time when the product has been last updated.</text:p>
              <text:p text:style-name="P1"/>
              <text:p text:style-name="P1">Date format is: YYYY-mm-dd 12:30:35</text:p>
              <text:p text:style-name="P1"/>
              <text:p text:style-name="P1">If empty the date and time of the database entry will be used instead.</text:p>
              <text:p text:style-name="P1"/>
            </office:annotation>
            <text:p>updated_at</text:p>
          </table:table-cell>
          <table:table-cell table:style-name="ce30" office:value-type="string" calcext:value-type="string">
            <office:annotation draw:style-name="gr10" draw:text-style-name="P2" svg:width="377.74pt" svg:height="58.51pt" svg:x="2805.39pt" svg:y="23.24pt" draw:caption-point-x="-11.54pt" draw:caption-point-y="-22.96pt">
              <dc:date>2019-11-21T00:00:00</dc:date>
              <text:p text:style-name="P1">Sets the product as "new" from the specified date.</text:p>
              <text:p text:style-name="P1"/>
              <text:p text:style-name="P1">Date format is: YYYY-mm-dd 12:30:35</text:p>
            </office:annotation>
            <text:p>new_from_date</text:p>
          </table:table-cell>
          <table:table-cell table:style-name="ce30" office:value-type="string" calcext:value-type="string">
            <office:annotation draw:style-name="gr10" draw:text-style-name="P2" svg:width="377.77pt" svg:height="58.51pt" svg:x="2885.53pt" svg:y="23.24pt" draw:caption-point-x="-11.54pt" draw:caption-point-y="-22.96pt">
              <dc:date>2019-11-21T00:00:00</dc:date>
              <text:p text:style-name="P1">Sets the end date of the "new" label.</text:p>
              <text:p text:style-name="P1"/>
              <text:p text:style-name="P1">Date format is: YYYY-mm-dd 12:30:35</text:p>
            </office:annotation>
            <text:p>new_to_date</text:p>
          </table:table-cell>
          <table:table-cell table:style-name="ce30" office:value-type="string" calcext:value-type="string">
            <office:annotation draw:style-name="gr7" draw:text-style-name="P2" svg:width="356.34pt" svg:height="90pt" svg:x="3022.84pt" svg:y="23.24pt" draw:caption-point-x="-11.54pt" draw:caption-point-y="-22.96pt">
              <dc:date>2019-11-21T00:00:00</dc:date>
              <text:p text:style-name="P1">If product has options, defines where the block with the selectable options should be displayed.</text:p>
              <text:p text:style-name="P1"/>
              <text:p text:style-name="P1">Values:</text:p>
              <text:p text:style-name="P1">- Product Info Column;</text:p>
              <text:p text:style-name="P1">- Block after Info Column.</text:p>
            </office:annotation>
            <text:p>display_product_options_in</text:p>
          </table:table-cell>
          <table:table-cell table:style-name="ce30" office:value-type="string" calcext:value-type="string">
            <office:annotation draw:style-name="gr5" draw:text-style-name="P2" svg:width="356.34pt" svg:height="137.25pt" svg:x="3103pt" svg:y="23.24pt" draw:caption-point-x="-11.54pt" draw:caption-point-y="-22.96pt">
              <dc:date>2019-11-21T00:00:00</dc:date>
              <text:p text:style-name="P1">Minimum advertised price of the product.</text:p>
              <text:p text:style-name="P1">Appears only if MAP Price is enabled.</text:p>
              <text:p text:style-name="P1"/>
              <text:p text:style-name="P1">For the MAP price value you can only use numerals.</text:p>
              <text:p text:style-name="P1">The MAP price format should be either full values, such as 1, 10, 15.</text:p>
              <text:p text:style-name="P1">Or, decimal vaues 1.110, 10.500, 15.789.</text:p>
              <text:p text:style-name="P1"/>
              <text:p text:style-name="P1">Only a single value, allowed.</text:p>
            </office:annotation>
            <text:p>map_price</text:p>
          </table:table-cell>
          <table:table-cell table:style-name="ce30" office:value-type="string" calcext:value-type="string">
            <office:annotation draw:style-name="gr12" draw:text-style-name="P2" svg:width="384.15pt" svg:height="121.49pt" svg:x="3183.14pt" svg:y="23.24pt" draw:caption-point-x="-11.54pt" draw:caption-point-y="-22.96pt">
              <dc:date>2019-11-21T00:00:00</dc:date>
              <text:p text:style-name="P1">The manufacturer’s suggested retail price for the product. Appears only if MAP Price is enabled.</text:p>
              <text:p text:style-name="P1"/>
              <text:p text:style-name="P1">For the MSRPprice value you can only use numerals.</text:p>
              <text:p text:style-name="P1">The MSRP price format should be either full values, such as 1, 10, 15.</text:p>
              <text:p text:style-name="P1">Or, decimal vaues 1.110, 10.500, 15.789.</text:p>
              <text:p text:style-name="P1"/>
              <text:p text:style-name="P1">Only a single value, allowed.</text:p>
            </office:annotation>
            <text:p>msrp_price</text:p>
          </table:table-cell>
          <table:table-cell table:style-name="ce30" office:value-type="string" calcext:value-type="string">
            <office:annotation draw:style-name="gr7" draw:text-style-name="P2" svg:width="403.99pt" svg:height="90pt" svg:x="3263.3pt" svg:y="23.24pt" draw:caption-point-x="-11.54pt" draw:caption-point-y="-22.96pt">
              <dc:date>2019-11-21T00:00:00</dc:date>
              <text:p text:style-name="P1">Defines is MAP price is enabled in configuration values.</text:p>
              <text:p text:style-name="P1"/>
              <text:p text:style-name="P1">Values:</text:p>
              <text:p text:style-name="P1">1 - MAP is enabled;</text:p>
              <text:p text:style-name="P1">0 - MAP is disabled.</text:p>
            </office:annotation>
            <text:p>map_enabled</text:p>
          </table:table-cell>
          <table:table-cell table:style-name="ce30" office:value-type="string" calcext:value-type="string">
            <office:annotation draw:style-name="gr7" draw:text-style-name="P2" svg:width="404.02pt" svg:height="90pt" svg:x="3379.18pt" svg:y="23.24pt" draw:caption-point-x="-11.54pt" draw:caption-point-y="-22.96pt">
              <dc:date>2019-11-21T00:00:00</dc:date>
              <text:p text:style-name="P1">Defines if customers can send a gift message with the product.</text:p>
              <text:p text:style-name="P1"/>
              <text:p text:style-name="P1">Values:</text:p>
              <text:p text:style-name="P1">1 - Gift Message is enabled;</text:p>
              <text:p text:style-name="P1">0 - Gift Message is disabled.</text:p>
            </office:annotation>
            <text:p>gift_message_available</text:p>
          </table:table-cell>
          <table:table-cell table:style-name="ce30" office:value-type="string" calcext:value-type="string">
            <office:annotation draw:style-name="gr13" draw:text-style-name="P2" svg:width="403.99pt" svg:height="26.99pt" svg:x="3459.34pt" svg:y="23.24pt" draw:caption-point-x="-11.54pt" draw:caption-point-y="-22.96pt">
              <dc:date>2019-11-21T00:00:00</dc:date>
              <text:p text:style-name="P1">Lists the available themes that can be applied to the product page.</text:p>
            </office:annotation>
            <text:p>custom_design</text:p>
          </table:table-cell>
          <table:table-cell table:style-name="ce30" office:value-type="string" calcext:value-type="string">
            <office:annotation draw:style-name="gr10" draw:text-style-name="P2" svg:width="427.8pt" svg:height="58.51pt" svg:x="3567.29pt" svg:y="23.24pt" draw:caption-point-x="-11.54pt" draw:caption-point-y="-22.96pt">
              <dc:date>2019-11-21T00:00:00</dc:date>
              <text:p text:style-name="P1">Defines from what date the product page should have custom desing.</text:p>
              <text:p text:style-name="P1"/>
              <text:p text:style-name="P1">Date format is: YYYY-mm-dd 12:30:35</text:p>
            </office:annotation>
            <text:p>custom_design_from</text:p>
          </table:table-cell>
          <table:table-cell table:style-name="ce30" office:value-type="string" calcext:value-type="string">
            <office:annotation draw:style-name="gr10" draw:text-style-name="P2" svg:width="485.01pt" svg:height="58.51pt" svg:x="3667.29pt" svg:y="23.24pt" draw:caption-point-x="-11.54pt" draw:caption-point-y="-22.96pt">
              <dc:date>2019-11-21T00:00:00</dc:date>
              <text:p text:style-name="P1">Defines to what date the product page should have custom desing.</text:p>
              <text:p text:style-name="P1"/>
              <text:p text:style-name="P1">Date format is: YYYY-mm-dd 12:30:35</text:p>
            </office:annotation>
            <text:p>custom_design_to</text:p>
          </table:table-cell>
          <table:table-cell table:style-name="ce30" office:value-type="string" calcext:value-type="string">
            <office:annotation draw:style-name="gr13" draw:text-style-name="P2" svg:width="493.68pt" svg:height="26.99pt" svg:x="3783.2pt" svg:y="23.24pt" draw:caption-point-x="-11.54pt" draw:caption-point-y="-22.96pt">
              <dc:date>2019-11-21T00:00:00</dc:date>
              <text:p text:style-name="P1">A custom XML layout aplied to the product page.</text:p>
            </office:annotation>
            <text:p>custom_layout_update</text:p>
          </table:table-cell>
          <table:table-cell table:style-name="ce30" office:value-type="string" calcext:value-type="string">
            <office:annotation draw:style-name="gr16" draw:text-style-name="P2" svg:width="516.76pt" svg:height="436.51pt" svg:x="3863.34pt" svg:y="23.24pt" draw:caption-point-x="-11.54pt" draw:caption-point-y="-22.96pt">
              <dc:date>2019-11-21T00:00:00</dc:date>
              <text:p text:style-name="P1">Defines the layout of the product page.</text:p>
              <text:p text:style-name="P1"/>
              <text:p text:style-name="P1">Values:</text:p>
              <text:p text:style-name="P1">No layout updates</text:p>
              <text:p text:style-name="P1"/>
              <text:p text:style-name="P1">No change is made to the page layout.</text:p>
              <text:p text:style-name="P1"/>
              <text:p text:style-name="P1">1 column</text:p>
              <text:p text:style-name="P1"/>
              <text:p text:style-name="P1">Applies a one- column layout to the product page.</text:p>
              <text:p text:style-name="P1"/>
              <text:p text:style-name="P1">2 columns with left bar</text:p>
              <text:p text:style-name="P1"/>
              <text:p text:style-name="P1">Applies a two-column layout with a left sidebar to the product page.</text:p>
              <text:p text:style-name="P1"/>
              <text:p text:style-name="P1">2 columns with right bar</text:p>
              <text:p text:style-name="P1"/>
              <text:p text:style-name="P1">Applies a two-column layout with a right sidebar to the product page.</text:p>
              <text:p text:style-name="P1"/>
              <text:p text:style-name="P1">3 columns</text:p>
              <text:p text:style-name="P1"/>
              <text:p text:style-name="P1">Applies a three-column layout to the product page.</text:p>
              <text:p text:style-name="P1"/>
              <text:p text:style-name="P1">empty</text:p>
              <text:p text:style-name="P1"/>
              <text:p text:style-name="P1">Applies a blank layout to the product page.</text:p>
              <text:p text:style-name="P1"/>
            </office:annotation>
            <text:p>page_layout</text:p>
          </table:table-cell>
          <table:table-cell table:style-name="ce30" office:value-type="string" calcext:value-type="string">
            <office:annotation draw:style-name="gr7" draw:text-style-name="P2" svg:width="465.14pt" svg:height="90pt" svg:x="3995.09pt" svg:y="23.24pt" draw:caption-point-x="-11.54pt" draw:caption-point-y="-22.96pt">
              <dc:date>2019-11-21T00:00:00</dc:date>
              <text:p text:style-name="P1">If product has options, defines where the options should be displayed.</text:p>
              <text:p text:style-name="P1"/>
              <text:p text:style-name="P1">Values:</text:p>
              <text:p text:style-name="P1">- Product Info Column;</text:p>
              <text:p text:style-name="P1">- Block after Info Column.</text:p>
            </office:annotation>
            <text:p>product_options_container</text:p>
          </table:table-cell>
          <table:table-cell table:style-name="ce30" office:value-type="string" calcext:value-type="string">
            <office:annotation draw:style-name="gr9" draw:text-style-name="P2" svg:width="401.64pt" svg:height="310.51pt" svg:x="4152.3pt" svg:y="23.24pt" draw:caption-point-x="-11.54pt" draw:caption-point-y="-22.96pt">
              <dc:date>2019-11-21T00:00:00</dc:date>
              <text:p text:style-name="P1">Defines where the actual price of a product is visible to the customer.</text:p>
              <text:p text:style-name="P1"/>
              <text:p text:style-name="P1">Values:</text:p>
              <text:p text:style-name="P1"/>
              <text:p text:style-name="P1">In Cart</text:p>
              <text:p text:style-name="P1"/>
              <text:p text:style-name="P1">Displays the actual product price in the shopping cart.</text:p>
              <text:p text:style-name="P1"/>
              <text:p text:style-name="P1">Before Order Confirmation</text:p>
              <text:p text:style-name="P1"/>
              <text:p text:style-name="P1">Displays the actual product price at the end of the checkout process, just before the order is confirmed.</text:p>
              <text:p text:style-name="P1"/>
              <text:p text:style-name="P1">On Gesture</text:p>
              <text:p text:style-name="P1"/>
              <text:p text:style-name="P1">Displays the actual product price in a popup when the customer clicks the “Click for price” or “What’s this?” link.</text:p>
              <text:p text:style-name="P1"/>
              <text:p text:style-name="P1">Use config</text:p>
              <text:p text:style-name="P1"/>
              <text:p text:style-name="P1">Sets default store value</text:p>
            </office:annotation>
            <text:p>msrp_display_actual_price_type</text:p>
          </table:table-cell>
          <table:table-cell table:style-name="ce30" office:value-type="string" calcext:value-type="string">
            <office:annotation draw:style-name="gr17" draw:text-style-name="P2" svg:width="385.8pt" svg:height="74.24pt" svg:x="4276.89pt" svg:y="23.24pt" draw:caption-point-x="-11.54pt" draw:caption-point-y="-22.96pt">
              <dc:date>2019-11-21T00:00:00</dc:date>
              <text:p text:style-name="P1">Defines the country where the product has been manufactured.</text:p>
              <text:p text:style-name="P1"/>
              <text:p text:style-name="P1">To get the available values navigate to Stores &gt; Attributes &gt; Product &gt; <text:s/><text:tab/><text:tab/></text:p>
              <text:p text:style-name="P1">country_of_manufacture and look for the values available under "Manage Options (Values of Your Attribute)"</text:p>
            </office:annotation>
            <text:p>country_of_manufacture</text:p>
          </table:table-cell>
          <table:table-cell table:style-name="ce30" office:value-type="string" calcext:value-type="string">
            <office:annotation draw:style-name="gr15" draw:text-style-name="P2" svg:width="362.75pt" svg:height="168.75pt" svg:x="4380.09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style-name="ce30" office:value-type="string" calcext:value-type="string">
            <office:annotation draw:style-name="gr17" draw:text-style-name="P2" svg:width="383.36pt" svg:height="74.24pt" svg:x="4460.23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408.7pt" svg:height="26.99pt" svg:x="4553.94pt" svg:y="23.24pt" draw:caption-point-x="-11.54pt" draw:caption-point-y="-22.96pt">
              <dc:date>2019-11-21T00:00:00</dc:date>
              <text:p text:style-name="P1">Stock quantity that determines when the product goes 'out of stock'.</text:p>
            </office:annotation>
            <text:p>out_of_stock_qty</text:p>
          </table:table-cell>
          <table:table-cell table:style-name="ce30" office:value-type="string" calcext:value-type="string">
            <office:annotation draw:style-name="gr7" draw:text-style-name="P2" svg:width="380.1pt" svg:height="90pt" svg:x="4662.68pt" svg:y="23.24pt" draw:caption-point-x="-11.54pt" draw:caption-point-y="-22.96pt">
              <dc:date>2019-11-21T00:00:00</dc:date>
              <text:p text:style-name="P1">Defines if the minimum quantity value should be taken from the store configuration.</text:p>
              <text:p text:style-name="P1"/>
              <text:p text:style-name="P1">Values:</text:p>
              <text:p text:style-name="P1">1 - yes, take it from configuration;</text:p>
              <text:p text:style-name="P1">0 - manually set up value.</text:p>
            </office:annotation>
            <text:p>use_config_min_qty</text:p>
          </table:table-cell>
          <table:table-cell table:style-name="ce30" office:value-type="string" calcext:value-type="string">
            <office:annotation draw:style-name="gr7" draw:text-style-name="P2" svg:width="428.49pt" svg:height="90pt" svg:x="4742.84pt" svg:y="23.24pt" draw:caption-point-x="-11.54pt" draw:caption-point-y="-22.96pt">
              <dc:date>2019-11-21T00:00:00</dc:date>
              <text:p text:style-name="P1">Defines if the stock quantity is a decimal value:</text:p>
              <text:p text:style-name="P1"/>
              <text:p text:style-name="P1">Values:</text:p>
              <text:p text:style-name="P1">1 - yes, it is decimal;</text:p>
              <text:p text:style-name="P1">0 - no, the quantity is integer.</text:p>
            </office:annotation>
            <text:p>is_qty_decimal</text:p>
          </table:table-cell>
          <table:table-cell table:style-name="ce30" office:value-type="string" calcext:value-type="string">
            <office:annotation draw:style-name="gr7" draw:text-style-name="P2" svg:width="407.91pt" svg:height="90pt" svg:x="4843.59pt" svg:y="23.24pt" draw:caption-point-x="-11.54pt" draw:caption-point-y="-22.96pt">
              <dc:date>2019-11-21T00:00:00</dc:date>
              <text:p text:style-name="P1">Defines if the product can be purchased with a backorder.</text:p>
              <text:p text:style-name="P1"/>
              <text:p text:style-name="P1">Values:</text:p>
              <text:p text:style-name="P1">1 - yes, can be backordered;</text:p>
              <text:p text:style-name="P1">0 - no, cannot be backordered.</text:p>
            </office:annotation>
            <text:p>allow_backorders</text:p>
          </table:table-cell>
          <table:table-cell table:style-name="ce30" office:value-type="string" calcext:value-type="string">
            <office:annotation draw:style-name="gr7" draw:text-style-name="P2" svg:width="418.99pt" svg:height="90pt" svg:x="4962.64pt" svg:y="23.24pt" draw:caption-point-x="-11.54pt" draw:caption-point-y="-22.96pt">
              <dc:date>2019-11-21T00:00:00</dc:date>
              <text:p text:style-name="P1">Defines if the backorder value should be taken from the store configuration.</text:p>
              <text:p text:style-name="P1"/>
              <text:p text:style-name="P1">Values:</text:p>
              <text:p text:style-name="P1">1 - yes, take it from configuration;</text:p>
              <text:p text:style-name="P1">0 - manually set up value.</text:p>
            </office:annotation>
            <text:p>use_config_backorders</text:p>
          </table:table-cell>
          <table:table-cell table:style-name="ce30" office:value-type="string" calcext:value-type="string">
            <office:annotation draw:style-name="gr10" draw:text-style-name="P2" svg:width="419.02pt" svg:height="58.51pt" svg:x="5042.78pt" svg:y="23.24pt" draw:caption-point-x="-11.54pt" draw:caption-point-y="-22.96pt">
              <dc:date>2019-11-21T00:00:00</dc:date>
              <text:p text:style-name="P1">Defines minimum quantity of the product that can be purchased in the cart.</text:p>
              <text:p text:style-name="P1"/>
              <text:p text:style-name="P1">Only numerals allowed.</text:p>
            </office:annotation>
            <text:p>min_cart_qty</text:p>
          </table:table-cell>
          <table:table-cell table:style-name="ce30" office:value-type="string" calcext:value-type="string">
            <office:annotation draw:style-name="gr7" draw:text-style-name="P2" svg:width="411.05pt" svg:height="90pt" svg:x="5171.33pt" svg:y="23.24pt" draw:caption-point-x="-11.54pt" draw:caption-point-y="-22.96pt">
              <dc:date>2019-11-21T00:00:00</dc:date>
              <text:p text:style-name="P1">Defines if the Minimum Cart Quantity should be taken from the store configuration.</text:p>
              <text:p text:style-name="P1"/>
              <text:p text:style-name="P1">Values:</text:p>
              <text:p text:style-name="P1">1 - yes, take it from configuration;</text:p>
              <text:p text:style-name="P1">0 - manually set up value.</text:p>
            </office:annotation>
            <text:p>use_config_min_sale_qty</text:p>
          </table:table-cell>
          <table:table-cell table:style-name="ce30" office:value-type="string" calcext:value-type="string">
            <office:annotation draw:style-name="gr17" draw:text-style-name="P2" svg:width="470.55pt" svg:height="74.24pt" svg:x="5251.49pt" svg:y="23.24pt" draw:caption-point-x="-11.54pt" draw:caption-point-y="-22.96pt">
              <dc:date>2019-11-21T00:00:00</dc:date>
              <text:p text:style-name="P1">Defines maximum quantity of the product that can be purchased in the cart.</text:p>
              <text:p text:style-name="P1"/>
              <text:p text:style-name="P1">0 for no limit.</text:p>
              <text:p text:style-name="P1">Only numerals allowed.</text:p>
            </office:annotation>
            <text:p>max_cart_qty</text:p>
          </table:table-cell>
          <table:table-cell table:style-name="ce30" office:value-type="string" calcext:value-type="string">
            <office:annotation draw:style-name="gr7" draw:text-style-name="P2" svg:width="420.55pt" svg:height="90pt" svg:x="5381.63pt" svg:y="23.24pt" draw:caption-point-x="-11.54pt" draw:caption-point-y="-22.96pt">
              <dc:date>2019-11-21T00:00:00</dc:date>
              <text:p text:style-name="P1">Defines if the Maximum Cart Quantity should be taken from the store configuration.</text:p>
              <text:p text:style-name="P1"/>
              <text:p text:style-name="P1">Values:</text:p>
              <text:p text:style-name="P1">1 - yes, take it from configuration;</text:p>
              <text:p text:style-name="P1">0 - manually set up value.</text:p>
            </office:annotation>
            <text:p>use_config_max_sale_qty</text:p>
          </table:table-cell>
          <table:table-cell table:style-name="ce30" office:value-type="string" calcext:value-type="string">
            <office:annotation draw:style-name="gr7" draw:text-style-name="P2" svg:width="479.28pt" svg:height="90pt" svg:x="5461.8pt" svg:y="23.24pt" draw:caption-point-x="-11.54pt" draw:caption-point-y="-22.96pt">
              <dc:date>2019-11-21T00:00:00</dc:date>
              <text:p text:style-name="P1">Defines if the product is in stock.</text:p>
              <text:p text:style-name="P1"/>
              <text:p text:style-name="P1">Values:</text:p>
              <text:p text:style-name="P1">1 - yes, the product is in stock;</text:p>
              <text:p text:style-name="P1">0 - the product is out of stock.</text:p>
            </office:annotation>
            <text:p>is_in_stock</text:p>
          </table:table-cell>
          <table:table-cell table:style-name="ce30" office:value-type="string" calcext:value-type="string">
            <office:annotation draw:style-name="gr12" draw:text-style-name="P2" svg:width="497.62pt" svg:height="121.49pt" svg:x="5582.38pt" svg:y="23.24pt" draw:caption-point-x="-11.54pt" draw:caption-point-y="-22.96pt">
              <dc:date>2019-11-21T00:00:00</dc:date>
              <text:p text:style-name="P1">Stock quantity that determines when the "out of stock" notification is sent.</text:p>
              <text:p text:style-name="P1"/>
              <text:p text:style-name="P1">Value:</text:p>
              <text:p text:style-name="P1">You set the quantity if products left, when the notifications should be sent.</text:p>
              <text:p text:style-name="P1">It can be 10, or 100, whatever you are selling.</text:p>
              <text:p text:style-name="P1"/>
              <text:p text:style-name="P1">Only numerals allowed.</text:p>
            </office:annotation>
            <text:p>notify_on_stock_below</text:p>
          </table:table-cell>
          <table:table-cell table:style-name="ce30" office:value-type="string" calcext:value-type="string">
            <office:annotation draw:style-name="gr7" draw:text-style-name="P2" svg:width="438.09pt" svg:height="90pt" svg:x="5722.04pt" svg:y="23.24pt" draw:caption-point-x="-11.54pt" draw:caption-point-y="-22.96pt">
              <dc:date>2019-11-21T00:00:00</dc:date>
              <text:p text:style-name="P1">Defines if the Notify on stock below option should be set as per the store configuration.</text:p>
              <text:p text:style-name="P1"/>
              <text:p text:style-name="P1">Values:</text:p>
              <text:p text:style-name="P1">1 - yes, set per store configuration;</text:p>
              <text:p text:style-name="P1">0 - manually set up value.</text:p>
            </office:annotation>
            <text:p>use_config_notify_stock_qty</text:p>
          </table:table-cell>
          <table:table-cell table:style-name="ce30" office:value-type="string" calcext:value-type="string">
            <office:annotation draw:style-name="gr7" draw:text-style-name="P2" svg:width="503.15pt" svg:height="90pt" svg:x="5802.18pt" svg:y="23.24pt" draw:caption-point-x="-11.54pt" draw:caption-point-y="-22.96pt">
              <dc:date>2019-11-21T00:00:00</dc:date>
              <text:p text:style-name="P1">Defines if the product stock is managed manually.</text:p>
              <text:p text:style-name="P1"/>
              <text:p text:style-name="P1">Values:</text:p>
              <text:p text:style-name="P1">1 - allow stock updates;</text:p>
              <text:p text:style-name="P1">0 - product has unlimited stock.</text:p>
            </office:annotation>
            <text:p>manage_stock</text:p>
          </table:table-cell>
          <table:table-cell table:style-name="ce30" office:value-type="string" calcext:value-type="string">
            <office:annotation draw:style-name="gr7" draw:text-style-name="P2" svg:width="488.13pt" svg:height="90pt" svg:x="5941.08pt" svg:y="23.24pt" draw:caption-point-x="-11.54pt" draw:caption-point-y="-22.96pt">
              <dc:date>2019-11-21T00:00:00</dc:date>
              <text:p text:style-name="P1">Defines if the Manage Stock option should be set as per the store configuration.</text:p>
              <text:p text:style-name="P1"/>
              <text:p text:style-name="P1">Values:</text:p>
              <text:p text:style-name="P1">1 - yes, set per store configuration;</text:p>
              <text:p text:style-name="P1">0 - manually set up value.</text:p>
            </office:annotation>
            <text:p>use_config_manage_stock</text:p>
          </table:table-cell>
          <table:table-cell table:style-name="ce30" office:value-type="string" calcext:value-type="string">
            <office:annotation draw:style-name="gr7" draw:text-style-name="P2" svg:width="452.38pt" svg:height="90pt" svg:x="6080pt" svg:y="23.24pt" draw:caption-point-x="-11.54pt" draw:caption-point-y="-22.96pt">
              <dc:date>2019-11-21T00:00:00</dc:date>
              <text:p text:style-name="P1">Defines if the Quantity Increments value should be set as per the store configuration.</text:p>
              <text:p text:style-name="P1"/>
              <text:p text:style-name="P1">Values:</text:p>
              <text:p text:style-name="P1">1 - yes, set per store configuration;</text:p>
              <text:p text:style-name="P1">0 - manually set up value.</text:p>
            </office:annotation>
            <text:p>use_config_qty_increments</text:p>
          </table:table-cell>
          <table:table-cell table:style-name="ce30" office:value-type="string" calcext:value-type="string">
            <office:annotation draw:style-name="gr7" draw:text-style-name="P2" svg:width="452.41pt" svg:height="90pt" svg:x="6160.14pt" svg:y="23.24pt" draw:caption-point-x="-11.54pt" draw:caption-point-y="-22.96pt">
              <dc:date>2019-11-21T00:00:00</dc:date>
              <text:p text:style-name="P1">Defines if the product is sold in quantity increments.</text:p>
              <text:p text:style-name="P1"/>
              <text:p text:style-name="P1">Values:</text:p>
              <text:p text:style-name="P1">1 - yes, the product is sold in increments;</text:p>
              <text:p text:style-name="P1">0 - no, the product is sold regularly.</text:p>
            </office:annotation>
            <text:p>qty_increments</text:p>
          </table:table-cell>
          <table:table-cell table:style-name="ce30" office:value-type="string" calcext:value-type="string">
            <office:annotation draw:style-name="gr7" draw:text-style-name="P2" svg:width="427.07pt" svg:height="90pt" svg:x="6305.33pt" svg:y="23.24pt" draw:caption-point-x="-11.54pt" draw:caption-point-y="-22.96pt">
              <dc:date>2019-11-21T00:00:00</dc:date>
              <text:p text:style-name="P1">Defines if the Quantity Increments option should be enabled as per the store configuration.</text:p>
              <text:p text:style-name="P1"/>
              <text:p text:style-name="P1">Values:</text:p>
              <text:p text:style-name="P1">1 - yes, set per store configuration;</text:p>
              <text:p text:style-name="P1">0 - manually set up value.</text:p>
            </office:annotation>
            <text:p>use_config_enable_qty_inc</text:p>
          </table:table-cell>
          <table:table-cell table:style-name="ce30" office:value-type="string" calcext:value-type="string">
            <office:annotation draw:style-name="gr19" draw:text-style-name="P2" svg:width="477.04pt" svg:height="105.76pt" svg:x="6429.2pt" svg:y="23.24pt" draw:caption-point-x="-11.54pt" draw:caption-point-y="-22.96pt">
              <dc:date>2019-11-21T00:00:00</dc:date>
              <text:p text:style-name="P1">Defines if quantity increments are enabled for this product.</text:p>
              <text:p text:style-name="P1"/>
              <text:p text:style-name="P1">Values:</text:p>
              <text:p text:style-name="P1">1 - increments enabled;</text:p>
              <text:p text:style-name="P1">0 - increments disabled.</text:p>
              <text:p text:style-name="P1"/>
            </office:annotation>
            <text:p>enable_qty_increments</text:p>
          </table:table-cell>
          <table:table-cell table:style-name="ce30" office:value-type="string" calcext:value-type="string">
            <office:annotation draw:style-name="gr7" draw:text-style-name="P2" svg:width="454pt" svg:height="90pt" svg:x="6532.38pt" svg:y="23.24pt" draw:caption-point-x="-11.54pt" draw:caption-point-y="-22.96pt">
              <dc:date>2019-11-21T00:00:00</dc:date>
              <text:p text:style-name="P1">Defines if parts of the product can be shipped separately.</text:p>
              <text:p text:style-name="P1"/>
              <text:p text:style-name="P1">Values:</text:p>
              <text:p text:style-name="P1">1 - yes, can be shipped;</text:p>
              <text:p text:style-name="P1">0 - no, cannot be shipped.</text:p>
            </office:annotation>
            <text:p>is_decimal_divided</text:p>
          </table:table-cell>
          <table:table-cell table:style-name="ce30" office:value-type="string" calcext:value-type="string">
            <office:annotation draw:style-name="gr17" draw:text-style-name="P2" svg:width="454pt" svg:height="74.24pt" svg:x="6612.55pt" svg:y="23.24pt" draw:caption-point-x="-11.54pt" draw:caption-point-y="-22.96pt">
              <dc:date>2019-11-21T00:00:00</dc:date>
              <text:p text:style-name="P1">If multiwebsite installation, defines the website ID the product is associated to.</text:p>
              <text:p text:style-name="P1"/>
              <text:p text:style-name="P1">Product Website code can be found under Stores &gt; All Stores &gt; next, click required website and find "Code" field.</text:p>
              <text:p text:style-name="P1">You can enter existing websites available at your Magento 2 store.</text:p>
            </office:annotation>
            <text:p>website_id</text:p>
          </table:table-cell>
          <table:table-cell table:style-name="ce30" office:value-type="string" calcext:value-type="string">
            <office:annotation draw:style-name="gr12" draw:text-style-name="P2" svg:width="414.28pt" svg:height="121.49pt" svg:x="6732.4pt" svg:y="23.24pt" draw:caption-point-x="-11.54pt" draw:caption-point-y="-22.96pt">
              <dc:date>2019-11-21T00:00:00</dc:date>
              <text:p text:style-name="P1">Magento Commerce only.</text:p>
              <text:p text:style-name="P1"/>
              <text:p text:style-name="P1">Defines whether deferred stock update is enabled for the product.</text:p>
              <text:p text:style-name="P1"/>
              <text:p text:style-name="P1">Values:</text:p>
              <text:p text:style-name="P1">1 - deferred stock enabled;</text:p>
              <text:p text:style-name="P1">0 - deferred stock disabled.</text:p>
            </office:annotation>
            <text:p>deferred_stock_update</text:p>
          </table:table-cell>
          <table:table-cell table:style-name="ce30" office:value-type="string" calcext:value-type="string">
            <office:annotation draw:style-name="gr12" draw:text-style-name="P2" svg:width="342.06pt" svg:height="121.49pt" svg:x="6906.25pt" svg:y="23.24pt" draw:caption-point-x="-11.54pt" draw:caption-point-y="-22.96pt">
              <dc:date>2019-11-21T00:00:00</dc:date>
              <text:p text:style-name="P1">Magento Commerce only.</text:p>
              <text:p text:style-name="P1"/>
              <text:p text:style-name="P1">Defines if the Deferred Stock value should be taken from the store configuration.</text:p>
              <text:p text:style-name="P1"/>
              <text:p text:style-name="P1">Values:</text:p>
              <text:p text:style-name="P1">1 - yes, take it from configuration;</text:p>
              <text:p text:style-name="P1">0 - manually set up value.</text:p>
            </office:annotation>
            <text:p>use_config_deferred_stock_update</text:p>
          </table:table-cell>
          <table:table-cell table:style-name="ce30" office:value-type="string" calcext:value-type="string">
            <office:annotation draw:style-name="gr19" draw:text-style-name="P2" svg:width="388.91pt" svg:height="105.76pt" svg:x="6986.38pt" svg:y="23.24pt" draw:caption-point-x="-11.54pt" draw:caption-point-y="-22.96pt">
              <dc:date>2019-11-21T00:00:00</dc:date>
              <text:p text:style-name="P1">Defines the related products by SKU.</text:p>
              <text:p text:style-name="P1"/>
              <text:p text:style-name="P1">For example:</text:p>
              <text:p text:style-name="P1">24-WG080,24-UG03,24-UG01,24-UG02</text:p>
              <text:p text:style-name="P1"/>
              <text:p text:style-name="P1">Use comma as a separator.</text:p>
            </office:annotation>
            <text:p>related_skus</text:p>
          </table:table-cell>
          <table:table-cell table:style-name="ce30" office:value-type="string" calcext:value-type="string">
            <office:annotation draw:style-name="gr19" draw:text-style-name="P2" svg:width="435.74pt" svg:height="105.76pt" svg:x="7066.54pt" svg:y="23.24pt" draw:caption-point-x="-11.54pt" draw:caption-point-y="-22.96pt">
              <dc:date>2019-11-21T00:00:00</dc:date>
              <text:p text:style-name="P1">Defines the cross-sell products by SKU.</text:p>
              <text:p text:style-name="P1"/>
              <text:p text:style-name="P1">For example:</text:p>
              <text:p text:style-name="P1">24-WG080,24-UG03,24-UG01,24-UG02</text:p>
              <text:p text:style-name="P1"/>
              <text:p text:style-name="P1">Use comma as a separator.</text:p>
            </office:annotation>
            <text:p>crosssell_skus</text:p>
          </table:table-cell>
          <table:table-cell table:style-name="ce30" office:value-type="string" calcext:value-type="string">
            <office:annotation draw:style-name="gr19" draw:text-style-name="P2" svg:width="435.77pt" svg:height="105.76pt" svg:x="7146.68pt" svg:y="23.24pt" draw:caption-point-x="-11.54pt" draw:caption-point-y="-22.96pt">
              <dc:date>2019-11-21T00:00:00</dc:date>
              <text:p text:style-name="P1">Defines the up-sell products by SKU.</text:p>
              <text:p text:style-name="P1"/>
              <text:p text:style-name="P1">For example:</text:p>
              <text:p text:style-name="P1">24-WG080,24-UG03,24-UG01,24-UG02</text:p>
              <text:p text:style-name="P1"/>
              <text:p text:style-name="P1">Use comma as a separator.</text:p>
            </office:annotation>
            <text:p>upsell_skus</text:p>
          </table:table-cell>
          <table:table-cell table:style-name="ce30" office:value-type="string" calcext:value-type="string">
            <office:annotation draw:style-name="gr19" draw:text-style-name="P2" svg:width="414.28pt" svg:height="106.47pt" svg:x="7248.3pt" svg:y="22.9pt" draw:caption-point-x="-11.54pt" draw:caption-point-y="-22.62pt">
              <dc:date>2019-11-21T00:00:00</dc:date>
              <text:p text:style-name="P1">The file names of any additional image, separated with commas, to be associated with the product.</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additional_images</text:p>
          </table:table-cell>
          <table:table-cell table:style-name="ce30" office:value-type="string" calcext:value-type="string">
            <office:annotation draw:style-name="gr17" draw:text-style-name="P2" svg:width="367.46pt" svg:height="74.24pt" svg:x="7375.29pt" svg:y="23.24pt" draw:caption-point-x="-11.54pt" draw:caption-point-y="-22.96pt">
              <dc:date>2019-11-21T00:00:00</dc:date>
              <text:p text:style-name="P1">The "Alt Text" for additional images from the previous column, separated by commas.</text:p>
              <text:p text:style-name="P1"/>
              <text:p text:style-name="P1">For example:</text:p>
              <text:p text:style-name="P1">label1,label2,label3</text:p>
            </office:annotation>
            <text:p>additional_image_labels</text:p>
          </table:table-cell>
          <table:table-cell table:style-name="ce30" office:value-type="string" calcext:value-type="string">
            <office:annotation draw:style-name="gr12" draw:text-style-name="P2" svg:width="320.6pt" svg:height="121.49pt" svg:x="7502.29pt" svg:y="23.24pt" draw:caption-point-x="-11.54pt" draw:caption-point-y="-22.96pt">
              <dc:date>2019-11-21T00:00:00</dc:date>
              <text:p text:style-name="P1">Defines what images should be hidden from the product page. For example thumbnail and small product images.</text:p>
              <text:p text:style-name="P1"/>
              <text:p text:style-name="P1">Name the path to the image /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text:p text:style-name="P1"/>
            </office:annotation>
            <text:p>hide_from_product_page</text:p>
          </table:table-cell>
          <table:table-cell table:style-name="ce30" office:value-type="string" calcext:value-type="string">
            <office:annotation draw:style-name="gr15" draw:text-style-name="P2" svg:width="320.6pt" svg:height="218.44pt" svg:x="7582.45pt" svg:y="-1.59pt" draw:caption-point-x="-11.54pt" draw:caption-point-y="1.87pt">
              <dc:date>2019-11-21T00:00:00</dc:date>
              <text:p text:style-name="P1">Defines the custom options of the product and propererties and values assigned to each custom option.</text:p>
              <text:p text:style-name="P1">It is composed on the following pattern: "product_attibute_name"="value"</text:p>
              <text:p text:style-name="P1"/>
              <text:p text:style-name="P1">For example:</text:p>
              <text:p text:style-name="P1"/>
              <text:p text:style-name="P1">name=Color,type=drop_down,required=1,price=10,price_type=fixed, sku=tst,option_title=Black|name=Color,type=drop_down,required=1,price=, price_type=fixed,sku=,option_title=White</text:p>
              <text:p text:style-name="P1"/>
              <text:p text:style-name="P1">In the example we have two options:</text:p>
              <text:p text:style-name="P1">1) Color, the option type is dropdown, it is required, the price is 10, price is fixed, SKU sufix that is added to the original item SKU is "blk", it is named "Black".</text:p>
              <text:p text:style-name="P1">2) Color, the option type is dropdown, it is required, the price is 10, price is fixed, SKU sufix that is added to the original item SKU is "wht", it is named "White".</text:p>
            </office:annotation>
            <text:p>custom_options</text:p>
          </table:table-cell>
          <table:table-cell table:number-columns-repeated="947"/>
        </table:table-row>
        <table:table-row table:style-name="ro2">
          <table:table-cell table:style-name="ce5" office:value-type="string" calcext:value-type="string">
            <text:p>TST-Virt-1</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virtual</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Virtual product</text:p>
          </table:table-cell>
          <table:table-cell table:style-name="ce5" office:value-type="string" calcext:value-type="string">
            <text:p>&lt;p&gt;This is a test Virtual product named Test Virtual product with SKU: TST-Virt-1.&lt;/p&gt;</text:p>
            <text:p>&lt;p&gt;That has been imported using Firebear Studio Imporved Import and Export extension: https://firebearstudio.com/the-improved-import.html&lt;/p&gt;</text:p>
          </table:table-cell>
          <table:table-cell table:style-name="ce51" office:value-type="string" calcext:value-type="string">
            <text:p>&lt;p&gt;This is a test Virtual product named Test Virtual product with SKU: TST-Virt-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234" calcext:value-type="float">
            <text:p>234</text:p>
          </table:table-cell>
          <table:table-cell table:style-name="ce15" office:value-type="float" office:value="0" calcext:value-type="float">
            <text:p>0</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Virt-1</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number-columns-repeated="4"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Virt-2</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7"/>
        </table:table-row>
        <table:table-row table:style-name="ro2">
          <table:table-cell table:style-name="ce5" office:value-type="string" calcext:value-type="string">
            <text:p>TST-Virt-2</text:p>
          </table:table-cell>
          <table:table-cell table:style-name="ce5" office:value-type="string" calcext:value-type="string">
            <text:p>default</text:p>
          </table:table-cell>
          <table:table-cell table:style-name="ce5" office:value-type="string" calcext:value-type="string">
            <text:p>Default</text:p>
          </table:table-cell>
          <table:table-cell table:style-name="ce5" office:value-type="string" calcext:value-type="string">
            <text:p>virtual</text:p>
          </table:table-cell>
          <table:table-cell table:style-name="ce5" office:value-type="string" calcext:value-type="string">
            <text:p>Default Category/Shop</text:p>
          </table:table-cell>
          <table:table-cell table:style-name="ce5" office:value-type="string" calcext:value-type="string">
            <text:p>base</text:p>
          </table:table-cell>
          <table:table-cell table:style-name="ce5" office:value-type="string" calcext:value-type="string">
            <text:p>Test Virtual product</text:p>
          </table:table-cell>
          <table:table-cell table:style-name="ce5" office:value-type="string" calcext:value-type="string">
            <text:p>&lt;p&gt;This is a test Virtual product named Test Virtual product with SKU: TST-Virt-1.&lt;/p&gt;</text:p>
            <text:p>&lt;p&gt;That has been imported using Firebear Studio Imporved Import and Export extension: https://firebearstudio.com/the-improved-import.html&lt;/p&gt;</text:p>
          </table:table-cell>
          <table:table-cell table:style-name="ce51" office:value-type="string" calcext:value-type="string">
            <text:p>&lt;p&gt;This is a test Virtual product named Test Virtual product with SKU: TST-Virt-1.&lt;/p&gt;</text:p>
          </table:table-cell>
          <table:table-cell table:style-name="ce5" office:value-type="float" office:value="0" calcext:value-type="float">
            <text:p>0</text:p>
          </table:table-cell>
          <table:table-cell table:style-name="ce15" office:value-type="float" office:value="2" calcext:value-type="float">
            <text:p>2</text:p>
          </table:table-cell>
          <table:table-cell table:style-name="ce5" office:value-type="string" calcext:value-type="string">
            <text:p>Taxable Goods</text:p>
          </table:table-cell>
          <table:table-cell table:style-name="ce5" office:value-type="string" calcext:value-type="string">
            <text:p>Catalog, Search</text:p>
          </table:table-cell>
          <table:table-cell table:style-name="ce15" office:value-type="float" office:value="432" calcext:value-type="float">
            <text:p>432</text:p>
          </table:table-cell>
          <table:table-cell table:style-name="ce15" office:value-type="float" office:value="123" calcext:value-type="float">
            <text:p>123</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TST-Virt-2</text:p>
          </table:table-cell>
          <table:table-cell table:style-name="ce5" office:value-type="string" calcext:value-type="string">
            <text:p>Test meta title</text:p>
          </table:table-cell>
          <table:table-cell table:style-name="ce5" office:value-type="string" calcext:value-type="string">
            <text:p>meta1,meta2,meta3</text:p>
          </table:table-cell>
          <table:table-cell table:style-name="ce5" office:value-type="string" calcext:value-type="string">
            <text:p>Meta description goes here.</text:p>
          </table:table-cell>
          <table:table-cell table:style-name="ce53" office:value-type="string" calcext:value-type="string">
            <text:p><text:a xlink:href="https://firebearstudio.com/blog/wp-content/uploads/2017/02/improved_mport_export_magento_2_.png" xlink:type="simple">https://firebearstudio.com/blog/wp-content/uploads/2017/02/improved_mport_export_magento_2_.png</text:a></text:p>
          </table:table-cell>
          <table:table-cell table:style-name="ce5" office:value-type="string" calcext:value-type="string">
            <text:p>Base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mal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Thumbnail image "Alt Text"</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Swatch image "Alt Text"</text:p>
          </table:table-cell>
          <table:table-cell table:style-name="ce52" office:value-type="date" office:date-value="2017-01-01T12:12:12" calcext:value-type="date">
            <text:p>2017-01-01 12:12:12</text:p>
          </table:table-cell>
          <table:table-cell table:style-name="ce54" office:value-type="date" office:date-value="2017-02-02T12:12:12" calcext:value-type="date">
            <text:p>2017-02-02 12:12:12</text:p>
          </table:table-cell>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office:value-type="string" calcext:value-type="string">
            <text:p>Block after Info Column</text:p>
          </table:table-cell>
          <table:table-cell table:number-columns-repeated="2" table:style-name="ce15" office:value-type="float" office:value="10" calcext:value-type="float">
            <text:p>10</text:p>
          </table:table-cell>
          <table:table-cell table:style-name="ce5" table:number-columns-repeated="3"/>
          <table:table-cell table:style-name="ce52" office:value-type="date" office:date-value="2017-01-01T12:12:12" calcext:value-type="date">
            <text:p>2017-01-01 12:12:12</text:p>
          </table:table-cell>
          <table:table-cell table:style-name="ce52" office:value-type="date" office:date-value="2017-02-02T12:12:12" calcext:value-type="date">
            <text:p>2017-02-02 12:12:12</text:p>
          </table:table-cell>
          <table:table-cell table:style-name="ce5" table:number-columns-repeated="2"/>
          <table:table-cell table:style-name="ce5" office:value-type="string" calcext:value-type="string">
            <text:p>Block after Info Column</text:p>
          </table:table-cell>
          <table:table-cell table:style-name="ce5" office:value-type="string" calcext:value-type="string">
            <text:p>Use config</text:p>
          </table:table-cell>
          <table:table-cell table:style-name="ce5" office:value-type="string" calcext:value-type="string">
            <text:p>Finland</text:p>
          </table:table-cell>
          <table:table-cell table:style-name="ce5" office:value-type="string" calcext:value-type="string">
            <text:p>color=Black,size=S</text:p>
          </table:table-cell>
          <table:table-cell table:style-name="ce15" office:value-type="float" office:value="123" calcext:value-type="float">
            <text:p>123</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0000" calcext:value-type="float">
            <text:p>10000</text:p>
          </table:table-cell>
          <table:table-cell table:number-columns-repeated="4" table:style-name="ce15" office:value-type="float" office:value="1" calcext:value-type="float">
            <text:p>1</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number-columns-repeated="3" table:style-name="ce5" office:value-type="string" calcext:value-type="string">
            <text:p>TST-Virt-1</text:p>
          </table:table-cell>
          <table:table-cell table:style-name="ce53" office:value-type="string" calcext:value-type="string">
            <text:p><text:a xlink:href="https://firebearstudio.com/media/logos/default/logo.png" xlink:type="simple">https://firebearstudio.com/media/logos/default/logo.png</text:a></text:p>
          </table:table-cell>
          <table:table-cell table:style-name="ce5" office:value-type="string" calcext:value-type="string">
            <text:p>Additional image "Alt Text"</text:p>
          </table:table-cell>
          <table:table-cell table:style-name="ce5" table:number-columns-repeated="2"/>
          <table:table-cell table:number-columns-repeated="947"/>
        </table:table-row>
        <table:table-row table:style-name="ro2">
          <table:table-cell table:style-name="ce32" table:number-columns-repeated="8"/>
          <table:table-cell table:style-name="ce55"/>
          <table:table-cell table:style-name="ce32"/>
          <table:table-cell table:style-name="ce31"/>
          <table:table-cell table:style-name="ce32" table:number-columns-repeated="2"/>
          <table:table-cell table:style-name="ce31" table:number-columns-repeated="2"/>
          <table:table-cell table:style-name="ce56" table:number-columns-repeated="2"/>
          <table:table-cell table:style-name="ce32" table:number-columns-repeated="4"/>
          <table:table-cell table:style-name="ce57"/>
          <table:table-cell table:style-name="ce32"/>
          <table:table-cell table:style-name="ce57"/>
          <table:table-cell table:style-name="ce32"/>
          <table:table-cell table:style-name="ce57"/>
          <table:table-cell table:style-name="ce32"/>
          <table:table-cell table:style-name="ce57"/>
          <table:table-cell table:style-name="ce32"/>
          <table:table-cell table:style-name="ce56"/>
          <table:table-cell table:style-name="ce58"/>
          <table:table-cell table:style-name="ce56" table:number-columns-repeated="2"/>
          <table:table-cell table:style-name="ce32"/>
          <table:table-cell table:style-name="ce31" table:number-columns-repeated="2"/>
          <table:table-cell table:style-name="ce32" table:number-columns-repeated="3"/>
          <table:table-cell table:style-name="ce56" table:number-columns-repeated="2"/>
          <table:table-cell table:style-name="ce32" table:number-columns-repeated="6"/>
          <table:table-cell table:style-name="ce31" table:number-columns-repeated="23"/>
          <table:table-cell table:style-name="ce32" table:number-columns-repeated="3"/>
          <table:table-cell table:style-name="ce57"/>
          <table:table-cell table:style-name="ce32" table:number-columns-repeated="3"/>
          <table:table-cell table:number-columns-repeated="947"/>
        </table:table-row>
        <table:table-row table:style-name="ro2">
          <table:table-cell table:style-name="ce32" table:number-columns-repeated="8"/>
          <table:table-cell table:style-name="ce55"/>
          <table:table-cell table:style-name="ce32"/>
          <table:table-cell table:style-name="ce31"/>
          <table:table-cell table:style-name="ce32" table:number-columns-repeated="2"/>
          <table:table-cell table:style-name="ce31" table:number-columns-repeated="2"/>
          <table:table-cell table:style-name="ce56" table:number-columns-repeated="2"/>
          <table:table-cell table:style-name="ce32" table:number-columns-repeated="4"/>
          <table:table-cell table:style-name="ce57"/>
          <table:table-cell table:style-name="ce32"/>
          <table:table-cell table:style-name="ce57"/>
          <table:table-cell table:style-name="ce32"/>
          <table:table-cell table:style-name="ce57"/>
          <table:table-cell table:style-name="ce32"/>
          <table:table-cell table:style-name="ce57"/>
          <table:table-cell table:style-name="ce32"/>
          <table:table-cell table:style-name="ce56"/>
          <table:table-cell table:style-name="ce58"/>
          <table:table-cell table:style-name="ce56" table:number-columns-repeated="2"/>
          <table:table-cell table:style-name="ce32"/>
          <table:table-cell table:style-name="ce31" table:number-columns-repeated="2"/>
          <table:table-cell table:style-name="ce32" table:number-columns-repeated="3"/>
          <table:table-cell table:style-name="ce56" table:number-columns-repeated="2"/>
          <table:table-cell table:style-name="ce32" table:number-columns-repeated="6"/>
          <table:table-cell table:style-name="ce31" table:number-columns-repeated="23"/>
          <table:table-cell table:style-name="ce32" table:number-columns-repeated="3"/>
          <table:table-cell table:style-name="ce57"/>
          <table:table-cell table:style-name="ce32" table:number-columns-repeated="3"/>
          <table:table-cell table:number-columns-repeated="947"/>
        </table:table-row>
        <table:table-row table:style-name="ro3" table:number-rows-repeated="1048570">
          <table:table-cell table:number-columns-repeated="1024"/>
        </table:table-row>
        <table:table-row table:style-name="ro3">
          <table:table-cell table:number-columns-repeated="1024"/>
        </table:table-row>
      </table:table>
      <table:table table:name="Gift Cards" table:style-name="ta12">
        <table:table-column table:style-name="co6" table:default-cell-style-name="Default"/>
        <table:table-column table:style-name="co93" table:default-cell-style-name="Default"/>
        <table:table-column table:style-name="co94" table:default-cell-style-name="Default"/>
        <table:table-column table:style-name="co6" table:default-cell-style-name="Default"/>
        <table:table-column table:style-name="co78" table:default-cell-style-name="Default"/>
        <table:table-column table:style-name="co6" table:default-cell-style-name="Default"/>
        <table:table-column table:style-name="co95" table:default-cell-style-name="Default"/>
        <table:table-column table:style-name="co69" table:default-cell-style-name="Default"/>
        <table:table-column table:style-name="co6" table:number-columns-repeated="2" table:default-cell-style-name="Default"/>
        <table:table-column table:style-name="co35" table:default-cell-style-name="Default"/>
        <table:table-column table:style-name="co74" table:default-cell-style-name="Default"/>
        <table:table-column table:style-name="co96" table:default-cell-style-name="Default"/>
        <table:table-column table:style-name="co77" table:default-cell-style-name="Default"/>
        <table:table-column table:style-name="co66" table:default-cell-style-name="Default"/>
        <table:table-column table:style-name="co97" table:default-cell-style-name="Default"/>
        <table:table-column table:style-name="co6" table:default-cell-style-name="Default"/>
        <table:table-column table:style-name="co98" table:default-cell-style-name="Default"/>
        <table:table-column table:style-name="co6" table:default-cell-style-name="Default"/>
        <table:table-column table:style-name="co85" table:default-cell-style-name="Default"/>
        <table:table-column table:style-name="co74" table:default-cell-style-name="Default"/>
        <table:table-column table:style-name="co6" table:number-columns-repeated="2" table:default-cell-style-name="Default"/>
        <table:table-column table:style-name="co35" table:default-cell-style-name="Default"/>
        <table:table-column table:style-name="co6" table:number-columns-repeated="2" table:default-cell-style-name="Default"/>
        <table:table-column table:style-name="co76" table:default-cell-style-name="Default"/>
        <table:table-column table:style-name="co6" table:number-columns-repeated="5" table:default-cell-style-name="Default"/>
        <table:table-column table:style-name="co99" table:default-cell-style-name="Default"/>
        <table:table-column table:style-name="co6" table:number-columns-repeated="2" table:default-cell-style-name="Default"/>
        <table:table-column table:style-name="co100" table:default-cell-style-name="Default"/>
        <table:table-column table:style-name="co6" table:number-columns-repeated="2" table:default-cell-style-name="Default"/>
        <table:table-column table:style-name="co9" table:default-cell-style-name="Default"/>
        <table:table-column table:style-name="co101" table:default-cell-style-name="Default"/>
        <table:table-column table:style-name="co6" table:number-columns-repeated="984" table:default-cell-style-name="Default"/>
        <table:table-row table:style-name="ro2">
          <table:table-cell table:style-name="ce30" office:value-type="string" calcext:value-type="string">
            <text:p>sku</text:p>
          </table:table-cell>
          <table:table-cell table:style-name="ce30" office:value-type="string" calcext:value-type="string">
            <text:p>store_view_code</text:p>
          </table:table-cell>
          <table:table-cell table:style-name="ce30" office:value-type="string" calcext:value-type="string">
            <text:p>attribute_set_code</text:p>
          </table:table-cell>
          <table:table-cell table:style-name="ce60" office:value-type="string" calcext:value-type="string">
            <office:annotation draw:style-name="gr16" draw:text-style-name="P2" svg:width="361.13pt" svg:height="436.51pt" svg:x="351.69pt" svg:y="23.24pt" draw:caption-point-x="-11.54pt" draw:caption-point-y="-22.96pt">
              <dc:date>2019-11-21T00:00:00</dc:date>
              <text:p text:style-name="P1">REQUIRED ATTRIBUTE</text:p>
              <text:p text:style-name="P1"/>
              <text:p text:style-name="P1">Indicates the type of product. Values:</text:p>
              <text:p text:style-name="P1"/>
              <text:p text:style-name="P1">giftcard</text:p>
              <text:p text:style-name="P1"/>
              <text:p text:style-name="P1">The product is a gift card.</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60" office:value-type="string" calcext:value-type="string">
            <office:annotation draw:style-name="gr10" draw:text-style-name="P2" svg:width="323.01pt" svg:height="72.88pt" svg:x="469.98pt" svg:y="16.07pt" draw:caption-point-x="-11.54pt" draw:caption-point-y="-15.79pt">
              <dc:date>2019-11-21T00:00:00</dc:date>
              <text:p text:style-name="P1">Additional attributes of the product. With native Magento 2 import and export tool, all gift card attributes are stored here.</text:p>
              <text:p text:style-name="P1"/>
              <text:p text:style-name="P1">If you are using Improved Import and Export extension for Magento 2. You can use separate gift card attributes, or use this column. Never both.</text:p>
            </office:annotation>
            <text:p>additional_attributes</text:p>
          </table:table-cell>
          <table:table-cell table:style-name="ce60" office:value-type="string" calcext:value-type="string">
            <office:annotation draw:style-name="gr7" draw:text-style-name="P2" svg:width="322.98pt" svg:height="90pt" svg:x="550.15pt" svg:y="23.24pt" draw:caption-point-x="-11.54pt" draw:caption-point-y="-22.96pt">
              <dc:date>2019-11-21T00:00:00</dc:date>
              <text:p text:style-name="P1">Allow Message setting of the gift card. Defines if customers can send a custom message text with the gift card.</text:p>
              <text:p text:style-name="P1"/>
              <text:p text:style-name="P1">Available values:</text:p>
              <text:p text:style-name="P1">1 - enabled</text:p>
              <text:p text:style-name="P1">0 - disabled</text:p>
            </office:annotation>
            <text:p>allow_message</text:p>
          </table:table-cell>
          <table:table-cell table:style-name="ce60" office:value-type="string" calcext:value-type="string">
            <office:annotation draw:style-name="gr10" draw:text-style-name="P2" svg:width="334.97pt" svg:height="58.51pt" svg:x="637.43pt" svg:y="23.24pt" draw:caption-point-x="-11.54pt" draw:caption-point-y="-22.96pt">
              <dc:date>2019-11-21T00:00:00</dc:date>
              <text:p text:style-name="P1">Email Template setting of the Gift Card Information. Defines the email template that will be used with the gift card.</text:p>
              <text:p text:style-name="P1"/>
              <text:p text:style-name="P1">Must contain the Template Name of the email template you want to use.</text:p>
            </office:annotation>
            <text:p>email_template</text:p>
          </table:table-cell>
          <table:table-cell table:style-name="ce60" office:value-type="string" calcext:value-type="string">
            <office:annotation draw:style-name="gr19" draw:text-style-name="P2" svg:width="354.02pt" svg:height="105.76pt" svg:x="712.83pt" svg:y="23.24pt" draw:caption-point-x="-11.54pt" draw:caption-point-y="-22.96pt">
              <dc:date>2019-11-21T00:00:00</dc:date>
              <text:p text:style-name="P1">Defines the type of the gift card.</text:p>
              <text:p text:style-name="P1"/>
              <text:p text:style-name="P1">Available values:</text:p>
              <text:p text:style-name="P1">Virtual</text:p>
              <text:p text:style-name="P1">Physical</text:p>
              <text:p text:style-name="P1">Combined</text:p>
            </office:annotation>
            <text:p>giftcard_type</text:p>
          </table:table-cell>
          <table:table-cell table:style-name="ce60" office:value-type="string" calcext:value-type="string">
            <office:annotation draw:style-name="gr7" draw:text-style-name="P2" svg:width="407.93pt" svg:height="90pt" svg:x="792.99pt" svg:y="23.24pt" draw:caption-point-x="-11.54pt" draw:caption-point-y="-22.96pt">
              <dc:date>2019-11-21T00:00:00</dc:date>
              <text:p text:style-name="P1">Treat Balance as Store Credit setting of the Gift Card Information. Defines if the gift card balance can be redeemed as a store credit.</text:p>
              <text:p text:style-name="P1"/>
              <text:p text:style-name="P1">Available values:</text:p>
              <text:p text:style-name="P1">1 - yes</text:p>
              <text:p text:style-name="P1">0 - no</text:p>
            </office:annotation>
            <text:p>is_redeemable</text:p>
          </table:table-cell>
          <table:table-cell table:style-name="ce60" office:value-type="string" calcext:value-type="string">
            <office:annotation draw:style-name="gr10" draw:text-style-name="P2" svg:width="462.76pt" svg:height="58.51pt" svg:x="873.13pt" svg:y="23.24pt" draw:caption-point-x="-11.54pt" draw:caption-point-y="-22.96pt">
              <dc:date>2019-11-21T00:00:00</dc:date>
              <text:p text:style-name="P1">Lifetime (days) setting of the Gift Card Information. Defines for how many days the gift card should be valid at the store.</text:p>
              <text:p text:style-name="P1"/>
              <text:p text:style-name="P1">Can only contain numerals.</text:p>
            </office:annotation>
            <text:p>lifetime</text:p>
          </table:table-cell>
          <table:table-cell table:style-name="ce60" office:value-type="string" calcext:value-type="string">
            <office:annotation draw:style-name="gr10" draw:text-style-name="P2" svg:width="495.24pt" svg:height="58.51pt" svg:x="972.4pt" svg:y="23.24pt" draw:caption-point-x="-11.54pt" draw:caption-point-y="-22.96pt">
              <dc:date>2019-11-21T00:00:00</dc:date>
              <text:p text:style-name="P1">Open Amount To. Defines the maximal value of the gift card's open amount.</text:p>
              <text:p text:style-name="P1"/>
              <text:p text:style-name="P1">Can only contain numerals.</text:p>
            </office:annotation>
            <text:p>open_amount_max</text:p>
          </table:table-cell>
          <table:table-cell table:style-name="ce60" office:value-type="string" calcext:value-type="string">
            <office:annotation draw:style-name="gr10" draw:text-style-name="P2" svg:width="499.18pt" svg:height="58.51pt" svg:x="1066.85pt" svg:y="23.24pt" draw:caption-point-x="-11.54pt" draw:caption-point-y="-22.96pt">
              <dc:date>2019-11-21T00:00:00</dc:date>
              <text:p text:style-name="P1">Open Amount From. Defines the minimal value of the gift card's open amount.</text:p>
              <text:p text:style-name="P1"/>
              <text:p text:style-name="P1">Can only contain numerals.</text:p>
            </office:annotation>
            <text:p>open_amount_min</text:p>
          </table:table-cell>
          <table:table-cell table:style-name="ce60" office:value-type="string" calcext:value-type="string">
            <office:annotation draw:style-name="gr7" draw:text-style-name="P2" svg:width="445.27pt" svg:height="90pt" svg:x="1200.93pt" svg:y="23.24pt" draw:caption-point-x="-11.54pt" draw:caption-point-y="-22.96pt">
              <dc:date>2019-11-21T00:00:00</dc:date>
              <text:p text:style-name="P1">Defines if Allow Message setting of the gift card, should use default store value.</text:p>
              <text:p text:style-name="P1"/>
              <text:p text:style-name="P1">Available values:</text:p>
              <text:p text:style-name="P1">0 - no</text:p>
              <text:p text:style-name="P1">1 - use default </text:p>
            </office:annotation>
            <text:p>use_config_allow_message</text:p>
          </table:table-cell>
          <table:table-cell table:style-name="ce60" office:value-type="string" calcext:value-type="string">
            <office:annotation draw:style-name="gr7" draw:text-style-name="P2" svg:width="454.76pt" svg:height="90pt" svg:x="1335.88pt" svg:y="23.24pt" draw:caption-point-x="-11.54pt" draw:caption-point-y="-22.96pt">
              <dc:date>2019-11-21T00:00:00</dc:date>
              <text:p text:style-name="P1">Defines if Email Template setting of the gift card, should use default store value.</text:p>
              <text:p text:style-name="P1"/>
              <text:p text:style-name="P1">Available values:</text:p>
              <text:p text:style-name="P1">0 - no</text:p>
              <text:p text:style-name="P1">1 - use default </text:p>
            </office:annotation>
            <text:p>use_config_email_template</text:p>
          </table:table-cell>
          <table:table-cell table:style-name="ce60" office:value-type="string" calcext:value-type="string">
            <office:annotation draw:style-name="gr7" draw:text-style-name="P2" svg:width="403.14pt" svg:height="90pt" svg:x="1467.64pt" svg:y="23.24pt" draw:caption-point-x="-11.54pt" draw:caption-point-y="-22.96pt">
              <dc:date>2019-11-21T00:00:00</dc:date>
              <text:p text:style-name="P1">Defines if Treat Balance as Store Credit setting of the gift card, should use default store value.</text:p>
              <text:p text:style-name="P1"/>
              <text:p text:style-name="P1">Available values:</text:p>
              <text:p text:style-name="P1">0 - no</text:p>
              <text:p text:style-name="P1">1 - use default </text:p>
            </office:annotation>
            <text:p>use_config_is_redeemable</text:p>
          </table:table-cell>
          <table:table-cell table:style-name="ce60" office:value-type="string" calcext:value-type="string">
            <office:annotation draw:style-name="gr7" draw:text-style-name="P2" svg:width="413.52pt" svg:height="90pt" svg:x="1566.03pt" svg:y="23.24pt" draw:caption-point-x="-11.54pt" draw:caption-point-y="-22.96pt">
              <dc:date>2019-11-21T00:00:00</dc:date>
              <text:p text:style-name="P1">Defines if Lifetime (days) setting of the gift card, should use default store value.</text:p>
              <text:p text:style-name="P1"/>
              <text:p text:style-name="P1">Available values:</text:p>
              <text:p text:style-name="P1">0 - no</text:p>
              <text:p text:style-name="P1">1 - use default </text:p>
            </office:annotation>
            <text:p>use_config_lifetime</text:p>
          </table:table-cell>
          <table:table-cell table:style-name="ce60" office:value-type="string" calcext:value-type="string">
            <office:annotation draw:style-name="gr10" draw:text-style-name="P2" svg:width="427.8pt" svg:height="58.51pt" svg:x="1646.19pt" svg:y="23.24pt" draw:caption-point-x="-11.54pt" draw:caption-point-y="-22.96pt">
              <dc:date>2019-11-21T00:00:00</dc:date>
              <text:p text:style-name="P1">Amount of the gift card. Can store multiple values separated by a comma.</text:p>
              <text:p text:style-name="P1"/>
              <text:p text:style-name="P1">Can only contain numerals separated by comma, without spaces.</text:p>
            </office:annotation>
            <text:p>giftcard_amount</text:p>
          </table:table-cell>
          <table:table-cell table:style-name="ce60" office:value-type="string" calcext:value-type="string">
            <office:annotation draw:style-name="gr7" draw:text-style-name="P2" svg:width="363.49pt" svg:height="90pt" svg:x="1790.65pt" svg:y="23.24pt" draw:caption-point-x="-11.54pt" draw:caption-point-y="-22.96pt">
              <dc:date>2019-11-21T00:00:00</dc:date>
              <text:p text:style-name="P1">Open Amount setting of the gift card. Defines if customer can manually define the amount of the gift card they want to purhcase.</text:p>
              <text:p text:style-name="P1"/>
              <text:p text:style-name="P1">Available values are:</text:p>
              <text:p text:style-name="P1">1 - open amount</text:p>
              <text:p text:style-name="P1">0 - only store administrator specified amounts</text:p>
            </office:annotation>
            <text:p>giftcard_allow_open_amount</text:p>
          </table:table-cell>
          <table:table-cell table:style-name="ce30" office:value-type="string" calcext:value-type="string">
            <text:p>categories</text:p>
          </table:table-cell>
          <table:table-cell table:style-name="ce30" office:value-type="string" calcext:value-type="string">
            <text:p>categories_position</text:p>
          </table:table-cell>
          <table:table-cell table:style-name="ce30" office:value-type="string" calcext:value-type="string">
            <text:p>product_websites</text:p>
          </table:table-cell>
          <table:table-cell table:style-name="ce30" office:value-type="string" calcext:value-type="string">
            <text:p>name</text:p>
          </table:table-cell>
          <table:table-cell table:style-name="ce30" office:value-type="string" calcext:value-type="string">
            <text:p>description</text:p>
          </table:table-cell>
          <table:table-cell table:style-name="ce30" office:value-type="string" calcext:value-type="string">
            <text:p>short_description</text:p>
          </table:table-cell>
          <table:table-cell table:style-name="ce30" office:value-type="string" calcext:value-type="string">
            <text:p>weight</text:p>
          </table:table-cell>
          <table:table-cell table:style-name="ce30" office:value-type="string" calcext:value-type="string">
            <text:p>product_online</text:p>
          </table:table-cell>
          <table:table-cell table:style-name="ce30" office:value-type="string" calcext:value-type="string">
            <text:p>tax_class_name</text:p>
          </table:table-cell>
          <table:table-cell table:style-name="ce30" office:value-type="string" calcext:value-type="string">
            <text:p>visibility</text:p>
          </table:table-cell>
          <table:table-cell table:style-name="ce30" office:value-type="string" calcext:value-type="string">
            <text:p>price</text:p>
          </table:table-cell>
          <table:table-cell table:style-name="ce30" office:value-type="string" calcext:value-type="string">
            <text:p>url_key</text:p>
          </table:table-cell>
          <table:table-cell table:style-name="ce30" office:value-type="string" calcext:value-type="string">
            <text:p>meta_title</text:p>
          </table:table-cell>
          <table:table-cell table:style-name="ce30" office:value-type="string" calcext:value-type="string">
            <text:p>meta_keywords</text:p>
          </table:table-cell>
          <table:table-cell table:style-name="ce30" office:value-type="string" calcext:value-type="string">
            <text:p>meta_description</text:p>
          </table:table-cell>
          <table:table-cell table:style-name="ce30" office:value-type="string" calcext:value-type="string">
            <text:p>created_at</text:p>
          </table:table-cell>
          <table:table-cell table:style-name="ce30" office:value-type="string" calcext:value-type="string">
            <text:p>updated_at</text:p>
          </table:table-cell>
          <table:table-cell table:style-name="ce30" office:value-type="string" calcext:value-type="string">
            <text:p>display_product_options_in</text:p>
          </table:table-cell>
          <table:table-cell table:style-name="ce30" office:value-type="string" calcext:value-type="string">
            <text:p>page_layout</text:p>
          </table:table-cell>
          <table:table-cell table:style-name="ce30" office:value-type="string" calcext:value-type="string">
            <text:p>qty</text:p>
          </table:table-cell>
          <table:table-cell table:style-name="ce30" office:value-type="string" calcext:value-type="string">
            <text:p>out_of_stock_qty</text:p>
          </table:table-cell>
          <table:table-cell table:style-name="ce30" office:value-type="string" calcext:value-type="string">
            <text:p>use_config_min_qty</text:p>
          </table:table-cell>
          <table:table-cell table:style-name="ce30" office:value-type="string" calcext:value-type="string">
            <text:p>is_qty_decimal</text:p>
          </table:table-cell>
          <table:table-cell table:style-name="ce30" office:value-type="string" calcext:value-type="string">
            <text:p>is_in_stock</text:p>
          </table:table-cell>
          <table:table-cell table:style-name="ce30" office:value-type="string" calcext:value-type="string">
            <text:p>website_id</text:p>
          </table:table-cell>
          <table:table-cell table:style-name="ce30" office:value-type="string" calcext:value-type="string">
            <text:p>url_path</text:p>
          </table:table-cell>
          <table:table-cell table:style-name="ce30" office:value-type="string" calcext:value-type="string">
            <text:p>weight_type</text:p>
          </table:table-cell>
          <table:table-cell table:number-columns-repeated="979"/>
        </table:table-row>
        <table:table-row table:style-name="ro2">
          <table:table-cell table:style-name="ce59" office:value-type="string" calcext:value-type="string">
            <text:p>Virtual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1,email_template=giftcard_email_template,giftcard_type=Virtual,gift_wrapping_available=Yes,gift_wrapping_price=2.0000,is_redeemable=1,lifetime=365,open_amount_max=30.0000,open_amount_min=10.0000,use_config_allow_message=0,use_config_email_template=0,use_config_is_redeemable=0,use_config_lifetime=0</text:p>
          </table:table-cell>
          <table:table-cell table:style-name="ce62" office:value-type="float" office:value="1" calcext:value-type="float">
            <text:p>1</text:p>
          </table:table-cell>
          <table:table-cell table:style-name="ce61" office:value-type="string" calcext:value-type="string">
            <text:p>giftcard_email_template</text:p>
          </table:table-cell>
          <table:table-cell table:style-name="ce61" office:value-type="string" calcext:value-type="string">
            <text:p>Virtual</text:p>
          </table:table-cell>
          <table:table-cell table:style-name="ce62" office:value-type="float" office:value="1" calcext:value-type="float">
            <text:p>1</text:p>
          </table:table-cell>
          <table:table-cell table:style-name="ce62" office:value-type="float" office:value="365" calcext:value-type="float">
            <text:p>365</text:p>
          </table:table-cell>
          <table:table-cell table:style-name="ce62" office:value-type="float" office:value="30" calcext:value-type="float">
            <text:p>30</text:p>
          </table:table-cell>
          <table:table-cell table:style-name="ce62" office:value-type="float" office:value="10" calcext:value-type="float">
            <text:p>10</text:p>
          </table:table-cell>
          <table:table-cell table:number-columns-repeated="4" table:style-name="ce62" office:value-type="float" office:value="0" calcext:value-type="float">
            <text:p>0</text:p>
          </table:table-cell>
          <table:table-cell table:style-name="ce61" office:value-type="string" calcext:value-type="string">
            <text:p>10.0000,20.0000,30.0000</text:p>
          </table:table-cell>
          <table:table-cell table:style-name="ce62" office:value-type="float" office:value="1" calcext:value-type="float">
            <text:p>1</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Virtual Gift Card</text:p>
          </table:table-cell>
          <table:table-cell table:style-name="ce59"/>
          <table:table-cell table:style-name="ce63" office:value-type="string" calcext:value-type="string">
            <text:p>&lt;p&gt;This is a virtual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virtual-gift-card</text:p>
          </table:table-cell>
          <table:table-cell table:number-columns-repeated="2" table:style-name="ce59" office:value-type="string" calcext:value-type="string">
            <text:p>Virtual Gift Card</text:p>
          </table:table-cell>
          <table:table-cell table:style-name="ce59" office:value-type="string" calcext:value-type="string">
            <text:p>Virtual Gift Card </text:p>
          </table:table-cell>
          <table:table-cell table:number-columns-repeated="2" table:style-name="ce59" office:value-type="string" calcext:value-type="string">
            <text:p>8/6/19, 1:47 AM</text:p>
          </table:table-cell>
          <table:table-cell table:style-name="ce59" office:value-type="string" calcext:value-type="string">
            <text:p>Block after Info Column</text:p>
          </table:table-cell>
          <table:table-cell table:style-name="ce63" office:value-type="string" calcext:value-type="string">
            <text:p>Product -- Full Width</text:p>
          </table:table-cell>
          <table:table-cell table:style-name="ce59"/>
          <table:table-cell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2">
          <table:table-cell table:style-name="ce59" office:value-type="string" calcext:value-type="string">
            <text:p>Physical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0,email_template=giftcard_email_template,giftcard_type=Physical,gift_wrapping_available=Use config,is_redeemable=0,lifetime=365,open_amount_max=60.0000,open_amount_min=40.0000,use_config_allow_message=0,use_config_email_template=0,use_config_is_redeemable=0,use_config_lifetime=0</text:p>
          </table:table-cell>
          <table:table-cell table:style-name="ce62" office:value-type="float" office:value="0" calcext:value-type="float">
            <text:p>0</text:p>
          </table:table-cell>
          <table:table-cell table:style-name="ce61" office:value-type="string" calcext:value-type="string">
            <text:p>giftcard_email_template</text:p>
          </table:table-cell>
          <table:table-cell table:style-name="ce61" office:value-type="string" calcext:value-type="string">
            <text:p>Physical</text:p>
          </table:table-cell>
          <table:table-cell table:style-name="ce62" office:value-type="float" office:value="0" calcext:value-type="float">
            <text:p>0</text:p>
          </table:table-cell>
          <table:table-cell table:style-name="ce62" office:value-type="float" office:value="365" calcext:value-type="float">
            <text:p>365</text:p>
          </table:table-cell>
          <table:table-cell table:style-name="ce62" office:value-type="float" office:value="60" calcext:value-type="float">
            <text:p>60</text:p>
          </table:table-cell>
          <table:table-cell table:style-name="ce62" office:value-type="float" office:value="40" calcext:value-type="float">
            <text:p>40</text:p>
          </table:table-cell>
          <table:table-cell table:number-columns-repeated="4" table:style-name="ce62" office:value-type="float" office:value="0" calcext:value-type="float">
            <text:p>0</text:p>
          </table:table-cell>
          <table:table-cell table:style-name="ce61" office:value-type="string" calcext:value-type="string">
            <text:p>40.0000,50.0000,60.0000</text:p>
          </table:table-cell>
          <table:table-cell table:style-name="ce62" office:value-type="float" office:value="1" calcext:value-type="float">
            <text:p>1</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Physical Gift Card</text:p>
          </table:table-cell>
          <table:table-cell table:style-name="ce59"/>
          <table:table-cell table:style-name="ce63" office:value-type="string" calcext:value-type="string">
            <text:p>&lt;p&gt;This is a physical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physical-gift-card</text:p>
          </table:table-cell>
          <table:table-cell table:number-columns-repeated="2" table:style-name="ce59" office:value-type="string" calcext:value-type="string">
            <text:p>Physical Gift Card</text:p>
          </table:table-cell>
          <table:table-cell table:style-name="ce59" office:value-type="string" calcext:value-type="string">
            <text:p>Physical Gift Card </text:p>
          </table:table-cell>
          <table:table-cell table:style-name="ce59" office:value-type="string" calcext:value-type="string">
            <text:p>8/6/19, 1:57 AM</text:p>
          </table:table-cell>
          <table:table-cell table:style-name="ce59" office:value-type="string" calcext:value-type="string">
            <text:p>8/6/19, 1:59 AM</text:p>
          </table:table-cell>
          <table:table-cell table:style-name="ce59" office:value-type="string" calcext:value-type="string">
            <text:p>Block after Info Column</text:p>
          </table:table-cell>
          <table:table-cell table:style-name="ce59" office:value-type="string" calcext:value-type="string">
            <text:p>Product -- Full Width</text:p>
          </table:table-cell>
          <table:table-cell table:number-columns-repeated="2"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2">
          <table:table-cell table:style-name="ce59" office:value-type="string" calcext:value-type="string">
            <text:p>Combined Gift Card</text:p>
          </table:table-cell>
          <table:table-cell table:style-name="ce59" office:value-type="string" calcext:value-type="string">
            <text:p>default</text:p>
          </table:table-cell>
          <table:table-cell table:style-name="ce59" office:value-type="string" calcext:value-type="string">
            <text:p>Default</text:p>
          </table:table-cell>
          <table:table-cell table:style-name="ce61" office:value-type="string" calcext:value-type="string">
            <text:p>giftcard</text:p>
          </table:table-cell>
          <table:table-cell table:style-name="ce61" office:value-type="string" calcext:value-type="string">
            <text:p>allow_message=1,email_template=giftcard_email_template,giftcard_type=Combined,gift_wrapping_available=Use config,is_redeemable=1,lifetime=0,use_config_allow_message=1,use_config_email_template=1,use_config_is_redeemable=1,use_config_lifetime=1</text:p>
          </table:table-cell>
          <table:table-cell table:style-name="ce62" office:value-type="float" office:value="1" calcext:value-type="float">
            <text:p>1</text:p>
          </table:table-cell>
          <table:table-cell table:style-name="ce61" office:value-type="string" calcext:value-type="string">
            <text:p>giftcard_email_template</text:p>
          </table:table-cell>
          <table:table-cell table:style-name="ce61" office:value-type="string" calcext:value-type="string">
            <text:p>Combined</text:p>
          </table:table-cell>
          <table:table-cell table:style-name="ce62" office:value-type="float" office:value="1" calcext:value-type="float">
            <text:p>1</text:p>
          </table:table-cell>
          <table:table-cell table:style-name="ce62" office:value-type="float" office:value="0" calcext:value-type="float">
            <text:p>0</text:p>
          </table:table-cell>
          <table:table-cell table:style-name="ce61" table:number-columns-repeated="2"/>
          <table:table-cell table:number-columns-repeated="4" table:style-name="ce62" office:value-type="float" office:value="1" calcext:value-type="float">
            <text:p>1</text:p>
          </table:table-cell>
          <table:table-cell table:style-name="ce61" office:value-type="string" calcext:value-type="string">
            <text:p>70.0000,80.0000,90.0000</text:p>
          </table:table-cell>
          <table:table-cell table:style-name="ce62" office:value-type="float" office:value="0" calcext:value-type="float">
            <text:p>0</text:p>
          </table:table-cell>
          <table:table-cell table:style-name="ce59" office:value-type="string" calcext:value-type="string">
            <text:p>Default Category/Gift Cards</text:p>
          </table:table-cell>
          <table:table-cell table:style-name="ce59" office:value-type="string" calcext:value-type="string">
            <text:p>Default Category/Gift Cards=0</text:p>
          </table:table-cell>
          <table:table-cell table:style-name="ce59" office:value-type="string" calcext:value-type="string">
            <text:p>base</text:p>
          </table:table-cell>
          <table:table-cell table:style-name="ce59" office:value-type="string" calcext:value-type="string">
            <text:p>Combined Gift Card</text:p>
          </table:table-cell>
          <table:table-cell table:style-name="ce59"/>
          <table:table-cell table:style-name="ce63" office:value-type="string" calcext:value-type="string">
            <text:p>&lt;p&gt;This is a combined gift card product for Magento 2 Commerce&lt;/p&gt;</text:p>
          </table:table-cell>
          <table:table-cell table:style-name="ce59"/>
          <table:table-cell table:style-name="ce64" office:value-type="float" office:value="1" calcext:value-type="float">
            <text:p>1</text:p>
          </table:table-cell>
          <table:table-cell table:style-name="ce59"/>
          <table:table-cell table:style-name="ce59" office:value-type="string" calcext:value-type="string">
            <text:p>Catalog, Search</text:p>
          </table:table-cell>
          <table:table-cell table:style-name="ce59"/>
          <table:table-cell table:style-name="ce59" office:value-type="string" calcext:value-type="string">
            <text:p>combined-gift-card</text:p>
          </table:table-cell>
          <table:table-cell table:number-columns-repeated="2" table:style-name="ce59" office:value-type="string" calcext:value-type="string">
            <text:p>Combined Gift Card</text:p>
          </table:table-cell>
          <table:table-cell table:style-name="ce59" office:value-type="string" calcext:value-type="string">
            <text:p>Combined Gift Card </text:p>
          </table:table-cell>
          <table:table-cell table:number-columns-repeated="2" table:style-name="ce59" office:value-type="string" calcext:value-type="string">
            <text:p>8/6/19, 1:59 AM</text:p>
          </table:table-cell>
          <table:table-cell table:style-name="ce59" office:value-type="string" calcext:value-type="string">
            <text:p>Block after Info Column</text:p>
          </table:table-cell>
          <table:table-cell table:style-name="ce63" office:value-type="string" calcext:value-type="string">
            <text:p>Product -- Full Width</text:p>
          </table:table-cell>
          <table:table-cell table:style-name="ce59"/>
          <table:table-cell table:style-name="ce64" office:value-type="float" office:value="0" calcext:value-type="float">
            <text:p>0</text:p>
          </table:table-cell>
          <table:table-cell table:style-name="ce64" office:value-type="float" office:value="1" calcext:value-type="float">
            <text:p>1</text:p>
          </table:table-cell>
          <table:table-cell table:number-columns-repeated="3" table:style-name="ce64" office:value-type="float" office:value="0" calcext:value-type="float">
            <text:p>0</text:p>
          </table:table-cell>
          <table:table-cell table:style-name="ce59" table:number-columns-repeated="2"/>
          <table:table-cell table:number-columns-repeated="979"/>
        </table:table-row>
        <table:table-row table:style-name="ro3" table:number-rows-repeated="1048571">
          <table:table-cell table:number-columns-repeated="1024"/>
        </table:table-row>
        <table:table-row table:style-name="ro3">
          <table:table-cell table:number-columns-repeated="1024"/>
        </table:table-row>
      </table:table>
      <table:table table:name="Product category position" table:style-name="ta13">
        <table:table-column table:style-name="co6" table:number-columns-repeated="3" table:default-cell-style-name="Default"/>
        <table:table-column table:style-name="co102" table:default-cell-style-name="Default"/>
        <table:table-column table:style-name="co103" table:default-cell-style-name="Default"/>
        <table:table-column table:style-name="co6" table:number-columns-repeated="1019" table:default-cell-style-name="Default"/>
        <table:table-row table:style-name="ro2">
          <table:table-cell table:style-name="ce30" office:value-type="string" calcext:value-type="string">
            <office:annotation draw:style-name="gr5" draw:text-style-name="P2" svg:width="730.2pt" svg:height="137.25pt" svg:x="91.39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730.18pt" svg:height="152.99pt" svg:x="171.55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730.2pt" svg:height="342pt" svg:x="251.69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522.2pt" svg:height="152.99pt" svg:x="539.83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60" office:value-type="string" calcext:value-type="string">
            <office:annotation draw:style-name="gr11" draw:text-style-name="P2" svg:width="320.6pt" svg:height="152.99pt" svg:x="821.59pt" svg:y="23.24pt" draw:caption-point-x="-11.54pt" draw:caption-point-y="-22.96pt">
              <dc:date>2019-11-21T00:00:00</dc:date>
              <text:p text:style-name="P1">This custom Improved Import &amp; Export extension attributes, defines the position of the product in a particular category.</text:p>
              <text:p text:style-name="P1"/>
              <text:p text:style-name="P1">This attribute has the same structure as 'categories' attribute. With the exception to that in the end of EACH category path you specify the product position.</text:p>
              <text:p text:style-name="P1"/>
              <text:p text:style-name="P1">For example:</text:p>
              <text:p text:style-name="P1">Default Category/Tops=12</text:p>
              <text:p text:style-name="P1">Means that the product will be in position 12 for this category.</text:p>
              <text:p text:style-name="P1">Default Category/Bottom=7</text:p>
              <text:p text:style-name="P1">MEans that the product will be in position 7 for this category.</text:p>
            </office:annotation>
            <text:p>categories_position</text:p>
          </table:table-cell>
          <table:table-cell table:style-name="ce30" office:value-type="string" calcext:value-type="string">
            <office:annotation draw:style-name="gr10" draw:text-style-name="P2" svg:width="320.6pt" svg:height="61.68pt" svg:x="901.73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981.89pt" svg:y="23.24pt" draw:caption-point-x="-11.54pt" draw:caption-point-y="-22.96pt">
              <dc:date>2019-11-21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1062.03pt" svg:y="23.24pt" draw:caption-point-x="-11.54pt" draw:caption-point-y="-22.96pt">
              <dc:date>2019-11-21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7" draw:text-style-name="P2" svg:width="320.6pt" svg:height="74.24pt" svg:x="1142.19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style-name="ce30" office:value-type="string" calcext:value-type="string">
            <office:annotation draw:style-name="gr13" draw:text-style-name="P2" svg:width="320.6pt" svg:height="26.99pt" svg:x="1222.33pt" svg:y="23.24pt" draw:caption-point-x="-11.54pt" draw:caption-point-y="-22.96pt">
              <dc:date>2019-11-21T00:00:00</dc:date>
              <text:p text:style-name="P1">Defines the price of the product.</text:p>
            </office:annotation>
            <text:p>price</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1,Default Category/Collections/Performance Fabrics=1,</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2,Default Category/Collections/Performance Fabrics=2</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3,Default Category/Collections/Performance Fabrics=3</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4,Default Category/Collections/Performance Fabrics=4</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5,Default Category/Collections/Performance Fabrics=5</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6,Default Category/Collections/Performance Fabrics=6</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7,Default Category/Collections/Performance Fabrics=7</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8,Default Category/Collections/Performance Fabrics=8</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65" office:value-type="string" calcext:value-type="string">
            <text:p>Default Category/Women/Tops/Hoodies &amp; Sweatshirts=9,Default Category/Collections/Performance Fabrics=9</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100" calcext:value-type="float">
            <text:p>100</text:p>
          </table:table-cell>
          <table:table-cell table:style-name="ce50" office:value-type="float" office:value="68" calcext:value-type="float">
            <text:p>68</text:p>
          </table:table-cell>
          <table:table-cell table:number-columns-repeated="1014"/>
        </table:table-row>
        <table:table-row table:style-name="ro2">
          <table:table-cell table:style-name="ce47" table:number-columns-repeated="2"/>
          <table:table-cell table:style-name="ce28" table:number-columns-repeated="2"/>
          <table:table-cell table:style-name="ce65"/>
          <table:table-cell table:style-name="ce28" table:number-columns-repeated="2"/>
          <table:table-cell table:style-name="ce49"/>
          <table:table-cell table:style-name="ce50" table:number-columns-repeated="2"/>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Swatches (single attribute)" table:style-name="ta14">
        <table:table-column table:style-name="co6" table:number-columns-repeated="4" table:default-cell-style-name="Default"/>
        <table:table-column table:style-name="co104" table:default-cell-style-name="Default"/>
        <table:table-column table:style-name="co6" table:number-columns-repeated="1019" table:default-cell-style-name="Default"/>
        <table:table-row table:style-name="ro2">
          <table:table-cell table:style-name="ce30" office:value-type="string" calcext:value-type="string">
            <office:annotation draw:style-name="gr5" draw:text-style-name="P2" svg:width="769.89pt" svg:height="137.25pt" svg:x="91.39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 draw:text-style-name="P2" svg:width="769.89pt" svg:height="216pt" svg:x="171.55pt" svg:y="23.24pt" draw:caption-point-x="-11.54pt" draw:caption-point-y="-22.96pt">
              <dc:date>2019-11-21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769.89pt" svg:height="152.99pt" svg:x="251.69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769.89pt" svg:height="342pt" svg:x="331.85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text:p>color</text:p>
          </table:table-cell>
          <table:table-cell table:style-name="ce30" office:value-type="string" calcext:value-type="string">
            <office:annotation draw:style-name="gr11" draw:text-style-name="P2" svg:width="320.6pt" svg:height="152.99pt" svg:x="941.44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20.6pt" svg:height="61.68pt" svg:x="1021.58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1101.74pt" svg:y="23.24pt" draw:caption-point-x="-11.54pt" draw:caption-point-y="-22.96pt">
              <dc:date>2019-11-21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1181.88pt" svg:y="23.24pt" draw:caption-point-x="-11.54pt" draw:caption-point-y="-22.96pt">
              <dc:date>2019-11-21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20.6pt" svg:height="26.99pt" svg:x="1262.04pt" svg:y="23.24pt" draw:caption-point-x="-11.54pt" draw:caption-point-y="-22.96pt">
              <dc:date>2019-11-21T00:00:00</dc:date>
              <text:p text:style-name="P1">Defines the price of the product.</text:p>
            </office:annotation>
            <text:p>price</text:p>
          </table:table-cell>
          <table:table-cell table:style-name="ce69">
            <office:annotation draw:style-name="gr15" draw:text-style-name="P2" svg:width="320.63pt" svg:height="168.75pt" svg:x="1342.18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able:table-cell>
          <table:table-cell table:number-columns-repeated="1013"/>
        </table:table-row>
        <table:table-row table:style-name="ro2">
          <table:table-cell table:style-name="ce46" office:value-type="string" calcext:value-type="string">
            <text:p>NEW-S-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S-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S-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M-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ay|type=1|value=#f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Green|type=1|value=#afffff</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46" office:value-type="string" calcext:value-type="string">
            <text:p>NEW-L-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67" office:value-type="string" calcext:value-type="string">
            <text:p>Purple|type=2|value=https://firebearstudio.com/blog/wp-content/uploads/2014/10/Firebear_logo_294x84_quer.png</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69"/>
          <table:table-cell table:number-columns-repeated="1013"/>
        </table:table-row>
        <table:table-row table:style-name="ro2">
          <table:table-cell table:style-name="ce66" table:number-columns-repeated="3"/>
          <table:table-cell table:style-name="ce32"/>
          <table:table-cell/>
          <table:table-cell table:style-name="ce32" table:number-columns-repeated="3"/>
          <table:table-cell table:style-name="ce68"/>
          <table:table-cell table:style-name="ce31"/>
          <table:table-cell table:style-name="ce69"/>
          <table:table-cell table:number-columns-repeated="1013"/>
        </table:table-row>
        <table:table-row table:style-name="ro3" table:number-rows-repeated="1048564">
          <table:table-cell table:number-columns-repeated="1024"/>
        </table:table-row>
        <table:table-row table:style-name="ro3">
          <table:table-cell table:number-columns-repeated="1024"/>
        </table:table-row>
      </table:table>
      <table:table table:name="MSI Stock Sources" table:style-name="ta15">
        <table:table-column table:style-name="co86" table:default-cell-style-name="Default"/>
        <table:table-column table:style-name="co4" table:default-cell-style-name="Default"/>
        <table:table-column table:style-name="co6" table:number-columns-repeated="14" table:default-cell-style-name="Default"/>
        <table:table-column table:style-name="co63" table:default-cell-style-name="Default"/>
        <table:table-column table:style-name="co6" table:number-columns-repeated="1007" table:default-cell-style-name="Default"/>
        <table:table-row table:style-name="ro2">
          <table:table-cell table:style-name="ce70" office:value-type="string" calcext:value-type="string">
            <office:annotation draw:style-name="gr17" draw:text-style-name="P2" svg:width="354.76pt" svg:height="74.24pt" svg:x="112pt" svg:y="23.24pt" draw:caption-point-x="-11.54pt" draw:caption-point-y="-22.96pt">
              <dc:date>2019-11-21T00:00:00</dc:date>
              <text:p text:style-name="P1">Code of the warehouse. Is used for identification purposes.</text:p>
              <text:p text:style-name="P1"/>
              <text:p text:style-name="P1">Can be up to 64 latin characters in length, without spaces, can contain "-", "_".</text:p>
              <text:p text:style-name="P1"/>
            </office:annotation>
            <text:p>source_code</text:p>
          </table:table-cell>
          <table:table-cell table:style-name="ce70" office:value-type="string" calcext:value-type="string">
            <office:annotation draw:style-name="gr17" draw:text-style-name="P2" svg:width="320.6pt" svg:height="74.24pt" svg:x="226.29pt" svg:y="23.24pt" draw:caption-point-x="-11.54pt" draw:caption-point-y="-22.96pt">
              <dc:date>2019-11-21T00:00:00</dc:date>
              <text:p text:style-name="P1">Name of the source.</text:p>
              <text:p text:style-name="P1"/>
              <text:p text:style-name="P1">Can be any value.</text:p>
              <text:p text:style-name="P1"/>
            </office:annotation>
            <text:p>name</text:p>
          </table:table-cell>
          <table:table-cell table:style-name="ce70" office:value-type="string" calcext:value-type="string">
            <office:annotation draw:style-name="gr7" draw:text-style-name="P2" svg:width="320.6pt" svg:height="90pt" svg:x="306.45pt" svg:y="23.24pt" draw:caption-point-x="-11.54pt" draw:caption-point-y="-22.96pt">
              <dc:date>2019-11-21T00:00:00</dc:date>
              <text:p text:style-name="P1">Defines if the source is enabled.</text:p>
              <text:p text:style-name="P1"/>
              <text:p text:style-name="P1">1 - enabled</text:p>
              <text:p text:style-name="P1">0 - disabled</text:p>
              <text:p text:style-name="P1"/>
            </office:annotation>
            <text:p>enabled</text:p>
          </table:table-cell>
          <table:table-cell table:style-name="ce70" office:value-type="string" calcext:value-type="string">
            <office:annotation draw:style-name="gr10" draw:text-style-name="P2" svg:width="320.6pt" svg:height="58.51pt" svg:x="386.59pt" svg:y="23.24pt" draw:caption-point-x="-11.54pt" draw:caption-point-y="-22.96pt">
              <dc:date>2019-11-21T00:00:00</dc:date>
              <text:p text:style-name="P1">Description of the source.</text:p>
              <text:p text:style-name="P1"/>
              <text:p text:style-name="P1">Can be any value.</text:p>
            </office:annotation>
            <text:p>description</text:p>
          </table:table-cell>
          <table:table-cell table:style-name="ce70" office:value-type="string" calcext:value-type="string">
            <office:annotation draw:style-name="gr10" draw:text-style-name="P2" svg:width="320.6pt" svg:height="58.51pt" svg:x="466.75pt" svg:y="23.24pt" draw:caption-point-x="-11.54pt" draw:caption-point-y="-22.96pt">
              <dc:date>2019-11-21T00:00:00</dc:date>
              <text:p text:style-name="P1">Latitude of the source location.</text:p>
              <text:p text:style-name="P1"/>
              <text:p text:style-name="P1">Can only be geographic latitude value.</text:p>
            </office:annotation>
            <text:p>latitude</text:p>
          </table:table-cell>
          <table:table-cell table:style-name="ce70" office:value-type="string" calcext:value-type="string">
            <office:annotation draw:style-name="gr10" draw:text-style-name="P2" svg:width="320.6pt" svg:height="58.51pt" svg:x="546.89pt" svg:y="23.24pt" draw:caption-point-x="-11.54pt" draw:caption-point-y="-22.96pt">
              <dc:date>2019-11-21T00:00:00</dc:date>
              <text:p text:style-name="P1">Longitude of the source location.</text:p>
              <text:p text:style-name="P1"/>
              <text:p text:style-name="P1">Can only be geographic longitude value.</text:p>
            </office:annotation>
            <text:p>longitude</text:p>
          </table:table-cell>
          <table:table-cell table:style-name="ce70" office:value-type="string" calcext:value-type="string">
            <office:annotation draw:style-name="gr10" draw:text-style-name="P2" svg:width="320.6pt" svg:height="58.51pt" svg:x="627.05pt" svg:y="23.24pt" draw:caption-point-x="-11.54pt" draw:caption-point-y="-22.96pt">
              <dc:date>2019-11-21T00:00:00</dc:date>
              <text:p text:style-name="P1">ID of the Country of the source Address Data.</text:p>
              <text:p text:style-name="P1"/>
              <text:p text:style-name="P1">Can be only country code ID of Magento variant of ISO 3166-1.</text:p>
            </office:annotation>
            <text:p>country_id</text:p>
          </table:table-cell>
          <table:table-cell table:style-name="ce70" office:value-type="string" calcext:value-type="string">
            <office:annotation draw:style-name="gr10" draw:text-style-name="P2" svg:width="320.6pt" svg:height="58.51pt" svg:x="707.19pt" svg:y="23.24pt" draw:caption-point-x="-11.54pt" draw:caption-point-y="-22.96pt">
              <dc:date>2019-11-21T00:00:00</dc:date>
              <text:p text:style-name="P1">ID of the Region of the source Address Data.</text:p>
              <text:p text:style-name="P1"/>
              <text:p text:style-name="P1">Can be only Region code ID of Magento region codes.</text:p>
            </office:annotation>
            <text:p>region_id</text:p>
          </table:table-cell>
          <table:table-cell table:style-name="ce70" office:value-type="string" calcext:value-type="string">
            <office:annotation draw:style-name="gr10" draw:text-style-name="P2" svg:width="320.6pt" svg:height="58.51pt" svg:x="787.35pt" svg:y="23.24pt" draw:caption-point-x="-11.54pt" draw:caption-point-y="-22.96pt">
              <dc:date>2019-11-21T00:00:00</dc:date>
              <text:p text:style-name="P1">Region of the source Address Data.</text:p>
              <text:p text:style-name="P1"/>
              <text:p text:style-name="P1">Can be any value - text field. Doesn't work with ID.</text:p>
            </office:annotation>
            <text:p>region</text:p>
          </table:table-cell>
          <table:table-cell table:style-name="ce70" office:value-type="string" calcext:value-type="string">
            <office:annotation draw:style-name="gr17" draw:text-style-name="P2" svg:width="320.6pt" svg:height="74.24pt" svg:x="867.49pt" svg:y="23.24pt" draw:caption-point-x="-11.54pt" draw:caption-point-y="-22.96pt">
              <dc:date>2019-11-21T00:00:00</dc:date>
              <text:p text:style-name="P1">City of the source Address Data.</text:p>
              <text:p text:style-name="P1"/>
              <text:p text:style-name="P1">Can be any value.</text:p>
              <text:p text:style-name="P1"/>
            </office:annotation>
            <text:p>city</text:p>
          </table:table-cell>
          <table:table-cell table:style-name="ce70" office:value-type="string" calcext:value-type="string">
            <office:annotation draw:style-name="gr17" draw:text-style-name="P2" svg:width="320.6pt" svg:height="74.24pt" svg:x="947.65pt" svg:y="23.24pt" draw:caption-point-x="-11.54pt" draw:caption-point-y="-22.96pt">
              <dc:date>2019-11-21T00:00:00</dc:date>
              <text:p text:style-name="P1">Street of the source Address Data.</text:p>
              <text:p text:style-name="P1"/>
              <text:p text:style-name="P1">Can be any value.</text:p>
              <text:p text:style-name="P1"/>
            </office:annotation>
            <text:p>street</text:p>
          </table:table-cell>
          <table:table-cell table:style-name="ce70" office:value-type="string" calcext:value-type="string">
            <office:annotation draw:style-name="gr17" draw:text-style-name="P2" svg:width="320.6pt" svg:height="74.24pt" svg:x="1027.79pt" svg:y="23.24pt" draw:caption-point-x="-11.54pt" draw:caption-point-y="-22.96pt">
              <dc:date>2019-11-21T00:00:00</dc:date>
              <text:p text:style-name="P1">Post code of the source Address Data.</text:p>
              <text:p text:style-name="P1"/>
              <text:p text:style-name="P1">Can contain only numerals.</text:p>
              <text:p text:style-name="P1"/>
            </office:annotation>
            <text:p>postcode</text:p>
          </table:table-cell>
          <table:table-cell table:style-name="ce70" office:value-type="string" calcext:value-type="string">
            <office:annotation draw:style-name="gr10" draw:text-style-name="P2" svg:width="386.5pt" svg:height="58.51pt" svg:x="1107.95pt" svg:y="23.24pt" draw:caption-point-x="-11.54pt" draw:caption-point-y="-22.96pt">
              <dc:date>2019-11-21T00:00:00</dc:date>
              <text:p text:style-name="P1">Contact Name of the source Contact Info.</text:p>
              <text:p text:style-name="P1"/>
              <text:p text:style-name="P1">Can be any value.</text:p>
            </office:annotation>
            <text:p>contact_name</text:p>
          </table:table-cell>
          <table:table-cell table:style-name="ce70" office:value-type="string" calcext:value-type="string">
            <office:annotation draw:style-name="gr10" draw:text-style-name="P2" svg:width="386.5pt" svg:height="58.51pt" svg:x="1188.09pt" svg:y="23.24pt" draw:caption-point-x="-11.54pt" draw:caption-point-y="-22.96pt">
              <dc:date>2019-11-21T00:00:00</dc:date>
              <text:p text:style-name="P1">Contact Email of the source Contact Info.</text:p>
              <text:p text:style-name="P1"/>
              <text:p text:style-name="P1">Can be only email value.</text:p>
            </office:annotation>
            <text:p>email</text:p>
          </table:table-cell>
          <table:table-cell table:style-name="ce70" office:value-type="string" calcext:value-type="string">
            <office:annotation draw:style-name="gr13" draw:text-style-name="P2" svg:width="386.5pt" svg:height="26.99pt" svg:x="1268.25pt" svg:y="23.24pt" draw:caption-point-x="-11.54pt" draw:caption-point-y="-22.96pt">
              <dc:date>2019-11-21T00:00:00</dc:date>
              <text:p text:style-name="P1">Phone of the source Contact Info.</text:p>
            </office:annotation>
            <text:p>phone</text:p>
          </table:table-cell>
          <table:table-cell table:style-name="ce70" office:value-type="string" calcext:value-type="string">
            <office:annotation draw:style-name="gr13" draw:text-style-name="P2" svg:width="386.5pt" svg:height="26.99pt" svg:x="1348.38pt" svg:y="23.24pt" draw:caption-point-x="-11.54pt" draw:caption-point-y="-22.96pt">
              <dc:date>2019-11-21T00:00:00</dc:date>
              <text:p text:style-name="P1">Fax of the source Contact Info.</text:p>
            </office:annotation>
            <text:p>fax</text:p>
          </table:table-cell>
          <table:table-cell table:style-name="ce70" office:value-type="string" calcext:value-type="string">
            <office:annotation draw:style-name="gr13" draw:text-style-name="P2" svg:width="320.6pt" svg:height="28.09pt" svg:x="1494.45pt" svg:y="22.71pt" draw:caption-point-x="-11.54pt" draw:caption-point-y="-22.42pt">
              <dc:date>2019-11-21T00:00:00</dc:date>
              <text:p text:style-name="P1">System attribute of the source with no particular usecase in setting up a new source.</text:p>
            </office:annotation>
            <text:p>use_default_carrier_config</text:p>
          </table:table-cell>
          <table:table-cell table:style-name="ce70" office:value-type="string" calcext:value-type="string">
            <office:annotation draw:style-name="gr13" draw:text-style-name="P2" svg:width="320.6pt" svg:height="28.09pt" svg:x="1574.59pt" svg:y="22.71pt" draw:caption-point-x="-11.54pt" draw:caption-point-y="-22.42pt">
              <dc:date>2019-11-21T00:00:00</dc:date>
              <text:p text:style-name="P1">System attribute of the source with no particular usecase in setting up a new source.</text:p>
            </office:annotation>
            <text:p>carrier_links</text:p>
          </table:table-cell>
          <table:table-cell table:number-columns-repeated="1006"/>
        </table:table-row>
        <table:table-row table:style-name="ro2">
          <table:table-cell table:style-name="ce71" office:value-type="string" calcext:value-type="string">
            <text:p>default</text:p>
          </table:table-cell>
          <table:table-cell table:style-name="ce71" office:value-type="string" calcext:value-type="string">
            <text:p>Default Source</text:p>
          </table:table-cell>
          <table:table-cell table:style-name="ce72" office:value-type="float" office:value="1" calcext:value-type="float">
            <text:p>1</text:p>
          </table:table-cell>
          <table:table-cell table:style-name="ce71" office:value-type="string" calcext:value-type="string">
            <text:p>Default Source</text:p>
          </table:table-cell>
          <table:table-cell table:number-columns-repeated="2" table:style-name="ce72" office:value-type="float" office:value="0" calcext:value-type="float">
            <text:p>0</text:p>
          </table:table-cell>
          <table:table-cell table:style-name="ce71" office:value-type="string" calcext:value-type="string">
            <text:p>US</text:p>
          </table:table-cell>
          <table:table-cell table:style-name="ce71" table:number-columns-repeated="4"/>
          <table:table-cell table:style-name="ce72" office:value-type="float" office:value="0" calcext:value-type="float">
            <text:p>0</text:p>
          </table:table-cell>
          <table:table-cell table:style-name="ce71" table:number-columns-repeated="4"/>
          <table:table-cell table:style-name="ce72" office:value-type="float" office:value="1" calcext:value-type="float">
            <text:p>1</text:p>
          </table:table-cell>
          <table:table-cell table:style-name="ce71"/>
          <table:table-cell table:number-columns-repeated="1006"/>
        </table:table-row>
        <table:table-row table:style-name="ro2">
          <table:table-cell table:style-name="ce71" office:value-type="string" calcext:value-type="string">
            <text:p>new-warehouse</text:p>
          </table:table-cell>
          <table:table-cell table:style-name="ce71" office:value-type="string" calcext:value-type="string">
            <text:p>New Warehouse</text:p>
          </table:table-cell>
          <table:table-cell table:style-name="ce72" office:value-type="float" office:value="1" calcext:value-type="float">
            <text:p>1</text:p>
          </table:table-cell>
          <table:table-cell table:style-name="ce71" office:value-type="string" calcext:value-type="string">
            <text:p>This is a new warehouse</text:p>
          </table:table-cell>
          <table:table-cell table:style-name="ce72" office:value-type="float" office:value="99.999999" calcext:value-type="float">
            <text:p>99.999999</text:p>
          </table:table-cell>
          <table:table-cell table:style-name="ce72" office:value-type="float" office:value="123" calcext:value-type="float">
            <text:p>123</text:p>
          </table:table-cell>
          <table:table-cell table:style-name="ce71" office:value-type="string" calcext:value-type="string">
            <text:p>US</text:p>
          </table:table-cell>
          <table:table-cell table:style-name="ce72" office:value-type="float" office:value="1" calcext:value-type="float">
            <text:p>1</text:p>
          </table:table-cell>
          <table:table-cell table:style-name="ce71"/>
          <table:table-cell table:style-name="ce71" office:value-type="string" calcext:value-type="string">
            <text:p>City</text:p>
          </table:table-cell>
          <table:table-cell table:style-name="ce71" office:value-type="string" calcext:value-type="string">
            <text:p>Street</text:p>
          </table:table-cell>
          <table:table-cell table:style-name="ce72" office:value-type="float" office:value="12345" calcext:value-type="float">
            <text:p>12345</text:p>
          </table:table-cell>
          <table:table-cell table:style-name="ce71" office:value-type="string" calcext:value-type="string">
            <text:p>Warehouse contact name</text:p>
          </table:table-cell>
          <table:table-cell table:style-name="ce71" office:value-type="string" calcext:value-type="string">
            <text:p>warehouse@email.com</text:p>
          </table:table-cell>
          <table:table-cell table:style-name="ce72" office:value-type="float" office:value="123123123" calcext:value-type="float">
            <text:p>123123123</text:p>
          </table:table-cell>
          <table:table-cell table:style-name="ce71" office:value-type="string" calcext:value-type="string">
            <text:p>321-321-3213</text:p>
          </table:table-cell>
          <table:table-cell table:style-name="ce72" office:value-type="float" office:value="1" calcext:value-type="float">
            <text:p>1</text:p>
          </table:table-cell>
          <table:table-cell table:style-name="ce71"/>
          <table:table-cell table:number-columns-repeated="1006"/>
        </table:table-row>
        <table:table-row table:style-name="ro2">
          <table:table-cell table:style-name="ce71" office:value-type="string" calcext:value-type="string">
            <text:p>old-warehouse</text:p>
          </table:table-cell>
          <table:table-cell table:style-name="ce71" office:value-type="string" calcext:value-type="string">
            <text:p>Old Warehouse</text:p>
          </table:table-cell>
          <table:table-cell table:style-name="ce72" office:value-type="float" office:value="1" calcext:value-type="float">
            <text:p>1</text:p>
          </table:table-cell>
          <table:table-cell table:style-name="ce71" office:value-type="string" calcext:value-type="string">
            <text:p>This is an old warehouse</text:p>
          </table:table-cell>
          <table:table-cell table:style-name="ce72" office:value-type="float" office:value="21" calcext:value-type="float">
            <text:p>21</text:p>
          </table:table-cell>
          <table:table-cell table:style-name="ce72" office:value-type="float" office:value="12" calcext:value-type="float">
            <text:p>12</text:p>
          </table:table-cell>
          <table:table-cell table:style-name="ce71" office:value-type="string" calcext:value-type="string">
            <text:p>AE</text:p>
          </table:table-cell>
          <table:table-cell table:style-name="ce71"/>
          <table:table-cell table:style-name="ce71" office:value-type="string" calcext:value-type="string">
            <text:p>State</text:p>
          </table:table-cell>
          <table:table-cell table:style-name="ce71" office:value-type="string" calcext:value-type="string">
            <text:p>City</text:p>
          </table:table-cell>
          <table:table-cell table:style-name="ce71" office:value-type="string" calcext:value-type="string">
            <text:p>Street</text:p>
          </table:table-cell>
          <table:table-cell table:style-name="ce72" office:value-type="float" office:value="54321" calcext:value-type="float">
            <text:p>54321</text:p>
          </table:table-cell>
          <table:table-cell table:style-name="ce71" office:value-type="string" calcext:value-type="string">
            <text:p>Old Warehouse contact name</text:p>
          </table:table-cell>
          <table:table-cell table:style-name="ce71" office:value-type="string" calcext:value-type="string">
            <text:p>old-warehouse@email.com</text:p>
          </table:table-cell>
          <table:table-cell table:style-name="ce72" office:value-type="float" office:value="321321321" calcext:value-type="float">
            <text:p>321321321</text:p>
          </table:table-cell>
          <table:table-cell table:style-name="ce71" office:value-type="string" calcext:value-type="string">
            <text:p>123-123-1231</text:p>
          </table:table-cell>
          <table:table-cell table:style-name="ce72" office:value-type="float" office:value="1" calcext:value-type="float">
            <text:p>1</text:p>
          </table:table-cell>
          <table:table-cell table:style-name="ce71"/>
          <table:table-cell table:number-columns-repeated="1006"/>
        </table:table-row>
        <table:table-row table:style-name="ro2">
          <table:table-cell table:style-name="ce39" office:value-type="string" calcext:value-type="string">
            <text:p>MSI-new-warehouse</text:p>
          </table:table-cell>
          <table:table-cell table:style-name="ce39" office:value-type="string" calcext:value-type="string">
            <text:p>MSI New Warehouse</text:p>
          </table:table-cell>
          <table:table-cell table:style-name="ce41" office:value-type="float" office:value="1" calcext:value-type="float">
            <text:p>1</text:p>
          </table:table-cell>
          <table:table-cell table:style-name="ce39" office:value-type="string" calcext:value-type="string">
            <text:p>This is a new warehouse</text:p>
          </table:table-cell>
          <table:table-cell table:style-name="ce41" office:value-type="float" office:value="99.999999" calcext:value-type="float">
            <text:p>99.999999</text:p>
          </table:table-cell>
          <table:table-cell table:style-name="ce41" office:value-type="float" office:value="123" calcext:value-type="float">
            <text:p>123</text:p>
          </table:table-cell>
          <table:table-cell table:style-name="ce39" office:value-type="string" calcext:value-type="string">
            <text:p>US</text:p>
          </table:table-cell>
          <table:table-cell table:style-name="ce41" office:value-type="float" office:value="1" calcext:value-type="float">
            <text:p>1</text:p>
          </table:table-cell>
          <table:table-cell table:style-name="ce39"/>
          <table:table-cell table:style-name="ce39" office:value-type="string" calcext:value-type="string">
            <text:p>City</text:p>
          </table:table-cell>
          <table:table-cell table:style-name="ce39" office:value-type="string" calcext:value-type="string">
            <text:p>Street</text:p>
          </table:table-cell>
          <table:table-cell table:style-name="ce41" office:value-type="float" office:value="12345" calcext:value-type="float">
            <text:p>12345</text:p>
          </table:table-cell>
          <table:table-cell table:style-name="ce39" office:value-type="string" calcext:value-type="string">
            <text:p>MSIWarehouse contact name</text:p>
          </table:table-cell>
          <table:table-cell table:style-name="ce39" office:value-type="string" calcext:value-type="string">
            <text:p>MSI.warehouse@email.com</text:p>
          </table:table-cell>
          <table:table-cell table:style-name="ce41" office:value-type="float" office:value="123123123" calcext:value-type="float">
            <text:p>123123123</text:p>
          </table:table-cell>
          <table:table-cell table:style-name="ce39" office:value-type="string" calcext:value-type="string">
            <text:p>321-321-3213</text:p>
          </table:table-cell>
          <table:table-cell table:style-name="ce41" office:value-type="float" office:value="1" calcext:value-type="float">
            <text:p>1</text:p>
          </table:table-cell>
          <table:table-cell table:style-name="ce39"/>
          <table:table-cell table:style-name="ce73" table:number-columns-repeated="8"/>
          <table:table-cell table:number-columns-repeated="998"/>
        </table:table-row>
        <table:table-row table:style-name="ro3" table:number-rows-repeated="1048570">
          <table:table-cell table:number-columns-repeated="1024"/>
        </table:table-row>
        <table:table-row table:style-name="ro3">
          <table:table-cell table:number-columns-repeated="1024"/>
        </table:table-row>
      </table:table>
      <table:table table:name="MSI Source Qty" table:style-name="ta16">
        <table:table-column table:style-name="co6" table:number-columns-repeated="1024" table:default-cell-style-name="Default"/>
        <table:table-row table:style-name="ro2">
          <table:table-cell table:style-name="ce70" office:value-type="string" calcext:value-type="string">
            <office:annotation draw:style-name="gr10" draw:text-style-name="P2" svg:width="320.6pt" svg:height="58.51pt" svg:x="91.39pt" svg:y="23.24pt" draw:caption-point-x="-11.54pt" draw:caption-point-y="-22.96pt">
              <dc:date>2019-11-21T00:00:00</dc:date>
              <text:p text:style-name="P1">Code of the warehouse. Is used for identification purposes.</text:p>
              <text:p text:style-name="P1"/>
              <text:p text:style-name="P1">Make sure to specify the exact code value. The code is used to tie product stock to source.</text:p>
            </office:annotation>
            <text:p>source_code</text:p>
          </table:table-cell>
          <table:table-cell table:style-name="ce70" office:value-type="string" calcext:value-type="string">
            <office:annotation draw:style-name="gr7" draw:text-style-name="P2" svg:width="320.6pt" svg:height="90pt" svg:x="171.55pt" svg:y="23.24pt" draw:caption-point-x="-11.54pt" draw:caption-point-y="-22.96pt">
              <dc:date>2019-11-21T00:00:00</dc:date>
              <text:p text:style-name="P1">SKU of the product which stock is tied to a particular source (warehouse).</text:p>
              <text:p text:style-name="P1"/>
              <text:p text:style-name="P1">Can be up to 64 latin characters in length, without spaces, can contain "-", "_".</text:p>
              <text:p text:style-name="P1"/>
              <text:p text:style-name="P1"/>
            </office:annotation>
            <text:p>sku</text:p>
          </table:table-cell>
          <table:table-cell table:style-name="ce70" office:value-type="string" calcext:value-type="string">
            <office:annotation draw:style-name="gr17" draw:text-style-name="P2" svg:width="320.6pt" svg:height="74.24pt" svg:x="251.69pt" svg:y="23.24pt" draw:caption-point-x="-11.54pt" draw:caption-point-y="-22.96pt">
              <dc:date>2019-11-21T00:00:00</dc:date>
              <text:p text:style-name="P1">Source Item Status. Defines if the products in a particular source are in- or out-of-stock.</text:p>
              <text:p text:style-name="P1"/>
              <text:p text:style-name="P1">1 - in stock</text:p>
              <text:p text:style-name="P1">0 - out of stock</text:p>
            </office:annotation>
            <text:p>status</text:p>
          </table:table-cell>
          <table:table-cell table:style-name="ce70" office:value-type="string" calcext:value-type="string">
            <office:annotation draw:style-name="gr10" draw:text-style-name="P2" svg:width="320.6pt" svg:height="58.51pt" svg:x="331.85pt" svg:y="23.24pt" draw:caption-point-x="-11.54pt" draw:caption-point-y="-22.96pt">
              <dc:date>2019-11-21T00:00:00</dc:date>
              <text:p text:style-name="P1">Quantity of products in a particular stock (warehouse).</text:p>
              <text:p text:style-name="P1"/>
              <text:p text:style-name="P1">Can only contain numerals.</text:p>
            </office:annotation>
            <text:p>quantity</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1</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2</text:p>
          </table:table-cell>
          <table:table-cell table:style-name="ce72" office:value-type="float" office:value="1" calcext:value-type="float">
            <text:p>1</text:p>
          </table:table-cell>
          <table:table-cell table:style-name="ce72" office:value-type="float" office:value="320" calcext:value-type="float">
            <text:p>320</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4</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new-warehouse</text:p>
          </table:table-cell>
          <table:table-cell table:style-name="ce71" office:value-type="string" calcext:value-type="string">
            <text:p>24-MB06</text:p>
          </table:table-cell>
          <table:table-cell table:style-name="ce72" office:value-type="float" office:value="1" calcext:value-type="float">
            <text:p>1</text:p>
          </table:table-cell>
          <table:table-cell table:style-name="ce72" office:value-type="float" office:value="320" calcext:value-type="float">
            <text:p>320</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1</text:p>
          </table:table-cell>
          <table:table-cell table:style-name="ce72" office:value-type="float" office:value="1" calcext:value-type="float">
            <text:p>1</text:p>
          </table:table-cell>
          <table:table-cell table:style-name="ce72" office:value-type="float" office:value="321" calcext:value-type="float">
            <text:p>321</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3</text:p>
          </table:table-cell>
          <table:table-cell table:style-name="ce72" office:value-type="float" office:value="1" calcext:value-type="float">
            <text:p>1</text:p>
          </table:table-cell>
          <table:table-cell table:style-name="ce72" office:value-type="float" office:value="122" calcext:value-type="float">
            <text:p>122</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4</text:p>
          </table:table-cell>
          <table:table-cell table:style-name="ce72" office:value-type="float" office:value="1" calcext:value-type="float">
            <text:p>1</text:p>
          </table:table-cell>
          <table:table-cell table:style-name="ce72" office:value-type="float" office:value="321" calcext:value-type="float">
            <text:p>321</text:p>
          </table:table-cell>
          <table:table-cell table:number-columns-repeated="1020"/>
        </table:table-row>
        <table:table-row table:style-name="ro2">
          <table:table-cell table:style-name="ce71" office:value-type="string" calcext:value-type="string">
            <text:p>old-warehouse</text:p>
          </table:table-cell>
          <table:table-cell table:style-name="ce71" office:value-type="string" calcext:value-type="string">
            <text:p>24-MB05</text:p>
          </table:table-cell>
          <table:table-cell table:style-name="ce72" office:value-type="float" office:value="1" calcext:value-type="float">
            <text:p>1</text:p>
          </table:table-cell>
          <table:table-cell table:style-name="ce72" office:value-type="float" office:value="118" calcext:value-type="float">
            <text:p>118</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2</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3</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5</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2">
          <table:table-cell table:style-name="ce71" office:value-type="string" calcext:value-type="string">
            <text:p>default</text:p>
          </table:table-cell>
          <table:table-cell table:style-name="ce71" office:value-type="string" calcext:value-type="string">
            <text:p>24-MB06</text:p>
          </table:table-cell>
          <table:table-cell table:style-name="ce72" office:value-type="float" office:value="1" calcext:value-type="float">
            <text:p>1</text:p>
          </table:table-cell>
          <table:table-cell table:style-name="ce72" office:value-type="float" office:value="100" calcext:value-type="float">
            <text:p>100</text:p>
          </table:table-cell>
          <table:table-cell table:number-columns-repeated="1020"/>
        </table:table-row>
        <table:table-row table:style-name="ro3" table:number-rows-repeated="1048562">
          <table:table-cell table:number-columns-repeated="1024"/>
        </table:table-row>
        <table:table-row table:style-name="ro3">
          <table:table-cell table:number-columns-repeated="1024"/>
        </table:table-row>
      </table:table>
      <table:table table:name="Swatches (additional_attributes)" table:style-name="ta17">
        <table:table-column table:style-name="co6" table:number-columns-repeated="1024" table:default-cell-style-name="Default"/>
        <table:table-row table:style-name="ro2">
          <table:table-cell table:style-name="ce30" office:value-type="string" calcext:value-type="string">
            <office:annotation draw:style-name="gr5" draw:text-style-name="P2" svg:width="320.6pt" svg:height="137.25pt" svg:x="91.39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2" draw:text-style-name="P2" svg:width="320.6pt" svg:height="218.44pt" svg:x="171.55pt" svg:y="22.03pt" draw:caption-point-x="-11.54pt" draw:caption-point-y="-21.74pt">
              <dc:date>2019-11-21T00:00:00</dc:date>
              <text:p text:style-name="P1">This is a special attribute introduced in 2.1.1 version of Improved Import and Export extension for Magento 2.</text:p>
              <text:p text:style-name="P1"/>
              <text:p text:style-name="P1">It allows you to assign simple products to configurable products.</text:p>
              <text:p text:style-name="P1"/>
              <text:p text:style-name="P1">In this column the store owner specifies the SKU of a configurable product the simple product should be assigned to.</text:p>
              <text:p text:style-name="P1"/>
              <text:p text:style-name="P1">For the Ultimate Table we will be assigning first nine rows (2-10) to the eleventh row.</text:p>
              <text:p text:style-name="P1"/>
              <text:p text:style-name="P1">If the configurable product is not in the table and is not available in Magento 2 store, it can be created automatically with the name similar to SKU. The created configurable product will be disabled by default.</text:p>
              <text:p text:style-name="P1"/>
              <text:p text:style-name="P1">The column is only used for simple products and has no effect on other product types.</text:p>
              <text:p text:style-name="P1"/>
              <text:p text:style-name="P1">For more information refer to the extension manual.</text:p>
            </office:annotation>
            <text:p>group</text:p>
          </table:table-cell>
          <table:table-cell table:style-name="ce30" office:value-type="string" calcext:value-type="string">
            <office:annotation draw:style-name="gr11" draw:text-style-name="P2" svg:width="320.6pt" svg:height="152.99pt" svg:x="251.69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20.6pt" svg:height="342pt" svg:x="331.85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1" draw:text-style-name="P2" svg:width="320.6pt" svg:height="152.99pt" svg:x="411.99pt" svg:y="23.24pt" draw:caption-point-x="-11.54pt" draw:caption-point-y="-22.96pt">
              <dc:date>2019-11-21T00:00:00</dc:date>
              <text:p text:style-name="P1">Categories can be found under Catalog &gt; Categories.</text:p>
              <text:p text:style-name="P1"><text:tab/></text:p>
              <text:p text:style-name="P1">Indicates each category that is assigned to the product. Separate categories and subcategories with a forward slash. </text:p>
              <text:p text:style-name="P1"/>
              <text:p text:style-name="P1">To indicate multiple category paths, separate each path with a pipe “|” symbol. </text:p>
              <text:p text:style-name="P1"/>
              <text:p text:style-name="P1">For example:</text:p>
              <text:p text:style-name="P1"/>
              <text:p text:style-name="P1">Default Category/Gear|Default Category/Gear/Bags</text:p>
            </office:annotation>
            <text:p>categories</text:p>
          </table:table-cell>
          <table:table-cell table:style-name="ce30" office:value-type="string" calcext:value-type="string">
            <office:annotation draw:style-name="gr10" draw:text-style-name="P2" svg:width="320.6pt" svg:height="61.68pt" svg:x="492.15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320.6pt" svg:height="58.51pt" svg:x="572.29pt" svg:y="23.24pt" draw:caption-point-x="-11.54pt" draw:caption-point-y="-22.96pt">
              <dc:date>2019-11-21T00:00:00</dc:date>
              <text:p text:style-name="P1">Long description of the product goes here.</text:p>
              <text:p text:style-name="P1"/>
              <text:p text:style-name="P1">You can use HTML formatting as per your Magento 2 backend.</text:p>
            </office:annotation>
            <text:p>description</text:p>
          </table:table-cell>
          <table:table-cell table:style-name="ce30" office:value-type="string" calcext:value-type="string">
            <office:annotation draw:style-name="gr10" draw:text-style-name="P2" svg:width="320.6pt" svg:height="58.51pt" svg:x="652.45pt" svg:y="23.24pt" draw:caption-point-x="-11.54pt" draw:caption-point-y="-22.96pt">
              <dc:date>2019-11-21T00:00:00</dc:date>
              <text:p text:style-name="P1">Short description of the product goes here.</text:p>
              <text:p text:style-name="P1"/>
              <text:p text:style-name="P1">You can use HTML formatting as per your Magento 2 backend.</text:p>
            </office:annotation>
            <text:p>short_description</text:p>
          </table:table-cell>
          <table:table-cell table:style-name="ce30" office:value-type="string" calcext:value-type="string">
            <office:annotation draw:style-name="gr13" draw:text-style-name="P2" svg:width="320.6pt" svg:height="26.99pt" svg:x="732.59pt" svg:y="23.24pt" draw:caption-point-x="-11.54pt" draw:caption-point-y="-22.96pt">
              <dc:date>2019-11-21T00:00:00</dc:date>
              <text:p text:style-name="P1">Defines the price of the product.</text:p>
            </office:annotation>
            <text:p>price</text:p>
          </table:table-cell>
          <table:table-cell table:style-name="ce6" office:value-type="string" calcext:value-type="string">
            <office:annotation draw:style-name="gr15" draw:text-style-name="P2" svg:width="320.6pt" svg:height="168.75pt" svg:x="812.75pt" svg:y="23.24pt" draw:caption-point-x="-11.54pt" draw:caption-point-y="-22.96pt">
              <dc:date>2019-11-21T00:00:00</dc:date>
              <text:p text:style-name="P1">Additional attributes created for the product. Like child products of a configurable product.</text:p>
              <text:p text:style-name="P1">It is composed on the following pattern: "product_attibute_name"="value"</text:p>
              <text:p text:style-name="P1"/>
              <text:p text:style-name="P1">For example:</text:p>
              <text:p text:style-name="P1"/>
              <text:p text:style-name="P1">“color=Red,has_options=0,required_options=0,size_pants=32”</text:p>
              <text:p text:style-name="P1">can be read like:</text:p>
              <text:p text:style-name="P1">Color attribute is red, no required options, size 32. </text:p>
              <text:p text:style-name="P1"/>
              <text:p text:style-name="P1">A sample value in Magento 2 – “has_options=1,required_options=1” (Product has required options, simple product SKU is associated in the _associated_sku column ).</text:p>
            </office:annotation>
            <text:p>additional_attributes</text:p>
          </table:table-cell>
          <table:table-cell table:number-columns-repeated="1014"/>
        </table:table-row>
        <table:table-row table:style-name="ro2">
          <table:table-cell table:style-name="ce46" office:value-type="string" calcext:value-type="string">
            <text:p>NEW-S-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S-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S-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S-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S</text:p>
          </table:table-cell>
          <table:table-cell table:number-columns-repeated="1014"/>
        </table:table-row>
        <table:table-row table:style-name="ro2">
          <table:table-cell table:style-name="ce46" office:value-type="string" calcext:value-type="string">
            <text:p>NEW-M-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M-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M-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M-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M</text:p>
          </table:table-cell>
          <table:table-cell table:number-columns-repeated="1014"/>
        </table:table-row>
        <table:table-row table:style-name="ro2">
          <table:table-cell table:style-name="ce46" office:value-type="string" calcext:value-type="string">
            <text:p>NEW-L-Gray</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ay</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ay|type=2|value=https://firebearstudio.com/blog/wp-content/uploads/2014/10/Firebear_logo_294x84_quer.png,size=L</text:p>
          </table:table-cell>
          <table:table-cell table:number-columns-repeated="1014"/>
        </table:table-row>
        <table:table-row table:style-name="ro2">
          <table:table-cell table:style-name="ce46" office:value-type="string" calcext:value-type="string">
            <text:p>NEW-L-Green</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Green</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Green|type=2|value=https://firebearstudio.com/blog/wp-content/uploads/2014/10/Firebear_logo_294x84_quer.png,size=L</text:p>
          </table:table-cell>
          <table:table-cell table:number-columns-repeated="1014"/>
        </table:table-row>
        <table:table-row table:style-name="ro2">
          <table:table-cell table:style-name="ce46" office:value-type="string" calcext:value-type="string">
            <text:p>NEW-L-Purple</text:p>
          </table:table-cell>
          <table:table-cell table:style-name="ce47" office:value-type="string" calcext:value-type="string">
            <text:p>NEW</text:p>
          </table:table-cell>
          <table:table-cell table:style-name="ce47" office:value-type="string" calcext:value-type="string">
            <text:p>Default</text:p>
          </table:table-cell>
          <table:table-cell table:style-name="ce28" office:value-type="string" calcext:value-type="string">
            <text:p>simple</text:p>
          </table:table-cell>
          <table:table-cell table:style-name="ce28" office:value-type="string" calcext:value-type="string">
            <text:p>Default Category/Women/Tops/Hoodies &amp; Sweatshirts,Default Category/Collections/Performance Fabrics,Default Category</text:p>
          </table:table-cell>
          <table:table-cell table:style-name="ce28" office:value-type="string" calcext:value-type="string">
            <text:p>Test Configurable-simple product-L-Purple</text:p>
          </table:table-cell>
          <table:table-cell table:style-name="ce28" office:value-type="string" calcext:value-type="string">
            <text:p>&lt;p&gt;This is a test simple product that belongs to the test configurable product named Test Configurable Product with SKU: TST-Conf.&lt;/p&gt;</text:p>
            <text:p>&lt;p&gt;That has been imported using Firebear Studio Imporved Import and Export extension: https://firebearstudio.com/the-improved-import.html&lt;/p&gt;</text:p>
          </table:table-cell>
          <table:table-cell table:style-name="ce28" office:value-type="string" calcext:value-type="string">
            <text:p>&lt;p&gt;This is a test simple product that belongs to the test configurable product named Test Configurable Product with SKU: TST-Conf.&lt;/p&gt;</text:p>
          </table:table-cell>
          <table:table-cell table:style-name="ce50" office:value-type="float" office:value="68" calcext:value-type="float">
            <text:p>68</text:p>
          </table:table-cell>
          <table:table-cell table:style-name="ce2" office:value-type="string" calcext:value-type="string">
            <text:p>color=Purple|type=2|value=https://firebearstudio.com/blog/wp-content/uploads/2014/10/Firebear_logo_294x84_quer.png,size=L</text:p>
          </table:table-cell>
          <table:table-cell table:number-columns-repeated="1014"/>
        </table:table-row>
        <table:table-row table:style-name="ro2">
          <table:table-cell table:number-columns-repeated="9"/>
          <table:table-cell table:style-name="ce69"/>
          <table:table-cell table:number-columns-repeated="1014"/>
        </table:table-row>
        <table:table-row table:style-name="ro3" table:number-rows-repeated="1048564">
          <table:table-cell table:number-columns-repeated="1024"/>
        </table:table-row>
        <table:table-row table:style-name="ro3">
          <table:table-cell table:number-columns-repeated="1024"/>
        </table:table-row>
      </table:table>
      <table:table table:name="Orders FULL attributes" table:style-name="ta18">
        <table:table-column table:style-name="co6" table:number-columns-repeated="1024" table:default-cell-style-name="Default"/>
        <table:table-row table:style-name="ro2">
          <table:table-cell table:style-name="ce70" office:value-type="string" calcext:value-type="string">
            <text:p>entity_id</text:p>
          </table:table-cell>
          <table:table-cell table:style-name="ce70" office:value-type="string" calcext:value-type="string">
            <text:p>increment_id</text:p>
          </table:table-cell>
          <table:table-cell table:style-name="ce70" office:value-type="string" calcext:value-type="string">
            <text:p>state</text:p>
          </table:table-cell>
          <table:table-cell table:style-name="ce70" office:value-type="string" calcext:value-type="string">
            <text:p>status</text:p>
          </table:table-cell>
          <table:table-cell table:style-name="ce70" office:value-type="string" calcext:value-type="string">
            <text:p>coupon_code</text:p>
          </table:table-cell>
          <table:table-cell table:style-name="ce70" office:value-type="string" calcext:value-type="string">
            <text:p>protect_code</text:p>
          </table:table-cell>
          <table:table-cell table:style-name="ce70" office:value-type="string" calcext:value-type="string">
            <text:p>shipping_description</text:p>
          </table:table-cell>
          <table:table-cell table:style-name="ce70" office:value-type="string" calcext:value-type="string">
            <text:p>is_virtual</text:p>
          </table:table-cell>
          <table:table-cell table:style-name="ce70" office:value-type="string" calcext:value-type="string">
            <text:p>store_id</text:p>
          </table:table-cell>
          <table:table-cell table:style-name="ce70" office:value-type="string" calcext:value-type="string">
            <text:p>customer_id</text:p>
          </table:table-cell>
          <table:table-cell table:style-name="ce70" office:value-type="string" calcext:value-type="string">
            <text:p>base_discount_amount</text:p>
          </table:table-cell>
          <table:table-cell table:style-name="ce70" office:value-type="string" calcext:value-type="string">
            <text:p>base_discount_canceled</text:p>
          </table:table-cell>
          <table:table-cell table:style-name="ce70" office:value-type="string" calcext:value-type="string">
            <text:p>base_discount_invoiced</text:p>
          </table:table-cell>
          <table:table-cell table:style-name="ce70" office:value-type="string" calcext:value-type="string">
            <text:p>base_discount_refunded</text:p>
          </table:table-cell>
          <table:table-cell table:style-name="ce70" office:value-type="string" calcext:value-type="string">
            <text:p>base_grand_total</text:p>
          </table:table-cell>
          <table:table-cell table:style-name="ce70" office:value-type="string" calcext:value-type="string">
            <text:p>base_shipping_amount</text:p>
          </table:table-cell>
          <table:table-cell table:style-name="ce70" office:value-type="string" calcext:value-type="string">
            <text:p>base_shipping_canceled</text:p>
          </table:table-cell>
          <table:table-cell table:style-name="ce70" office:value-type="string" calcext:value-type="string">
            <text:p>base_shipping_invoiced</text:p>
          </table:table-cell>
          <table:table-cell table:style-name="ce70" office:value-type="string" calcext:value-type="string">
            <text:p>base_shipping_refunded</text:p>
          </table:table-cell>
          <table:table-cell table:style-name="ce70" office:value-type="string" calcext:value-type="string">
            <text:p>base_shipping_tax_amount</text:p>
          </table:table-cell>
          <table:table-cell table:style-name="ce70" office:value-type="string" calcext:value-type="string">
            <text:p>base_shipping_tax_refunded</text:p>
          </table:table-cell>
          <table:table-cell table:style-name="ce70" office:value-type="string" calcext:value-type="string">
            <text:p>base_subtotal</text:p>
          </table:table-cell>
          <table:table-cell table:style-name="ce70" office:value-type="string" calcext:value-type="string">
            <text:p>base_subtotal_canceled</text:p>
          </table:table-cell>
          <table:table-cell table:style-name="ce70" office:value-type="string" calcext:value-type="string">
            <text:p>base_subtotal_invoiced</text:p>
          </table:table-cell>
          <table:table-cell table:style-name="ce70" office:value-type="string" calcext:value-type="string">
            <text:p>base_subtotal_refunded</text:p>
          </table:table-cell>
          <table:table-cell table:style-name="ce70" office:value-type="string" calcext:value-type="string">
            <text:p>base_tax_amount</text:p>
          </table:table-cell>
          <table:table-cell table:style-name="ce70" office:value-type="string" calcext:value-type="string">
            <text:p>base_tax_canceled</text:p>
          </table:table-cell>
          <table:table-cell table:style-name="ce70" office:value-type="string" calcext:value-type="string">
            <text:p>base_tax_invoiced</text:p>
          </table:table-cell>
          <table:table-cell table:style-name="ce70" office:value-type="string" calcext:value-type="string">
            <text:p>base_tax_refunded</text:p>
          </table:table-cell>
          <table:table-cell table:style-name="ce70" office:value-type="string" calcext:value-type="string">
            <text:p>base_to_global_rate</text:p>
          </table:table-cell>
          <table:table-cell table:style-name="ce70" office:value-type="string" calcext:value-type="string">
            <text:p>base_to_order_rate</text:p>
          </table:table-cell>
          <table:table-cell table:style-name="ce70" office:value-type="string" calcext:value-type="string">
            <text:p>base_total_canceled</text:p>
          </table:table-cell>
          <table:table-cell table:style-name="ce70" office:value-type="string" calcext:value-type="string">
            <text:p>base_total_invoiced</text:p>
          </table:table-cell>
          <table:table-cell table:style-name="ce70" office:value-type="string" calcext:value-type="string">
            <text:p>base_total_invoiced_cost</text:p>
          </table:table-cell>
          <table:table-cell table:style-name="ce70" office:value-type="string" calcext:value-type="string">
            <text:p>base_total_offline_refunded</text:p>
          </table:table-cell>
          <table:table-cell table:style-name="ce70" office:value-type="string" calcext:value-type="string">
            <text:p>base_total_online_refunded</text:p>
          </table:table-cell>
          <table:table-cell table:style-name="ce70" office:value-type="string" calcext:value-type="string">
            <text:p>base_total_paid</text:p>
          </table:table-cell>
          <table:table-cell table:style-name="ce70" office:value-type="string" calcext:value-type="string">
            <text:p>base_total_qty_ordered</text:p>
          </table:table-cell>
          <table:table-cell table:style-name="ce70" office:value-type="string" calcext:value-type="string">
            <text:p>base_total_refunded</text:p>
          </table:table-cell>
          <table:table-cell table:style-name="ce70" office:value-type="string" calcext:value-type="string">
            <text:p>discount_amount</text:p>
          </table:table-cell>
          <table:table-cell table:style-name="ce70" office:value-type="string" calcext:value-type="string">
            <text:p>discount_canceled</text:p>
          </table:table-cell>
          <table:table-cell table:style-name="ce70" office:value-type="string" calcext:value-type="string">
            <text:p>discount_invoiced</text:p>
          </table:table-cell>
          <table:table-cell table:style-name="ce70" office:value-type="string" calcext:value-type="string">
            <text:p>discount_refunded</text:p>
          </table:table-cell>
          <table:table-cell table:style-name="ce70" office:value-type="string" calcext:value-type="string">
            <text:p>grand_total</text:p>
          </table:table-cell>
          <table:table-cell table:style-name="ce70" office:value-type="string" calcext:value-type="string">
            <text:p>shipping_amount</text:p>
          </table:table-cell>
          <table:table-cell table:style-name="ce70" office:value-type="string" calcext:value-type="string">
            <text:p>shipping_canceled</text:p>
          </table:table-cell>
          <table:table-cell table:style-name="ce70" office:value-type="string" calcext:value-type="string">
            <text:p>shipping_invoiced</text:p>
          </table:table-cell>
          <table:table-cell table:style-name="ce70" office:value-type="string" calcext:value-type="string">
            <text:p>shipping_refunded</text:p>
          </table:table-cell>
          <table:table-cell table:style-name="ce70" office:value-type="string" calcext:value-type="string">
            <text:p>shipping_tax_amount</text:p>
          </table:table-cell>
          <table:table-cell table:style-name="ce70" office:value-type="string" calcext:value-type="string">
            <text:p>shipping_tax_refunded</text:p>
          </table:table-cell>
          <table:table-cell table:style-name="ce70" office:value-type="string" calcext:value-type="string">
            <text:p>store_to_base_rate</text:p>
          </table:table-cell>
          <table:table-cell table:style-name="ce70" office:value-type="string" calcext:value-type="string">
            <text:p>store_to_order_rate</text:p>
          </table:table-cell>
          <table:table-cell table:style-name="ce70" office:value-type="string" calcext:value-type="string">
            <text:p>subtotal</text:p>
          </table:table-cell>
          <table:table-cell table:style-name="ce70" office:value-type="string" calcext:value-type="string">
            <text:p>subtotal_canceled</text:p>
          </table:table-cell>
          <table:table-cell table:style-name="ce70" office:value-type="string" calcext:value-type="string">
            <text:p>subtotal_invoiced</text:p>
          </table:table-cell>
          <table:table-cell table:style-name="ce70" office:value-type="string" calcext:value-type="string">
            <text:p>subtotal_refunded</text:p>
          </table:table-cell>
          <table:table-cell table:style-name="ce70" office:value-type="string" calcext:value-type="string">
            <text:p>tax_amount</text:p>
          </table:table-cell>
          <table:table-cell table:style-name="ce70" office:value-type="string" calcext:value-type="string">
            <text:p>tax_canceled</text:p>
          </table:table-cell>
          <table:table-cell table:style-name="ce70" office:value-type="string" calcext:value-type="string">
            <text:p>tax_invoiced</text:p>
          </table:table-cell>
          <table:table-cell table:style-name="ce70" office:value-type="string" calcext:value-type="string">
            <text:p>tax_refunded</text:p>
          </table:table-cell>
          <table:table-cell table:style-name="ce70" office:value-type="string" calcext:value-type="string">
            <text:p>total_canceled</text:p>
          </table:table-cell>
          <table:table-cell table:style-name="ce70" office:value-type="string" calcext:value-type="string">
            <text:p>total_invoiced</text:p>
          </table:table-cell>
          <table:table-cell table:style-name="ce70" office:value-type="string" calcext:value-type="string">
            <text:p>total_offline_refunded</text:p>
          </table:table-cell>
          <table:table-cell table:style-name="ce70" office:value-type="string" calcext:value-type="string">
            <text:p>total_online_refunded</text:p>
          </table:table-cell>
          <table:table-cell table:style-name="ce70" office:value-type="string" calcext:value-type="string">
            <text:p>total_paid</text:p>
          </table:table-cell>
          <table:table-cell table:style-name="ce70" office:value-type="string" calcext:value-type="string">
            <text:p>total_qty_ordered</text:p>
          </table:table-cell>
          <table:table-cell table:style-name="ce70" office:value-type="string" calcext:value-type="string">
            <text:p>total_refunded</text:p>
          </table:table-cell>
          <table:table-cell table:style-name="ce70" office:value-type="string" calcext:value-type="string">
            <text:p>can_ship_partially</text:p>
          </table:table-cell>
          <table:table-cell table:style-name="ce70" office:value-type="string" calcext:value-type="string">
            <text:p>can_ship_partially_item</text:p>
          </table:table-cell>
          <table:table-cell table:style-name="ce70" office:value-type="string" calcext:value-type="string">
            <text:p>customer_is_guest</text:p>
          </table:table-cell>
          <table:table-cell table:style-name="ce70" office:value-type="string" calcext:value-type="string">
            <text:p>customer_note_notify</text:p>
          </table:table-cell>
          <table:table-cell table:style-name="ce70" office:value-type="string" calcext:value-type="string">
            <text:p>billing_address_id</text:p>
          </table:table-cell>
          <table:table-cell table:style-name="ce70" office:value-type="string" calcext:value-type="string">
            <text:p>customer_group_id</text:p>
          </table:table-cell>
          <table:table-cell table:style-name="ce70" office:value-type="string" calcext:value-type="string">
            <text:p>edit_increment</text:p>
          </table:table-cell>
          <table:table-cell table:style-name="ce70" office:value-type="string" calcext:value-type="string">
            <text:p>email_sent</text:p>
          </table:table-cell>
          <table:table-cell table:style-name="ce70" office:value-type="string" calcext:value-type="string">
            <text:p>send_email</text:p>
          </table:table-cell>
          <table:table-cell table:style-name="ce70" office:value-type="string" calcext:value-type="string">
            <text:p>forced_shipment_with_invoice</text:p>
          </table:table-cell>
          <table:table-cell table:style-name="ce70" office:value-type="string" calcext:value-type="string">
            <text:p>payment_auth_expiration</text:p>
          </table:table-cell>
          <table:table-cell table:style-name="ce70" office:value-type="string" calcext:value-type="string">
            <text:p>quote_address_id</text:p>
          </table:table-cell>
          <table:table-cell table:style-name="ce70" office:value-type="string" calcext:value-type="string">
            <text:p>quote_id</text:p>
          </table:table-cell>
          <table:table-cell table:style-name="ce70" office:value-type="string" calcext:value-type="string">
            <text:p>shipping_address_id</text:p>
          </table:table-cell>
          <table:table-cell table:style-name="ce70" office:value-type="string" calcext:value-type="string">
            <text:p>adjustment_negative</text:p>
          </table:table-cell>
          <table:table-cell table:style-name="ce70" office:value-type="string" calcext:value-type="string">
            <text:p>adjustment_positive</text:p>
          </table:table-cell>
          <table:table-cell table:style-name="ce70" office:value-type="string" calcext:value-type="string">
            <text:p>base_adjustment_negative</text:p>
          </table:table-cell>
          <table:table-cell table:style-name="ce70" office:value-type="string" calcext:value-type="string">
            <text:p>base_adjustment_positive</text:p>
          </table:table-cell>
          <table:table-cell table:style-name="ce70" office:value-type="string" calcext:value-type="string">
            <text:p>base_shipping_discount_amount</text:p>
          </table:table-cell>
          <table:table-cell table:style-name="ce70" office:value-type="string" calcext:value-type="string">
            <text:p>base_subtotal_incl_tax</text:p>
          </table:table-cell>
          <table:table-cell table:style-name="ce70" office:value-type="string" calcext:value-type="string">
            <text:p>base_total_due</text:p>
          </table:table-cell>
          <table:table-cell table:style-name="ce70" office:value-type="string" calcext:value-type="string">
            <text:p>payment_authorization_amount</text:p>
          </table:table-cell>
          <table:table-cell table:style-name="ce70" office:value-type="string" calcext:value-type="string">
            <text:p>shipping_discount_amount</text:p>
          </table:table-cell>
          <table:table-cell table:style-name="ce70" office:value-type="string" calcext:value-type="string">
            <text:p>subtotal_incl_tax</text:p>
          </table:table-cell>
          <table:table-cell table:style-name="ce70" office:value-type="string" calcext:value-type="string">
            <text:p>total_due</text:p>
          </table:table-cell>
          <table:table-cell table:style-name="ce70" office:value-type="string" calcext:value-type="string">
            <text:p>weight</text:p>
          </table:table-cell>
          <table:table-cell table:style-name="ce70" office:value-type="string" calcext:value-type="string">
            <text:p>customer_dob</text:p>
          </table:table-cell>
          <table:table-cell table:style-name="ce70" office:value-type="string" calcext:value-type="string">
            <text:p>applied_rule_ids</text:p>
          </table:table-cell>
          <table:table-cell table:style-name="ce70" office:value-type="string" calcext:value-type="string">
            <text:p>base_currency_code</text:p>
          </table:table-cell>
          <table:table-cell table:style-name="ce70" office:value-type="string" calcext:value-type="string">
            <text:p>customer_email</text:p>
          </table:table-cell>
          <table:table-cell table:style-name="ce70" office:value-type="string" calcext:value-type="string">
            <text:p>customer_firstname</text:p>
          </table:table-cell>
          <table:table-cell table:style-name="ce70" office:value-type="string" calcext:value-type="string">
            <text:p>customer_lastname</text:p>
          </table:table-cell>
          <table:table-cell table:style-name="ce70" office:value-type="string" calcext:value-type="string">
            <text:p>customer_middlename</text:p>
          </table:table-cell>
          <table:table-cell table:style-name="ce70" office:value-type="string" calcext:value-type="string">
            <text:p>customer_prefix</text:p>
          </table:table-cell>
          <table:table-cell table:style-name="ce70" office:value-type="string" calcext:value-type="string">
            <text:p>customer_suffix</text:p>
          </table:table-cell>
          <table:table-cell table:style-name="ce70" office:value-type="string" calcext:value-type="string">
            <text:p>customer_taxvat</text:p>
          </table:table-cell>
          <table:table-cell table:style-name="ce70" office:value-type="string" calcext:value-type="string">
            <text:p>discount_description</text:p>
          </table:table-cell>
          <table:table-cell table:style-name="ce70" office:value-type="string" calcext:value-type="string">
            <text:p>ext_customer_id</text:p>
          </table:table-cell>
          <table:table-cell table:style-name="ce70" office:value-type="string" calcext:value-type="string">
            <text:p>ext_order_id</text:p>
          </table:table-cell>
          <table:table-cell table:style-name="ce70" office:value-type="string" calcext:value-type="string">
            <text:p>global_currency_code</text:p>
          </table:table-cell>
          <table:table-cell table:style-name="ce70" office:value-type="string" calcext:value-type="string">
            <text:p>hold_before_state</text:p>
          </table:table-cell>
          <table:table-cell table:style-name="ce70" office:value-type="string" calcext:value-type="string">
            <text:p>hold_before_status</text:p>
          </table:table-cell>
          <table:table-cell table:style-name="ce70" office:value-type="string" calcext:value-type="string">
            <text:p>order_currency_code</text:p>
          </table:table-cell>
          <table:table-cell table:style-name="ce70" office:value-type="string" calcext:value-type="string">
            <text:p>original_increment_id</text:p>
          </table:table-cell>
          <table:table-cell table:style-name="ce70" office:value-type="string" calcext:value-type="string">
            <text:p>relation_child_id</text:p>
          </table:table-cell>
          <table:table-cell table:style-name="ce70" office:value-type="string" calcext:value-type="string">
            <text:p>relation_child_real_id</text:p>
          </table:table-cell>
          <table:table-cell table:style-name="ce70" office:value-type="string" calcext:value-type="string">
            <text:p>relation_parent_id</text:p>
          </table:table-cell>
          <table:table-cell table:style-name="ce70" office:value-type="string" calcext:value-type="string">
            <text:p>relation_parent_real_id</text:p>
          </table:table-cell>
          <table:table-cell table:style-name="ce70" office:value-type="string" calcext:value-type="string">
            <text:p>remote_ip</text:p>
          </table:table-cell>
          <table:table-cell table:style-name="ce70" office:value-type="string" calcext:value-type="string">
            <text:p>shipping_method</text:p>
          </table:table-cell>
          <table:table-cell table:style-name="ce70" office:value-type="string" calcext:value-type="string">
            <text:p>store_currency_code</text:p>
          </table:table-cell>
          <table:table-cell table:style-name="ce70" office:value-type="string" calcext:value-type="string">
            <text:p>x_forwarded_for</text:p>
          </table:table-cell>
          <table:table-cell table:style-name="ce70" office:value-type="string" calcext:value-type="string">
            <text:p>customer_note</text:p>
          </table:table-cell>
          <table:table-cell table:style-name="ce70" office:value-type="string" calcext:value-type="string">
            <text:p>created_at</text:p>
          </table:table-cell>
          <table:table-cell table:style-name="ce70" office:value-type="string" calcext:value-type="string">
            <text:p>updated_at</text:p>
          </table:table-cell>
          <table:table-cell table:style-name="ce70" office:value-type="string" calcext:value-type="string">
            <text:p>total_item_count</text:p>
          </table:table-cell>
          <table:table-cell table:style-name="ce70" office:value-type="string" calcext:value-type="string">
            <text:p>customer_gender</text:p>
          </table:table-cell>
          <table:table-cell table:style-name="ce70" office:value-type="string" calcext:value-type="string">
            <text:p>discount_tax_compensation_amount</text:p>
          </table:table-cell>
          <table:table-cell table:style-name="ce70" office:value-type="string" calcext:value-type="string">
            <text:p>base_discount_tax_compensation_amount</text:p>
          </table:table-cell>
          <table:table-cell table:style-name="ce70" office:value-type="string" calcext:value-type="string">
            <text:p>shipping_discount_tax_compensation_amount</text:p>
          </table:table-cell>
          <table:table-cell table:style-name="ce70" office:value-type="string" calcext:value-type="string">
            <text:p>base_shipping_discount_tax_compensation_amnt</text:p>
          </table:table-cell>
          <table:table-cell table:style-name="ce70" office:value-type="string" calcext:value-type="string">
            <text:p>discount_tax_compensation_invoiced</text:p>
          </table:table-cell>
          <table:table-cell table:style-name="ce70" office:value-type="string" calcext:value-type="string">
            <text:p>base_discount_tax_compensation_invoiced</text:p>
          </table:table-cell>
          <table:table-cell table:style-name="ce70" office:value-type="string" calcext:value-type="string">
            <text:p>discount_tax_compensation_refunded</text:p>
          </table:table-cell>
          <table:table-cell table:style-name="ce70" office:value-type="string" calcext:value-type="string">
            <text:p>base_discount_tax_compensation_refunded</text:p>
          </table:table-cell>
          <table:table-cell table:style-name="ce70" office:value-type="string" calcext:value-type="string">
            <text:p>shipping_incl_tax</text:p>
          </table:table-cell>
          <table:table-cell table:style-name="ce70" office:value-type="string" calcext:value-type="string">
            <text:p>base_shipping_incl_tax</text:p>
          </table:table-cell>
          <table:table-cell table:style-name="ce70" office:value-type="string" calcext:value-type="string">
            <text:p>coupon_rule_name</text:p>
          </table:table-cell>
          <table:table-cell table:style-name="ce70" office:value-type="string" calcext:value-type="string">
            <text:p>paypal_ipn_customer_notified</text:p>
          </table:table-cell>
          <table:table-cell table:style-name="ce70" office:value-type="string" calcext:value-type="string">
            <text:p>gift_message_id</text:p>
          </table:table-cell>
          <table:table-cell table:style-name="ce70" office:value-type="string" calcext:value-type="string">
            <text:p>status_label</text:p>
          </table:table-cell>
          <table:table-cell table:style-name="ce70" office:value-type="string" calcext:value-type="string">
            <text:p>item:item_id</text:p>
          </table:table-cell>
          <table:table-cell table:style-name="ce70" office:value-type="string" calcext:value-type="string">
            <text:p>item:order_id</text:p>
          </table:table-cell>
          <table:table-cell table:style-name="ce70" office:value-type="string" calcext:value-type="string">
            <text:p>item:parent_item_id</text:p>
          </table:table-cell>
          <table:table-cell table:style-name="ce70" office:value-type="string" calcext:value-type="string">
            <text:p>item:quote_item_id</text:p>
          </table:table-cell>
          <table:table-cell table:style-name="ce70" office:value-type="string" calcext:value-type="string">
            <text:p>item:store_id</text:p>
          </table:table-cell>
          <table:table-cell table:style-name="ce70" office:value-type="string" calcext:value-type="string">
            <text:p>item:created_at</text:p>
          </table:table-cell>
          <table:table-cell table:style-name="ce70" office:value-type="string" calcext:value-type="string">
            <text:p>item:updated_at</text:p>
          </table:table-cell>
          <table:table-cell table:style-name="ce70" office:value-type="string" calcext:value-type="string">
            <text:p>item:product_id</text:p>
          </table:table-cell>
          <table:table-cell table:style-name="ce70" office:value-type="string" calcext:value-type="string">
            <text:p>item:product_type</text:p>
          </table:table-cell>
          <table:table-cell table:style-name="ce70" office:value-type="string" calcext:value-type="string">
            <text:p>item:product_options</text:p>
          </table:table-cell>
          <table:table-cell table:style-name="ce70" office:value-type="string" calcext:value-type="string">
            <text:p>item:weight</text:p>
          </table:table-cell>
          <table:table-cell table:style-name="ce70" office:value-type="string" calcext:value-type="string">
            <text:p>item:is_virtual</text:p>
          </table:table-cell>
          <table:table-cell table:style-name="ce70" office:value-type="string" calcext:value-type="string">
            <text:p>item:sku</text:p>
          </table:table-cell>
          <table:table-cell table:style-name="ce70" office:value-type="string" calcext:value-type="string">
            <text:p>item:name</text:p>
          </table:table-cell>
          <table:table-cell table:style-name="ce70" office:value-type="string" calcext:value-type="string">
            <text:p>item:description</text:p>
          </table:table-cell>
          <table:table-cell table:style-name="ce70" office:value-type="string" calcext:value-type="string">
            <text:p>item:applied_rule_ids</text:p>
          </table:table-cell>
          <table:table-cell table:style-name="ce70" office:value-type="string" calcext:value-type="string">
            <text:p>item:additional_data</text:p>
          </table:table-cell>
          <table:table-cell table:style-name="ce70" office:value-type="string" calcext:value-type="string">
            <text:p>item:is_qty_decimal</text:p>
          </table:table-cell>
          <table:table-cell table:style-name="ce70" office:value-type="string" calcext:value-type="string">
            <text:p>item:no_discount</text:p>
          </table:table-cell>
          <table:table-cell table:style-name="ce70" office:value-type="string" calcext:value-type="string">
            <text:p>item:qty_backordered</text:p>
          </table:table-cell>
          <table:table-cell table:style-name="ce70" office:value-type="string" calcext:value-type="string">
            <text:p>item:qty_canceled</text:p>
          </table:table-cell>
          <table:table-cell table:style-name="ce70" office:value-type="string" calcext:value-type="string">
            <text:p>item:qty_invoiced</text:p>
          </table:table-cell>
          <table:table-cell table:style-name="ce70" office:value-type="string" calcext:value-type="string">
            <text:p>item:qty_ordered</text:p>
          </table:table-cell>
          <table:table-cell table:style-name="ce70" office:value-type="string" calcext:value-type="string">
            <text:p>item:qty_refunded</text:p>
          </table:table-cell>
          <table:table-cell table:style-name="ce70" office:value-type="string" calcext:value-type="string">
            <text:p>item:qty_shipped</text:p>
          </table:table-cell>
          <table:table-cell table:style-name="ce70" office:value-type="string" calcext:value-type="string">
            <text:p>item:base_cost</text:p>
          </table:table-cell>
          <table:table-cell table:style-name="ce70" office:value-type="string" calcext:value-type="string">
            <text:p>item:price</text:p>
          </table:table-cell>
          <table:table-cell table:style-name="ce70" office:value-type="string" calcext:value-type="string">
            <text:p>item:base_price</text:p>
          </table:table-cell>
          <table:table-cell table:style-name="ce70" office:value-type="string" calcext:value-type="string">
            <text:p>item:original_price</text:p>
          </table:table-cell>
          <table:table-cell table:style-name="ce70" office:value-type="string" calcext:value-type="string">
            <text:p>item:base_original_price</text:p>
          </table:table-cell>
          <table:table-cell table:style-name="ce70" office:value-type="string" calcext:value-type="string">
            <text:p>item:tax_percent</text:p>
          </table:table-cell>
          <table:table-cell table:style-name="ce70" office:value-type="string" calcext:value-type="string">
            <text:p>item:tax_amount</text:p>
          </table:table-cell>
          <table:table-cell table:style-name="ce70" office:value-type="string" calcext:value-type="string">
            <text:p>item:base_tax_amount</text:p>
          </table:table-cell>
          <table:table-cell table:style-name="ce70" office:value-type="string" calcext:value-type="string">
            <text:p>item:tax_invoiced</text:p>
          </table:table-cell>
          <table:table-cell table:style-name="ce70" office:value-type="string" calcext:value-type="string">
            <text:p>item:base_tax_invoiced</text:p>
          </table:table-cell>
          <table:table-cell table:style-name="ce70" office:value-type="string" calcext:value-type="string">
            <text:p>item:discount_percent</text:p>
          </table:table-cell>
          <table:table-cell table:style-name="ce70" office:value-type="string" calcext:value-type="string">
            <text:p>item:discount_amount</text:p>
          </table:table-cell>
          <table:table-cell table:style-name="ce70" office:value-type="string" calcext:value-type="string">
            <text:p>item:base_discount_amount</text:p>
          </table:table-cell>
          <table:table-cell table:style-name="ce70" office:value-type="string" calcext:value-type="string">
            <text:p>item:discount_invoiced</text:p>
          </table:table-cell>
          <table:table-cell table:style-name="ce70" office:value-type="string" calcext:value-type="string">
            <text:p>item:base_discount_invoiced</text:p>
          </table:table-cell>
          <table:table-cell table:style-name="ce70" office:value-type="string" calcext:value-type="string">
            <text:p>item:amount_refunded</text:p>
          </table:table-cell>
          <table:table-cell table:style-name="ce70" office:value-type="string" calcext:value-type="string">
            <text:p>item:base_amount_refunded</text:p>
          </table:table-cell>
          <table:table-cell table:style-name="ce70" office:value-type="string" calcext:value-type="string">
            <text:p>item:row_total</text:p>
          </table:table-cell>
          <table:table-cell table:style-name="ce70" office:value-type="string" calcext:value-type="string">
            <text:p>item:base_row_total</text:p>
          </table:table-cell>
          <table:table-cell table:style-name="ce70" office:value-type="string" calcext:value-type="string">
            <text:p>item:row_invoiced</text:p>
          </table:table-cell>
          <table:table-cell table:style-name="ce70" office:value-type="string" calcext:value-type="string">
            <text:p>item:base_row_invoiced</text:p>
          </table:table-cell>
          <table:table-cell table:style-name="ce70" office:value-type="string" calcext:value-type="string">
            <text:p>item:row_weight</text:p>
          </table:table-cell>
          <table:table-cell table:style-name="ce70" office:value-type="string" calcext:value-type="string">
            <text:p>item:base_tax_before_discount</text:p>
          </table:table-cell>
          <table:table-cell table:style-name="ce70" office:value-type="string" calcext:value-type="string">
            <text:p>item:tax_before_discount</text:p>
          </table:table-cell>
          <table:table-cell table:style-name="ce70" office:value-type="string" calcext:value-type="string">
            <text:p>item:ext_order_item_id</text:p>
          </table:table-cell>
          <table:table-cell table:style-name="ce70" office:value-type="string" calcext:value-type="string">
            <text:p>item:locked_do_invoice</text:p>
          </table:table-cell>
          <table:table-cell table:style-name="ce70" office:value-type="string" calcext:value-type="string">
            <text:p>item:locked_do_ship</text:p>
          </table:table-cell>
          <table:table-cell table:style-name="ce70" office:value-type="string" calcext:value-type="string">
            <text:p>item:price_incl_tax</text:p>
          </table:table-cell>
          <table:table-cell table:style-name="ce70" office:value-type="string" calcext:value-type="string">
            <text:p>item:base_price_incl_tax</text:p>
          </table:table-cell>
          <table:table-cell table:style-name="ce70" office:value-type="string" calcext:value-type="string">
            <text:p>item:row_total_incl_tax</text:p>
          </table:table-cell>
          <table:table-cell table:style-name="ce70" office:value-type="string" calcext:value-type="string">
            <text:p>item:base_row_total_incl_tax</text:p>
          </table:table-cell>
          <table:table-cell table:style-name="ce70" office:value-type="string" calcext:value-type="string">
            <text:p>item:discount_tax_compensation_amount</text:p>
          </table:table-cell>
          <table:table-cell table:style-name="ce70" office:value-type="string" calcext:value-type="string">
            <text:p>item:base_discount_tax_compensation_amount</text:p>
          </table:table-cell>
          <table:table-cell table:style-name="ce70" office:value-type="string" calcext:value-type="string">
            <text:p>item:discount_tax_compensation_invoiced</text:p>
          </table:table-cell>
          <table:table-cell table:style-name="ce70" office:value-type="string" calcext:value-type="string">
            <text:p>item:base_discount_tax_compensation_invoiced</text:p>
          </table:table-cell>
          <table:table-cell table:style-name="ce70" office:value-type="string" calcext:value-type="string">
            <text:p>item:discount_tax_compensation_refunded</text:p>
          </table:table-cell>
          <table:table-cell table:style-name="ce70" office:value-type="string" calcext:value-type="string">
            <text:p>item:base_discount_tax_compensation_refunded</text:p>
          </table:table-cell>
          <table:table-cell table:style-name="ce70" office:value-type="string" calcext:value-type="string">
            <text:p>item:tax_canceled</text:p>
          </table:table-cell>
          <table:table-cell table:style-name="ce70" office:value-type="string" calcext:value-type="string">
            <text:p>item:discount_tax_compensation_canceled</text:p>
          </table:table-cell>
          <table:table-cell table:style-name="ce70" office:value-type="string" calcext:value-type="string">
            <text:p>item:tax_refunded</text:p>
          </table:table-cell>
          <table:table-cell table:style-name="ce70" office:value-type="string" calcext:value-type="string">
            <text:p>item:base_tax_refunded</text:p>
          </table:table-cell>
          <table:table-cell table:style-name="ce70" office:value-type="string" calcext:value-type="string">
            <text:p>item:discount_refunded</text:p>
          </table:table-cell>
          <table:table-cell table:style-name="ce70" office:value-type="string" calcext:value-type="string">
            <text:p>item:base_discount_refunded</text:p>
          </table:table-cell>
          <table:table-cell table:style-name="ce70" office:value-type="string" calcext:value-type="string">
            <text:p>item:free_shipping</text:p>
          </table:table-cell>
          <table:table-cell table:style-name="ce70" office:value-type="string" calcext:value-type="string">
            <text:p>item:gift_message_id</text:p>
          </table:table-cell>
          <table:table-cell table:style-name="ce70" office:value-type="string" calcext:value-type="string">
            <text:p>item:gift_message_available</text:p>
          </table:table-cell>
          <table:table-cell table:style-name="ce70" office:value-type="string" calcext:value-type="string">
            <text:p>item:weee_tax_applied</text:p>
          </table:table-cell>
          <table:table-cell table:style-name="ce70" office:value-type="string" calcext:value-type="string">
            <text:p>item:weee_tax_applied_amount</text:p>
          </table:table-cell>
          <table:table-cell table:style-name="ce70" office:value-type="string" calcext:value-type="string">
            <text:p>item:weee_tax_applied_row_amount</text:p>
          </table:table-cell>
          <table:table-cell table:style-name="ce70" office:value-type="string" calcext:value-type="string">
            <text:p>item:weee_tax_disposition</text:p>
          </table:table-cell>
          <table:table-cell table:style-name="ce70" office:value-type="string" calcext:value-type="string">
            <text:p>item:weee_tax_row_disposition</text:p>
          </table:table-cell>
          <table:table-cell table:style-name="ce70" office:value-type="string" calcext:value-type="string">
            <text:p>item:base_weee_tax_applied_amount</text:p>
          </table:table-cell>
          <table:table-cell table:style-name="ce70" office:value-type="string" calcext:value-type="string">
            <text:p>item:base_weee_tax_applied_row_amnt</text:p>
          </table:table-cell>
          <table:table-cell table:style-name="ce70" office:value-type="string" calcext:value-type="string">
            <text:p>item:base_weee_tax_disposition</text:p>
          </table:table-cell>
          <table:table-cell table:style-name="ce70" office:value-type="string" calcext:value-type="string">
            <text:p>item:base_weee_tax_row_disposition</text:p>
          </table:table-cell>
          <table:table-cell table:style-name="ce70" office:value-type="string" calcext:value-type="string">
            <text:p>address:entity_id</text:p>
          </table:table-cell>
          <table:table-cell table:style-name="ce70" office:value-type="string" calcext:value-type="string">
            <text:p>address:parent_id</text:p>
          </table:table-cell>
          <table:table-cell table:style-name="ce70" office:value-type="string" calcext:value-type="string">
            <text:p>address:customer_address_id</text:p>
          </table:table-cell>
          <table:table-cell table:style-name="ce70" office:value-type="string" calcext:value-type="string">
            <text:p>address:quote_address_id</text:p>
          </table:table-cell>
          <table:table-cell table:style-name="ce70" office:value-type="string" calcext:value-type="string">
            <text:p>address:region_id</text:p>
          </table:table-cell>
          <table:table-cell table:style-name="ce70" office:value-type="string" calcext:value-type="string">
            <text:p>address:customer_id</text:p>
          </table:table-cell>
          <table:table-cell table:style-name="ce70" office:value-type="string" calcext:value-type="string">
            <text:p>address:fax</text:p>
          </table:table-cell>
          <table:table-cell table:style-name="ce5" office:value-type="string" calcext:value-type="string">
            <text:p>address:region</text:p>
          </table:table-cell>
          <table:table-cell table:style-name="ce70" office:value-type="string" calcext:value-type="string">
            <text:p>address:postcode</text:p>
          </table:table-cell>
          <table:table-cell table:style-name="ce70" office:value-type="string" calcext:value-type="string">
            <text:p>address:lastname</text:p>
          </table:table-cell>
          <table:table-cell table:style-name="ce70" office:value-type="string" calcext:value-type="string">
            <text:p>address:street</text:p>
          </table:table-cell>
          <table:table-cell table:style-name="ce70" office:value-type="string" calcext:value-type="string">
            <text:p>address:city</text:p>
          </table:table-cell>
          <table:table-cell table:style-name="ce70" office:value-type="string" calcext:value-type="string">
            <text:p>address:email</text:p>
          </table:table-cell>
          <table:table-cell table:style-name="ce70" office:value-type="string" calcext:value-type="string">
            <text:p>address:telephone</text:p>
          </table:table-cell>
          <table:table-cell table:style-name="ce70" office:value-type="string" calcext:value-type="string">
            <text:p>address:country_id</text:p>
          </table:table-cell>
          <table:table-cell table:style-name="ce70" office:value-type="string" calcext:value-type="string">
            <text:p>address:firstname</text:p>
          </table:table-cell>
          <table:table-cell table:style-name="ce70" office:value-type="string" calcext:value-type="string">
            <text:p>address:address_type</text:p>
          </table:table-cell>
          <table:table-cell table:style-name="ce70" office:value-type="string" calcext:value-type="string">
            <text:p>address:prefix</text:p>
          </table:table-cell>
          <table:table-cell table:style-name="ce70" office:value-type="string" calcext:value-type="string">
            <text:p>address:middlename</text:p>
          </table:table-cell>
          <table:table-cell table:style-name="ce70" office:value-type="string" calcext:value-type="string">
            <text:p>address:suffix</text:p>
          </table:table-cell>
          <table:table-cell table:style-name="ce70" office:value-type="string" calcext:value-type="string">
            <text:p>address:company</text:p>
          </table:table-cell>
          <table:table-cell table:style-name="ce70" office:value-type="string" calcext:value-type="string">
            <text:p>address:vat_id</text:p>
          </table:table-cell>
          <table:table-cell table:style-name="ce70" office:value-type="string" calcext:value-type="string">
            <text:p>address:vat_is_valid</text:p>
          </table:table-cell>
          <table:table-cell table:style-name="ce70" office:value-type="string" calcext:value-type="string">
            <text:p>address:vat_request_id</text:p>
          </table:table-cell>
          <table:table-cell table:style-name="ce70" office:value-type="string" calcext:value-type="string">
            <text:p>address:vat_request_date</text:p>
          </table:table-cell>
          <table:table-cell table:style-name="ce70" office:value-type="string" calcext:value-type="string">
            <text:p>address:vat_request_success</text:p>
          </table:table-cell>
          <table:table-cell table:style-name="ce70" office:value-type="string" calcext:value-type="string">
            <text:p>payment:entity_id</text:p>
          </table:table-cell>
          <table:table-cell table:style-name="ce70" office:value-type="string" calcext:value-type="string">
            <text:p>payment:parent_id</text:p>
          </table:table-cell>
          <table:table-cell table:style-name="ce70" office:value-type="string" calcext:value-type="string">
            <text:p>payment:base_shipping_captured</text:p>
          </table:table-cell>
          <table:table-cell table:style-name="ce70" office:value-type="string" calcext:value-type="string">
            <text:p>payment:shipping_captured</text:p>
          </table:table-cell>
          <table:table-cell table:style-name="ce70" office:value-type="string" calcext:value-type="string">
            <text:p>payment:amount_refunded</text:p>
          </table:table-cell>
          <table:table-cell table:style-name="ce70" office:value-type="string" calcext:value-type="string">
            <text:p>payment:base_amount_paid</text:p>
          </table:table-cell>
          <table:table-cell table:style-name="ce70" office:value-type="string" calcext:value-type="string">
            <text:p>payment:amount_canceled</text:p>
          </table:table-cell>
          <table:table-cell table:style-name="ce70" office:value-type="string" calcext:value-type="string">
            <text:p>payment:base_amount_authorized</text:p>
          </table:table-cell>
          <table:table-cell table:style-name="ce70" office:value-type="string" calcext:value-type="string">
            <text:p>payment:base_amount_paid_online</text:p>
          </table:table-cell>
          <table:table-cell table:style-name="ce70" office:value-type="string" calcext:value-type="string">
            <text:p>payment:base_amount_refunded_online</text:p>
          </table:table-cell>
          <table:table-cell table:style-name="ce70" office:value-type="string" calcext:value-type="string">
            <text:p>payment:base_shipping_amount</text:p>
          </table:table-cell>
          <table:table-cell table:style-name="ce70" office:value-type="string" calcext:value-type="string">
            <text:p>payment:shipping_amount</text:p>
          </table:table-cell>
          <table:table-cell table:style-name="ce70" office:value-type="string" calcext:value-type="string">
            <text:p>payment:amount_paid</text:p>
          </table:table-cell>
          <table:table-cell table:style-name="ce70" office:value-type="string" calcext:value-type="string">
            <text:p>payment:amount_authorized</text:p>
          </table:table-cell>
          <table:table-cell table:style-name="ce70" office:value-type="string" calcext:value-type="string">
            <text:p>payment:base_amount_ordered</text:p>
          </table:table-cell>
          <table:table-cell table:style-name="ce70" office:value-type="string" calcext:value-type="string">
            <text:p>payment:base_shipping_refunded</text:p>
          </table:table-cell>
          <table:table-cell table:style-name="ce70" office:value-type="string" calcext:value-type="string">
            <text:p>payment:shipping_refunded</text:p>
          </table:table-cell>
          <table:table-cell table:style-name="ce70" office:value-type="string" calcext:value-type="string">
            <text:p>payment:base_amount_refunded</text:p>
          </table:table-cell>
          <table:table-cell table:style-name="ce70" office:value-type="string" calcext:value-type="string">
            <text:p>payment:amount_ordered</text:p>
          </table:table-cell>
          <table:table-cell table:style-name="ce70" office:value-type="string" calcext:value-type="string">
            <text:p>payment:base_amount_canceled</text:p>
          </table:table-cell>
          <table:table-cell table:style-name="ce70" office:value-type="string" calcext:value-type="string">
            <text:p>payment:quote_payment_id</text:p>
          </table:table-cell>
          <table:table-cell table:style-name="ce70" office:value-type="string" calcext:value-type="string">
            <text:p>payment:additional_data</text:p>
          </table:table-cell>
          <table:table-cell table:style-name="ce70" office:value-type="string" calcext:value-type="string">
            <text:p>payment:cc_exp_month</text:p>
          </table:table-cell>
          <table:table-cell table:style-name="ce70" office:value-type="string" calcext:value-type="string">
            <text:p>payment:cc_ss_start_year</text:p>
          </table:table-cell>
          <table:table-cell table:style-name="ce70" office:value-type="string" calcext:value-type="string">
            <text:p>payment:echeck_bank_name</text:p>
          </table:table-cell>
          <table:table-cell table:style-name="ce70" office:value-type="string" calcext:value-type="string">
            <text:p>payment:method</text:p>
          </table:table-cell>
          <table:table-cell table:style-name="ce70" office:value-type="string" calcext:value-type="string">
            <text:p>payment:cc_debug_request_body</text:p>
          </table:table-cell>
          <table:table-cell table:style-name="ce70" office:value-type="string" calcext:value-type="string">
            <text:p>payment:cc_secure_verify</text:p>
          </table:table-cell>
          <table:table-cell table:style-name="ce70" office:value-type="string" calcext:value-type="string">
            <text:p>payment:protection_eligibility</text:p>
          </table:table-cell>
          <table:table-cell table:style-name="ce70" office:value-type="string" calcext:value-type="string">
            <text:p>payment:cc_approval</text:p>
          </table:table-cell>
          <table:table-cell table:style-name="ce70" office:value-type="string" calcext:value-type="string">
            <text:p>payment:cc_last_4</text:p>
          </table:table-cell>
          <table:table-cell table:style-name="ce70" office:value-type="string" calcext:value-type="string">
            <text:p>payment:cc_status_description</text:p>
          </table:table-cell>
          <table:table-cell table:style-name="ce70" office:value-type="string" calcext:value-type="string">
            <text:p>payment:echeck_type</text:p>
          </table:table-cell>
          <table:table-cell table:style-name="ce70" office:value-type="string" calcext:value-type="string">
            <text:p>payment:cc_debug_response_serialized</text:p>
          </table:table-cell>
          <table:table-cell table:style-name="ce70" office:value-type="string" calcext:value-type="string">
            <text:p>payment:cc_ss_start_month</text:p>
          </table:table-cell>
          <table:table-cell table:style-name="ce70" office:value-type="string" calcext:value-type="string">
            <text:p>payment:echeck_account_type</text:p>
          </table:table-cell>
          <table:table-cell table:style-name="ce70" office:value-type="string" calcext:value-type="string">
            <text:p>payment:last_trans_id</text:p>
          </table:table-cell>
          <table:table-cell table:style-name="ce70" office:value-type="string" calcext:value-type="string">
            <text:p>payment:cc_cid_status</text:p>
          </table:table-cell>
          <table:table-cell table:style-name="ce70" office:value-type="string" calcext:value-type="string">
            <text:p>payment:cc_owner</text:p>
          </table:table-cell>
          <table:table-cell table:style-name="ce70" office:value-type="string" calcext:value-type="string">
            <text:p>payment:cc_type</text:p>
          </table:table-cell>
          <table:table-cell table:style-name="ce70" office:value-type="string" calcext:value-type="string">
            <text:p>payment:po_number</text:p>
          </table:table-cell>
          <table:table-cell table:style-name="ce70" office:value-type="string" calcext:value-type="string">
            <text:p>payment:cc_exp_year</text:p>
          </table:table-cell>
          <table:table-cell table:style-name="ce70" office:value-type="string" calcext:value-type="string">
            <text:p>payment:cc_status</text:p>
          </table:table-cell>
          <table:table-cell table:style-name="ce70" office:value-type="string" calcext:value-type="string">
            <text:p>payment:echeck_routing_number</text:p>
          </table:table-cell>
          <table:table-cell table:style-name="ce70" office:value-type="string" calcext:value-type="string">
            <text:p>payment:account_status</text:p>
          </table:table-cell>
          <table:table-cell table:style-name="ce70" office:value-type="string" calcext:value-type="string">
            <text:p>payment:anet_trans_method</text:p>
          </table:table-cell>
          <table:table-cell table:style-name="ce70" office:value-type="string" calcext:value-type="string">
            <text:p>payment:cc_debug_response_body</text:p>
          </table:table-cell>
          <table:table-cell table:style-name="ce70" office:value-type="string" calcext:value-type="string">
            <text:p>payment:cc_ss_issue</text:p>
          </table:table-cell>
          <table:table-cell table:style-name="ce70" office:value-type="string" calcext:value-type="string">
            <text:p>payment:echeck_account_name</text:p>
          </table:table-cell>
          <table:table-cell table:style-name="ce70" office:value-type="string" calcext:value-type="string">
            <text:p>payment:cc_avs_status</text:p>
          </table:table-cell>
          <table:table-cell table:style-name="ce70" office:value-type="string" calcext:value-type="string">
            <text:p>payment:cc_number_enc</text:p>
          </table:table-cell>
          <table:table-cell table:style-name="ce70" office:value-type="string" calcext:value-type="string">
            <text:p>payment:cc_trans_id</text:p>
          </table:table-cell>
          <table:table-cell table:style-name="ce70" office:value-type="string" calcext:value-type="string">
            <text:p>payment:address_status</text:p>
          </table:table-cell>
          <table:table-cell table:style-name="ce70" office:value-type="string" calcext:value-type="string">
            <text:p>payment:additional_information</text:p>
          </table:table-cell>
          <table:table-cell table:style-name="ce70" office:value-type="string" calcext:value-type="string">
            <text:p>transaction:transaction_id</text:p>
          </table:table-cell>
          <table:table-cell table:style-name="ce70" office:value-type="string" calcext:value-type="string">
            <text:p>transaction:parent_id</text:p>
          </table:table-cell>
          <table:table-cell table:style-name="ce70" office:value-type="string" calcext:value-type="string">
            <text:p>transaction:order_id</text:p>
          </table:table-cell>
          <table:table-cell table:style-name="ce70" office:value-type="string" calcext:value-type="string">
            <text:p>transaction:payment_id</text:p>
          </table:table-cell>
          <table:table-cell table:style-name="ce70" office:value-type="string" calcext:value-type="string">
            <text:p>transaction:txn_id</text:p>
          </table:table-cell>
          <table:table-cell table:style-name="ce70" office:value-type="string" calcext:value-type="string">
            <text:p>transaction:parent_txn_id</text:p>
          </table:table-cell>
          <table:table-cell table:style-name="ce70" office:value-type="string" calcext:value-type="string">
            <text:p>transaction:txn_type</text:p>
          </table:table-cell>
          <table:table-cell table:style-name="ce70" office:value-type="string" calcext:value-type="string">
            <text:p>transaction:is_closed</text:p>
          </table:table-cell>
          <table:table-cell table:style-name="ce70" office:value-type="string" calcext:value-type="string">
            <text:p>transaction:additional_information</text:p>
          </table:table-cell>
          <table:table-cell table:style-name="ce70" office:value-type="string" calcext:value-type="string">
            <text:p>transaction:created_at</text:p>
          </table:table-cell>
          <table:table-cell table:style-name="ce70" office:value-type="string" calcext:value-type="string">
            <text:p>shipment:entity_id</text:p>
          </table:table-cell>
          <table:table-cell table:style-name="ce70" office:value-type="string" calcext:value-type="string">
            <text:p>shipment:store_id</text:p>
          </table:table-cell>
          <table:table-cell table:style-name="ce70" office:value-type="string" calcext:value-type="string">
            <text:p>shipment:total_weight</text:p>
          </table:table-cell>
          <table:table-cell table:style-name="ce70" office:value-type="string" calcext:value-type="string">
            <text:p>shipment:total_qty</text:p>
          </table:table-cell>
          <table:table-cell table:style-name="ce70" office:value-type="string" calcext:value-type="string">
            <text:p>shipment:email_sent</text:p>
          </table:table-cell>
          <table:table-cell table:style-name="ce70" office:value-type="string" calcext:value-type="string">
            <text:p>shipment:send_email</text:p>
          </table:table-cell>
          <table:table-cell table:style-name="ce70" office:value-type="string" calcext:value-type="string">
            <text:p>shipment:order_id</text:p>
          </table:table-cell>
          <table:table-cell table:style-name="ce70" office:value-type="string" calcext:value-type="string">
            <text:p>shipment:customer_id</text:p>
          </table:table-cell>
          <table:table-cell table:style-name="ce70" office:value-type="string" calcext:value-type="string">
            <text:p>shipment:shipping_address_id</text:p>
          </table:table-cell>
          <table:table-cell table:style-name="ce70" office:value-type="string" calcext:value-type="string">
            <text:p>shipment:billing_address_id</text:p>
          </table:table-cell>
          <table:table-cell table:style-name="ce70" office:value-type="string" calcext:value-type="string">
            <text:p>shipment:shipment_status</text:p>
          </table:table-cell>
          <table:table-cell table:style-name="ce70" office:value-type="string" calcext:value-type="string">
            <text:p>shipment:increment_id</text:p>
          </table:table-cell>
          <table:table-cell table:style-name="ce70" office:value-type="string" calcext:value-type="string">
            <text:p>shipment:created_at</text:p>
          </table:table-cell>
          <table:table-cell table:style-name="ce70" office:value-type="string" calcext:value-type="string">
            <text:p>shipment:updated_at</text:p>
          </table:table-cell>
          <table:table-cell table:style-name="ce70" office:value-type="string" calcext:value-type="string">
            <text:p>shipment:packages</text:p>
          </table:table-cell>
          <table:table-cell table:style-name="ce70" office:value-type="string" calcext:value-type="string">
            <text:p>shipment:shipping_label</text:p>
          </table:table-cell>
          <table:table-cell table:style-name="ce70" office:value-type="string" calcext:value-type="string">
            <text:p>shipment:customer_note</text:p>
          </table:table-cell>
          <table:table-cell table:style-name="ce70" office:value-type="string" calcext:value-type="string">
            <text:p>shipment:customer_note_notify</text:p>
          </table:table-cell>
          <table:table-cell table:style-name="ce70" office:value-type="string" calcext:value-type="string">
            <text:p>shipment_item:entity_id</text:p>
          </table:table-cell>
          <table:table-cell table:style-name="ce70" office:value-type="string" calcext:value-type="string">
            <text:p>shipment_item:parent_id</text:p>
          </table:table-cell>
          <table:table-cell table:style-name="ce70" office:value-type="string" calcext:value-type="string">
            <text:p>shipment_item:row_total</text:p>
          </table:table-cell>
          <table:table-cell table:style-name="ce70" office:value-type="string" calcext:value-type="string">
            <text:p>shipment_item:price</text:p>
          </table:table-cell>
          <table:table-cell table:style-name="ce70" office:value-type="string" calcext:value-type="string">
            <text:p>shipment_item:weight</text:p>
          </table:table-cell>
          <table:table-cell table:style-name="ce70" office:value-type="string" calcext:value-type="string">
            <text:p>shipment_item:qty</text:p>
          </table:table-cell>
          <table:table-cell table:style-name="ce70" office:value-type="string" calcext:value-type="string">
            <text:p>shipment_item:product_id</text:p>
          </table:table-cell>
          <table:table-cell table:style-name="ce70" office:value-type="string" calcext:value-type="string">
            <text:p>shipment_item:order_item_id</text:p>
          </table:table-cell>
          <table:table-cell table:style-name="ce70" office:value-type="string" calcext:value-type="string">
            <text:p>shipment_item:additional_data</text:p>
          </table:table-cell>
          <table:table-cell table:style-name="ce70" office:value-type="string" calcext:value-type="string">
            <text:p>shipment_item:description</text:p>
          </table:table-cell>
          <table:table-cell table:style-name="ce70" office:value-type="string" calcext:value-type="string">
            <text:p>shipment_item:name</text:p>
          </table:table-cell>
          <table:table-cell table:style-name="ce70" office:value-type="string" calcext:value-type="string">
            <text:p>shipment_item:sku</text:p>
          </table:table-cell>
          <table:table-cell table:style-name="ce70" office:value-type="string" calcext:value-type="string">
            <text:p>shipment_comment:entity_id</text:p>
          </table:table-cell>
          <table:table-cell table:style-name="ce70" office:value-type="string" calcext:value-type="string">
            <text:p>shipment_comment:parent_id</text:p>
          </table:table-cell>
          <table:table-cell table:style-name="ce70" office:value-type="string" calcext:value-type="string">
            <text:p>shipment_comment:is_customer_notified</text:p>
          </table:table-cell>
          <table:table-cell table:style-name="ce70" office:value-type="string" calcext:value-type="string">
            <text:p>shipment_comment:is_visible_on_front</text:p>
          </table:table-cell>
          <table:table-cell table:style-name="ce70" office:value-type="string" calcext:value-type="string">
            <text:p>shipment_comment:comment</text:p>
          </table:table-cell>
          <table:table-cell table:style-name="ce70" office:value-type="string" calcext:value-type="string">
            <text:p>shipment_comment:created_at</text:p>
          </table:table-cell>
          <table:table-cell table:style-name="ce70" office:value-type="string" calcext:value-type="string">
            <text:p>shipment_track:entity_id</text:p>
          </table:table-cell>
          <table:table-cell table:style-name="ce70" office:value-type="string" calcext:value-type="string">
            <text:p>shipment_track:parent_id</text:p>
          </table:table-cell>
          <table:table-cell table:style-name="ce70" office:value-type="string" calcext:value-type="string">
            <text:p>shipment_track:weight</text:p>
          </table:table-cell>
          <table:table-cell table:style-name="ce70" office:value-type="string" calcext:value-type="string">
            <text:p>shipment_track:qty</text:p>
          </table:table-cell>
          <table:table-cell table:style-name="ce70" office:value-type="string" calcext:value-type="string">
            <text:p>shipment_track:order_id</text:p>
          </table:table-cell>
          <table:table-cell table:style-name="ce70" office:value-type="string" calcext:value-type="string">
            <text:p>shipment_track:track_number</text:p>
          </table:table-cell>
          <table:table-cell table:style-name="ce70" office:value-type="string" calcext:value-type="string">
            <text:p>shipment_track:description</text:p>
          </table:table-cell>
          <table:table-cell table:style-name="ce70" office:value-type="string" calcext:value-type="string">
            <text:p>shipment_track:title</text:p>
          </table:table-cell>
          <table:table-cell table:style-name="ce70" office:value-type="string" calcext:value-type="string">
            <text:p>shipment_track:carrier_code</text:p>
          </table:table-cell>
          <table:table-cell table:style-name="ce70" office:value-type="string" calcext:value-type="string">
            <text:p>shipment_track:created_at</text:p>
          </table:table-cell>
          <table:table-cell table:style-name="ce70" office:value-type="string" calcext:value-type="string">
            <text:p>shipment_track:updated_at</text:p>
          </table:table-cell>
          <table:table-cell table:style-name="ce70" office:value-type="string" calcext:value-type="string">
            <text:p>invoice:entity_id</text:p>
          </table:table-cell>
          <table:table-cell table:style-name="ce70" office:value-type="string" calcext:value-type="string">
            <text:p>invoice:store_id</text:p>
          </table:table-cell>
          <table:table-cell table:style-name="ce70" office:value-type="string" calcext:value-type="string">
            <text:p>invoice:base_grand_total</text:p>
          </table:table-cell>
          <table:table-cell table:style-name="ce70" office:value-type="string" calcext:value-type="string">
            <text:p>invoice:shipping_tax_amount</text:p>
          </table:table-cell>
          <table:table-cell table:style-name="ce70" office:value-type="string" calcext:value-type="string">
            <text:p>invoice:tax_amount</text:p>
          </table:table-cell>
          <table:table-cell table:style-name="ce70" office:value-type="string" calcext:value-type="string">
            <text:p>invoice:base_tax_amount</text:p>
          </table:table-cell>
          <table:table-cell table:style-name="ce70" office:value-type="string" calcext:value-type="string">
            <text:p>invoice:store_to_order_rate</text:p>
          </table:table-cell>
          <table:table-cell table:style-name="ce70" office:value-type="string" calcext:value-type="string">
            <text:p>invoice:base_shipping_tax_amount</text:p>
          </table:table-cell>
          <table:table-cell table:style-name="ce70" office:value-type="string" calcext:value-type="string">
            <text:p>invoice:base_discount_amount</text:p>
          </table:table-cell>
          <table:table-cell table:style-name="ce70" office:value-type="string" calcext:value-type="string">
            <text:p>invoice:base_to_order_rate</text:p>
          </table:table-cell>
          <table:table-cell table:style-name="ce70" office:value-type="string" calcext:value-type="string">
            <text:p>invoice:grand_total</text:p>
          </table:table-cell>
          <table:table-cell table:style-name="ce70" office:value-type="string" calcext:value-type="string">
            <text:p>invoice:shipping_amount</text:p>
          </table:table-cell>
          <table:table-cell table:style-name="ce70" office:value-type="string" calcext:value-type="string">
            <text:p>invoice:subtotal_incl_tax</text:p>
          </table:table-cell>
          <table:table-cell table:style-name="ce70" office:value-type="string" calcext:value-type="string">
            <text:p>invoice:base_subtotal_incl_tax</text:p>
          </table:table-cell>
          <table:table-cell table:style-name="ce70" office:value-type="string" calcext:value-type="string">
            <text:p>invoice:store_to_base_rate</text:p>
          </table:table-cell>
          <table:table-cell table:style-name="ce70" office:value-type="string" calcext:value-type="string">
            <text:p>invoice:base_shipping_amount</text:p>
          </table:table-cell>
          <table:table-cell table:style-name="ce70" office:value-type="string" calcext:value-type="string">
            <text:p>invoice:total_qty</text:p>
          </table:table-cell>
          <table:table-cell table:style-name="ce70" office:value-type="string" calcext:value-type="string">
            <text:p>invoice:base_to_global_rate</text:p>
          </table:table-cell>
          <table:table-cell table:style-name="ce70" office:value-type="string" calcext:value-type="string">
            <text:p>invoice:subtotal</text:p>
          </table:table-cell>
          <table:table-cell table:style-name="ce70" office:value-type="string" calcext:value-type="string">
            <text:p>invoice:base_subtotal</text:p>
          </table:table-cell>
          <table:table-cell table:style-name="ce70" office:value-type="string" calcext:value-type="string">
            <text:p>invoice:discount_amount</text:p>
          </table:table-cell>
          <table:table-cell table:style-name="ce70" office:value-type="string" calcext:value-type="string">
            <text:p>invoice:billing_address_id</text:p>
          </table:table-cell>
          <table:table-cell table:style-name="ce70" office:value-type="string" calcext:value-type="string">
            <text:p>invoice:is_used_for_refund</text:p>
          </table:table-cell>
          <table:table-cell table:style-name="ce70" office:value-type="string" calcext:value-type="string">
            <text:p>invoice:order_id</text:p>
          </table:table-cell>
          <table:table-cell table:style-name="ce70" office:value-type="string" calcext:value-type="string">
            <text:p>invoice:email_sent</text:p>
          </table:table-cell>
          <table:table-cell table:style-name="ce70" office:value-type="string" calcext:value-type="string">
            <text:p>invoice:send_email</text:p>
          </table:table-cell>
          <table:table-cell table:style-name="ce70" office:value-type="string" calcext:value-type="string">
            <text:p>invoice:can_void_flag</text:p>
          </table:table-cell>
          <table:table-cell table:style-name="ce70" office:value-type="string" calcext:value-type="string">
            <text:p>invoice:state</text:p>
          </table:table-cell>
          <table:table-cell table:style-name="ce70" office:value-type="string" calcext:value-type="string">
            <text:p>invoice:shipping_address_id</text:p>
          </table:table-cell>
          <table:table-cell table:style-name="ce70" office:value-type="string" calcext:value-type="string">
            <text:p>invoice:store_currency_code</text:p>
          </table:table-cell>
          <table:table-cell table:style-name="ce70" office:value-type="string" calcext:value-type="string">
            <text:p>invoice:transaction_id</text:p>
          </table:table-cell>
          <table:table-cell table:style-name="ce70" office:value-type="string" calcext:value-type="string">
            <text:p>invoice:order_currency_code</text:p>
          </table:table-cell>
          <table:table-cell table:style-name="ce70" office:value-type="string" calcext:value-type="string">
            <text:p>invoice:base_currency_code</text:p>
          </table:table-cell>
          <table:table-cell table:style-name="ce70" office:value-type="string" calcext:value-type="string">
            <text:p>invoice:global_currency_code</text:p>
          </table:table-cell>
          <table:table-cell table:style-name="ce70" office:value-type="string" calcext:value-type="string">
            <text:p>invoice:increment_id</text:p>
          </table:table-cell>
          <table:table-cell table:style-name="ce70" office:value-type="string" calcext:value-type="string">
            <text:p>invoice:created_at</text:p>
          </table:table-cell>
          <table:table-cell table:style-name="ce70" office:value-type="string" calcext:value-type="string">
            <text:p>invoice:updated_at</text:p>
          </table:table-cell>
          <table:table-cell table:style-name="ce70" office:value-type="string" calcext:value-type="string">
            <text:p>invoice:discount_tax_compensation_amount</text:p>
          </table:table-cell>
          <table:table-cell table:style-name="ce70" office:value-type="string" calcext:value-type="string">
            <text:p>invoice:base_discount_tax_compensation_amount</text:p>
          </table:table-cell>
          <table:table-cell table:style-name="ce70" office:value-type="string" calcext:value-type="string">
            <text:p>invoice:shipping_discount_tax_compensation_amount</text:p>
          </table:table-cell>
          <table:table-cell table:style-name="ce70" office:value-type="string" calcext:value-type="string">
            <text:p>invoice:base_shipping_discount_tax_compensation_amnt</text:p>
          </table:table-cell>
          <table:table-cell table:style-name="ce70" office:value-type="string" calcext:value-type="string">
            <text:p>invoice:shipping_incl_tax</text:p>
          </table:table-cell>
          <table:table-cell table:style-name="ce70" office:value-type="string" calcext:value-type="string">
            <text:p>invoice:base_shipping_incl_tax</text:p>
          </table:table-cell>
          <table:table-cell table:style-name="ce70" office:value-type="string" calcext:value-type="string">
            <text:p>invoice:base_total_refunded</text:p>
          </table:table-cell>
          <table:table-cell table:style-name="ce70" office:value-type="string" calcext:value-type="string">
            <text:p>invoice:discount_description</text:p>
          </table:table-cell>
          <table:table-cell table:style-name="ce70" office:value-type="string" calcext:value-type="string">
            <text:p>invoice:customer_note</text:p>
          </table:table-cell>
          <table:table-cell table:style-name="ce70" office:value-type="string" calcext:value-type="string">
            <text:p>invoice:customer_note_notify</text:p>
          </table:table-cell>
          <table:table-cell table:style-name="ce70" office:value-type="string" calcext:value-type="string">
            <text:p>invoice_item:entity_id</text:p>
          </table:table-cell>
          <table:table-cell table:style-name="ce70" office:value-type="string" calcext:value-type="string">
            <text:p>invoice_item:parent_id</text:p>
          </table:table-cell>
          <table:table-cell table:style-name="ce70" office:value-type="string" calcext:value-type="string">
            <text:p>invoice_item:base_price</text:p>
          </table:table-cell>
          <table:table-cell table:style-name="ce70" office:value-type="string" calcext:value-type="string">
            <text:p>invoice_item:tax_amount</text:p>
          </table:table-cell>
          <table:table-cell table:style-name="ce70" office:value-type="string" calcext:value-type="string">
            <text:p>invoice_item:base_row_total</text:p>
          </table:table-cell>
          <table:table-cell table:style-name="ce70" office:value-type="string" calcext:value-type="string">
            <text:p>invoice_item:discount_amount</text:p>
          </table:table-cell>
          <table:table-cell table:style-name="ce70" office:value-type="string" calcext:value-type="string">
            <text:p>invoice_item:row_total</text:p>
          </table:table-cell>
          <table:table-cell table:style-name="ce70" office:value-type="string" calcext:value-type="string">
            <text:p>invoice_item:base_discount_amount</text:p>
          </table:table-cell>
          <table:table-cell table:style-name="ce70" office:value-type="string" calcext:value-type="string">
            <text:p>invoice_item:price_incl_tax</text:p>
          </table:table-cell>
          <table:table-cell table:style-name="ce70" office:value-type="string" calcext:value-type="string">
            <text:p>invoice_item:base_tax_amount</text:p>
          </table:table-cell>
          <table:table-cell table:style-name="ce70" office:value-type="string" calcext:value-type="string">
            <text:p>invoice_item:base_price_incl_tax</text:p>
          </table:table-cell>
          <table:table-cell table:style-name="ce70" office:value-type="string" calcext:value-type="string">
            <text:p>invoice_item:qty</text:p>
          </table:table-cell>
          <table:table-cell table:style-name="ce70" office:value-type="string" calcext:value-type="string">
            <text:p>invoice_item:base_cost</text:p>
          </table:table-cell>
          <table:table-cell table:style-name="ce70" office:value-type="string" calcext:value-type="string">
            <text:p>invoice_item:price</text:p>
          </table:table-cell>
          <table:table-cell table:style-name="ce70" office:value-type="string" calcext:value-type="string">
            <text:p>invoice_item:base_row_total_incl_tax</text:p>
          </table:table-cell>
          <table:table-cell table:style-name="ce70" office:value-type="string" calcext:value-type="string">
            <text:p>invoice_item:row_total_incl_tax</text:p>
          </table:table-cell>
          <table:table-cell table:style-name="ce70" office:value-type="string" calcext:value-type="string">
            <text:p>invoice_item:product_id</text:p>
          </table:table-cell>
          <table:table-cell table:style-name="ce70" office:value-type="string" calcext:value-type="string">
            <text:p>invoice_item:order_item_id</text:p>
          </table:table-cell>
          <table:table-cell table:style-name="ce70" office:value-type="string" calcext:value-type="string">
            <text:p>invoice_item:additional_data</text:p>
          </table:table-cell>
          <table:table-cell table:style-name="ce70" office:value-type="string" calcext:value-type="string">
            <text:p>invoice_item:description</text:p>
          </table:table-cell>
          <table:table-cell table:style-name="ce70" office:value-type="string" calcext:value-type="string">
            <text:p>invoice_item:sku</text:p>
          </table:table-cell>
          <table:table-cell table:style-name="ce70" office:value-type="string" calcext:value-type="string">
            <text:p>invoice_item:name</text:p>
          </table:table-cell>
          <table:table-cell table:style-name="ce70" office:value-type="string" calcext:value-type="string">
            <text:p>invoice_item:discount_tax_compensation_amount</text:p>
          </table:table-cell>
          <table:table-cell table:style-name="ce70" office:value-type="string" calcext:value-type="string">
            <text:p>invoice_item:base_discount_tax_compensation_amount</text:p>
          </table:table-cell>
          <table:table-cell table:style-name="ce70" office:value-type="string" calcext:value-type="string">
            <text:p>invoice_item:tax_ratio</text:p>
          </table:table-cell>
          <table:table-cell table:style-name="ce70" office:value-type="string" calcext:value-type="string">
            <text:p>invoice_item:weee_tax_applied</text:p>
          </table:table-cell>
          <table:table-cell table:style-name="ce70" office:value-type="string" calcext:value-type="string">
            <text:p>invoice_item:weee_tax_applied_amount</text:p>
          </table:table-cell>
          <table:table-cell table:style-name="ce70" office:value-type="string" calcext:value-type="string">
            <text:p>invoice_item:weee_tax_applied_row_amount</text:p>
          </table:table-cell>
          <table:table-cell table:style-name="ce70" office:value-type="string" calcext:value-type="string">
            <text:p>invoice_item:weee_tax_disposition</text:p>
          </table:table-cell>
          <table:table-cell table:style-name="ce70" office:value-type="string" calcext:value-type="string">
            <text:p>invoice_item:weee_tax_row_disposition</text:p>
          </table:table-cell>
          <table:table-cell table:style-name="ce70" office:value-type="string" calcext:value-type="string">
            <text:p>invoice_item:base_weee_tax_applied_amount</text:p>
          </table:table-cell>
          <table:table-cell table:style-name="ce70" office:value-type="string" calcext:value-type="string">
            <text:p>invoice_item:base_weee_tax_applied_row_amnt</text:p>
          </table:table-cell>
          <table:table-cell table:style-name="ce70" office:value-type="string" calcext:value-type="string">
            <text:p>invoice_item:base_weee_tax_disposition</text:p>
          </table:table-cell>
          <table:table-cell table:style-name="ce70" office:value-type="string" calcext:value-type="string">
            <text:p>invoice_item:base_weee_tax_row_disposition</text:p>
          </table:table-cell>
          <table:table-cell table:style-name="ce70" office:value-type="string" calcext:value-type="string">
            <text:p>invoice_comment:entity_id</text:p>
          </table:table-cell>
          <table:table-cell table:style-name="ce70" office:value-type="string" calcext:value-type="string">
            <text:p>invoice_comment:parent_id</text:p>
          </table:table-cell>
          <table:table-cell table:style-name="ce70" office:value-type="string" calcext:value-type="string">
            <text:p>invoice_comment:is_customer_notified</text:p>
          </table:table-cell>
          <table:table-cell table:style-name="ce70" office:value-type="string" calcext:value-type="string">
            <text:p>invoice_comment:is_visible_on_front</text:p>
          </table:table-cell>
          <table:table-cell table:style-name="ce70" office:value-type="string" calcext:value-type="string">
            <text:p>invoice_comment:comment</text:p>
          </table:table-cell>
          <table:table-cell table:style-name="ce70" office:value-type="string" calcext:value-type="string">
            <text:p>invoice_comment:created_at</text:p>
          </table:table-cell>
          <table:table-cell table:style-name="ce70" office:value-type="string" calcext:value-type="string">
            <text:p>creditmemo:entity_id</text:p>
          </table:table-cell>
          <table:table-cell table:style-name="ce70" office:value-type="string" calcext:value-type="string">
            <text:p>creditmemo:store_id</text:p>
          </table:table-cell>
          <table:table-cell table:style-name="ce70" office:value-type="string" calcext:value-type="string">
            <text:p>creditmemo:adjustment_positive</text:p>
          </table:table-cell>
          <table:table-cell table:style-name="ce70" office:value-type="string" calcext:value-type="string">
            <text:p>creditmemo:base_shipping_tax_amount</text:p>
          </table:table-cell>
          <table:table-cell table:style-name="ce70" office:value-type="string" calcext:value-type="string">
            <text:p>creditmemo:store_to_order_rate</text:p>
          </table:table-cell>
          <table:table-cell table:style-name="ce70" office:value-type="string" calcext:value-type="string">
            <text:p>creditmemo:base_discount_amount</text:p>
          </table:table-cell>
          <table:table-cell table:style-name="ce70" office:value-type="string" calcext:value-type="string">
            <text:p>creditmemo:base_to_order_rate</text:p>
          </table:table-cell>
          <table:table-cell table:style-name="ce70" office:value-type="string" calcext:value-type="string">
            <text:p>creditmemo:grand_total</text:p>
          </table:table-cell>
          <table:table-cell table:style-name="ce70" office:value-type="string" calcext:value-type="string">
            <text:p>creditmemo:base_adjustment_negative</text:p>
          </table:table-cell>
          <table:table-cell table:style-name="ce70" office:value-type="string" calcext:value-type="string">
            <text:p>creditmemo:base_subtotal_incl_tax</text:p>
          </table:table-cell>
          <table:table-cell table:style-name="ce70" office:value-type="string" calcext:value-type="string">
            <text:p>creditmemo:shipping_amount</text:p>
          </table:table-cell>
          <table:table-cell table:style-name="ce70" office:value-type="string" calcext:value-type="string">
            <text:p>creditmemo:subtotal_incl_tax</text:p>
          </table:table-cell>
          <table:table-cell table:style-name="ce70" office:value-type="string" calcext:value-type="string">
            <text:p>creditmemo:adjustment_negative</text:p>
          </table:table-cell>
          <table:table-cell table:style-name="ce70" office:value-type="string" calcext:value-type="string">
            <text:p>creditmemo:base_shipping_amount</text:p>
          </table:table-cell>
          <table:table-cell table:style-name="ce70" office:value-type="string" calcext:value-type="string">
            <text:p>creditmemo:store_to_base_rate</text:p>
          </table:table-cell>
          <table:table-cell table:style-name="ce70" office:value-type="string" calcext:value-type="string">
            <text:p>creditmemo:base_to_global_rate</text:p>
          </table:table-cell>
          <table:table-cell table:style-name="ce70" office:value-type="string" calcext:value-type="string">
            <text:p>creditmemo:base_adjustment</text:p>
          </table:table-cell>
          <table:table-cell table:style-name="ce70" office:value-type="string" calcext:value-type="string">
            <text:p>creditmemo:base_subtotal</text:p>
          </table:table-cell>
          <table:table-cell table:style-name="ce70" office:value-type="string" calcext:value-type="string">
            <text:p>creditmemo:discount_amount</text:p>
          </table:table-cell>
          <table:table-cell table:style-name="ce70" office:value-type="string" calcext:value-type="string">
            <text:p>creditmemo:subtotal</text:p>
          </table:table-cell>
          <table:table-cell table:style-name="ce70" office:value-type="string" calcext:value-type="string">
            <text:p>creditmemo:adjustment</text:p>
          </table:table-cell>
          <table:table-cell table:style-name="ce70" office:value-type="string" calcext:value-type="string">
            <text:p>creditmemo:base_grand_total</text:p>
          </table:table-cell>
          <table:table-cell table:style-name="ce70" office:value-type="string" calcext:value-type="string">
            <text:p>creditmemo:base_adjustment_positive</text:p>
          </table:table-cell>
          <table:table-cell table:style-name="ce70" office:value-type="string" calcext:value-type="string">
            <text:p>creditmemo:base_tax_amount</text:p>
          </table:table-cell>
          <table:table-cell table:style-name="ce70" office:value-type="string" calcext:value-type="string">
            <text:p>creditmemo:shipping_tax_amount</text:p>
          </table:table-cell>
          <table:table-cell table:style-name="ce70" office:value-type="string" calcext:value-type="string">
            <text:p>creditmemo:tax_amount</text:p>
          </table:table-cell>
          <table:table-cell table:style-name="ce70" office:value-type="string" calcext:value-type="string">
            <text:p>creditmemo:order_id</text:p>
          </table:table-cell>
          <table:table-cell table:style-name="ce70" office:value-type="string" calcext:value-type="string">
            <text:p>creditmemo:email_sent</text:p>
          </table:table-cell>
          <table:table-cell table:style-name="ce70" office:value-type="string" calcext:value-type="string">
            <text:p>creditmemo:send_email</text:p>
          </table:table-cell>
          <table:table-cell table:style-name="ce70" office:value-type="string" calcext:value-type="string">
            <text:p>creditmemo:creditmemo_status</text:p>
          </table:table-cell>
          <table:table-cell table:style-name="ce70" office:value-type="string" calcext:value-type="string">
            <text:p>creditmemo:state</text:p>
          </table:table-cell>
          <table:table-cell table:style-name="ce70" office:value-type="string" calcext:value-type="string">
            <text:p>creditmemo:shipping_address_id</text:p>
          </table:table-cell>
          <table:table-cell table:style-name="ce70" office:value-type="string" calcext:value-type="string">
            <text:p>creditmemo:billing_address_id</text:p>
          </table:table-cell>
          <table:table-cell table:style-name="ce70" office:value-type="string" calcext:value-type="string">
            <text:p>creditmemo:invoice_id</text:p>
          </table:table-cell>
          <table:table-cell table:style-name="ce70" office:value-type="string" calcext:value-type="string">
            <text:p>creditmemo:store_currency_code</text:p>
          </table:table-cell>
          <table:table-cell table:style-name="ce70" office:value-type="string" calcext:value-type="string">
            <text:p>creditmemo:order_currency_code</text:p>
          </table:table-cell>
          <table:table-cell table:style-name="ce70" office:value-type="string" calcext:value-type="string">
            <text:p>creditmemo:base_currency_code</text:p>
          </table:table-cell>
          <table:table-cell table:style-name="ce70" office:value-type="string" calcext:value-type="string">
            <text:p>creditmemo:global_currency_code</text:p>
          </table:table-cell>
          <table:table-cell table:style-name="ce70" office:value-type="string" calcext:value-type="string">
            <text:p>creditmemo:transaction_id</text:p>
          </table:table-cell>
          <table:table-cell table:style-name="ce70" office:value-type="string" calcext:value-type="string">
            <text:p>creditmemo:increment_id</text:p>
          </table:table-cell>
          <table:table-cell table:style-name="ce70" office:value-type="string" calcext:value-type="string">
            <text:p>creditmemo:created_at</text:p>
          </table:table-cell>
          <table:table-cell table:style-name="ce70" office:value-type="string" calcext:value-type="string">
            <text:p>creditmemo:updated_at</text:p>
          </table:table-cell>
          <table:table-cell table:style-name="ce70" office:value-type="string" calcext:value-type="string">
            <text:p>creditmemo:discount_tax_compensation_amount</text:p>
          </table:table-cell>
          <table:table-cell table:style-name="ce70" office:value-type="string" calcext:value-type="string">
            <text:p>creditmemo:base_discount_tax_compensation_amount</text:p>
          </table:table-cell>
          <table:table-cell table:style-name="ce70" office:value-type="string" calcext:value-type="string">
            <text:p>creditmemo:shipping_discount_tax_compensation_amount</text:p>
          </table:table-cell>
          <table:table-cell table:style-name="ce70" office:value-type="string" calcext:value-type="string">
            <text:p>creditmemo:base_shipping_discount_tax_compensation_amnt</text:p>
          </table:table-cell>
          <table:table-cell table:style-name="ce70" office:value-type="string" calcext:value-type="string">
            <text:p>creditmemo:shipping_incl_tax</text:p>
          </table:table-cell>
          <table:table-cell table:style-name="ce70" office:value-type="string" calcext:value-type="string">
            <text:p>creditmemo:base_shipping_incl_tax</text:p>
          </table:table-cell>
          <table:table-cell table:style-name="ce70" office:value-type="string" calcext:value-type="string">
            <text:p>creditmemo:discount_description</text:p>
          </table:table-cell>
          <table:table-cell table:style-name="ce70" office:value-type="string" calcext:value-type="string">
            <text:p>creditmemo:customer_note</text:p>
          </table:table-cell>
          <table:table-cell table:style-name="ce70" office:value-type="string" calcext:value-type="string">
            <text:p>creditmemo:customer_note_notify</text:p>
          </table:table-cell>
          <table:table-cell table:style-name="ce70" office:value-type="string" calcext:value-type="string">
            <text:p>creditmemo_item:entity_id</text:p>
          </table:table-cell>
          <table:table-cell table:style-name="ce70" office:value-type="string" calcext:value-type="string">
            <text:p>creditmemo_item:parent_id</text:p>
          </table:table-cell>
          <table:table-cell table:style-name="ce70" office:value-type="string" calcext:value-type="string">
            <text:p>creditmemo_item:base_price</text:p>
          </table:table-cell>
          <table:table-cell table:style-name="ce70" office:value-type="string" calcext:value-type="string">
            <text:p>creditmemo_item:tax_amount</text:p>
          </table:table-cell>
          <table:table-cell table:style-name="ce70" office:value-type="string" calcext:value-type="string">
            <text:p>creditmemo_item:base_row_total</text:p>
          </table:table-cell>
          <table:table-cell table:style-name="ce70" office:value-type="string" calcext:value-type="string">
            <text:p>creditmemo_item:discount_amount</text:p>
          </table:table-cell>
          <table:table-cell table:style-name="ce70" office:value-type="string" calcext:value-type="string">
            <text:p>creditmemo_item:row_total</text:p>
          </table:table-cell>
          <table:table-cell table:style-name="ce70" office:value-type="string" calcext:value-type="string">
            <text:p>creditmemo_item:base_discount_amount</text:p>
          </table:table-cell>
          <table:table-cell table:style-name="ce70" office:value-type="string" calcext:value-type="string">
            <text:p>creditmemo_item:price_incl_tax</text:p>
          </table:table-cell>
          <table:table-cell table:style-name="ce70" office:value-type="string" calcext:value-type="string">
            <text:p>creditmemo_item:base_tax_amount</text:p>
          </table:table-cell>
          <table:table-cell table:style-name="ce70" office:value-type="string" calcext:value-type="string">
            <text:p>creditmemo_item:base_price_incl_tax</text:p>
          </table:table-cell>
          <table:table-cell table:style-name="ce70" office:value-type="string" calcext:value-type="string">
            <text:p>creditmemo_item:qty</text:p>
          </table:table-cell>
          <table:table-cell table:style-name="ce70" office:value-type="string" calcext:value-type="string">
            <text:p>creditmemo_item:base_cost</text:p>
          </table:table-cell>
          <table:table-cell table:style-name="ce70" office:value-type="string" calcext:value-type="string">
            <text:p>creditmemo_item:price</text:p>
          </table:table-cell>
          <table:table-cell table:style-name="ce70" office:value-type="string" calcext:value-type="string">
            <text:p>creditmemo_item:base_row_total_incl_tax</text:p>
          </table:table-cell>
          <table:table-cell table:style-name="ce70" office:value-type="string" calcext:value-type="string">
            <text:p>creditmemo_item:row_total_incl_tax</text:p>
          </table:table-cell>
          <table:table-cell table:style-name="ce70" office:value-type="string" calcext:value-type="string">
            <text:p>creditmemo_item:product_id</text:p>
          </table:table-cell>
          <table:table-cell table:style-name="ce70" office:value-type="string" calcext:value-type="string">
            <text:p>creditmemo_item:order_item_id</text:p>
          </table:table-cell>
          <table:table-cell table:style-name="ce70" office:value-type="string" calcext:value-type="string">
            <text:p>creditmemo_item:additional_data</text:p>
          </table:table-cell>
          <table:table-cell table:style-name="ce70" office:value-type="string" calcext:value-type="string">
            <text:p>creditmemo_item:description</text:p>
          </table:table-cell>
          <table:table-cell table:style-name="ce70" office:value-type="string" calcext:value-type="string">
            <text:p>creditmemo_item:sku</text:p>
          </table:table-cell>
          <table:table-cell table:style-name="ce70" office:value-type="string" calcext:value-type="string">
            <text:p>creditmemo_item:name</text:p>
          </table:table-cell>
          <table:table-cell table:style-name="ce70" office:value-type="string" calcext:value-type="string">
            <text:p>creditmemo_item:discount_tax_compensation_amount</text:p>
          </table:table-cell>
          <table:table-cell table:style-name="ce70" office:value-type="string" calcext:value-type="string">
            <text:p>creditmemo_item:base_discount_tax_compensation_amount</text:p>
          </table:table-cell>
          <table:table-cell table:style-name="ce70" office:value-type="string" calcext:value-type="string">
            <text:p>creditmemo_item:tax_ratio</text:p>
          </table:table-cell>
          <table:table-cell table:style-name="ce70" office:value-type="string" calcext:value-type="string">
            <text:p>creditmemo_item:weee_tax_applied</text:p>
          </table:table-cell>
          <table:table-cell table:style-name="ce70" office:value-type="string" calcext:value-type="string">
            <text:p>creditmemo_item:weee_tax_applied_amount</text:p>
          </table:table-cell>
          <table:table-cell table:style-name="ce70" office:value-type="string" calcext:value-type="string">
            <text:p>creditmemo_item:weee_tax_applied_row_amount</text:p>
          </table:table-cell>
          <table:table-cell table:style-name="ce70" office:value-type="string" calcext:value-type="string">
            <text:p>creditmemo_item:weee_tax_disposition</text:p>
          </table:table-cell>
          <table:table-cell table:style-name="ce70" office:value-type="string" calcext:value-type="string">
            <text:p>creditmemo_item:weee_tax_row_disposition</text:p>
          </table:table-cell>
          <table:table-cell table:style-name="ce70" office:value-type="string" calcext:value-type="string">
            <text:p>creditmemo_item:base_weee_tax_applied_amount</text:p>
          </table:table-cell>
          <table:table-cell table:style-name="ce70" office:value-type="string" calcext:value-type="string">
            <text:p>creditmemo_item:base_weee_tax_applied_row_amnt</text:p>
          </table:table-cell>
          <table:table-cell table:style-name="ce70" office:value-type="string" calcext:value-type="string">
            <text:p>creditmemo_item:base_weee_tax_disposition</text:p>
          </table:table-cell>
          <table:table-cell table:style-name="ce70" office:value-type="string" calcext:value-type="string">
            <text:p>creditmemo_item:base_weee_tax_row_disposition</text:p>
          </table:table-cell>
          <table:table-cell table:style-name="ce70" office:value-type="string" calcext:value-type="string">
            <text:p>creditmemo_comment:entity_id</text:p>
          </table:table-cell>
          <table:table-cell table:style-name="ce70" office:value-type="string" calcext:value-type="string">
            <text:p>creditmemo_comment:parent_id</text:p>
          </table:table-cell>
          <table:table-cell table:style-name="ce70" office:value-type="string" calcext:value-type="string">
            <text:p>creditmemo_comment:is_customer_notified</text:p>
          </table:table-cell>
          <table:table-cell table:style-name="ce70" office:value-type="string" calcext:value-type="string">
            <text:p>creditmemo_comment:is_visible_on_front</text:p>
          </table:table-cell>
          <table:table-cell table:style-name="ce70" office:value-type="string" calcext:value-type="string">
            <text:p>creditmemo_comment:comment</text:p>
          </table:table-cell>
          <table:table-cell table:style-name="ce70" office:value-type="string" calcext:value-type="string">
            <text:p>creditmemo_comment:created_at</text:p>
          </table:table-cell>
          <table:table-cell table:style-name="ce70" office:value-type="string" calcext:value-type="string">
            <text:p>status_history:entity_id</text:p>
          </table:table-cell>
          <table:table-cell table:style-name="ce70" office:value-type="string" calcext:value-type="string">
            <text:p>status_history:parent_id</text:p>
          </table:table-cell>
          <table:table-cell table:style-name="ce70" office:value-type="string" calcext:value-type="string">
            <text:p>status_history:is_customer_notified</text:p>
          </table:table-cell>
          <table:table-cell table:style-name="ce70" office:value-type="string" calcext:value-type="string">
            <text:p>status_history:is_visible_on_front</text:p>
          </table:table-cell>
          <table:table-cell table:style-name="ce70" office:value-type="string" calcext:value-type="string">
            <text:p>status_history:comment</text:p>
          </table:table-cell>
          <table:table-cell table:style-name="ce70" office:value-type="string" calcext:value-type="string">
            <text:p>status_history:status</text:p>
          </table:table-cell>
          <table:table-cell table:style-name="ce70" office:value-type="string" calcext:value-type="string">
            <text:p>status_history:created_at</text:p>
          </table:table-cell>
          <table:table-cell table:style-name="ce70" office:value-type="string" calcext:value-type="string">
            <text:p>status_history:entity_name</text:p>
          </table:table-cell>
          <table:table-cell table:style-name="ce70" office:value-type="string" calcext:value-type="string">
            <text:p>tax:tax_id</text:p>
          </table:table-cell>
          <table:table-cell table:style-name="ce70" office:value-type="string" calcext:value-type="string">
            <text:p>tax:order_id</text:p>
          </table:table-cell>
          <table:table-cell table:style-name="ce70" office:value-type="string" calcext:value-type="string">
            <text:p>tax:code</text:p>
          </table:table-cell>
          <table:table-cell table:style-name="ce70" office:value-type="string" calcext:value-type="string">
            <text:p>tax:title</text:p>
          </table:table-cell>
          <table:table-cell table:style-name="ce70" office:value-type="string" calcext:value-type="string">
            <text:p>tax:percent</text:p>
          </table:table-cell>
          <table:table-cell table:style-name="ce70" office:value-type="string" calcext:value-type="string">
            <text:p>tax:amount</text:p>
          </table:table-cell>
          <table:table-cell table:style-name="ce70" office:value-type="string" calcext:value-type="string">
            <text:p>tax:priority</text:p>
          </table:table-cell>
          <table:table-cell table:style-name="ce70" office:value-type="string" calcext:value-type="string">
            <text:p>tax:position</text:p>
          </table:table-cell>
          <table:table-cell table:style-name="ce70" office:value-type="string" calcext:value-type="string">
            <text:p>tax:base_amount</text:p>
          </table:table-cell>
          <table:table-cell table:style-name="ce70" office:value-type="string" calcext:value-type="string">
            <text:p>tax:process</text:p>
          </table:table-cell>
          <table:table-cell table:style-name="ce70" office:value-type="string" calcext:value-type="string">
            <text:p>tax:base_real_amount</text:p>
          </table:table-cell>
          <table:table-cell table:style-name="ce70" office:value-type="string" calcext:value-type="string">
            <text:p>tax_item:tax_item_id</text:p>
          </table:table-cell>
          <table:table-cell table:style-name="ce70" office:value-type="string" calcext:value-type="string">
            <text:p>tax_item:tax_id</text:p>
          </table:table-cell>
          <table:table-cell table:style-name="ce70" office:value-type="string" calcext:value-type="string">
            <text:p>tax_item:item_id</text:p>
          </table:table-cell>
          <table:table-cell table:style-name="ce70" office:value-type="string" calcext:value-type="string">
            <text:p>tax_item:tax_percent</text:p>
          </table:table-cell>
          <table:table-cell table:style-name="ce70" office:value-type="string" calcext:value-type="string">
            <text:p>tax_item:amount</text:p>
          </table:table-cell>
          <table:table-cell table:style-name="ce70" office:value-type="string" calcext:value-type="string">
            <text:p>tax_item:base_amount</text:p>
          </table:table-cell>
          <table:table-cell table:style-name="ce70" office:value-type="string" calcext:value-type="string">
            <text:p>tax_item:real_amount</text:p>
          </table:table-cell>
          <table:table-cell table:style-name="ce70" office:value-type="string" calcext:value-type="string">
            <text:p>tax_item:real_base_amount</text:p>
          </table:table-cell>
          <table:table-cell table:style-name="ce70" office:value-type="string" calcext:value-type="string">
            <text:p>tax_item:associated_item_id</text:p>
          </table:table-cell>
          <table:table-cell table:style-name="ce78" office:value-type="string" calcext:value-type="string">
            <text:p>tax_item:taxable_item_type</text:p>
          </table:table-cell>
          <table:table-cell table:number-columns-repeated="462"/>
        </table:table-row>
        <table:table-row table:style-name="ro2">
          <table:table-cell table:style-name="ce41" office:value-type="float" office:value="26" calcext:value-type="float">
            <text:p>26</text:p>
          </table:table-cell>
          <table:table-cell table:style-name="ce41" office:value-type="float" office:value="1222222222" calcext:value-type="float">
            <text:p>1222222222</text:p>
          </table:table-cell>
          <table:table-cell table:number-columns-repeated="2" table:style-name="ce39" office:value-type="string" calcext:value-type="string">
            <text:p>complete</text:p>
          </table:table-cell>
          <table:table-cell table:style-name="ce39"/>
          <table:table-cell table:style-name="ce39" office:value-type="string" calcext:value-type="string">
            <text:p>f9d9f1</text:p>
          </table:table-cell>
          <table:table-cell table:style-name="ce39" office:value-type="string" calcext:value-type="string">
            <text:p>United States Postal Service - Priority Mail</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7.31" calcext:value-type="float">
            <text:p>7.31</text:p>
          </table:table-cell>
          <table:table-cell table:number-columns-repeated="3"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20.96" calcext:value-type="float">
            <text:p>20.96</text:p>
          </table:table-cell>
          <table:table-cell table:number-columns-repeated="5"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18" calcext:value-type="float">
            <text:p>18</text:p>
          </table:table-cell>
          <table:table-cell table:number-columns-repeated="2"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7.31" calcext:value-type="float">
            <text:p>7.31</text:p>
          </table:table-cell>
          <table:table-cell table:number-columns-repeated="5"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20.96" calcext:value-type="float">
            <text:p>20.96</text:p>
          </table:table-cell>
          <table:table-cell table:number-columns-repeated="6"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4" calcext:value-type="float">
            <text:p>4</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8" calcext:value-type="float">
            <text:p>8</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9782" calcext:value-type="float">
            <text:p>9782</text:p>
          </table:table-cell>
          <table:table-cell table:style-name="ce41" office:value-type="float" office:value="7" calcext:value-type="float">
            <text:p>7</text:p>
          </table:table-cell>
          <table:table-cell table:number-columns-repeated="5" table:style-name="ce41" office:value-type="float" office:value="0" calcext:value-type="float">
            <text:p>0</text:p>
          </table:table-cell>
          <table:table-cell table:style-name="ce41" office:value-type="float" office:value="20.96" calcext:value-type="float">
            <text:p>20.96</text:p>
          </table:table-cell>
          <table:table-cell table:number-columns-repeated="3" table:style-name="ce41" office:value-type="float" office:value="0" calcext:value-type="float">
            <text:p>0</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4" calcext:value-type="float">
            <text:p>4</text:p>
          </table:table-cell>
          <table:table-cell table:style-name="ce39" office:value-type="string" calcext:value-type="string">
            <text:p>0000-00-00 00:00:00</text:p>
          </table:table-cell>
          <table:table-cell table:style-name="ce41" office:value-type="float" office:value="25" calcext:value-type="float">
            <text:p>25</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27.0.0.1</text:p>
          </table:table-cell>
          <table:table-cell table:style-name="ce39" office:value-type="string" calcext:value-type="string">
            <text:p>stamps_US_PM</text:p>
          </table:table-cell>
          <table:table-cell table:style-name="ce39" office:value-type="string" calcext:value-type="string">
            <text:p>USD</text:p>
          </table:table-cell>
          <table:table-cell table:style-name="ce39" table:number-columns-repeated="2"/>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7.31" calcext:value-type="float">
            <text:p>7.31</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Shipped Complete - Store 32</text:p>
          </table:table-cell>
          <table:table-cell table:style-name="ce41" office:value-type="float" office:value="28" calcext:value-type="float">
            <text:p>28</text:p>
          </table:table-cell>
          <table:table-cell table:style-name="ce41" office:value-type="float" office:value="26" calcext:value-type="float">
            <text:p>26</text:p>
          </table:table-cell>
          <table:table-cell table:style-name="ce39"/>
          <table:table-cell table:style-name="ce41" office:value-type="float" office:value="49780" calcext:value-type="float">
            <text:p>49780</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dS1zLXBvbG8tYXNzbi1pbmZhbnQtZ2lybHMtMy1waWVjZS1mbG9yYWwtaG9vZGllLXNldC1waW5rLmh0bWw,","product":"70736","selected_configurable_option":"","related_product":"","super_attribute":{"135":"48"},"qty":"1"},"attributes_info":[{"label":"Size","value":"12M"}],"simple_name":"U.S. Polo Assn Infant Girls 3 Piece Floral Hoodie Set-Pink-12M","simple_sku":"1000176744-Pink-12M","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4-Pink-12M</text:p>
          </table:table-cell>
          <table:table-cell table:style-name="ce74" office:value-type="string" calcext:value-type="string">
            <text:p>U.S. Polo Assn Infant Girls 3 Piece Floral Hoodie Set-Pink</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12" table:style-name="ce41" office:value-type="float" office:value="0" calcext:value-type="float">
            <text:p>0</text:p>
          </table:table-cell>
          <table:table-cell table:number-columns-repeated="4"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41" office:value-type="float" office:value="7" calcext:value-type="float">
            <text:p>7</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39"/>
          <table:table-cell table:style-name="ce5" office:value-type="string" calcext:value-type="string">
            <text:p>LA</text:p>
          </table:table-cell>
          <table:table-cell table:style-name="ce41" office:value-type="float" office:value="7307" calcext:value-type="float">
            <text:p>7307</text:p>
          </table:table-cell>
          <table:table-cell table:style-name="ce39" office:value-type="string" calcext:value-type="string">
            <text:p>Doe</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John</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4" calcext:value-type="float">
            <text:p>4</text:p>
          </table:table-cell>
          <table:table-cell table:style-name="ce41" office:value-type="float" office:value="26" calcext:value-type="float">
            <text:p>26</text:p>
          </table:table-cell>
          <table:table-cell table:number-columns-repeated="2" table:style-name="ce41" office:value-type="float" office:value="7.31" calcext:value-type="float">
            <text:p>7.31</text:p>
          </table:table-cell>
          <table:table-cell table:style-name="ce41" office:value-type="float" office:value="0" calcext:value-type="float">
            <text:p>0</text:p>
          </table:table-cell>
          <table:table-cell table:style-name="ce41" office:value-type="float" office:value="26.07" calcext:value-type="float">
            <text:p>26.07</text:p>
          </table:table-cell>
          <table:table-cell table:style-name="ce41" office:value-type="float" office:value="0" calcext:value-type="float">
            <text:p>0</text:p>
          </table:table-cell>
          <table:table-cell table:number-columns-repeated="2" table:style-name="ce41" office:value-type="float" office:value="26.07" calcext:value-type="float">
            <text:p>26.07</text:p>
          </table:table-cell>
          <table:table-cell table:style-name="ce41" office:value-type="float" office:value="0" calcext:value-type="float">
            <text:p>0</text:p>
          </table:table-cell>
          <table:table-cell table:number-columns-repeated="2" table:style-name="ce41" office:value-type="float" office:value="7.31" calcext:value-type="float">
            <text:p>7.31</text:p>
          </table:table-cell>
          <table:table-cell table:number-columns-repeated="3" table:style-name="ce41" office:value-type="float" office:value="26.07" calcext:value-type="float">
            <text:p>26.07</text:p>
          </table:table-cell>
          <table:table-cell table:number-columns-repeated="3" table:style-name="ce41" office:value-type="float" office:value="0" calcext:value-type="float">
            <text:p>0</text:p>
          </table:table-cell>
          <table:table-cell table:style-name="ce41" office:value-type="float" office:value="26.07" calcext:value-type="float">
            <text:p>26.07</text:p>
          </table:table-cell>
          <table:table-cell table:number-columns-repeated="2" table:style-name="ce41" office:value-type="float" office:value="0" calcext:value-type="float">
            <text:p>0</text:p>
          </table:table-cell>
          <table:table-cell table:style-name="ce39"/>
          <table:table-cell table:style-name="ce41" office:value-type="float" office:value="1" calcext:value-type="float">
            <text:p>1</text:p>
          </table:table-cell>
          <table:table-cell table:style-name="ce39" table:number-columns-repeated="2"/>
          <table:table-cell table:style-name="ce39" office:value-type="string" calcext:value-type="string">
            <text:p>authnetcim</text:p>
          </table:table-cell>
          <table:table-cell table:style-name="ce39" table:number-columns-repeated="3"/>
          <table:table-cell table:style-name="ce41" office:value-type="float" office:value="320655" calcext:value-type="float">
            <text:p>320655</text:p>
          </table:table-cell>
          <table:table-cell table:style-name="ce41" office:value-type="float" office:value="6656" calcext:value-type="float">
            <text:p>6656</text:p>
          </table:table-cell>
          <table:table-cell table:style-name="ce39" table:number-columns-repeated="5"/>
          <table:table-cell table:style-name="ce39" office:value-type="string" calcext:value-type="string">
            <text:p>40609675183-capture</text:p>
          </table:table-cell>
          <table:table-cell table:style-name="ce39" office:value-type="string" calcext:value-type="string">
            <text:p>M</text:p>
          </table:table-cell>
          <table:table-cell table:style-name="ce39"/>
          <table:table-cell table:style-name="ce39" office:value-type="string" calcext:value-type="string">
            <text:p>MC</text:p>
          </table:table-cell>
          <table:table-cell table:style-name="ce39"/>
          <table:table-cell table:style-name="ce41" office:value-type="float" office:value="2023" calcext:value-type="float">
            <text:p>2023</text:p>
          </table:table-cell>
          <table:table-cell table:style-name="ce39" table:number-columns-repeated="7"/>
          <table:table-cell table:style-name="ce39" office:value-type="string" calcext:value-type="string">
            <text:p>Y</text:p>
          </table:table-cell>
          <table:table-cell table:style-name="ce39" table:number-columns-repeated="3"/>
          <table:table-cell table:style-name="ce39" office:value-type="string" calcext:value-type="string">
            <text:p>{"save":0,"method_title":"Credit Card (Authorize.Net CIM)","response_code":1,"response_subcode":"","response_reason_code":0,"response_reason_text":"","approval_code":"320655","auth_code":"320655","avs_result_code":"P","transaction_id":"40609675183","reference_transaction_id":"","invoice_number":"000001342","description":"","amount":"26.07","method":"CC","transaction_type":"prior_auth_capture","customer_id":"","md5_hash":"5DA1B3B42381E7F92C9FF41D3FEBB65A","card_code_response_code":"","cavv_response_code":"","acc_number":"XXXX6656","card_type":"MasterCard","split_tender_id":"","requested_amount":"","balance_on_card":"","profile_id":"1537873320","payment_id":"1540990313","is_fraud":false,"is_error":false}</text:p>
          </table:table-cell>
          <table:table-cell table:style-name="ce41" office:value-type="float" office:value="6" calcext:value-type="float">
            <text:p>6</text:p>
          </table:table-cell>
          <table:table-cell table:style-name="ce39"/>
          <table:table-cell table:style-name="ce41" office:value-type="float" office:value="26" calcext:value-type="float">
            <text:p>26</text:p>
          </table:table-cell>
          <table:table-cell table:style-name="ce41" office:value-type="float" office:value="4" calcext:value-type="float">
            <text:p>4</text:p>
          </table:table-cell>
          <table:table-cell table:style-name="ce41" office:value-type="float" office:value="40609675183" calcext:value-type="float">
            <text:p>40609675183</text:p>
          </table:table-cell>
          <table:table-cell table:style-name="ce39"/>
          <table:table-cell table:style-name="ce39" office:value-type="string" calcext:value-type="string">
            <text:p>authorization</text:p>
          </table:table-cell>
          <table:table-cell table:style-name="ce41" office:value-type="float" office:value="1" calcext:value-type="float">
            <text:p>1</text:p>
          </table:table-cell>
          <table:table-cell table:style-name="ce39" office:value-type="string" calcext:value-type="string">
            <text:p>eyJyYXdfZGV0YWlsc19pbmZvIjp7InJlc3BvbnNlX2NvZGUiOjEsInJlc3BvbnNlX3N1YmNvZGUiOiIiLCJyZXNwb25zZV9yZWFzb25fY29kZSI6MCwicmVzcG9uc2VfcmVhc29uX3RleHQiOiIiLCJhcHByb3ZhbF9jb2RlIjoiMzIwNjU1IiwiYXV0aF9jb2RlIjoiMzIwNjU1IiwiYXZzX3Jlc3VsdF9jb2RlIjoiWSIsInRyYW5zYWN0aW9uX2lkIjoiNDA2MDk2NzUxODMiLCJyZWZlcmVuY2VfdHJhbnNhY3Rpb25faWQiOiIiLCJpbnZvaWNlX251bWJlciI6IjAwMDAwMTM0MiIsImRlc2NyaXB0aW9uIjoiIiwiYW1vdW50IjoyNi4wNywibWV0aG9kIjoiQ0MiLCJ0cmFuc2FjdGlvbl90eXBlIjoiYXV0aF9vbmx5IiwiY3VzdG9tZXJfaWQiOiIiLCJtZDVfaGFzaCI6IjhCRTMyNTVBMTJCNDNCQjM1MENENTdENUNDOEJFQjQyIiwiY2FyZF9jb2RlX3Jlc3BvbnNlX2NvZGUiOiJNIiwiY2F2dl9yZXNwb25zZV9jb2RlIjoiIiwiYWNjX251bWJlciI6IlhYWFg2NjU2IiwiY2FyZF90eXBlIjoiTWFzdGVyQ2FyZCIsInNwbGl0X3RlbmRlcl9pZCI6IiIsInJlcXVlc3RlZF9hbW91bnQiOiIiLCJiYWxhbmNlX29uX2NhcmQiOiIiLCJwcm9maWxlX2lkIjoiMTUzNzg3MzMyMCIsInBheW1lbnRfaWQiOiIxNTQwOTkwMzEzIiwiaXNfZnJhdWQiOmZhbHNlLCJpc19lcnJvciI6ZmFsc2V9fQ==</text:p>
          </table:table-cell>
          <table:table-cell table:style-name="ce76" office:value-type="date" office:date-value="2018-03-27T18:13:15" calcext:value-type="date">
            <text:p>2018-03-27 18:13:15</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4" calcext:value-type="float">
            <text:p>4</text:p>
          </table:table-cell>
          <table:table-cell table:number-columns-repeated="2" table:style-name="ce41" office:value-type="float" office:value="1" calcext:value-type="float">
            <text:p>1</text:p>
          </table:table-cell>
          <table:table-cell table:style-name="ce41" office:value-type="float" office:value="26" calcext:value-type="float">
            <text:p>26</text:p>
          </table:table-cell>
          <table:table-cell table:style-name="ce41" office:value-type="float" office:value="0" calcext:value-type="float">
            <text:p>0</text:p>
          </table:table-cell>
          <table:table-cell table:style-name="ce41" office:value-type="float" office:value="7" calcext:value-type="float">
            <text:p>7</text:p>
          </table:table-cell>
          <table:table-cell table:style-name="ce41" office:value-type="float" office:value="8" calcext:value-type="float">
            <text:p>8</text:p>
          </table:table-cell>
          <table:table-cell table:style-name="ce41" office:value-type="float" office:value="0" calcext:value-type="float">
            <text:p>0</text:p>
          </table:table-cell>
          <table:table-cell table:style-name="ce41" office:value-type="float" office:value="100000746" calcext:value-type="float">
            <text:p>100000746</text:p>
          </table:table-cell>
          <table:table-cell table:style-name="ce76" office:value-type="date" office:date-value="2018-03-28T17:38:43" calcext:value-type="date">
            <text:p>2018-03-28 17:38:43</text:p>
          </table:table-cell>
          <table:table-cell table:style-name="ce76" office:value-type="date" office:date-value="2018-09-12T18:43:45" calcext:value-type="date">
            <text:p>2018-09-12 18:43:45</text:p>
          </table:table-cell>
          <table:table-cell table:style-name="ce39" office:value-type="string" calcext:value-type="string">
            <text:p>[]</text:p>
          </table:table-cell>
          <table:table-cell table:style-name="ce39" table:number-columns-repeated="2"/>
          <table:table-cell table:style-name="ce41" office:value-type="float" office:value="0" calcext:value-type="float">
            <text:p>0</text:p>
          </table:table-cell>
          <table:table-cell table:style-name="ce41" office:value-type="float" office:value="11" calcext:value-type="float">
            <text:p>11</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5.99" calcext:value-type="float">
            <text:p>5.99</text:p>
          </table:table-cell>
          <table:table-cell table:number-columns-repeated="2" table:style-name="ce41" office:value-type="float" office:value="1" calcext:value-type="float">
            <text:p>1</text:p>
          </table:table-cell>
          <table:table-cell table:style-name="ce41" office:value-type="float" office:value="70736" calcext:value-type="float">
            <text:p>70736</text:p>
          </table:table-cell>
          <table:table-cell table:style-name="ce41" office:value-type="float" office:value="28" calcext:value-type="float">
            <text:p>28</text:p>
          </table:table-cell>
          <table:table-cell table:style-name="ce39" table:number-columns-repeated="2"/>
          <table:table-cell table:style-name="ce39" office:value-type="string" calcext:value-type="string">
            <text:p>U.S. Polo Assn Infant Girls 3 Piece Floral Hoodie Set-Pink</text:p>
          </table:table-cell>
          <table:table-cell table:style-name="ce74" office:value-type="string" calcext:value-type="string">
            <text:p>1000176744-Pink-12M</text:p>
          </table:table-cell>
          <table:table-cell table:style-name="ce39" table:number-columns-repeated="6"/>
          <table:table-cell table:number-columns-repeated="2" table:style-name="ce41" office:value-type="float" office:value="3" calcext:value-type="float">
            <text:p>3</text:p>
          </table:table-cell>
          <table:table-cell table:number-columns-repeated="2" table:style-name="ce41" office:value-type="float" office:value="0" calcext:value-type="float">
            <text:p>0</text:p>
          </table:table-cell>
          <table:table-cell table:style-name="ce41" office:value-type="float" office:value="26" calcext:value-type="float">
            <text:p>26</text:p>
          </table:table-cell>
          <table:table-cell table:style-name="ce39" office:value-type="string" calcext:value-type="string">
            <text:p>ASDWQ123</text:p>
          </table:table-cell>
          <table:table-cell table:style-name="ce39"/>
          <table:table-cell table:style-name="ce39" office:value-type="string" calcext:value-type="string">
            <text:p>United States Postal Service</text:p>
          </table:table-cell>
          <table:table-cell table:style-name="ce39" office:value-type="string" calcext:value-type="string">
            <text:p>stamps</text:p>
          </table:table-cell>
          <table:table-cell table:style-name="ce76" office:value-type="date" office:date-value="2018-03-28T18:00:35" calcext:value-type="date">
            <text:p>2018-03-28 18:00:35</text:p>
          </table:table-cell>
          <table:table-cell table:style-name="ce76" office:value-type="date" office:date-value="2018-09-12T18:43:45" calcext:value-type="date">
            <text:p>2018-09-12 18:43:45</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26.07" calcext:value-type="float">
            <text:p>26.07</text:p>
          </table:table-cell>
          <table:table-cell table:number-columns-repeated="5"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1" calcext:value-type="float">
            <text:p>1</text:p>
          </table:table-cell>
          <table:table-cell table:style-name="ce41" office:value-type="float" office:value="26.07" calcext:value-type="float">
            <text:p>26.07</text:p>
          </table:table-cell>
          <table:table-cell table:style-name="ce41" office:value-type="float" office:value="7.31" calcext:value-type="float">
            <text:p>7.31</text:p>
          </table:table-cell>
          <table:table-cell table:number-columns-repeated="2"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7.31" calcext:value-type="float">
            <text:p>7.31</text:p>
          </table:table-cell>
          <table:table-cell table:style-name="ce41" office:value-type="float" office:value="8" calcext:value-type="float">
            <text:p>8</text:p>
          </table:table-cell>
          <table:table-cell table:style-name="ce41" office:value-type="float" office:value="1" calcext:value-type="float">
            <text:p>1</text:p>
          </table:table-cell>
          <table:table-cell table:number-columns-repeated="2" table:style-name="ce41" office:value-type="float" office:value="20.96" calcext:value-type="float">
            <text:p>20.96</text:p>
          </table:table-cell>
          <table:table-cell table:style-name="ce41" office:value-type="float" office:value="-2.2" calcext:value-type="float">
            <text:p>-2.2</text:p>
          </table:table-cell>
          <table:table-cell table:style-name="ce41" office:value-type="float" office:value="8" calcext:value-type="float">
            <text:p>8</text:p>
          </table:table-cell>
          <table:table-cell table:style-name="ce41" office:value-type="float" office:value="0" calcext:value-type="float">
            <text:p>0</text:p>
          </table:table-cell>
          <table:table-cell table:style-name="ce41" office:value-type="float" office:value="26" calcext:value-type="float">
            <text:p>26</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7" calcext:value-type="float">
            <text:p>7</text:p>
          </table:table-cell>
          <table:table-cell table:style-name="ce39" office:value-type="string" calcext:value-type="string">
            <text:p>USD</text:p>
          </table:table-cell>
          <table:table-cell table:style-name="ce39" office:value-type="string" calcext:value-type="string">
            <text:p>40609675183-capture</text:p>
          </table:table-cell>
          <table:table-cell table:number-columns-repeated="3" table:style-name="ce39" office:value-type="string" calcext:value-type="string">
            <text:p>USD</text:p>
          </table:table-cell>
          <table:table-cell table:style-name="ce41" office:value-type="float" office:value="100000728" calcext:value-type="float">
            <text:p>100000728</text:p>
          </table:table-cell>
          <table:table-cell table:style-name="ce76" office:value-type="date" office:date-value="2018-03-28T17:38:43" calcext:value-type="date">
            <text:p>2018-03-28 17:38:43</text:p>
          </table:table-cell>
          <table:table-cell table:style-name="ce76" office:value-type="date" office:date-value="2018-09-12T18:43:45" calcext:value-type="date">
            <text:p>2018-09-12 18:43:45</text:p>
          </table:table-cell>
          <table:table-cell table:number-columns-repeated="4" table:style-name="ce41" office:value-type="float" office:value="0" calcext:value-type="float">
            <text:p>0</text:p>
          </table:table-cell>
          <table:table-cell table:number-columns-repeated="2" table:style-name="ce41" office:value-type="float" office:value="7.31" calcext:value-type="float">
            <text:p>7.31</text:p>
          </table:table-cell>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3" calcext:value-type="float">
            <text:p>3</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5.99" calcext:value-type="float">
            <text:p>5.99</text:p>
          </table:table-cell>
          <table:table-cell table:style-name="ce41" office:value-type="float" office:value="70736" calcext:value-type="float">
            <text:p>70736</text:p>
          </table:table-cell>
          <table:table-cell table:style-name="ce41" office:value-type="float" office:value="28" calcext:value-type="float">
            <text:p>28</text:p>
          </table:table-cell>
          <table:table-cell table:style-name="ce39" table:number-columns-repeated="2"/>
          <table:table-cell table:style-name="ce39" office:value-type="string" calcext:value-type="string">
            <text:p>1000176744-Pink-12M</text:p>
          </table:table-cell>
          <table:table-cell table:style-name="ce39" office:value-type="string" calcext:value-type="string">
            <text:p>U.S. Polo Assn Infant Girls 3 Piece Floral Hoodie Set-Pin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8" calcext:value-type="float">
            <text:p>8</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39" office:value-type="string" calcext:value-type="string">
            <text:p>Authorized amount of $26.07 Transaction ID: "40609675183"</text:p>
          </table:table-cell>
          <table:table-cell table:style-name="ce39" office:value-type="string" calcext:value-type="string">
            <text:p>processing</text:p>
          </table:table-cell>
          <table:table-cell table:style-name="ce76" office:value-type="date" office:date-value="2018-03-27T18:13:15" calcext:value-type="date">
            <text:p>2018-03-27 18:13:15</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7" table:number-columns-repeated="2"/>
          <table:table-cell table:style-name="ce39" table:number-columns-repeated="16"/>
          <table:table-cell table:style-name="ce41" office:value-type="float" office:value="29" calcext:value-type="float">
            <text:p>29</text:p>
          </table:table-cell>
          <table:table-cell table:style-name="ce41" office:value-type="float" office:value="26" calcext:value-type="float">
            <text:p>26</text:p>
          </table:table-cell>
          <table:table-cell table:style-name="ce41" office:value-type="float" office:value="28" calcext:value-type="float">
            <text:p>28</text:p>
          </table:table-cell>
          <table:table-cell table:style-name="ce41" office:value-type="float" office:value="49781" calcext:value-type="float">
            <text:p>49781</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dS1zLXBvbG8tYXNzbi1pbmZhbnQtZ2lybHMtMy1waWVjZS1mbG9yYWwtaG9vZGllLXNldC1waW5rLmh0bWw,","product":"70736","selected_configurable_option":"","related_product":"","super_attribute":{"135":"48"},"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4-Pink-12M</text:p>
          </table:table-cell>
          <table:table-cell table:style-name="ce74" office:value-type="string" calcext:value-type="string">
            <text:p>U.S. Polo Assn Infant Girls 3 Piece Floral Hoodie Set-Pink-12M</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8" calcext:value-type="float">
            <text:p>8</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39"/>
          <table:table-cell table:style-name="ce5" office:value-type="string" calcext:value-type="string">
            <text:p>LA</text:p>
          </table:table-cell>
          <table:table-cell table:style-name="ce41" office:value-type="float" office:value="7307" calcext:value-type="float">
            <text:p>7307</text:p>
          </table:table-cell>
          <table:table-cell table:style-name="ce39" office:value-type="string" calcext:value-type="string">
            <text:p>Doe</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John</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54"/>
          <table:table-cell table:style-name="ce41" office:value-type="float" office:value="7" calcext:value-type="float">
            <text:p>7</text:p>
          </table:table-cell>
          <table:table-cell table:style-name="ce41" office:value-type="float" office:value="6" calcext:value-type="float">
            <text:p>6</text:p>
          </table:table-cell>
          <table:table-cell table:style-name="ce41" office:value-type="float" office:value="26" calcext:value-type="float">
            <text:p>26</text:p>
          </table:table-cell>
          <table:table-cell table:style-name="ce41" office:value-type="float" office:value="4" calcext:value-type="float">
            <text:p>4</text:p>
          </table:table-cell>
          <table:table-cell table:style-name="ce39" office:value-type="string" calcext:value-type="string">
            <text:p>40609675183-capture</text:p>
          </table:table-cell>
          <table:table-cell table:style-name="ce41" office:value-type="float" office:value="40609675183" calcext:value-type="float">
            <text:p>40609675183</text:p>
          </table:table-cell>
          <table:table-cell table:style-name="ce39" office:value-type="string" calcext:value-type="string">
            <text:p>capture</text:p>
          </table:table-cell>
          <table:table-cell table:style-name="ce41" office:value-type="float" office:value="0" calcext:value-type="float">
            <text:p>0</text:p>
          </table:table-cell>
          <table:table-cell table:style-name="ce39" office:value-type="string" calcext:value-type="string">
            <text:p>eyJyYXdfZGV0YWlsc19pbmZvIjp7InJlc3BvbnNlX2NvZGUiOjEsInJlc3BvbnNlX3N1YmNvZGUiOiIiLCJyZXNwb25zZV9yZWFzb25fY29kZSI6MCwicmVzcG9uc2VfcmVhc29uX3RleHQiOiIiLCJhcHByb3ZhbF9jb2RlIjoiMzIwNjU1IiwiYXV0aF9jb2RlIjoiMzIwNjU1IiwiYXZzX3Jlc3VsdF9jb2RlIjoiUCIsInRyYW5zYWN0aW9uX2lkIjoiNDA2MDk2NzUxODMiLCJyZWZlcmVuY2VfdHJhbnNhY3Rpb25faWQiOiIiLCJpbnZvaWNlX251bWJlciI6IjAwMDAwMTM0MiIsImRlc2NyaXB0aW9uIjoiIiwiYW1vdW50IjoiMjYuMDciLCJtZXRob2QiOiJDQyIsInRyYW5zYWN0aW9uX3R5cGUiOiJwcmlvcl9hdXRoX2NhcHR1cmUiLCJjdXN0b21lcl9pZCI6IiIsIm1kNV9oYXNoIjoiNURBMUIzQjQyMzgxRTdGOTJDOUZGNDFEM0ZFQkI2NUEiLCJjYXJkX2NvZGVfcmVzcG9uc2VfY29kZSI6IiIsImNhdnZfcmVzcG9uc2VfY29kZSI6IiIsImFjY19udW1iZXIiOiJYWFhYNjY1NiIsImNhcmRfdHlwZSI6Ik1hc3RlckNhcmQiLCJzcGxpdF90ZW5kZXJfaWQiOiIiLCJyZXF1ZXN0ZWRfYW1vdW50IjoiIiwiYmFsYW5jZV9vbl9jYXJkIjoiIiwicHJvZmlsZV9pZCI6IjE1Mzc4NzMzMjAiLCJwYXltZW50X2lkIjoiMTU0MDk5MDMxMyIsImlzX2ZyYXVkIjpmYWxzZSwiaXNfZXJyb3IiOmZhbHNlfX0=</text:p>
          </table:table-cell>
          <table:table-cell table:style-name="ce76" office:value-type="date" office:date-value="2018-03-28T17:38:43" calcext:value-type="date">
            <text:p>2018-03-28 17:38:43</text:p>
          </table:table-cell>
          <table:table-cell table:style-name="ce39" table:number-columns-repeated="18"/>
          <table:table-cell table:style-name="ce41" office:value-type="float" office:value="12" calcext:value-type="float">
            <text:p>12</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37" calcext:value-type="float">
            <text:p>70737</text:p>
          </table:table-cell>
          <table:table-cell table:style-name="ce41" office:value-type="float" office:value="30" calcext:value-type="float">
            <text:p>30</text:p>
          </table:table-cell>
          <table:table-cell table:style-name="ce39" table:number-columns-repeated="2"/>
          <table:table-cell table:style-name="ce39" office:value-type="string" calcext:value-type="string">
            <text:p>U.S. Polo Assn Newborn Girls 3 Piece Pants-Pink-3</text:p>
          </table:table-cell>
          <table:table-cell table:style-name="ce74" office:value-type="string" calcext:value-type="string">
            <text:p>1000176748-Pink-6-9M</text:p>
          </table:table-cell>
          <table:table-cell table:style-name="ce39" table:number-columns-repeated="64"/>
          <table:table-cell table:style-name="ce41" office:value-type="float" office:value="25" calcext:value-type="float">
            <text:p>25</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0" calcext:value-type="float">
            <text:p>0</text:p>
          </table:table-cell>
          <table:table-cell table:style-name="ce41" office:value-type="float" office:value="70534" calcext:value-type="float">
            <text:p>70534</text:p>
          </table:table-cell>
          <table:table-cell table:style-name="ce41" office:value-type="float" office:value="29" calcext:value-type="float">
            <text:p>29</text:p>
          </table:table-cell>
          <table:table-cell table:style-name="ce39" table:number-columns-repeated="2"/>
          <table:table-cell table:style-name="ce39" office:value-type="string" calcext:value-type="string">
            <text:p>1000176744-Pink-12M</text:p>
          </table:table-cell>
          <table:table-cell table:style-name="ce39" office:value-type="string" calcext:value-type="string">
            <text:p>U.S. Polo Assn Infant Girls 3 Piece Floral Hoodie Set-Pink-12M</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9" calcext:value-type="float">
            <text:p>9</text:p>
          </table:table-cell>
          <table:table-cell table:style-name="ce41" office:value-type="float" office:value="26" calcext:value-type="float">
            <text:p>26</text:p>
          </table:table-cell>
          <table:table-cell table:number-columns-repeated="2" table:style-name="ce41" office:value-type="float" office:value="0" calcext:value-type="float">
            <text:p>0</text:p>
          </table:table-cell>
          <table:table-cell table:style-name="ce39" office:value-type="string" calcext:value-type="string">
            <text:p>Captured amount of $26.07 online Transaction ID: "40609675183-capture"</text:p>
          </table:table-cell>
          <table:table-cell table:style-name="ce39" office:value-type="string" calcext:value-type="string">
            <text:p>processing</text:p>
          </table:table-cell>
          <table:table-cell table:style-name="ce76" office:value-type="date" office:date-value="2018-03-28T17:38:43" calcext:value-type="date">
            <text:p>2018-03-28 17:38:43</text:p>
          </table:table-cell>
          <table:table-cell table:style-name="ce39" office:value-type="string" calcext:value-type="string">
            <text:p>invoice</text:p>
          </table:table-cell>
          <table:table-cell table:style-name="ce39" table:number-columns-repeated="21"/>
          <table:table-cell table:number-columns-repeated="462"/>
        </table:table-row>
        <table:table-row table:style-name="ro2">
          <table:table-cell table:style-name="ce39" table:number-columns-repeated="93"/>
          <table:table-cell table:style-name="ce75"/>
          <table:table-cell table:style-name="ce39" table:number-columns-repeated="26"/>
          <table:table-cell table:style-name="ce75" table:number-columns-repeated="2"/>
          <table:table-cell table:style-name="ce39" table:number-columns-repeated="16"/>
          <table:table-cell table:style-name="ce41" office:value-type="float" office:value="30" calcext:value-type="float">
            <text:p>30</text:p>
          </table:table-cell>
          <table:table-cell table:style-name="ce41" office:value-type="float" office:value="26" calcext:value-type="float">
            <text:p>26</text:p>
          </table:table-cell>
          <table:table-cell table:style-name="ce39"/>
          <table:table-cell table:style-name="ce41" office:value-type="float" office:value="49782" calcext:value-type="float">
            <text:p>49782</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dS1zLXBvbG8tYXNzbi1uZXdib3JuLWdpcmxzLTMtcGllY2UtcGFudHMtcGluay0zLmh0bWw,","product":"70737","selected_configurable_option":"","related_product":"","super_attribute":{"135":"550"},"qty":"1"},"attributes_info":[{"label":"Size","value":"6-9M"}],"simple_name":"U.S. Polo Assn Newborn Girls 3 Piece Pants-Pink-6-9M","simple_sku":"1000176748-Pink-6-9M","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8-Pink-6-9M</text:p>
          </table:table-cell>
          <table:table-cell table:style-name="ce74" office:value-type="string" calcext:value-type="string">
            <text:p>U.S. Polo Assn Newborn Girls 3 Piece Pants-Pink-3</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1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3" calcext:value-type="float">
            <text:p>13</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4.99" calcext:value-type="float">
            <text:p>4.99</text:p>
          </table:table-cell>
          <table:table-cell table:number-columns-repeated="2" table:style-name="ce41" office:value-type="float" office:value="1" calcext:value-type="float">
            <text:p>1</text:p>
          </table:table-cell>
          <table:table-cell table:style-name="ce41" office:value-type="float" office:value="68791" calcext:value-type="float">
            <text:p>68791</text:p>
          </table:table-cell>
          <table:table-cell table:style-name="ce41" office:value-type="float" office:value="32" calcext:value-type="float">
            <text:p>32</text:p>
          </table:table-cell>
          <table:table-cell table:style-name="ce39" table:number-columns-repeated="2"/>
          <table:table-cell table:style-name="ce39" office:value-type="string" calcext:value-type="string">
            <text:p>U.S. Polo Assn Girls 4-6x Button Front Leggings Set-Pink</text:p>
          </table:table-cell>
          <table:table-cell table:style-name="ce74" office:value-type="string" calcext:value-type="string">
            <text:p>1000170992-Pink-5</text:p>
          </table:table-cell>
          <table:table-cell table:style-name="ce39" table:number-columns-repeated="64"/>
          <table:table-cell table:style-name="ce41" office:value-type="float" office:value="26" calcext:value-type="float">
            <text:p>26</text:p>
          </table:table-cell>
          <table:table-cell table:style-name="ce41" office:value-type="float" office:value="3" calcext:value-type="float">
            <text:p>3</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3.99" calcext:value-type="float">
            <text:p>3.99</text:p>
          </table:table-cell>
          <table:table-cell table:style-name="ce41" office:value-type="float" office:value="70737" calcext:value-type="float">
            <text:p>70737</text:p>
          </table:table-cell>
          <table:table-cell table:style-name="ce41" office:value-type="float" office:value="30" calcext:value-type="float">
            <text:p>30</text:p>
          </table:table-cell>
          <table:table-cell table:style-name="ce39" table:number-columns-repeated="2"/>
          <table:table-cell table:style-name="ce39" office:value-type="string" calcext:value-type="string">
            <text:p>1000176748-Pink-6-9M</text:p>
          </table:table-cell>
          <table:table-cell table:style-name="ce39" office:value-type="string" calcext:value-type="string">
            <text:p>U.S. Polo Assn Newborn Girls 3 Piece Pants-Pink-3</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93"/>
          <table:table-cell table:style-name="ce75"/>
          <table:table-cell table:style-name="ce39" table:number-columns-repeated="26"/>
          <table:table-cell table:style-name="ce75" table:number-columns-repeated="2"/>
          <table:table-cell table:style-name="ce39" table:number-columns-repeated="16"/>
          <table:table-cell table:style-name="ce41" office:value-type="float" office:value="31" calcext:value-type="float">
            <text:p>31</text:p>
          </table:table-cell>
          <table:table-cell table:style-name="ce41" office:value-type="float" office:value="26" calcext:value-type="float">
            <text:p>26</text:p>
          </table:table-cell>
          <table:table-cell table:style-name="ce41" office:value-type="float" office:value="30" calcext:value-type="float">
            <text:p>30</text:p>
          </table:table-cell>
          <table:table-cell table:style-name="ce41" office:value-type="float" office:value="49783" calcext:value-type="float">
            <text:p>49783</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dS1zLXBvbG8tYXNzbi1uZXdib3JuLWdpcmxzLTMtcGllY2UtcGFudHMtcGluay0zLmh0bWw,","product":"70737","selected_configurable_option":"","related_product":"","super_attribute":{"135":"55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748-Pink-6-9M</text:p>
          </table:table-cell>
          <table:table-cell table:style-name="ce74" office:value-type="string" calcext:value-type="string">
            <text:p>U.S. Polo Assn Newborn Girls 3 Piece Pants-Pink-6-9M</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4" calcext:value-type="float">
            <text:p>14</text:p>
          </table:table-cell>
          <table:table-cell table:style-name="ce41" office:value-type="float" office:value="3" calcext:value-type="float">
            <text:p>3</text:p>
          </table:table-cell>
          <table:table-cell table:style-name="ce41" office:value-type="float" office:value="0" calcext:value-type="float">
            <text:p>0</text:p>
          </table:table-cell>
          <table:table-cell table:style-name="ce41" office:value-type="float" office:value="5.99" calcext:value-type="float">
            <text:p>5.99</text:p>
          </table:table-cell>
          <table:table-cell table:number-columns-repeated="2" table:style-name="ce41" office:value-type="float" office:value="1" calcext:value-type="float">
            <text:p>1</text:p>
          </table:table-cell>
          <table:table-cell table:style-name="ce41" office:value-type="float" office:value="68899" calcext:value-type="float">
            <text:p>68899</text:p>
          </table:table-cell>
          <table:table-cell table:style-name="ce41" office:value-type="float" office:value="34" calcext:value-type="float">
            <text:p>34</text:p>
          </table:table-cell>
          <table:table-cell table:style-name="ce39" table:number-columns-repeated="2"/>
          <table:table-cell table:style-name="ce39" office:value-type="string" calcext:value-type="string">
            <text:p>Limited Too Girls 4-6x Puff Border Print 2 Piece Chambray Legging Set-Grey White</text:p>
          </table:table-cell>
          <table:table-cell table:style-name="ce74" office:value-type="string" calcext:value-type="string">
            <text:p>1000174952-Grey White-5</text:p>
          </table:table-cell>
          <table:table-cell table:style-name="ce39" table:number-columns-repeated="64"/>
          <table:table-cell table:style-name="ce41" office:value-type="float" office:value="27" calcext:value-type="float">
            <text:p>27</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70538" calcext:value-type="float">
            <text:p>70538</text:p>
          </table:table-cell>
          <table:table-cell table:style-name="ce41" office:value-type="float" office:value="31" calcext:value-type="float">
            <text:p>31</text:p>
          </table:table-cell>
          <table:table-cell table:style-name="ce39" table:number-columns-repeated="2"/>
          <table:table-cell table:style-name="ce39" office:value-type="string" calcext:value-type="string">
            <text:p>1000176748-Pink-6-9M</text:p>
          </table:table-cell>
          <table:table-cell table:style-name="ce39" office:value-type="string" calcext:value-type="string">
            <text:p>U.S. Polo Assn Newborn Girls 3 Piece Pants-Pink-6-9M</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2" calcext:value-type="float">
            <text:p>32</text:p>
          </table:table-cell>
          <table:table-cell table:style-name="ce41" office:value-type="float" office:value="26" calcext:value-type="float">
            <text:p>26</text:p>
          </table:table-cell>
          <table:table-cell table:style-name="ce39"/>
          <table:table-cell table:style-name="ce41" office:value-type="float" office:value="49784" calcext:value-type="float">
            <text:p>49784</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Z2lybC9naXJsLTQtNngvdS1zLXBvbG8tYXNzbi1naXJscy00LTZ4LWJ1dHRvbi1mcm9udC1sZWdnaW5ncy1zZXQtcGluay5odG1s","product":"68791","selected_configurable_option":"","related_product":"","super_attribute":{"135":"164"},"qty":"1"},"attributes_info":[{"label":"Size","value":"5"}],"simple_name":"U.S. Polo Assn Girls 4-6x Button Front Leggings Set-Pink-5","simple_sku":"1000170992-Pink-5","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0992-Pink-5</text:p>
          </table:table-cell>
          <table:table-cell table:style-name="ce74" office:value-type="string" calcext:value-type="string">
            <text:p>U.S. Polo Assn Girls 4-6x Button Front Leggings Set-Pink</text:p>
          </table:table-cell>
          <table:table-cell table:style-name="ce39"/>
          <table:table-cell table:style-name="ce41" office:value-type="float" office:value="25" calcext:value-type="float">
            <text:p>25</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4.99" calcext:value-type="float">
            <text:p>4.99</text:p>
          </table:table-cell>
          <table:table-cell table:number-columns-repeated="2" table:style-name="ce41" office:value-type="float" office:value="9.99" calcext:value-type="float">
            <text:p>9.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1" calcext:value-type="float">
            <text:p>1</text:p>
          </table:table-cell>
          <table:table-cell table:number-columns-repeated="2" table:style-name="ce41" office:value-type="float" office:value="0" calcext:value-type="float">
            <text:p>0</text:p>
          </table:table-cell>
          <table:table-cell table:number-columns-repeated="4" table:style-name="ce41" office:value-type="float" office:value="4.99" calcext:value-type="float">
            <text:p>4.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4.99" calcext:value-type="float">
            <text:p>4.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28" calcext:value-type="float">
            <text:p>28</text:p>
          </table:table-cell>
          <table:table-cell table:style-name="ce41" office:value-type="float" office:value="3" calcext:value-type="float">
            <text:p>3</text:p>
          </table:table-cell>
          <table:table-cell table:style-name="ce41" office:value-type="float" office:value="4.99" calcext:value-type="float">
            <text:p>4.99</text:p>
          </table:table-cell>
          <table:table-cell table:style-name="ce41" office:value-type="float" office:value="0" calcext:value-type="float">
            <text:p>0</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0" calcext:value-type="float">
            <text:p>0</text:p>
          </table:table-cell>
          <table:table-cell table:style-name="ce41" office:value-type="float" office:value="4.99" calcext:value-type="float">
            <text:p>4.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4.99" calcext:value-type="float">
            <text:p>4.99</text:p>
          </table:table-cell>
          <table:table-cell table:style-name="ce41" office:value-type="float" office:value="68791" calcext:value-type="float">
            <text:p>68791</text:p>
          </table:table-cell>
          <table:table-cell table:style-name="ce41" office:value-type="float" office:value="32" calcext:value-type="float">
            <text:p>32</text:p>
          </table:table-cell>
          <table:table-cell table:style-name="ce39" table:number-columns-repeated="2"/>
          <table:table-cell table:style-name="ce39" office:value-type="string" calcext:value-type="string">
            <text:p>1000170992-Pink-5</text:p>
          </table:table-cell>
          <table:table-cell table:style-name="ce39" office:value-type="string" calcext:value-type="string">
            <text:p>U.S. Polo Assn Girls 4-6x Button Front Leggings Set-Pin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3" calcext:value-type="float">
            <text:p>33</text:p>
          </table:table-cell>
          <table:table-cell table:style-name="ce41" office:value-type="float" office:value="26" calcext:value-type="float">
            <text:p>26</text:p>
          </table:table-cell>
          <table:table-cell table:style-name="ce41" office:value-type="float" office:value="32" calcext:value-type="float">
            <text:p>32</text:p>
          </table:table-cell>
          <table:table-cell table:style-name="ce41" office:value-type="float" office:value="49785" calcext:value-type="float">
            <text:p>49785</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Z2lybC9naXJsLTQtNngvdS1zLXBvbG8tYXNzbi1naXJscy00LTZ4LWJ1dHRvbi1mcm9udC1sZWdnaW5ncy1zZXQtcGluay5odG1s","product":"68791","selected_configurable_option":"","related_product":"","super_attribute":{"135":"164"},"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0992-Pink-5</text:p>
          </table:table-cell>
          <table:table-cell table:style-name="ce74" office:value-type="string" calcext:value-type="string">
            <text:p>U.S. Polo Assn Girls 4-6x Button Front Leggings Set-Pink-5</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29" calcext:value-type="float">
            <text:p>29</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640" calcext:value-type="float">
            <text:p>68640</text:p>
          </table:table-cell>
          <table:table-cell table:style-name="ce41" office:value-type="float" office:value="33" calcext:value-type="float">
            <text:p>33</text:p>
          </table:table-cell>
          <table:table-cell table:style-name="ce39" table:number-columns-repeated="2"/>
          <table:table-cell table:style-name="ce39" office:value-type="string" calcext:value-type="string">
            <text:p>1000170992-Pink-5</text:p>
          </table:table-cell>
          <table:table-cell table:style-name="ce39" office:value-type="string" calcext:value-type="string">
            <text:p>U.S. Polo Assn Girls 4-6x Button Front Leggings Set-Pink-5</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4" calcext:value-type="float">
            <text:p>34</text:p>
          </table:table-cell>
          <table:table-cell table:style-name="ce41" office:value-type="float" office:value="26" calcext:value-type="float">
            <text:p>26</text:p>
          </table:table-cell>
          <table:table-cell table:style-name="ce39"/>
          <table:table-cell table:style-name="ce41" office:value-type="float" office:value="49786" calcext:value-type="float">
            <text:p>49786</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Z2lybC9naXJsLTQtNngvbGltaXRlZC10b28tZ2lybHMtNC02eC1wdWZmLWJvcmRlci1wcmludC0yLXBpZWNlLWNoYW1icmF5LWxlZ2dpbmctc2V0LWdyZXktd2hpdGUuaHRtbA,,","product":"68899","selected_configurable_option":"","related_product":"","super_attribute":{"135":"164"},"qty":"1"},"attributes_info":[{"label":"Size","value":"5"}],"simple_name":"Limited Too Girls 4-6x Puff Border Print 2 Piece Chambray Legging Set-Grey White-5","simple_sku":"1000174952-Grey White-5","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4952-Grey White-5</text:p>
          </table:table-cell>
          <table:table-cell table:style-name="ce74" office:value-type="string" calcext:value-type="string">
            <text:p>Limited Too Girls 4-6x Puff Border Print 2 Piece Chambray Legging Set-Grey White</text:p>
          </table:table-cell>
          <table:table-cell table:style-name="ce39"/>
          <table:table-cell table:style-name="ce41" office:value-type="float" office:value="25" calcext:value-type="float">
            <text:p>25</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1.2" calcext:value-type="float">
            <text:p>1.2</text:p>
          </table:table-cell>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0" calcext:value-type="float">
            <text:p>30</text:p>
          </table:table-cell>
          <table:table-cell table:style-name="ce41" office:value-type="float" office:value="3" calcext:value-type="float">
            <text:p>3</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2" calcext:value-type="float">
            <text:p>1.2</text:p>
          </table:table-cell>
          <table:table-cell table:style-name="ce41" office:value-type="float" office:value="5.99" calcext:value-type="float">
            <text:p>5.99</text:p>
          </table:table-cell>
          <table:table-cell table:style-name="ce41" office:value-type="float" office:value="1.2" calcext:value-type="float">
            <text:p>1.2</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5.99" calcext:value-type="float">
            <text:p>5.99</text:p>
          </table:table-cell>
          <table:table-cell table:style-name="ce41" office:value-type="float" office:value="68899" calcext:value-type="float">
            <text:p>68899</text:p>
          </table:table-cell>
          <table:table-cell table:style-name="ce41" office:value-type="float" office:value="34" calcext:value-type="float">
            <text:p>34</text:p>
          </table:table-cell>
          <table:table-cell table:style-name="ce39" table:number-columns-repeated="2"/>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5" calcext:value-type="float">
            <text:p>35</text:p>
          </table:table-cell>
          <table:table-cell table:style-name="ce41" office:value-type="float" office:value="26" calcext:value-type="float">
            <text:p>26</text:p>
          </table:table-cell>
          <table:table-cell table:style-name="ce41" office:value-type="float" office:value="34" calcext:value-type="float">
            <text:p>34</text:p>
          </table:table-cell>
          <table:table-cell table:style-name="ce41" office:value-type="float" office:value="49787" calcext:value-type="float">
            <text:p>49787</text:p>
          </table:table-cell>
          <table:table-cell table:style-name="ce41" office:value-type="float" office:value="1" calcext:value-type="float">
            <text:p>1</text:p>
          </table:table-cell>
          <table:table-cell table:style-name="ce76" office:value-type="date" office:date-value="2018-03-27T18:13:15" calcext:value-type="date">
            <text:p>2018-03-27 18:13:15</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Z2lybC9naXJsLTQtNngvbGltaXRlZC10b28tZ2lybHMtNC02eC1wdWZmLWJvcmRlci1wcmludC0yLXBpZWNlLWNoYW1icmF5LWxlZ2dpbmctc2V0LWdyZXktd2hpdGUuaHRtbA,,","product":"68899","selected_configurable_option":"","related_product":"","super_attribute":{"135":"164"},"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4952-Grey White-5</text:p>
          </table:table-cell>
          <table:table-cell table:style-name="ce74" office:value-type="string" calcext:value-type="string">
            <text:p>Limited Too Girls 4-6x Puff Border Print 2 Piece Chambray Legging Set-Grey White-5</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1" calcext:value-type="float">
            <text:p>31</text:p>
          </table:table-cell>
          <table:table-cell table:style-name="ce41" office:value-type="float" office:value="3" calcext:value-type="float">
            <text:p>3</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295" calcext:value-type="float">
            <text:p>68295</text:p>
          </table:table-cell>
          <table:table-cell table:style-name="ce41" office:value-type="float" office:value="35" calcext:value-type="float">
            <text:p>35</text:p>
          </table:table-cell>
          <table:table-cell table:style-name="ce39" table:number-columns-repeated="2"/>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5</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41" office:value-type="float" office:value="27" calcext:value-type="float">
            <text:p>27</text:p>
          </table:table-cell>
          <table:table-cell table:style-name="ce41" office:value-type="float" office:value="1333333333" calcext:value-type="float">
            <text:p>1333333333</text:p>
          </table:table-cell>
          <table:table-cell table:style-name="ce39" office:value-type="string" calcext:value-type="string">
            <text:p>complete</text:p>
          </table:table-cell>
          <table:table-cell table:style-name="ce74" office:value-type="string" calcext:value-type="string">
            <text:p>shipped_complete_store_2</text:p>
          </table:table-cell>
          <table:table-cell table:style-name="ce39"/>
          <table:table-cell table:style-name="ce39" office:value-type="string" calcext:value-type="string">
            <text:p>664c41</text:p>
          </table:table-cell>
          <table:table-cell table:style-name="ce39" office:value-type="string" calcext:value-type="string">
            <text:p>Free Shipping - Free</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9.38" calcext:value-type="float">
            <text:p>-9.38</text:p>
          </table:table-cell>
          <table:table-cell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number-columns-repeated="6"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0" calcext:value-type="float">
            <text:p>0</text:p>
          </table:table-cell>
          <table:table-cell table:style-name="ce41" office:value-type="float" office:value="30.94" calcext:value-type="float">
            <text:p>30.94</text:p>
          </table:table-cell>
          <table:table-cell table:number-columns-repeated="5"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30.65" calcext:value-type="float">
            <text:p>30.65</text:p>
          </table:table-cell>
          <table:table-cell table:number-columns-repeated="2"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0" calcext:value-type="float">
            <text:p>0</text:p>
          </table:table-cell>
          <table:table-cell table:style-name="ce41" office:value-type="float" office:value="-9.38" calcext:value-type="float">
            <text:p>-9.38</text:p>
          </table:table-cell>
          <table:table-cell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number-columns-repeated="8"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0" calcext:value-type="float">
            <text:p>0</text:p>
          </table:table-cell>
          <table:table-cell table:style-name="ce41" office:value-type="float" office:value="30.94" calcext:value-type="float">
            <text:p>30.94</text:p>
          </table:table-cell>
          <table:table-cell table:number-columns-repeated="6"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9" calcext:value-type="float">
            <text:p>9</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10" calcext:value-type="float">
            <text:p>10</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9787" calcext:value-type="float">
            <text:p>9787</text:p>
          </table:table-cell>
          <table:table-cell table:style-name="ce41" office:value-type="float" office:value="9" calcext:value-type="float">
            <text:p>9</text:p>
          </table:table-cell>
          <table:table-cell table:number-columns-repeated="5"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number-columns-repeated="2"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style-name="ce41" office:value-type="float" office:value="9" calcext:value-type="float">
            <text:p>9</text:p>
          </table:table-cell>
          <table:table-cell table:style-name="ce39" office:value-type="string" calcext:value-type="string">
            <text:p>0000-00-00 00:00:00</text:p>
          </table:table-cell>
          <table:table-cell table:style-name="ce41" office:value-type="float" office:value="6" calcext:value-type="float">
            <text:p>6</text:p>
          </table:table-cell>
          <table:table-cell table:style-name="ce39" office:value-type="string" calcext:value-type="string">
            <text:p>USD</text:p>
          </table:table-cell>
          <table:table-cell table:style-name="ce39" office:value-type="string" calcext:value-type="string">
            <text:p>jane@roe.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27.0.0.1</text:p>
          </table:table-cell>
          <table:table-cell table:style-name="ce39" office:value-type="string" calcext:value-type="string">
            <text:p>freeshipping_freeshipping</text:p>
          </table:table-cell>
          <table:table-cell table:style-name="ce39" office:value-type="string" calcext:value-type="string">
            <text:p>USD</text:p>
          </table:table-cell>
          <table:table-cell table:style-name="ce39" table:number-columns-repeated="2"/>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41" office:value-type="float" office:value="9" calcext:value-type="float">
            <text:p>9</text:p>
          </table:table-cell>
          <table:table-cell table:number-columns-repeated="11"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Shipped Complete - Store 34</text:p>
          </table:table-cell>
          <table:table-cell table:style-name="ce41" office:value-type="float" office:value="36" calcext:value-type="float">
            <text:p>36</text:p>
          </table:table-cell>
          <table:table-cell table:style-name="ce41" office:value-type="float" office:value="27" calcext:value-type="float">
            <text:p>27</text:p>
          </table:table-cell>
          <table:table-cell table:style-name="ce39"/>
          <table:table-cell table:style-name="ce41" office:value-type="float" office:value="49812" calcext:value-type="float">
            <text:p>49812</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3JpYm1hdGUtbGF5ZXR0ZS1jcmlua2xlLXNvZnQtdGVldGhlci1ib29rLXllbGxvdy5odG1s","product":"69146","selected_configurable_option":"","related_product":"","super_attribute":{"135":"111"},"qty":"1"},"attributes_info":[{"label":"Size","value":"One Size"}],"simple_name":"Cribmate Layette Crinkle Soft Teether Book-Yellow-One Size","simple_sku":"1000166259-Yellow-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6259-Yellow-One Size</text:p>
          </table:table-cell>
          <table:table-cell table:style-name="ce74" office:value-type="string" calcext:value-type="string">
            <text:p>Cribmate Layette Crinkle Soft Teether Book-Yellow</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65" calcext:value-type="float">
            <text:p>1.65</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4" table:style-name="ce41" office:value-type="float" office:value="0" calcext:value-type="float">
            <text:p>0</text:p>
          </table:table-cell>
          <table:table-cell table:number-columns-repeated="2" table:style-name="ce41" office:value-type="float" office:value="3.99" calcext:value-type="float">
            <text:p>3.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41" office:value-type="float" office:value="9" calcext:value-type="float">
            <text:p>9</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0" calcext:value-type="float">
            <text:p>0</text:p>
          </table:table-cell>
          <table:table-cell table:style-name="ce39"/>
          <table:table-cell table:style-name="ce5"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Roe</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Jane</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27" calcext:value-type="float">
            <text:p>27</text:p>
          </table:table-cell>
          <table:table-cell table:number-columns-repeated="3" table:style-name="ce41" office:value-type="float" office:value="0" calcext:value-type="float">
            <text:p>0</text:p>
          </table:table-cell>
          <table:table-cell table:style-name="ce41" office:value-type="float" office:value="24.76" calcext:value-type="float">
            <text:p>24.76</text:p>
          </table:table-cell>
          <table:table-cell table:style-name="ce41" office:value-type="float" office:value="0" calcext:value-type="float">
            <text:p>0</text:p>
          </table:table-cell>
          <table:table-cell table:style-name="ce41" office:value-type="float" office:value="37.53" calcext:value-type="float">
            <text:p>37.53</text:p>
          </table:table-cell>
          <table:table-cell table:style-name="ce41" office:value-type="float" office:value="24.76" calcext:value-type="float">
            <text:p>24.76</text:p>
          </table:table-cell>
          <table:table-cell table:number-columns-repeated="3" table:style-name="ce41" office:value-type="float" office:value="0" calcext:value-type="float">
            <text:p>0</text:p>
          </table:table-cell>
          <table:table-cell table:style-name="ce41" office:value-type="float" office:value="24.76" calcext:value-type="float">
            <text:p>24.76</text:p>
          </table:table-cell>
          <table:table-cell table:number-columns-repeated="2" table:style-name="ce41" office:value-type="float" office:value="37.53" calcext:value-type="float">
            <text:p>37.53</text:p>
          </table:table-cell>
          <table:table-cell table:number-columns-repeated="3" table:style-name="ce41" office:value-type="float" office:value="0" calcext:value-type="float">
            <text:p>0</text:p>
          </table:table-cell>
          <table:table-cell table:style-name="ce41" office:value-type="float" office:value="37.53" calcext:value-type="float">
            <text:p>37.53</text:p>
          </table:table-cell>
          <table:table-cell table:number-columns-repeated="2" table:style-name="ce41" office:value-type="float" office:value="0" calcext:value-type="float">
            <text:p>0</text:p>
          </table:table-cell>
          <table:table-cell table:style-name="ce39" table:number-columns-repeated="4"/>
          <table:table-cell table:style-name="ce39" office:value-type="string" calcext:value-type="string">
            <text:p>payflow_express</text:p>
          </table:table-cell>
          <table:table-cell table:style-name="ce39" table:number-columns-repeated="10"/>
          <table:table-cell table:style-name="ce74" office:value-type="string" calcext:value-type="string">
            <text:p>397666806U9047808-void</text:p>
          </table:table-cell>
          <table:table-cell table:style-name="ce39" table:number-columns-repeated="16"/>
          <table:table-cell table:style-name="ce39" office:value-type="string" calcext:value-type="string">
            <text:p>{"button":1,"paypal_express_checkout_shipping_method":"","paypal_payer_id":"LFREZ6VL6SLHG","paypal_payer_email":"Lhash56@hotmail.com","paypal_correlation_id":"8071f5d9b8d35","paypal_express_checkout_payer_id":"LFREZ6VL6SLHG","paypal_express_checkout_token":"EC-149472895B797735F","method_title":"PayPal Express Checkout Payflow Edition","paypal_express_checkout_redirect_required":false,"paypal_payer_status":"verified","paypal_address_status":"confirmed","paypal_protection_eligibility":"Eligible","paypal_payment_status":"completed","paypal_pending_reason":"completed"}</text:p>
          </table:table-cell>
          <table:table-cell table:style-name="ce41" office:value-type="float" office:value="8" calcext:value-type="float">
            <text:p>8</text:p>
          </table:table-cell>
          <table:table-cell table:style-name="ce39"/>
          <table:table-cell table:style-name="ce41" office:value-type="float" office:value="27" calcext:value-type="float">
            <text:p>27</text:p>
          </table:table-cell>
          <table:table-cell table:style-name="ce41" office:value-type="float" office:value="5" calcext:value-type="float">
            <text:p>5</text:p>
          </table:table-cell>
          <table:table-cell table:style-name="ce74" office:value-type="string" calcext:value-type="string">
            <text:p>397666806U9047808</text:p>
          </table:table-cell>
          <table:table-cell table:style-name="ce39"/>
          <table:table-cell table:style-name="ce39" office:value-type="string" calcext:value-type="string">
            <text:p>authorization</text:p>
          </table:table-cell>
          <table:table-cell table:style-name="ce41" office:value-type="float" office:value="1" calcext:value-type="float">
            <text:p>1</text:p>
          </table:table-cell>
          <table:table-cell table:style-name="ce39" office:value-type="string" calcext:value-type="string">
            <text:p>eyJwYXlmbG93X3RyeGlkIjoiQkdQUDFCNzI4Nzg4In0=</text:p>
          </table:table-cell>
          <table:table-cell table:style-name="ce76" office:value-type="date" office:date-value="2018-03-27T19:30:33" calcext:value-type="date">
            <text:p>2018-03-27 19:30:33</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6" calcext:value-type="float">
            <text:p>6</text:p>
          </table:table-cell>
          <table:table-cell table:number-columns-repeated="2" table:style-name="ce41" office:value-type="float" office:value="1" calcext:value-type="float">
            <text:p>1</text:p>
          </table:table-cell>
          <table:table-cell table:style-name="ce41" office:value-type="float" office:value="27" calcext:value-type="float">
            <text:p>27</text:p>
          </table:table-cell>
          <table:table-cell table:style-name="ce41" office:value-type="float" office:value="0" calcext:value-type="float">
            <text:p>0</text:p>
          </table:table-cell>
          <table:table-cell table:style-name="ce41" office:value-type="float" office:value="9" calcext:value-type="float">
            <text:p>9</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1" office:value-type="float" office:value="100000745" calcext:value-type="float">
            <text:p>100000745</text:p>
          </table:table-cell>
          <table:table-cell table:style-name="ce76" office:value-type="date" office:date-value="2018-03-28T17:18:26" calcext:value-type="date">
            <text:p>2018-03-28 17:18:26</text:p>
          </table:table-cell>
          <table:table-cell table:style-name="ce76" office:value-type="date" office:date-value="2018-09-12T18:43:45" calcext:value-type="date">
            <text:p>2018-09-12 18:43:45</text:p>
          </table:table-cell>
          <table:table-cell table:style-name="ce39" office:value-type="string" calcext:value-type="string">
            <text:p>[]</text:p>
          </table:table-cell>
          <table:table-cell table:style-name="ce39" table:number-columns-repeated="2"/>
          <table:table-cell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30" calcext:value-type="float">
            <text:p>70730</text:p>
          </table:table-cell>
          <table:table-cell table:style-name="ce41" office:value-type="float" office:value="40" calcext:value-type="float">
            <text:p>40</text:p>
          </table:table-cell>
          <table:table-cell table:style-name="ce39" table:number-columns-repeated="2"/>
          <table:table-cell table:style-name="ce39" office:value-type="string" calcext:value-type="string">
            <text:p>Cb Sport Boys 8-16 Fleece Simple Print Panels Short-Grey</text:p>
          </table:table-cell>
          <table:table-cell table:style-name="ce74" office:value-type="string" calcext:value-type="string">
            <text:p>1000176416-Grey-14/16</text:p>
          </table:table-cell>
          <table:table-cell table:style-name="ce39" table:number-columns-repeated="6"/>
          <table:table-cell table:number-columns-repeated="2" table:style-name="ce41" office:value-type="float" office:value="4" calcext:value-type="float">
            <text:p>4</text:p>
          </table:table-cell>
          <table:table-cell table:number-columns-repeated="2" table:style-name="ce41" office:value-type="float" office:value="0" calcext:value-type="float">
            <text:p>0</text:p>
          </table:table-cell>
          <table:table-cell table:style-name="ce41" office:value-type="float" office:value="27" calcext:value-type="float">
            <text:p>27</text:p>
          </table:table-cell>
          <table:table-cell table:style-name="ce39" office:value-type="string" calcext:value-type="string">
            <text:p>ASDWQ125</text:p>
          </table:table-cell>
          <table:table-cell table:style-name="ce39"/>
          <table:table-cell table:style-name="ce39" office:value-type="string" calcext:value-type="string">
            <text:p>United States Postal Service</text:p>
          </table:table-cell>
          <table:table-cell table:style-name="ce39" office:value-type="string" calcext:value-type="string">
            <text:p>stamps</text:p>
          </table:table-cell>
          <table:table-cell table:style-name="ce76" office:value-type="date" office:date-value="2018-03-28T17:58:42" calcext:value-type="date">
            <text:p>2018-03-28 17:58:42</text:p>
          </table:table-cell>
          <table:table-cell table:style-name="ce76" office:value-type="date" office:date-value="2018-09-12T18:43:45" calcext:value-type="date">
            <text:p>2018-09-12 18:43:45</text:p>
          </table:table-cell>
          <table:table-cell table:style-name="ce41" office:value-type="float" office:value="4" calcext:value-type="float">
            <text:p>4</text:p>
          </table:table-cell>
          <table:table-cell table:style-name="ce41" office:value-type="float" office:value="1" calcext:value-type="float">
            <text:p>1</text:p>
          </table:table-cell>
          <table:table-cell table:style-name="ce41" office:value-type="float" office:value="24.76" calcext:value-type="float">
            <text:p>24.76</text:p>
          </table:table-cell>
          <table:table-cell table:number-columns-repeated="5" table:style-name="ce41" office:value-type="float" office:value="0" calcext:value-type="float">
            <text:p>0</text:p>
          </table:table-cell>
          <table:table-cell table:style-name="ce41" office:value-type="float" office:value="-6.18" calcext:value-type="float">
            <text:p>-6.18</text:p>
          </table:table-cell>
          <table:table-cell table:style-name="ce41" office:value-type="float" office:value="1" calcext:value-type="float">
            <text:p>1</text:p>
          </table:table-cell>
          <table:table-cell table:style-name="ce41" office:value-type="float" office:value="24.76" calcext:value-type="float">
            <text:p>24.76</text:p>
          </table:table-cell>
          <table:table-cell table:style-name="ce41" office:value-type="float" office:value="0" calcext:value-type="float">
            <text:p>0</text:p>
          </table:table-cell>
          <table:table-cell table:number-columns-repeated="2" table:style-name="ce41" office:value-type="float" office:value="30.94" calcext:value-type="float">
            <text:p>30.94</text:p>
          </table:table-cell>
          <table:table-cell table:number-columns-repeated="2"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1" calcext:value-type="float">
            <text:p>1</text:p>
          </table:table-cell>
          <table:table-cell table:number-columns-repeated="2" table:style-name="ce41" office:value-type="float" office:value="30.94" calcext:value-type="float">
            <text:p>30.94</text:p>
          </table:table-cell>
          <table:table-cell table:style-name="ce41" office:value-type="float" office:value="-6.18" calcext:value-type="float">
            <text:p>-6.18</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1" office:value-type="float" office:value="27" calcext:value-type="float">
            <text:p>27</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9" calcext:value-type="float">
            <text:p>9</text:p>
          </table:table-cell>
          <table:table-cell table:style-name="ce39" office:value-type="string" calcext:value-type="string">
            <text:p>USD</text:p>
          </table:table-cell>
          <table:table-cell table:style-name="ce39" office:value-type="string" calcext:value-type="string">
            <text:p>3X168448R0347604L</text:p>
          </table:table-cell>
          <table:table-cell table:number-columns-repeated="3" table:style-name="ce39" office:value-type="string" calcext:value-type="string">
            <text:p>USD</text:p>
          </table:table-cell>
          <table:table-cell table:style-name="ce41" office:value-type="float" office:value="100000727" calcext:value-type="float">
            <text:p>100000727</text:p>
          </table:table-cell>
          <table:table-cell table:style-name="ce76" office:value-type="date" office:date-value="2018-03-28T17:18:26" calcext:value-type="date">
            <text:p>2018-03-28 17:18:26</text:p>
          </table:table-cell>
          <table:table-cell table:style-name="ce76" office:value-type="date" office:date-value="2018-09-12T18:43:45" calcext:value-type="date">
            <text:p>2018-09-12 18:43:45</text:p>
          </table:table-cell>
          <table:table-cell table:number-columns-repeated="7"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65" calcext:value-type="float">
            <text:p>1.65</text:p>
          </table:table-cell>
          <table:table-cell table:number-columns-repeated="3" table:style-name="ce41" office:value-type="float" office:value="0" calcext:value-type="float">
            <text:p>0</text:p>
          </table:table-cell>
          <table:table-cell table:style-name="ce41" office:value-type="float" office:value="69005" calcext:value-type="float">
            <text:p>69005</text:p>
          </table:table-cell>
          <table:table-cell table:style-name="ce41" office:value-type="float" office:value="37" calcext:value-type="float">
            <text:p>37</text:p>
          </table:table-cell>
          <table:table-cell table:style-name="ce39" table:number-columns-repeated="2"/>
          <table:table-cell table:style-name="ce39" office:value-type="string" calcext:value-type="string">
            <text:p>1000166259-Yellow-One Size</text:p>
          </table:table-cell>
          <table:table-cell table:style-name="ce39" office:value-type="string" calcext:value-type="string">
            <text:p>Cribmate Layette Crinkle Soft Teether Book-Yellow-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0" calcext:value-type="float">
            <text:p>10</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Payflow PNREF: #BGPP1B728788. Authorized amount of $37.53 Transaction ID: "397666806U9047808"</text:p>
          </table:table-cell>
          <table:table-cell table:style-name="ce39" office:value-type="string" calcext:value-type="string">
            <text:p>processing</text:p>
          </table:table-cell>
          <table:table-cell table:style-name="ce76" office:value-type="date" office:date-value="2018-03-27T19:30:33" calcext:value-type="date">
            <text:p>2018-03-27 19:30:33</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7" calcext:value-type="float">
            <text:p>37</text:p>
          </table:table-cell>
          <table:table-cell table:style-name="ce41" office:value-type="float" office:value="27" calcext:value-type="float">
            <text:p>27</text:p>
          </table:table-cell>
          <table:table-cell table:style-name="ce41" office:value-type="float" office:value="36" calcext:value-type="float">
            <text:p>36</text:p>
          </table:table-cell>
          <table:table-cell table:style-name="ce41" office:value-type="float" office:value="49813" calcext:value-type="float">
            <text:p>49813</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3JpYm1hdGUtbGF5ZXR0ZS1jcmlua2xlLXNvZnQtdGVldGhlci1ib29rLXllbGxvdy5odG1s","product":"69146","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6259-Yellow-One Size</text:p>
          </table:table-cell>
          <table:table-cell table:style-name="ce74" office:value-type="string" calcext:value-type="string">
            <text:p>Cribmate Layette Crinkle Soft Teether Book-Yellow-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65" calcext:value-type="float">
            <text:p>1.65</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10" calcext:value-type="float">
            <text:p>10</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0" calcext:value-type="float">
            <text:p>0</text:p>
          </table:table-cell>
          <table:table-cell table:style-name="ce39"/>
          <table:table-cell table:style-name="ce5"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Roe</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Jane</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54"/>
          <table:table-cell table:style-name="ce41" office:value-type="float" office:value="9" calcext:value-type="float">
            <text:p>9</text:p>
          </table:table-cell>
          <table:table-cell table:style-name="ce41" office:value-type="float" office:value="8" calcext:value-type="float">
            <text:p>8</text:p>
          </table:table-cell>
          <table:table-cell table:style-name="ce41" office:value-type="float" office:value="27" calcext:value-type="float">
            <text:p>27</text:p>
          </table:table-cell>
          <table:table-cell table:style-name="ce41" office:value-type="float" office:value="5" calcext:value-type="float">
            <text:p>5</text:p>
          </table:table-cell>
          <table:table-cell table:style-name="ce39" office:value-type="string" calcext:value-type="string">
            <text:p>3X168448R0347604L</text:p>
          </table:table-cell>
          <table:table-cell table:style-name="ce39" office:value-type="string" calcext:value-type="string">
            <text:p>397666806U9047808</text:p>
          </table:table-cell>
          <table:table-cell table:style-name="ce39" office:value-type="string" calcext:value-type="string">
            <text:p>capture</text:p>
          </table:table-cell>
          <table:table-cell table:style-name="ce41" office:value-type="float" office:value="0" calcext:value-type="float">
            <text:p>0</text:p>
          </table:table-cell>
          <table:table-cell table:style-name="ce39" office:value-type="string" calcext:value-type="string">
            <text:p>eyJwYXlmbG93X3RyeGlkIjoiQklQUDc4NUFERENEIn0=</text:p>
          </table:table-cell>
          <table:table-cell table:style-name="ce76" office:value-type="date" office:date-value="2018-03-28T17:18:26" calcext:value-type="date">
            <text:p>2018-03-28 17:18:26</text:p>
          </table:table-cell>
          <table:table-cell table:style-name="ce39" table:number-columns-repeated="18"/>
          <table:table-cell table:style-name="ce41" office:value-type="float" office:value="16" calcext:value-type="float">
            <text:p>16</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29" calcext:value-type="float">
            <text:p>70729</text:p>
          </table:table-cell>
          <table:table-cell table:style-name="ce41" office:value-type="float" office:value="42" calcext:value-type="float">
            <text:p>42</text:p>
          </table:table-cell>
          <table:table-cell table:style-name="ce39" table:number-columns-repeated="2"/>
          <table:table-cell table:style-name="ce39" office:value-type="string" calcext:value-type="string">
            <text:p>Cb Sport Boys 8-16 Fleece Simple Print Panels Short-Black</text:p>
          </table:table-cell>
          <table:table-cell table:style-name="ce74" office:value-type="string" calcext:value-type="string">
            <text:p>1000176415-Black-14/16</text:p>
          </table:table-cell>
          <table:table-cell table:style-name="ce39" table:number-columns-repeated="64"/>
          <table:table-cell table:style-name="ce41" office:value-type="float" office:value="33" calcext:value-type="float">
            <text:p>33</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68951" calcext:value-type="float">
            <text:p>68951</text:p>
          </table:table-cell>
          <table:table-cell table:style-name="ce41" office:value-type="float" office:value="39" calcext:value-type="float">
            <text:p>39</text:p>
          </table:table-cell>
          <table:table-cell table:style-name="ce39" table:number-columns-repeated="2"/>
          <table:table-cell table:style-name="ce39" office:value-type="string" calcext:value-type="string">
            <text:p>1000140924-Blue-One Size</text:p>
          </table:table-cell>
          <table:table-cell table:style-name="ce39" office:value-type="string" calcext:value-type="string">
            <text:p>Bon Bebe Layette Five Hanger Receiving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1" calcext:value-type="float">
            <text:p>11</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Payflow PNREF: #BIPP785ADDCD. Captured amount of $24.76 online Transaction ID: "3X168448R0347604L"</text:p>
          </table:table-cell>
          <table:table-cell table:style-name="ce39" office:value-type="string" calcext:value-type="string">
            <text:p>processing</text:p>
          </table:table-cell>
          <table:table-cell table:style-name="ce76" office:value-type="date" office:date-value="2018-03-28T17:18:26" calcext:value-type="date">
            <text:p>2018-03-28 17:18:26</text:p>
          </table:table-cell>
          <table:table-cell table:style-name="ce39" office:value-type="string" calcext:value-type="string">
            <text:p>invoice</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8" calcext:value-type="float">
            <text:p>38</text:p>
          </table:table-cell>
          <table:table-cell table:style-name="ce41" office:value-type="float" office:value="27" calcext:value-type="float">
            <text:p>27</text:p>
          </table:table-cell>
          <table:table-cell table:style-name="ce39"/>
          <table:table-cell table:style-name="ce41" office:value-type="float" office:value="49814" calcext:value-type="float">
            <text:p>49814</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m9uLWJlYmUtbGF5ZXR0ZS1maXZlLWhhbmdlci1yZWNlaXZpbmctYmxhbmtldC1ibHVlLmh0bWw,","product":"69119","selected_configurable_option":"","related_product":"","super_attribute":{"135":"111"},"qty":"1"},"attributes_info":[{"label":"Size","value":"One Size"}],"simple_name":"Bon Bebe Layette Five Hanger Receiving Blanket-Blue-One Size","simple_sku":"1000140924-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40924-Blue-One Size</text:p>
          </table:table-cell>
          <table:table-cell table:style-name="ce74" office:value-type="string" calcext:value-type="string">
            <text:p>Bon Bebe Layette Five Hanger Receiving Blanket-Blue</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4" table:style-name="ce41" office:value-type="float" office:value="0" calcext:value-type="float">
            <text:p>0</text:p>
          </table:table-cell>
          <table:table-cell table:number-columns-repeated="2" table:style-name="ce41" office:value-type="float" office:value="5.99" calcext:value-type="float">
            <text:p>5.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72"/>
          <table:table-cell table:style-name="ce41" office:value-type="float" office:value="10" calcext:value-type="float">
            <text:p>10</text:p>
          </table:table-cell>
          <table:table-cell table:style-name="ce41" office:value-type="float" office:value="8" calcext:value-type="float">
            <text:p>8</text:p>
          </table:table-cell>
          <table:table-cell table:style-name="ce41" office:value-type="float" office:value="27" calcext:value-type="float">
            <text:p>27</text:p>
          </table:table-cell>
          <table:table-cell table:style-name="ce41" office:value-type="float" office:value="5" calcext:value-type="float">
            <text:p>5</text:p>
          </table:table-cell>
          <table:table-cell table:style-name="ce39" office:value-type="string" calcext:value-type="string">
            <text:p>397666806U9047808-void</text:p>
          </table:table-cell>
          <table:table-cell table:style-name="ce39" office:value-type="string" calcext:value-type="string">
            <text:p>397666806U9047808</text:p>
          </table:table-cell>
          <table:table-cell table:style-name="ce39" office:value-type="string" calcext:value-type="string">
            <text:p>void</text:p>
          </table:table-cell>
          <table:table-cell table:style-name="ce41" office:value-type="float" office:value="1" calcext:value-type="float">
            <text:p>1</text:p>
          </table:table-cell>
          <table:table-cell table:style-name="ce39" office:value-type="string" calcext:value-type="string">
            <text:p>W10=</text:p>
          </table:table-cell>
          <table:table-cell table:style-name="ce76" office:value-type="date" office:date-value="2018-03-28T17:18:42" calcext:value-type="date">
            <text:p>2018-03-28 17:18:42</text:p>
          </table:table-cell>
          <table:table-cell table:style-name="ce39" table:number-columns-repeated="18"/>
          <table:table-cell table:style-name="ce41" office:value-type="float" office:value="17" calcext:value-type="float">
            <text:p>17</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70728" calcext:value-type="float">
            <text:p>70728</text:p>
          </table:table-cell>
          <table:table-cell table:style-name="ce41" office:value-type="float" office:value="44" calcext:value-type="float">
            <text:p>44</text:p>
          </table:table-cell>
          <table:table-cell table:style-name="ce39" table:number-columns-repeated="2"/>
          <table:table-cell table:style-name="ce39" office:value-type="string" calcext:value-type="string">
            <text:p>Cb Sport Boys 8-16 Fleece Cut and Sew Mini Mesh Short-Charcoal</text:p>
          </table:table-cell>
          <table:table-cell table:style-name="ce74" office:value-type="string" calcext:value-type="string">
            <text:p>1000176413-Charcoal-14/16</text:p>
          </table:table-cell>
          <table:table-cell table:style-name="ce39" table:number-columns-repeated="64"/>
          <table:table-cell table:style-name="ce41" office:value-type="float" office:value="34" calcext:value-type="float">
            <text:p>34</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30" calcext:value-type="float">
            <text:p>70730</text:p>
          </table:table-cell>
          <table:table-cell table:style-name="ce41" office:value-type="float" office:value="40" calcext:value-type="float">
            <text:p>40</text:p>
          </table:table-cell>
          <table:table-cell table:style-name="ce39" table:number-columns-repeated="2"/>
          <table:table-cell table:style-name="ce39" office:value-type="string" calcext:value-type="string">
            <text:p>1000176416-Grey-14/16</text:p>
          </table:table-cell>
          <table:table-cell table:style-name="ce39" office:value-type="string" calcext:value-type="string">
            <text:p>Cb Sport Boys 8-16 Fleece Simple Print Panels Short-Grey</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12" calcext:value-type="float">
            <text:p>12</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IPN "Completed" Registered notification about captured amount of $24.76. Transaction ID: "3X168448R0347604L"</text:p>
          </table:table-cell>
          <table:table-cell table:style-name="ce39" office:value-type="string" calcext:value-type="string">
            <text:p>processing</text:p>
          </table:table-cell>
          <table:table-cell table:style-name="ce76" office:value-type="date" office:date-value="2018-03-28T17:18:37" calcext:value-type="date">
            <text:p>2018-03-28 17:18:37</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39" calcext:value-type="float">
            <text:p>39</text:p>
          </table:table-cell>
          <table:table-cell table:style-name="ce41" office:value-type="float" office:value="27" calcext:value-type="float">
            <text:p>27</text:p>
          </table:table-cell>
          <table:table-cell table:style-name="ce41" office:value-type="float" office:value="38" calcext:value-type="float">
            <text:p>38</text:p>
          </table:table-cell>
          <table:table-cell table:style-name="ce41" office:value-type="float" office:value="49815" calcext:value-type="float">
            <text:p>49815</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m9uLWJlYmUtbGF5ZXR0ZS1maXZlLWhhbmdlci1yZWNlaXZpbmctYmxhbmtldC1ibHVlLmh0bWw,","product":"69119","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40924-Blue-One Size</text:p>
          </table:table-cell>
          <table:table-cell table:style-name="ce74" office:value-type="string" calcext:value-type="string">
            <text:p>Bon Bebe Layette Five Hanger Receiving Blanket-Blue-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8" calcext:value-type="float">
            <text:p>18</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number-columns-repeated="2" table:style-name="ce41" office:value-type="float" office:value="1" calcext:value-type="float">
            <text:p>1</text:p>
          </table:table-cell>
          <table:table-cell table:style-name="ce41" office:value-type="float" office:value="69106" calcext:value-type="float">
            <text:p>69106</text:p>
          </table:table-cell>
          <table:table-cell table:style-name="ce41" office:value-type="float" office:value="48" calcext:value-type="float">
            <text:p>48</text:p>
          </table:table-cell>
          <table:table-cell table:style-name="ce39" table:number-columns-repeated="2"/>
          <table:table-cell table:style-name="ce39" office:value-type="string" calcext:value-type="string">
            <text:p>Baby Layette Blanket-Blue</text:p>
          </table:table-cell>
          <table:table-cell table:style-name="ce74" office:value-type="string" calcext:value-type="string">
            <text:p>1000114457-Blue-One Size</text:p>
          </table:table-cell>
          <table:table-cell table:style-name="ce39" table:number-columns-repeated="64"/>
          <table:table-cell table:style-name="ce41" office:value-type="float" office:value="35" calcext:value-type="float">
            <text:p>35</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8" calcext:value-type="float">
            <text:p>70518</text:p>
          </table:table-cell>
          <table:table-cell table:style-name="ce41" office:value-type="float" office:value="41" calcext:value-type="float">
            <text:p>41</text:p>
          </table:table-cell>
          <table:table-cell table:style-name="ce39" table:number-columns-repeated="2"/>
          <table:table-cell table:style-name="ce39" office:value-type="string" calcext:value-type="string">
            <text:p>1000176416-Grey-14/16</text:p>
          </table:table-cell>
          <table:table-cell table:style-name="ce39" office:value-type="string" calcext:value-type="string">
            <text:p>Cb Sport Boys 8-16 Fleece Simple Print Panels Short-Grey-14/16</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97"/>
          <table:table-cell table:style-name="ce41" office:value-type="float" office:value="13" calcext:value-type="float">
            <text:p>13</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office:value-type="string" calcext:value-type="string">
            <text:p>Canceled order online Transaction ID: "397666806U9047808-void"</text:p>
          </table:table-cell>
          <table:table-cell table:style-name="ce39" office:value-type="string" calcext:value-type="string">
            <text:p>processing</text:p>
          </table:table-cell>
          <table:table-cell table:style-name="ce76" office:value-type="date" office:date-value="2018-03-28T17:18:42" calcext:value-type="date">
            <text:p>2018-03-28 17:18:42</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0" calcext:value-type="float">
            <text:p>40</text:p>
          </table:table-cell>
          <table:table-cell table:style-name="ce41" office:value-type="float" office:value="27" calcext:value-type="float">
            <text:p>27</text:p>
          </table:table-cell>
          <table:table-cell table:style-name="ce39"/>
          <table:table-cell table:style-name="ce41" office:value-type="float" office:value="49816" calcext:value-type="float">
            <text:p>49816</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bGF0ZXN0cw,,","product":"70730","super_attribute":{"135":"240"},"qty":1},"attributes_info":[{"label":"Size","value":"14\/16"}],"simple_name":"Cb Sport Boys 8-16 Fleece Simple Print Panels Short-Grey-14\/16","simple_sku":"1000176416-Grey-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6-Grey-14/16</text:p>
          </table:table-cell>
          <table:table-cell table:style-name="ce74" office:value-type="string" calcext:value-type="string">
            <text:p>Cb Sport Boys 8-16 Fleece Simple Print Panels Short-Grey</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79" calcext:value-type="float">
            <text:p>0.79</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19" calcext:value-type="float">
            <text:p>19</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69115" calcext:value-type="float">
            <text:p>69115</text:p>
          </table:table-cell>
          <table:table-cell table:style-name="ce41" office:value-type="float" office:value="50" calcext:value-type="float">
            <text:p>50</text:p>
          </table:table-cell>
          <table:table-cell table:style-name="ce39" table:number-columns-repeated="2"/>
          <table:table-cell table:style-name="ce39" office:value-type="string" calcext:value-type="string">
            <text:p>Precious Moments Layette Velboa Soft Blanket-Blue</text:p>
          </table:table-cell>
          <table:table-cell table:style-name="ce74" office:value-type="string" calcext:value-type="string">
            <text:p>1000129132-Blue-One Size</text:p>
          </table:table-cell>
          <table:table-cell table:style-name="ce39" table:number-columns-repeated="64"/>
          <table:table-cell table:style-name="ce41" office:value-type="float" office:value="36" calcext:value-type="float">
            <text:p>36</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29" calcext:value-type="float">
            <text:p>70729</text:p>
          </table:table-cell>
          <table:table-cell table:style-name="ce41" office:value-type="float" office:value="42" calcext:value-type="float">
            <text:p>42</text:p>
          </table:table-cell>
          <table:table-cell table:style-name="ce39" table:number-columns-repeated="2"/>
          <table:table-cell table:style-name="ce39" office:value-type="string" calcext:value-type="string">
            <text:p>1000176415-Black-14/16</text:p>
          </table:table-cell>
          <table:table-cell table:style-name="ce39" office:value-type="string" calcext:value-type="string">
            <text:p>Cb Sport Boys 8-16 Fleece Simple Print Panels Short-Black</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97"/>
          <table:table-cell table:style-name="ce41" office:value-type="float" office:value="14" calcext:value-type="float">
            <text:p>14</text:p>
          </table:table-cell>
          <table:table-cell table:style-name="ce41" office:value-type="float" office:value="27" calcext:value-type="float">
            <text:p>27</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shipped_complete_store_2</text:p>
          </table:table-cell>
          <table:table-cell table:style-name="ce76" office:value-type="date" office:date-value="2018-03-28T17:19:31" calcext:value-type="date">
            <text:p>2018-03-28 17:19:31</text:p>
          </table:table-cell>
          <table:table-cell table:style-name="ce39" office:value-type="string" calcext:value-type="string">
            <text:p>order</text:p>
          </table:table-cell>
          <table:table-cell table:style-name="ce39" table:number-columns-repeated="21"/>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1" calcext:value-type="float">
            <text:p>41</text:p>
          </table:table-cell>
          <table:table-cell table:style-name="ce41" office:value-type="float" office:value="27" calcext:value-type="float">
            <text:p>27</text:p>
          </table:table-cell>
          <table:table-cell table:style-name="ce41" office:value-type="float" office:value="40" calcext:value-type="float">
            <text:p>40</text:p>
          </table:table-cell>
          <table:table-cell table:style-name="ce41" office:value-type="float" office:value="49817" calcext:value-type="float">
            <text:p>49817</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bGF0ZXN0cw,,","product":"70730","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6-Grey-14/16</text:p>
          </table:table-cell>
          <table:table-cell table:style-name="ce74" office:value-type="string" calcext:value-type="string">
            <text:p>Cb Sport Boys 8-16 Fleece Simple Print Panels Short-Grey-14/16</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00"/>
          <table:table-cell table:style-name="ce41" office:value-type="float" office:value="20" calcext:value-type="float">
            <text:p>20</text:p>
          </table:table-cell>
          <table:table-cell table:style-name="ce41" office:value-type="float" office:value="4" calcext:value-type="float">
            <text:p>4</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style-name="ce41" office:value-type="float" office:value="69141" calcext:value-type="float">
            <text:p>69141</text:p>
          </table:table-cell>
          <table:table-cell table:style-name="ce41" office:value-type="float" office:value="52" calcext:value-type="float">
            <text:p>52</text:p>
          </table:table-cell>
          <table:table-cell table:style-name="ce39" table:number-columns-repeated="2"/>
          <table:table-cell table:style-name="ce39" office:value-type="string" calcext:value-type="string">
            <text:p>Petite Creations Layette Toy Elephant Teether-Green</text:p>
          </table:table-cell>
          <table:table-cell table:style-name="ce74" office:value-type="string" calcext:value-type="string">
            <text:p>1000162675-Green-One Size</text:p>
          </table:table-cell>
          <table:table-cell table:style-name="ce39" table:number-columns-repeated="64"/>
          <table:table-cell table:style-name="ce41" office:value-type="float" office:value="37" calcext:value-type="float">
            <text:p>37</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5" calcext:value-type="float">
            <text:p>70515</text:p>
          </table:table-cell>
          <table:table-cell table:style-name="ce41" office:value-type="float" office:value="43" calcext:value-type="float">
            <text:p>43</text:p>
          </table:table-cell>
          <table:table-cell table:style-name="ce39" table:number-columns-repeated="2"/>
          <table:table-cell table:style-name="ce39" office:value-type="string" calcext:value-type="string">
            <text:p>1000176415-Black-14/16</text:p>
          </table:table-cell>
          <table:table-cell table:style-name="ce39" office:value-type="string" calcext:value-type="string">
            <text:p>Cb Sport Boys 8-16 Fleece Simple Print Panels Short-Black-14/16</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2" calcext:value-type="float">
            <text:p>42</text:p>
          </table:table-cell>
          <table:table-cell table:style-name="ce41" office:value-type="float" office:value="27" calcext:value-type="float">
            <text:p>27</text:p>
          </table:table-cell>
          <table:table-cell table:style-name="ce39"/>
          <table:table-cell table:style-name="ce41" office:value-type="float" office:value="49818" calcext:value-type="float">
            <text:p>49818</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HJvZHVjdHMvYXJyaXZhbHMvaW5kZXgvP3BhZ2VyPTI,","product":"70729","super_attribute":{"135":"240"},"qty":1},"attributes_info":[{"label":"Size","value":"14\/16"}],"simple_name":"Cb Sport Boys 8-16 Fleece Simple Print Panels Short-Black-14\/16","simple_sku":"1000176415-Black-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5-Black-14/16</text:p>
          </table:table-cell>
          <table:table-cell table:style-name="ce74" office:value-type="string" calcext:value-type="string">
            <text:p>Cb Sport Boys 8-16 Fleece Simple Print Panels Short-Black</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8" calcext:value-type="float">
            <text:p>38</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number-columns-repeated="2" table:style-name="ce41" office:value-type="float" office:value="1" calcext:value-type="float">
            <text:p>1</text:p>
          </table:table-cell>
          <table:table-cell table:number-columns-repeated="3" table:style-name="ce41" office:value-type="float" office:value="3.99" calcext:value-type="float">
            <text:p>3.99</text:p>
          </table:table-cell>
          <table:table-cell table:style-name="ce41" office:value-type="float" office:value="70728" calcext:value-type="float">
            <text:p>70728</text:p>
          </table:table-cell>
          <table:table-cell table:style-name="ce41" office:value-type="float" office:value="44" calcext:value-type="float">
            <text:p>44</text:p>
          </table:table-cell>
          <table:table-cell table:style-name="ce39" table:number-columns-repeated="2"/>
          <table:table-cell table:style-name="ce39" office:value-type="string" calcext:value-type="string">
            <text:p>1000176413-Charcoal-14/16</text:p>
          </table:table-cell>
          <table:table-cell table:style-name="ce39" office:value-type="string" calcext:value-type="string">
            <text:p>Cb Sport Boys 8-16 Fleece Cut and Sew Mini Mesh Short-Charcoal</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3" calcext:value-type="float">
            <text:p>43</text:p>
          </table:table-cell>
          <table:table-cell table:style-name="ce41" office:value-type="float" office:value="27" calcext:value-type="float">
            <text:p>27</text:p>
          </table:table-cell>
          <table:table-cell table:style-name="ce41" office:value-type="float" office:value="42" calcext:value-type="float">
            <text:p>42</text:p>
          </table:table-cell>
          <table:table-cell table:style-name="ce41" office:value-type="float" office:value="49819" calcext:value-type="float">
            <text:p>4981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HJvZHVjdHMvYXJyaXZhbHMvaW5kZXgvP3BhZ2VyPTI,","product":"70729","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5-Black-14/16</text:p>
          </table:table-cell>
          <table:table-cell table:style-name="ce74" office:value-type="string" calcext:value-type="string">
            <text:p>Cb Sport Boys 8-16 Fleece Simple Print Panels Short-Black-14/16</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39" calcext:value-type="float">
            <text:p>39</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70512" calcext:value-type="float">
            <text:p>70512</text:p>
          </table:table-cell>
          <table:table-cell table:style-name="ce41" office:value-type="float" office:value="45" calcext:value-type="float">
            <text:p>45</text:p>
          </table:table-cell>
          <table:table-cell table:style-name="ce39" table:number-columns-repeated="2"/>
          <table:table-cell table:style-name="ce39" office:value-type="string" calcext:value-type="string">
            <text:p>1000176413-Charcoal-14/16</text:p>
          </table:table-cell>
          <table:table-cell table:style-name="ce39" office:value-type="string" calcext:value-type="string">
            <text:p>Cb Sport Boys 8-16 Fleece Cut and Sew Mini Mesh Short-Charcoal-14</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4" calcext:value-type="float">
            <text:p>44</text:p>
          </table:table-cell>
          <table:table-cell table:style-name="ce41" office:value-type="float" office:value="27" calcext:value-type="float">
            <text:p>27</text:p>
          </table:table-cell>
          <table:table-cell table:style-name="ce39"/>
          <table:table-cell table:style-name="ce41" office:value-type="float" office:value="49820" calcext:value-type="float">
            <text:p>49820</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Y2Itc3BvcnQtYm95cy04LTE2LWZsZWVjZS1jdXQtYW5kLXNldy1taW5pLW1lc2gtc2hvcnQtY2hhcmNvYWwuaHRtbA,,","product":"70728","selected_configurable_option":"","related_product":"","super_attribute":{"135":"240"},"qty":"1"},"attributes_info":[{"label":"Size","value":"14\/16"}],"simple_name":"Cb Sport Boys 8-16 Fleece Cut and Sew Mini Mesh Short-Charcoal-14","simple_sku":"1000176413-Charcoal-14\/16","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3-Charcoal-14/16</text:p>
          </table:table-cell>
          <table:table-cell table:style-name="ce74" office:value-type="string" calcext:value-type="string">
            <text:p>Cb Sport Boys 8-16 Fleece Cut and Sew Mini Mesh Short-Charcoal</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0" calcext:value-type="float">
            <text:p>40</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3" table:style-name="ce41" office:value-type="float" office:value="0" calcext:value-type="float">
            <text:p>0</text:p>
          </table:table-cell>
          <table:table-cell table:style-name="ce41" office:value-type="float" office:value="68974" calcext:value-type="float">
            <text:p>68974</text:p>
          </table:table-cell>
          <table:table-cell table:style-name="ce41" office:value-type="float" office:value="47" calcext:value-type="float">
            <text:p>47</text:p>
          </table:table-cell>
          <table:table-cell table:style-name="ce39" table:number-columns-repeated="2"/>
          <table:table-cell table:style-name="ce39" office:value-type="string" calcext:value-type="string">
            <text:p>1000156650-Navy-One Size</text:p>
          </table:table-cell>
          <table:table-cell table:style-name="ce39" office:value-type="string" calcext:value-type="string">
            <text:p>Luvable Friends Layette Printed Receiving Blanket 4 Pack-Navy-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5" calcext:value-type="float">
            <text:p>45</text:p>
          </table:table-cell>
          <table:table-cell table:style-name="ce41" office:value-type="float" office:value="27" calcext:value-type="float">
            <text:p>27</text:p>
          </table:table-cell>
          <table:table-cell table:style-name="ce41" office:value-type="float" office:value="44" calcext:value-type="float">
            <text:p>44</text:p>
          </table:table-cell>
          <table:table-cell table:style-name="ce41" office:value-type="float" office:value="49821" calcext:value-type="float">
            <text:p>49821</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Y2Itc3BvcnQtYm95cy04LTE2LWZsZWVjZS1jdXQtYW5kLXNldy1taW5pLW1lc2gtc2hvcnQtY2hhcmNvYWwuaHRtbA,,","product":"70728","selected_configurable_option":"","related_product":"","super_attribute":{"135":"240"},"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76413-Charcoal-14/16</text:p>
          </table:table-cell>
          <table:table-cell table:style-name="ce74" office:value-type="string" calcext:value-type="string">
            <text:p>Cb Sport Boys 8-16 Fleece Cut and Sew Mini Mesh Short-Charcoal-14</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1" calcext:value-type="float">
            <text:p>41</text:p>
          </table:table-cell>
          <table:table-cell table:style-name="ce41" office:value-type="float" office:value="4" calcext:value-type="float">
            <text:p>4</text:p>
          </table:table-cell>
          <table:table-cell table:style-name="ce41" office:value-type="float" office:value="10.99" calcext:value-type="float">
            <text:p>10.99</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style-name="ce41" office:value-type="float" office:value="2.2" calcext:value-type="float">
            <text:p>2.2</text:p>
          </table:table-cell>
          <table:table-cell table:style-name="ce41" office:value-type="float" office:value="10.99" calcext:value-type="float">
            <text:p>10.99</text:p>
          </table:table-cell>
          <table:table-cell table:style-name="ce41" office:value-type="float" office:value="2.2" calcext:value-type="float">
            <text:p>2.2</text:p>
          </table:table-cell>
          <table:table-cell table:style-name="ce41" office:value-type="float" office:value="10.99" calcext:value-type="float">
            <text:p>10.99</text:p>
          </table:table-cell>
          <table:table-cell table:style-name="ce41" office:value-type="float" office:value="0" calcext:value-type="float">
            <text:p>0</text:p>
          </table:table-cell>
          <table:table-cell table:style-name="ce41" office:value-type="float" office:value="10.99" calcext:value-type="float">
            <text:p>10.99</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3" table:style-name="ce41" office:value-type="float" office:value="10.99" calcext:value-type="float">
            <text:p>10.99</text:p>
          </table:table-cell>
          <table:table-cell table:style-name="ce41" office:value-type="float" office:value="69106" calcext:value-type="float">
            <text:p>69106</text:p>
          </table:table-cell>
          <table:table-cell table:style-name="ce41" office:value-type="float" office:value="48" calcext:value-type="float">
            <text:p>48</text:p>
          </table:table-cell>
          <table:table-cell table:style-name="ce39" table:number-columns-repeated="2"/>
          <table:table-cell table:style-name="ce39" office:value-type="string" calcext:value-type="string">
            <text:p>1000114457-Blue-One Size</text:p>
          </table:table-cell>
          <table:table-cell table:style-name="ce39" office:value-type="string" calcext:value-type="string">
            <text:p>Baby Layette Blanket-Blu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6" calcext:value-type="float">
            <text:p>46</text:p>
          </table:table-cell>
          <table:table-cell table:style-name="ce41" office:value-type="float" office:value="27" calcext:value-type="float">
            <text:p>27</text:p>
          </table:table-cell>
          <table:table-cell table:style-name="ce39"/>
          <table:table-cell table:style-name="ce41" office:value-type="float" office:value="49822" calcext:value-type="float">
            <text:p>49822</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bHV2YWJsZS1mcmllbmRzLWxheWV0dGUtcHJpbnRlZC1yZWNlaXZpbmctYmxhbmtldC00LXBhY2stbmF2eS5odG1s","product":"69133","selected_configurable_option":"","related_product":"","super_attribute":{"135":"111"},"qty":"1"},"attributes_info":[{"label":"Size","value":"One Size"}],"simple_name":"Luvable Friends Layette Printed Receiving Blanket 4 Pack-Navy-One Size","simple_sku":"1000156650-Navy-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56650-Navy-One Size</text:p>
          </table:table-cell>
          <table:table-cell table:style-name="ce74" office:value-type="string" calcext:value-type="string">
            <text:p>Luvable Friends Layette Printed Receiving Blanket 4 Pack-Navy</text:p>
          </table:table-cell>
          <table:table-cell table:style-name="ce39"/>
          <table:table-cell table:style-name="ce41" office:value-type="float" office:value="6" calcext:value-type="float">
            <text:p>6</text:p>
          </table:table-cell>
          <table:table-cell table:style-name="ce39"/>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 table:style-name="ce41" office:value-type="float" office:value="5.99" calcext:value-type="float">
            <text:p>5.99</text:p>
          </table:table-cell>
          <table:table-cell table:number-columns-repeated="2" table:style-name="ce41" office:value-type="float" office:value="11.99" calcext:value-type="float">
            <text:p>1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4" table:style-name="ce41" office:value-type="float" office:value="0" calcext:value-type="float">
            <text:p>0</text:p>
          </table:table-cell>
          <table:table-cell table:number-columns-repeated="2" table:style-name="ce41" office:value-type="float" office:value="5.99" calcext:value-type="float">
            <text:p>5.99</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5.99" calcext:value-type="float">
            <text:p>5.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2" calcext:value-type="float">
            <text:p>42</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3" table:style-name="ce41" office:value-type="float" office:value="0" calcext:value-type="float">
            <text:p>0</text:p>
          </table:table-cell>
          <table:table-cell table:style-name="ce41" office:value-type="float" office:value="68923" calcext:value-type="float">
            <text:p>68923</text:p>
          </table:table-cell>
          <table:table-cell table:style-name="ce41" office:value-type="float" office:value="49" calcext:value-type="float">
            <text:p>49</text:p>
          </table:table-cell>
          <table:table-cell table:style-name="ce39" table:number-columns-repeated="2"/>
          <table:table-cell table:style-name="ce39" office:value-type="string" calcext:value-type="string">
            <text:p>1000114457-Blue-One Size</text:p>
          </table:table-cell>
          <table:table-cell table:style-name="ce39" office:value-type="string" calcext:value-type="string">
            <text:p>Baby Layette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7" calcext:value-type="float">
            <text:p>47</text:p>
          </table:table-cell>
          <table:table-cell table:style-name="ce41" office:value-type="float" office:value="27" calcext:value-type="float">
            <text:p>27</text:p>
          </table:table-cell>
          <table:table-cell table:style-name="ce41" office:value-type="float" office:value="46" calcext:value-type="float">
            <text:p>46</text:p>
          </table:table-cell>
          <table:table-cell table:style-name="ce41" office:value-type="float" office:value="49823" calcext:value-type="float">
            <text:p>49823</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bHV2YWJsZS1mcmllbmRzLWxheWV0dGUtcHJpbnRlZC1yZWNlaXZpbmctYmxhbmtldC00LXBhY2stbmF2eS5odG1s","product":"69133","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56650-Navy-One Size</text:p>
          </table:table-cell>
          <table:table-cell table:style-name="ce74" office:value-type="string" calcext:value-type="string">
            <text:p>Luvable Friends Layette Printed Receiving Blanket 4 Pack-Navy-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3" calcext:value-type="float">
            <text:p>3</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3" calcext:value-type="float">
            <text:p>43</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79" calcext:value-type="float">
            <text:p>0.79</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3.99" calcext:value-type="float">
            <text:p>3.99</text:p>
          </table:table-cell>
          <table:table-cell table:style-name="ce41" office:value-type="float" office:value="69115" calcext:value-type="float">
            <text:p>69115</text:p>
          </table:table-cell>
          <table:table-cell table:style-name="ce41" office:value-type="float" office:value="50" calcext:value-type="float">
            <text:p>50</text:p>
          </table:table-cell>
          <table:table-cell table:style-name="ce39" table:number-columns-repeated="2"/>
          <table:table-cell table:style-name="ce39" office:value-type="string" calcext:value-type="string">
            <text:p>1000129132-Blue-One Size</text:p>
          </table:table-cell>
          <table:table-cell table:style-name="ce39" office:value-type="string" calcext:value-type="string">
            <text:p>Precious Moments Layette Velboa Soft Blanket-Blue</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8" calcext:value-type="float">
            <text:p>48</text:p>
          </table:table-cell>
          <table:table-cell table:style-name="ce41" office:value-type="float" office:value="27" calcext:value-type="float">
            <text:p>27</text:p>
          </table:table-cell>
          <table:table-cell table:style-name="ce39"/>
          <table:table-cell table:style-name="ce41" office:value-type="float" office:value="49824" calcext:value-type="float">
            <text:p>49824</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2hvZXMtYW5kLWFjY2Vzc29yaWVzL2xheWV0dGUvYmFieS1sYXlldHRlLWJsYW5rZXQtYmx1ZS5odG1s","product":"69106","selected_configurable_option":"","related_product":"","super_attribute":{"135":"111"},"qty":"1"},"attributes_info":[{"label":"Size","value":"One Size"}],"simple_name":"Baby Layette Blanket-Blue-One Size","simple_sku":"1000114457-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14457-Blue-One Size</text:p>
          </table:table-cell>
          <table:table-cell table:style-name="ce74" office:value-type="string" calcext:value-type="string">
            <text:p>Baby Layette Blanket-Blue</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number-columns-repeated="2" table:style-name="ce41" office:value-type="float" office:value="10.99" calcext:value-type="float">
            <text:p>10.99</text:p>
          </table:table-cell>
          <table:table-cell table:number-columns-repeated="2" table:style-name="ce41" office:value-type="float" office:value="21.99" calcext:value-type="float">
            <text:p>21.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2.2" calcext:value-type="float">
            <text:p>2.2</text:p>
          </table:table-cell>
          <table:table-cell table:number-columns-repeated="2" table:style-name="ce41" office:value-type="float" office:value="0" calcext:value-type="float">
            <text:p>0</text:p>
          </table:table-cell>
          <table:table-cell table:number-columns-repeated="4" table:style-name="ce41" office:value-type="float" office:value="10.99" calcext:value-type="float">
            <text:p>10.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10.99" calcext:value-type="float">
            <text:p>10.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4" calcext:value-type="float">
            <text:p>44</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3" table:style-name="ce41" office:value-type="float" office:value="0" calcext:value-type="float">
            <text:p>0</text:p>
          </table:table-cell>
          <table:table-cell table:style-name="ce41" office:value-type="float" office:value="68947" calcext:value-type="float">
            <text:p>68947</text:p>
          </table:table-cell>
          <table:table-cell table:style-name="ce41" office:value-type="float" office:value="51" calcext:value-type="float">
            <text:p>51</text:p>
          </table:table-cell>
          <table:table-cell table:style-name="ce39" table:number-columns-repeated="2"/>
          <table:table-cell table:style-name="ce39" office:value-type="string" calcext:value-type="string">
            <text:p>1000129132-Blue-One Size</text:p>
          </table:table-cell>
          <table:table-cell table:style-name="ce39" office:value-type="string" calcext:value-type="string">
            <text:p>Precious Moments Layette Velboa Soft Blanket-Blue-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49" calcext:value-type="float">
            <text:p>49</text:p>
          </table:table-cell>
          <table:table-cell table:style-name="ce41" office:value-type="float" office:value="27" calcext:value-type="float">
            <text:p>27</text:p>
          </table:table-cell>
          <table:table-cell table:style-name="ce41" office:value-type="float" office:value="48" calcext:value-type="float">
            <text:p>48</text:p>
          </table:table-cell>
          <table:table-cell table:style-name="ce41" office:value-type="float" office:value="49825" calcext:value-type="float">
            <text:p>49825</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2hvZXMtYW5kLWFjY2Vzc29yaWVzL2xheWV0dGUvYmFieS1sYXlldHRlLWJsYW5rZXQtYmx1ZS5odG1s","product":"69106","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14457-Blue-One Size</text:p>
          </table:table-cell>
          <table:table-cell table:style-name="ce74" office:value-type="string" calcext:value-type="string">
            <text:p>Baby Layette Blanket-Blue-One Size</text:p>
          </table:table-cell>
          <table:table-cell table:style-name="ce74"/>
          <table:table-cell table:style-name="ce39" table:number-columns-repeated="2"/>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6" calcext:value-type="float">
            <text:p>6</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5" calcext:value-type="float">
            <text:p>45</text:p>
          </table:table-cell>
          <table:table-cell table:style-name="ce41" office:value-type="float" office:value="4" calcext:value-type="float">
            <text:p>4</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8" calcext:value-type="float">
            <text:p>0.8</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3" table:style-name="ce41" office:value-type="float" office:value="3.99" calcext:value-type="float">
            <text:p>3.99</text:p>
          </table:table-cell>
          <table:table-cell table:style-name="ce41" office:value-type="float" office:value="69141" calcext:value-type="float">
            <text:p>69141</text:p>
          </table:table-cell>
          <table:table-cell table:style-name="ce41" office:value-type="float" office:value="52" calcext:value-type="float">
            <text:p>52</text:p>
          </table:table-cell>
          <table:table-cell table:style-name="ce39" table:number-columns-repeated="2"/>
          <table:table-cell table:style-name="ce39" office:value-type="string" calcext:value-type="string">
            <text:p>1000162675-Green-One Size</text:p>
          </table:table-cell>
          <table:table-cell table:style-name="ce39" office:value-type="string" calcext:value-type="string">
            <text:p>Petite Creations Layette Toy Elephant Teether-Green</text:p>
          </table:table-cell>
          <table:table-cell table:number-columns-repeated="2" table:style-name="ce41" office:value-type="float" office:value="0" calcext:value-type="float">
            <text:p>0</text:p>
          </table:table-cell>
          <table:table-cell table:style-name="ce39"/>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50" calcext:value-type="float">
            <text:p>50</text:p>
          </table:table-cell>
          <table:table-cell table:style-name="ce41" office:value-type="float" office:value="27" calcext:value-type="float">
            <text:p>27</text:p>
          </table:table-cell>
          <table:table-cell table:style-name="ce39"/>
          <table:table-cell table:style-name="ce41" office:value-type="float" office:value="49828" calcext:value-type="float">
            <text:p>49828</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configurable</text:p>
          </table:table-cell>
          <table:table-cell table:style-name="ce39" office:value-type="string" calcext:value-type="string">
            <text:p>{"info_buyRequest":{"uenc":"aHR0cHM6Ly93d3cua2lkY2l0eXN0b3Jlcy5jb20vcHJlY2lvdXMtbW9tZW50cy1sYXlldHRlLXZlbGJvYS1zb2Z0LWJsYW5rZXQtYmx1ZS5odG1s","product":"69115","selected_configurable_option":"","related_product":"","super_attribute":{"135":"111"},"qty":"1"},"attributes_info":[{"label":"Size","value":"One Size"}],"simple_name":"Precious Moments Layette Velboa Soft Blanket-Blue-One Size","simple_sku":"1000129132-Blue-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29132-Blue-One Size</text:p>
          </table:table-cell>
          <table:table-cell table:style-name="ce74" office:value-type="string" calcext:value-type="string">
            <text:p>Precious Moments Layette Velboa Soft Blanket-Blue</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79" calcext:value-type="float">
            <text:p>0.79</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176"/>
          <table:table-cell table:style-name="ce41" office:value-type="float" office:value="46" calcext:value-type="float">
            <text:p>46</text:p>
          </table:table-cell>
          <table:table-cell table:style-name="ce41" office:value-type="float" office:value="4" calcext:value-type="float">
            <text:p>4</text:p>
          </table:table-cell>
          <table:table-cell table:number-columns-repeated="9"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3" table:style-name="ce41" office:value-type="float" office:value="0" calcext:value-type="float">
            <text:p>0</text:p>
          </table:table-cell>
          <table:table-cell table:style-name="ce41" office:value-type="float" office:value="69000" calcext:value-type="float">
            <text:p>69000</text:p>
          </table:table-cell>
          <table:table-cell table:style-name="ce41" office:value-type="float" office:value="53" calcext:value-type="float">
            <text:p>53</text:p>
          </table:table-cell>
          <table:table-cell table:style-name="ce39" table:number-columns-repeated="2"/>
          <table:table-cell table:style-name="ce39" office:value-type="string" calcext:value-type="string">
            <text:p>1000162675-Green-One Size</text:p>
          </table:table-cell>
          <table:table-cell table:style-name="ce39" office:value-type="string" calcext:value-type="string">
            <text:p>Petite Creations Layette Toy Elephant Teether-Green-One Size</text:p>
          </table:table-cell>
          <table:table-cell table:number-columns-repeated="2" table:style-name="ce41" office:value-type="float" office:value="0" calcext:value-type="float">
            <text:p>0</text:p>
          </table:table-cell>
          <table:table-cell table:style-name="ce39" table:number-columns-repeated="2"/>
          <table:table-cell table:number-columns-repeated="8" table:style-name="ce41" office:value-type="float" office:value="0" calcext:value-type="float">
            <text:p>0</text:p>
          </table:table-cell>
          <table:table-cell table:style-name="ce39" table:number-columns-repeated="126"/>
          <table:table-cell table:number-columns-repeated="462"/>
        </table:table-row>
        <table:table-row table:style-name="ro2">
          <table:table-cell table:style-name="ce39" table:number-columns-repeated="120"/>
          <table:table-cell table:style-name="ce75" table:number-columns-repeated="2"/>
          <table:table-cell table:style-name="ce39" table:number-columns-repeated="16"/>
          <table:table-cell table:style-name="ce41" office:value-type="float" office:value="51" calcext:value-type="float">
            <text:p>51</text:p>
          </table:table-cell>
          <table:table-cell table:style-name="ce41" office:value-type="float" office:value="27" calcext:value-type="float">
            <text:p>27</text:p>
          </table:table-cell>
          <table:table-cell table:style-name="ce41" office:value-type="float" office:value="50" calcext:value-type="float">
            <text:p>50</text:p>
          </table:table-cell>
          <table:table-cell table:style-name="ce41" office:value-type="float" office:value="49829" calcext:value-type="float">
            <text:p>4982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77"/>
          <table:table-cell table:style-name="ce77" office:value-type="string" calcext:value-type="string">
            <text:p>simple</text:p>
          </table:table-cell>
          <table:table-cell table:style-name="ce39" office:value-type="string" calcext:value-type="string">
            <text:p>{"info_buyRequest":{"uenc":"aHR0cHM6Ly93d3cua2lkY2l0eXN0b3Jlcy5jb20vcHJlY2lvdXMtbW9tZW50cy1sYXlldHRlLXZlbGJvYS1zb2Z0LWJsYW5rZXQtYmx1ZS5odG1s","product":"69115","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29132-Blue-One Size</text:p>
          </table:table-cell>
          <table:table-cell table:style-name="ce74" office:value-type="string" calcext:value-type="string">
            <text:p>Precious Moments Layette Velboa Soft Blanket-Blue-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2" calcext:value-type="float">
            <text:p>2</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39" table:number-columns-repeated="138"/>
          <table:table-cell table:style-name="ce41" office:value-type="float" office:value="52" calcext:value-type="float">
            <text:p>52</text:p>
          </table:table-cell>
          <table:table-cell table:style-name="ce41" office:value-type="float" office:value="27" calcext:value-type="float">
            <text:p>27</text:p>
          </table:table-cell>
          <table:table-cell table:style-name="ce39"/>
          <table:table-cell table:style-name="ce41" office:value-type="float" office:value="49889" calcext:value-type="float">
            <text:p>49889</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39"/>
          <table:table-cell table:style-name="ce39" office:value-type="string" calcext:value-type="string">
            <text:p>configurable</text:p>
          </table:table-cell>
          <table:table-cell table:style-name="ce39" office:value-type="string" calcext:value-type="string">
            <text:p>{"info_buyRequest":{"uenc":"aHR0cHM6Ly93d3cua2lkY2l0eXN0b3Jlcy5jb20vc2hvZXMtYW5kLWFjY2Vzc29yaWVzL2xheWV0dGUvcGV0aXRlLWNyZWF0aW9ucy1sYXlldHRlLXRveS1lbGVwaGFudC10ZWV0aGVyLWdyZWVuLmh0bWw,","product":"69141","selected_configurable_option":"","related_product":"","super_attribute":{"135":"111"},"qty":"1"},"attributes_info":[{"label":"Size","value":"One Size"}],"simple_name":"Petite Creations Layette Toy Elephant Teether-Green-One Size","simple_sku":"1000162675-Green-One Size","product_calculations":1,"shipment_type":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2675-Green-One Size</text:p>
          </table:table-cell>
          <table:table-cell table:style-name="ce74" office:value-type="string" calcext:value-type="string">
            <text:p>Petite Creations Layette Toy Elephant Teether-Green</text:p>
          </table:table-cell>
          <table:table-cell table:style-name="ce39"/>
          <table:table-cell table:style-name="ce41" office:value-type="float" office:value="6" calcext:value-type="float">
            <text:p>6</text:p>
          </table:table-cell>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5" calcext:value-type="float">
            <text:p>1.5</text:p>
          </table:table-cell>
          <table:table-cell table:number-columns-repeated="2" table:style-name="ce41" office:value-type="float" office:value="3.99" calcext:value-type="float">
            <text:p>3.99</text:p>
          </table:table-cell>
          <table:table-cell table:number-columns-repeated="2" table:style-name="ce41" office:value-type="float" office:value="7.99" calcext:value-type="float">
            <text:p>7.99</text:p>
          </table:table-cell>
          <table:table-cell table:number-columns-repeated="5" table:style-name="ce41" office:value-type="float" office:value="0" calcext:value-type="float">
            <text:p>0</text:p>
          </table:table-cell>
          <table:table-cell table:style-name="ce41" office:value-type="float" office:value="20" calcext:value-type="float">
            <text:p>20</text:p>
          </table:table-cell>
          <table:table-cell table:number-columns-repeated="4" table:style-name="ce41" office:value-type="float" office:value="0.8" calcext:value-type="float">
            <text:p>0.8</text:p>
          </table:table-cell>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3.99" calcext:value-type="float">
            <text:p>3.99</text:p>
          </table:table-cell>
          <table:table-cell table:number-columns-repeated="15" table:style-name="ce41" office:value-type="float" office:value="0" calcext:value-type="float">
            <text:p>0</text:p>
          </table:table-cell>
          <table:table-cell table:style-name="ce39" office:value-type="string" calcext:value-type="string">
            <text:p>[]</text:p>
          </table:table-cell>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39" table:number-columns-repeated="138"/>
          <table:table-cell table:style-name="ce41" office:value-type="float" office:value="53" calcext:value-type="float">
            <text:p>53</text:p>
          </table:table-cell>
          <table:table-cell table:style-name="ce41" office:value-type="float" office:value="27" calcext:value-type="float">
            <text:p>27</text:p>
          </table:table-cell>
          <table:table-cell table:style-name="ce41" office:value-type="float" office:value="52" calcext:value-type="float">
            <text:p>52</text:p>
          </table:table-cell>
          <table:table-cell table:style-name="ce41" office:value-type="float" office:value="49890" calcext:value-type="float">
            <text:p>49890</text:p>
          </table:table-cell>
          <table:table-cell table:style-name="ce41" office:value-type="float" office:value="1" calcext:value-type="float">
            <text:p>1</text:p>
          </table:table-cell>
          <table:table-cell table:style-name="ce76" office:value-type="date" office:date-value="2018-03-27T19:30:33" calcext:value-type="date">
            <text:p>2018-03-27 19:30:33</text:p>
          </table:table-cell>
          <table:table-cell table:style-name="ce76" office:value-type="date" office:date-value="2018-09-12T18:43:45" calcext:value-type="date">
            <text:p>2018-09-12 18:43:45</text:p>
          </table:table-cell>
          <table:table-cell table:style-name="ce39"/>
          <table:table-cell table:style-name="ce39" office:value-type="string" calcext:value-type="string">
            <text:p>simple</text:p>
          </table:table-cell>
          <table:table-cell table:style-name="ce39" office:value-type="string" calcext:value-type="string">
            <text:p>{"info_buyRequest":{"uenc":"aHR0cHM6Ly93d3cua2lkY2l0eXN0b3Jlcy5jb20vc2hvZXMtYW5kLWFjY2Vzc29yaWVzL2xheWV0dGUvcGV0aXRlLWNyZWF0aW9ucy1sYXlldHRlLXRveS1lbGVwaGFudC10ZWV0aGVyLWdyZWVuLmh0bWw,","product":"69141","selected_configurable_option":"","related_product":"","super_attribute":{"135":"111"},"qty":"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1000162675-Green-One Size</text:p>
          </table:table-cell>
          <table:table-cell table:style-name="ce74" office:value-type="string" calcext:value-type="string">
            <text:p>Petite Creations Layette Toy Elephant Teether-Green-One Size</text:p>
          </table:table-cell>
          <table:table-cell table:style-name="ce74" table:number-columns-repeated="2"/>
          <table:table-cell table:style-name="ce39"/>
          <table:table-cell table:number-columns-repeated="4"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5" calcext:value-type="float">
            <text:p>1.5</text:p>
          </table:table-cell>
          <table:table-cell table:number-columns-repeated="23" table:style-name="ce41" office:value-type="float" office:value="0" calcext:value-type="float">
            <text:p>0</text:p>
          </table:table-cell>
          <table:table-cell table:style-name="ce39"/>
          <table:table-cell table:number-columns-repeated="21"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39" table:number-columns-repeated="7"/>
          <table:table-cell table:style-name="ce5"/>
          <table:table-cell table:style-name="ce39" table:number-columns-repeated="336"/>
          <table:table-cell table:number-columns-repeated="462"/>
        </table:table-row>
        <table:table-row table:style-name="ro2">
          <table:table-cell table:style-name="ce41" office:value-type="float" office:value="28" calcext:value-type="float">
            <text:p>28</text:p>
          </table:table-cell>
          <table:table-cell table:style-name="ce41" office:value-type="float" office:value="1444444444" calcext:value-type="float">
            <text:p>144444444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fe5188146c1654d5a7f43ee80ff2906</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05" calcext:value-type="float">
            <text:p>105</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00" calcext:value-type="float">
            <text:p>100</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05" calcext:value-type="float">
            <text:p>105</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00" calcext:value-type="float">
            <text:p>100</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2" calcext:value-type="float">
            <text:p>12</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1" calcext:value-type="float">
            <text:p>11</text:p>
          </table:table-cell>
          <table:table-cell table:number-columns-repeated="5"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number-columns-repeated="2"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41" office:value-type="float" office:value="0" calcext:value-type="float">
            <text:p>0</text:p>
          </table:table-cell>
          <table:table-cell table:style-name="ce74" office:value-type="string" calcext:value-type="string">
            <text:p>0000-00-00 00:00:00</text:p>
          </table:table-cell>
          <table:table-cell table:style-name="ce39"/>
          <table:table-cell table:style-name="ce39" office:value-type="string" calcext:value-type="string">
            <text:p>USD</text:p>
          </table:table-cell>
          <table:table-cell table:style-name="ce39" office:value-type="string" calcext:value-type="string">
            <text:p>test@test.com</text:p>
          </table:table-cell>
          <table:table-cell table:number-columns-repeated="2" table:style-name="ce39" office:value-type="string" calcext:value-type="string">
            <text:p>test</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93.171.160.40</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8-24T09:58:38" calcext:value-type="date">
            <text:p>2018-08-24 9:58:38</text:p>
          </table:table-cell>
          <table:table-cell table:style-name="ce76" office:value-type="date" office:date-value="2018-09-12T18:47:23" calcext:value-type="date">
            <text:p>2018-09-12 18:47:23</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41" office:value-type="float" office:value="54" calcext:value-type="float">
            <text:p>54</text:p>
          </table:table-cell>
          <table:table-cell table:style-name="ce41" office:value-type="float" office:value="28" calcext:value-type="float">
            <text:p>28</text:p>
          </table:table-cell>
          <table:table-cell table:style-name="ce39"/>
          <table:table-cell table:number-columns-repeated="2" table:style-name="ce41" office:value-type="float" office:value="1" calcext:value-type="float">
            <text:p>1</text:p>
          </table:table-cell>
          <table:table-cell table:style-name="ce76" office:value-type="date" office:date-value="2018-08-24T09:58:38" calcext:value-type="date">
            <text:p>2018-08-24 9:58:38</text:p>
          </table:table-cell>
          <table:table-cell table:style-name="ce76" office:value-type="date" office:date-value="2018-09-12T18:47:23" calcext:value-type="date">
            <text:p>2018-09-12 18:47:23</text:p>
          </table:table-cell>
          <table:table-cell table:style-name="ce41" office:value-type="float" office:value="1384" calcext:value-type="float">
            <text:p>1384</text:p>
          </table:table-cell>
          <table:table-cell table:style-name="ce39" office:value-type="string" calcext:value-type="string">
            <text:p>simple</text:p>
          </table:table-cell>
          <table:table-cell table:style-name="ce39" office:value-type="string" calcext:value-type="string">
            <text:p>{"info_buyRequest":{"uenc":"aHR0cDovL3Rlc3RpbmctbWFzdGVyLmRldi5maXJlYmVhcnN0dWRpby5jb20vZ2Vhci5odG1s","product":"221","qty":1}}</text:p>
          </table:table-cell>
          <table:table-cell table:number-columns-repeated="2" table:style-name="ce41" office:value-type="float" office:value="0" calcext:value-type="float">
            <text:p>0</text:p>
          </table:table-cell>
          <table:table-cell table:number-columns-repeated="2" table:style-name="ce39" office:value-type="string" calcext:value-type="string">
            <text:p>Test activity</text:p>
          </table:table-cell>
          <table:table-cell table:style-name="ce39" table:number-columns-repeated="3"/>
          <table:table-cell table:number-columns-repeated="5"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4" table:style-name="ce41" office:value-type="float" office:value="100" calcext:value-type="float">
            <text:p>100</text:p>
          </table:table-cell>
          <table:table-cell table:number-columns-repeated="12" table:style-name="ce41" office:value-type="float" office:value="0" calcext:value-type="float">
            <text:p>0</text:p>
          </table:table-cell>
          <table:table-cell table:number-columns-repeated="2" table:style-name="ce41" office:value-type="float" office:value="100" calcext:value-type="float">
            <text:p>100</text:p>
          </table:table-cell>
          <table:table-cell table:number-columns-repeated="5"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4" table:style-name="ce41" office:value-type="float" office:value="100" calcext:value-type="float">
            <text:p>100</text:p>
          </table:table-cell>
          <table:table-cell table:number-columns-repeated="15" table:style-name="ce41" office:value-type="float" office:value="0" calcext:value-type="float">
            <text:p>0</text:p>
          </table:table-cell>
          <table:table-cell table:style-name="ce39"/>
          <table:table-cell table:number-columns-repeated="8" table:style-name="ce41" office:value-type="float" office:value="0" calcext:value-type="float">
            <text:p>0</text:p>
          </table:table-cell>
          <table:table-cell table:style-name="ce41" office:value-type="float" office:value="11" calcext:value-type="float">
            <text:p>11</text:p>
          </table:table-cell>
          <table:table-cell table:style-name="ce41" office:value-type="float" office:value="28" calcext:value-type="float">
            <text:p>28</text:p>
          </table:table-cell>
          <table:table-cell table:style-name="ce41" office:value-type="float" office:value="34" calcext:value-type="float">
            <text:p>34</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table:table-cell table:style-name="ce5"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shipp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41" office:value-type="float" office:value="6" calcext:value-type="float">
            <text:p>6</text:p>
          </table:table-cell>
          <table:table-cell table:style-name="ce41" office:value-type="float" office:value="28" calcext:value-type="float">
            <text:p>28</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2" table:style-name="ce41" office:value-type="float" office:value="0" calcext:value-type="float">
            <text:p>0</text:p>
          </table:table-cell>
          <table:table-cell table:style-name="ce41" office:value-type="float" office:value="105" calcext:value-type="float">
            <text:p>105</text:p>
          </table:table-cell>
          <table:table-cell table:number-columns-repeated="3" table:style-name="ce41" office:value-type="float" office:value="0" calcext:value-type="float">
            <text:p>0</text:p>
          </table:table-cell>
          <table:table-cell table:style-name="ce41" office:value-type="float" office:value="105" calcext:value-type="float">
            <text:p>105</text:p>
          </table:table-cell>
          <table:table-cell table:number-columns-repeated="2" table:style-name="ce41" office:value-type="float" office:value="0" calcext:value-type="float">
            <text:p>0</text:p>
          </table:table-cell>
          <table:table-cell table:style-name="ce39" table:number-columns-repeated="4"/>
          <table:table-cell table:style-name="ce39" office:value-type="string" calcext:value-type="string">
            <text:p>checkmo</text:p>
          </table:table-cell>
          <table:table-cell table:style-name="ce39" table:number-columns-repeated="27"/>
          <table:table-cell table:style-name="ce74" office:value-type="string" calcext:value-type="string">
            <text:p>{"method_title":"Check \/ Money order"}</text:p>
          </table:table-cell>
          <table:table-cell table:style-name="ce74"/>
          <table:table-cell table:style-name="ce39" table:number-columns-repeated="263"/>
          <table:table-cell table:number-columns-repeated="462"/>
        </table:table-row>
        <table:table-row table:style-name="ro2">
          <table:table-cell table:style-name="ce39" table:number-columns-repeated="218"/>
          <table:table-cell table:style-name="ce41" office:value-type="float" office:value="12" calcext:value-type="float">
            <text:p>12</text:p>
          </table:table-cell>
          <table:table-cell table:style-name="ce41" office:value-type="float" office:value="28" calcext:value-type="float">
            <text:p>28</text:p>
          </table:table-cell>
          <table:table-cell table:style-name="ce41" office:value-type="float" office:value="0" calcext:value-type="float">
            <text:p>0</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table:table-cell table:style-name="ce5"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billing</text:p>
          </table:table-cell>
          <table:table-cell table:style-name="ce39" table:number-columns-repeated="5"/>
          <table:table-cell table:style-name="ce41" office:value-type="float" office:value="0" calcext:value-type="float">
            <text:p>0</text:p>
          </table:table-cell>
          <table:table-cell table:style-name="ce39" table:number-columns-repeated="2"/>
          <table:table-cell table:style-name="ce41" office:value-type="float" office:value="0" calcext:value-type="float">
            <text:p>0</text:p>
          </table:table-cell>
          <table:table-cell table:style-name="ce39" table:number-columns-repeated="318"/>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8"/>
          <table:table-cell table:style-name="ce32" table:number-columns-repeated="77"/>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0"/>
          <table:table-cell table:style-name="ce32" table:number-columns-repeated="7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69"/>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39"/>
          <table:table-cell table:style-name="ce68" table:number-columns-repeated="19"/>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3"/>
          <table:table-cell table:style-name="ce68" table:number-columns-repeated="15"/>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6"/>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3"/>
          <table:table-cell table:style-name="ce32" table:number-columns-repeated="68"/>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3"/>
          <table:table-cell table:style-name="ce32" table:number-columns-repeated="66"/>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4"/>
          <table:table-cell table:style-name="ce68" table:number-columns-repeated="2"/>
          <table:table-cell table:style-name="ce32"/>
          <table:table-cell table:style-name="ce68" table:number-columns-repeated="12"/>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1"/>
          <table:table-cell table:style-name="ce32" table:number-columns-repeated="149"/>
          <table:table-cell table:style-name="ce68" table:number-columns-repeated="10"/>
          <table:table-cell table:style-name="ce32" table:number-columns-repeated="65"/>
          <table:table-cell table:style-name="ce5"/>
          <table:table-cell table:style-name="ce32" table:number-columns-repeated="336"/>
          <table:table-cell table:number-columns-repeated="462"/>
        </table:table-row>
        <table:table-row table:style-name="ro2" table:number-rows-repeated="14">
          <table:table-cell table:style-name="ce31"/>
          <table:table-cell table:style-name="ce32" table:number-columns-repeated="149"/>
          <table:table-cell table:style-name="ce68" table:number-columns-repeated="10"/>
          <table:table-cell table:style-name="ce32" table:number-columns-repeated="65"/>
          <table:table-cell table:style-name="ce5"/>
          <table:table-cell table:style-name="ce32" table:number-columns-repeated="336"/>
          <table:table-cell table:number-columns-repeated="462"/>
        </table:table-row>
        <table:table-row table:style-name="ro2" table:number-rows-repeated="5">
          <table:table-cell table:style-name="ce31"/>
          <table:table-cell table:style-name="ce32" table:number-columns-repeated="154"/>
          <table:table-cell table:style-name="ce68" table:number-columns-repeated="5"/>
          <table:table-cell table:style-name="ce32" table:number-columns-repeated="65"/>
          <table:table-cell table:style-name="ce5"/>
          <table:table-cell table:style-name="ce32" table:number-columns-repeated="336"/>
          <table:table-cell table:number-columns-repeated="462"/>
        </table:table-row>
        <table:table-row table:style-name="ro2">
          <table:table-cell table:style-name="ce32" table:number-columns-repeated="225"/>
          <table:table-cell table:style-name="ce5"/>
          <table:table-cell table:style-name="ce32" table:number-columns-repeated="336"/>
          <table:table-cell table:number-columns-repeated="462"/>
        </table:table-row>
        <table:table-row table:style-name="ro2">
          <table:table-cell table:style-name="ce32" table:number-columns-repeated="225"/>
          <table:table-cell table:style-name="ce5"/>
          <table:table-cell table:style-name="ce32" table:number-columns-repeated="336"/>
          <table:table-cell table:number-columns-repeated="462"/>
        </table:table-row>
        <table:table-row table:style-name="ro2" table:number-rows-repeated="920">
          <table:table-cell table:number-columns-repeated="225"/>
          <table:table-cell table:style-name="ce26"/>
          <table:table-cell table:number-columns-repeated="798"/>
        </table:table-row>
        <table:table-row table:style-name="ro3" table:number-rows-repeated="1047577">
          <table:table-cell table:number-columns-repeated="1024"/>
        </table:table-row>
        <table:table-row table:style-name="ro3">
          <table:table-cell table:number-columns-repeated="1024"/>
        </table:table-row>
      </table:table>
      <table:table table:name="Orders ONLY REQUIRED" table:style-name="ta19">
        <table:table-column table:style-name="co50" table:default-cell-style-name="Default"/>
        <table:table-column table:style-name="co6" table:default-cell-style-name="Default"/>
        <table:table-column table:style-name="co77" table:default-cell-style-name="Default"/>
        <table:table-column table:style-name="co23" table:default-cell-style-name="Default"/>
        <table:table-column table:style-name="co6" table:default-cell-style-name="Default"/>
        <table:table-column table:style-name="co72" table:default-cell-style-name="Default"/>
        <table:table-column table:style-name="co6" table:default-cell-style-name="Default"/>
        <table:table-column table:style-name="co95" table:default-cell-style-name="Default"/>
        <table:table-column table:style-name="co105" table:default-cell-style-name="Default"/>
        <table:table-column table:style-name="co53" table:default-cell-style-name="Default"/>
        <table:table-column table:style-name="co105" table:default-cell-style-name="Default"/>
        <table:table-column table:style-name="co6" table:number-columns-repeated="1013" table:default-cell-style-name="Default"/>
        <table:table-row table:style-name="ro2">
          <table:table-cell table:style-name="ce70" office:value-type="string" calcext:value-type="string">
            <office:annotation draw:style-name="gr7" draw:text-style-name="P2" svg:width="417.51pt" svg:height="90pt" svg:x="81.84pt" svg:y="23.24pt" draw:caption-point-x="-11.54pt" draw:caption-point-y="-22.96pt">
              <dc:date>2019-11-21T00:00:00</dc:date>
              <text:p text:style-name="P1">The number of the order you can see at the Sales&gt;Orders page of your Magento 2 administartor panel, in the ID column.</text:p>
              <text:p text:style-name="P1"/>
              <text:p text:style-name="P1">This is a unique value also visible to customers at their accounts.</text:p>
              <text:p text:style-name="P1"/>
              <text:p text:style-name="P1">Can be any value depending on your settings.</text:p>
            </office:annotation>
            <text:p>increment_id</text:p>
          </table:table-cell>
          <table:table-cell table:style-name="ce70" office:value-type="string" calcext:value-type="string">
            <office:annotation draw:style-name="gr10" draw:text-style-name="P2" svg:width="429.39pt" svg:height="58.51pt" svg:x="162pt" svg:y="23.24pt" draw:caption-point-x="-11.54pt" draw:caption-point-y="-22.96pt">
              <dc:date>2019-11-21T00:00:00</dc:date>
              <text:p text:style-name="P1">The 'Status' of the order you can see at Sales&gt;Orders page, in the Status column.</text:p>
              <text:p text:style-name="P1"/>
              <text:p text:style-name="P1">Reflects the status of the order, also visible to customer.</text:p>
            </office:annotation>
            <text:p>state</text:p>
          </table:table-cell>
          <table:table-cell table:style-name="ce70" office:value-type="string" calcext:value-type="string">
            <text:p>status</text:p>
          </table:table-cell>
          <table:table-cell table:style-name="ce70" office:value-type="string" calcext:value-type="string">
            <office:annotation draw:style-name="gr13" draw:text-style-name="P2" svg:width="339.65pt" svg:height="28.09pt" svg:x="419.19pt" svg:y="22.71pt" draw:caption-point-x="-11.54pt" draw:caption-point-y="-22.42pt">
              <dc:date>2019-11-21T00:00:00</dc:date>
              <text:p text:style-name="P1">Description of the shipping method of the order. Includes a name of the Shipping method.</text:p>
            </office:annotation>
            <text:p>shipping_description</text:p>
          </table:table-cell>
          <table:table-cell table:style-name="ce70" office:value-type="string" calcext:value-type="string">
            <office:annotation draw:style-name="gr13" draw:text-style-name="P2" svg:width="349.99pt" svg:height="28.09pt" svg:x="499.35pt" svg:y="22.71pt" draw:caption-point-x="-11.54pt" draw:caption-point-y="-22.42pt">
              <dc:date>2019-11-21T00:00:00</dc:date>
              <text:p text:style-name="P1">Defines if the order is virtual and shouldn't be shipped. Basically the example of customer purchasing a virtual or downloadable product.</text:p>
            </office:annotation>
            <text:p>is_virtual</text:p>
          </table:table-cell>
          <table:table-cell table:style-name="ce70" office:value-type="string" calcext:value-type="string">
            <office:annotation draw:style-name="gr17" draw:text-style-name="P2" svg:width="314.25pt" svg:height="74.24pt" svg:x="591.39pt" svg:y="23.24pt" draw:caption-point-x="-11.54pt" draw:caption-point-y="-22.96pt">
              <dc:date>2019-11-21T00:00:00</dc:date>
              <text:p text:style-name="P1">The amount of the discount that has been applied to the order and invoiced.</text:p>
              <text:p text:style-name="P1"/>
              <text:p text:style-name="P1">Can have decimal and be a negative value.</text:p>
              <text:p text:style-name="P1"/>
            </office:annotation>
            <text:p>discount_invoiced</text:p>
          </table:table-cell>
          <table:table-cell table:style-name="ce70" office:value-type="string" calcext:value-type="string">
            <office:annotation draw:style-name="gr13" draw:text-style-name="P2" svg:width="324.62pt" svg:height="26.99pt" svg:x="671.53pt" svg:y="23.24pt" draw:caption-point-x="-11.54pt" draw:caption-point-y="-22.96pt">
              <dc:date>2019-11-21T00:00:00</dc:date>
              <text:p text:style-name="P1">The grand total of the order place including all taxes and discounts.</text:p>
            </office:annotation>
            <text:p>grand_total</text:p>
          </table:table-cell>
          <table:table-cell table:style-name="ce70" office:value-type="string" calcext:value-type="string">
            <office:annotation draw:style-name="gr13" draw:text-style-name="P2" svg:width="317.45pt" svg:height="26.99pt" svg:x="758.83pt" svg:y="23.24pt" draw:caption-point-x="-11.54pt" draw:caption-point-y="-22.96pt">
              <dc:date>2019-11-21T00:00:00</dc:date>
              <text:p text:style-name="P1">The amount the customer has been charged for shipping.</text:p>
            </office:annotation>
            <text:p>shipping_amount</text:p>
          </table:table-cell>
          <table:table-cell table:style-name="ce70" office:value-type="string" calcext:value-type="string">
            <office:annotation draw:style-name="gr13" draw:text-style-name="P2" svg:width="307.11pt" svg:height="28.09pt" svg:x="849.34pt" svg:y="22.71pt" draw:caption-point-x="-11.54pt" draw:caption-point-y="-22.42pt">
              <dc:date>2019-11-21T00:00:00</dc:date>
              <text:p text:style-name="P1">The shipping amount that has been applied to the order and has gotten into the invoice.</text:p>
            </office:annotation>
            <text:p>shipping_invoiced</text:p>
          </table:table-cell>
          <table:table-cell table:style-name="ce70" office:value-type="string" calcext:value-type="string">
            <office:annotation draw:style-name="gr13" draw:text-style-name="P2" svg:width="330.94pt" svg:height="26.99pt" svg:x="905.64pt" svg:y="23.24pt" draw:caption-point-x="-11.54pt" draw:caption-point-y="-22.96pt">
              <dc:date>2019-11-21T00:00:00</dc:date>
              <text:p text:style-name="P1">The Subtotal of the order, without the discount and other payments.</text:p>
            </office:annotation>
            <text:p>subtotal</text:p>
          </table:table-cell>
          <table:table-cell table:style-name="ce70" office:value-type="string" calcext:value-type="string">
            <office:annotation draw:style-name="gr13" draw:text-style-name="P2" svg:width="320.6pt" svg:height="26.99pt" svg:x="996.15pt" svg:y="23.24pt" draw:caption-point-x="-11.54pt" draw:caption-point-y="-22.96pt">
              <dc:date>2019-11-21T00:00:00</dc:date>
              <text:p text:style-name="P1">The subtotal amount that has gotten into the invoice.</text:p>
            </office:annotation>
            <text:p>subtotal_invoiced</text:p>
          </table:table-cell>
          <table:table-cell table:style-name="ce70" office:value-type="string" calcext:value-type="string">
            <office:annotation draw:style-name="gr13" draw:text-style-name="P2" svg:width="320.6pt" svg:height="26.99pt" svg:x="1076.29pt" svg:y="23.24pt" draw:caption-point-x="-11.54pt" draw:caption-point-y="-22.96pt">
              <dc:date>2019-11-21T00:00:00</dc:date>
              <text:p text:style-name="P1">The total of the order that has gotten into the invoice.</text:p>
            </office:annotation>
            <text:p>total_invoiced</text:p>
          </table:table-cell>
          <table:table-cell table:style-name="ce70" office:value-type="string" calcext:value-type="string">
            <office:annotation draw:style-name="gr13" draw:text-style-name="P2" svg:width="320.6pt" svg:height="26.99pt" svg:x="1156.45pt" svg:y="23.24pt" draw:caption-point-x="-11.54pt" draw:caption-point-y="-22.96pt">
              <dc:date>2019-11-21T00:00:00</dc:date>
              <text:p text:style-name="P1">The total customer paid for the order.</text:p>
            </office:annotation>
            <text:p>total_paid</text:p>
          </table:table-cell>
          <table:table-cell table:style-name="ce70" office:value-type="string" calcext:value-type="string">
            <office:annotation draw:style-name="gr13" draw:text-style-name="P2" svg:width="320.6pt" svg:height="26.99pt" svg:x="1236.59pt" svg:y="23.24pt" draw:caption-point-x="-11.54pt" draw:caption-point-y="-22.96pt">
              <dc:date>2019-11-21T00:00:00</dc:date>
              <text:p text:style-name="P1">The total quantity of the items ordered.</text:p>
            </office:annotation>
            <text:p>total_qty_ordered</text:p>
          </table:table-cell>
          <table:table-cell table:style-name="ce70" office:value-type="string" calcext:value-type="string">
            <office:annotation draw:style-name="gr13" draw:text-style-name="P2" svg:width="320.6pt" svg:height="26.99pt" svg:x="1316.75pt" svg:y="23.24pt" draw:caption-point-x="-11.54pt" draw:caption-point-y="-22.96pt">
              <dc:date>2019-11-21T00:00:00</dc:date>
              <text:p text:style-name="P1">The subtotal value including the taxes applied to the purchased items.</text:p>
            </office:annotation>
            <text:p>subtotal_incl_tax</text:p>
          </table:table-cell>
          <table:table-cell table:style-name="ce70" office:value-type="string" calcext:value-type="string">
            <text:p>total_due</text:p>
          </table:table-cell>
          <table:table-cell table:style-name="ce70" office:value-type="string" calcext:value-type="string">
            <office:annotation draw:style-name="gr13" draw:text-style-name="P2" svg:width="320.6pt" svg:height="26.99pt" svg:x="1477.05pt" svg:y="23.24pt" draw:caption-point-x="-11.54pt" draw:caption-point-y="-22.96pt">
              <dc:date>2019-11-21T00:00:00</dc:date>
              <text:p text:style-name="P1">The total weight of the items in the order.</text:p>
            </office:annotation>
            <text:p>weight</text:p>
          </table:table-cell>
          <table:table-cell table:style-name="ce70" office:value-type="string" calcext:value-type="string">
            <office:annotation draw:style-name="gr13" draw:text-style-name="P2" svg:width="320.6pt" svg:height="26.99pt" svg:x="1557.18pt" svg:y="23.24pt" draw:caption-point-x="-11.54pt" draw:caption-point-y="-22.96pt">
              <dc:date>2019-11-21T00:00:00</dc:date>
              <text:p text:style-name="P1">The IDs of the catalog price rules applied to the order.</text:p>
            </office:annotation>
            <text:p>applied_rule_ids</text:p>
          </table:table-cell>
          <table:table-cell table:style-name="ce70" office:value-type="string" calcext:value-type="string">
            <office:annotation draw:style-name="gr20" draw:text-style-name="P2" svg:width="320.6pt" svg:height="42.75pt" svg:x="1637.35pt" svg:y="23.24pt" draw:caption-point-x="-11.54pt" draw:caption-point-y="-22.96pt">
              <dc:date>2019-11-21T00:00:00</dc:date>
              <text:p text:style-name="P1">The email of the customer who placed an order.</text:p>
              <text:p text:style-name="P1">The email is used to tie the customer's account to the order. If the account is available.</text:p>
            </office:annotation>
            <text:p>customer_email</text:p>
          </table:table-cell>
          <table:table-cell table:style-name="ce70" office:value-type="string" calcext:value-type="string">
            <office:annotation draw:style-name="gr13" draw:text-style-name="P2" svg:width="320.6pt" svg:height="28.09pt" svg:x="1717.48pt" svg:y="22.71pt" draw:caption-point-x="-11.54pt" draw:caption-point-y="-22.42pt">
              <dc:date>2019-11-21T00:00:00</dc:date>
              <text:p text:style-name="P1">The currency of the order. See Magento 2 currency list for proper value.</text:p>
            </office:annotation>
            <text:p>order_currency_code</text:p>
          </table:table-cell>
          <table:table-cell table:style-name="ce70" office:value-type="string" calcext:value-type="string">
            <office:annotation draw:style-name="gr20" draw:text-style-name="P2" svg:width="320.6pt" svg:height="42.75pt" svg:x="1797.65pt" svg:y="23.24pt" draw:caption-point-x="-11.54pt" draw:caption-point-y="-22.96pt">
              <dc:date>2019-11-21T00:00:00</dc:date>
              <text:p text:style-name="P1">The id of the shipping method that customer selected for the order.</text:p>
              <text:p text:style-name="P1">Please note that this is not the shipping method name.</text:p>
            </office:annotation>
            <text:p>shipping_method</text:p>
          </table:table-cell>
          <table:table-cell table:style-name="ce70" office:value-type="string" calcext:value-type="string">
            <office:annotation draw:style-name="gr20" draw:text-style-name="P2" svg:width="320.6pt" svg:height="42.75pt" svg:x="1877.78pt" svg:y="23.24pt" draw:caption-point-x="-11.54pt" draw:caption-point-y="-22.96pt">
              <dc:date>2019-11-21T00:00:00</dc:date>
              <text:p text:style-name="P1">The total quantity of the items ordered.</text:p>
              <text:p text:style-name="P1">Yes, you need to specify this amount twise as different order attributes are used to connect different tables.</text:p>
            </office:annotation>
            <text:p>total_item_count</text:p>
          </table:table-cell>
          <table:table-cell table:style-name="ce70" office:value-type="string" calcext:value-type="string">
            <office:annotation draw:style-name="gr13" draw:text-style-name="P2" svg:width="320.6pt" svg:height="26.99pt" svg:x="1957.95pt" svg:y="23.24pt" draw:caption-point-x="-11.54pt" draw:caption-point-y="-22.96pt">
              <dc:date>2019-11-21T00:00:00</dc:date>
              <text:p text:style-name="P1">The shipping amount including taxes that may apply to it.</text:p>
            </office:annotation>
            <text:p>shipping_incl_tax</text:p>
          </table:table-cell>
          <table:table-cell table:style-name="ce70" office:value-type="string" calcext:value-type="string">
            <office:annotation draw:style-name="gr13" draw:text-style-name="P2" svg:width="320.6pt" svg:height="28.09pt" svg:x="2038.08pt" svg:y="22.71pt" draw:caption-point-x="-11.54pt" draw:caption-point-y="-22.42pt">
              <dc:date>2019-11-21T00:00:00</dc:date>
              <text:p text:style-name="P1">The label of the order status - it contains the name of the order status - and the ID of the store view.</text:p>
            </office:annotation>
            <text:p>status_label</text:p>
          </table:table-cell>
          <table:table-cell table:style-name="ce70" office:value-type="string" calcext:value-type="string">
            <office:annotation draw:style-name="gr10" draw:text-style-name="P2" svg:width="320.6pt" svg:height="58.51pt" svg:x="2118.25pt" svg:y="23.24pt" draw:caption-point-x="-11.54pt" draw:caption-point-y="-22.96pt">
              <dc:date>2019-11-21T00:00:00</dc:date>
              <text:p text:style-name="P1">The ID of the product that has been added to the order.</text:p>
              <text:p text:style-name="P1"/>
              <text:p text:style-name="P1">You can find the product IDs in the product catalog. This is not the SKU of the product.</text:p>
            </office:annotation>
            <text:p>item:item_id</text:p>
          </table:table-cell>
          <table:table-cell table:style-name="ce70" office:value-type="string" calcext:value-type="string">
            <office:annotation draw:style-name="gr17" draw:text-style-name="P2" svg:width="320.6pt" svg:height="74.24pt" svg:x="2198.38pt" svg:y="23.24pt" draw:caption-point-x="-11.54pt" draw:caption-point-y="-22.96pt">
              <dc:date>2019-11-21T00:00:00</dc:date>
              <text:p text:style-name="P1">The ID of the parent product that has been added to the order.</text:p>
              <text:p text:style-name="P1">Parent products are configurable, bundle and grouped products.</text:p>
              <text:p text:style-name="P1"/>
              <text:p text:style-name="P1">You can find the product IDs in the product catalog. This is not the SKU of the product.</text:p>
            </office:annotation>
            <text:p>item:parent_item_id</text:p>
          </table:table-cell>
          <table:table-cell table:style-name="ce70" office:value-type="string" calcext:value-type="string">
            <office:annotation draw:style-name="gr10" draw:text-style-name="P2" svg:width="320.6pt" svg:height="58.51pt" svg:x="2278.54pt" svg:y="23.24pt" draw:caption-point-x="-11.54pt" draw:caption-point-y="-22.96pt">
              <dc:date>2019-11-21T00:00:00</dc:date>
              <text:p text:style-name="P1">The type of the product added to the order.</text:p>
              <text:p text:style-name="P1"/>
              <text:p text:style-name="P1">The types can be: simple,configurable,grouped,downloadable,bundle,virtual</text:p>
            </office:annotation>
            <text:p>item:product_type</text:p>
          </table:table-cell>
          <table:table-cell table:style-name="ce70" office:value-type="string" calcext:value-type="string">
            <office:annotation draw:style-name="gr13" draw:text-style-name="P2" svg:width="320.6pt" svg:height="26.99pt" svg:x="2358.68pt" svg:y="23.24pt" draw:caption-point-x="-11.54pt" draw:caption-point-y="-22.96pt">
              <dc:date>2019-11-21T00:00:00</dc:date>
              <text:p text:style-name="P1">The weight of the product.</text:p>
            </office:annotation>
            <text:p>item:weight</text:p>
          </table:table-cell>
          <table:table-cell table:style-name="ce70" office:value-type="string" calcext:value-type="string">
            <office:annotation draw:style-name="gr17" draw:text-style-name="P2" svg:width="320.6pt" svg:height="74.24pt" svg:x="2438.84pt" svg:y="23.24pt" draw:caption-point-x="-11.54pt" draw:caption-point-y="-22.96pt">
              <dc:date>2019-11-21T00:00:00</dc:date>
              <text:p text:style-name="P1">If the product is downloadable or virtual you need to identify it:</text:p>
              <text:p text:style-name="P1"/>
              <text:p text:style-name="P1">1 - virtual</text:p>
              <text:p text:style-name="P1">0 - regular product with weight</text:p>
            </office:annotation>
            <text:p>item:is_virtual</text:p>
          </table:table-cell>
          <table:table-cell table:style-name="ce70" office:value-type="string" calcext:value-type="string">
            <office:annotation draw:style-name="gr13" draw:text-style-name="P2" svg:width="320.6pt" svg:height="26.99pt" svg:x="2518.98pt" svg:y="23.24pt" draw:caption-point-x="-11.54pt" draw:caption-point-y="-22.96pt">
              <dc:date>2019-11-21T00:00:00</dc:date>
              <text:p text:style-name="P1">The SKU of the product added to the order.</text:p>
            </office:annotation>
            <text:p>item:sku</text:p>
          </table:table-cell>
          <table:table-cell table:style-name="ce70" office:value-type="string" calcext:value-type="string">
            <office:annotation draw:style-name="gr13" draw:text-style-name="P2" svg:width="320.6pt" svg:height="26.99pt" svg:x="2599.14pt" svg:y="23.24pt" draw:caption-point-x="-11.54pt" draw:caption-point-y="-22.96pt">
              <dc:date>2019-11-21T00:00:00</dc:date>
              <text:p text:style-name="P1">The name of the product added to the order.</text:p>
            </office:annotation>
            <text:p>item:name</text:p>
          </table:table-cell>
          <table:table-cell table:style-name="ce70" office:value-type="string" calcext:value-type="string">
            <office:annotation draw:style-name="gr7" draw:text-style-name="P2" svg:width="320.6pt" svg:height="90pt" svg:x="2679.28pt" svg:y="23.24pt" draw:caption-point-x="-11.54pt" draw:caption-point-y="-22.96pt">
              <dc:date>2019-11-21T00:00:00</dc:date>
              <text:p text:style-name="P1">The IDs of the promo rules applied to the item.</text:p>
              <text:p text:style-name="P1"/>
              <text:p text:style-name="P1">You can find the IDs in your promo rules section.</text:p>
              <text:p text:style-name="P1"/>
              <text:p text:style-name="P1">Leave blank if no rules are applied.</text:p>
            </office:annotation>
            <text:p>item:applied_rule_ids</text:p>
          </table:table-cell>
          <table:table-cell table:style-name="ce70" office:value-type="string" calcext:value-type="string">
            <office:annotation draw:style-name="gr20" draw:text-style-name="P2" svg:width="320.6pt" svg:height="42.75pt" svg:x="2759.44pt" svg:y="23.24pt" draw:caption-point-x="-11.54pt" draw:caption-point-y="-22.96pt">
              <dc:date>2019-11-21T00:00:00</dc:date>
              <text:p text:style-name="P1">The quantity of items cancelled during the shipping phase.</text:p>
              <text:p text:style-name="P1">Like when you understand that the stock value was incorrect and you ship the lesser amount of items and have to cancel the rest.</text:p>
            </office:annotation>
            <text:p>item:qty_canceled</text:p>
          </table:table-cell>
          <table:table-cell table:style-name="ce70" office:value-type="string" calcext:value-type="string">
            <office:annotation draw:style-name="gr13" draw:text-style-name="P2" svg:width="320.6pt" svg:height="26.99pt" svg:x="2839.58pt" svg:y="23.24pt" draw:caption-point-x="-11.54pt" draw:caption-point-y="-22.96pt">
              <dc:date>2019-11-21T00:00:00</dc:date>
              <text:p text:style-name="P1">The quantity of the items that got into the invoice - i.e. were shipped.</text:p>
            </office:annotation>
            <text:p>item:qty_invoiced</text:p>
          </table:table-cell>
          <table:table-cell table:style-name="ce70" office:value-type="string" calcext:value-type="string">
            <office:annotation draw:style-name="gr13" draw:text-style-name="P2" svg:width="320.6pt" svg:height="39.29pt" svg:x="2919.74pt" svg:y="17.09pt" draw:caption-point-x="-11.54pt" draw:caption-point-y="-16.81pt">
              <dc:date>2019-11-21T00:00:00</dc:date>
              <text:p text:style-name="P1">The number of the items ordered - basically the qty of the product that has been added to the cart when customer clicked the 'Place order' button.</text:p>
            </office:annotation>
            <text:p>item:qty_ordered</text:p>
          </table:table-cell>
          <table:table-cell table:style-name="ce70" office:value-type="string" calcext:value-type="string">
            <office:annotation draw:style-name="gr10" draw:text-style-name="P2" svg:width="320.6pt" svg:height="61.68pt" svg:x="2999.88pt" svg:y="21.66pt" draw:caption-point-x="-11.54pt" draw:caption-point-y="-21.37pt">
              <dc:date>2019-11-21T00:00:00</dc:date>
              <text:p text:style-name="P1">The quantity of the products that has been shipped to the customer.</text:p>
              <text:p text:style-name="P1"/>
              <text:p text:style-name="P1">Note that for complex products like <text:s/>configurable, bundle or grouped products you need to specify the QTY for the PARENT item not the child one.</text:p>
            </office:annotation>
            <text:p>item:qty_shipped</text:p>
          </table:table-cell>
          <table:table-cell table:style-name="ce70" office:value-type="string" calcext:value-type="string">
            <office:annotation draw:style-name="gr10" draw:text-style-name="P2" svg:width="320.6pt" svg:height="61.68pt" svg:x="3080.04pt" svg:y="21.66pt" draw:caption-point-x="-11.54pt" draw:caption-point-y="-21.37pt">
              <dc:date>2019-11-21T00:00:00</dc:date>
              <text:p text:style-name="P1">The price of the item added to the order with the discounts applied.</text:p>
              <text:p text:style-name="P1"/>
              <text:p text:style-name="P1">Note that for complex products like <text:s/>configurable, bundle or grouped products you need to specify the PRICE for the PARENT item not the child one.</text:p>
            </office:annotation>
            <text:p>item:price</text:p>
          </table:table-cell>
          <table:table-cell table:style-name="ce70" office:value-type="string" calcext:value-type="string">
            <office:annotation draw:style-name="gr10" draw:text-style-name="P2" svg:width="320.63pt" svg:height="72.88pt" svg:x="3160.18pt" svg:y="16.07pt" draw:caption-point-x="-11.54pt" draw:caption-point-y="-15.79pt">
              <dc:date>2019-11-21T00:00:00</dc:date>
              <text:p text:style-name="P1">The original price of the product added to the order, without the discounts applied.</text:p>
              <text:p text:style-name="P1"/>
              <text:p text:style-name="P1">Note that for complex products like <text:s/>configurable, bundle or grouped products you need to specify the PRICE for the PARENT item not the child one.</text:p>
            </office:annotation>
            <text:p>item:original_price</text:p>
          </table:table-cell>
          <table:table-cell table:style-name="ce70" office:value-type="string" calcext:value-type="string">
            <office:annotation draw:style-name="gr13" draw:text-style-name="P2" svg:width="320.6pt" svg:height="28.09pt" svg:x="3240.34pt" svg:y="22.71pt" draw:caption-point-x="-11.54pt" draw:caption-point-y="-22.42pt">
              <dc:date>2019-11-21T00:00:00</dc:date>
              <text:p text:style-name="P1">The discount percent applied to the product. Refers to percent discounts.</text:p>
            </office:annotation>
            <text:p>item:discount_percent</text:p>
          </table:table-cell>
          <table:table-cell table:style-name="ce70" office:value-type="string" calcext:value-type="string">
            <office:annotation draw:style-name="gr13" draw:text-style-name="P2" svg:width="320.63pt" svg:height="28.09pt" svg:x="3320.48pt" svg:y="22.71pt" draw:caption-point-x="-11.54pt" draw:caption-point-y="-22.42pt">
              <dc:date>2019-11-21T00:00:00</dc:date>
              <text:p text:style-name="P1">The disount amount applied to the product. Refers to the flat discount amount.</text:p>
            </office:annotation>
            <text:p>item:discount_amount</text:p>
          </table:table-cell>
          <table:table-cell table:style-name="ce70" office:value-type="string" calcext:value-type="string">
            <office:annotation draw:style-name="gr13" draw:text-style-name="P2" svg:width="320.6pt" svg:height="26.99pt" svg:x="3400.64pt" svg:y="23.24pt" draw:caption-point-x="-11.54pt" draw:caption-point-y="-22.96pt">
              <dc:date>2019-11-21T00:00:00</dc:date>
              <text:p text:style-name="P1">The discount amount that has gotten into the invoice.</text:p>
            </office:annotation>
            <text:p>item:discount_invoiced</text:p>
          </table:table-cell>
          <table:table-cell table:style-name="ce70" office:value-type="string" calcext:value-type="string">
            <office:annotation draw:style-name="gr13" draw:text-style-name="P2" svg:width="320.6pt" svg:height="28.09pt" svg:x="3480.8pt" svg:y="22.71pt" draw:caption-point-x="-11.54pt" draw:caption-point-y="-22.42pt">
              <dc:date>2019-11-21T00:00:00</dc:date>
              <text:p text:style-name="P1">The total of the product row in the order - basically a total value per-product.</text:p>
            </office:annotation>
            <text:p>item:row_total</text:p>
          </table:table-cell>
          <table:table-cell table:style-name="ce70" office:value-type="string" calcext:value-type="string">
            <office:annotation draw:style-name="gr13" draw:text-style-name="P2" svg:width="320.6pt" svg:height="26.99pt" svg:x="3560.94pt" svg:y="23.24pt" draw:caption-point-x="-11.54pt" draw:caption-point-y="-22.96pt">
              <dc:date>2019-11-21T00:00:00</dc:date>
              <text:p text:style-name="P1">The price of the product that has gotten into the invoice.</text:p>
            </office:annotation>
            <text:p>item:row_invoiced</text:p>
          </table:table-cell>
          <table:table-cell table:style-name="ce70" office:value-type="string" calcext:value-type="string">
            <office:annotation draw:style-name="gr13" draw:text-style-name="P2" svg:width="320.6pt" svg:height="26.99pt" svg:x="3641.1pt" svg:y="23.24pt" draw:caption-point-x="-11.54pt" draw:caption-point-y="-22.96pt">
              <dc:date>2019-11-21T00:00:00</dc:date>
              <text:p text:style-name="P1">row_weight=product_weight*qty</text:p>
            </office:annotation>
            <text:p>item:row_weight</text:p>
          </table:table-cell>
          <table:table-cell table:style-name="ce70" office:value-type="string" calcext:value-type="string">
            <office:annotation draw:style-name="gr13" draw:text-style-name="P2" svg:width="320.6pt" svg:height="26.99pt" svg:x="3721.24pt" svg:y="23.24pt" draw:caption-point-x="-11.54pt" draw:caption-point-y="-22.96pt">
              <dc:date>2019-11-21T00:00:00</dc:date>
              <text:p text:style-name="P1">The price for the product including tax</text:p>
            </office:annotation>
            <text:p>item:price_incl_tax</text:p>
          </table:table-cell>
          <table:table-cell table:style-name="ce70" office:value-type="string" calcext:value-type="string">
            <office:annotation draw:style-name="gr13" draw:text-style-name="P2" svg:width="320.6pt" svg:height="26.99pt" svg:x="3801.4pt" svg:y="23.24pt" draw:caption-point-x="-11.54pt" draw:caption-point-y="-22.96pt">
              <dc:date>2019-11-21T00:00:00</dc:date>
              <text:p text:style-name="P1">The total price of the product including tax.</text:p>
            </office:annotation>
            <text:p>item:row_total_incl_tax</text:p>
          </table:table-cell>
          <table:table-cell table:style-name="ce70" office:value-type="string" calcext:value-type="string">
            <office:annotation draw:style-name="gr13" draw:text-style-name="P2" svg:width="320.6pt" svg:height="26.99pt" svg:x="3881.54pt" svg:y="23.24pt" draw:caption-point-x="-11.54pt" draw:caption-point-y="-22.96pt">
              <dc:date>2019-11-21T00:00:00</dc:date>
              <text:p text:style-name="P1">The entity ID of the customer's address.</text:p>
            </office:annotation>
            <text:p>address:entity_id</text:p>
          </table:table-cell>
          <table:table-cell table:style-name="ce70" office:value-type="string" calcext:value-type="string">
            <office:annotation draw:style-name="gr13" draw:text-style-name="P2" svg:width="320.6pt" svg:height="26.99pt" svg:x="3961.7pt" svg:y="23.24pt" draw:caption-point-x="-11.54pt" draw:caption-point-y="-22.96pt">
              <dc:date>2019-11-21T00:00:00</dc:date>
              <text:p text:style-name="P1">The region ID of the customers address.</text:p>
            </office:annotation>
            <text:p>address:region_id</text:p>
          </table:table-cell>
          <table:table-cell table:style-name="ce70" office:value-type="string" calcext:value-type="string">
            <office:annotation draw:style-name="gr13" draw:text-style-name="P2" svg:width="320.6pt" svg:height="26.99pt" svg:x="4041.84pt" svg:y="23.24pt" draw:caption-point-x="-11.54pt" draw:caption-point-y="-22.96pt">
              <dc:date>2019-11-21T00:00:00</dc:date>
              <text:p text:style-name="P1">The region of the customer's addresss.</text:p>
            </office:annotation>
            <text:p>address:region</text:p>
          </table:table-cell>
          <table:table-cell table:style-name="ce70" office:value-type="string" calcext:value-type="string">
            <office:annotation draw:style-name="gr13" draw:text-style-name="P2" svg:width="320.6pt" svg:height="26.99pt" svg:x="4122pt" svg:y="23.24pt" draw:caption-point-x="-11.54pt" draw:caption-point-y="-22.96pt">
              <dc:date>2019-11-21T00:00:00</dc:date>
              <text:p text:style-name="P1">The postcode of the customer's address.</text:p>
            </office:annotation>
            <text:p>address:postcode</text:p>
          </table:table-cell>
          <table:table-cell table:style-name="ce70" office:value-type="string" calcext:value-type="string">
            <office:annotation draw:style-name="gr13" draw:text-style-name="P2" svg:width="320.6pt" svg:height="26.99pt" svg:x="4202.14pt" svg:y="23.24pt" draw:caption-point-x="-11.54pt" draw:caption-point-y="-22.96pt">
              <dc:date>2019-11-21T00:00:00</dc:date>
              <text:p text:style-name="P1">The customer's last name.</text:p>
            </office:annotation>
            <text:p>address:lastname</text:p>
          </table:table-cell>
          <table:table-cell table:style-name="ce70" office:value-type="string" calcext:value-type="string">
            <office:annotation draw:style-name="gr13" draw:text-style-name="P2" svg:width="320.6pt" svg:height="26.99pt" svg:x="4282.3pt" svg:y="23.24pt" draw:caption-point-x="-11.54pt" draw:caption-point-y="-22.96pt">
              <dc:date>2019-11-21T00:00:00</dc:date>
              <text:p text:style-name="P1">The street of the customer's address.</text:p>
            </office:annotation>
            <text:p>address:street</text:p>
          </table:table-cell>
          <table:table-cell table:style-name="ce70" office:value-type="string" calcext:value-type="string">
            <office:annotation draw:style-name="gr13" draw:text-style-name="P2" svg:width="320.6pt" svg:height="26.99pt" svg:x="4362.43pt" svg:y="23.24pt" draw:caption-point-x="-11.54pt" draw:caption-point-y="-22.96pt">
              <dc:date>2019-11-21T00:00:00</dc:date>
              <text:p text:style-name="P1">The city of the customer's address.</text:p>
            </office:annotation>
            <text:p>address:city</text:p>
          </table:table-cell>
          <table:table-cell table:style-name="ce70" office:value-type="string" calcext:value-type="string">
            <office:annotation draw:style-name="gr10" draw:text-style-name="P2" svg:width="320.6pt" svg:height="58.51pt" svg:x="4442.6pt" svg:y="23.24pt" draw:caption-point-x="-11.54pt" draw:caption-point-y="-22.96pt">
              <dc:date>2019-11-21T00:00:00</dc:date>
              <text:p text:style-name="P1">The email of the customer's address - the customer's email.</text:p>
              <text:p text:style-name="P1"/>
              <text:p text:style-name="P1">Yes, you have to specify the email twice, because different attributes are responsible for different tables.</text:p>
            </office:annotation>
            <text:p>address:email</text:p>
          </table:table-cell>
          <table:table-cell table:style-name="ce70" office:value-type="string" calcext:value-type="string">
            <office:annotation draw:style-name="gr13" draw:text-style-name="P2" svg:width="320.6pt" svg:height="26.99pt" svg:x="4522.73pt" svg:y="23.24pt" draw:caption-point-x="-11.54pt" draw:caption-point-y="-22.96pt">
              <dc:date>2019-11-21T00:00:00</dc:date>
              <text:p text:style-name="P1">The phone number of the customer's address.</text:p>
            </office:annotation>
            <text:p>address:telephone</text:p>
          </table:table-cell>
          <table:table-cell table:style-name="ce70" office:value-type="string" calcext:value-type="string">
            <office:annotation draw:style-name="gr10" draw:text-style-name="P2" svg:width="320.6pt" svg:height="58.51pt" svg:x="4602.9pt" svg:y="23.24pt" draw:caption-point-x="-11.54pt" draw:caption-point-y="-22.96pt">
              <dc:date>2019-11-21T00:00:00</dc:date>
              <text:p text:style-name="P1">The code of the country of the customer's address.</text:p>
              <text:p text:style-name="P1"/>
              <text:p text:style-name="P1">Look for the last sheets of this Google Sheet for the reference country ID table.</text:p>
            </office:annotation>
            <text:p>address:country_id</text:p>
          </table:table-cell>
          <table:table-cell table:style-name="ce70" office:value-type="string" calcext:value-type="string">
            <office:annotation draw:style-name="gr13" draw:text-style-name="P2" svg:width="320.6pt" svg:height="26.99pt" svg:x="4683.03pt" svg:y="23.24pt" draw:caption-point-x="-11.54pt" draw:caption-point-y="-22.96pt">
              <dc:date>2019-11-21T00:00:00</dc:date>
              <text:p text:style-name="P1">The customer's name.</text:p>
            </office:annotation>
            <text:p>address:firstname</text:p>
          </table:table-cell>
          <table:table-cell table:style-name="ce78" office:value-type="string" calcext:value-type="string">
            <office:annotation draw:style-name="gr13" draw:text-style-name="P2" svg:width="320.6pt" svg:height="26.99pt" svg:x="4763.2pt" svg:y="23.24pt" draw:caption-point-x="-11.54pt" draw:caption-point-y="-22.96pt">
              <dc:date>2019-11-21T00:00:00</dc:date>
              <text:p text:style-name="P1">The type of the customer's address. Can be either 'shipping' or 'billing'.</text:p>
            </office:annotation>
            <text:p>address:address_type</text:p>
          </table:table-cell>
          <table:table-cell table:number-columns-repeated="966"/>
        </table:table-row>
        <table:table-row table:style-name="ro2">
          <table:table-cell table:style-name="ce41" office:value-type="float" office:value="1342" calcext:value-type="float">
            <text:p>1342</text:p>
          </table:table-cell>
          <table:table-cell table:style-name="ce39" office:value-type="string" calcext:value-type="string">
            <text:p>complete</text:p>
          </table:table-cell>
          <table:table-cell table:style-name="ce39" office:value-type="string" calcext:value-type="string">
            <text:p>shipped_complete_store_1</text:p>
          </table:table-cell>
          <table:table-cell table:style-name="ce39" office:value-type="string" calcext:value-type="string">
            <text:p>United States Postal Service - Priority Mail</text:p>
          </table:table-cell>
          <table:table-cell table:style-name="ce41" table:content-validation-name="val23" office:value-type="float" office:value="0" calcext:value-type="float">
            <text:p>0</text:p>
          </table:table-cell>
          <table:table-cell table:style-name="ce41" office:value-type="float" office:value="-2.2" calcext:value-type="float">
            <text:p>-2.2</text:p>
          </table:table-cell>
          <table:table-cell table:style-name="ce41" office:value-type="float" office:value="26.07" calcext:value-type="float">
            <text:p>26.07</text:p>
          </table:table-cell>
          <table:table-cell table:number-columns-repeated="2" table:style-name="ce41" office:value-type="float" office:value="7.31" calcext:value-type="float">
            <text:p>7.31</text:p>
          </table:table-cell>
          <table:table-cell table:number-columns-repeated="2" table:style-name="ce41" office:value-type="float" office:value="20.96" calcext:value-type="float">
            <text:p>20.96</text:p>
          </table:table-cell>
          <table:table-cell table:number-columns-repeated="2" table:style-name="ce41" office:value-type="float" office:value="26.07" calcext:value-type="float">
            <text:p>26.07</text:p>
          </table:table-cell>
          <table:table-cell table:style-name="ce41" office:value-type="float" office:value="4" calcext:value-type="float">
            <text:p>4</text:p>
          </table:table-cell>
          <table:table-cell table:style-name="ce41" office:value-type="float" office:value="20.96" calcext:value-type="float">
            <text:p>20.96</text:p>
          </table:table-cell>
          <table:table-cell table:style-name="ce41" office:value-type="float" office:value="0" calcext:value-type="float">
            <text:p>0</text:p>
          </table:table-cell>
          <table:table-cell table:style-name="ce41" office:value-type="float" office:value="4" calcext:value-type="float">
            <text:p>4</text:p>
          </table:table-cell>
          <table:table-cell table:style-name="ce41" office:value-type="float" office:value="25" calcext:value-type="float">
            <text:p>25</text:p>
          </table:table-cell>
          <table:table-cell table:style-name="ce39" office:value-type="string" calcext:value-type="string">
            <text:p>mariuxivv1133@gmail.com</text:p>
          </table:table-cell>
          <table:table-cell table:style-name="ce39" office:value-type="string" calcext:value-type="string">
            <text:p>USD</text:p>
          </table:table-cell>
          <table:table-cell table:style-name="ce39" office:value-type="string" calcext:value-type="string">
            <text:p>stamps_US_PM</text:p>
          </table:table-cell>
          <table:table-cell table:style-name="ce41" office:value-type="float" office:value="4" calcext:value-type="float">
            <text:p>4</text:p>
          </table:table-cell>
          <table:table-cell table:style-name="ce41" office:value-type="float" office:value="7.31" calcext:value-type="float">
            <text:p>7.31</text:p>
          </table:table-cell>
          <table:table-cell table:style-name="ce39" office:value-type="string" calcext:value-type="string">
            <text:p>Shipped Complete - Store 32</text:p>
          </table:table-cell>
          <table:table-cell table:style-name="ce41" office:value-type="float" office:value="216" calcext:value-type="float">
            <text:p>21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4-Pink-12M</text:p>
          </table:table-cell>
          <table:table-cell table:style-name="ce39" office:value-type="string" calcext:value-type="string">
            <text:p>U.S. Polo Assn Infant Girls 3 Piece Floral Hoodie Set-Pink</text:p>
          </table:table-cell>
          <table:table-cell table:style-name="ce39"/>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number-columns-repeated="3" table:style-name="ce41" office:value-type="float" office:value="0" calcext:value-type="float">
            <text:p>0</text:p>
          </table:table-cell>
          <table:table-cell table:number-columns-repeated="2"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41" office:value-type="float" office:value="47" calcext:value-type="float">
            <text:p>47</text:p>
          </table:table-cell>
          <table:table-cell table:style-name="ce41" office:value-type="float" office:value="41" calcext:value-type="float">
            <text:p>41</text:p>
          </table:table-cell>
          <table:table-cell table:style-name="ce39" office:value-type="string" calcext:value-type="string">
            <text:p>New Jersey</text:p>
          </table:table-cell>
          <table:table-cell table:style-name="ce41" office:value-type="float" office:value="7307" calcext:value-type="float">
            <text:p>7307</text:p>
          </table:table-cell>
          <table:table-cell table:style-name="ce39" office:value-type="string" calcext:value-type="string">
            <text:p>Vitores</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Maria</text:p>
          </table:table-cell>
          <table:table-cell table:style-name="ce39" table:content-validation-name="val25" office:value-type="string" calcext:value-type="string">
            <text:p>shipping</text:p>
          </table:table-cell>
          <table:table-cell table:number-columns-repeated="966"/>
        </table:table-row>
        <table:table-row table:style-name="ro2">
          <table:table-cell table:style-name="ce39" table:number-columns-repeated="24"/>
          <table:table-cell table:style-name="ce41" office:value-type="float" office:value="217" calcext:value-type="float">
            <text:p>217</text:p>
          </table:table-cell>
          <table:table-cell table:style-name="ce41" office:value-type="float" office:value="216" calcext:value-type="float">
            <text:p>21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4-Pink-12M</text:p>
          </table:table-cell>
          <table:table-cell table:style-name="ce39" office:value-type="string" calcext:value-type="string">
            <text:p>U.S. Polo Assn Infant Girls 3 Piece Floral Hoodie Set-Pink-12M</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41" office:value-type="float" office:value="48" calcext:value-type="float">
            <text:p>48</text:p>
          </table:table-cell>
          <table:table-cell table:style-name="ce41" office:value-type="float" office:value="41" calcext:value-type="float">
            <text:p>41</text:p>
          </table:table-cell>
          <table:table-cell table:style-name="ce39" office:value-type="string" calcext:value-type="string">
            <text:p>New Jersey</text:p>
          </table:table-cell>
          <table:table-cell table:style-name="ce41" office:value-type="float" office:value="7307" calcext:value-type="float">
            <text:p>7307</text:p>
          </table:table-cell>
          <table:table-cell table:style-name="ce39" office:value-type="string" calcext:value-type="string">
            <text:p>Vitores</text:p>
          </table:table-cell>
          <table:table-cell table:style-name="ce39" office:value-type="string" calcext:value-type="string">
            <text:p>81 prospect st</text:p>
          </table:table-cell>
          <table:table-cell table:style-name="ce39" office:value-type="string" calcext:value-type="string">
            <text:p>Jersey city</text:p>
          </table:table-cell>
          <table:table-cell table:style-name="ce39" office:value-type="string" calcext:value-type="string">
            <text:p>mariuxivv1133@gmail.com</text:p>
          </table:table-cell>
          <table:table-cell table:style-name="ce39" office:value-type="string" calcext:value-type="string">
            <text:p>201 5393002</text:p>
          </table:table-cell>
          <table:table-cell table:style-name="ce39" office:value-type="string" calcext:value-type="string">
            <text:p>US</text:p>
          </table:table-cell>
          <table:table-cell table:style-name="ce39" office:value-type="string" calcext:value-type="string">
            <text:p>Maria</text:p>
          </table:table-cell>
          <table:table-cell table:style-name="ce39" table:content-validation-name="val25" office:value-type="string" calcext:value-type="string">
            <text:p>billing</text:p>
          </table:table-cell>
          <table:table-cell table:number-columns-repeated="966"/>
        </table:table-row>
        <table:table-row table:style-name="ro2">
          <table:table-cell table:style-name="ce39" table:number-columns-repeated="24"/>
          <table:table-cell table:style-name="ce41" office:value-type="float" office:value="218" calcext:value-type="float">
            <text:p>21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8-Pink-6-9M</text:p>
          </table:table-cell>
          <table:table-cell table:style-name="ce39" office:value-type="string" calcext:value-type="string">
            <text:p>U.S. Polo Assn Newborn Girls 3 Piece Pants-Pink-3</text:p>
          </table:table-cell>
          <table:table-cell table:style-name="ce39"/>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number-columns-repeated="3" table:style-name="ce41" office:value-type="float" office:value="0" calcext:value-type="float">
            <text:p>0</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19" calcext:value-type="float">
            <text:p>219</text:p>
          </table:table-cell>
          <table:table-cell table:style-name="ce41" office:value-type="float" office:value="218" calcext:value-type="float">
            <text:p>218</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748-Pink-6-9M</text:p>
          </table:table-cell>
          <table:table-cell table:style-name="ce39" office:value-type="string" calcext:value-type="string">
            <text:p>U.S. Polo Assn Newborn Girls 3 Piece Pants-Pink-6-9M</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0" calcext:value-type="float">
            <text:p>220</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0992-Pink-5</text:p>
          </table:table-cell>
          <table:table-cell table:style-name="ce39" office:value-type="string" calcext:value-type="string">
            <text:p>U.S. Polo Assn Girls 4-6x Button Front Leggings Set-Pink</text:p>
          </table:table-cell>
          <table:table-cell table:style-name="ce41" office:value-type="float" office:value="25" calcext:value-type="float">
            <text:p>25</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4.99" calcext:value-type="float">
            <text:p>4.99</text:p>
          </table:table-cell>
          <table:table-cell table:style-name="ce41" office:value-type="float" office:value="9.99" calcext:value-type="float">
            <text:p>9.99</text:p>
          </table:table-cell>
          <table:table-cell table:style-name="ce41" office:value-type="float" office:value="20" calcext:value-type="float">
            <text:p>20</text:p>
          </table:table-cell>
          <table:table-cell table:number-columns-repeated="2" table:style-name="ce41" office:value-type="float" office:value="1" calcext:value-type="float">
            <text:p>1</text:p>
          </table:table-cell>
          <table:table-cell table:number-columns-repeated="2" table:style-name="ce41" office:value-type="float" office:value="4.99" calcext:value-type="float">
            <text:p>4.99</text:p>
          </table:table-cell>
          <table:table-cell table:style-name="ce41" office:value-type="float" office:value="1" calcext:value-type="float">
            <text:p>1</text:p>
          </table:table-cell>
          <table:table-cell table:number-columns-repeated="2" table:style-name="ce41" office:value-type="float" office:value="4.99" calcext:value-type="float">
            <text:p>4.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1" calcext:value-type="float">
            <text:p>221</text:p>
          </table:table-cell>
          <table:table-cell table:style-name="ce41" office:value-type="float" office:value="220" calcext:value-type="float">
            <text:p>220</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0992-Pink-5</text:p>
          </table:table-cell>
          <table:table-cell table:style-name="ce39" office:value-type="string" calcext:value-type="string">
            <text:p>U.S. Polo Assn Girls 4-6x Button Front Leggings Set-Pink-5</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2" calcext:value-type="float">
            <text:p>222</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text:p>
          </table:table-cell>
          <table:table-cell table:style-name="ce41" office:value-type="float" office:value="25" calcext:value-type="float">
            <text:p>25</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number-columns-repeated="2" table:style-name="ce41" office:value-type="float" office:value="1.2" calcext:value-type="float">
            <text:p>1.2</text:p>
          </table:table-cell>
          <table:table-cell table:number-columns-repeated="2" table:style-name="ce41" office:value-type="float" office:value="5.99" calcext:value-type="float">
            <text:p>5.99</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3" calcext:value-type="float">
            <text:p>223</text:p>
          </table:table-cell>
          <table:table-cell table:style-name="ce41" office:value-type="float" office:value="222" calcext:value-type="float">
            <text:p>222</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4952-Grey White-5</text:p>
          </table:table-cell>
          <table:table-cell table:style-name="ce39" office:value-type="string" calcext:value-type="string">
            <text:p>Limited Too Girls 4-6x Puff Border Print 2 Piece Chambray Legging Set-Grey White-5</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41" office:value-type="float" office:value="1343" calcext:value-type="float">
            <text:p>1343</text:p>
          </table:table-cell>
          <table:table-cell table:style-name="ce39" office:value-type="string" calcext:value-type="string">
            <text:p>complete</text:p>
          </table:table-cell>
          <table:table-cell table:style-name="ce39" office:value-type="string" calcext:value-type="string">
            <text:p>shipped_complete_store_2</text:p>
          </table:table-cell>
          <table:table-cell table:style-name="ce39" office:value-type="string" calcext:value-type="string">
            <text:p>Free Shipping - Free</text:p>
          </table:table-cell>
          <table:table-cell table:style-name="ce41" table:content-validation-name="val23" office:value-type="float" office:value="0" calcext:value-type="float">
            <text:p>0</text:p>
          </table:table-cell>
          <table:table-cell table:style-name="ce41" office:value-type="float" office:value="-6.18" calcext:value-type="float">
            <text:p>-6.18</text:p>
          </table:table-cell>
          <table:table-cell table:style-name="ce41" office:value-type="float" office:value="37.53" calcext:value-type="float">
            <text:p>37.53</text:p>
          </table:table-cell>
          <table:table-cell table:number-columns-repeated="2" table:style-name="ce41" office:value-type="float" office:value="0" calcext:value-type="float">
            <text:p>0</text:p>
          </table:table-cell>
          <table:table-cell table:style-name="ce41" office:value-type="float" office:value="46.91" calcext:value-type="float">
            <text:p>46.91</text:p>
          </table:table-cell>
          <table:table-cell table:style-name="ce41" office:value-type="float" office:value="30.94" calcext:value-type="float">
            <text:p>30.94</text:p>
          </table:table-cell>
          <table:table-cell table:number-columns-repeated="2" table:style-name="ce41" office:value-type="float" office:value="24.76" calcext:value-type="float">
            <text:p>24.76</text:p>
          </table:table-cell>
          <table:table-cell table:style-name="ce41" office:value-type="float" office:value="9" calcext:value-type="float">
            <text:p>9</text:p>
          </table:table-cell>
          <table:table-cell table:style-name="ce41" office:value-type="float" office:value="46.91" calcext:value-type="float">
            <text:p>46.91</text:p>
          </table:table-cell>
          <table:table-cell table:style-name="ce41" office:value-type="float" office:value="12.77" calcext:value-type="float">
            <text:p>12.77</text:p>
          </table:table-cell>
          <table:table-cell table:style-name="ce41" office:value-type="float" office:value="9" calcext:value-type="float">
            <text:p>9</text:p>
          </table:table-cell>
          <table:table-cell table:style-name="ce41" office:value-type="float" office:value="6" calcext:value-type="float">
            <text:p>6</text:p>
          </table:table-cell>
          <table:table-cell table:style-name="ce39" office:value-type="string" calcext:value-type="string">
            <text:p>Lhash56@hotmail.com</text:p>
          </table:table-cell>
          <table:table-cell table:style-name="ce39" office:value-type="string" calcext:value-type="string">
            <text:p>USD</text:p>
          </table:table-cell>
          <table:table-cell table:style-name="ce39" office:value-type="string" calcext:value-type="string">
            <text:p>freeshipping_freeshipping</text:p>
          </table:table-cell>
          <table:table-cell table:style-name="ce41" office:value-type="float" office:value="9" calcext:value-type="float">
            <text:p>9</text:p>
          </table:table-cell>
          <table:table-cell table:style-name="ce41" office:value-type="float" office:value="0" calcext:value-type="float">
            <text:p>0</text:p>
          </table:table-cell>
          <table:table-cell table:style-name="ce39" office:value-type="string" calcext:value-type="string">
            <text:p>Shipped Complete - Store 34</text:p>
          </table:table-cell>
          <table:table-cell table:style-name="ce41" office:value-type="float" office:value="224" calcext:value-type="float">
            <text:p>224</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66259-Yellow-One Size</text:p>
          </table:table-cell>
          <table:table-cell table:style-name="ce39" office:value-type="string" calcext:value-type="string">
            <text:p>Cribmate Layette Crinkle Soft Teether Book-Yellow</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style-name="ce41" office:value-type="float" office:value="0.8" calcext:value-type="float">
            <text:p>0.8</text:p>
          </table:table-cell>
          <table:table-cell table:style-name="ce41" office:value-type="float" office:value="0" calcext:value-type="float">
            <text:p>0</text:p>
          </table:table-cell>
          <table:table-cell table:style-name="ce41" office:value-type="float" office:value="3.99" calcext:value-type="float">
            <text:p>3.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41" office:value-type="float" office:value="49" calcext:value-type="float">
            <text:p>49</text:p>
          </table:table-cell>
          <table:table-cell table:style-name="ce41" office:value-type="float" office:value="23" calcext:value-type="float">
            <text:p>23</text:p>
          </table:table-cell>
          <table:table-cell table:style-name="ce39" office:value-type="string" calcext:value-type="string">
            <text:p>Illinois</text:p>
          </table:table-cell>
          <table:table-cell table:style-name="ce41" office:value-type="float" office:value="62221" calcext:value-type="float">
            <text:p>62221</text:p>
          </table:table-cell>
          <table:table-cell table:style-name="ce39"/>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Lana Hash Grau</text:p>
          </table:table-cell>
          <table:table-cell table:style-name="ce39" table:content-validation-name="val25" office:value-type="string" calcext:value-type="string">
            <text:p>shipping</text:p>
          </table:table-cell>
          <table:table-cell table:number-columns-repeated="966"/>
        </table:table-row>
        <table:table-row table:style-name="ro2">
          <table:table-cell table:style-name="ce39" table:number-columns-repeated="24"/>
          <table:table-cell table:style-name="ce41" office:value-type="float" office:value="225" calcext:value-type="float">
            <text:p>225</text:p>
          </table:table-cell>
          <table:table-cell table:style-name="ce41" office:value-type="float" office:value="224" calcext:value-type="float">
            <text:p>224</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66259-Yellow-One Size</text:p>
          </table:table-cell>
          <table:table-cell table:style-name="ce39" office:value-type="string" calcext:value-type="string">
            <text:p>Cribmate Layette Crinkle Soft Teether Book-Yellow-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41" office:value-type="float" office:value="50" calcext:value-type="float">
            <text:p>50</text:p>
          </table:table-cell>
          <table:table-cell table:style-name="ce41" office:value-type="float" office:value="23" calcext:value-type="float">
            <text:p>23</text:p>
          </table:table-cell>
          <table:table-cell table:style-name="ce39" office:value-type="string" calcext:value-type="string">
            <text:p>Illinois</text:p>
          </table:table-cell>
          <table:table-cell table:style-name="ce41" office:value-type="float" office:value="62221" calcext:value-type="float">
            <text:p>62221</text:p>
          </table:table-cell>
          <table:table-cell table:style-name="ce39" office:value-type="string" calcext:value-type="string">
            <text:p>grau</text:p>
          </table:table-cell>
          <table:table-cell table:style-name="ce39" office:value-type="string" calcext:value-type="string">
            <text:p>1706 Page</text:p>
          </table:table-cell>
          <table:table-cell table:style-name="ce39" office:value-type="string" calcext:value-type="string">
            <text:p>Belleville</text:p>
          </table:table-cell>
          <table:table-cell table:style-name="ce39" office:value-type="string" calcext:value-type="string">
            <text:p>Lhash56@hotmail.com</text:p>
          </table:table-cell>
          <table:table-cell table:style-name="ce39" office:value-type="string" calcext:value-type="string">
            <text:p>618 214 8214</text:p>
          </table:table-cell>
          <table:table-cell table:style-name="ce39" office:value-type="string" calcext:value-type="string">
            <text:p>US</text:p>
          </table:table-cell>
          <table:table-cell table:style-name="ce39" office:value-type="string" calcext:value-type="string">
            <text:p>lana</text:p>
          </table:table-cell>
          <table:table-cell table:style-name="ce39" table:content-validation-name="val25" office:value-type="string" calcext:value-type="string">
            <text:p>billing</text:p>
          </table:table-cell>
          <table:table-cell table:number-columns-repeated="966"/>
        </table:table-row>
        <table:table-row table:style-name="ro2">
          <table:table-cell table:style-name="ce39" table:number-columns-repeated="24"/>
          <table:table-cell table:style-name="ce41" office:value-type="float" office:value="226" calcext:value-type="float">
            <text:p>22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40924-Blue-One Size</text:p>
          </table:table-cell>
          <table:table-cell table:style-name="ce39" office:value-type="string" calcext:value-type="string">
            <text:p>Bon Bebe Layette Five Hanger Receiving Blanket-Blue</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style-name="ce41" office:value-type="float" office:value="1.2" calcext:value-type="float">
            <text:p>1.2</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7" calcext:value-type="float">
            <text:p>227</text:p>
          </table:table-cell>
          <table:table-cell table:style-name="ce41" office:value-type="float" office:value="226" calcext:value-type="float">
            <text:p>22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40924-Blue-One Size</text:p>
          </table:table-cell>
          <table:table-cell table:style-name="ce39" office:value-type="string" calcext:value-type="string">
            <text:p>Bon Bebe Layette Five Hanger Receiving Blanket-Blue-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8" calcext:value-type="float">
            <text:p>22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6-Grey-14/16</text:p>
          </table:table-cell>
          <table:table-cell table:style-name="ce39" office:value-type="string" calcext:value-type="string">
            <text:p>Cb Sport Boys 8-16 Fleece Simple Print Panels Short-Grey</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79" calcext:value-type="float">
            <text:p>0.79</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29" calcext:value-type="float">
            <text:p>229</text:p>
          </table:table-cell>
          <table:table-cell table:style-name="ce41" office:value-type="float" office:value="228" calcext:value-type="float">
            <text:p>228</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6-Grey-14/16</text:p>
          </table:table-cell>
          <table:table-cell table:style-name="ce39" office:value-type="string" calcext:value-type="string">
            <text:p>Cb Sport Boys 8-16 Fleece Simple Print Panels Short-Grey-14/16</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0" calcext:value-type="float">
            <text:p>230</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5-Black-14/16</text:p>
          </table:table-cell>
          <table:table-cell table:style-name="ce39" office:value-type="string" calcext:value-type="string">
            <text:p>Cb Sport Boys 8-16 Fleece Simple Print Panels Short-Black</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1" calcext:value-type="float">
            <text:p>231</text:p>
          </table:table-cell>
          <table:table-cell table:style-name="ce41" office:value-type="float" office:value="230" calcext:value-type="float">
            <text:p>230</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5-Black-14/16</text:p>
          </table:table-cell>
          <table:table-cell table:style-name="ce39" office:value-type="string" calcext:value-type="string">
            <text:p>Cb Sport Boys 8-16 Fleece Simple Print Panels Short-Black-14/16</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2" calcext:value-type="float">
            <text:p>232</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3-Charcoal-14/16</text:p>
          </table:table-cell>
          <table:table-cell table:style-name="ce39" office:value-type="string" calcext:value-type="string">
            <text:p>Cb Sport Boys 8-16 Fleece Cut and Sew Mini Mesh Short-Charcoal</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8" calcext:value-type="float">
            <text:p>0.8</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3" calcext:value-type="float">
            <text:p>233</text:p>
          </table:table-cell>
          <table:table-cell table:style-name="ce41" office:value-type="float" office:value="232" calcext:value-type="float">
            <text:p>232</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76413-Charcoal-14/16</text:p>
          </table:table-cell>
          <table:table-cell table:style-name="ce39" office:value-type="string" calcext:value-type="string">
            <text:p>Cb Sport Boys 8-16 Fleece Cut and Sew Mini Mesh Short-Charcoal-14</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4" calcext:value-type="float">
            <text:p>234</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56650-Navy-One Size</text:p>
          </table:table-cell>
          <table:table-cell table:style-name="ce39" office:value-type="string" calcext:value-type="string">
            <text:p>Luvable Friends Layette Printed Receiving Blanket 4 Pack-Navy</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11.99" calcext:value-type="float">
            <text:p>11.99</text:p>
          </table:table-cell>
          <table:table-cell table:style-name="ce41" office:value-type="float" office:value="20" calcext:value-type="float">
            <text:p>20</text:p>
          </table:table-cell>
          <table:table-cell table:style-name="ce41" office:value-type="float" office:value="1.2" calcext:value-type="float">
            <text:p>1.2</text:p>
          </table:table-cell>
          <table:table-cell table:style-name="ce41" office:value-type="float" office:value="0" calcext:value-type="float">
            <text:p>0</text:p>
          </table:table-cell>
          <table:table-cell table:style-name="ce41" office:value-type="float" office:value="5.99" calcext:value-type="float">
            <text:p>5.99</text:p>
          </table:table-cell>
          <table:table-cell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5.99" calcext:value-type="float">
            <text:p>5.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5" calcext:value-type="float">
            <text:p>235</text:p>
          </table:table-cell>
          <table:table-cell table:style-name="ce41" office:value-type="float" office:value="234" calcext:value-type="float">
            <text:p>234</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56650-Navy-One Size</text:p>
          </table:table-cell>
          <table:table-cell table:style-name="ce39" office:value-type="string" calcext:value-type="string">
            <text:p>Luvable Friends Layette Printed Receiving Blanket 4 Pack-Navy-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6" calcext:value-type="float">
            <text:p>236</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14457-Blue-One Size</text:p>
          </table:table-cell>
          <table:table-cell table:style-name="ce39" office:value-type="string" calcext:value-type="string">
            <text:p>Baby Layette Blanket-Blue</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10.99" calcext:value-type="float">
            <text:p>10.99</text:p>
          </table:table-cell>
          <table:table-cell table:style-name="ce41" office:value-type="float" office:value="21.99" calcext:value-type="float">
            <text:p>21.99</text:p>
          </table:table-cell>
          <table:table-cell table:style-name="ce41" office:value-type="float" office:value="20" calcext:value-type="float">
            <text:p>20</text:p>
          </table:table-cell>
          <table:table-cell table:number-columns-repeated="2" table:style-name="ce41" office:value-type="float" office:value="2.2" calcext:value-type="float">
            <text:p>2.2</text:p>
          </table:table-cell>
          <table:table-cell table:number-columns-repeated="2" table:style-name="ce41" office:value-type="float" office:value="10.99" calcext:value-type="float">
            <text:p>10.99</text:p>
          </table:table-cell>
          <table:table-cell table:style-name="ce41" office:value-type="float" office:value="1" calcext:value-type="float">
            <text:p>1</text:p>
          </table:table-cell>
          <table:table-cell table:number-columns-repeated="2" table:style-name="ce41" office:value-type="float" office:value="10.99" calcext:value-type="float">
            <text:p>10.99</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7" calcext:value-type="float">
            <text:p>237</text:p>
          </table:table-cell>
          <table:table-cell table:style-name="ce41" office:value-type="float" office:value="236" calcext:value-type="float">
            <text:p>236</text:p>
          </table:table-cell>
          <table:table-cell table:style-name="ce39" table:content-validation-name="val24" office:value-type="string" calcext:value-type="string">
            <text:p>simp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14457-Blue-One Size</text:p>
          </table:table-cell>
          <table:table-cell table:style-name="ce39" office:value-type="string" calcext:value-type="string">
            <text:p>Baby Layette Blanket-Blue-One Size</text:p>
          </table:table-cell>
          <table:table-cell table:style-name="ce39"/>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1" table:style-name="ce41" office:value-type="float" office:value="0" calcext:value-type="float">
            <text:p>0</text:p>
          </table:table-cell>
          <table:table-cell table:style-name="ce39" table:number-columns-repeated="12"/>
          <table:table-cell table:number-columns-repeated="966"/>
        </table:table-row>
        <table:table-row table:style-name="ro2">
          <table:table-cell table:style-name="ce39" table:number-columns-repeated="24"/>
          <table:table-cell table:style-name="ce41" office:value-type="float" office:value="238" calcext:value-type="float">
            <text:p>238</text:p>
          </table:table-cell>
          <table:table-cell table:style-name="ce39"/>
          <table:table-cell table:style-name="ce39" table:content-validation-name="val24" office:value-type="string" calcext:value-type="string">
            <text:p>configurable</text:p>
          </table:table-cell>
          <table:table-cell table:style-name="ce41" office:value-type="float" office:value="1" calcext:value-type="float">
            <text:p>1</text:p>
          </table:table-cell>
          <table:table-cell table:style-name="ce41" table:content-validation-name="val23" office:value-type="float" office:value="0" calcext:value-type="float">
            <text:p>0</text:p>
          </table:table-cell>
          <table:table-cell table:style-name="ce39" office:value-type="string" calcext:value-type="string">
            <text:p>1000129132-Blue-One Size</text:p>
          </table:table-cell>
          <table:table-cell table:style-name="ce39" office:value-type="string" calcext:value-type="string">
            <text:p>Precious Moments Layette Velboa Soft Blanket-Blue</text:p>
          </table:table-cell>
          <table:table-cell table:style-name="ce41" office:value-type="float" office:value="6" calcext:value-type="float">
            <text:p>6</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3.99" calcext:value-type="float">
            <text:p>3.99</text:p>
          </table:table-cell>
          <table:table-cell table:style-name="ce41" office:value-type="float" office:value="7.99" calcext:value-type="float">
            <text:p>7.99</text:p>
          </table:table-cell>
          <table:table-cell table:style-name="ce41" office:value-type="float" office:value="20" calcext:value-type="float">
            <text:p>20</text:p>
          </table:table-cell>
          <table:table-cell table:number-columns-repeated="2" table:style-name="ce41" office:value-type="float" office:value="0.79" calcext:value-type="float">
            <text:p>0.79</text:p>
          </table:table-cell>
          <table:table-cell table:number-columns-repeated="2" table:style-name="ce41" office:value-type="float" office:value="3.99" calcext:value-type="float">
            <text:p>3.99</text:p>
          </table:table-cell>
          <table:table-cell table:style-name="ce41" office:value-type="float" office:value="1" calcext:value-type="float">
            <text:p>1</text:p>
          </table:table-cell>
          <table:table-cell table:number-columns-repeated="2" table:style-name="ce41" office:value-type="float" office:value="3.99" calcext:value-type="float">
            <text:p>3.99</text:p>
          </table:table-cell>
          <table:table-cell table:style-name="ce39" table:number-columns-repeated="12"/>
          <table:table-cell table:number-columns-repeated="966"/>
        </table:table-row>
        <table:table-row table:style-name="ro3" table:number-rows-repeated="1048551">
          <table:table-cell table:number-columns-repeated="1024"/>
        </table:table-row>
        <table:table-row table:style-name="ro3">
          <table:table-cell table:number-columns-repeated="1024"/>
        </table:table-row>
      </table:table>
      <table:table table:name="Categories" table:style-name="ta20">
        <table:table-column table:style-name="co106" table:default-cell-style-name="Default"/>
        <table:table-column table:style-name="co6" table:number-columns-repeated="3" table:default-cell-style-name="Default"/>
        <table:table-column table:style-name="co72" table:default-cell-style-name="Default"/>
        <table:table-column table:style-name="co77" table:default-cell-style-name="Default"/>
        <table:table-column table:style-name="co6" table:default-cell-style-name="Default"/>
        <table:table-column table:style-name="co34" table:default-cell-style-name="Default"/>
        <table:table-column table:style-name="co7" table:default-cell-style-name="Default"/>
        <table:table-column table:style-name="co36" table:default-cell-style-name="Default"/>
        <table:table-column table:style-name="co89" table:default-cell-style-name="Default"/>
        <table:table-column table:style-name="co6" table:number-columns-repeated="3" table:default-cell-style-name="Default"/>
        <table:table-column table:style-name="co107" table:default-cell-style-name="Default"/>
        <table:table-column table:style-name="co12" table:default-cell-style-name="Default"/>
        <table:table-column table:style-name="co6" table:number-columns-repeated="3" table:default-cell-style-name="Default"/>
        <table:table-column table:style-name="co73" table:default-cell-style-name="Default"/>
        <table:table-column table:style-name="co108" table:default-cell-style-name="Default"/>
        <table:table-column table:style-name="co6" table:number-columns-repeated="1003" table:default-cell-style-name="Default"/>
        <table:table-row table:style-name="ro2">
          <table:table-cell table:style-name="ce30" office:value-type="string" calcext:value-type="string">
            <office:annotation draw:style-name="gr21" draw:text-style-name="P2" svg:width="332.5pt" svg:height="240.83pt" svg:x="195.34pt" svg:y="18.71pt" draw:caption-point-x="-11.54pt" draw:caption-point-y="-18.43pt">
              <dc:date>2019-11-21T00:00:00</dc:date>
              <text:p text:style-name="P1">Category name. </text:p>
              <text:p text:style-name="P1"/>
              <text:p text:style-name="P1">This is the main category identifying attribute. It should be present in al tables you are importing.</text:p>
              <text:p text:style-name="P1">Other attributes are optional. Meaning that if you want to update only a single attribute, you need to leave attribute name, and the attribute you want to update.</text:p>
              <text:p text:style-name="P1"/>
              <text:p text:style-name="P1">The category name contains of the full category path, including all parent categories.</text:p>
              <text:p text:style-name="P1">'Default Category' is the name of sample Magento 2 root category. If you want the category to belong to another root category - make sure to specify its name.</text:p>
              <text:p text:style-name="P1"/>
              <text:p text:style-name="P1">For example:</text:p>
              <text:p text:style-name="P1">If you have a category named 'Third' which is nested under 'First' and 'Second' categories, the name value will look like:</text:p>
              <text:p text:style-name="P1"/>
              <text:p text:style-name="P1">First/Second/Third</text:p>
              <text:p text:style-name="P1"/>
              <text:p text:style-name="P1">Use '/' to separate category names.</text:p>
            </office:annotation>
            <text:p>name</text:p>
          </table:table-cell>
          <table:table-cell table:style-name="ce30" office:value-type="string" calcext:value-type="string">
            <office:annotation draw:style-name="gr19" draw:text-style-name="P2" svg:width="387.3pt" svg:height="105.76pt" svg:x="275.5pt" svg:y="23.24pt" draw:caption-point-x="-11.54pt" draw:caption-point-y="-22.96pt">
              <dc:date>2019-11-21T00:00:00</dc:date>
              <text:p text:style-name="P1">The main category image and its path. </text:p>
              <text:p text:style-name="P1"/>
              <text:p text:style-name="P1">Should be uploaded to <text:s/>/pub/media/import.</text:p>
              <text:p text:style-name="P1">The path of /sample_data/m/b/mb01-blue-0.jpg has the following structure: /pub/media/import/sample_data/m/b/mb01-blue-0.jpg.</text:p>
              <text:p text:style-name="P1"/>
              <text:p text:style-name="P1">In addition, you can use a direct URL of an image, such as http://site.com/images/some_image.jpg.</text:p>
            </office:annotation>
            <text:p>image</text:p>
          </table:table-cell>
          <table:table-cell table:style-name="ce30" office:value-type="string" calcext:value-type="string">
            <office:annotation draw:style-name="gr1" draw:text-style-name="P2" svg:width="387.3pt" svg:height="184.51pt" svg:x="355.63pt" svg:y="23.24pt" draw:caption-point-x="-11.54pt" draw:caption-point-y="-22.96pt">
              <dc:date>2019-11-21T00:00:00</dc:date>
              <text:p text:style-name="P1">Category URL path at the frontend. This attribute creates an URL rewrite to compose the end category URL.</text:p>
              <text:p text:style-name="P1"/>
              <text:p text:style-name="P1">The path is composed on the following pattern:</text:p>
              <text:p text:style-name="P1">yourstore.com/index.php/url_path attribute value/url_key value</text:p>
              <text:p text:style-name="P1"/>
              <text:p text:style-name="P1">For example:</text:p>
              <text:p text:style-name="P1">If you want the category path to include category1 and category2. In this column you need to enter:</text:p>
              <text:p text:style-name="P1">category1/category2/. Use / to separate categories.</text:p>
              <text:p text:style-name="P1">In this case end category URL will look like:</text:p>
              <text:p text:style-name="P1">yourstore.com/index.php/category1/category2/url_key value</text:p>
              <text:p text:style-name="P1"/>
            </office:annotation>
            <text:p>url_path</text:p>
          </table:table-cell>
          <table:table-cell table:style-name="ce30" office:value-type="string" calcext:value-type="string">
            <office:annotation draw:style-name="gr13" draw:text-style-name="P2" svg:width="415.08pt" svg:height="26.99pt" svg:x="435.8pt" svg:y="23.24pt" draw:caption-point-x="-11.54pt" draw:caption-point-y="-22.96pt">
              <dc:date>2019-11-21T00:00:00</dc:date>
              <text:p text:style-name="P1">Category option URL Key. Defines the URL of the category.</text:p>
            </office:annotation>
            <text:p>url_key</text:p>
          </table:table-cell>
          <table:table-cell table:style-name="ce30" office:value-type="string" calcext:value-type="string">
            <office:annotation draw:style-name="gr15" draw:text-style-name="P2" svg:width="418.25pt" svg:height="168.75pt" svg:x="527.84pt" svg:y="23.24pt" draw:caption-point-x="-11.54pt" draw:caption-point-y="-22.96pt">
              <dc:date>2019-11-21T00:00:00</dc:date>
              <text:p text:style-name="P1">Category option Default Product Listing Sort By. Which defines which sorting options are available at the category page.</text:p>
              <text:p text:style-name="P1">Available values:</text:p>
              <text:p text:style-name="P1">blank - all values</text:p>
              <text:p text:style-name="P1">position - product position</text:p>
              <text:p text:style-name="P1">name - product name</text:p>
              <text:p text:style-name="P1">price - product price</text:p>
              <text:p text:style-name="P1"/>
              <text:p text:style-name="P1">Multiple values should be separated by comma.</text:p>
              <text:p text:style-name="P1">For example, if you want only position and price sorting available the value should look like:</text:p>
              <text:p text:style-name="P1">position,price</text:p>
            </office:annotation>
            <text:p>available_sort_by</text:p>
          </table:table-cell>
          <table:table-cell table:style-name="ce30" office:value-type="string" calcext:value-type="string">
            <office:annotation draw:style-name="gr12" draw:text-style-name="P2" svg:width="398.35pt" svg:height="121.49pt" svg:x="662.8pt" svg:y="23.24pt" draw:caption-point-x="-11.54pt" draw:caption-point-y="-22.96pt">
              <dc:date>2019-11-21T00:00:00</dc:date>
              <text:p text:style-name="P1">Category option Apply Design to Products. Defines if the custom category design should also be applied to the products belonging to the category.</text:p>
              <text:p text:style-name="P1"/>
              <text:p text:style-name="P1">Available values are:</text:p>
              <text:p text:style-name="P1">Yes - Apply Design to Products enabled</text:p>
              <text:p text:style-name="P1">No - Apply Design to Products disabled</text:p>
              <text:p text:style-name="P1"/>
              <text:p text:style-name="P1">Leave blank if no custom design applied.</text:p>
            </office:annotation>
            <text:p>custom_apply_to_products</text:p>
          </table:table-cell>
          <table:table-cell table:style-name="ce30" office:value-type="string" calcext:value-type="string">
            <office:annotation draw:style-name="gr10" draw:text-style-name="P2" svg:width="463.41pt" svg:height="58.51pt" svg:x="742.93pt" svg:y="23.24pt" draw:caption-point-x="-11.54pt" draw:caption-point-y="-22.96pt">
              <dc:date>2019-11-21T00:00:00</dc:date>
              <text:p text:style-name="P1">Category Design &gt; Theme option. Defines the theme that should be applied to the category.</text:p>
              <text:p text:style-name="P1"/>
              <text:p text:style-name="P1">The value should be the required theme name. Leave blank if no design updates required, and category should be displayed in the default theme applied to the store.</text:p>
            </office:annotation>
            <text:p>custom_design</text:p>
          </table:table-cell>
          <table:table-cell table:style-name="ce30" office:value-type="string" calcext:value-type="string">
            <office:annotation draw:style-name="gr12" draw:text-style-name="P2" svg:width="435.6pt" svg:height="121.49pt" svg:x="850.88pt" svg:y="23.24pt" draw:caption-point-x="-11.54pt" draw:caption-point-y="-22.96pt">
              <dc:date>2019-11-21T00:00:00</dc:date>
              <text:p text:style-name="P1">Defines from what date the custom design should be applied to the category.</text:p>
              <text:p text:style-name="P1"/>
              <text:p text:style-name="P1">The date should be in the following format:</text:p>
              <text:p text:style-name="P1">m/d/YY</text:p>
              <text:p text:style-name="P1">For example:</text:p>
              <text:p text:style-name="P1">If you want custom design applied from 10th of July 2019, the value should look like:</text:p>
              <text:p text:style-name="P1">7/10/19</text:p>
            </office:annotation>
            <text:p>custom_design_from</text:p>
          </table:table-cell>
          <table:table-cell table:style-name="ce30" office:value-type="string" calcext:value-type="string">
            <office:annotation draw:style-name="gr12" draw:text-style-name="P2" svg:width="420.55pt" svg:height="121.49pt" svg:x="946.09pt" svg:y="23.24pt" draw:caption-point-x="-11.54pt" draw:caption-point-y="-22.96pt">
              <dc:date>2019-11-21T00:00:00</dc:date>
              <text:p text:style-name="P1">Defines to what date the custom design should be applied to the category.</text:p>
              <text:p text:style-name="P1"/>
              <text:p text:style-name="P1">The date should be in the following format:</text:p>
              <text:p text:style-name="P1">m/d/YY</text:p>
              <text:p text:style-name="P1">For example:</text:p>
              <text:p text:style-name="P1">If you want custom design applied to 10th of July 2019, the value should look like:</text:p>
              <text:p text:style-name="P1">7/10/19</text:p>
            </office:annotation>
            <text:p>custom_design_to</text:p>
          </table:table-cell>
          <table:table-cell table:style-name="ce30" office:value-type="string" calcext:value-type="string">
            <office:annotation draw:style-name="gr10" draw:text-style-name="P2" svg:width="385.65pt" svg:height="58.51pt" svg:x="1061.15pt" svg:y="23.24pt" draw:caption-point-x="-11.54pt" draw:caption-point-y="-22.96pt">
              <dc:date>2019-11-21T00:00:00</dc:date>
              <text:p text:style-name="P1">Category Design &gt; <text:s/>Layout Update XML option.</text:p>
              <text:p text:style-name="P1"/>
              <text:p text:style-name="P1">The value should be in readable XML, if you want any XML layout updates applied.</text:p>
            </office:annotation>
            <text:p>custom_layout_update</text:p>
          </table:table-cell>
          <table:table-cell table:style-name="ce30" office:value-type="string" calcext:value-type="string">
            <office:annotation draw:style-name="gr7" draw:text-style-name="P2" svg:width="329.36pt" svg:height="90pt" svg:x="1206.34pt" svg:y="23.24pt" draw:caption-point-x="-11.54pt" draw:caption-point-y="-22.96pt">
              <dc:date>2019-11-21T00:00:00</dc:date>
              <text:p text:style-name="P1">Category Design &gt; Use Parent Category Settings option. Defines whether the category should copy parent category design settings.</text:p>
              <text:p text:style-name="P1"/>
              <text:p text:style-name="P1">Available values:</text:p>
              <text:p text:style-name="P1">Yes - the category will copy parent design settings</text:p>
              <text:p text:style-name="P1">No - the category will have a unique design</text:p>
            </office:annotation>
            <text:p>custom_use_parent_settings</text:p>
          </table:table-cell>
          <table:table-cell table:style-name="ce30" office:value-type="string" calcext:value-type="string">
            <office:annotation draw:style-name="gr12" draw:text-style-name="P2" svg:width="337.35pt" svg:height="121.49pt" svg:x="1286.48pt" svg:y="23.24pt" draw:caption-point-x="-11.54pt" draw:caption-point-y="-22.96pt">
              <dc:date>2019-11-21T00:00:00</dc:date>
              <text:p text:style-name="P1">Category option Default Product Listing Sort By. Defines which sorting order should be applied to the products by default.</text:p>
              <text:p text:style-name="P1"/>
              <text:p text:style-name="P1">Available values:</text:p>
              <text:p text:style-name="P1">Position - the products will be sorted depending on their position in the category.</text:p>
              <text:p text:style-name="P1">Product Name - the products will be sorted in alphabetical order.</text:p>
              <text:p text:style-name="P1">Price - the products will be sorted from lowest to highest and vice versa price.</text:p>
              <text:p text:style-name="P1"/>
            </office:annotation>
            <text:p>default_sort_by</text:p>
          </table:table-cell>
          <table:table-cell table:style-name="ce30" office:value-type="string" calcext:value-type="string">
            <office:annotation draw:style-name="gr13" draw:text-style-name="P2" svg:width="337.35pt" svg:height="26.99pt" svg:x="1366.64pt" svg:y="23.24pt" draw:caption-point-x="-11.54pt" draw:caption-point-y="-22.96pt">
              <dc:date>2019-11-21T00:00:00</dc:date>
              <text:p text:style-name="P1">Category description. Supports simple HTML formatting.</text:p>
            </office:annotation>
            <text:p>description</text:p>
          </table:table-cell>
          <table:table-cell table:style-name="ce30" office:value-type="string" calcext:value-type="string">
            <office:annotation draw:style-name="gr11" draw:text-style-name="P2" svg:width="337.32pt" svg:height="152.99pt" svg:x="1446.8pt" svg:y="23.24pt" draw:caption-point-x="-11.54pt" draw:caption-point-y="-22.96pt">
              <dc:date>2019-11-21T00:00:00</dc:date>
              <text:p text:style-name="P1">Category option Display Mode. Defines which entities should be displayed at the category page.</text:p>
              <text:p text:style-name="P1"/>
              <text:p text:style-name="P1">Available values:</text:p>
              <text:p text:style-name="P1">Static block and products - both static blocks and products displayed</text:p>
              <text:p text:style-name="P1">Static block only - only static blocks displayed</text:p>
              <text:p text:style-name="P1">Products only - only products displayed.</text:p>
              <text:p text:style-name="P1"/>
              <text:p text:style-name="P1">Only a single value can be entered at a time. No multiple values allowed.</text:p>
              <text:p text:style-name="P1"/>
            </office:annotation>
            <text:p>display_mode</text:p>
          </table:table-cell>
          <table:table-cell table:style-name="ce30" office:value-type="string" calcext:value-type="string">
            <office:annotation draw:style-name="gr10" draw:text-style-name="P2" svg:width="328.59pt" svg:height="58.51pt" svg:x="1535.7pt" svg:y="23.24pt" draw:caption-point-x="-11.54pt" draw:caption-point-y="-22.96pt">
              <dc:date>2019-11-21T00:00:00</dc:date>
              <text:p text:style-name="P1">Category option Layered Navigation Price Step. Defines the price step which will be used in the layered navigation.</text:p>
              <text:p text:style-name="P1"/>
              <text:p text:style-name="P1">Only numerals allowed.</text:p>
            </office:annotation>
            <text:p>filter_price_range</text:p>
          </table:table-cell>
          <table:table-cell table:style-name="ce30" office:value-type="string" calcext:value-type="string">
            <office:annotation draw:style-name="gr7" draw:text-style-name="P2" svg:width="331.77pt" svg:height="90pt" svg:x="1623.83pt" svg:y="23.24pt" draw:caption-point-x="-11.54pt" draw:caption-point-y="-22.96pt">
              <dc:date>2019-11-21T00:00:00</dc:date>
              <text:p text:style-name="P1">Category option Include in Menu. Defines if the category should be included in the main category menu.</text:p>
              <text:p text:style-name="P1"/>
              <text:p text:style-name="P1">Available values are:</text:p>
              <text:p text:style-name="P1">Yes - category included in the menu</text:p>
              <text:p text:style-name="P1">No - category is not included in the menu</text:p>
            </office:annotation>
            <text:p>include_in_menu</text:p>
          </table:table-cell>
          <table:table-cell table:style-name="ce30" office:value-type="string" calcext:value-type="string">
            <office:annotation draw:style-name="gr17" draw:text-style-name="P2" svg:width="337.29pt" svg:height="74.24pt" svg:x="1703.99pt" svg:y="23.24pt" draw:caption-point-x="-11.54pt" draw:caption-point-y="-22.96pt">
              <dc:date>2019-11-21T00:00:00</dc:date>
              <text:p text:style-name="P1">Category option Enable Category. Defines if the category is active or disabled.</text:p>
              <text:p text:style-name="P1">Allowed values are:</text:p>
              <text:p text:style-name="P1">Yes - the category is enabled at the frontend</text:p>
              <text:p text:style-name="P1">No - the category cannot be found at the frontend</text:p>
            </office:annotation>
            <text:p>is_active</text:p>
          </table:table-cell>
          <table:table-cell table:style-name="ce30" office:value-type="string" calcext:value-type="string">
            <office:annotation draw:style-name="gr7" draw:text-style-name="P2" svg:width="337.32pt" svg:height="90pt" svg:x="1784.13pt" svg:y="23.24pt" draw:caption-point-x="-11.54pt" draw:caption-point-y="-22.96pt">
              <dc:date>2019-11-21T00:00:00</dc:date>
              <text:p text:style-name="P1">Category option Anchor. Defines if the category is anchor category or not.</text:p>
              <text:p text:style-name="P1"/>
              <text:p text:style-name="P1">Available values are:</text:p>
              <text:p text:style-name="P1">Yes - the category is anchor</text:p>
              <text:p text:style-name="P1">No - the category is not anchor</text:p>
            </office:annotation>
            <text:p>is_anchor</text:p>
          </table:table-cell>
          <table:table-cell table:style-name="ce30" office:value-type="string" calcext:value-type="string">
            <office:annotation draw:style-name="gr10" draw:text-style-name="P2" svg:width="337.29pt" svg:height="61.68pt" svg:x="1864.29pt" svg:y="21.66pt" draw:caption-point-x="-11.54pt" draw:caption-point-y="-21.37pt">
              <dc:date>2019-11-21T00:00:00</dc:date>
              <text:p text:style-name="P1">Category option Add CMS Block. Defines which CMS block should be included in the category.</text:p>
              <text:p text:style-name="P1"/>
              <text:p text:style-name="P1">The value should be the name of the CMS block. Only a single CMS block can be included. Multiple values are not allowed.</text:p>
            </office:annotation>
            <text:p>landing_page</text:p>
          </table:table-cell>
          <table:table-cell table:style-name="ce30" office:value-type="string" calcext:value-type="string">
            <office:annotation draw:style-name="gr13" draw:text-style-name="P2" svg:width="326.15pt" svg:height="26.99pt" svg:x="1955.59pt" svg:y="23.24pt" draw:caption-point-x="-11.54pt" draw:caption-point-y="-22.96pt">
              <dc:date>2019-11-21T00:00:00</dc:date>
              <text:p text:style-name="P1">Meta description of the category. Can contain any symbols.</text:p>
            </office:annotation>
            <text:p>meta_description</text:p>
          </table:table-cell>
          <table:table-cell table:style-name="ce30" office:value-type="string" calcext:value-type="string">
            <office:annotation draw:style-name="gr13" draw:text-style-name="P2" svg:width="320.6pt" svg:height="28.09pt" svg:x="2041.29pt" svg:y="22.71pt" draw:caption-point-x="-11.54pt" draw:caption-point-y="-22.42pt">
              <dc:date>2019-11-21T00:00:00</dc:date>
              <text:p text:style-name="P1">Meta Keywords of the Category. Can contain any symbols. Multiple values are separated by comma.</text:p>
            </office:annotation>
            <text:p>meta_keywords</text:p>
          </table:table-cell>
          <table:table-cell table:style-name="ce30" office:value-type="string" calcext:value-type="string">
            <office:annotation draw:style-name="gr13" draw:text-style-name="P2" svg:width="320.6pt" svg:height="26.99pt" svg:x="2121.45pt" svg:y="23.24pt" draw:caption-point-x="-11.54pt" draw:caption-point-y="-22.96pt">
              <dc:date>2019-11-21T00:00:00</dc:date>
              <text:p text:style-name="P1">Meta Title of the category. Can contain any symbols.</text:p>
            </office:annotation>
            <text:p>meta_title</text:p>
          </table:table-cell>
          <table:table-cell table:style-name="ce30" office:value-type="string" calcext:value-type="string">
            <office:annotation draw:style-name="gr11" draw:text-style-name="P2" svg:width="320.6pt" svg:height="152.99pt" svg:x="2201.58pt" svg:y="23.24pt" draw:caption-point-x="-11.54pt" draw:caption-point-y="-22.96pt">
              <dc:date>2019-11-21T00:00:00</dc:date>
              <text:p text:style-name="P1">Category option Layout. Defines the layout of the category.</text:p>
              <text:p text:style-name="P1"/>
              <text:p text:style-name="P1">Available values are:</text:p>
              <text:p text:style-name="P1">blank - no layout updates</text:p>
              <text:p text:style-name="P1">Empty</text:p>
              <text:p text:style-name="P1">1 column</text:p>
              <text:p text:style-name="P1">2 columns with left bar</text:p>
              <text:p text:style-name="P1">2 columns with right bar</text:p>
              <text:p text:style-name="P1">3 columns</text:p>
            </office:annotation>
            <text:p>page_layout</text:p>
          </table:table-cell>
          <table:table-cell table:style-name="ce30" office:value-type="string" calcext:value-type="string">
            <office:annotation draw:style-name="gr20" draw:text-style-name="P2" svg:width="320.6pt" svg:height="42.75pt" svg:x="2281.75pt" svg:y="23.24pt" draw:caption-point-x="-11.54pt" draw:caption-point-y="-22.96pt">
              <dc:date>2019-11-21T00:00:00</dc:date>
              <text:p text:style-name="P1">Category position in the parent category. From top till bottom. The lower the value the higher the category's position.</text:p>
              <text:p text:style-name="P1">Affects the order in which categories are displayed in the menu.</text:p>
            </office:annotation>
            <text:p>position</text:p>
          </table:table-cell>
          <table:table-cell table:number-columns-repeated="1000"/>
        </table:table-row>
        <table:table-row table:style-name="ro2">
          <table:table-cell table:style-name="ce34" office:value-type="string" calcext:value-type="string">
            <text:p>Default Category/First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1</text:p>
          </table:table-cell>
          <table:table-cell table:style-name="ce33" office:value-type="string" calcext:value-type="string">
            <text:p>position,name,price</text:p>
          </table:table-cell>
          <table:table-cell table:style-name="ce33" table:content-validation-name="val26" office:value-type="string" calcext:value-type="string">
            <text:p>Yes</text:p>
          </table:table-cell>
          <table:table-cell table:style-name="ce33" office:value-type="string" calcext:value-type="string">
            <text:p>Magento Luma</text:p>
          </table:table-cell>
          <table:table-cell table:style-name="ce80" office:value-type="date" office:date-value="2018-02-01" calcext:value-type="date">
            <text:p>2/1/18</text:p>
          </table:table-cell>
          <table:table-cell table:style-name="ce80" office:value-type="date" office:date-value="2018-02-28" calcext:value-type="date">
            <text:p>2/28/18</text:p>
          </table:table-cell>
          <table:table-cell table:style-name="ce33"/>
          <table:table-cell table:style-name="ce33" table:content-validation-name="val26" office:value-type="string" calcext:value-type="string">
            <text:p>No</text:p>
          </table:table-cell>
          <table:table-cell table:style-name="ce33" table:content-validation-name="val27" office:value-type="string" calcext:value-type="string">
            <text:p>Position</text:p>
          </table:table-cell>
          <table:table-cell table:style-name="ce33" office:value-type="string" calcext:value-type="string">
            <text:p>&lt;p&gt;Category description&lt;/p&gt;</text:p>
          </table:table-cell>
          <table:table-cell table:style-name="ce33" table:content-validation-name="val28" office:value-type="string" calcext:value-type="string">
            <text:p>Static block and products</text:p>
          </table:table-cell>
          <table:table-cell table:style-name="ce36" office:value-type="float" office:value="10" calcext:value-type="float">
            <text:p>10</text:p>
          </table:table-cell>
          <table:table-cell table:number-columns-repeated="3" table:style-name="ce33" table:content-validation-name="val26" office:value-type="string" calcext:value-type="string">
            <text:p>Yes</text:p>
          </table:table-cell>
          <table:table-cell table:style-name="ce33" office:value-type="string" calcext:value-type="string">
            <text:p>Contact us info</text:p>
          </table:table-cell>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office:value-type="string" calcext:value-type="string">
            <text:p>3 columns</text:p>
          </table:table-cell>
          <table:table-cell table:style-name="ce36" office:value-type="float" office:value="7" calcext:value-type="float">
            <text:p>7</text:p>
          </table:table-cell>
          <table:table-cell table:number-columns-repeated="1000"/>
        </table:table-row>
        <table:table-row table:style-name="ro2">
          <table:table-cell table:style-name="ce34" office:value-type="string" calcext:value-type="string">
            <text:p>Default Category/Second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2</text:p>
          </table:table-cell>
          <table:table-cell table:style-name="ce33" office:value-type="string" calcext:value-type="string">
            <text:p>position,name,price</text:p>
          </table:table-cell>
          <table:table-cell table:style-name="ce33" table:content-validation-name="val26" office:value-type="string" calcext:value-type="string">
            <text:p>No</text:p>
          </table:table-cell>
          <table:table-cell table:style-name="ce33" table:number-columns-repeated="4"/>
          <table:table-cell table:style-name="ce33" table:content-validation-name="val26" office:value-type="string" calcext:value-type="string">
            <text:p>Yes</text:p>
          </table:table-cell>
          <table:table-cell table:style-name="ce33" table:content-validation-name="val27" office:value-type="string" calcext:value-type="string">
            <text:p>Product Name</text:p>
          </table:table-cell>
          <table:table-cell table:style-name="ce33" office:value-type="string" calcext:value-type="string">
            <text:p>&lt;p&gt;Category description&lt;/p&gt;</text:p>
          </table:table-cell>
          <table:table-cell table:style-name="ce33" table:content-validation-name="val28" office:value-type="string" calcext:value-type="string">
            <text:p>Products only</text:p>
          </table:table-cell>
          <table:table-cell table:style-name="ce33"/>
          <table:table-cell table:number-columns-repeated="3" table:style-name="ce33" table:content-validation-name="val26" office:value-type="string" calcext:value-type="string">
            <text:p>Yes</text:p>
          </table:table-cell>
          <table:table-cell table:style-name="ce33"/>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table:table-cell table:style-name="ce36" office:value-type="float" office:value="8" calcext:value-type="float">
            <text:p>8</text:p>
          </table:table-cell>
          <table:table-cell table:number-columns-repeated="1000"/>
        </table:table-row>
        <table:table-row table:style-name="ro2">
          <table:table-cell table:style-name="ce34" office:value-type="string" calcext:value-type="string">
            <text:p>Default Category/Third test category</text:p>
          </table:table-cell>
          <table:table-cell table:style-name="ce79" office:value-type="string" calcext:value-type="string">
            <text:p><text:a xlink:href="https://firebearstudio.com/media/logos/default/logo.png" xlink:type="simple">https://firebearstudio.com/media/logos/default/logo.png</text:a></text:p>
          </table:table-cell>
          <table:table-cell table:style-name="ce33" office:value-type="string" calcext:value-type="string">
            <text:p>test/</text:p>
          </table:table-cell>
          <table:table-cell table:style-name="ce33" office:value-type="string" calcext:value-type="string">
            <text:p>test3</text:p>
          </table:table-cell>
          <table:table-cell table:style-name="ce33" office:value-type="string" calcext:value-type="string">
            <text:p>position,name,price</text:p>
          </table:table-cell>
          <table:table-cell table:style-name="ce33" table:content-validation-name="val26" office:value-type="string" calcext:value-type="string">
            <text:p>No</text:p>
          </table:table-cell>
          <table:table-cell table:style-name="ce33"/>
          <table:table-cell table:style-name="ce80" office:value-type="date" office:date-value="2018-02-01" calcext:value-type="date">
            <text:p>2/1/18</text:p>
          </table:table-cell>
          <table:table-cell table:style-name="ce80" office:value-type="date" office:date-value="2018-02-28" calcext:value-type="date">
            <text:p>2/28/18</text:p>
          </table:table-cell>
          <table:table-cell table:style-name="ce33"/>
          <table:table-cell table:style-name="ce33" table:content-validation-name="val26" office:value-type="string" calcext:value-type="string">
            <text:p>Yes</text:p>
          </table:table-cell>
          <table:table-cell table:style-name="ce33" table:content-validation-name="val27" office:value-type="string" calcext:value-type="string">
            <text:p>Product Name</text:p>
          </table:table-cell>
          <table:table-cell table:style-name="ce33" office:value-type="string" calcext:value-type="string">
            <text:p>&lt;p&gt;Category description&lt;/p&gt;</text:p>
          </table:table-cell>
          <table:table-cell table:style-name="ce33" table:content-validation-name="val28" office:value-type="string" calcext:value-type="string">
            <text:p>Products only</text:p>
          </table:table-cell>
          <table:table-cell table:style-name="ce33"/>
          <table:table-cell table:number-columns-repeated="3" table:style-name="ce33" table:content-validation-name="val26" office:value-type="string" calcext:value-type="string">
            <text:p>Yes</text:p>
          </table:table-cell>
          <table:table-cell table:style-name="ce33"/>
          <table:table-cell table:style-name="ce33" office:value-type="string" calcext:value-type="string">
            <text:p>Meta Description</text:p>
          </table:table-cell>
          <table:table-cell table:style-name="ce33" office:value-type="string" calcext:value-type="string">
            <text:p>Meta, Keywords</text:p>
          </table:table-cell>
          <table:table-cell table:style-name="ce33" office:value-type="string" calcext:value-type="string">
            <text:p>Meta title</text:p>
          </table:table-cell>
          <table:table-cell table:style-name="ce33" table:content-validation-name="val29"/>
          <table:table-cell table:style-name="ce36" office:value-type="float" office:value="9" calcext:value-type="float">
            <text:p>9</text:p>
          </table:table-cell>
          <table:table-cell table:number-columns-repeated="1000"/>
        </table:table-row>
        <table:table-row table:style-name="ro3" table:number-rows-repeated="1048571">
          <table:table-cell table:number-columns-repeated="1024"/>
        </table:table-row>
        <table:table-row table:style-name="ro3">
          <table:table-cell table:number-columns-repeated="1024"/>
        </table:table-row>
      </table:table>
      <table:table table:name="URL rewrites" table:style-name="ta21">
        <table:table-column table:style-name="co6" table:number-columns-repeated="3" table:default-cell-style-name="Default"/>
        <table:table-column table:style-name="co78" table:default-cell-style-name="Default"/>
        <table:table-column table:style-name="co58" table:default-cell-style-name="Default"/>
        <table:table-column table:style-name="co6" table:number-columns-repeated="2" table:default-cell-style-name="Default"/>
        <table:table-column table:style-name="co109" table:default-cell-style-name="Default"/>
        <table:table-column table:style-name="co35" table:default-cell-style-name="Default"/>
        <table:table-column table:style-name="co6" table:number-columns-repeated="1015" table:default-cell-style-name="Default"/>
        <table:table-row table:style-name="ro2">
          <table:table-cell table:style-name="ce30" office:value-type="string" calcext:value-type="string">
            <office:annotation draw:style-name="gr7" draw:text-style-name="P2" svg:width="392.09pt" svg:height="90pt" svg:x="91.39pt" svg:y="23.24pt" draw:caption-point-x="-11.54pt" draw:caption-point-y="-22.96pt">
              <dc:date>2019-11-21T00:00:00</dc:date>
              <text:p text:style-name="P1">ID of the URL rewrite. Can be found under Marketing&gt;URL rewrites, in the ID column. Use this if you want to update a particular rewrite.</text:p>
              <text:p text:style-name="P1"/>
              <text:p text:style-name="P1">Optional attribute.</text:p>
              <text:p text:style-name="P1"/>
              <text:p text:style-name="P1">Can only contain numerals.</text:p>
            </office:annotation>
            <text:p>url_rewrite_id</text:p>
          </table:table-cell>
          <table:table-cell table:style-name="ce30" office:value-type="string" calcext:value-type="string">
            <office:annotation draw:style-name="gr11" draw:text-style-name="P2" svg:width="392.09pt" svg:height="152.99pt" svg:x="171.55pt" svg:y="23.24pt" draw:caption-point-x="-11.54pt" draw:caption-point-y="-22.96pt">
              <dc:date>2019-11-21T00:00:00</dc:date>
              <text:p text:style-name="P1">Create URL Rewrite settin of the URL rewrite. Defines the type of entity for URL rewrite.</text:p>
              <text:p text:style-name="P1"/>
              <text:p text:style-name="P1">Required attribute.</text:p>
              <text:p text:style-name="P1"/>
              <text:p text:style-name="P1">Avalable values:</text:p>
              <text:p text:style-name="P1">category - For Category</text:p>
              <text:p text:style-name="P1">product - For Product</text:p>
              <text:p text:style-name="P1">cms-page - For CMS Page</text:p>
              <text:p text:style-name="P1">custom - For Custom</text:p>
            </office:annotation>
            <text:p>entity_type</text:p>
          </table:table-cell>
          <table:table-cell table:style-name="ce30" office:value-type="string" calcext:value-type="string">
            <office:annotation draw:style-name="gr7" draw:text-style-name="P2" svg:width="392.09pt" svg:height="90pt" svg:x="251.69pt" svg:y="23.24pt" draw:caption-point-x="-11.54pt" draw:caption-point-y="-22.96pt">
              <dc:date>2019-11-21T00:00:00</dc:date>
              <text:p text:style-name="P1">ID of the entity of the URL rewrite. For example, if you are creating an URL rewrite for a particular product <text:s/>- you need to specify the ID of this very product.</text:p>
              <text:p text:style-name="P1"/>
              <text:p text:style-name="P1">Optional attribute.</text:p>
              <text:p text:style-name="P1"/>
              <text:p text:style-name="P1">Can only contain numerals.</text:p>
            </office:annotation>
            <text:p>entity_id</text:p>
          </table:table-cell>
          <table:table-cell table:style-name="ce30" office:value-type="string" calcext:value-type="string">
            <office:annotation draw:style-name="gr1" draw:text-style-name="P2" svg:width="480.16pt" svg:height="184.51pt" svg:x="369.98pt" svg:y="23.24pt" draw:caption-point-x="-11.54pt" draw:caption-point-y="-22.96pt">
              <dc:date>2019-11-21T00:00:00</dc:date>
              <text:p text:style-name="P1">Request Path of the URL rewrite. The path the visitor needs to hit in order to get redirected.</text:p>
              <text:p text:style-name="P1"/>
              <text:p text:style-name="P1">Required attribute.</text:p>
              <text:p text:style-name="P1"/>
              <text:p text:style-name="P1">The paths are specified in reference with the store name. Do not contain full store name.</text:p>
              <text:p text:style-name="P1"/>
              <text:p text:style-name="P1">For example:</text:p>
              <text:p text:style-name="P1">store.com/path1</text:p>
              <text:p text:style-name="P1">Should look like</text:p>
              <text:p text:style-name="P1">/path1</text:p>
              <text:p text:style-name="P1"/>
            </office:annotation>
            <text:p>request_path</text:p>
          </table:table-cell>
          <table:table-cell table:style-name="ce30" office:value-type="string" calcext:value-type="string">
            <office:annotation draw:style-name="gr1" draw:text-style-name="P2" svg:width="465.9pt" svg:height="184.51pt" svg:x="483.48pt" svg:y="23.24pt" draw:caption-point-x="-11.54pt" draw:caption-point-y="-22.96pt">
              <dc:date>2019-11-21T00:00:00</dc:date>
              <text:p text:style-name="P1">Target Path of the URL rewrite. The path the visitor will be redirected to, when proceeded by request_path.</text:p>
              <text:p text:style-name="P1"/>
              <text:p text:style-name="P1">Required attribute.</text:p>
              <text:p text:style-name="P1"/>
              <text:p text:style-name="P1">The paths are specified in reference with the store name. Do not contain full store name.</text:p>
              <text:p text:style-name="P1"/>
              <text:p text:style-name="P1">For example:</text:p>
              <text:p text:style-name="P1">store.com/path1</text:p>
              <text:p text:style-name="P1">Should look like</text:p>
              <text:p text:style-name="P1">/path1</text:p>
              <text:p text:style-name="P1"/>
            </office:annotation>
            <text:p>target_path</text:p>
          </table:table-cell>
          <table:table-cell table:style-name="ce30" office:value-type="string" calcext:value-type="string">
            <office:annotation draw:style-name="gr7" draw:text-style-name="P2" svg:width="465.9pt" svg:height="90pt" svg:x="563.64pt" svg:y="23.24pt" draw:caption-point-x="-11.54pt" draw:caption-point-y="-22.96pt">
              <dc:date>2019-11-21T00:00:00</dc:date>
              <text:p text:style-name="P1">Redirect Type of the URL rewrite. Defines the type of the redirect for of the URL rewrite for search engines.</text:p>
              <text:p text:style-name="P1"/>
              <text:p text:style-name="P1">0 - No type</text:p>
              <text:p text:style-name="P1">302 - Temporary (302)</text:p>
              <text:p text:style-name="P1">301 - Permanent (301)</text:p>
            </office:annotation>
            <text:p>redirect_type</text:p>
          </table:table-cell>
          <table:table-cell table:style-name="ce30" office:value-type="string" calcext:value-type="string">
            <office:annotation draw:style-name="gr12" draw:text-style-name="P2" svg:width="465.9pt" svg:height="121.49pt" svg:x="643.78pt" svg:y="23.24pt" draw:caption-point-x="-11.54pt" draw:caption-point-y="-22.96pt">
              <dc:date>2019-11-21T00:00:00</dc:date>
              <text:p text:style-name="P1">Store of the URL rewrite. Needs to be ID of the store view where the URL rewrite is applicable.</text:p>
              <text:p text:style-name="P1"/>
              <text:p text:style-name="P1">Required attribute.</text:p>
              <text:p text:style-name="P1"/>
              <text:p text:style-name="P1">Store View Code can be found under: Stores &gt; All Stores &gt; next, click required store view and check "Code" column.</text:p>
              <text:p text:style-name="P1"/>
              <text:p text:style-name="P1"/>
            </office:annotation>
            <text:p>store_id</text:p>
          </table:table-cell>
          <table:table-cell table:style-name="ce30" office:value-type="string" calcext:value-type="string">
            <office:annotation draw:style-name="gr7" draw:text-style-name="P2" svg:width="339.7pt" svg:height="90pt" svg:x="850.14pt" svg:y="23.24pt" draw:caption-point-x="-11.54pt" draw:caption-point-y="-22.96pt">
              <dc:date>2019-11-21T00:00:00</dc:date>
              <text:p text:style-name="P1">Description of the URL rewrite used for indentification purposes.</text:p>
              <text:p text:style-name="P1"/>
              <text:p text:style-name="P1">Optional attribute.</text:p>
              <text:p text:style-name="P1"/>
              <text:p text:style-name="P1">Can be any value.</text:p>
            </office:annotation>
            <text:p>description</text:p>
          </table:table-cell>
          <table:table-cell table:style-name="ce30" office:value-type="string" calcext:value-type="string">
            <office:annotation draw:style-name="gr17" draw:text-style-name="P2" svg:width="320.6pt" svg:height="74.24pt" svg:x="949.38pt" svg:y="23.24pt" draw:caption-point-x="-11.54pt" draw:caption-point-y="-22.96pt">
              <dc:date>2019-11-21T00:00:00</dc:date>
              <text:p text:style-name="P1">Defines if the URL rewrite has been automatically generated by Magento 2 or manually created.</text:p>
              <text:p text:style-name="P1"/>
              <text:p text:style-name="P1">0 - manually created</text:p>
              <text:p text:style-name="P1">1 - automatically generated</text:p>
            </office:annotation>
            <text:p>is_autogenerated</text:p>
          </table:table-cell>
          <table:table-cell table:style-name="ce30" office:value-type="string" calcext:value-type="string">
            <office:annotation draw:style-name="gr13" draw:text-style-name="P2" svg:width="320.6pt" svg:height="26.99pt" svg:x="1029.54pt" svg:y="23.24pt" draw:caption-point-x="-11.54pt" draw:caption-point-y="-22.96pt">
              <dc:date>2019-11-21T00:00:00</dc:date>
              <text:p text:style-name="P1">Optional attribute.</text:p>
            </office:annotation>
            <text:p>metadata</text:p>
          </table:table-cell>
          <table:table-cell table:number-columns-repeated="1014"/>
        </table:table-row>
        <table:table-row table:style-name="ro2">
          <table:table-cell table:style-name="ce42" office:value-type="float" office:value="9491" calcext:value-type="float">
            <text:p>9491</text:p>
          </table:table-cell>
          <table:table-cell table:style-name="ce40" office:value-type="string" calcext:value-type="string">
            <text:p>category</text:p>
          </table:table-cell>
          <table:table-cell table:style-name="ce42" office:value-type="float" office:value="9873" calcext:value-type="float">
            <text:p>9873</text:p>
          </table:table-cell>
          <table:table-cell table:style-name="ce40" office:value-type="string" calcext:value-type="string">
            <text:p>women/tops-women/jackets-women1.html</text:p>
          </table:table-cell>
          <table:table-cell table:style-name="ce40" office:value-type="string" calcext:value-type="string">
            <text:p>catalog/category/view/id/67</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0" office:value-type="string" calcext:value-type="string">
            <text:p>Test category redirect</text:p>
          </table:table-cell>
          <table:table-cell table:style-name="ce42" office:value-type="float" office:value="0" calcext:value-type="float">
            <text:p>0</text:p>
          </table:table-cell>
          <table:table-cell table:style-name="ce40"/>
          <table:table-cell table:number-columns-repeated="1014"/>
        </table:table-row>
        <table:table-row table:style-name="ro2">
          <table:table-cell table:style-name="ce42" office:value-type="float" office:value="9492" calcext:value-type="float">
            <text:p>9492</text:p>
          </table:table-cell>
          <table:table-cell table:style-name="ce40" office:value-type="string" calcext:value-type="string">
            <text:p>product</text:p>
          </table:table-cell>
          <table:table-cell table:style-name="ce42" office:value-type="float" office:value="9874" calcext:value-type="float">
            <text:p>9874</text:p>
          </table:table-cell>
          <table:table-cell table:style-name="ce40" office:value-type="string" calcext:value-type="string">
            <text:p>gear/bags/a-bag11.html</text:p>
          </table:table-cell>
          <table:table-cell table:style-name="ce40" office:value-type="string" calcext:value-type="string">
            <text:p>gear/bags/a-bag1.html</text:p>
          </table:table-cell>
          <table:table-cell table:style-name="ce42" office:value-type="float" office:value="302" calcext:value-type="float">
            <text:p>302</text:p>
          </table:table-cell>
          <table:table-cell table:style-name="ce42" office:value-type="float" office:value="1" calcext:value-type="float">
            <text:p>1</text:p>
          </table:table-cell>
          <table:table-cell table:style-name="ce40" office:value-type="string" calcext:value-type="string">
            <text:p>Test temporary product redirect</text:p>
          </table:table-cell>
          <table:table-cell table:style-name="ce42" office:value-type="float" office:value="0" calcext:value-type="float">
            <text:p>0</text:p>
          </table:table-cell>
          <table:table-cell table:style-name="ce81" office:value-type="string" calcext:value-type="string">
            <text:p>{"category_id":"47"}</text:p>
          </table:table-cell>
          <table:table-cell table:number-columns-repeated="1014"/>
        </table:table-row>
        <table:table-row table:style-name="ro2">
          <table:table-cell table:style-name="ce42" office:value-type="float" office:value="9493" calcext:value-type="float">
            <text:p>9493</text:p>
          </table:table-cell>
          <table:table-cell table:style-name="ce40" office:value-type="string" calcext:value-type="string">
            <text:p>cms-page</text:p>
          </table:table-cell>
          <table:table-cell table:style-name="ce42" office:value-type="float" office:value="9875" calcext:value-type="float">
            <text:p>9875</text:p>
          </table:table-cell>
          <table:table-cell table:style-name="ce40" office:value-type="string" calcext:value-type="string">
            <text:p>about-us1</text:p>
          </table:table-cell>
          <table:table-cell table:style-name="ce40" office:value-type="string" calcext:value-type="string">
            <text:p>about-us</text:p>
          </table:table-cell>
          <table:table-cell table:style-name="ce42" office:value-type="float" office:value="301" calcext:value-type="float">
            <text:p>301</text:p>
          </table:table-cell>
          <table:table-cell table:style-name="ce42" office:value-type="float" office:value="1" calcext:value-type="float">
            <text:p>1</text:p>
          </table:table-cell>
          <table:table-cell table:style-name="ce40" office:value-type="string" calcext:value-type="string">
            <text:p>Test permanent CMS page redirect</text:p>
          </table:table-cell>
          <table:table-cell table:style-name="ce42" office:value-type="float" office:value="0" calcext:value-type="float">
            <text:p>0</text:p>
          </table:table-cell>
          <table:table-cell table:style-name="ce40"/>
          <table:table-cell table:number-columns-repeated="1014"/>
        </table:table-row>
        <table:table-row table:style-name="ro2">
          <table:table-cell table:style-name="ce42" office:value-type="float" office:value="9494" calcext:value-type="float">
            <text:p>9494</text:p>
          </table:table-cell>
          <table:table-cell table:style-name="ce40" office:value-type="string" calcext:value-type="string">
            <text:p>custom</text:p>
          </table:table-cell>
          <table:table-cell table:style-name="ce42" office:value-type="float" office:value="9876" calcext:value-type="float">
            <text:p>9876</text:p>
          </table:table-cell>
          <table:table-cell table:style-name="ce40" office:value-type="string" calcext:value-type="string">
            <text:p>/argus-all-weather-tank1.html</text:p>
          </table:table-cell>
          <table:table-cell table:style-name="ce40" office:value-type="string" calcext:value-type="string">
            <text:p>/argus-all-weather-tank.html</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0" office:value-type="string" calcext:value-type="string">
            <text:p>Test custom redirect with no Redirect Type</text:p>
          </table:table-cell>
          <table:table-cell table:style-name="ce42" office:value-type="float" office:value="0" calcext:value-type="float">
            <text:p>0</text:p>
          </table:table-cell>
          <table:table-cell table:style-name="ce40"/>
          <table:table-cell table:number-columns-repeated="1014"/>
        </table:table-row>
        <table:table-row table:style-name="ro3" table:number-rows-repeated="1048570">
          <table:table-cell table:number-columns-repeated="1024"/>
        </table:table-row>
        <table:table-row table:style-name="ro3">
          <table:table-cell table:number-columns-repeated="1024"/>
        </table:table-row>
      </table:table>
      <table:table table:name="Price and Stock Update" table:style-name="ta22">
        <table:table-column table:style-name="co41" table:default-cell-style-name="Default"/>
        <table:table-column table:style-name="co74" table:default-cell-style-name="Default"/>
        <table:table-column table:style-name="co6" table:number-columns-repeated="2" table:default-cell-style-name="Default"/>
        <table:table-column table:style-name="co74" table:default-cell-style-name="Default"/>
        <table:table-column table:style-name="co67" table:default-cell-style-name="Default"/>
        <table:table-column table:style-name="co6" table:number-columns-repeated="1018" table:default-cell-style-name="Default"/>
        <table:table-row table:style-name="ro2">
          <table:table-cell table:style-name="ce30" office:value-type="string" calcext:value-type="string">
            <office:annotation draw:style-name="gr5" draw:text-style-name="P2" svg:width="349.2pt" svg:height="137.25pt" svg:x="192.19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11" draw:text-style-name="P2" svg:width="348.46pt" svg:height="152.99pt" svg:x="286.64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attibute_set_code - is the default value for this column.</text:p>
              <text:p text:style-name="P1"/>
              <text:p text:style-name="P1">This is also a mapping column containing ALL available product attributes, in case you need to quick reference to map data.</text:p>
            </office:annotation>
            <text:p>attribute_set_code</text:p>
          </table:table-cell>
          <table:table-cell table:style-name="ce30" office:value-type="string" calcext:value-type="string">
            <office:annotation draw:style-name="gr8" draw:text-style-name="P2" svg:width="348.43pt" svg:height="342pt" svg:x="366.8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0" draw:text-style-name="P2" svg:width="348.46pt" svg:height="61.68pt" svg:x="446.94pt" svg:y="21.66pt" draw:caption-point-x="-11.54pt" draw:caption-point-y="-21.37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2" draw:text-style-name="P2" svg:width="334.15pt" svg:height="121.49pt" svg:x="541.39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7" draw:text-style-name="P2" svg:width="320.6pt" svg:height="74.24pt" svg:x="635.1pt" svg:y="23.24pt" draw:caption-point-x="-11.54pt" draw:caption-point-y="-22.96pt">
              <dc:date>2019-11-21T00:00:00</dc:date>
              <text:p text:style-name="P1">Quantity of the product, that is currently in stock.</text:p>
              <text:p text:style-name="P1"/>
              <text:p text:style-name="P1">Only numerals allowed.</text:p>
              <text:p text:style-name="P1">If 'is_qty_decimal' attribute is set to 1, then you can use values like: 1.110, 10.500. 15.789</text:p>
            </office:annotation>
            <text:p>qty</text:p>
          </table:table-cell>
          <table:table-cell table:number-columns-repeated="1018"/>
        </table:table-row>
        <table:table-row table:style-name="ro2">
          <table:table-cell table:style-name="ce28" office:value-type="string" calcext:value-type="string">
            <text:p>TST-Conf-Simp-S-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S-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S-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S-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M-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M-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Gray</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Gray</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Green</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Green</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Simp-L-Purple</text:p>
          </table:table-cell>
          <table:table-cell table:style-name="ce28" office:value-type="string" calcext:value-type="string">
            <text:p>Default</text:p>
          </table:table-cell>
          <table:table-cell table:style-name="ce28" office:value-type="string" calcext:value-type="string">
            <text:p>simple</text:p>
          </table:table-cell>
          <table:table-cell table:style-name="ce28" office:value-type="string" calcext:value-type="string">
            <text:p>Test Configurable-simple product-L-Purple</text:p>
          </table:table-cell>
          <table:table-cell table:style-name="ce50" office:value-type="float" office:value="68" calcext:value-type="float">
            <text:p>68</text:p>
          </table:table-cell>
          <table:table-cell table:style-name="ce50" office:value-type="float" office:value="100" calcext:value-type="float">
            <text:p>100</text:p>
          </table:table-cell>
          <table:table-cell table:number-columns-repeated="1018"/>
        </table:table-row>
        <table:table-row table:style-name="ro2">
          <table:table-cell table:style-name="ce28" office:value-type="string" calcext:value-type="string">
            <text:p>TST-Conf</text:p>
          </table:table-cell>
          <table:table-cell table:style-name="ce28" office:value-type="string" calcext:value-type="string">
            <text:p>Default</text:p>
          </table:table-cell>
          <table:table-cell table:style-name="ce28" office:value-type="string" calcext:value-type="string">
            <text:p>configurable</text:p>
          </table:table-cell>
          <table:table-cell table:style-name="ce28" office:value-type="string" calcext:value-type="string">
            <text:p>Test Configurable product</text:p>
          </table:table-cell>
          <table:table-cell table:style-name="ce50" office:value-type="float" office:value="68" calcext:value-type="float">
            <text:p>68</text:p>
          </table:table-cell>
          <table:table-cell table:style-name="ce50" office:value-type="float" office:value="0" calcext:value-type="float">
            <text:p>0</text:p>
          </table:table-cell>
          <table:table-cell table:number-columns-repeated="1018"/>
        </table:table-row>
        <table:table-row table:style-name="ro2">
          <table:table-cell table:style-name="ce3" office:value-type="string" calcext:value-type="string">
            <text:p>TST-GrpBnd-Simple-1</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1</text:p>
          </table:table-cell>
          <table:table-cell table:style-name="ce14" office:value-type="float" office:value="14" calcext:value-type="float">
            <text:p>14</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Simple-2</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2</text:p>
          </table:table-cell>
          <table:table-cell table:style-name="ce14" office:value-type="float" office:value="17" calcext:value-type="float">
            <text:p>17</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Simple-3</text:p>
          </table:table-cell>
          <table:table-cell table:style-name="ce3" office:value-type="string" calcext:value-type="string">
            <text:p>Default</text:p>
          </table:table-cell>
          <table:table-cell table:style-name="ce3" office:value-type="string" calcext:value-type="string">
            <text:p>simple</text:p>
          </table:table-cell>
          <table:table-cell table:style-name="ce3" office:value-type="string" calcext:value-type="string">
            <text:p>Test Bundle and Grouped - simple product 3</text:p>
          </table:table-cell>
          <table:table-cell table:style-name="ce14" office:value-type="float" office:value="21" calcext:value-type="float">
            <text:p>21</text:p>
          </table:table-cell>
          <table:table-cell table:style-name="ce14" office:value-type="float" office:value="100" calcext:value-type="float">
            <text:p>100</text:p>
          </table:table-cell>
          <table:table-cell table:number-columns-repeated="1018"/>
        </table:table-row>
        <table:table-row table:style-name="ro2">
          <table:table-cell table:style-name="ce3" office:value-type="string" calcext:value-type="string">
            <text:p>TST-GrpBnd-Grouped</text:p>
          </table:table-cell>
          <table:table-cell table:style-name="ce3" office:value-type="string" calcext:value-type="string">
            <text:p>Default</text:p>
          </table:table-cell>
          <table:table-cell table:style-name="ce3" office:value-type="string" calcext:value-type="string">
            <text:p>grouped</text:p>
          </table:table-cell>
          <table:table-cell table:style-name="ce3" office:value-type="string" calcext:value-type="string">
            <text:p>Test Grouped product</text:p>
          </table:table-cell>
          <table:table-cell table:style-name="ce3" office:value-type="float" office:value="17" calcext:value-type="float">
            <text:p>17</text:p>
          </table:table-cell>
          <table:table-cell table:style-name="ce14" office:value-type="float" office:value="0" calcext:value-type="float">
            <text:p>0</text:p>
          </table:table-cell>
          <table:table-cell table:number-columns-repeated="1018"/>
        </table:table-row>
        <table:table-row table:style-name="ro2">
          <table:table-cell table:style-name="ce4" office:value-type="string" calcext:value-type="string">
            <text:p>TST-GrpBnd-Bundle-DynamicPrice</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Test Bundle product with dynamic price</text:p>
          </table:table-cell>
          <table:table-cell table:style-name="ce14" office:value-type="float" office:value="14" calcext:value-type="float">
            <text:p>14</text:p>
          </table:table-cell>
          <table:table-cell table:style-name="ce14" office:value-type="float" office:value="0" calcext:value-type="float">
            <text:p>0</text:p>
          </table:table-cell>
          <table:table-cell table:number-columns-repeated="1018"/>
        </table:table-row>
        <table:table-row table:style-name="ro2">
          <table:table-cell table:style-name="ce4" office:value-type="string" calcext:value-type="string">
            <text:p>TST-GrpBnd-Bundle-FixedPrice</text:p>
          </table:table-cell>
          <table:table-cell table:style-name="ce3" office:value-type="string" calcext:value-type="string">
            <text:p>Default</text:p>
          </table:table-cell>
          <table:table-cell table:style-name="ce3" office:value-type="string" calcext:value-type="string">
            <text:p>bundle</text:p>
          </table:table-cell>
          <table:table-cell table:style-name="ce3" office:value-type="string" calcext:value-type="string">
            <text:p>Test Bundle product with fixed price</text:p>
          </table:table-cell>
          <table:table-cell table:style-name="ce14" office:value-type="float" office:value="14" calcext:value-type="float">
            <text:p>14</text:p>
          </table:table-cell>
          <table:table-cell table:style-name="ce14" office:value-type="float" office:value="0" calcext:value-type="float">
            <text:p>0</text:p>
          </table:table-cell>
          <table:table-cell table:number-columns-repeated="1018"/>
        </table:table-row>
        <table:table-row table:style-name="ro2" table:number-rows-repeated="2">
          <table:table-cell table:number-columns-repeated="2"/>
          <table:table-cell table:style-name="ce5" table:number-columns-repeated="2"/>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Advanced Pricing" table:style-name="ta23">
        <table:table-column table:style-name="co110" table:default-cell-style-name="Default"/>
        <table:table-column table:style-name="co97" table:default-cell-style-name="Default"/>
        <table:table-column table:style-name="co111" table:default-cell-style-name="Default"/>
        <table:table-column table:style-name="co6" table:number-columns-repeated="2" table:default-cell-style-name="Default"/>
        <table:table-column table:style-name="co14" table:default-cell-style-name="Default"/>
        <table:table-column table:style-name="co6" table:number-columns-repeated="1018" table:default-cell-style-name="Default"/>
        <table:table-row table:style-name="ro2">
          <table:table-cell table:style-name="ce6" office:value-type="string" calcext:value-type="string">
            <office:annotation draw:style-name="gr15" draw:text-style-name="P2" svg:width="391.29pt" svg:height="168.75pt" svg:x="185.84pt" svg:y="23.24pt" draw:caption-point-x="-11.54pt" draw:caption-point-y="-22.96pt">
              <dc:date>2019-11-21T00:00:00</dc:date>
              <text:p text:style-name="P1">SKU is the first field of the table and canNOT be removed.</text:p>
              <text:p text:style-name="P1">Can be up to 64 characters in length.</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text:p text:style-name="P1"/>
              <text:p text:style-name="P1">For every instance of Tier Price you need to specify a separate product line. Meaning that if product has two tier prices these will be imported in two lines.</text:p>
            </office:annotation>
            <text:p>sku</text:p>
          </table:table-cell>
          <table:table-cell table:style-name="ce6" office:value-type="string" calcext:value-type="string">
            <office:annotation draw:style-name="gr7" draw:text-style-name="P2" svg:width="399.26pt" svg:height="90pt" svg:x="284.23pt" svg:y="23.24pt" draw:caption-point-x="-11.54pt" draw:caption-point-y="-22.96pt">
              <dc:date>2019-11-21T00:00:00</dc:date>
              <text:p text:style-name="P1">Website code can be found under Stores &gt; All Stores &gt; next, click required website and find "Code" field.</text:p>
              <text:p text:style-name="P1"/>
              <text:p text:style-name="P1">Defines the websites where the tier price is available.</text:p>
              <text:p text:style-name="P1"/>
              <text:p text:style-name="P1">If specifying multiple websites, separate each with a comma and without a space.</text:p>
            </office:annotation>
            <text:p>tier_price_website</text:p>
          </table:table-cell>
          <table:table-cell table:style-name="ce6" office:value-type="string" calcext:value-type="string">
            <office:annotation draw:style-name="gr7" draw:text-style-name="P2" svg:width="346.82pt" svg:height="90pt" svg:x="416.83pt" svg:y="23.24pt" draw:caption-point-x="-11.54pt" draw:caption-point-y="-22.96pt">
              <dc:date>2019-11-21T00:00:00</dc:date>
              <text:p text:style-name="P1">Defines customer groups for which the tier prices are available.</text:p>
              <text:p text:style-name="P1"/>
              <text:p text:style-name="P1">When typing in customer groups mind the case.</text:p>
              <text:p text:style-name="P1"/>
              <text:p text:style-name="P1">If specifying multiple groups, - use a separate row with the same SKU. The rule is - one price per one group.</text:p>
            </office:annotation>
            <text:p>tier_price_customer_group</text:p>
          </table:table-cell>
          <table:table-cell table:style-name="ce6" office:value-type="string" calcext:value-type="string">
            <office:annotation draw:style-name="gr13" draw:text-style-name="P2" svg:width="346.79pt" svg:height="26.99pt" svg:x="497pt" svg:y="23.24pt" draw:caption-point-x="-11.54pt" draw:caption-point-y="-22.96pt">
              <dc:date>2019-11-21T00:00:00</dc:date>
              <text:p text:style-name="P1">The quantity of the product that must be ordered to receive tier price.</text:p>
            </office:annotation>
            <text:p>tier_price_qty</text:p>
          </table:table-cell>
          <table:table-cell table:style-name="ce6" office:value-type="string" calcext:value-type="string">
            <office:annotation draw:style-name="gr10" draw:text-style-name="P2" svg:width="346.82pt" svg:height="58.51pt" svg:x="577.13pt" svg:y="23.24pt" draw:caption-point-x="-11.54pt" draw:caption-point-y="-22.96pt">
              <dc:date>2019-11-21T00:00:00</dc:date>
              <text:p text:style-name="P1">The Price value for particular amount of the products added to the cart.</text:p>
              <text:p text:style-name="P1"/>
              <text:p text:style-name="P1">Can be any numeral value.</text:p>
            </office:annotation>
            <text:p>tier_price</text:p>
          </table:table-cell>
          <table:table-cell table:style-name="ce6" office:value-type="string" calcext:value-type="string">
            <office:annotation draw:style-name="gr17" draw:text-style-name="P2" svg:width="320.6pt" svg:height="84.08pt" svg:x="683.49pt" svg:y="18.34pt" draw:caption-point-x="-11.54pt" draw:caption-point-y="-18.06pt">
              <dc:date>2019-11-21T00:00:00</dc:date>
              <text:p text:style-name="P1">The type of the discount applied when customer adds particular number of items to the cart.</text:p>
              <text:p text:style-name="P1"/>
              <text:p text:style-name="P1">Fixed - product price becomes fixed value specified in the tier_price column</text:p>
              <text:p text:style-name="P1">Discount - product price is discounted by the percent value specified in the tier_price column</text:p>
            </office:annotation>
            <text:p>tier_price_value_type</text:p>
          </table:table-cell>
          <table:table-cell table:style-name="ce32" table:number-columns-repeated="2"/>
          <table:table-cell table:style-name="ce68"/>
          <table:table-cell table:number-columns-repeated="1015"/>
        </table:table-row>
        <table:table-row table:style-name="ro2">
          <table:table-cell table:style-name="ce2" office:value-type="string" calcext:value-type="string">
            <text:p>TST-Conf-Simp-S-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ay</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Green</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S-Purple</text:p>
          </table:table-cell>
          <table:table-cell table:style-name="ce83" office:value-type="string" calcext:value-type="string">
            <text:p>base</text:p>
          </table:table-cell>
          <table:table-cell table:style-name="ce2" office:value-type="string" calcext:value-type="string">
            <text:p>General</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63" calcext:value-type="float">
            <text:p>63</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58" calcext:value-type="float">
            <text:p>58</text:p>
          </table:table-cell>
          <table:table-cell table:style-name="ce2" table:content-validation-name="val30" office:value-type="string" calcext:value-type="string">
            <text:p>Fixed</text:p>
          </table:table-cell>
          <table:table-cell table:number-columns-repeated="1018"/>
        </table:table-row>
        <table:table-row table:style-name="ro2">
          <table:table-cell table:style-name="ce2" office:value-type="string" calcext:value-type="string">
            <text:p>TST-Conf-Simp-M-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M-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ay</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Green</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5" calcext:value-type="float">
            <text:p>5</text:p>
          </table:table-cell>
          <table:table-cell table:style-name="ce2" office:value-type="float" office:value="10" calcext:value-type="float">
            <text:p>10</text:p>
          </table:table-cell>
          <table:table-cell table:style-name="ce2" table:content-validation-name="val30" office:value-type="string" calcext:value-type="string">
            <text:p>Discount</text:p>
          </table:table-cell>
          <table:table-cell table:number-columns-repeated="1018"/>
        </table:table-row>
        <table:table-row table:style-name="ro2">
          <table:table-cell table:style-name="ce2" office:value-type="string" calcext:value-type="string">
            <text:p>TST-Conf-Simp-L-Purple</text:p>
          </table:table-cell>
          <table:table-cell table:style-name="ce83" office:value-type="string" calcext:value-type="string">
            <text:p>base</text:p>
          </table:table-cell>
          <table:table-cell table:style-name="ce2" office:value-type="string" calcext:value-type="string">
            <text:p>ALL GROUPS</text:p>
          </table:table-cell>
          <table:table-cell table:style-name="ce2" office:value-type="float" office:value="10" calcext:value-type="float">
            <text:p>10</text:p>
          </table:table-cell>
          <table:table-cell table:style-name="ce2" office:value-type="float" office:value="15" calcext:value-type="float">
            <text:p>15</text:p>
          </table:table-cell>
          <table:table-cell table:style-name="ce2" table:content-validation-name="val30" office:value-type="string" calcext:value-type="string">
            <text:p>Discount</text:p>
          </table:table-cell>
          <table:table-cell table:number-columns-repeated="1018"/>
        </table:table-row>
        <table:table-row table:style-name="ro2" table:number-rows-repeated="3">
          <table:table-cell table:style-name="ce82"/>
          <table:table-cell/>
          <table:table-cell table:style-name="ce82" table:number-columns-repeated="4"/>
          <table:table-cell table:number-columns-repeated="1018"/>
        </table:table-row>
        <table:table-row table:style-name="ro2">
          <table:table-cell table:style-name="ce82"/>
          <table:table-cell/>
          <table:table-cell table:style-name="ce82" table:number-columns-repeated="2"/>
          <table:table-cell/>
          <table:table-cell table:style-name="ce82"/>
          <table:table-cell table:number-columns-repeated="1018"/>
        </table:table-row>
        <table:table-row table:style-name="ro2">
          <table:table-cell table:style-name="ce82"/>
          <table:table-cell/>
          <table:table-cell table:style-name="ce82" table:number-columns-repeated="4"/>
          <table:table-cell table:number-columns-repeated="1018"/>
        </table:table-row>
        <table:table-row table:style-name="ro2">
          <table:table-cell table:style-name="ce82"/>
          <table:table-cell/>
          <table:table-cell table:style-name="ce82" table:number-columns-repeated="4"/>
          <table:table-cell table:number-columns-repeated="1018"/>
        </table:table-row>
        <table:table-row table:style-name="ro2" table:number-rows-repeated="2">
          <table:table-cell table:style-name="ce82"/>
          <table:table-cell/>
          <table:table-cell table:style-name="ce82" table:number-columns-repeated="4"/>
          <table:table-cell table:number-columns-repeated="1018"/>
        </table:table-row>
        <table:table-row table:style-name="ro3" table:number-rows-repeated="1048548">
          <table:table-cell table:number-columns-repeated="1024"/>
        </table:table-row>
        <table:table-row table:style-name="ro3">
          <table:table-cell table:number-columns-repeated="1024"/>
        </table:table-row>
      </table:table>
      <table:table table:name="Products + Advanced Pricing" table:style-name="ta24">
        <table:table-column table:style-name="co30" table:default-cell-style-name="Default"/>
        <table:table-column table:style-name="co97" table:default-cell-style-name="Default"/>
        <table:table-column table:style-name="co6" table:default-cell-style-name="Default"/>
        <table:table-column table:style-name="co107" table:default-cell-style-name="Default"/>
        <table:table-column table:style-name="co112" table:default-cell-style-name="Default"/>
        <table:table-column table:style-name="co59" table:default-cell-style-name="Default"/>
        <table:table-column table:style-name="co113" table:default-cell-style-name="Default"/>
        <table:table-column table:style-name="co6" table:number-columns-repeated="1017" table:default-cell-style-name="Default"/>
        <table:table-row table:style-name="ro2">
          <table:table-cell table:style-name="ce30" office:value-type="string" calcext:value-type="string">
            <office:annotation draw:style-name="gr5" draw:text-style-name="P2" svg:width="418.2pt" svg:height="137.25pt" svg:x="135.1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6" draw:text-style-name="P2" svg:width="366.66pt" svg:height="200.24pt" svg:x="233.49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8" draw:text-style-name="P2" svg:width="532.57pt" svg:height="342pt" svg:x="313.65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10" draw:text-style-name="P2" svg:width="523.84pt" svg:height="58.51pt" svg:x="402.55pt" svg:y="23.24pt" draw:caption-point-x="-11.54pt" draw:caption-point-y="-22.96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30" office:value-type="string" calcext:value-type="string">
            <office:annotation draw:style-name="gr10" draw:text-style-name="P2" svg:width="453.23pt" svg:height="58.51pt" svg:x="553.29pt" svg:y="23.24pt" draw:caption-point-x="-11.54pt" draw:caption-point-y="-22.96pt">
              <dc:date>2019-11-21T00:00:00</dc:date>
              <text:p text:style-name="P1">Long description of the product goes here.</text:p>
              <text:p text:style-name="P1"/>
              <text:p text:style-name="P1">You can use simple HTML formatting as per your Magento 2 backend.</text:p>
            </office:annotation>
            <text:p>description</text:p>
          </table:table-cell>
          <table:table-cell table:style-name="ce30" office:value-type="string" calcext:value-type="string">
            <office:annotation draw:style-name="gr12" draw:text-style-name="P2" svg:width="486.54pt" svg:height="121.49pt" svg:x="600.15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8" draw:text-style-name="P2" svg:width="320.63pt" svg:height="342pt" svg:x="846.23pt" svg:y="23.24pt" draw:caption-point-x="-11.54pt" draw:caption-point-y="-22.96pt">
              <dc:date>2019-11-21T00:00:00</dc:date>
              <text:p text:style-name="P1">This is a special attribute introducd in 2.1.1 version of Improved Import and Export extension for Magento 2.</text:p>
              <text:p text:style-name="P1"/>
              <text:p text:style-name="P1">It allows you to import tier prices along with the product import. This would have been done separately if you were using native Magento 2 import.</text:p>
              <text:p text:style-name="P1"/>
              <text:p text:style-name="P1">For percent discount the format of the data is the following:</text:p>
              <text:p text:style-name="P1">Customer Group,Qty,Price,Percent,Website|Another tier</text:p>
              <text:p text:style-name="P1"/>
              <text:p text:style-name="P1">For example, the value:</text:p>
              <text:p text:style-name="P1">General,360,0,3,All|Retailer,540,0,5,All</text:p>
              <text:p text:style-name="P1">Will get you:</text:p>
              <text:p text:style-name="P1">3% discount for group General when purchasing 360 items at any Website. And 5% discount for group Retailer when purchasing 540 items at any Website.</text:p>
              <text:p text:style-name="P1">As you can see, you set the Price value here is 0, as we are using Percent value.</text:p>
              <text:p text:style-name="P1"/>
              <text:p text:style-name="P1">For fixed discount the format of the data is the following:</text:p>
              <text:p text:style-name="P1">Customer Group,Qty,Price,Percent,Website|Another tier</text:p>
              <text:p text:style-name="P1"/>
              <text:p text:style-name="P1">For example, the value:</text:p>
              <text:p text:style-name="P1">General,100,10,0,All|Retailer,200,9,0,All</text:p>
              <text:p text:style-name="P1">Will get you:</text:p>
              <text:p text:style-name="P1">$10 price for products purchased in quantity of 100, by group General at any Website. And $9 price for products purchased in quantity of 200, by group Retailer at any Website.</text:p>
              <text:p text:style-name="P1">As you can see, you the Percent value here is 0 as we are using Price value.</text:p>
            </office:annotation>
            <text:p>tier_prices</text:p>
          </table:table-cell>
          <table:table-cell table:number-columns-repeated="1017"/>
        </table:table-row>
        <table:table-row table:style-name="ro2">
          <table:table-cell table:style-name="ce84" office:value-type="string" calcext:value-type="string">
            <text:p>TST-Simple-Tier-fixed-1</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1 imported with Tier Price</text:p>
          </table:table-cell>
          <table:table-cell table:style-name="ce84" office:value-type="string" calcext:value-type="string">
            <text:p>This is a simple product imported and created along with tier prices. The tier price here is set to flat value. Meaning the product price will be the value specified in the tier price if customer tries to purchase the set product quantity.</text:p>
            <text:p>The price of this product will be reduced to 25 if customers from the General group purchase it in quantity of 100 or more.</text:p>
            <text:p>The price of this product will be reduced to 25 if not logged in customers purchase it in quantity of 150 or more.</text:p>
          </table:table-cell>
          <table:table-cell table:style-name="ce84" office:value-type="float" office:value="30" calcext:value-type="float">
            <text:p>30</text:p>
          </table:table-cell>
          <table:table-cell table:style-name="ce84" office:value-type="string" calcext:value-type="string">
            <text:p>General,100,25,0,All|NOT LOGGED IN,150,25,0,All</text:p>
          </table:table-cell>
          <table:table-cell table:number-columns-repeated="1017"/>
        </table:table-row>
        <table:table-row table:style-name="ro2">
          <table:table-cell table:style-name="ce84" office:value-type="string" calcext:value-type="string">
            <text:p>TST-Simple-Tier-fixed-2</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2 imported with Tier Price</text:p>
          </table:table-cell>
          <table:table-cell table:style-name="ce84" office:value-type="string" calcext:value-type="string">
            <text:p>This is a simple product imported and created along with tier prices. The tier price here is set to flat value. Meaning the product price will be the value specified in the tier price if customer tries to purchase the set product quantity.</text:p>
            <text:p>The price of this product will be reduced to 35 if customers from the General group purchase it in quantity of 100 or more.</text:p>
            <text:p>The price of this product will be reduced to 35 if not logged in customers purchase it in quantity of 150 or more.</text:p>
          </table:table-cell>
          <table:table-cell table:style-name="ce84" office:value-type="float" office:value="40" calcext:value-type="float">
            <text:p>40</text:p>
          </table:table-cell>
          <table:table-cell table:style-name="ce84" office:value-type="string" calcext:value-type="string">
            <text:p>General,100,35,0,All|NOT LOGGED IN,150,35,0,All</text:p>
          </table:table-cell>
          <table:table-cell table:number-columns-repeated="1017"/>
        </table:table-row>
        <table:table-row table:style-name="ro2">
          <table:table-cell table:style-name="ce84" office:value-type="string" calcext:value-type="string">
            <text:p>TST-Simple-Tier-percent-3</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3 imported with Tier Price</text:p>
          </table:table-cell>
          <table:table-cell table:style-name="ce84" office:value-type="string" calcext:value-type="string">
            <text:p>This is a simple product imported and created along with tier prices. The tier price here is set to percent value. Meaning the product price will be discounted for the percent value specified in the tier price if customer tries to purchase the set product quantity.</text:p>
            <text:p>The price of this product will be discounted by 10% if customers from the General group purchase it in quantity of 200 or more.</text:p>
            <text:p>The price of this product will be discounted by 10% if not logged in customers purchase it in quantity of 300 or more.</text:p>
          </table:table-cell>
          <table:table-cell table:style-name="ce84" office:value-type="float" office:value="50" calcext:value-type="float">
            <text:p>50</text:p>
          </table:table-cell>
          <table:table-cell table:style-name="ce84" office:value-type="string" calcext:value-type="string">
            <text:p>General,200,0,10,All|NOT LOGGED IN,300,0,10,All</text:p>
          </table:table-cell>
          <table:table-cell table:number-columns-repeated="1017"/>
        </table:table-row>
        <table:table-row table:style-name="ro2">
          <table:table-cell table:style-name="ce84" office:value-type="string" calcext:value-type="string">
            <text:p>TST-Simple-Tier-percent-4</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4 imported with Tier Price</text:p>
          </table:table-cell>
          <table:table-cell table:style-name="ce84" office:value-type="string" calcext:value-type="string">
            <text:p>This is a simple product imported and created along with tier prices. The tier price here is set to percent value. Meaning the product price will be discounted for the percent value specified in the tier price if customer tries to purchase the set product quantity.</text:p>
            <text:p>The price of this product will be discounted by 15% if customers from the General group purchase it in quantity of 200 or more.</text:p>
            <text:p>The price of this product will be discounted by 15% if not logged in customers purchase it in quantity of 300 or more.</text:p>
          </table:table-cell>
          <table:table-cell table:style-name="ce84" office:value-type="float" office:value="60" calcext:value-type="float">
            <text:p>60</text:p>
          </table:table-cell>
          <table:table-cell table:style-name="ce84" office:value-type="string" calcext:value-type="string">
            <text:p>General,200,0,15,All|NOT LOGGED IN,300,0,15,All</text:p>
          </table:table-cell>
          <table:table-cell table:number-columns-repeated="1017"/>
        </table:table-row>
        <table:table-row table:style-name="ro2">
          <table:table-cell table:style-name="ce84" office:value-type="string" calcext:value-type="string">
            <text:p>TST-Simple-Tier-both-5</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5 imported with Tier Price</text:p>
          </table:table-cell>
          <table:table-cell table:style-name="ce84" office:value-type="string" calcext:value-type="string">
            <text:p>This is a simple product imported and created along with tier prices. The tier prices here are both, percent and flat values. Meaning the product price will change depending the quantity of product customer tries to purchase.</text:p>
            <text:p>The price of this product will be reduced to 60 if customers from the General group purchase it in quantity of 400 or more.</text:p>
            <text:p>The price of this product will be discounted by 10% if not logged in customers purchase it in quantity of 500 or more.</text:p>
          </table:table-cell>
          <table:table-cell table:style-name="ce84" office:value-type="float" office:value="70" calcext:value-type="float">
            <text:p>70</text:p>
          </table:table-cell>
          <table:table-cell table:style-name="ce84" office:value-type="string" calcext:value-type="string">
            <text:p>General,400,60,0,All|NOT LOGGED IN,500,0,10,All</text:p>
          </table:table-cell>
          <table:table-cell table:number-columns-repeated="1017"/>
        </table:table-row>
        <table:table-row table:style-name="ro2">
          <table:table-cell table:style-name="ce84" office:value-type="string" calcext:value-type="string">
            <text:p>TST-Simple-Tier-both-6</text:p>
          </table:table-cell>
          <table:table-cell table:style-name="ce84" office:value-type="string" calcext:value-type="string">
            <text:p>Default</text:p>
          </table:table-cell>
          <table:table-cell table:style-name="ce84" office:value-type="string" calcext:value-type="string">
            <text:p>simple</text:p>
          </table:table-cell>
          <table:table-cell table:style-name="ce84" office:value-type="string" calcext:value-type="string">
            <text:p>Simple Product 6 imported with Tier Price</text:p>
          </table:table-cell>
          <table:table-cell table:style-name="ce84" office:value-type="string" calcext:value-type="string">
            <text:p>This is a simple product imported and created along with tier prices. The tier prices here are both, percent and flat values. Meaning the product price will change depending the quantity of product customer tries to purchase.</text:p>
            <text:p>The price of this product will be reduced to 70 if customers from the General group purchase it in quantity of 400 or more.</text:p>
            <text:p>The price of this product will be discounted by 15% if not logged in customers purchase it in quantity of 500 or more.</text:p>
          </table:table-cell>
          <table:table-cell table:style-name="ce84" office:value-type="float" office:value="80" calcext:value-type="float">
            <text:p>80</text:p>
          </table:table-cell>
          <table:table-cell table:style-name="ce84" office:value-type="string" calcext:value-type="string">
            <text:p>General,400,70,0,All|NOT LOGGED IN,500,0,15,All</text:p>
          </table:table-cell>
          <table:table-cell table:number-columns-repeated="1017"/>
        </table:table-row>
        <table:table-row table:style-name="ro3" table:number-rows-repeated="2">
          <table:table-cell table:number-columns-repeated="1024"/>
        </table:table-row>
        <table:table-row table:style-name="ro2" table:number-rows-repeated="3">
          <table:table-cell table:number-columns-repeated="4"/>
          <table:table-cell table:style-name="ce69" table:number-columns-repeated="2"/>
          <table:table-cell table:number-columns-repeated="1018"/>
        </table:table-row>
        <table:table-row table:style-name="ro2">
          <table:table-cell table:number-columns-repeated="3"/>
          <table:table-cell table:style-name="ce69" table:number-columns-repeated="3"/>
          <table:table-cell table:number-columns-repeated="1018"/>
        </table:table-row>
        <table:table-row table:style-name="ro2">
          <table:table-cell table:number-columns-repeated="3"/>
          <table:table-cell table:style-name="ce69"/>
          <table:table-cell table:number-columns-repeated="1020"/>
        </table:table-row>
        <table:table-row table:style-name="ro3" table:number-rows-repeated="1048561">
          <table:table-cell table:number-columns-repeated="1024"/>
        </table:table-row>
        <table:table-row table:style-name="ro3">
          <table:table-cell table:number-columns-repeated="1024"/>
        </table:table-row>
      </table:table>
      <table:table table:name="Customers Main" table:style-name="ta25">
        <table:table-column table:style-name="co25" table:default-cell-style-name="Default"/>
        <table:table-column table:style-name="co6" table:number-columns-repeated="6" table:default-cell-style-name="Default"/>
        <table:table-column table:style-name="co88" table:default-cell-style-name="Default"/>
        <table:table-column table:style-name="co6" table:number-columns-repeated="11" table:default-cell-style-name="Default"/>
        <table:table-column table:style-name="co36" table:default-cell-style-name="Default"/>
        <table:table-column table:style-name="co6" table:number-columns-repeated="1004" table:default-cell-style-name="Default"/>
        <table:table-row table:style-name="ro2">
          <table:table-cell table:style-name="ce6" office:value-type="string" calcext:value-type="string">
            <office:annotation draw:style-name="gr10" draw:text-style-name="P2" svg:width="320.6pt" svg:height="58.51pt" svg:x="141.39pt" svg:y="23.24pt" draw:caption-point-x="-11.54pt" draw:caption-point-y="-22.96pt">
              <dc:date>2019-11-21T00:00:00</dc:date>
              <text:p text:style-name="P1">Email of the customer.</text:p>
              <text:p text:style-name="P1"/>
              <text:p text:style-name="P1">Make sure to properly paste the email address with the domain.</text:p>
            </office:annotation>
            <text:p>email</text:p>
          </table:table-cell>
          <table:table-cell table:style-name="ce6" office:value-type="string" calcext:value-type="string">
            <office:annotation draw:style-name="gr7" draw:text-style-name="P2" svg:width="320.6pt" svg:height="90pt" svg:x="221.53pt" svg:y="23.24pt" draw:caption-point-x="-11.54pt" draw:caption-point-y="-22.96pt">
              <dc:date>2019-11-21T00:00:00</dc:date>
              <text:p text:style-name="P1">Associate to Website. Defines to which website the customer belongs.</text:p>
              <text:p text:style-name="P1"/>
              <text:p text:style-name="P1">To find the value for the column navigate to Stores &gt; All Stores &gt; Click the required Website in Website column and find its Code.</text:p>
              <text:p text:style-name="P1"/>
              <text:p text:style-name="P1"/>
            </office:annotation>
            <text:p>_website</text:p>
          </table:table-cell>
          <table:table-cell table:style-name="ce6" office:value-type="string" calcext:value-type="string">
            <office:annotation draw:style-name="gr17" draw:text-style-name="P2" svg:width="320.6pt" svg:height="74.24pt" svg:x="301.69pt" svg:y="23.24pt" draw:caption-point-x="-11.54pt" draw:caption-point-y="-22.96pt">
              <dc:date>2019-11-21T00:00:00</dc:date>
              <text:p text:style-name="P1">The Store View customer belongs to.</text:p>
              <text:p text:style-name="P1"/>
              <text:p text:style-name="P1">To find the value for the column navigate to Stores &gt; All Stores &gt; Click the required Store in Stores column and find its Code.</text:p>
              <text:p text:style-name="P1"/>
            </office:annotation>
            <text:p>_store</text:p>
          </table:table-cell>
          <table:table-cell table:style-name="ce6" office:value-type="string" calcext:value-type="string">
            <office:annotation draw:style-name="gr10" draw:text-style-name="P2" svg:width="379.36pt" svg:height="58.51pt" svg:x="381.83pt" svg:y="23.24pt" draw:caption-point-x="-11.54pt" draw:caption-point-y="-22.96pt">
              <dc:date>2019-11-21T00:00:00</dc:date>
              <text:p text:style-name="P1">First Name of the customer</text:p>
              <text:p text:style-name="P1"/>
              <text:p text:style-name="P1">Any characters allowed.</text:p>
            </office:annotation>
            <text:p>firstname</text:p>
          </table:table-cell>
          <table:table-cell table:style-name="ce6" office:value-type="string" calcext:value-type="string">
            <office:annotation draw:style-name="gr17" draw:text-style-name="P2" svg:width="379.36pt" svg:height="74.24pt" svg:x="461.99pt" svg:y="23.24pt" draw:caption-point-x="-11.54pt" draw:caption-point-y="-22.96pt">
              <dc:date>2019-11-21T00:00:00</dc:date>
              <text:p text:style-name="P1">Confirmed email. Defines whether customer has confirm their email address associated with their account.</text:p>
              <text:p text:style-name="P1"/>
              <text:p text:style-name="P1">1 - the email address has been confirmed</text:p>
              <text:p text:style-name="P1">0 - customer needs to confirm the email address</text:p>
            </office:annotation>
            <text:p>confirmation</text:p>
          </table:table-cell>
          <table:table-cell table:style-name="ce6" office:value-type="string" calcext:value-type="string">
            <office:annotation draw:style-name="gr7" draw:text-style-name="P2" svg:width="379.36pt" svg:height="90pt" svg:x="542.13pt" svg:y="23.24pt" draw:caption-point-x="-11.54pt" draw:caption-point-y="-22.96pt">
              <dc:date>2019-11-21T00:00:00</dc:date>
              <text:p text:style-name="P1">Account Created. Defines the date and time the account has been created.</text:p>
              <text:p text:style-name="P1"/>
              <text:p text:style-name="P1">The data format is:</text:p>
              <text:p text:style-name="P1">yyyy/mm/dd hh:mm:ss</text:p>
              <text:p text:style-name="P1">The time format uses 24 hour clock.</text:p>
            </office:annotation>
            <text:p>created_at</text:p>
          </table:table-cell>
          <table:table-cell table:style-name="ce6" office:value-type="string" calcext:value-type="string">
            <office:annotation draw:style-name="gr10" draw:text-style-name="P2" svg:width="379.36pt" svg:height="58.51pt" svg:x="622.29pt" svg:y="23.24pt" draw:caption-point-x="-11.54pt" draw:caption-point-y="-22.96pt">
              <dc:date>2019-11-21T00:00:00</dc:date>
              <text:p text:style-name="P1">Account Created in. Defines the Website the account has been created in.</text:p>
              <text:p text:style-name="P1"/>
              <text:p text:style-name="P1">You need to specify the name of the store view. You can find it at Stores &gt; All Stores &gt; Click the required store view in Store View column and find its Name.</text:p>
            </office:annotation>
            <text:p>created_in</text:p>
          </table:table-cell>
          <table:table-cell table:style-name="ce6" office:value-type="string" calcext:value-type="string">
            <office:annotation draw:style-name="gr17" draw:text-style-name="P2" svg:width="320.6pt" svg:height="74.24pt" svg:x="761.19pt" svg:y="23.24pt" draw:caption-point-x="-11.54pt" draw:caption-point-y="-22.96pt">
              <dc:date>2019-11-21T00:00:00</dc:date>
              <text:p text:style-name="P1">Disable Automatic Group Change Based on VAT ID.</text:p>
              <text:p text:style-name="P1"/>
              <text:p text:style-name="P1">1 - the automatic group change disabled</text:p>
              <text:p text:style-name="P1">0 - the automatic group change enabled</text:p>
            </office:annotation>
            <text:p>disable_auto_group_change</text:p>
          </table:table-cell>
          <table:table-cell table:style-name="ce6" office:value-type="string" calcext:value-type="string">
            <office:annotation draw:style-name="gr10" draw:text-style-name="P2" svg:width="320.6pt" svg:height="58.51pt" svg:x="841.35pt" svg:y="23.24pt" draw:caption-point-x="-11.54pt" draw:caption-point-y="-22.96pt">
              <dc:date>2019-11-21T00:00:00</dc:date>
              <text:p text:style-name="P1">Date of Birth of the customer.</text:p>
              <text:p text:style-name="P1"/>
              <text:p text:style-name="P1">The date should be in the following format yyyy-mm-dd</text:p>
            </office:annotation>
            <text:p>dob</text:p>
          </table:table-cell>
          <table:table-cell table:style-name="ce6" office:value-type="string" calcext:value-type="string">
            <office:annotation draw:style-name="gr10" draw:text-style-name="P2" svg:width="320.6pt" svg:height="58.51pt" svg:x="921.49pt" svg:y="23.24pt" draw:caption-point-x="-11.54pt" draw:caption-point-y="-22.96pt">
              <dc:date>2019-11-21T00:00:00</dc:date>
              <text:p text:style-name="P1">The numbers of incorrect login attempts. Works with Maximum Login Failures to Lockout Account setting.</text:p>
              <text:p text:style-name="P1"/>
              <text:p text:style-name="P1">Any numeral value</text:p>
            </office:annotation>
            <text:p>failures_num</text:p>
          </table:table-cell>
          <table:table-cell table:style-name="ce6" office:value-type="string" calcext:value-type="string">
            <office:annotation draw:style-name="gr10" draw:text-style-name="P2" svg:width="320.6pt" svg:height="58.51pt" svg:x="1001.65pt" svg:y="23.24pt" draw:caption-point-x="-11.54pt" draw:caption-point-y="-22.96pt">
              <dc:date>2019-11-21T00:00:00</dc:date>
              <text:p text:style-name="P1">First Failure Date. The date of the first failed login attempt.</text:p>
              <text:p text:style-name="P1"/>
              <text:p text:style-name="P1">The date should be in the following format yyyy-mm-dd hh:mm:ss</text:p>
            </office:annotation>
            <text:p>first_failure</text:p>
          </table:table-cell>
          <table:table-cell table:style-name="ce6" office:value-type="string" calcext:value-type="string">
            <office:annotation draw:style-name="gr7" draw:text-style-name="P2" svg:width="320.6pt" svg:height="90pt" svg:x="1081.79pt" svg:y="23.24pt" draw:caption-point-x="-11.54pt" draw:caption-point-y="-22.96pt">
              <dc:date>2019-11-21T00:00:00</dc:date>
              <text:p text:style-name="P1">Gender of the customer.</text:p>
              <text:p text:style-name="P1"/>
              <text:p text:style-name="P1">Male</text:p>
              <text:p text:style-name="P1">Female</text:p>
              <text:p text:style-name="P1">leave blank if not specified</text:p>
            </office:annotation>
            <text:p>gender</text:p>
          </table:table-cell>
          <table:table-cell table:style-name="ce6" office:value-type="string" calcext:value-type="string">
            <office:annotation draw:style-name="gr10" draw:text-style-name="P2" svg:width="320.6pt" svg:height="58.51pt" svg:x="1161.95pt" svg:y="23.24pt" draw:caption-point-x="-11.54pt" draw:caption-point-y="-22.96pt">
              <dc:date>2019-11-21T00:00:00</dc:date>
              <text:p text:style-name="P1">If of the Customer Group the customer belongs to.</text:p>
              <text:p text:style-name="P1"/>
              <text:p text:style-name="P1">ID of the Customer Group can be found under Customers &gt; Customer Groups. In ID column.</text:p>
            </office:annotation>
            <text:p>group_id</text:p>
          </table:table-cell>
          <table:table-cell table:style-name="ce6" office:value-type="string" calcext:value-type="string">
            <office:annotation draw:style-name="gr10" draw:text-style-name="P2" svg:width="320.6pt" svg:height="58.51pt" svg:x="1242.09pt" svg:y="23.24pt" draw:caption-point-x="-11.54pt" draw:caption-point-y="-22.96pt">
              <dc:date>2019-11-21T00:00:00</dc:date>
              <text:p text:style-name="P1">Last Name of the customer.</text:p>
              <text:p text:style-name="P1"/>
              <text:p text:style-name="P1">Any characters allowed.</text:p>
            </office:annotation>
            <text:p>lastname</text:p>
          </table:table-cell>
          <table:table-cell table:style-name="ce6" office:value-type="string" calcext:value-type="string">
            <office:annotation draw:style-name="gr10" draw:text-style-name="P2" svg:width="320.6pt" svg:height="58.51pt" svg:x="1322.25pt" svg:y="23.24pt" draw:caption-point-x="-11.54pt" draw:caption-point-y="-22.96pt">
              <dc:date>2019-11-21T00:00:00</dc:date>
              <text:p text:style-name="P1">Defines the date when the account lock expires.</text:p>
              <text:p text:style-name="P1"/>
              <text:p text:style-name="P1">The date should be in the following format yyyy-mm-dd hh:mm:ss</text:p>
            </office:annotation>
            <text:p>lock_expires</text:p>
          </table:table-cell>
          <table:table-cell table:style-name="ce6" office:value-type="string" calcext:value-type="string">
            <office:annotation draw:style-name="gr10" draw:text-style-name="P2" svg:width="355.49pt" svg:height="58.51pt" svg:x="1402.38pt" svg:y="23.24pt" draw:caption-point-x="-11.54pt" draw:caption-point-y="-22.96pt">
              <dc:date>2019-11-21T00:00:00</dc:date>
              <text:p text:style-name="P1">Middle Name/Initial of the customer.</text:p>
              <text:p text:style-name="P1"/>
              <text:p text:style-name="P1">Any character value allowed.</text:p>
            </office:annotation>
            <text:p>middlename</text:p>
          </table:table-cell>
          <table:table-cell table:style-name="ce6" office:value-type="string" calcext:value-type="string">
            <office:annotation draw:style-name="gr13" draw:text-style-name="P2" svg:width="355.49pt" svg:height="26.99pt" svg:x="1482.55pt" svg:y="23.24pt" draw:caption-point-x="-11.54pt" draw:caption-point-y="-22.96pt">
              <dc:date>2019-11-21T00:00:00</dc:date>
              <text:p text:style-name="P1">Hash value of the customer account password.</text:p>
            </office:annotation>
            <text:p>password_hash</text:p>
          </table:table-cell>
          <table:table-cell table:style-name="ce6" office:value-type="string" calcext:value-type="string">
            <office:annotation draw:style-name="gr17" draw:text-style-name="P2" svg:width="355.49pt" svg:height="74.24pt" svg:x="1562.68pt" svg:y="23.24pt" draw:caption-point-x="-11.54pt" draw:caption-point-y="-22.96pt">
              <dc:date>2019-11-21T00:00:00</dc:date>
              <text:p text:style-name="P1">Name Prefix of the customer.</text:p>
              <text:p text:style-name="P1"/>
              <text:p text:style-name="P1">Any character value.</text:p>
              <text:p text:style-name="P1"/>
            </office:annotation>
            <text:p>prefix</text:p>
          </table:table-cell>
          <table:table-cell table:style-name="ce6" office:value-type="string" calcext:value-type="string">
            <office:annotation draw:style-name="gr13" draw:text-style-name="P2" svg:width="355.49pt" svg:height="26.99pt" svg:x="1642.85pt" svg:y="23.24pt" draw:caption-point-x="-11.54pt" draw:caption-point-y="-22.96pt">
              <dc:date>2019-11-21T00:00:00</dc:date>
              <text:p text:style-name="P1">Reset password token of the customer account</text:p>
            </office:annotation>
            <text:p>rp_token</text:p>
          </table:table-cell>
          <table:table-cell table:style-name="ce6" office:value-type="string" calcext:value-type="string">
            <office:annotation draw:style-name="gr10" draw:text-style-name="P2" svg:width="320.6pt" svg:height="58.51pt" svg:x="1757.88pt" svg:y="23.24pt" draw:caption-point-x="-11.54pt" draw:caption-point-y="-22.96pt">
              <dc:date>2019-11-21T00:00:00</dc:date>
              <text:p text:style-name="P1">The date the password had been reset.</text:p>
              <text:p text:style-name="P1"/>
              <text:p text:style-name="P1">The date should be in the following format yyyy-mm-dd hh:mm:ss</text:p>
            </office:annotation>
            <text:p>rp_token_created_at</text:p>
          </table:table-cell>
          <table:table-cell table:style-name="ce6" office:value-type="string" calcext:value-type="string">
            <office:annotation draw:style-name="gr13" draw:text-style-name="P2" svg:width="320.6pt" svg:height="26.99pt" svg:x="1838.04pt" svg:y="23.24pt" draw:caption-point-x="-11.54pt" draw:caption-point-y="-22.96pt">
              <dc:date>2019-11-21T00:00:00</dc:date>
              <text:p text:style-name="P1">ID of the store the customer belongs to.</text:p>
            </office:annotation>
            <text:p>store_id</text:p>
          </table:table-cell>
          <table:table-cell table:style-name="ce6" office:value-type="string" calcext:value-type="string">
            <office:annotation draw:style-name="gr17" draw:text-style-name="P2" svg:width="320.63pt" svg:height="74.24pt" svg:x="1918.18pt" svg:y="23.24pt" draw:caption-point-x="-11.54pt" draw:caption-point-y="-22.96pt">
              <dc:date>2019-11-21T00:00:00</dc:date>
              <text:p text:style-name="P1">Name Suffix of the customer.</text:p>
              <text:p text:style-name="P1"/>
              <text:p text:style-name="P1">Any character value.</text:p>
              <text:p text:style-name="P1"/>
            </office:annotation>
            <text:p>suffix</text:p>
          </table:table-cell>
          <table:table-cell table:style-name="ce6" office:value-type="string" calcext:value-type="string">
            <office:annotation draw:style-name="gr13" draw:text-style-name="P2" svg:width="320.6pt" svg:height="26.99pt" svg:x="1998.34pt" svg:y="23.24pt" draw:caption-point-x="-11.54pt" draw:caption-point-y="-22.96pt">
              <dc:date>2019-11-21T00:00:00</dc:date>
              <text:p text:style-name="P1">Tax/VAT Number of the customer.</text:p>
            </office:annotation>
            <text:p>taxvat</text:p>
          </table:table-cell>
          <table:table-cell table:style-name="ce6" office:value-type="string" calcext:value-type="string">
            <office:annotation draw:style-name="gr10" draw:text-style-name="P2" svg:width="320.63pt" svg:height="58.51pt" svg:x="2078.48pt" svg:y="23.24pt" draw:caption-point-x="-11.54pt" draw:caption-point-y="-22.96pt">
              <dc:date>2019-11-21T00:00:00</dc:date>
              <text:p text:style-name="P1">Date when the customer's account was last updated.</text:p>
              <text:p text:style-name="P1"/>
              <text:p text:style-name="P1">The date should be in the following format yyyy-mm-dd hh:mm:ss</text:p>
            </office:annotation>
            <text:p>updated_at</text:p>
          </table:table-cell>
          <table:table-cell table:style-name="ce6" office:value-type="string" calcext:value-type="string">
            <office:annotation draw:style-name="gr13" draw:text-style-name="P2" svg:width="320.6pt" svg:height="26.99pt" svg:x="2158.64pt" svg:y="23.24pt" draw:caption-point-x="-11.54pt" draw:caption-point-y="-22.96pt">
              <dc:date>2019-11-21T00:00:00</dc:date>
              <text:p text:style-name="P1">ID of the website the customer belongs to.</text:p>
            </office:annotation>
            <text:p>website_id</text:p>
          </table:table-cell>
          <table:table-cell table:style-name="ce6" office:value-type="string" calcext:value-type="string">
            <office:annotation draw:style-name="gr10" draw:text-style-name="P2" svg:width="320.6pt" svg:height="58.51pt" svg:x="2238.8pt" svg:y="23.24pt" draw:caption-point-x="-11.54pt" draw:caption-point-y="-22.96pt">
              <dc:date>2019-11-21T00:00:00</dc:date>
              <text:p text:style-name="P1">If you want to change the password to the customer's account this is the column you type it in.</text:p>
              <text:p text:style-name="P1"/>
              <text:p text:style-name="P1">Any values supported by password field.</text:p>
            </office:annotation>
            <text:p>password</text:p>
          </table:table-cell>
          <table:table-cell table:number-columns-repeated="998"/>
        </table:table-row>
        <table:table-row table:style-name="ro2">
          <table:table-cell table:style-name="ce28" office:value-type="string" calcext:value-type="string">
            <text:p>roni_cost@example.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Veronica</text:p>
          </table:table-cell>
          <table:table-cell table:style-name="ce50" table:content-validation-name="val31" office:value-type="float" office:value="0" calcext:value-type="float">
            <text:p>0</text:p>
          </table:table-cell>
          <table:table-cell table:style-name="ce85" office:value-type="date" office:date-value="2018-01-16T09:48:37" calcext:value-type="date">
            <text:p>2018-01-16 9:48:37</text:p>
          </table:table-cell>
          <table:table-cell table:style-name="ce28" office:value-type="string" calcext:value-type="string">
            <text:p>Default Store View</text:p>
          </table:table-cell>
          <table:table-cell table:style-name="ce50" table:content-validation-name="val31" office:value-type="float" office:value="0" calcext:value-type="float">
            <text:p>0</text:p>
          </table:table-cell>
          <table:table-cell table:style-name="ce86" office:value-type="date" office:date-value="1973-12-15" calcext:value-type="date">
            <text:p>1973-12-15</text:p>
          </table:table-cell>
          <table:table-cell table:style-name="ce50" office:value-type="float" office:value="0" calcext:value-type="float">
            <text:p>0</text:p>
          </table:table-cell>
          <table:table-cell table:style-name="ce28"/>
          <table:table-cell table:style-name="ce28" office:value-type="string" calcext:value-type="string">
            <text:p>Female</text:p>
          </table:table-cell>
          <table:table-cell table:style-name="ce50" office:value-type="float" office:value="1" calcext:value-type="float">
            <text:p>1</text:p>
          </table:table-cell>
          <table:table-cell table:style-name="ce28" office:value-type="string" calcext:value-type="string">
            <text:p>Costello</text:p>
          </table:table-cell>
          <table:table-cell table:style-name="ce28" table:number-columns-repeated="2"/>
          <table:table-cell table:style-name="ce49" office:value-type="string" calcext:value-type="string">
            <text:p>ef55cebdb2034a893d94c36a259cd5edad7001c6bad560a4a45de8872f22944b:Dr0YM5KykTZZlAv628Fgk8A1ijMw6qHu:1</text:p>
          </table:table-cell>
          <table:table-cell table:style-name="ce28"/>
          <table:table-cell table:style-name="ce28" office:value-type="string" calcext:value-type="string">
            <text:p>09ae7838f74dc08343252255d7c69bf8</text:p>
          </table:table-cell>
          <table:table-cell table:style-name="ce85" office:value-type="date" office:date-value="2018-01-16T09:48:37" calcext:value-type="date">
            <text:p>2018-01-16 9:48:37</text:p>
          </table:table-cell>
          <table:table-cell table:style-name="ce50" office:value-type="float" office:value="1" calcext:value-type="float">
            <text:p>1</text:p>
          </table:table-cell>
          <table:table-cell table:style-name="ce28" table:number-columns-repeated="2"/>
          <table:table-cell table:style-name="ce85" office:value-type="date" office:date-value="2018-01-16T09:48:37" calcext:value-type="date">
            <text:p>2018-01-16 9:48:37</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office:value-type="string" calcext:value-type="string">
            <text:p>d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John</text:p>
          </table:table-cell>
          <table:table-cell table:style-name="ce50" table:content-validation-name="val31" office:value-type="float" office:value="1" calcext:value-type="float">
            <text:p>1</text:p>
          </table:table-cell>
          <table:table-cell table:style-name="ce85" office:value-type="date" office:date-value="2018-02-07T09:15:00" calcext:value-type="date">
            <text:p>2018-02-07 9:15:00</text:p>
          </table:table-cell>
          <table:table-cell table:style-name="ce28" office:value-type="string" calcext:value-type="string">
            <text:p>Default Store View</text:p>
          </table:table-cell>
          <table:table-cell table:style-name="ce50" table:content-validation-name="val31" office:value-type="float" office:value="1" calcext:value-type="float">
            <text:p>1</text:p>
          </table:table-cell>
          <table:table-cell table:style-name="ce86" office:value-type="date" office:date-value="1986-05-10" calcext:value-type="date">
            <text:p>1986-05-10</text:p>
          </table:table-cell>
          <table:table-cell table:style-name="ce50" office:value-type="float" office:value="2" calcext:value-type="float">
            <text:p>2</text:p>
          </table:table-cell>
          <table:table-cell table:style-name="ce85" office:value-type="date" office:date-value="2018-03-30T08:33:01" calcext:value-type="date">
            <text:p>2018-03-30 8:33:01</text:p>
          </table:table-cell>
          <table:table-cell table:style-name="ce28" office:value-type="string" calcext:value-type="string">
            <text:p>Male</text:p>
          </table:table-cell>
          <table:table-cell table:style-name="ce50" office:value-type="float" office:value="1" calcext:value-type="float">
            <text:p>1</text:p>
          </table:table-cell>
          <table:table-cell table:style-name="ce28" office:value-type="string" calcext:value-type="string">
            <text:p>Doe</text:p>
          </table:table-cell>
          <table:table-cell table:style-name="ce28"/>
          <table:table-cell table:style-name="ce28" office:value-type="string" calcext:value-type="string">
            <text:p>D</text:p>
          </table:table-cell>
          <table:table-cell table:style-name="ce28" office:value-type="string" calcext:value-type="string">
            <text:p>0dae96ff085057cfd5ec9531878416a2611dadaa67731964d12143858d20e4a6:1YwspSypMib3ra3pHCX8VPSfUzrDyO5K:1</text:p>
          </table:table-cell>
          <table:table-cell table:style-name="ce28" office:value-type="string" calcext:value-type="string">
            <text:p>Mr.</text:p>
          </table:table-cell>
          <table:table-cell table:style-name="ce28" table:number-columns-repeated="2"/>
          <table:table-cell table:style-name="ce50" office:value-type="float" office:value="1" calcext:value-type="float">
            <text:p>1</text:p>
          </table:table-cell>
          <table:table-cell table:style-name="ce28" office:value-type="string" calcext:value-type="string">
            <text:p>Jr.</text:p>
          </table:table-cell>
          <table:table-cell table:style-name="ce28" office:value-type="string" calcext:value-type="string">
            <text:p>EU555555555</text:p>
          </table:table-cell>
          <table:table-cell table:style-name="ce85" office:value-type="date" office:date-value="2018-02-21T13:01:41" calcext:value-type="date">
            <text:p>2018-02-21 13:01:41</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office:value-type="string" calcext:value-type="string">
            <text:p>r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office:value-type="string" calcext:value-type="string">
            <text:p>Jane</text:p>
          </table:table-cell>
          <table:table-cell table:style-name="ce50" table:content-validation-name="val31" office:value-type="float" office:value="0" calcext:value-type="float">
            <text:p>0</text:p>
          </table:table-cell>
          <table:table-cell table:style-name="ce85" office:value-type="date" office:date-value="2018-02-21T12:28:57" calcext:value-type="date">
            <text:p>2018-02-21 12:28:57</text:p>
          </table:table-cell>
          <table:table-cell table:style-name="ce28" office:value-type="string" calcext:value-type="string">
            <text:p>Default Store View</text:p>
          </table:table-cell>
          <table:table-cell table:style-name="ce50" table:content-validation-name="val31" office:value-type="float" office:value="0" calcext:value-type="float">
            <text:p>0</text:p>
          </table:table-cell>
          <table:table-cell table:style-name="ce86" office:value-type="date" office:date-value="1991-07-05" calcext:value-type="date">
            <text:p>1991-07-05</text:p>
          </table:table-cell>
          <table:table-cell table:style-name="ce50" office:value-type="float" office:value="0" calcext:value-type="float">
            <text:p>0</text:p>
          </table:table-cell>
          <table:table-cell table:style-name="ce28"/>
          <table:table-cell table:style-name="ce28" office:value-type="string" calcext:value-type="string">
            <text:p>Female</text:p>
          </table:table-cell>
          <table:table-cell table:style-name="ce50" office:value-type="float" office:value="1" calcext:value-type="float">
            <text:p>1</text:p>
          </table:table-cell>
          <table:table-cell table:style-name="ce28" office:value-type="string" calcext:value-type="string">
            <text:p>Roe</text:p>
          </table:table-cell>
          <table:table-cell table:style-name="ce28"/>
          <table:table-cell table:style-name="ce28" office:value-type="string" calcext:value-type="string">
            <text:p>R</text:p>
          </table:table-cell>
          <table:table-cell table:style-name="ce28"/>
          <table:table-cell table:style-name="ce28" office:value-type="string" calcext:value-type="string">
            <text:p>Mrs.</text:p>
          </table:table-cell>
          <table:table-cell table:style-name="ce28" office:value-type="string" calcext:value-type="string">
            <text:p>5481196900927de23bbbcc5ef4e45716</text:p>
          </table:table-cell>
          <table:table-cell table:style-name="ce85" office:value-type="date" office:date-value="2018-02-21T12:28:57" calcext:value-type="date">
            <text:p>2018-02-21 12:28:57</text:p>
          </table:table-cell>
          <table:table-cell table:style-name="ce50" office:value-type="float" office:value="1" calcext:value-type="float">
            <text:p>1</text:p>
          </table:table-cell>
          <table:table-cell table:style-name="ce28" office:value-type="string" calcext:value-type="string">
            <text:p>Sr.</text:p>
          </table:table-cell>
          <table:table-cell table:style-name="ce28" office:value-type="string" calcext:value-type="string">
            <text:p>EU555555555</text:p>
          </table:table-cell>
          <table:table-cell table:style-name="ce85" office:value-type="date" office:date-value="2018-02-21T13:01:43" calcext:value-type="date">
            <text:p>2018-02-21 13:01:43</text:p>
          </table:table-cell>
          <table:table-cell table:style-name="ce50" office:value-type="float" office:value="1" calcext:value-type="float">
            <text:p>1</text:p>
          </table:table-cell>
          <table:table-cell table:style-name="ce28"/>
          <table:table-cell table:number-columns-repeated="998"/>
        </table:table-row>
        <table:table-row table:style-name="ro2">
          <table:table-cell table:style-name="ce28" table:number-columns-repeated="4"/>
          <table:table-cell table:style-name="ce50" table:content-validation-name="val31"/>
          <table:table-cell table:style-name="ce85"/>
          <table:table-cell table:style-name="ce28"/>
          <table:table-cell table:style-name="ce50" table:content-validation-name="val31"/>
          <table:table-cell table:style-name="ce86"/>
          <table:table-cell table:style-name="ce50"/>
          <table:table-cell table:style-name="ce28" table:number-columns-repeated="2"/>
          <table:table-cell table:style-name="ce50"/>
          <table:table-cell table:style-name="ce28" table:number-columns-repeated="6"/>
          <table:table-cell table:style-name="ce85"/>
          <table:table-cell table:style-name="ce50"/>
          <table:table-cell table:style-name="ce28" table:number-columns-repeated="2"/>
          <table:table-cell table:style-name="ce85"/>
          <table:table-cell table:style-name="ce50"/>
          <table:table-cell table:style-name="ce28"/>
          <table:table-cell table:number-columns-repeated="998"/>
        </table:table-row>
        <table:table-row table:style-name="ro3" table:number-rows-repeated="1048570">
          <table:table-cell table:number-columns-repeated="1024"/>
        </table:table-row>
        <table:table-row table:style-name="ro3">
          <table:table-cell table:number-columns-repeated="1024"/>
        </table:table-row>
      </table:table>
      <table:table table:name="Customer Addresses" table:style-name="ta26">
        <table:table-column table:style-name="co6" table:number-columns-repeated="19" table:default-cell-style-name="Default"/>
        <table:table-column table:style-name="co9" table:default-cell-style-name="Default"/>
        <table:table-column table:style-name="co6" table:default-cell-style-name="Default"/>
        <table:table-column table:style-name="co114" table:default-cell-style-name="Default"/>
        <table:table-column table:style-name="co66" table:default-cell-style-name="Default"/>
        <table:table-column table:style-name="co100" table:default-cell-style-name="Default"/>
        <table:table-column table:style-name="co6" table:number-columns-repeated="1000" table:default-cell-style-name="Default"/>
        <table:table-row table:style-name="ro2">
          <table:table-cell table:style-name="ce6" office:value-type="string" calcext:value-type="string">
            <office:annotation draw:style-name="gr17" draw:text-style-name="P2" svg:width="320.6pt" svg:height="74.24pt" svg:x="91.39pt" svg:y="23.24pt" draw:caption-point-x="-11.54pt" draw:caption-point-y="-22.96pt">
              <dc:date>2019-11-21T00:00:00</dc:date>
              <text:p text:style-name="P1">Defines to which website the customer belongs.</text:p>
              <text:p text:style-name="P1"/>
              <text:p text:style-name="P1">To find the value for the column navigate to Stores &gt; All Stores &gt; Click the required Website in Website column and find its Code.</text:p>
              <text:p text:style-name="P1"/>
            </office:annotation>
            <text:p>_website</text:p>
          </table:table-cell>
          <table:table-cell table:style-name="ce6" office:value-type="string" calcext:value-type="string">
            <office:annotation draw:style-name="gr10" draw:text-style-name="P2" svg:width="320.6pt" svg:height="58.51pt" svg:x="171.55pt" svg:y="23.24pt" draw:caption-point-x="-11.54pt" draw:caption-point-y="-22.96pt">
              <dc:date>2019-11-21T00:00:00</dc:date>
              <text:p text:style-name="P1">Email of the customer.</text:p>
              <text:p text:style-name="P1"/>
              <text:p text:style-name="P1">Make sure to properly paste the email address with the domain.</text:p>
            </office:annotation>
            <text:p>_email</text:p>
          </table:table-cell>
          <table:table-cell table:style-name="ce6" office:value-type="string" calcext:value-type="string">
            <office:annotation draw:style-name="gr13" draw:text-style-name="P2" svg:width="320.6pt" svg:height="28.09pt" svg:x="251.69pt" svg:y="22.71pt" draw:caption-point-x="-11.54pt" draw:caption-point-y="-22.42pt">
              <dc:date>2019-11-21T00:00:00</dc:date>
              <text:p text:style-name="P1">ID of the customer's address. Export the customer addresses to get the full list of address IDs</text:p>
            </office:annotation>
            <text:p>_entity_id</text:p>
          </table:table-cell>
          <table:table-cell table:style-name="ce6" office:value-type="string" calcext:value-type="string">
            <office:annotation draw:style-name="gr13" draw:text-style-name="P2" svg:width="320.6pt" svg:height="26.99pt" svg:x="331.85pt" svg:y="23.24pt" draw:caption-point-x="-11.54pt" draw:caption-point-y="-22.96pt">
              <dc:date>2019-11-21T00:00:00</dc:date>
              <text:p text:style-name="P1">City of the customer. Can be any character value.</text:p>
            </office:annotation>
            <text:p>city</text:p>
          </table:table-cell>
          <table:table-cell table:style-name="ce6" office:value-type="string" calcext:value-type="string">
            <office:annotation draw:style-name="gr13" draw:text-style-name="P2" svg:width="320.6pt" svg:height="26.99pt" svg:x="411.99pt" svg:y="23.24pt" draw:caption-point-x="-11.54pt" draw:caption-point-y="-22.96pt">
              <dc:date>2019-11-21T00:00:00</dc:date>
              <text:p text:style-name="P1">Company of the customer. Can be any value.</text:p>
            </office:annotation>
            <text:p>company</text:p>
          </table:table-cell>
          <table:table-cell table:style-name="ce6" office:value-type="string" calcext:value-type="string">
            <office:annotation draw:style-name="gr13" draw:text-style-name="P2" svg:width="320.6pt" svg:height="28.09pt" svg:x="492.15pt" svg:y="22.71pt" draw:caption-point-x="-11.54pt" draw:caption-point-y="-22.42pt">
              <dc:date>2019-11-21T00:00:00</dc:date>
              <text:p text:style-name="P1">ID the customer country. For full list of country IDs refer to the Country and State Codes sheet of this table.</text:p>
            </office:annotation>
            <text:p>country_id</text:p>
          </table:table-cell>
          <table:table-cell table:style-name="ce6" office:value-type="string" calcext:value-type="string">
            <office:annotation draw:style-name="gr13" draw:text-style-name="P2" svg:width="320.6pt" svg:height="26.99pt" svg:x="572.29pt" svg:y="23.24pt" draw:caption-point-x="-11.54pt" draw:caption-point-y="-22.96pt">
              <dc:date>2019-11-21T00:00:00</dc:date>
              <text:p text:style-name="P1">Fax of the customer. Can be any numeral value.</text:p>
            </office:annotation>
            <text:p>fax</text:p>
          </table:table-cell>
          <table:table-cell table:style-name="ce6" office:value-type="string" calcext:value-type="string">
            <office:annotation draw:style-name="gr20" draw:text-style-name="P2" svg:width="320.6pt" svg:height="42.75pt" svg:x="652.45pt" svg:y="23.24pt" draw:caption-point-x="-11.54pt" draw:caption-point-y="-22.96pt">
              <dc:date>2019-11-21T00:00:00</dc:date>
              <text:p text:style-name="P1">Customer's first name.</text:p>
              <text:p text:style-name="P1">Can be any character value.</text:p>
            </office:annotation>
            <text:p>firstname</text:p>
          </table:table-cell>
          <table:table-cell table:style-name="ce6" office:value-type="string" calcext:value-type="string">
            <office:annotation draw:style-name="gr20" draw:text-style-name="P2" svg:width="320.6pt" svg:height="42.75pt" svg:x="732.59pt" svg:y="23.24pt" draw:caption-point-x="-11.54pt" draw:caption-point-y="-22.96pt">
              <dc:date>2019-11-21T00:00:00</dc:date>
              <text:p text:style-name="P1">Customer's last name.</text:p>
              <text:p text:style-name="P1">Can be any character value.</text:p>
            </office:annotation>
            <text:p>lastname</text:p>
          </table:table-cell>
          <table:table-cell table:style-name="ce6" office:value-type="string" calcext:value-type="string">
            <office:annotation draw:style-name="gr20" draw:text-style-name="P2" svg:width="320.6pt" svg:height="42.75pt" svg:x="812.75pt" svg:y="23.24pt" draw:caption-point-x="-11.54pt" draw:caption-point-y="-22.96pt">
              <dc:date>2019-11-21T00:00:00</dc:date>
              <text:p text:style-name="P1">Customer's middle name.</text:p>
              <text:p text:style-name="P1">Can be any character value.</text:p>
            </office:annotation>
            <text:p>middlename</text:p>
          </table:table-cell>
          <table:table-cell table:style-name="ce6" office:value-type="string" calcext:value-type="string">
            <office:annotation draw:style-name="gr20" draw:text-style-name="P2" svg:width="320.6pt" svg:height="42.75pt" svg:x="892.89pt" svg:y="23.24pt" draw:caption-point-x="-11.54pt" draw:caption-point-y="-22.96pt">
              <dc:date>2019-11-21T00:00:00</dc:date>
              <text:p text:style-name="P1">Postcode of the customer.</text:p>
              <text:p text:style-name="P1">Can be any numeral value.</text:p>
            </office:annotation>
            <text:p>postcode</text:p>
          </table:table-cell>
          <table:table-cell table:style-name="ce6" office:value-type="string" calcext:value-type="string">
            <office:annotation draw:style-name="gr20" draw:text-style-name="P2" svg:width="320.6pt" svg:height="42.75pt" svg:x="973.05pt" svg:y="23.24pt" draw:caption-point-x="-11.54pt" draw:caption-point-y="-22.96pt">
              <dc:date>2019-11-21T00:00:00</dc:date>
              <text:p text:style-name="P1">Customer's name prefix.</text:p>
              <text:p text:style-name="P1">Can be any character value.</text:p>
            </office:annotation>
            <text:p>prefix</text:p>
          </table:table-cell>
          <table:table-cell table:style-name="ce6" office:value-type="string" calcext:value-type="string">
            <office:annotation draw:style-name="gr10" draw:text-style-name="P2" svg:width="320.6pt" svg:height="58.51pt" svg:x="1053.18pt" svg:y="23.24pt" draw:caption-point-x="-11.54pt" draw:caption-point-y="-22.96pt">
              <dc:date>2019-11-21T00:00:00</dc:date>
              <text:p text:style-name="P1">Region of the country of the customer.</text:p>
              <text:p text:style-name="P1"/>
              <text:p text:style-name="P1">Refer to the Country and State Codes sheet of this table for proper region name or state code. Both can be entered in this field.</text:p>
            </office:annotation>
            <text:p>region</text:p>
          </table:table-cell>
          <table:table-cell table:style-name="ce6" office:value-type="string" calcext:value-type="string">
            <office:annotation draw:style-name="gr10" draw:text-style-name="P2" svg:width="320.6pt" svg:height="58.51pt" svg:x="1133.35pt" svg:y="23.24pt" draw:caption-point-x="-11.54pt" draw:caption-point-y="-22.96pt">
              <dc:date>2019-11-21T00:00:00</dc:date>
              <text:p text:style-name="P1">Region ID of the country of the customer.</text:p>
              <text:p text:style-name="P1"/>
              <text:p text:style-name="P1">Refer to the Country and State Codes sheet of this table for proper region ID.</text:p>
            </office:annotation>
            <text:p>region_id</text:p>
          </table:table-cell>
          <table:table-cell table:style-name="ce6" office:value-type="string" calcext:value-type="string">
            <office:annotation draw:style-name="gr10" draw:text-style-name="P2" svg:width="320.6pt" svg:height="58.51pt" svg:x="1213.48pt" svg:y="23.24pt" draw:caption-point-x="-11.54pt" draw:caption-point-y="-22.96pt">
              <dc:date>2019-11-21T00:00:00</dc:date>
              <text:p text:style-name="P1">Name of the street of the customer.</text:p>
              <text:p text:style-name="P1"/>
              <text:p text:style-name="P1">Can be any character or numeral value.</text:p>
            </office:annotation>
            <text:p>street</text:p>
          </table:table-cell>
          <table:table-cell table:style-name="ce6" office:value-type="string" calcext:value-type="string">
            <office:annotation draw:style-name="gr20" draw:text-style-name="P2" svg:width="330.09pt" svg:height="42.75pt" svg:x="1293.65pt" svg:y="23.24pt" draw:caption-point-x="-11.54pt" draw:caption-point-y="-22.96pt">
              <dc:date>2019-11-21T00:00:00</dc:date>
              <text:p text:style-name="P1">Customer's name suffix.</text:p>
              <text:p text:style-name="P1">Can be any character value.</text:p>
            </office:annotation>
            <text:p>suffix</text:p>
          </table:table-cell>
          <table:table-cell table:style-name="ce6" office:value-type="string" calcext:value-type="string">
            <office:annotation draw:style-name="gr10" draw:text-style-name="P2" svg:width="330.09pt" svg:height="58.51pt" svg:x="1373.78pt" svg:y="23.24pt" draw:caption-point-x="-11.54pt" draw:caption-point-y="-22.96pt">
              <dc:date>2019-11-21T00:00:00</dc:date>
              <text:p text:style-name="P1">Customer's telephone number.</text:p>
              <text:p text:style-name="P1"/>
              <text:p text:style-name="P1">Can be any numeral value.</text:p>
            </office:annotation>
            <text:p>telephone</text:p>
          </table:table-cell>
          <table:table-cell table:style-name="ce6" office:value-type="string" calcext:value-type="string">
            <office:annotation draw:style-name="gr10" draw:text-style-name="P2" svg:width="360.28pt" svg:height="58.51pt" svg:x="1453.95pt" svg:y="23.24pt" draw:caption-point-x="-11.54pt" draw:caption-point-y="-22.96pt">
              <dc:date>2019-11-21T00:00:00</dc:date>
              <text:p text:style-name="P1">Customer's VAT.</text:p>
              <text:p text:style-name="P1"/>
              <text:p text:style-name="P1">Can be any proper VAT value</text:p>
            </office:annotation>
            <text:p>vat_id</text:p>
          </table:table-cell>
          <table:table-cell table:style-name="ce6" office:value-type="string" calcext:value-type="string">
            <office:annotation draw:style-name="gr17" draw:text-style-name="P2" svg:width="411.9pt" svg:height="74.24pt" svg:x="1534.08pt" svg:y="23.24pt" draw:caption-point-x="-11.54pt" draw:caption-point-y="-22.96pt">
              <dc:date>2019-11-21T00:00:00</dc:date>
              <text:p text:style-name="P1">VAT number validity.</text:p>
              <text:p text:style-name="P1"/>
              <text:p text:style-name="P1">1 - the VAT number is valid</text:p>
              <text:p text:style-name="P1">0 - the VAT number is not valid</text:p>
            </office:annotation>
            <text:p>vat_is_valid</text:p>
          </table:table-cell>
          <table:table-cell table:style-name="ce6" office:value-type="string" calcext:value-type="string">
            <office:annotation draw:style-name="gr20" draw:text-style-name="P2" svg:width="458.76pt" svg:height="42.75pt" svg:x="1623.74pt" svg:y="23.24pt" draw:caption-point-x="-11.54pt" draw:caption-point-y="-22.96pt">
              <dc:date>2019-11-21T00:00:00</dc:date>
              <text:p text:style-name="P1">VAT number validation request date.</text:p>
              <text:p text:style-name="P1"/>
            </office:annotation>
            <text:p>vat_request_date</text:p>
          </table:table-cell>
          <table:table-cell table:style-name="ce6" office:value-type="string" calcext:value-type="string">
            <office:annotation draw:style-name="gr20" draw:text-style-name="P2" svg:width="458.76pt" svg:height="42.75pt" svg:x="1703.88pt" svg:y="23.24pt" draw:caption-point-x="-11.54pt" draw:caption-point-y="-22.96pt">
              <dc:date>2019-11-21T00:00:00</dc:date>
              <text:p text:style-name="P1">VAT number validation request ID.</text:p>
              <text:p text:style-name="P1"/>
            </office:annotation>
            <text:p>vat_request_id</text:p>
          </table:table-cell>
          <table:table-cell table:style-name="ce6" office:value-type="string" calcext:value-type="string">
            <office:annotation draw:style-name="gr17" draw:text-style-name="P2" svg:width="428.57pt" svg:height="74.24pt" svg:x="1814.23pt" svg:y="23.24pt" draw:caption-point-x="-11.54pt" draw:caption-point-y="-22.96pt">
              <dc:date>2019-11-21T00:00:00</dc:date>
              <text:p text:style-name="P1">VAT number validation request success.</text:p>
              <text:p text:style-name="P1"/>
              <text:p text:style-name="P1">1 - success</text:p>
              <text:p text:style-name="P1">0 - failure</text:p>
            </office:annotation>
            <text:p>vat_request_success</text:p>
          </table:table-cell>
          <table:table-cell table:style-name="ce6" office:value-type="string" calcext:value-type="string">
            <office:annotation draw:style-name="gr17" draw:text-style-name="P2" svg:width="376.95pt" svg:height="74.24pt" svg:x="1945.98pt" svg:y="23.24pt" draw:caption-point-x="-11.54pt" draw:caption-point-y="-22.96pt">
              <dc:date>2019-11-21T00:00:00</dc:date>
              <text:p text:style-name="P1">Defines if the imported address of customer is default for Billing.</text:p>
              <text:p text:style-name="P1"/>
              <text:p text:style-name="P1">1 - the address is default </text:p>
              <text:p text:style-name="P1">0 - the address is not default</text:p>
            </office:annotation>
            <text:p>_address_default_billing_</text:p>
          </table:table-cell>
          <table:table-cell table:style-name="ce6" office:value-type="string" calcext:value-type="string">
            <office:annotation draw:style-name="gr17" draw:text-style-name="P2" svg:width="320.6pt" svg:height="74.24pt" svg:x="2082.5pt" svg:y="23.24pt" draw:caption-point-x="-11.54pt" draw:caption-point-y="-22.96pt">
              <dc:date>2019-11-21T00:00:00</dc:date>
              <text:p text:style-name="P1">Defines if the imported address of customer is default for Shipping.</text:p>
              <text:p text:style-name="P1"/>
              <text:p text:style-name="P1">1 - the address is default </text:p>
              <text:p text:style-name="P1">0 - the address is not default</text:p>
            </office:annotation>
            <text:p>_address_default_shipping_</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roni_cost@example.com</text:p>
          </table:table-cell>
          <table:table-cell table:style-name="ce28" office:value-type="float" office:value="1" calcext:value-type="float">
            <text:p>1</text:p>
          </table:table-cell>
          <table:table-cell table:style-name="ce28" office:value-type="string" calcext:value-type="string">
            <text:p>Calder</text:p>
          </table:table-cell>
          <table:table-cell table:style-name="ce28"/>
          <table:table-cell table:style-name="ce28" office:value-type="string" calcext:value-type="string">
            <text:p>US</text:p>
          </table:table-cell>
          <table:table-cell table:style-name="ce28"/>
          <table:table-cell table:style-name="ce28" office:value-type="string" calcext:value-type="string">
            <text:p>Veronica</text:p>
          </table:table-cell>
          <table:table-cell table:style-name="ce28" office:value-type="string" calcext:value-type="string">
            <text:p>Costello</text:p>
          </table:table-cell>
          <table:table-cell table:style-name="ce28"/>
          <table:table-cell table:style-name="ce28" office:value-type="string" calcext:value-type="string">
            <text:p>49628-7978</text:p>
          </table:table-cell>
          <table:table-cell table:style-name="ce28"/>
          <table:table-cell table:style-name="ce28" office:value-type="string" calcext:value-type="string">
            <text:p>MI</text:p>
          </table:table-cell>
          <table:table-cell table:style-name="ce28" office:value-type="float" office:value="33" calcext:value-type="float">
            <text:p>33</text:p>
          </table:table-cell>
          <table:table-cell table:style-name="ce28" office:value-type="string" calcext:value-type="string">
            <text:p>6146 Honey Bluff Parkway</text:p>
          </table:table-cell>
          <table:table-cell table:style-name="ce28"/>
          <table:table-cell table:style-name="ce28" office:value-type="string" calcext:value-type="string">
            <text:p>(555) 229-3326</text:p>
          </table:table-cell>
          <table:table-cell table:style-name="ce28"/>
          <table:table-cell table:style-name="ce28" table:content-validation-name="val32" office:value-type="float" office:value="1" calcext:value-type="float">
            <text:p>1</text:p>
          </table:table-cell>
          <table:table-cell table:style-name="ce28" table:number-columns-repeated="2"/>
          <table:table-cell table:number-columns-repeated="3" table:style-name="ce28" table:content-validation-name="val32" office:value-type="float" office:value="1" calcext:value-type="float">
            <text:p>1</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doe@test.com</text:p>
          </table:table-cell>
          <table:table-cell table:style-name="ce28" office:value-type="float" office:value="2" calcext:value-type="float">
            <text:p>2</text:p>
          </table:table-cell>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ohn</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float" office:value="12345" calcext:value-type="float">
            <text:p>12345</text:p>
          </table:table-cell>
          <table:table-cell table:style-name="ce28" office:value-type="string" calcext:value-type="string">
            <text:p>Mr.</text:p>
          </table:table-cell>
          <table:table-cell table:style-name="ce28"/>
          <table:table-cell table:style-name="ce28" office:value-type="float" office:value="0" calcext:value-type="float">
            <text:p>0</text:p>
          </table:table-cell>
          <table:table-cell table:style-name="ce28" office:value-type="string" calcext:value-type="string">
            <text:p>Test</text:p>
            <text:p>23</text:p>
          </table:table-cell>
          <table:table-cell table:style-name="ce28" office:value-type="string" calcext:value-type="string">
            <text:p>Jr.</text:p>
          </table:table-cell>
          <table:table-cell table:style-name="ce28" office:value-type="float" office:value="5555555555" calcext:value-type="float">
            <text:p>5555555555</text:p>
          </table:table-cell>
          <table:table-cell table:style-name="ce28" office:value-type="string" calcext:value-type="string">
            <text:p>EU555555555</text:p>
          </table:table-cell>
          <table:table-cell table:style-name="ce28" table:content-validation-name="val32" office:value-type="float" office:value="0" calcext:value-type="float">
            <text:p>0</text:p>
          </table:table-cell>
          <table:table-cell table:style-name="ce28" table:number-columns-repeated="2"/>
          <table:table-cell table:style-name="ce28" table:content-validation-name="val32" office:value-type="float" office:value="0" calcext:value-type="float">
            <text:p>0</text:p>
          </table:table-cell>
          <table:table-cell table:number-columns-repeated="2" table:style-name="ce28" table:content-validation-name="val32" office:value-type="float" office:value="1" calcext:value-type="float">
            <text:p>1</text:p>
          </table:table-cell>
          <table:table-cell table:number-columns-repeated="1000"/>
        </table:table-row>
        <table:table-row table:style-name="ro2">
          <table:table-cell table:style-name="ce28" office:value-type="string" calcext:value-type="string">
            <text:p>base</text:p>
          </table:table-cell>
          <table:table-cell table:style-name="ce28" office:value-type="string" calcext:value-type="string">
            <text:p>roe@test.com</text:p>
          </table:table-cell>
          <table:table-cell table:style-name="ce28" office:value-type="float" office:value="3" calcext:value-type="float">
            <text:p>3</text:p>
          </table:table-cell>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ane</text:p>
          </table:table-cell>
          <table:table-cell table:style-name="ce28" office:value-type="string" calcext:value-type="string">
            <text:p>Roe</text:p>
          </table:table-cell>
          <table:table-cell table:style-name="ce28" office:value-type="string" calcext:value-type="string">
            <text:p>R</text:p>
          </table:table-cell>
          <table:table-cell table:style-name="ce28" office:value-type="float" office:value="12345" calcext:value-type="float">
            <text:p>12345</text:p>
          </table:table-cell>
          <table:table-cell table:style-name="ce28" office:value-type="string" calcext:value-type="string">
            <text:p>Mrs.</text:p>
          </table:table-cell>
          <table:table-cell table:style-name="ce28"/>
          <table:table-cell table:style-name="ce28" office:value-type="float" office:value="0" calcext:value-type="float">
            <text:p>0</text:p>
          </table:table-cell>
          <table:table-cell table:style-name="ce28" office:value-type="string" calcext:value-type="string">
            <text:p>Test</text:p>
            <text:p>96</text:p>
          </table:table-cell>
          <table:table-cell table:style-name="ce28" office:value-type="string" calcext:value-type="string">
            <text:p>Sr.</text:p>
          </table:table-cell>
          <table:table-cell table:style-name="ce28" office:value-type="float" office:value="5555555556" calcext:value-type="float">
            <text:p>5555555556</text:p>
          </table:table-cell>
          <table:table-cell table:style-name="ce28" office:value-type="string" calcext:value-type="string">
            <text:p>EU555555555</text:p>
          </table:table-cell>
          <table:table-cell table:style-name="ce28" table:content-validation-name="val32" office:value-type="float" office:value="1" calcext:value-type="float">
            <text:p>1</text:p>
          </table:table-cell>
          <table:table-cell table:style-name="ce28" table:number-columns-repeated="2"/>
          <table:table-cell table:number-columns-repeated="3" table:style-name="ce28" table:content-validation-name="val32" office:value-type="float" office:value="1" calcext:value-type="float">
            <text:p>1</text:p>
          </table:table-cell>
          <table:table-cell table:number-columns-repeated="1000"/>
        </table:table-row>
        <table:table-row table:style-name="ro3" table:number-rows-repeated="1048571">
          <table:table-cell table:number-columns-repeated="1024"/>
        </table:table-row>
        <table:table-row table:style-name="ro3">
          <table:table-cell table:number-columns-repeated="1024"/>
        </table:table-row>
      </table:table>
      <table:table table:name="Customer Finance (Enterprise)" table:style-name="ta27">
        <table:table-column table:style-name="co6" table:number-columns-repeated="1024" table:default-cell-style-name="Default"/>
        <table:table-row table:style-name="ro2">
          <table:table-cell table:style-name="ce70" office:value-type="string" calcext:value-type="string">
            <text:p>_email</text:p>
          </table:table-cell>
          <table:table-cell table:style-name="ce70" office:value-type="string" calcext:value-type="string">
            <text:p>_website</text:p>
          </table:table-cell>
          <table:table-cell table:style-name="ce70" office:value-type="string" calcext:value-type="string">
            <text:p>_finance_website</text:p>
          </table:table-cell>
          <table:table-cell table:style-name="ce70" office:value-type="string" calcext:value-type="string">
            <text:p>store_credit</text:p>
          </table:table-cell>
          <table:table-cell table:style-name="ce70" office:value-type="string" calcext:value-type="string">
            <text:p>reward_points</text:p>
          </table:table-cell>
          <table:table-cell table:style-name="ce87" table:number-columns-repeated="21"/>
          <table:table-cell table:number-columns-repeated="998"/>
        </table:table-row>
        <table:table-row table:style-name="ro2">
          <table:table-cell table:style-name="ce39" office:value-type="string" calcext:value-type="string">
            <text:p>roni_cost@example.com</text:p>
          </table:table-cell>
          <table:table-cell table:number-columns-repeated="2" table:style-name="ce39" office:value-type="string" calcext:value-type="string">
            <text:p>base</text:p>
          </table:table-cell>
          <table:table-cell table:style-name="ce41" office:value-type="float" office:value="20" calcext:value-type="float">
            <text:p>20</text:p>
          </table:table-cell>
          <table:table-cell table:style-name="ce41" office:value-type="float" office:value="100" calcext:value-type="float">
            <text:p>100</text:p>
          </table:table-cell>
          <table:table-cell table:number-columns-repeated="1019"/>
        </table:table-row>
        <table:table-row table:style-name="ro2">
          <table:table-cell table:style-name="ce39" office:value-type="string" calcext:value-type="string">
            <text:p>roe@test.com</text:p>
          </table:table-cell>
          <table:table-cell table:number-columns-repeated="2" table:style-name="ce39" office:value-type="string" calcext:value-type="string">
            <text:p>base</text:p>
          </table:table-cell>
          <table:table-cell table:style-name="ce41" office:value-type="float" office:value="555" calcext:value-type="float">
            <text:p>555</text:p>
          </table:table-cell>
          <table:table-cell table:style-name="ce41" office:value-type="float" office:value="444" calcext:value-type="float">
            <text:p>444</text:p>
          </table:table-cell>
          <table:table-cell table:number-columns-repeated="1019"/>
        </table:table-row>
        <table:table-row table:style-name="ro2">
          <table:table-cell table:style-name="ce32" table:number-columns-repeated="5"/>
          <table:table-cell table:number-columns-repeated="1019"/>
        </table:table-row>
        <table:table-row table:style-name="ro3" table:number-rows-repeated="1048571">
          <table:table-cell table:number-columns-repeated="1024"/>
        </table:table-row>
        <table:table-row table:style-name="ro3">
          <table:table-cell table:number-columns-repeated="1024"/>
        </table:table-row>
      </table:table>
      <table:table table:name="M1 Customers and Addresses" table:style-name="ta28">
        <table:table-column table:style-name="co6" table:number-columns-repeated="6" table:default-cell-style-name="Default"/>
        <table:table-column table:style-name="co115" table:default-cell-style-name="Default"/>
        <table:table-column table:style-name="co6" table:number-columns-repeated="9" table:default-cell-style-name="Default"/>
        <table:table-column table:style-name="co58" table:default-cell-style-name="Default"/>
        <table:table-column table:style-name="co6" table:number-columns-repeated="6" table:default-cell-style-name="Default"/>
        <table:table-column table:style-name="co22" table:default-cell-style-name="Default"/>
        <table:table-column table:style-name="co11" table:default-cell-style-name="Default"/>
        <table:table-column table:style-name="co6" table:default-cell-style-name="Default"/>
        <table:table-column table:style-name="co86" table:default-cell-style-name="Default"/>
        <table:table-column table:style-name="co22" table:default-cell-style-name="Default"/>
        <table:table-column table:style-name="co78" table:default-cell-style-name="Default"/>
        <table:table-column table:style-name="co97" table:default-cell-style-name="Default"/>
        <table:table-column table:style-name="co6" table:default-cell-style-name="Default"/>
        <table:table-column table:style-name="co107" table:default-cell-style-name="Default"/>
        <table:table-column table:style-name="co12" table:default-cell-style-name="Default"/>
        <table:table-column table:style-name="co6" table:default-cell-style-name="Default"/>
        <table:table-column table:style-name="co14" table:default-cell-style-name="Default"/>
        <table:table-column table:style-name="co95" table:default-cell-style-name="Default"/>
        <table:table-column table:style-name="co88" table:default-cell-style-name="Default"/>
        <table:table-column table:style-name="co83" table:default-cell-style-name="Default"/>
        <table:table-column table:style-name="co6" table:number-columns-repeated="986" table:default-cell-style-name="Default"/>
        <table:table-row table:style-name="ro2">
          <table:table-cell table:style-name="ce6" office:value-type="string" calcext:value-type="string">
            <office:annotation draw:style-name="gr10" draw:text-style-name="P2" svg:width="320.6pt" svg:height="58.51pt" svg:x="91.39pt" svg:y="23.24pt" draw:caption-point-x="-11.54pt" draw:caption-point-y="-22.96pt">
              <dc:date>2019-11-21T00:00:00</dc:date>
              <text:p text:style-name="P1">Email of the customer.</text:p>
              <text:p text:style-name="P1"/>
              <text:p text:style-name="P1">Make sure to properly paste the email address with the domain.</text:p>
            </office:annotation>
            <text:p>email</text:p>
          </table:table-cell>
          <table:table-cell table:style-name="ce6" office:value-type="string" calcext:value-type="string">
            <office:annotation draw:style-name="gr17" draw:text-style-name="P2" svg:width="320.6pt" svg:height="74.24pt" svg:x="171.55pt" svg:y="23.24pt" draw:caption-point-x="-11.54pt" draw:caption-point-y="-22.96pt">
              <dc:date>2019-11-21T00:00:00</dc:date>
              <text:p text:style-name="P1">Defines to which website the customer belongs.</text:p>
              <text:p text:style-name="P1"/>
              <text:p text:style-name="P1">To find the value for the column navigate to Stores &gt; All Stores &gt; Click the required Website in Website column and find its Code.</text:p>
              <text:p text:style-name="P1"/>
            </office:annotation>
            <text:p>_website</text:p>
          </table:table-cell>
          <table:table-cell table:style-name="ce6" office:value-type="string" calcext:value-type="string">
            <office:annotation draw:style-name="gr17" draw:text-style-name="P2" svg:width="378.6pt" svg:height="74.24pt" svg:x="251.69pt" svg:y="23.24pt" draw:caption-point-x="-11.54pt" draw:caption-point-y="-22.96pt">
              <dc:date>2019-11-21T00:00:00</dc:date>
              <text:p text:style-name="P1">The Store View customer belongs to.</text:p>
              <text:p text:style-name="P1"/>
              <text:p text:style-name="P1">To find the value for the column navigate to Stores &gt; All Stores &gt; Click the required Store in Stores column and find its Code.</text:p>
              <text:p text:style-name="P1"/>
            </office:annotation>
            <text:p>_store</text:p>
          </table:table-cell>
          <table:table-cell table:style-name="ce6" office:value-type="string" calcext:value-type="string">
            <office:annotation draw:style-name="gr17" draw:text-style-name="P2" svg:width="378.6pt" svg:height="74.24pt" svg:x="331.85pt" svg:y="23.24pt" draw:caption-point-x="-11.54pt" draw:caption-point-y="-22.96pt">
              <dc:date>2019-11-21T00:00:00</dc:date>
              <text:p text:style-name="P1">Confirmed email. Defines whether customer has confirm their email address associated with their account.</text:p>
              <text:p text:style-name="P1"/>
              <text:p text:style-name="P1">1 - the email address has been confirmed</text:p>
              <text:p text:style-name="P1">0 - customer needs to confirm the email address</text:p>
            </office:annotation>
            <text:p>confirmation</text:p>
          </table:table-cell>
          <table:table-cell table:style-name="ce6" office:value-type="string" calcext:value-type="string">
            <office:annotation draw:style-name="gr7" draw:text-style-name="P2" svg:width="378.6pt" svg:height="90pt" svg:x="411.99pt" svg:y="23.24pt" draw:caption-point-x="-11.54pt" draw:caption-point-y="-22.96pt">
              <dc:date>2019-11-21T00:00:00</dc:date>
              <text:p text:style-name="P1">Account Created. Defines the date and time the account has been created.</text:p>
              <text:p text:style-name="P1"/>
              <text:p text:style-name="P1">The data format is:</text:p>
              <text:p text:style-name="P1">mm/dd/yyyy hh:mm:ss</text:p>
              <text:p text:style-name="P1">The time format uses 24 hour clock.</text:p>
            </office:annotation>
            <text:p>created_at</text:p>
          </table:table-cell>
          <table:table-cell table:style-name="ce6" office:value-type="string" calcext:value-type="string">
            <office:annotation draw:style-name="gr10" draw:text-style-name="P2" svg:width="378.6pt" svg:height="58.51pt" svg:x="492.15pt" svg:y="23.24pt" draw:caption-point-x="-11.54pt" draw:caption-point-y="-22.96pt">
              <dc:date>2019-11-21T00:00:00</dc:date>
              <text:p text:style-name="P1">Account Created in. Defines the Website the account has been created in.</text:p>
              <text:p text:style-name="P1"/>
              <text:p text:style-name="P1">You need to specify the name of the store view. You can find it at Stores &gt; All Stores &gt; Click the required store view in Store View column and find its Name.</text:p>
            </office:annotation>
            <text:p>created_in</text:p>
          </table:table-cell>
          <table:table-cell table:style-name="ce6" office:value-type="string" calcext:value-type="string">
            <office:annotation draw:style-name="gr17" draw:text-style-name="P2" svg:width="320.6pt" svg:height="74.24pt" svg:x="630.28pt" svg:y="23.24pt" draw:caption-point-x="-11.54pt" draw:caption-point-y="-22.96pt">
              <dc:date>2019-11-21T00:00:00</dc:date>
              <text:p text:style-name="P1">Disable Automatic Group Change Based on VAT ID.</text:p>
              <text:p text:style-name="P1"/>
              <text:p text:style-name="P1">1 - the automatic group change disabled</text:p>
              <text:p text:style-name="P1">0 - the automatic group change enabled</text:p>
            </office:annotation>
            <text:p>disable_auto_group_change</text:p>
          </table:table-cell>
          <table:table-cell table:style-name="ce6" office:value-type="string" calcext:value-type="string">
            <office:annotation draw:style-name="gr10" draw:text-style-name="P2" svg:width="320.6pt" svg:height="58.51pt" svg:x="710.45pt" svg:y="23.24pt" draw:caption-point-x="-11.54pt" draw:caption-point-y="-22.96pt">
              <dc:date>2019-11-21T00:00:00</dc:date>
              <text:p text:style-name="P1">Date of Birth of the customer.</text:p>
              <text:p text:style-name="P1"/>
              <text:p text:style-name="P1">The date should be in the following format yyyy-mm-dd</text:p>
            </office:annotation>
            <text:p>dob</text:p>
          </table:table-cell>
          <table:table-cell table:style-name="ce6" office:value-type="string" calcext:value-type="string">
            <office:annotation draw:style-name="gr10" draw:text-style-name="P2" svg:width="320.6pt" svg:height="58.51pt" svg:x="790.58pt" svg:y="23.24pt" draw:caption-point-x="-11.54pt" draw:caption-point-y="-22.96pt">
              <dc:date>2019-11-21T00:00:00</dc:date>
              <text:p text:style-name="P1">First Name of the customer</text:p>
              <text:p text:style-name="P1"/>
              <text:p text:style-name="P1">Any characters allowed.</text:p>
            </office:annotation>
            <text:p>firstname</text:p>
          </table:table-cell>
          <table:table-cell table:style-name="ce6" office:value-type="string" calcext:value-type="string">
            <office:annotation draw:style-name="gr7" draw:text-style-name="P2" svg:width="320.6pt" svg:height="90pt" svg:x="870.75pt" svg:y="23.24pt" draw:caption-point-x="-11.54pt" draw:caption-point-y="-22.96pt">
              <dc:date>2019-11-21T00:00:00</dc:date>
              <text:p text:style-name="P1">Gender of the customer.</text:p>
              <text:p text:style-name="P1"/>
              <text:p text:style-name="P1">Male</text:p>
              <text:p text:style-name="P1">Female</text:p>
              <text:p text:style-name="P1">leave blank if not specified</text:p>
            </office:annotation>
            <text:p>gender</text:p>
          </table:table-cell>
          <table:table-cell table:style-name="ce6" office:value-type="string" calcext:value-type="string">
            <office:annotation draw:style-name="gr10" draw:text-style-name="P2" svg:width="320.6pt" svg:height="58.51pt" svg:x="950.88pt" svg:y="23.24pt" draw:caption-point-x="-11.54pt" draw:caption-point-y="-22.96pt">
              <dc:date>2019-11-21T00:00:00</dc:date>
              <text:p text:style-name="P1">If of the Customer Group the customer belongs to.</text:p>
              <text:p text:style-name="P1"/>
              <text:p text:style-name="P1">ID of the Customer Group can be found under Customers &gt; Customer Groups. In ID column.</text:p>
            </office:annotation>
            <text:p>group_id</text:p>
          </table:table-cell>
          <table:table-cell table:style-name="ce6" office:value-type="string" calcext:value-type="string">
            <office:annotation draw:style-name="gr10" draw:text-style-name="P2" svg:width="320.6pt" svg:height="58.51pt" svg:x="1031.05pt" svg:y="23.24pt" draw:caption-point-x="-11.54pt" draw:caption-point-y="-22.96pt">
              <dc:date>2019-11-21T00:00:00</dc:date>
              <text:p text:style-name="P1">Last Name of the customer.</text:p>
              <text:p text:style-name="P1"/>
              <text:p text:style-name="P1">Any characters allowed.</text:p>
            </office:annotation>
            <text:p>lastname</text:p>
          </table:table-cell>
          <table:table-cell table:style-name="ce6" office:value-type="string" calcext:value-type="string">
            <office:annotation draw:style-name="gr10" draw:text-style-name="P2" svg:width="353.96pt" svg:height="58.51pt" svg:x="1111.18pt" svg:y="23.24pt" draw:caption-point-x="-11.54pt" draw:caption-point-y="-22.96pt">
              <dc:date>2019-11-21T00:00:00</dc:date>
              <text:p text:style-name="P1">Middle Name/Initial of the customer.</text:p>
              <text:p text:style-name="P1"/>
              <text:p text:style-name="P1">Any character value allowed.</text:p>
            </office:annotation>
            <text:p>middlename</text:p>
          </table:table-cell>
          <table:table-cell table:style-name="ce6" office:value-type="string" calcext:value-type="string">
            <office:annotation draw:style-name="gr13" draw:text-style-name="P2" svg:width="353.93pt" svg:height="26.99pt" svg:x="1191.34pt" svg:y="23.24pt" draw:caption-point-x="-11.54pt" draw:caption-point-y="-22.96pt">
              <dc:date>2019-11-21T00:00:00</dc:date>
              <text:p text:style-name="P1">Hash value of the customer accound password.</text:p>
            </office:annotation>
            <text:p>password_hash</text:p>
          </table:table-cell>
          <table:table-cell table:style-name="ce6" office:value-type="string" calcext:value-type="string">
            <office:annotation draw:style-name="gr17" draw:text-style-name="P2" svg:width="353.96pt" svg:height="74.24pt" svg:x="1271.48pt" svg:y="23.24pt" draw:caption-point-x="-11.54pt" draw:caption-point-y="-22.96pt">
              <dc:date>2019-11-21T00:00:00</dc:date>
              <text:p text:style-name="P1">Name Prefix of the customer.</text:p>
              <text:p text:style-name="P1"/>
              <text:p text:style-name="P1">Any character value.</text:p>
              <text:p text:style-name="P1"/>
            </office:annotation>
            <text:p>prefix</text:p>
          </table:table-cell>
          <table:table-cell table:style-name="ce6" office:value-type="string" calcext:value-type="string">
            <office:annotation draw:style-name="gr13" draw:text-style-name="P2" svg:width="353.93pt" svg:height="26.99pt" svg:x="1351.64pt" svg:y="23.24pt" draw:caption-point-x="-11.54pt" draw:caption-point-y="-22.96pt">
              <dc:date>2019-11-21T00:00:00</dc:date>
              <text:p text:style-name="P1">Reset password token of the customer account</text:p>
            </office:annotation>
            <text:p>rp_token</text:p>
          </table:table-cell>
          <table:table-cell table:style-name="ce6" office:value-type="string" calcext:value-type="string">
            <office:annotation draw:style-name="gr10" draw:text-style-name="P2" svg:width="320.6pt" svg:height="58.51pt" svg:x="1465.14pt" svg:y="23.24pt" draw:caption-point-x="-11.54pt" draw:caption-point-y="-22.96pt">
              <dc:date>2019-11-21T00:00:00</dc:date>
              <text:p text:style-name="P1">The date the password had beed reset.</text:p>
              <text:p text:style-name="P1"/>
              <text:p text:style-name="P1">The date should be in the following format yyyy-mm-dd hh:mm:ss</text:p>
            </office:annotation>
            <text:p>rp_token_created_at</text:p>
          </table:table-cell>
          <table:table-cell table:style-name="ce6" office:value-type="string" calcext:value-type="string">
            <office:annotation draw:style-name="gr13" draw:text-style-name="P2" svg:width="320.6pt" svg:height="26.99pt" svg:x="1545.28pt" svg:y="23.24pt" draw:caption-point-x="-11.54pt" draw:caption-point-y="-22.96pt">
              <dc:date>2019-11-21T00:00:00</dc:date>
              <text:p text:style-name="P1">ID of the store the customer belongs to.</text:p>
            </office:annotation>
            <text:p>store_id</text:p>
          </table:table-cell>
          <table:table-cell table:style-name="ce6" office:value-type="string" calcext:value-type="string">
            <office:annotation draw:style-name="gr17" draw:text-style-name="P2" svg:width="320.6pt" svg:height="74.24pt" svg:x="1625.44pt" svg:y="23.24pt" draw:caption-point-x="-11.54pt" draw:caption-point-y="-22.96pt">
              <dc:date>2019-11-21T00:00:00</dc:date>
              <text:p text:style-name="P1">Name Suffix of the customer.</text:p>
              <text:p text:style-name="P1"/>
              <text:p text:style-name="P1">Any character value.</text:p>
              <text:p text:style-name="P1"/>
            </office:annotation>
            <text:p>suffix</text:p>
          </table:table-cell>
          <table:table-cell table:style-name="ce6" office:value-type="string" calcext:value-type="string">
            <office:annotation draw:style-name="gr13" draw:text-style-name="P2" svg:width="347.67pt" svg:height="26.99pt" svg:x="1705.58pt" svg:y="23.24pt" draw:caption-point-x="-11.54pt" draw:caption-point-y="-22.96pt">
              <dc:date>2019-11-21T00:00:00</dc:date>
              <text:p text:style-name="P1">Tax/VAT Number of the customer.</text:p>
            </office:annotation>
            <text:p>taxvat</text:p>
          </table:table-cell>
          <table:table-cell table:style-name="ce6" office:value-type="string" calcext:value-type="string">
            <office:annotation draw:style-name="gr13" draw:text-style-name="P2" svg:width="378.6pt" svg:height="26.99pt" svg:x="1785.74pt" svg:y="23.24pt" draw:caption-point-x="-11.54pt" draw:caption-point-y="-22.96pt">
              <dc:date>2019-11-21T00:00:00</dc:date>
              <text:p text:style-name="P1">ID of the website the customer belongs to.</text:p>
            </office:annotation>
            <text:p>website_id</text:p>
          </table:table-cell>
          <table:table-cell table:style-name="ce6" office:value-type="string" calcext:value-type="string">
            <office:annotation draw:style-name="gr10" draw:text-style-name="P2" svg:width="378.62pt" svg:height="58.51pt" svg:x="1865.88pt" svg:y="23.24pt" draw:caption-point-x="-11.54pt" draw:caption-point-y="-22.96pt">
              <dc:date>2019-11-21T00:00:00</dc:date>
              <text:p text:style-name="P1">If you want to change the password to the customer's account this is the column you type it in.</text:p>
              <text:p text:style-name="P1"/>
              <text:p text:style-name="P1">Any values supported by password field.</text:p>
            </office:annotation>
            <text:p>password</text:p>
          </table:table-cell>
          <table:table-cell table:style-name="ce6" office:value-type="string" calcext:value-type="string">
            <office:annotation draw:style-name="gr13" draw:text-style-name="P2" svg:width="399.2pt" svg:height="26.99pt" svg:x="1946.04pt" svg:y="23.24pt" draw:caption-point-x="-11.54pt" draw:caption-point-y="-22.96pt">
              <dc:date>2019-11-21T00:00:00</dc:date>
              <text:p text:style-name="P1">City of the customer. Can be any character value.</text:p>
            </office:annotation>
            <text:p>_address_city</text:p>
          </table:table-cell>
          <table:table-cell table:style-name="ce6" office:value-type="string" calcext:value-type="string">
            <office:annotation draw:style-name="gr13" draw:text-style-name="P2" svg:width="399.2pt" svg:height="26.99pt" svg:x="2053.25pt" svg:y="23.24pt" draw:caption-point-x="-11.54pt" draw:caption-point-y="-22.96pt">
              <dc:date>2019-11-21T00:00:00</dc:date>
              <text:p text:style-name="P1">Company of the customer. Can be any value.</text:p>
            </office:annotation>
            <text:p>_address_company</text:p>
          </table:table-cell>
          <table:table-cell table:style-name="ce6" office:value-type="string" calcext:value-type="string">
            <office:annotation draw:style-name="gr13" draw:text-style-name="P2" svg:width="406.4pt" svg:height="28.09pt" svg:x="2164.34pt" svg:y="22.71pt" draw:caption-point-x="-11.54pt" draw:caption-point-y="-22.42pt">
              <dc:date>2019-11-21T00:00:00</dc:date>
              <text:p text:style-name="P1">ID the customer country. For full list of country IDs refer to the Country and State Codes sheet of this table.</text:p>
            </office:annotation>
            <text:p>_address_country_id</text:p>
          </table:table-cell>
          <table:table-cell table:style-name="ce6" office:value-type="string" calcext:value-type="string">
            <office:annotation draw:style-name="gr13" draw:text-style-name="P2" svg:width="424.63pt" svg:height="26.99pt" svg:x="2244.5pt" svg:y="23.24pt" draw:caption-point-x="-11.54pt" draw:caption-point-y="-22.96pt">
              <dc:date>2019-11-21T00:00:00</dc:date>
              <text:p text:style-name="P1">Fax of the customer. Can be any numeral value.</text:p>
            </office:annotation>
            <text:p>_address_fax</text:p>
          </table:table-cell>
          <table:table-cell table:style-name="ce6" office:value-type="string" calcext:value-type="string">
            <office:annotation draw:style-name="gr20" draw:text-style-name="P2" svg:width="404.05pt" svg:height="42.75pt" svg:x="2345.24pt" svg:y="23.24pt" draw:caption-point-x="-11.54pt" draw:caption-point-y="-22.96pt">
              <dc:date>2019-11-21T00:00:00</dc:date>
              <text:p text:style-name="P1">Customer's first name for the address.</text:p>
              <text:p text:style-name="P1">Can be any character value.</text:p>
            </office:annotation>
            <text:p>_address_firstname</text:p>
          </table:table-cell>
          <table:table-cell table:style-name="ce6" office:value-type="string" calcext:value-type="string">
            <office:annotation draw:style-name="gr20" draw:text-style-name="P2" svg:width="385.74pt" svg:height="42.75pt" svg:x="2452.45pt" svg:y="23.24pt" draw:caption-point-x="-11.54pt" draw:caption-point-y="-22.96pt">
              <dc:date>2019-11-21T00:00:00</dc:date>
              <text:p text:style-name="P1">Customer's last name for the address.</text:p>
              <text:p text:style-name="P1">Can be any character value.</text:p>
            </office:annotation>
            <text:p>_address_lastname</text:p>
          </table:table-cell>
          <table:table-cell table:style-name="ce6" office:value-type="string" calcext:value-type="string">
            <office:annotation draw:style-name="gr20" draw:text-style-name="P2" svg:width="355.61pt" svg:height="42.75pt" svg:x="2570.74pt" svg:y="23.24pt" draw:caption-point-x="-11.54pt" draw:caption-point-y="-22.96pt">
              <dc:date>2019-11-21T00:00:00</dc:date>
              <text:p text:style-name="P1">Customer's middle name for the address.</text:p>
              <text:p text:style-name="P1">Can be any character value.</text:p>
            </office:annotation>
            <text:p>_address_middlename</text:p>
          </table:table-cell>
          <table:table-cell table:style-name="ce6" office:value-type="string" calcext:value-type="string">
            <office:annotation draw:style-name="gr20" draw:text-style-name="P2" svg:width="337.35pt" svg:height="42.75pt" svg:x="2669.13pt" svg:y="23.24pt" draw:caption-point-x="-11.54pt" draw:caption-point-y="-22.96pt">
              <dc:date>2019-11-21T00:00:00</dc:date>
              <text:p text:style-name="P1">Postcode of the customer.</text:p>
              <text:p text:style-name="P1">Can be any numeral value.</text:p>
            </office:annotation>
            <text:p>_address_postcode</text:p>
          </table:table-cell>
          <table:table-cell table:style-name="ce6" office:value-type="string" calcext:value-type="string">
            <office:annotation draw:style-name="gr20" draw:text-style-name="P2" svg:width="363.54pt" svg:height="42.75pt" svg:x="2749.29pt" svg:y="23.24pt" draw:caption-point-x="-11.54pt" draw:caption-point-y="-22.96pt">
              <dc:date>2019-11-21T00:00:00</dc:date>
              <text:p text:style-name="P1">Customer's name prefix for address.</text:p>
              <text:p text:style-name="P1">Can be any character value.</text:p>
            </office:annotation>
            <text:p>_address_prefix</text:p>
          </table:table-cell>
          <table:table-cell table:style-name="ce6" office:value-type="string" calcext:value-type="string">
            <office:annotation draw:style-name="gr10" draw:text-style-name="P2" svg:width="361.96pt" svg:height="58.51pt" svg:x="2838.19pt" svg:y="23.24pt" draw:caption-point-x="-11.54pt" draw:caption-point-y="-22.96pt">
              <dc:date>2019-11-21T00:00:00</dc:date>
              <text:p text:style-name="P1">Region of the country of the customer.</text:p>
              <text:p text:style-name="P1"/>
              <text:p text:style-name="P1">Refer to the Country and State Codes sheet of this table for proper region name or state code. Both can be entered in this field.</text:p>
            </office:annotation>
            <text:p>_address_region</text:p>
          </table:table-cell>
          <table:table-cell table:style-name="ce6" office:value-type="string" calcext:value-type="string">
            <office:annotation draw:style-name="gr10" draw:text-style-name="P2" svg:width="412.7pt" svg:height="58.51pt" svg:x="2926.35pt" svg:y="23.24pt" draw:caption-point-x="-11.54pt" draw:caption-point-y="-22.96pt">
              <dc:date>2019-11-21T00:00:00</dc:date>
              <text:p text:style-name="P1">Name of the street of the customer.</text:p>
              <text:p text:style-name="P1"/>
              <text:p text:style-name="P1">Can be any character or numeric value.</text:p>
            </office:annotation>
            <text:p>_address_street</text:p>
          </table:table-cell>
          <table:table-cell table:style-name="ce6" office:value-type="string" calcext:value-type="string">
            <office:annotation draw:style-name="gr20" draw:text-style-name="P2" svg:width="469.87pt" svg:height="42.75pt" svg:x="3006.48pt" svg:y="23.24pt" draw:caption-point-x="-11.54pt" draw:caption-point-y="-22.96pt">
              <dc:date>2019-11-21T00:00:00</dc:date>
              <text:p text:style-name="P1">Customer's name suffix for address.</text:p>
              <text:p text:style-name="P1">Can be any character value.</text:p>
            </office:annotation>
            <text:p>_address_suffix</text:p>
          </table:table-cell>
          <table:table-cell table:style-name="ce6" office:value-type="string" calcext:value-type="string">
            <office:annotation draw:style-name="gr10" draw:text-style-name="P2" svg:width="443.65pt" svg:height="58.51pt" svg:x="3112.84pt" svg:y="23.24pt" draw:caption-point-x="-11.54pt" draw:caption-point-y="-22.96pt">
              <dc:date>2019-11-21T00:00:00</dc:date>
              <text:p text:style-name="P1">Customer's telephone number.</text:p>
              <text:p text:style-name="P1"/>
              <text:p text:style-name="P1">Can be any numeral value.</text:p>
            </office:annotation>
            <text:p>_address_telephone</text:p>
          </table:table-cell>
          <table:table-cell table:style-name="ce6" office:value-type="string" calcext:value-type="string">
            <office:annotation draw:style-name="gr10" draw:text-style-name="P2" svg:width="436.51pt" svg:height="58.51pt" svg:x="3200.14pt" svg:y="23.24pt" draw:caption-point-x="-11.54pt" draw:caption-point-y="-22.96pt">
              <dc:date>2019-11-21T00:00:00</dc:date>
              <text:p text:style-name="P1">Customer's VAT for the address.</text:p>
              <text:p text:style-name="P1"/>
              <text:p text:style-name="P1">Can be any proper VAT value</text:p>
            </office:annotation>
            <text:p>_address_vat_id</text:p>
          </table:table-cell>
          <table:table-cell table:style-name="ce6" office:value-type="string" calcext:value-type="string">
            <office:annotation draw:style-name="gr17" draw:text-style-name="P2" svg:width="377.74pt" svg:height="74.24pt" svg:x="3339.04pt" svg:y="23.24pt" draw:caption-point-x="-11.54pt" draw:caption-point-y="-22.96pt">
              <dc:date>2019-11-21T00:00:00</dc:date>
              <text:p text:style-name="P1">Defines if the imported address of customer is default for Billing.</text:p>
              <text:p text:style-name="P1"/>
              <text:p text:style-name="P1">1 - the address is default </text:p>
              <text:p text:style-name="P1">0 - the address is not default</text:p>
            </office:annotation>
            <text:p>_address_default_billing_</text:p>
          </table:table-cell>
          <table:table-cell table:style-name="ce6" office:value-type="string" calcext:value-type="string">
            <office:annotation draw:style-name="gr17" draw:text-style-name="P2" svg:width="320.6pt" svg:height="74.24pt" svg:x="3476.35pt" svg:y="23.24pt" draw:caption-point-x="-11.54pt" draw:caption-point-y="-22.96pt">
              <dc:date>2019-11-21T00:00:00</dc:date>
              <text:p text:style-name="P1">Defines if the imported address of customer is default for Shipping.</text:p>
              <text:p text:style-name="P1"/>
              <text:p text:style-name="P1">1 - the address is default </text:p>
              <text:p text:style-name="P1">0 - the address is not default</text:p>
            </office:annotation>
            <text:p>_address_default_shipping_</text:p>
          </table:table-cell>
          <table:table-cell table:number-columns-repeated="986"/>
        </table:table-row>
        <table:table-row table:style-name="ro2">
          <table:table-cell table:style-name="ce28" office:value-type="string" calcext:value-type="string">
            <text:p>roni_cost@example.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0" calcext:value-type="float">
            <text:p>0</text:p>
          </table:table-cell>
          <table:table-cell table:style-name="ce88" office:value-type="date" office:date-value="2018-01-16T09:48:37" calcext:value-type="date">
            <text:p>1/16/2018 9:48:37</text:p>
          </table:table-cell>
          <table:table-cell table:style-name="ce28" office:value-type="string" calcext:value-type="string">
            <text:p>Default Store View</text:p>
          </table:table-cell>
          <table:table-cell table:style-name="ce28" table:content-validation-name="val33" office:value-type="float" office:value="0" calcext:value-type="float">
            <text:p>0</text:p>
          </table:table-cell>
          <table:table-cell table:style-name="ce89" office:value-type="date" office:date-value="1973-12-15" calcext:value-type="date">
            <text:p>12/15/1973</text:p>
          </table:table-cell>
          <table:table-cell table:style-name="ce28" office:value-type="string" calcext:value-type="string">
            <text:p>Veronica</text:p>
          </table:table-cell>
          <table:table-cell table:style-name="ce28" office:value-type="string" calcext:value-type="string">
            <text:p>Female</text:p>
          </table:table-cell>
          <table:table-cell table:style-name="ce28" office:value-type="float" office:value="1" calcext:value-type="float">
            <text:p>1</text:p>
          </table:table-cell>
          <table:table-cell table:style-name="ce28" office:value-type="string" calcext:value-type="string">
            <text:p>Costello</text:p>
          </table:table-cell>
          <table:table-cell table:style-name="ce28"/>
          <table:table-cell table:style-name="ce28" office:value-type="string" calcext:value-type="string">
            <text:p>ef55cebdb2034a893d94c36a259cd5edad7001c6bad560a4a45de8872f22944b:Dr0YM5KykTZZlAv628Fgk8A1ijMw6qHu:1</text:p>
          </table:table-cell>
          <table:table-cell table:style-name="ce28"/>
          <table:table-cell table:style-name="ce28" office:value-type="string" calcext:value-type="string">
            <text:p>09ae7838f74dc08343252255d7c69bf8</text:p>
          </table:table-cell>
          <table:table-cell table:style-name="ce89" office:value-type="date" office:date-value="2018-01-16T09:48:37" calcext:value-type="date">
            <text:p>1/16/2018</text:p>
          </table:table-cell>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string" calcext:value-type="string">
            <text:p>Calder</text:p>
          </table:table-cell>
          <table:table-cell table:style-name="ce28"/>
          <table:table-cell table:style-name="ce28" office:value-type="string" calcext:value-type="string">
            <text:p>US</text:p>
          </table:table-cell>
          <table:table-cell table:style-name="ce28"/>
          <table:table-cell table:style-name="ce28" office:value-type="string" calcext:value-type="string">
            <text:p>Veronica</text:p>
          </table:table-cell>
          <table:table-cell table:style-name="ce28" office:value-type="string" calcext:value-type="string">
            <text:p>Costello</text:p>
          </table:table-cell>
          <table:table-cell table:style-name="ce28"/>
          <table:table-cell table:style-name="ce28" office:value-type="string" calcext:value-type="string">
            <text:p>49628-7978</text:p>
          </table:table-cell>
          <table:table-cell table:style-name="ce28"/>
          <table:table-cell table:style-name="ce28" office:value-type="string" calcext:value-type="string">
            <text:p>MI</text:p>
          </table:table-cell>
          <table:table-cell table:style-name="ce28" office:value-type="string" calcext:value-type="string">
            <text:p>6146 Honey Bluff Parkway</text:p>
          </table:table-cell>
          <table:table-cell table:style-name="ce28"/>
          <table:table-cell table:style-name="ce28" office:value-type="string" calcext:value-type="string">
            <text:p>(555) 229-3326</text:p>
          </table:table-cell>
          <table:table-cell table:style-name="ce28"/>
          <table:table-cell table:style-name="ce28" table:content-validation-name="val33" table:number-columns-repeated="2"/>
          <table:table-cell table:number-columns-repeated="986"/>
        </table:table-row>
        <table:table-row table:style-name="ro2">
          <table:table-cell table:style-name="ce28" office:value-type="string" calcext:value-type="string">
            <text:p>d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1" calcext:value-type="float">
            <text:p>1</text:p>
          </table:table-cell>
          <table:table-cell table:style-name="ce88" office:value-type="date" office:date-value="2018-02-07T09:15:00" calcext:value-type="date">
            <text:p>2/7/2018 9:15:00</text:p>
          </table:table-cell>
          <table:table-cell table:style-name="ce28" office:value-type="string" calcext:value-type="string">
            <text:p>Default Store View</text:p>
          </table:table-cell>
          <table:table-cell table:style-name="ce28" table:content-validation-name="val33" office:value-type="float" office:value="1" calcext:value-type="float">
            <text:p>1</text:p>
          </table:table-cell>
          <table:table-cell table:style-name="ce89" office:value-type="date" office:date-value="1986-05-10" calcext:value-type="date">
            <text:p>5/10/1986</text:p>
          </table:table-cell>
          <table:table-cell table:style-name="ce28" office:value-type="string" calcext:value-type="string">
            <text:p>John</text:p>
          </table:table-cell>
          <table:table-cell table:style-name="ce28" office:value-type="string" calcext:value-type="string">
            <text:p>Male</text:p>
          </table:table-cell>
          <table:table-cell table:style-name="ce28" office:value-type="float" office:value="1" calcext:value-type="float">
            <text:p>1</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string" calcext:value-type="string">
            <text:p>0dae96ff085057cfd5ec9531878416a2611dadaa67731964d12143858d20e4a6:1YwspSypMib3ra3pHCX8VPSfUzrDyO5K:1</text:p>
          </table:table-cell>
          <table:table-cell table:style-name="ce28" office:value-type="string" calcext:value-type="string">
            <text:p>Mr.</text:p>
          </table:table-cell>
          <table:table-cell table:style-name="ce28"/>
          <table:table-cell table:style-name="ce89"/>
          <table:table-cell table:style-name="ce28" office:value-type="float" office:value="1" calcext:value-type="float">
            <text:p>1</text:p>
          </table:table-cell>
          <table:table-cell table:style-name="ce28" office:value-type="string" calcext:value-type="string">
            <text:p>Jr.</text:p>
          </table:table-cell>
          <table:table-cell table:style-name="ce28" office:value-type="string" calcext:value-type="string">
            <text:p>EU555555555</text:p>
          </table:table-cell>
          <table:table-cell table:style-name="ce28" office:value-type="float" office:value="1" calcext:value-type="float">
            <text:p>1</text:p>
          </table:table-cell>
          <table:table-cell table:style-name="ce28"/>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ohn</text:p>
          </table:table-cell>
          <table:table-cell table:style-name="ce28" office:value-type="string" calcext:value-type="string">
            <text:p>Doe</text:p>
          </table:table-cell>
          <table:table-cell table:style-name="ce28" office:value-type="string" calcext:value-type="string">
            <text:p>D</text:p>
          </table:table-cell>
          <table:table-cell table:style-name="ce28" office:value-type="float" office:value="12345" calcext:value-type="float">
            <text:p>12345</text:p>
          </table:table-cell>
          <table:table-cell table:style-name="ce28" office:value-type="string" calcext:value-type="string">
            <text:p>Mr.</text:p>
          </table:table-cell>
          <table:table-cell table:style-name="ce28"/>
          <table:table-cell table:style-name="ce28" office:value-type="string" calcext:value-type="string">
            <text:p>Test</text:p>
            <text:p>23</text:p>
          </table:table-cell>
          <table:table-cell table:style-name="ce28" office:value-type="string" calcext:value-type="string">
            <text:p>Jr.</text:p>
          </table:table-cell>
          <table:table-cell table:style-name="ce28" office:value-type="float" office:value="5555555555" calcext:value-type="float">
            <text:p>5555555555</text:p>
          </table:table-cell>
          <table:table-cell table:style-name="ce28" office:value-type="string" calcext:value-type="string">
            <text:p>EU555555555</text:p>
          </table:table-cell>
          <table:table-cell table:number-columns-repeated="2" table:style-name="ce28" table:content-validation-name="val33" office:value-type="float" office:value="1" calcext:value-type="float">
            <text:p>1</text:p>
          </table:table-cell>
          <table:table-cell table:number-columns-repeated="986"/>
        </table:table-row>
        <table:table-row table:style-name="ro2">
          <table:table-cell table:style-name="ce28" office:value-type="string" calcext:value-type="string">
            <text:p>roe@test.com</text:p>
          </table:table-cell>
          <table:table-cell table:style-name="ce28" office:value-type="string" calcext:value-type="string">
            <text:p>base</text:p>
          </table:table-cell>
          <table:table-cell table:style-name="ce28" office:value-type="string" calcext:value-type="string">
            <text:p>default</text:p>
          </table:table-cell>
          <table:table-cell table:style-name="ce28" table:content-validation-name="val33" office:value-type="float" office:value="0" calcext:value-type="float">
            <text:p>0</text:p>
          </table:table-cell>
          <table:table-cell table:style-name="ce88" office:value-type="date" office:date-value="2018-02-21T12:28:57" calcext:value-type="date">
            <text:p>2/21/2018 12:28:57</text:p>
          </table:table-cell>
          <table:table-cell table:style-name="ce28" office:value-type="string" calcext:value-type="string">
            <text:p>Default Store View</text:p>
          </table:table-cell>
          <table:table-cell table:style-name="ce28" table:content-validation-name="val33" office:value-type="float" office:value="0" calcext:value-type="float">
            <text:p>0</text:p>
          </table:table-cell>
          <table:table-cell table:style-name="ce89" office:value-type="date" office:date-value="1991-07-05" calcext:value-type="date">
            <text:p>7/5/1991</text:p>
          </table:table-cell>
          <table:table-cell table:style-name="ce28" office:value-type="string" calcext:value-type="string">
            <text:p>Jane</text:p>
          </table:table-cell>
          <table:table-cell table:style-name="ce28" office:value-type="string" calcext:value-type="string">
            <text:p>Female</text:p>
          </table:table-cell>
          <table:table-cell table:style-name="ce28" office:value-type="float" office:value="1" calcext:value-type="float">
            <text:p>1</text:p>
          </table:table-cell>
          <table:table-cell table:style-name="ce28" office:value-type="string" calcext:value-type="string">
            <text:p>Roe</text:p>
          </table:table-cell>
          <table:table-cell table:style-name="ce28" office:value-type="string" calcext:value-type="string">
            <text:p>R</text:p>
          </table:table-cell>
          <table:table-cell table:style-name="ce28"/>
          <table:table-cell table:style-name="ce28" office:value-type="string" calcext:value-type="string">
            <text:p>Mrs.</text:p>
          </table:table-cell>
          <table:table-cell table:style-name="ce28" office:value-type="string" calcext:value-type="string">
            <text:p>5481196900927de23bbbcc5ef4e45716</text:p>
          </table:table-cell>
          <table:table-cell table:style-name="ce89" office:value-type="date" office:date-value="2018-02-21T12:28:57" calcext:value-type="date">
            <text:p>2/21/2018</text:p>
          </table:table-cell>
          <table:table-cell table:style-name="ce28" office:value-type="float" office:value="1" calcext:value-type="float">
            <text:p>1</text:p>
          </table:table-cell>
          <table:table-cell table:style-name="ce28" office:value-type="string" calcext:value-type="string">
            <text:p>Sr.</text:p>
          </table:table-cell>
          <table:table-cell table:style-name="ce28" office:value-type="string" calcext:value-type="string">
            <text:p>EU555555555</text:p>
          </table:table-cell>
          <table:table-cell table:style-name="ce28" office:value-type="float" office:value="1" calcext:value-type="float">
            <text:p>1</text:p>
          </table:table-cell>
          <table:table-cell table:style-name="ce28"/>
          <table:table-cell table:style-name="ce28" office:value-type="string" calcext:value-type="string">
            <text:p>Test</text:p>
          </table:table-cell>
          <table:table-cell table:style-name="ce28" office:value-type="string" calcext:value-type="string">
            <text:p>FireBear Studio</text:p>
          </table:table-cell>
          <table:table-cell table:style-name="ce28" office:value-type="string" calcext:value-type="string">
            <text:p>DE</text:p>
          </table:table-cell>
          <table:table-cell table:style-name="ce28"/>
          <table:table-cell table:style-name="ce28" office:value-type="string" calcext:value-type="string">
            <text:p>Jane</text:p>
          </table:table-cell>
          <table:table-cell table:style-name="ce28" office:value-type="string" calcext:value-type="string">
            <text:p>Roe</text:p>
          </table:table-cell>
          <table:table-cell table:style-name="ce28" office:value-type="string" calcext:value-type="string">
            <text:p>R</text:p>
          </table:table-cell>
          <table:table-cell table:style-name="ce28" office:value-type="float" office:value="12345" calcext:value-type="float">
            <text:p>12345</text:p>
          </table:table-cell>
          <table:table-cell table:style-name="ce28" office:value-type="string" calcext:value-type="string">
            <text:p>Mrs.</text:p>
          </table:table-cell>
          <table:table-cell table:style-name="ce28"/>
          <table:table-cell table:style-name="ce28" office:value-type="string" calcext:value-type="string">
            <text:p>Test</text:p>
            <text:p>96</text:p>
          </table:table-cell>
          <table:table-cell table:style-name="ce28" office:value-type="string" calcext:value-type="string">
            <text:p>Sr.</text:p>
          </table:table-cell>
          <table:table-cell table:style-name="ce28" office:value-type="float" office:value="5555555556" calcext:value-type="float">
            <text:p>5555555556</text:p>
          </table:table-cell>
          <table:table-cell table:style-name="ce28" office:value-type="string" calcext:value-type="string">
            <text:p>EU555555555</text:p>
          </table:table-cell>
          <table:table-cell table:number-columns-repeated="2" table:style-name="ce28" table:content-validation-name="val33" office:value-type="float" office:value="1" calcext:value-type="float">
            <text:p>1</text:p>
          </table:table-cell>
          <table:table-cell table:number-columns-repeated="986"/>
        </table:table-row>
        <table:table-row table:style-name="ro3" table:number-rows-repeated="1048571">
          <table:table-cell table:number-columns-repeated="1024"/>
        </table:table-row>
        <table:table-row table:style-name="ro3">
          <table:table-cell table:number-columns-repeated="1024"/>
        </table:table-row>
      </table:table>
      <table:table table:name="CMS Pages" table:style-name="ta29">
        <table:table-column table:style-name="co6" table:default-cell-style-name="Default"/>
        <table:table-column table:style-name="co2" table:default-cell-style-name="Default"/>
        <table:table-column table:style-name="co116" table:default-cell-style-name="Default"/>
        <table:table-column table:style-name="co6" table:number-columns-repeated="2" table:default-cell-style-name="Default"/>
        <table:table-column table:style-name="co72" table:default-cell-style-name="Default"/>
        <table:table-column table:style-name="co117" table:default-cell-style-name="Default"/>
        <table:table-column table:style-name="co6" table:number-columns-repeated="3" table:default-cell-style-name="Default"/>
        <table:table-column table:style-name="co99" table:default-cell-style-name="Default"/>
        <table:table-column table:style-name="co39" table:default-cell-style-name="Default"/>
        <table:table-column table:style-name="co6" table:default-cell-style-name="Default"/>
        <table:table-column table:style-name="co78" table:default-cell-style-name="Default"/>
        <table:table-column table:style-name="co15" table:default-cell-style-name="Default"/>
        <table:table-column table:style-name="co97" table:default-cell-style-name="Default"/>
        <table:table-column table:style-name="co6" table:number-columns-repeated="1008" table:default-cell-style-name="Default"/>
        <table:table-row table:style-name="ro2">
          <table:table-cell table:style-name="ce6" office:value-type="string" calcext:value-type="string">
            <office:annotation draw:style-name="gr19" draw:text-style-name="P2" svg:width="372.19pt" svg:height="105.76pt" svg:x="91.39pt" svg:y="23.24pt" draw:caption-point-x="-11.54pt" draw:caption-point-y="-22.96pt">
              <dc:date>2019-11-21T00:00:00</dc:date>
              <text:p text:style-name="P1">The time when the CMS page has been created.</text:p>
              <text:p text:style-name="P1"/>
              <text:p text:style-name="P1">Date format is: yy/mm/dd</text:p>
              <text:p text:style-name="P1"/>
              <text:p text:style-name="P1">For example if you want to set the date the table has been created to the 10th of May 2017, the date will look like:</text:p>
              <text:p text:style-name="P1">17/05/10</text:p>
            </office:annotation>
            <text:p>creation_time</text:p>
          </table:table-cell>
          <table:table-cell table:style-name="ce6" office:value-type="string" calcext:value-type="string">
            <office:annotation draw:style-name="gr19" draw:text-style-name="P2" svg:width="361.87pt" svg:height="105.76pt" svg:x="193.78pt" svg:y="23.24pt" draw:caption-point-x="-11.54pt" draw:caption-point-y="-22.96pt">
              <dc:date>2019-11-21T00:00:00</dc:date>
              <text:p text:style-name="P1">Page Title of the CMS page</text:p>
              <text:p text:style-name="P1">You can use any name you can think of</text:p>
              <text:p text:style-name="P1"/>
              <text:p text:style-name="P1"/>
              <text:p text:style-name="P1"/>
              <text:p text:style-name="P1"/>
            </office:annotation>
            <text:p>title</text:p>
          </table:table-cell>
          <table:table-cell table:style-name="ce6" office:value-type="string" calcext:value-type="string">
            <office:annotation draw:style-name="gr7" draw:text-style-name="P2" svg:width="450pt" svg:height="90pt" svg:x="303.28pt" svg:y="23.24pt" draw:caption-point-x="-11.54pt" draw:caption-point-y="-22.96pt">
              <dc:date>2019-11-21T00:00:00</dc:date>
              <text:p text:style-name="P1">URL Key of the CMS page. Must be unique to import the CMS page successfully.</text:p>
              <text:p text:style-name="P1"/>
              <text:p text:style-name="P1">Expected value:</text:p>
              <text:p text:style-name="P1">Lowercase letters and numerals, underscores and dashes allowed.</text:p>
              <text:p text:style-name="P1"/>
            </office:annotation>
            <text:p>identifier</text:p>
          </table:table-cell>
          <table:table-cell table:style-name="ce6" office:value-type="string" calcext:value-type="string">
            <office:annotation draw:style-name="gr11" draw:text-style-name="P2" svg:width="450pt" svg:height="152.99pt" svg:x="383.44pt" svg:y="23.24pt" draw:caption-point-x="-11.54pt" draw:caption-point-y="-22.96pt">
              <dc:date>2019-11-21T00:00:00</dc:date>
              <text:p text:style-name="P1">The codes of the store views the CMS page belongs to.</text:p>
              <text:p text:style-name="P1"/>
              <text:p text:style-name="P1">You can get the code of the store view at Stores &gt; All Stores &gt; click the required entity in the Store Views column and find 'Code' field.</text:p>
              <text:p text:style-name="P1">The value in the 'code' field is the store view.</text:p>
              <text:p text:style-name="P1"/>
              <text:p text:style-name="P1">If you want the CMS page to belong to All Store Views, use value:</text:p>
              <text:p text:style-name="P1">All</text:p>
              <text:p text:style-name="P1">Multiple store view values are separated by comma. For example:</text:p>
              <text:p text:style-name="P1">All,default</text:p>
            </office:annotation>
            <text:p>store_view_code</text:p>
          </table:table-cell>
          <table:table-cell table:style-name="ce6" office:value-type="string" calcext:value-type="string">
            <office:annotation draw:style-name="gr17" draw:text-style-name="P2" svg:width="450pt" svg:height="74.24pt" svg:x="463.58pt" svg:y="23.24pt" draw:caption-point-x="-11.54pt" draw:caption-point-y="-22.96pt">
              <dc:date>2019-11-21T00:00:00</dc:date>
              <text:p text:style-name="P1">Enable Page setting value. Defines if the CMS page is enabled or disabled.</text:p>
              <text:p text:style-name="P1"/>
              <text:p text:style-name="P1">1 - the CMS page is enabled</text:p>
              <text:p text:style-name="P1">0 - the CMS page is disabled</text:p>
            </office:annotation>
            <text:p>is_active</text:p>
          </table:table-cell>
          <table:table-cell table:style-name="ce6" office:value-type="string" calcext:value-type="string">
            <office:annotation draw:style-name="gr10" draw:text-style-name="P2" svg:width="438.09pt" svg:height="58.51pt" svg:x="555.65pt" svg:y="23.24pt" draw:caption-point-x="-11.54pt" draw:caption-point-y="-22.96pt">
              <dc:date>2019-11-21T00:00:00</dc:date>
              <text:p text:style-name="P1">Content Heading of the CMS page.</text:p>
              <text:p text:style-name="P1"/>
              <text:p text:style-name="P1">As with the name of the CMS page you can use any symbols.</text:p>
            </office:annotation>
            <text:p>content_heading</text:p>
          </table:table-cell>
          <table:table-cell table:style-name="ce6" office:value-type="string" calcext:value-type="string">
            <office:annotation draw:style-name="gr13" draw:text-style-name="P2" svg:width="333.3pt" svg:height="28.09pt" svg:x="753.28pt" svg:y="22.71pt" draw:caption-point-x="-11.54pt" draw:caption-point-y="-22.42pt">
              <dc:date>2019-11-21T00:00:00</dc:date>
              <text:p text:style-name="P1">Content of the CMS page goes here. Simple HTML is allowed as when creating CMS pages.</text:p>
            </office:annotation>
            <text:p>content</text:p>
          </table:table-cell>
          <table:table-cell table:style-name="ce6" office:value-type="string" calcext:value-type="string">
            <office:annotation draw:style-name="gr5" draw:text-style-name="P2" svg:width="350.79pt" svg:height="137.25pt" svg:x="833.44pt" svg:y="23.24pt" draw:caption-point-x="-11.54pt" draw:caption-point-y="-22.96pt">
              <dc:date>2019-11-21T00:00:00</dc:date>
              <text:p text:style-name="P1">Layout of the CMS page.</text:p>
              <text:p text:style-name="P1"/>
              <text:p text:style-name="P1">Allowed values are:</text:p>
              <text:p text:style-name="P1">1column - 1 column layout</text:p>
              <text:p text:style-name="P1">2column-left - 2 column with left bar layout</text:p>
              <text:p text:style-name="P1">2column-right - 2 column with right bar layout</text:p>
              <text:p text:style-name="P1">3column - 3 column</text:p>
              <text:p text:style-name="P1">empty - empty layout</text:p>
            </office:annotation>
            <text:p>page_layout</text:p>
          </table:table-cell>
          <table:table-cell table:style-name="ce6" office:value-type="string" calcext:value-type="string">
            <office:annotation draw:style-name="gr13" draw:text-style-name="P2" svg:width="350.82pt" svg:height="26.99pt" svg:x="913.58pt" svg:y="23.24pt" draw:caption-point-x="-11.54pt" draw:caption-point-y="-22.96pt">
              <dc:date>2019-11-21T00:00:00</dc:date>
              <text:p text:style-name="P1">Meta Title of the CMS page. Any text value</text:p>
            </office:annotation>
            <text:p>meta_title</text:p>
          </table:table-cell>
          <table:table-cell table:style-name="ce6" office:value-type="string" calcext:value-type="string">
            <office:annotation draw:style-name="gr20" draw:text-style-name="P2" svg:width="388.94pt" svg:height="42.75pt" svg:x="993.74pt" svg:y="23.24pt" draw:caption-point-x="-11.54pt" draw:caption-point-y="-22.96pt">
              <dc:date>2019-11-21T00:00:00</dc:date>
              <text:p text:style-name="P1">Meta Keywords of the CMS page.</text:p>
              <text:p text:style-name="P1">Comma separated words or phrases.</text:p>
            </office:annotation>
            <text:p>meta_keywords</text:p>
          </table:table-cell>
          <table:table-cell table:style-name="ce6" office:value-type="string" calcext:value-type="string">
            <office:annotation draw:style-name="gr13" draw:text-style-name="P2" svg:width="401.67pt" svg:height="26.99pt" svg:x="1086.58pt" svg:y="23.24pt" draw:caption-point-x="-11.54pt" draw:caption-point-y="-22.96pt">
              <dc:date>2019-11-21T00:00:00</dc:date>
              <text:p text:style-name="P1">Meta Description of the page. Any text value with symbols.</text:p>
            </office:annotation>
            <text:p>meta_description</text:p>
          </table:table-cell>
          <table:table-cell table:style-name="ce6" office:value-type="string" calcext:value-type="string">
            <office:annotation draw:style-name="gr20" draw:text-style-name="P2" svg:width="402.41pt" svg:height="42.75pt" svg:x="1184.23pt" svg:y="23.24pt" draw:caption-point-x="-11.54pt" draw:caption-point-y="-22.96pt">
              <dc:date>2019-11-21T00:00:00</dc:date>
              <text:p text:style-name="P1">Layout Update XML of the CMS page.</text:p>
              <text:p text:style-name="P1"/>
            </office:annotation>
            <text:p>layout_update_xml</text:p>
          </table:table-cell>
          <table:table-cell table:style-name="ce6" office:value-type="string" calcext:value-type="string">
            <office:annotation draw:style-name="gr19" draw:text-style-name="P2" svg:width="402.41pt" svg:height="105.76pt" svg:x="1264.39pt" svg:y="23.24pt" draw:caption-point-x="-11.54pt" draw:caption-point-y="-22.96pt">
              <dc:date>2019-11-21T00:00:00</dc:date>
              <text:p text:style-name="P1">Custom Design Update &gt; New Theme option of the CMS page.</text:p>
              <text:p text:style-name="P1"/>
              <text:p text:style-name="P1">Expected value is the path to the theme. For example:</text:p>
              <text:p text:style-name="P1">Magento/luma</text:p>
              <text:p text:style-name="P1"/>
              <text:p text:style-name="P1">The path to the theme can be found under Content &gt; Themes &gt; Theme Path (in the gird)</text:p>
            </office:annotation>
            <text:p>custom_theme</text:p>
          </table:table-cell>
          <table:table-cell table:style-name="ce6" office:value-type="string" calcext:value-type="string">
            <office:annotation draw:style-name="gr5" draw:text-style-name="P2" svg:width="364.25pt" svg:height="137.25pt" svg:x="1382.68pt" svg:y="23.24pt" draw:caption-point-x="-11.54pt" draw:caption-point-y="-22.96pt">
              <dc:date>2019-11-21T00:00:00</dc:date>
              <text:p text:style-name="P1">Custom Design Update &gt; New Layout option of the CMS page.</text:p>
              <text:p text:style-name="P1"/>
              <text:p text:style-name="P1">Allowed values are:</text:p>
              <text:p text:style-name="P1">1column - 1 column layout</text:p>
              <text:p text:style-name="P1">2columns-left - 2 column with left bar layout</text:p>
              <text:p text:style-name="P1">2columns-right - 2 column with right bar layout</text:p>
              <text:p text:style-name="P1">3columns - 3 column</text:p>
              <text:p text:style-name="P1">empty - empty layout</text:p>
            </office:annotation>
            <text:p>custom_root_template</text:p>
          </table:table-cell>
          <table:table-cell table:style-name="ce6" office:value-type="string" calcext:value-type="string">
            <office:annotation draw:style-name="gr10" draw:text-style-name="P2" svg:width="338.85pt" svg:height="58.51pt" svg:x="1488.25pt" svg:y="23.24pt" draw:caption-point-x="-11.54pt" draw:caption-point-y="-22.96pt">
              <dc:date>2019-11-21T00:00:00</dc:date>
              <text:p text:style-name="P1">Defines from which date the custom layout should be applied to the CMS page.</text:p>
              <text:p text:style-name="P1"/>
              <text:p text:style-name="P1">Date format is: mm/dd/yy</text:p>
            </office:annotation>
            <text:p>custom_theme_from</text:p>
          </table:table-cell>
          <table:table-cell table:style-name="ce6" office:value-type="string" calcext:value-type="string">
            <office:annotation draw:style-name="gr10" draw:text-style-name="P2" svg:width="320.6pt" svg:height="58.51pt" svg:x="1586.64pt" svg:y="23.24pt" draw:caption-point-x="-11.54pt" draw:caption-point-y="-22.96pt">
              <dc:date>2019-11-21T00:00:00</dc:date>
              <text:p text:style-name="P1">Defined to which date the custom layout should be applied to the CMS page.</text:p>
              <text:p text:style-name="P1"/>
              <text:p text:style-name="P1">Date format is: mm/dd/yy</text:p>
            </office:annotation>
            <text:p>custom_theme_to</text:p>
          </table:table-cell>
          <table:table-cell table:number-columns-repeated="1008"/>
        </table:table-row>
        <table:table-row table:style-name="ro2">
          <table:table-cell table:style-name="ce90" office:value-type="date" office:date-value="2012-12-12T17:00:00" calcext:value-type="date">
            <text:p>12/12/12 17:00</text:p>
          </table:table-cell>
          <table:table-cell table:style-name="ce91" office:value-type="string" calcext:value-type="string">
            <text:p>Sample CMS page 1</text:p>
          </table:table-cell>
          <table:table-cell table:style-name="ce91" office:value-type="string" calcext:value-type="string">
            <text:p>sample_cms_page_1</text:p>
          </table:table-cell>
          <table:table-cell table:style-name="ce91" office:value-type="string" calcext:value-type="string">
            <text:p>All,default</text:p>
          </table:table-cell>
          <table:table-cell table:style-name="ce91" table:content-validation-name="val34" office:value-type="float" office:value="1" calcext:value-type="float">
            <text:p>1</text:p>
          </table:table-cell>
          <table:table-cell table:style-name="ce91" office:value-type="string" calcext:value-type="string">
            <text:p>Home Page Other</text:p>
          </table:table-cell>
          <table:table-cell table:style-name="ce91" office:value-type="string" calcext:value-type="string">
            <text:p>&lt;div style="width: 33%; float: left;"&gt;</text:p>
            <text:p>&lt;img src="https://firebearstudio.com/media/catalog/product/0/2/02.png" width="100px" /&gt;</text:p>
            <text:p>&lt;h4&gt;Improved Configurable Product for Magento 2&lt;/h4&gt;</text:p>
            <text:p>&lt;div id="product-description" class="description"&gt;</text:p>
            <text:p>&lt;p&gt;&lt;/p&gt;&lt;p&gt;The successor of Simple Configurable Products and the most valuable Magento 2 Configurable Product extension. Use configurable products to full potential, take advantage of B2B bulk ordering, with dynamic attribute changes, improved SEO, and advertising options.&lt;/p&gt;&lt;p&gt;- Dynamic content change: page URL, product name, SKU, description &amp;amp; any other attribute&lt;/p&gt;&lt;p&gt;- Support of custom options for configurable products&lt;/p&gt;&lt;p&gt;- Default options for configurable product&lt;/p&gt;&lt;p&gt;- Configurable product options matrix grid&lt;/p&gt;&lt;p&gt;- Flexibe product price range display&lt;/p&gt;&lt;p&gt;- Dynamic content change for category pages&lt;/p&gt;&lt;p&gt;- Flexible product page settings&lt;/p&gt;&lt;p&gt;- Product options pre-select with page URL&lt;/p&gt;&lt;p&gt;- Target advertising of specific products&lt;/p&gt;&lt;p&gt;- Full tier and group prices support&lt;/p&gt;&lt;p&gt;- Custom shipping message scheduler&lt;/p&gt;&lt;p&gt;- Reduced number of add to cart steps&lt;/p&gt;&lt;p&gt;- Metadata and schema.org dynamic updates&lt;/p&gt;&lt;p&gt;&lt;/p&gt;</text:p>
            <text:p>&lt;/div&gt;</text:p>
            <text:p>&lt;/div&gt;</text:p>
            <text:p>&lt;div style="width: 33%; float: left;"&gt;</text:p>
            <text:p>&lt;img src="https://firebearstudio.com/media/catalog/product/cache/1/small_image/140x/9df78eab33525d08d6e5fb8d27136e95/0/1/01.png" width="100px" /&gt;</text:p>
            <text:p>&lt;h4&gt;Improved Import &amp; Export for Magento 2&lt;/h4&gt;</text:p>
            <text:p/>
            <text:p>&lt;div id="product-description" class="description"&gt;</text:p>
            <text:p>&lt;p&gt;&lt;/p&gt;&lt;p&gt;- Google Sheet Magento 2 Import support&lt;/p&gt;&lt;p&gt;- Import tier prices with products&lt;/p&gt;&lt;p&gt;- Cofigurable products can be created on the fly&lt;/p&gt;&lt;p&gt;- Automatically upload and synchronize external product listing with M2&lt;/p&gt;&lt;p&gt;- No programming skills required&lt;/p&gt;&lt;p&gt;- CSV, XML, TXT &amp;amp; Google Sheets support&lt;/p&gt;&lt;p&gt;- Flexible cron jobs (admin run, CLI)&lt;/p&gt;&lt;p&gt;- Powerful import &amp;amp; export mapping for any data structure with filters and static values&lt;/p&gt;&lt;p&gt;- Categories, Attributes and values import&lt;/p&gt;&lt;p&gt;- Orders, invoices, shipping export&lt;/p&gt;&lt;p&gt;- Supported sources: FTP, SFTP, URL, Dropbox&lt;/p&gt;&lt;p&gt;- Support all product types, customers, orders&lt;/p&gt;&lt;p&gt;- Magento 1 products migration preset&lt;/p&gt;&lt;p&gt;- User friendly &amp;amp; intuitive interface&lt;/p&gt;&lt;p&gt;- Handle millions of products on single file&lt;/p&gt;&lt;p&gt;- Average import speed - 3000 products/min.&lt;/p&gt;&lt;p&gt;&lt;/p&gt;</text:p>
            <text:p>&lt;/div&gt;</text:p>
            <text:p>&lt;/div&gt;</text:p>
            <text:p>&lt;div style="width: 33%; float: left;"&gt;</text:p>
            <text:p>&lt;img src="https://firebearstudio.com/media/catalog/product/0/2/02.png" width="100px" /&gt;</text:p>
            <text:p>&lt;h4&gt;CoinPayments for Magento 2&lt;/h4&gt;</text:p>
            <text:p>&lt;div id="product-description" class="description"&gt;</text:p>
            <text:p>&lt;p&gt;&lt;/p&gt;&lt;p&gt;Integration with &lt;strong&gt;&lt;a href="https://www.coinpayments.net/index.php?ref=6c3ab6308e49e5929b2021afc35b5d44" target="_blank"&gt;CoinPayments&lt;/a&gt;&lt;/strong&gt; cryptocurrency payment gateway for &lt;strong&gt;Magento 2&lt;/strong&gt;.&amp;nbsp;&lt;span id="docs-internal-guid-4c328ddc-c4ca-3b4f-4627-30b8dd009e5e"&gt;Enabling customers to use &lt;a href="https://www.bitcoin.com/" target="_blank"&gt;BitCoin&lt;/a&gt;, &lt;a href="https://ethereum.org/" target="_blank"&gt;Ethereum&lt;/a&gt; and 75+ altcoins to pay for goods and services you sell. More that 300k merchants worldwide use CoinPayments for accept cryptocurrency. Join the future now!&amp;nbsp;&lt;/span&gt;&lt;/p&gt;&lt;br&gt;</text:p>
            <text:p>&lt;p&gt;&lt;strong&gt;- Accept crypto on Magento 2 websites;&lt;/strong&gt;&lt;br&gt;&lt;strong&gt;- 70+ altcoins supported;&lt;/strong&gt;&lt;br&gt;&lt;strong&gt;- Cryptocurrency wallet;&lt;/strong&gt;&lt;br&gt;&lt;strong&gt;- PayPal integration;&lt;/strong&gt;&lt;br&gt;&lt;strong&gt;- Fiat withdrawal;&lt;/strong&gt;&lt;br&gt;&lt;strong&gt;- Direct bank deposit withdrawal;&lt;/strong&gt;&lt;br&gt;&lt;strong&gt;- Transaction history;&lt;/strong&gt;&lt;br&gt;&lt;strong&gt;- New Magento 2 payment method builded according to best practices;&amp;nbsp;&lt;/strong&gt;&lt;br&gt;&lt;strong&gt;- Easy integration&amp;nbsp;&lt;/strong&gt;&lt;/p&gt;&lt;p&gt;&lt;/p&gt;</text:p>
            <text:p>&lt;/div&gt;</text:p>
            <text:p>&lt;/div&gt;</text:p>
            <text:p>&lt;div style="clear: both;"&gt; &lt;/div&gt;</text:p>
          </table:table-cell>
          <table:table-cell table:style-name="ce91" table:content-validation-name="val35" office:value-type="string" calcext:value-type="string">
            <text:p>1column</text:p>
          </table:table-cell>
          <table:table-cell table:style-name="ce91" office:value-type="string" calcext:value-type="string">
            <text:p>Meta title of the CMS page goes here</text:p>
          </table:table-cell>
          <table:table-cell table:style-name="ce91" office:value-type="string" calcext:value-type="string">
            <text:p>meta,keywords,of,the,CMS,page,goes,here</text:p>
          </table:table-cell>
          <table:table-cell table:style-name="ce91" office:value-type="string" calcext:value-type="string">
            <text:p>Meta description of the CMS page goes here</text:p>
          </table:table-cell>
          <table:table-cell table:style-name="ce91" office:value-type="string" calcext:value-type="string">
            <text:p>&lt;!--</text:p>
            <text:p>    &lt;referenceContainer name=right"&gt;</text:p>
            <text:p>        &lt;action method="unsetChild"&gt;&lt;argument name="alias" xsi:type="string"&gt;right.reports.product.viewed&lt;/argument&gt;&lt;/action&gt;</text:p>
            <text:p>        &lt;action method="unsetChild"&gt;&lt;argument name="alias" xsi:type="string"&gt;right.reports.product.compared&lt;/argument&gt;&lt;/action&gt;</text:p>
            <text:p>    &lt;/referenceContainer&gt;--&gt;</text:p>
          </table:table-cell>
          <table:table-cell table:style-name="ce91" office:value-type="string" calcext:value-type="string">
            <text:p>Magento/luma</text:p>
          </table:table-cell>
          <table:table-cell table:style-name="ce91" table:content-validation-name="val35" office:value-type="string" calcext:value-type="string">
            <text:p>1column</text:p>
          </table:table-cell>
          <table:table-cell table:style-name="ce92" office:value-type="date" office:date-value="2018-02-01" calcext:value-type="date">
            <text:p>2/1/18</text:p>
          </table:table-cell>
          <table:table-cell table:style-name="ce92" office:value-type="date" office:date-value="2018-02-28" calcext:value-type="date">
            <text:p>2/28/18</text:p>
          </table:table-cell>
          <table:table-cell table:number-columns-repeated="1008"/>
        </table:table-row>
        <table:table-row table:style-name="ro2">
          <table:table-cell table:style-name="ce90" office:value-type="date" office:date-value="2012-12-12T17:00:00" calcext:value-type="date">
            <text:p>12/12/12 17:00</text:p>
          </table:table-cell>
          <table:table-cell table:style-name="ce91" office:value-type="string" calcext:value-type="string">
            <text:p>Sample CMS page 2</text:p>
          </table:table-cell>
          <table:table-cell table:style-name="ce91" office:value-type="string" calcext:value-type="string">
            <text:p>sample_cms_page_2</text:p>
          </table:table-cell>
          <table:table-cell table:style-name="ce91" office:value-type="string" calcext:value-type="string">
            <text:p>All,default</text:p>
          </table:table-cell>
          <table:table-cell table:style-name="ce91" table:content-validation-name="val34" office:value-type="float" office:value="1" calcext:value-type="float">
            <text:p>1</text:p>
          </table:table-cell>
          <table:table-cell table:style-name="ce91" office:value-type="string" calcext:value-type="string">
            <text:p>Home Page Other</text:p>
          </table:table-cell>
          <table:table-cell table:style-name="ce91" office:value-type="string" calcext:value-type="string">
            <text:p>&lt;div style="width: 33%; float: left;"&gt;</text:p>
            <text:p>&lt;img src="https://firebearstudio.com/media/catalog/product/0/2/02.png" width="100px" /&gt;</text:p>
            <text:p>&lt;h4&gt;Improved Configurable Product for Magento 2&lt;/h4&gt;</text:p>
            <text:p>&lt;div id="product-description" class="description"&gt;</text:p>
            <text:p>&lt;p&gt;&lt;/p&gt;&lt;p&gt;The successor of Simple Configurable Products and the most valuable Magento 2 Configurable Product extension. Use configurable products to full potential, take advantage of B2B bulk ordering, with dynamic attribute changes, improved SEO, and advertising options.&lt;/p&gt;&lt;p&gt;- Dynamic content change: page URL, product name, SKU, description &amp;amp; any other attribute&lt;/p&gt;&lt;p&gt;- Support of custom options for configurable products&lt;/p&gt;&lt;p&gt;- Default options for configurable product&lt;/p&gt;&lt;p&gt;- Configurable product options matrix grid&lt;/p&gt;&lt;p&gt;- Flexibe product price range display&lt;/p&gt;&lt;p&gt;- Dynamic content change for category pages&lt;/p&gt;&lt;p&gt;- Flexible product page settings&lt;/p&gt;&lt;p&gt;- Product options pre-select with page URL&lt;/p&gt;&lt;p&gt;- Target advertising of specific products&lt;/p&gt;&lt;p&gt;- Full tier and group prices support&lt;/p&gt;&lt;p&gt;- Custom shipping message scheduler&lt;/p&gt;&lt;p&gt;- Reduced number of add to cart steps&lt;/p&gt;&lt;p&gt;- Metadata and schema.org dynamic updates&lt;/p&gt;&lt;p&gt;&lt;/p&gt;</text:p>
            <text:p>&lt;/div&gt;</text:p>
            <text:p>&lt;/div&gt;</text:p>
            <text:p>&lt;div style="width: 33%; float: left;"&gt;</text:p>
            <text:p>&lt;img src="https://firebearstudio.com/media/catalog/product/cache/1/small_image/140x/9df78eab33525d08d6e5fb8d27136e95/0/1/01.png" width="100px" /&gt;</text:p>
            <text:p>&lt;h4&gt;Improved Import &amp; Export for Magento 2&lt;/h4&gt;</text:p>
            <text:p/>
            <text:p>&lt;div id="product-description" class="description"&gt;</text:p>
            <text:p>&lt;p&gt;&lt;/p&gt;&lt;p&gt;- Google Sheet Magento 2 Import support&lt;/p&gt;&lt;p&gt;- Import tier prices with products&lt;/p&gt;&lt;p&gt;- Cofigurable products can be created on the fly&lt;/p&gt;&lt;p&gt;- Automatically upload and synchronize external product listing with M2&lt;/p&gt;&lt;p&gt;- No programming skills required&lt;/p&gt;&lt;p&gt;- CSV, XML, TXT &amp;amp; Google Sheets support&lt;/p&gt;&lt;p&gt;- Flexible cron jobs (admin run, CLI)&lt;/p&gt;&lt;p&gt;- Powerful import &amp;amp; export mapping for any data structure with filters and static values&lt;/p&gt;&lt;p&gt;- Categories, Attributes and values import&lt;/p&gt;&lt;p&gt;- Orders, invoices, shipping export&lt;/p&gt;&lt;p&gt;- Supported sources: FTP, SFTP, URL, Dropbox&lt;/p&gt;&lt;p&gt;- Support all product types, customers, orders&lt;/p&gt;&lt;p&gt;- Magento 1 products migration preset&lt;/p&gt;&lt;p&gt;- User friendly &amp;amp; intuitive interface&lt;/p&gt;&lt;p&gt;- Handle millions of products on single file&lt;/p&gt;&lt;p&gt;- Average import speed - 3000 products/min.&lt;/p&gt;&lt;p&gt;&lt;/p&gt;</text:p>
            <text:p>&lt;/div&gt;</text:p>
            <text:p>&lt;/div&gt;</text:p>
            <text:p>&lt;div style="width: 33%; float: left;"&gt;</text:p>
            <text:p>&lt;img src="https://firebearstudio.com/media/catalog/product/0/2/02.png" width="100px" /&gt;</text:p>
            <text:p>&lt;h4&gt;CoinPayments for Magento 2&lt;/h4&gt;</text:p>
            <text:p>&lt;div id="product-description" class="description"&gt;</text:p>
            <text:p>&lt;p&gt;&lt;/p&gt;&lt;p&gt;Integration with &lt;strong&gt;&lt;a href="https://www.coinpayments.net/index.php?ref=6c3ab6308e49e5929b2021afc35b5d44" target="_blank"&gt;CoinPayments&lt;/a&gt;&lt;/strong&gt; cryptocurrency payment gateway for &lt;strong&gt;Magento 2&lt;/strong&gt;.&amp;nbsp;&lt;span id="docs-internal-guid-4c328ddc-c4ca-3b4f-4627-30b8dd009e5e"&gt;Enabling customers to use &lt;a href="https://www.bitcoin.com/" target="_blank"&gt;BitCoin&lt;/a&gt;, &lt;a href="https://ethereum.org/" target="_blank"&gt;Ethereum&lt;/a&gt; and 75+ altcoins to pay for goods and services you sell. More that 300k merchants worldwide use CoinPayments for accept cryptocurrency. Join the future now!&amp;nbsp;&lt;/span&gt;&lt;/p&gt;&lt;br&gt;</text:p>
            <text:p>&lt;p&gt;&lt;strong&gt;- Accept crypto on Magento 2 websites;&lt;/strong&gt;&lt;br&gt;&lt;strong&gt;- 70+ altcoins supported;&lt;/strong&gt;&lt;br&gt;&lt;strong&gt;- Cryptocurrency wallet;&lt;/strong&gt;&lt;br&gt;&lt;strong&gt;- PayPal integration;&lt;/strong&gt;&lt;br&gt;&lt;strong&gt;- Fiat withdrawal;&lt;/strong&gt;&lt;br&gt;&lt;strong&gt;- Direct bank deposit withdrawal;&lt;/strong&gt;&lt;br&gt;&lt;strong&gt;- Transaction history;&lt;/strong&gt;&lt;br&gt;&lt;strong&gt;- New Magento 2 payment method builded according to best practices;&amp;nbsp;&lt;/strong&gt;&lt;br&gt;&lt;strong&gt;- Easy integration&amp;nbsp;&lt;/strong&gt;&lt;/p&gt;&lt;p&gt;&lt;/p&gt;</text:p>
            <text:p>&lt;/div&gt;</text:p>
            <text:p>&lt;/div&gt;</text:p>
            <text:p>&lt;div style="clear: both;"&gt; &lt;/div&gt;</text:p>
          </table:table-cell>
          <table:table-cell table:style-name="ce91" table:content-validation-name="val35" office:value-type="string" calcext:value-type="string">
            <text:p>1column</text:p>
          </table:table-cell>
          <table:table-cell table:style-name="ce91" office:value-type="string" calcext:value-type="string">
            <text:p>Meta title of the CMS page goes here</text:p>
          </table:table-cell>
          <table:table-cell table:style-name="ce91" office:value-type="string" calcext:value-type="string">
            <text:p>meta,keywords,of,the,CMS,page,goes,here</text:p>
          </table:table-cell>
          <table:table-cell table:style-name="ce91" office:value-type="string" calcext:value-type="string">
            <text:p>Meta description of the CMS page goes here</text:p>
          </table:table-cell>
          <table:table-cell table:style-name="ce91" office:value-type="string" calcext:value-type="string">
            <text:p>&lt;!--</text:p>
            <text:p>    &lt;referenceContainer name=right"&gt;</text:p>
            <text:p>        &lt;action method="unsetChild"&gt;&lt;argument name="alias" xsi:type="string"&gt;right.reports.product.viewed&lt;/argument&gt;&lt;/action&gt;</text:p>
            <text:p>        &lt;action method="unsetChild"&gt;&lt;argument name="alias" xsi:type="string"&gt;right.reports.product.compared&lt;/argument&gt;&lt;/action&gt;</text:p>
            <text:p>    &lt;/referenceContainer&gt;--&gt;</text:p>
          </table:table-cell>
          <table:table-cell table:style-name="ce91" office:value-type="string" calcext:value-type="string">
            <text:p>Magento/blank</text:p>
          </table:table-cell>
          <table:table-cell table:style-name="ce91" table:content-validation-name="val35" office:value-type="string" calcext:value-type="string">
            <text:p>1column</text:p>
          </table:table-cell>
          <table:table-cell table:style-name="ce92" office:value-type="date" office:date-value="2019-03-02" calcext:value-type="date">
            <text:p>3/2/19</text:p>
          </table:table-cell>
          <table:table-cell table:style-name="ce92" office:value-type="date" office:date-value="2019-03-29" calcext:value-type="date">
            <text:p>3/29/19</text:p>
          </table:table-cell>
          <table:table-cell table:number-columns-repeated="1008"/>
        </table:table-row>
        <table:table-row table:style-name="ro2">
          <table:table-cell table:style-name="ce32" table:number-columns-repeated="3"/>
          <table:table-cell table:style-name="ce31" table:number-columns-repeated="2"/>
          <table:table-cell table:style-name="ce32" table:number-columns-repeated="8"/>
          <table:table-cell/>
          <table:table-cell table:style-name="ce32" table:number-columns-repeated="2"/>
          <table:table-cell table:number-columns-repeated="1008"/>
        </table:table-row>
        <table:table-row table:style-name="ro2">
          <table:table-cell table:style-name="ce32" table:number-columns-repeated="3"/>
          <table:table-cell table:style-name="ce31" table:number-columns-repeated="2"/>
          <table:table-cell table:style-name="ce32" table:number-columns-repeated="11"/>
          <table:table-cell table:number-columns-repeated="1008"/>
        </table:table-row>
        <table:table-row table:style-name="ro2" table:number-rows-repeated="2">
          <table:table-cell table:style-name="ce32" table:number-columns-repeated="3"/>
          <table:table-cell table:style-name="ce31" table:number-columns-repeated="2"/>
          <table:table-cell table:style-name="ce32" table:number-columns-repeated="11"/>
          <table:table-cell table:number-columns-repeated="1008"/>
        </table:table-row>
        <table:table-row table:style-name="ro3" table:number-rows-repeated="1048568">
          <table:table-cell table:number-columns-repeated="1024"/>
        </table:table-row>
        <table:table-row table:style-name="ro3">
          <table:table-cell table:number-columns-repeated="1024"/>
        </table:table-row>
      </table:table>
      <table:table table:name="CMS Blocks" table:style-name="ta30">
        <table:table-column table:style-name="co6" table:number-columns-repeated="1024" table:default-cell-style-name="Default"/>
        <table:table-row table:style-name="ro2">
          <table:table-cell table:style-name="ce30" office:value-type="string" calcext:value-type="string">
            <office:annotation draw:style-name="gr7" draw:text-style-name="P2" svg:width="320.6pt" svg:height="90pt" svg:x="91.39pt" svg:y="23.24pt" draw:caption-point-x="-11.54pt" draw:caption-point-y="-22.96pt">
              <dc:date>2019-11-21T00:00:00</dc:date>
              <text:p text:style-name="P1">Unique Static Block ID. In the administrator panel can be found in the link of the static block preferences page. For example:</text:p>
              <text:p text:style-name="P1"/>
              <text:p text:style-name="P1">/index.php/admin/cms/block/edit/block_id/19/</text:p>
              <text:p text:style-name="P1"/>
              <text:p text:style-name="P1">Where '19' is the block ID.</text:p>
            </office:annotation>
            <text:p>block_id</text:p>
          </table:table-cell>
          <table:table-cell table:style-name="ce30" office:value-type="string" calcext:value-type="string">
            <office:annotation draw:style-name="gr13" draw:text-style-name="P2" svg:width="320.6pt" svg:height="28.09pt" svg:x="171.55pt" svg:y="22.71pt" draw:caption-point-x="-11.54pt" draw:caption-point-y="-22.42pt">
              <dc:date>2019-11-21T00:00:00</dc:date>
              <text:p text:style-name="P1">Content of the static block. Can contain any symbols and references. Just as when you create and edit a static block.</text:p>
            </office:annotation>
            <text:p>content</text:p>
          </table:table-cell>
          <table:table-cell table:style-name="ce30" office:value-type="string" calcext:value-type="string">
            <office:annotation draw:style-name="gr10" draw:text-style-name="P2" svg:width="320.6pt" svg:height="58.51pt" svg:x="251.69pt" svg:y="23.24pt" draw:caption-point-x="-11.54pt" draw:caption-point-y="-22.96pt">
              <dc:date>2019-11-21T00:00:00</dc:date>
              <text:p text:style-name="P1">The time the static block has been created.</text:p>
              <text:p text:style-name="P1">Only the following date format is allowed:</text:p>
              <text:p text:style-name="P1">YYYY-MM-DD HH:MM:SS</text:p>
            </office:annotation>
            <text:p>creation_time</text:p>
          </table:table-cell>
          <table:table-cell table:style-name="ce30" office:value-type="string" calcext:value-type="string">
            <office:annotation draw:style-name="gr10" draw:text-style-name="P2" svg:width="320.6pt" svg:height="61.68pt" svg:x="331.85pt" svg:y="21.66pt" draw:caption-point-x="-11.54pt" draw:caption-point-y="-21.37pt">
              <dc:date>2019-11-21T00:00:00</dc:date>
              <text:p text:style-name="P1">Static block 'Identifier'. A unique name of the static block that is used as a reference for internal purposes.</text:p>
              <text:p text:style-name="P1"/>
              <text:p text:style-name="P1">Can be up to 64 latin characters in length, without spaces, can contain "-", "_".</text:p>
            </office:annotation>
            <text:p>identifier</text:p>
          </table:table-cell>
          <table:table-cell table:style-name="ce30" office:value-type="string" calcext:value-type="string">
            <office:annotation draw:style-name="gr7" draw:text-style-name="P2" svg:width="320.6pt" svg:height="90pt" svg:x="411.99pt" svg:y="23.24pt" draw:caption-point-x="-11.54pt" draw:caption-point-y="-22.96pt">
              <dc:date>2019-11-21T00:00:00</dc:date>
              <text:p text:style-name="P1">'Enable Block' setting of the static block. Defines if the block is enabled or disabled.</text:p>
              <text:p text:style-name="P1"/>
              <text:p text:style-name="P1">Allowed values:</text:p>
              <text:p text:style-name="P1">1 - enabled</text:p>
              <text:p text:style-name="P1">0 - disabled</text:p>
            </office:annotation>
            <text:p>is_active</text:p>
          </table:table-cell>
          <table:table-cell table:style-name="ce30" office:value-type="string" calcext:value-type="string">
            <office:annotation draw:style-name="gr20" draw:text-style-name="P2" svg:width="320.6pt" svg:height="42.75pt" svg:x="492.15pt" svg:y="23.24pt" draw:caption-point-x="-11.54pt" draw:caption-point-y="-22.96pt">
              <dc:date>2019-11-21T00:00:00</dc:date>
              <text:p text:style-name="P1">'Block Title' of the static block. Can contain any value. A name of the static block.</text:p>
              <text:p text:style-name="P1"/>
            </office:annotation>
            <text:p>title</text:p>
          </table:table-cell>
          <table:table-cell table:style-name="ce30" office:value-type="string" calcext:value-type="string">
            <office:annotation draw:style-name="gr10" draw:text-style-name="P2" svg:width="320.6pt" svg:height="58.51pt" svg:x="572.29pt" svg:y="23.24pt" draw:caption-point-x="-11.54pt" draw:caption-point-y="-22.96pt">
              <dc:date>2019-11-21T00:00:00</dc:date>
              <text:p text:style-name="P1">The time the static block has been last updated.</text:p>
              <text:p text:style-name="P1">Only the following date format is allowed:</text:p>
              <text:p text:style-name="P1">YYYY-MM-DD HH:MM:SS</text:p>
            </office:annotation>
            <text:p>update_time</text:p>
          </table:table-cell>
          <table:table-cell table:style-name="ce30" office:value-type="string" calcext:value-type="string">
            <office:annotation draw:style-name="gr19" draw:text-style-name="P2" svg:width="320.6pt" svg:height="105.76pt" svg:x="652.45pt" svg:y="23.24pt" draw:caption-point-x="-11.54pt" draw:caption-point-y="-22.96pt">
              <dc:date>2019-11-21T00:00:00</dc:date>
              <text:p text:style-name="P1">The code of the store view the static block belongs to. Can contain multiple store view codes separated by comma without spaces.</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office:annotation>
            <text:p>store_view_code</text:p>
          </table:table-cell>
          <table:table-cell table:style-name="ce30" table:number-columns-repeated="18"/>
          <table:table-cell table:number-columns-repeated="998"/>
        </table:table-row>
        <table:table-row table:style-name="ro2">
          <table:table-cell table:style-name="ce41" office:value-type="float" office:value="19" calcext:value-type="float">
            <text:p>19</text:p>
          </table:table-cell>
          <table:table-cell table:style-name="ce39" office:value-type="string" calcext:value-type="string">
            <text:p>&lt;p&gt;Content of the &lt;strong&gt;custom static block #1&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1</text:p>
          </table:table-cell>
          <table:table-cell table:style-name="ce41" office:value-type="float" office:value="1" calcext:value-type="float">
            <text:p>1</text:p>
          </table:table-cell>
          <table:table-cell table:style-name="ce39" office:value-type="string" calcext:value-type="string">
            <text:p>Custom static block #1</text:p>
          </table:table-cell>
          <table:table-cell table:style-name="ce76" office:value-type="date" office:date-value="2019-02-10T07:29:55" calcext:value-type="date">
            <text:p>2019-02-10 7:29:55</text:p>
          </table:table-cell>
          <table:table-cell table:style-name="ce39" office:value-type="string" calcext:value-type="string">
            <text:p>All</text:p>
          </table:table-cell>
          <table:table-cell table:style-name="ce39" table:number-columns-repeated="18"/>
          <table:table-cell table:number-columns-repeated="998"/>
        </table:table-row>
        <table:table-row table:style-name="ro2">
          <table:table-cell table:style-name="ce41" office:value-type="float" office:value="20" calcext:value-type="float">
            <text:p>20</text:p>
          </table:table-cell>
          <table:table-cell table:style-name="ce39" office:value-type="string" calcext:value-type="string">
            <text:p>&lt;p&gt;Content of the &lt;strong&gt;custom static block #2&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2</text:p>
          </table:table-cell>
          <table:table-cell table:style-name="ce41" office:value-type="float" office:value="1" calcext:value-type="float">
            <text:p>1</text:p>
          </table:table-cell>
          <table:table-cell table:style-name="ce39" office:value-type="string" calcext:value-type="string">
            <text:p>Custom static block #2</text:p>
          </table:table-cell>
          <table:table-cell table:style-name="ce76" office:value-type="date" office:date-value="2019-02-10T07:30:17" calcext:value-type="date">
            <text:p>2019-02-10 7:30:17</text:p>
          </table:table-cell>
          <table:table-cell table:style-name="ce74" office:value-type="string" calcext:value-type="string">
            <text:p>All,default</text:p>
          </table:table-cell>
          <table:table-cell table:style-name="ce39" table:number-columns-repeated="18"/>
          <table:table-cell table:number-columns-repeated="998"/>
        </table:table-row>
        <table:table-row table:style-name="ro2">
          <table:table-cell table:style-name="ce41" office:value-type="float" office:value="21" calcext:value-type="float">
            <text:p>21</text:p>
          </table:table-cell>
          <table:table-cell table:style-name="ce39" office:value-type="string" calcext:value-type="string">
            <text:p>&lt;p&gt;Content of the &lt;strong&gt;custom static block #3&lt;/strong&gt;.&lt;/p&gt;</text:p>
            <text:p>&lt;p&gt;&amp;nbsp;&lt;/p&gt;</text:p>
          </table:table-cell>
          <table:table-cell table:style-name="ce76" office:value-type="date" office:date-value="2019-02-10T07:29:55" calcext:value-type="date">
            <text:p>2019-02-10 7:29:55</text:p>
          </table:table-cell>
          <table:table-cell table:style-name="ce39" office:value-type="string" calcext:value-type="string">
            <text:p>custom-block-3</text:p>
          </table:table-cell>
          <table:table-cell table:style-name="ce41" office:value-type="float" office:value="1" calcext:value-type="float">
            <text:p>1</text:p>
          </table:table-cell>
          <table:table-cell table:style-name="ce39" office:value-type="string" calcext:value-type="string">
            <text:p>Custom static block #3</text:p>
          </table:table-cell>
          <table:table-cell table:style-name="ce76" office:value-type="date" office:date-value="2019-02-10T07:30:38" calcext:value-type="date">
            <text:p>2019-02-10 7:30:38</text:p>
          </table:table-cell>
          <table:table-cell table:style-name="ce39" office:value-type="string" calcext:value-type="string">
            <text:p>default</text:p>
          </table:table-cell>
          <table:table-cell table:style-name="ce39" table:number-columns-repeated="18"/>
          <table:table-cell table:number-columns-repeated="998"/>
        </table:table-row>
        <table:table-row table:style-name="ro2" table:number-rows-repeated="15">
          <table:table-cell table:style-name="ce31"/>
          <table:table-cell table:style-name="ce32"/>
          <table:table-cell table:style-name="ce56"/>
          <table:table-cell table:style-name="ce32"/>
          <table:table-cell table:style-name="ce31"/>
          <table:table-cell table:style-name="ce32"/>
          <table:table-cell table:style-name="ce56"/>
          <table:table-cell table:style-name="ce32" table:number-columns-repeated="19"/>
          <table:table-cell table:number-columns-repeated="998"/>
        </table:table-row>
        <table:table-row table:style-name="ro3" table:number-rows-repeated="1048556">
          <table:table-cell table:number-columns-repeated="1024"/>
        </table:table-row>
        <table:table-row table:style-name="ro3">
          <table:table-cell table:number-columns-repeated="1024"/>
        </table:table-row>
      </table:table>
      <table:table table:name="Page Hierarchy" table:style-name="ta31">
        <table:table-column table:style-name="co6" table:number-columns-repeated="7" table:default-cell-style-name="Default"/>
        <table:table-column table:style-name="co91" table:default-cell-style-name="Default"/>
        <table:table-column table:style-name="co6" table:number-columns-repeated="4" table:default-cell-style-name="Default"/>
        <table:table-column table:style-name="co82" table:default-cell-style-name="Default"/>
        <table:table-column table:style-name="co6" table:number-columns-repeated="2" table:default-cell-style-name="Default"/>
        <table:table-column table:style-name="co22" table:default-cell-style-name="Default"/>
        <table:table-column table:style-name="co6" table:number-columns-repeated="7" table:default-cell-style-name="Default"/>
        <table:table-column table:style-name="co14" table:default-cell-style-name="Default"/>
        <table:table-column table:style-name="co6" table:number-columns-repeated="2" table:default-cell-style-name="Default"/>
        <table:table-column table:style-name="co21" table:default-cell-style-name="Default"/>
        <table:table-column table:style-name="co118" table:default-cell-style-name="Default"/>
        <table:table-column table:style-name="co6" table:number-columns-repeated="996" table:default-cell-style-name="Default"/>
        <table:table-row table:style-name="ro2">
          <table:table-cell table:style-name="ce30" office:value-type="string" calcext:value-type="string">
            <office:annotation draw:style-name="gr10" draw:text-style-name="P2" svg:width="320.6pt" svg:height="58.51pt" svg:x="91.39pt" svg:y="23.24pt" draw:caption-point-x="-11.54pt" draw:caption-point-y="-22.96pt">
              <dc:date>2019-11-21T00:00:00</dc:date>
              <text:p text:style-name="P1">ID of the node.</text:p>
              <text:p text:style-name="P1"/>
              <text:p text:style-name="P1">Can only contain numerals.</text:p>
            </office:annotation>
            <text:p>node_id</text:p>
          </table:table-cell>
          <table:table-cell table:style-name="ce30" office:value-type="string" calcext:value-type="string">
            <office:annotation draw:style-name="gr7" draw:text-style-name="P2" svg:width="320.6pt" svg:height="90pt" svg:x="171.55pt" svg:y="23.24pt" draw:caption-point-x="-11.54pt" draw:caption-point-y="-22.96pt">
              <dc:date>2019-11-21T00:00:00</dc:date>
              <text:p text:style-name="P1">ID of the parent node.</text:p>
              <text:p text:style-name="P1"/>
              <text:p text:style-name="P1">Can only contain numerals.</text:p>
              <text:p text:style-name="P1"/>
              <text:p text:style-name="P1">Leave empty if the node is of the highest level.</text:p>
            </office:annotation>
            <text:p>parent_node_id</text:p>
          </table:table-cell>
          <table:table-cell table:style-name="ce30" office:value-type="string" calcext:value-type="string">
            <office:annotation draw:style-name="gr17" draw:text-style-name="P2" svg:width="320.6pt" svg:height="74.24pt" svg:x="251.69pt" svg:y="23.24pt" draw:caption-point-x="-11.54pt" draw:caption-point-y="-22.96pt">
              <dc:date>2019-11-21T00:00:00</dc:date>
              <text:p text:style-name="P1">ID of the CMS page if used as a node.</text:p>
              <text:p text:style-name="P1">Must be valid ID of the CMS page. Else, leave the field blank.</text:p>
              <text:p text:style-name="P1"/>
              <text:p text:style-name="P1">Can only contain numerals.</text:p>
            </office:annotation>
            <text:p>page_id</text:p>
          </table:table-cell>
          <table:table-cell table:style-name="ce30" office:value-type="string" calcext:value-type="string">
            <office:annotation draw:style-name="gr10" draw:text-style-name="P2" svg:width="414.28pt" svg:height="58.51pt" svg:x="331.85pt" svg:y="23.24pt" draw:caption-point-x="-11.54pt" draw:caption-point-y="-22.96pt">
              <dc:date>2019-11-21T00:00:00</dc:date>
              <text:p text:style-name="P1">URL Key of the node.</text:p>
              <text:p text:style-name="P1"/>
              <text:p text:style-name="P1">Cannot contain spaces.</text:p>
            </office:annotation>
            <text:p>identifier</text:p>
          </table:table-cell>
          <table:table-cell table:style-name="ce30" office:value-type="string" calcext:value-type="string">
            <office:annotation draw:style-name="gr10" draw:text-style-name="P2" svg:width="414.31pt" svg:height="58.51pt" svg:x="411.99pt" svg:y="23.24pt" draw:caption-point-x="-11.54pt" draw:caption-point-y="-22.96pt">
              <dc:date>2019-11-21T00:00:00</dc:date>
              <text:p text:style-name="P1">Title of the node.</text:p>
              <text:p text:style-name="P1"/>
              <text:p text:style-name="P1">Can contain any symbols.</text:p>
            </office:annotation>
            <text:p>label</text:p>
          </table:table-cell>
          <table:table-cell table:style-name="ce30" office:value-type="string" calcext:value-type="string">
            <office:annotation draw:style-name="gr10" draw:text-style-name="P2" svg:width="414.28pt" svg:height="58.51pt" svg:x="492.15pt" svg:y="23.24pt" draw:caption-point-x="-11.54pt" draw:caption-point-y="-22.96pt">
              <dc:date>2019-11-21T00:00:00</dc:date>
              <text:p text:style-name="P1">Level of the node.</text:p>
              <text:p text:style-name="P1"/>
              <text:p text:style-name="P1">Can only contain numerals.</text:p>
            </office:annotation>
            <text:p>level</text:p>
          </table:table-cell>
          <table:table-cell table:style-name="ce30" office:value-type="string" calcext:value-type="string">
            <office:annotation draw:style-name="gr10" draw:text-style-name="P2" svg:width="414.31pt" svg:height="58.51pt" svg:x="572.29pt" svg:y="23.24pt" draw:caption-point-x="-11.54pt" draw:caption-point-y="-22.96pt">
              <dc:date>2019-11-21T00:00:00</dc:date>
              <text:p text:style-name="P1">Sort order of the nodes inside the parent node. Defines the position of the node in the list, the lower the sort order, the higher the position.</text:p>
              <text:p text:style-name="P1"/>
              <text:p text:style-name="P1">Can only contain numerals.</text:p>
            </office:annotation>
            <text:p>sort_order</text:p>
          </table:table-cell>
          <table:table-cell table:style-name="ce30" office:value-type="string" calcext:value-type="string">
            <office:annotation draw:style-name="gr10" draw:text-style-name="P2" svg:width="320.6pt" svg:height="58.51pt" svg:x="746.14pt" svg:y="23.24pt" draw:caption-point-x="-11.54pt" draw:caption-point-y="-22.96pt">
              <dc:date>2019-11-21T00:00:00</dc:date>
              <text:p text:style-name="P1">Full URL path of the node, including the identifiers (URLs) of the parent nodes.</text:p>
              <text:p text:style-name="P1"/>
              <text:p text:style-name="P1">Cannot contain spaces.</text:p>
            </office:annotation>
            <text:p>request_url</text:p>
          </table:table-cell>
          <table:table-cell table:style-name="ce30" office:value-type="string" calcext:value-type="string">
            <text:p>xpath</text:p>
          </table:table-cell>
          <table:table-cell table:style-name="ce30" office:value-type="string" calcext:value-type="string">
            <office:annotation draw:style-name="gr12" draw:text-style-name="P2" svg:width="343.64pt" svg:height="121.49pt" svg:x="906.43pt" svg:y="23.24pt" draw:caption-point-x="-11.54pt" draw:caption-point-y="-22.96pt">
              <dc:date>2019-11-21T00:00:00</dc:date>
              <text:p text:style-name="P1">The store view the node belongs to and is displayed at.</text:p>
              <text:p text:style-name="P1"/>
              <text:p text:style-name="P1">Store View Code can be found under: Stores &gt; All Stores &gt; next, click required store view and check "Code" column.</text:p>
              <text:p text:style-name="P1"/>
              <text:p text:style-name="P1">For example:</text:p>
              <text:p text:style-name="P1">Store View 1,Store View 2,German Store</text:p>
              <text:p text:style-name="P1"/>
            </office:annotation>
            <text:p>scope</text:p>
          </table:table-cell>
          <table:table-cell table:style-name="ce30" office:value-type="string" calcext:value-type="string">
            <text:p>scope_id</text:p>
          </table:table-cell>
          <table:table-cell table:style-name="ce30" office:value-type="string" calcext:value-type="string">
            <office:annotation draw:style-name="gr17" draw:text-style-name="P2" svg:width="370.71pt" svg:height="74.24pt" svg:x="1066.73pt" svg:y="23.24pt" draw:caption-point-x="-11.54pt" draw:caption-point-y="-22.96pt">
              <dc:date>2019-11-21T00:00:00</dc:date>
              <text:p text:style-name="P1">Render Metadata in HTML Head - First. Defines if the first metadata is enabled for this node.</text:p>
              <text:p text:style-name="P1"/>
              <text:p text:style-name="P1">1 - is enabled</text:p>
              <text:p text:style-name="P1">0 - disabled</text:p>
            </office:annotation>
            <text:p>meta_first_last</text:p>
          </table:table-cell>
          <table:table-cell table:style-name="ce30" office:value-type="string" calcext:value-type="string">
            <office:annotation draw:style-name="gr17" draw:text-style-name="P2" svg:width="347.64pt" svg:height="74.24pt" svg:x="1169.94pt" svg:y="23.24pt" draw:caption-point-x="-11.54pt" draw:caption-point-y="-22.96pt">
              <dc:date>2019-11-21T00:00:00</dc:date>
              <text:p text:style-name="P1">Render Metadata in HTML Head - Next/Previous. Defines if the first metadata is enabled for this node.</text:p>
              <text:p text:style-name="P1"/>
              <text:p text:style-name="P1">1 - is enabled</text:p>
              <text:p text:style-name="P1">0 - disabled</text:p>
            </office:annotation>
            <text:p>meta_next_previous</text:p>
          </table:table-cell>
          <table:table-cell table:style-name="ce30" office:value-type="string" calcext:value-type="string">
            <office:annotation draw:style-name="gr12" draw:text-style-name="P2" svg:width="347.67pt" svg:height="121.49pt" svg:x="1250.08pt" svg:y="23.24pt" draw:caption-point-x="-11.54pt" draw:caption-point-y="-22.96pt">
              <dc:date>2019-11-21T00:00:00</dc:date>
              <text:p text:style-name="P1">Render Metadata in HTML Head - Chapter/Section. Works in conjunction with meta_section.</text:p>
              <text:p text:style-name="P1"/>
              <text:p text:style-name="P1">Defines the value selected in Chapter/Section field.</text:p>
              <text:p text:style-name="P1"/>
              <text:p text:style-name="P1">meta_chapter=1, meta_section=1 - BOTH</text:p>
              <text:p text:style-name="P1">meta_chapter=1, meta_section=0 - Chapter</text:p>
              <text:p text:style-name="P1">meta_chapter=1, meta_section=0 - Section</text:p>
            </office:annotation>
            <text:p>meta_chapter</text:p>
          </table:table-cell>
          <table:table-cell table:style-name="ce30" office:value-type="string" calcext:value-type="string">
            <office:annotation draw:style-name="gr12" draw:text-style-name="P2" svg:width="347.64pt" svg:height="121.49pt" svg:x="1330.24pt" svg:y="23.24pt" draw:caption-point-x="-11.54pt" draw:caption-point-y="-22.96pt">
              <dc:date>2019-11-21T00:00:00</dc:date>
              <text:p text:style-name="P1">Render Metadata in HTML Head - Chapter/Section. Works in conjunction with meta_chapter.</text:p>
              <text:p text:style-name="P1"/>
              <text:p text:style-name="P1">Defines the value selected in Chapter/Section field.</text:p>
              <text:p text:style-name="P1"/>
              <text:p text:style-name="P1">meta_chapter=1, meta_section=1 - BOTH</text:p>
              <text:p text:style-name="P1">meta_chapter=1, meta_section=0 - Chapter</text:p>
              <text:p text:style-name="P1">meta_chapter=1, meta_section=0 - Section</text:p>
            </office:annotation>
            <text:p>meta_section</text:p>
          </table:table-cell>
          <table:table-cell table:style-name="ce30" office:value-type="string" calcext:value-type="string">
            <office:annotation draw:style-name="gr17" draw:text-style-name="P2" svg:width="320.6pt" svg:height="74.24pt" svg:x="1437.45pt" svg:y="23.24pt" draw:caption-point-x="-11.54pt" draw:caption-point-y="-22.96pt">
              <dc:date>2019-11-21T00:00:00</dc:date>
              <text:p text:style-name="P1">Render Metadata in HTML Head - Enable Chapter/Section. Defines if Chapter/Section functionality is enabled for this node, its sub-nodes and pages.</text:p>
              <text:p text:style-name="P1"/>
              <text:p text:style-name="P1">1 - is enabled</text:p>
              <text:p text:style-name="P1">0 - disabled</text:p>
            </office:annotation>
            <text:p>meta_cs_enabled</text:p>
          </table:table-cell>
          <table:table-cell table:style-name="ce30" office:value-type="string" calcext:value-type="string">
            <office:annotation draw:style-name="gr17" draw:text-style-name="P2" svg:width="320.6pt" svg:height="74.24pt" svg:x="1517.58pt" svg:y="23.24pt" draw:caption-point-x="-11.54pt" draw:caption-point-y="-22.96pt">
              <dc:date>2019-11-21T00:00:00</dc:date>
              <text:p text:style-name="P1">Enable Pagination. Defines if the pagination is enabled for the node.</text:p>
              <text:p text:style-name="P1"/>
              <text:p text:style-name="P1">1 - is enabled</text:p>
              <text:p text:style-name="P1">0 - disabled</text:p>
            </office:annotation>
            <text:p>pager_visibility</text:p>
          </table:table-cell>
          <table:table-cell table:style-name="ce30" office:value-type="string" calcext:value-type="string">
            <office:annotation draw:style-name="gr10" draw:text-style-name="P2" svg:width="320.6pt" svg:height="58.51pt" svg:x="1597.75pt" svg:y="23.24pt" draw:caption-point-x="-11.54pt" draw:caption-point-y="-22.96pt">
              <dc:date>2019-11-21T00:00:00</dc:date>
              <text:p text:style-name="P1">Frame. Maximum number of the links displayed at the time.</text:p>
              <text:p text:style-name="P1"/>
              <text:p text:style-name="P1">Can only contain numerals.</text:p>
            </office:annotation>
            <text:p>pager_frame</text:p>
          </table:table-cell>
          <table:table-cell table:style-name="ce30" office:value-type="string" calcext:value-type="string">
            <office:annotation draw:style-name="gr10" draw:text-style-name="P2" svg:width="320.6pt" svg:height="58.51pt" svg:x="1677.88pt" svg:y="23.24pt" draw:caption-point-x="-11.54pt" draw:caption-point-y="-22.96pt">
              <dc:date>2019-11-21T00:00:00</dc:date>
              <text:p text:style-name="P1">Frame skip. If the Current Frame Position does not cover Utmost Pages, will render Link to Current Position plus/minus this Value</text:p>
              <text:p text:style-name="P1"/>
              <text:p text:style-name="P1">Can only contain numerals.</text:p>
            </office:annotation>
            <text:p>pager_jump</text:p>
          </table:table-cell>
          <table:table-cell table:style-name="ce30" office:value-type="string" calcext:value-type="string">
            <office:annotation draw:style-name="gr17" draw:text-style-name="P2" svg:width="346.79pt" svg:height="74.24pt" svg:x="1758.05pt" svg:y="23.24pt" draw:caption-point-x="-11.54pt" draw:caption-point-y="-22.96pt">
              <dc:date>2019-11-21T00:00:00</dc:date>
              <text:p text:style-name="P1">Show in navigation menu. Defines if the node is displayed in the PAGE navigation menu.</text:p>
              <text:p text:style-name="P1"/>
              <text:p text:style-name="P1">1 - is displayed</text:p>
              <text:p text:style-name="P1">0 - not displayed</text:p>
            </office:annotation>
            <text:p>menu_visibility</text:p>
          </table:table-cell>
          <table:table-cell table:style-name="ce30" office:value-type="string" calcext:value-type="string">
            <office:annotation draw:style-name="gr7" draw:text-style-name="P2" svg:width="346.82pt" svg:height="90pt" svg:x="1838.18pt" svg:y="23.24pt" draw:caption-point-x="-11.54pt" draw:caption-point-y="-22.96pt">
              <dc:date>2019-11-21T00:00:00</dc:date>
              <text:p text:style-name="P1">Exclude from PAGE Navigation Menu.</text:p>
              <text:p text:style-name="P1"/>
              <text:p text:style-name="P1">1 - exclude</text:p>
              <text:p text:style-name="P1">0 - include</text:p>
              <text:p text:style-name="P1"/>
            </office:annotation>
            <text:p>menu_excluded</text:p>
          </table:table-cell>
          <table:table-cell table:style-name="ce30" office:value-type="string" calcext:value-type="string">
            <office:annotation draw:style-name="gr19" draw:text-style-name="P2" svg:width="346.79pt" svg:height="105.76pt" svg:x="1918.35pt" svg:y="23.24pt" draw:caption-point-x="-11.54pt" draw:caption-point-y="-22.96pt">
              <dc:date>2019-11-21T00:00:00</dc:date>
              <text:p text:style-name="P1">PAGE Menu Layout. Defines the layout of the PAGE menu.</text:p>
              <text:p text:style-name="P1"/>
              <text:p text:style-name="P1">content - Content</text:p>
              <text:p text:style-name="P1">left_column - Left Column</text:p>
              <text:p text:style-name="P1">right_column - Right Column</text:p>
              <text:p text:style-name="P1">empty - Use Default</text:p>
            </office:annotation>
            <text:p>menu_layout</text:p>
          </table:table-cell>
          <table:table-cell table:style-name="ce30" office:value-type="string" calcext:value-type="string">
            <office:annotation draw:style-name="gr17" draw:text-style-name="P2" svg:width="368.25pt" svg:height="74.24pt" svg:x="1998.48pt" svg:y="23.24pt" draw:caption-point-x="-11.54pt" draw:caption-point-y="-22.96pt">
              <dc:date>2019-11-21T00:00:00</dc:date>
              <text:p text:style-name="P1">PAGE Menu Detalization. Defines which nodes should be displayed in the PAGE menu.</text:p>
              <text:p text:style-name="P1"/>
              <text:p text:style-name="P1">0 - Neighbours and Children</text:p>
              <text:p text:style-name="P1">1 - Only Children</text:p>
            </office:annotation>
            <text:p>menu_brief</text:p>
          </table:table-cell>
          <table:table-cell table:style-name="ce30" office:value-type="string" calcext:value-type="string">
            <office:annotation draw:style-name="gr10" draw:text-style-name="P2" svg:width="374.66pt" svg:height="58.51pt" svg:x="2104.84pt" svg:y="23.24pt" draw:caption-point-x="-11.54pt" draw:caption-point-y="-22.96pt">
              <dc:date>2019-11-21T00:00:00</dc:date>
              <text:p text:style-name="P1">Maximal Depth of the PAGE menu. Defines how many levels of the nodes should be displayed in the PAGE menu.</text:p>
              <text:p text:style-name="P1"/>
              <text:p text:style-name="P1">Can only contain numerals.</text:p>
            </office:annotation>
            <text:p>menu_levels_down</text:p>
          </table:table-cell>
          <table:table-cell table:style-name="ce30" office:value-type="string" calcext:value-type="string">
            <office:annotation draw:style-name="gr17" draw:text-style-name="P2" svg:width="374.63pt" svg:height="74.24pt" svg:x="2185pt" svg:y="23.24pt" draw:caption-point-x="-11.54pt" draw:caption-point-y="-22.96pt">
              <dc:date>2019-11-21T00:00:00</dc:date>
              <text:p text:style-name="P1">PAGE menu list type. Defines the order of the nodes displayed in thePAGE menu.</text:p>
              <text:p text:style-name="P1"/>
              <text:p text:style-name="P1">0 - Unordered</text:p>
              <text:p text:style-name="P1">1 - Ordered</text:p>
            </office:annotation>
            <text:p>menu_ordered</text:p>
          </table:table-cell>
          <table:table-cell table:style-name="ce30" office:value-type="string" calcext:value-type="string">
            <office:annotation draw:style-name="gr5" draw:text-style-name="P2" svg:width="374.66pt" svg:height="137.25pt" svg:x="2265.14pt" svg:y="23.24pt" draw:caption-point-x="-11.54pt" draw:caption-point-y="-22.96pt">
              <dc:date>2019-11-21T00:00:00</dc:date>
              <text:p text:style-name="P1">PAGE menu list style. Defines how the node is displayed in the PAGE menu.</text:p>
              <text:p text:style-name="P1"/>
              <text:p text:style-name="P1">0 - default</text:p>
              <text:p text:style-name="P1">1 - numbers</text:p>
              <text:p text:style-name="P1">a - lower alpha</text:p>
              <text:p text:style-name="P1">A - upper alpha</text:p>
              <text:p text:style-name="P1">i - lower roman</text:p>
              <text:p text:style-name="P1">I - upper roman</text:p>
            </office:annotation>
            <text:p>menu_list_type</text:p>
          </table:table-cell>
          <table:table-cell table:style-name="ce30" office:value-type="string" calcext:value-type="string">
            <office:annotation draw:style-name="gr17" draw:text-style-name="P2" svg:width="353.2pt" svg:height="74.24pt" svg:x="2366.73pt" svg:y="23.24pt" draw:caption-point-x="-11.54pt" draw:caption-point-y="-22.96pt">
              <dc:date>2019-11-21T00:00:00</dc:date>
              <text:p text:style-name="P1">Show in navigation menu. Defines if the node is displayed in the MAIN navigation menu.</text:p>
              <text:p text:style-name="P1"/>
              <text:p text:style-name="P1">1 - is displayed</text:p>
              <text:p text:style-name="P1">0 - not displayed</text:p>
            </office:annotation>
            <text:p>top_menu_visibility</text:p>
          </table:table-cell>
          <table:table-cell table:style-name="ce30" office:value-type="string" calcext:value-type="string">
            <office:annotation draw:style-name="gr7" draw:text-style-name="P2" svg:width="320.6pt" svg:height="90pt" svg:x="2479.49pt" svg:y="23.24pt" draw:caption-point-x="-11.54pt" draw:caption-point-y="-22.96pt">
              <dc:date>2019-11-21T00:00:00</dc:date>
              <text:p text:style-name="P1">Exclude from MAIN Navigation Menu.</text:p>
              <text:p text:style-name="P1"/>
              <text:p text:style-name="P1">1 - exclude</text:p>
              <text:p text:style-name="P1">0 - include</text:p>
              <text:p text:style-name="P1"/>
            </office:annotation>
            <text:p>top_menu_excluded</text:p>
          </table:table-cell>
          <table:table-cell table:number-columns-repeated="996"/>
        </table:table-row>
        <table:table-row table:style-name="ro2">
          <table:table-cell table:style-name="ce41" office:value-type="float" office:value="1" calcext:value-type="float">
            <text:p>1</text:p>
          </table:table-cell>
          <table:table-cell table:style-name="ce39" table:number-columns-repeated="2"/>
          <table:table-cell table:style-name="ce39" office:value-type="string" calcext:value-type="string">
            <text:p>first_node</text:p>
          </table:table-cell>
          <table:table-cell table:style-name="ce39" office:value-type="string" calcext:value-type="string">
            <text:p>First node</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first_node</text:p>
          </table:table-cell>
          <table:table-cell table:style-name="ce41" office:value-type="float" office:value="1" calcext:value-type="float">
            <text:p>1</text:p>
          </table:table-cell>
          <table:table-cell table:style-name="ce39" office:value-type="string" calcext:value-type="string">
            <text:p>default</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3" table:style-name="ce41" office:value-type="float" office:value="1" calcext:value-type="float">
            <text:p>1</text:p>
          </table:table-cell>
          <table:table-cell table:style-name="ce41" office:value-type="float" office:value="2" calcext:value-type="float">
            <text:p>2</text:p>
          </table:table-cell>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39" office:value-type="string" calcext:value-type="string">
            <text:p>content</text:p>
          </table:table-cell>
          <table:table-cell table:style-name="ce41" office:value-type="float" office:value="1" calcext:value-type="float">
            <text:p>1</text:p>
          </table:table-cell>
          <table:table-cell table:style-name="ce41" office:value-type="float" office:value="10" calcext:value-type="float">
            <text:p>10</text:p>
          </table:table-cell>
          <table:table-cell table:number-columns-repeated="3" table:style-name="ce41" office:value-type="float" office:value="1" calcext:value-type="float">
            <text:p>1</text:p>
          </table:table-cell>
          <table:table-cell table:style-name="ce41" office:value-type="float" office:value="0" calcext:value-type="float">
            <text:p>0</text:p>
          </table:table-cell>
          <table:table-cell table:number-columns-repeated="996"/>
        </table:table-row>
        <table:table-row table:style-name="ro2">
          <table:table-cell table:style-name="ce41" office:value-type="float" office:value="2" calcext:value-type="float">
            <text:p>2</text:p>
          </table:table-cell>
          <table:table-cell table:style-name="ce41" office:value-type="float" office:value="1" calcext:value-type="float">
            <text:p>1</text:p>
          </table:table-cell>
          <table:table-cell table:style-name="ce39"/>
          <table:table-cell table:style-name="ce39" office:value-type="string" calcext:value-type="string">
            <text:p>second_node</text:p>
          </table:table-cell>
          <table:table-cell table:style-name="ce39" office:value-type="string" calcext:value-type="string">
            <text:p>Second node</text:p>
          </table:table-cell>
          <table:table-cell table:style-name="ce41" office:value-type="float" office:value="2" calcext:value-type="float">
            <text:p>2</text:p>
          </table:table-cell>
          <table:table-cell table:style-name="ce41" office:value-type="float" office:value="0" calcext:value-type="float">
            <text:p>0</text:p>
          </table:table-cell>
          <table:table-cell table:style-name="ce39" office:value-type="string" calcext:value-type="string">
            <text:p>first_node/second_node</text:p>
          </table:table-cell>
          <table:table-cell table:style-name="ce93" office:value-type="date" office:date-value="2019-01-02" calcext:value-type="date">
            <text:p>1/2</text:p>
          </table:table-cell>
          <table:table-cell table:style-name="ce39" office:value-type="string" calcext:value-type="string">
            <text:p>default</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style-name="ce39"/>
          <table:table-cell table:number-columns-repeated="3"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996"/>
        </table:table-row>
        <table:table-row table:style-name="ro2">
          <table:table-cell table:style-name="ce41" office:value-type="float" office:value="3" calcext:value-type="float">
            <text:p>3</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0" calcext:value-type="float">
            <text:p>0</text:p>
          </table:table-cell>
          <table:table-cell table:style-name="ce39" office:value-type="string" calcext:value-type="string">
            <text:p>first_node/second_node/customer-service</text:p>
          </table:table-cell>
          <table:table-cell table:style-name="ce94" office:value-type="date" office:date-value="2003-01-02" calcext:value-type="date">
            <text:p>1/2/2003</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4" calcext:value-type="float">
            <text:p>4</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1" calcext:value-type="float">
            <text:p>1</text:p>
          </table:table-cell>
          <table:table-cell table:style-name="ce39" office:value-type="string" calcext:value-type="string">
            <text:p>first_node/second_node/about-us</text:p>
          </table:table-cell>
          <table:table-cell table:style-name="ce94" office:value-type="date" office:date-value="2004-01-02" calcext:value-type="date">
            <text:p>1/2/2004</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5" calcext:value-type="float">
            <text:p>5</text:p>
          </table:table-cell>
          <table:table-cell table:style-name="ce41" office:value-type="float" office:value="2" calcext:value-type="float">
            <text:p>2</text:p>
          </table:table-cell>
          <table:table-cell table:style-name="ce41"/>
          <table:table-cell table:style-name="ce39" table:number-columns-repeated="2"/>
          <table:table-cell table:style-name="ce41" office:value-type="float" office:value="3" calcext:value-type="float">
            <text:p>3</text:p>
          </table:table-cell>
          <table:table-cell table:style-name="ce41" office:value-type="float" office:value="2" calcext:value-type="float">
            <text:p>2</text:p>
          </table:table-cell>
          <table:table-cell table:style-name="ce39" office:value-type="string" calcext:value-type="string">
            <text:p>first_node/second_node/reward-points</text:p>
          </table:table-cell>
          <table:table-cell table:style-name="ce94" office:value-type="date" office:date-value="2005-01-02" calcext:value-type="date">
            <text:p>1/2/2005</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6" calcext:value-type="float">
            <text:p>6</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1" calcext:value-type="float">
            <text:p>1</text:p>
          </table:table-cell>
          <table:table-cell table:style-name="ce39" office:value-type="string" calcext:value-type="string">
            <text:p>first_node/sample_cms_page_2</text:p>
          </table:table-cell>
          <table:table-cell table:style-name="ce93" office:value-type="date" office:date-value="2019-01-06" calcext:value-type="date">
            <text:p>1/6</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7" calcext:value-type="float">
            <text:p>7</text:p>
          </table:table-cell>
          <table:table-cell table:style-name="ce41" office:value-type="float" office:value="1" calcext:value-type="float">
            <text:p>1</text:p>
          </table:table-cell>
          <table:table-cell table:style-name="ce41"/>
          <table:table-cell table:style-name="ce39" table:number-columns-repeated="2"/>
          <table:table-cell table:number-columns-repeated="2" table:style-name="ce41" office:value-type="float" office:value="2" calcext:value-type="float">
            <text:p>2</text:p>
          </table:table-cell>
          <table:table-cell table:style-name="ce39" office:value-type="string" calcext:value-type="string">
            <text:p>first_node/sample_cms_page_1</text:p>
          </table:table-cell>
          <table:table-cell table:style-name="ce93" office:value-type="date" office:date-value="2019-01-07" calcext:value-type="date">
            <text:p>1/7</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8" calcext:value-type="float">
            <text:p>8</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3" calcext:value-type="float">
            <text:p>3</text:p>
          </table:table-cell>
          <table:table-cell table:style-name="ce39" office:value-type="string" calcext:value-type="string">
            <text:p>first_node/sample_cms_page_4</text:p>
          </table:table-cell>
          <table:table-cell table:style-name="ce93" office:value-type="date" office:date-value="2019-01-08" calcext:value-type="date">
            <text:p>1/8</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9" calcext:value-type="float">
            <text:p>9</text:p>
          </table:table-cell>
          <table:table-cell table:style-name="ce41" office:value-type="float" office:value="1" calcext:value-type="float">
            <text:p>1</text:p>
          </table:table-cell>
          <table:table-cell table:style-name="ce41"/>
          <table:table-cell table:style-name="ce39"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style-name="ce39" office:value-type="string" calcext:value-type="string">
            <text:p>first_node/sample_cms_page_3</text:p>
          </table:table-cell>
          <table:table-cell table:style-name="ce93" office:value-type="date" office:date-value="2019-01-09" calcext:value-type="date">
            <text:p>1/9</text:p>
          </table:table-cell>
          <table:table-cell table:style-name="ce39" office:value-type="string" calcext:value-type="string">
            <text:p>default</text:p>
          </table:table-cell>
          <table:table-cell table:number-columns-repeated="6" table:style-name="ce41" office:value-type="float" office:value="0" calcext:value-type="float">
            <text:p>0</text:p>
          </table:table-cell>
          <table:table-cell table:style-name="ce39" table:number-columns-repeated="4"/>
          <table:table-cell table:style-name="ce41" office:value-type="float" office:value="0" calcext:value-type="float">
            <text:p>0</text:p>
          </table:table-cell>
          <table:table-cell table:style-name="ce39"/>
          <table:table-cell table:style-name="ce41" office:value-type="float" office:value="0" calcext:value-type="float">
            <text:p>0</text:p>
          </table:table-cell>
          <table:table-cell table:style-name="ce39" table:number-columns-repeated="5"/>
          <table:table-cell table:number-columns-repeated="996"/>
        </table:table-row>
        <table:table-row table:style-name="ro2">
          <table:table-cell table:style-name="ce41" office:value-type="float" office:value="10" calcext:value-type="float">
            <text:p>10</text:p>
          </table:table-cell>
          <table:table-cell table:style-name="ce41" office:value-type="float" office:value="1" calcext:value-type="float">
            <text:p>1</text:p>
          </table:table-cell>
          <table:table-cell table:style-name="ce39"/>
          <table:table-cell table:style-name="ce39" office:value-type="string" calcext:value-type="string">
            <text:p>third_node</text:p>
          </table:table-cell>
          <table:table-cell table:style-name="ce39" office:value-type="string" calcext:value-type="string">
            <text:p>Third node</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39" office:value-type="string" calcext:value-type="string">
            <text:p>first_node/third_node</text:p>
          </table:table-cell>
          <table:table-cell table:style-name="ce93" office:value-type="date" office:date-value="2019-01-10" calcext:value-type="date">
            <text:p>1/10</text:p>
          </table:table-cell>
          <table:table-cell table:style-name="ce39" office:value-type="string" calcext:value-type="string">
            <text:p>default</text:p>
          </table:table-cell>
          <table:table-cell table:number-columns-repeated="11" table:style-name="ce41" office:value-type="float" office:value="0" calcext:value-type="float">
            <text:p>0</text:p>
          </table:table-cell>
          <table:table-cell table:style-name="ce39"/>
          <table:table-cell table:number-columns-repeated="3"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number-columns-repeated="996"/>
        </table:table-row>
        <table:table-row table:style-name="ro3" table:number-rows-repeated="1048564">
          <table:table-cell table:number-columns-repeated="1024"/>
        </table:table-row>
        <table:table-row table:style-name="ro3">
          <table:table-cell table:number-columns-repeated="1024"/>
        </table:table-row>
      </table:table>
      <table:table table:name="Widgets" table:style-name="ta32">
        <table:table-column table:style-name="co46" table:default-cell-style-name="Default"/>
        <table:table-column table:style-name="co4" table:default-cell-style-name="Default"/>
        <table:table-column table:style-name="co53" table:default-cell-style-name="Default"/>
        <table:table-column table:style-name="co105" table:default-cell-style-name="Default"/>
        <table:table-column table:style-name="co51" table:default-cell-style-name="Default"/>
        <table:table-column table:style-name="co119" table:default-cell-style-name="Default"/>
        <table:table-column table:style-name="co120" table:default-cell-style-name="Default"/>
        <table:table-column table:style-name="co116" table:default-cell-style-name="Default"/>
        <table:table-column table:style-name="co121" table:default-cell-style-name="Default"/>
        <table:table-column table:style-name="co122" table:default-cell-style-name="Default"/>
        <table:table-column table:style-name="co123" table:default-cell-style-name="Default"/>
        <table:table-column table:style-name="co52" table:default-cell-style-name="Default"/>
        <table:table-column table:style-name="co124" table:default-cell-style-name="Default"/>
        <table:table-column table:style-name="co6" table:default-cell-style-name="Default"/>
        <table:table-column table:style-name="co35" table:default-cell-style-name="Default"/>
        <table:table-column table:style-name="co6" table:default-cell-style-name="Default"/>
        <table:table-column table:style-name="co62" table:default-cell-style-name="Default"/>
        <table:table-column table:style-name="co24" table:default-cell-style-name="Default"/>
        <table:table-column table:style-name="co15" table:default-cell-style-name="Default"/>
        <table:table-column table:style-name="co7" table:default-cell-style-name="Default"/>
        <table:table-column table:style-name="co125" table:default-cell-style-name="Default"/>
        <table:table-column table:style-name="co58" table:default-cell-style-name="Default"/>
        <table:table-column table:style-name="co116" table:default-cell-style-name="Default"/>
        <table:table-column table:style-name="co126" table:default-cell-style-name="Default"/>
        <table:table-column table:style-name="co101" table:default-cell-style-name="Default"/>
        <table:table-column table:style-name="co99" table:default-cell-style-name="Default"/>
        <table:table-column table:style-name="co36" table:default-cell-style-name="Default"/>
        <table:table-column table:style-name="co101" table:default-cell-style-name="Default"/>
        <table:table-column table:style-name="co47" table:default-cell-style-name="Default"/>
        <table:table-column table:style-name="co6" table:number-columns-repeated="995" table:default-cell-style-name="Default"/>
        <table:table-row table:style-name="ro2">
          <table:table-cell table:style-name="ce30" office:value-type="string" calcext:value-type="string">
            <text:p>widget_id</text:p>
          </table:table-cell>
          <table:table-cell table:style-name="ce30" office:value-type="string" calcext:value-type="string">
            <text:p>type_code</text:p>
          </table:table-cell>
          <table:table-cell table:style-name="ce30" office:value-type="string" calcext:value-type="string">
            <text:p>store_ids</text:p>
          </table:table-cell>
          <table:table-cell table:style-name="ce30" office:value-type="string" calcext:value-type="string">
            <text:p>theme</text:p>
          </table:table-cell>
          <table:table-cell table:style-name="ce30" office:value-type="string" calcext:value-type="string">
            <text:p>sort_order</text:p>
          </table:table-cell>
          <table:table-cell table:style-name="ce30" office:value-type="string" calcext:value-type="string">
            <text:p>title</text:p>
          </table:table-cell>
          <table:table-cell table:style-name="ce30" office:value-type="string" calcext:value-type="string">
            <text:p>layout:id</text:p>
          </table:table-cell>
          <table:table-cell table:style-name="ce30" office:value-type="string" calcext:value-type="string">
            <text:p>layout:page</text:p>
          </table:table-cell>
          <table:table-cell table:style-name="ce30" office:value-type="string" calcext:value-type="string">
            <text:p>layout:handle</text:p>
          </table:table-cell>
          <table:table-cell table:style-name="ce30" office:value-type="string" calcext:value-type="string">
            <text:p>layout:block</text:p>
          </table:table-cell>
          <table:table-cell table:style-name="ce30" office:value-type="string" calcext:value-type="string">
            <text:p>layout:for</text:p>
          </table:table-cell>
          <table:table-cell table:style-name="ce30" office:value-type="string" calcext:value-type="string">
            <text:p>layout:entities</text:p>
          </table:table-cell>
          <table:table-cell table:style-name="ce30" office:value-type="string" calcext:value-type="string">
            <text:p>layout:template</text:p>
          </table:table-cell>
          <table:table-cell table:style-name="ce30" office:value-type="string" calcext:value-type="string">
            <text:p>option:page_id</text:p>
          </table:table-cell>
          <table:table-cell table:style-name="ce30" office:value-type="string" calcext:value-type="string">
            <text:p>option:anchor_text</text:p>
          </table:table-cell>
          <table:table-cell table:style-name="ce30" office:value-type="string" calcext:value-type="string">
            <text:p>option:title</text:p>
          </table:table-cell>
          <table:table-cell table:style-name="ce30" office:value-type="string" calcext:value-type="string">
            <text:p>option:template</text:p>
          </table:table-cell>
          <table:table-cell table:style-name="ce30" office:value-type="string" calcext:value-type="string">
            <text:p>option:block_id</text:p>
          </table:table-cell>
          <table:table-cell table:style-name="ce30" office:value-type="string" calcext:value-type="string">
            <text:p>option:display_type</text:p>
          </table:table-cell>
          <table:table-cell table:style-name="ce30" office:value-type="string" calcext:value-type="string">
            <text:p>option:show_pager</text:p>
          </table:table-cell>
          <table:table-cell table:style-name="ce30" office:value-type="string" calcext:value-type="string">
            <text:p>option:products_per_page</text:p>
          </table:table-cell>
          <table:table-cell table:style-name="ce30" office:value-type="string" calcext:value-type="string">
            <text:p>option:products_count</text:p>
          </table:table-cell>
          <table:table-cell table:style-name="ce30" office:value-type="string" calcext:value-type="string">
            <text:p>option:cache_lifetime</text:p>
          </table:table-cell>
          <table:table-cell table:style-name="ce30" office:value-type="string" calcext:value-type="string">
            <text:p>option:id_path</text:p>
          </table:table-cell>
          <table:table-cell table:style-name="ce30" office:value-type="string" calcext:value-type="string">
            <text:p>option:uiComponent</text:p>
          </table:table-cell>
          <table:table-cell table:style-name="ce30" office:value-type="string" calcext:value-type="string">
            <text:p>option:page_size</text:p>
          </table:table-cell>
          <table:table-cell table:style-name="ce30" office:value-type="string" calcext:value-type="string">
            <text:p>option:show_attributes</text:p>
          </table:table-cell>
          <table:table-cell table:style-name="ce30" office:value-type="string" calcext:value-type="string">
            <text:p>option:show_buttons</text:p>
          </table:table-cell>
          <table:table-cell table:style-name="ce30" office:value-type="string" calcext:value-type="string">
            <text:p>option:condition</text:p>
          </table:table-cell>
          <table:table-cell table:number-columns-repeated="995"/>
        </table:table-row>
        <table:table-row table:style-name="ro2">
          <table:table-cell table:style-name="ce41" office:value-type="float" office:value="1" calcext:value-type="float">
            <text:p>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1" calcext:value-type="float">
            <text:p>1</text:p>
          </table:table-cell>
          <table:table-cell table:style-name="ce39" office:value-type="string" calcext:value-type="string">
            <text:p>pages</text:p>
          </table:table-cell>
          <table:table-cell table:style-name="ce39" office:value-type="string" calcext:value-type="string">
            <text:p>contact_index_index</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contact-us-info</text:p>
          </table:table-cell>
          <table:table-cell table:style-name="ce39" table:number-columns-repeated="11"/>
          <table:table-cell table:number-columns-repeated="995"/>
        </table:table-row>
        <table:table-row table:style-name="ro2">
          <table:table-cell table:style-name="ce41" office:value-type="float" office:value="2" calcext:value-type="float">
            <text:p>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 calcext:value-type="float">
            <text:p>2</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footer_links_block</text:p>
          </table:table-cell>
          <table:table-cell table:style-name="ce39" table:number-columns-repeated="11"/>
          <table:table-cell table:number-columns-repeated="995"/>
        </table:table-row>
        <table:table-row table:style-name="ro2">
          <table:table-cell table:style-name="ce41" office:value-type="float" office:value="3" calcext:value-type="float">
            <text:p>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3" calcext:value-type="float">
            <text:p>3</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7" calcext:value-type="float">
            <text:p>37</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sale-left-menu-block</text:p>
          </table:table-cell>
          <table:table-cell table:style-name="ce39" table:number-columns-repeated="11"/>
          <table:table-cell table:number-columns-repeated="995"/>
        </table:table-row>
        <table:table-row table:style-name="ro2">
          <table:table-cell table:style-name="ce41" office:value-type="float" office:value="4" calcext:value-type="float">
            <text:p>4</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4" calcext:value-type="float">
            <text:p>4</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gear-left-menu-block</text:p>
          </table:table-cell>
          <table:table-cell table:style-name="ce39" table:number-columns-repeated="11"/>
          <table:table-cell table:number-columns-repeated="995"/>
        </table:table-row>
        <table:table-row table:style-name="ro2">
          <table:table-cell table:style-name="ce41" office:value-type="float" office:value="5" calcext:value-type="float">
            <text:p>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Men's Left Menu</text:p>
          </table:table-cell>
          <table:table-cell table:style-name="ce41" office:value-type="float" office:value="5" calcext:value-type="float">
            <text:p>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11" calcext:value-type="float">
            <text:p>11</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men-left-menu-block</text:p>
          </table:table-cell>
          <table:table-cell table:style-name="ce39" table:number-columns-repeated="11"/>
          <table:table-cell table:number-columns-repeated="995"/>
        </table:table-row>
        <table:table-row table:style-name="ro2">
          <table:table-cell table:style-name="ce41" office:value-type="float" office:value="6" calcext:value-type="float">
            <text:p>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omen's Left Menu</text:p>
          </table:table-cell>
          <table:table-cell table:style-name="ce41" office:value-type="float" office:value="6" calcext:value-type="float">
            <text:p>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20" calcext:value-type="float">
            <text:p>20</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women-left-menu-block</text:p>
          </table:table-cell>
          <table:table-cell table:style-name="ce39" table:number-columns-repeated="11"/>
          <table:table-cell table:number-columns-repeated="995"/>
        </table:table-row>
        <table:table-row table:style-name="ro2">
          <table:table-cell table:style-name="ce41" office:value-type="float" office:value="7" calcext:value-type="float">
            <text:p>7</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hat's New Left Menu</text:p>
          </table:table-cell>
          <table:table-cell table:style-name="ce41" office:value-type="float" office:value="7" calcext:value-type="float">
            <text:p>7</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new-left-menu-block</text:p>
          </table:table-cell>
          <table:table-cell table:style-name="ce39" table:number-columns-repeated="11"/>
          <table:table-cell table:number-columns-repeated="995"/>
        </table:table-row>
        <table:table-row table:style-name="ro2">
          <table:table-cell table:style-name="ce41" office:value-type="float" office:value="8" calcext:value-type="float">
            <text:p>8</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Women Category Content</text:p>
          </table:table-cell>
          <table:table-cell table:style-name="ce41" office:value-type="float" office:value="8" calcext:value-type="float">
            <text:p>8</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20" calcext:value-type="float">
            <text:p>20</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women-block</text:p>
          </table:table-cell>
          <table:table-cell table:style-name="ce39" table:number-columns-repeated="11"/>
          <table:table-cell table:number-columns-repeated="995"/>
        </table:table-row>
        <table:table-row table:style-name="ro2">
          <table:table-cell table:style-name="ce41" office:value-type="float" office:value="9" calcext:value-type="float">
            <text:p>9</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Training Category Content</text:p>
          </table:table-cell>
          <table:table-cell table:style-name="ce41" office:value-type="float" office:value="9" calcext:value-type="float">
            <text:p>9</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9" calcext:value-type="float">
            <text:p>9</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training-block</text:p>
          </table:table-cell>
          <table:table-cell table:style-name="ce39" table:number-columns-repeated="11"/>
          <table:table-cell table:number-columns-repeated="995"/>
        </table:table-row>
        <table:table-row table:style-name="ro2">
          <table:table-cell table:style-name="ce41" office:value-type="float" office:value="10" calcext:value-type="float">
            <text:p>10</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Men Category Content</text:p>
          </table:table-cell>
          <table:table-cell table:style-name="ce41" office:value-type="float" office:value="10" calcext:value-type="float">
            <text:p>10</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11" calcext:value-type="float">
            <text:p>11</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men-block</text:p>
          </table:table-cell>
          <table:table-cell table:style-name="ce39" table:number-columns-repeated="11"/>
          <table:table-cell table:number-columns-repeated="995"/>
        </table:table-row>
        <table:table-row table:style-name="ro2">
          <table:table-cell table:style-name="ce41" office:value-type="float" office:value="11" calcext:value-type="float">
            <text:p>1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ear Category Content</text:p>
          </table:table-cell>
          <table:table-cell table:style-name="ce41" office:value-type="float" office:value="11" calcext:value-type="float">
            <text:p>11</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gear-block</text:p>
          </table:table-cell>
          <table:table-cell table:style-name="ce39" table:number-columns-repeated="11"/>
          <table:table-cell table:number-columns-repeated="995"/>
        </table:table-row>
        <table:table-row table:style-name="ro2">
          <table:table-cell table:style-name="ce41" office:value-type="float" office:value="12" calcext:value-type="float">
            <text:p>1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New Products Category Content</text:p>
          </table:table-cell>
          <table:table-cell table:style-name="ce41" office:value-type="float" office:value="12" calcext:value-type="float">
            <text:p>12</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new-block</text:p>
          </table:table-cell>
          <table:table-cell table:style-name="ce39" table:number-columns-repeated="11"/>
          <table:table-cell table:number-columns-repeated="995"/>
        </table:table-row>
        <table:table-row table:style-name="ro2">
          <table:table-cell table:style-name="ce41" office:value-type="float" office:value="13" calcext:value-type="float">
            <text:p>1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Sale Category Content</text:p>
          </table:table-cell>
          <table:table-cell table:style-name="ce41" office:value-type="float" office:value="13" calcext:value-type="float">
            <text:p>13</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7" calcext:value-type="float">
            <text:p>37</text:p>
          </table:table-cell>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sale-block</text:p>
          </table:table-cell>
          <table:table-cell table:style-name="ce39" table:number-columns-repeated="11"/>
          <table:table-cell table:number-columns-repeated="995"/>
        </table:table-row>
        <table:table-row table:style-name="ro2">
          <table:table-cell table:style-name="ce41" office:value-type="float" office:value="15" calcext:value-type="float">
            <text:p>1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Performance Fabrics</text:p>
          </table:table-cell>
          <table:table-cell table:style-name="ce41" office:value-type="float" office:value="15" calcext:value-type="float">
            <text:p>1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39" calcext:value-type="float">
            <text:p>39</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performance-fabrics-block</text:p>
          </table:table-cell>
          <table:table-cell table:style-name="ce39" table:number-columns-repeated="11"/>
          <table:table-cell table:number-columns-repeated="995"/>
        </table:table-row>
        <table:table-row table:style-name="ro2">
          <table:table-cell table:style-name="ce41" office:value-type="float" office:value="16" calcext:value-type="float">
            <text:p>1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Eco Friendly</text:p>
          </table:table-cell>
          <table:table-cell table:style-name="ce41" office:value-type="float" office:value="16" calcext:value-type="float">
            <text:p>1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41" office:value-type="float" office:value="40" calcext:value-type="float">
            <text:p>40</text:p>
          </table:table-cell>
          <table:table-cell table:style-name="ce74" office:value-type="string" calcext:value-type="string">
            <text:p>widget/static_block/default.phtml</text:p>
          </table:table-cell>
          <table:table-cell table:style-name="ce39" table:number-columns-repeated="4"/>
          <table:table-cell table:style-name="ce74" office:value-type="string" calcext:value-type="string">
            <text:p>eco-friendly-block</text:p>
          </table:table-cell>
          <table:table-cell table:style-name="ce39" table:number-columns-repeated="11"/>
          <table:table-cell table:number-columns-repeated="995"/>
        </table:table-row>
        <table:table-row table:style-name="ro2">
          <table:table-cell table:style-name="ce41" office:value-type="float" office:value="17" calcext:value-type="float">
            <text:p>17</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Login Info</text:p>
          </table:table-cell>
          <table:table-cell table:style-name="ce41" office:value-type="float" office:value="17" calcext:value-type="float">
            <text:p>17</text:p>
          </table:table-cell>
          <table:table-cell table:style-name="ce39" office:value-type="string" calcext:value-type="string">
            <text:p>pages</text:p>
          </table:table-cell>
          <table:table-cell table:style-name="ce39" office:value-type="string" calcext:value-type="string">
            <text:p>customer_account_login</text:p>
          </table:table-cell>
          <table:table-cell table:style-name="ce39" office:value-type="string" calcext:value-type="string">
            <text:p>customer.login.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login-data</text:p>
          </table:table-cell>
          <table:table-cell table:style-name="ce39" table:number-columns-repeated="11"/>
          <table:table-cell table:number-columns-repeated="995"/>
        </table:table-row>
        <table:table-row table:style-name="ro2">
          <table:table-cell table:style-name="ce41" office:value-type="float" office:value="18" calcext:value-type="float">
            <text:p>18</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Luma</text:p>
          </table:table-cell>
          <table:table-cell table:style-name="ce41" office:value-type="float" office:value="0" calcext:value-type="float">
            <text:p>0</text:p>
          </table:table-cell>
          <table:table-cell table:style-name="ce39" office:value-type="string" calcext:value-type="string">
            <text:p>Giftcard Category Content</text:p>
          </table:table-cell>
          <table:table-cell table:style-name="ce41" office:value-type="float" office:value="18" calcext:value-type="float">
            <text:p>18</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content.top</text:p>
          </table:table-cell>
          <table:table-cell table:style-name="ce39" office:value-type="string" calcext:value-type="string">
            <text:p>specific</text:p>
          </table:table-cell>
          <table:table-cell table:style-name="ce39"/>
          <table:table-cell table:style-name="ce74" office:value-type="string" calcext:value-type="string">
            <text:p>widget/static_block/default.phtml</text:p>
          </table:table-cell>
          <table:table-cell table:style-name="ce39" table:number-columns-repeated="4"/>
          <table:table-cell table:style-name="ce39" office:value-type="string" calcext:value-type="string">
            <text:p>giftcard-block</text:p>
          </table:table-cell>
          <table:table-cell table:style-name="ce39" table:number-columns-repeated="11"/>
          <table:table-cell table:number-columns-repeated="995"/>
        </table:table-row>
        <table:table-row table:style-name="ro2">
          <table:table-cell table:style-name="ce41" office:value-type="float" office:value="19" calcext:value-type="float">
            <text:p>19</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19" calcext:value-type="float">
            <text:p>19</text:p>
          </table:table-cell>
          <table:table-cell table:style-name="ce39" office:value-type="string" calcext:value-type="string">
            <text:p>pages</text:p>
          </table:table-cell>
          <table:table-cell table:style-name="ce39" office:value-type="string" calcext:value-type="string">
            <text:p>default</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0" calcext:value-type="float">
            <text:p>20</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0" calcext:value-type="float">
            <text:p>20</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1" calcext:value-type="float">
            <text:p>21</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21" calcext:value-type="float">
            <text:p>21</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2" calcext:value-type="float">
            <text:p>22</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22" calcext:value-type="float">
            <text:p>22</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3" calcext:value-type="float">
            <text:p>23</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Contact us info</text:p>
          </table:table-cell>
          <table:table-cell table:style-name="ce41" office:value-type="float" office:value="23" calcext:value-type="float">
            <text:p>23</text:p>
          </table:table-cell>
          <table:table-cell table:style-name="ce39" office:value-type="string" calcext:value-type="string">
            <text:p>pages</text:p>
          </table:table-cell>
          <table:table-cell table:style-name="ce39" office:value-type="string" calcext:value-type="string">
            <text:p>default</text:p>
          </table:table-cell>
          <table:table-cell table:style-name="ce39" office:value-type="string" calcext:value-type="string">
            <text:p>content.top</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4" calcext:value-type="float">
            <text:p>24</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Footer Links</text:p>
          </table:table-cell>
          <table:table-cell table:style-name="ce41" office:value-type="float" office:value="24" calcext:value-type="float">
            <text:p>24</text:p>
          </table:table-cell>
          <table:table-cell table:style-name="ce39" office:value-type="string" calcext:value-type="string">
            <text:p>all_pages</text:p>
          </table:table-cell>
          <table:table-cell table:style-name="ce39" office:value-type="string" calcext:value-type="string">
            <text:p>default</text:p>
          </table:table-cell>
          <table:table-cell table:style-name="ce39" office:value-type="string" calcext:value-type="string">
            <text:p>cms_footer_links_container</text:p>
          </table:table-cell>
          <table:table-cell table:style-name="ce39" office:value-type="string" calcext:value-type="string">
            <text:p>all</text:p>
          </table:table-cell>
          <table:table-cell table:style-name="ce39"/>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5" calcext:value-type="float">
            <text:p>25</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Sale Left Menu</text:p>
          </table:table-cell>
          <table:table-cell table:style-name="ce41" office:value-type="float" office:value="25" calcext:value-type="float">
            <text:p>25</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8" calcext:value-type="float">
            <text:p>38</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2">
          <table:table-cell table:style-name="ce41" office:value-type="float" office:value="26" calcext:value-type="float">
            <text:p>26</text:p>
          </table:table-cell>
          <table:table-cell table:style-name="ce39" office:value-type="string" calcext:value-type="string">
            <text:p>cms_static_block</text:p>
          </table:table-cell>
          <table:table-cell table:style-name="ce41" office:value-type="float" office:value="0" calcext:value-type="float">
            <text:p>0</text:p>
          </table:table-cell>
          <table:table-cell table:style-name="ce39" office:value-type="string" calcext:value-type="string">
            <text:p>Magento Blank</text:p>
          </table:table-cell>
          <table:table-cell table:style-name="ce41" office:value-type="float" office:value="0" calcext:value-type="float">
            <text:p>0</text:p>
          </table:table-cell>
          <table:table-cell table:style-name="ce39" office:value-type="string" calcext:value-type="string">
            <text:p>Gear Left Menu</text:p>
          </table:table-cell>
          <table:table-cell table:style-name="ce41" office:value-type="float" office:value="26" calcext:value-type="float">
            <text:p>26</text:p>
          </table:table-cell>
          <table:table-cell table:style-name="ce39" office:value-type="string" calcext:value-type="string">
            <text:p>anchor_categories</text:p>
          </table:table-cell>
          <table:table-cell table:style-name="ce39" office:value-type="string" calcext:value-type="string">
            <text:p>catalog_category_view_type_layered</text:p>
          </table:table-cell>
          <table:table-cell table:style-name="ce39" office:value-type="string" calcext:value-type="string">
            <text:p>sidebar.main</text:p>
          </table:table-cell>
          <table:table-cell table:style-name="ce39" office:value-type="string" calcext:value-type="string">
            <text:p>specific</text:p>
          </table:table-cell>
          <table:table-cell table:style-name="ce41" office:value-type="float" office:value="3" calcext:value-type="float">
            <text:p>3</text:p>
          </table:table-cell>
          <table:table-cell table:style-name="ce74" office:value-type="string" calcext:value-type="string">
            <text:p>widget/static_block/default.phtml</text:p>
          </table:table-cell>
          <table:table-cell table:style-name="ce39" table:number-columns-repeated="16"/>
          <table:table-cell table:number-columns-repeated="995"/>
        </table:table-row>
        <table:table-row table:style-name="ro3" table:number-rows-repeated="1048549">
          <table:table-cell table:number-columns-repeated="1024"/>
        </table:table-row>
        <table:table-row table:style-name="ro3">
          <table:table-cell table:number-columns-repeated="1024"/>
        </table:table-row>
      </table:table>
      <table:table table:name="Cart Price Rules" table:style-name="ta33">
        <table:table-column table:style-name="co67" table:default-cell-style-name="Default"/>
        <table:table-column table:style-name="co6" table:default-cell-style-name="Default"/>
        <table:table-column table:style-name="co67" table:default-cell-style-name="Default"/>
        <table:table-column table:style-name="co115" table:default-cell-style-name="Default"/>
        <table:table-column table:style-name="co127" table:default-cell-style-name="Default"/>
        <table:table-column table:style-name="co128" table:default-cell-style-name="Default"/>
        <table:table-column table:style-name="co82" table:default-cell-style-name="Default"/>
        <table:table-column table:style-name="co2" table:default-cell-style-name="Default"/>
        <table:table-column table:style-name="co75" table:default-cell-style-name="Default"/>
        <table:table-column table:style-name="co58" table:default-cell-style-name="Default"/>
        <table:table-column table:style-name="co46" table:default-cell-style-name="Default"/>
        <table:table-column table:style-name="co129" table:default-cell-style-name="Default"/>
        <table:table-column table:style-name="co73" table:default-cell-style-name="Default"/>
        <table:table-column table:style-name="co6" table:default-cell-style-name="Default"/>
        <table:table-column table:style-name="co15" table:default-cell-style-name="Default"/>
        <table:table-column table:style-name="co94" table:default-cell-style-name="Default"/>
        <table:table-column table:style-name="co130" table:default-cell-style-name="Default"/>
        <table:table-column table:style-name="co59" table:default-cell-style-name="Default"/>
        <table:table-column table:style-name="co6" table:default-cell-style-name="Default"/>
        <table:table-column table:style-name="co22" table:default-cell-style-name="Default"/>
        <table:table-column table:style-name="co50" table:default-cell-style-name="Default"/>
        <table:table-column table:style-name="co6" table:number-columns-repeated="1003" table:default-cell-style-name="Default"/>
        <table:table-row table:style-name="ro2">
          <table:table-cell table:style-name="ce6" office:value-type="string" calcext:value-type="string">
            <office:annotation draw:style-name="gr10" draw:text-style-name="P2" svg:width="378.65pt" svg:height="58.51pt" svg:x="104.94pt" svg:y="23.24pt" draw:caption-point-x="-11.54pt" draw:caption-point-y="-22.96pt">
              <dc:date>2019-11-21T00:00:00</dc:date>
              <text:p text:style-name="P1">Rule Name. The name of the Cart Price Rule.</text:p>
              <text:p text:style-name="P1"/>
              <text:p text:style-name="P1">Can be any value.</text:p>
            </office:annotation>
            <text:p>name</text:p>
          </table:table-cell>
          <table:table-cell table:style-name="ce6" office:value-type="string" calcext:value-type="string">
            <office:annotation draw:style-name="gr10" draw:text-style-name="P2" svg:width="364.39pt" svg:height="58.51pt" svg:x="185.1pt" svg:y="23.24pt" draw:caption-point-x="-11.54pt" draw:caption-point-y="-22.96pt">
              <dc:date>2019-11-21T00:00:00</dc:date>
              <text:p text:style-name="P1">Coupon Code. The coupon customers will need to enter at the cart page to apply the discount.</text:p>
              <text:p text:style-name="P1"/>
              <text:p text:style-name="P1">Can be any value. Leave empty if you use Auto Generation.</text:p>
            </office:annotation>
            <text:p>code</text:p>
          </table:table-cell>
          <table:table-cell table:style-name="ce6" office:value-type="string" calcext:value-type="string">
            <office:annotation draw:style-name="gr10" draw:text-style-name="P2" svg:width="373.89pt" svg:height="58.51pt" svg:x="278.79pt" svg:y="23.24pt" draw:caption-point-x="-11.54pt" draw:caption-point-y="-22.96pt">
              <dc:date>2019-11-21T00:00:00</dc:date>
              <text:p text:style-name="P1">Uses per coupon. The number of times the coupon can be applied to the cart.</text:p>
              <text:p text:style-name="P1"/>
              <text:p text:style-name="P1">Can be any numeral value.</text:p>
            </office:annotation>
            <text:p>uses_per_coupon</text:p>
          </table:table-cell>
          <table:table-cell table:style-name="ce6" office:value-type="string" calcext:value-type="string">
            <office:annotation draw:style-name="gr10" draw:text-style-name="P2" svg:width="338.14pt" svg:height="58.51pt" svg:x="416.95pt" svg:y="23.24pt" draw:caption-point-x="-11.54pt" draw:caption-point-y="-22.96pt">
              <dc:date>2019-11-21T00:00:00</dc:date>
              <text:p text:style-name="P1">Description of the cart price rule.</text:p>
              <text:p text:style-name="P1"/>
              <text:p text:style-name="P1">Can be any value.</text:p>
            </office:annotation>
            <text:p>description</text:p>
          </table:table-cell>
          <table:table-cell table:style-name="ce6" office:value-type="string" calcext:value-type="string">
            <office:annotation draw:style-name="gr6" draw:text-style-name="P2" svg:width="326.3pt" svg:height="200.24pt" svg:x="483.59pt" svg:y="23.24pt" draw:caption-point-x="-11.54pt" draw:caption-point-y="-22.96pt">
              <dc:date>2019-11-21T00:00:00</dc:date>
              <text:p text:style-name="P1">The date from which the cart price rule is active.</text:p>
              <text:p text:style-name="P1"/>
              <text:p text:style-name="P1">The date should be in the following format:</text:p>
              <text:p text:style-name="P1"/>
              <text:p text:style-name="P1">yyyy/dd/mm</text:p>
              <text:p text:style-name="P1"/>
              <text:p text:style-name="P1">For example:</text:p>
              <text:p text:style-name="P1"/>
              <text:p text:style-name="P1">If you want custom design applied from 10th of July 2019, the value should look like:</text:p>
              <text:p text:style-name="P1"/>
              <text:p text:style-name="P1">2019-10-07</text:p>
              <text:p text:style-name="P1"/>
            </office:annotation>
            <text:p>from_date</text:p>
          </table:table-cell>
          <table:table-cell table:style-name="ce6" office:value-type="string" calcext:value-type="string">
            <office:annotation draw:style-name="gr2" draw:text-style-name="P2" svg:width="373.89pt" svg:height="216pt" svg:x="549.5pt" svg:y="23.24pt" draw:caption-point-x="-11.54pt" draw:caption-point-y="-22.96pt">
              <dc:date>2019-11-21T00:00:00</dc:date>
              <text:p text:style-name="P1">The date to which the cart price rule is active.</text:p>
              <text:p text:style-name="P1"/>
              <text:p text:style-name="P1">The date should be in the following format:</text:p>
              <text:p text:style-name="P1"/>
              <text:p text:style-name="P1">yyyy/dd/mm</text:p>
              <text:p text:style-name="P1"/>
              <text:p text:style-name="P1">For example:</text:p>
              <text:p text:style-name="P1"/>
              <text:p text:style-name="P1">If you want custom design applied from 10th of July 2019, the value should look like:</text:p>
              <text:p text:style-name="P1"/>
              <text:p text:style-name="P1">2019-10-07</text:p>
              <text:p text:style-name="P1"/>
              <text:p text:style-name="P1"/>
            </office:annotation>
            <text:p>to_date</text:p>
          </table:table-cell>
          <table:table-cell table:style-name="ce6" office:value-type="string" calcext:value-type="string">
            <office:annotation draw:style-name="gr10" draw:text-style-name="P2" svg:width="331.06pt" svg:height="58.51pt" svg:x="652.68pt" svg:y="23.24pt" draw:caption-point-x="-11.54pt" draw:caption-point-y="-22.96pt">
              <dc:date>2019-11-21T00:00:00</dc:date>
              <text:p text:style-name="P1">Uses per Customer. How many times a single customer can apply this very coupon code.</text:p>
              <text:p text:style-name="P1"/>
              <text:p text:style-name="P1">Can be any numeral value.</text:p>
            </office:annotation>
            <text:p>uses_per_customer</text:p>
          </table:table-cell>
          <table:table-cell table:style-name="ce6" office:value-type="string" calcext:value-type="string">
            <office:annotation draw:style-name="gr17" draw:text-style-name="P2" svg:width="311.19pt" svg:height="74.24pt" svg:x="755.09pt" svg:y="23.24pt" draw:caption-point-x="-11.54pt" draw:caption-point-y="-22.96pt">
              <dc:date>2019-11-21T00:00:00</dc:date>
              <text:p text:style-name="P1">Customer Groups. The IDs of the customer groups that are eligible to apply this coupon code.</text:p>
              <text:p text:style-name="P1"/>
              <text:p text:style-name="P1">You can find IDs of the customer groups at Customers &gt; Custom Groups &gt; ID column of the group grid.</text:p>
              <text:p text:style-name="P1">Use comma to separate multiple values.</text:p>
            </office:annotation>
            <text:p>customer_group_ids</text:p>
          </table:table-cell>
          <table:table-cell table:style-name="ce6" office:value-type="string" calcext:value-type="string">
            <office:annotation draw:style-name="gr17" draw:text-style-name="P2" svg:width="347.7pt" svg:height="74.24pt" svg:x="809.89pt" svg:y="23.24pt" draw:caption-point-x="-11.54pt" draw:caption-point-y="-22.96pt">
              <dc:date>2019-11-21T00:00:00</dc:date>
              <text:p text:style-name="P1">Active. Defines if the cart price rule is enabled or disabled.</text:p>
              <text:p text:style-name="P1"/>
              <text:p text:style-name="P1">0 - Cart Price Rule is disabled</text:p>
              <text:p text:style-name="P1">1 - Cart Price Rule is enabled</text:p>
            </office:annotation>
            <text:p>is_active</text:p>
          </table:table-cell>
          <table:table-cell table:style-name="ce6" office:value-type="string" calcext:value-type="string">
            <office:annotation draw:style-name="gr17" draw:text-style-name="P2" svg:width="314.36pt" svg:height="74.24pt" svg:x="923.39pt" svg:y="23.24pt" draw:caption-point-x="-11.54pt" draw:caption-point-y="-22.96pt">
              <dc:date>2019-11-21T00:00:00</dc:date>
              <text:p text:style-name="P1">Discard subsequent rules. Defines if only this very coupon can be applied. If enabled other coupon codes cannot be applied to the cart.</text:p>
              <text:p text:style-name="P1"/>
              <text:p text:style-name="P1">0 - Discard subsequent rules disabled</text:p>
              <text:p text:style-name="P1">1 - Discard subsequent rules enabled</text:p>
            </office:annotation>
            <text:p>stop_rules_processing</text:p>
          </table:table-cell>
          <table:table-cell table:style-name="ce6" office:value-type="string" calcext:value-type="string">
            <office:annotation draw:style-name="gr10" draw:text-style-name="P2" svg:width="359.55pt" svg:height="58.51pt" svg:x="983.74pt" svg:y="23.24pt" draw:caption-point-x="-11.54pt" draw:caption-point-y="-22.96pt">
              <dc:date>2019-11-21T00:00:00</dc:date>
              <text:p text:style-name="P1">Priority. Defines the order in which Cart Price Rules are applied to the cart. May be important if you offer several discounts at once.</text:p>
              <text:p text:style-name="P1"/>
              <text:p text:style-name="P1">Can be any numeral value. The lower the value - the higher the priority.</text:p>
            </office:annotation>
            <text:p>sort_order</text:p>
          </table:table-cell>
          <table:table-cell table:style-name="ce6" office:value-type="string" calcext:value-type="string">
            <office:annotation draw:style-name="gr19" draw:text-style-name="P2" svg:width="373.07pt" svg:height="105.76pt" svg:x="1066.28pt" svg:y="23.24pt" draw:caption-point-x="-11.54pt" draw:caption-point-y="-22.96pt">
              <dc:date>2019-11-21T00:00:00</dc:date>
              <text:p text:style-name="P1">Actions &gt; Apply. Defines the type of the discount the coupon offers. Either a percent or fixed discount.</text:p>
              <text:p text:style-name="P1"/>
              <text:p text:style-name="P1">Allowed values:</text:p>
              <text:p text:style-name="P1">to_fixed - fixed amount discount</text:p>
              <text:p text:style-name="P1">cart_fixed - fixed amount discount for whole cart</text:p>
              <text:p text:style-name="P1">by_percent - percent of product price discount</text:p>
            </office:annotation>
            <text:p>simple_action</text:p>
          </table:table-cell>
          <table:table-cell table:style-name="ce6" office:value-type="string" calcext:value-type="string">
            <office:annotation draw:style-name="gr10" draw:text-style-name="P2" svg:width="349.2pt" svg:height="58.51pt" svg:x="1157.58pt" svg:y="23.24pt" draw:caption-point-x="-11.54pt" draw:caption-point-y="-22.96pt">
              <dc:date>2019-11-21T00:00:00</dc:date>
              <text:p text:style-name="P1">Discount Amount. The amount of the discount customer gets by applying Cart Price Rule.</text:p>
              <text:p text:style-name="P1"/>
              <text:p text:style-name="P1">Can be any numeral value.</text:p>
            </office:annotation>
            <text:p>discount_amount</text:p>
          </table:table-cell>
          <table:table-cell table:style-name="ce6" office:value-type="string" calcext:value-type="string">
            <office:annotation draw:style-name="gr10" draw:text-style-name="P2" svg:width="315.89pt" svg:height="61.68pt" svg:x="1237.75pt" svg:y="21.66pt" draw:caption-point-x="-11.54pt" draw:caption-point-y="-21.37pt">
              <dc:date>2019-11-21T00:00:00</dc:date>
              <text:p text:style-name="P1">Maximum Qty Discount is Applied To. Maximum quantity if the product the discount can be applied to. Quantity exceeding the set value will not be discounted.</text:p>
              <text:p text:style-name="P1"/>
              <text:p text:style-name="P1">Can be any numeral value.</text:p>
            </office:annotation>
            <text:p>discount_qty</text:p>
          </table:table-cell>
          <table:table-cell table:style-name="ce6" office:value-type="string" calcext:value-type="string">
            <office:annotation draw:style-name="gr12" draw:text-style-name="P2" svg:width="290.49pt" svg:height="121.49pt" svg:x="1343.28pt" svg:y="23.24pt" draw:caption-point-x="-11.54pt" draw:caption-point-y="-22.96pt">
              <dc:date>2019-11-21T00:00:00</dc:date>
              <text:p text:style-name="P1">Free Shipping. Defines if the items that are a subject to the discount should be shipped for free.</text:p>
              <text:p text:style-name="P1"/>
              <text:p text:style-name="P1">Allowed values:</text:p>
              <text:p text:style-name="P1">0 - No</text:p>
              <text:p text:style-name="P1">1 - For matching items only</text:p>
              <text:p text:style-name="P1">2 - For shipment with matching items</text:p>
              <text:p text:style-name="P1"/>
            </office:annotation>
            <text:p>simple_free_shipping</text:p>
          </table:table-cell>
          <table:table-cell table:style-name="ce6" office:value-type="string" calcext:value-type="string">
            <office:annotation draw:style-name="gr17" draw:text-style-name="P2" svg:width="301.63pt" svg:height="74.24pt" svg:x="1439.35pt" svg:y="23.24pt" draw:caption-point-x="-11.54pt" draw:caption-point-y="-22.96pt">
              <dc:date>2019-11-21T00:00:00</dc:date>
              <text:p text:style-name="P1">Apply to Shipping Amount. Defines if the discount should also be applied to the shipping price.</text:p>
              <text:p text:style-name="P1"/>
              <text:p text:style-name="P1">0 - no, the discount shouldn't be applied to shipping</text:p>
              <text:p text:style-name="P1">1- yes, the discount is applied to shipping</text:p>
            </office:annotation>
            <text:p>apply_to_shipping</text:p>
          </table:table-cell>
          <table:table-cell table:style-name="ce6" office:value-type="string" calcext:value-type="string">
            <office:annotation draw:style-name="gr13" draw:text-style-name="P2" svg:width="304.81pt" svg:height="26.99pt" svg:x="1506.78pt" svg:y="23.24pt" draw:caption-point-x="-11.54pt" draw:caption-point-y="-22.96pt">
              <dc:date>2019-11-21T00:00:00</dc:date>
              <text:p text:style-name="P1">Defines how many times the coupon code has already been used.</text:p>
            </office:annotation>
            <text:p>times_used</text:p>
          </table:table-cell>
          <table:table-cell table:style-name="ce6" office:value-type="string" calcext:value-type="string">
            <office:annotation draw:style-name="gr7" draw:text-style-name="P2" svg:width="338.09pt" svg:height="90pt" svg:x="1553.64pt" svg:y="23.24pt" draw:caption-point-x="-11.54pt" draw:caption-point-y="-22.96pt">
              <dc:date>2019-11-21T00:00:00</dc:date>
              <text:p text:style-name="P1">Public In RSS Feed. Defines if the Cart Price Rule should be published in the RSS feed.</text:p>
              <text:p text:style-name="P1"/>
              <text:p text:style-name="P1">0 - no, don't publish Cart Price Rule</text:p>
              <text:p text:style-name="P1">1 - yes, publish Cart Price Rule</text:p>
              <text:p text:style-name="P1"/>
            </office:annotation>
            <text:p>is_rss</text:p>
          </table:table-cell>
          <table:table-cell table:style-name="ce6" office:value-type="string" calcext:value-type="string">
            <office:annotation draw:style-name="gr17" draw:text-style-name="P2" svg:width="338.12pt" svg:height="74.24pt" svg:x="1633.78pt" svg:y="23.24pt" draw:caption-point-x="-11.54pt" draw:caption-point-y="-22.96pt">
              <dc:date>2019-11-21T00:00:00</dc:date>
              <text:p text:style-name="P1">Coupon. The type of the coupon code:</text:p>
              <text:p text:style-name="P1"/>
              <text:p text:style-name="P1">1 - no coupon code</text:p>
              <text:p text:style-name="P1">2 - specific coupon code</text:p>
            </office:annotation>
            <text:p>coupon_type</text:p>
          </table:table-cell>
          <table:table-cell table:style-name="ce6" office:value-type="string" calcext:value-type="string">
            <office:annotation draw:style-name="gr17" draw:text-style-name="P2" svg:width="311.05pt" svg:height="74.24pt" svg:x="1740.98pt" svg:y="23.24pt" draw:caption-point-x="-11.54pt" draw:caption-point-y="-22.96pt">
              <dc:date>2019-11-21T00:00:00</dc:date>
              <text:p text:style-name="P1">Use Auto Generation. Defines if the coupon codes should be automatically generated for this Cart Price Rule.</text:p>
              <text:p text:style-name="P1"/>
              <text:p text:style-name="P1">0 - don't use auto generation</text:p>
              <text:p text:style-name="P1">1 - use auto generation</text:p>
            </office:annotation>
            <text:p>use_auto_generation</text:p>
          </table:table-cell>
          <table:table-cell table:style-name="ce6" office:value-type="string" calcext:value-type="string">
            <office:annotation draw:style-name="gr13" draw:text-style-name="P2" svg:width="320.6pt" svg:height="26.99pt" svg:x="1811.59pt" svg:y="23.24pt" draw:caption-point-x="-11.54pt" draw:caption-point-y="-22.96pt">
              <dc:date>2019-11-21T00:00:00</dc:date>
              <text:p text:style-name="P1">IDs of the websites the Cart Price Rule is applied to.</text:p>
            </office:annotation>
            <text:p>website_ids</text:p>
          </table:table-cell>
          <table:table-cell table:number-columns-repeated="1003"/>
        </table:table-row>
        <table:table-row table:style-name="ro2">
          <table:table-cell table:style-name="ce5" office:value-type="string" calcext:value-type="string">
            <text:p>10% off</text:p>
          </table:table-cell>
          <table:table-cell table:style-name="ce5" office:value-type="string" calcext:value-type="string">
            <text:p>test10%off</text:p>
          </table:table-cell>
          <table:table-cell table:style-name="ce15" office:value-type="float" office:value="100" calcext:value-type="float">
            <text:p>100</text:p>
          </table:table-cell>
          <table:table-cell table:style-name="ce5" office:value-type="string" calcext:value-type="string">
            <text:p>A test 10%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2,3</text:p>
          </table:table-cell>
          <table:table-cell table:style-name="ce15" table:content-validation-name="val36"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10" calcext:value-type="float">
            <text:p>10</text:p>
          </table:table-cell>
          <table:table-cell table:style-name="ce5" table:content-validation-name="val37" office:value-type="string" calcext:value-type="string">
            <text:p>by_percent</text:p>
          </table:table-cell>
          <table:table-cell table:style-name="ce15" office:value-type="float" office:value="10" calcext:value-type="float">
            <text:p>10</text:p>
          </table:table-cell>
          <table:table-cell table:style-name="ce15" office:value-type="float" office:value="100" calcext:value-type="float">
            <text:p>100</text:p>
          </table:table-cell>
          <table:table-cell table:style-name="ce15" table:content-validation-name="val38"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0" calcext:value-type="float">
            <text:p>0</text:p>
          </table:table-cell>
          <table:table-cell table:style-name="ce15" office:value-type="float" office:value="1" calcext:value-type="float">
            <text:p>1</text:p>
          </table:table-cell>
          <table:table-cell table:number-columns-repeated="1003"/>
        </table:table-row>
        <table:table-row table:style-name="ro2">
          <table:table-cell table:style-name="ce5" office:value-type="string" calcext:value-type="string">
            <text:p>$15 off</text:p>
          </table:table-cell>
          <table:table-cell table:style-name="ce5" office:value-type="string" calcext:value-type="string">
            <text:p>test$15off</text:p>
          </table:table-cell>
          <table:table-cell table:style-name="ce15" office:value-type="float" office:value="100" calcext:value-type="float">
            <text:p>100</text:p>
          </table:table-cell>
          <table:table-cell table:style-name="ce5" office:value-type="string" calcext:value-type="string">
            <text:p>A test $15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3</text:p>
          </table:table-cell>
          <table:table-cell table:number-columns-repeated="2" table:style-name="ce15" table:content-validation-name="val36" office:value-type="float" office:value="0" calcext:value-type="float">
            <text:p>0</text:p>
          </table:table-cell>
          <table:table-cell table:style-name="ce15" office:value-type="float" office:value="20" calcext:value-type="float">
            <text:p>20</text:p>
          </table:table-cell>
          <table:table-cell table:style-name="ce5" table:content-validation-name="val37" office:value-type="string" calcext:value-type="string">
            <text:p>to_fixed</text:p>
          </table:table-cell>
          <table:table-cell table:style-name="ce15" office:value-type="float" office:value="15" calcext:value-type="float">
            <text:p>15</text:p>
          </table:table-cell>
          <table:table-cell table:style-name="ce15" office:value-type="float" office:value="150" calcext:value-type="float">
            <text:p>150</text:p>
          </table:table-cell>
          <table:table-cell table:style-name="ce15" table:content-validation-name="val38" office:value-type="float" office:value="1" calcext:value-type="float">
            <text:p>1</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1" calcext:value-type="float">
            <text:p>1</text:p>
          </table:table-cell>
          <table:table-cell table:style-name="ce15" office:value-type="float" office:value="1" calcext:value-type="float">
            <text:p>1</text:p>
          </table:table-cell>
          <table:table-cell table:number-columns-repeated="1003"/>
        </table:table-row>
        <table:table-row table:style-name="ro2">
          <table:table-cell table:style-name="ce5" office:value-type="string" calcext:value-type="string">
            <text:p>$20 off whole cart</text:p>
          </table:table-cell>
          <table:table-cell table:style-name="ce5" office:value-type="string" calcext:value-type="string">
            <text:p>test$20offcart</text:p>
          </table:table-cell>
          <table:table-cell table:style-name="ce15" office:value-type="float" office:value="100" calcext:value-type="float">
            <text:p>100</text:p>
          </table:table-cell>
          <table:table-cell table:style-name="ce5" office:value-type="string" calcext:value-type="string">
            <text:p>A test $20 whole cart discount coupon imported with Improved Import and Export extension</text:p>
          </table:table-cell>
          <table:table-cell table:style-name="ce95" office:value-type="string" calcext:value-type="string">
            <text:p>2018-05-06</text:p>
          </table:table-cell>
          <table:table-cell table:style-name="ce95" office:value-type="string" calcext:value-type="string">
            <text:p>2018-10-06</text:p>
          </table:table-cell>
          <table:table-cell table:style-name="ce15" office:value-type="float" office:value="100" calcext:value-type="float">
            <text:p>100</text:p>
          </table:table-cell>
          <table:table-cell table:style-name="ce5" office:value-type="string" calcext:value-type="string">
            <text:p>0,1</text:p>
          </table:table-cell>
          <table:table-cell table:style-name="ce15" table:content-validation-name="val36" office:value-type="float" office:value="0" calcext:value-type="float">
            <text:p>0</text:p>
          </table:table-cell>
          <table:table-cell table:style-name="ce15" table:content-validation-name="val36" office:value-type="float" office:value="1" calcext:value-type="float">
            <text:p>1</text:p>
          </table:table-cell>
          <table:table-cell table:style-name="ce15" office:value-type="float" office:value="30" calcext:value-type="float">
            <text:p>30</text:p>
          </table:table-cell>
          <table:table-cell table:style-name="ce5" table:content-validation-name="val37" office:value-type="string" calcext:value-type="string">
            <text:p>cart_fixed</text:p>
          </table:table-cell>
          <table:table-cell table:style-name="ce15" office:value-type="float" office:value="20" calcext:value-type="float">
            <text:p>20</text:p>
          </table:table-cell>
          <table:table-cell table:style-name="ce15" office:value-type="float" office:value="200" calcext:value-type="float">
            <text:p>200</text:p>
          </table:table-cell>
          <table:table-cell table:style-name="ce15" table:content-validation-name="val38" office:value-type="float" office:value="2" calcext:value-type="float">
            <text:p>2</text:p>
          </table:table-cell>
          <table:table-cell table:style-name="ce15" table:content-validation-name="val36" office:value-type="float" office:value="1" calcext:value-type="float">
            <text:p>1</text:p>
          </table:table-cell>
          <table:table-cell table:style-name="ce15" office:value-type="float" office:value="2" calcext:value-type="float">
            <text:p>2</text:p>
          </table:table-cell>
          <table:table-cell table:style-name="ce15" table:content-validation-name="val36" office:value-type="float" office:value="1" calcext:value-type="float">
            <text:p>1</text:p>
          </table:table-cell>
          <table:table-cell table:style-name="ce15" table:content-validation-name="val39" office:value-type="float" office:value="2" calcext:value-type="float">
            <text:p>2</text:p>
          </table:table-cell>
          <table:table-cell table:style-name="ce15" table:content-validation-name="val36" office:value-type="float" office:value="0" calcext:value-type="float">
            <text:p>0</text:p>
          </table:table-cell>
          <table:table-cell table:style-name="ce15" office:value-type="float" office:value="1" calcext:value-type="float">
            <text:p>1</text:p>
          </table:table-cell>
          <table:table-cell table:number-columns-repeated="1003"/>
        </table:table-row>
        <table:table-row table:style-name="ro3" table:number-rows-repeated="1048571">
          <table:table-cell table:number-columns-repeated="1024"/>
        </table:table-row>
        <table:table-row table:style-name="ro3">
          <table:table-cell table:number-columns-repeated="1024"/>
        </table:table-row>
      </table:table>
      <table:table table:name="Search Terms" table:style-name="ta34">
        <table:table-column table:style-name="co6" table:number-columns-repeated="1024" table:default-cell-style-name="Default"/>
        <table:table-row table:style-name="ro2">
          <table:table-cell table:style-name="ce30" office:value-type="string" calcext:value-type="string">
            <office:annotation draw:style-name="gr5" draw:text-style-name="P2" svg:width="320.6pt" svg:height="137.25pt" svg:x="91.39pt" svg:y="23.24pt" draw:caption-point-x="-11.54pt" draw:caption-point-y="-22.96pt">
              <dc:date>2019-11-21T00:00:00</dc:date>
              <text:p text:style-name="P1">ID of the search query term. From the administrator panel can be found at the URL of the edit term page.</text:p>
              <text:p text:style-name="P1"/>
              <text:p text:style-name="P1">For example in the url of the page:</text:p>
              <text:p text:style-name="P1">/index.php/admin/search/term/edit/id/2/</text:p>
              <text:p text:style-name="P1"/>
              <text:p text:style-name="P1">ID of the search term is '2'.</text:p>
              <text:p text:style-name="P1"/>
              <text:p text:style-name="P1">Can only contain numerals.</text:p>
            </office:annotation>
            <text:p>query_id</text:p>
          </table:table-cell>
          <table:table-cell table:style-name="ce30" office:value-type="string" calcext:value-type="string">
            <office:annotation draw:style-name="gr10" draw:text-style-name="P2" svg:width="320.6pt" svg:height="58.51pt" svg:x="171.55pt" svg:y="23.24pt" draw:caption-point-x="-11.54pt" draw:caption-point-y="-22.96pt">
              <dc:date>2019-11-21T00:00:00</dc:date>
              <text:p text:style-name="P1">Search Query - the word or a phrase that you enter in the search query field.</text:p>
              <text:p text:style-name="P1"/>
              <text:p text:style-name="P1">Can be any value.</text:p>
            </office:annotation>
            <text:p>query_text</text:p>
          </table:table-cell>
          <table:table-cell table:style-name="ce30" office:value-type="string" calcext:value-type="string">
            <office:annotation draw:style-name="gr10" draw:text-style-name="P2" svg:width="320.6pt" svg:height="58.51pt" svg:x="251.69pt" svg:y="23.24pt" draw:caption-point-x="-11.54pt" draw:caption-point-y="-22.96pt">
              <dc:date>2019-11-21T00:00:00</dc:date>
              <text:p text:style-name="P1">Number of results field of the search term.</text:p>
              <text:p text:style-name="P1"/>
              <text:p text:style-name="P1">Can only contain numerals.</text:p>
            </office:annotation>
            <text:p>num_results</text:p>
          </table:table-cell>
          <table:table-cell table:style-name="ce30" office:value-type="string" calcext:value-type="string">
            <office:annotation draw:style-name="gr10" draw:text-style-name="P2" svg:width="320.6pt" svg:height="58.51pt" svg:x="331.85pt" svg:y="23.24pt" draw:caption-point-x="-11.54pt" draw:caption-point-y="-22.96pt">
              <dc:date>2019-11-21T00:00:00</dc:date>
              <text:p text:style-name="P1">Number of Uses field of the search term.</text:p>
              <text:p text:style-name="P1"/>
              <text:p text:style-name="P1">Can only contain numerals.</text:p>
            </office:annotation>
            <text:p>popularity</text:p>
          </table:table-cell>
          <table:table-cell table:style-name="ce30" office:value-type="string" calcext:value-type="string">
            <office:annotation draw:style-name="gr10" draw:text-style-name="P2" svg:width="320.6pt" svg:height="58.51pt" svg:x="411.99pt" svg:y="23.24pt" draw:caption-point-x="-11.54pt" draw:caption-point-y="-22.96pt">
              <dc:date>2019-11-21T00:00:00</dc:date>
              <text:p text:style-name="P1">Redirect URL field of the search term. Defines the page where customer should be redirected.</text:p>
              <text:p text:style-name="P1"/>
              <text:p text:style-name="P1">Must contain a full URL of the page. Including https://.</text:p>
            </office:annotation>
            <text:p>redirect</text:p>
          </table:table-cell>
          <table:table-cell table:style-name="ce30" office:value-type="string" calcext:value-type="string">
            <office:annotation draw:style-name="gr10" draw:text-style-name="P2" svg:width="320.6pt" svg:height="58.51pt" svg:x="492.15pt" svg:y="23.24pt" draw:caption-point-x="-11.54pt" draw:caption-point-y="-22.96pt">
              <dc:date>2019-11-21T00:00:00</dc:date>
              <text:p text:style-name="P1">ID of the store the search term is avalable at.</text:p>
              <text:p text:style-name="P1"/>
              <text:p text:style-name="P1">Can only contain numerals. The store id can be found at Stores &gt; All Stores section of administrator panel.</text:p>
            </office:annotation>
            <text:p>store_id</text:p>
          </table:table-cell>
          <table:table-cell table:style-name="ce30" office:value-type="string" calcext:value-type="string">
            <office:annotation draw:style-name="gr17" draw:text-style-name="P2" svg:width="320.6pt" svg:height="74.24pt" svg:x="572.29pt" svg:y="23.24pt" draw:caption-point-x="-11.54pt" draw:caption-point-y="-22.96pt">
              <dc:date>2019-11-21T00:00:00</dc:date>
              <text:p text:style-name="P1">Display in Suggested Terms setting of the search term.</text:p>
              <text:p text:style-name="P1"/>
              <text:p text:style-name="P1">1 - Yes</text:p>
              <text:p text:style-name="P1">0 - No</text:p>
            </office:annotation>
            <text:p>display_in_terms</text:p>
          </table:table-cell>
          <table:table-cell table:style-name="ce30" office:value-type="string" calcext:value-type="string">
            <office:annotation draw:style-name="gr17" draw:text-style-name="P2" svg:width="320.6pt" svg:height="74.24pt" svg:x="652.45pt" svg:y="23.24pt" draw:caption-point-x="-11.54pt" draw:caption-point-y="-22.96pt">
              <dc:date>2019-11-21T00:00:00</dc:date>
              <text:p text:style-name="P1">Defines if the search term is active or disabled.</text:p>
              <text:p text:style-name="P1"/>
              <text:p text:style-name="P1">1 - Active</text:p>
              <text:p text:style-name="P1">0 - Disabled</text:p>
            </office:annotation>
            <text:p>is_active</text:p>
          </table:table-cell>
          <table:table-cell table:style-name="ce30" office:value-type="string" calcext:value-type="string">
            <text:p>is_processed</text:p>
          </table:table-cell>
          <table:table-cell table:style-name="ce30" office:value-type="string" calcext:value-type="string">
            <office:annotation draw:style-name="gr17" draw:text-style-name="P2" svg:width="320.6pt" svg:height="74.24pt" svg:x="812.75pt" svg:y="23.24pt" draw:caption-point-x="-11.54pt" draw:caption-point-y="-22.96pt">
              <dc:date>2019-11-21T00:00:00</dc:date>
              <text:p text:style-name="P1">The date the search term has been last updated on.</text:p>
              <text:p text:style-name="P1"/>
              <text:p text:style-name="P1">Can only contain date and time format, for example:</text:p>
              <text:p text:style-name="P1">2019-02-13 6:19:21</text:p>
            </office:annotation>
            <text:p>updated_at</text:p>
          </table:table-cell>
          <table:table-cell table:number-columns-repeated="1014"/>
        </table:table-row>
        <table:table-row table:style-name="ro2">
          <table:table-cell table:style-name="ce64" office:value-type="float" office:value="132" calcext:value-type="float">
            <text:p>132</text:p>
          </table:table-cell>
          <table:table-cell table:style-name="ce59" office:value-type="string" calcext:value-type="string">
            <text:p>import</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96" office:value-type="string" calcext:value-type="string">
            <text:p><text:a xlink:href="https://firebearstudio.com/the-improved-import.html" xlink:type="simple">https://firebearstudio.com/the-improved-import.html</text:a></text:p>
          </table:table-cell>
          <table:table-cell table:number-columns-repeated="3" table:style-name="ce64" office:value-type="float" office:value="1" calcext:value-type="float">
            <text:p>1</text:p>
          </table:table-cell>
          <table:table-cell table:style-name="ce64" office:value-type="float" office:value="0" calcext:value-type="float">
            <text:p>0</text:p>
          </table:table-cell>
          <table:table-cell table:style-name="ce97" office:value-type="date" office:date-value="2019-02-13T06:19:21" calcext:value-type="date">
            <text:p>2019-02-13 6:19:21</text:p>
          </table:table-cell>
          <table:table-cell table:number-columns-repeated="1014"/>
        </table:table-row>
        <table:table-row table:style-name="ro2">
          <table:table-cell table:style-name="ce64" office:value-type="float" office:value="231" calcext:value-type="float">
            <text:p>231</text:p>
          </table:table-cell>
          <table:table-cell table:style-name="ce59" office:value-type="string" calcext:value-type="string">
            <text:p>firebear</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96" office:value-type="string" calcext:value-type="string">
            <text:p><text:a xlink:href="https://firebearstudio.com/" xlink:type="simple">https://firebearstudio.com/</text:a></text:p>
          </table:table-cell>
          <table:table-cell table:number-columns-repeated="3" table:style-name="ce64" office:value-type="float" office:value="1" calcext:value-type="float">
            <text:p>1</text:p>
          </table:table-cell>
          <table:table-cell table:style-name="ce64" office:value-type="float" office:value="0" calcext:value-type="float">
            <text:p>0</text:p>
          </table:table-cell>
          <table:table-cell table:style-name="ce97" office:value-type="date" office:date-value="2019-02-13T06:19:21" calcext:value-type="date">
            <text:p>2019-02-13 6:19:21</text:p>
          </table:table-cell>
          <table:table-cell table:number-columns-repeated="1014"/>
        </table:table-row>
        <table:table-row table:style-name="ro3" table:number-rows-repeated="1048572">
          <table:table-cell table:number-columns-repeated="1024"/>
        </table:table-row>
        <table:table-row table:style-name="ro3">
          <table:table-cell table:number-columns-repeated="1024"/>
        </table:table-row>
      </table:table>
      <table:table table:name="Search Synonyms" table:style-name="ta35">
        <table:table-column table:style-name="co6" table:default-cell-style-name="Default"/>
        <table:table-column table:style-name="co131" table:default-cell-style-name="Default"/>
        <table:table-column table:style-name="co6" table:number-columns-repeated="1022" table:default-cell-style-name="Default"/>
        <table:table-row table:style-name="ro2">
          <table:table-cell table:style-name="ce30" office:value-type="string" calcext:value-type="string">
            <office:annotation draw:style-name="gr5" draw:text-style-name="P2" svg:width="395.26pt" svg:height="137.25pt" svg:x="91.39pt" svg:y="23.24pt" draw:caption-point-x="-11.54pt" draw:caption-point-y="-22.96pt">
              <dc:date>2019-11-21T00:00:00</dc:date>
              <text:p text:style-name="P1">ID of the search synonyms group. From the administrator panel can be found at the URL of the edit synonym group page.</text:p>
              <text:p text:style-name="P1"/>
              <text:p text:style-name="P1">For example in the url of the page:</text:p>
              <text:p text:style-name="P1">/index.php/admin/search/synonyms/edit/group_id/1/</text:p>
              <text:p text:style-name="P1"/>
              <text:p text:style-name="P1">ID of the synonyms group is '1'.</text:p>
              <text:p text:style-name="P1"/>
              <text:p text:style-name="P1">Can only contain numerals.</text:p>
            </office:annotation>
            <text:p>group_id</text:p>
          </table:table-cell>
          <table:table-cell table:style-name="ce30" office:value-type="string" calcext:value-type="string">
            <office:annotation draw:style-name="gr19" draw:text-style-name="P2" svg:width="320.6pt" svg:height="105.76pt" svg:x="246.19pt" svg:y="23.24pt" draw:caption-point-x="-11.54pt" draw:caption-point-y="-22.96pt">
              <dc:date>2019-11-21T00:00:00</dc:date>
              <text:p text:style-name="P1">Synonyms field where you specify the words separated by comma which bear the same meaning in terms of the search.</text:p>
              <text:p text:style-name="P1"/>
              <text:p text:style-name="P1">Do not put spaces after the commas.</text:p>
              <text:p text:style-name="P1"/>
              <text:p text:style-name="P1">Can contain any symbols.</text:p>
              <text:p text:style-name="P1"/>
            </office:annotation>
            <text:p>synonyms</text:p>
          </table:table-cell>
          <table:table-cell table:style-name="ce30" office:value-type="string" calcext:value-type="string">
            <office:annotation draw:style-name="gr10" draw:text-style-name="P2" svg:width="320.6pt" svg:height="58.51pt" svg:x="326.35pt" svg:y="23.24pt" draw:caption-point-x="-11.54pt" draw:caption-point-y="-22.96pt">
              <dc:date>2019-11-21T00:00:00</dc:date>
              <text:p text:style-name="P1">ID of the store the synonym group should be applied to.</text:p>
              <text:p text:style-name="P1"/>
              <text:p text:style-name="P1">Can only contain numerals. The store id can be found at Stores &gt; All Stores section of administrator panel.</text:p>
            </office:annotation>
            <text:p>store_id</text:p>
          </table:table-cell>
          <table:table-cell table:style-name="ce30" office:value-type="string" calcext:value-type="string">
            <office:annotation draw:style-name="gr10" draw:text-style-name="P2" svg:width="320.6pt" svg:height="58.51pt" svg:x="406.49pt" svg:y="23.24pt" draw:caption-point-x="-11.54pt" draw:caption-point-y="-22.96pt">
              <dc:date>2019-11-21T00:00:00</dc:date>
              <text:p text:style-name="P1">ID of the website the synonym group should be applied to.</text:p>
              <text:p text:style-name="P1"/>
              <text:p text:style-name="P1">Can only contain numerals. The website id can be found at Stores &gt; All Stores section of administrator panel.</text:p>
            </office:annotation>
            <text:p>website_id</text:p>
          </table:table-cell>
          <table:table-cell table:number-columns-repeated="1020"/>
        </table:table-row>
        <table:table-row table:style-name="ro2">
          <table:table-cell table:style-name="ce64" office:value-type="float" office:value="1" calcext:value-type="float">
            <text:p>1</text:p>
          </table:table-cell>
          <table:table-cell table:style-name="ce59" office:value-type="string" calcext:value-type="string">
            <text:p>firebear,studio,fire,bear,studio</text:p>
          </table:table-cell>
          <table:table-cell table:number-columns-repeated="2" table:style-name="ce64" office:value-type="float" office:value="0" calcext:value-type="float">
            <text:p>0</text:p>
          </table:table-cell>
          <table:table-cell table:number-columns-repeated="1020"/>
        </table:table-row>
        <table:table-row table:style-name="ro2">
          <table:table-cell table:style-name="ce64" office:value-type="float" office:value="2" calcext:value-type="float">
            <text:p>2</text:p>
          </table:table-cell>
          <table:table-cell table:style-name="ce59" office:value-type="string" calcext:value-type="string">
            <text:p>import,export,magento2</text:p>
          </table:table-cell>
          <table:table-cell table:number-columns-repeated="2" table:style-name="ce64" office:value-type="float" office:value="0" calcext:value-type="float">
            <text:p>0</text:p>
          </table:table-cell>
          <table:table-cell table:number-columns-repeated="1020"/>
        </table:table-row>
        <table:table-row table:style-name="ro3" table:number-rows-repeated="1048572">
          <table:table-cell table:number-columns-repeated="1024"/>
        </table:table-row>
        <table:table-row table:style-name="ro3">
          <table:table-cell table:number-columns-repeated="1024"/>
        </table:table-row>
      </table:table>
      <table:table table:name="Fixed Product Tax" table:style-name="ta36">
        <table:table-column table:style-name="co85" table:default-cell-style-name="Default"/>
        <table:table-column table:style-name="co6" table:number-columns-repeated="4" table:default-cell-style-name="Default"/>
        <table:table-column table:style-name="co132" table:default-cell-style-name="Default"/>
        <table:table-column table:style-name="co6" table:number-columns-repeated="1018" table:default-cell-style-name="Default"/>
        <table:table-row table:style-name="ro2">
          <table:table-cell table:style-name="ce30" office:value-type="string" calcext:value-type="string">
            <office:annotation draw:style-name="gr5" draw:text-style-name="P2" svg:width="320.6pt" svg:height="137.25pt" svg:x="119.99pt" svg:y="23.24pt" draw:caption-point-x="-11.54pt" draw:caption-point-y="-22.96pt">
              <dc:date>2019-11-21T00:00:00</dc:date>
              <text:p text:style-name="P1">SKU is the first field of the table and canNOT be removed.</text:p>
              <text:p text:style-name="P1">Can be up to 64 latin characters in length, without spaces, can contain "-", "_".</text:p>
              <text:p text:style-name="P1"/>
              <text:p text:style-name="P1">It must be a unique value for every product. It is used to identify the product and is the only mandatory field.</text:p>
              <text:p text:style-name="P1"/>
              <text:p text:style-name="P1">You can find SKUs for products already in the catalog at Catalog &gt; Products.</text:p>
              <text:p text:style-name="P1"/>
              <text:p text:style-name="P1">Mind the letter case!</text:p>
            </office:annotation>
            <text:p>sku</text:p>
          </table:table-cell>
          <table:table-cell table:style-name="ce30" office:value-type="string" calcext:value-type="string">
            <office:annotation draw:style-name="gr8" draw:text-style-name="P2" svg:width="820.66pt" svg:height="342pt" svg:x="200.13pt" svg:y="23.24pt" draw:caption-point-x="-11.54pt" draw:caption-point-y="-22.96pt">
              <dc:date>2019-11-21T00:00:00</dc:date>
              <text:p text:style-name="P1">Indicates the type of product. Values:</text:p>
              <text:p text:style-name="P1"/>
              <text:p text:style-name="P1">simple</text:p>
              <text:p text:style-name="P1"/>
              <text:p text:style-name="P1">Tangible items that are generally sold as single units or in fixed quantities.</text:p>
              <text:p text:style-name="P1"/>
              <text:p text:style-name="P1">grouped</text:p>
              <text:p text:style-name="P1"/>
              <text:p text:style-name="P1">A group of separate products that is sold as a set.</text:p>
              <text:p text:style-name="P1"/>
              <text:p text:style-name="P1">configurable</text:p>
              <text:p text:style-name="P1"/>
              <text:p text:style-name="P1">A product with multiple options that the customer must select before making a purchase. Inventory can be managed for each set of variations because they represent a separate product with a distinct SKU. For example, a combination of color and size for a configurable product is associated with a specific SKU in the catalog.</text:p>
              <text:p text:style-name="P1"/>
              <text:p text:style-name="P1">virtual</text:p>
              <text:p text:style-name="P1"/>
              <text:p text:style-name="P1">A non-tangible product that does not require shipping and is not kept in inventory. Examples include services, memberships, and subscriptions.</text:p>
              <text:p text:style-name="P1"/>
              <text:p text:style-name="P1">bundle</text:p>
              <text:p text:style-name="P1"/>
              <text:p text:style-name="P1">A customizable product set of simple products that are sold together.</text:p>
            </office:annotation>
            <text:p>product_type</text:p>
          </table:table-cell>
          <table:table-cell table:style-name="ce30" office:value-type="string" calcext:value-type="string">
            <office:annotation draw:style-name="gr6" draw:text-style-name="P2" svg:width="820.66pt" svg:height="200.24pt" svg:x="280.29pt" svg:y="23.24pt" draw:caption-point-x="-11.54pt" draw:caption-point-y="-22.96pt">
              <dc:date>2019-11-21T00:00:00</dc:date>
              <text:p text:style-name="P1">Defines Attribute Set assigned to the product.</text:p>
              <text:p text:style-name="P1"/>
              <text:p text:style-name="P1">It should look exactly the same as an attribute set name including capital letters (e.g. “Default”, “Man shoes” etc.)</text:p>
              <text:p text:style-name="P1"/>
              <text:p text:style-name="P1">Attirbute set name can be found under Stores &gt; Attibute Set</text:p>
              <text:p text:style-name="P1"/>
              <text:p text:style-name="P1">IMPORTANT: Attribute set code value must match the attribute set containing ALL product attributes belonging to imported products.</text:p>
              <text:p text:style-name="P1">In case you are using Imporved Import and Export extension, you can create attributes on the fly, and don't bother about it.</text:p>
              <text:p text:style-name="P1"/>
              <text:p text:style-name="P1">attibute_set_code - is the default value for this column.</text:p>
              <text:p text:style-name="P1"/>
              <text:p text:style-name="P1">This is also a mapping column containing ALL available product attributes, in case you need to build custom table quick.</text:p>
            </office:annotation>
            <text:p>attribute_set_code</text:p>
          </table:table-cell>
          <table:table-cell table:style-name="ce30" office:value-type="string" calcext:value-type="string">
            <office:annotation draw:style-name="gr10" draw:text-style-name="P2" svg:width="820.63pt" svg:height="58.51pt" svg:x="360.45pt" svg:y="23.24pt" draw:caption-point-x="-11.54pt" draw:caption-point-y="-22.96pt">
              <dc:date>2019-11-21T00:00:00</dc:date>
              <text:p text:style-name="P1">Name of the product imported.</text:p>
              <text:p text:style-name="P1"/>
              <text:p text:style-name="P1">Note: if the name of the product does NOT correspond to the existing product name with the same SKU it can be updated depending on your import job settings.</text:p>
            </office:annotation>
            <text:p>name</text:p>
          </table:table-cell>
          <table:table-cell table:style-name="ce6" office:value-type="string" calcext:value-type="string">
            <office:annotation draw:style-name="gr12" draw:text-style-name="P2" svg:width="820.66pt" svg:height="121.49pt" svg:x="440.59pt" svg:y="23.24pt" draw:caption-point-x="-11.54pt" draw:caption-point-y="-22.96pt">
              <dc:date>2019-11-21T00:00:00</dc:date>
              <text:p text:style-name="P1">Defines the price of the product.</text:p>
              <text:p text:style-name="P1"/>
              <text:p text:style-name="P1">For the price value you can only use numerals.</text:p>
              <text:p text:style-name="P1">The price format should be either full values, such as 1, 10, 15.</text:p>
              <text:p text:style-name="P1">Or, decimal vaues 1.110, 10.500, 15.789.</text:p>
              <text:p text:style-name="P1"/>
              <text:p text:style-name="P1">Only a single value, allowed.</text:p>
            </office:annotation>
            <text:p>price</text:p>
          </table:table-cell>
          <table:table-cell table:style-name="ce30" office:value-type="string" calcext:value-type="string">
            <office:annotation draw:style-name="gr15" draw:text-style-name="P2" svg:width="320.6pt" svg:height="168.75pt" svg:x="1020.78pt" svg:y="23.24pt" draw:caption-point-x="-11.54pt" draw:caption-point-y="-22.96pt">
              <dc:date>2019-11-21T00:00:00</dc:date>
              <text:p text:style-name="P1">Fixed Product Tax attribute. To know more about it read article:</text:p>
              <text:p text:style-name="P1"/>
              <text:p text:style-name="P1">The values follow the next pattern:</text:p>
              <text:p text:style-name="P1">name=attribute_name,country=two_character_country_code,state=numeral_code_of_the_state,value=fixed_tax_value|next county</text:p>
              <text:p text:style-name="P1"/>
              <text:p text:style-name="P1">Allowed values:</text:p>
              <text:p text:style-name="P1">name - no spaces, no more than 30 symbols</text:p>
              <text:p text:style-name="P1">country - refer to Country Code sheet of the Master Table for reference</text:p>
              <text:p text:style-name="P1">state - refer to Country Code sheet of the Master Table for reference</text:p>
              <text:p text:style-name="P1">value - numerals only, fractions are composed as 12.1234</text:p>
            </office:annotation>
            <text:p>wee_tax_variations</text:p>
          </table:table-cell>
          <table:table-cell table:number-columns-repeated="1018"/>
        </table:table-row>
        <table:table-row table:style-name="ro2">
          <table:table-cell table:style-name="ce28" office:value-type="string" calcext:value-type="string">
            <text:p>TST-Conf-Simp-S-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S-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S-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S-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M-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M-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Gray</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Gray</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Green</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Green</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Simp-L-Purple</text:p>
          </table:table-cell>
          <table:table-cell table:style-name="ce28" office:value-type="string" calcext:value-type="string">
            <text:p>simple</text:p>
          </table:table-cell>
          <table:table-cell table:style-name="ce47" office:value-type="string" calcext:value-type="string">
            <text:p>Default</text:p>
          </table:table-cell>
          <table:table-cell table:style-name="ce28" office:value-type="string" calcext:value-type="string">
            <text:p>Test Configurable-simple product-L-Purple</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28" office:value-type="string" calcext:value-type="string">
            <text:p>TST-Conf</text:p>
          </table:table-cell>
          <table:table-cell table:style-name="ce28" office:value-type="string" calcext:value-type="string">
            <text:p>configurable</text:p>
          </table:table-cell>
          <table:table-cell table:style-name="ce47" office:value-type="string" calcext:value-type="string">
            <text:p>Default</text:p>
          </table:table-cell>
          <table:table-cell table:style-name="ce28" office:value-type="string" calcext:value-type="string">
            <text:p>Test Configurable product</text:p>
          </table:table-cell>
          <table:table-cell table:style-name="ce2" office:value-type="float" office:value="68" calcext:value-type="float">
            <text:p>68</text:p>
          </table:table-cell>
          <table:table-cell table:style-name="ce98" office:value-type="string" calcext:value-type="string">
            <text:p>name=fixed_product_tax,country=DE,state=81,value=10.0000||name=fixed_product_tax,country=RU,state=0,value=15.0000</text:p>
          </table:table-cell>
          <table:table-cell table:number-columns-repeated="1018"/>
        </table:table-row>
        <table:table-row table:style-name="ro2">
          <table:table-cell table:style-name="ce3" office:value-type="string" calcext:value-type="string">
            <text:p>TST-GrpBnd-Simple-1</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1</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Simple-2</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2</text:p>
          </table:table-cell>
          <table:table-cell table:style-name="ce14" office:value-type="float" office:value="17" calcext:value-type="float">
            <text:p>17</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Simple-3</text:p>
          </table:table-cell>
          <table:table-cell table:style-name="ce3" office:value-type="string" calcext:value-type="string">
            <text:p>simple</text:p>
          </table:table-cell>
          <table:table-cell table:style-name="ce3" office:value-type="string" calcext:value-type="string">
            <text:p>Default</text:p>
          </table:table-cell>
          <table:table-cell table:style-name="ce3" office:value-type="string" calcext:value-type="string">
            <text:p>Test Bundle and Grouped - simple product 3</text:p>
          </table:table-cell>
          <table:table-cell table:style-name="ce14" office:value-type="float" office:value="21" calcext:value-type="float">
            <text:p>21</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3" office:value-type="string" calcext:value-type="string">
            <text:p>TST-GrpBnd-Grouped</text:p>
          </table:table-cell>
          <table:table-cell table:style-name="ce3" office:value-type="string" calcext:value-type="string">
            <text:p>grouped</text:p>
          </table:table-cell>
          <table:table-cell table:style-name="ce3" office:value-type="string" calcext:value-type="string">
            <text:p>Default</text:p>
          </table:table-cell>
          <table:table-cell table:style-name="ce3" office:value-type="string" calcext:value-type="string">
            <text:p>Test Grouped product</text:p>
          </table:table-cell>
          <table:table-cell table:style-name="ce3"/>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4" office:value-type="string" calcext:value-type="string">
            <text:p>TST-GrpBnd-Bundle-DynamicPrice</text:p>
          </table:table-cell>
          <table:table-cell table:style-name="ce3" office:value-type="string" calcext:value-type="string">
            <text:p>bundle</text:p>
          </table:table-cell>
          <table:table-cell table:style-name="ce3" office:value-type="string" calcext:value-type="string">
            <text:p>Default</text:p>
          </table:table-cell>
          <table:table-cell table:style-name="ce3" office:value-type="string" calcext:value-type="string">
            <text:p>Test Bundle product with dynamic price</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table-cell table:style-name="ce4" office:value-type="string" calcext:value-type="string">
            <text:p>TST-GrpBnd-Bundle-FixedPrice</text:p>
          </table:table-cell>
          <table:table-cell table:style-name="ce3" office:value-type="string" calcext:value-type="string">
            <text:p>bundle</text:p>
          </table:table-cell>
          <table:table-cell table:style-name="ce3" office:value-type="string" calcext:value-type="string">
            <text:p>Default</text:p>
          </table:table-cell>
          <table:table-cell table:style-name="ce3" office:value-type="string" calcext:value-type="string">
            <text:p>Test Bundle product with fixed price</text:p>
          </table:table-cell>
          <table:table-cell table:style-name="ce14" office:value-type="float" office:value="14" calcext:value-type="float">
            <text:p>14</text:p>
          </table:table-cell>
          <table:table-cell table:style-name="ce98" office:value-type="string" calcext:value-type="string">
            <text:p>name=fixed_product_tax,country=US,state=1,value=20.5000||name=fixed_product_tax,country=ES,state=139,value=5.0000</text:p>
          </table:table-cell>
          <table:table-cell table:number-columns-repeated="1018"/>
        </table:table-row>
        <table:table-row table:style-name="ro2" table:number-rows-repeated="2">
          <table:table-cell table:number-columns-repeated="5"/>
          <table:table-cell table:style-name="ce82"/>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x Rates" table:style-name="ta37">
        <table:table-column table:style-name="co6" table:number-columns-repeated="5" table:default-cell-style-name="Default"/>
        <table:table-column table:style-name="co105" table:default-cell-style-name="Default"/>
        <table:table-column table:style-name="co6" table:number-columns-repeated="1018" table:default-cell-style-name="Default"/>
        <table:table-row table:style-name="ro2">
          <table:table-cell table:style-name="ce30" office:value-type="string" calcext:value-type="string">
            <office:annotation draw:style-name="gr13" draw:text-style-name="P2" svg:width="320.6pt" svg:height="26.99pt" svg:x="91.39pt" svg:y="23.24pt" draw:caption-point-x="-11.54pt" draw:caption-point-y="-22.96pt">
              <dc:date>2019-11-21T00:00:00</dc:date>
              <text:p text:style-name="P1">Tax Identifier - the name of the tax</text:p>
            </office:annotation>
            <text:p>Code</text:p>
          </table:table-cell>
          <table:table-cell table:style-name="ce30" office:value-type="string" calcext:value-type="string">
            <office:annotation draw:style-name="gr10" draw:text-style-name="P2" svg:width="330.94pt" svg:height="58.51pt" svg:x="171.55pt" svg:y="23.24pt" draw:caption-point-x="-11.54pt" draw:caption-point-y="-22.96pt">
              <dc:date>2019-11-21T00:00:00</dc:date>
              <text:p text:style-name="P1">Country the tax is applied to.</text:p>
              <text:p text:style-name="P1"/>
              <text:p text:style-name="P1">Expectes values are the two-letter country codes. The full list of codes is available at the Country Codes sheet of this Master Table.</text:p>
            </office:annotation>
            <text:p>Country</text:p>
          </table:table-cell>
          <table:table-cell table:style-name="ce30" office:value-type="string" calcext:value-type="string">
            <office:annotation draw:style-name="gr13" draw:text-style-name="P2" svg:width="330.94pt" svg:height="26.99pt" svg:x="251.69pt" svg:y="23.24pt" draw:caption-point-x="-11.54pt" draw:caption-point-y="-22.96pt">
              <dc:date>2019-11-21T00:00:00</dc:date>
              <text:p text:style-name="P1">The State of the country the tax is applied to.</text:p>
            </office:annotation>
            <text:p>State</text:p>
          </table:table-cell>
          <table:table-cell table:style-name="ce30" office:value-type="string" calcext:value-type="string">
            <office:annotation draw:style-name="gr12" draw:text-style-name="P2" svg:width="330.94pt" svg:height="121.49pt" svg:x="331.85pt" svg:y="23.24pt" draw:caption-point-x="-11.54pt" draw:caption-point-y="-22.96pt">
              <dc:date>2019-11-21T00:00:00</dc:date>
              <text:p text:style-name="P1">The Zip/Post codes the tax is applied to.</text:p>
              <text:p text:style-name="P1"/>
              <text:p text:style-name="P1">Expected values either the range:</text:p>
              <text:p text:style-name="P1">12345-54321</text:p>
              <text:p text:style-name="P1">or flat value:</text:p>
              <text:p text:style-name="P1">12345</text:p>
              <text:p text:style-name="P1">Use asterisk if no particular codes applied. </text:p>
            </office:annotation>
            <text:p>Zip/Post Code</text:p>
          </table:table-cell>
          <table:table-cell table:style-name="ce30" office:value-type="string" calcext:value-type="string">
            <office:annotation draw:style-name="gr10" draw:text-style-name="P2" svg:width="330.94pt" svg:height="58.51pt" svg:x="411.99pt" svg:y="23.24pt" draw:caption-point-x="-11.54pt" draw:caption-point-y="-22.96pt">
              <dc:date>2019-11-21T00:00:00</dc:date>
              <text:p text:style-name="P1">The tax rate.</text:p>
              <text:p text:style-name="P1"/>
              <text:p text:style-name="P1">Only numerals allowed. For fractions use dot as a separator.</text:p>
            </office:annotation>
            <text:p>Rate</text:p>
          </table:table-cell>
          <table:table-cell table:style-name="ce30" office:value-type="string" calcext:value-type="string">
            <office:annotation draw:style-name="gr7" draw:text-style-name="P2" svg:width="320.6pt" svg:height="90pt" svg:x="502.5pt" svg:y="23.24pt" draw:caption-point-x="-11.54pt" draw:caption-point-y="-22.96pt">
              <dc:date>2019-11-21T00:00:00</dc:date>
              <text:p text:style-name="P1">Defines if the Zip-Post code is range.</text:p>
              <text:p text:style-name="P1"/>
              <text:p text:style-name="P1">Expected values:</text:p>
              <text:p text:style-name="P1">1 - yes, the Zip/Post code is range</text:p>
              <text:p text:style-name="P1">0 or blank - no, the Zip/Post code is NOT range</text:p>
            </office:annotation>
            <text:p>Zip/Post is Range</text:p>
          </table:table-cell>
          <table:table-cell table:style-name="ce30" office:value-type="string" calcext:value-type="string">
            <office:annotation draw:style-name="gr10" draw:text-style-name="P2" svg:width="320.6pt" svg:height="58.51pt" svg:x="582.63pt" svg:y="23.24pt" draw:caption-point-x="-11.54pt" draw:caption-point-y="-22.96pt">
              <dc:date>2019-11-21T00:00:00</dc:date>
              <text:p text:style-name="P1">Starting Zip/Post code in the range. If range is selected.</text:p>
              <text:p text:style-name="P1"/>
              <text:p text:style-name="P1">Only numerals allowed.</text:p>
            </office:annotation>
            <text:p>Range From</text:p>
          </table:table-cell>
          <table:table-cell table:style-name="ce30" office:value-type="string" calcext:value-type="string">
            <office:annotation draw:style-name="gr10" draw:text-style-name="P2" svg:width="320.6pt" svg:height="58.51pt" svg:x="662.8pt" svg:y="23.24pt" draw:caption-point-x="-11.54pt" draw:caption-point-y="-22.96pt">
              <dc:date>2019-11-21T00:00:00</dc:date>
              <text:p text:style-name="P1">Ending Zip/Post code in the range. If range is selected.</text:p>
              <text:p text:style-name="P1"/>
              <text:p text:style-name="P1">Only numerals allowed.</text:p>
            </office:annotation>
            <text:p>Range To</text:p>
          </table:table-cell>
          <table:table-cell table:style-name="ce30" office:value-type="string" calcext:value-type="string">
            <office:annotation draw:style-name="gr7" draw:text-style-name="P2" svg:width="320.6pt" svg:height="90pt" svg:x="742.93pt" svg:y="23.24pt" draw:caption-point-x="-11.54pt" draw:caption-point-y="-22.96pt">
              <dc:date>2019-11-21T00:00:00</dc:date>
              <text:p text:style-name="P1">Defines if the tax rate is default.</text:p>
              <text:p text:style-name="P1"/>
              <text:p text:style-name="P1">Expected values:</text:p>
              <text:p text:style-name="P1">1 - the tax is default</text:p>
              <text:p text:style-name="P1">0 or blank - the tax is NOT default</text:p>
            </office:annotation>
            <text:p>default</text:p>
          </table:table-cell>
          <table:table-cell table:number-columns-repeated="1015"/>
        </table:table-row>
        <table:table-row table:style-name="ro2">
          <table:table-cell table:style-name="ce99" office:value-type="string" calcext:value-type="string">
            <text:p>US-CA-*-Rate 1</text:p>
          </table:table-cell>
          <table:table-cell table:style-name="ce99" office:value-type="string" calcext:value-type="string">
            <text:p>US</text:p>
          </table:table-cell>
          <table:table-cell table:style-name="ce99" office:value-type="string" calcext:value-type="string">
            <text:p>CA</text:p>
          </table:table-cell>
          <table:table-cell table:style-name="ce99" office:value-type="string" calcext:value-type="string">
            <text:p>*</text:p>
          </table:table-cell>
          <table:table-cell table:style-name="ce100" office:value-type="float" office:value="8.25" calcext:value-type="float">
            <text:p>8.2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US-NY-*-Rate 1</text:p>
          </table:table-cell>
          <table:table-cell table:style-name="ce99" office:value-type="string" calcext:value-type="string">
            <text:p>US</text:p>
          </table:table-cell>
          <table:table-cell table:style-name="ce99" office:value-type="string" calcext:value-type="string">
            <text:p>NY</text:p>
          </table:table-cell>
          <table:table-cell table:style-name="ce99" office:value-type="string" calcext:value-type="string">
            <text:p>*</text:p>
          </table:table-cell>
          <table:table-cell table:style-name="ce100" office:value-type="float" office:value="8.375" calcext:value-type="float">
            <text:p>8.37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US-MI-*-Rate 1</text:p>
          </table:table-cell>
          <table:table-cell table:style-name="ce99" office:value-type="string" calcext:value-type="string">
            <text:p>US</text:p>
          </table:table-cell>
          <table:table-cell table:style-name="ce99" office:value-type="string" calcext:value-type="string">
            <text:p>MI</text:p>
          </table:table-cell>
          <table:table-cell table:style-name="ce99" office:value-type="string" calcext:value-type="string">
            <text:p>*</text:p>
          </table:table-cell>
          <table:table-cell table:style-name="ce100" office:value-type="float" office:value="8.25" calcext:value-type="float">
            <text:p>8.25</text:p>
          </table:table-cell>
          <table:table-cell table:style-name="ce99" table:content-validation-name="val40"/>
          <table:table-cell table:style-name="ce99" table:number-columns-repeated="2"/>
          <table:table-cell table:style-name="ce99" table:content-validation-name="val40"/>
          <table:table-cell table:number-columns-repeated="1015"/>
        </table:table-row>
        <table:table-row table:style-name="ro2">
          <table:table-cell table:style-name="ce99" office:value-type="string" calcext:value-type="string">
            <text:p>Test Tax</text:p>
          </table:table-cell>
          <table:table-cell table:style-name="ce99" office:value-type="string" calcext:value-type="string">
            <text:p>US</text:p>
          </table:table-cell>
          <table:table-cell table:style-name="ce99" office:value-type="string" calcext:value-type="string">
            <text:p>AL</text:p>
          </table:table-cell>
          <table:table-cell table:style-name="ce99" office:value-type="string" calcext:value-type="string">
            <text:p>12345-54321</text:p>
          </table:table-cell>
          <table:table-cell table:style-name="ce100" office:value-type="float" office:value="5" calcext:value-type="float">
            <text:p>5</text:p>
          </table:table-cell>
          <table:table-cell table:style-name="ce100" table:content-validation-name="val40" office:value-type="float" office:value="1" calcext:value-type="float">
            <text:p>1</text:p>
          </table:table-cell>
          <table:table-cell table:style-name="ce100" office:value-type="float" office:value="12345" calcext:value-type="float">
            <text:p>12345</text:p>
          </table:table-cell>
          <table:table-cell table:style-name="ce100" office:value-type="float" office:value="54321" calcext:value-type="float">
            <text:p>54321</text:p>
          </table:table-cell>
          <table:table-cell table:style-name="ce99" table:content-validation-name="val40"/>
          <table:table-cell table:number-columns-repeated="1015"/>
        </table:table-row>
        <table:table-row table:style-name="ro3" table:number-rows-repeated="1048570">
          <table:table-cell table:number-columns-repeated="1024"/>
        </table:table-row>
        <table:table-row table:style-name="ro3">
          <table:table-cell table:number-columns-repeated="1024"/>
        </table:table-row>
      </table:table>
      <table:table table:name="Country and State Codes" table:style-name="ta38">
        <table:table-column table:style-name="co124" table:default-cell-style-name="Default"/>
        <table:table-column table:style-name="co6" table:number-columns-repeated="1023" table:default-cell-style-name="Default"/>
        <table:table-row table:style-name="ro2">
          <table:table-cell table:style-name="ce6" office:value-type="string" calcext:value-type="string">
            <text:p>Country</text:p>
          </table:table-cell>
          <table:table-cell table:style-name="ce6" office:value-type="string" calcext:value-type="string">
            <text:p>State</text:p>
          </table:table-cell>
          <table:table-cell table:style-name="ce6" office:value-type="string" calcext:value-type="string">
            <text:p>Country Code</text:p>
          </table:table-cell>
          <table:table-cell table:style-name="ce6" office:value-type="string" calcext:value-type="string">
            <text:p>State Code</text:p>
          </table:table-cell>
          <table:table-cell table:style-name="ce6" office:value-type="string" calcext:value-type="string">
            <text:p>M2 State ID</text:p>
          </table:table-cell>
          <table:table-cell table:style-name="ce108" table:number-columns-repeated="21"/>
          <table:table-cell table:number-columns-repeated="998"/>
        </table:table-row>
        <table:table-row table:style-name="ro2">
          <table:table-cell table:style-name="ce101" office:value-type="string" calcext:value-type="string">
            <text:p>Afghanistan</text:p>
          </table:table-cell>
          <table:table-cell table:style-name="ce45"/>
          <table:table-cell table:style-name="ce71" office:value-type="string" calcext:value-type="string">
            <text:p>AF</text:p>
          </table:table-cell>
          <table:table-cell table:style-name="ce45"/>
          <table:table-cell table:style-name="ce105"/>
          <table:table-cell table:style-name="ce69" office:value-type="string" calcext:value-type="string">
            <text:p>Country and state codes are used by Magento 2 when importing poducts and other entities.</text:p>
          </table:table-cell>
          <table:table-cell table:number-columns-repeated="1018"/>
        </table:table-row>
        <table:table-row table:style-name="ro2">
          <table:table-cell table:style-name="ce101" office:value-type="string" calcext:value-type="string">
            <text:p>Åland Islands</text:p>
          </table:table-cell>
          <table:table-cell table:style-name="ce45"/>
          <table:table-cell table:style-name="ce71" office:value-type="string" calcext:value-type="string">
            <text:p>AX</text:p>
          </table:table-cell>
          <table:table-cell table:style-name="ce45"/>
          <table:table-cell table:style-name="ce105"/>
          <table:table-cell table:style-name="ce69" office:value-type="string" calcext:value-type="string">
            <text:p>These codes are used in some complex product or tax attributes.</text:p>
          </table:table-cell>
          <table:table-cell table:number-columns-repeated="1018"/>
        </table:table-row>
        <table:table-row table:style-name="ro2">
          <table:table-cell table:style-name="ce101" office:value-type="string" calcext:value-type="string">
            <text:p>Albania</text:p>
          </table:table-cell>
          <table:table-cell table:style-name="ce45"/>
          <table:table-cell table:style-name="ce71" office:value-type="string" calcext:value-type="string">
            <text:p>AL</text:p>
          </table:table-cell>
          <table:table-cell table:style-name="ce45"/>
          <table:table-cell table:style-name="ce105"/>
          <table:table-cell table:style-name="ce69" office:value-type="string" calcext:value-type="string">
            <text:p>Look for the attribute description to make sure to use the proper value for your import table.</text:p>
          </table:table-cell>
          <table:table-cell table:number-columns-repeated="1018"/>
        </table:table-row>
        <table:table-row table:style-name="ro2">
          <table:table-cell table:style-name="ce101" office:value-type="string" calcext:value-type="string">
            <text:p>Algeria</text:p>
          </table:table-cell>
          <table:table-cell table:style-name="ce45"/>
          <table:table-cell table:style-name="ce71" office:value-type="string" calcext:value-type="string">
            <text:p>DZ</text:p>
          </table:table-cell>
          <table:table-cell table:style-name="ce45"/>
          <table:table-cell table:style-name="ce105"/>
          <table:table-cell table:number-columns-repeated="1019"/>
        </table:table-row>
        <table:table-row table:style-name="ro2">
          <table:table-cell table:style-name="ce101" office:value-type="string" calcext:value-type="string">
            <text:p>American Samoa</text:p>
          </table:table-cell>
          <table:table-cell table:style-name="ce45"/>
          <table:table-cell table:style-name="ce71" office:value-type="string" calcext:value-type="string">
            <text:p>AS</text:p>
          </table:table-cell>
          <table:table-cell table:style-name="ce45"/>
          <table:table-cell table:style-name="ce105"/>
          <table:table-cell table:style-name="ce69" office:value-type="string" calcext:value-type="string">
            <text:p>Use browser search to find required country and state.</text:p>
          </table:table-cell>
          <table:table-cell table:number-columns-repeated="1018"/>
        </table:table-row>
        <table:table-row table:style-name="ro2">
          <table:table-cell table:style-name="ce101" office:value-type="string" calcext:value-type="string">
            <text:p>Andorra</text:p>
          </table:table-cell>
          <table:table-cell table:style-name="ce45"/>
          <table:table-cell table:style-name="ce71" office:value-type="string" calcext:value-type="string">
            <text:p>AD</text:p>
          </table:table-cell>
          <table:table-cell table:style-name="ce45"/>
          <table:table-cell table:style-name="ce105"/>
          <table:table-cell table:number-columns-repeated="1019"/>
        </table:table-row>
        <table:table-row table:style-name="ro2">
          <table:table-cell table:style-name="ce101" office:value-type="string" calcext:value-type="string">
            <text:p>Angola</text:p>
          </table:table-cell>
          <table:table-cell table:style-name="ce45"/>
          <table:table-cell table:style-name="ce71" office:value-type="string" calcext:value-type="string">
            <text:p>AO</text:p>
          </table:table-cell>
          <table:table-cell table:style-name="ce45"/>
          <table:table-cell table:style-name="ce105"/>
          <table:table-cell table:number-columns-repeated="1019"/>
        </table:table-row>
        <table:table-row table:style-name="ro2">
          <table:table-cell table:style-name="ce101" office:value-type="string" calcext:value-type="string">
            <text:p>Anguilla</text:p>
          </table:table-cell>
          <table:table-cell table:style-name="ce45"/>
          <table:table-cell table:style-name="ce71" office:value-type="string" calcext:value-type="string">
            <text:p>AI</text:p>
          </table:table-cell>
          <table:table-cell table:style-name="ce45"/>
          <table:table-cell table:style-name="ce105"/>
          <table:table-cell table:number-columns-repeated="1019"/>
        </table:table-row>
        <table:table-row table:style-name="ro2">
          <table:table-cell table:style-name="ce101" office:value-type="string" calcext:value-type="string">
            <text:p>Antarctica</text:p>
          </table:table-cell>
          <table:table-cell table:style-name="ce45"/>
          <table:table-cell table:style-name="ce71" office:value-type="string" calcext:value-type="string">
            <text:p>AQ</text:p>
          </table:table-cell>
          <table:table-cell table:style-name="ce45"/>
          <table:table-cell table:style-name="ce105"/>
          <table:table-cell table:number-columns-repeated="1019"/>
        </table:table-row>
        <table:table-row table:style-name="ro2">
          <table:table-cell table:style-name="ce101" office:value-type="string" calcext:value-type="string">
            <text:p>Antigua &amp;amp; Barbuda</text:p>
          </table:table-cell>
          <table:table-cell table:style-name="ce45"/>
          <table:table-cell table:style-name="ce71" office:value-type="string" calcext:value-type="string">
            <text:p>AG</text:p>
          </table:table-cell>
          <table:table-cell table:style-name="ce45"/>
          <table:table-cell table:style-name="ce105"/>
          <table:table-cell table:number-columns-repeated="1019"/>
        </table:table-row>
        <table:table-row table:style-name="ro2">
          <table:table-cell table:style-name="ce101" office:value-type="string" calcext:value-type="string">
            <text:p>Argentina</text:p>
          </table:table-cell>
          <table:table-cell table:style-name="ce45"/>
          <table:table-cell table:style-name="ce71" office:value-type="string" calcext:value-type="string">
            <text:p>AR</text:p>
          </table:table-cell>
          <table:table-cell table:style-name="ce45"/>
          <table:table-cell table:style-name="ce105"/>
          <table:table-cell table:number-columns-repeated="1019"/>
        </table:table-row>
        <table:table-row table:style-name="ro2">
          <table:table-cell table:style-name="ce101" office:value-type="string" calcext:value-type="string">
            <text:p>Armenia</text:p>
          </table:table-cell>
          <table:table-cell table:style-name="ce45"/>
          <table:table-cell table:style-name="ce71" office:value-type="string" calcext:value-type="string">
            <text:p>AM</text:p>
          </table:table-cell>
          <table:table-cell table:style-name="ce45"/>
          <table:table-cell table:style-name="ce105"/>
          <table:table-cell table:number-columns-repeated="1019"/>
        </table:table-row>
        <table:table-row table:style-name="ro2">
          <table:table-cell table:style-name="ce101" office:value-type="string" calcext:value-type="string">
            <text:p>Aruba</text:p>
          </table:table-cell>
          <table:table-cell table:style-name="ce45"/>
          <table:table-cell table:style-name="ce71" office:value-type="string" calcext:value-type="string">
            <text:p>AW</text:p>
          </table:table-cell>
          <table:table-cell table:style-name="ce45"/>
          <table:table-cell table:style-name="ce105"/>
          <table:table-cell table:number-columns-repeated="1019"/>
        </table:table-row>
        <table:table-row table:style-name="ro2">
          <table:table-cell table:style-name="ce101" office:value-type="string" calcext:value-type="string">
            <text:p>Australia</text:p>
          </table:table-cell>
          <table:table-cell table:style-name="ce45"/>
          <table:table-cell table:style-name="ce71" office:value-type="string" calcext:value-type="string">
            <text:p>AU</text:p>
          </table:table-cell>
          <table:table-cell table:style-name="ce45"/>
          <table:table-cell table:style-name="ce105"/>
          <table:table-cell table:number-columns-repeated="1019"/>
        </table:table-row>
        <table:table-row table:style-name="ro2">
          <table:table-cell table:style-name="ce101" office:value-type="string" calcext:value-type="string">
            <text:p>Austria</text:p>
          </table:table-cell>
          <table:table-cell table:style-name="ce45"/>
          <table:table-cell table:style-name="ce71" office:value-type="string" calcext:value-type="string">
            <text:p>AT</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Wien</text:p>
          </table:table-cell>
          <table:table-cell table:style-name="ce105"/>
          <table:table-cell table:style-name="ce43" office:value-type="string" calcext:value-type="string">
            <text:p>WI</text:p>
          </table:table-cell>
          <table:table-cell table:style-name="ce72" office:value-type="float" office:value="95" calcext:value-type="float">
            <text:p>95</text:p>
          </table:table-cell>
          <table:table-cell table:number-columns-repeated="1019"/>
        </table:table-row>
        <table:table-row table:style-name="ro2">
          <table:table-cell table:style-name="ce102"/>
          <table:table-cell table:style-name="ce43" office:value-type="string" calcext:value-type="string">
            <text:p>Niederösterreich</text:p>
          </table:table-cell>
          <table:table-cell table:style-name="ce105"/>
          <table:table-cell table:style-name="ce43" office:value-type="string" calcext:value-type="string">
            <text:p>NO</text:p>
          </table:table-cell>
          <table:table-cell table:style-name="ce72" office:value-type="float" office:value="96" calcext:value-type="float">
            <text:p>96</text:p>
          </table:table-cell>
          <table:table-cell table:number-columns-repeated="1019"/>
        </table:table-row>
        <table:table-row table:style-name="ro2">
          <table:table-cell table:style-name="ce102"/>
          <table:table-cell table:style-name="ce43" office:value-type="string" calcext:value-type="string">
            <text:p>Oberösterreich</text:p>
          </table:table-cell>
          <table:table-cell table:style-name="ce105"/>
          <table:table-cell table:style-name="ce43" office:value-type="string" calcext:value-type="string">
            <text:p>OO</text:p>
          </table:table-cell>
          <table:table-cell table:style-name="ce72" office:value-type="float" office:value="97" calcext:value-type="float">
            <text:p>97</text:p>
          </table:table-cell>
          <table:table-cell table:number-columns-repeated="1019"/>
        </table:table-row>
        <table:table-row table:style-name="ro2">
          <table:table-cell table:style-name="ce102"/>
          <table:table-cell table:style-name="ce43" office:value-type="string" calcext:value-type="string">
            <text:p>Salzburg</text:p>
          </table:table-cell>
          <table:table-cell table:style-name="ce105"/>
          <table:table-cell table:style-name="ce43" office:value-type="string" calcext:value-type="string">
            <text:p>SB</text:p>
          </table:table-cell>
          <table:table-cell table:style-name="ce72" office:value-type="float" office:value="98" calcext:value-type="float">
            <text:p>98</text:p>
          </table:table-cell>
          <table:table-cell table:number-columns-repeated="1019"/>
        </table:table-row>
        <table:table-row table:style-name="ro2">
          <table:table-cell table:style-name="ce102"/>
          <table:table-cell table:style-name="ce43" office:value-type="string" calcext:value-type="string">
            <text:p>Kärnten</text:p>
          </table:table-cell>
          <table:table-cell table:style-name="ce105"/>
          <table:table-cell table:style-name="ce43" office:value-type="string" calcext:value-type="string">
            <text:p>KN</text:p>
          </table:table-cell>
          <table:table-cell table:style-name="ce72" office:value-type="float" office:value="99" calcext:value-type="float">
            <text:p>99</text:p>
          </table:table-cell>
          <table:table-cell table:number-columns-repeated="1019"/>
        </table:table-row>
        <table:table-row table:style-name="ro2">
          <table:table-cell table:style-name="ce102"/>
          <table:table-cell table:style-name="ce43" office:value-type="string" calcext:value-type="string">
            <text:p>Steiermark</text:p>
          </table:table-cell>
          <table:table-cell table:style-name="ce105"/>
          <table:table-cell table:style-name="ce43" office:value-type="string" calcext:value-type="string">
            <text:p>ST</text:p>
          </table:table-cell>
          <table:table-cell table:style-name="ce72" office:value-type="float" office:value="100" calcext:value-type="float">
            <text:p>100</text:p>
          </table:table-cell>
          <table:table-cell table:number-columns-repeated="1019"/>
        </table:table-row>
        <table:table-row table:style-name="ro2">
          <table:table-cell table:style-name="ce102"/>
          <table:table-cell table:style-name="ce43" office:value-type="string" calcext:value-type="string">
            <text:p>Tirol</text:p>
          </table:table-cell>
          <table:table-cell table:style-name="ce105"/>
          <table:table-cell table:style-name="ce43" office:value-type="string" calcext:value-type="string">
            <text:p>TI</text:p>
          </table:table-cell>
          <table:table-cell table:style-name="ce72" office:value-type="float" office:value="101" calcext:value-type="float">
            <text:p>101</text:p>
          </table:table-cell>
          <table:table-cell table:number-columns-repeated="1019"/>
        </table:table-row>
        <table:table-row table:style-name="ro2">
          <table:table-cell table:style-name="ce102"/>
          <table:table-cell table:style-name="ce43" office:value-type="string" calcext:value-type="string">
            <text:p>Burgenland</text:p>
          </table:table-cell>
          <table:table-cell table:style-name="ce105"/>
          <table:table-cell table:style-name="ce43" office:value-type="string" calcext:value-type="string">
            <text:p>BL</text:p>
          </table:table-cell>
          <table:table-cell table:style-name="ce72" office:value-type="float" office:value="102" calcext:value-type="float">
            <text:p>102</text:p>
          </table:table-cell>
          <table:table-cell table:number-columns-repeated="1019"/>
        </table:table-row>
        <table:table-row table:style-name="ro2">
          <table:table-cell table:style-name="ce102"/>
          <table:table-cell table:style-name="ce43" office:value-type="string" calcext:value-type="string">
            <text:p>Vorarlberg</text:p>
          </table:table-cell>
          <table:table-cell table:style-name="ce105"/>
          <table:table-cell table:style-name="ce43" office:value-type="string" calcext:value-type="string">
            <text:p>VB</text:p>
          </table:table-cell>
          <table:table-cell table:style-name="ce72" office:value-type="float" office:value="103" calcext:value-type="float">
            <text:p>103</text:p>
          </table:table-cell>
          <table:table-cell table:number-columns-repeated="1019"/>
        </table:table-row>
        <table:table-row table:style-name="ro2">
          <table:table-cell table:style-name="ce101" office:value-type="string" calcext:value-type="string">
            <text:p>Azerbaijan</text:p>
          </table:table-cell>
          <table:table-cell table:style-name="ce45"/>
          <table:table-cell table:style-name="ce71" office:value-type="string" calcext:value-type="string">
            <text:p>AZ</text:p>
          </table:table-cell>
          <table:table-cell table:style-name="ce45"/>
          <table:table-cell table:style-name="ce105"/>
          <table:table-cell table:number-columns-repeated="1019"/>
        </table:table-row>
        <table:table-row table:style-name="ro2">
          <table:table-cell table:style-name="ce101" office:value-type="string" calcext:value-type="string">
            <text:p>Bahamas</text:p>
          </table:table-cell>
          <table:table-cell table:style-name="ce45"/>
          <table:table-cell table:style-name="ce71" office:value-type="string" calcext:value-type="string">
            <text:p>BS</text:p>
          </table:table-cell>
          <table:table-cell table:style-name="ce45"/>
          <table:table-cell table:style-name="ce105"/>
          <table:table-cell table:number-columns-repeated="1019"/>
        </table:table-row>
        <table:table-row table:style-name="ro2">
          <table:table-cell table:style-name="ce101" office:value-type="string" calcext:value-type="string">
            <text:p>Bahrain</text:p>
          </table:table-cell>
          <table:table-cell table:style-name="ce45"/>
          <table:table-cell table:style-name="ce71" office:value-type="string" calcext:value-type="string">
            <text:p>BH</text:p>
          </table:table-cell>
          <table:table-cell table:style-name="ce45"/>
          <table:table-cell table:style-name="ce105"/>
          <table:table-cell table:number-columns-repeated="1019"/>
        </table:table-row>
        <table:table-row table:style-name="ro2">
          <table:table-cell table:style-name="ce101" office:value-type="string" calcext:value-type="string">
            <text:p>Bangladesh</text:p>
          </table:table-cell>
          <table:table-cell table:style-name="ce45"/>
          <table:table-cell table:style-name="ce71" office:value-type="string" calcext:value-type="string">
            <text:p>BD</text:p>
          </table:table-cell>
          <table:table-cell table:style-name="ce45"/>
          <table:table-cell table:style-name="ce105"/>
          <table:table-cell table:number-columns-repeated="1019"/>
        </table:table-row>
        <table:table-row table:style-name="ro2">
          <table:table-cell table:style-name="ce101" office:value-type="string" calcext:value-type="string">
            <text:p>Barbados</text:p>
          </table:table-cell>
          <table:table-cell table:style-name="ce45"/>
          <table:table-cell table:style-name="ce71" office:value-type="string" calcext:value-type="string">
            <text:p>BB</text:p>
          </table:table-cell>
          <table:table-cell table:style-name="ce45"/>
          <table:table-cell table:style-name="ce105"/>
          <table:table-cell table:number-columns-repeated="1019"/>
        </table:table-row>
        <table:table-row table:style-name="ro2">
          <table:table-cell table:style-name="ce101" office:value-type="string" calcext:value-type="string">
            <text:p>Belarus</text:p>
          </table:table-cell>
          <table:table-cell table:style-name="ce45"/>
          <table:table-cell table:style-name="ce71" office:value-type="string" calcext:value-type="string">
            <text:p>BY</text:p>
          </table:table-cell>
          <table:table-cell table:style-name="ce45"/>
          <table:table-cell table:style-name="ce105"/>
          <table:table-cell table:number-columns-repeated="1019"/>
        </table:table-row>
        <table:table-row table:style-name="ro2">
          <table:table-cell table:style-name="ce101" office:value-type="string" calcext:value-type="string">
            <text:p>Belgium</text:p>
          </table:table-cell>
          <table:table-cell table:style-name="ce45"/>
          <table:table-cell table:style-name="ce71" office:value-type="string" calcext:value-type="string">
            <text:p>BE</text:p>
          </table:table-cell>
          <table:table-cell table:style-name="ce45"/>
          <table:table-cell table:style-name="ce105"/>
          <table:table-cell table:number-columns-repeated="1019"/>
        </table:table-row>
        <table:table-row table:style-name="ro2">
          <table:table-cell table:style-name="ce101" office:value-type="string" calcext:value-type="string">
            <text:p>Belize</text:p>
          </table:table-cell>
          <table:table-cell table:style-name="ce45"/>
          <table:table-cell table:style-name="ce71" office:value-type="string" calcext:value-type="string">
            <text:p>BZ</text:p>
          </table:table-cell>
          <table:table-cell table:style-name="ce45"/>
          <table:table-cell table:style-name="ce105"/>
          <table:table-cell table:number-columns-repeated="1019"/>
        </table:table-row>
        <table:table-row table:style-name="ro2">
          <table:table-cell table:style-name="ce101" office:value-type="string" calcext:value-type="string">
            <text:p>Benin</text:p>
          </table:table-cell>
          <table:table-cell table:style-name="ce45"/>
          <table:table-cell table:style-name="ce71" office:value-type="string" calcext:value-type="string">
            <text:p>BJ</text:p>
          </table:table-cell>
          <table:table-cell table:style-name="ce45"/>
          <table:table-cell table:style-name="ce105"/>
          <table:table-cell table:number-columns-repeated="1019"/>
        </table:table-row>
        <table:table-row table:style-name="ro2">
          <table:table-cell table:style-name="ce101" office:value-type="string" calcext:value-type="string">
            <text:p>Bermuda</text:p>
          </table:table-cell>
          <table:table-cell table:style-name="ce45"/>
          <table:table-cell table:style-name="ce71" office:value-type="string" calcext:value-type="string">
            <text:p>BM</text:p>
          </table:table-cell>
          <table:table-cell table:style-name="ce45"/>
          <table:table-cell table:style-name="ce105"/>
          <table:table-cell table:number-columns-repeated="1019"/>
        </table:table-row>
        <table:table-row table:style-name="ro2">
          <table:table-cell table:style-name="ce101" office:value-type="string" calcext:value-type="string">
            <text:p>Bhutan</text:p>
          </table:table-cell>
          <table:table-cell table:style-name="ce45"/>
          <table:table-cell table:style-name="ce71" office:value-type="string" calcext:value-type="string">
            <text:p>BT</text:p>
          </table:table-cell>
          <table:table-cell table:style-name="ce45"/>
          <table:table-cell table:style-name="ce105"/>
          <table:table-cell table:number-columns-repeated="1019"/>
        </table:table-row>
        <table:table-row table:style-name="ro2">
          <table:table-cell table:style-name="ce101" office:value-type="string" calcext:value-type="string">
            <text:p>Bolivia</text:p>
          </table:table-cell>
          <table:table-cell table:style-name="ce45"/>
          <table:table-cell table:style-name="ce71" office:value-type="string" calcext:value-type="string">
            <text:p>BO</text:p>
          </table:table-cell>
          <table:table-cell table:style-name="ce45"/>
          <table:table-cell table:style-name="ce105"/>
          <table:table-cell table:number-columns-repeated="1019"/>
        </table:table-row>
        <table:table-row table:style-name="ro2">
          <table:table-cell table:style-name="ce101" office:value-type="string" calcext:value-type="string">
            <text:p>Bosnia &amp;amp; Herzegovina</text:p>
          </table:table-cell>
          <table:table-cell table:style-name="ce45"/>
          <table:table-cell table:style-name="ce71" office:value-type="string" calcext:value-type="string">
            <text:p>BA</text:p>
          </table:table-cell>
          <table:table-cell table:style-name="ce45"/>
          <table:table-cell table:style-name="ce105"/>
          <table:table-cell table:number-columns-repeated="1019"/>
        </table:table-row>
        <table:table-row table:style-name="ro2">
          <table:table-cell table:style-name="ce101" office:value-type="string" calcext:value-type="string">
            <text:p>Botswana</text:p>
          </table:table-cell>
          <table:table-cell table:style-name="ce45"/>
          <table:table-cell table:style-name="ce71" office:value-type="string" calcext:value-type="string">
            <text:p>BW</text:p>
          </table:table-cell>
          <table:table-cell table:style-name="ce45"/>
          <table:table-cell table:style-name="ce105"/>
          <table:table-cell table:number-columns-repeated="1019"/>
        </table:table-row>
        <table:table-row table:style-name="ro2">
          <table:table-cell table:style-name="ce101" office:value-type="string" calcext:value-type="string">
            <text:p>Bouvet Island</text:p>
          </table:table-cell>
          <table:table-cell table:style-name="ce45"/>
          <table:table-cell table:style-name="ce71" office:value-type="string" calcext:value-type="string">
            <text:p>BV</text:p>
          </table:table-cell>
          <table:table-cell table:style-name="ce45"/>
          <table:table-cell table:style-name="ce105"/>
          <table:table-cell table:number-columns-repeated="1019"/>
        </table:table-row>
        <table:table-row table:style-name="ro2">
          <table:table-cell table:style-name="ce101" office:value-type="string" calcext:value-type="string">
            <text:p>Brazil</text:p>
          </table:table-cell>
          <table:table-cell table:style-name="ce45"/>
          <table:table-cell table:style-name="ce71" office:value-type="string" calcext:value-type="string">
            <text:p>BR</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cre</text:p>
          </table:table-cell>
          <table:table-cell table:style-name="ce105"/>
          <table:table-cell table:style-name="ce43" office:value-type="string" calcext:value-type="string">
            <text:p>AC</text:p>
          </table:table-cell>
          <table:table-cell table:style-name="ce72" office:value-type="float" office:value="485" calcext:value-type="float">
            <text:p>485</text:p>
          </table:table-cell>
          <table:table-cell table:number-columns-repeated="1019"/>
        </table:table-row>
        <table:table-row table:style-name="ro2">
          <table:table-cell table:style-name="ce102"/>
          <table:table-cell table:style-name="ce43" office:value-type="string" calcext:value-type="string">
            <text:p>Alagoas</text:p>
          </table:table-cell>
          <table:table-cell table:style-name="ce105"/>
          <table:table-cell table:style-name="ce43" office:value-type="string" calcext:value-type="string">
            <text:p>AL</text:p>
          </table:table-cell>
          <table:table-cell table:style-name="ce72" office:value-type="float" office:value="486" calcext:value-type="float">
            <text:p>486</text:p>
          </table:table-cell>
          <table:table-cell table:number-columns-repeated="1019"/>
        </table:table-row>
        <table:table-row table:style-name="ro2">
          <table:table-cell table:style-name="ce102"/>
          <table:table-cell table:style-name="ce43" office:value-type="string" calcext:value-type="string">
            <text:p>Amapá</text:p>
          </table:table-cell>
          <table:table-cell table:style-name="ce105"/>
          <table:table-cell table:style-name="ce43" office:value-type="string" calcext:value-type="string">
            <text:p>AP</text:p>
          </table:table-cell>
          <table:table-cell table:style-name="ce72" office:value-type="float" office:value="487" calcext:value-type="float">
            <text:p>487</text:p>
          </table:table-cell>
          <table:table-cell table:number-columns-repeated="1019"/>
        </table:table-row>
        <table:table-row table:style-name="ro2">
          <table:table-cell table:style-name="ce102"/>
          <table:table-cell table:style-name="ce43" office:value-type="string" calcext:value-type="string">
            <text:p>Amazonas</text:p>
          </table:table-cell>
          <table:table-cell table:style-name="ce105"/>
          <table:table-cell table:style-name="ce43" office:value-type="string" calcext:value-type="string">
            <text:p>AM</text:p>
          </table:table-cell>
          <table:table-cell table:style-name="ce72" office:value-type="float" office:value="488" calcext:value-type="float">
            <text:p>488</text:p>
          </table:table-cell>
          <table:table-cell table:number-columns-repeated="1019"/>
        </table:table-row>
        <table:table-row table:style-name="ro2">
          <table:table-cell table:style-name="ce102"/>
          <table:table-cell table:style-name="ce43" office:value-type="string" calcext:value-type="string">
            <text:p>Bahia</text:p>
          </table:table-cell>
          <table:table-cell table:style-name="ce105"/>
          <table:table-cell table:style-name="ce43" office:value-type="string" calcext:value-type="string">
            <text:p>BA</text:p>
          </table:table-cell>
          <table:table-cell table:style-name="ce72" office:value-type="float" office:value="489" calcext:value-type="float">
            <text:p>489</text:p>
          </table:table-cell>
          <table:table-cell table:number-columns-repeated="1019"/>
        </table:table-row>
        <table:table-row table:style-name="ro2">
          <table:table-cell table:style-name="ce102"/>
          <table:table-cell table:style-name="ce43" office:value-type="string" calcext:value-type="string">
            <text:p>Ceará</text:p>
          </table:table-cell>
          <table:table-cell table:style-name="ce105"/>
          <table:table-cell table:style-name="ce43" office:value-type="string" calcext:value-type="string">
            <text:p>CE</text:p>
          </table:table-cell>
          <table:table-cell table:style-name="ce72" office:value-type="float" office:value="490" calcext:value-type="float">
            <text:p>490</text:p>
          </table:table-cell>
          <table:table-cell table:number-columns-repeated="1019"/>
        </table:table-row>
        <table:table-row table:style-name="ro2">
          <table:table-cell table:style-name="ce102"/>
          <table:table-cell table:style-name="ce43" office:value-type="string" calcext:value-type="string">
            <text:p>Espírito Santo</text:p>
          </table:table-cell>
          <table:table-cell table:style-name="ce105"/>
          <table:table-cell table:style-name="ce43" office:value-type="string" calcext:value-type="string">
            <text:p>ES</text:p>
          </table:table-cell>
          <table:table-cell table:style-name="ce72" office:value-type="float" office:value="491" calcext:value-type="float">
            <text:p>491</text:p>
          </table:table-cell>
          <table:table-cell table:number-columns-repeated="1019"/>
        </table:table-row>
        <table:table-row table:style-name="ro2">
          <table:table-cell table:style-name="ce102"/>
          <table:table-cell table:style-name="ce43" office:value-type="string" calcext:value-type="string">
            <text:p>Goiás</text:p>
          </table:table-cell>
          <table:table-cell table:style-name="ce105"/>
          <table:table-cell table:style-name="ce43" office:value-type="string" calcext:value-type="string">
            <text:p>GO</text:p>
          </table:table-cell>
          <table:table-cell table:style-name="ce72" office:value-type="float" office:value="492" calcext:value-type="float">
            <text:p>492</text:p>
          </table:table-cell>
          <table:table-cell table:number-columns-repeated="1019"/>
        </table:table-row>
        <table:table-row table:style-name="ro2">
          <table:table-cell table:style-name="ce102"/>
          <table:table-cell table:style-name="ce43" office:value-type="string" calcext:value-type="string">
            <text:p>Maranhão</text:p>
          </table:table-cell>
          <table:table-cell table:style-name="ce105"/>
          <table:table-cell table:style-name="ce43" office:value-type="string" calcext:value-type="string">
            <text:p>MA</text:p>
          </table:table-cell>
          <table:table-cell table:style-name="ce72" office:value-type="float" office:value="493" calcext:value-type="float">
            <text:p>493</text:p>
          </table:table-cell>
          <table:table-cell table:number-columns-repeated="1019"/>
        </table:table-row>
        <table:table-row table:style-name="ro2">
          <table:table-cell table:style-name="ce102"/>
          <table:table-cell table:style-name="ce43" office:value-type="string" calcext:value-type="string">
            <text:p>Mato Grosso</text:p>
          </table:table-cell>
          <table:table-cell table:style-name="ce105"/>
          <table:table-cell table:style-name="ce43" office:value-type="string" calcext:value-type="string">
            <text:p>MT</text:p>
          </table:table-cell>
          <table:table-cell table:style-name="ce72" office:value-type="float" office:value="494" calcext:value-type="float">
            <text:p>494</text:p>
          </table:table-cell>
          <table:table-cell table:number-columns-repeated="1019"/>
        </table:table-row>
        <table:table-row table:style-name="ro2">
          <table:table-cell table:style-name="ce102"/>
          <table:table-cell table:style-name="ce104" office:value-type="string" calcext:value-type="string">
            <text:p>Mato Grosso do Sul</text:p>
          </table:table-cell>
          <table:table-cell table:style-name="ce105"/>
          <table:table-cell table:style-name="ce43" office:value-type="string" calcext:value-type="string">
            <text:p>MS</text:p>
          </table:table-cell>
          <table:table-cell table:style-name="ce72" office:value-type="float" office:value="495" calcext:value-type="float">
            <text:p>495</text:p>
          </table:table-cell>
          <table:table-cell table:number-columns-repeated="1019"/>
        </table:table-row>
        <table:table-row table:style-name="ro2">
          <table:table-cell table:style-name="ce102"/>
          <table:table-cell table:style-name="ce43" office:value-type="string" calcext:value-type="string">
            <text:p>Minas Gerais</text:p>
          </table:table-cell>
          <table:table-cell table:style-name="ce105"/>
          <table:table-cell table:style-name="ce43" office:value-type="string" calcext:value-type="string">
            <text:p>MG</text:p>
          </table:table-cell>
          <table:table-cell table:style-name="ce72" office:value-type="float" office:value="496" calcext:value-type="float">
            <text:p>496</text:p>
          </table:table-cell>
          <table:table-cell table:number-columns-repeated="1019"/>
        </table:table-row>
        <table:table-row table:style-name="ro2">
          <table:table-cell table:style-name="ce102"/>
          <table:table-cell table:style-name="ce43" office:value-type="string" calcext:value-type="string">
            <text:p>Pará</text:p>
          </table:table-cell>
          <table:table-cell table:style-name="ce105"/>
          <table:table-cell table:style-name="ce43" office:value-type="string" calcext:value-type="string">
            <text:p>PA</text:p>
          </table:table-cell>
          <table:table-cell table:style-name="ce72" office:value-type="float" office:value="497" calcext:value-type="float">
            <text:p>497</text:p>
          </table:table-cell>
          <table:table-cell table:number-columns-repeated="1019"/>
        </table:table-row>
        <table:table-row table:style-name="ro2">
          <table:table-cell table:style-name="ce102"/>
          <table:table-cell table:style-name="ce43" office:value-type="string" calcext:value-type="string">
            <text:p>Paraíba</text:p>
          </table:table-cell>
          <table:table-cell table:style-name="ce105"/>
          <table:table-cell table:style-name="ce43" office:value-type="string" calcext:value-type="string">
            <text:p>PB</text:p>
          </table:table-cell>
          <table:table-cell table:style-name="ce72" office:value-type="float" office:value="498" calcext:value-type="float">
            <text:p>498</text:p>
          </table:table-cell>
          <table:table-cell table:number-columns-repeated="1019"/>
        </table:table-row>
        <table:table-row table:style-name="ro2">
          <table:table-cell table:style-name="ce102"/>
          <table:table-cell table:style-name="ce43" office:value-type="string" calcext:value-type="string">
            <text:p>Paraná</text:p>
          </table:table-cell>
          <table:table-cell table:style-name="ce105"/>
          <table:table-cell table:style-name="ce43" office:value-type="string" calcext:value-type="string">
            <text:p>PR</text:p>
          </table:table-cell>
          <table:table-cell table:style-name="ce72" office:value-type="float" office:value="499" calcext:value-type="float">
            <text:p>499</text:p>
          </table:table-cell>
          <table:table-cell table:number-columns-repeated="1019"/>
        </table:table-row>
        <table:table-row table:style-name="ro2">
          <table:table-cell table:style-name="ce102"/>
          <table:table-cell table:style-name="ce43" office:value-type="string" calcext:value-type="string">
            <text:p>Pernambuco</text:p>
          </table:table-cell>
          <table:table-cell table:style-name="ce105"/>
          <table:table-cell table:style-name="ce43" office:value-type="string" calcext:value-type="string">
            <text:p>PE</text:p>
          </table:table-cell>
          <table:table-cell table:style-name="ce72" office:value-type="float" office:value="500" calcext:value-type="float">
            <text:p>500</text:p>
          </table:table-cell>
          <table:table-cell table:number-columns-repeated="1019"/>
        </table:table-row>
        <table:table-row table:style-name="ro2">
          <table:table-cell table:style-name="ce102"/>
          <table:table-cell table:style-name="ce43" office:value-type="string" calcext:value-type="string">
            <text:p>Piauí</text:p>
          </table:table-cell>
          <table:table-cell table:style-name="ce105"/>
          <table:table-cell table:style-name="ce43" office:value-type="string" calcext:value-type="string">
            <text:p>PI</text:p>
          </table:table-cell>
          <table:table-cell table:style-name="ce72" office:value-type="float" office:value="501" calcext:value-type="float">
            <text:p>501</text:p>
          </table:table-cell>
          <table:table-cell table:number-columns-repeated="1019"/>
        </table:table-row>
        <table:table-row table:style-name="ro2">
          <table:table-cell table:style-name="ce102"/>
          <table:table-cell table:style-name="ce43" office:value-type="string" calcext:value-type="string">
            <text:p>Rio de Janeiro</text:p>
          </table:table-cell>
          <table:table-cell table:style-name="ce105"/>
          <table:table-cell table:style-name="ce43" office:value-type="string" calcext:value-type="string">
            <text:p>RJ</text:p>
          </table:table-cell>
          <table:table-cell table:style-name="ce72" office:value-type="float" office:value="502" calcext:value-type="float">
            <text:p>502</text:p>
          </table:table-cell>
          <table:table-cell table:number-columns-repeated="1019"/>
        </table:table-row>
        <table:table-row table:style-name="ro2">
          <table:table-cell table:style-name="ce102"/>
          <table:table-cell table:style-name="ce104" office:value-type="string" calcext:value-type="string">
            <text:p>Rio Grande do Norte</text:p>
          </table:table-cell>
          <table:table-cell table:style-name="ce105"/>
          <table:table-cell table:style-name="ce43" office:value-type="string" calcext:value-type="string">
            <text:p>RN</text:p>
          </table:table-cell>
          <table:table-cell table:style-name="ce72" office:value-type="float" office:value="503" calcext:value-type="float">
            <text:p>503</text:p>
          </table:table-cell>
          <table:table-cell table:number-columns-repeated="1019"/>
        </table:table-row>
        <table:table-row table:style-name="ro2">
          <table:table-cell table:style-name="ce102"/>
          <table:table-cell table:style-name="ce104" office:value-type="string" calcext:value-type="string">
            <text:p>Rio Grande do Sul</text:p>
          </table:table-cell>
          <table:table-cell table:style-name="ce105"/>
          <table:table-cell table:style-name="ce43" office:value-type="string" calcext:value-type="string">
            <text:p>RS</text:p>
          </table:table-cell>
          <table:table-cell table:style-name="ce72" office:value-type="float" office:value="504" calcext:value-type="float">
            <text:p>504</text:p>
          </table:table-cell>
          <table:table-cell table:number-columns-repeated="1019"/>
        </table:table-row>
        <table:table-row table:style-name="ro2">
          <table:table-cell table:style-name="ce102"/>
          <table:table-cell table:style-name="ce43" office:value-type="string" calcext:value-type="string">
            <text:p>Rondônia</text:p>
          </table:table-cell>
          <table:table-cell table:style-name="ce105"/>
          <table:table-cell table:style-name="ce43" office:value-type="string" calcext:value-type="string">
            <text:p>RO</text:p>
          </table:table-cell>
          <table:table-cell table:style-name="ce72" office:value-type="float" office:value="505" calcext:value-type="float">
            <text:p>505</text:p>
          </table:table-cell>
          <table:table-cell table:number-columns-repeated="1019"/>
        </table:table-row>
        <table:table-row table:style-name="ro2">
          <table:table-cell table:style-name="ce102"/>
          <table:table-cell table:style-name="ce43" office:value-type="string" calcext:value-type="string">
            <text:p>Roraima</text:p>
          </table:table-cell>
          <table:table-cell table:style-name="ce105"/>
          <table:table-cell table:style-name="ce43" office:value-type="string" calcext:value-type="string">
            <text:p>RR</text:p>
          </table:table-cell>
          <table:table-cell table:style-name="ce72" office:value-type="float" office:value="506" calcext:value-type="float">
            <text:p>506</text:p>
          </table:table-cell>
          <table:table-cell table:number-columns-repeated="1019"/>
        </table:table-row>
        <table:table-row table:style-name="ro2">
          <table:table-cell table:style-name="ce102"/>
          <table:table-cell table:style-name="ce43" office:value-type="string" calcext:value-type="string">
            <text:p>Santa Catarina</text:p>
          </table:table-cell>
          <table:table-cell table:style-name="ce105"/>
          <table:table-cell table:style-name="ce43" office:value-type="string" calcext:value-type="string">
            <text:p>SC</text:p>
          </table:table-cell>
          <table:table-cell table:style-name="ce72" office:value-type="float" office:value="507" calcext:value-type="float">
            <text:p>507</text:p>
          </table:table-cell>
          <table:table-cell table:number-columns-repeated="1019"/>
        </table:table-row>
        <table:table-row table:style-name="ro2">
          <table:table-cell table:style-name="ce102"/>
          <table:table-cell table:style-name="ce43" office:value-type="string" calcext:value-type="string">
            <text:p>São Paulo</text:p>
          </table:table-cell>
          <table:table-cell table:style-name="ce105"/>
          <table:table-cell table:style-name="ce43" office:value-type="string" calcext:value-type="string">
            <text:p>SP</text:p>
          </table:table-cell>
          <table:table-cell table:style-name="ce72" office:value-type="float" office:value="508" calcext:value-type="float">
            <text:p>508</text:p>
          </table:table-cell>
          <table:table-cell table:number-columns-repeated="1019"/>
        </table:table-row>
        <table:table-row table:style-name="ro2">
          <table:table-cell table:style-name="ce102"/>
          <table:table-cell table:style-name="ce43" office:value-type="string" calcext:value-type="string">
            <text:p>Sergipe</text:p>
          </table:table-cell>
          <table:table-cell table:style-name="ce105"/>
          <table:table-cell table:style-name="ce43" office:value-type="string" calcext:value-type="string">
            <text:p>SE</text:p>
          </table:table-cell>
          <table:table-cell table:style-name="ce72" office:value-type="float" office:value="509" calcext:value-type="float">
            <text:p>509</text:p>
          </table:table-cell>
          <table:table-cell table:number-columns-repeated="1019"/>
        </table:table-row>
        <table:table-row table:style-name="ro2">
          <table:table-cell table:style-name="ce102"/>
          <table:table-cell table:style-name="ce43" office:value-type="string" calcext:value-type="string">
            <text:p>Tocantins</text:p>
          </table:table-cell>
          <table:table-cell table:style-name="ce105"/>
          <table:table-cell table:style-name="ce43" office:value-type="string" calcext:value-type="string">
            <text:p>TO</text:p>
          </table:table-cell>
          <table:table-cell table:style-name="ce72" office:value-type="float" office:value="510" calcext:value-type="float">
            <text:p>510</text:p>
          </table:table-cell>
          <table:table-cell table:number-columns-repeated="1019"/>
        </table:table-row>
        <table:table-row table:style-name="ro2">
          <table:table-cell table:style-name="ce102"/>
          <table:table-cell table:style-name="ce43" office:value-type="string" calcext:value-type="string">
            <text:p>Distrito Federal</text:p>
          </table:table-cell>
          <table:table-cell table:style-name="ce105"/>
          <table:table-cell table:style-name="ce43" office:value-type="string" calcext:value-type="string">
            <text:p>DF</text:p>
          </table:table-cell>
          <table:table-cell table:style-name="ce72" office:value-type="float" office:value="511" calcext:value-type="float">
            <text:p>511</text:p>
          </table:table-cell>
          <table:table-cell table:number-columns-repeated="1019"/>
        </table:table-row>
        <table:table-row table:style-name="ro2">
          <table:table-cell table:style-name="ce101" office:value-type="string" calcext:value-type="string">
            <text:p>British Indian Ocean Territory</text:p>
          </table:table-cell>
          <table:table-cell table:style-name="ce45"/>
          <table:table-cell table:style-name="ce71" office:value-type="string" calcext:value-type="string">
            <text:p>IO</text:p>
          </table:table-cell>
          <table:table-cell table:style-name="ce45"/>
          <table:table-cell table:style-name="ce105"/>
          <table:table-cell table:number-columns-repeated="1019"/>
        </table:table-row>
        <table:table-row table:style-name="ro2">
          <table:table-cell table:style-name="ce101" office:value-type="string" calcext:value-type="string">
            <text:p>British Virgin Islands</text:p>
          </table:table-cell>
          <table:table-cell table:style-name="ce45"/>
          <table:table-cell table:style-name="ce106" office:value-type="string" calcext:value-type="string">
            <text:p>VG</text:p>
          </table:table-cell>
          <table:table-cell table:style-name="ce45"/>
          <table:table-cell table:style-name="ce105"/>
          <table:table-cell table:number-columns-repeated="1019"/>
        </table:table-row>
        <table:table-row table:style-name="ro2">
          <table:table-cell table:style-name="ce101" office:value-type="string" calcext:value-type="string">
            <text:p>Brunei</text:p>
          </table:table-cell>
          <table:table-cell table:style-name="ce45"/>
          <table:table-cell table:style-name="ce71" office:value-type="string" calcext:value-type="string">
            <text:p>BN</text:p>
          </table:table-cell>
          <table:table-cell table:style-name="ce45"/>
          <table:table-cell table:style-name="ce105"/>
          <table:table-cell table:number-columns-repeated="1019"/>
        </table:table-row>
        <table:table-row table:style-name="ro2">
          <table:table-cell table:style-name="ce101" office:value-type="string" calcext:value-type="string">
            <text:p>Bulgaria</text:p>
          </table:table-cell>
          <table:table-cell table:style-name="ce45"/>
          <table:table-cell table:style-name="ce71" office:value-type="string" calcext:value-type="string">
            <text:p>BG</text:p>
          </table:table-cell>
          <table:table-cell table:style-name="ce45"/>
          <table:table-cell table:style-name="ce105"/>
          <table:table-cell table:number-columns-repeated="1019"/>
        </table:table-row>
        <table:table-row table:style-name="ro2">
          <table:table-cell table:style-name="ce101" office:value-type="string" calcext:value-type="string">
            <text:p>Burkina Faso</text:p>
          </table:table-cell>
          <table:table-cell table:style-name="ce45"/>
          <table:table-cell table:style-name="ce71" office:value-type="string" calcext:value-type="string">
            <text:p>BF</text:p>
          </table:table-cell>
          <table:table-cell table:style-name="ce45"/>
          <table:table-cell table:style-name="ce105"/>
          <table:table-cell table:number-columns-repeated="1019"/>
        </table:table-row>
        <table:table-row table:style-name="ro2">
          <table:table-cell table:style-name="ce101" office:value-type="string" calcext:value-type="string">
            <text:p>Burundi</text:p>
          </table:table-cell>
          <table:table-cell table:style-name="ce45"/>
          <table:table-cell table:style-name="ce71" office:value-type="string" calcext:value-type="string">
            <text:p>BI</text:p>
          </table:table-cell>
          <table:table-cell table:style-name="ce45"/>
          <table:table-cell table:style-name="ce105"/>
          <table:table-cell table:number-columns-repeated="1019"/>
        </table:table-row>
        <table:table-row table:style-name="ro2">
          <table:table-cell table:style-name="ce101" office:value-type="string" calcext:value-type="string">
            <text:p>Cambodia</text:p>
          </table:table-cell>
          <table:table-cell table:style-name="ce45"/>
          <table:table-cell table:style-name="ce71" office:value-type="string" calcext:value-type="string">
            <text:p>KH</text:p>
          </table:table-cell>
          <table:table-cell table:style-name="ce45"/>
          <table:table-cell table:style-name="ce105"/>
          <table:table-cell table:number-columns-repeated="1019"/>
        </table:table-row>
        <table:table-row table:style-name="ro2">
          <table:table-cell table:style-name="ce101" office:value-type="string" calcext:value-type="string">
            <text:p>Cameroon</text:p>
          </table:table-cell>
          <table:table-cell table:style-name="ce45"/>
          <table:table-cell table:style-name="ce71" office:value-type="string" calcext:value-type="string">
            <text:p>CM</text:p>
          </table:table-cell>
          <table:table-cell table:style-name="ce45"/>
          <table:table-cell table:style-name="ce105"/>
          <table:table-cell table:number-columns-repeated="1019"/>
        </table:table-row>
        <table:table-row table:style-name="ro2">
          <table:table-cell table:style-name="ce101" office:value-type="string" calcext:value-type="string">
            <text:p>Canada</text:p>
          </table:table-cell>
          <table:table-cell table:style-name="ce45"/>
          <table:table-cell table:style-name="ce71" office:value-type="string" calcext:value-type="string">
            <text:p>CA</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lberta</text:p>
          </table:table-cell>
          <table:table-cell table:style-name="ce105"/>
          <table:table-cell table:style-name="ce43" office:value-type="string" calcext:value-type="string">
            <text:p>AB</text:p>
          </table:table-cell>
          <table:table-cell table:style-name="ce72" office:value-type="float" office:value="66" calcext:value-type="float">
            <text:p>66</text:p>
          </table:table-cell>
          <table:table-cell table:number-columns-repeated="1019"/>
        </table:table-row>
        <table:table-row table:style-name="ro2">
          <table:table-cell table:style-name="ce102"/>
          <table:table-cell table:style-name="ce43" office:value-type="string" calcext:value-type="string">
            <text:p>British Columbia</text:p>
          </table:table-cell>
          <table:table-cell table:style-name="ce105"/>
          <table:table-cell table:style-name="ce43" office:value-type="string" calcext:value-type="string">
            <text:p>BC</text:p>
          </table:table-cell>
          <table:table-cell table:style-name="ce72" office:value-type="float" office:value="67" calcext:value-type="float">
            <text:p>67</text:p>
          </table:table-cell>
          <table:table-cell table:number-columns-repeated="1019"/>
        </table:table-row>
        <table:table-row table:style-name="ro2">
          <table:table-cell table:style-name="ce102"/>
          <table:table-cell table:style-name="ce43" office:value-type="string" calcext:value-type="string">
            <text:p>Manitoba</text:p>
          </table:table-cell>
          <table:table-cell table:style-name="ce105"/>
          <table:table-cell table:style-name="ce43" office:value-type="string" calcext:value-type="string">
            <text:p>MB</text:p>
          </table:table-cell>
          <table:table-cell table:style-name="ce72" office:value-type="float" office:value="68" calcext:value-type="float">
            <text:p>68</text:p>
          </table:table-cell>
          <table:table-cell table:number-columns-repeated="1019"/>
        </table:table-row>
        <table:table-row table:style-name="ro2">
          <table:table-cell table:style-name="ce102"/>
          <table:table-cell table:style-name="ce104" office:value-type="string" calcext:value-type="string">
            <text:p>Newfoundland and Labrador</text:p>
          </table:table-cell>
          <table:table-cell table:style-name="ce105"/>
          <table:table-cell table:style-name="ce43" office:value-type="string" calcext:value-type="string">
            <text:p>NL</text:p>
          </table:table-cell>
          <table:table-cell table:style-name="ce72" office:value-type="float" office:value="69" calcext:value-type="float">
            <text:p>69</text:p>
          </table:table-cell>
          <table:table-cell table:number-columns-repeated="1019"/>
        </table:table-row>
        <table:table-row table:style-name="ro2">
          <table:table-cell table:style-name="ce102"/>
          <table:table-cell table:style-name="ce43" office:value-type="string" calcext:value-type="string">
            <text:p>New Brunswick</text:p>
          </table:table-cell>
          <table:table-cell table:style-name="ce105"/>
          <table:table-cell table:style-name="ce43" office:value-type="string" calcext:value-type="string">
            <text:p>NB</text:p>
          </table:table-cell>
          <table:table-cell table:style-name="ce72" office:value-type="float" office:value="70" calcext:value-type="float">
            <text:p>70</text:p>
          </table:table-cell>
          <table:table-cell table:number-columns-repeated="1019"/>
        </table:table-row>
        <table:table-row table:style-name="ro2">
          <table:table-cell table:style-name="ce102"/>
          <table:table-cell table:style-name="ce43" office:value-type="string" calcext:value-type="string">
            <text:p>Nova Scotia</text:p>
          </table:table-cell>
          <table:table-cell table:style-name="ce105"/>
          <table:table-cell table:style-name="ce43" office:value-type="string" calcext:value-type="string">
            <text:p>NS</text:p>
          </table:table-cell>
          <table:table-cell table:style-name="ce72" office:value-type="float" office:value="71" calcext:value-type="float">
            <text:p>71</text:p>
          </table:table-cell>
          <table:table-cell table:number-columns-repeated="1019"/>
        </table:table-row>
        <table:table-row table:style-name="ro2">
          <table:table-cell table:style-name="ce102"/>
          <table:table-cell table:style-name="ce104" office:value-type="string" calcext:value-type="string">
            <text:p>Northwest Territories</text:p>
          </table:table-cell>
          <table:table-cell table:style-name="ce105"/>
          <table:table-cell table:style-name="ce43" office:value-type="string" calcext:value-type="string">
            <text:p>NT</text:p>
          </table:table-cell>
          <table:table-cell table:style-name="ce72" office:value-type="float" office:value="72" calcext:value-type="float">
            <text:p>72</text:p>
          </table:table-cell>
          <table:table-cell table:number-columns-repeated="1019"/>
        </table:table-row>
        <table:table-row table:style-name="ro2">
          <table:table-cell table:style-name="ce102"/>
          <table:table-cell table:style-name="ce43" office:value-type="string" calcext:value-type="string">
            <text:p>Nunavut</text:p>
          </table:table-cell>
          <table:table-cell table:style-name="ce105"/>
          <table:table-cell table:style-name="ce43" office:value-type="string" calcext:value-type="string">
            <text:p>NU</text:p>
          </table:table-cell>
          <table:table-cell table:style-name="ce72" office:value-type="float" office:value="73" calcext:value-type="float">
            <text:p>73</text:p>
          </table:table-cell>
          <table:table-cell table:number-columns-repeated="1019"/>
        </table:table-row>
        <table:table-row table:style-name="ro2">
          <table:table-cell table:style-name="ce102"/>
          <table:table-cell table:style-name="ce43" office:value-type="string" calcext:value-type="string">
            <text:p>Ontario</text:p>
          </table:table-cell>
          <table:table-cell table:style-name="ce105"/>
          <table:table-cell table:style-name="ce43" office:value-type="string" calcext:value-type="string">
            <text:p>ON</text:p>
          </table:table-cell>
          <table:table-cell table:style-name="ce72" office:value-type="float" office:value="74" calcext:value-type="float">
            <text:p>74</text:p>
          </table:table-cell>
          <table:table-cell table:number-columns-repeated="1019"/>
        </table:table-row>
        <table:table-row table:style-name="ro2">
          <table:table-cell table:style-name="ce102"/>
          <table:table-cell table:style-name="ce104" office:value-type="string" calcext:value-type="string">
            <text:p>Prince Edward Island</text:p>
          </table:table-cell>
          <table:table-cell table:style-name="ce105"/>
          <table:table-cell table:style-name="ce43" office:value-type="string" calcext:value-type="string">
            <text:p>PE</text:p>
          </table:table-cell>
          <table:table-cell table:style-name="ce72" office:value-type="float" office:value="75" calcext:value-type="float">
            <text:p>75</text:p>
          </table:table-cell>
          <table:table-cell table:number-columns-repeated="1019"/>
        </table:table-row>
        <table:table-row table:style-name="ro2">
          <table:table-cell table:style-name="ce102"/>
          <table:table-cell table:style-name="ce43" office:value-type="string" calcext:value-type="string">
            <text:p>Quebec</text:p>
          </table:table-cell>
          <table:table-cell table:style-name="ce105"/>
          <table:table-cell table:style-name="ce43" office:value-type="string" calcext:value-type="string">
            <text:p>QC</text:p>
          </table:table-cell>
          <table:table-cell table:style-name="ce72" office:value-type="float" office:value="76" calcext:value-type="float">
            <text:p>76</text:p>
          </table:table-cell>
          <table:table-cell table:number-columns-repeated="1019"/>
        </table:table-row>
        <table:table-row table:style-name="ro2">
          <table:table-cell table:style-name="ce102"/>
          <table:table-cell table:style-name="ce43" office:value-type="string" calcext:value-type="string">
            <text:p>Saskatchewan</text:p>
          </table:table-cell>
          <table:table-cell table:style-name="ce105"/>
          <table:table-cell table:style-name="ce43" office:value-type="string" calcext:value-type="string">
            <text:p>SK</text:p>
          </table:table-cell>
          <table:table-cell table:style-name="ce72" office:value-type="float" office:value="77" calcext:value-type="float">
            <text:p>77</text:p>
          </table:table-cell>
          <table:table-cell table:number-columns-repeated="1019"/>
        </table:table-row>
        <table:table-row table:style-name="ro2">
          <table:table-cell table:style-name="ce102"/>
          <table:table-cell table:style-name="ce43" office:value-type="string" calcext:value-type="string">
            <text:p>Yukon Territory</text:p>
          </table:table-cell>
          <table:table-cell table:style-name="ce105"/>
          <table:table-cell table:style-name="ce43" office:value-type="string" calcext:value-type="string">
            <text:p>YT</text:p>
          </table:table-cell>
          <table:table-cell table:style-name="ce72" office:value-type="float" office:value="78" calcext:value-type="float">
            <text:p>78</text:p>
          </table:table-cell>
          <table:table-cell table:number-columns-repeated="1019"/>
        </table:table-row>
        <table:table-row table:style-name="ro2">
          <table:table-cell table:style-name="ce101" office:value-type="string" calcext:value-type="string">
            <text:p>Cape Verde</text:p>
          </table:table-cell>
          <table:table-cell table:style-name="ce45"/>
          <table:table-cell table:style-name="ce71" office:value-type="string" calcext:value-type="string">
            <text:p>CV</text:p>
          </table:table-cell>
          <table:table-cell table:style-name="ce45"/>
          <table:table-cell table:style-name="ce105"/>
          <table:table-cell table:number-columns-repeated="1019"/>
        </table:table-row>
        <table:table-row table:style-name="ro2">
          <table:table-cell table:style-name="ce101" office:value-type="string" calcext:value-type="string">
            <text:p>Cayman Islands</text:p>
          </table:table-cell>
          <table:table-cell table:style-name="ce45"/>
          <table:table-cell table:style-name="ce71" office:value-type="string" calcext:value-type="string">
            <text:p>KY</text:p>
          </table:table-cell>
          <table:table-cell table:style-name="ce45"/>
          <table:table-cell table:style-name="ce105"/>
          <table:table-cell table:number-columns-repeated="1019"/>
        </table:table-row>
        <table:table-row table:style-name="ro2">
          <table:table-cell table:style-name="ce101" office:value-type="string" calcext:value-type="string">
            <text:p>Central African Republic</text:p>
          </table:table-cell>
          <table:table-cell table:style-name="ce45"/>
          <table:table-cell table:style-name="ce71" office:value-type="string" calcext:value-type="string">
            <text:p>CF</text:p>
          </table:table-cell>
          <table:table-cell table:style-name="ce45"/>
          <table:table-cell table:style-name="ce105"/>
          <table:table-cell table:number-columns-repeated="1019"/>
        </table:table-row>
        <table:table-row table:style-name="ro2">
          <table:table-cell table:style-name="ce101" office:value-type="string" calcext:value-type="string">
            <text:p>Chad</text:p>
          </table:table-cell>
          <table:table-cell table:style-name="ce45"/>
          <table:table-cell table:style-name="ce71" office:value-type="string" calcext:value-type="string">
            <text:p>TD</text:p>
          </table:table-cell>
          <table:table-cell table:style-name="ce45"/>
          <table:table-cell table:style-name="ce105"/>
          <table:table-cell table:number-columns-repeated="1019"/>
        </table:table-row>
        <table:table-row table:style-name="ro2">
          <table:table-cell table:style-name="ce101" office:value-type="string" calcext:value-type="string">
            <text:p>Chile</text:p>
          </table:table-cell>
          <table:table-cell table:style-name="ce45"/>
          <table:table-cell table:style-name="ce71" office:value-type="string" calcext:value-type="string">
            <text:p>CL</text:p>
          </table:table-cell>
          <table:table-cell table:style-name="ce45"/>
          <table:table-cell table:style-name="ce105"/>
          <table:table-cell table:number-columns-repeated="1019"/>
        </table:table-row>
        <table:table-row table:style-name="ro2">
          <table:table-cell table:style-name="ce101" office:value-type="string" calcext:value-type="string">
            <text:p>China</text:p>
          </table:table-cell>
          <table:table-cell table:style-name="ce45"/>
          <table:table-cell table:style-name="ce71" office:value-type="string" calcext:value-type="string">
            <text:p>CN</text:p>
          </table:table-cell>
          <table:table-cell table:style-name="ce45"/>
          <table:table-cell table:style-name="ce105"/>
          <table:table-cell table:number-columns-repeated="1019"/>
        </table:table-row>
        <table:table-row table:style-name="ro2">
          <table:table-cell table:style-name="ce101" office:value-type="string" calcext:value-type="string">
            <text:p>Christmas Island</text:p>
          </table:table-cell>
          <table:table-cell table:style-name="ce45"/>
          <table:table-cell table:style-name="ce71" office:value-type="string" calcext:value-type="string">
            <text:p>CX</text:p>
          </table:table-cell>
          <table:table-cell table:style-name="ce45"/>
          <table:table-cell table:style-name="ce105"/>
          <table:table-cell table:number-columns-repeated="1019"/>
        </table:table-row>
        <table:table-row table:style-name="ro2">
          <table:table-cell table:style-name="ce101" office:value-type="string" calcext:value-type="string">
            <text:p>Cocos (Keeling) Islands</text:p>
          </table:table-cell>
          <table:table-cell table:style-name="ce45"/>
          <table:table-cell table:style-name="ce71" office:value-type="string" calcext:value-type="string">
            <text:p>CC</text:p>
          </table:table-cell>
          <table:table-cell table:style-name="ce45"/>
          <table:table-cell table:style-name="ce105"/>
          <table:table-cell table:number-columns-repeated="1019"/>
        </table:table-row>
        <table:table-row table:style-name="ro2">
          <table:table-cell table:style-name="ce101" office:value-type="string" calcext:value-type="string">
            <text:p>Colombia</text:p>
          </table:table-cell>
          <table:table-cell table:style-name="ce45"/>
          <table:table-cell table:style-name="ce71" office:value-type="string" calcext:value-type="string">
            <text:p>CO</text:p>
          </table:table-cell>
          <table:table-cell table:style-name="ce45"/>
          <table:table-cell table:style-name="ce105"/>
          <table:table-cell table:number-columns-repeated="1019"/>
        </table:table-row>
        <table:table-row table:style-name="ro2">
          <table:table-cell table:style-name="ce101" office:value-type="string" calcext:value-type="string">
            <text:p>Comoros</text:p>
          </table:table-cell>
          <table:table-cell table:style-name="ce45"/>
          <table:table-cell table:style-name="ce71" office:value-type="string" calcext:value-type="string">
            <text:p>KM</text:p>
          </table:table-cell>
          <table:table-cell table:style-name="ce45"/>
          <table:table-cell table:style-name="ce105"/>
          <table:table-cell table:number-columns-repeated="1019"/>
        </table:table-row>
        <table:table-row table:style-name="ro2">
          <table:table-cell table:style-name="ce101" office:value-type="string" calcext:value-type="string">
            <text:p>Congo - Brazzaville</text:p>
          </table:table-cell>
          <table:table-cell table:style-name="ce45"/>
          <table:table-cell table:style-name="ce71" office:value-type="string" calcext:value-type="string">
            <text:p>CG</text:p>
          </table:table-cell>
          <table:table-cell table:style-name="ce45"/>
          <table:table-cell table:style-name="ce105"/>
          <table:table-cell table:number-columns-repeated="1019"/>
        </table:table-row>
        <table:table-row table:style-name="ro2">
          <table:table-cell table:style-name="ce101" office:value-type="string" calcext:value-type="string">
            <text:p>Congo - Kinshasa</text:p>
          </table:table-cell>
          <table:table-cell table:style-name="ce45"/>
          <table:table-cell table:style-name="ce71" office:value-type="string" calcext:value-type="string">
            <text:p>CD</text:p>
          </table:table-cell>
          <table:table-cell table:style-name="ce45"/>
          <table:table-cell table:style-name="ce105"/>
          <table:table-cell table:number-columns-repeated="1019"/>
        </table:table-row>
        <table:table-row table:style-name="ro2">
          <table:table-cell table:style-name="ce101" office:value-type="string" calcext:value-type="string">
            <text:p>Cook Islands</text:p>
          </table:table-cell>
          <table:table-cell table:style-name="ce45"/>
          <table:table-cell table:style-name="ce71" office:value-type="string" calcext:value-type="string">
            <text:p>CK</text:p>
          </table:table-cell>
          <table:table-cell table:style-name="ce45"/>
          <table:table-cell table:style-name="ce105"/>
          <table:table-cell table:number-columns-repeated="1019"/>
        </table:table-row>
        <table:table-row table:style-name="ro2">
          <table:table-cell table:style-name="ce101" office:value-type="string" calcext:value-type="string">
            <text:p>Costa Rica</text:p>
          </table:table-cell>
          <table:table-cell table:style-name="ce45"/>
          <table:table-cell table:style-name="ce71" office:value-type="string" calcext:value-type="string">
            <text:p>CR</text:p>
          </table:table-cell>
          <table:table-cell table:style-name="ce45"/>
          <table:table-cell table:style-name="ce105"/>
          <table:table-cell table:number-columns-repeated="1019"/>
        </table:table-row>
        <table:table-row table:style-name="ro2">
          <table:table-cell table:style-name="ce101" office:value-type="string" calcext:value-type="string">
            <text:p>Côte d’Ivoire</text:p>
          </table:table-cell>
          <table:table-cell table:style-name="ce45"/>
          <table:table-cell table:style-name="ce71" office:value-type="string" calcext:value-type="string">
            <text:p>CI</text:p>
          </table:table-cell>
          <table:table-cell table:style-name="ce45"/>
          <table:table-cell table:style-name="ce105"/>
          <table:table-cell table:number-columns-repeated="1019"/>
        </table:table-row>
        <table:table-row table:style-name="ro2">
          <table:table-cell table:style-name="ce101" office:value-type="string" calcext:value-type="string">
            <text:p>Croatia</text:p>
          </table:table-cell>
          <table:table-cell table:style-name="ce45"/>
          <table:table-cell table:style-name="ce71" office:value-type="string" calcext:value-type="string">
            <text:p>HR</text:p>
          </table:table-cell>
          <table:table-cell table:style-name="ce45"/>
          <table:table-cell table:style-name="ce105"/>
          <table:table-cell table:number-columns-repeated="1019"/>
        </table:table-row>
        <table:table-row table:style-name="ro2">
          <table:table-cell table:style-name="ce101" office:value-type="string" calcext:value-type="string">
            <text:p>Cuba</text:p>
          </table:table-cell>
          <table:table-cell table:style-name="ce45"/>
          <table:table-cell table:style-name="ce71" office:value-type="string" calcext:value-type="string">
            <text:p>CU</text:p>
          </table:table-cell>
          <table:table-cell table:style-name="ce45"/>
          <table:table-cell table:style-name="ce105"/>
          <table:table-cell table:number-columns-repeated="1019"/>
        </table:table-row>
        <table:table-row table:style-name="ro2">
          <table:table-cell table:style-name="ce101" office:value-type="string" calcext:value-type="string">
            <text:p>Cyprus</text:p>
          </table:table-cell>
          <table:table-cell table:style-name="ce45"/>
          <table:table-cell table:style-name="ce71" office:value-type="string" calcext:value-type="string">
            <text:p>CY</text:p>
          </table:table-cell>
          <table:table-cell table:style-name="ce45"/>
          <table:table-cell table:style-name="ce105"/>
          <table:table-cell table:number-columns-repeated="1019"/>
        </table:table-row>
        <table:table-row table:style-name="ro2">
          <table:table-cell table:style-name="ce101" office:value-type="string" calcext:value-type="string">
            <text:p>Czech Republic</text:p>
          </table:table-cell>
          <table:table-cell table:style-name="ce45"/>
          <table:table-cell table:style-name="ce71" office:value-type="string" calcext:value-type="string">
            <text:p>CZ</text:p>
          </table:table-cell>
          <table:table-cell table:style-name="ce45"/>
          <table:table-cell table:style-name="ce105"/>
          <table:table-cell table:number-columns-repeated="1019"/>
        </table:table-row>
        <table:table-row table:style-name="ro2">
          <table:table-cell table:style-name="ce101" office:value-type="string" calcext:value-type="string">
            <text:p>Denmark</text:p>
          </table:table-cell>
          <table:table-cell table:style-name="ce45"/>
          <table:table-cell table:style-name="ce71" office:value-type="string" calcext:value-type="string">
            <text:p>DK</text:p>
          </table:table-cell>
          <table:table-cell table:style-name="ce45"/>
          <table:table-cell table:style-name="ce105"/>
          <table:table-cell table:number-columns-repeated="1019"/>
        </table:table-row>
        <table:table-row table:style-name="ro2">
          <table:table-cell table:style-name="ce101" office:value-type="string" calcext:value-type="string">
            <text:p>Djibouti</text:p>
          </table:table-cell>
          <table:table-cell table:style-name="ce45"/>
          <table:table-cell table:style-name="ce71" office:value-type="string" calcext:value-type="string">
            <text:p>DJ</text:p>
          </table:table-cell>
          <table:table-cell table:style-name="ce45"/>
          <table:table-cell table:style-name="ce105"/>
          <table:table-cell table:number-columns-repeated="1019"/>
        </table:table-row>
        <table:table-row table:style-name="ro2">
          <table:table-cell table:style-name="ce101" office:value-type="string" calcext:value-type="string">
            <text:p>Dominica</text:p>
          </table:table-cell>
          <table:table-cell table:style-name="ce45"/>
          <table:table-cell table:style-name="ce71" office:value-type="string" calcext:value-type="string">
            <text:p>DM</text:p>
          </table:table-cell>
          <table:table-cell table:style-name="ce45"/>
          <table:table-cell table:style-name="ce105"/>
          <table:table-cell table:number-columns-repeated="1019"/>
        </table:table-row>
        <table:table-row table:style-name="ro2">
          <table:table-cell table:style-name="ce101" office:value-type="string" calcext:value-type="string">
            <text:p>Dominican Republic</text:p>
          </table:table-cell>
          <table:table-cell table:style-name="ce45"/>
          <table:table-cell table:style-name="ce71" office:value-type="string" calcext:value-type="string">
            <text:p>DO</text:p>
          </table:table-cell>
          <table:table-cell table:style-name="ce45"/>
          <table:table-cell table:style-name="ce105"/>
          <table:table-cell table:number-columns-repeated="1019"/>
        </table:table-row>
        <table:table-row table:style-name="ro2">
          <table:table-cell table:style-name="ce101" office:value-type="string" calcext:value-type="string">
            <text:p>Ecuador</text:p>
          </table:table-cell>
          <table:table-cell table:style-name="ce45"/>
          <table:table-cell table:style-name="ce71" office:value-type="string" calcext:value-type="string">
            <text:p>EC</text:p>
          </table:table-cell>
          <table:table-cell table:style-name="ce45"/>
          <table:table-cell table:style-name="ce105"/>
          <table:table-cell table:number-columns-repeated="1019"/>
        </table:table-row>
        <table:table-row table:style-name="ro2">
          <table:table-cell table:style-name="ce101" office:value-type="string" calcext:value-type="string">
            <text:p>Egypt</text:p>
          </table:table-cell>
          <table:table-cell table:style-name="ce45"/>
          <table:table-cell table:style-name="ce71" office:value-type="string" calcext:value-type="string">
            <text:p>EG</text:p>
          </table:table-cell>
          <table:table-cell table:style-name="ce45"/>
          <table:table-cell table:style-name="ce105"/>
          <table:table-cell table:number-columns-repeated="1019"/>
        </table:table-row>
        <table:table-row table:style-name="ro2">
          <table:table-cell table:style-name="ce101" office:value-type="string" calcext:value-type="string">
            <text:p>El Salvador</text:p>
          </table:table-cell>
          <table:table-cell table:style-name="ce45"/>
          <table:table-cell table:style-name="ce71" office:value-type="string" calcext:value-type="string">
            <text:p>SV</text:p>
          </table:table-cell>
          <table:table-cell table:style-name="ce45"/>
          <table:table-cell table:style-name="ce105"/>
          <table:table-cell table:number-columns-repeated="1019"/>
        </table:table-row>
        <table:table-row table:style-name="ro2">
          <table:table-cell table:style-name="ce101" office:value-type="string" calcext:value-type="string">
            <text:p>Equatorial Guinea</text:p>
          </table:table-cell>
          <table:table-cell table:style-name="ce45"/>
          <table:table-cell table:style-name="ce71" office:value-type="string" calcext:value-type="string">
            <text:p>GQ</text:p>
          </table:table-cell>
          <table:table-cell table:style-name="ce45"/>
          <table:table-cell table:style-name="ce105"/>
          <table:table-cell table:number-columns-repeated="1019"/>
        </table:table-row>
        <table:table-row table:style-name="ro2">
          <table:table-cell table:style-name="ce101" office:value-type="string" calcext:value-type="string">
            <text:p>Eritrea</text:p>
          </table:table-cell>
          <table:table-cell table:style-name="ce45"/>
          <table:table-cell table:style-name="ce71" office:value-type="string" calcext:value-type="string">
            <text:p>ER</text:p>
          </table:table-cell>
          <table:table-cell table:style-name="ce45"/>
          <table:table-cell table:style-name="ce105"/>
          <table:table-cell table:number-columns-repeated="1019"/>
        </table:table-row>
        <table:table-row table:style-name="ro2">
          <table:table-cell table:style-name="ce101" office:value-type="string" calcext:value-type="string">
            <text:p>Estonia</text:p>
          </table:table-cell>
          <table:table-cell table:style-name="ce45"/>
          <table:table-cell table:style-name="ce71" office:value-type="string" calcext:value-type="string">
            <text:p>EE</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Harjumaa</text:p>
          </table:table-cell>
          <table:table-cell table:style-name="ce105"/>
          <table:table-cell table:style-name="ce43" office:value-type="string" calcext:value-type="string">
            <text:p>EE-37</text:p>
          </table:table-cell>
          <table:table-cell table:style-name="ce72" office:value-type="float" office:value="340" calcext:value-type="float">
            <text:p>340</text:p>
          </table:table-cell>
          <table:table-cell table:number-columns-repeated="1019"/>
        </table:table-row>
        <table:table-row table:style-name="ro2">
          <table:table-cell table:style-name="ce102"/>
          <table:table-cell table:style-name="ce43" office:value-type="string" calcext:value-type="string">
            <text:p>Hiiumaa</text:p>
          </table:table-cell>
          <table:table-cell table:style-name="ce105"/>
          <table:table-cell table:style-name="ce43" office:value-type="string" calcext:value-type="string">
            <text:p>EE-39</text:p>
          </table:table-cell>
          <table:table-cell table:style-name="ce72" office:value-type="float" office:value="341" calcext:value-type="float">
            <text:p>341</text:p>
          </table:table-cell>
          <table:table-cell table:number-columns-repeated="1019"/>
        </table:table-row>
        <table:table-row table:style-name="ro2">
          <table:table-cell table:style-name="ce102"/>
          <table:table-cell table:style-name="ce43" office:value-type="string" calcext:value-type="string">
            <text:p>Ida-Virumaa</text:p>
          </table:table-cell>
          <table:table-cell table:style-name="ce105"/>
          <table:table-cell table:style-name="ce43" office:value-type="string" calcext:value-type="string">
            <text:p>EE-44</text:p>
          </table:table-cell>
          <table:table-cell table:style-name="ce72" office:value-type="float" office:value="342" calcext:value-type="float">
            <text:p>342</text:p>
          </table:table-cell>
          <table:table-cell table:number-columns-repeated="1019"/>
        </table:table-row>
        <table:table-row table:style-name="ro2">
          <table:table-cell table:style-name="ce102"/>
          <table:table-cell table:style-name="ce43" office:value-type="string" calcext:value-type="string">
            <text:p>Jõgevamaa</text:p>
          </table:table-cell>
          <table:table-cell table:style-name="ce105"/>
          <table:table-cell table:style-name="ce43" office:value-type="string" calcext:value-type="string">
            <text:p>EE-49</text:p>
          </table:table-cell>
          <table:table-cell table:style-name="ce72" office:value-type="float" office:value="343" calcext:value-type="float">
            <text:p>343</text:p>
          </table:table-cell>
          <table:table-cell table:number-columns-repeated="1019"/>
        </table:table-row>
        <table:table-row table:style-name="ro2">
          <table:table-cell table:style-name="ce102"/>
          <table:table-cell table:style-name="ce43" office:value-type="string" calcext:value-type="string">
            <text:p>Järvamaa</text:p>
          </table:table-cell>
          <table:table-cell table:style-name="ce105"/>
          <table:table-cell table:style-name="ce43" office:value-type="string" calcext:value-type="string">
            <text:p>EE-51</text:p>
          </table:table-cell>
          <table:table-cell table:style-name="ce72" office:value-type="float" office:value="344" calcext:value-type="float">
            <text:p>344</text:p>
          </table:table-cell>
          <table:table-cell table:number-columns-repeated="1019"/>
        </table:table-row>
        <table:table-row table:style-name="ro2">
          <table:table-cell table:style-name="ce102"/>
          <table:table-cell table:style-name="ce43" office:value-type="string" calcext:value-type="string">
            <text:p>Läänemaa</text:p>
          </table:table-cell>
          <table:table-cell table:style-name="ce105"/>
          <table:table-cell table:style-name="ce43" office:value-type="string" calcext:value-type="string">
            <text:p>EE-57</text:p>
          </table:table-cell>
          <table:table-cell table:style-name="ce72" office:value-type="float" office:value="345" calcext:value-type="float">
            <text:p>345</text:p>
          </table:table-cell>
          <table:table-cell table:number-columns-repeated="1019"/>
        </table:table-row>
        <table:table-row table:style-name="ro2">
          <table:table-cell table:style-name="ce102"/>
          <table:table-cell table:style-name="ce43" office:value-type="string" calcext:value-type="string">
            <text:p>Lääne-Virumaa</text:p>
          </table:table-cell>
          <table:table-cell table:style-name="ce105"/>
          <table:table-cell table:style-name="ce43" office:value-type="string" calcext:value-type="string">
            <text:p>EE-59</text:p>
          </table:table-cell>
          <table:table-cell table:style-name="ce72" office:value-type="float" office:value="346" calcext:value-type="float">
            <text:p>346</text:p>
          </table:table-cell>
          <table:table-cell table:number-columns-repeated="1019"/>
        </table:table-row>
        <table:table-row table:style-name="ro2">
          <table:table-cell table:style-name="ce102"/>
          <table:table-cell table:style-name="ce43" office:value-type="string" calcext:value-type="string">
            <text:p>Põlvamaa</text:p>
          </table:table-cell>
          <table:table-cell table:style-name="ce105"/>
          <table:table-cell table:style-name="ce43" office:value-type="string" calcext:value-type="string">
            <text:p>EE-65</text:p>
          </table:table-cell>
          <table:table-cell table:style-name="ce72" office:value-type="float" office:value="347" calcext:value-type="float">
            <text:p>347</text:p>
          </table:table-cell>
          <table:table-cell table:number-columns-repeated="1019"/>
        </table:table-row>
        <table:table-row table:style-name="ro2">
          <table:table-cell table:style-name="ce102"/>
          <table:table-cell table:style-name="ce43" office:value-type="string" calcext:value-type="string">
            <text:p>Pärnumaa</text:p>
          </table:table-cell>
          <table:table-cell table:style-name="ce105"/>
          <table:table-cell table:style-name="ce43" office:value-type="string" calcext:value-type="string">
            <text:p>EE-67</text:p>
          </table:table-cell>
          <table:table-cell table:style-name="ce72" office:value-type="float" office:value="348" calcext:value-type="float">
            <text:p>348</text:p>
          </table:table-cell>
          <table:table-cell table:number-columns-repeated="1019"/>
        </table:table-row>
        <table:table-row table:style-name="ro2">
          <table:table-cell table:style-name="ce102"/>
          <table:table-cell table:style-name="ce43" office:value-type="string" calcext:value-type="string">
            <text:p>Raplamaa</text:p>
          </table:table-cell>
          <table:table-cell table:style-name="ce105"/>
          <table:table-cell table:style-name="ce43" office:value-type="string" calcext:value-type="string">
            <text:p>EE-70</text:p>
          </table:table-cell>
          <table:table-cell table:style-name="ce72" office:value-type="float" office:value="349" calcext:value-type="float">
            <text:p>349</text:p>
          </table:table-cell>
          <table:table-cell table:number-columns-repeated="1019"/>
        </table:table-row>
        <table:table-row table:style-name="ro2">
          <table:table-cell table:style-name="ce102"/>
          <table:table-cell table:style-name="ce43" office:value-type="string" calcext:value-type="string">
            <text:p>Saaremaa</text:p>
          </table:table-cell>
          <table:table-cell table:style-name="ce105"/>
          <table:table-cell table:style-name="ce43" office:value-type="string" calcext:value-type="string">
            <text:p>EE-74</text:p>
          </table:table-cell>
          <table:table-cell table:style-name="ce72" office:value-type="float" office:value="350" calcext:value-type="float">
            <text:p>350</text:p>
          </table:table-cell>
          <table:table-cell table:number-columns-repeated="1019"/>
        </table:table-row>
        <table:table-row table:style-name="ro2">
          <table:table-cell table:style-name="ce102"/>
          <table:table-cell table:style-name="ce43" office:value-type="string" calcext:value-type="string">
            <text:p>Tartumaa</text:p>
          </table:table-cell>
          <table:table-cell table:style-name="ce105"/>
          <table:table-cell table:style-name="ce43" office:value-type="string" calcext:value-type="string">
            <text:p>EE-78</text:p>
          </table:table-cell>
          <table:table-cell table:style-name="ce72" office:value-type="float" office:value="351" calcext:value-type="float">
            <text:p>351</text:p>
          </table:table-cell>
          <table:table-cell table:number-columns-repeated="1019"/>
        </table:table-row>
        <table:table-row table:style-name="ro2">
          <table:table-cell table:style-name="ce102"/>
          <table:table-cell table:style-name="ce43" office:value-type="string" calcext:value-type="string">
            <text:p>Valgamaa</text:p>
          </table:table-cell>
          <table:table-cell table:style-name="ce105"/>
          <table:table-cell table:style-name="ce43" office:value-type="string" calcext:value-type="string">
            <text:p>EE-82</text:p>
          </table:table-cell>
          <table:table-cell table:style-name="ce72" office:value-type="float" office:value="352" calcext:value-type="float">
            <text:p>352</text:p>
          </table:table-cell>
          <table:table-cell table:number-columns-repeated="1019"/>
        </table:table-row>
        <table:table-row table:style-name="ro2">
          <table:table-cell table:style-name="ce102"/>
          <table:table-cell table:style-name="ce43" office:value-type="string" calcext:value-type="string">
            <text:p>Viljandimaa</text:p>
          </table:table-cell>
          <table:table-cell table:style-name="ce105"/>
          <table:table-cell table:style-name="ce43" office:value-type="string" calcext:value-type="string">
            <text:p>EE-84</text:p>
          </table:table-cell>
          <table:table-cell table:style-name="ce72" office:value-type="float" office:value="353" calcext:value-type="float">
            <text:p>353</text:p>
          </table:table-cell>
          <table:table-cell table:number-columns-repeated="1019"/>
        </table:table-row>
        <table:table-row table:style-name="ro2">
          <table:table-cell table:style-name="ce102"/>
          <table:table-cell table:style-name="ce43" office:value-type="string" calcext:value-type="string">
            <text:p>Võrumaa</text:p>
          </table:table-cell>
          <table:table-cell table:style-name="ce105"/>
          <table:table-cell table:style-name="ce43" office:value-type="string" calcext:value-type="string">
            <text:p>EE-86</text:p>
          </table:table-cell>
          <table:table-cell table:style-name="ce72" office:value-type="float" office:value="354" calcext:value-type="float">
            <text:p>354</text:p>
          </table:table-cell>
          <table:table-cell table:number-columns-repeated="1019"/>
        </table:table-row>
        <table:table-row table:style-name="ro2">
          <table:table-cell table:style-name="ce101" office:value-type="string" calcext:value-type="string">
            <text:p>Ethiopia</text:p>
          </table:table-cell>
          <table:table-cell table:style-name="ce45"/>
          <table:table-cell table:style-name="ce71" office:value-type="string" calcext:value-type="string">
            <text:p>ET</text:p>
          </table:table-cell>
          <table:table-cell table:style-name="ce45"/>
          <table:table-cell table:style-name="ce105"/>
          <table:table-cell table:number-columns-repeated="1019"/>
        </table:table-row>
        <table:table-row table:style-name="ro2">
          <table:table-cell table:style-name="ce101" office:value-type="string" calcext:value-type="string">
            <text:p>Falkland Islands</text:p>
          </table:table-cell>
          <table:table-cell table:style-name="ce45"/>
          <table:table-cell table:style-name="ce71" office:value-type="string" calcext:value-type="string">
            <text:p>FK</text:p>
          </table:table-cell>
          <table:table-cell table:style-name="ce45"/>
          <table:table-cell table:style-name="ce105"/>
          <table:table-cell table:number-columns-repeated="1019"/>
        </table:table-row>
        <table:table-row table:style-name="ro2">
          <table:table-cell table:style-name="ce101" office:value-type="string" calcext:value-type="string">
            <text:p>Faroe Islands</text:p>
          </table:table-cell>
          <table:table-cell table:style-name="ce45"/>
          <table:table-cell table:style-name="ce71" office:value-type="string" calcext:value-type="string">
            <text:p>FO</text:p>
          </table:table-cell>
          <table:table-cell table:style-name="ce45"/>
          <table:table-cell table:style-name="ce105"/>
          <table:table-cell table:number-columns-repeated="1019"/>
        </table:table-row>
        <table:table-row table:style-name="ro2">
          <table:table-cell table:style-name="ce101" office:value-type="string" calcext:value-type="string">
            <text:p>Fiji</text:p>
          </table:table-cell>
          <table:table-cell table:style-name="ce45"/>
          <table:table-cell table:style-name="ce71" office:value-type="string" calcext:value-type="string">
            <text:p>FJ</text:p>
          </table:table-cell>
          <table:table-cell table:style-name="ce45"/>
          <table:table-cell table:style-name="ce105"/>
          <table:table-cell table:number-columns-repeated="1019"/>
        </table:table-row>
        <table:table-row table:style-name="ro2">
          <table:table-cell table:style-name="ce101" office:value-type="string" calcext:value-type="string">
            <text:p>Finland</text:p>
          </table:table-cell>
          <table:table-cell table:style-name="ce45"/>
          <table:table-cell table:style-name="ce71" office:value-type="string" calcext:value-type="string">
            <text:p>FI</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Lappi</text:p>
          </table:table-cell>
          <table:table-cell table:style-name="ce105"/>
          <table:table-cell table:style-name="ce43" office:value-type="string" calcext:value-type="string">
            <text:p>Lappi</text:p>
          </table:table-cell>
          <table:table-cell table:style-name="ce72" office:value-type="float" office:value="320" calcext:value-type="float">
            <text:p>320</text:p>
          </table:table-cell>
          <table:table-cell table:number-columns-repeated="1019"/>
        </table:table-row>
        <table:table-row table:style-name="ro2">
          <table:table-cell table:style-name="ce102"/>
          <table:table-cell table:style-name="ce104" office:value-type="string" calcext:value-type="string">
            <text:p>Pohjois-Pohjanmaa</text:p>
          </table:table-cell>
          <table:table-cell table:style-name="ce105"/>
          <table:table-cell table:style-name="ce43" office:value-type="string" calcext:value-type="string">
            <text:p>Pohjois-Pohjanmaa</text:p>
          </table:table-cell>
          <table:table-cell table:style-name="ce72" office:value-type="float" office:value="321" calcext:value-type="float">
            <text:p>321</text:p>
          </table:table-cell>
          <table:table-cell table:number-columns-repeated="1019"/>
        </table:table-row>
        <table:table-row table:style-name="ro2">
          <table:table-cell table:style-name="ce102"/>
          <table:table-cell table:style-name="ce43" office:value-type="string" calcext:value-type="string">
            <text:p>Kainuu</text:p>
          </table:table-cell>
          <table:table-cell table:style-name="ce105"/>
          <table:table-cell table:style-name="ce43" office:value-type="string" calcext:value-type="string">
            <text:p>Kainuu</text:p>
          </table:table-cell>
          <table:table-cell table:style-name="ce72" office:value-type="float" office:value="322" calcext:value-type="float">
            <text:p>322</text:p>
          </table:table-cell>
          <table:table-cell table:number-columns-repeated="1019"/>
        </table:table-row>
        <table:table-row table:style-name="ro2">
          <table:table-cell table:style-name="ce102"/>
          <table:table-cell table:style-name="ce43" office:value-type="string" calcext:value-type="string">
            <text:p>Pohjois-Karjala</text:p>
          </table:table-cell>
          <table:table-cell table:style-name="ce105"/>
          <table:table-cell table:style-name="ce43" office:value-type="string" calcext:value-type="string">
            <text:p>Pohjois-Karjala</text:p>
          </table:table-cell>
          <table:table-cell table:style-name="ce72" office:value-type="float" office:value="323" calcext:value-type="float">
            <text:p>323</text:p>
          </table:table-cell>
          <table:table-cell table:number-columns-repeated="1019"/>
        </table:table-row>
        <table:table-row table:style-name="ro2">
          <table:table-cell table:style-name="ce102"/>
          <table:table-cell table:style-name="ce43" office:value-type="string" calcext:value-type="string">
            <text:p>Pohjois-Savo</text:p>
          </table:table-cell>
          <table:table-cell table:style-name="ce105"/>
          <table:table-cell table:style-name="ce43" office:value-type="string" calcext:value-type="string">
            <text:p>Pohjois-Savo</text:p>
          </table:table-cell>
          <table:table-cell table:style-name="ce72" office:value-type="float" office:value="324" calcext:value-type="float">
            <text:p>324</text:p>
          </table:table-cell>
          <table:table-cell table:number-columns-repeated="1019"/>
        </table:table-row>
        <table:table-row table:style-name="ro2">
          <table:table-cell table:style-name="ce102"/>
          <table:table-cell table:style-name="ce43" office:value-type="string" calcext:value-type="string">
            <text:p>Etelä-Savo</text:p>
          </table:table-cell>
          <table:table-cell table:style-name="ce105"/>
          <table:table-cell table:style-name="ce43" office:value-type="string" calcext:value-type="string">
            <text:p>Etelä-Savo</text:p>
          </table:table-cell>
          <table:table-cell table:style-name="ce72" office:value-type="float" office:value="325" calcext:value-type="float">
            <text:p>325</text:p>
          </table:table-cell>
          <table:table-cell table:number-columns-repeated="1019"/>
        </table:table-row>
        <table:table-row table:style-name="ro2">
          <table:table-cell table:style-name="ce102"/>
          <table:table-cell table:style-name="ce104" office:value-type="string" calcext:value-type="string">
            <text:p>Etelä-Pohjanmaa</text:p>
          </table:table-cell>
          <table:table-cell table:style-name="ce105"/>
          <table:table-cell table:style-name="ce43" office:value-type="string" calcext:value-type="string">
            <text:p>Etelä-Pohjanmaa</text:p>
          </table:table-cell>
          <table:table-cell table:style-name="ce72" office:value-type="float" office:value="326" calcext:value-type="float">
            <text:p>326</text:p>
          </table:table-cell>
          <table:table-cell table:number-columns-repeated="1019"/>
        </table:table-row>
        <table:table-row table:style-name="ro2">
          <table:table-cell table:style-name="ce102"/>
          <table:table-cell table:style-name="ce43" office:value-type="string" calcext:value-type="string">
            <text:p>Pohjanmaa</text:p>
          </table:table-cell>
          <table:table-cell table:style-name="ce105"/>
          <table:table-cell table:style-name="ce43" office:value-type="string" calcext:value-type="string">
            <text:p>Pohjanmaa</text:p>
          </table:table-cell>
          <table:table-cell table:style-name="ce72" office:value-type="float" office:value="327" calcext:value-type="float">
            <text:p>327</text:p>
          </table:table-cell>
          <table:table-cell table:number-columns-repeated="1019"/>
        </table:table-row>
        <table:table-row table:style-name="ro2">
          <table:table-cell table:style-name="ce102"/>
          <table:table-cell table:style-name="ce43" office:value-type="string" calcext:value-type="string">
            <text:p>Pirkanmaa</text:p>
          </table:table-cell>
          <table:table-cell table:style-name="ce105"/>
          <table:table-cell table:style-name="ce43" office:value-type="string" calcext:value-type="string">
            <text:p>Pirkanmaa</text:p>
          </table:table-cell>
          <table:table-cell table:style-name="ce72" office:value-type="float" office:value="328" calcext:value-type="float">
            <text:p>328</text:p>
          </table:table-cell>
          <table:table-cell table:number-columns-repeated="1019"/>
        </table:table-row>
        <table:table-row table:style-name="ro2">
          <table:table-cell table:style-name="ce102"/>
          <table:table-cell table:style-name="ce43" office:value-type="string" calcext:value-type="string">
            <text:p>Satakunta</text:p>
          </table:table-cell>
          <table:table-cell table:style-name="ce105"/>
          <table:table-cell table:style-name="ce43" office:value-type="string" calcext:value-type="string">
            <text:p>Satakunta</text:p>
          </table:table-cell>
          <table:table-cell table:style-name="ce72" office:value-type="float" office:value="329" calcext:value-type="float">
            <text:p>329</text:p>
          </table:table-cell>
          <table:table-cell table:number-columns-repeated="1019"/>
        </table:table-row>
        <table:table-row table:style-name="ro2">
          <table:table-cell table:style-name="ce102"/>
          <table:table-cell table:style-name="ce104" office:value-type="string" calcext:value-type="string">
            <text:p>Keski-Pohjanmaa</text:p>
          </table:table-cell>
          <table:table-cell table:style-name="ce105"/>
          <table:table-cell table:style-name="ce43" office:value-type="string" calcext:value-type="string">
            <text:p>Keski-Pohjanmaa</text:p>
          </table:table-cell>
          <table:table-cell table:style-name="ce72" office:value-type="float" office:value="330" calcext:value-type="float">
            <text:p>330</text:p>
          </table:table-cell>
          <table:table-cell table:number-columns-repeated="1019"/>
        </table:table-row>
        <table:table-row table:style-name="ro2">
          <table:table-cell table:style-name="ce102"/>
          <table:table-cell table:style-name="ce43" office:value-type="string" calcext:value-type="string">
            <text:p>Keski-Suomi</text:p>
          </table:table-cell>
          <table:table-cell table:style-name="ce105"/>
          <table:table-cell table:style-name="ce43" office:value-type="string" calcext:value-type="string">
            <text:p>Keski-Suomi</text:p>
          </table:table-cell>
          <table:table-cell table:style-name="ce72" office:value-type="float" office:value="331" calcext:value-type="float">
            <text:p>331</text:p>
          </table:table-cell>
          <table:table-cell table:number-columns-repeated="1019"/>
        </table:table-row>
        <table:table-row table:style-name="ro2">
          <table:table-cell table:style-name="ce102"/>
          <table:table-cell table:style-name="ce43" office:value-type="string" calcext:value-type="string">
            <text:p>Varsinais-Suomi</text:p>
          </table:table-cell>
          <table:table-cell table:style-name="ce105"/>
          <table:table-cell table:style-name="ce43" office:value-type="string" calcext:value-type="string">
            <text:p>Varsinais-Suomi</text:p>
          </table:table-cell>
          <table:table-cell table:style-name="ce72" office:value-type="float" office:value="332" calcext:value-type="float">
            <text:p>332</text:p>
          </table:table-cell>
          <table:table-cell table:number-columns-repeated="1019"/>
        </table:table-row>
        <table:table-row table:style-name="ro2">
          <table:table-cell table:style-name="ce102"/>
          <table:table-cell table:style-name="ce43" office:value-type="string" calcext:value-type="string">
            <text:p>Etelä-Karjala</text:p>
          </table:table-cell>
          <table:table-cell table:style-name="ce105"/>
          <table:table-cell table:style-name="ce43" office:value-type="string" calcext:value-type="string">
            <text:p>Etelä-Karjala</text:p>
          </table:table-cell>
          <table:table-cell table:style-name="ce72" office:value-type="float" office:value="333" calcext:value-type="float">
            <text:p>333</text:p>
          </table:table-cell>
          <table:table-cell table:number-columns-repeated="1019"/>
        </table:table-row>
        <table:table-row table:style-name="ro2">
          <table:table-cell table:style-name="ce102"/>
          <table:table-cell table:style-name="ce43" office:value-type="string" calcext:value-type="string">
            <text:p>Päijät-Häme</text:p>
          </table:table-cell>
          <table:table-cell table:style-name="ce105"/>
          <table:table-cell table:style-name="ce43" office:value-type="string" calcext:value-type="string">
            <text:p>Päijät-Häme</text:p>
          </table:table-cell>
          <table:table-cell table:style-name="ce72" office:value-type="float" office:value="334" calcext:value-type="float">
            <text:p>334</text:p>
          </table:table-cell>
          <table:table-cell table:number-columns-repeated="1019"/>
        </table:table-row>
        <table:table-row table:style-name="ro2">
          <table:table-cell table:style-name="ce102"/>
          <table:table-cell table:style-name="ce43" office:value-type="string" calcext:value-type="string">
            <text:p>Kanta-Häme</text:p>
          </table:table-cell>
          <table:table-cell table:style-name="ce105"/>
          <table:table-cell table:style-name="ce43" office:value-type="string" calcext:value-type="string">
            <text:p>Kanta-Häme</text:p>
          </table:table-cell>
          <table:table-cell table:style-name="ce72" office:value-type="float" office:value="335" calcext:value-type="float">
            <text:p>335</text:p>
          </table:table-cell>
          <table:table-cell table:number-columns-repeated="1019"/>
        </table:table-row>
        <table:table-row table:style-name="ro2">
          <table:table-cell table:style-name="ce102"/>
          <table:table-cell table:style-name="ce43" office:value-type="string" calcext:value-type="string">
            <text:p>Uusimaa</text:p>
          </table:table-cell>
          <table:table-cell table:style-name="ce105"/>
          <table:table-cell table:style-name="ce43" office:value-type="string" calcext:value-type="string">
            <text:p>Uusimaa</text:p>
          </table:table-cell>
          <table:table-cell table:style-name="ce72" office:value-type="float" office:value="336" calcext:value-type="float">
            <text:p>336</text:p>
          </table:table-cell>
          <table:table-cell table:number-columns-repeated="1019"/>
        </table:table-row>
        <table:table-row table:style-name="ro2">
          <table:table-cell table:style-name="ce102"/>
          <table:table-cell table:style-name="ce43" office:value-type="string" calcext:value-type="string">
            <text:p>Itä-Uusimaa</text:p>
          </table:table-cell>
          <table:table-cell table:style-name="ce105"/>
          <table:table-cell table:style-name="ce43" office:value-type="string" calcext:value-type="string">
            <text:p>Itä-Uusimaa</text:p>
          </table:table-cell>
          <table:table-cell table:style-name="ce72" office:value-type="float" office:value="337" calcext:value-type="float">
            <text:p>337</text:p>
          </table:table-cell>
          <table:table-cell table:number-columns-repeated="1019"/>
        </table:table-row>
        <table:table-row table:style-name="ro2">
          <table:table-cell table:style-name="ce102"/>
          <table:table-cell table:style-name="ce43" office:value-type="string" calcext:value-type="string">
            <text:p>Kymenlaakso</text:p>
          </table:table-cell>
          <table:table-cell table:style-name="ce105"/>
          <table:table-cell table:style-name="ce43" office:value-type="string" calcext:value-type="string">
            <text:p>Kymenlaakso</text:p>
          </table:table-cell>
          <table:table-cell table:style-name="ce72" office:value-type="float" office:value="338" calcext:value-type="float">
            <text:p>338</text:p>
          </table:table-cell>
          <table:table-cell table:number-columns-repeated="1019"/>
        </table:table-row>
        <table:table-row table:style-name="ro2">
          <table:table-cell table:style-name="ce102"/>
          <table:table-cell table:style-name="ce43" office:value-type="string" calcext:value-type="string">
            <text:p>Ahvenanmaa</text:p>
          </table:table-cell>
          <table:table-cell table:style-name="ce105"/>
          <table:table-cell table:style-name="ce43" office:value-type="string" calcext:value-type="string">
            <text:p>Ahvenanmaa</text:p>
          </table:table-cell>
          <table:table-cell table:style-name="ce72" office:value-type="float" office:value="339" calcext:value-type="float">
            <text:p>339</text:p>
          </table:table-cell>
          <table:table-cell table:number-columns-repeated="1019"/>
        </table:table-row>
        <table:table-row table:style-name="ro2">
          <table:table-cell table:style-name="ce101" office:value-type="string" calcext:value-type="string">
            <text:p>France</text:p>
          </table:table-cell>
          <table:table-cell table:style-name="ce45"/>
          <table:table-cell table:style-name="ce71" office:value-type="string" calcext:value-type="string">
            <text:p>FR</text:p>
          </table:table-cell>
          <table:table-cell table:style-name="ce45"/>
          <table:table-cell table:style-name="ce105"/>
          <table:table-cell table:number-columns-repeated="1019"/>
        </table:table-row>
        <table:table-row table:style-name="ro2">
          <table:table-cell table:style-name="ce102"/>
          <table:table-cell table:style-name="ce43" office:value-type="string" calcext:value-type="string">
            <text:p>Ain</text:p>
          </table:table-cell>
          <table:table-cell table:style-name="ce105"/>
          <table:table-cell table:style-name="ce107" office:value-type="float" office:value="1" calcext:value-type="float">
            <text:p>1</text:p>
          </table:table-cell>
          <table:table-cell table:style-name="ce72" office:value-type="float" office:value="182" calcext:value-type="float">
            <text:p>182</text:p>
          </table:table-cell>
          <table:table-cell table:number-columns-repeated="1019"/>
        </table:table-row>
        <table:table-row table:style-name="ro2">
          <table:table-cell table:style-name="ce102"/>
          <table:table-cell table:style-name="ce43" office:value-type="string" calcext:value-type="string">
            <text:p>Aisne</text:p>
          </table:table-cell>
          <table:table-cell table:style-name="ce105"/>
          <table:table-cell table:style-name="ce107" office:value-type="float" office:value="2" calcext:value-type="float">
            <text:p>2</text:p>
          </table:table-cell>
          <table:table-cell table:style-name="ce72" office:value-type="float" office:value="183" calcext:value-type="float">
            <text:p>183</text:p>
          </table:table-cell>
          <table:table-cell table:number-columns-repeated="1019"/>
        </table:table-row>
        <table:table-row table:style-name="ro2">
          <table:table-cell table:style-name="ce102"/>
          <table:table-cell table:style-name="ce43" office:value-type="string" calcext:value-type="string">
            <text:p>Allier</text:p>
          </table:table-cell>
          <table:table-cell table:style-name="ce105"/>
          <table:table-cell table:style-name="ce107" office:value-type="float" office:value="3" calcext:value-type="float">
            <text:p>3</text:p>
          </table:table-cell>
          <table:table-cell table:style-name="ce72" office:value-type="float" office:value="184" calcext:value-type="float">
            <text:p>184</text:p>
          </table:table-cell>
          <table:table-cell table:number-columns-repeated="1019"/>
        </table:table-row>
        <table:table-row table:style-name="ro2">
          <table:table-cell table:style-name="ce102"/>
          <table:table-cell table:style-name="ce104" office:value-type="string" calcext:value-type="string">
            <text:p>Alpes-de-Haute-Provence</text:p>
          </table:table-cell>
          <table:table-cell table:style-name="ce105"/>
          <table:table-cell table:style-name="ce107" office:value-type="float" office:value="4" calcext:value-type="float">
            <text:p>4</text:p>
          </table:table-cell>
          <table:table-cell table:style-name="ce72" office:value-type="float" office:value="185" calcext:value-type="float">
            <text:p>185</text:p>
          </table:table-cell>
          <table:table-cell table:number-columns-repeated="1019"/>
        </table:table-row>
        <table:table-row table:style-name="ro2">
          <table:table-cell table:style-name="ce102"/>
          <table:table-cell table:style-name="ce43" office:value-type="string" calcext:value-type="string">
            <text:p>Hautes-Alpes</text:p>
          </table:table-cell>
          <table:table-cell table:style-name="ce105"/>
          <table:table-cell table:style-name="ce107" office:value-type="float" office:value="5" calcext:value-type="float">
            <text:p>5</text:p>
          </table:table-cell>
          <table:table-cell table:style-name="ce72" office:value-type="float" office:value="186" calcext:value-type="float">
            <text:p>186</text:p>
          </table:table-cell>
          <table:table-cell table:number-columns-repeated="1019"/>
        </table:table-row>
        <table:table-row table:style-name="ro2">
          <table:table-cell table:style-name="ce102"/>
          <table:table-cell table:style-name="ce43" office:value-type="string" calcext:value-type="string">
            <text:p>Alpes-Maritimes</text:p>
          </table:table-cell>
          <table:table-cell table:style-name="ce105"/>
          <table:table-cell table:style-name="ce107" office:value-type="float" office:value="6" calcext:value-type="float">
            <text:p>6</text:p>
          </table:table-cell>
          <table:table-cell table:style-name="ce72" office:value-type="float" office:value="187" calcext:value-type="float">
            <text:p>187</text:p>
          </table:table-cell>
          <table:table-cell table:number-columns-repeated="1019"/>
        </table:table-row>
        <table:table-row table:style-name="ro2">
          <table:table-cell table:style-name="ce102"/>
          <table:table-cell table:style-name="ce43" office:value-type="string" calcext:value-type="string">
            <text:p>Ardèche</text:p>
          </table:table-cell>
          <table:table-cell table:style-name="ce105"/>
          <table:table-cell table:style-name="ce107" office:value-type="float" office:value="7" calcext:value-type="float">
            <text:p>7</text:p>
          </table:table-cell>
          <table:table-cell table:style-name="ce72" office:value-type="float" office:value="188" calcext:value-type="float">
            <text:p>188</text:p>
          </table:table-cell>
          <table:table-cell table:number-columns-repeated="1019"/>
        </table:table-row>
        <table:table-row table:style-name="ro2">
          <table:table-cell table:style-name="ce102"/>
          <table:table-cell table:style-name="ce43" office:value-type="string" calcext:value-type="string">
            <text:p>Ardennes</text:p>
          </table:table-cell>
          <table:table-cell table:style-name="ce105"/>
          <table:table-cell table:style-name="ce107" office:value-type="float" office:value="8" calcext:value-type="float">
            <text:p>8</text:p>
          </table:table-cell>
          <table:table-cell table:style-name="ce72" office:value-type="float" office:value="189" calcext:value-type="float">
            <text:p>189</text:p>
          </table:table-cell>
          <table:table-cell table:number-columns-repeated="1019"/>
        </table:table-row>
        <table:table-row table:style-name="ro2">
          <table:table-cell table:style-name="ce102"/>
          <table:table-cell table:style-name="ce43" office:value-type="string" calcext:value-type="string">
            <text:p>Ariège</text:p>
          </table:table-cell>
          <table:table-cell table:style-name="ce105"/>
          <table:table-cell table:style-name="ce107" office:value-type="float" office:value="9" calcext:value-type="float">
            <text:p>9</text:p>
          </table:table-cell>
          <table:table-cell table:style-name="ce72" office:value-type="float" office:value="190" calcext:value-type="float">
            <text:p>190</text:p>
          </table:table-cell>
          <table:table-cell table:number-columns-repeated="1019"/>
        </table:table-row>
        <table:table-row table:style-name="ro2">
          <table:table-cell table:style-name="ce102"/>
          <table:table-cell table:style-name="ce43" office:value-type="string" calcext:value-type="string">
            <text:p>Aube</text:p>
          </table:table-cell>
          <table:table-cell table:style-name="ce105"/>
          <table:table-cell table:style-name="ce107" office:value-type="float" office:value="10" calcext:value-type="float">
            <text:p>10</text:p>
          </table:table-cell>
          <table:table-cell table:style-name="ce72" office:value-type="float" office:value="191" calcext:value-type="float">
            <text:p>191</text:p>
          </table:table-cell>
          <table:table-cell table:number-columns-repeated="1019"/>
        </table:table-row>
        <table:table-row table:style-name="ro2">
          <table:table-cell table:style-name="ce102"/>
          <table:table-cell table:style-name="ce43" office:value-type="string" calcext:value-type="string">
            <text:p>Aude</text:p>
          </table:table-cell>
          <table:table-cell table:style-name="ce105"/>
          <table:table-cell table:style-name="ce107" office:value-type="float" office:value="11" calcext:value-type="float">
            <text:p>11</text:p>
          </table:table-cell>
          <table:table-cell table:style-name="ce72" office:value-type="float" office:value="192" calcext:value-type="float">
            <text:p>192</text:p>
          </table:table-cell>
          <table:table-cell table:number-columns-repeated="1019"/>
        </table:table-row>
        <table:table-row table:style-name="ro2">
          <table:table-cell table:style-name="ce102"/>
          <table:table-cell table:style-name="ce43" office:value-type="string" calcext:value-type="string">
            <text:p>Aveyron</text:p>
          </table:table-cell>
          <table:table-cell table:style-name="ce105"/>
          <table:table-cell table:style-name="ce107" office:value-type="float" office:value="12" calcext:value-type="float">
            <text:p>12</text:p>
          </table:table-cell>
          <table:table-cell table:style-name="ce72" office:value-type="float" office:value="193" calcext:value-type="float">
            <text:p>193</text:p>
          </table:table-cell>
          <table:table-cell table:number-columns-repeated="1019"/>
        </table:table-row>
        <table:table-row table:style-name="ro2">
          <table:table-cell table:style-name="ce102"/>
          <table:table-cell table:style-name="ce104" office:value-type="string" calcext:value-type="string">
            <text:p>Bouches-du-Rhône</text:p>
          </table:table-cell>
          <table:table-cell table:style-name="ce105"/>
          <table:table-cell table:style-name="ce107" office:value-type="float" office:value="13" calcext:value-type="float">
            <text:p>13</text:p>
          </table:table-cell>
          <table:table-cell table:style-name="ce72" office:value-type="float" office:value="194" calcext:value-type="float">
            <text:p>194</text:p>
          </table:table-cell>
          <table:table-cell table:number-columns-repeated="1019"/>
        </table:table-row>
        <table:table-row table:style-name="ro2">
          <table:table-cell table:style-name="ce102"/>
          <table:table-cell table:style-name="ce43" office:value-type="string" calcext:value-type="string">
            <text:p>Calvados</text:p>
          </table:table-cell>
          <table:table-cell table:style-name="ce105"/>
          <table:table-cell table:style-name="ce107" office:value-type="float" office:value="14" calcext:value-type="float">
            <text:p>14</text:p>
          </table:table-cell>
          <table:table-cell table:style-name="ce72" office:value-type="float" office:value="195" calcext:value-type="float">
            <text:p>195</text:p>
          </table:table-cell>
          <table:table-cell table:number-columns-repeated="1019"/>
        </table:table-row>
        <table:table-row table:style-name="ro2">
          <table:table-cell table:style-name="ce102"/>
          <table:table-cell table:style-name="ce43" office:value-type="string" calcext:value-type="string">
            <text:p>Cantal</text:p>
          </table:table-cell>
          <table:table-cell table:style-name="ce105"/>
          <table:table-cell table:style-name="ce107" office:value-type="float" office:value="15" calcext:value-type="float">
            <text:p>15</text:p>
          </table:table-cell>
          <table:table-cell table:style-name="ce72" office:value-type="float" office:value="196" calcext:value-type="float">
            <text:p>196</text:p>
          </table:table-cell>
          <table:table-cell table:number-columns-repeated="1019"/>
        </table:table-row>
        <table:table-row table:style-name="ro2">
          <table:table-cell table:style-name="ce102"/>
          <table:table-cell table:style-name="ce43" office:value-type="string" calcext:value-type="string">
            <text:p>Charente</text:p>
          </table:table-cell>
          <table:table-cell table:style-name="ce105"/>
          <table:table-cell table:style-name="ce107" office:value-type="float" office:value="16" calcext:value-type="float">
            <text:p>16</text:p>
          </table:table-cell>
          <table:table-cell table:style-name="ce72" office:value-type="float" office:value="197" calcext:value-type="float">
            <text:p>197</text:p>
          </table:table-cell>
          <table:table-cell table:number-columns-repeated="1019"/>
        </table:table-row>
        <table:table-row table:style-name="ro2">
          <table:table-cell table:style-name="ce102"/>
          <table:table-cell table:style-name="ce104" office:value-type="string" calcext:value-type="string">
            <text:p>Charente-Maritime</text:p>
          </table:table-cell>
          <table:table-cell table:style-name="ce105"/>
          <table:table-cell table:style-name="ce107" office:value-type="float" office:value="17" calcext:value-type="float">
            <text:p>17</text:p>
          </table:table-cell>
          <table:table-cell table:style-name="ce72" office:value-type="float" office:value="198" calcext:value-type="float">
            <text:p>198</text:p>
          </table:table-cell>
          <table:table-cell table:number-columns-repeated="1019"/>
        </table:table-row>
        <table:table-row table:style-name="ro2">
          <table:table-cell table:style-name="ce102"/>
          <table:table-cell table:style-name="ce43" office:value-type="string" calcext:value-type="string">
            <text:p>Cher</text:p>
          </table:table-cell>
          <table:table-cell table:style-name="ce105"/>
          <table:table-cell table:style-name="ce107" office:value-type="float" office:value="18" calcext:value-type="float">
            <text:p>18</text:p>
          </table:table-cell>
          <table:table-cell table:style-name="ce72" office:value-type="float" office:value="199" calcext:value-type="float">
            <text:p>199</text:p>
          </table:table-cell>
          <table:table-cell table:number-columns-repeated="1019"/>
        </table:table-row>
        <table:table-row table:style-name="ro2">
          <table:table-cell table:style-name="ce102"/>
          <table:table-cell table:style-name="ce43" office:value-type="string" calcext:value-type="string">
            <text:p>Corrèze</text:p>
          </table:table-cell>
          <table:table-cell table:style-name="ce105"/>
          <table:table-cell table:style-name="ce107" office:value-type="float" office:value="19" calcext:value-type="float">
            <text:p>19</text:p>
          </table:table-cell>
          <table:table-cell table:style-name="ce72" office:value-type="float" office:value="200" calcext:value-type="float">
            <text:p>200</text:p>
          </table:table-cell>
          <table:table-cell table:number-columns-repeated="1019"/>
        </table:table-row>
        <table:table-row table:style-name="ro2">
          <table:table-cell table:style-name="ce102"/>
          <table:table-cell table:style-name="ce43" office:value-type="string" calcext:value-type="string">
            <text:p>Corse-du-Sud</text:p>
          </table:table-cell>
          <table:table-cell table:style-name="ce105"/>
          <table:table-cell table:style-name="ce43" office:value-type="string" calcext:value-type="string">
            <text:p>2A</text:p>
          </table:table-cell>
          <table:table-cell table:style-name="ce72" office:value-type="float" office:value="201" calcext:value-type="float">
            <text:p>201</text:p>
          </table:table-cell>
          <table:table-cell table:number-columns-repeated="1019"/>
        </table:table-row>
        <table:table-row table:style-name="ro2">
          <table:table-cell table:style-name="ce102"/>
          <table:table-cell table:style-name="ce43" office:value-type="string" calcext:value-type="string">
            <text:p>Haute-Corse</text:p>
          </table:table-cell>
          <table:table-cell table:style-name="ce105"/>
          <table:table-cell table:style-name="ce43" office:value-type="string" calcext:value-type="string">
            <text:p>2B</text:p>
          </table:table-cell>
          <table:table-cell table:style-name="ce72" office:value-type="float" office:value="202" calcext:value-type="float">
            <text:p>202</text:p>
          </table:table-cell>
          <table:table-cell table:number-columns-repeated="1019"/>
        </table:table-row>
        <table:table-row table:style-name="ro2">
          <table:table-cell table:style-name="ce102"/>
          <table:table-cell table:style-name="ce43" office:value-type="string" calcext:value-type="string">
            <text:p>Côte-d'Or</text:p>
          </table:table-cell>
          <table:table-cell table:style-name="ce105"/>
          <table:table-cell table:style-name="ce107" office:value-type="float" office:value="21" calcext:value-type="float">
            <text:p>21</text:p>
          </table:table-cell>
          <table:table-cell table:style-name="ce72" office:value-type="float" office:value="203" calcext:value-type="float">
            <text:p>203</text:p>
          </table:table-cell>
          <table:table-cell table:number-columns-repeated="1019"/>
        </table:table-row>
        <table:table-row table:style-name="ro2">
          <table:table-cell table:style-name="ce102"/>
          <table:table-cell table:style-name="ce43" office:value-type="string" calcext:value-type="string">
            <text:p>Côtes-d'Armor</text:p>
          </table:table-cell>
          <table:table-cell table:style-name="ce105"/>
          <table:table-cell table:style-name="ce107" office:value-type="float" office:value="22" calcext:value-type="float">
            <text:p>22</text:p>
          </table:table-cell>
          <table:table-cell table:style-name="ce72" office:value-type="float" office:value="204" calcext:value-type="float">
            <text:p>204</text:p>
          </table:table-cell>
          <table:table-cell table:number-columns-repeated="1019"/>
        </table:table-row>
        <table:table-row table:style-name="ro2">
          <table:table-cell table:style-name="ce102"/>
          <table:table-cell table:style-name="ce43" office:value-type="string" calcext:value-type="string">
            <text:p>Creuse</text:p>
          </table:table-cell>
          <table:table-cell table:style-name="ce105"/>
          <table:table-cell table:style-name="ce107" office:value-type="float" office:value="23" calcext:value-type="float">
            <text:p>23</text:p>
          </table:table-cell>
          <table:table-cell table:style-name="ce72" office:value-type="float" office:value="205" calcext:value-type="float">
            <text:p>205</text:p>
          </table:table-cell>
          <table:table-cell table:number-columns-repeated="1019"/>
        </table:table-row>
        <table:table-row table:style-name="ro2">
          <table:table-cell table:style-name="ce102"/>
          <table:table-cell table:style-name="ce43" office:value-type="string" calcext:value-type="string">
            <text:p>Dordogne</text:p>
          </table:table-cell>
          <table:table-cell table:style-name="ce105"/>
          <table:table-cell table:style-name="ce107" office:value-type="float" office:value="24" calcext:value-type="float">
            <text:p>24</text:p>
          </table:table-cell>
          <table:table-cell table:style-name="ce72" office:value-type="float" office:value="206" calcext:value-type="float">
            <text:p>206</text:p>
          </table:table-cell>
          <table:table-cell table:number-columns-repeated="1019"/>
        </table:table-row>
        <table:table-row table:style-name="ro2">
          <table:table-cell table:style-name="ce102"/>
          <table:table-cell table:style-name="ce43" office:value-type="string" calcext:value-type="string">
            <text:p>Doubs</text:p>
          </table:table-cell>
          <table:table-cell table:style-name="ce105"/>
          <table:table-cell table:style-name="ce107" office:value-type="float" office:value="25" calcext:value-type="float">
            <text:p>25</text:p>
          </table:table-cell>
          <table:table-cell table:style-name="ce72" office:value-type="float" office:value="207" calcext:value-type="float">
            <text:p>207</text:p>
          </table:table-cell>
          <table:table-cell table:number-columns-repeated="1019"/>
        </table:table-row>
        <table:table-row table:style-name="ro2">
          <table:table-cell table:style-name="ce102"/>
          <table:table-cell table:style-name="ce43" office:value-type="string" calcext:value-type="string">
            <text:p>Drôme</text:p>
          </table:table-cell>
          <table:table-cell table:style-name="ce105"/>
          <table:table-cell table:style-name="ce107" office:value-type="float" office:value="26" calcext:value-type="float">
            <text:p>26</text:p>
          </table:table-cell>
          <table:table-cell table:style-name="ce72" office:value-type="float" office:value="208" calcext:value-type="float">
            <text:p>208</text:p>
          </table:table-cell>
          <table:table-cell table:number-columns-repeated="1019"/>
        </table:table-row>
        <table:table-row table:style-name="ro2">
          <table:table-cell table:style-name="ce102"/>
          <table:table-cell table:style-name="ce43" office:value-type="string" calcext:value-type="string">
            <text:p>Eure</text:p>
          </table:table-cell>
          <table:table-cell table:style-name="ce105"/>
          <table:table-cell table:style-name="ce107" office:value-type="float" office:value="27" calcext:value-type="float">
            <text:p>27</text:p>
          </table:table-cell>
          <table:table-cell table:style-name="ce72" office:value-type="float" office:value="209" calcext:value-type="float">
            <text:p>209</text:p>
          </table:table-cell>
          <table:table-cell table:number-columns-repeated="1019"/>
        </table:table-row>
        <table:table-row table:style-name="ro2">
          <table:table-cell table:style-name="ce102"/>
          <table:table-cell table:style-name="ce43" office:value-type="string" calcext:value-type="string">
            <text:p>Eure-et-Loir</text:p>
          </table:table-cell>
          <table:table-cell table:style-name="ce105"/>
          <table:table-cell table:style-name="ce107" office:value-type="float" office:value="28" calcext:value-type="float">
            <text:p>28</text:p>
          </table:table-cell>
          <table:table-cell table:style-name="ce72" office:value-type="float" office:value="210" calcext:value-type="float">
            <text:p>210</text:p>
          </table:table-cell>
          <table:table-cell table:number-columns-repeated="1019"/>
        </table:table-row>
        <table:table-row table:style-name="ro2">
          <table:table-cell table:style-name="ce102"/>
          <table:table-cell table:style-name="ce43" office:value-type="string" calcext:value-type="string">
            <text:p>Finistère</text:p>
          </table:table-cell>
          <table:table-cell table:style-name="ce105"/>
          <table:table-cell table:style-name="ce107" office:value-type="float" office:value="29" calcext:value-type="float">
            <text:p>29</text:p>
          </table:table-cell>
          <table:table-cell table:style-name="ce72" office:value-type="float" office:value="211" calcext:value-type="float">
            <text:p>211</text:p>
          </table:table-cell>
          <table:table-cell table:number-columns-repeated="1019"/>
        </table:table-row>
        <table:table-row table:style-name="ro2">
          <table:table-cell table:style-name="ce102"/>
          <table:table-cell table:style-name="ce43" office:value-type="string" calcext:value-type="string">
            <text:p>Gard</text:p>
          </table:table-cell>
          <table:table-cell table:style-name="ce105"/>
          <table:table-cell table:style-name="ce107" office:value-type="float" office:value="30" calcext:value-type="float">
            <text:p>30</text:p>
          </table:table-cell>
          <table:table-cell table:style-name="ce72" office:value-type="float" office:value="212" calcext:value-type="float">
            <text:p>212</text:p>
          </table:table-cell>
          <table:table-cell table:number-columns-repeated="1019"/>
        </table:table-row>
        <table:table-row table:style-name="ro2">
          <table:table-cell table:style-name="ce102"/>
          <table:table-cell table:style-name="ce43" office:value-type="string" calcext:value-type="string">
            <text:p>Haute-Garonne</text:p>
          </table:table-cell>
          <table:table-cell table:style-name="ce105"/>
          <table:table-cell table:style-name="ce107" office:value-type="float" office:value="31" calcext:value-type="float">
            <text:p>31</text:p>
          </table:table-cell>
          <table:table-cell table:style-name="ce72" office:value-type="float" office:value="213" calcext:value-type="float">
            <text:p>213</text:p>
          </table:table-cell>
          <table:table-cell table:number-columns-repeated="1019"/>
        </table:table-row>
        <table:table-row table:style-name="ro2">
          <table:table-cell table:style-name="ce102"/>
          <table:table-cell table:style-name="ce43" office:value-type="string" calcext:value-type="string">
            <text:p>Gers</text:p>
          </table:table-cell>
          <table:table-cell table:style-name="ce105"/>
          <table:table-cell table:style-name="ce107" office:value-type="float" office:value="32" calcext:value-type="float">
            <text:p>32</text:p>
          </table:table-cell>
          <table:table-cell table:style-name="ce72" office:value-type="float" office:value="214" calcext:value-type="float">
            <text:p>214</text:p>
          </table:table-cell>
          <table:table-cell table:number-columns-repeated="1019"/>
        </table:table-row>
        <table:table-row table:style-name="ro2">
          <table:table-cell table:style-name="ce102"/>
          <table:table-cell table:style-name="ce43" office:value-type="string" calcext:value-type="string">
            <text:p>Gironde</text:p>
          </table:table-cell>
          <table:table-cell table:style-name="ce105"/>
          <table:table-cell table:style-name="ce107" office:value-type="float" office:value="33" calcext:value-type="float">
            <text:p>33</text:p>
          </table:table-cell>
          <table:table-cell table:style-name="ce72" office:value-type="float" office:value="215" calcext:value-type="float">
            <text:p>215</text:p>
          </table:table-cell>
          <table:table-cell table:number-columns-repeated="1019"/>
        </table:table-row>
        <table:table-row table:style-name="ro2">
          <table:table-cell table:style-name="ce102"/>
          <table:table-cell table:style-name="ce43" office:value-type="string" calcext:value-type="string">
            <text:p>Hérault</text:p>
          </table:table-cell>
          <table:table-cell table:style-name="ce105"/>
          <table:table-cell table:style-name="ce107" office:value-type="float" office:value="34" calcext:value-type="float">
            <text:p>34</text:p>
          </table:table-cell>
          <table:table-cell table:style-name="ce72" office:value-type="float" office:value="216" calcext:value-type="float">
            <text:p>216</text:p>
          </table:table-cell>
          <table:table-cell table:number-columns-repeated="1019"/>
        </table:table-row>
        <table:table-row table:style-name="ro2">
          <table:table-cell table:style-name="ce102"/>
          <table:table-cell table:style-name="ce43" office:value-type="string" calcext:value-type="string">
            <text:p>Ille-et-Vilaine</text:p>
          </table:table-cell>
          <table:table-cell table:style-name="ce105"/>
          <table:table-cell table:style-name="ce107" office:value-type="float" office:value="35" calcext:value-type="float">
            <text:p>35</text:p>
          </table:table-cell>
          <table:table-cell table:style-name="ce72" office:value-type="float" office:value="217" calcext:value-type="float">
            <text:p>217</text:p>
          </table:table-cell>
          <table:table-cell table:number-columns-repeated="1019"/>
        </table:table-row>
        <table:table-row table:style-name="ro2">
          <table:table-cell table:style-name="ce102"/>
          <table:table-cell table:style-name="ce43" office:value-type="string" calcext:value-type="string">
            <text:p>Indre</text:p>
          </table:table-cell>
          <table:table-cell table:style-name="ce105"/>
          <table:table-cell table:style-name="ce107" office:value-type="float" office:value="36" calcext:value-type="float">
            <text:p>36</text:p>
          </table:table-cell>
          <table:table-cell table:style-name="ce72" office:value-type="float" office:value="218" calcext:value-type="float">
            <text:p>218</text:p>
          </table:table-cell>
          <table:table-cell table:number-columns-repeated="1019"/>
        </table:table-row>
        <table:table-row table:style-name="ro2">
          <table:table-cell table:style-name="ce102"/>
          <table:table-cell table:style-name="ce43" office:value-type="string" calcext:value-type="string">
            <text:p>Indre-et-Loire</text:p>
          </table:table-cell>
          <table:table-cell table:style-name="ce105"/>
          <table:table-cell table:style-name="ce107" office:value-type="float" office:value="37" calcext:value-type="float">
            <text:p>37</text:p>
          </table:table-cell>
          <table:table-cell table:style-name="ce72" office:value-type="float" office:value="219" calcext:value-type="float">
            <text:p>219</text:p>
          </table:table-cell>
          <table:table-cell table:number-columns-repeated="1019"/>
        </table:table-row>
        <table:table-row table:style-name="ro2">
          <table:table-cell table:style-name="ce102"/>
          <table:table-cell table:style-name="ce43" office:value-type="string" calcext:value-type="string">
            <text:p>Isère</text:p>
          </table:table-cell>
          <table:table-cell table:style-name="ce105"/>
          <table:table-cell table:style-name="ce107" office:value-type="float" office:value="38" calcext:value-type="float">
            <text:p>38</text:p>
          </table:table-cell>
          <table:table-cell table:style-name="ce72" office:value-type="float" office:value="220" calcext:value-type="float">
            <text:p>220</text:p>
          </table:table-cell>
          <table:table-cell table:number-columns-repeated="1019"/>
        </table:table-row>
        <table:table-row table:style-name="ro2">
          <table:table-cell table:style-name="ce102"/>
          <table:table-cell table:style-name="ce43" office:value-type="string" calcext:value-type="string">
            <text:p>Jura</text:p>
          </table:table-cell>
          <table:table-cell table:style-name="ce105"/>
          <table:table-cell table:style-name="ce107" office:value-type="float" office:value="39" calcext:value-type="float">
            <text:p>39</text:p>
          </table:table-cell>
          <table:table-cell table:style-name="ce72" office:value-type="float" office:value="221" calcext:value-type="float">
            <text:p>221</text:p>
          </table:table-cell>
          <table:table-cell table:number-columns-repeated="1019"/>
        </table:table-row>
        <table:table-row table:style-name="ro2">
          <table:table-cell table:style-name="ce102"/>
          <table:table-cell table:style-name="ce43" office:value-type="string" calcext:value-type="string">
            <text:p>Landes</text:p>
          </table:table-cell>
          <table:table-cell table:style-name="ce105"/>
          <table:table-cell table:style-name="ce107" office:value-type="float" office:value="40" calcext:value-type="float">
            <text:p>40</text:p>
          </table:table-cell>
          <table:table-cell table:style-name="ce72" office:value-type="float" office:value="222" calcext:value-type="float">
            <text:p>222</text:p>
          </table:table-cell>
          <table:table-cell table:number-columns-repeated="1019"/>
        </table:table-row>
        <table:table-row table:style-name="ro2">
          <table:table-cell table:style-name="ce102"/>
          <table:table-cell table:style-name="ce43" office:value-type="string" calcext:value-type="string">
            <text:p>Loir-et-Cher</text:p>
          </table:table-cell>
          <table:table-cell table:style-name="ce105"/>
          <table:table-cell table:style-name="ce107" office:value-type="float" office:value="41" calcext:value-type="float">
            <text:p>41</text:p>
          </table:table-cell>
          <table:table-cell table:style-name="ce72" office:value-type="float" office:value="223" calcext:value-type="float">
            <text:p>223</text:p>
          </table:table-cell>
          <table:table-cell table:number-columns-repeated="1019"/>
        </table:table-row>
        <table:table-row table:style-name="ro2">
          <table:table-cell table:style-name="ce102"/>
          <table:table-cell table:style-name="ce43" office:value-type="string" calcext:value-type="string">
            <text:p>Loire</text:p>
          </table:table-cell>
          <table:table-cell table:style-name="ce105"/>
          <table:table-cell table:style-name="ce107" office:value-type="float" office:value="42" calcext:value-type="float">
            <text:p>42</text:p>
          </table:table-cell>
          <table:table-cell table:style-name="ce72" office:value-type="float" office:value="224" calcext:value-type="float">
            <text:p>224</text:p>
          </table:table-cell>
          <table:table-cell table:number-columns-repeated="1019"/>
        </table:table-row>
        <table:table-row table:style-name="ro2">
          <table:table-cell table:style-name="ce102"/>
          <table:table-cell table:style-name="ce43" office:value-type="string" calcext:value-type="string">
            <text:p>Haute-Loire</text:p>
          </table:table-cell>
          <table:table-cell table:style-name="ce105"/>
          <table:table-cell table:style-name="ce107" office:value-type="float" office:value="43" calcext:value-type="float">
            <text:p>43</text:p>
          </table:table-cell>
          <table:table-cell table:style-name="ce72" office:value-type="float" office:value="225" calcext:value-type="float">
            <text:p>225</text:p>
          </table:table-cell>
          <table:table-cell table:number-columns-repeated="1019"/>
        </table:table-row>
        <table:table-row table:style-name="ro2">
          <table:table-cell table:style-name="ce102"/>
          <table:table-cell table:style-name="ce43" office:value-type="string" calcext:value-type="string">
            <text:p>Loire-Atlantique</text:p>
          </table:table-cell>
          <table:table-cell table:style-name="ce105"/>
          <table:table-cell table:style-name="ce107" office:value-type="float" office:value="44" calcext:value-type="float">
            <text:p>44</text:p>
          </table:table-cell>
          <table:table-cell table:style-name="ce72" office:value-type="float" office:value="226" calcext:value-type="float">
            <text:p>226</text:p>
          </table:table-cell>
          <table:table-cell table:number-columns-repeated="1019"/>
        </table:table-row>
        <table:table-row table:style-name="ro2">
          <table:table-cell table:style-name="ce102"/>
          <table:table-cell table:style-name="ce43" office:value-type="string" calcext:value-type="string">
            <text:p>Loiret</text:p>
          </table:table-cell>
          <table:table-cell table:style-name="ce105"/>
          <table:table-cell table:style-name="ce107" office:value-type="float" office:value="45" calcext:value-type="float">
            <text:p>45</text:p>
          </table:table-cell>
          <table:table-cell table:style-name="ce72" office:value-type="float" office:value="227" calcext:value-type="float">
            <text:p>227</text:p>
          </table:table-cell>
          <table:table-cell table:number-columns-repeated="1019"/>
        </table:table-row>
        <table:table-row table:style-name="ro2">
          <table:table-cell table:style-name="ce102"/>
          <table:table-cell table:style-name="ce43" office:value-type="string" calcext:value-type="string">
            <text:p>Lot</text:p>
          </table:table-cell>
          <table:table-cell table:style-name="ce105"/>
          <table:table-cell table:style-name="ce107" office:value-type="float" office:value="46" calcext:value-type="float">
            <text:p>46</text:p>
          </table:table-cell>
          <table:table-cell table:style-name="ce72" office:value-type="float" office:value="228" calcext:value-type="float">
            <text:p>228</text:p>
          </table:table-cell>
          <table:table-cell table:number-columns-repeated="1019"/>
        </table:table-row>
        <table:table-row table:style-name="ro2">
          <table:table-cell table:style-name="ce102"/>
          <table:table-cell table:style-name="ce43" office:value-type="string" calcext:value-type="string">
            <text:p>Lot-et-Garonne</text:p>
          </table:table-cell>
          <table:table-cell table:style-name="ce105"/>
          <table:table-cell table:style-name="ce107" office:value-type="float" office:value="47" calcext:value-type="float">
            <text:p>47</text:p>
          </table:table-cell>
          <table:table-cell table:style-name="ce72" office:value-type="float" office:value="229" calcext:value-type="float">
            <text:p>229</text:p>
          </table:table-cell>
          <table:table-cell table:number-columns-repeated="1019"/>
        </table:table-row>
        <table:table-row table:style-name="ro2">
          <table:table-cell table:style-name="ce102"/>
          <table:table-cell table:style-name="ce43" office:value-type="string" calcext:value-type="string">
            <text:p>Lozère</text:p>
          </table:table-cell>
          <table:table-cell table:style-name="ce105"/>
          <table:table-cell table:style-name="ce107" office:value-type="float" office:value="48" calcext:value-type="float">
            <text:p>48</text:p>
          </table:table-cell>
          <table:table-cell table:style-name="ce72" office:value-type="float" office:value="230" calcext:value-type="float">
            <text:p>230</text:p>
          </table:table-cell>
          <table:table-cell table:number-columns-repeated="1019"/>
        </table:table-row>
        <table:table-row table:style-name="ro2">
          <table:table-cell table:style-name="ce102"/>
          <table:table-cell table:style-name="ce43" office:value-type="string" calcext:value-type="string">
            <text:p>Maine-et-Loire</text:p>
          </table:table-cell>
          <table:table-cell table:style-name="ce105"/>
          <table:table-cell table:style-name="ce107" office:value-type="float" office:value="49" calcext:value-type="float">
            <text:p>49</text:p>
          </table:table-cell>
          <table:table-cell table:style-name="ce72" office:value-type="float" office:value="231" calcext:value-type="float">
            <text:p>231</text:p>
          </table:table-cell>
          <table:table-cell table:number-columns-repeated="1019"/>
        </table:table-row>
        <table:table-row table:style-name="ro2">
          <table:table-cell table:style-name="ce102"/>
          <table:table-cell table:style-name="ce43" office:value-type="string" calcext:value-type="string">
            <text:p>Manche</text:p>
          </table:table-cell>
          <table:table-cell table:style-name="ce105"/>
          <table:table-cell table:style-name="ce107" office:value-type="float" office:value="50" calcext:value-type="float">
            <text:p>50</text:p>
          </table:table-cell>
          <table:table-cell table:style-name="ce72" office:value-type="float" office:value="232" calcext:value-type="float">
            <text:p>232</text:p>
          </table:table-cell>
          <table:table-cell table:number-columns-repeated="1019"/>
        </table:table-row>
        <table:table-row table:style-name="ro2">
          <table:table-cell table:style-name="ce102"/>
          <table:table-cell table:style-name="ce43" office:value-type="string" calcext:value-type="string">
            <text:p>Marne</text:p>
          </table:table-cell>
          <table:table-cell table:style-name="ce105"/>
          <table:table-cell table:style-name="ce107" office:value-type="float" office:value="51" calcext:value-type="float">
            <text:p>51</text:p>
          </table:table-cell>
          <table:table-cell table:style-name="ce72" office:value-type="float" office:value="233" calcext:value-type="float">
            <text:p>233</text:p>
          </table:table-cell>
          <table:table-cell table:number-columns-repeated="1019"/>
        </table:table-row>
        <table:table-row table:style-name="ro2">
          <table:table-cell table:style-name="ce102"/>
          <table:table-cell table:style-name="ce43" office:value-type="string" calcext:value-type="string">
            <text:p>Haute-Marne</text:p>
          </table:table-cell>
          <table:table-cell table:style-name="ce105"/>
          <table:table-cell table:style-name="ce107" office:value-type="float" office:value="52" calcext:value-type="float">
            <text:p>52</text:p>
          </table:table-cell>
          <table:table-cell table:style-name="ce72" office:value-type="float" office:value="234" calcext:value-type="float">
            <text:p>234</text:p>
          </table:table-cell>
          <table:table-cell table:number-columns-repeated="1019"/>
        </table:table-row>
        <table:table-row table:style-name="ro2">
          <table:table-cell table:style-name="ce102"/>
          <table:table-cell table:style-name="ce43" office:value-type="string" calcext:value-type="string">
            <text:p>Mayenne</text:p>
          </table:table-cell>
          <table:table-cell table:style-name="ce105"/>
          <table:table-cell table:style-name="ce107" office:value-type="float" office:value="53" calcext:value-type="float">
            <text:p>53</text:p>
          </table:table-cell>
          <table:table-cell table:style-name="ce72" office:value-type="float" office:value="235" calcext:value-type="float">
            <text:p>235</text:p>
          </table:table-cell>
          <table:table-cell table:number-columns-repeated="1019"/>
        </table:table-row>
        <table:table-row table:style-name="ro2">
          <table:table-cell table:style-name="ce102"/>
          <table:table-cell table:style-name="ce104" office:value-type="string" calcext:value-type="string">
            <text:p>Meurthe-et-Moselle</text:p>
          </table:table-cell>
          <table:table-cell table:style-name="ce105"/>
          <table:table-cell table:style-name="ce107" office:value-type="float" office:value="54" calcext:value-type="float">
            <text:p>54</text:p>
          </table:table-cell>
          <table:table-cell table:style-name="ce72" office:value-type="float" office:value="236" calcext:value-type="float">
            <text:p>236</text:p>
          </table:table-cell>
          <table:table-cell table:number-columns-repeated="1019"/>
        </table:table-row>
        <table:table-row table:style-name="ro2">
          <table:table-cell table:style-name="ce102"/>
          <table:table-cell table:style-name="ce43" office:value-type="string" calcext:value-type="string">
            <text:p>Meuse</text:p>
          </table:table-cell>
          <table:table-cell table:style-name="ce105"/>
          <table:table-cell table:style-name="ce107" office:value-type="float" office:value="55" calcext:value-type="float">
            <text:p>55</text:p>
          </table:table-cell>
          <table:table-cell table:style-name="ce72" office:value-type="float" office:value="237" calcext:value-type="float">
            <text:p>237</text:p>
          </table:table-cell>
          <table:table-cell table:number-columns-repeated="1019"/>
        </table:table-row>
        <table:table-row table:style-name="ro2">
          <table:table-cell table:style-name="ce102"/>
          <table:table-cell table:style-name="ce43" office:value-type="string" calcext:value-type="string">
            <text:p>Morbihan</text:p>
          </table:table-cell>
          <table:table-cell table:style-name="ce105"/>
          <table:table-cell table:style-name="ce107" office:value-type="float" office:value="56" calcext:value-type="float">
            <text:p>56</text:p>
          </table:table-cell>
          <table:table-cell table:style-name="ce72" office:value-type="float" office:value="238" calcext:value-type="float">
            <text:p>238</text:p>
          </table:table-cell>
          <table:table-cell table:number-columns-repeated="1019"/>
        </table:table-row>
        <table:table-row table:style-name="ro2">
          <table:table-cell table:style-name="ce102"/>
          <table:table-cell table:style-name="ce43" office:value-type="string" calcext:value-type="string">
            <text:p>Moselle</text:p>
          </table:table-cell>
          <table:table-cell table:style-name="ce105"/>
          <table:table-cell table:style-name="ce107" office:value-type="float" office:value="57" calcext:value-type="float">
            <text:p>57</text:p>
          </table:table-cell>
          <table:table-cell table:style-name="ce72" office:value-type="float" office:value="239" calcext:value-type="float">
            <text:p>239</text:p>
          </table:table-cell>
          <table:table-cell table:number-columns-repeated="1019"/>
        </table:table-row>
        <table:table-row table:style-name="ro2">
          <table:table-cell table:style-name="ce102"/>
          <table:table-cell table:style-name="ce43" office:value-type="string" calcext:value-type="string">
            <text:p>Nièvre</text:p>
          </table:table-cell>
          <table:table-cell table:style-name="ce105"/>
          <table:table-cell table:style-name="ce107" office:value-type="float" office:value="58" calcext:value-type="float">
            <text:p>58</text:p>
          </table:table-cell>
          <table:table-cell table:style-name="ce72" office:value-type="float" office:value="240" calcext:value-type="float">
            <text:p>240</text:p>
          </table:table-cell>
          <table:table-cell table:number-columns-repeated="1019"/>
        </table:table-row>
        <table:table-row table:style-name="ro2">
          <table:table-cell table:style-name="ce102"/>
          <table:table-cell table:style-name="ce43" office:value-type="string" calcext:value-type="string">
            <text:p>Nord</text:p>
          </table:table-cell>
          <table:table-cell table:style-name="ce105"/>
          <table:table-cell table:style-name="ce107" office:value-type="float" office:value="59" calcext:value-type="float">
            <text:p>59</text:p>
          </table:table-cell>
          <table:table-cell table:style-name="ce72" office:value-type="float" office:value="241" calcext:value-type="float">
            <text:p>241</text:p>
          </table:table-cell>
          <table:table-cell table:number-columns-repeated="1019"/>
        </table:table-row>
        <table:table-row table:style-name="ro2">
          <table:table-cell table:style-name="ce102"/>
          <table:table-cell table:style-name="ce43" office:value-type="string" calcext:value-type="string">
            <text:p>Oise</text:p>
          </table:table-cell>
          <table:table-cell table:style-name="ce105"/>
          <table:table-cell table:style-name="ce107" office:value-type="float" office:value="60" calcext:value-type="float">
            <text:p>60</text:p>
          </table:table-cell>
          <table:table-cell table:style-name="ce72" office:value-type="float" office:value="242" calcext:value-type="float">
            <text:p>242</text:p>
          </table:table-cell>
          <table:table-cell table:number-columns-repeated="1019"/>
        </table:table-row>
        <table:table-row table:style-name="ro2">
          <table:table-cell table:style-name="ce102"/>
          <table:table-cell table:style-name="ce43" office:value-type="string" calcext:value-type="string">
            <text:p>Orne</text:p>
          </table:table-cell>
          <table:table-cell table:style-name="ce105"/>
          <table:table-cell table:style-name="ce107" office:value-type="float" office:value="61" calcext:value-type="float">
            <text:p>61</text:p>
          </table:table-cell>
          <table:table-cell table:style-name="ce72" office:value-type="float" office:value="243" calcext:value-type="float">
            <text:p>243</text:p>
          </table:table-cell>
          <table:table-cell table:number-columns-repeated="1019"/>
        </table:table-row>
        <table:table-row table:style-name="ro2">
          <table:table-cell table:style-name="ce102"/>
          <table:table-cell table:style-name="ce43" office:value-type="string" calcext:value-type="string">
            <text:p>Pas-de-Calais</text:p>
          </table:table-cell>
          <table:table-cell table:style-name="ce105"/>
          <table:table-cell table:style-name="ce107" office:value-type="float" office:value="62" calcext:value-type="float">
            <text:p>62</text:p>
          </table:table-cell>
          <table:table-cell table:style-name="ce72" office:value-type="float" office:value="244" calcext:value-type="float">
            <text:p>244</text:p>
          </table:table-cell>
          <table:table-cell table:number-columns-repeated="1019"/>
        </table:table-row>
        <table:table-row table:style-name="ro2">
          <table:table-cell table:style-name="ce102"/>
          <table:table-cell table:style-name="ce43" office:value-type="string" calcext:value-type="string">
            <text:p>Puy-de-Dôme</text:p>
          </table:table-cell>
          <table:table-cell table:style-name="ce105"/>
          <table:table-cell table:style-name="ce107" office:value-type="float" office:value="63" calcext:value-type="float">
            <text:p>63</text:p>
          </table:table-cell>
          <table:table-cell table:style-name="ce72" office:value-type="float" office:value="245" calcext:value-type="float">
            <text:p>245</text:p>
          </table:table-cell>
          <table:table-cell table:number-columns-repeated="1019"/>
        </table:table-row>
        <table:table-row table:style-name="ro2">
          <table:table-cell table:style-name="ce102"/>
          <table:table-cell table:style-name="ce104" office:value-type="string" calcext:value-type="string">
            <text:p>Pyrénées-Atlantiques</text:p>
          </table:table-cell>
          <table:table-cell table:style-name="ce105"/>
          <table:table-cell table:style-name="ce107" office:value-type="float" office:value="64" calcext:value-type="float">
            <text:p>64</text:p>
          </table:table-cell>
          <table:table-cell table:style-name="ce72" office:value-type="float" office:value="246" calcext:value-type="float">
            <text:p>246</text:p>
          </table:table-cell>
          <table:table-cell table:number-columns-repeated="1019"/>
        </table:table-row>
        <table:table-row table:style-name="ro2">
          <table:table-cell table:style-name="ce102"/>
          <table:table-cell table:style-name="ce104" office:value-type="string" calcext:value-type="string">
            <text:p>Hautes-Pyrénées</text:p>
          </table:table-cell>
          <table:table-cell table:style-name="ce105"/>
          <table:table-cell table:style-name="ce107" office:value-type="float" office:value="65" calcext:value-type="float">
            <text:p>65</text:p>
          </table:table-cell>
          <table:table-cell table:style-name="ce72" office:value-type="float" office:value="247" calcext:value-type="float">
            <text:p>247</text:p>
          </table:table-cell>
          <table:table-cell table:number-columns-repeated="1019"/>
        </table:table-row>
        <table:table-row table:style-name="ro2">
          <table:table-cell table:style-name="ce102"/>
          <table:table-cell table:style-name="ce104" office:value-type="string" calcext:value-type="string">
            <text:p>Pyrénées-Orientales</text:p>
          </table:table-cell>
          <table:table-cell table:style-name="ce105"/>
          <table:table-cell table:style-name="ce107" office:value-type="float" office:value="66" calcext:value-type="float">
            <text:p>66</text:p>
          </table:table-cell>
          <table:table-cell table:style-name="ce72" office:value-type="float" office:value="248" calcext:value-type="float">
            <text:p>248</text:p>
          </table:table-cell>
          <table:table-cell table:number-columns-repeated="1019"/>
        </table:table-row>
        <table:table-row table:style-name="ro2">
          <table:table-cell table:style-name="ce102"/>
          <table:table-cell table:style-name="ce43" office:value-type="string" calcext:value-type="string">
            <text:p>Bas-Rhin</text:p>
          </table:table-cell>
          <table:table-cell table:style-name="ce105"/>
          <table:table-cell table:style-name="ce107" office:value-type="float" office:value="67" calcext:value-type="float">
            <text:p>67</text:p>
          </table:table-cell>
          <table:table-cell table:style-name="ce72" office:value-type="float" office:value="249" calcext:value-type="float">
            <text:p>249</text:p>
          </table:table-cell>
          <table:table-cell table:number-columns-repeated="1019"/>
        </table:table-row>
        <table:table-row table:style-name="ro2">
          <table:table-cell table:style-name="ce102"/>
          <table:table-cell table:style-name="ce43" office:value-type="string" calcext:value-type="string">
            <text:p>Haut-Rhin</text:p>
          </table:table-cell>
          <table:table-cell table:style-name="ce105"/>
          <table:table-cell table:style-name="ce107" office:value-type="float" office:value="68" calcext:value-type="float">
            <text:p>68</text:p>
          </table:table-cell>
          <table:table-cell table:style-name="ce72" office:value-type="float" office:value="250" calcext:value-type="float">
            <text:p>250</text:p>
          </table:table-cell>
          <table:table-cell table:number-columns-repeated="1019"/>
        </table:table-row>
        <table:table-row table:style-name="ro2">
          <table:table-cell table:style-name="ce102"/>
          <table:table-cell table:style-name="ce43" office:value-type="string" calcext:value-type="string">
            <text:p>Rhône</text:p>
          </table:table-cell>
          <table:table-cell table:style-name="ce105"/>
          <table:table-cell table:style-name="ce107" office:value-type="float" office:value="69" calcext:value-type="float">
            <text:p>69</text:p>
          </table:table-cell>
          <table:table-cell table:style-name="ce72" office:value-type="float" office:value="251" calcext:value-type="float">
            <text:p>251</text:p>
          </table:table-cell>
          <table:table-cell table:number-columns-repeated="1019"/>
        </table:table-row>
        <table:table-row table:style-name="ro2">
          <table:table-cell table:style-name="ce102"/>
          <table:table-cell table:style-name="ce43" office:value-type="string" calcext:value-type="string">
            <text:p>Haute-Saône</text:p>
          </table:table-cell>
          <table:table-cell table:style-name="ce105"/>
          <table:table-cell table:style-name="ce107" office:value-type="float" office:value="70" calcext:value-type="float">
            <text:p>70</text:p>
          </table:table-cell>
          <table:table-cell table:style-name="ce72" office:value-type="float" office:value="252" calcext:value-type="float">
            <text:p>252</text:p>
          </table:table-cell>
          <table:table-cell table:number-columns-repeated="1019"/>
        </table:table-row>
        <table:table-row table:style-name="ro2">
          <table:table-cell table:style-name="ce102"/>
          <table:table-cell table:style-name="ce43" office:value-type="string" calcext:value-type="string">
            <text:p>Saône-et-Loire</text:p>
          </table:table-cell>
          <table:table-cell table:style-name="ce105"/>
          <table:table-cell table:style-name="ce107" office:value-type="float" office:value="71" calcext:value-type="float">
            <text:p>71</text:p>
          </table:table-cell>
          <table:table-cell table:style-name="ce72" office:value-type="float" office:value="253" calcext:value-type="float">
            <text:p>253</text:p>
          </table:table-cell>
          <table:table-cell table:number-columns-repeated="1019"/>
        </table:table-row>
        <table:table-row table:style-name="ro2">
          <table:table-cell table:style-name="ce102"/>
          <table:table-cell table:style-name="ce43" office:value-type="string" calcext:value-type="string">
            <text:p>Sarthe</text:p>
          </table:table-cell>
          <table:table-cell table:style-name="ce105"/>
          <table:table-cell table:style-name="ce107" office:value-type="float" office:value="72" calcext:value-type="float">
            <text:p>72</text:p>
          </table:table-cell>
          <table:table-cell table:style-name="ce72" office:value-type="float" office:value="254" calcext:value-type="float">
            <text:p>254</text:p>
          </table:table-cell>
          <table:table-cell table:number-columns-repeated="1019"/>
        </table:table-row>
        <table:table-row table:style-name="ro2">
          <table:table-cell table:style-name="ce102"/>
          <table:table-cell table:style-name="ce43" office:value-type="string" calcext:value-type="string">
            <text:p>Savoie</text:p>
          </table:table-cell>
          <table:table-cell table:style-name="ce105"/>
          <table:table-cell table:style-name="ce107" office:value-type="float" office:value="73" calcext:value-type="float">
            <text:p>73</text:p>
          </table:table-cell>
          <table:table-cell table:style-name="ce72" office:value-type="float" office:value="255" calcext:value-type="float">
            <text:p>255</text:p>
          </table:table-cell>
          <table:table-cell table:number-columns-repeated="1019"/>
        </table:table-row>
        <table:table-row table:style-name="ro2">
          <table:table-cell table:style-name="ce102"/>
          <table:table-cell table:style-name="ce43" office:value-type="string" calcext:value-type="string">
            <text:p>Haute-Savoie</text:p>
          </table:table-cell>
          <table:table-cell table:style-name="ce105"/>
          <table:table-cell table:style-name="ce107" office:value-type="float" office:value="74" calcext:value-type="float">
            <text:p>74</text:p>
          </table:table-cell>
          <table:table-cell table:style-name="ce72" office:value-type="float" office:value="256" calcext:value-type="float">
            <text:p>256</text:p>
          </table:table-cell>
          <table:table-cell table:number-columns-repeated="1019"/>
        </table:table-row>
        <table:table-row table:style-name="ro2">
          <table:table-cell table:style-name="ce102"/>
          <table:table-cell table:style-name="ce43" office:value-type="string" calcext:value-type="string">
            <text:p>Paris</text:p>
          </table:table-cell>
          <table:table-cell table:style-name="ce105"/>
          <table:table-cell table:style-name="ce107" office:value-type="float" office:value="75" calcext:value-type="float">
            <text:p>75</text:p>
          </table:table-cell>
          <table:table-cell table:style-name="ce72" office:value-type="float" office:value="257" calcext:value-type="float">
            <text:p>257</text:p>
          </table:table-cell>
          <table:table-cell table:number-columns-repeated="1019"/>
        </table:table-row>
        <table:table-row table:style-name="ro2">
          <table:table-cell table:style-name="ce102"/>
          <table:table-cell table:style-name="ce43" office:value-type="string" calcext:value-type="string">
            <text:p>Seine-Maritime</text:p>
          </table:table-cell>
          <table:table-cell table:style-name="ce105"/>
          <table:table-cell table:style-name="ce107" office:value-type="float" office:value="76" calcext:value-type="float">
            <text:p>76</text:p>
          </table:table-cell>
          <table:table-cell table:style-name="ce72" office:value-type="float" office:value="258" calcext:value-type="float">
            <text:p>258</text:p>
          </table:table-cell>
          <table:table-cell table:number-columns-repeated="1019"/>
        </table:table-row>
        <table:table-row table:style-name="ro2">
          <table:table-cell table:style-name="ce102"/>
          <table:table-cell table:style-name="ce43" office:value-type="string" calcext:value-type="string">
            <text:p>Seine-et-Marne</text:p>
          </table:table-cell>
          <table:table-cell table:style-name="ce105"/>
          <table:table-cell table:style-name="ce107" office:value-type="float" office:value="77" calcext:value-type="float">
            <text:p>77</text:p>
          </table:table-cell>
          <table:table-cell table:style-name="ce72" office:value-type="float" office:value="259" calcext:value-type="float">
            <text:p>259</text:p>
          </table:table-cell>
          <table:table-cell table:number-columns-repeated="1019"/>
        </table:table-row>
        <table:table-row table:style-name="ro2">
          <table:table-cell table:style-name="ce102"/>
          <table:table-cell table:style-name="ce43" office:value-type="string" calcext:value-type="string">
            <text:p>Yvelines</text:p>
          </table:table-cell>
          <table:table-cell table:style-name="ce105"/>
          <table:table-cell table:style-name="ce107" office:value-type="float" office:value="78" calcext:value-type="float">
            <text:p>78</text:p>
          </table:table-cell>
          <table:table-cell table:style-name="ce72" office:value-type="float" office:value="260" calcext:value-type="float">
            <text:p>260</text:p>
          </table:table-cell>
          <table:table-cell table:number-columns-repeated="1019"/>
        </table:table-row>
        <table:table-row table:style-name="ro2">
          <table:table-cell table:style-name="ce102"/>
          <table:table-cell table:style-name="ce43" office:value-type="string" calcext:value-type="string">
            <text:p>Deux-Sèvres</text:p>
          </table:table-cell>
          <table:table-cell table:style-name="ce105"/>
          <table:table-cell table:style-name="ce107" office:value-type="float" office:value="79" calcext:value-type="float">
            <text:p>79</text:p>
          </table:table-cell>
          <table:table-cell table:style-name="ce72" office:value-type="float" office:value="261" calcext:value-type="float">
            <text:p>261</text:p>
          </table:table-cell>
          <table:table-cell table:number-columns-repeated="1019"/>
        </table:table-row>
        <table:table-row table:style-name="ro2">
          <table:table-cell table:style-name="ce102"/>
          <table:table-cell table:style-name="ce43" office:value-type="string" calcext:value-type="string">
            <text:p>Somme</text:p>
          </table:table-cell>
          <table:table-cell table:style-name="ce105"/>
          <table:table-cell table:style-name="ce107" office:value-type="float" office:value="80" calcext:value-type="float">
            <text:p>80</text:p>
          </table:table-cell>
          <table:table-cell table:style-name="ce72" office:value-type="float" office:value="262" calcext:value-type="float">
            <text:p>262</text:p>
          </table:table-cell>
          <table:table-cell table:number-columns-repeated="1019"/>
        </table:table-row>
        <table:table-row table:style-name="ro2">
          <table:table-cell table:style-name="ce102"/>
          <table:table-cell table:style-name="ce43" office:value-type="string" calcext:value-type="string">
            <text:p>Tarn</text:p>
          </table:table-cell>
          <table:table-cell table:style-name="ce105"/>
          <table:table-cell table:style-name="ce107" office:value-type="float" office:value="81" calcext:value-type="float">
            <text:p>81</text:p>
          </table:table-cell>
          <table:table-cell table:style-name="ce72" office:value-type="float" office:value="263" calcext:value-type="float">
            <text:p>263</text:p>
          </table:table-cell>
          <table:table-cell table:number-columns-repeated="1019"/>
        </table:table-row>
        <table:table-row table:style-name="ro2">
          <table:table-cell table:style-name="ce102"/>
          <table:table-cell table:style-name="ce43" office:value-type="string" calcext:value-type="string">
            <text:p>Tarn-et-Garonne</text:p>
          </table:table-cell>
          <table:table-cell table:style-name="ce105"/>
          <table:table-cell table:style-name="ce107" office:value-type="float" office:value="82" calcext:value-type="float">
            <text:p>82</text:p>
          </table:table-cell>
          <table:table-cell table:style-name="ce72" office:value-type="float" office:value="264" calcext:value-type="float">
            <text:p>264</text:p>
          </table:table-cell>
          <table:table-cell table:number-columns-repeated="1019"/>
        </table:table-row>
        <table:table-row table:style-name="ro2">
          <table:table-cell table:style-name="ce102"/>
          <table:table-cell table:style-name="ce43" office:value-type="string" calcext:value-type="string">
            <text:p>Var</text:p>
          </table:table-cell>
          <table:table-cell table:style-name="ce105"/>
          <table:table-cell table:style-name="ce107" office:value-type="float" office:value="83" calcext:value-type="float">
            <text:p>83</text:p>
          </table:table-cell>
          <table:table-cell table:style-name="ce72" office:value-type="float" office:value="265" calcext:value-type="float">
            <text:p>265</text:p>
          </table:table-cell>
          <table:table-cell table:number-columns-repeated="1019"/>
        </table:table-row>
        <table:table-row table:style-name="ro2">
          <table:table-cell table:style-name="ce102"/>
          <table:table-cell table:style-name="ce43" office:value-type="string" calcext:value-type="string">
            <text:p>Vaucluse</text:p>
          </table:table-cell>
          <table:table-cell table:style-name="ce105"/>
          <table:table-cell table:style-name="ce107" office:value-type="float" office:value="84" calcext:value-type="float">
            <text:p>84</text:p>
          </table:table-cell>
          <table:table-cell table:style-name="ce72" office:value-type="float" office:value="266" calcext:value-type="float">
            <text:p>266</text:p>
          </table:table-cell>
          <table:table-cell table:number-columns-repeated="1019"/>
        </table:table-row>
        <table:table-row table:style-name="ro2">
          <table:table-cell table:style-name="ce102"/>
          <table:table-cell table:style-name="ce43" office:value-type="string" calcext:value-type="string">
            <text:p>Vendée</text:p>
          </table:table-cell>
          <table:table-cell table:style-name="ce105"/>
          <table:table-cell table:style-name="ce107" office:value-type="float" office:value="85" calcext:value-type="float">
            <text:p>85</text:p>
          </table:table-cell>
          <table:table-cell table:style-name="ce72" office:value-type="float" office:value="267" calcext:value-type="float">
            <text:p>267</text:p>
          </table:table-cell>
          <table:table-cell table:number-columns-repeated="1019"/>
        </table:table-row>
        <table:table-row table:style-name="ro2">
          <table:table-cell table:style-name="ce102"/>
          <table:table-cell table:style-name="ce43" office:value-type="string" calcext:value-type="string">
            <text:p>Vienne</text:p>
          </table:table-cell>
          <table:table-cell table:style-name="ce105"/>
          <table:table-cell table:style-name="ce107" office:value-type="float" office:value="86" calcext:value-type="float">
            <text:p>86</text:p>
          </table:table-cell>
          <table:table-cell table:style-name="ce72" office:value-type="float" office:value="268" calcext:value-type="float">
            <text:p>268</text:p>
          </table:table-cell>
          <table:table-cell table:number-columns-repeated="1019"/>
        </table:table-row>
        <table:table-row table:style-name="ro2">
          <table:table-cell table:style-name="ce102"/>
          <table:table-cell table:style-name="ce43" office:value-type="string" calcext:value-type="string">
            <text:p>Haute-Vienne</text:p>
          </table:table-cell>
          <table:table-cell table:style-name="ce105"/>
          <table:table-cell table:style-name="ce107" office:value-type="float" office:value="87" calcext:value-type="float">
            <text:p>87</text:p>
          </table:table-cell>
          <table:table-cell table:style-name="ce72" office:value-type="float" office:value="269" calcext:value-type="float">
            <text:p>269</text:p>
          </table:table-cell>
          <table:table-cell table:number-columns-repeated="1019"/>
        </table:table-row>
        <table:table-row table:style-name="ro2">
          <table:table-cell table:style-name="ce102"/>
          <table:table-cell table:style-name="ce43" office:value-type="string" calcext:value-type="string">
            <text:p>Vosges</text:p>
          </table:table-cell>
          <table:table-cell table:style-name="ce105"/>
          <table:table-cell table:style-name="ce107" office:value-type="float" office:value="88" calcext:value-type="float">
            <text:p>88</text:p>
          </table:table-cell>
          <table:table-cell table:style-name="ce72" office:value-type="float" office:value="270" calcext:value-type="float">
            <text:p>270</text:p>
          </table:table-cell>
          <table:table-cell table:number-columns-repeated="1019"/>
        </table:table-row>
        <table:table-row table:style-name="ro2">
          <table:table-cell table:style-name="ce102"/>
          <table:table-cell table:style-name="ce43" office:value-type="string" calcext:value-type="string">
            <text:p>Yonne</text:p>
          </table:table-cell>
          <table:table-cell table:style-name="ce105"/>
          <table:table-cell table:style-name="ce107" office:value-type="float" office:value="89" calcext:value-type="float">
            <text:p>89</text:p>
          </table:table-cell>
          <table:table-cell table:style-name="ce72" office:value-type="float" office:value="271" calcext:value-type="float">
            <text:p>271</text:p>
          </table:table-cell>
          <table:table-cell table:number-columns-repeated="1019"/>
        </table:table-row>
        <table:table-row table:style-name="ro2">
          <table:table-cell table:style-name="ce102"/>
          <table:table-cell table:style-name="ce104" office:value-type="string" calcext:value-type="string">
            <text:p>Territoire-de-Belfort</text:p>
          </table:table-cell>
          <table:table-cell table:style-name="ce105"/>
          <table:table-cell table:style-name="ce107" office:value-type="float" office:value="90" calcext:value-type="float">
            <text:p>90</text:p>
          </table:table-cell>
          <table:table-cell table:style-name="ce72" office:value-type="float" office:value="272" calcext:value-type="float">
            <text:p>272</text:p>
          </table:table-cell>
          <table:table-cell table:style-name="ce32"/>
          <table:table-cell table:number-columns-repeated="1018"/>
        </table:table-row>
        <table:table-row table:style-name="ro2">
          <table:table-cell table:style-name="ce102"/>
          <table:table-cell table:style-name="ce43" office:value-type="string" calcext:value-type="string">
            <text:p>Essonne</text:p>
          </table:table-cell>
          <table:table-cell table:style-name="ce105"/>
          <table:table-cell table:style-name="ce107" office:value-type="float" office:value="91" calcext:value-type="float">
            <text:p>91</text:p>
          </table:table-cell>
          <table:table-cell table:style-name="ce72" office:value-type="float" office:value="273" calcext:value-type="float">
            <text:p>273</text:p>
          </table:table-cell>
          <table:table-cell table:number-columns-repeated="1019"/>
        </table:table-row>
        <table:table-row table:style-name="ro2">
          <table:table-cell table:style-name="ce102"/>
          <table:table-cell table:style-name="ce43" office:value-type="string" calcext:value-type="string">
            <text:p>Hauts-de-Seine</text:p>
          </table:table-cell>
          <table:table-cell table:style-name="ce105"/>
          <table:table-cell table:style-name="ce107" office:value-type="float" office:value="92" calcext:value-type="float">
            <text:p>92</text:p>
          </table:table-cell>
          <table:table-cell table:style-name="ce72" office:value-type="float" office:value="274" calcext:value-type="float">
            <text:p>274</text:p>
          </table:table-cell>
          <table:table-cell table:style-name="ce32"/>
          <table:table-cell table:number-columns-repeated="1018"/>
        </table:table-row>
        <table:table-row table:style-name="ro2">
          <table:table-cell table:style-name="ce102"/>
          <table:table-cell table:style-name="ce104" office:value-type="string" calcext:value-type="string">
            <text:p>Seine-Saint-Denis</text:p>
          </table:table-cell>
          <table:table-cell table:style-name="ce105"/>
          <table:table-cell table:style-name="ce107" office:value-type="float" office:value="93" calcext:value-type="float">
            <text:p>93</text:p>
          </table:table-cell>
          <table:table-cell table:style-name="ce72" office:value-type="float" office:value="275" calcext:value-type="float">
            <text:p>275</text:p>
          </table:table-cell>
          <table:table-cell table:style-name="ce32"/>
          <table:table-cell table:number-columns-repeated="1018"/>
        </table:table-row>
        <table:table-row table:style-name="ro2">
          <table:table-cell table:style-name="ce102"/>
          <table:table-cell table:style-name="ce43" office:value-type="string" calcext:value-type="string">
            <text:p>Val-de-Marne</text:p>
          </table:table-cell>
          <table:table-cell table:style-name="ce105"/>
          <table:table-cell table:style-name="ce107" office:value-type="float" office:value="94" calcext:value-type="float">
            <text:p>94</text:p>
          </table:table-cell>
          <table:table-cell table:style-name="ce72" office:value-type="float" office:value="276" calcext:value-type="float">
            <text:p>276</text:p>
          </table:table-cell>
          <table:table-cell table:style-name="ce32"/>
          <table:table-cell table:number-columns-repeated="1018"/>
        </table:table-row>
        <table:table-row table:style-name="ro2">
          <table:table-cell table:style-name="ce102"/>
          <table:table-cell table:style-name="ce43" office:value-type="string" calcext:value-type="string">
            <text:p>Val-d'Oise</text:p>
          </table:table-cell>
          <table:table-cell table:style-name="ce105"/>
          <table:table-cell table:style-name="ce107" office:value-type="float" office:value="95" calcext:value-type="float">
            <text:p>95</text:p>
          </table:table-cell>
          <table:table-cell table:style-name="ce72" office:value-type="float" office:value="277" calcext:value-type="float">
            <text:p>277</text:p>
          </table:table-cell>
          <table:table-cell table:style-name="ce32"/>
          <table:table-cell table:number-columns-repeated="1018"/>
        </table:table-row>
        <table:table-row table:style-name="ro2">
          <table:table-cell table:style-name="ce102"/>
          <table:table-cell table:style-name="ce45"/>
          <table:table-cell table:style-name="ce105"/>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Guiana</text:p>
          </table:table-cell>
          <table:table-cell table:style-name="ce45"/>
          <table:table-cell table:style-name="ce71" office:value-type="string" calcext:value-type="string">
            <text:p>G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Polynesia</text:p>
          </table:table-cell>
          <table:table-cell table:style-name="ce45"/>
          <table:table-cell table:style-name="ce71" office:value-type="string" calcext:value-type="string">
            <text:p>P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French Southern Territories</text:p>
          </table:table-cell>
          <table:table-cell table:style-name="ce45"/>
          <table:table-cell table:style-name="ce71" office:value-type="string" calcext:value-type="string">
            <text:p>T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abon</text:p>
          </table:table-cell>
          <table:table-cell table:style-name="ce45"/>
          <table:table-cell table:style-name="ce71" office:value-type="string" calcext:value-type="string">
            <text:p>G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ambia</text:p>
          </table:table-cell>
          <table:table-cell table:style-name="ce45"/>
          <table:table-cell table:style-name="ce71" office:value-type="string" calcext:value-type="string">
            <text:p>G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eorgia</text:p>
          </table:table-cell>
          <table:table-cell table:style-name="ce45"/>
          <table:table-cell table:style-name="ce71" office:value-type="string" calcext:value-type="string">
            <text:p>G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ermany</text:p>
          </table:table-cell>
          <table:table-cell table:style-name="ce45"/>
          <table:table-cell table:style-name="ce71" office:value-type="string" calcext:value-type="string">
            <text:p>DE</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Niedersachsen</text:p>
          </table:table-cell>
          <table:table-cell table:style-name="ce105"/>
          <table:table-cell table:style-name="ce43" office:value-type="string" calcext:value-type="string">
            <text:p>NDS</text:p>
          </table:table-cell>
          <table:table-cell table:style-name="ce72" office:value-type="float" office:value="79" calcext:value-type="float">
            <text:p>79</text:p>
          </table:table-cell>
          <table:table-cell table:style-name="ce32"/>
          <table:table-cell table:number-columns-repeated="1018"/>
        </table:table-row>
        <table:table-row table:style-name="ro2">
          <table:table-cell table:style-name="ce102"/>
          <table:table-cell table:style-name="ce104" office:value-type="string" calcext:value-type="string">
            <text:p>Baden-Württemberg</text:p>
          </table:table-cell>
          <table:table-cell table:style-name="ce105"/>
          <table:table-cell table:style-name="ce43" office:value-type="string" calcext:value-type="string">
            <text:p>BAW</text:p>
          </table:table-cell>
          <table:table-cell table:style-name="ce72" office:value-type="float" office:value="80" calcext:value-type="float">
            <text:p>80</text:p>
          </table:table-cell>
          <table:table-cell table:style-name="ce32"/>
          <table:table-cell table:number-columns-repeated="1018"/>
        </table:table-row>
        <table:table-row table:style-name="ro2">
          <table:table-cell table:style-name="ce102"/>
          <table:table-cell table:style-name="ce43" office:value-type="string" calcext:value-type="string">
            <text:p>Bayern</text:p>
          </table:table-cell>
          <table:table-cell table:style-name="ce105"/>
          <table:table-cell table:style-name="ce43" office:value-type="string" calcext:value-type="string">
            <text:p>BAY</text:p>
          </table:table-cell>
          <table:table-cell table:style-name="ce72" office:value-type="float" office:value="81" calcext:value-type="float">
            <text:p>81</text:p>
          </table:table-cell>
          <table:table-cell table:style-name="ce32"/>
          <table:table-cell table:number-columns-repeated="1018"/>
        </table:table-row>
        <table:table-row table:style-name="ro2">
          <table:table-cell table:style-name="ce102"/>
          <table:table-cell table:style-name="ce43" office:value-type="string" calcext:value-type="string">
            <text:p>Berlin</text:p>
          </table:table-cell>
          <table:table-cell table:style-name="ce105"/>
          <table:table-cell table:style-name="ce43" office:value-type="string" calcext:value-type="string">
            <text:p>BER</text:p>
          </table:table-cell>
          <table:table-cell table:style-name="ce72" office:value-type="float" office:value="82" calcext:value-type="float">
            <text:p>82</text:p>
          </table:table-cell>
          <table:table-cell table:style-name="ce32"/>
          <table:table-cell table:number-columns-repeated="1018"/>
        </table:table-row>
        <table:table-row table:style-name="ro2">
          <table:table-cell table:style-name="ce102"/>
          <table:table-cell table:style-name="ce43" office:value-type="string" calcext:value-type="string">
            <text:p>Brandenburg</text:p>
          </table:table-cell>
          <table:table-cell table:style-name="ce105"/>
          <table:table-cell table:style-name="ce43" office:value-type="string" calcext:value-type="string">
            <text:p>BRG</text:p>
          </table:table-cell>
          <table:table-cell table:style-name="ce72" office:value-type="float" office:value="83" calcext:value-type="float">
            <text:p>83</text:p>
          </table:table-cell>
          <table:table-cell table:style-name="ce32"/>
          <table:table-cell table:number-columns-repeated="1018"/>
        </table:table-row>
        <table:table-row table:style-name="ro2">
          <table:table-cell table:style-name="ce102"/>
          <table:table-cell table:style-name="ce43" office:value-type="string" calcext:value-type="string">
            <text:p>Bremen</text:p>
          </table:table-cell>
          <table:table-cell table:style-name="ce105"/>
          <table:table-cell table:style-name="ce43" office:value-type="string" calcext:value-type="string">
            <text:p>BRE</text:p>
          </table:table-cell>
          <table:table-cell table:style-name="ce72" office:value-type="float" office:value="84" calcext:value-type="float">
            <text:p>84</text:p>
          </table:table-cell>
          <table:table-cell table:style-name="ce32"/>
          <table:table-cell table:number-columns-repeated="1018"/>
        </table:table-row>
        <table:table-row table:style-name="ro2">
          <table:table-cell table:style-name="ce102"/>
          <table:table-cell table:style-name="ce43" office:value-type="string" calcext:value-type="string">
            <text:p>Hamburg</text:p>
          </table:table-cell>
          <table:table-cell table:style-name="ce105"/>
          <table:table-cell table:style-name="ce43" office:value-type="string" calcext:value-type="string">
            <text:p>HAM</text:p>
          </table:table-cell>
          <table:table-cell table:style-name="ce72" office:value-type="float" office:value="85" calcext:value-type="float">
            <text:p>85</text:p>
          </table:table-cell>
          <table:table-cell table:style-name="ce32"/>
          <table:table-cell table:number-columns-repeated="1018"/>
        </table:table-row>
        <table:table-row table:style-name="ro2">
          <table:table-cell table:style-name="ce102"/>
          <table:table-cell table:style-name="ce43" office:value-type="string" calcext:value-type="string">
            <text:p>Hessen</text:p>
          </table:table-cell>
          <table:table-cell table:style-name="ce105"/>
          <table:table-cell table:style-name="ce43" office:value-type="string" calcext:value-type="string">
            <text:p>HES</text:p>
          </table:table-cell>
          <table:table-cell table:style-name="ce72" office:value-type="float" office:value="86" calcext:value-type="float">
            <text:p>86</text:p>
          </table:table-cell>
          <table:table-cell table:style-name="ce32"/>
          <table:table-cell table:number-columns-repeated="1018"/>
        </table:table-row>
        <table:table-row table:style-name="ro2">
          <table:table-cell table:style-name="ce102"/>
          <table:table-cell table:style-name="ce104" office:value-type="string" calcext:value-type="string">
            <text:p>Mecklenburg-Vorpommern</text:p>
          </table:table-cell>
          <table:table-cell table:style-name="ce105"/>
          <table:table-cell table:style-name="ce43" office:value-type="string" calcext:value-type="string">
            <text:p>MEC</text:p>
          </table:table-cell>
          <table:table-cell table:style-name="ce72" office:value-type="float" office:value="87" calcext:value-type="float">
            <text:p>87</text:p>
          </table:table-cell>
          <table:table-cell table:style-name="ce32"/>
          <table:table-cell table:number-columns-repeated="1018"/>
        </table:table-row>
        <table:table-row table:style-name="ro2">
          <table:table-cell table:style-name="ce102"/>
          <table:table-cell table:style-name="ce104" office:value-type="string" calcext:value-type="string">
            <text:p>Nordrhein-Westfalen</text:p>
          </table:table-cell>
          <table:table-cell table:style-name="ce105"/>
          <table:table-cell table:style-name="ce43" office:value-type="string" calcext:value-type="string">
            <text:p>NRW</text:p>
          </table:table-cell>
          <table:table-cell table:style-name="ce72" office:value-type="float" office:value="88" calcext:value-type="float">
            <text:p>88</text:p>
          </table:table-cell>
          <table:table-cell table:style-name="ce32"/>
          <table:table-cell table:number-columns-repeated="1018"/>
        </table:table-row>
        <table:table-row table:style-name="ro2">
          <table:table-cell table:style-name="ce102"/>
          <table:table-cell table:style-name="ce43" office:value-type="string" calcext:value-type="string">
            <text:p>Rheinland-Pfalz</text:p>
          </table:table-cell>
          <table:table-cell table:style-name="ce105"/>
          <table:table-cell table:style-name="ce43" office:value-type="string" calcext:value-type="string">
            <text:p>RHE</text:p>
          </table:table-cell>
          <table:table-cell table:style-name="ce72" office:value-type="float" office:value="89" calcext:value-type="float">
            <text:p>89</text:p>
          </table:table-cell>
          <table:table-cell table:style-name="ce32"/>
          <table:table-cell table:number-columns-repeated="1018"/>
        </table:table-row>
        <table:table-row table:style-name="ro2">
          <table:table-cell table:style-name="ce102"/>
          <table:table-cell table:style-name="ce43" office:value-type="string" calcext:value-type="string">
            <text:p>Saarland</text:p>
          </table:table-cell>
          <table:table-cell table:style-name="ce105"/>
          <table:table-cell table:style-name="ce43" office:value-type="string" calcext:value-type="string">
            <text:p>SAR</text:p>
          </table:table-cell>
          <table:table-cell table:style-name="ce72" office:value-type="float" office:value="90" calcext:value-type="float">
            <text:p>90</text:p>
          </table:table-cell>
          <table:table-cell table:style-name="ce32"/>
          <table:table-cell table:number-columns-repeated="1018"/>
        </table:table-row>
        <table:table-row table:style-name="ro2">
          <table:table-cell table:style-name="ce102"/>
          <table:table-cell table:style-name="ce43" office:value-type="string" calcext:value-type="string">
            <text:p>Sachsen</text:p>
          </table:table-cell>
          <table:table-cell table:style-name="ce105"/>
          <table:table-cell table:style-name="ce43" office:value-type="string" calcext:value-type="string">
            <text:p>SAS</text:p>
          </table:table-cell>
          <table:table-cell table:style-name="ce72" office:value-type="float" office:value="91" calcext:value-type="float">
            <text:p>91</text:p>
          </table:table-cell>
          <table:table-cell table:style-name="ce32"/>
          <table:table-cell table:number-columns-repeated="1018"/>
        </table:table-row>
        <table:table-row table:style-name="ro2">
          <table:table-cell table:style-name="ce102"/>
          <table:table-cell table:style-name="ce43" office:value-type="string" calcext:value-type="string">
            <text:p>Sachsen-Anhalt</text:p>
          </table:table-cell>
          <table:table-cell table:style-name="ce105"/>
          <table:table-cell table:style-name="ce43" office:value-type="string" calcext:value-type="string">
            <text:p>SAC</text:p>
          </table:table-cell>
          <table:table-cell table:style-name="ce72" office:value-type="float" office:value="92" calcext:value-type="float">
            <text:p>92</text:p>
          </table:table-cell>
          <table:table-cell table:style-name="ce32"/>
          <table:table-cell table:number-columns-repeated="1018"/>
        </table:table-row>
        <table:table-row table:style-name="ro2">
          <table:table-cell table:style-name="ce102"/>
          <table:table-cell table:style-name="ce104" office:value-type="string" calcext:value-type="string">
            <text:p>Schleswig-Holstein</text:p>
          </table:table-cell>
          <table:table-cell table:style-name="ce105"/>
          <table:table-cell table:style-name="ce43" office:value-type="string" calcext:value-type="string">
            <text:p>SCN</text:p>
          </table:table-cell>
          <table:table-cell table:style-name="ce72" office:value-type="float" office:value="93" calcext:value-type="float">
            <text:p>93</text:p>
          </table:table-cell>
          <table:table-cell table:style-name="ce32"/>
          <table:table-cell table:number-columns-repeated="1018"/>
        </table:table-row>
        <table:table-row table:style-name="ro2">
          <table:table-cell table:style-name="ce102"/>
          <table:table-cell table:style-name="ce43" office:value-type="string" calcext:value-type="string">
            <text:p>Thüringen</text:p>
          </table:table-cell>
          <table:table-cell table:style-name="ce105"/>
          <table:table-cell table:style-name="ce43" office:value-type="string" calcext:value-type="string">
            <text:p>THE</text:p>
          </table:table-cell>
          <table:table-cell table:style-name="ce72" office:value-type="float" office:value="94" calcext:value-type="float">
            <text:p>94</text:p>
          </table:table-cell>
          <table:table-cell table:style-name="ce32"/>
          <table:table-cell table:number-columns-repeated="1018"/>
        </table:table-row>
        <table:table-row table:style-name="ro2">
          <table:table-cell table:style-name="ce101" office:value-type="string" calcext:value-type="string">
            <text:p>Ghana</text:p>
          </table:table-cell>
          <table:table-cell table:style-name="ce45"/>
          <table:table-cell table:style-name="ce71" office:value-type="string" calcext:value-type="string">
            <text:p>G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ibraltar</text:p>
          </table:table-cell>
          <table:table-cell table:style-name="ce45"/>
          <table:table-cell table:style-name="ce71" office:value-type="string" calcext:value-type="string">
            <text:p>G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ece</text:p>
          </table:table-cell>
          <table:table-cell table:style-name="ce45"/>
          <table:table-cell table:style-name="ce71" office:value-type="string" calcext:value-type="string">
            <text:p>G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enland</text:p>
          </table:table-cell>
          <table:table-cell table:style-name="ce45"/>
          <table:table-cell table:style-name="ce71" office:value-type="string" calcext:value-type="string">
            <text:p>G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renada</text:p>
          </table:table-cell>
          <table:table-cell table:style-name="ce45"/>
          <table:table-cell table:style-name="ce71" office:value-type="string" calcext:value-type="string">
            <text:p>G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deloupe</text:p>
          </table:table-cell>
          <table:table-cell table:style-name="ce45"/>
          <table:table-cell table:style-name="ce71" office:value-type="string" calcext:value-type="string">
            <text:p>G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m</text:p>
          </table:table-cell>
          <table:table-cell table:style-name="ce45"/>
          <table:table-cell table:style-name="ce71" office:value-type="string" calcext:value-type="string">
            <text:p>G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atemala</text:p>
          </table:table-cell>
          <table:table-cell table:style-name="ce45"/>
          <table:table-cell table:style-name="ce71" office:value-type="string" calcext:value-type="string">
            <text:p>G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ernsey</text:p>
          </table:table-cell>
          <table:table-cell table:style-name="ce45"/>
          <table:table-cell table:style-name="ce71" office:value-type="string" calcext:value-type="string">
            <text:p>G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inea</text:p>
          </table:table-cell>
          <table:table-cell table:style-name="ce45"/>
          <table:table-cell table:style-name="ce71" office:value-type="string" calcext:value-type="string">
            <text:p>G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inea-Bissau</text:p>
          </table:table-cell>
          <table:table-cell table:style-name="ce45"/>
          <table:table-cell table:style-name="ce71" office:value-type="string" calcext:value-type="string">
            <text:p>G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Guyana</text:p>
          </table:table-cell>
          <table:table-cell table:style-name="ce45"/>
          <table:table-cell table:style-name="ce71" office:value-type="string" calcext:value-type="string">
            <text:p>G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aiti</text:p>
          </table:table-cell>
          <table:table-cell table:style-name="ce45"/>
          <table:table-cell table:style-name="ce71" office:value-type="string" calcext:value-type="string">
            <text:p>H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eard &amp;amp; McDonald Islands</text:p>
          </table:table-cell>
          <table:table-cell table:style-name="ce45"/>
          <table:table-cell table:style-name="ce71" office:value-type="string" calcext:value-type="string">
            <text:p>H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onduras</text:p>
          </table:table-cell>
          <table:table-cell table:style-name="ce45"/>
          <table:table-cell table:style-name="ce71" office:value-type="string" calcext:value-type="string">
            <text:p>H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ong Kong SAR China</text:p>
          </table:table-cell>
          <table:table-cell table:style-name="ce45"/>
          <table:table-cell table:style-name="ce71" office:value-type="string" calcext:value-type="string">
            <text:p>H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Hungary</text:p>
          </table:table-cell>
          <table:table-cell table:style-name="ce45"/>
          <table:table-cell table:style-name="ce71" office:value-type="string" calcext:value-type="string">
            <text:p>H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celand</text:p>
          </table:table-cell>
          <table:table-cell table:style-name="ce45"/>
          <table:table-cell table:style-name="ce71" office:value-type="string" calcext:value-type="string">
            <text:p>I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ndia</text:p>
          </table:table-cell>
          <table:table-cell table:style-name="ce45"/>
          <table:table-cell table:style-name="ce71" office:value-type="string" calcext:value-type="string">
            <text:p>I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ndonesia</text:p>
          </table:table-cell>
          <table:table-cell table:style-name="ce45"/>
          <table:table-cell table:style-name="ce71" office:value-type="string" calcext:value-type="string">
            <text:p>I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an</text:p>
          </table:table-cell>
          <table:table-cell table:style-name="ce45"/>
          <table:table-cell table:style-name="ce71" office:value-type="string" calcext:value-type="string">
            <text:p>I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aq</text:p>
          </table:table-cell>
          <table:table-cell table:style-name="ce45"/>
          <table:table-cell table:style-name="ce71" office:value-type="string" calcext:value-type="string">
            <text:p>IQ</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reland</text:p>
          </table:table-cell>
          <table:table-cell table:style-name="ce45"/>
          <table:table-cell table:style-name="ce71" office:value-type="string" calcext:value-type="string">
            <text:p>I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sle of Man</text:p>
          </table:table-cell>
          <table:table-cell table:style-name="ce45"/>
          <table:table-cell table:style-name="ce71" office:value-type="string" calcext:value-type="string">
            <text:p>I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srael</text:p>
          </table:table-cell>
          <table:table-cell table:style-name="ce45"/>
          <table:table-cell table:style-name="ce71" office:value-type="string" calcext:value-type="string">
            <text:p>I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Italy</text:p>
          </table:table-cell>
          <table:table-cell table:style-name="ce45"/>
          <table:table-cell table:style-name="ce71" office:value-type="string" calcext:value-type="string">
            <text:p>I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amaica</text:p>
          </table:table-cell>
          <table:table-cell table:style-name="ce45"/>
          <table:table-cell table:style-name="ce71" office:value-type="string" calcext:value-type="string">
            <text:p>J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apan</text:p>
          </table:table-cell>
          <table:table-cell table:style-name="ce45"/>
          <table:table-cell table:style-name="ce71" office:value-type="string" calcext:value-type="string">
            <text:p>J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ersey</text:p>
          </table:table-cell>
          <table:table-cell table:style-name="ce45"/>
          <table:table-cell table:style-name="ce71" office:value-type="string" calcext:value-type="string">
            <text:p>J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Jordan</text:p>
          </table:table-cell>
          <table:table-cell table:style-name="ce45"/>
          <table:table-cell table:style-name="ce71" office:value-type="string" calcext:value-type="string">
            <text:p>J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azakhstan</text:p>
          </table:table-cell>
          <table:table-cell table:style-name="ce45"/>
          <table:table-cell table:style-name="ce71" office:value-type="string" calcext:value-type="string">
            <text:p>K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enya</text:p>
          </table:table-cell>
          <table:table-cell table:style-name="ce45"/>
          <table:table-cell table:style-name="ce71" office:value-type="string" calcext:value-type="string">
            <text:p>K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iribati</text:p>
          </table:table-cell>
          <table:table-cell table:style-name="ce45"/>
          <table:table-cell table:style-name="ce71" office:value-type="string" calcext:value-type="string">
            <text:p>K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uwait</text:p>
          </table:table-cell>
          <table:table-cell table:style-name="ce45"/>
          <table:table-cell table:style-name="ce71" office:value-type="string" calcext:value-type="string">
            <text:p>K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Kyrgyzstan</text:p>
          </table:table-cell>
          <table:table-cell table:style-name="ce45"/>
          <table:table-cell table:style-name="ce71" office:value-type="string" calcext:value-type="string">
            <text:p>K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aos</text:p>
          </table:table-cell>
          <table:table-cell table:style-name="ce45"/>
          <table:table-cell table:style-name="ce71" office:value-type="string" calcext:value-type="string">
            <text:p>L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atvia</text:p>
          </table:table-cell>
          <table:table-cell table:style-name="ce45"/>
          <table:table-cell table:style-name="ce71" office:value-type="string" calcext:value-type="string">
            <text:p>LV</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Daugavpils</text:p>
          </table:table-cell>
          <table:table-cell table:style-name="ce105"/>
          <table:table-cell table:style-name="ce43" office:value-type="string" calcext:value-type="string">
            <text:p>LV-DGV</text:p>
          </table:table-cell>
          <table:table-cell table:style-name="ce72" office:value-type="float" office:value="355" calcext:value-type="float">
            <text:p>355</text:p>
          </table:table-cell>
          <table:table-cell table:style-name="ce32"/>
          <table:table-cell table:number-columns-repeated="1018"/>
        </table:table-row>
        <table:table-row table:style-name="ro2">
          <table:table-cell table:style-name="ce102"/>
          <table:table-cell table:style-name="ce43" office:value-type="string" calcext:value-type="string">
            <text:p>Jelgava</text:p>
          </table:table-cell>
          <table:table-cell table:style-name="ce105"/>
          <table:table-cell table:style-name="ce43" office:value-type="string" calcext:value-type="string">
            <text:p>LV-JEL</text:p>
          </table:table-cell>
          <table:table-cell table:style-name="ce72" office:value-type="float" office:value="356" calcext:value-type="float">
            <text:p>356</text:p>
          </table:table-cell>
          <table:table-cell table:style-name="ce32"/>
          <table:table-cell table:number-columns-repeated="1018"/>
        </table:table-row>
        <table:table-row table:style-name="ro2">
          <table:table-cell table:style-name="ce102"/>
          <table:table-cell table:style-name="ce43" office:value-type="string" calcext:value-type="string">
            <text:p>Jēkabpils</text:p>
          </table:table-cell>
          <table:table-cell table:style-name="ce105"/>
          <table:table-cell table:style-name="ce43" office:value-type="string" calcext:value-type="string">
            <text:p>Jēkabpils</text:p>
          </table:table-cell>
          <table:table-cell table:style-name="ce72" office:value-type="float" office:value="357" calcext:value-type="float">
            <text:p>357</text:p>
          </table:table-cell>
          <table:table-cell table:style-name="ce32"/>
          <table:table-cell table:number-columns-repeated="1018"/>
        </table:table-row>
        <table:table-row table:style-name="ro2">
          <table:table-cell table:style-name="ce102"/>
          <table:table-cell table:style-name="ce43" office:value-type="string" calcext:value-type="string">
            <text:p>Jūrmala</text:p>
          </table:table-cell>
          <table:table-cell table:style-name="ce105"/>
          <table:table-cell table:style-name="ce43" office:value-type="string" calcext:value-type="string">
            <text:p>LV-JUR</text:p>
          </table:table-cell>
          <table:table-cell table:style-name="ce72" office:value-type="float" office:value="358" calcext:value-type="float">
            <text:p>358</text:p>
          </table:table-cell>
          <table:table-cell table:style-name="ce32"/>
          <table:table-cell table:number-columns-repeated="1018"/>
        </table:table-row>
        <table:table-row table:style-name="ro2">
          <table:table-cell table:style-name="ce102"/>
          <table:table-cell table:style-name="ce43" office:value-type="string" calcext:value-type="string">
            <text:p>Liepāja</text:p>
          </table:table-cell>
          <table:table-cell table:style-name="ce105"/>
          <table:table-cell table:style-name="ce43" office:value-type="string" calcext:value-type="string">
            <text:p>LV-LPX</text:p>
          </table:table-cell>
          <table:table-cell table:style-name="ce72" office:value-type="float" office:value="359" calcext:value-type="float">
            <text:p>359</text:p>
          </table:table-cell>
          <table:table-cell table:style-name="ce32"/>
          <table:table-cell table:number-columns-repeated="1018"/>
        </table:table-row>
        <table:table-row table:style-name="ro2">
          <table:table-cell table:style-name="ce102"/>
          <table:table-cell table:style-name="ce43" office:value-type="string" calcext:value-type="string">
            <text:p>Liepājas novads</text:p>
          </table:table-cell>
          <table:table-cell table:style-name="ce105"/>
          <table:table-cell table:style-name="ce43" office:value-type="string" calcext:value-type="string">
            <text:p>LV-LE</text:p>
          </table:table-cell>
          <table:table-cell table:style-name="ce72" office:value-type="float" office:value="360" calcext:value-type="float">
            <text:p>360</text:p>
          </table:table-cell>
          <table:table-cell table:style-name="ce32"/>
          <table:table-cell table:number-columns-repeated="1018"/>
        </table:table-row>
        <table:table-row table:style-name="ro2">
          <table:table-cell table:style-name="ce102"/>
          <table:table-cell table:style-name="ce43" office:value-type="string" calcext:value-type="string">
            <text:p>Rēzekne</text:p>
          </table:table-cell>
          <table:table-cell table:style-name="ce105"/>
          <table:table-cell table:style-name="ce43" office:value-type="string" calcext:value-type="string">
            <text:p>LV-REZ</text:p>
          </table:table-cell>
          <table:table-cell table:style-name="ce72" office:value-type="float" office:value="361" calcext:value-type="float">
            <text:p>361</text:p>
          </table:table-cell>
          <table:table-cell table:style-name="ce32"/>
          <table:table-cell table:number-columns-repeated="1018"/>
        </table:table-row>
        <table:table-row table:style-name="ro2">
          <table:table-cell table:style-name="ce102"/>
          <table:table-cell table:style-name="ce43" office:value-type="string" calcext:value-type="string">
            <text:p>Rīga</text:p>
          </table:table-cell>
          <table:table-cell table:style-name="ce105"/>
          <table:table-cell table:style-name="ce43" office:value-type="string" calcext:value-type="string">
            <text:p>LV-RIX</text:p>
          </table:table-cell>
          <table:table-cell table:style-name="ce72" office:value-type="float" office:value="362" calcext:value-type="float">
            <text:p>362</text:p>
          </table:table-cell>
          <table:table-cell table:style-name="ce32"/>
          <table:table-cell table:number-columns-repeated="1018"/>
        </table:table-row>
        <table:table-row table:style-name="ro2">
          <table:table-cell table:style-name="ce102"/>
          <table:table-cell table:style-name="ce43" office:value-type="string" calcext:value-type="string">
            <text:p>Rīgas novads</text:p>
          </table:table-cell>
          <table:table-cell table:style-name="ce105"/>
          <table:table-cell table:style-name="ce43" office:value-type="string" calcext:value-type="string">
            <text:p>LV-RI</text:p>
          </table:table-cell>
          <table:table-cell table:style-name="ce72" office:value-type="float" office:value="363" calcext:value-type="float">
            <text:p>363</text:p>
          </table:table-cell>
          <table:table-cell table:style-name="ce32"/>
          <table:table-cell table:number-columns-repeated="1018"/>
        </table:table-row>
        <table:table-row table:style-name="ro2">
          <table:table-cell table:style-name="ce102"/>
          <table:table-cell table:style-name="ce43" office:value-type="string" calcext:value-type="string">
            <text:p>Valmiera</text:p>
          </table:table-cell>
          <table:table-cell table:style-name="ce105"/>
          <table:table-cell table:style-name="ce43" office:value-type="string" calcext:value-type="string">
            <text:p>Valmiera</text:p>
          </table:table-cell>
          <table:table-cell table:style-name="ce72" office:value-type="float" office:value="364" calcext:value-type="float">
            <text:p>364</text:p>
          </table:table-cell>
          <table:table-cell table:style-name="ce32"/>
          <table:table-cell table:number-columns-repeated="1018"/>
        </table:table-row>
        <table:table-row table:style-name="ro2">
          <table:table-cell table:style-name="ce102"/>
          <table:table-cell table:style-name="ce43" office:value-type="string" calcext:value-type="string">
            <text:p>Ventspils</text:p>
          </table:table-cell>
          <table:table-cell table:style-name="ce105"/>
          <table:table-cell table:style-name="ce43" office:value-type="string" calcext:value-type="string">
            <text:p>LV-VEN</text:p>
          </table:table-cell>
          <table:table-cell table:style-name="ce72" office:value-type="float" office:value="365" calcext:value-type="float">
            <text:p>365</text:p>
          </table:table-cell>
          <table:table-cell table:style-name="ce32"/>
          <table:table-cell table:number-columns-repeated="1018"/>
        </table:table-row>
        <table:table-row table:style-name="ro2">
          <table:table-cell table:style-name="ce102"/>
          <table:table-cell table:style-name="ce43" office:value-type="string" calcext:value-type="string">
            <text:p>Aglonas novads</text:p>
          </table:table-cell>
          <table:table-cell table:style-name="ce105"/>
          <table:table-cell table:style-name="ce43" office:value-type="string" calcext:value-type="string">
            <text:p>Aglonas novads</text:p>
          </table:table-cell>
          <table:table-cell table:style-name="ce72" office:value-type="float" office:value="366" calcext:value-type="float">
            <text:p>366</text:p>
          </table:table-cell>
          <table:table-cell table:style-name="ce32"/>
          <table:table-cell table:number-columns-repeated="1018"/>
        </table:table-row>
        <table:table-row table:style-name="ro2">
          <table:table-cell table:style-name="ce102"/>
          <table:table-cell table:style-name="ce104" office:value-type="string" calcext:value-type="string">
            <text:p>Aizkraukles novads</text:p>
          </table:table-cell>
          <table:table-cell table:style-name="ce105"/>
          <table:table-cell table:style-name="ce43" office:value-type="string" calcext:value-type="string">
            <text:p>LV-AI</text:p>
          </table:table-cell>
          <table:table-cell table:style-name="ce72" office:value-type="float" office:value="367" calcext:value-type="float">
            <text:p>367</text:p>
          </table:table-cell>
          <table:table-cell table:style-name="ce32"/>
          <table:table-cell table:number-columns-repeated="1018"/>
        </table:table-row>
        <table:table-row table:style-name="ro2">
          <table:table-cell table:style-name="ce102"/>
          <table:table-cell table:style-name="ce43" office:value-type="string" calcext:value-type="string">
            <text:p>Aizputes novads</text:p>
          </table:table-cell>
          <table:table-cell table:style-name="ce105"/>
          <table:table-cell table:style-name="ce43" office:value-type="string" calcext:value-type="string">
            <text:p>Aizputes novads</text:p>
          </table:table-cell>
          <table:table-cell table:style-name="ce72" office:value-type="float" office:value="368" calcext:value-type="float">
            <text:p>368</text:p>
          </table:table-cell>
          <table:table-cell table:style-name="ce32"/>
          <table:table-cell table:number-columns-repeated="1018"/>
        </table:table-row>
        <table:table-row table:style-name="ro2">
          <table:table-cell table:style-name="ce102"/>
          <table:table-cell table:style-name="ce43" office:value-type="string" calcext:value-type="string">
            <text:p>Aknīstes novads</text:p>
          </table:table-cell>
          <table:table-cell table:style-name="ce105"/>
          <table:table-cell table:style-name="ce43" office:value-type="string" calcext:value-type="string">
            <text:p>Aknīstes novads</text:p>
          </table:table-cell>
          <table:table-cell table:style-name="ce72" office:value-type="float" office:value="369" calcext:value-type="float">
            <text:p>369</text:p>
          </table:table-cell>
          <table:table-cell table:style-name="ce32"/>
          <table:table-cell table:number-columns-repeated="1018"/>
        </table:table-row>
        <table:table-row table:style-name="ro2">
          <table:table-cell table:style-name="ce102"/>
          <table:table-cell table:style-name="ce43" office:value-type="string" calcext:value-type="string">
            <text:p>Alojas novads</text:p>
          </table:table-cell>
          <table:table-cell table:style-name="ce105"/>
          <table:table-cell table:style-name="ce43" office:value-type="string" calcext:value-type="string">
            <text:p>Alojas novads</text:p>
          </table:table-cell>
          <table:table-cell table:style-name="ce72" office:value-type="float" office:value="370" calcext:value-type="float">
            <text:p>370</text:p>
          </table:table-cell>
          <table:table-cell table:style-name="ce32"/>
          <table:table-cell table:number-columns-repeated="1018"/>
        </table:table-row>
        <table:table-row table:style-name="ro2">
          <table:table-cell table:style-name="ce102"/>
          <table:table-cell table:style-name="ce43" office:value-type="string" calcext:value-type="string">
            <text:p>Alsungas novads</text:p>
          </table:table-cell>
          <table:table-cell table:style-name="ce105"/>
          <table:table-cell table:style-name="ce43" office:value-type="string" calcext:value-type="string">
            <text:p>Alsungas novads</text:p>
          </table:table-cell>
          <table:table-cell table:style-name="ce72" office:value-type="float" office:value="371" calcext:value-type="float">
            <text:p>371</text:p>
          </table:table-cell>
          <table:table-cell table:style-name="ce32"/>
          <table:table-cell table:number-columns-repeated="1018"/>
        </table:table-row>
        <table:table-row table:style-name="ro2">
          <table:table-cell table:style-name="ce102"/>
          <table:table-cell table:style-name="ce43" office:value-type="string" calcext:value-type="string">
            <text:p>Alūksnes novads</text:p>
          </table:table-cell>
          <table:table-cell table:style-name="ce105"/>
          <table:table-cell table:style-name="ce43" office:value-type="string" calcext:value-type="string">
            <text:p>LV-AL</text:p>
          </table:table-cell>
          <table:table-cell table:style-name="ce72" office:value-type="float" office:value="372" calcext:value-type="float">
            <text:p>372</text:p>
          </table:table-cell>
          <table:table-cell table:style-name="ce32"/>
          <table:table-cell table:number-columns-repeated="1018"/>
        </table:table-row>
        <table:table-row table:style-name="ro2">
          <table:table-cell table:style-name="ce102"/>
          <table:table-cell table:style-name="ce43" office:value-type="string" calcext:value-type="string">
            <text:p>Amatas novads</text:p>
          </table:table-cell>
          <table:table-cell table:style-name="ce105"/>
          <table:table-cell table:style-name="ce43" office:value-type="string" calcext:value-type="string">
            <text:p>Amatas novads</text:p>
          </table:table-cell>
          <table:table-cell table:style-name="ce72" office:value-type="float" office:value="373" calcext:value-type="float">
            <text:p>373</text:p>
          </table:table-cell>
          <table:table-cell table:style-name="ce32"/>
          <table:table-cell table:number-columns-repeated="1018"/>
        </table:table-row>
        <table:table-row table:style-name="ro2">
          <table:table-cell table:style-name="ce102"/>
          <table:table-cell table:style-name="ce43" office:value-type="string" calcext:value-type="string">
            <text:p>Apes novads</text:p>
          </table:table-cell>
          <table:table-cell table:style-name="ce105"/>
          <table:table-cell table:style-name="ce43" office:value-type="string" calcext:value-type="string">
            <text:p>Apes novads</text:p>
          </table:table-cell>
          <table:table-cell table:style-name="ce72" office:value-type="float" office:value="374" calcext:value-type="float">
            <text:p>374</text:p>
          </table:table-cell>
          <table:table-cell table:style-name="ce32"/>
          <table:table-cell table:number-columns-repeated="1018"/>
        </table:table-row>
        <table:table-row table:style-name="ro2">
          <table:table-cell table:style-name="ce102"/>
          <table:table-cell table:style-name="ce43" office:value-type="string" calcext:value-type="string">
            <text:p>Auces novads</text:p>
          </table:table-cell>
          <table:table-cell table:style-name="ce105"/>
          <table:table-cell table:style-name="ce43" office:value-type="string" calcext:value-type="string">
            <text:p>Auces novads</text:p>
          </table:table-cell>
          <table:table-cell table:style-name="ce72" office:value-type="float" office:value="375" calcext:value-type="float">
            <text:p>375</text:p>
          </table:table-cell>
          <table:table-cell table:style-name="ce32"/>
          <table:table-cell table:number-columns-repeated="1018"/>
        </table:table-row>
        <table:table-row table:style-name="ro2">
          <table:table-cell table:style-name="ce102"/>
          <table:table-cell table:style-name="ce43" office:value-type="string" calcext:value-type="string">
            <text:p>Babītes novads</text:p>
          </table:table-cell>
          <table:table-cell table:style-name="ce105"/>
          <table:table-cell table:style-name="ce43" office:value-type="string" calcext:value-type="string">
            <text:p>Babītes novads</text:p>
          </table:table-cell>
          <table:table-cell table:style-name="ce72" office:value-type="float" office:value="376" calcext:value-type="float">
            <text:p>376</text:p>
          </table:table-cell>
          <table:table-cell table:style-name="ce32"/>
          <table:table-cell table:number-columns-repeated="1018"/>
        </table:table-row>
        <table:table-row table:style-name="ro2">
          <table:table-cell table:style-name="ce102"/>
          <table:table-cell table:style-name="ce43" office:value-type="string" calcext:value-type="string">
            <text:p>Baldones novads</text:p>
          </table:table-cell>
          <table:table-cell table:style-name="ce105"/>
          <table:table-cell table:style-name="ce43" office:value-type="string" calcext:value-type="string">
            <text:p>Baldones novads</text:p>
          </table:table-cell>
          <table:table-cell table:style-name="ce72" office:value-type="float" office:value="377" calcext:value-type="float">
            <text:p>377</text:p>
          </table:table-cell>
          <table:table-cell table:style-name="ce32"/>
          <table:table-cell table:number-columns-repeated="1018"/>
        </table:table-row>
        <table:table-row table:style-name="ro2">
          <table:table-cell table:style-name="ce102"/>
          <table:table-cell table:style-name="ce104" office:value-type="string" calcext:value-type="string">
            <text:p>Baltinavas novads</text:p>
          </table:table-cell>
          <table:table-cell table:style-name="ce105"/>
          <table:table-cell table:style-name="ce43" office:value-type="string" calcext:value-type="string">
            <text:p>Baltinavas novads</text:p>
          </table:table-cell>
          <table:table-cell table:style-name="ce72" office:value-type="float" office:value="378" calcext:value-type="float">
            <text:p>378</text:p>
          </table:table-cell>
          <table:table-cell table:style-name="ce32"/>
          <table:table-cell table:number-columns-repeated="1018"/>
        </table:table-row>
        <table:table-row table:style-name="ro2">
          <table:table-cell table:style-name="ce102"/>
          <table:table-cell table:style-name="ce43" office:value-type="string" calcext:value-type="string">
            <text:p>Balvu novads</text:p>
          </table:table-cell>
          <table:table-cell table:style-name="ce105"/>
          <table:table-cell table:style-name="ce43" office:value-type="string" calcext:value-type="string">
            <text:p>LV-BL</text:p>
          </table:table-cell>
          <table:table-cell table:style-name="ce72" office:value-type="float" office:value="379" calcext:value-type="float">
            <text:p>379</text:p>
          </table:table-cell>
          <table:table-cell table:style-name="ce32"/>
          <table:table-cell table:number-columns-repeated="1018"/>
        </table:table-row>
        <table:table-row table:style-name="ro2">
          <table:table-cell table:style-name="ce102"/>
          <table:table-cell table:style-name="ce43" office:value-type="string" calcext:value-type="string">
            <text:p>Bauskas novads</text:p>
          </table:table-cell>
          <table:table-cell table:style-name="ce105"/>
          <table:table-cell table:style-name="ce43" office:value-type="string" calcext:value-type="string">
            <text:p>LV-BU</text:p>
          </table:table-cell>
          <table:table-cell table:style-name="ce72" office:value-type="float" office:value="380" calcext:value-type="float">
            <text:p>380</text:p>
          </table:table-cell>
          <table:table-cell table:style-name="ce32"/>
          <table:table-cell table:number-columns-repeated="1018"/>
        </table:table-row>
        <table:table-row table:style-name="ro2">
          <table:table-cell table:style-name="ce102"/>
          <table:table-cell table:style-name="ce104" office:value-type="string" calcext:value-type="string">
            <text:p>Beverīnas novads</text:p>
          </table:table-cell>
          <table:table-cell table:style-name="ce105"/>
          <table:table-cell table:style-name="ce43" office:value-type="string" calcext:value-type="string">
            <text:p>Beverīnas novads</text:p>
          </table:table-cell>
          <table:table-cell table:style-name="ce72" office:value-type="float" office:value="381" calcext:value-type="float">
            <text:p>381</text:p>
          </table:table-cell>
          <table:table-cell table:style-name="ce32"/>
          <table:table-cell table:number-columns-repeated="1018"/>
        </table:table-row>
        <table:table-row table:style-name="ro2">
          <table:table-cell table:style-name="ce102"/>
          <table:table-cell table:style-name="ce43" office:value-type="string" calcext:value-type="string">
            <text:p>Brocēnu novads</text:p>
          </table:table-cell>
          <table:table-cell table:style-name="ce105"/>
          <table:table-cell table:style-name="ce43" office:value-type="string" calcext:value-type="string">
            <text:p>Brocēnu novads</text:p>
          </table:table-cell>
          <table:table-cell table:style-name="ce72" office:value-type="float" office:value="382" calcext:value-type="float">
            <text:p>382</text:p>
          </table:table-cell>
          <table:table-cell table:style-name="ce32"/>
          <table:table-cell table:number-columns-repeated="1018"/>
        </table:table-row>
        <table:table-row table:style-name="ro2">
          <table:table-cell table:style-name="ce102"/>
          <table:table-cell table:style-name="ce104" office:value-type="string" calcext:value-type="string">
            <text:p>Burtnieku novads</text:p>
          </table:table-cell>
          <table:table-cell table:style-name="ce105"/>
          <table:table-cell table:style-name="ce43" office:value-type="string" calcext:value-type="string">
            <text:p>Burtnieku novads</text:p>
          </table:table-cell>
          <table:table-cell table:style-name="ce72" office:value-type="float" office:value="383" calcext:value-type="float">
            <text:p>383</text:p>
          </table:table-cell>
          <table:table-cell table:style-name="ce32"/>
          <table:table-cell table:number-columns-repeated="1018"/>
        </table:table-row>
        <table:table-row table:style-name="ro2">
          <table:table-cell table:style-name="ce102"/>
          <table:table-cell table:style-name="ce104" office:value-type="string" calcext:value-type="string">
            <text:p>Carnikavas novads</text:p>
          </table:table-cell>
          <table:table-cell table:style-name="ce105"/>
          <table:table-cell table:style-name="ce43" office:value-type="string" calcext:value-type="string">
            <text:p>Carnikavas novads</text:p>
          </table:table-cell>
          <table:table-cell table:style-name="ce72" office:value-type="float" office:value="384" calcext:value-type="float">
            <text:p>384</text:p>
          </table:table-cell>
          <table:table-cell table:style-name="ce32"/>
          <table:table-cell table:number-columns-repeated="1018"/>
        </table:table-row>
        <table:table-row table:style-name="ro2">
          <table:table-cell table:style-name="ce102"/>
          <table:table-cell table:style-name="ce104" office:value-type="string" calcext:value-type="string">
            <text:p>Cesvaines novads</text:p>
          </table:table-cell>
          <table:table-cell table:style-name="ce105"/>
          <table:table-cell table:style-name="ce43" office:value-type="string" calcext:value-type="string">
            <text:p>Cesvaines novads</text:p>
          </table:table-cell>
          <table:table-cell table:style-name="ce72" office:value-type="float" office:value="385" calcext:value-type="float">
            <text:p>385</text:p>
          </table:table-cell>
          <table:table-cell table:style-name="ce32"/>
          <table:table-cell table:number-columns-repeated="1018"/>
        </table:table-row>
        <table:table-row table:style-name="ro2">
          <table:table-cell table:style-name="ce102"/>
          <table:table-cell table:style-name="ce43" office:value-type="string" calcext:value-type="string">
            <text:p>Ciblas novads</text:p>
          </table:table-cell>
          <table:table-cell table:style-name="ce105"/>
          <table:table-cell table:style-name="ce43" office:value-type="string" calcext:value-type="string">
            <text:p>Ciblas novads</text:p>
          </table:table-cell>
          <table:table-cell table:style-name="ce72" office:value-type="float" office:value="386" calcext:value-type="float">
            <text:p>386</text:p>
          </table:table-cell>
          <table:table-cell table:style-name="ce32"/>
          <table:table-cell table:number-columns-repeated="1018"/>
        </table:table-row>
        <table:table-row table:style-name="ro2">
          <table:table-cell table:style-name="ce102"/>
          <table:table-cell table:style-name="ce43" office:value-type="string" calcext:value-type="string">
            <text:p>Cēsu novads</text:p>
          </table:table-cell>
          <table:table-cell table:style-name="ce105"/>
          <table:table-cell table:style-name="ce43" office:value-type="string" calcext:value-type="string">
            <text:p>LV-CE</text:p>
          </table:table-cell>
          <table:table-cell table:style-name="ce72" office:value-type="float" office:value="387" calcext:value-type="float">
            <text:p>387</text:p>
          </table:table-cell>
          <table:table-cell table:style-name="ce32"/>
          <table:table-cell table:number-columns-repeated="1018"/>
        </table:table-row>
        <table:table-row table:style-name="ro2">
          <table:table-cell table:style-name="ce102"/>
          <table:table-cell table:style-name="ce43" office:value-type="string" calcext:value-type="string">
            <text:p>Dagdas novads</text:p>
          </table:table-cell>
          <table:table-cell table:style-name="ce105"/>
          <table:table-cell table:style-name="ce43" office:value-type="string" calcext:value-type="string">
            <text:p>Dagdas novads</text:p>
          </table:table-cell>
          <table:table-cell table:style-name="ce72" office:value-type="float" office:value="388" calcext:value-type="float">
            <text:p>388</text:p>
          </table:table-cell>
          <table:table-cell table:style-name="ce32"/>
          <table:table-cell table:number-columns-repeated="1018"/>
        </table:table-row>
        <table:table-row table:style-name="ro2">
          <table:table-cell table:style-name="ce102"/>
          <table:table-cell table:style-name="ce104" office:value-type="string" calcext:value-type="string">
            <text:p>Daugavpils novads</text:p>
          </table:table-cell>
          <table:table-cell table:style-name="ce105"/>
          <table:table-cell table:style-name="ce43" office:value-type="string" calcext:value-type="string">
            <text:p>LV-DA</text:p>
          </table:table-cell>
          <table:table-cell table:style-name="ce72" office:value-type="float" office:value="389" calcext:value-type="float">
            <text:p>389</text:p>
          </table:table-cell>
          <table:table-cell table:style-name="ce32"/>
          <table:table-cell table:number-columns-repeated="1018"/>
        </table:table-row>
        <table:table-row table:style-name="ro2">
          <table:table-cell table:style-name="ce102"/>
          <table:table-cell table:style-name="ce43" office:value-type="string" calcext:value-type="string">
            <text:p>Dobeles novads</text:p>
          </table:table-cell>
          <table:table-cell table:style-name="ce105"/>
          <table:table-cell table:style-name="ce43" office:value-type="string" calcext:value-type="string">
            <text:p>LV-DO</text:p>
          </table:table-cell>
          <table:table-cell table:style-name="ce72" office:value-type="float" office:value="390" calcext:value-type="float">
            <text:p>390</text:p>
          </table:table-cell>
          <table:table-cell table:style-name="ce32"/>
          <table:table-cell table:number-columns-repeated="1018"/>
        </table:table-row>
        <table:table-row table:style-name="ro2">
          <table:table-cell table:style-name="ce102"/>
          <table:table-cell table:style-name="ce104" office:value-type="string" calcext:value-type="string">
            <text:p>Dundagas novads</text:p>
          </table:table-cell>
          <table:table-cell table:style-name="ce105"/>
          <table:table-cell table:style-name="ce43" office:value-type="string" calcext:value-type="string">
            <text:p>Dundagas novads</text:p>
          </table:table-cell>
          <table:table-cell table:style-name="ce72" office:value-type="float" office:value="391" calcext:value-type="float">
            <text:p>391</text:p>
          </table:table-cell>
          <table:table-cell table:style-name="ce32"/>
          <table:table-cell table:number-columns-repeated="1018"/>
        </table:table-row>
        <table:table-row table:style-name="ro2">
          <table:table-cell table:style-name="ce102"/>
          <table:table-cell table:style-name="ce43" office:value-type="string" calcext:value-type="string">
            <text:p>Durbes novads</text:p>
          </table:table-cell>
          <table:table-cell table:style-name="ce105"/>
          <table:table-cell table:style-name="ce43" office:value-type="string" calcext:value-type="string">
            <text:p>Durbes novads</text:p>
          </table:table-cell>
          <table:table-cell table:style-name="ce72" office:value-type="float" office:value="392" calcext:value-type="float">
            <text:p>392</text:p>
          </table:table-cell>
          <table:table-cell table:style-name="ce32"/>
          <table:table-cell table:number-columns-repeated="1018"/>
        </table:table-row>
        <table:table-row table:style-name="ro2">
          <table:table-cell table:style-name="ce102"/>
          <table:table-cell table:style-name="ce43" office:value-type="string" calcext:value-type="string">
            <text:p>Engures novads</text:p>
          </table:table-cell>
          <table:table-cell table:style-name="ce105"/>
          <table:table-cell table:style-name="ce43" office:value-type="string" calcext:value-type="string">
            <text:p>Engures novads</text:p>
          </table:table-cell>
          <table:table-cell table:style-name="ce72" office:value-type="float" office:value="393" calcext:value-type="float">
            <text:p>393</text:p>
          </table:table-cell>
          <table:table-cell table:style-name="ce32"/>
          <table:table-cell table:number-columns-repeated="1018"/>
        </table:table-row>
        <table:table-row table:style-name="ro2">
          <table:table-cell table:style-name="ce102"/>
          <table:table-cell table:style-name="ce104" office:value-type="string" calcext:value-type="string">
            <text:p>Garkalnes novads</text:p>
          </table:table-cell>
          <table:table-cell table:style-name="ce105"/>
          <table:table-cell table:style-name="ce43" office:value-type="string" calcext:value-type="string">
            <text:p>Garkalnes novads</text:p>
          </table:table-cell>
          <table:table-cell table:style-name="ce72" office:value-type="float" office:value="394" calcext:value-type="float">
            <text:p>394</text:p>
          </table:table-cell>
          <table:table-cell table:style-name="ce32"/>
          <table:table-cell table:number-columns-repeated="1018"/>
        </table:table-row>
        <table:table-row table:style-name="ro2">
          <table:table-cell table:style-name="ce102"/>
          <table:table-cell table:style-name="ce43" office:value-type="string" calcext:value-type="string">
            <text:p>Grobiņas novads</text:p>
          </table:table-cell>
          <table:table-cell table:style-name="ce105"/>
          <table:table-cell table:style-name="ce43" office:value-type="string" calcext:value-type="string">
            <text:p>Grobiņas novads</text:p>
          </table:table-cell>
          <table:table-cell table:style-name="ce72" office:value-type="float" office:value="395" calcext:value-type="float">
            <text:p>395</text:p>
          </table:table-cell>
          <table:table-cell table:style-name="ce32"/>
          <table:table-cell table:number-columns-repeated="1018"/>
        </table:table-row>
        <table:table-row table:style-name="ro2">
          <table:table-cell table:style-name="ce102"/>
          <table:table-cell table:style-name="ce104" office:value-type="string" calcext:value-type="string">
            <text:p>Gulbenes novads</text:p>
          </table:table-cell>
          <table:table-cell table:style-name="ce105"/>
          <table:table-cell table:style-name="ce43" office:value-type="string" calcext:value-type="string">
            <text:p>LV-GU</text:p>
          </table:table-cell>
          <table:table-cell table:style-name="ce72" office:value-type="float" office:value="396" calcext:value-type="float">
            <text:p>396</text:p>
          </table:table-cell>
          <table:table-cell table:style-name="ce32"/>
          <table:table-cell table:number-columns-repeated="1018"/>
        </table:table-row>
        <table:table-row table:style-name="ro2">
          <table:table-cell table:style-name="ce102"/>
          <table:table-cell table:style-name="ce43" office:value-type="string" calcext:value-type="string">
            <text:p>Iecavas novads</text:p>
          </table:table-cell>
          <table:table-cell table:style-name="ce105"/>
          <table:table-cell table:style-name="ce43" office:value-type="string" calcext:value-type="string">
            <text:p>Iecavas novads</text:p>
          </table:table-cell>
          <table:table-cell table:style-name="ce72" office:value-type="float" office:value="397" calcext:value-type="float">
            <text:p>397</text:p>
          </table:table-cell>
          <table:table-cell table:style-name="ce32"/>
          <table:table-cell table:number-columns-repeated="1018"/>
        </table:table-row>
        <table:table-row table:style-name="ro2">
          <table:table-cell table:style-name="ce102"/>
          <table:table-cell table:style-name="ce43" office:value-type="string" calcext:value-type="string">
            <text:p>Ikšķiles novads</text:p>
          </table:table-cell>
          <table:table-cell table:style-name="ce105"/>
          <table:table-cell table:style-name="ce43" office:value-type="string" calcext:value-type="string">
            <text:p>Ikšķiles novads</text:p>
          </table:table-cell>
          <table:table-cell table:style-name="ce72" office:value-type="float" office:value="398" calcext:value-type="float">
            <text:p>398</text:p>
          </table:table-cell>
          <table:table-cell table:style-name="ce32"/>
          <table:table-cell table:number-columns-repeated="1018"/>
        </table:table-row>
        <table:table-row table:style-name="ro2">
          <table:table-cell table:style-name="ce102"/>
          <table:table-cell table:style-name="ce43" office:value-type="string" calcext:value-type="string">
            <text:p>Ilūkstes novads</text:p>
          </table:table-cell>
          <table:table-cell table:style-name="ce105"/>
          <table:table-cell table:style-name="ce43" office:value-type="string" calcext:value-type="string">
            <text:p>Ilūkstes novads</text:p>
          </table:table-cell>
          <table:table-cell table:style-name="ce72" office:value-type="float" office:value="399" calcext:value-type="float">
            <text:p>399</text:p>
          </table:table-cell>
          <table:table-cell table:style-name="ce32"/>
          <table:table-cell table:number-columns-repeated="1018"/>
        </table:table-row>
        <table:table-row table:style-name="ro2">
          <table:table-cell table:style-name="ce102"/>
          <table:table-cell table:style-name="ce104" office:value-type="string" calcext:value-type="string">
            <text:p>Inčukalna novads</text:p>
          </table:table-cell>
          <table:table-cell table:style-name="ce105"/>
          <table:table-cell table:style-name="ce43" office:value-type="string" calcext:value-type="string">
            <text:p>Inčukalna novads</text:p>
          </table:table-cell>
          <table:table-cell table:style-name="ce72" office:value-type="float" office:value="400" calcext:value-type="float">
            <text:p>400</text:p>
          </table:table-cell>
          <table:table-cell table:style-name="ce32"/>
          <table:table-cell table:number-columns-repeated="1018"/>
        </table:table-row>
        <table:table-row table:style-name="ro2">
          <table:table-cell table:style-name="ce102"/>
          <table:table-cell table:style-name="ce104" office:value-type="string" calcext:value-type="string">
            <text:p>Jaunjelgavas novads</text:p>
          </table:table-cell>
          <table:table-cell table:style-name="ce105"/>
          <table:table-cell table:style-name="ce43" office:value-type="string" calcext:value-type="string">
            <text:p>Jaunjelgavas novads</text:p>
          </table:table-cell>
          <table:table-cell table:style-name="ce72" office:value-type="float" office:value="401" calcext:value-type="float">
            <text:p>401</text:p>
          </table:table-cell>
          <table:table-cell table:style-name="ce32"/>
          <table:table-cell table:number-columns-repeated="1018"/>
        </table:table-row>
        <table:table-row table:style-name="ro2">
          <table:table-cell table:style-name="ce102"/>
          <table:table-cell table:style-name="ce104" office:value-type="string" calcext:value-type="string">
            <text:p>Jaunpiebalgas novads</text:p>
          </table:table-cell>
          <table:table-cell table:style-name="ce105"/>
          <table:table-cell table:style-name="ce43" office:value-type="string" calcext:value-type="string">
            <text:p>Jaunpiebalgas novads</text:p>
          </table:table-cell>
          <table:table-cell table:style-name="ce72" office:value-type="float" office:value="402" calcext:value-type="float">
            <text:p>402</text:p>
          </table:table-cell>
          <table:table-cell table:style-name="ce32"/>
          <table:table-cell table:number-columns-repeated="1018"/>
        </table:table-row>
        <table:table-row table:style-name="ro2">
          <table:table-cell table:style-name="ce102"/>
          <table:table-cell table:style-name="ce43" office:value-type="string" calcext:value-type="string">
            <text:p>Jaunpils novads</text:p>
          </table:table-cell>
          <table:table-cell table:style-name="ce105"/>
          <table:table-cell table:style-name="ce43" office:value-type="string" calcext:value-type="string">
            <text:p>Jaunpils novads</text:p>
          </table:table-cell>
          <table:table-cell table:style-name="ce72" office:value-type="float" office:value="403" calcext:value-type="float">
            <text:p>403</text:p>
          </table:table-cell>
          <table:table-cell table:style-name="ce32"/>
          <table:table-cell table:number-columns-repeated="1018"/>
        </table:table-row>
        <table:table-row table:style-name="ro2">
          <table:table-cell table:style-name="ce102"/>
          <table:table-cell table:style-name="ce43" office:value-type="string" calcext:value-type="string">
            <text:p>Jelgavas novads</text:p>
          </table:table-cell>
          <table:table-cell table:style-name="ce105"/>
          <table:table-cell table:style-name="ce43" office:value-type="string" calcext:value-type="string">
            <text:p>LV-JL</text:p>
          </table:table-cell>
          <table:table-cell table:style-name="ce72" office:value-type="float" office:value="404" calcext:value-type="float">
            <text:p>404</text:p>
          </table:table-cell>
          <table:table-cell table:style-name="ce32"/>
          <table:table-cell table:number-columns-repeated="1018"/>
        </table:table-row>
        <table:table-row table:style-name="ro2">
          <table:table-cell table:style-name="ce102"/>
          <table:table-cell table:style-name="ce43" office:value-type="string" calcext:value-type="string">
            <text:p>Jēkabpils novads</text:p>
          </table:table-cell>
          <table:table-cell table:style-name="ce105"/>
          <table:table-cell table:style-name="ce43" office:value-type="string" calcext:value-type="string">
            <text:p>LV-JK</text:p>
          </table:table-cell>
          <table:table-cell table:style-name="ce72" office:value-type="float" office:value="405" calcext:value-type="float">
            <text:p>405</text:p>
          </table:table-cell>
          <table:table-cell table:style-name="ce32"/>
          <table:table-cell table:number-columns-repeated="1018"/>
        </table:table-row>
        <table:table-row table:style-name="ro2">
          <table:table-cell table:style-name="ce102"/>
          <table:table-cell table:style-name="ce104" office:value-type="string" calcext:value-type="string">
            <text:p>Kandavas novads</text:p>
          </table:table-cell>
          <table:table-cell table:style-name="ce105"/>
          <table:table-cell table:style-name="ce43" office:value-type="string" calcext:value-type="string">
            <text:p>Kandavas novads</text:p>
          </table:table-cell>
          <table:table-cell table:style-name="ce72" office:value-type="float" office:value="406" calcext:value-type="float">
            <text:p>406</text:p>
          </table:table-cell>
          <table:table-cell table:style-name="ce32"/>
          <table:table-cell table:number-columns-repeated="1018"/>
        </table:table-row>
        <table:table-row table:style-name="ro2">
          <table:table-cell table:style-name="ce102"/>
          <table:table-cell table:style-name="ce104" office:value-type="string" calcext:value-type="string">
            <text:p>Kokneses novads</text:p>
          </table:table-cell>
          <table:table-cell table:style-name="ce105"/>
          <table:table-cell table:style-name="ce43" office:value-type="string" calcext:value-type="string">
            <text:p>Kokneses novads</text:p>
          </table:table-cell>
          <table:table-cell table:style-name="ce72" office:value-type="float" office:value="407" calcext:value-type="float">
            <text:p>407</text:p>
          </table:table-cell>
          <table:table-cell table:style-name="ce32"/>
          <table:table-cell table:number-columns-repeated="1018"/>
        </table:table-row>
        <table:table-row table:style-name="ro2">
          <table:table-cell table:style-name="ce102"/>
          <table:table-cell table:style-name="ce104" office:value-type="string" calcext:value-type="string">
            <text:p>Krimuldas novads</text:p>
          </table:table-cell>
          <table:table-cell table:style-name="ce105"/>
          <table:table-cell table:style-name="ce43" office:value-type="string" calcext:value-type="string">
            <text:p>Krimuldas novads</text:p>
          </table:table-cell>
          <table:table-cell table:style-name="ce72" office:value-type="float" office:value="408" calcext:value-type="float">
            <text:p>408</text:p>
          </table:table-cell>
          <table:table-cell table:style-name="ce32"/>
          <table:table-cell table:number-columns-repeated="1018"/>
        </table:table-row>
        <table:table-row table:style-name="ro2">
          <table:table-cell table:style-name="ce102"/>
          <table:table-cell table:style-name="ce43" office:value-type="string" calcext:value-type="string">
            <text:p>Krustpils novads</text:p>
          </table:table-cell>
          <table:table-cell table:style-name="ce105"/>
          <table:table-cell table:style-name="ce43" office:value-type="string" calcext:value-type="string">
            <text:p>Krustpils novads</text:p>
          </table:table-cell>
          <table:table-cell table:style-name="ce72" office:value-type="float" office:value="409" calcext:value-type="float">
            <text:p>409</text:p>
          </table:table-cell>
          <table:table-cell table:style-name="ce32"/>
          <table:table-cell table:number-columns-repeated="1018"/>
        </table:table-row>
        <table:table-row table:style-name="ro2">
          <table:table-cell table:style-name="ce102"/>
          <table:table-cell table:style-name="ce104" office:value-type="string" calcext:value-type="string">
            <text:p>Krāslavas novads</text:p>
          </table:table-cell>
          <table:table-cell table:style-name="ce105"/>
          <table:table-cell table:style-name="ce43" office:value-type="string" calcext:value-type="string">
            <text:p>LV-KR</text:p>
          </table:table-cell>
          <table:table-cell table:style-name="ce72" office:value-type="float" office:value="410" calcext:value-type="float">
            <text:p>410</text:p>
          </table:table-cell>
          <table:table-cell table:style-name="ce32"/>
          <table:table-cell table:number-columns-repeated="1018"/>
        </table:table-row>
        <table:table-row table:style-name="ro2">
          <table:table-cell table:style-name="ce102"/>
          <table:table-cell table:style-name="ce43" office:value-type="string" calcext:value-type="string">
            <text:p>Kuldīgas novads</text:p>
          </table:table-cell>
          <table:table-cell table:style-name="ce105"/>
          <table:table-cell table:style-name="ce43" office:value-type="string" calcext:value-type="string">
            <text:p>LV-KU</text:p>
          </table:table-cell>
          <table:table-cell table:style-name="ce72" office:value-type="float" office:value="411" calcext:value-type="float">
            <text:p>411</text:p>
          </table:table-cell>
          <table:table-cell table:style-name="ce32"/>
          <table:table-cell table:number-columns-repeated="1018"/>
        </table:table-row>
        <table:table-row table:style-name="ro2">
          <table:table-cell table:style-name="ce102"/>
          <table:table-cell table:style-name="ce43" office:value-type="string" calcext:value-type="string">
            <text:p>Kārsavas novads</text:p>
          </table:table-cell>
          <table:table-cell table:style-name="ce105"/>
          <table:table-cell table:style-name="ce43" office:value-type="string" calcext:value-type="string">
            <text:p>Kārsavas novads</text:p>
          </table:table-cell>
          <table:table-cell table:style-name="ce72" office:value-type="float" office:value="412" calcext:value-type="float">
            <text:p>412</text:p>
          </table:table-cell>
          <table:table-cell table:style-name="ce32"/>
          <table:table-cell table:number-columns-repeated="1018"/>
        </table:table-row>
        <table:table-row table:style-name="ro2">
          <table:table-cell table:style-name="ce102"/>
          <table:table-cell table:style-name="ce104" office:value-type="string" calcext:value-type="string">
            <text:p>Lielvārdes novads</text:p>
          </table:table-cell>
          <table:table-cell table:style-name="ce105"/>
          <table:table-cell table:style-name="ce43" office:value-type="string" calcext:value-type="string">
            <text:p>Lielvārdes novads</text:p>
          </table:table-cell>
          <table:table-cell table:style-name="ce72" office:value-type="float" office:value="413" calcext:value-type="float">
            <text:p>413</text:p>
          </table:table-cell>
          <table:table-cell table:style-name="ce32"/>
          <table:table-cell table:number-columns-repeated="1018"/>
        </table:table-row>
        <table:table-row table:style-name="ro2">
          <table:table-cell table:style-name="ce102"/>
          <table:table-cell table:style-name="ce43" office:value-type="string" calcext:value-type="string">
            <text:p>Limbažu novads</text:p>
          </table:table-cell>
          <table:table-cell table:style-name="ce105"/>
          <table:table-cell table:style-name="ce43" office:value-type="string" calcext:value-type="string">
            <text:p>LV-LM</text:p>
          </table:table-cell>
          <table:table-cell table:style-name="ce72" office:value-type="float" office:value="414" calcext:value-type="float">
            <text:p>414</text:p>
          </table:table-cell>
          <table:table-cell table:style-name="ce32"/>
          <table:table-cell table:number-columns-repeated="1018"/>
        </table:table-row>
        <table:table-row table:style-name="ro2">
          <table:table-cell table:style-name="ce102"/>
          <table:table-cell table:style-name="ce43" office:value-type="string" calcext:value-type="string">
            <text:p>Lubānas novads</text:p>
          </table:table-cell>
          <table:table-cell table:style-name="ce105"/>
          <table:table-cell table:style-name="ce43" office:value-type="string" calcext:value-type="string">
            <text:p>Lubānas novads</text:p>
          </table:table-cell>
          <table:table-cell table:style-name="ce72" office:value-type="float" office:value="415" calcext:value-type="float">
            <text:p>415</text:p>
          </table:table-cell>
          <table:table-cell table:style-name="ce32"/>
          <table:table-cell table:number-columns-repeated="1018"/>
        </table:table-row>
        <table:table-row table:style-name="ro2">
          <table:table-cell table:style-name="ce102"/>
          <table:table-cell table:style-name="ce43" office:value-type="string" calcext:value-type="string">
            <text:p>Ludzas novads</text:p>
          </table:table-cell>
          <table:table-cell table:style-name="ce105"/>
          <table:table-cell table:style-name="ce43" office:value-type="string" calcext:value-type="string">
            <text:p>LV-LU</text:p>
          </table:table-cell>
          <table:table-cell table:style-name="ce72" office:value-type="float" office:value="416" calcext:value-type="float">
            <text:p>416</text:p>
          </table:table-cell>
          <table:table-cell table:style-name="ce32"/>
          <table:table-cell table:number-columns-repeated="1018"/>
        </table:table-row>
        <table:table-row table:style-name="ro2">
          <table:table-cell table:style-name="ce102"/>
          <table:table-cell table:style-name="ce43" office:value-type="string" calcext:value-type="string">
            <text:p>Līgatnes novads</text:p>
          </table:table-cell>
          <table:table-cell table:style-name="ce105"/>
          <table:table-cell table:style-name="ce43" office:value-type="string" calcext:value-type="string">
            <text:p>Līgatnes novads</text:p>
          </table:table-cell>
          <table:table-cell table:style-name="ce72" office:value-type="float" office:value="417" calcext:value-type="float">
            <text:p>417</text:p>
          </table:table-cell>
          <table:table-cell table:style-name="ce32"/>
          <table:table-cell table:number-columns-repeated="1018"/>
        </table:table-row>
        <table:table-row table:style-name="ro2">
          <table:table-cell table:style-name="ce102"/>
          <table:table-cell table:style-name="ce43" office:value-type="string" calcext:value-type="string">
            <text:p>Līvānu novads</text:p>
          </table:table-cell>
          <table:table-cell table:style-name="ce105"/>
          <table:table-cell table:style-name="ce43" office:value-type="string" calcext:value-type="string">
            <text:p>Līvānu novads</text:p>
          </table:table-cell>
          <table:table-cell table:style-name="ce72" office:value-type="float" office:value="418" calcext:value-type="float">
            <text:p>418</text:p>
          </table:table-cell>
          <table:table-cell table:style-name="ce32"/>
          <table:table-cell table:number-columns-repeated="1018"/>
        </table:table-row>
        <table:table-row table:style-name="ro2">
          <table:table-cell table:style-name="ce102"/>
          <table:table-cell table:style-name="ce43" office:value-type="string" calcext:value-type="string">
            <text:p>Madonas novads</text:p>
          </table:table-cell>
          <table:table-cell table:style-name="ce105"/>
          <table:table-cell table:style-name="ce43" office:value-type="string" calcext:value-type="string">
            <text:p>LV-MA</text:p>
          </table:table-cell>
          <table:table-cell table:style-name="ce72" office:value-type="float" office:value="419" calcext:value-type="float">
            <text:p>419</text:p>
          </table:table-cell>
          <table:table-cell table:style-name="ce32"/>
          <table:table-cell table:number-columns-repeated="1018"/>
        </table:table-row>
        <table:table-row table:style-name="ro2">
          <table:table-cell table:style-name="ce102"/>
          <table:table-cell table:style-name="ce104" office:value-type="string" calcext:value-type="string">
            <text:p>Mazsalacas novads</text:p>
          </table:table-cell>
          <table:table-cell table:style-name="ce105"/>
          <table:table-cell table:style-name="ce43" office:value-type="string" calcext:value-type="string">
            <text:p>Mazsalacas novads</text:p>
          </table:table-cell>
          <table:table-cell table:style-name="ce72" office:value-type="float" office:value="420" calcext:value-type="float">
            <text:p>420</text:p>
          </table:table-cell>
          <table:table-cell table:style-name="ce32"/>
          <table:table-cell table:number-columns-repeated="1018"/>
        </table:table-row>
        <table:table-row table:style-name="ro2">
          <table:table-cell table:style-name="ce102"/>
          <table:table-cell table:style-name="ce43" office:value-type="string" calcext:value-type="string">
            <text:p>Mālpils novads</text:p>
          </table:table-cell>
          <table:table-cell table:style-name="ce105"/>
          <table:table-cell table:style-name="ce43" office:value-type="string" calcext:value-type="string">
            <text:p>Mālpils novads</text:p>
          </table:table-cell>
          <table:table-cell table:style-name="ce72" office:value-type="float" office:value="421" calcext:value-type="float">
            <text:p>421</text:p>
          </table:table-cell>
          <table:table-cell table:style-name="ce32"/>
          <table:table-cell table:number-columns-repeated="1018"/>
        </table:table-row>
        <table:table-row table:style-name="ro2">
          <table:table-cell table:style-name="ce102"/>
          <table:table-cell table:style-name="ce43" office:value-type="string" calcext:value-type="string">
            <text:p>Mārupes novads</text:p>
          </table:table-cell>
          <table:table-cell table:style-name="ce105"/>
          <table:table-cell table:style-name="ce43" office:value-type="string" calcext:value-type="string">
            <text:p>Mārupes novads</text:p>
          </table:table-cell>
          <table:table-cell table:style-name="ce72" office:value-type="float" office:value="422" calcext:value-type="float">
            <text:p>422</text:p>
          </table:table-cell>
          <table:table-cell table:style-name="ce32"/>
          <table:table-cell table:number-columns-repeated="1018"/>
        </table:table-row>
        <table:table-row table:style-name="ro2">
          <table:table-cell table:style-name="ce102"/>
          <table:table-cell table:style-name="ce104" office:value-type="string" calcext:value-type="string">
            <text:p>Naukšēnu novads</text:p>
          </table:table-cell>
          <table:table-cell table:style-name="ce105"/>
          <table:table-cell table:style-name="ce43" office:value-type="string" calcext:value-type="string">
            <text:p>Naukšēnu novads</text:p>
          </table:table-cell>
          <table:table-cell table:style-name="ce72" office:value-type="float" office:value="423" calcext:value-type="float">
            <text:p>423</text:p>
          </table:table-cell>
          <table:table-cell table:style-name="ce32"/>
          <table:table-cell table:number-columns-repeated="1018"/>
        </table:table-row>
        <table:table-row table:style-name="ro2">
          <table:table-cell table:style-name="ce102"/>
          <table:table-cell table:style-name="ce43" office:value-type="string" calcext:value-type="string">
            <text:p>Neretas novads</text:p>
          </table:table-cell>
          <table:table-cell table:style-name="ce105"/>
          <table:table-cell table:style-name="ce43" office:value-type="string" calcext:value-type="string">
            <text:p>Neretas novads</text:p>
          </table:table-cell>
          <table:table-cell table:style-name="ce72" office:value-type="float" office:value="424" calcext:value-type="float">
            <text:p>424</text:p>
          </table:table-cell>
          <table:table-cell table:style-name="ce32"/>
          <table:table-cell table:number-columns-repeated="1018"/>
        </table:table-row>
        <table:table-row table:style-name="ro2">
          <table:table-cell table:style-name="ce102"/>
          <table:table-cell table:style-name="ce43" office:value-type="string" calcext:value-type="string">
            <text:p>Nīcas novads</text:p>
          </table:table-cell>
          <table:table-cell table:style-name="ce105"/>
          <table:table-cell table:style-name="ce43" office:value-type="string" calcext:value-type="string">
            <text:p>Nīcas novads</text:p>
          </table:table-cell>
          <table:table-cell table:style-name="ce72" office:value-type="float" office:value="425" calcext:value-type="float">
            <text:p>425</text:p>
          </table:table-cell>
          <table:table-cell table:style-name="ce32"/>
          <table:table-cell table:number-columns-repeated="1018"/>
        </table:table-row>
        <table:table-row table:style-name="ro2">
          <table:table-cell table:style-name="ce102"/>
          <table:table-cell table:style-name="ce43" office:value-type="string" calcext:value-type="string">
            <text:p>Ogres novads</text:p>
          </table:table-cell>
          <table:table-cell table:style-name="ce105"/>
          <table:table-cell table:style-name="ce43" office:value-type="string" calcext:value-type="string">
            <text:p>LV-OG</text:p>
          </table:table-cell>
          <table:table-cell table:style-name="ce72" office:value-type="float" office:value="426" calcext:value-type="float">
            <text:p>426</text:p>
          </table:table-cell>
          <table:table-cell table:style-name="ce32"/>
          <table:table-cell table:number-columns-repeated="1018"/>
        </table:table-row>
        <table:table-row table:style-name="ro2">
          <table:table-cell table:style-name="ce102"/>
          <table:table-cell table:style-name="ce43" office:value-type="string" calcext:value-type="string">
            <text:p>Olaines novads</text:p>
          </table:table-cell>
          <table:table-cell table:style-name="ce105"/>
          <table:table-cell table:style-name="ce43" office:value-type="string" calcext:value-type="string">
            <text:p>Olaines novads</text:p>
          </table:table-cell>
          <table:table-cell table:style-name="ce72" office:value-type="float" office:value="427" calcext:value-type="float">
            <text:p>427</text:p>
          </table:table-cell>
          <table:table-cell table:style-name="ce32"/>
          <table:table-cell table:number-columns-repeated="1018"/>
        </table:table-row>
        <table:table-row table:style-name="ro2">
          <table:table-cell table:style-name="ce102"/>
          <table:table-cell table:style-name="ce104" office:value-type="string" calcext:value-type="string">
            <text:p>Ozolnieku novads</text:p>
          </table:table-cell>
          <table:table-cell table:style-name="ce105"/>
          <table:table-cell table:style-name="ce43" office:value-type="string" calcext:value-type="string">
            <text:p>Ozolnieku novads</text:p>
          </table:table-cell>
          <table:table-cell table:style-name="ce72" office:value-type="float" office:value="428" calcext:value-type="float">
            <text:p>428</text:p>
          </table:table-cell>
          <table:table-cell table:style-name="ce32"/>
          <table:table-cell table:number-columns-repeated="1018"/>
        </table:table-row>
        <table:table-row table:style-name="ro2">
          <table:table-cell table:style-name="ce102"/>
          <table:table-cell table:style-name="ce43" office:value-type="string" calcext:value-type="string">
            <text:p>Preiļu novads</text:p>
          </table:table-cell>
          <table:table-cell table:style-name="ce105"/>
          <table:table-cell table:style-name="ce43" office:value-type="string" calcext:value-type="string">
            <text:p>LV-PR</text:p>
          </table:table-cell>
          <table:table-cell table:style-name="ce72" office:value-type="float" office:value="429" calcext:value-type="float">
            <text:p>429</text:p>
          </table:table-cell>
          <table:table-cell table:style-name="ce32"/>
          <table:table-cell table:number-columns-repeated="1018"/>
        </table:table-row>
        <table:table-row table:style-name="ro2">
          <table:table-cell table:style-name="ce102"/>
          <table:table-cell table:style-name="ce43" office:value-type="string" calcext:value-type="string">
            <text:p>Priekules novads</text:p>
          </table:table-cell>
          <table:table-cell table:style-name="ce105"/>
          <table:table-cell table:style-name="ce43" office:value-type="string" calcext:value-type="string">
            <text:p>Priekules novads</text:p>
          </table:table-cell>
          <table:table-cell table:style-name="ce72" office:value-type="float" office:value="430" calcext:value-type="float">
            <text:p>430</text:p>
          </table:table-cell>
          <table:table-cell table:style-name="ce32"/>
          <table:table-cell table:number-columns-repeated="1018"/>
        </table:table-row>
        <table:table-row table:style-name="ro2">
          <table:table-cell table:style-name="ce102"/>
          <table:table-cell table:style-name="ce43" office:value-type="string" calcext:value-type="string">
            <text:p>Priekuļu novads</text:p>
          </table:table-cell>
          <table:table-cell table:style-name="ce105"/>
          <table:table-cell table:style-name="ce43" office:value-type="string" calcext:value-type="string">
            <text:p>Priekuļu novads</text:p>
          </table:table-cell>
          <table:table-cell table:style-name="ce72" office:value-type="float" office:value="431" calcext:value-type="float">
            <text:p>431</text:p>
          </table:table-cell>
          <table:table-cell table:style-name="ce32"/>
          <table:table-cell table:number-columns-repeated="1018"/>
        </table:table-row>
        <table:table-row table:style-name="ro2">
          <table:table-cell table:style-name="ce102"/>
          <table:table-cell table:style-name="ce104" office:value-type="string" calcext:value-type="string">
            <text:p>Pārgaujas novads</text:p>
          </table:table-cell>
          <table:table-cell table:style-name="ce105"/>
          <table:table-cell table:style-name="ce43" office:value-type="string" calcext:value-type="string">
            <text:p>Pārgaujas novads</text:p>
          </table:table-cell>
          <table:table-cell table:style-name="ce72" office:value-type="float" office:value="432" calcext:value-type="float">
            <text:p>432</text:p>
          </table:table-cell>
          <table:table-cell table:style-name="ce32"/>
          <table:table-cell table:number-columns-repeated="1018"/>
        </table:table-row>
        <table:table-row table:style-name="ro2">
          <table:table-cell table:style-name="ce102"/>
          <table:table-cell table:style-name="ce104" office:value-type="string" calcext:value-type="string">
            <text:p>Pāvilostas novads</text:p>
          </table:table-cell>
          <table:table-cell table:style-name="ce105"/>
          <table:table-cell table:style-name="ce43" office:value-type="string" calcext:value-type="string">
            <text:p>Pāvilostas novads</text:p>
          </table:table-cell>
          <table:table-cell table:style-name="ce72" office:value-type="float" office:value="433" calcext:value-type="float">
            <text:p>433</text:p>
          </table:table-cell>
          <table:table-cell table:style-name="ce32"/>
          <table:table-cell table:number-columns-repeated="1018"/>
        </table:table-row>
        <table:table-row table:style-name="ro2">
          <table:table-cell table:style-name="ce102"/>
          <table:table-cell table:style-name="ce43" office:value-type="string" calcext:value-type="string">
            <text:p>Pļaviņu novads</text:p>
          </table:table-cell>
          <table:table-cell table:style-name="ce105"/>
          <table:table-cell table:style-name="ce43" office:value-type="string" calcext:value-type="string">
            <text:p>Pļaviņu novads</text:p>
          </table:table-cell>
          <table:table-cell table:style-name="ce72" office:value-type="float" office:value="434" calcext:value-type="float">
            <text:p>434</text:p>
          </table:table-cell>
          <table:table-cell table:style-name="ce32"/>
          <table:table-cell table:number-columns-repeated="1018"/>
        </table:table-row>
        <table:table-row table:style-name="ro2">
          <table:table-cell table:style-name="ce102"/>
          <table:table-cell table:style-name="ce43" office:value-type="string" calcext:value-type="string">
            <text:p>Raunas novads</text:p>
          </table:table-cell>
          <table:table-cell table:style-name="ce105"/>
          <table:table-cell table:style-name="ce43" office:value-type="string" calcext:value-type="string">
            <text:p>Raunas novads</text:p>
          </table:table-cell>
          <table:table-cell table:style-name="ce72" office:value-type="float" office:value="435" calcext:value-type="float">
            <text:p>435</text:p>
          </table:table-cell>
          <table:table-cell table:style-name="ce32"/>
          <table:table-cell table:number-columns-repeated="1018"/>
        </table:table-row>
        <table:table-row table:style-name="ro2">
          <table:table-cell table:style-name="ce102"/>
          <table:table-cell table:style-name="ce43" office:value-type="string" calcext:value-type="string">
            <text:p>Riebiņu novads</text:p>
          </table:table-cell>
          <table:table-cell table:style-name="ce105"/>
          <table:table-cell table:style-name="ce43" office:value-type="string" calcext:value-type="string">
            <text:p>Riebiņu novads</text:p>
          </table:table-cell>
          <table:table-cell table:style-name="ce72" office:value-type="float" office:value="436" calcext:value-type="float">
            <text:p>436</text:p>
          </table:table-cell>
          <table:table-cell table:style-name="ce32"/>
          <table:table-cell table:number-columns-repeated="1018"/>
        </table:table-row>
        <table:table-row table:style-name="ro2">
          <table:table-cell table:style-name="ce102"/>
          <table:table-cell table:style-name="ce43" office:value-type="string" calcext:value-type="string">
            <text:p>Rojas novads</text:p>
          </table:table-cell>
          <table:table-cell table:style-name="ce105"/>
          <table:table-cell table:style-name="ce43" office:value-type="string" calcext:value-type="string">
            <text:p>Rojas novads</text:p>
          </table:table-cell>
          <table:table-cell table:style-name="ce72" office:value-type="float" office:value="437" calcext:value-type="float">
            <text:p>437</text:p>
          </table:table-cell>
          <table:table-cell table:style-name="ce32"/>
          <table:table-cell table:number-columns-repeated="1018"/>
        </table:table-row>
        <table:table-row table:style-name="ro2">
          <table:table-cell table:style-name="ce102"/>
          <table:table-cell table:style-name="ce43" office:value-type="string" calcext:value-type="string">
            <text:p>Ropažu novads</text:p>
          </table:table-cell>
          <table:table-cell table:style-name="ce105"/>
          <table:table-cell table:style-name="ce43" office:value-type="string" calcext:value-type="string">
            <text:p>Ropažu novads</text:p>
          </table:table-cell>
          <table:table-cell table:style-name="ce72" office:value-type="float" office:value="438" calcext:value-type="float">
            <text:p>438</text:p>
          </table:table-cell>
          <table:table-cell table:style-name="ce32"/>
          <table:table-cell table:number-columns-repeated="1018"/>
        </table:table-row>
        <table:table-row table:style-name="ro2">
          <table:table-cell table:style-name="ce102"/>
          <table:table-cell table:style-name="ce43" office:value-type="string" calcext:value-type="string">
            <text:p>Rucavas novads</text:p>
          </table:table-cell>
          <table:table-cell table:style-name="ce105"/>
          <table:table-cell table:style-name="ce43" office:value-type="string" calcext:value-type="string">
            <text:p>Rucavas novads</text:p>
          </table:table-cell>
          <table:table-cell table:style-name="ce72" office:value-type="float" office:value="439" calcext:value-type="float">
            <text:p>439</text:p>
          </table:table-cell>
          <table:table-cell table:style-name="ce32"/>
          <table:table-cell table:number-columns-repeated="1018"/>
        </table:table-row>
        <table:table-row table:style-name="ro2">
          <table:table-cell table:style-name="ce102"/>
          <table:table-cell table:style-name="ce43" office:value-type="string" calcext:value-type="string">
            <text:p>Rugāju novads</text:p>
          </table:table-cell>
          <table:table-cell table:style-name="ce105"/>
          <table:table-cell table:style-name="ce43" office:value-type="string" calcext:value-type="string">
            <text:p>Rugāju novads</text:p>
          </table:table-cell>
          <table:table-cell table:style-name="ce72" office:value-type="float" office:value="440" calcext:value-type="float">
            <text:p>440</text:p>
          </table:table-cell>
          <table:table-cell table:style-name="ce32"/>
          <table:table-cell table:number-columns-repeated="1018"/>
        </table:table-row>
        <table:table-row table:style-name="ro2">
          <table:table-cell table:style-name="ce102"/>
          <table:table-cell table:style-name="ce43" office:value-type="string" calcext:value-type="string">
            <text:p>Rundāles novads</text:p>
          </table:table-cell>
          <table:table-cell table:style-name="ce105"/>
          <table:table-cell table:style-name="ce43" office:value-type="string" calcext:value-type="string">
            <text:p>Rundāles novads</text:p>
          </table:table-cell>
          <table:table-cell table:style-name="ce72" office:value-type="float" office:value="441" calcext:value-type="float">
            <text:p>441</text:p>
          </table:table-cell>
          <table:table-cell table:style-name="ce32"/>
          <table:table-cell table:number-columns-repeated="1018"/>
        </table:table-row>
        <table:table-row table:style-name="ro2">
          <table:table-cell table:style-name="ce102"/>
          <table:table-cell table:style-name="ce104" office:value-type="string" calcext:value-type="string">
            <text:p>Rēzeknes novads</text:p>
          </table:table-cell>
          <table:table-cell table:style-name="ce105"/>
          <table:table-cell table:style-name="ce43" office:value-type="string" calcext:value-type="string">
            <text:p>LV-RE</text:p>
          </table:table-cell>
          <table:table-cell table:style-name="ce72" office:value-type="float" office:value="442" calcext:value-type="float">
            <text:p>442</text:p>
          </table:table-cell>
          <table:table-cell table:style-name="ce32"/>
          <table:table-cell table:number-columns-repeated="1018"/>
        </table:table-row>
        <table:table-row table:style-name="ro2">
          <table:table-cell table:style-name="ce102"/>
          <table:table-cell table:style-name="ce43" office:value-type="string" calcext:value-type="string">
            <text:p>Rūjienas novads</text:p>
          </table:table-cell>
          <table:table-cell table:style-name="ce105"/>
          <table:table-cell table:style-name="ce43" office:value-type="string" calcext:value-type="string">
            <text:p>Rūjienas novads</text:p>
          </table:table-cell>
          <table:table-cell table:style-name="ce72" office:value-type="float" office:value="443" calcext:value-type="float">
            <text:p>443</text:p>
          </table:table-cell>
          <table:table-cell table:style-name="ce32"/>
          <table:table-cell table:number-columns-repeated="1018"/>
        </table:table-row>
        <table:table-row table:style-name="ro2">
          <table:table-cell table:style-name="ce102"/>
          <table:table-cell table:style-name="ce104" office:value-type="string" calcext:value-type="string">
            <text:p>Salacgrīvas novads</text:p>
          </table:table-cell>
          <table:table-cell table:style-name="ce105"/>
          <table:table-cell table:style-name="ce43" office:value-type="string" calcext:value-type="string">
            <text:p>Salacgrīvas novads</text:p>
          </table:table-cell>
          <table:table-cell table:style-name="ce72" office:value-type="float" office:value="444" calcext:value-type="float">
            <text:p>444</text:p>
          </table:table-cell>
          <table:table-cell table:style-name="ce32"/>
          <table:table-cell table:number-columns-repeated="1018"/>
        </table:table-row>
        <table:table-row table:style-name="ro2">
          <table:table-cell table:style-name="ce102"/>
          <table:table-cell table:style-name="ce43" office:value-type="string" calcext:value-type="string">
            <text:p>Salas novads</text:p>
          </table:table-cell>
          <table:table-cell table:style-name="ce105"/>
          <table:table-cell table:style-name="ce43" office:value-type="string" calcext:value-type="string">
            <text:p>Salas novads</text:p>
          </table:table-cell>
          <table:table-cell table:style-name="ce72" office:value-type="float" office:value="445" calcext:value-type="float">
            <text:p>445</text:p>
          </table:table-cell>
          <table:table-cell table:style-name="ce32"/>
          <table:table-cell table:number-columns-repeated="1018"/>
        </table:table-row>
        <table:table-row table:style-name="ro2">
          <table:table-cell table:style-name="ce102"/>
          <table:table-cell table:style-name="ce43" office:value-type="string" calcext:value-type="string">
            <text:p>Salaspils novads</text:p>
          </table:table-cell>
          <table:table-cell table:style-name="ce105"/>
          <table:table-cell table:style-name="ce43" office:value-type="string" calcext:value-type="string">
            <text:p>Salaspils novads</text:p>
          </table:table-cell>
          <table:table-cell table:style-name="ce72" office:value-type="float" office:value="446" calcext:value-type="float">
            <text:p>446</text:p>
          </table:table-cell>
          <table:table-cell table:style-name="ce32"/>
          <table:table-cell table:number-columns-repeated="1018"/>
        </table:table-row>
        <table:table-row table:style-name="ro2">
          <table:table-cell table:style-name="ce102"/>
          <table:table-cell table:style-name="ce43" office:value-type="string" calcext:value-type="string">
            <text:p>Saldus novads</text:p>
          </table:table-cell>
          <table:table-cell table:style-name="ce105"/>
          <table:table-cell table:style-name="ce43" office:value-type="string" calcext:value-type="string">
            <text:p>LV-SA</text:p>
          </table:table-cell>
          <table:table-cell table:style-name="ce72" office:value-type="float" office:value="447" calcext:value-type="float">
            <text:p>447</text:p>
          </table:table-cell>
          <table:table-cell table:style-name="ce32"/>
          <table:table-cell table:number-columns-repeated="1018"/>
        </table:table-row>
        <table:table-row table:style-name="ro2">
          <table:table-cell table:style-name="ce102"/>
          <table:table-cell table:style-name="ce104" office:value-type="string" calcext:value-type="string">
            <text:p>Saulkrastu novads</text:p>
          </table:table-cell>
          <table:table-cell table:style-name="ce105"/>
          <table:table-cell table:style-name="ce43" office:value-type="string" calcext:value-type="string">
            <text:p>Saulkrastu novads</text:p>
          </table:table-cell>
          <table:table-cell table:style-name="ce72" office:value-type="float" office:value="448" calcext:value-type="float">
            <text:p>448</text:p>
          </table:table-cell>
          <table:table-cell table:style-name="ce32"/>
          <table:table-cell table:number-columns-repeated="1018"/>
        </table:table-row>
        <table:table-row table:style-name="ro2">
          <table:table-cell table:style-name="ce102"/>
          <table:table-cell table:style-name="ce43" office:value-type="string" calcext:value-type="string">
            <text:p>Siguldas novads</text:p>
          </table:table-cell>
          <table:table-cell table:style-name="ce105"/>
          <table:table-cell table:style-name="ce43" office:value-type="string" calcext:value-type="string">
            <text:p>Siguldas novads</text:p>
          </table:table-cell>
          <table:table-cell table:style-name="ce72" office:value-type="float" office:value="449" calcext:value-type="float">
            <text:p>449</text:p>
          </table:table-cell>
          <table:table-cell table:style-name="ce32"/>
          <table:table-cell table:number-columns-repeated="1018"/>
        </table:table-row>
        <table:table-row table:style-name="ro2">
          <table:table-cell table:style-name="ce102"/>
          <table:table-cell table:style-name="ce104" office:value-type="string" calcext:value-type="string">
            <text:p>Skrundas novads</text:p>
          </table:table-cell>
          <table:table-cell table:style-name="ce105"/>
          <table:table-cell table:style-name="ce43" office:value-type="string" calcext:value-type="string">
            <text:p>Skrundas novads</text:p>
          </table:table-cell>
          <table:table-cell table:style-name="ce72" office:value-type="float" office:value="450" calcext:value-type="float">
            <text:p>450</text:p>
          </table:table-cell>
          <table:table-cell table:style-name="ce32"/>
          <table:table-cell table:number-columns-repeated="1018"/>
        </table:table-row>
        <table:table-row table:style-name="ro2">
          <table:table-cell table:style-name="ce102"/>
          <table:table-cell table:style-name="ce43" office:value-type="string" calcext:value-type="string">
            <text:p>Skrīveru novads</text:p>
          </table:table-cell>
          <table:table-cell table:style-name="ce105"/>
          <table:table-cell table:style-name="ce43" office:value-type="string" calcext:value-type="string">
            <text:p>Skrīveru novads</text:p>
          </table:table-cell>
          <table:table-cell table:style-name="ce72" office:value-type="float" office:value="451" calcext:value-type="float">
            <text:p>451</text:p>
          </table:table-cell>
          <table:table-cell table:style-name="ce32"/>
          <table:table-cell table:number-columns-repeated="1018"/>
        </table:table-row>
        <table:table-row table:style-name="ro2">
          <table:table-cell table:style-name="ce102"/>
          <table:table-cell table:style-name="ce104" office:value-type="string" calcext:value-type="string">
            <text:p>Smiltenes novads</text:p>
          </table:table-cell>
          <table:table-cell table:style-name="ce105"/>
          <table:table-cell table:style-name="ce43" office:value-type="string" calcext:value-type="string">
            <text:p>Smiltenes novads</text:p>
          </table:table-cell>
          <table:table-cell table:style-name="ce72" office:value-type="float" office:value="452" calcext:value-type="float">
            <text:p>452</text:p>
          </table:table-cell>
          <table:table-cell table:style-name="ce32"/>
          <table:table-cell table:number-columns-repeated="1018"/>
        </table:table-row>
        <table:table-row table:style-name="ro2">
          <table:table-cell table:style-name="ce102"/>
          <table:table-cell table:style-name="ce43" office:value-type="string" calcext:value-type="string">
            <text:p>Stopiņu novads</text:p>
          </table:table-cell>
          <table:table-cell table:style-name="ce105"/>
          <table:table-cell table:style-name="ce43" office:value-type="string" calcext:value-type="string">
            <text:p>Stopiņu novads</text:p>
          </table:table-cell>
          <table:table-cell table:style-name="ce72" office:value-type="float" office:value="453" calcext:value-type="float">
            <text:p>453</text:p>
          </table:table-cell>
          <table:table-cell table:style-name="ce32"/>
          <table:table-cell table:number-columns-repeated="1018"/>
        </table:table-row>
        <table:table-row table:style-name="ro2">
          <table:table-cell table:style-name="ce102"/>
          <table:table-cell table:style-name="ce43" office:value-type="string" calcext:value-type="string">
            <text:p>Strenču novads</text:p>
          </table:table-cell>
          <table:table-cell table:style-name="ce105"/>
          <table:table-cell table:style-name="ce43" office:value-type="string" calcext:value-type="string">
            <text:p>Strenču novads</text:p>
          </table:table-cell>
          <table:table-cell table:style-name="ce72" office:value-type="float" office:value="454" calcext:value-type="float">
            <text:p>454</text:p>
          </table:table-cell>
          <table:table-cell table:style-name="ce32"/>
          <table:table-cell table:number-columns-repeated="1018"/>
        </table:table-row>
        <table:table-row table:style-name="ro2">
          <table:table-cell table:style-name="ce102"/>
          <table:table-cell table:style-name="ce43" office:value-type="string" calcext:value-type="string">
            <text:p>Sējas novads</text:p>
          </table:table-cell>
          <table:table-cell table:style-name="ce105"/>
          <table:table-cell table:style-name="ce43" office:value-type="string" calcext:value-type="string">
            <text:p>Sējas novads</text:p>
          </table:table-cell>
          <table:table-cell table:style-name="ce72" office:value-type="float" office:value="455" calcext:value-type="float">
            <text:p>455</text:p>
          </table:table-cell>
          <table:table-cell table:style-name="ce32"/>
          <table:table-cell table:number-columns-repeated="1018"/>
        </table:table-row>
        <table:table-row table:style-name="ro2">
          <table:table-cell table:style-name="ce102"/>
          <table:table-cell table:style-name="ce43" office:value-type="string" calcext:value-type="string">
            <text:p>Talsu novads</text:p>
          </table:table-cell>
          <table:table-cell table:style-name="ce105"/>
          <table:table-cell table:style-name="ce43" office:value-type="string" calcext:value-type="string">
            <text:p>LV-TA</text:p>
          </table:table-cell>
          <table:table-cell table:style-name="ce72" office:value-type="float" office:value="456" calcext:value-type="float">
            <text:p>456</text:p>
          </table:table-cell>
          <table:table-cell table:style-name="ce32"/>
          <table:table-cell table:number-columns-repeated="1018"/>
        </table:table-row>
        <table:table-row table:style-name="ro2">
          <table:table-cell table:style-name="ce102"/>
          <table:table-cell table:style-name="ce43" office:value-type="string" calcext:value-type="string">
            <text:p>Tukuma novads</text:p>
          </table:table-cell>
          <table:table-cell table:style-name="ce105"/>
          <table:table-cell table:style-name="ce43" office:value-type="string" calcext:value-type="string">
            <text:p>LV-TU</text:p>
          </table:table-cell>
          <table:table-cell table:style-name="ce72" office:value-type="float" office:value="457" calcext:value-type="float">
            <text:p>457</text:p>
          </table:table-cell>
          <table:table-cell table:style-name="ce32"/>
          <table:table-cell table:number-columns-repeated="1018"/>
        </table:table-row>
        <table:table-row table:style-name="ro2">
          <table:table-cell table:style-name="ce102"/>
          <table:table-cell table:style-name="ce43" office:value-type="string" calcext:value-type="string">
            <text:p>Tērvetes novads</text:p>
          </table:table-cell>
          <table:table-cell table:style-name="ce105"/>
          <table:table-cell table:style-name="ce43" office:value-type="string" calcext:value-type="string">
            <text:p>Tērvetes novads</text:p>
          </table:table-cell>
          <table:table-cell table:style-name="ce72" office:value-type="float" office:value="458" calcext:value-type="float">
            <text:p>458</text:p>
          </table:table-cell>
          <table:table-cell table:style-name="ce32"/>
          <table:table-cell table:number-columns-repeated="1018"/>
        </table:table-row>
        <table:table-row table:style-name="ro2">
          <table:table-cell table:style-name="ce102"/>
          <table:table-cell table:style-name="ce43" office:value-type="string" calcext:value-type="string">
            <text:p>Vaiņodes novads</text:p>
          </table:table-cell>
          <table:table-cell table:style-name="ce105"/>
          <table:table-cell table:style-name="ce43" office:value-type="string" calcext:value-type="string">
            <text:p>Vaiņodes novads</text:p>
          </table:table-cell>
          <table:table-cell table:style-name="ce72" office:value-type="float" office:value="459" calcext:value-type="float">
            <text:p>459</text:p>
          </table:table-cell>
          <table:table-cell table:style-name="ce32"/>
          <table:table-cell table:number-columns-repeated="1018"/>
        </table:table-row>
        <table:table-row table:style-name="ro2">
          <table:table-cell table:style-name="ce102"/>
          <table:table-cell table:style-name="ce43" office:value-type="string" calcext:value-type="string">
            <text:p>Valkas novads</text:p>
          </table:table-cell>
          <table:table-cell table:style-name="ce105"/>
          <table:table-cell table:style-name="ce43" office:value-type="string" calcext:value-type="string">
            <text:p>LV-VK</text:p>
          </table:table-cell>
          <table:table-cell table:style-name="ce72" office:value-type="float" office:value="460" calcext:value-type="float">
            <text:p>460</text:p>
          </table:table-cell>
          <table:table-cell table:style-name="ce32"/>
          <table:table-cell table:number-columns-repeated="1018"/>
        </table:table-row>
        <table:table-row table:style-name="ro2">
          <table:table-cell table:style-name="ce102"/>
          <table:table-cell table:style-name="ce104" office:value-type="string" calcext:value-type="string">
            <text:p>Valmieras novads</text:p>
          </table:table-cell>
          <table:table-cell table:style-name="ce105"/>
          <table:table-cell table:style-name="ce43" office:value-type="string" calcext:value-type="string">
            <text:p>LV-VM</text:p>
          </table:table-cell>
          <table:table-cell table:style-name="ce72" office:value-type="float" office:value="461" calcext:value-type="float">
            <text:p>461</text:p>
          </table:table-cell>
          <table:table-cell table:style-name="ce32"/>
          <table:table-cell table:number-columns-repeated="1018"/>
        </table:table-row>
        <table:table-row table:style-name="ro2">
          <table:table-cell table:style-name="ce102"/>
          <table:table-cell table:style-name="ce104" office:value-type="string" calcext:value-type="string">
            <text:p>Varakļānu novads</text:p>
          </table:table-cell>
          <table:table-cell table:style-name="ce105"/>
          <table:table-cell table:style-name="ce43" office:value-type="string" calcext:value-type="string">
            <text:p>Varakļānu novads</text:p>
          </table:table-cell>
          <table:table-cell table:style-name="ce72" office:value-type="float" office:value="462" calcext:value-type="float">
            <text:p>462</text:p>
          </table:table-cell>
          <table:table-cell table:style-name="ce32"/>
          <table:table-cell table:number-columns-repeated="1018"/>
        </table:table-row>
        <table:table-row table:style-name="ro2">
          <table:table-cell table:style-name="ce102"/>
          <table:table-cell table:style-name="ce104" office:value-type="string" calcext:value-type="string">
            <text:p>Vecpiebalgas novads</text:p>
          </table:table-cell>
          <table:table-cell table:style-name="ce105"/>
          <table:table-cell table:style-name="ce43" office:value-type="string" calcext:value-type="string">
            <text:p>Vecpiebalgas novads</text:p>
          </table:table-cell>
          <table:table-cell table:style-name="ce72" office:value-type="float" office:value="463" calcext:value-type="float">
            <text:p>463</text:p>
          </table:table-cell>
          <table:table-cell table:style-name="ce32"/>
          <table:table-cell table:number-columns-repeated="1018"/>
        </table:table-row>
        <table:table-row table:style-name="ro2">
          <table:table-cell table:style-name="ce102"/>
          <table:table-cell table:style-name="ce104" office:value-type="string" calcext:value-type="string">
            <text:p>Vecumnieku novads</text:p>
          </table:table-cell>
          <table:table-cell table:style-name="ce105"/>
          <table:table-cell table:style-name="ce43" office:value-type="string" calcext:value-type="string">
            <text:p>Vecumnieku novads</text:p>
          </table:table-cell>
          <table:table-cell table:style-name="ce72" office:value-type="float" office:value="464" calcext:value-type="float">
            <text:p>464</text:p>
          </table:table-cell>
          <table:table-cell table:style-name="ce32"/>
          <table:table-cell table:number-columns-repeated="1018"/>
        </table:table-row>
        <table:table-row table:style-name="ro2">
          <table:table-cell table:style-name="ce102"/>
          <table:table-cell table:style-name="ce43" office:value-type="string" calcext:value-type="string">
            <text:p>Ventspils novads</text:p>
          </table:table-cell>
          <table:table-cell table:style-name="ce105"/>
          <table:table-cell table:style-name="ce43" office:value-type="string" calcext:value-type="string">
            <text:p>LV-VE</text:p>
          </table:table-cell>
          <table:table-cell table:style-name="ce72" office:value-type="float" office:value="465" calcext:value-type="float">
            <text:p>465</text:p>
          </table:table-cell>
          <table:table-cell table:style-name="ce32"/>
          <table:table-cell table:number-columns-repeated="1018"/>
        </table:table-row>
        <table:table-row table:style-name="ro2">
          <table:table-cell table:style-name="ce102"/>
          <table:table-cell table:style-name="ce43" office:value-type="string" calcext:value-type="string">
            <text:p>Viesītes novads</text:p>
          </table:table-cell>
          <table:table-cell table:style-name="ce105"/>
          <table:table-cell table:style-name="ce43" office:value-type="string" calcext:value-type="string">
            <text:p>Viesītes novads</text:p>
          </table:table-cell>
          <table:table-cell table:style-name="ce72" office:value-type="float" office:value="466" calcext:value-type="float">
            <text:p>466</text:p>
          </table:table-cell>
          <table:table-cell table:style-name="ce32"/>
          <table:table-cell table:number-columns-repeated="1018"/>
        </table:table-row>
        <table:table-row table:style-name="ro2">
          <table:table-cell table:style-name="ce102"/>
          <table:table-cell table:style-name="ce43" office:value-type="string" calcext:value-type="string">
            <text:p>Viļakas novads</text:p>
          </table:table-cell>
          <table:table-cell table:style-name="ce105"/>
          <table:table-cell table:style-name="ce43" office:value-type="string" calcext:value-type="string">
            <text:p>Viļakas novads</text:p>
          </table:table-cell>
          <table:table-cell table:style-name="ce72" office:value-type="float" office:value="467" calcext:value-type="float">
            <text:p>467</text:p>
          </table:table-cell>
          <table:table-cell table:style-name="ce32"/>
          <table:table-cell table:number-columns-repeated="1018"/>
        </table:table-row>
        <table:table-row table:style-name="ro2">
          <table:table-cell table:style-name="ce102"/>
          <table:table-cell table:style-name="ce43" office:value-type="string" calcext:value-type="string">
            <text:p>Viļānu novads</text:p>
          </table:table-cell>
          <table:table-cell table:style-name="ce105"/>
          <table:table-cell table:style-name="ce43" office:value-type="string" calcext:value-type="string">
            <text:p>Viļānu novads</text:p>
          </table:table-cell>
          <table:table-cell table:style-name="ce72" office:value-type="float" office:value="468" calcext:value-type="float">
            <text:p>468</text:p>
          </table:table-cell>
          <table:table-cell table:style-name="ce32"/>
          <table:table-cell table:number-columns-repeated="1018"/>
        </table:table-row>
        <table:table-row table:style-name="ro2">
          <table:table-cell table:style-name="ce102"/>
          <table:table-cell table:style-name="ce43" office:value-type="string" calcext:value-type="string">
            <text:p>Vārkavas novads</text:p>
          </table:table-cell>
          <table:table-cell table:style-name="ce105"/>
          <table:table-cell table:style-name="ce43" office:value-type="string" calcext:value-type="string">
            <text:p>Vārkavas novads</text:p>
          </table:table-cell>
          <table:table-cell table:style-name="ce72" office:value-type="float" office:value="469" calcext:value-type="float">
            <text:p>469</text:p>
          </table:table-cell>
          <table:table-cell table:style-name="ce32"/>
          <table:table-cell table:number-columns-repeated="1018"/>
        </table:table-row>
        <table:table-row table:style-name="ro2">
          <table:table-cell table:style-name="ce102"/>
          <table:table-cell table:style-name="ce43" office:value-type="string" calcext:value-type="string">
            <text:p>Zilupes novads</text:p>
          </table:table-cell>
          <table:table-cell table:style-name="ce105"/>
          <table:table-cell table:style-name="ce43" office:value-type="string" calcext:value-type="string">
            <text:p>Zilupes novads</text:p>
          </table:table-cell>
          <table:table-cell table:style-name="ce72" office:value-type="float" office:value="470" calcext:value-type="float">
            <text:p>470</text:p>
          </table:table-cell>
          <table:table-cell table:style-name="ce32"/>
          <table:table-cell table:number-columns-repeated="1018"/>
        </table:table-row>
        <table:table-row table:style-name="ro2">
          <table:table-cell table:style-name="ce102"/>
          <table:table-cell table:style-name="ce43" office:value-type="string" calcext:value-type="string">
            <text:p>Ādažu novads</text:p>
          </table:table-cell>
          <table:table-cell table:style-name="ce105"/>
          <table:table-cell table:style-name="ce43" office:value-type="string" calcext:value-type="string">
            <text:p>Ādažu novads</text:p>
          </table:table-cell>
          <table:table-cell table:style-name="ce72" office:value-type="float" office:value="471" calcext:value-type="float">
            <text:p>471</text:p>
          </table:table-cell>
          <table:table-cell table:style-name="ce32"/>
          <table:table-cell table:number-columns-repeated="1018"/>
        </table:table-row>
        <table:table-row table:style-name="ro2">
          <table:table-cell table:style-name="ce102"/>
          <table:table-cell table:style-name="ce43" office:value-type="string" calcext:value-type="string">
            <text:p>Ērgļu novads</text:p>
          </table:table-cell>
          <table:table-cell table:style-name="ce105"/>
          <table:table-cell table:style-name="ce43" office:value-type="string" calcext:value-type="string">
            <text:p>Ērgļu novads</text:p>
          </table:table-cell>
          <table:table-cell table:style-name="ce72" office:value-type="float" office:value="472" calcext:value-type="float">
            <text:p>472</text:p>
          </table:table-cell>
          <table:table-cell table:style-name="ce32"/>
          <table:table-cell table:number-columns-repeated="1018"/>
        </table:table-row>
        <table:table-row table:style-name="ro2">
          <table:table-cell table:style-name="ce102"/>
          <table:table-cell table:style-name="ce43" office:value-type="string" calcext:value-type="string">
            <text:p>Ķeguma novads</text:p>
          </table:table-cell>
          <table:table-cell table:style-name="ce105"/>
          <table:table-cell table:style-name="ce43" office:value-type="string" calcext:value-type="string">
            <text:p>Ķeguma novads</text:p>
          </table:table-cell>
          <table:table-cell table:style-name="ce72" office:value-type="float" office:value="473" calcext:value-type="float">
            <text:p>473</text:p>
          </table:table-cell>
          <table:table-cell table:style-name="ce32"/>
          <table:table-cell table:number-columns-repeated="1018"/>
        </table:table-row>
        <table:table-row table:style-name="ro2">
          <table:table-cell table:style-name="ce102"/>
          <table:table-cell table:style-name="ce43" office:value-type="string" calcext:value-type="string">
            <text:p>Ķekavas novads</text:p>
          </table:table-cell>
          <table:table-cell table:style-name="ce105"/>
          <table:table-cell table:style-name="ce43" office:value-type="string" calcext:value-type="string">
            <text:p>Ķekavas novads</text:p>
          </table:table-cell>
          <table:table-cell table:style-name="ce72" office:value-type="float" office:value="474" calcext:value-type="float">
            <text:p>474</text:p>
          </table:table-cell>
          <table:table-cell table:style-name="ce32"/>
          <table:table-cell table:number-columns-repeated="1018"/>
        </table:table-row>
        <table:table-row table:style-name="ro2">
          <table:table-cell table:style-name="ce101" office:value-type="string" calcext:value-type="string">
            <text:p>Lebanon</text:p>
          </table:table-cell>
          <table:table-cell table:style-name="ce45"/>
          <table:table-cell table:style-name="ce71" office:value-type="string" calcext:value-type="string">
            <text:p>L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esotho</text:p>
          </table:table-cell>
          <table:table-cell table:style-name="ce45"/>
          <table:table-cell table:style-name="ce71" office:value-type="string" calcext:value-type="string">
            <text:p>L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beria</text:p>
          </table:table-cell>
          <table:table-cell table:style-name="ce45"/>
          <table:table-cell table:style-name="ce71" office:value-type="string" calcext:value-type="string">
            <text:p>L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bya</text:p>
          </table:table-cell>
          <table:table-cell table:style-name="ce45"/>
          <table:table-cell table:style-name="ce71" office:value-type="string" calcext:value-type="string">
            <text:p>L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echtenstein</text:p>
          </table:table-cell>
          <table:table-cell table:style-name="ce45"/>
          <table:table-cell table:style-name="ce71" office:value-type="string" calcext:value-type="string">
            <text:p>L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Lithuania</text:p>
          </table:table-cell>
          <table:table-cell table:style-name="ce45"/>
          <table:table-cell table:style-name="ce71" office:value-type="string" calcext:value-type="string">
            <text:p>LT</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104" office:value-type="string" calcext:value-type="string">
            <text:p>Alytaus Apskritis</text:p>
          </table:table-cell>
          <table:table-cell table:style-name="ce105"/>
          <table:table-cell table:style-name="ce43" office:value-type="string" calcext:value-type="string">
            <text:p>LT-AL</text:p>
          </table:table-cell>
          <table:table-cell table:style-name="ce72" office:value-type="float" office:value="475" calcext:value-type="float">
            <text:p>475</text:p>
          </table:table-cell>
          <table:table-cell table:style-name="ce32"/>
          <table:table-cell table:number-columns-repeated="1018"/>
        </table:table-row>
        <table:table-row table:style-name="ro2">
          <table:table-cell table:style-name="ce102"/>
          <table:table-cell table:style-name="ce43" office:value-type="string" calcext:value-type="string">
            <text:p>Kauno Apskritis</text:p>
          </table:table-cell>
          <table:table-cell table:style-name="ce105"/>
          <table:table-cell table:style-name="ce43" office:value-type="string" calcext:value-type="string">
            <text:p>LT-KU</text:p>
          </table:table-cell>
          <table:table-cell table:style-name="ce72" office:value-type="float" office:value="476" calcext:value-type="float">
            <text:p>476</text:p>
          </table:table-cell>
          <table:table-cell table:style-name="ce32"/>
          <table:table-cell table:number-columns-repeated="1018"/>
        </table:table-row>
        <table:table-row table:style-name="ro2">
          <table:table-cell table:style-name="ce102"/>
          <table:table-cell table:style-name="ce104" office:value-type="string" calcext:value-type="string">
            <text:p>Klaipėdos Apskritis</text:p>
          </table:table-cell>
          <table:table-cell table:style-name="ce105"/>
          <table:table-cell table:style-name="ce43" office:value-type="string" calcext:value-type="string">
            <text:p>LT-KL</text:p>
          </table:table-cell>
          <table:table-cell table:style-name="ce72" office:value-type="float" office:value="477" calcext:value-type="float">
            <text:p>477</text:p>
          </table:table-cell>
          <table:table-cell table:style-name="ce32"/>
          <table:table-cell table:number-columns-repeated="1018"/>
        </table:table-row>
        <table:table-row table:style-name="ro2">
          <table:table-cell table:style-name="ce102"/>
          <table:table-cell table:style-name="ce104" office:value-type="string" calcext:value-type="string">
            <text:p>Marijampolės Apskritis</text:p>
          </table:table-cell>
          <table:table-cell table:style-name="ce105"/>
          <table:table-cell table:style-name="ce43" office:value-type="string" calcext:value-type="string">
            <text:p>LT-MR</text:p>
          </table:table-cell>
          <table:table-cell table:style-name="ce72" office:value-type="float" office:value="478" calcext:value-type="float">
            <text:p>478</text:p>
          </table:table-cell>
          <table:table-cell table:style-name="ce32"/>
          <table:table-cell table:number-columns-repeated="1018"/>
        </table:table-row>
        <table:table-row table:style-name="ro2">
          <table:table-cell table:style-name="ce102"/>
          <table:table-cell table:style-name="ce104" office:value-type="string" calcext:value-type="string">
            <text:p>Panevėžio Apskritis</text:p>
          </table:table-cell>
          <table:table-cell table:style-name="ce105"/>
          <table:table-cell table:style-name="ce43" office:value-type="string" calcext:value-type="string">
            <text:p>LT-PN</text:p>
          </table:table-cell>
          <table:table-cell table:style-name="ce72" office:value-type="float" office:value="479" calcext:value-type="float">
            <text:p>479</text:p>
          </table:table-cell>
          <table:table-cell table:style-name="ce32"/>
          <table:table-cell table:number-columns-repeated="1018"/>
        </table:table-row>
        <table:table-row table:style-name="ro2">
          <table:table-cell table:style-name="ce102"/>
          <table:table-cell table:style-name="ce43" office:value-type="string" calcext:value-type="string">
            <text:p>Šiaulių Apskritis</text:p>
          </table:table-cell>
          <table:table-cell table:style-name="ce105"/>
          <table:table-cell table:style-name="ce43" office:value-type="string" calcext:value-type="string">
            <text:p>LT-SA</text:p>
          </table:table-cell>
          <table:table-cell table:style-name="ce72" office:value-type="float" office:value="480" calcext:value-type="float">
            <text:p>480</text:p>
          </table:table-cell>
          <table:table-cell table:style-name="ce32"/>
          <table:table-cell table:number-columns-repeated="1018"/>
        </table:table-row>
        <table:table-row table:style-name="ro2">
          <table:table-cell table:style-name="ce102"/>
          <table:table-cell table:style-name="ce104" office:value-type="string" calcext:value-type="string">
            <text:p>Tauragės Apskritis</text:p>
          </table:table-cell>
          <table:table-cell table:style-name="ce105"/>
          <table:table-cell table:style-name="ce43" office:value-type="string" calcext:value-type="string">
            <text:p>LT-TA</text:p>
          </table:table-cell>
          <table:table-cell table:style-name="ce72" office:value-type="float" office:value="481" calcext:value-type="float">
            <text:p>481</text:p>
          </table:table-cell>
          <table:table-cell table:style-name="ce32"/>
          <table:table-cell table:number-columns-repeated="1018"/>
        </table:table-row>
        <table:table-row table:style-name="ro2">
          <table:table-cell table:style-name="ce102"/>
          <table:table-cell table:style-name="ce43" office:value-type="string" calcext:value-type="string">
            <text:p>Telšių Apskritis</text:p>
          </table:table-cell>
          <table:table-cell table:style-name="ce105"/>
          <table:table-cell table:style-name="ce43" office:value-type="string" calcext:value-type="string">
            <text:p>LT-TE</text:p>
          </table:table-cell>
          <table:table-cell table:style-name="ce72" office:value-type="float" office:value="482" calcext:value-type="float">
            <text:p>482</text:p>
          </table:table-cell>
          <table:table-cell table:style-name="ce32"/>
          <table:table-cell table:number-columns-repeated="1018"/>
        </table:table-row>
        <table:table-row table:style-name="ro2">
          <table:table-cell table:style-name="ce102"/>
          <table:table-cell table:style-name="ce43" office:value-type="string" calcext:value-type="string">
            <text:p>Utenos Apskritis</text:p>
          </table:table-cell>
          <table:table-cell table:style-name="ce105"/>
          <table:table-cell table:style-name="ce43" office:value-type="string" calcext:value-type="string">
            <text:p>LT-UT</text:p>
          </table:table-cell>
          <table:table-cell table:style-name="ce72" office:value-type="float" office:value="483" calcext:value-type="float">
            <text:p>483</text:p>
          </table:table-cell>
          <table:table-cell table:style-name="ce32"/>
          <table:table-cell table:number-columns-repeated="1018"/>
        </table:table-row>
        <table:table-row table:style-name="ro2">
          <table:table-cell table:style-name="ce102"/>
          <table:table-cell table:style-name="ce104" office:value-type="string" calcext:value-type="string">
            <text:p>Vilniaus Apskritis</text:p>
          </table:table-cell>
          <table:table-cell table:style-name="ce105"/>
          <table:table-cell table:style-name="ce43" office:value-type="string" calcext:value-type="string">
            <text:p>LT-VL</text:p>
          </table:table-cell>
          <table:table-cell table:style-name="ce72" office:value-type="float" office:value="484" calcext:value-type="float">
            <text:p>484</text:p>
          </table:table-cell>
          <table:table-cell table:style-name="ce32"/>
          <table:table-cell table:number-columns-repeated="1018"/>
        </table:table-row>
        <table:table-row table:style-name="ro2">
          <table:table-cell table:style-name="ce101" office:value-type="string" calcext:value-type="string">
            <text:p>Luxembourg</text:p>
          </table:table-cell>
          <table:table-cell table:style-name="ce45"/>
          <table:table-cell table:style-name="ce71" office:value-type="string" calcext:value-type="string">
            <text:p>L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cau SAR China</text:p>
          </table:table-cell>
          <table:table-cell table:style-name="ce45"/>
          <table:table-cell table:style-name="ce71" office:value-type="string" calcext:value-type="string">
            <text:p>M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cedonia</text:p>
          </table:table-cell>
          <table:table-cell table:style-name="ce45"/>
          <table:table-cell table:style-name="ce71" office:value-type="string" calcext:value-type="string">
            <text:p>M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dagascar</text:p>
          </table:table-cell>
          <table:table-cell table:style-name="ce45"/>
          <table:table-cell table:style-name="ce71" office:value-type="string" calcext:value-type="string">
            <text:p>M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awi</text:p>
          </table:table-cell>
          <table:table-cell table:style-name="ce45"/>
          <table:table-cell table:style-name="ce71" office:value-type="string" calcext:value-type="string">
            <text:p>M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aysia</text:p>
          </table:table-cell>
          <table:table-cell table:style-name="ce45"/>
          <table:table-cell table:style-name="ce71" office:value-type="string" calcext:value-type="string">
            <text:p>M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dives</text:p>
          </table:table-cell>
          <table:table-cell table:style-name="ce45"/>
          <table:table-cell table:style-name="ce71" office:value-type="string" calcext:value-type="string">
            <text:p>MV</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i</text:p>
          </table:table-cell>
          <table:table-cell table:style-name="ce45"/>
          <table:table-cell table:style-name="ce71" office:value-type="string" calcext:value-type="string">
            <text:p>M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lta</text:p>
          </table:table-cell>
          <table:table-cell table:style-name="ce45"/>
          <table:table-cell table:style-name="ce71" office:value-type="string" calcext:value-type="string">
            <text:p>M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rshall Islands</text:p>
          </table:table-cell>
          <table:table-cell table:style-name="ce45"/>
          <table:table-cell table:style-name="ce71" office:value-type="string" calcext:value-type="string">
            <text:p>M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rtinique</text:p>
          </table:table-cell>
          <table:table-cell table:style-name="ce45"/>
          <table:table-cell table:style-name="ce71" office:value-type="string" calcext:value-type="string">
            <text:p>MQ</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uritania</text:p>
          </table:table-cell>
          <table:table-cell table:style-name="ce45"/>
          <table:table-cell table:style-name="ce71" office:value-type="string" calcext:value-type="string">
            <text:p>M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uritius</text:p>
          </table:table-cell>
          <table:table-cell table:style-name="ce45"/>
          <table:table-cell table:style-name="ce71" office:value-type="string" calcext:value-type="string">
            <text:p>M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ayotte</text:p>
          </table:table-cell>
          <table:table-cell table:style-name="ce45"/>
          <table:table-cell table:style-name="ce71" office:value-type="string" calcext:value-type="string">
            <text:p>Y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exico</text:p>
          </table:table-cell>
          <table:table-cell table:style-name="ce45"/>
          <table:table-cell table:style-name="ce71" office:value-type="string" calcext:value-type="string">
            <text:p>MX</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icronesia</text:p>
          </table:table-cell>
          <table:table-cell table:style-name="ce45"/>
          <table:table-cell table:style-name="ce71" office:value-type="string" calcext:value-type="string">
            <text:p>F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ldova</text:p>
          </table:table-cell>
          <table:table-cell table:style-name="ce45"/>
          <table:table-cell table:style-name="ce71" office:value-type="string" calcext:value-type="string">
            <text:p>M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aco</text:p>
          </table:table-cell>
          <table:table-cell table:style-name="ce45"/>
          <table:table-cell table:style-name="ce71" office:value-type="string" calcext:value-type="string">
            <text:p>M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golia</text:p>
          </table:table-cell>
          <table:table-cell table:style-name="ce45"/>
          <table:table-cell table:style-name="ce71" office:value-type="string" calcext:value-type="string">
            <text:p>M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tenegro</text:p>
          </table:table-cell>
          <table:table-cell table:style-name="ce45"/>
          <table:table-cell table:style-name="ce71" office:value-type="string" calcext:value-type="string">
            <text:p>M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ntserrat</text:p>
          </table:table-cell>
          <table:table-cell table:style-name="ce45"/>
          <table:table-cell table:style-name="ce71" office:value-type="string" calcext:value-type="string">
            <text:p>M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rocco</text:p>
          </table:table-cell>
          <table:table-cell table:style-name="ce45"/>
          <table:table-cell table:style-name="ce71" office:value-type="string" calcext:value-type="string">
            <text:p>M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ozambique</text:p>
          </table:table-cell>
          <table:table-cell table:style-name="ce45"/>
          <table:table-cell table:style-name="ce71" office:value-type="string" calcext:value-type="string">
            <text:p>M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Myanmar (Burma)</text:p>
          </table:table-cell>
          <table:table-cell table:style-name="ce45"/>
          <table:table-cell table:style-name="ce71" office:value-type="string" calcext:value-type="string">
            <text:p>M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amibia</text:p>
          </table:table-cell>
          <table:table-cell table:style-name="ce45"/>
          <table:table-cell table:style-name="ce71" office:value-type="string" calcext:value-type="string">
            <text:p>N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auru</text:p>
          </table:table-cell>
          <table:table-cell table:style-name="ce45"/>
          <table:table-cell table:style-name="ce71" office:value-type="string" calcext:value-type="string">
            <text:p>N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pal</text:p>
          </table:table-cell>
          <table:table-cell table:style-name="ce45"/>
          <table:table-cell table:style-name="ce71" office:value-type="string" calcext:value-type="string">
            <text:p>N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therlands</text:p>
          </table:table-cell>
          <table:table-cell table:style-name="ce45"/>
          <table:table-cell table:style-name="ce71" office:value-type="string" calcext:value-type="string">
            <text:p>N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w Caledonia</text:p>
          </table:table-cell>
          <table:table-cell table:style-name="ce45"/>
          <table:table-cell table:style-name="ce71" office:value-type="string" calcext:value-type="string">
            <text:p>N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ew Zealand</text:p>
          </table:table-cell>
          <table:table-cell table:style-name="ce45"/>
          <table:table-cell table:style-name="ce71" office:value-type="string" calcext:value-type="string">
            <text:p>N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caragua</text:p>
          </table:table-cell>
          <table:table-cell table:style-name="ce45"/>
          <table:table-cell table:style-name="ce71" office:value-type="string" calcext:value-type="string">
            <text:p>N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ger</text:p>
          </table:table-cell>
          <table:table-cell table:style-name="ce45"/>
          <table:table-cell table:style-name="ce71" office:value-type="string" calcext:value-type="string">
            <text:p>N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geria</text:p>
          </table:table-cell>
          <table:table-cell table:style-name="ce45"/>
          <table:table-cell table:style-name="ce71" office:value-type="string" calcext:value-type="string">
            <text:p>N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iue</text:p>
          </table:table-cell>
          <table:table-cell table:style-name="ce45"/>
          <table:table-cell table:style-name="ce71" office:value-type="string" calcext:value-type="string">
            <text:p>N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folk Island</text:p>
          </table:table-cell>
          <table:table-cell table:style-name="ce45"/>
          <table:table-cell table:style-name="ce71" office:value-type="string" calcext:value-type="string">
            <text:p>N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thern Mariana Islands</text:p>
          </table:table-cell>
          <table:table-cell table:style-name="ce45"/>
          <table:table-cell table:style-name="ce71" office:value-type="string" calcext:value-type="string">
            <text:p>M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th Korea</text:p>
          </table:table-cell>
          <table:table-cell table:style-name="ce45"/>
          <table:table-cell table:style-name="ce106" office:value-type="string" calcext:value-type="string">
            <text:p>KP</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Norway</text:p>
          </table:table-cell>
          <table:table-cell table:style-name="ce45"/>
          <table:table-cell table:style-name="ce71" office:value-type="string" calcext:value-type="string">
            <text:p>N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Oman</text:p>
          </table:table-cell>
          <table:table-cell table:style-name="ce45"/>
          <table:table-cell table:style-name="ce71" office:value-type="string" calcext:value-type="string">
            <text:p>O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kistan</text:p>
          </table:table-cell>
          <table:table-cell table:style-name="ce45"/>
          <table:table-cell table:style-name="ce71" office:value-type="string" calcext:value-type="string">
            <text:p>P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lau</text:p>
          </table:table-cell>
          <table:table-cell table:style-name="ce45"/>
          <table:table-cell table:style-name="ce71" office:value-type="string" calcext:value-type="string">
            <text:p>P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lestinian Territories</text:p>
          </table:table-cell>
          <table:table-cell table:style-name="ce45"/>
          <table:table-cell table:style-name="ce71" office:value-type="string" calcext:value-type="string">
            <text:p>P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nama</text:p>
          </table:table-cell>
          <table:table-cell table:style-name="ce45"/>
          <table:table-cell table:style-name="ce71" office:value-type="string" calcext:value-type="string">
            <text:p>P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pua New Guinea</text:p>
          </table:table-cell>
          <table:table-cell table:style-name="ce45"/>
          <table:table-cell table:style-name="ce71" office:value-type="string" calcext:value-type="string">
            <text:p>P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araguay</text:p>
          </table:table-cell>
          <table:table-cell table:style-name="ce45"/>
          <table:table-cell table:style-name="ce71" office:value-type="string" calcext:value-type="string">
            <text:p>P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eru</text:p>
          </table:table-cell>
          <table:table-cell table:style-name="ce45"/>
          <table:table-cell table:style-name="ce71" office:value-type="string" calcext:value-type="string">
            <text:p>P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hilippines</text:p>
          </table:table-cell>
          <table:table-cell table:style-name="ce45"/>
          <table:table-cell table:style-name="ce71" office:value-type="string" calcext:value-type="string">
            <text:p>P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itcairn Islands</text:p>
          </table:table-cell>
          <table:table-cell table:style-name="ce45"/>
          <table:table-cell table:style-name="ce71" office:value-type="string" calcext:value-type="string">
            <text:p>P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oland</text:p>
          </table:table-cell>
          <table:table-cell table:style-name="ce45"/>
          <table:table-cell table:style-name="ce71" office:value-type="string" calcext:value-type="string">
            <text:p>P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Portugal</text:p>
          </table:table-cell>
          <table:table-cell table:style-name="ce45"/>
          <table:table-cell table:style-name="ce71" office:value-type="string" calcext:value-type="string">
            <text:p>P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Qatar</text:p>
          </table:table-cell>
          <table:table-cell table:style-name="ce45"/>
          <table:table-cell table:style-name="ce71" office:value-type="string" calcext:value-type="string">
            <text:p>Q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éunion</text:p>
          </table:table-cell>
          <table:table-cell table:style-name="ce45"/>
          <table:table-cell table:style-name="ce71" office:value-type="string" calcext:value-type="string">
            <text:p>R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omania</text:p>
          </table:table-cell>
          <table:table-cell table:style-name="ce45"/>
          <table:table-cell table:style-name="ce71" office:value-type="string" calcext:value-type="string">
            <text:p>RO</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lba</text:p>
          </table:table-cell>
          <table:table-cell table:style-name="ce105"/>
          <table:table-cell table:style-name="ce43" office:value-type="string" calcext:value-type="string">
            <text:p>AB</text:p>
          </table:table-cell>
          <table:table-cell table:style-name="ce72" office:value-type="float" office:value="278" calcext:value-type="float">
            <text:p>278</text:p>
          </table:table-cell>
          <table:table-cell table:style-name="ce32"/>
          <table:table-cell table:number-columns-repeated="1018"/>
        </table:table-row>
        <table:table-row table:style-name="ro2">
          <table:table-cell table:style-name="ce102"/>
          <table:table-cell table:style-name="ce43" office:value-type="string" calcext:value-type="string">
            <text:p>Arad</text:p>
          </table:table-cell>
          <table:table-cell table:style-name="ce105"/>
          <table:table-cell table:style-name="ce43" office:value-type="string" calcext:value-type="string">
            <text:p>AR</text:p>
          </table:table-cell>
          <table:table-cell table:style-name="ce72" office:value-type="float" office:value="279" calcext:value-type="float">
            <text:p>279</text:p>
          </table:table-cell>
          <table:table-cell table:style-name="ce32"/>
          <table:table-cell table:number-columns-repeated="1018"/>
        </table:table-row>
        <table:table-row table:style-name="ro2">
          <table:table-cell table:style-name="ce102"/>
          <table:table-cell table:style-name="ce43" office:value-type="string" calcext:value-type="string">
            <text:p>Argeş</text:p>
          </table:table-cell>
          <table:table-cell table:style-name="ce105"/>
          <table:table-cell table:style-name="ce43" office:value-type="string" calcext:value-type="string">
            <text:p>AG</text:p>
          </table:table-cell>
          <table:table-cell table:style-name="ce72" office:value-type="float" office:value="280" calcext:value-type="float">
            <text:p>280</text:p>
          </table:table-cell>
          <table:table-cell table:style-name="ce32"/>
          <table:table-cell table:number-columns-repeated="1018"/>
        </table:table-row>
        <table:table-row table:style-name="ro2">
          <table:table-cell table:style-name="ce102"/>
          <table:table-cell table:style-name="ce43" office:value-type="string" calcext:value-type="string">
            <text:p>Bacău</text:p>
          </table:table-cell>
          <table:table-cell table:style-name="ce105"/>
          <table:table-cell table:style-name="ce43" office:value-type="string" calcext:value-type="string">
            <text:p>BC</text:p>
          </table:table-cell>
          <table:table-cell table:style-name="ce72" office:value-type="float" office:value="281" calcext:value-type="float">
            <text:p>281</text:p>
          </table:table-cell>
          <table:table-cell table:style-name="ce32"/>
          <table:table-cell table:number-columns-repeated="1018"/>
        </table:table-row>
        <table:table-row table:style-name="ro2">
          <table:table-cell table:style-name="ce102"/>
          <table:table-cell table:style-name="ce43" office:value-type="string" calcext:value-type="string">
            <text:p>Bihor</text:p>
          </table:table-cell>
          <table:table-cell table:style-name="ce105"/>
          <table:table-cell table:style-name="ce43" office:value-type="string" calcext:value-type="string">
            <text:p>BH</text:p>
          </table:table-cell>
          <table:table-cell table:style-name="ce72" office:value-type="float" office:value="282" calcext:value-type="float">
            <text:p>282</text:p>
          </table:table-cell>
          <table:table-cell table:style-name="ce32"/>
          <table:table-cell table:number-columns-repeated="1018"/>
        </table:table-row>
        <table:table-row table:style-name="ro2">
          <table:table-cell table:style-name="ce102"/>
          <table:table-cell table:style-name="ce43" office:value-type="string" calcext:value-type="string">
            <text:p>Bistriţa-Năsăud</text:p>
          </table:table-cell>
          <table:table-cell table:style-name="ce105"/>
          <table:table-cell table:style-name="ce43" office:value-type="string" calcext:value-type="string">
            <text:p>BN</text:p>
          </table:table-cell>
          <table:table-cell table:style-name="ce72" office:value-type="float" office:value="283" calcext:value-type="float">
            <text:p>283</text:p>
          </table:table-cell>
          <table:table-cell table:style-name="ce32"/>
          <table:table-cell table:number-columns-repeated="1018"/>
        </table:table-row>
        <table:table-row table:style-name="ro2">
          <table:table-cell table:style-name="ce102"/>
          <table:table-cell table:style-name="ce43" office:value-type="string" calcext:value-type="string">
            <text:p>Botoşani</text:p>
          </table:table-cell>
          <table:table-cell table:style-name="ce105"/>
          <table:table-cell table:style-name="ce43" office:value-type="string" calcext:value-type="string">
            <text:p>BT</text:p>
          </table:table-cell>
          <table:table-cell table:style-name="ce72" office:value-type="float" office:value="284" calcext:value-type="float">
            <text:p>284</text:p>
          </table:table-cell>
          <table:table-cell table:style-name="ce32"/>
          <table:table-cell table:number-columns-repeated="1018"/>
        </table:table-row>
        <table:table-row table:style-name="ro2">
          <table:table-cell table:style-name="ce102"/>
          <table:table-cell table:style-name="ce43" office:value-type="string" calcext:value-type="string">
            <text:p>Braşov</text:p>
          </table:table-cell>
          <table:table-cell table:style-name="ce105"/>
          <table:table-cell table:style-name="ce43" office:value-type="string" calcext:value-type="string">
            <text:p>BV</text:p>
          </table:table-cell>
          <table:table-cell table:style-name="ce72" office:value-type="float" office:value="285" calcext:value-type="float">
            <text:p>285</text:p>
          </table:table-cell>
          <table:table-cell table:style-name="ce32"/>
          <table:table-cell table:number-columns-repeated="1018"/>
        </table:table-row>
        <table:table-row table:style-name="ro2">
          <table:table-cell table:style-name="ce102"/>
          <table:table-cell table:style-name="ce43" office:value-type="string" calcext:value-type="string">
            <text:p>Brăila</text:p>
          </table:table-cell>
          <table:table-cell table:style-name="ce105"/>
          <table:table-cell table:style-name="ce43" office:value-type="string" calcext:value-type="string">
            <text:p>BR</text:p>
          </table:table-cell>
          <table:table-cell table:style-name="ce72" office:value-type="float" office:value="286" calcext:value-type="float">
            <text:p>286</text:p>
          </table:table-cell>
          <table:table-cell table:style-name="ce32"/>
          <table:table-cell table:number-columns-repeated="1018"/>
        </table:table-row>
        <table:table-row table:style-name="ro2">
          <table:table-cell table:style-name="ce102"/>
          <table:table-cell table:style-name="ce43" office:value-type="string" calcext:value-type="string">
            <text:p>Bucureşti</text:p>
          </table:table-cell>
          <table:table-cell table:style-name="ce105"/>
          <table:table-cell table:style-name="ce43" office:value-type="string" calcext:value-type="string">
            <text:p>B</text:p>
          </table:table-cell>
          <table:table-cell table:style-name="ce72" office:value-type="float" office:value="287" calcext:value-type="float">
            <text:p>287</text:p>
          </table:table-cell>
          <table:table-cell table:style-name="ce32"/>
          <table:table-cell table:number-columns-repeated="1018"/>
        </table:table-row>
        <table:table-row table:style-name="ro2">
          <table:table-cell table:style-name="ce102"/>
          <table:table-cell table:style-name="ce43" office:value-type="string" calcext:value-type="string">
            <text:p>Buzău</text:p>
          </table:table-cell>
          <table:table-cell table:style-name="ce105"/>
          <table:table-cell table:style-name="ce43" office:value-type="string" calcext:value-type="string">
            <text:p>BZ</text:p>
          </table:table-cell>
          <table:table-cell table:style-name="ce72" office:value-type="float" office:value="288" calcext:value-type="float">
            <text:p>288</text:p>
          </table:table-cell>
          <table:table-cell table:style-name="ce32"/>
          <table:table-cell table:number-columns-repeated="1018"/>
        </table:table-row>
        <table:table-row table:style-name="ro2">
          <table:table-cell table:style-name="ce102"/>
          <table:table-cell table:style-name="ce43" office:value-type="string" calcext:value-type="string">
            <text:p>Caraş-Severin</text:p>
          </table:table-cell>
          <table:table-cell table:style-name="ce105"/>
          <table:table-cell table:style-name="ce43" office:value-type="string" calcext:value-type="string">
            <text:p>CS</text:p>
          </table:table-cell>
          <table:table-cell table:style-name="ce72" office:value-type="float" office:value="289" calcext:value-type="float">
            <text:p>289</text:p>
          </table:table-cell>
          <table:table-cell table:style-name="ce32"/>
          <table:table-cell table:number-columns-repeated="1018"/>
        </table:table-row>
        <table:table-row table:style-name="ro2">
          <table:table-cell table:style-name="ce102"/>
          <table:table-cell table:style-name="ce43" office:value-type="string" calcext:value-type="string">
            <text:p>Călăraşi</text:p>
          </table:table-cell>
          <table:table-cell table:style-name="ce105"/>
          <table:table-cell table:style-name="ce43" office:value-type="string" calcext:value-type="string">
            <text:p>CL</text:p>
          </table:table-cell>
          <table:table-cell table:style-name="ce72" office:value-type="float" office:value="290" calcext:value-type="float">
            <text:p>290</text:p>
          </table:table-cell>
          <table:table-cell table:style-name="ce32"/>
          <table:table-cell table:number-columns-repeated="1018"/>
        </table:table-row>
        <table:table-row table:style-name="ro2">
          <table:table-cell table:style-name="ce102"/>
          <table:table-cell table:style-name="ce43" office:value-type="string" calcext:value-type="string">
            <text:p>Cluj</text:p>
          </table:table-cell>
          <table:table-cell table:style-name="ce105"/>
          <table:table-cell table:style-name="ce43" office:value-type="string" calcext:value-type="string">
            <text:p>CJ</text:p>
          </table:table-cell>
          <table:table-cell table:style-name="ce72" office:value-type="float" office:value="291" calcext:value-type="float">
            <text:p>291</text:p>
          </table:table-cell>
          <table:table-cell table:style-name="ce32"/>
          <table:table-cell table:number-columns-repeated="1018"/>
        </table:table-row>
        <table:table-row table:style-name="ro2">
          <table:table-cell table:style-name="ce102"/>
          <table:table-cell table:style-name="ce43" office:value-type="string" calcext:value-type="string">
            <text:p>Constanţa</text:p>
          </table:table-cell>
          <table:table-cell table:style-name="ce105"/>
          <table:table-cell table:style-name="ce43" office:value-type="string" calcext:value-type="string">
            <text:p>CT</text:p>
          </table:table-cell>
          <table:table-cell table:style-name="ce72" office:value-type="float" office:value="292" calcext:value-type="float">
            <text:p>292</text:p>
          </table:table-cell>
          <table:table-cell table:style-name="ce32"/>
          <table:table-cell table:number-columns-repeated="1018"/>
        </table:table-row>
        <table:table-row table:style-name="ro2">
          <table:table-cell table:style-name="ce102"/>
          <table:table-cell table:style-name="ce43" office:value-type="string" calcext:value-type="string">
            <text:p>Covasna</text:p>
          </table:table-cell>
          <table:table-cell table:style-name="ce105"/>
          <table:table-cell table:style-name="ce43" office:value-type="string" calcext:value-type="string">
            <text:p>CV</text:p>
          </table:table-cell>
          <table:table-cell table:style-name="ce72" office:value-type="float" office:value="293" calcext:value-type="float">
            <text:p>293</text:p>
          </table:table-cell>
          <table:table-cell table:style-name="ce32"/>
          <table:table-cell table:number-columns-repeated="1018"/>
        </table:table-row>
        <table:table-row table:style-name="ro2">
          <table:table-cell table:style-name="ce102"/>
          <table:table-cell table:style-name="ce43" office:value-type="string" calcext:value-type="string">
            <text:p>Dâmboviţa</text:p>
          </table:table-cell>
          <table:table-cell table:style-name="ce105"/>
          <table:table-cell table:style-name="ce43" office:value-type="string" calcext:value-type="string">
            <text:p>DB</text:p>
          </table:table-cell>
          <table:table-cell table:style-name="ce72" office:value-type="float" office:value="294" calcext:value-type="float">
            <text:p>294</text:p>
          </table:table-cell>
          <table:table-cell table:style-name="ce32"/>
          <table:table-cell table:number-columns-repeated="1018"/>
        </table:table-row>
        <table:table-row table:style-name="ro2">
          <table:table-cell table:style-name="ce102"/>
          <table:table-cell table:style-name="ce43" office:value-type="string" calcext:value-type="string">
            <text:p>Dolj</text:p>
          </table:table-cell>
          <table:table-cell table:style-name="ce105"/>
          <table:table-cell table:style-name="ce43" office:value-type="string" calcext:value-type="string">
            <text:p>DJ</text:p>
          </table:table-cell>
          <table:table-cell table:style-name="ce72" office:value-type="float" office:value="295" calcext:value-type="float">
            <text:p>295</text:p>
          </table:table-cell>
          <table:table-cell table:style-name="ce32"/>
          <table:table-cell table:number-columns-repeated="1018"/>
        </table:table-row>
        <table:table-row table:style-name="ro2">
          <table:table-cell table:style-name="ce102"/>
          <table:table-cell table:style-name="ce43" office:value-type="string" calcext:value-type="string">
            <text:p>Galaţi</text:p>
          </table:table-cell>
          <table:table-cell table:style-name="ce105"/>
          <table:table-cell table:style-name="ce43" office:value-type="string" calcext:value-type="string">
            <text:p>GL</text:p>
          </table:table-cell>
          <table:table-cell table:style-name="ce72" office:value-type="float" office:value="296" calcext:value-type="float">
            <text:p>296</text:p>
          </table:table-cell>
          <table:table-cell table:style-name="ce32"/>
          <table:table-cell table:number-columns-repeated="1018"/>
        </table:table-row>
        <table:table-row table:style-name="ro2">
          <table:table-cell table:style-name="ce102"/>
          <table:table-cell table:style-name="ce43" office:value-type="string" calcext:value-type="string">
            <text:p>Giurgiu</text:p>
          </table:table-cell>
          <table:table-cell table:style-name="ce105"/>
          <table:table-cell table:style-name="ce43" office:value-type="string" calcext:value-type="string">
            <text:p>GR</text:p>
          </table:table-cell>
          <table:table-cell table:style-name="ce72" office:value-type="float" office:value="297" calcext:value-type="float">
            <text:p>297</text:p>
          </table:table-cell>
          <table:table-cell table:style-name="ce32"/>
          <table:table-cell table:number-columns-repeated="1018"/>
        </table:table-row>
        <table:table-row table:style-name="ro2">
          <table:table-cell table:style-name="ce102"/>
          <table:table-cell table:style-name="ce43" office:value-type="string" calcext:value-type="string">
            <text:p>Gorj</text:p>
          </table:table-cell>
          <table:table-cell table:style-name="ce105"/>
          <table:table-cell table:style-name="ce43" office:value-type="string" calcext:value-type="string">
            <text:p>GJ</text:p>
          </table:table-cell>
          <table:table-cell table:style-name="ce72" office:value-type="float" office:value="298" calcext:value-type="float">
            <text:p>298</text:p>
          </table:table-cell>
          <table:table-cell table:style-name="ce32"/>
          <table:table-cell table:number-columns-repeated="1018"/>
        </table:table-row>
        <table:table-row table:style-name="ro2">
          <table:table-cell table:style-name="ce102"/>
          <table:table-cell table:style-name="ce43" office:value-type="string" calcext:value-type="string">
            <text:p>Harghita</text:p>
          </table:table-cell>
          <table:table-cell table:style-name="ce105"/>
          <table:table-cell table:style-name="ce43" office:value-type="string" calcext:value-type="string">
            <text:p>HR</text:p>
          </table:table-cell>
          <table:table-cell table:style-name="ce72" office:value-type="float" office:value="299" calcext:value-type="float">
            <text:p>299</text:p>
          </table:table-cell>
          <table:table-cell table:style-name="ce32"/>
          <table:table-cell table:number-columns-repeated="1018"/>
        </table:table-row>
        <table:table-row table:style-name="ro2">
          <table:table-cell table:style-name="ce102"/>
          <table:table-cell table:style-name="ce43" office:value-type="string" calcext:value-type="string">
            <text:p>Hunedoara</text:p>
          </table:table-cell>
          <table:table-cell table:style-name="ce105"/>
          <table:table-cell table:style-name="ce43" office:value-type="string" calcext:value-type="string">
            <text:p>HD</text:p>
          </table:table-cell>
          <table:table-cell table:style-name="ce72" office:value-type="float" office:value="300" calcext:value-type="float">
            <text:p>300</text:p>
          </table:table-cell>
          <table:table-cell table:style-name="ce32"/>
          <table:table-cell table:number-columns-repeated="1018"/>
        </table:table-row>
        <table:table-row table:style-name="ro2">
          <table:table-cell table:style-name="ce102"/>
          <table:table-cell table:style-name="ce43" office:value-type="string" calcext:value-type="string">
            <text:p>Ialomiţa</text:p>
          </table:table-cell>
          <table:table-cell table:style-name="ce105"/>
          <table:table-cell table:style-name="ce43" office:value-type="string" calcext:value-type="string">
            <text:p>IL</text:p>
          </table:table-cell>
          <table:table-cell table:style-name="ce72" office:value-type="float" office:value="301" calcext:value-type="float">
            <text:p>301</text:p>
          </table:table-cell>
          <table:table-cell table:style-name="ce32"/>
          <table:table-cell table:number-columns-repeated="1018"/>
        </table:table-row>
        <table:table-row table:style-name="ro2">
          <table:table-cell table:style-name="ce102"/>
          <table:table-cell table:style-name="ce43" office:value-type="string" calcext:value-type="string">
            <text:p>Iaşi</text:p>
          </table:table-cell>
          <table:table-cell table:style-name="ce105"/>
          <table:table-cell table:style-name="ce43" office:value-type="string" calcext:value-type="string">
            <text:p>IS</text:p>
          </table:table-cell>
          <table:table-cell table:style-name="ce72" office:value-type="float" office:value="302" calcext:value-type="float">
            <text:p>302</text:p>
          </table:table-cell>
          <table:table-cell table:style-name="ce32"/>
          <table:table-cell table:number-columns-repeated="1018"/>
        </table:table-row>
        <table:table-row table:style-name="ro2">
          <table:table-cell table:style-name="ce102"/>
          <table:table-cell table:style-name="ce43" office:value-type="string" calcext:value-type="string">
            <text:p>Ilfov</text:p>
          </table:table-cell>
          <table:table-cell table:style-name="ce105"/>
          <table:table-cell table:style-name="ce43" office:value-type="string" calcext:value-type="string">
            <text:p>IF</text:p>
          </table:table-cell>
          <table:table-cell table:style-name="ce72" office:value-type="float" office:value="303" calcext:value-type="float">
            <text:p>303</text:p>
          </table:table-cell>
          <table:table-cell table:style-name="ce32"/>
          <table:table-cell table:number-columns-repeated="1018"/>
        </table:table-row>
        <table:table-row table:style-name="ro2">
          <table:table-cell table:style-name="ce102"/>
          <table:table-cell table:style-name="ce43" office:value-type="string" calcext:value-type="string">
            <text:p>Maramureş</text:p>
          </table:table-cell>
          <table:table-cell table:style-name="ce105"/>
          <table:table-cell table:style-name="ce43" office:value-type="string" calcext:value-type="string">
            <text:p>MM</text:p>
          </table:table-cell>
          <table:table-cell table:style-name="ce72" office:value-type="float" office:value="304" calcext:value-type="float">
            <text:p>304</text:p>
          </table:table-cell>
          <table:table-cell table:style-name="ce32"/>
          <table:table-cell table:number-columns-repeated="1018"/>
        </table:table-row>
        <table:table-row table:style-name="ro2">
          <table:table-cell table:style-name="ce102"/>
          <table:table-cell table:style-name="ce43" office:value-type="string" calcext:value-type="string">
            <text:p>Mehedinţi</text:p>
          </table:table-cell>
          <table:table-cell table:style-name="ce105"/>
          <table:table-cell table:style-name="ce43" office:value-type="string" calcext:value-type="string">
            <text:p>MH</text:p>
          </table:table-cell>
          <table:table-cell table:style-name="ce72" office:value-type="float" office:value="305" calcext:value-type="float">
            <text:p>305</text:p>
          </table:table-cell>
          <table:table-cell table:style-name="ce32"/>
          <table:table-cell table:number-columns-repeated="1018"/>
        </table:table-row>
        <table:table-row table:style-name="ro2">
          <table:table-cell table:style-name="ce102"/>
          <table:table-cell table:style-name="ce43" office:value-type="string" calcext:value-type="string">
            <text:p>Mureş</text:p>
          </table:table-cell>
          <table:table-cell table:style-name="ce105"/>
          <table:table-cell table:style-name="ce43" office:value-type="string" calcext:value-type="string">
            <text:p>MS</text:p>
          </table:table-cell>
          <table:table-cell table:style-name="ce72" office:value-type="float" office:value="306" calcext:value-type="float">
            <text:p>306</text:p>
          </table:table-cell>
          <table:table-cell table:style-name="ce32"/>
          <table:table-cell table:number-columns-repeated="1018"/>
        </table:table-row>
        <table:table-row table:style-name="ro2">
          <table:table-cell table:style-name="ce102"/>
          <table:table-cell table:style-name="ce43" office:value-type="string" calcext:value-type="string">
            <text:p>Neamţ</text:p>
          </table:table-cell>
          <table:table-cell table:style-name="ce105"/>
          <table:table-cell table:style-name="ce43" office:value-type="string" calcext:value-type="string">
            <text:p>NT</text:p>
          </table:table-cell>
          <table:table-cell table:style-name="ce72" office:value-type="float" office:value="307" calcext:value-type="float">
            <text:p>307</text:p>
          </table:table-cell>
          <table:table-cell table:style-name="ce32"/>
          <table:table-cell table:number-columns-repeated="1018"/>
        </table:table-row>
        <table:table-row table:style-name="ro2">
          <table:table-cell table:style-name="ce102"/>
          <table:table-cell table:style-name="ce43" office:value-type="string" calcext:value-type="string">
            <text:p>Olt</text:p>
          </table:table-cell>
          <table:table-cell table:style-name="ce105"/>
          <table:table-cell table:style-name="ce43" office:value-type="string" calcext:value-type="string">
            <text:p>OT</text:p>
          </table:table-cell>
          <table:table-cell table:style-name="ce72" office:value-type="float" office:value="308" calcext:value-type="float">
            <text:p>308</text:p>
          </table:table-cell>
          <table:table-cell table:style-name="ce32"/>
          <table:table-cell table:number-columns-repeated="1018"/>
        </table:table-row>
        <table:table-row table:style-name="ro2">
          <table:table-cell table:style-name="ce102"/>
          <table:table-cell table:style-name="ce43" office:value-type="string" calcext:value-type="string">
            <text:p>Prahova</text:p>
          </table:table-cell>
          <table:table-cell table:style-name="ce105"/>
          <table:table-cell table:style-name="ce43" office:value-type="string" calcext:value-type="string">
            <text:p>PH</text:p>
          </table:table-cell>
          <table:table-cell table:style-name="ce72" office:value-type="float" office:value="309" calcext:value-type="float">
            <text:p>309</text:p>
          </table:table-cell>
          <table:table-cell table:style-name="ce32"/>
          <table:table-cell table:number-columns-repeated="1018"/>
        </table:table-row>
        <table:table-row table:style-name="ro2">
          <table:table-cell table:style-name="ce102"/>
          <table:table-cell table:style-name="ce43" office:value-type="string" calcext:value-type="string">
            <text:p>Satu-Mare</text:p>
          </table:table-cell>
          <table:table-cell table:style-name="ce105"/>
          <table:table-cell table:style-name="ce43" office:value-type="string" calcext:value-type="string">
            <text:p>SM</text:p>
          </table:table-cell>
          <table:table-cell table:style-name="ce72" office:value-type="float" office:value="310" calcext:value-type="float">
            <text:p>310</text:p>
          </table:table-cell>
          <table:table-cell table:style-name="ce32"/>
          <table:table-cell table:number-columns-repeated="1018"/>
        </table:table-row>
        <table:table-row table:style-name="ro2">
          <table:table-cell table:style-name="ce102"/>
          <table:table-cell table:style-name="ce43" office:value-type="string" calcext:value-type="string">
            <text:p>Sălaj</text:p>
          </table:table-cell>
          <table:table-cell table:style-name="ce105"/>
          <table:table-cell table:style-name="ce43" office:value-type="string" calcext:value-type="string">
            <text:p>SJ</text:p>
          </table:table-cell>
          <table:table-cell table:style-name="ce72" office:value-type="float" office:value="311" calcext:value-type="float">
            <text:p>311</text:p>
          </table:table-cell>
          <table:table-cell table:style-name="ce32"/>
          <table:table-cell table:number-columns-repeated="1018"/>
        </table:table-row>
        <table:table-row table:style-name="ro2">
          <table:table-cell table:style-name="ce102"/>
          <table:table-cell table:style-name="ce43" office:value-type="string" calcext:value-type="string">
            <text:p>Sibiu</text:p>
          </table:table-cell>
          <table:table-cell table:style-name="ce105"/>
          <table:table-cell table:style-name="ce43" office:value-type="string" calcext:value-type="string">
            <text:p>SB</text:p>
          </table:table-cell>
          <table:table-cell table:style-name="ce72" office:value-type="float" office:value="312" calcext:value-type="float">
            <text:p>312</text:p>
          </table:table-cell>
          <table:table-cell table:style-name="ce32"/>
          <table:table-cell table:number-columns-repeated="1018"/>
        </table:table-row>
        <table:table-row table:style-name="ro2">
          <table:table-cell table:style-name="ce102"/>
          <table:table-cell table:style-name="ce43" office:value-type="string" calcext:value-type="string">
            <text:p>Suceava</text:p>
          </table:table-cell>
          <table:table-cell table:style-name="ce105"/>
          <table:table-cell table:style-name="ce43" office:value-type="string" calcext:value-type="string">
            <text:p>SV</text:p>
          </table:table-cell>
          <table:table-cell table:style-name="ce72" office:value-type="float" office:value="313" calcext:value-type="float">
            <text:p>313</text:p>
          </table:table-cell>
          <table:table-cell table:style-name="ce32"/>
          <table:table-cell table:number-columns-repeated="1018"/>
        </table:table-row>
        <table:table-row table:style-name="ro2">
          <table:table-cell table:style-name="ce102"/>
          <table:table-cell table:style-name="ce43" office:value-type="string" calcext:value-type="string">
            <text:p>Teleorman</text:p>
          </table:table-cell>
          <table:table-cell table:style-name="ce105"/>
          <table:table-cell table:style-name="ce43" office:value-type="string" calcext:value-type="string">
            <text:p>TR</text:p>
          </table:table-cell>
          <table:table-cell table:style-name="ce72" office:value-type="float" office:value="314" calcext:value-type="float">
            <text:p>314</text:p>
          </table:table-cell>
          <table:table-cell table:style-name="ce32"/>
          <table:table-cell table:number-columns-repeated="1018"/>
        </table:table-row>
        <table:table-row table:style-name="ro2">
          <table:table-cell table:style-name="ce102"/>
          <table:table-cell table:style-name="ce43" office:value-type="string" calcext:value-type="string">
            <text:p>Timiş</text:p>
          </table:table-cell>
          <table:table-cell table:style-name="ce105"/>
          <table:table-cell table:style-name="ce43" office:value-type="string" calcext:value-type="string">
            <text:p>TM</text:p>
          </table:table-cell>
          <table:table-cell table:style-name="ce72" office:value-type="float" office:value="315" calcext:value-type="float">
            <text:p>315</text:p>
          </table:table-cell>
          <table:table-cell table:style-name="ce32"/>
          <table:table-cell table:number-columns-repeated="1018"/>
        </table:table-row>
        <table:table-row table:style-name="ro2">
          <table:table-cell table:style-name="ce102"/>
          <table:table-cell table:style-name="ce43" office:value-type="string" calcext:value-type="string">
            <text:p>Tulcea</text:p>
          </table:table-cell>
          <table:table-cell table:style-name="ce105"/>
          <table:table-cell table:style-name="ce43" office:value-type="string" calcext:value-type="string">
            <text:p>TL</text:p>
          </table:table-cell>
          <table:table-cell table:style-name="ce72" office:value-type="float" office:value="316" calcext:value-type="float">
            <text:p>316</text:p>
          </table:table-cell>
          <table:table-cell table:style-name="ce32"/>
          <table:table-cell table:number-columns-repeated="1018"/>
        </table:table-row>
        <table:table-row table:style-name="ro2">
          <table:table-cell table:style-name="ce102"/>
          <table:table-cell table:style-name="ce43" office:value-type="string" calcext:value-type="string">
            <text:p>Vaslui</text:p>
          </table:table-cell>
          <table:table-cell table:style-name="ce105"/>
          <table:table-cell table:style-name="ce43" office:value-type="string" calcext:value-type="string">
            <text:p>VS</text:p>
          </table:table-cell>
          <table:table-cell table:style-name="ce72" office:value-type="float" office:value="317" calcext:value-type="float">
            <text:p>317</text:p>
          </table:table-cell>
          <table:table-cell table:style-name="ce32"/>
          <table:table-cell table:number-columns-repeated="1018"/>
        </table:table-row>
        <table:table-row table:style-name="ro2">
          <table:table-cell table:style-name="ce102"/>
          <table:table-cell table:style-name="ce43" office:value-type="string" calcext:value-type="string">
            <text:p>Vâlcea</text:p>
          </table:table-cell>
          <table:table-cell table:style-name="ce105"/>
          <table:table-cell table:style-name="ce43" office:value-type="string" calcext:value-type="string">
            <text:p>VL</text:p>
          </table:table-cell>
          <table:table-cell table:style-name="ce72" office:value-type="float" office:value="318" calcext:value-type="float">
            <text:p>318</text:p>
          </table:table-cell>
          <table:table-cell table:style-name="ce32"/>
          <table:table-cell table:number-columns-repeated="1018"/>
        </table:table-row>
        <table:table-row table:style-name="ro2">
          <table:table-cell table:style-name="ce102"/>
          <table:table-cell table:style-name="ce43" office:value-type="string" calcext:value-type="string">
            <text:p>Vrancea</text:p>
          </table:table-cell>
          <table:table-cell table:style-name="ce105"/>
          <table:table-cell table:style-name="ce43" office:value-type="string" calcext:value-type="string">
            <text:p>VN</text:p>
          </table:table-cell>
          <table:table-cell table:style-name="ce72" office:value-type="float" office:value="319" calcext:value-type="float">
            <text:p>319</text:p>
          </table:table-cell>
          <table:table-cell table:style-name="ce32"/>
          <table:table-cell table:number-columns-repeated="1018"/>
        </table:table-row>
        <table:table-row table:style-name="ro2">
          <table:table-cell table:style-name="ce101" office:value-type="string" calcext:value-type="string">
            <text:p>Russia</text:p>
          </table:table-cell>
          <table:table-cell table:style-name="ce45"/>
          <table:table-cell table:style-name="ce71" office:value-type="string" calcext:value-type="string">
            <text:p>R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Rwanda</text:p>
          </table:table-cell>
          <table:table-cell table:style-name="ce45"/>
          <table:table-cell table:style-name="ce71" office:value-type="string" calcext:value-type="string">
            <text:p>R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moa</text:p>
          </table:table-cell>
          <table:table-cell table:style-name="ce45"/>
          <table:table-cell table:style-name="ce71" office:value-type="string" calcext:value-type="string">
            <text:p>W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n Marino</text:p>
          </table:table-cell>
          <table:table-cell table:style-name="ce45"/>
          <table:table-cell table:style-name="ce71" office:value-type="string" calcext:value-type="string">
            <text:p>S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ão Tomé &amp;amp; Príncipe</text:p>
          </table:table-cell>
          <table:table-cell table:style-name="ce45"/>
          <table:table-cell table:style-name="ce71" office:value-type="string" calcext:value-type="string">
            <text:p>S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audi Arabia</text:p>
          </table:table-cell>
          <table:table-cell table:style-name="ce45"/>
          <table:table-cell table:style-name="ce71" office:value-type="string" calcext:value-type="string">
            <text:p>S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negal</text:p>
          </table:table-cell>
          <table:table-cell table:style-name="ce45"/>
          <table:table-cell table:style-name="ce71" office:value-type="string" calcext:value-type="string">
            <text:p>S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rbia</text:p>
          </table:table-cell>
          <table:table-cell table:style-name="ce45"/>
          <table:table-cell table:style-name="ce71" office:value-type="string" calcext:value-type="string">
            <text:p>R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eychelles</text:p>
          </table:table-cell>
          <table:table-cell table:style-name="ce45"/>
          <table:table-cell table:style-name="ce71" office:value-type="string" calcext:value-type="string">
            <text:p>S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ierra Leone</text:p>
          </table:table-cell>
          <table:table-cell table:style-name="ce45"/>
          <table:table-cell table:style-name="ce71" office:value-type="string" calcext:value-type="string">
            <text:p>S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ingapore</text:p>
          </table:table-cell>
          <table:table-cell table:style-name="ce45"/>
          <table:table-cell table:style-name="ce71" office:value-type="string" calcext:value-type="string">
            <text:p>S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lovakia</text:p>
          </table:table-cell>
          <table:table-cell table:style-name="ce45"/>
          <table:table-cell table:style-name="ce71" office:value-type="string" calcext:value-type="string">
            <text:p>S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lovenia</text:p>
          </table:table-cell>
          <table:table-cell table:style-name="ce45"/>
          <table:table-cell table:style-name="ce71" office:value-type="string" calcext:value-type="string">
            <text:p>S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lomon Islands</text:p>
          </table:table-cell>
          <table:table-cell table:style-name="ce45"/>
          <table:table-cell table:style-name="ce71" office:value-type="string" calcext:value-type="string">
            <text:p>S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malia</text:p>
          </table:table-cell>
          <table:table-cell table:style-name="ce45"/>
          <table:table-cell table:style-name="ce71" office:value-type="string" calcext:value-type="string">
            <text:p>S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Africa</text:p>
          </table:table-cell>
          <table:table-cell table:style-name="ce45"/>
          <table:table-cell table:style-name="ce71" office:value-type="string" calcext:value-type="string">
            <text:p>Z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Georgia &amp;amp; South Sandwich Islands</text:p>
          </table:table-cell>
          <table:table-cell table:style-name="ce45"/>
          <table:table-cell table:style-name="ce71" office:value-type="string" calcext:value-type="string">
            <text:p>GS</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outh Korea</text:p>
          </table:table-cell>
          <table:table-cell table:style-name="ce45"/>
          <table:table-cell table:style-name="ce106" office:value-type="string" calcext:value-type="string">
            <text:p>K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pain</text:p>
          </table:table-cell>
          <table:table-cell table:style-name="ce45"/>
          <table:table-cell table:style-name="ce71" office:value-type="string" calcext:value-type="string">
            <text:p>ES</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 Coruña</text:p>
          </table:table-cell>
          <table:table-cell table:style-name="ce105"/>
          <table:table-cell table:style-name="ce43" office:value-type="string" calcext:value-type="string">
            <text:p>A Coruсa</text:p>
          </table:table-cell>
          <table:table-cell table:style-name="ce72" office:value-type="float" office:value="130" calcext:value-type="float">
            <text:p>130</text:p>
          </table:table-cell>
          <table:table-cell table:style-name="ce32"/>
          <table:table-cell table:number-columns-repeated="1018"/>
        </table:table-row>
        <table:table-row table:style-name="ro2">
          <table:table-cell table:style-name="ce102"/>
          <table:table-cell table:style-name="ce43" office:value-type="string" calcext:value-type="string">
            <text:p>Alava</text:p>
          </table:table-cell>
          <table:table-cell table:style-name="ce105"/>
          <table:table-cell table:style-name="ce43" office:value-type="string" calcext:value-type="string">
            <text:p>Alava</text:p>
          </table:table-cell>
          <table:table-cell table:style-name="ce72" office:value-type="float" office:value="131" calcext:value-type="float">
            <text:p>131</text:p>
          </table:table-cell>
          <table:table-cell table:style-name="ce32"/>
          <table:table-cell table:number-columns-repeated="1018"/>
        </table:table-row>
        <table:table-row table:style-name="ro2">
          <table:table-cell table:style-name="ce102"/>
          <table:table-cell table:style-name="ce43" office:value-type="string" calcext:value-type="string">
            <text:p>Albacete</text:p>
          </table:table-cell>
          <table:table-cell table:style-name="ce105"/>
          <table:table-cell table:style-name="ce43" office:value-type="string" calcext:value-type="string">
            <text:p>Albacete</text:p>
          </table:table-cell>
          <table:table-cell table:style-name="ce72" office:value-type="float" office:value="132" calcext:value-type="float">
            <text:p>132</text:p>
          </table:table-cell>
          <table:table-cell table:style-name="ce32"/>
          <table:table-cell table:number-columns-repeated="1018"/>
        </table:table-row>
        <table:table-row table:style-name="ro2">
          <table:table-cell table:style-name="ce102"/>
          <table:table-cell table:style-name="ce43" office:value-type="string" calcext:value-type="string">
            <text:p>Alicante</text:p>
          </table:table-cell>
          <table:table-cell table:style-name="ce105"/>
          <table:table-cell table:style-name="ce43" office:value-type="string" calcext:value-type="string">
            <text:p>Alicante</text:p>
          </table:table-cell>
          <table:table-cell table:style-name="ce72" office:value-type="float" office:value="133" calcext:value-type="float">
            <text:p>133</text:p>
          </table:table-cell>
          <table:table-cell table:style-name="ce32"/>
          <table:table-cell table:number-columns-repeated="1018"/>
        </table:table-row>
        <table:table-row table:style-name="ro2">
          <table:table-cell table:style-name="ce102"/>
          <table:table-cell table:style-name="ce43" office:value-type="string" calcext:value-type="string">
            <text:p>Almeria</text:p>
          </table:table-cell>
          <table:table-cell table:style-name="ce105"/>
          <table:table-cell table:style-name="ce43" office:value-type="string" calcext:value-type="string">
            <text:p>Almeria</text:p>
          </table:table-cell>
          <table:table-cell table:style-name="ce72" office:value-type="float" office:value="134" calcext:value-type="float">
            <text:p>134</text:p>
          </table:table-cell>
          <table:table-cell table:style-name="ce32"/>
          <table:table-cell table:number-columns-repeated="1018"/>
        </table:table-row>
        <table:table-row table:style-name="ro2">
          <table:table-cell table:style-name="ce102"/>
          <table:table-cell table:style-name="ce43" office:value-type="string" calcext:value-type="string">
            <text:p>Asturias</text:p>
          </table:table-cell>
          <table:table-cell table:style-name="ce105"/>
          <table:table-cell table:style-name="ce43" office:value-type="string" calcext:value-type="string">
            <text:p>Asturias</text:p>
          </table:table-cell>
          <table:table-cell table:style-name="ce72" office:value-type="float" office:value="135" calcext:value-type="float">
            <text:p>135</text:p>
          </table:table-cell>
          <table:table-cell table:style-name="ce32"/>
          <table:table-cell table:number-columns-repeated="1018"/>
        </table:table-row>
        <table:table-row table:style-name="ro2">
          <table:table-cell table:style-name="ce102"/>
          <table:table-cell table:style-name="ce43" office:value-type="string" calcext:value-type="string">
            <text:p>Avila</text:p>
          </table:table-cell>
          <table:table-cell table:style-name="ce105"/>
          <table:table-cell table:style-name="ce43" office:value-type="string" calcext:value-type="string">
            <text:p>Avila</text:p>
          </table:table-cell>
          <table:table-cell table:style-name="ce72" office:value-type="float" office:value="136" calcext:value-type="float">
            <text:p>136</text:p>
          </table:table-cell>
          <table:table-cell table:style-name="ce32"/>
          <table:table-cell table:number-columns-repeated="1018"/>
        </table:table-row>
        <table:table-row table:style-name="ro2">
          <table:table-cell table:style-name="ce102"/>
          <table:table-cell table:style-name="ce43" office:value-type="string" calcext:value-type="string">
            <text:p>Badajoz</text:p>
          </table:table-cell>
          <table:table-cell table:style-name="ce105"/>
          <table:table-cell table:style-name="ce43" office:value-type="string" calcext:value-type="string">
            <text:p>Badajoz</text:p>
          </table:table-cell>
          <table:table-cell table:style-name="ce72" office:value-type="float" office:value="137" calcext:value-type="float">
            <text:p>137</text:p>
          </table:table-cell>
          <table:table-cell table:style-name="ce32"/>
          <table:table-cell table:number-columns-repeated="1018"/>
        </table:table-row>
        <table:table-row table:style-name="ro2">
          <table:table-cell table:style-name="ce102"/>
          <table:table-cell table:style-name="ce43" office:value-type="string" calcext:value-type="string">
            <text:p>Baleares</text:p>
          </table:table-cell>
          <table:table-cell table:style-name="ce105"/>
          <table:table-cell table:style-name="ce43" office:value-type="string" calcext:value-type="string">
            <text:p>Baleares</text:p>
          </table:table-cell>
          <table:table-cell table:style-name="ce72" office:value-type="float" office:value="138" calcext:value-type="float">
            <text:p>138</text:p>
          </table:table-cell>
          <table:table-cell table:style-name="ce32"/>
          <table:table-cell table:number-columns-repeated="1018"/>
        </table:table-row>
        <table:table-row table:style-name="ro2">
          <table:table-cell table:style-name="ce102"/>
          <table:table-cell table:style-name="ce43" office:value-type="string" calcext:value-type="string">
            <text:p>Barcelona</text:p>
          </table:table-cell>
          <table:table-cell table:style-name="ce105"/>
          <table:table-cell table:style-name="ce43" office:value-type="string" calcext:value-type="string">
            <text:p>Barcelona</text:p>
          </table:table-cell>
          <table:table-cell table:style-name="ce72" office:value-type="float" office:value="139" calcext:value-type="float">
            <text:p>139</text:p>
          </table:table-cell>
          <table:table-cell table:style-name="ce32"/>
          <table:table-cell table:number-columns-repeated="1018"/>
        </table:table-row>
        <table:table-row table:style-name="ro2">
          <table:table-cell table:style-name="ce102"/>
          <table:table-cell table:style-name="ce43" office:value-type="string" calcext:value-type="string">
            <text:p>Burgos</text:p>
          </table:table-cell>
          <table:table-cell table:style-name="ce105"/>
          <table:table-cell table:style-name="ce43" office:value-type="string" calcext:value-type="string">
            <text:p>Burgos</text:p>
          </table:table-cell>
          <table:table-cell table:style-name="ce72" office:value-type="float" office:value="140" calcext:value-type="float">
            <text:p>140</text:p>
          </table:table-cell>
          <table:table-cell table:style-name="ce32"/>
          <table:table-cell table:number-columns-repeated="1018"/>
        </table:table-row>
        <table:table-row table:style-name="ro2">
          <table:table-cell table:style-name="ce102"/>
          <table:table-cell table:style-name="ce43" office:value-type="string" calcext:value-type="string">
            <text:p>Caceres</text:p>
          </table:table-cell>
          <table:table-cell table:style-name="ce105"/>
          <table:table-cell table:style-name="ce43" office:value-type="string" calcext:value-type="string">
            <text:p>Caceres</text:p>
          </table:table-cell>
          <table:table-cell table:style-name="ce72" office:value-type="float" office:value="141" calcext:value-type="float">
            <text:p>141</text:p>
          </table:table-cell>
          <table:table-cell table:style-name="ce32"/>
          <table:table-cell table:number-columns-repeated="1018"/>
        </table:table-row>
        <table:table-row table:style-name="ro2">
          <table:table-cell table:style-name="ce102"/>
          <table:table-cell table:style-name="ce43" office:value-type="string" calcext:value-type="string">
            <text:p>Cadiz</text:p>
          </table:table-cell>
          <table:table-cell table:style-name="ce105"/>
          <table:table-cell table:style-name="ce43" office:value-type="string" calcext:value-type="string">
            <text:p>Cadiz</text:p>
          </table:table-cell>
          <table:table-cell table:style-name="ce72" office:value-type="float" office:value="142" calcext:value-type="float">
            <text:p>142</text:p>
          </table:table-cell>
          <table:table-cell table:style-name="ce32"/>
          <table:table-cell table:number-columns-repeated="1018"/>
        </table:table-row>
        <table:table-row table:style-name="ro2">
          <table:table-cell table:style-name="ce102"/>
          <table:table-cell table:style-name="ce43" office:value-type="string" calcext:value-type="string">
            <text:p>Cantabria</text:p>
          </table:table-cell>
          <table:table-cell table:style-name="ce105"/>
          <table:table-cell table:style-name="ce43" office:value-type="string" calcext:value-type="string">
            <text:p>Cantabria</text:p>
          </table:table-cell>
          <table:table-cell table:style-name="ce72" office:value-type="float" office:value="143" calcext:value-type="float">
            <text:p>143</text:p>
          </table:table-cell>
          <table:table-cell table:style-name="ce32"/>
          <table:table-cell table:number-columns-repeated="1018"/>
        </table:table-row>
        <table:table-row table:style-name="ro2">
          <table:table-cell table:style-name="ce102"/>
          <table:table-cell table:style-name="ce43" office:value-type="string" calcext:value-type="string">
            <text:p>Castellon</text:p>
          </table:table-cell>
          <table:table-cell table:style-name="ce105"/>
          <table:table-cell table:style-name="ce43" office:value-type="string" calcext:value-type="string">
            <text:p>Castellon</text:p>
          </table:table-cell>
          <table:table-cell table:style-name="ce72" office:value-type="float" office:value="144" calcext:value-type="float">
            <text:p>144</text:p>
          </table:table-cell>
          <table:table-cell table:style-name="ce32"/>
          <table:table-cell table:number-columns-repeated="1018"/>
        </table:table-row>
        <table:table-row table:style-name="ro2">
          <table:table-cell table:style-name="ce102"/>
          <table:table-cell table:style-name="ce43" office:value-type="string" calcext:value-type="string">
            <text:p>Ceuta</text:p>
          </table:table-cell>
          <table:table-cell table:style-name="ce105"/>
          <table:table-cell table:style-name="ce43" office:value-type="string" calcext:value-type="string">
            <text:p>Ceuta</text:p>
          </table:table-cell>
          <table:table-cell table:style-name="ce72" office:value-type="float" office:value="145" calcext:value-type="float">
            <text:p>145</text:p>
          </table:table-cell>
          <table:table-cell table:style-name="ce32"/>
          <table:table-cell table:number-columns-repeated="1018"/>
        </table:table-row>
        <table:table-row table:style-name="ro2">
          <table:table-cell table:style-name="ce102"/>
          <table:table-cell table:style-name="ce43" office:value-type="string" calcext:value-type="string">
            <text:p>Ciudad Real</text:p>
          </table:table-cell>
          <table:table-cell table:style-name="ce105"/>
          <table:table-cell table:style-name="ce43" office:value-type="string" calcext:value-type="string">
            <text:p>Ciudad Real</text:p>
          </table:table-cell>
          <table:table-cell table:style-name="ce72" office:value-type="float" office:value="146" calcext:value-type="float">
            <text:p>146</text:p>
          </table:table-cell>
          <table:table-cell table:style-name="ce32"/>
          <table:table-cell table:number-columns-repeated="1018"/>
        </table:table-row>
        <table:table-row table:style-name="ro2">
          <table:table-cell table:style-name="ce102"/>
          <table:table-cell table:style-name="ce43" office:value-type="string" calcext:value-type="string">
            <text:p>Cordoba</text:p>
          </table:table-cell>
          <table:table-cell table:style-name="ce105"/>
          <table:table-cell table:style-name="ce43" office:value-type="string" calcext:value-type="string">
            <text:p>Cordoba</text:p>
          </table:table-cell>
          <table:table-cell table:style-name="ce72" office:value-type="float" office:value="147" calcext:value-type="float">
            <text:p>147</text:p>
          </table:table-cell>
          <table:table-cell table:style-name="ce32"/>
          <table:table-cell table:number-columns-repeated="1018"/>
        </table:table-row>
        <table:table-row table:style-name="ro2">
          <table:table-cell table:style-name="ce102"/>
          <table:table-cell table:style-name="ce43" office:value-type="string" calcext:value-type="string">
            <text:p>Cuenca</text:p>
          </table:table-cell>
          <table:table-cell table:style-name="ce105"/>
          <table:table-cell table:style-name="ce43" office:value-type="string" calcext:value-type="string">
            <text:p>Cuenca</text:p>
          </table:table-cell>
          <table:table-cell table:style-name="ce72" office:value-type="float" office:value="148" calcext:value-type="float">
            <text:p>148</text:p>
          </table:table-cell>
          <table:table-cell table:style-name="ce32"/>
          <table:table-cell table:number-columns-repeated="1018"/>
        </table:table-row>
        <table:table-row table:style-name="ro2">
          <table:table-cell table:style-name="ce102"/>
          <table:table-cell table:style-name="ce43" office:value-type="string" calcext:value-type="string">
            <text:p>Girona</text:p>
          </table:table-cell>
          <table:table-cell table:style-name="ce105"/>
          <table:table-cell table:style-name="ce43" office:value-type="string" calcext:value-type="string">
            <text:p>Girona</text:p>
          </table:table-cell>
          <table:table-cell table:style-name="ce72" office:value-type="float" office:value="149" calcext:value-type="float">
            <text:p>149</text:p>
          </table:table-cell>
          <table:table-cell table:style-name="ce32"/>
          <table:table-cell table:number-columns-repeated="1018"/>
        </table:table-row>
        <table:table-row table:style-name="ro2">
          <table:table-cell table:style-name="ce102"/>
          <table:table-cell table:style-name="ce43" office:value-type="string" calcext:value-type="string">
            <text:p>Granada</text:p>
          </table:table-cell>
          <table:table-cell table:style-name="ce105"/>
          <table:table-cell table:style-name="ce43" office:value-type="string" calcext:value-type="string">
            <text:p>Granada</text:p>
          </table:table-cell>
          <table:table-cell table:style-name="ce72" office:value-type="float" office:value="150" calcext:value-type="float">
            <text:p>150</text:p>
          </table:table-cell>
          <table:table-cell table:style-name="ce32"/>
          <table:table-cell table:number-columns-repeated="1018"/>
        </table:table-row>
        <table:table-row table:style-name="ro2">
          <table:table-cell table:style-name="ce102"/>
          <table:table-cell table:style-name="ce43" office:value-type="string" calcext:value-type="string">
            <text:p>Guadalajara</text:p>
          </table:table-cell>
          <table:table-cell table:style-name="ce105"/>
          <table:table-cell table:style-name="ce43" office:value-type="string" calcext:value-type="string">
            <text:p>Guadalajara</text:p>
          </table:table-cell>
          <table:table-cell table:style-name="ce72" office:value-type="float" office:value="151" calcext:value-type="float">
            <text:p>151</text:p>
          </table:table-cell>
          <table:table-cell table:style-name="ce32"/>
          <table:table-cell table:number-columns-repeated="1018"/>
        </table:table-row>
        <table:table-row table:style-name="ro2">
          <table:table-cell table:style-name="ce102"/>
          <table:table-cell table:style-name="ce43" office:value-type="string" calcext:value-type="string">
            <text:p>Guipuzcoa</text:p>
          </table:table-cell>
          <table:table-cell table:style-name="ce105"/>
          <table:table-cell table:style-name="ce43" office:value-type="string" calcext:value-type="string">
            <text:p>Guipuzcoa</text:p>
          </table:table-cell>
          <table:table-cell table:style-name="ce72" office:value-type="float" office:value="152" calcext:value-type="float">
            <text:p>152</text:p>
          </table:table-cell>
          <table:table-cell table:style-name="ce32"/>
          <table:table-cell table:number-columns-repeated="1018"/>
        </table:table-row>
        <table:table-row table:style-name="ro2">
          <table:table-cell table:style-name="ce102"/>
          <table:table-cell table:style-name="ce43" office:value-type="string" calcext:value-type="string">
            <text:p>Huelva</text:p>
          </table:table-cell>
          <table:table-cell table:style-name="ce105"/>
          <table:table-cell table:style-name="ce43" office:value-type="string" calcext:value-type="string">
            <text:p>Huelva</text:p>
          </table:table-cell>
          <table:table-cell table:style-name="ce72" office:value-type="float" office:value="153" calcext:value-type="float">
            <text:p>153</text:p>
          </table:table-cell>
          <table:table-cell table:style-name="ce32"/>
          <table:table-cell table:number-columns-repeated="1018"/>
        </table:table-row>
        <table:table-row table:style-name="ro2">
          <table:table-cell table:style-name="ce102"/>
          <table:table-cell table:style-name="ce43" office:value-type="string" calcext:value-type="string">
            <text:p>Huesca</text:p>
          </table:table-cell>
          <table:table-cell table:style-name="ce105"/>
          <table:table-cell table:style-name="ce43" office:value-type="string" calcext:value-type="string">
            <text:p>Huesca</text:p>
          </table:table-cell>
          <table:table-cell table:style-name="ce72" office:value-type="float" office:value="154" calcext:value-type="float">
            <text:p>154</text:p>
          </table:table-cell>
          <table:table-cell table:style-name="ce32"/>
          <table:table-cell table:number-columns-repeated="1018"/>
        </table:table-row>
        <table:table-row table:style-name="ro2">
          <table:table-cell table:style-name="ce102"/>
          <table:table-cell table:style-name="ce43" office:value-type="string" calcext:value-type="string">
            <text:p>Jaen</text:p>
          </table:table-cell>
          <table:table-cell table:style-name="ce105"/>
          <table:table-cell table:style-name="ce43" office:value-type="string" calcext:value-type="string">
            <text:p>Jaen</text:p>
          </table:table-cell>
          <table:table-cell table:style-name="ce72" office:value-type="float" office:value="155" calcext:value-type="float">
            <text:p>155</text:p>
          </table:table-cell>
          <table:table-cell table:style-name="ce32"/>
          <table:table-cell table:number-columns-repeated="1018"/>
        </table:table-row>
        <table:table-row table:style-name="ro2">
          <table:table-cell table:style-name="ce102"/>
          <table:table-cell table:style-name="ce43" office:value-type="string" calcext:value-type="string">
            <text:p>La Rioja</text:p>
          </table:table-cell>
          <table:table-cell table:style-name="ce105"/>
          <table:table-cell table:style-name="ce43" office:value-type="string" calcext:value-type="string">
            <text:p>La Rioja</text:p>
          </table:table-cell>
          <table:table-cell table:style-name="ce72" office:value-type="float" office:value="156" calcext:value-type="float">
            <text:p>156</text:p>
          </table:table-cell>
          <table:table-cell table:style-name="ce32"/>
          <table:table-cell table:number-columns-repeated="1018"/>
        </table:table-row>
        <table:table-row table:style-name="ro2">
          <table:table-cell table:style-name="ce102"/>
          <table:table-cell table:style-name="ce43" office:value-type="string" calcext:value-type="string">
            <text:p>Las Palmas</text:p>
          </table:table-cell>
          <table:table-cell table:style-name="ce105"/>
          <table:table-cell table:style-name="ce43" office:value-type="string" calcext:value-type="string">
            <text:p>Las Palmas</text:p>
          </table:table-cell>
          <table:table-cell table:style-name="ce72" office:value-type="float" office:value="157" calcext:value-type="float">
            <text:p>157</text:p>
          </table:table-cell>
          <table:table-cell table:style-name="ce32"/>
          <table:table-cell table:number-columns-repeated="1018"/>
        </table:table-row>
        <table:table-row table:style-name="ro2">
          <table:table-cell table:style-name="ce102"/>
          <table:table-cell table:style-name="ce43" office:value-type="string" calcext:value-type="string">
            <text:p>Leon</text:p>
          </table:table-cell>
          <table:table-cell table:style-name="ce105"/>
          <table:table-cell table:style-name="ce43" office:value-type="string" calcext:value-type="string">
            <text:p>Leon</text:p>
          </table:table-cell>
          <table:table-cell table:style-name="ce72" office:value-type="float" office:value="158" calcext:value-type="float">
            <text:p>158</text:p>
          </table:table-cell>
          <table:table-cell table:style-name="ce32"/>
          <table:table-cell table:number-columns-repeated="1018"/>
        </table:table-row>
        <table:table-row table:style-name="ro2">
          <table:table-cell table:style-name="ce102"/>
          <table:table-cell table:style-name="ce43" office:value-type="string" calcext:value-type="string">
            <text:p>Lleida</text:p>
          </table:table-cell>
          <table:table-cell table:style-name="ce105"/>
          <table:table-cell table:style-name="ce43" office:value-type="string" calcext:value-type="string">
            <text:p>Lleida</text:p>
          </table:table-cell>
          <table:table-cell table:style-name="ce72" office:value-type="float" office:value="159" calcext:value-type="float">
            <text:p>159</text:p>
          </table:table-cell>
          <table:table-cell table:style-name="ce32"/>
          <table:table-cell table:number-columns-repeated="1018"/>
        </table:table-row>
        <table:table-row table:style-name="ro2">
          <table:table-cell table:style-name="ce102"/>
          <table:table-cell table:style-name="ce43" office:value-type="string" calcext:value-type="string">
            <text:p>Lugo</text:p>
          </table:table-cell>
          <table:table-cell table:style-name="ce105"/>
          <table:table-cell table:style-name="ce43" office:value-type="string" calcext:value-type="string">
            <text:p>Lugo</text:p>
          </table:table-cell>
          <table:table-cell table:style-name="ce72" office:value-type="float" office:value="160" calcext:value-type="float">
            <text:p>160</text:p>
          </table:table-cell>
          <table:table-cell table:style-name="ce32"/>
          <table:table-cell table:number-columns-repeated="1018"/>
        </table:table-row>
        <table:table-row table:style-name="ro2">
          <table:table-cell table:style-name="ce102"/>
          <table:table-cell table:style-name="ce43" office:value-type="string" calcext:value-type="string">
            <text:p>Madrid</text:p>
          </table:table-cell>
          <table:table-cell table:style-name="ce105"/>
          <table:table-cell table:style-name="ce43" office:value-type="string" calcext:value-type="string">
            <text:p>Madrid</text:p>
          </table:table-cell>
          <table:table-cell table:style-name="ce72" office:value-type="float" office:value="161" calcext:value-type="float">
            <text:p>161</text:p>
          </table:table-cell>
          <table:table-cell table:style-name="ce32"/>
          <table:table-cell table:number-columns-repeated="1018"/>
        </table:table-row>
        <table:table-row table:style-name="ro2">
          <table:table-cell table:style-name="ce102"/>
          <table:table-cell table:style-name="ce43" office:value-type="string" calcext:value-type="string">
            <text:p>Malaga</text:p>
          </table:table-cell>
          <table:table-cell table:style-name="ce105"/>
          <table:table-cell table:style-name="ce43" office:value-type="string" calcext:value-type="string">
            <text:p>Malaga</text:p>
          </table:table-cell>
          <table:table-cell table:style-name="ce72" office:value-type="float" office:value="162" calcext:value-type="float">
            <text:p>162</text:p>
          </table:table-cell>
          <table:table-cell table:style-name="ce32"/>
          <table:table-cell table:number-columns-repeated="1018"/>
        </table:table-row>
        <table:table-row table:style-name="ro2">
          <table:table-cell table:style-name="ce102"/>
          <table:table-cell table:style-name="ce43" office:value-type="string" calcext:value-type="string">
            <text:p>Melilla</text:p>
          </table:table-cell>
          <table:table-cell table:style-name="ce105"/>
          <table:table-cell table:style-name="ce43" office:value-type="string" calcext:value-type="string">
            <text:p>Melilla</text:p>
          </table:table-cell>
          <table:table-cell table:style-name="ce72" office:value-type="float" office:value="163" calcext:value-type="float">
            <text:p>163</text:p>
          </table:table-cell>
          <table:table-cell table:style-name="ce32"/>
          <table:table-cell table:number-columns-repeated="1018"/>
        </table:table-row>
        <table:table-row table:style-name="ro2">
          <table:table-cell table:style-name="ce102"/>
          <table:table-cell table:style-name="ce43" office:value-type="string" calcext:value-type="string">
            <text:p>Murcia</text:p>
          </table:table-cell>
          <table:table-cell table:style-name="ce105"/>
          <table:table-cell table:style-name="ce43" office:value-type="string" calcext:value-type="string">
            <text:p>Murcia</text:p>
          </table:table-cell>
          <table:table-cell table:style-name="ce72" office:value-type="float" office:value="164" calcext:value-type="float">
            <text:p>164</text:p>
          </table:table-cell>
          <table:table-cell table:style-name="ce32"/>
          <table:table-cell table:number-columns-repeated="1018"/>
        </table:table-row>
        <table:table-row table:style-name="ro2">
          <table:table-cell table:style-name="ce102"/>
          <table:table-cell table:style-name="ce43" office:value-type="string" calcext:value-type="string">
            <text:p>Navarra</text:p>
          </table:table-cell>
          <table:table-cell table:style-name="ce105"/>
          <table:table-cell table:style-name="ce43" office:value-type="string" calcext:value-type="string">
            <text:p>Navarra</text:p>
          </table:table-cell>
          <table:table-cell table:style-name="ce72" office:value-type="float" office:value="165" calcext:value-type="float">
            <text:p>165</text:p>
          </table:table-cell>
          <table:table-cell table:style-name="ce32"/>
          <table:table-cell table:number-columns-repeated="1018"/>
        </table:table-row>
        <table:table-row table:style-name="ro2">
          <table:table-cell table:style-name="ce102"/>
          <table:table-cell table:style-name="ce43" office:value-type="string" calcext:value-type="string">
            <text:p>Ourense</text:p>
          </table:table-cell>
          <table:table-cell table:style-name="ce105"/>
          <table:table-cell table:style-name="ce43" office:value-type="string" calcext:value-type="string">
            <text:p>Ourense</text:p>
          </table:table-cell>
          <table:table-cell table:style-name="ce72" office:value-type="float" office:value="166" calcext:value-type="float">
            <text:p>166</text:p>
          </table:table-cell>
          <table:table-cell table:style-name="ce32"/>
          <table:table-cell table:number-columns-repeated="1018"/>
        </table:table-row>
        <table:table-row table:style-name="ro2">
          <table:table-cell table:style-name="ce102"/>
          <table:table-cell table:style-name="ce43" office:value-type="string" calcext:value-type="string">
            <text:p>Palencia</text:p>
          </table:table-cell>
          <table:table-cell table:style-name="ce105"/>
          <table:table-cell table:style-name="ce43" office:value-type="string" calcext:value-type="string">
            <text:p>Palencia</text:p>
          </table:table-cell>
          <table:table-cell table:style-name="ce72" office:value-type="float" office:value="167" calcext:value-type="float">
            <text:p>167</text:p>
          </table:table-cell>
          <table:table-cell table:style-name="ce32"/>
          <table:table-cell table:number-columns-repeated="1018"/>
        </table:table-row>
        <table:table-row table:style-name="ro2">
          <table:table-cell table:style-name="ce102"/>
          <table:table-cell table:style-name="ce43" office:value-type="string" calcext:value-type="string">
            <text:p>Pontevedra</text:p>
          </table:table-cell>
          <table:table-cell table:style-name="ce105"/>
          <table:table-cell table:style-name="ce43" office:value-type="string" calcext:value-type="string">
            <text:p>Pontevedra</text:p>
          </table:table-cell>
          <table:table-cell table:style-name="ce72" office:value-type="float" office:value="168" calcext:value-type="float">
            <text:p>168</text:p>
          </table:table-cell>
          <table:table-cell table:style-name="ce32"/>
          <table:table-cell table:number-columns-repeated="1018"/>
        </table:table-row>
        <table:table-row table:style-name="ro2">
          <table:table-cell table:style-name="ce102"/>
          <table:table-cell table:style-name="ce43" office:value-type="string" calcext:value-type="string">
            <text:p>Salamanca</text:p>
          </table:table-cell>
          <table:table-cell table:style-name="ce105"/>
          <table:table-cell table:style-name="ce43" office:value-type="string" calcext:value-type="string">
            <text:p>Salamanca</text:p>
          </table:table-cell>
          <table:table-cell table:style-name="ce72" office:value-type="float" office:value="169" calcext:value-type="float">
            <text:p>169</text:p>
          </table:table-cell>
          <table:table-cell table:style-name="ce32"/>
          <table:table-cell table:number-columns-repeated="1018"/>
        </table:table-row>
        <table:table-row table:style-name="ro2">
          <table:table-cell table:style-name="ce102"/>
          <table:table-cell table:style-name="ce104" office:value-type="string" calcext:value-type="string">
            <text:p>Santa Cruz de Tenerife</text:p>
          </table:table-cell>
          <table:table-cell table:style-name="ce105"/>
          <table:table-cell table:style-name="ce43" office:value-type="string" calcext:value-type="string">
            <text:p>Santa Cruz de Tenerife</text:p>
          </table:table-cell>
          <table:table-cell table:style-name="ce72" office:value-type="float" office:value="170" calcext:value-type="float">
            <text:p>170</text:p>
          </table:table-cell>
          <table:table-cell table:style-name="ce32"/>
          <table:table-cell table:number-columns-repeated="1018"/>
        </table:table-row>
        <table:table-row table:style-name="ro2">
          <table:table-cell table:style-name="ce102"/>
          <table:table-cell table:style-name="ce43" office:value-type="string" calcext:value-type="string">
            <text:p>Segovia</text:p>
          </table:table-cell>
          <table:table-cell table:style-name="ce105"/>
          <table:table-cell table:style-name="ce43" office:value-type="string" calcext:value-type="string">
            <text:p>Segovia</text:p>
          </table:table-cell>
          <table:table-cell table:style-name="ce72" office:value-type="float" office:value="171" calcext:value-type="float">
            <text:p>171</text:p>
          </table:table-cell>
          <table:table-cell table:style-name="ce32"/>
          <table:table-cell table:number-columns-repeated="1018"/>
        </table:table-row>
        <table:table-row table:style-name="ro2">
          <table:table-cell table:style-name="ce102"/>
          <table:table-cell table:style-name="ce43" office:value-type="string" calcext:value-type="string">
            <text:p>Sevilla</text:p>
          </table:table-cell>
          <table:table-cell table:style-name="ce105"/>
          <table:table-cell table:style-name="ce43" office:value-type="string" calcext:value-type="string">
            <text:p>Sevilla</text:p>
          </table:table-cell>
          <table:table-cell table:style-name="ce72" office:value-type="float" office:value="172" calcext:value-type="float">
            <text:p>172</text:p>
          </table:table-cell>
          <table:table-cell table:style-name="ce32"/>
          <table:table-cell table:number-columns-repeated="1018"/>
        </table:table-row>
        <table:table-row table:style-name="ro2">
          <table:table-cell table:style-name="ce102"/>
          <table:table-cell table:style-name="ce43" office:value-type="string" calcext:value-type="string">
            <text:p>Soria</text:p>
          </table:table-cell>
          <table:table-cell table:style-name="ce105"/>
          <table:table-cell table:style-name="ce43" office:value-type="string" calcext:value-type="string">
            <text:p>Soria</text:p>
          </table:table-cell>
          <table:table-cell table:style-name="ce72" office:value-type="float" office:value="173" calcext:value-type="float">
            <text:p>173</text:p>
          </table:table-cell>
          <table:table-cell table:style-name="ce32"/>
          <table:table-cell table:number-columns-repeated="1018"/>
        </table:table-row>
        <table:table-row table:style-name="ro2">
          <table:table-cell table:style-name="ce102"/>
          <table:table-cell table:style-name="ce43" office:value-type="string" calcext:value-type="string">
            <text:p>Tarragona</text:p>
          </table:table-cell>
          <table:table-cell table:style-name="ce105"/>
          <table:table-cell table:style-name="ce43" office:value-type="string" calcext:value-type="string">
            <text:p>Tarragona</text:p>
          </table:table-cell>
          <table:table-cell table:style-name="ce72" office:value-type="float" office:value="174" calcext:value-type="float">
            <text:p>174</text:p>
          </table:table-cell>
          <table:table-cell table:style-name="ce32"/>
          <table:table-cell table:number-columns-repeated="1018"/>
        </table:table-row>
        <table:table-row table:style-name="ro2">
          <table:table-cell table:style-name="ce102"/>
          <table:table-cell table:style-name="ce43" office:value-type="string" calcext:value-type="string">
            <text:p>Teruel</text:p>
          </table:table-cell>
          <table:table-cell table:style-name="ce105"/>
          <table:table-cell table:style-name="ce43" office:value-type="string" calcext:value-type="string">
            <text:p>Teruel</text:p>
          </table:table-cell>
          <table:table-cell table:style-name="ce72" office:value-type="float" office:value="175" calcext:value-type="float">
            <text:p>175</text:p>
          </table:table-cell>
          <table:table-cell table:style-name="ce32"/>
          <table:table-cell table:number-columns-repeated="1018"/>
        </table:table-row>
        <table:table-row table:style-name="ro2">
          <table:table-cell table:style-name="ce102"/>
          <table:table-cell table:style-name="ce43" office:value-type="string" calcext:value-type="string">
            <text:p>Toledo</text:p>
          </table:table-cell>
          <table:table-cell table:style-name="ce105"/>
          <table:table-cell table:style-name="ce43" office:value-type="string" calcext:value-type="string">
            <text:p>Toledo</text:p>
          </table:table-cell>
          <table:table-cell table:style-name="ce72" office:value-type="float" office:value="176" calcext:value-type="float">
            <text:p>176</text:p>
          </table:table-cell>
          <table:table-cell table:style-name="ce32"/>
          <table:table-cell table:number-columns-repeated="1018"/>
        </table:table-row>
        <table:table-row table:style-name="ro2">
          <table:table-cell table:style-name="ce102"/>
          <table:table-cell table:style-name="ce43" office:value-type="string" calcext:value-type="string">
            <text:p>Valencia</text:p>
          </table:table-cell>
          <table:table-cell table:style-name="ce105"/>
          <table:table-cell table:style-name="ce43" office:value-type="string" calcext:value-type="string">
            <text:p>Valencia</text:p>
          </table:table-cell>
          <table:table-cell table:style-name="ce72" office:value-type="float" office:value="177" calcext:value-type="float">
            <text:p>177</text:p>
          </table:table-cell>
          <table:table-cell table:style-name="ce32"/>
          <table:table-cell table:number-columns-repeated="1018"/>
        </table:table-row>
        <table:table-row table:style-name="ro2">
          <table:table-cell table:style-name="ce102"/>
          <table:table-cell table:style-name="ce43" office:value-type="string" calcext:value-type="string">
            <text:p>Valladolid</text:p>
          </table:table-cell>
          <table:table-cell table:style-name="ce105"/>
          <table:table-cell table:style-name="ce43" office:value-type="string" calcext:value-type="string">
            <text:p>Valladolid</text:p>
          </table:table-cell>
          <table:table-cell table:style-name="ce72" office:value-type="float" office:value="178" calcext:value-type="float">
            <text:p>178</text:p>
          </table:table-cell>
          <table:table-cell table:style-name="ce32"/>
          <table:table-cell table:number-columns-repeated="1018"/>
        </table:table-row>
        <table:table-row table:style-name="ro2">
          <table:table-cell table:style-name="ce102"/>
          <table:table-cell table:style-name="ce43" office:value-type="string" calcext:value-type="string">
            <text:p>Vizcaya</text:p>
          </table:table-cell>
          <table:table-cell table:style-name="ce105"/>
          <table:table-cell table:style-name="ce43" office:value-type="string" calcext:value-type="string">
            <text:p>Vizcaya</text:p>
          </table:table-cell>
          <table:table-cell table:style-name="ce72" office:value-type="float" office:value="179" calcext:value-type="float">
            <text:p>179</text:p>
          </table:table-cell>
          <table:table-cell table:style-name="ce32"/>
          <table:table-cell table:number-columns-repeated="1018"/>
        </table:table-row>
        <table:table-row table:style-name="ro2">
          <table:table-cell table:style-name="ce102"/>
          <table:table-cell table:style-name="ce43" office:value-type="string" calcext:value-type="string">
            <text:p>Zamora</text:p>
          </table:table-cell>
          <table:table-cell table:style-name="ce105"/>
          <table:table-cell table:style-name="ce43" office:value-type="string" calcext:value-type="string">
            <text:p>Zamora</text:p>
          </table:table-cell>
          <table:table-cell table:style-name="ce72" office:value-type="float" office:value="180" calcext:value-type="float">
            <text:p>180</text:p>
          </table:table-cell>
          <table:table-cell table:style-name="ce32"/>
          <table:table-cell table:number-columns-repeated="1018"/>
        </table:table-row>
        <table:table-row table:style-name="ro2">
          <table:table-cell table:style-name="ce102"/>
          <table:table-cell table:style-name="ce43" office:value-type="string" calcext:value-type="string">
            <text:p>Zaragoza</text:p>
          </table:table-cell>
          <table:table-cell table:style-name="ce105"/>
          <table:table-cell table:style-name="ce43" office:value-type="string" calcext:value-type="string">
            <text:p>Zaragoza</text:p>
          </table:table-cell>
          <table:table-cell table:style-name="ce72" office:value-type="float" office:value="181" calcext:value-type="float">
            <text:p>181</text:p>
          </table:table-cell>
          <table:table-cell table:style-name="ce32"/>
          <table:table-cell table:number-columns-repeated="1018"/>
        </table:table-row>
        <table:table-row table:style-name="ro2">
          <table:table-cell table:style-name="ce101" office:value-type="string" calcext:value-type="string">
            <text:p>Sri Lanka</text:p>
          </table:table-cell>
          <table:table-cell table:style-name="ce45"/>
          <table:table-cell table:style-name="ce71" office:value-type="string" calcext:value-type="string">
            <text:p>L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Barthélemy</text:p>
          </table:table-cell>
          <table:table-cell table:style-name="ce45"/>
          <table:table-cell table:style-name="ce71" office:value-type="string" calcext:value-type="string">
            <text:p>B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Helena</text:p>
          </table:table-cell>
          <table:table-cell table:style-name="ce45"/>
          <table:table-cell table:style-name="ce71" office:value-type="string" calcext:value-type="string">
            <text:p>S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Kitts &amp;amp; Nevis</text:p>
          </table:table-cell>
          <table:table-cell table:style-name="ce45"/>
          <table:table-cell table:style-name="ce71" office:value-type="string" calcext:value-type="string">
            <text:p>K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Lucia</text:p>
          </table:table-cell>
          <table:table-cell table:style-name="ce45"/>
          <table:table-cell table:style-name="ce71" office:value-type="string" calcext:value-type="string">
            <text:p>L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Martin</text:p>
          </table:table-cell>
          <table:table-cell table:style-name="ce45"/>
          <table:table-cell table:style-name="ce71" office:value-type="string" calcext:value-type="string">
            <text:p>MF</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Pierre &amp;amp; Miquelon</text:p>
          </table:table-cell>
          <table:table-cell table:style-name="ce45"/>
          <table:table-cell table:style-name="ce71" office:value-type="string" calcext:value-type="string">
            <text:p>P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t. Vincent &amp;amp; Grenadines</text:p>
          </table:table-cell>
          <table:table-cell table:style-name="ce45"/>
          <table:table-cell table:style-name="ce71" office:value-type="string" calcext:value-type="string">
            <text:p>V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udan</text:p>
          </table:table-cell>
          <table:table-cell table:style-name="ce45"/>
          <table:table-cell table:style-name="ce71" office:value-type="string" calcext:value-type="string">
            <text:p>SD</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uriname</text:p>
          </table:table-cell>
          <table:table-cell table:style-name="ce45"/>
          <table:table-cell table:style-name="ce71" office:value-type="string" calcext:value-type="string">
            <text:p>S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valbard &amp;amp; Jan Mayen</text:p>
          </table:table-cell>
          <table:table-cell table:style-name="ce45"/>
          <table:table-cell table:style-name="ce71" office:value-type="string" calcext:value-type="string">
            <text:p>SJ</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aziland</text:p>
          </table:table-cell>
          <table:table-cell table:style-name="ce45"/>
          <table:table-cell table:style-name="ce71" office:value-type="string" calcext:value-type="string">
            <text:p>S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eden</text:p>
          </table:table-cell>
          <table:table-cell table:style-name="ce45"/>
          <table:table-cell table:style-name="ce71" office:value-type="string" calcext:value-type="string">
            <text:p>S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witzerland</text:p>
          </table:table-cell>
          <table:table-cell table:style-name="ce45"/>
          <table:table-cell table:style-name="ce71" office:value-type="string" calcext:value-type="string">
            <text:p>CH</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argau</text:p>
          </table:table-cell>
          <table:table-cell table:style-name="ce105"/>
          <table:table-cell table:style-name="ce43" office:value-type="string" calcext:value-type="string">
            <text:p>AG</text:p>
          </table:table-cell>
          <table:table-cell table:style-name="ce72" office:value-type="float" office:value="104" calcext:value-type="float">
            <text:p>104</text:p>
          </table:table-cell>
          <table:table-cell table:style-name="ce32"/>
          <table:table-cell table:number-columns-repeated="1018"/>
        </table:table-row>
        <table:table-row table:style-name="ro2">
          <table:table-cell table:style-name="ce102"/>
          <table:table-cell table:style-name="ce104" office:value-type="string" calcext:value-type="string">
            <text:p>Appenzell Innerrhoden</text:p>
          </table:table-cell>
          <table:table-cell table:style-name="ce105"/>
          <table:table-cell table:style-name="ce43" office:value-type="string" calcext:value-type="string">
            <text:p>AI</text:p>
          </table:table-cell>
          <table:table-cell table:style-name="ce72" office:value-type="float" office:value="105" calcext:value-type="float">
            <text:p>105</text:p>
          </table:table-cell>
          <table:table-cell table:style-name="ce32"/>
          <table:table-cell table:number-columns-repeated="1018"/>
        </table:table-row>
        <table:table-row table:style-name="ro2">
          <table:table-cell table:style-name="ce102"/>
          <table:table-cell table:style-name="ce104" office:value-type="string" calcext:value-type="string">
            <text:p>Appenzell Ausserrhoden</text:p>
          </table:table-cell>
          <table:table-cell table:style-name="ce105"/>
          <table:table-cell table:style-name="ce43" office:value-type="string" calcext:value-type="string">
            <text:p>AR</text:p>
          </table:table-cell>
          <table:table-cell table:style-name="ce72" office:value-type="float" office:value="106" calcext:value-type="float">
            <text:p>106</text:p>
          </table:table-cell>
          <table:table-cell table:style-name="ce32"/>
          <table:table-cell table:number-columns-repeated="1018"/>
        </table:table-row>
        <table:table-row table:style-name="ro2">
          <table:table-cell table:style-name="ce102"/>
          <table:table-cell table:style-name="ce43" office:value-type="string" calcext:value-type="string">
            <text:p>Bern</text:p>
          </table:table-cell>
          <table:table-cell table:style-name="ce105"/>
          <table:table-cell table:style-name="ce43" office:value-type="string" calcext:value-type="string">
            <text:p>BE</text:p>
          </table:table-cell>
          <table:table-cell table:style-name="ce72" office:value-type="float" office:value="107" calcext:value-type="float">
            <text:p>107</text:p>
          </table:table-cell>
          <table:table-cell table:style-name="ce32"/>
          <table:table-cell table:number-columns-repeated="1018"/>
        </table:table-row>
        <table:table-row table:style-name="ro2">
          <table:table-cell table:style-name="ce102"/>
          <table:table-cell table:style-name="ce104" office:value-type="string" calcext:value-type="string">
            <text:p>Basel-Landschaft</text:p>
          </table:table-cell>
          <table:table-cell table:style-name="ce105"/>
          <table:table-cell table:style-name="ce43" office:value-type="string" calcext:value-type="string">
            <text:p>BL</text:p>
          </table:table-cell>
          <table:table-cell table:style-name="ce72" office:value-type="float" office:value="108" calcext:value-type="float">
            <text:p>108</text:p>
          </table:table-cell>
          <table:table-cell table:style-name="ce32"/>
          <table:table-cell table:number-columns-repeated="1018"/>
        </table:table-row>
        <table:table-row table:style-name="ro2">
          <table:table-cell table:style-name="ce102"/>
          <table:table-cell table:style-name="ce43" office:value-type="string" calcext:value-type="string">
            <text:p>Basel-Stadt</text:p>
          </table:table-cell>
          <table:table-cell table:style-name="ce105"/>
          <table:table-cell table:style-name="ce43" office:value-type="string" calcext:value-type="string">
            <text:p>BS</text:p>
          </table:table-cell>
          <table:table-cell table:style-name="ce72" office:value-type="float" office:value="109" calcext:value-type="float">
            <text:p>109</text:p>
          </table:table-cell>
          <table:table-cell table:style-name="ce32"/>
          <table:table-cell table:number-columns-repeated="1018"/>
        </table:table-row>
        <table:table-row table:style-name="ro2">
          <table:table-cell table:style-name="ce102"/>
          <table:table-cell table:style-name="ce43" office:value-type="string" calcext:value-type="string">
            <text:p>Freiburg</text:p>
          </table:table-cell>
          <table:table-cell table:style-name="ce105"/>
          <table:table-cell table:style-name="ce43" office:value-type="string" calcext:value-type="string">
            <text:p>FR</text:p>
          </table:table-cell>
          <table:table-cell table:style-name="ce72" office:value-type="float" office:value="110" calcext:value-type="float">
            <text:p>110</text:p>
          </table:table-cell>
          <table:table-cell table:style-name="ce32"/>
          <table:table-cell table:number-columns-repeated="1018"/>
        </table:table-row>
        <table:table-row table:style-name="ro2">
          <table:table-cell table:style-name="ce102"/>
          <table:table-cell table:style-name="ce43" office:value-type="string" calcext:value-type="string">
            <text:p>Genf</text:p>
          </table:table-cell>
          <table:table-cell table:style-name="ce105"/>
          <table:table-cell table:style-name="ce43" office:value-type="string" calcext:value-type="string">
            <text:p>GE</text:p>
          </table:table-cell>
          <table:table-cell table:style-name="ce72" office:value-type="float" office:value="111" calcext:value-type="float">
            <text:p>111</text:p>
          </table:table-cell>
          <table:table-cell table:style-name="ce32"/>
          <table:table-cell table:number-columns-repeated="1018"/>
        </table:table-row>
        <table:table-row table:style-name="ro2">
          <table:table-cell table:style-name="ce102"/>
          <table:table-cell table:style-name="ce43" office:value-type="string" calcext:value-type="string">
            <text:p>Glarus</text:p>
          </table:table-cell>
          <table:table-cell table:style-name="ce105"/>
          <table:table-cell table:style-name="ce43" office:value-type="string" calcext:value-type="string">
            <text:p>GL</text:p>
          </table:table-cell>
          <table:table-cell table:style-name="ce72" office:value-type="float" office:value="112" calcext:value-type="float">
            <text:p>112</text:p>
          </table:table-cell>
          <table:table-cell table:style-name="ce32"/>
          <table:table-cell table:number-columns-repeated="1018"/>
        </table:table-row>
        <table:table-row table:style-name="ro2">
          <table:table-cell table:style-name="ce102"/>
          <table:table-cell table:style-name="ce43" office:value-type="string" calcext:value-type="string">
            <text:p>Graubünden</text:p>
          </table:table-cell>
          <table:table-cell table:style-name="ce105"/>
          <table:table-cell table:style-name="ce43" office:value-type="string" calcext:value-type="string">
            <text:p>GR</text:p>
          </table:table-cell>
          <table:table-cell table:style-name="ce72" office:value-type="float" office:value="113" calcext:value-type="float">
            <text:p>113</text:p>
          </table:table-cell>
          <table:table-cell table:style-name="ce32"/>
          <table:table-cell table:number-columns-repeated="1018"/>
        </table:table-row>
        <table:table-row table:style-name="ro2">
          <table:table-cell table:style-name="ce102"/>
          <table:table-cell table:style-name="ce43" office:value-type="string" calcext:value-type="string">
            <text:p>Jura</text:p>
          </table:table-cell>
          <table:table-cell table:style-name="ce105"/>
          <table:table-cell table:style-name="ce43" office:value-type="string" calcext:value-type="string">
            <text:p>JU</text:p>
          </table:table-cell>
          <table:table-cell table:style-name="ce72" office:value-type="float" office:value="114" calcext:value-type="float">
            <text:p>114</text:p>
          </table:table-cell>
          <table:table-cell table:style-name="ce32"/>
          <table:table-cell table:number-columns-repeated="1018"/>
        </table:table-row>
        <table:table-row table:style-name="ro2">
          <table:table-cell table:style-name="ce102"/>
          <table:table-cell table:style-name="ce43" office:value-type="string" calcext:value-type="string">
            <text:p>Luzern</text:p>
          </table:table-cell>
          <table:table-cell table:style-name="ce105"/>
          <table:table-cell table:style-name="ce43" office:value-type="string" calcext:value-type="string">
            <text:p>LU</text:p>
          </table:table-cell>
          <table:table-cell table:style-name="ce72" office:value-type="float" office:value="115" calcext:value-type="float">
            <text:p>115</text:p>
          </table:table-cell>
          <table:table-cell table:style-name="ce32"/>
          <table:table-cell table:number-columns-repeated="1018"/>
        </table:table-row>
        <table:table-row table:style-name="ro2">
          <table:table-cell table:style-name="ce102"/>
          <table:table-cell table:style-name="ce43" office:value-type="string" calcext:value-type="string">
            <text:p>Neuenburg</text:p>
          </table:table-cell>
          <table:table-cell table:style-name="ce105"/>
          <table:table-cell table:style-name="ce43" office:value-type="string" calcext:value-type="string">
            <text:p>NE</text:p>
          </table:table-cell>
          <table:table-cell table:style-name="ce72" office:value-type="float" office:value="116" calcext:value-type="float">
            <text:p>116</text:p>
          </table:table-cell>
          <table:table-cell table:style-name="ce32"/>
          <table:table-cell table:number-columns-repeated="1018"/>
        </table:table-row>
        <table:table-row table:style-name="ro2">
          <table:table-cell table:style-name="ce102"/>
          <table:table-cell table:style-name="ce43" office:value-type="string" calcext:value-type="string">
            <text:p>Nidwalden</text:p>
          </table:table-cell>
          <table:table-cell table:style-name="ce105"/>
          <table:table-cell table:style-name="ce43" office:value-type="string" calcext:value-type="string">
            <text:p>NW</text:p>
          </table:table-cell>
          <table:table-cell table:style-name="ce72" office:value-type="float" office:value="117" calcext:value-type="float">
            <text:p>117</text:p>
          </table:table-cell>
          <table:table-cell table:style-name="ce32"/>
          <table:table-cell table:number-columns-repeated="1018"/>
        </table:table-row>
        <table:table-row table:style-name="ro2">
          <table:table-cell table:style-name="ce102"/>
          <table:table-cell table:style-name="ce43" office:value-type="string" calcext:value-type="string">
            <text:p>Obwalden</text:p>
          </table:table-cell>
          <table:table-cell table:style-name="ce105"/>
          <table:table-cell table:style-name="ce43" office:value-type="string" calcext:value-type="string">
            <text:p>OW</text:p>
          </table:table-cell>
          <table:table-cell table:style-name="ce72" office:value-type="float" office:value="118" calcext:value-type="float">
            <text:p>118</text:p>
          </table:table-cell>
          <table:table-cell table:style-name="ce32"/>
          <table:table-cell table:number-columns-repeated="1018"/>
        </table:table-row>
        <table:table-row table:style-name="ro2">
          <table:table-cell table:style-name="ce102"/>
          <table:table-cell table:style-name="ce43" office:value-type="string" calcext:value-type="string">
            <text:p>St. Gallen</text:p>
          </table:table-cell>
          <table:table-cell table:style-name="ce105"/>
          <table:table-cell table:style-name="ce43" office:value-type="string" calcext:value-type="string">
            <text:p>SG</text:p>
          </table:table-cell>
          <table:table-cell table:style-name="ce72" office:value-type="float" office:value="119" calcext:value-type="float">
            <text:p>119</text:p>
          </table:table-cell>
          <table:table-cell table:style-name="ce32"/>
          <table:table-cell table:number-columns-repeated="1018"/>
        </table:table-row>
        <table:table-row table:style-name="ro2">
          <table:table-cell table:style-name="ce102"/>
          <table:table-cell table:style-name="ce43" office:value-type="string" calcext:value-type="string">
            <text:p>Schaffhausen</text:p>
          </table:table-cell>
          <table:table-cell table:style-name="ce105"/>
          <table:table-cell table:style-name="ce43" office:value-type="string" calcext:value-type="string">
            <text:p>SH</text:p>
          </table:table-cell>
          <table:table-cell table:style-name="ce72" office:value-type="float" office:value="120" calcext:value-type="float">
            <text:p>120</text:p>
          </table:table-cell>
          <table:table-cell table:style-name="ce32"/>
          <table:table-cell table:number-columns-repeated="1018"/>
        </table:table-row>
        <table:table-row table:style-name="ro2">
          <table:table-cell table:style-name="ce102"/>
          <table:table-cell table:style-name="ce43" office:value-type="string" calcext:value-type="string">
            <text:p>Solothurn</text:p>
          </table:table-cell>
          <table:table-cell table:style-name="ce105"/>
          <table:table-cell table:style-name="ce43" office:value-type="string" calcext:value-type="string">
            <text:p>SO</text:p>
          </table:table-cell>
          <table:table-cell table:style-name="ce72" office:value-type="float" office:value="121" calcext:value-type="float">
            <text:p>121</text:p>
          </table:table-cell>
          <table:table-cell table:style-name="ce32"/>
          <table:table-cell table:number-columns-repeated="1018"/>
        </table:table-row>
        <table:table-row table:style-name="ro2">
          <table:table-cell table:style-name="ce102"/>
          <table:table-cell table:style-name="ce43" office:value-type="string" calcext:value-type="string">
            <text:p>Schwyz</text:p>
          </table:table-cell>
          <table:table-cell table:style-name="ce105"/>
          <table:table-cell table:style-name="ce43" office:value-type="string" calcext:value-type="string">
            <text:p>SZ</text:p>
          </table:table-cell>
          <table:table-cell table:style-name="ce72" office:value-type="float" office:value="122" calcext:value-type="float">
            <text:p>122</text:p>
          </table:table-cell>
          <table:table-cell table:style-name="ce32"/>
          <table:table-cell table:number-columns-repeated="1018"/>
        </table:table-row>
        <table:table-row table:style-name="ro2">
          <table:table-cell table:style-name="ce102"/>
          <table:table-cell table:style-name="ce43" office:value-type="string" calcext:value-type="string">
            <text:p>Thurgau</text:p>
          </table:table-cell>
          <table:table-cell table:style-name="ce105"/>
          <table:table-cell table:style-name="ce43" office:value-type="string" calcext:value-type="string">
            <text:p>TG</text:p>
          </table:table-cell>
          <table:table-cell table:style-name="ce72" office:value-type="float" office:value="123" calcext:value-type="float">
            <text:p>123</text:p>
          </table:table-cell>
          <table:table-cell table:style-name="ce32"/>
          <table:table-cell table:number-columns-repeated="1018"/>
        </table:table-row>
        <table:table-row table:style-name="ro2">
          <table:table-cell table:style-name="ce102"/>
          <table:table-cell table:style-name="ce43" office:value-type="string" calcext:value-type="string">
            <text:p>Tessin</text:p>
          </table:table-cell>
          <table:table-cell table:style-name="ce105"/>
          <table:table-cell table:style-name="ce43" office:value-type="string" calcext:value-type="string">
            <text:p>TI</text:p>
          </table:table-cell>
          <table:table-cell table:style-name="ce72" office:value-type="float" office:value="124" calcext:value-type="float">
            <text:p>124</text:p>
          </table:table-cell>
          <table:table-cell table:style-name="ce32"/>
          <table:table-cell table:number-columns-repeated="1018"/>
        </table:table-row>
        <table:table-row table:style-name="ro2">
          <table:table-cell table:style-name="ce102"/>
          <table:table-cell table:style-name="ce43" office:value-type="string" calcext:value-type="string">
            <text:p>Uri</text:p>
          </table:table-cell>
          <table:table-cell table:style-name="ce105"/>
          <table:table-cell table:style-name="ce43" office:value-type="string" calcext:value-type="string">
            <text:p>UR</text:p>
          </table:table-cell>
          <table:table-cell table:style-name="ce72" office:value-type="float" office:value="125" calcext:value-type="float">
            <text:p>125</text:p>
          </table:table-cell>
          <table:table-cell table:style-name="ce32"/>
          <table:table-cell table:number-columns-repeated="1018"/>
        </table:table-row>
        <table:table-row table:style-name="ro2">
          <table:table-cell table:style-name="ce102"/>
          <table:table-cell table:style-name="ce43" office:value-type="string" calcext:value-type="string">
            <text:p>Waadt</text:p>
          </table:table-cell>
          <table:table-cell table:style-name="ce105"/>
          <table:table-cell table:style-name="ce43" office:value-type="string" calcext:value-type="string">
            <text:p>VD</text:p>
          </table:table-cell>
          <table:table-cell table:style-name="ce72" office:value-type="float" office:value="126" calcext:value-type="float">
            <text:p>126</text:p>
          </table:table-cell>
          <table:table-cell table:style-name="ce32"/>
          <table:table-cell table:number-columns-repeated="1018"/>
        </table:table-row>
        <table:table-row table:style-name="ro2">
          <table:table-cell table:style-name="ce102"/>
          <table:table-cell table:style-name="ce43" office:value-type="string" calcext:value-type="string">
            <text:p>Wallis</text:p>
          </table:table-cell>
          <table:table-cell table:style-name="ce105"/>
          <table:table-cell table:style-name="ce43" office:value-type="string" calcext:value-type="string">
            <text:p>VS</text:p>
          </table:table-cell>
          <table:table-cell table:style-name="ce72" office:value-type="float" office:value="127" calcext:value-type="float">
            <text:p>127</text:p>
          </table:table-cell>
          <table:table-cell table:style-name="ce32"/>
          <table:table-cell table:number-columns-repeated="1018"/>
        </table:table-row>
        <table:table-row table:style-name="ro2">
          <table:table-cell table:style-name="ce102"/>
          <table:table-cell table:style-name="ce43" office:value-type="string" calcext:value-type="string">
            <text:p>Zug</text:p>
          </table:table-cell>
          <table:table-cell table:style-name="ce105"/>
          <table:table-cell table:style-name="ce43" office:value-type="string" calcext:value-type="string">
            <text:p>ZG</text:p>
          </table:table-cell>
          <table:table-cell table:style-name="ce72" office:value-type="float" office:value="128" calcext:value-type="float">
            <text:p>128</text:p>
          </table:table-cell>
          <table:table-cell table:style-name="ce32"/>
          <table:table-cell table:number-columns-repeated="1018"/>
        </table:table-row>
        <table:table-row table:style-name="ro2">
          <table:table-cell table:style-name="ce102"/>
          <table:table-cell table:style-name="ce43" office:value-type="string" calcext:value-type="string">
            <text:p>Zürich</text:p>
          </table:table-cell>
          <table:table-cell table:style-name="ce105"/>
          <table:table-cell table:style-name="ce43" office:value-type="string" calcext:value-type="string">
            <text:p>ZH</text:p>
          </table:table-cell>
          <table:table-cell table:style-name="ce72" office:value-type="float" office:value="129" calcext:value-type="float">
            <text:p>129</text:p>
          </table:table-cell>
          <table:table-cell table:style-name="ce32"/>
          <table:table-cell table:number-columns-repeated="1018"/>
        </table:table-row>
        <table:table-row table:style-name="ro2">
          <table:table-cell table:style-name="ce102"/>
          <table:table-cell table:style-name="ce45"/>
          <table:table-cell table:style-name="ce105"/>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Syria</text:p>
          </table:table-cell>
          <table:table-cell table:style-name="ce45"/>
          <table:table-cell table:style-name="ce71" office:value-type="string" calcext:value-type="string">
            <text:p>S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iwan</text:p>
          </table:table-cell>
          <table:table-cell table:style-name="ce45"/>
          <table:table-cell table:style-name="ce71" office:value-type="string" calcext:value-type="string">
            <text:p>TW</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jikistan</text:p>
          </table:table-cell>
          <table:table-cell table:style-name="ce45"/>
          <table:table-cell table:style-name="ce71" office:value-type="string" calcext:value-type="string">
            <text:p>TJ</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anzania</text:p>
          </table:table-cell>
          <table:table-cell table:style-name="ce45"/>
          <table:table-cell table:style-name="ce71" office:value-type="string" calcext:value-type="string">
            <text:p>T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hailand</text:p>
          </table:table-cell>
          <table:table-cell table:style-name="ce45"/>
          <table:table-cell table:style-name="ce71" office:value-type="string" calcext:value-type="string">
            <text:p>T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imor-Leste</text:p>
          </table:table-cell>
          <table:table-cell table:style-name="ce45"/>
          <table:table-cell table:style-name="ce71" office:value-type="string" calcext:value-type="string">
            <text:p>TL</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go</text:p>
          </table:table-cell>
          <table:table-cell table:style-name="ce45"/>
          <table:table-cell table:style-name="ce71" office:value-type="string" calcext:value-type="string">
            <text:p>T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kelau</text:p>
          </table:table-cell>
          <table:table-cell table:style-name="ce45"/>
          <table:table-cell table:style-name="ce71" office:value-type="string" calcext:value-type="string">
            <text:p>TK</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onga</text:p>
          </table:table-cell>
          <table:table-cell table:style-name="ce45"/>
          <table:table-cell table:style-name="ce71" office:value-type="string" calcext:value-type="string">
            <text:p>TO</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rinidad &amp;amp; Tobago</text:p>
          </table:table-cell>
          <table:table-cell table:style-name="ce45"/>
          <table:table-cell table:style-name="ce71" office:value-type="string" calcext:value-type="string">
            <text:p>TT</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nisia</text:p>
          </table:table-cell>
          <table:table-cell table:style-name="ce45"/>
          <table:table-cell table:style-name="ce71" office:value-type="string" calcext:value-type="string">
            <text:p>T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ey</text:p>
          </table:table-cell>
          <table:table-cell table:style-name="ce45"/>
          <table:table-cell table:style-name="ce71" office:value-type="string" calcext:value-type="string">
            <text:p>TR</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menistan</text:p>
          </table:table-cell>
          <table:table-cell table:style-name="ce45"/>
          <table:table-cell table:style-name="ce71" office:value-type="string" calcext:value-type="string">
            <text:p>T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rks &amp;amp; Caicos Islands</text:p>
          </table:table-cell>
          <table:table-cell table:style-name="ce45"/>
          <table:table-cell table:style-name="ce71" office:value-type="string" calcext:value-type="string">
            <text:p>TC</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Tuvalu</text:p>
          </table:table-cell>
          <table:table-cell table:style-name="ce45"/>
          <table:table-cell table:style-name="ce71" office:value-type="string" calcext:value-type="string">
            <text:p>TV</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ganda</text:p>
          </table:table-cell>
          <table:table-cell table:style-name="ce45"/>
          <table:table-cell table:style-name="ce71" office:value-type="string" calcext:value-type="string">
            <text:p>UG</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kraine</text:p>
          </table:table-cell>
          <table:table-cell table:style-name="ce45"/>
          <table:table-cell table:style-name="ce71" office:value-type="string" calcext:value-type="string">
            <text:p>U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Arab Emirates</text:p>
          </table:table-cell>
          <table:table-cell table:style-name="ce45"/>
          <table:table-cell table:style-name="ce71" office:value-type="string" calcext:value-type="string">
            <text:p>A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Kingdom</text:p>
          </table:table-cell>
          <table:table-cell table:style-name="ce45"/>
          <table:table-cell table:style-name="ce71" office:value-type="string" calcext:value-type="string">
            <text:p>GB</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nited States</text:p>
          </table:table-cell>
          <table:table-cell table:style-name="ce45"/>
          <table:table-cell table:style-name="ce71" office:value-type="string" calcext:value-type="string">
            <text:p>US</text:p>
          </table:table-cell>
          <table:table-cell table:style-name="ce45"/>
          <table:table-cell table:style-name="ce105"/>
          <table:table-cell table:style-name="ce32"/>
          <table:table-cell table:number-columns-repeated="1018"/>
        </table:table-row>
        <table:table-row table:style-name="ro2">
          <table:table-cell table:style-name="ce102"/>
          <table:table-cell table:style-name="ce43" office:value-type="string" calcext:value-type="string">
            <text:p>Alabama</text:p>
          </table:table-cell>
          <table:table-cell table:style-name="ce105"/>
          <table:table-cell table:style-name="ce43" office:value-type="string" calcext:value-type="string">
            <text:p>AL</text:p>
          </table:table-cell>
          <table:table-cell table:style-name="ce72" office:value-type="float" office:value="1" calcext:value-type="float">
            <text:p>1</text:p>
          </table:table-cell>
          <table:table-cell table:style-name="ce32"/>
          <table:table-cell table:number-columns-repeated="1018"/>
        </table:table-row>
        <table:table-row table:style-name="ro2">
          <table:table-cell table:style-name="ce102"/>
          <table:table-cell table:style-name="ce43" office:value-type="string" calcext:value-type="string">
            <text:p>Alaska</text:p>
          </table:table-cell>
          <table:table-cell table:style-name="ce105"/>
          <table:table-cell table:style-name="ce43" office:value-type="string" calcext:value-type="string">
            <text:p>AK</text:p>
          </table:table-cell>
          <table:table-cell table:style-name="ce72" office:value-type="float" office:value="2" calcext:value-type="float">
            <text:p>2</text:p>
          </table:table-cell>
          <table:table-cell table:style-name="ce32"/>
          <table:table-cell table:number-columns-repeated="1018"/>
        </table:table-row>
        <table:table-row table:style-name="ro2">
          <table:table-cell table:style-name="ce102"/>
          <table:table-cell table:style-name="ce104" office:value-type="string" calcext:value-type="string">
            <text:p>American Samoa</text:p>
          </table:table-cell>
          <table:table-cell table:style-name="ce105"/>
          <table:table-cell table:style-name="ce43" office:value-type="string" calcext:value-type="string">
            <text:p>AS</text:p>
          </table:table-cell>
          <table:table-cell table:style-name="ce72" office:value-type="float" office:value="3" calcext:value-type="float">
            <text:p>3</text:p>
          </table:table-cell>
          <table:table-cell table:style-name="ce32"/>
          <table:table-cell table:number-columns-repeated="1018"/>
        </table:table-row>
        <table:table-row table:style-name="ro2">
          <table:table-cell table:style-name="ce102"/>
          <table:table-cell table:style-name="ce43" office:value-type="string" calcext:value-type="string">
            <text:p>Arizona</text:p>
          </table:table-cell>
          <table:table-cell table:style-name="ce105"/>
          <table:table-cell table:style-name="ce43" office:value-type="string" calcext:value-type="string">
            <text:p>AZ</text:p>
          </table:table-cell>
          <table:table-cell table:style-name="ce72" office:value-type="float" office:value="4" calcext:value-type="float">
            <text:p>4</text:p>
          </table:table-cell>
          <table:table-cell table:style-name="ce32"/>
          <table:table-cell table:number-columns-repeated="1018"/>
        </table:table-row>
        <table:table-row table:style-name="ro2">
          <table:table-cell table:style-name="ce102"/>
          <table:table-cell table:style-name="ce43" office:value-type="string" calcext:value-type="string">
            <text:p>Arkansas</text:p>
          </table:table-cell>
          <table:table-cell table:style-name="ce105"/>
          <table:table-cell table:style-name="ce43" office:value-type="string" calcext:value-type="string">
            <text:p>AR</text:p>
          </table:table-cell>
          <table:table-cell table:style-name="ce72" office:value-type="float" office:value="5" calcext:value-type="float">
            <text:p>5</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Africa</text:p>
          </table:table-cell>
          <table:table-cell table:style-name="ce105"/>
          <table:table-cell table:style-name="ce43" office:value-type="string" calcext:value-type="string">
            <text:p>AE</text:p>
          </table:table-cell>
          <table:table-cell table:style-name="ce72" office:value-type="float" office:value="6" calcext:value-type="float">
            <text:p>6</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Americas</text:p>
          </table:table-cell>
          <table:table-cell table:style-name="ce105"/>
          <table:table-cell table:style-name="ce43" office:value-type="string" calcext:value-type="string">
            <text:p>AA</text:p>
          </table:table-cell>
          <table:table-cell table:style-name="ce72" office:value-type="float" office:value="7" calcext:value-type="float">
            <text:p>7</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Canada</text:p>
          </table:table-cell>
          <table:table-cell table:style-name="ce105"/>
          <table:table-cell table:style-name="ce43" office:value-type="string" calcext:value-type="string">
            <text:p>AE</text:p>
          </table:table-cell>
          <table:table-cell table:style-name="ce72" office:value-type="float" office:value="8" calcext:value-type="float">
            <text:p>8</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Europe</text:p>
          </table:table-cell>
          <table:table-cell table:style-name="ce105"/>
          <table:table-cell table:style-name="ce43" office:value-type="string" calcext:value-type="string">
            <text:p>AE</text:p>
          </table:table-cell>
          <table:table-cell table:style-name="ce72" office:value-type="float" office:value="9" calcext:value-type="float">
            <text:p>9</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Middle East</text:p>
          </table:table-cell>
          <table:table-cell table:style-name="ce105"/>
          <table:table-cell table:style-name="ce43" office:value-type="string" calcext:value-type="string">
            <text:p>AE</text:p>
          </table:table-cell>
          <table:table-cell table:style-name="ce72" office:value-type="float" office:value="10" calcext:value-type="float">
            <text:p>10</text:p>
          </table:table-cell>
          <table:table-cell table:style-name="ce32"/>
          <table:table-cell table:number-columns-repeated="1018"/>
        </table:table-row>
        <table:table-row table:style-name="ro2">
          <table:table-cell table:style-name="ce102"/>
          <table:table-cell table:style-name="ce104" office:value-type="string" calcext:value-type="string">
            <text:p>Armed Forces Pacific</text:p>
          </table:table-cell>
          <table:table-cell table:style-name="ce105"/>
          <table:table-cell table:style-name="ce43" office:value-type="string" calcext:value-type="string">
            <text:p>AP</text:p>
          </table:table-cell>
          <table:table-cell table:style-name="ce72" office:value-type="float" office:value="11" calcext:value-type="float">
            <text:p>11</text:p>
          </table:table-cell>
          <table:table-cell table:style-name="ce32"/>
          <table:table-cell table:number-columns-repeated="1018"/>
        </table:table-row>
        <table:table-row table:style-name="ro2">
          <table:table-cell table:style-name="ce102"/>
          <table:table-cell table:style-name="ce43" office:value-type="string" calcext:value-type="string">
            <text:p>California</text:p>
          </table:table-cell>
          <table:table-cell table:style-name="ce105"/>
          <table:table-cell table:style-name="ce43" office:value-type="string" calcext:value-type="string">
            <text:p>CA</text:p>
          </table:table-cell>
          <table:table-cell table:style-name="ce72" office:value-type="float" office:value="12" calcext:value-type="float">
            <text:p>12</text:p>
          </table:table-cell>
          <table:table-cell table:style-name="ce32"/>
          <table:table-cell table:number-columns-repeated="1018"/>
        </table:table-row>
        <table:table-row table:style-name="ro2">
          <table:table-cell table:style-name="ce102"/>
          <table:table-cell table:style-name="ce43" office:value-type="string" calcext:value-type="string">
            <text:p>Colorado</text:p>
          </table:table-cell>
          <table:table-cell table:style-name="ce105"/>
          <table:table-cell table:style-name="ce43" office:value-type="string" calcext:value-type="string">
            <text:p>CO</text:p>
          </table:table-cell>
          <table:table-cell table:style-name="ce72" office:value-type="float" office:value="13" calcext:value-type="float">
            <text:p>13</text:p>
          </table:table-cell>
          <table:table-cell table:style-name="ce32"/>
          <table:table-cell table:number-columns-repeated="1018"/>
        </table:table-row>
        <table:table-row table:style-name="ro2">
          <table:table-cell table:style-name="ce102"/>
          <table:table-cell table:style-name="ce43" office:value-type="string" calcext:value-type="string">
            <text:p>Connecticut</text:p>
          </table:table-cell>
          <table:table-cell table:style-name="ce105"/>
          <table:table-cell table:style-name="ce43" office:value-type="string" calcext:value-type="string">
            <text:p>CT</text:p>
          </table:table-cell>
          <table:table-cell table:style-name="ce72" office:value-type="float" office:value="14" calcext:value-type="float">
            <text:p>14</text:p>
          </table:table-cell>
          <table:table-cell table:style-name="ce32"/>
          <table:table-cell table:number-columns-repeated="1018"/>
        </table:table-row>
        <table:table-row table:style-name="ro2">
          <table:table-cell table:style-name="ce102"/>
          <table:table-cell table:style-name="ce43" office:value-type="string" calcext:value-type="string">
            <text:p>Delaware</text:p>
          </table:table-cell>
          <table:table-cell table:style-name="ce105"/>
          <table:table-cell table:style-name="ce43" office:value-type="string" calcext:value-type="string">
            <text:p>DE</text:p>
          </table:table-cell>
          <table:table-cell table:style-name="ce72" office:value-type="float" office:value="15" calcext:value-type="float">
            <text:p>15</text:p>
          </table:table-cell>
          <table:table-cell table:style-name="ce32"/>
          <table:table-cell table:number-columns-repeated="1018"/>
        </table:table-row>
        <table:table-row table:style-name="ro2">
          <table:table-cell table:style-name="ce102"/>
          <table:table-cell table:style-name="ce104" office:value-type="string" calcext:value-type="string">
            <text:p>District of Columbia</text:p>
          </table:table-cell>
          <table:table-cell table:style-name="ce105"/>
          <table:table-cell table:style-name="ce43" office:value-type="string" calcext:value-type="string">
            <text:p>DC</text:p>
          </table:table-cell>
          <table:table-cell table:style-name="ce72" office:value-type="float" office:value="16" calcext:value-type="float">
            <text:p>16</text:p>
          </table:table-cell>
          <table:table-cell table:style-name="ce32"/>
          <table:table-cell table:number-columns-repeated="1018"/>
        </table:table-row>
        <table:table-row table:style-name="ro2">
          <table:table-cell table:style-name="ce102"/>
          <table:table-cell table:style-name="ce104" office:value-type="string" calcext:value-type="string">
            <text:p>Federated States Of Micronesia</text:p>
          </table:table-cell>
          <table:table-cell table:style-name="ce105"/>
          <table:table-cell table:style-name="ce43" office:value-type="string" calcext:value-type="string">
            <text:p>FM</text:p>
          </table:table-cell>
          <table:table-cell table:style-name="ce72" office:value-type="float" office:value="17" calcext:value-type="float">
            <text:p>17</text:p>
          </table:table-cell>
          <table:table-cell table:style-name="ce32"/>
          <table:table-cell table:number-columns-repeated="1018"/>
        </table:table-row>
        <table:table-row table:style-name="ro2">
          <table:table-cell table:style-name="ce102"/>
          <table:table-cell table:style-name="ce43" office:value-type="string" calcext:value-type="string">
            <text:p>Florida</text:p>
          </table:table-cell>
          <table:table-cell table:style-name="ce105"/>
          <table:table-cell table:style-name="ce43" office:value-type="string" calcext:value-type="string">
            <text:p>FL</text:p>
          </table:table-cell>
          <table:table-cell table:style-name="ce72" office:value-type="float" office:value="18" calcext:value-type="float">
            <text:p>18</text:p>
          </table:table-cell>
          <table:table-cell table:style-name="ce32"/>
          <table:table-cell table:number-columns-repeated="1018"/>
        </table:table-row>
        <table:table-row table:style-name="ro2">
          <table:table-cell table:style-name="ce102"/>
          <table:table-cell table:style-name="ce43" office:value-type="string" calcext:value-type="string">
            <text:p>Georgia</text:p>
          </table:table-cell>
          <table:table-cell table:style-name="ce105"/>
          <table:table-cell table:style-name="ce43" office:value-type="string" calcext:value-type="string">
            <text:p>GA</text:p>
          </table:table-cell>
          <table:table-cell table:style-name="ce72" office:value-type="float" office:value="19" calcext:value-type="float">
            <text:p>19</text:p>
          </table:table-cell>
          <table:table-cell table:style-name="ce32"/>
          <table:table-cell table:number-columns-repeated="1018"/>
        </table:table-row>
        <table:table-row table:style-name="ro2">
          <table:table-cell table:style-name="ce103"/>
          <table:table-cell table:style-name="ce43" office:value-type="string" calcext:value-type="string">
            <text:p>Guam</text:p>
          </table:table-cell>
          <table:table-cell table:style-name="ce105"/>
          <table:table-cell table:style-name="ce43" office:value-type="string" calcext:value-type="string">
            <text:p>GU</text:p>
          </table:table-cell>
          <table:table-cell table:style-name="ce72" office:value-type="float" office:value="20" calcext:value-type="float">
            <text:p>20</text:p>
          </table:table-cell>
          <table:table-cell table:style-name="ce32"/>
          <table:table-cell table:number-columns-repeated="1018"/>
        </table:table-row>
        <table:table-row table:style-name="ro2">
          <table:table-cell table:style-name="ce103"/>
          <table:table-cell table:style-name="ce43" office:value-type="string" calcext:value-type="string">
            <text:p>Hawaii</text:p>
          </table:table-cell>
          <table:table-cell table:style-name="ce105"/>
          <table:table-cell table:style-name="ce43" office:value-type="string" calcext:value-type="string">
            <text:p>HI</text:p>
          </table:table-cell>
          <table:table-cell table:style-name="ce72" office:value-type="float" office:value="21" calcext:value-type="float">
            <text:p>21</text:p>
          </table:table-cell>
          <table:table-cell table:style-name="ce32"/>
          <table:table-cell table:number-columns-repeated="1018"/>
        </table:table-row>
        <table:table-row table:style-name="ro2">
          <table:table-cell table:style-name="ce103"/>
          <table:table-cell table:style-name="ce43" office:value-type="string" calcext:value-type="string">
            <text:p>Idaho</text:p>
          </table:table-cell>
          <table:table-cell table:style-name="ce105"/>
          <table:table-cell table:style-name="ce43" office:value-type="string" calcext:value-type="string">
            <text:p>ID</text:p>
          </table:table-cell>
          <table:table-cell table:style-name="ce72" office:value-type="float" office:value="22" calcext:value-type="float">
            <text:p>22</text:p>
          </table:table-cell>
          <table:table-cell table:style-name="ce32"/>
          <table:table-cell table:number-columns-repeated="1018"/>
        </table:table-row>
        <table:table-row table:style-name="ro2">
          <table:table-cell table:style-name="ce103"/>
          <table:table-cell table:style-name="ce43" office:value-type="string" calcext:value-type="string">
            <text:p>Illinois</text:p>
          </table:table-cell>
          <table:table-cell table:style-name="ce105"/>
          <table:table-cell table:style-name="ce43" office:value-type="string" calcext:value-type="string">
            <text:p>IL</text:p>
          </table:table-cell>
          <table:table-cell table:style-name="ce72" office:value-type="float" office:value="23" calcext:value-type="float">
            <text:p>23</text:p>
          </table:table-cell>
          <table:table-cell table:style-name="ce32"/>
          <table:table-cell table:number-columns-repeated="1018"/>
        </table:table-row>
        <table:table-row table:style-name="ro2">
          <table:table-cell table:style-name="ce103"/>
          <table:table-cell table:style-name="ce43" office:value-type="string" calcext:value-type="string">
            <text:p>Indiana</text:p>
          </table:table-cell>
          <table:table-cell table:style-name="ce105"/>
          <table:table-cell table:style-name="ce43" office:value-type="string" calcext:value-type="string">
            <text:p>IN</text:p>
          </table:table-cell>
          <table:table-cell table:style-name="ce72" office:value-type="float" office:value="24" calcext:value-type="float">
            <text:p>24</text:p>
          </table:table-cell>
          <table:table-cell table:style-name="ce32"/>
          <table:table-cell table:number-columns-repeated="1018"/>
        </table:table-row>
        <table:table-row table:style-name="ro2">
          <table:table-cell table:style-name="ce103"/>
          <table:table-cell table:style-name="ce43" office:value-type="string" calcext:value-type="string">
            <text:p>Iowa</text:p>
          </table:table-cell>
          <table:table-cell table:style-name="ce105"/>
          <table:table-cell table:style-name="ce43" office:value-type="string" calcext:value-type="string">
            <text:p>IA</text:p>
          </table:table-cell>
          <table:table-cell table:style-name="ce72" office:value-type="float" office:value="25" calcext:value-type="float">
            <text:p>25</text:p>
          </table:table-cell>
          <table:table-cell table:style-name="ce32"/>
          <table:table-cell table:number-columns-repeated="1018"/>
        </table:table-row>
        <table:table-row table:style-name="ro2">
          <table:table-cell table:style-name="ce103"/>
          <table:table-cell table:style-name="ce43" office:value-type="string" calcext:value-type="string">
            <text:p>Kansas</text:p>
          </table:table-cell>
          <table:table-cell table:style-name="ce105"/>
          <table:table-cell table:style-name="ce43" office:value-type="string" calcext:value-type="string">
            <text:p>KS</text:p>
          </table:table-cell>
          <table:table-cell table:style-name="ce72" office:value-type="float" office:value="26" calcext:value-type="float">
            <text:p>26</text:p>
          </table:table-cell>
          <table:table-cell table:style-name="ce32"/>
          <table:table-cell table:number-columns-repeated="1018"/>
        </table:table-row>
        <table:table-row table:style-name="ro2">
          <table:table-cell table:style-name="ce103"/>
          <table:table-cell table:style-name="ce43" office:value-type="string" calcext:value-type="string">
            <text:p>Kentucky</text:p>
          </table:table-cell>
          <table:table-cell table:style-name="ce105"/>
          <table:table-cell table:style-name="ce43" office:value-type="string" calcext:value-type="string">
            <text:p>KY</text:p>
          </table:table-cell>
          <table:table-cell table:style-name="ce72" office:value-type="float" office:value="27" calcext:value-type="float">
            <text:p>27</text:p>
          </table:table-cell>
          <table:table-cell table:style-name="ce32"/>
          <table:table-cell table:number-columns-repeated="1018"/>
        </table:table-row>
        <table:table-row table:style-name="ro2">
          <table:table-cell table:style-name="ce103"/>
          <table:table-cell table:style-name="ce43" office:value-type="string" calcext:value-type="string">
            <text:p>Louisiana</text:p>
          </table:table-cell>
          <table:table-cell table:style-name="ce105"/>
          <table:table-cell table:style-name="ce43" office:value-type="string" calcext:value-type="string">
            <text:p>LA</text:p>
          </table:table-cell>
          <table:table-cell table:style-name="ce72" office:value-type="float" office:value="28" calcext:value-type="float">
            <text:p>28</text:p>
          </table:table-cell>
          <table:table-cell table:style-name="ce32"/>
          <table:table-cell table:number-columns-repeated="1018"/>
        </table:table-row>
        <table:table-row table:style-name="ro2">
          <table:table-cell table:style-name="ce103"/>
          <table:table-cell table:style-name="ce43" office:value-type="string" calcext:value-type="string">
            <text:p>Maine</text:p>
          </table:table-cell>
          <table:table-cell table:style-name="ce105"/>
          <table:table-cell table:style-name="ce43" office:value-type="string" calcext:value-type="string">
            <text:p>ME</text:p>
          </table:table-cell>
          <table:table-cell table:style-name="ce72" office:value-type="float" office:value="29" calcext:value-type="float">
            <text:p>29</text:p>
          </table:table-cell>
          <table:table-cell table:style-name="ce32"/>
          <table:table-cell table:number-columns-repeated="1018"/>
        </table:table-row>
        <table:table-row table:style-name="ro2">
          <table:table-cell table:style-name="ce103"/>
          <table:table-cell table:style-name="ce43" office:value-type="string" calcext:value-type="string">
            <text:p>Marshall Islands</text:p>
          </table:table-cell>
          <table:table-cell table:style-name="ce105"/>
          <table:table-cell table:style-name="ce43" office:value-type="string" calcext:value-type="string">
            <text:p>MH</text:p>
          </table:table-cell>
          <table:table-cell table:style-name="ce72" office:value-type="float" office:value="30" calcext:value-type="float">
            <text:p>30</text:p>
          </table:table-cell>
          <table:table-cell table:style-name="ce32"/>
          <table:table-cell table:number-columns-repeated="1018"/>
        </table:table-row>
        <table:table-row table:style-name="ro2">
          <table:table-cell table:style-name="ce103"/>
          <table:table-cell table:style-name="ce43" office:value-type="string" calcext:value-type="string">
            <text:p>Maryland</text:p>
          </table:table-cell>
          <table:table-cell table:style-name="ce105"/>
          <table:table-cell table:style-name="ce43" office:value-type="string" calcext:value-type="string">
            <text:p>MD</text:p>
          </table:table-cell>
          <table:table-cell table:style-name="ce72" office:value-type="float" office:value="31" calcext:value-type="float">
            <text:p>31</text:p>
          </table:table-cell>
          <table:table-cell table:style-name="ce32"/>
          <table:table-cell table:number-columns-repeated="1018"/>
        </table:table-row>
        <table:table-row table:style-name="ro2">
          <table:table-cell table:style-name="ce103"/>
          <table:table-cell table:style-name="ce43" office:value-type="string" calcext:value-type="string">
            <text:p>Massachusetts</text:p>
          </table:table-cell>
          <table:table-cell table:style-name="ce105"/>
          <table:table-cell table:style-name="ce43" office:value-type="string" calcext:value-type="string">
            <text:p>MA</text:p>
          </table:table-cell>
          <table:table-cell table:style-name="ce72" office:value-type="float" office:value="32" calcext:value-type="float">
            <text:p>32</text:p>
          </table:table-cell>
          <table:table-cell table:style-name="ce32"/>
          <table:table-cell table:number-columns-repeated="1018"/>
        </table:table-row>
        <table:table-row table:style-name="ro2">
          <table:table-cell table:style-name="ce103"/>
          <table:table-cell table:style-name="ce43" office:value-type="string" calcext:value-type="string">
            <text:p>Michigan</text:p>
          </table:table-cell>
          <table:table-cell table:style-name="ce105"/>
          <table:table-cell table:style-name="ce43" office:value-type="string" calcext:value-type="string">
            <text:p>MI</text:p>
          </table:table-cell>
          <table:table-cell table:style-name="ce72" office:value-type="float" office:value="33" calcext:value-type="float">
            <text:p>33</text:p>
          </table:table-cell>
          <table:table-cell table:style-name="ce32"/>
          <table:table-cell table:number-columns-repeated="1018"/>
        </table:table-row>
        <table:table-row table:style-name="ro2">
          <table:table-cell table:style-name="ce103"/>
          <table:table-cell table:style-name="ce43" office:value-type="string" calcext:value-type="string">
            <text:p>Minnesota</text:p>
          </table:table-cell>
          <table:table-cell table:style-name="ce105"/>
          <table:table-cell table:style-name="ce43" office:value-type="string" calcext:value-type="string">
            <text:p>MN</text:p>
          </table:table-cell>
          <table:table-cell table:style-name="ce72" office:value-type="float" office:value="34" calcext:value-type="float">
            <text:p>34</text:p>
          </table:table-cell>
          <table:table-cell table:style-name="ce32"/>
          <table:table-cell table:number-columns-repeated="1018"/>
        </table:table-row>
        <table:table-row table:style-name="ro2">
          <table:table-cell table:style-name="ce103"/>
          <table:table-cell table:style-name="ce43" office:value-type="string" calcext:value-type="string">
            <text:p>Mississippi</text:p>
          </table:table-cell>
          <table:table-cell table:style-name="ce105"/>
          <table:table-cell table:style-name="ce43" office:value-type="string" calcext:value-type="string">
            <text:p>MS</text:p>
          </table:table-cell>
          <table:table-cell table:style-name="ce72" office:value-type="float" office:value="35" calcext:value-type="float">
            <text:p>35</text:p>
          </table:table-cell>
          <table:table-cell table:style-name="ce32"/>
          <table:table-cell table:number-columns-repeated="1018"/>
        </table:table-row>
        <table:table-row table:style-name="ro2">
          <table:table-cell table:style-name="ce103"/>
          <table:table-cell table:style-name="ce43" office:value-type="string" calcext:value-type="string">
            <text:p>Missouri</text:p>
          </table:table-cell>
          <table:table-cell table:style-name="ce105"/>
          <table:table-cell table:style-name="ce43" office:value-type="string" calcext:value-type="string">
            <text:p>MO</text:p>
          </table:table-cell>
          <table:table-cell table:style-name="ce72" office:value-type="float" office:value="36" calcext:value-type="float">
            <text:p>36</text:p>
          </table:table-cell>
          <table:table-cell table:style-name="ce32"/>
          <table:table-cell table:number-columns-repeated="1018"/>
        </table:table-row>
        <table:table-row table:style-name="ro2">
          <table:table-cell table:style-name="ce103"/>
          <table:table-cell table:style-name="ce43" office:value-type="string" calcext:value-type="string">
            <text:p>Montana</text:p>
          </table:table-cell>
          <table:table-cell table:style-name="ce105"/>
          <table:table-cell table:style-name="ce43" office:value-type="string" calcext:value-type="string">
            <text:p>MT</text:p>
          </table:table-cell>
          <table:table-cell table:style-name="ce72" office:value-type="float" office:value="37" calcext:value-type="float">
            <text:p>37</text:p>
          </table:table-cell>
          <table:table-cell table:style-name="ce32"/>
          <table:table-cell table:number-columns-repeated="1018"/>
        </table:table-row>
        <table:table-row table:style-name="ro2">
          <table:table-cell table:style-name="ce103"/>
          <table:table-cell table:style-name="ce43" office:value-type="string" calcext:value-type="string">
            <text:p>Nebraska</text:p>
          </table:table-cell>
          <table:table-cell table:style-name="ce105"/>
          <table:table-cell table:style-name="ce43" office:value-type="string" calcext:value-type="string">
            <text:p>NE</text:p>
          </table:table-cell>
          <table:table-cell table:style-name="ce72" office:value-type="float" office:value="38" calcext:value-type="float">
            <text:p>38</text:p>
          </table:table-cell>
          <table:table-cell table:style-name="ce32"/>
          <table:table-cell table:number-columns-repeated="1018"/>
        </table:table-row>
        <table:table-row table:style-name="ro2">
          <table:table-cell table:style-name="ce103"/>
          <table:table-cell table:style-name="ce43" office:value-type="string" calcext:value-type="string">
            <text:p>Nevada</text:p>
          </table:table-cell>
          <table:table-cell table:style-name="ce105"/>
          <table:table-cell table:style-name="ce43" office:value-type="string" calcext:value-type="string">
            <text:p>NV</text:p>
          </table:table-cell>
          <table:table-cell table:style-name="ce72" office:value-type="float" office:value="39" calcext:value-type="float">
            <text:p>39</text:p>
          </table:table-cell>
          <table:table-cell table:style-name="ce32"/>
          <table:table-cell table:number-columns-repeated="1018"/>
        </table:table-row>
        <table:table-row table:style-name="ro2">
          <table:table-cell table:style-name="ce103"/>
          <table:table-cell table:style-name="ce43" office:value-type="string" calcext:value-type="string">
            <text:p>New Hampshire</text:p>
          </table:table-cell>
          <table:table-cell table:style-name="ce105"/>
          <table:table-cell table:style-name="ce43" office:value-type="string" calcext:value-type="string">
            <text:p>NH</text:p>
          </table:table-cell>
          <table:table-cell table:style-name="ce72" office:value-type="float" office:value="40" calcext:value-type="float">
            <text:p>40</text:p>
          </table:table-cell>
          <table:table-cell table:style-name="ce32"/>
          <table:table-cell table:number-columns-repeated="1018"/>
        </table:table-row>
        <table:table-row table:style-name="ro2">
          <table:table-cell table:style-name="ce103"/>
          <table:table-cell table:style-name="ce43" office:value-type="string" calcext:value-type="string">
            <text:p>New Jersey</text:p>
          </table:table-cell>
          <table:table-cell table:style-name="ce105"/>
          <table:table-cell table:style-name="ce43" office:value-type="string" calcext:value-type="string">
            <text:p>NJ</text:p>
          </table:table-cell>
          <table:table-cell table:style-name="ce72" office:value-type="float" office:value="41" calcext:value-type="float">
            <text:p>41</text:p>
          </table:table-cell>
          <table:table-cell table:style-name="ce32"/>
          <table:table-cell table:number-columns-repeated="1018"/>
        </table:table-row>
        <table:table-row table:style-name="ro2">
          <table:table-cell table:style-name="ce103"/>
          <table:table-cell table:style-name="ce43" office:value-type="string" calcext:value-type="string">
            <text:p>New Mexico</text:p>
          </table:table-cell>
          <table:table-cell table:style-name="ce105"/>
          <table:table-cell table:style-name="ce43" office:value-type="string" calcext:value-type="string">
            <text:p>NM</text:p>
          </table:table-cell>
          <table:table-cell table:style-name="ce72" office:value-type="float" office:value="42" calcext:value-type="float">
            <text:p>42</text:p>
          </table:table-cell>
          <table:table-cell table:style-name="ce32"/>
          <table:table-cell table:number-columns-repeated="1018"/>
        </table:table-row>
        <table:table-row table:style-name="ro2">
          <table:table-cell table:style-name="ce103"/>
          <table:table-cell table:style-name="ce43" office:value-type="string" calcext:value-type="string">
            <text:p>New York</text:p>
          </table:table-cell>
          <table:table-cell table:style-name="ce105"/>
          <table:table-cell table:style-name="ce43" office:value-type="string" calcext:value-type="string">
            <text:p>NY</text:p>
          </table:table-cell>
          <table:table-cell table:style-name="ce72" office:value-type="float" office:value="43" calcext:value-type="float">
            <text:p>43</text:p>
          </table:table-cell>
          <table:table-cell table:style-name="ce32"/>
          <table:table-cell table:number-columns-repeated="1018"/>
        </table:table-row>
        <table:table-row table:style-name="ro2">
          <table:table-cell table:style-name="ce103"/>
          <table:table-cell table:style-name="ce43" office:value-type="string" calcext:value-type="string">
            <text:p>North Carolina</text:p>
          </table:table-cell>
          <table:table-cell table:style-name="ce105"/>
          <table:table-cell table:style-name="ce43" office:value-type="string" calcext:value-type="string">
            <text:p>NC</text:p>
          </table:table-cell>
          <table:table-cell table:style-name="ce72" office:value-type="float" office:value="44" calcext:value-type="float">
            <text:p>44</text:p>
          </table:table-cell>
          <table:table-cell table:style-name="ce32"/>
          <table:table-cell table:number-columns-repeated="1018"/>
        </table:table-row>
        <table:table-row table:style-name="ro2">
          <table:table-cell table:style-name="ce103"/>
          <table:table-cell table:style-name="ce43" office:value-type="string" calcext:value-type="string">
            <text:p>North Dakota</text:p>
          </table:table-cell>
          <table:table-cell table:style-name="ce105"/>
          <table:table-cell table:style-name="ce43" office:value-type="string" calcext:value-type="string">
            <text:p>ND</text:p>
          </table:table-cell>
          <table:table-cell table:style-name="ce72" office:value-type="float" office:value="45" calcext:value-type="float">
            <text:p>45</text:p>
          </table:table-cell>
          <table:table-cell table:style-name="ce32"/>
          <table:table-cell table:number-columns-repeated="1018"/>
        </table:table-row>
        <table:table-row table:style-name="ro2">
          <table:table-cell table:style-name="ce103"/>
          <table:table-cell table:style-name="ce104" office:value-type="string" calcext:value-type="string">
            <text:p>Northern Mariana Islands</text:p>
          </table:table-cell>
          <table:table-cell table:style-name="ce105"/>
          <table:table-cell table:style-name="ce43" office:value-type="string" calcext:value-type="string">
            <text:p>MP</text:p>
          </table:table-cell>
          <table:table-cell table:style-name="ce72" office:value-type="float" office:value="46" calcext:value-type="float">
            <text:p>46</text:p>
          </table:table-cell>
          <table:table-cell table:style-name="ce32"/>
          <table:table-cell table:number-columns-repeated="1018"/>
        </table:table-row>
        <table:table-row table:style-name="ro2">
          <table:table-cell table:style-name="ce103"/>
          <table:table-cell table:style-name="ce43" office:value-type="string" calcext:value-type="string">
            <text:p>Ohio</text:p>
          </table:table-cell>
          <table:table-cell table:style-name="ce105"/>
          <table:table-cell table:style-name="ce43" office:value-type="string" calcext:value-type="string">
            <text:p>OH</text:p>
          </table:table-cell>
          <table:table-cell table:style-name="ce72" office:value-type="float" office:value="47" calcext:value-type="float">
            <text:p>47</text:p>
          </table:table-cell>
          <table:table-cell table:style-name="ce32"/>
          <table:table-cell table:number-columns-repeated="1018"/>
        </table:table-row>
        <table:table-row table:style-name="ro2">
          <table:table-cell table:style-name="ce103"/>
          <table:table-cell table:style-name="ce43" office:value-type="string" calcext:value-type="string">
            <text:p>Oklahoma</text:p>
          </table:table-cell>
          <table:table-cell table:style-name="ce105"/>
          <table:table-cell table:style-name="ce43" office:value-type="string" calcext:value-type="string">
            <text:p>OK</text:p>
          </table:table-cell>
          <table:table-cell table:style-name="ce72" office:value-type="float" office:value="48" calcext:value-type="float">
            <text:p>48</text:p>
          </table:table-cell>
          <table:table-cell table:style-name="ce32"/>
          <table:table-cell table:number-columns-repeated="1018"/>
        </table:table-row>
        <table:table-row table:style-name="ro2">
          <table:table-cell table:style-name="ce103"/>
          <table:table-cell table:style-name="ce43" office:value-type="string" calcext:value-type="string">
            <text:p>Oregon</text:p>
          </table:table-cell>
          <table:table-cell table:style-name="ce105"/>
          <table:table-cell table:style-name="ce43" office:value-type="string" calcext:value-type="string">
            <text:p>OR</text:p>
          </table:table-cell>
          <table:table-cell table:style-name="ce72" office:value-type="float" office:value="49" calcext:value-type="float">
            <text:p>49</text:p>
          </table:table-cell>
          <table:table-cell table:style-name="ce32"/>
          <table:table-cell table:number-columns-repeated="1018"/>
        </table:table-row>
        <table:table-row table:style-name="ro2">
          <table:table-cell table:style-name="ce103"/>
          <table:table-cell table:style-name="ce43" office:value-type="string" calcext:value-type="string">
            <text:p>Palau</text:p>
          </table:table-cell>
          <table:table-cell table:style-name="ce105"/>
          <table:table-cell table:style-name="ce43" office:value-type="string" calcext:value-type="string">
            <text:p>PW</text:p>
          </table:table-cell>
          <table:table-cell table:style-name="ce72" office:value-type="float" office:value="50" calcext:value-type="float">
            <text:p>50</text:p>
          </table:table-cell>
          <table:table-cell table:style-name="ce32"/>
          <table:table-cell table:number-columns-repeated="1018"/>
        </table:table-row>
        <table:table-row table:style-name="ro2">
          <table:table-cell table:style-name="ce103"/>
          <table:table-cell table:style-name="ce43" office:value-type="string" calcext:value-type="string">
            <text:p>Pennsylvania</text:p>
          </table:table-cell>
          <table:table-cell table:style-name="ce105"/>
          <table:table-cell table:style-name="ce43" office:value-type="string" calcext:value-type="string">
            <text:p>PA</text:p>
          </table:table-cell>
          <table:table-cell table:style-name="ce72" office:value-type="float" office:value="51" calcext:value-type="float">
            <text:p>51</text:p>
          </table:table-cell>
          <table:table-cell table:style-name="ce32"/>
          <table:table-cell table:number-columns-repeated="1018"/>
        </table:table-row>
        <table:table-row table:style-name="ro2">
          <table:table-cell table:style-name="ce103"/>
          <table:table-cell table:style-name="ce43" office:value-type="string" calcext:value-type="string">
            <text:p>Puerto Rico</text:p>
          </table:table-cell>
          <table:table-cell table:style-name="ce105"/>
          <table:table-cell table:style-name="ce43" office:value-type="string" calcext:value-type="string">
            <text:p>PR</text:p>
          </table:table-cell>
          <table:table-cell table:style-name="ce72" office:value-type="float" office:value="52" calcext:value-type="float">
            <text:p>52</text:p>
          </table:table-cell>
          <table:table-cell table:style-name="ce32"/>
          <table:table-cell table:number-columns-repeated="1018"/>
        </table:table-row>
        <table:table-row table:style-name="ro2">
          <table:table-cell table:style-name="ce103"/>
          <table:table-cell table:style-name="ce43" office:value-type="string" calcext:value-type="string">
            <text:p>Rhode Island</text:p>
          </table:table-cell>
          <table:table-cell table:style-name="ce105"/>
          <table:table-cell table:style-name="ce43" office:value-type="string" calcext:value-type="string">
            <text:p>RI</text:p>
          </table:table-cell>
          <table:table-cell table:style-name="ce72" office:value-type="float" office:value="53" calcext:value-type="float">
            <text:p>53</text:p>
          </table:table-cell>
          <table:table-cell table:style-name="ce32"/>
          <table:table-cell table:number-columns-repeated="1018"/>
        </table:table-row>
        <table:table-row table:style-name="ro2">
          <table:table-cell table:style-name="ce103"/>
          <table:table-cell table:style-name="ce43" office:value-type="string" calcext:value-type="string">
            <text:p>South Carolina</text:p>
          </table:table-cell>
          <table:table-cell table:style-name="ce105"/>
          <table:table-cell table:style-name="ce43" office:value-type="string" calcext:value-type="string">
            <text:p>SC</text:p>
          </table:table-cell>
          <table:table-cell table:style-name="ce72" office:value-type="float" office:value="54" calcext:value-type="float">
            <text:p>54</text:p>
          </table:table-cell>
          <table:table-cell table:style-name="ce32"/>
          <table:table-cell table:number-columns-repeated="1018"/>
        </table:table-row>
        <table:table-row table:style-name="ro2">
          <table:table-cell table:style-name="ce103"/>
          <table:table-cell table:style-name="ce43" office:value-type="string" calcext:value-type="string">
            <text:p>South Dakota</text:p>
          </table:table-cell>
          <table:table-cell table:style-name="ce105"/>
          <table:table-cell table:style-name="ce43" office:value-type="string" calcext:value-type="string">
            <text:p>SD</text:p>
          </table:table-cell>
          <table:table-cell table:style-name="ce72" office:value-type="float" office:value="55" calcext:value-type="float">
            <text:p>55</text:p>
          </table:table-cell>
          <table:table-cell table:style-name="ce32"/>
          <table:table-cell table:number-columns-repeated="1018"/>
        </table:table-row>
        <table:table-row table:style-name="ro2">
          <table:table-cell table:style-name="ce103"/>
          <table:table-cell table:style-name="ce43" office:value-type="string" calcext:value-type="string">
            <text:p>Tennessee</text:p>
          </table:table-cell>
          <table:table-cell table:style-name="ce105"/>
          <table:table-cell table:style-name="ce43" office:value-type="string" calcext:value-type="string">
            <text:p>TN</text:p>
          </table:table-cell>
          <table:table-cell table:style-name="ce72" office:value-type="float" office:value="56" calcext:value-type="float">
            <text:p>56</text:p>
          </table:table-cell>
          <table:table-cell table:style-name="ce32"/>
          <table:table-cell table:number-columns-repeated="1018"/>
        </table:table-row>
        <table:table-row table:style-name="ro2">
          <table:table-cell table:style-name="ce103"/>
          <table:table-cell table:style-name="ce43" office:value-type="string" calcext:value-type="string">
            <text:p>Texas</text:p>
          </table:table-cell>
          <table:table-cell table:style-name="ce105"/>
          <table:table-cell table:style-name="ce43" office:value-type="string" calcext:value-type="string">
            <text:p>TX</text:p>
          </table:table-cell>
          <table:table-cell table:style-name="ce72" office:value-type="float" office:value="57" calcext:value-type="float">
            <text:p>57</text:p>
          </table:table-cell>
          <table:table-cell table:style-name="ce32"/>
          <table:table-cell table:number-columns-repeated="1018"/>
        </table:table-row>
        <table:table-row table:style-name="ro2">
          <table:table-cell table:style-name="ce103"/>
          <table:table-cell table:style-name="ce43" office:value-type="string" calcext:value-type="string">
            <text:p>Utah</text:p>
          </table:table-cell>
          <table:table-cell table:style-name="ce105"/>
          <table:table-cell table:style-name="ce43" office:value-type="string" calcext:value-type="string">
            <text:p>UT</text:p>
          </table:table-cell>
          <table:table-cell table:style-name="ce72" office:value-type="float" office:value="58" calcext:value-type="float">
            <text:p>58</text:p>
          </table:table-cell>
          <table:table-cell table:style-name="ce32"/>
          <table:table-cell table:number-columns-repeated="1018"/>
        </table:table-row>
        <table:table-row table:style-name="ro2">
          <table:table-cell table:style-name="ce103"/>
          <table:table-cell table:style-name="ce43" office:value-type="string" calcext:value-type="string">
            <text:p>Vermont</text:p>
          </table:table-cell>
          <table:table-cell table:style-name="ce105"/>
          <table:table-cell table:style-name="ce43" office:value-type="string" calcext:value-type="string">
            <text:p>VT</text:p>
          </table:table-cell>
          <table:table-cell table:style-name="ce72" office:value-type="float" office:value="59" calcext:value-type="float">
            <text:p>59</text:p>
          </table:table-cell>
          <table:table-cell table:style-name="ce32"/>
          <table:table-cell table:number-columns-repeated="1018"/>
        </table:table-row>
        <table:table-row table:style-name="ro2">
          <table:table-cell table:style-name="ce103"/>
          <table:table-cell table:style-name="ce43" office:value-type="string" calcext:value-type="string">
            <text:p>Virgin Islands</text:p>
          </table:table-cell>
          <table:table-cell table:style-name="ce105"/>
          <table:table-cell table:style-name="ce43" office:value-type="string" calcext:value-type="string">
            <text:p>VI</text:p>
          </table:table-cell>
          <table:table-cell table:style-name="ce72" office:value-type="float" office:value="60" calcext:value-type="float">
            <text:p>60</text:p>
          </table:table-cell>
          <table:table-cell table:style-name="ce32"/>
          <table:table-cell table:number-columns-repeated="1018"/>
        </table:table-row>
        <table:table-row table:style-name="ro2">
          <table:table-cell table:style-name="ce103"/>
          <table:table-cell table:style-name="ce43" office:value-type="string" calcext:value-type="string">
            <text:p>Virginia</text:p>
          </table:table-cell>
          <table:table-cell table:style-name="ce105"/>
          <table:table-cell table:style-name="ce43" office:value-type="string" calcext:value-type="string">
            <text:p>VA</text:p>
          </table:table-cell>
          <table:table-cell table:style-name="ce72" office:value-type="float" office:value="61" calcext:value-type="float">
            <text:p>61</text:p>
          </table:table-cell>
          <table:table-cell table:style-name="ce32"/>
          <table:table-cell table:number-columns-repeated="1018"/>
        </table:table-row>
        <table:table-row table:style-name="ro2">
          <table:table-cell table:style-name="ce103"/>
          <table:table-cell table:style-name="ce43" office:value-type="string" calcext:value-type="string">
            <text:p>Washington</text:p>
          </table:table-cell>
          <table:table-cell table:style-name="ce105"/>
          <table:table-cell table:style-name="ce43" office:value-type="string" calcext:value-type="string">
            <text:p>WA</text:p>
          </table:table-cell>
          <table:table-cell table:style-name="ce72" office:value-type="float" office:value="62" calcext:value-type="float">
            <text:p>62</text:p>
          </table:table-cell>
          <table:table-cell table:style-name="ce32"/>
          <table:table-cell table:number-columns-repeated="1018"/>
        </table:table-row>
        <table:table-row table:style-name="ro2">
          <table:table-cell table:style-name="ce103"/>
          <table:table-cell table:style-name="ce43" office:value-type="string" calcext:value-type="string">
            <text:p>West Virginia</text:p>
          </table:table-cell>
          <table:table-cell table:style-name="ce105"/>
          <table:table-cell table:style-name="ce43" office:value-type="string" calcext:value-type="string">
            <text:p>WV</text:p>
          </table:table-cell>
          <table:table-cell table:style-name="ce72" office:value-type="float" office:value="63" calcext:value-type="float">
            <text:p>63</text:p>
          </table:table-cell>
          <table:table-cell table:style-name="ce32"/>
          <table:table-cell table:number-columns-repeated="1018"/>
        </table:table-row>
        <table:table-row table:style-name="ro2">
          <table:table-cell table:style-name="ce103"/>
          <table:table-cell table:style-name="ce43" office:value-type="string" calcext:value-type="string">
            <text:p>Wisconsin</text:p>
          </table:table-cell>
          <table:table-cell table:style-name="ce105"/>
          <table:table-cell table:style-name="ce43" office:value-type="string" calcext:value-type="string">
            <text:p>WI</text:p>
          </table:table-cell>
          <table:table-cell table:style-name="ce72" office:value-type="float" office:value="64" calcext:value-type="float">
            <text:p>64</text:p>
          </table:table-cell>
          <table:table-cell table:style-name="ce32"/>
          <table:table-cell table:number-columns-repeated="1018"/>
        </table:table-row>
        <table:table-row table:style-name="ro2">
          <table:table-cell table:style-name="ce103"/>
          <table:table-cell table:style-name="ce43" office:value-type="string" calcext:value-type="string">
            <text:p>Wyoming</text:p>
          </table:table-cell>
          <table:table-cell table:style-name="ce105"/>
          <table:table-cell table:style-name="ce43" office:value-type="string" calcext:value-type="string">
            <text:p>WY</text:p>
          </table:table-cell>
          <table:table-cell table:style-name="ce72" office:value-type="float" office:value="65" calcext:value-type="float">
            <text:p>65</text:p>
          </table:table-cell>
          <table:table-cell table:style-name="ce32"/>
          <table:table-cell table:number-columns-repeated="1018"/>
        </table:table-row>
        <table:table-row table:style-name="ro2">
          <table:table-cell table:style-name="ce101" office:value-type="string" calcext:value-type="string">
            <text:p>U.S. Outlying Islands</text:p>
          </table:table-cell>
          <table:table-cell table:style-name="ce45"/>
          <table:table-cell table:style-name="ce71" office:value-type="string" calcext:value-type="string">
            <text:p>U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S. Virgin Islands</text:p>
          </table:table-cell>
          <table:table-cell table:style-name="ce45"/>
          <table:table-cell table:style-name="ce106" office:value-type="string" calcext:value-type="string">
            <text:p>VI</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ruguay</text:p>
          </table:table-cell>
          <table:table-cell table:style-name="ce45"/>
          <table:table-cell table:style-name="ce71" office:value-type="string" calcext:value-type="string">
            <text:p>UY</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Uzbekistan</text:p>
          </table:table-cell>
          <table:table-cell table:style-name="ce45"/>
          <table:table-cell table:style-name="ce71" office:value-type="string" calcext:value-type="string">
            <text:p>UZ</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anuatu</text:p>
          </table:table-cell>
          <table:table-cell table:style-name="ce45"/>
          <table:table-cell table:style-name="ce71" office:value-type="string" calcext:value-type="string">
            <text:p>VU</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atican City</text:p>
          </table:table-cell>
          <table:table-cell table:style-name="ce45"/>
          <table:table-cell table:style-name="ce106" office:value-type="string" calcext:value-type="string">
            <text:p>V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enezuela</text:p>
          </table:table-cell>
          <table:table-cell table:style-name="ce45"/>
          <table:table-cell table:style-name="ce71" office:value-type="string" calcext:value-type="string">
            <text:p>V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Vietnam</text:p>
          </table:table-cell>
          <table:table-cell table:style-name="ce45"/>
          <table:table-cell table:style-name="ce71" office:value-type="string" calcext:value-type="string">
            <text:p>VN</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Wallis &amp;amp; Futuna</text:p>
          </table:table-cell>
          <table:table-cell table:style-name="ce45"/>
          <table:table-cell table:style-name="ce106" office:value-type="string" calcext:value-type="string">
            <text:p><text:a xlink:href="https://en.wikipedia.org/wiki/ISO_3166-2:WF" xlink:type="simple">WF</text:a></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Western Sahara</text:p>
          </table:table-cell>
          <table:table-cell table:style-name="ce45"/>
          <table:table-cell table:style-name="ce71" office:value-type="string" calcext:value-type="string">
            <text:p>EH</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Yemen</text:p>
          </table:table-cell>
          <table:table-cell table:style-name="ce45"/>
          <table:table-cell table:style-name="ce71" office:value-type="string" calcext:value-type="string">
            <text:p>YE</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Zambia</text:p>
          </table:table-cell>
          <table:table-cell table:style-name="ce45"/>
          <table:table-cell table:style-name="ce71" office:value-type="string" calcext:value-type="string">
            <text:p>ZM</text:p>
          </table:table-cell>
          <table:table-cell table:style-name="ce45"/>
          <table:table-cell table:style-name="ce105"/>
          <table:table-cell table:style-name="ce32"/>
          <table:table-cell table:number-columns-repeated="1018"/>
        </table:table-row>
        <table:table-row table:style-name="ro2">
          <table:table-cell table:style-name="ce101" office:value-type="string" calcext:value-type="string">
            <text:p>Zimbabwe</text:p>
          </table:table-cell>
          <table:table-cell table:style-name="ce45"/>
          <table:table-cell table:style-name="ce71" office:value-type="string" calcext:value-type="string">
            <text:p>ZW</text:p>
          </table:table-cell>
          <table:table-cell table:style-name="ce45"/>
          <table:table-cell table:style-name="ce105"/>
          <table:table-cell table:style-name="ce32"/>
          <table:table-cell table:number-columns-repeated="1018"/>
        </table:table-row>
        <table:table-row table:style-name="ro2" table:number-rows-repeated="243">
          <table:table-cell table:style-name="ce103"/>
          <table:table-cell table:style-name="ce45"/>
          <table:table-cell table:style-name="ce105"/>
          <table:table-cell table:style-name="ce45"/>
          <table:table-cell table:style-name="ce105"/>
          <table:table-cell table:style-name="ce32"/>
          <table:table-cell table:number-columns-repeated="1018"/>
        </table:table-row>
        <table:table-row table:style-name="ro3" table:number-rows-repeated="1047574">
          <table:table-cell table:number-columns-repeated="1024"/>
        </table:table-row>
        <table:table-row table:style-name="ro3">
          <table:table-cell table:number-columns-repeated="1024"/>
        </table:table-row>
      </table:table>
      <table:table table:name="Service Sheet" table:style-name="ta39">
        <table:table-column table:style-name="co133" table:default-cell-style-name="Default"/>
        <table:table-column table:style-name="co6" table:number-columns-repeated="1023" table:default-cell-style-name="Default"/>
        <table:table-row table:style-name="ro2">
          <table:table-cell table:style-name="ce109" office:value-type="string" calcext:value-type="string">
            <text:p>This is a service sheet which is used for cell data validation and introduction</text:p>
          </table:table-cell>
          <table:table-cell table:number-columns-repeated="1023"/>
        </table:table-row>
        <table:table-row table:style-name="ro5">
          <table:table-cell table:style-name="ce110" office:value-type="string" calcext:value-type="string">
            <text:p>Meet Master Import Table </text:p>
          </table:table-cell>
          <table:table-cell table:number-columns-repeated="1023"/>
        </table:table-row>
        <table:table-row table:style-name="ro5">
          <table:table-cell table:style-name="ce111" table:formula="of:=HYPERLINK(&quot;https://firebearstudio.com/the-improved-import.html&quot;;&quot;for Improved Import and Export extension for Magento 2&quot;)" office:value-type="string" office:string-value="for Improved Import and Export extension for Magento 2" calcext:value-type="string">
            <text:p>for Improved Import and Export extension for Magento 2</text:p>
          </table:table-cell>
          <table:table-cell table:number-columns-repeated="1023"/>
        </table:table-row>
        <table:table-row table:style-name="ro5">
          <table:table-cell table:style-name="ce112" office:value-type="string" calcext:value-type="string">
            <text:p>What's so important</text:p>
          </table:table-cell>
          <table:table-cell table:number-columns-repeated="1023"/>
        </table:table-row>
        <table:table-row table:style-name="ro2">
          <table:table-cell table:style-name="ce113" office:value-type="string" calcext:value-type="string">
            <text:p>1) This is a Google Sheet - the most convenient tool for editing CSV files;</text:p>
          </table:table-cell>
          <table:table-cell table:number-columns-repeated="1023"/>
        </table:table-row>
        <table:table-row table:style-name="ro2">
          <table:table-cell table:style-name="ce113" office:value-type="string" calcext:value-type="string">
            <text:p>2) You can work on a single import table with your colleagues at the same time;</text:p>
          </table:table-cell>
          <table:table-cell table:number-columns-repeated="1023"/>
        </table:table-row>
        <table:table-row table:style-name="ro2">
          <table:table-cell table:style-name="ce11" office:value-type="string" calcext:value-type="string">
            <text:p>3) A single step import. Once done with the table, paste the URL to the Import job and hit ‘Run’ button. </text:p>
          </table:table-cell>
          <table:table-cell table:number-columns-repeated="1023"/>
        </table:table-row>
        <table:table-row table:style-name="ro2">
          <table:table-cell table:style-name="ce113" office:value-type="string" calcext:value-type="string">
            <text:p>4) You can add and remove columns and create new sheets, relevant for your current tasks.</text:p>
          </table:table-cell>
          <table:table-cell table:number-columns-repeated="1023"/>
        </table:table-row>
        <table:table-row table:style-name="ro2">
          <table:table-cell table:style-name="ce11" office:value-type="string" calcext:value-type="string">
            <text:p>5) It is a one-stop solution. Forget about Excel, OpenOffice and other. You only need a Google account to make import process work.</text:p>
          </table:table-cell>
          <table:table-cell table:number-columns-repeated="1023"/>
        </table:table-row>
        <table:table-row table:style-name="ro2">
          <table:table-cell table:style-name="ce114" office:value-type="string" calcext:value-type="string">
            <text:p>What's the use of the Master Table</text:p>
          </table:table-cell>
          <table:table-cell table:number-columns-repeated="1023"/>
        </table:table-row>
        <table:table-row table:style-name="ro2">
          <table:table-cell table:style-name="ce115" office:value-type="string" calcext:value-type="string">
            <text:p>The table is an import draft at your disposal. It aims to provide the store owners with a single, comprehensive sample data file.</text:p>
            <text:p>Sample products in the table introduce the store owner to the peculiarities of the Magento 2 product types. Moreover, every product type is properly color-coded, to make sure a unique identity is preserved through the whole document. The products from the table are imported as ‘disabled’ to prevent sample data hitting live store and let the store owner study the import process.</text:p>
            <text:p/>
            <text:p>All product attributes in the table come with the short description. The description points where to seek for the attribute values and what value, numeral or text, is expected in the relevant cell. Almost every product attribute in the table comes with a dummy value. Such values have been added to provide the store owner with a live example of how the attribute’s value should look like.</text:p>
            <text:p/>
            <text:p>In addition, some cells come with data validation, where the store owner can choose from the predefined values. Such values cover ALL available options for the Magento 2, no other values can be entered for these attributes.</text:p>
            <text:p/>
          </table:table-cell>
          <table:table-cell table:number-columns-repeated="1023"/>
        </table:table-row>
        <table:table-row table:style-name="ro2">
          <table:table-cell table:style-name="ce114" office:value-type="string" calcext:value-type="string">
            <text:p>How do I use it</text:p>
          </table:table-cell>
          <table:table-cell table:number-columns-repeated="1023"/>
        </table:table-row>
        <table:table-row table:style-name="ro2">
          <table:table-cell table:style-name="ce2" office:value-type="string" calcext:value-type="string">
            <text:p>This color is used to highlight the Configurable Product Type rows and all simple products that are assigned to it</text:p>
          </table:table-cell>
          <table:table-cell table:number-columns-repeated="1023"/>
        </table:table-row>
        <table:table-row table:style-name="ro2">
          <table:table-cell table:style-name="ce10" office:value-type="string" calcext:value-type="string">
            <text:p>This color is used to highlight the Bundle Product Type rows and all simple products that are assigned to them</text:p>
          </table:table-cell>
          <table:table-cell table:number-columns-repeated="1023"/>
        </table:table-row>
        <table:table-row table:style-name="ro2">
          <table:table-cell table:style-name="ce11" office:value-type="string" calcext:value-type="string">
            <text:p>This color is used to highlight the Downloadable Product Type rows and all simple products that are assigned to them</text:p>
          </table:table-cell>
          <table:table-cell table:number-columns-repeated="1023"/>
        </table:table-row>
        <table:table-row table:style-name="ro2">
          <table:table-cell table:style-name="ce116" office:value-type="string" calcext:value-type="string">
            <text:p>Some of the columns with product attributes, that are only used for specific product types are colorcoded to match the product type. For example, column 'configurable_variations' is painted blue as it is only used for Confgurable Products</text:p>
          </table:table-cell>
          <table:table-cell table:number-columns-repeated="1023"/>
        </table:table-row>
        <table:table-row table:style-name="ro2">
          <table:table-cell table:style-name="ce117" office:value-type="string" calcext:value-type="string">
            <text:p>Useful links</text:p>
          </table:table-cell>
          <table:table-cell table:number-columns-repeated="1023"/>
        </table:table-row>
        <table:table-row table:style-name="ro2">
          <table:table-cell table:style-name="ce118" table:formula="of:=HYPERLINK(&quot;https://firebearstudio.com/the-improved-import.html&quot;;&quot;Improved Import and Export extension&quot;)" office:value-type="string" office:string-value="Improved Import and Export extension" calcext:value-type="string">
            <text:p>Improved Import and Export extension</text:p>
          </table:table-cell>
          <table:table-cell table:number-columns-repeated="1023"/>
        </table:table-row>
        <table:table-row table:style-name="ro2">
          <table:table-cell table:style-name="ce118" table:formula="of:=HYPERLINK(&quot;https://firebearstudio.com/blog/the-complete-guide-to-magento-2-product-import-export.html&quot;;&quot;The Complete Guide to Magento 2 Product Import / Export&quot;)" office:value-type="string" office:string-value="The Complete Guide to Magento 2 Product Import / Export" calcext:value-type="string">
            <text:p>The Complete Guide to Magento 2 Product Import / Export</text:p>
          </table:table-cell>
          <table:table-cell table:number-columns-repeated="1023"/>
        </table:table-row>
        <table:table-row table:style-name="ro2">
          <table:table-cell table:style-name="ce118" table:formula="of:=HYPERLINK(&quot;https://firebearstudio.com/blog/&quot;;&quot;Firebear blog&quot;)" office:value-type="string" office:string-value="Firebear blog" calcext:value-type="string">
            <text:p>Firebear blog</text:p>
          </table:table-cell>
          <table:table-cell table:number-columns-repeated="1023"/>
        </table:table-row>
        <table:table-row table:style-name="ro2">
          <table:table-cell table:style-name="ce118" table:formula="of:=HYPERLINK(&quot;https://www.youtube.com/channel/UC6nQ58PjsRwAhkSY7gIONuQ&quot;;&quot;Firebear youtube channel&quot;)" office:value-type="string" office:string-value="Firebear youtube channel" calcext:value-type="string">
            <text:p>Firebear youtube channel</text:p>
          </table:table-cell>
          <table:table-cell table:number-columns-repeated="1023"/>
        </table:table-row>
        <table:table-row table:style-name="ro2">
          <table:table-cell table:style-name="ce119" office:value-type="string" calcext:value-type="string">
            <text:p>Service rows for Data validation</text:p>
          </table:table-cell>
          <table:table-cell table:number-columns-repeated="1023"/>
        </table:table-row>
        <table:table-row table:style-name="ro2">
          <table:table-cell table:style-name="ce106" office:value-type="string" calcext:value-type="string">
            <text:p>The next four rows are used in the Master Table data validaton. Do not remove them, if you want the validation enabled for some fields.</text:p>
          </table:table-cell>
          <table:table-cell table:number-columns-repeated="1023"/>
        </table:table-row>
        <table:table-row table:style-name="ro2">
          <table:table-cell table:style-name="ce106" office:value-type="string" calcext:value-type="string">
            <text:p>Not Visible Individually</text:p>
          </table:table-cell>
          <table:table-cell table:number-columns-repeated="1023"/>
        </table:table-row>
        <table:table-row table:style-name="ro2">
          <table:table-cell table:style-name="ce106" office:value-type="string" calcext:value-type="string">
            <text:p>Catalog</text:p>
          </table:table-cell>
          <table:table-cell table:number-columns-repeated="1023"/>
        </table:table-row>
        <table:table-row table:style-name="ro2">
          <table:table-cell table:style-name="ce106" office:value-type="string" calcext:value-type="string">
            <text:p>Search</text:p>
          </table:table-cell>
          <table:table-cell table:number-columns-repeated="1023"/>
        </table:table-row>
        <table:table-row table:style-name="ro2">
          <table:table-cell table:style-name="ce106" office:value-type="string" calcext:value-type="string">
            <text:p>Catalog, Search</text:p>
          </table:table-cell>
          <table:table-cell table:number-columns-repeated="1023"/>
        </table:table-row>
        <table:table-row table:style-name="ro3" table:number-rows-repeated="1048548">
          <table:table-cell table:number-columns-repeated="1024"/>
        </table:table-row>
        <table:table-row table:style-name="ro3">
          <table:table-cell table:number-columns-repeated="1024"/>
        </table:table-row>
      </table:table>
      <table:table table:name="Old ORDERS DON'T USE" table:style-name="ta40">
        <table:table-column table:style-name="co6" table:number-columns-repeated="1024" table:default-cell-style-name="Default"/>
        <table:table-row table:style-name="ro2">
          <table:table-cell table:style-name="ce70" office:value-type="string" calcext:value-type="string">
            <text:p>entity_id</text:p>
          </table:table-cell>
          <table:table-cell table:style-name="ce70" office:value-type="string" calcext:value-type="string">
            <text:p>increment_id</text:p>
          </table:table-cell>
          <table:table-cell table:style-name="ce70" office:value-type="string" calcext:value-type="string">
            <text:p>state</text:p>
          </table:table-cell>
          <table:table-cell table:style-name="ce70" office:value-type="string" calcext:value-type="string">
            <text:p>status</text:p>
          </table:table-cell>
          <table:table-cell table:style-name="ce70" office:value-type="string" calcext:value-type="string">
            <text:p>coupon_code</text:p>
          </table:table-cell>
          <table:table-cell table:style-name="ce70" office:value-type="string" calcext:value-type="string">
            <text:p>protect_code</text:p>
          </table:table-cell>
          <table:table-cell table:style-name="ce70" office:value-type="string" calcext:value-type="string">
            <text:p>shipping_description</text:p>
          </table:table-cell>
          <table:table-cell table:style-name="ce70" office:value-type="string" calcext:value-type="string">
            <text:p>is_virtual</text:p>
          </table:table-cell>
          <table:table-cell table:style-name="ce70" office:value-type="string" calcext:value-type="string">
            <text:p>store_id</text:p>
          </table:table-cell>
          <table:table-cell table:style-name="ce70" office:value-type="string" calcext:value-type="string">
            <text:p>customer_id</text:p>
          </table:table-cell>
          <table:table-cell table:style-name="ce70" office:value-type="string" calcext:value-type="string">
            <text:p>base_discount_amount</text:p>
          </table:table-cell>
          <table:table-cell table:style-name="ce70" office:value-type="string" calcext:value-type="string">
            <text:p>base_discount_canceled</text:p>
          </table:table-cell>
          <table:table-cell table:style-name="ce70" office:value-type="string" calcext:value-type="string">
            <text:p>base_discount_invoiced</text:p>
          </table:table-cell>
          <table:table-cell table:style-name="ce70" office:value-type="string" calcext:value-type="string">
            <text:p>base_discount_refunded</text:p>
          </table:table-cell>
          <table:table-cell table:style-name="ce70" office:value-type="string" calcext:value-type="string">
            <text:p>base_grand_total</text:p>
          </table:table-cell>
          <table:table-cell table:style-name="ce70" office:value-type="string" calcext:value-type="string">
            <text:p>base_shipping_amount</text:p>
          </table:table-cell>
          <table:table-cell table:style-name="ce70" office:value-type="string" calcext:value-type="string">
            <text:p>base_shipping_canceled</text:p>
          </table:table-cell>
          <table:table-cell table:style-name="ce70" office:value-type="string" calcext:value-type="string">
            <text:p>base_shipping_invoiced</text:p>
          </table:table-cell>
          <table:table-cell table:style-name="ce70" office:value-type="string" calcext:value-type="string">
            <text:p>base_shipping_refunded</text:p>
          </table:table-cell>
          <table:table-cell table:style-name="ce70" office:value-type="string" calcext:value-type="string">
            <text:p>base_shipping_tax_amount</text:p>
          </table:table-cell>
          <table:table-cell table:style-name="ce70" office:value-type="string" calcext:value-type="string">
            <text:p>base_shipping_tax_refunded</text:p>
          </table:table-cell>
          <table:table-cell table:style-name="ce70" office:value-type="string" calcext:value-type="string">
            <text:p>base_subtotal</text:p>
          </table:table-cell>
          <table:table-cell table:style-name="ce70" office:value-type="string" calcext:value-type="string">
            <text:p>base_subtotal_canceled</text:p>
          </table:table-cell>
          <table:table-cell table:style-name="ce70" office:value-type="string" calcext:value-type="string">
            <text:p>base_subtotal_invoiced</text:p>
          </table:table-cell>
          <table:table-cell table:style-name="ce70" office:value-type="string" calcext:value-type="string">
            <text:p>base_subtotal_refunded</text:p>
          </table:table-cell>
          <table:table-cell table:style-name="ce70" office:value-type="string" calcext:value-type="string">
            <text:p>base_tax_amount</text:p>
          </table:table-cell>
          <table:table-cell table:style-name="ce70" office:value-type="string" calcext:value-type="string">
            <text:p>base_tax_canceled</text:p>
          </table:table-cell>
          <table:table-cell table:style-name="ce70" office:value-type="string" calcext:value-type="string">
            <text:p>base_tax_invoiced</text:p>
          </table:table-cell>
          <table:table-cell table:style-name="ce70" office:value-type="string" calcext:value-type="string">
            <text:p>base_tax_refunded</text:p>
          </table:table-cell>
          <table:table-cell table:style-name="ce70" office:value-type="string" calcext:value-type="string">
            <text:p>base_to_global_rate</text:p>
          </table:table-cell>
          <table:table-cell table:style-name="ce70" office:value-type="string" calcext:value-type="string">
            <text:p>base_to_order_rate</text:p>
          </table:table-cell>
          <table:table-cell table:style-name="ce70" office:value-type="string" calcext:value-type="string">
            <text:p>base_total_canceled</text:p>
          </table:table-cell>
          <table:table-cell table:style-name="ce70" office:value-type="string" calcext:value-type="string">
            <text:p>base_total_invoiced</text:p>
          </table:table-cell>
          <table:table-cell table:style-name="ce70" office:value-type="string" calcext:value-type="string">
            <text:p>base_total_invoiced_cost</text:p>
          </table:table-cell>
          <table:table-cell table:style-name="ce70" office:value-type="string" calcext:value-type="string">
            <text:p>base_total_offline_refunded</text:p>
          </table:table-cell>
          <table:table-cell table:style-name="ce70" office:value-type="string" calcext:value-type="string">
            <text:p>base_total_online_refunded</text:p>
          </table:table-cell>
          <table:table-cell table:style-name="ce70" office:value-type="string" calcext:value-type="string">
            <text:p>base_total_paid</text:p>
          </table:table-cell>
          <table:table-cell table:style-name="ce70" office:value-type="string" calcext:value-type="string">
            <text:p>base_total_qty_ordered</text:p>
          </table:table-cell>
          <table:table-cell table:style-name="ce70" office:value-type="string" calcext:value-type="string">
            <text:p>base_total_refunded</text:p>
          </table:table-cell>
          <table:table-cell table:style-name="ce70" office:value-type="string" calcext:value-type="string">
            <text:p>discount_amount</text:p>
          </table:table-cell>
          <table:table-cell table:style-name="ce70" office:value-type="string" calcext:value-type="string">
            <text:p>discount_canceled</text:p>
          </table:table-cell>
          <table:table-cell table:style-name="ce70" office:value-type="string" calcext:value-type="string">
            <text:p>discount_invoiced</text:p>
          </table:table-cell>
          <table:table-cell table:style-name="ce70" office:value-type="string" calcext:value-type="string">
            <text:p>discount_refunded</text:p>
          </table:table-cell>
          <table:table-cell table:style-name="ce70" office:value-type="string" calcext:value-type="string">
            <text:p>grand_total</text:p>
          </table:table-cell>
          <table:table-cell table:style-name="ce70" office:value-type="string" calcext:value-type="string">
            <text:p>shipping_amount</text:p>
          </table:table-cell>
          <table:table-cell table:style-name="ce70" office:value-type="string" calcext:value-type="string">
            <text:p>shipping_canceled</text:p>
          </table:table-cell>
          <table:table-cell table:style-name="ce70" office:value-type="string" calcext:value-type="string">
            <text:p>shipping_invoiced</text:p>
          </table:table-cell>
          <table:table-cell table:style-name="ce70" office:value-type="string" calcext:value-type="string">
            <text:p>shipping_refunded</text:p>
          </table:table-cell>
          <table:table-cell table:style-name="ce70" office:value-type="string" calcext:value-type="string">
            <text:p>shipping_tax_amount</text:p>
          </table:table-cell>
          <table:table-cell table:style-name="ce70" office:value-type="string" calcext:value-type="string">
            <text:p>shipping_tax_refunded</text:p>
          </table:table-cell>
          <table:table-cell table:style-name="ce70" office:value-type="string" calcext:value-type="string">
            <text:p>store_to_base_rate</text:p>
          </table:table-cell>
          <table:table-cell table:style-name="ce70" office:value-type="string" calcext:value-type="string">
            <text:p>store_to_order_rate</text:p>
          </table:table-cell>
          <table:table-cell table:style-name="ce70" office:value-type="string" calcext:value-type="string">
            <text:p>subtotal</text:p>
          </table:table-cell>
          <table:table-cell table:style-name="ce70" office:value-type="string" calcext:value-type="string">
            <text:p>subtotal_canceled</text:p>
          </table:table-cell>
          <table:table-cell table:style-name="ce70" office:value-type="string" calcext:value-type="string">
            <text:p>subtotal_invoiced</text:p>
          </table:table-cell>
          <table:table-cell table:style-name="ce70" office:value-type="string" calcext:value-type="string">
            <text:p>subtotal_refunded</text:p>
          </table:table-cell>
          <table:table-cell table:style-name="ce70" office:value-type="string" calcext:value-type="string">
            <text:p>tax_amount</text:p>
          </table:table-cell>
          <table:table-cell table:style-name="ce70" office:value-type="string" calcext:value-type="string">
            <text:p>tax_canceled</text:p>
          </table:table-cell>
          <table:table-cell table:style-name="ce70" office:value-type="string" calcext:value-type="string">
            <text:p>tax_invoiced</text:p>
          </table:table-cell>
          <table:table-cell table:style-name="ce70" office:value-type="string" calcext:value-type="string">
            <text:p>tax_refunded</text:p>
          </table:table-cell>
          <table:table-cell table:style-name="ce70" office:value-type="string" calcext:value-type="string">
            <text:p>total_canceled</text:p>
          </table:table-cell>
          <table:table-cell table:style-name="ce70" office:value-type="string" calcext:value-type="string">
            <text:p>total_invoiced</text:p>
          </table:table-cell>
          <table:table-cell table:style-name="ce70" office:value-type="string" calcext:value-type="string">
            <text:p>total_offline_refunded</text:p>
          </table:table-cell>
          <table:table-cell table:style-name="ce70" office:value-type="string" calcext:value-type="string">
            <text:p>total_online_refunded</text:p>
          </table:table-cell>
          <table:table-cell table:style-name="ce70" office:value-type="string" calcext:value-type="string">
            <text:p>total_paid</text:p>
          </table:table-cell>
          <table:table-cell table:style-name="ce70" office:value-type="string" calcext:value-type="string">
            <text:p>total_qty_ordered</text:p>
          </table:table-cell>
          <table:table-cell table:style-name="ce70" office:value-type="string" calcext:value-type="string">
            <text:p>total_refunded</text:p>
          </table:table-cell>
          <table:table-cell table:style-name="ce70" office:value-type="string" calcext:value-type="string">
            <text:p>can_ship_partially</text:p>
          </table:table-cell>
          <table:table-cell table:style-name="ce70" office:value-type="string" calcext:value-type="string">
            <text:p>can_ship_partially_item</text:p>
          </table:table-cell>
          <table:table-cell table:style-name="ce70" office:value-type="string" calcext:value-type="string">
            <text:p>customer_is_guest</text:p>
          </table:table-cell>
          <table:table-cell table:style-name="ce70" office:value-type="string" calcext:value-type="string">
            <text:p>customer_note_notify</text:p>
          </table:table-cell>
          <table:table-cell table:style-name="ce70" office:value-type="string" calcext:value-type="string">
            <text:p>billing_address_id</text:p>
          </table:table-cell>
          <table:table-cell table:style-name="ce70" office:value-type="string" calcext:value-type="string">
            <text:p>customer_group_id</text:p>
          </table:table-cell>
          <table:table-cell table:style-name="ce70" office:value-type="string" calcext:value-type="string">
            <text:p>edit_increment</text:p>
          </table:table-cell>
          <table:table-cell table:style-name="ce70" office:value-type="string" calcext:value-type="string">
            <text:p>email_sent</text:p>
          </table:table-cell>
          <table:table-cell table:style-name="ce70" office:value-type="string" calcext:value-type="string">
            <text:p>send_email</text:p>
          </table:table-cell>
          <table:table-cell table:style-name="ce70" office:value-type="string" calcext:value-type="string">
            <text:p>forced_shipment_with_invoice</text:p>
          </table:table-cell>
          <table:table-cell table:style-name="ce70" office:value-type="string" calcext:value-type="string">
            <text:p>payment_auth_expiration</text:p>
          </table:table-cell>
          <table:table-cell table:style-name="ce70" office:value-type="string" calcext:value-type="string">
            <text:p>quote_address_id</text:p>
          </table:table-cell>
          <table:table-cell table:style-name="ce70" office:value-type="string" calcext:value-type="string">
            <text:p>quote_id</text:p>
          </table:table-cell>
          <table:table-cell table:style-name="ce70" office:value-type="string" calcext:value-type="string">
            <text:p>shipping_address_id</text:p>
          </table:table-cell>
          <table:table-cell table:style-name="ce70" office:value-type="string" calcext:value-type="string">
            <text:p>adjustment_negative</text:p>
          </table:table-cell>
          <table:table-cell table:style-name="ce70" office:value-type="string" calcext:value-type="string">
            <text:p>adjustment_positive</text:p>
          </table:table-cell>
          <table:table-cell table:style-name="ce70" office:value-type="string" calcext:value-type="string">
            <text:p>base_adjustment_negative</text:p>
          </table:table-cell>
          <table:table-cell table:style-name="ce70" office:value-type="string" calcext:value-type="string">
            <text:p>base_adjustment_positive</text:p>
          </table:table-cell>
          <table:table-cell table:style-name="ce70" office:value-type="string" calcext:value-type="string">
            <text:p>base_shipping_discount_amount</text:p>
          </table:table-cell>
          <table:table-cell table:style-name="ce70" office:value-type="string" calcext:value-type="string">
            <text:p>base_subtotal_incl_tax</text:p>
          </table:table-cell>
          <table:table-cell table:style-name="ce70" office:value-type="string" calcext:value-type="string">
            <text:p>base_total_due</text:p>
          </table:table-cell>
          <table:table-cell table:style-name="ce70" office:value-type="string" calcext:value-type="string">
            <text:p>payment_authorization_amount</text:p>
          </table:table-cell>
          <table:table-cell table:style-name="ce70" office:value-type="string" calcext:value-type="string">
            <text:p>shipping_discount_amount</text:p>
          </table:table-cell>
          <table:table-cell table:style-name="ce70" office:value-type="string" calcext:value-type="string">
            <text:p>subtotal_incl_tax</text:p>
          </table:table-cell>
          <table:table-cell table:style-name="ce70" office:value-type="string" calcext:value-type="string">
            <text:p>total_due</text:p>
          </table:table-cell>
          <table:table-cell table:style-name="ce70" office:value-type="string" calcext:value-type="string">
            <text:p>weight</text:p>
          </table:table-cell>
          <table:table-cell table:style-name="ce70" office:value-type="string" calcext:value-type="string">
            <text:p>customer_dob</text:p>
          </table:table-cell>
          <table:table-cell table:style-name="ce70" office:value-type="string" calcext:value-type="string">
            <text:p>applied_rule_ids</text:p>
          </table:table-cell>
          <table:table-cell table:style-name="ce70" office:value-type="string" calcext:value-type="string">
            <text:p>base_currency_code</text:p>
          </table:table-cell>
          <table:table-cell table:style-name="ce70" office:value-type="string" calcext:value-type="string">
            <text:p>customer_email</text:p>
          </table:table-cell>
          <table:table-cell table:style-name="ce70" office:value-type="string" calcext:value-type="string">
            <text:p>customer_firstname</text:p>
          </table:table-cell>
          <table:table-cell table:style-name="ce70" office:value-type="string" calcext:value-type="string">
            <text:p>customer_lastname</text:p>
          </table:table-cell>
          <table:table-cell table:style-name="ce70" office:value-type="string" calcext:value-type="string">
            <text:p>customer_middlename</text:p>
          </table:table-cell>
          <table:table-cell table:style-name="ce70" office:value-type="string" calcext:value-type="string">
            <text:p>customer_prefix</text:p>
          </table:table-cell>
          <table:table-cell table:style-name="ce70" office:value-type="string" calcext:value-type="string">
            <text:p>customer_suffix</text:p>
          </table:table-cell>
          <table:table-cell table:style-name="ce70" office:value-type="string" calcext:value-type="string">
            <text:p>customer_taxvat</text:p>
          </table:table-cell>
          <table:table-cell table:style-name="ce70" office:value-type="string" calcext:value-type="string">
            <text:p>discount_description</text:p>
          </table:table-cell>
          <table:table-cell table:style-name="ce70" office:value-type="string" calcext:value-type="string">
            <text:p>ext_customer_id</text:p>
          </table:table-cell>
          <table:table-cell table:style-name="ce70" office:value-type="string" calcext:value-type="string">
            <text:p>ext_order_id</text:p>
          </table:table-cell>
          <table:table-cell table:style-name="ce70" office:value-type="string" calcext:value-type="string">
            <text:p>global_currency_code</text:p>
          </table:table-cell>
          <table:table-cell table:style-name="ce70" office:value-type="string" calcext:value-type="string">
            <text:p>hold_before_state</text:p>
          </table:table-cell>
          <table:table-cell table:style-name="ce70" office:value-type="string" calcext:value-type="string">
            <text:p>hold_before_status</text:p>
          </table:table-cell>
          <table:table-cell table:style-name="ce70" office:value-type="string" calcext:value-type="string">
            <text:p>order_currency_code</text:p>
          </table:table-cell>
          <table:table-cell table:style-name="ce70" office:value-type="string" calcext:value-type="string">
            <text:p>original_increment_id</text:p>
          </table:table-cell>
          <table:table-cell table:style-name="ce70" office:value-type="string" calcext:value-type="string">
            <text:p>relation_child_id</text:p>
          </table:table-cell>
          <table:table-cell table:style-name="ce70" office:value-type="string" calcext:value-type="string">
            <text:p>relation_child_real_id</text:p>
          </table:table-cell>
          <table:table-cell table:style-name="ce70" office:value-type="string" calcext:value-type="string">
            <text:p>relation_parent_id</text:p>
          </table:table-cell>
          <table:table-cell table:style-name="ce70" office:value-type="string" calcext:value-type="string">
            <text:p>relation_parent_real_id</text:p>
          </table:table-cell>
          <table:table-cell table:style-name="ce70" office:value-type="string" calcext:value-type="string">
            <text:p>remote_ip</text:p>
          </table:table-cell>
          <table:table-cell table:style-name="ce70" office:value-type="string" calcext:value-type="string">
            <text:p>shipping_method</text:p>
          </table:table-cell>
          <table:table-cell table:style-name="ce70" office:value-type="string" calcext:value-type="string">
            <text:p>store_currency_code</text:p>
          </table:table-cell>
          <table:table-cell table:style-name="ce70" office:value-type="string" calcext:value-type="string">
            <text:p>x_forwarded_for</text:p>
          </table:table-cell>
          <table:table-cell table:style-name="ce70" office:value-type="string" calcext:value-type="string">
            <text:p>customer_note</text:p>
          </table:table-cell>
          <table:table-cell table:style-name="ce70" office:value-type="string" calcext:value-type="string">
            <text:p>created_at</text:p>
          </table:table-cell>
          <table:table-cell table:style-name="ce70" office:value-type="string" calcext:value-type="string">
            <text:p>updated_at</text:p>
          </table:table-cell>
          <table:table-cell table:style-name="ce70" office:value-type="string" calcext:value-type="string">
            <text:p>total_item_count</text:p>
          </table:table-cell>
          <table:table-cell table:style-name="ce70" office:value-type="string" calcext:value-type="string">
            <text:p>customer_gender</text:p>
          </table:table-cell>
          <table:table-cell table:style-name="ce70" office:value-type="string" calcext:value-type="string">
            <text:p>discount_tax_compensation_amount</text:p>
          </table:table-cell>
          <table:table-cell table:style-name="ce70" office:value-type="string" calcext:value-type="string">
            <text:p>base_discount_tax_compensation_amount</text:p>
          </table:table-cell>
          <table:table-cell table:style-name="ce70" office:value-type="string" calcext:value-type="string">
            <text:p>shipping_discount_tax_compensation_amount</text:p>
          </table:table-cell>
          <table:table-cell table:style-name="ce70" office:value-type="string" calcext:value-type="string">
            <text:p>base_shipping_discount_tax_compensation_amnt</text:p>
          </table:table-cell>
          <table:table-cell table:style-name="ce70" office:value-type="string" calcext:value-type="string">
            <text:p>discount_tax_compensation_invoiced</text:p>
          </table:table-cell>
          <table:table-cell table:style-name="ce70" office:value-type="string" calcext:value-type="string">
            <text:p>base_discount_tax_compensation_invoiced</text:p>
          </table:table-cell>
          <table:table-cell table:style-name="ce70" office:value-type="string" calcext:value-type="string">
            <text:p>discount_tax_compensation_refunded</text:p>
          </table:table-cell>
          <table:table-cell table:style-name="ce70" office:value-type="string" calcext:value-type="string">
            <text:p>base_discount_tax_compensation_refunded</text:p>
          </table:table-cell>
          <table:table-cell table:style-name="ce70" office:value-type="string" calcext:value-type="string">
            <text:p>shipping_incl_tax</text:p>
          </table:table-cell>
          <table:table-cell table:style-name="ce70" office:value-type="string" calcext:value-type="string">
            <text:p>base_shipping_incl_tax</text:p>
          </table:table-cell>
          <table:table-cell table:style-name="ce70" office:value-type="string" calcext:value-type="string">
            <text:p>coupon_rule_name</text:p>
          </table:table-cell>
          <table:table-cell table:style-name="ce70" office:value-type="string" calcext:value-type="string">
            <text:p>paypal_ipn_customer_notified</text:p>
          </table:table-cell>
          <table:table-cell table:style-name="ce70" office:value-type="string" calcext:value-type="string">
            <text:p>gift_message_id</text:p>
          </table:table-cell>
          <table:table-cell table:style-name="ce70" office:value-type="string" calcext:value-type="string">
            <text:p>status_label</text:p>
          </table:table-cell>
          <table:table-cell table:style-name="ce70" office:value-type="string" calcext:value-type="string">
            <text:p>item:item_id</text:p>
          </table:table-cell>
          <table:table-cell table:style-name="ce70" office:value-type="string" calcext:value-type="string">
            <text:p>item:order_id</text:p>
          </table:table-cell>
          <table:table-cell table:style-name="ce70" office:value-type="string" calcext:value-type="string">
            <text:p>item:parent_item_id</text:p>
          </table:table-cell>
          <table:table-cell table:style-name="ce70" office:value-type="string" calcext:value-type="string">
            <text:p>item:quote_item_id</text:p>
          </table:table-cell>
          <table:table-cell table:style-name="ce70" office:value-type="string" calcext:value-type="string">
            <text:p>item:store_id</text:p>
          </table:table-cell>
          <table:table-cell table:style-name="ce70" office:value-type="string" calcext:value-type="string">
            <text:p>item:created_at</text:p>
          </table:table-cell>
          <table:table-cell table:style-name="ce70" office:value-type="string" calcext:value-type="string">
            <text:p>item:updated_at</text:p>
          </table:table-cell>
          <table:table-cell table:style-name="ce70" office:value-type="string" calcext:value-type="string">
            <text:p>item:product_id</text:p>
          </table:table-cell>
          <table:table-cell table:style-name="ce70" office:value-type="string" calcext:value-type="string">
            <text:p>item:product_type</text:p>
          </table:table-cell>
          <table:table-cell table:style-name="ce70" office:value-type="string" calcext:value-type="string">
            <text:p>item:product_options</text:p>
          </table:table-cell>
          <table:table-cell table:style-name="ce70" office:value-type="string" calcext:value-type="string">
            <text:p>item:weight</text:p>
          </table:table-cell>
          <table:table-cell table:style-name="ce70" office:value-type="string" calcext:value-type="string">
            <text:p>item:is_virtual</text:p>
          </table:table-cell>
          <table:table-cell table:style-name="ce70" office:value-type="string" calcext:value-type="string">
            <text:p>item:sku</text:p>
          </table:table-cell>
          <table:table-cell table:style-name="ce70" office:value-type="string" calcext:value-type="string">
            <text:p>item:name</text:p>
          </table:table-cell>
          <table:table-cell table:style-name="ce70" office:value-type="string" calcext:value-type="string">
            <text:p>item:description</text:p>
          </table:table-cell>
          <table:table-cell table:style-name="ce70" office:value-type="string" calcext:value-type="string">
            <text:p>item:applied_rule_ids</text:p>
          </table:table-cell>
          <table:table-cell table:style-name="ce70" office:value-type="string" calcext:value-type="string">
            <text:p>item:additional_data</text:p>
          </table:table-cell>
          <table:table-cell table:style-name="ce70" office:value-type="string" calcext:value-type="string">
            <text:p>item:is_qty_decimal</text:p>
          </table:table-cell>
          <table:table-cell table:style-name="ce70" office:value-type="string" calcext:value-type="string">
            <text:p>item:no_discount</text:p>
          </table:table-cell>
          <table:table-cell table:style-name="ce70" office:value-type="string" calcext:value-type="string">
            <text:p>item:qty_backordered</text:p>
          </table:table-cell>
          <table:table-cell table:style-name="ce70" office:value-type="string" calcext:value-type="string">
            <text:p>item:qty_canceled</text:p>
          </table:table-cell>
          <table:table-cell table:style-name="ce70" office:value-type="string" calcext:value-type="string">
            <text:p>item:qty_invoiced</text:p>
          </table:table-cell>
          <table:table-cell table:style-name="ce70" office:value-type="string" calcext:value-type="string">
            <text:p>item:qty_ordered</text:p>
          </table:table-cell>
          <table:table-cell table:style-name="ce70" office:value-type="string" calcext:value-type="string">
            <text:p>item:qty_refunded</text:p>
          </table:table-cell>
          <table:table-cell table:style-name="ce70" office:value-type="string" calcext:value-type="string">
            <text:p>item:qty_shipped</text:p>
          </table:table-cell>
          <table:table-cell table:style-name="ce70" office:value-type="string" calcext:value-type="string">
            <text:p>item:base_cost</text:p>
          </table:table-cell>
          <table:table-cell table:style-name="ce70" office:value-type="string" calcext:value-type="string">
            <text:p>item:price</text:p>
          </table:table-cell>
          <table:table-cell table:style-name="ce70" office:value-type="string" calcext:value-type="string">
            <text:p>item:base_price</text:p>
          </table:table-cell>
          <table:table-cell table:style-name="ce70" office:value-type="string" calcext:value-type="string">
            <text:p>item:original_price</text:p>
          </table:table-cell>
          <table:table-cell table:style-name="ce70" office:value-type="string" calcext:value-type="string">
            <text:p>item:base_original_price</text:p>
          </table:table-cell>
          <table:table-cell table:style-name="ce70" office:value-type="string" calcext:value-type="string">
            <text:p>item:tax_percent</text:p>
          </table:table-cell>
          <table:table-cell table:style-name="ce70" office:value-type="string" calcext:value-type="string">
            <text:p>item:tax_amount</text:p>
          </table:table-cell>
          <table:table-cell table:style-name="ce70" office:value-type="string" calcext:value-type="string">
            <text:p>item:base_tax_amount</text:p>
          </table:table-cell>
          <table:table-cell table:style-name="ce70" office:value-type="string" calcext:value-type="string">
            <text:p>item:tax_invoiced</text:p>
          </table:table-cell>
          <table:table-cell table:style-name="ce70" office:value-type="string" calcext:value-type="string">
            <text:p>item:base_tax_invoiced</text:p>
          </table:table-cell>
          <table:table-cell table:style-name="ce70" office:value-type="string" calcext:value-type="string">
            <text:p>item:discount_percent</text:p>
          </table:table-cell>
          <table:table-cell table:style-name="ce70" office:value-type="string" calcext:value-type="string">
            <text:p>item:discount_amount</text:p>
          </table:table-cell>
          <table:table-cell table:style-name="ce70" office:value-type="string" calcext:value-type="string">
            <text:p>item:base_discount_amount</text:p>
          </table:table-cell>
          <table:table-cell table:style-name="ce70" office:value-type="string" calcext:value-type="string">
            <text:p>item:discount_invoiced</text:p>
          </table:table-cell>
          <table:table-cell table:style-name="ce70" office:value-type="string" calcext:value-type="string">
            <text:p>item:base_discount_invoiced</text:p>
          </table:table-cell>
          <table:table-cell table:style-name="ce70" office:value-type="string" calcext:value-type="string">
            <text:p>item:amount_refunded</text:p>
          </table:table-cell>
          <table:table-cell table:style-name="ce70" office:value-type="string" calcext:value-type="string">
            <text:p>item:base_amount_refunded</text:p>
          </table:table-cell>
          <table:table-cell table:style-name="ce70" office:value-type="string" calcext:value-type="string">
            <text:p>item:row_total</text:p>
          </table:table-cell>
          <table:table-cell table:style-name="ce70" office:value-type="string" calcext:value-type="string">
            <text:p>item:base_row_total</text:p>
          </table:table-cell>
          <table:table-cell table:style-name="ce70" office:value-type="string" calcext:value-type="string">
            <text:p>item:row_invoiced</text:p>
          </table:table-cell>
          <table:table-cell table:style-name="ce70" office:value-type="string" calcext:value-type="string">
            <text:p>item:base_row_invoiced</text:p>
          </table:table-cell>
          <table:table-cell table:style-name="ce70" office:value-type="string" calcext:value-type="string">
            <text:p>item:row_weight</text:p>
          </table:table-cell>
          <table:table-cell table:style-name="ce70" office:value-type="string" calcext:value-type="string">
            <text:p>item:base_tax_before_discount</text:p>
          </table:table-cell>
          <table:table-cell table:style-name="ce70" office:value-type="string" calcext:value-type="string">
            <text:p>item:tax_before_discount</text:p>
          </table:table-cell>
          <table:table-cell table:style-name="ce70" office:value-type="string" calcext:value-type="string">
            <text:p>item:ext_order_item_id</text:p>
          </table:table-cell>
          <table:table-cell table:style-name="ce70" office:value-type="string" calcext:value-type="string">
            <text:p>item:locked_do_invoice</text:p>
          </table:table-cell>
          <table:table-cell table:style-name="ce70" office:value-type="string" calcext:value-type="string">
            <text:p>item:locked_do_ship</text:p>
          </table:table-cell>
          <table:table-cell table:style-name="ce70" office:value-type="string" calcext:value-type="string">
            <text:p>item:price_incl_tax</text:p>
          </table:table-cell>
          <table:table-cell table:style-name="ce70" office:value-type="string" calcext:value-type="string">
            <text:p>item:base_price_incl_tax</text:p>
          </table:table-cell>
          <table:table-cell table:style-name="ce70" office:value-type="string" calcext:value-type="string">
            <text:p>item:row_total_incl_tax</text:p>
          </table:table-cell>
          <table:table-cell table:style-name="ce70" office:value-type="string" calcext:value-type="string">
            <text:p>item:base_row_total_incl_tax</text:p>
          </table:table-cell>
          <table:table-cell table:style-name="ce70" office:value-type="string" calcext:value-type="string">
            <text:p>item:discount_tax_compensation_amount</text:p>
          </table:table-cell>
          <table:table-cell table:style-name="ce70" office:value-type="string" calcext:value-type="string">
            <text:p>item:base_discount_tax_compensation_amount</text:p>
          </table:table-cell>
          <table:table-cell table:style-name="ce70" office:value-type="string" calcext:value-type="string">
            <text:p>item:discount_tax_compensation_invoiced</text:p>
          </table:table-cell>
          <table:table-cell table:style-name="ce70" office:value-type="string" calcext:value-type="string">
            <text:p>item:base_discount_tax_compensation_invoiced</text:p>
          </table:table-cell>
          <table:table-cell table:style-name="ce70" office:value-type="string" calcext:value-type="string">
            <text:p>item:discount_tax_compensation_refunded</text:p>
          </table:table-cell>
          <table:table-cell table:style-name="ce70" office:value-type="string" calcext:value-type="string">
            <text:p>item:base_discount_tax_compensation_refunded</text:p>
          </table:table-cell>
          <table:table-cell table:style-name="ce70" office:value-type="string" calcext:value-type="string">
            <text:p>item:tax_canceled</text:p>
          </table:table-cell>
          <table:table-cell table:style-name="ce70" office:value-type="string" calcext:value-type="string">
            <text:p>item:discount_tax_compensation_canceled</text:p>
          </table:table-cell>
          <table:table-cell table:style-name="ce70" office:value-type="string" calcext:value-type="string">
            <text:p>item:tax_refunded</text:p>
          </table:table-cell>
          <table:table-cell table:style-name="ce70" office:value-type="string" calcext:value-type="string">
            <text:p>item:base_tax_refunded</text:p>
          </table:table-cell>
          <table:table-cell table:style-name="ce70" office:value-type="string" calcext:value-type="string">
            <text:p>item:discount_refunded</text:p>
          </table:table-cell>
          <table:table-cell table:style-name="ce70" office:value-type="string" calcext:value-type="string">
            <text:p>item:base_discount_refunded</text:p>
          </table:table-cell>
          <table:table-cell table:style-name="ce70" office:value-type="string" calcext:value-type="string">
            <text:p>item:free_shipping</text:p>
          </table:table-cell>
          <table:table-cell table:style-name="ce70" office:value-type="string" calcext:value-type="string">
            <text:p>item:gift_message_id</text:p>
          </table:table-cell>
          <table:table-cell table:style-name="ce70" office:value-type="string" calcext:value-type="string">
            <text:p>item:gift_message_available</text:p>
          </table:table-cell>
          <table:table-cell table:style-name="ce70" office:value-type="string" calcext:value-type="string">
            <text:p>item:weee_tax_applied</text:p>
          </table:table-cell>
          <table:table-cell table:style-name="ce70" office:value-type="string" calcext:value-type="string">
            <text:p>item:weee_tax_applied_amount</text:p>
          </table:table-cell>
          <table:table-cell table:style-name="ce70" office:value-type="string" calcext:value-type="string">
            <text:p>item:weee_tax_applied_row_amount</text:p>
          </table:table-cell>
          <table:table-cell table:style-name="ce70" office:value-type="string" calcext:value-type="string">
            <text:p>item:weee_tax_disposition</text:p>
          </table:table-cell>
          <table:table-cell table:style-name="ce70" office:value-type="string" calcext:value-type="string">
            <text:p>item:weee_tax_row_disposition</text:p>
          </table:table-cell>
          <table:table-cell table:style-name="ce70" office:value-type="string" calcext:value-type="string">
            <text:p>item:base_weee_tax_applied_amount</text:p>
          </table:table-cell>
          <table:table-cell table:style-name="ce70" office:value-type="string" calcext:value-type="string">
            <text:p>item:base_weee_tax_applied_row_amnt</text:p>
          </table:table-cell>
          <table:table-cell table:style-name="ce70" office:value-type="string" calcext:value-type="string">
            <text:p>item:base_weee_tax_disposition</text:p>
          </table:table-cell>
          <table:table-cell table:style-name="ce70" office:value-type="string" calcext:value-type="string">
            <text:p>item:base_weee_tax_row_disposition</text:p>
          </table:table-cell>
          <table:table-cell table:style-name="ce70" office:value-type="string" calcext:value-type="string">
            <text:p>address:entity_id</text:p>
          </table:table-cell>
          <table:table-cell table:style-name="ce70" office:value-type="string" calcext:value-type="string">
            <text:p>address:parent_id</text:p>
          </table:table-cell>
          <table:table-cell table:style-name="ce70" office:value-type="string" calcext:value-type="string">
            <text:p>address:customer_address_id</text:p>
          </table:table-cell>
          <table:table-cell table:style-name="ce70" office:value-type="string" calcext:value-type="string">
            <text:p>address:quote_address_id</text:p>
          </table:table-cell>
          <table:table-cell table:style-name="ce70" office:value-type="string" calcext:value-type="string">
            <text:p>address:region_id</text:p>
          </table:table-cell>
          <table:table-cell table:style-name="ce70" office:value-type="string" calcext:value-type="string">
            <text:p>address:customer_id</text:p>
          </table:table-cell>
          <table:table-cell table:style-name="ce70" office:value-type="string" calcext:value-type="string">
            <text:p>address:fax</text:p>
          </table:table-cell>
          <table:table-cell table:style-name="ce70" office:value-type="string" calcext:value-type="string">
            <text:p>address:region</text:p>
          </table:table-cell>
          <table:table-cell table:style-name="ce70" office:value-type="string" calcext:value-type="string">
            <text:p>address:postcode</text:p>
          </table:table-cell>
          <table:table-cell table:style-name="ce70" office:value-type="string" calcext:value-type="string">
            <text:p>address:lastname</text:p>
          </table:table-cell>
          <table:table-cell table:style-name="ce70" office:value-type="string" calcext:value-type="string">
            <text:p>address:street</text:p>
          </table:table-cell>
          <table:table-cell table:style-name="ce70" office:value-type="string" calcext:value-type="string">
            <text:p>address:city</text:p>
          </table:table-cell>
          <table:table-cell table:style-name="ce70" office:value-type="string" calcext:value-type="string">
            <text:p>address:email</text:p>
          </table:table-cell>
          <table:table-cell table:style-name="ce70" office:value-type="string" calcext:value-type="string">
            <text:p>address:telephone</text:p>
          </table:table-cell>
          <table:table-cell table:style-name="ce70" office:value-type="string" calcext:value-type="string">
            <text:p>address:country_id</text:p>
          </table:table-cell>
          <table:table-cell table:style-name="ce70" office:value-type="string" calcext:value-type="string">
            <text:p>address:firstname</text:p>
          </table:table-cell>
          <table:table-cell table:style-name="ce70" office:value-type="string" calcext:value-type="string">
            <text:p>address:address_type</text:p>
          </table:table-cell>
          <table:table-cell table:style-name="ce70" office:value-type="string" calcext:value-type="string">
            <text:p>address:prefix</text:p>
          </table:table-cell>
          <table:table-cell table:style-name="ce70" office:value-type="string" calcext:value-type="string">
            <text:p>address:middlename</text:p>
          </table:table-cell>
          <table:table-cell table:style-name="ce70" office:value-type="string" calcext:value-type="string">
            <text:p>address:suffix</text:p>
          </table:table-cell>
          <table:table-cell table:style-name="ce70" office:value-type="string" calcext:value-type="string">
            <text:p>address:company</text:p>
          </table:table-cell>
          <table:table-cell table:style-name="ce70" office:value-type="string" calcext:value-type="string">
            <text:p>address:vat_id</text:p>
          </table:table-cell>
          <table:table-cell table:style-name="ce70" office:value-type="string" calcext:value-type="string">
            <text:p>address:vat_is_valid</text:p>
          </table:table-cell>
          <table:table-cell table:style-name="ce70" office:value-type="string" calcext:value-type="string">
            <text:p>address:vat_request_id</text:p>
          </table:table-cell>
          <table:table-cell table:style-name="ce70" office:value-type="string" calcext:value-type="string">
            <text:p>address:vat_request_date</text:p>
          </table:table-cell>
          <table:table-cell table:style-name="ce70" office:value-type="string" calcext:value-type="string">
            <text:p>address:vat_request_success</text:p>
          </table:table-cell>
          <table:table-cell table:style-name="ce70" office:value-type="string" calcext:value-type="string">
            <text:p>payment:entity_id</text:p>
          </table:table-cell>
          <table:table-cell table:style-name="ce70" office:value-type="string" calcext:value-type="string">
            <text:p>payment:parent_id</text:p>
          </table:table-cell>
          <table:table-cell table:style-name="ce70" office:value-type="string" calcext:value-type="string">
            <text:p>payment:base_shipping_captured</text:p>
          </table:table-cell>
          <table:table-cell table:style-name="ce70" office:value-type="string" calcext:value-type="string">
            <text:p>payment:shipping_captured</text:p>
          </table:table-cell>
          <table:table-cell table:style-name="ce70" office:value-type="string" calcext:value-type="string">
            <text:p>payment:amount_refunded</text:p>
          </table:table-cell>
          <table:table-cell table:style-name="ce70" office:value-type="string" calcext:value-type="string">
            <text:p>payment:base_amount_paid</text:p>
          </table:table-cell>
          <table:table-cell table:style-name="ce70" office:value-type="string" calcext:value-type="string">
            <text:p>payment:amount_canceled</text:p>
          </table:table-cell>
          <table:table-cell table:style-name="ce70" office:value-type="string" calcext:value-type="string">
            <text:p>payment:base_amount_authorized</text:p>
          </table:table-cell>
          <table:table-cell table:style-name="ce70" office:value-type="string" calcext:value-type="string">
            <text:p>payment:base_amount_paid_online</text:p>
          </table:table-cell>
          <table:table-cell table:style-name="ce70" office:value-type="string" calcext:value-type="string">
            <text:p>payment:base_amount_refunded_online</text:p>
          </table:table-cell>
          <table:table-cell table:style-name="ce70" office:value-type="string" calcext:value-type="string">
            <text:p>payment:base_shipping_amount</text:p>
          </table:table-cell>
          <table:table-cell table:style-name="ce70" office:value-type="string" calcext:value-type="string">
            <text:p>payment:shipping_amount</text:p>
          </table:table-cell>
          <table:table-cell table:style-name="ce70" office:value-type="string" calcext:value-type="string">
            <text:p>payment:amount_paid</text:p>
          </table:table-cell>
          <table:table-cell table:style-name="ce70" office:value-type="string" calcext:value-type="string">
            <text:p>payment:amount_authorized</text:p>
          </table:table-cell>
          <table:table-cell table:style-name="ce70" office:value-type="string" calcext:value-type="string">
            <text:p>payment:base_amount_ordered</text:p>
          </table:table-cell>
          <table:table-cell table:style-name="ce70" office:value-type="string" calcext:value-type="string">
            <text:p>payment:base_shipping_refunded</text:p>
          </table:table-cell>
          <table:table-cell table:style-name="ce70" office:value-type="string" calcext:value-type="string">
            <text:p>payment:shipping_refunded</text:p>
          </table:table-cell>
          <table:table-cell table:style-name="ce70" office:value-type="string" calcext:value-type="string">
            <text:p>payment:base_amount_refunded</text:p>
          </table:table-cell>
          <table:table-cell table:style-name="ce70" office:value-type="string" calcext:value-type="string">
            <text:p>payment:amount_ordered</text:p>
          </table:table-cell>
          <table:table-cell table:style-name="ce70" office:value-type="string" calcext:value-type="string">
            <text:p>payment:base_amount_canceled</text:p>
          </table:table-cell>
          <table:table-cell table:style-name="ce70" office:value-type="string" calcext:value-type="string">
            <text:p>payment:quote_payment_id</text:p>
          </table:table-cell>
          <table:table-cell table:style-name="ce70" office:value-type="string" calcext:value-type="string">
            <text:p>payment:additional_data</text:p>
          </table:table-cell>
          <table:table-cell table:style-name="ce70" office:value-type="string" calcext:value-type="string">
            <text:p>payment:cc_exp_month</text:p>
          </table:table-cell>
          <table:table-cell table:style-name="ce70" office:value-type="string" calcext:value-type="string">
            <text:p>payment:cc_ss_start_year</text:p>
          </table:table-cell>
          <table:table-cell table:style-name="ce70" office:value-type="string" calcext:value-type="string">
            <text:p>payment:echeck_bank_name</text:p>
          </table:table-cell>
          <table:table-cell table:style-name="ce70" office:value-type="string" calcext:value-type="string">
            <text:p>payment:method</text:p>
          </table:table-cell>
          <table:table-cell table:style-name="ce70" office:value-type="string" calcext:value-type="string">
            <text:p>payment:cc_debug_request_body</text:p>
          </table:table-cell>
          <table:table-cell table:style-name="ce70" office:value-type="string" calcext:value-type="string">
            <text:p>payment:cc_secure_verify</text:p>
          </table:table-cell>
          <table:table-cell table:style-name="ce70" office:value-type="string" calcext:value-type="string">
            <text:p>payment:protection_eligibility</text:p>
          </table:table-cell>
          <table:table-cell table:style-name="ce70" office:value-type="string" calcext:value-type="string">
            <text:p>payment:cc_approval</text:p>
          </table:table-cell>
          <table:table-cell table:style-name="ce70" office:value-type="string" calcext:value-type="string">
            <text:p>payment:cc_last_4</text:p>
          </table:table-cell>
          <table:table-cell table:style-name="ce70" office:value-type="string" calcext:value-type="string">
            <text:p>payment:cc_status_description</text:p>
          </table:table-cell>
          <table:table-cell table:style-name="ce70" office:value-type="string" calcext:value-type="string">
            <text:p>payment:echeck_type</text:p>
          </table:table-cell>
          <table:table-cell table:style-name="ce70" office:value-type="string" calcext:value-type="string">
            <text:p>payment:cc_debug_response_serialized</text:p>
          </table:table-cell>
          <table:table-cell table:style-name="ce70" office:value-type="string" calcext:value-type="string">
            <text:p>payment:cc_ss_start_month</text:p>
          </table:table-cell>
          <table:table-cell table:style-name="ce70" office:value-type="string" calcext:value-type="string">
            <text:p>payment:echeck_account_type</text:p>
          </table:table-cell>
          <table:table-cell table:style-name="ce70" office:value-type="string" calcext:value-type="string">
            <text:p>payment:last_trans_id</text:p>
          </table:table-cell>
          <table:table-cell table:style-name="ce70" office:value-type="string" calcext:value-type="string">
            <text:p>payment:cc_cid_status</text:p>
          </table:table-cell>
          <table:table-cell table:style-name="ce70" office:value-type="string" calcext:value-type="string">
            <text:p>payment:cc_owner</text:p>
          </table:table-cell>
          <table:table-cell table:style-name="ce70" office:value-type="string" calcext:value-type="string">
            <text:p>payment:cc_type</text:p>
          </table:table-cell>
          <table:table-cell table:style-name="ce70" office:value-type="string" calcext:value-type="string">
            <text:p>payment:po_number</text:p>
          </table:table-cell>
          <table:table-cell table:style-name="ce70" office:value-type="string" calcext:value-type="string">
            <text:p>payment:cc_exp_year</text:p>
          </table:table-cell>
          <table:table-cell table:style-name="ce70" office:value-type="string" calcext:value-type="string">
            <text:p>payment:cc_status</text:p>
          </table:table-cell>
          <table:table-cell table:style-name="ce70" office:value-type="string" calcext:value-type="string">
            <text:p>payment:echeck_routing_number</text:p>
          </table:table-cell>
          <table:table-cell table:style-name="ce70" office:value-type="string" calcext:value-type="string">
            <text:p>payment:account_status</text:p>
          </table:table-cell>
          <table:table-cell table:style-name="ce70" office:value-type="string" calcext:value-type="string">
            <text:p>payment:anet_trans_method</text:p>
          </table:table-cell>
          <table:table-cell table:style-name="ce70" office:value-type="string" calcext:value-type="string">
            <text:p>payment:cc_debug_response_body</text:p>
          </table:table-cell>
          <table:table-cell table:style-name="ce70" office:value-type="string" calcext:value-type="string">
            <text:p>payment:cc_ss_issue</text:p>
          </table:table-cell>
          <table:table-cell table:style-name="ce70" office:value-type="string" calcext:value-type="string">
            <text:p>payment:echeck_account_name</text:p>
          </table:table-cell>
          <table:table-cell table:style-name="ce70" office:value-type="string" calcext:value-type="string">
            <text:p>payment:cc_avs_status</text:p>
          </table:table-cell>
          <table:table-cell table:style-name="ce70" office:value-type="string" calcext:value-type="string">
            <text:p>payment:cc_number_enc</text:p>
          </table:table-cell>
          <table:table-cell table:style-name="ce70" office:value-type="string" calcext:value-type="string">
            <text:p>payment:cc_trans_id</text:p>
          </table:table-cell>
          <table:table-cell table:style-name="ce70" office:value-type="string" calcext:value-type="string">
            <text:p>payment:address_status</text:p>
          </table:table-cell>
          <table:table-cell table:style-name="ce70" office:value-type="string" calcext:value-type="string">
            <text:p>payment:additional_information</text:p>
          </table:table-cell>
          <table:table-cell table:style-name="ce70" office:value-type="string" calcext:value-type="string">
            <text:p>transaction:transaction_id</text:p>
          </table:table-cell>
          <table:table-cell table:style-name="ce70" office:value-type="string" calcext:value-type="string">
            <text:p>transaction:parent_id</text:p>
          </table:table-cell>
          <table:table-cell table:style-name="ce70" office:value-type="string" calcext:value-type="string">
            <text:p>transaction:order_id</text:p>
          </table:table-cell>
          <table:table-cell table:style-name="ce70" office:value-type="string" calcext:value-type="string">
            <text:p>transaction:payment_id</text:p>
          </table:table-cell>
          <table:table-cell table:style-name="ce70" office:value-type="string" calcext:value-type="string">
            <text:p>transaction:txn_id</text:p>
          </table:table-cell>
          <table:table-cell table:style-name="ce70" office:value-type="string" calcext:value-type="string">
            <text:p>transaction:parent_txn_id</text:p>
          </table:table-cell>
          <table:table-cell table:style-name="ce70" office:value-type="string" calcext:value-type="string">
            <text:p>transaction:txn_type</text:p>
          </table:table-cell>
          <table:table-cell table:style-name="ce70" office:value-type="string" calcext:value-type="string">
            <text:p>transaction:is_closed</text:p>
          </table:table-cell>
          <table:table-cell table:style-name="ce70" office:value-type="string" calcext:value-type="string">
            <text:p>transaction:additional_information</text:p>
          </table:table-cell>
          <table:table-cell table:style-name="ce70" office:value-type="string" calcext:value-type="string">
            <text:p>transaction:created_at</text:p>
          </table:table-cell>
          <table:table-cell table:style-name="ce70" office:value-type="string" calcext:value-type="string">
            <text:p>shipment:entity_id</text:p>
          </table:table-cell>
          <table:table-cell table:style-name="ce70" office:value-type="string" calcext:value-type="string">
            <text:p>shipment:store_id</text:p>
          </table:table-cell>
          <table:table-cell table:style-name="ce70" office:value-type="string" calcext:value-type="string">
            <text:p>shipment:total_weight</text:p>
          </table:table-cell>
          <table:table-cell table:style-name="ce70" office:value-type="string" calcext:value-type="string">
            <text:p>shipment:total_qty</text:p>
          </table:table-cell>
          <table:table-cell table:style-name="ce70" office:value-type="string" calcext:value-type="string">
            <text:p>shipment:email_sent</text:p>
          </table:table-cell>
          <table:table-cell table:style-name="ce70" office:value-type="string" calcext:value-type="string">
            <text:p>shipment:send_email</text:p>
          </table:table-cell>
          <table:table-cell table:style-name="ce70" office:value-type="string" calcext:value-type="string">
            <text:p>shipment:order_id</text:p>
          </table:table-cell>
          <table:table-cell table:style-name="ce70" office:value-type="string" calcext:value-type="string">
            <text:p>shipment:customer_id</text:p>
          </table:table-cell>
          <table:table-cell table:style-name="ce70" office:value-type="string" calcext:value-type="string">
            <text:p>shipment:shipping_address_id</text:p>
          </table:table-cell>
          <table:table-cell table:style-name="ce70" office:value-type="string" calcext:value-type="string">
            <text:p>shipment:billing_address_id</text:p>
          </table:table-cell>
          <table:table-cell table:style-name="ce70" office:value-type="string" calcext:value-type="string">
            <text:p>shipment:shipment_status</text:p>
          </table:table-cell>
          <table:table-cell table:style-name="ce70" office:value-type="string" calcext:value-type="string">
            <text:p>shipment:increment_id</text:p>
          </table:table-cell>
          <table:table-cell table:style-name="ce70" office:value-type="string" calcext:value-type="string">
            <text:p>shipment:created_at</text:p>
          </table:table-cell>
          <table:table-cell table:style-name="ce70" office:value-type="string" calcext:value-type="string">
            <text:p>shipment:updated_at</text:p>
          </table:table-cell>
          <table:table-cell table:style-name="ce70" office:value-type="string" calcext:value-type="string">
            <text:p>shipment:packages</text:p>
          </table:table-cell>
          <table:table-cell table:style-name="ce70" office:value-type="string" calcext:value-type="string">
            <text:p>shipment:shipping_label</text:p>
          </table:table-cell>
          <table:table-cell table:style-name="ce70" office:value-type="string" calcext:value-type="string">
            <text:p>shipment:customer_note</text:p>
          </table:table-cell>
          <table:table-cell table:style-name="ce70" office:value-type="string" calcext:value-type="string">
            <text:p>shipment:customer_note_notify</text:p>
          </table:table-cell>
          <table:table-cell table:style-name="ce70" office:value-type="string" calcext:value-type="string">
            <text:p>shipment_item:entity_id</text:p>
          </table:table-cell>
          <table:table-cell table:style-name="ce70" office:value-type="string" calcext:value-type="string">
            <text:p>shipment_item:parent_id</text:p>
          </table:table-cell>
          <table:table-cell table:style-name="ce70" office:value-type="string" calcext:value-type="string">
            <text:p>shipment_item:row_total</text:p>
          </table:table-cell>
          <table:table-cell table:style-name="ce70" office:value-type="string" calcext:value-type="string">
            <text:p>shipment_item:price</text:p>
          </table:table-cell>
          <table:table-cell table:style-name="ce70" office:value-type="string" calcext:value-type="string">
            <text:p>shipment_item:weight</text:p>
          </table:table-cell>
          <table:table-cell table:style-name="ce70" office:value-type="string" calcext:value-type="string">
            <text:p>shipment_item:qty</text:p>
          </table:table-cell>
          <table:table-cell table:style-name="ce70" office:value-type="string" calcext:value-type="string">
            <text:p>shipment_item:product_id</text:p>
          </table:table-cell>
          <table:table-cell table:style-name="ce70" office:value-type="string" calcext:value-type="string">
            <text:p>shipment_item:order_item_id</text:p>
          </table:table-cell>
          <table:table-cell table:style-name="ce70" office:value-type="string" calcext:value-type="string">
            <text:p>shipment_item:additional_data</text:p>
          </table:table-cell>
          <table:table-cell table:style-name="ce70" office:value-type="string" calcext:value-type="string">
            <text:p>shipment_item:description</text:p>
          </table:table-cell>
          <table:table-cell table:style-name="ce70" office:value-type="string" calcext:value-type="string">
            <text:p>shipment_item:name</text:p>
          </table:table-cell>
          <table:table-cell table:style-name="ce70" office:value-type="string" calcext:value-type="string">
            <text:p>shipment_item:sku</text:p>
          </table:table-cell>
          <table:table-cell table:style-name="ce70" office:value-type="string" calcext:value-type="string">
            <text:p>shipment_comment:entity_id</text:p>
          </table:table-cell>
          <table:table-cell table:style-name="ce70" office:value-type="string" calcext:value-type="string">
            <text:p>shipment_comment:parent_id</text:p>
          </table:table-cell>
          <table:table-cell table:style-name="ce70" office:value-type="string" calcext:value-type="string">
            <text:p>shipment_comment:is_customer_notified</text:p>
          </table:table-cell>
          <table:table-cell table:style-name="ce70" office:value-type="string" calcext:value-type="string">
            <text:p>shipment_comment:is_visible_on_front</text:p>
          </table:table-cell>
          <table:table-cell table:style-name="ce70" office:value-type="string" calcext:value-type="string">
            <text:p>shipment_comment:comment</text:p>
          </table:table-cell>
          <table:table-cell table:style-name="ce70" office:value-type="string" calcext:value-type="string">
            <text:p>shipment_comment:created_at</text:p>
          </table:table-cell>
          <table:table-cell table:style-name="ce70" office:value-type="string" calcext:value-type="string">
            <text:p>shipment_track:entity_id</text:p>
          </table:table-cell>
          <table:table-cell table:style-name="ce70" office:value-type="string" calcext:value-type="string">
            <text:p>shipment_track:parent_id</text:p>
          </table:table-cell>
          <table:table-cell table:style-name="ce70" office:value-type="string" calcext:value-type="string">
            <text:p>shipment_track:weight</text:p>
          </table:table-cell>
          <table:table-cell table:style-name="ce70" office:value-type="string" calcext:value-type="string">
            <text:p>shipment_track:qty</text:p>
          </table:table-cell>
          <table:table-cell table:style-name="ce70" office:value-type="string" calcext:value-type="string">
            <text:p>shipment_track:order_id</text:p>
          </table:table-cell>
          <table:table-cell table:style-name="ce70" office:value-type="string" calcext:value-type="string">
            <text:p>shipment_track:track_number</text:p>
          </table:table-cell>
          <table:table-cell table:style-name="ce70" office:value-type="string" calcext:value-type="string">
            <text:p>shipment_track:description</text:p>
          </table:table-cell>
          <table:table-cell table:style-name="ce70" office:value-type="string" calcext:value-type="string">
            <text:p>shipment_track:title</text:p>
          </table:table-cell>
          <table:table-cell table:style-name="ce70" office:value-type="string" calcext:value-type="string">
            <text:p>shipment_track:carrier_code</text:p>
          </table:table-cell>
          <table:table-cell table:style-name="ce70" office:value-type="string" calcext:value-type="string">
            <text:p>shipment_track:created_at</text:p>
          </table:table-cell>
          <table:table-cell table:style-name="ce70" office:value-type="string" calcext:value-type="string">
            <text:p>shipment_track:updated_at</text:p>
          </table:table-cell>
          <table:table-cell table:style-name="ce70" office:value-type="string" calcext:value-type="string">
            <text:p>invoice:entity_id</text:p>
          </table:table-cell>
          <table:table-cell table:style-name="ce70" office:value-type="string" calcext:value-type="string">
            <text:p>invoice:store_id</text:p>
          </table:table-cell>
          <table:table-cell table:style-name="ce70" office:value-type="string" calcext:value-type="string">
            <text:p>invoice:base_grand_total</text:p>
          </table:table-cell>
          <table:table-cell table:style-name="ce70" office:value-type="string" calcext:value-type="string">
            <text:p>invoice:shipping_tax_amount</text:p>
          </table:table-cell>
          <table:table-cell table:style-name="ce70" office:value-type="string" calcext:value-type="string">
            <text:p>invoice:tax_amount</text:p>
          </table:table-cell>
          <table:table-cell table:style-name="ce70" office:value-type="string" calcext:value-type="string">
            <text:p>invoice:base_tax_amount</text:p>
          </table:table-cell>
          <table:table-cell table:style-name="ce70" office:value-type="string" calcext:value-type="string">
            <text:p>invoice:store_to_order_rate</text:p>
          </table:table-cell>
          <table:table-cell table:style-name="ce70" office:value-type="string" calcext:value-type="string">
            <text:p>invoice:base_shipping_tax_amount</text:p>
          </table:table-cell>
          <table:table-cell table:style-name="ce70" office:value-type="string" calcext:value-type="string">
            <text:p>invoice:base_discount_amount</text:p>
          </table:table-cell>
          <table:table-cell table:style-name="ce70" office:value-type="string" calcext:value-type="string">
            <text:p>invoice:base_to_order_rate</text:p>
          </table:table-cell>
          <table:table-cell table:style-name="ce70" office:value-type="string" calcext:value-type="string">
            <text:p>invoice:grand_total</text:p>
          </table:table-cell>
          <table:table-cell table:style-name="ce70" office:value-type="string" calcext:value-type="string">
            <text:p>invoice:shipping_amount</text:p>
          </table:table-cell>
          <table:table-cell table:style-name="ce70" office:value-type="string" calcext:value-type="string">
            <text:p>invoice:subtotal_incl_tax</text:p>
          </table:table-cell>
          <table:table-cell table:style-name="ce70" office:value-type="string" calcext:value-type="string">
            <text:p>invoice:base_subtotal_incl_tax</text:p>
          </table:table-cell>
          <table:table-cell table:style-name="ce70" office:value-type="string" calcext:value-type="string">
            <text:p>invoice:store_to_base_rate</text:p>
          </table:table-cell>
          <table:table-cell table:style-name="ce70" office:value-type="string" calcext:value-type="string">
            <text:p>invoice:base_shipping_amount</text:p>
          </table:table-cell>
          <table:table-cell table:style-name="ce70" office:value-type="string" calcext:value-type="string">
            <text:p>invoice:total_qty</text:p>
          </table:table-cell>
          <table:table-cell table:style-name="ce70" office:value-type="string" calcext:value-type="string">
            <text:p>invoice:base_to_global_rate</text:p>
          </table:table-cell>
          <table:table-cell table:style-name="ce70" office:value-type="string" calcext:value-type="string">
            <text:p>invoice:subtotal</text:p>
          </table:table-cell>
          <table:table-cell table:style-name="ce70" office:value-type="string" calcext:value-type="string">
            <text:p>invoice:base_subtotal</text:p>
          </table:table-cell>
          <table:table-cell table:style-name="ce70" office:value-type="string" calcext:value-type="string">
            <text:p>invoice:discount_amount</text:p>
          </table:table-cell>
          <table:table-cell table:style-name="ce70" office:value-type="string" calcext:value-type="string">
            <text:p>invoice:billing_address_id</text:p>
          </table:table-cell>
          <table:table-cell table:style-name="ce70" office:value-type="string" calcext:value-type="string">
            <text:p>invoice:is_used_for_refund</text:p>
          </table:table-cell>
          <table:table-cell table:style-name="ce70" office:value-type="string" calcext:value-type="string">
            <text:p>invoice:order_id</text:p>
          </table:table-cell>
          <table:table-cell table:style-name="ce70" office:value-type="string" calcext:value-type="string">
            <text:p>invoice:email_sent</text:p>
          </table:table-cell>
          <table:table-cell table:style-name="ce70" office:value-type="string" calcext:value-type="string">
            <text:p>invoice:send_email</text:p>
          </table:table-cell>
          <table:table-cell table:style-name="ce70" office:value-type="string" calcext:value-type="string">
            <text:p>invoice:can_void_flag</text:p>
          </table:table-cell>
          <table:table-cell table:style-name="ce70" office:value-type="string" calcext:value-type="string">
            <text:p>invoice:state</text:p>
          </table:table-cell>
          <table:table-cell table:style-name="ce70" office:value-type="string" calcext:value-type="string">
            <text:p>invoice:shipping_address_id</text:p>
          </table:table-cell>
          <table:table-cell table:style-name="ce70" office:value-type="string" calcext:value-type="string">
            <text:p>invoice:store_currency_code</text:p>
          </table:table-cell>
          <table:table-cell table:style-name="ce70" office:value-type="string" calcext:value-type="string">
            <text:p>invoice:transaction_id</text:p>
          </table:table-cell>
          <table:table-cell table:style-name="ce70" office:value-type="string" calcext:value-type="string">
            <text:p>invoice:order_currency_code</text:p>
          </table:table-cell>
          <table:table-cell table:style-name="ce70" office:value-type="string" calcext:value-type="string">
            <text:p>invoice:base_currency_code</text:p>
          </table:table-cell>
          <table:table-cell table:style-name="ce70" office:value-type="string" calcext:value-type="string">
            <text:p>invoice:global_currency_code</text:p>
          </table:table-cell>
          <table:table-cell table:style-name="ce70" office:value-type="string" calcext:value-type="string">
            <text:p>invoice:increment_id</text:p>
          </table:table-cell>
          <table:table-cell table:style-name="ce70" office:value-type="string" calcext:value-type="string">
            <text:p>invoice:created_at</text:p>
          </table:table-cell>
          <table:table-cell table:style-name="ce70" office:value-type="string" calcext:value-type="string">
            <text:p>invoice:updated_at</text:p>
          </table:table-cell>
          <table:table-cell table:style-name="ce70" office:value-type="string" calcext:value-type="string">
            <text:p>invoice:discount_tax_compensation_amount</text:p>
          </table:table-cell>
          <table:table-cell table:style-name="ce70" office:value-type="string" calcext:value-type="string">
            <text:p>invoice:base_discount_tax_compensation_amount</text:p>
          </table:table-cell>
          <table:table-cell table:style-name="ce70" office:value-type="string" calcext:value-type="string">
            <text:p>invoice:shipping_discount_tax_compensation_amount</text:p>
          </table:table-cell>
          <table:table-cell table:style-name="ce70" office:value-type="string" calcext:value-type="string">
            <text:p>invoice:base_shipping_discount_tax_compensation_amnt</text:p>
          </table:table-cell>
          <table:table-cell table:style-name="ce70" office:value-type="string" calcext:value-type="string">
            <text:p>invoice:shipping_incl_tax</text:p>
          </table:table-cell>
          <table:table-cell table:style-name="ce70" office:value-type="string" calcext:value-type="string">
            <text:p>invoice:base_shipping_incl_tax</text:p>
          </table:table-cell>
          <table:table-cell table:style-name="ce70" office:value-type="string" calcext:value-type="string">
            <text:p>invoice:base_total_refunded</text:p>
          </table:table-cell>
          <table:table-cell table:style-name="ce70" office:value-type="string" calcext:value-type="string">
            <text:p>invoice:discount_description</text:p>
          </table:table-cell>
          <table:table-cell table:style-name="ce70" office:value-type="string" calcext:value-type="string">
            <text:p>invoice:customer_note</text:p>
          </table:table-cell>
          <table:table-cell table:style-name="ce70" office:value-type="string" calcext:value-type="string">
            <text:p>invoice:customer_note_notify</text:p>
          </table:table-cell>
          <table:table-cell table:style-name="ce70" office:value-type="string" calcext:value-type="string">
            <text:p>invoice_item:entity_id</text:p>
          </table:table-cell>
          <table:table-cell table:style-name="ce70" office:value-type="string" calcext:value-type="string">
            <text:p>invoice_item:parent_id</text:p>
          </table:table-cell>
          <table:table-cell table:style-name="ce70" office:value-type="string" calcext:value-type="string">
            <text:p>invoice_item:base_price</text:p>
          </table:table-cell>
          <table:table-cell table:style-name="ce70" office:value-type="string" calcext:value-type="string">
            <text:p>invoice_item:tax_amount</text:p>
          </table:table-cell>
          <table:table-cell table:style-name="ce70" office:value-type="string" calcext:value-type="string">
            <text:p>invoice_item:base_row_total</text:p>
          </table:table-cell>
          <table:table-cell table:style-name="ce70" office:value-type="string" calcext:value-type="string">
            <text:p>invoice_item:discount_amount</text:p>
          </table:table-cell>
          <table:table-cell table:style-name="ce70" office:value-type="string" calcext:value-type="string">
            <text:p>invoice_item:row_total</text:p>
          </table:table-cell>
          <table:table-cell table:style-name="ce70" office:value-type="string" calcext:value-type="string">
            <text:p>invoice_item:base_discount_amount</text:p>
          </table:table-cell>
          <table:table-cell table:style-name="ce70" office:value-type="string" calcext:value-type="string">
            <text:p>invoice_item:price_incl_tax</text:p>
          </table:table-cell>
          <table:table-cell table:style-name="ce70" office:value-type="string" calcext:value-type="string">
            <text:p>invoice_item:base_tax_amount</text:p>
          </table:table-cell>
          <table:table-cell table:style-name="ce70" office:value-type="string" calcext:value-type="string">
            <text:p>invoice_item:base_price_incl_tax</text:p>
          </table:table-cell>
          <table:table-cell table:style-name="ce70" office:value-type="string" calcext:value-type="string">
            <text:p>invoice_item:qty</text:p>
          </table:table-cell>
          <table:table-cell table:style-name="ce70" office:value-type="string" calcext:value-type="string">
            <text:p>invoice_item:base_cost</text:p>
          </table:table-cell>
          <table:table-cell table:style-name="ce70" office:value-type="string" calcext:value-type="string">
            <text:p>invoice_item:price</text:p>
          </table:table-cell>
          <table:table-cell table:style-name="ce70" office:value-type="string" calcext:value-type="string">
            <text:p>invoice_item:base_row_total_incl_tax</text:p>
          </table:table-cell>
          <table:table-cell table:style-name="ce70" office:value-type="string" calcext:value-type="string">
            <text:p>invoice_item:row_total_incl_tax</text:p>
          </table:table-cell>
          <table:table-cell table:style-name="ce70" office:value-type="string" calcext:value-type="string">
            <text:p>invoice_item:product_id</text:p>
          </table:table-cell>
          <table:table-cell table:style-name="ce70" office:value-type="string" calcext:value-type="string">
            <text:p>invoice_item:order_item_id</text:p>
          </table:table-cell>
          <table:table-cell table:style-name="ce70" office:value-type="string" calcext:value-type="string">
            <text:p>invoice_item:additional_data</text:p>
          </table:table-cell>
          <table:table-cell table:style-name="ce70" office:value-type="string" calcext:value-type="string">
            <text:p>invoice_item:description</text:p>
          </table:table-cell>
          <table:table-cell table:style-name="ce70" office:value-type="string" calcext:value-type="string">
            <text:p>invoice_item:sku</text:p>
          </table:table-cell>
          <table:table-cell table:style-name="ce70" office:value-type="string" calcext:value-type="string">
            <text:p>invoice_item:name</text:p>
          </table:table-cell>
          <table:table-cell table:style-name="ce70" office:value-type="string" calcext:value-type="string">
            <text:p>invoice_item:discount_tax_compensation_amount</text:p>
          </table:table-cell>
          <table:table-cell table:style-name="ce70" office:value-type="string" calcext:value-type="string">
            <text:p>invoice_item:base_discount_tax_compensation_amount</text:p>
          </table:table-cell>
          <table:table-cell table:style-name="ce70" office:value-type="string" calcext:value-type="string">
            <text:p>invoice_item:tax_ratio</text:p>
          </table:table-cell>
          <table:table-cell table:style-name="ce70" office:value-type="string" calcext:value-type="string">
            <text:p>invoice_item:weee_tax_applied</text:p>
          </table:table-cell>
          <table:table-cell table:style-name="ce70" office:value-type="string" calcext:value-type="string">
            <text:p>invoice_item:weee_tax_applied_amount</text:p>
          </table:table-cell>
          <table:table-cell table:style-name="ce70" office:value-type="string" calcext:value-type="string">
            <text:p>invoice_item:weee_tax_applied_row_amount</text:p>
          </table:table-cell>
          <table:table-cell table:style-name="ce70" office:value-type="string" calcext:value-type="string">
            <text:p>invoice_item:weee_tax_disposition</text:p>
          </table:table-cell>
          <table:table-cell table:style-name="ce70" office:value-type="string" calcext:value-type="string">
            <text:p>invoice_item:weee_tax_row_disposition</text:p>
          </table:table-cell>
          <table:table-cell table:style-name="ce70" office:value-type="string" calcext:value-type="string">
            <text:p>invoice_item:base_weee_tax_applied_amount</text:p>
          </table:table-cell>
          <table:table-cell table:style-name="ce70" office:value-type="string" calcext:value-type="string">
            <text:p>invoice_item:base_weee_tax_applied_row_amnt</text:p>
          </table:table-cell>
          <table:table-cell table:style-name="ce70" office:value-type="string" calcext:value-type="string">
            <text:p>invoice_item:base_weee_tax_disposition</text:p>
          </table:table-cell>
          <table:table-cell table:style-name="ce70" office:value-type="string" calcext:value-type="string">
            <text:p>invoice_item:base_weee_tax_row_disposition</text:p>
          </table:table-cell>
          <table:table-cell table:style-name="ce70" office:value-type="string" calcext:value-type="string">
            <text:p>invoice_comment:entity_id</text:p>
          </table:table-cell>
          <table:table-cell table:style-name="ce70" office:value-type="string" calcext:value-type="string">
            <text:p>invoice_comment:parent_id</text:p>
          </table:table-cell>
          <table:table-cell table:style-name="ce70" office:value-type="string" calcext:value-type="string">
            <text:p>invoice_comment:is_customer_notified</text:p>
          </table:table-cell>
          <table:table-cell table:style-name="ce70" office:value-type="string" calcext:value-type="string">
            <text:p>invoice_comment:is_visible_on_front</text:p>
          </table:table-cell>
          <table:table-cell table:style-name="ce70" office:value-type="string" calcext:value-type="string">
            <text:p>invoice_comment:comment</text:p>
          </table:table-cell>
          <table:table-cell table:style-name="ce70" office:value-type="string" calcext:value-type="string">
            <text:p>invoice_comment:created_at</text:p>
          </table:table-cell>
          <table:table-cell table:style-name="ce70" office:value-type="string" calcext:value-type="string">
            <text:p>creditmemo:entity_id</text:p>
          </table:table-cell>
          <table:table-cell table:style-name="ce70" office:value-type="string" calcext:value-type="string">
            <text:p>creditmemo:store_id</text:p>
          </table:table-cell>
          <table:table-cell table:style-name="ce70" office:value-type="string" calcext:value-type="string">
            <text:p>creditmemo:adjustment_positive</text:p>
          </table:table-cell>
          <table:table-cell table:style-name="ce70" office:value-type="string" calcext:value-type="string">
            <text:p>creditmemo:base_shipping_tax_amount</text:p>
          </table:table-cell>
          <table:table-cell table:style-name="ce70" office:value-type="string" calcext:value-type="string">
            <text:p>creditmemo:store_to_order_rate</text:p>
          </table:table-cell>
          <table:table-cell table:style-name="ce70" office:value-type="string" calcext:value-type="string">
            <text:p>creditmemo:base_discount_amount</text:p>
          </table:table-cell>
          <table:table-cell table:style-name="ce70" office:value-type="string" calcext:value-type="string">
            <text:p>creditmemo:base_to_order_rate</text:p>
          </table:table-cell>
          <table:table-cell table:style-name="ce70" office:value-type="string" calcext:value-type="string">
            <text:p>creditmemo:grand_total</text:p>
          </table:table-cell>
          <table:table-cell table:style-name="ce70" office:value-type="string" calcext:value-type="string">
            <text:p>creditmemo:base_adjustment_negative</text:p>
          </table:table-cell>
          <table:table-cell table:style-name="ce70" office:value-type="string" calcext:value-type="string">
            <text:p>creditmemo:base_subtotal_incl_tax</text:p>
          </table:table-cell>
          <table:table-cell table:style-name="ce70" office:value-type="string" calcext:value-type="string">
            <text:p>creditmemo:shipping_amount</text:p>
          </table:table-cell>
          <table:table-cell table:style-name="ce70" office:value-type="string" calcext:value-type="string">
            <text:p>creditmemo:subtotal_incl_tax</text:p>
          </table:table-cell>
          <table:table-cell table:style-name="ce70" office:value-type="string" calcext:value-type="string">
            <text:p>creditmemo:adjustment_negative</text:p>
          </table:table-cell>
          <table:table-cell table:style-name="ce70" office:value-type="string" calcext:value-type="string">
            <text:p>creditmemo:base_shipping_amount</text:p>
          </table:table-cell>
          <table:table-cell table:style-name="ce70" office:value-type="string" calcext:value-type="string">
            <text:p>creditmemo:store_to_base_rate</text:p>
          </table:table-cell>
          <table:table-cell table:style-name="ce70" office:value-type="string" calcext:value-type="string">
            <text:p>creditmemo:base_to_global_rate</text:p>
          </table:table-cell>
          <table:table-cell table:style-name="ce70" office:value-type="string" calcext:value-type="string">
            <text:p>creditmemo:base_adjustment</text:p>
          </table:table-cell>
          <table:table-cell table:style-name="ce70" office:value-type="string" calcext:value-type="string">
            <text:p>creditmemo:base_subtotal</text:p>
          </table:table-cell>
          <table:table-cell table:style-name="ce70" office:value-type="string" calcext:value-type="string">
            <text:p>creditmemo:discount_amount</text:p>
          </table:table-cell>
          <table:table-cell table:style-name="ce70" office:value-type="string" calcext:value-type="string">
            <text:p>creditmemo:subtotal</text:p>
          </table:table-cell>
          <table:table-cell table:style-name="ce70" office:value-type="string" calcext:value-type="string">
            <text:p>creditmemo:adjustment</text:p>
          </table:table-cell>
          <table:table-cell table:style-name="ce70" office:value-type="string" calcext:value-type="string">
            <text:p>creditmemo:base_grand_total</text:p>
          </table:table-cell>
          <table:table-cell table:style-name="ce70" office:value-type="string" calcext:value-type="string">
            <text:p>creditmemo:base_adjustment_positive</text:p>
          </table:table-cell>
          <table:table-cell table:style-name="ce70" office:value-type="string" calcext:value-type="string">
            <text:p>creditmemo:base_tax_amount</text:p>
          </table:table-cell>
          <table:table-cell table:style-name="ce70" office:value-type="string" calcext:value-type="string">
            <text:p>creditmemo:shipping_tax_amount</text:p>
          </table:table-cell>
          <table:table-cell table:style-name="ce70" office:value-type="string" calcext:value-type="string">
            <text:p>creditmemo:tax_amount</text:p>
          </table:table-cell>
          <table:table-cell table:style-name="ce70" office:value-type="string" calcext:value-type="string">
            <text:p>creditmemo:order_id</text:p>
          </table:table-cell>
          <table:table-cell table:style-name="ce70" office:value-type="string" calcext:value-type="string">
            <text:p>creditmemo:email_sent</text:p>
          </table:table-cell>
          <table:table-cell table:style-name="ce70" office:value-type="string" calcext:value-type="string">
            <text:p>creditmemo:send_email</text:p>
          </table:table-cell>
          <table:table-cell table:style-name="ce70" office:value-type="string" calcext:value-type="string">
            <text:p>creditmemo:creditmemo_status</text:p>
          </table:table-cell>
          <table:table-cell table:style-name="ce70" office:value-type="string" calcext:value-type="string">
            <text:p>creditmemo:state</text:p>
          </table:table-cell>
          <table:table-cell table:style-name="ce70" office:value-type="string" calcext:value-type="string">
            <text:p>creditmemo:shipping_address_id</text:p>
          </table:table-cell>
          <table:table-cell table:style-name="ce70" office:value-type="string" calcext:value-type="string">
            <text:p>creditmemo:billing_address_id</text:p>
          </table:table-cell>
          <table:table-cell table:style-name="ce70" office:value-type="string" calcext:value-type="string">
            <text:p>creditmemo:invoice_id</text:p>
          </table:table-cell>
          <table:table-cell table:style-name="ce70" office:value-type="string" calcext:value-type="string">
            <text:p>creditmemo:store_currency_code</text:p>
          </table:table-cell>
          <table:table-cell table:style-name="ce70" office:value-type="string" calcext:value-type="string">
            <text:p>creditmemo:order_currency_code</text:p>
          </table:table-cell>
          <table:table-cell table:style-name="ce70" office:value-type="string" calcext:value-type="string">
            <text:p>creditmemo:base_currency_code</text:p>
          </table:table-cell>
          <table:table-cell table:style-name="ce70" office:value-type="string" calcext:value-type="string">
            <text:p>creditmemo:global_currency_code</text:p>
          </table:table-cell>
          <table:table-cell table:style-name="ce70" office:value-type="string" calcext:value-type="string">
            <text:p>creditmemo:transaction_id</text:p>
          </table:table-cell>
          <table:table-cell table:style-name="ce70" office:value-type="string" calcext:value-type="string">
            <text:p>creditmemo:increment_id</text:p>
          </table:table-cell>
          <table:table-cell table:style-name="ce70" office:value-type="string" calcext:value-type="string">
            <text:p>creditmemo:created_at</text:p>
          </table:table-cell>
          <table:table-cell table:style-name="ce70" office:value-type="string" calcext:value-type="string">
            <text:p>creditmemo:updated_at</text:p>
          </table:table-cell>
          <table:table-cell table:style-name="ce70" office:value-type="string" calcext:value-type="string">
            <text:p>creditmemo:discount_tax_compensation_amount</text:p>
          </table:table-cell>
          <table:table-cell table:style-name="ce70" office:value-type="string" calcext:value-type="string">
            <text:p>creditmemo:base_discount_tax_compensation_amount</text:p>
          </table:table-cell>
          <table:table-cell table:style-name="ce70" office:value-type="string" calcext:value-type="string">
            <text:p>creditmemo:shipping_discount_tax_compensation_amount</text:p>
          </table:table-cell>
          <table:table-cell table:style-name="ce70" office:value-type="string" calcext:value-type="string">
            <text:p>creditmemo:base_shipping_discount_tax_compensation_amnt</text:p>
          </table:table-cell>
          <table:table-cell table:style-name="ce70" office:value-type="string" calcext:value-type="string">
            <text:p>creditmemo:shipping_incl_tax</text:p>
          </table:table-cell>
          <table:table-cell table:style-name="ce70" office:value-type="string" calcext:value-type="string">
            <text:p>creditmemo:base_shipping_incl_tax</text:p>
          </table:table-cell>
          <table:table-cell table:style-name="ce70" office:value-type="string" calcext:value-type="string">
            <text:p>creditmemo:discount_description</text:p>
          </table:table-cell>
          <table:table-cell table:style-name="ce70" office:value-type="string" calcext:value-type="string">
            <text:p>creditmemo:customer_note</text:p>
          </table:table-cell>
          <table:table-cell table:style-name="ce70" office:value-type="string" calcext:value-type="string">
            <text:p>creditmemo:customer_note_notify</text:p>
          </table:table-cell>
          <table:table-cell table:style-name="ce70" office:value-type="string" calcext:value-type="string">
            <text:p>creditmemo_item:entity_id</text:p>
          </table:table-cell>
          <table:table-cell table:style-name="ce70" office:value-type="string" calcext:value-type="string">
            <text:p>creditmemo_item:parent_id</text:p>
          </table:table-cell>
          <table:table-cell table:style-name="ce70" office:value-type="string" calcext:value-type="string">
            <text:p>creditmemo_item:base_price</text:p>
          </table:table-cell>
          <table:table-cell table:style-name="ce70" office:value-type="string" calcext:value-type="string">
            <text:p>creditmemo_item:tax_amount</text:p>
          </table:table-cell>
          <table:table-cell table:style-name="ce70" office:value-type="string" calcext:value-type="string">
            <text:p>creditmemo_item:base_row_total</text:p>
          </table:table-cell>
          <table:table-cell table:style-name="ce70" office:value-type="string" calcext:value-type="string">
            <text:p>creditmemo_item:discount_amount</text:p>
          </table:table-cell>
          <table:table-cell table:style-name="ce70" office:value-type="string" calcext:value-type="string">
            <text:p>creditmemo_item:row_total</text:p>
          </table:table-cell>
          <table:table-cell table:style-name="ce70" office:value-type="string" calcext:value-type="string">
            <text:p>creditmemo_item:base_discount_amount</text:p>
          </table:table-cell>
          <table:table-cell table:style-name="ce70" office:value-type="string" calcext:value-type="string">
            <text:p>creditmemo_item:price_incl_tax</text:p>
          </table:table-cell>
          <table:table-cell table:style-name="ce70" office:value-type="string" calcext:value-type="string">
            <text:p>creditmemo_item:base_tax_amount</text:p>
          </table:table-cell>
          <table:table-cell table:style-name="ce70" office:value-type="string" calcext:value-type="string">
            <text:p>creditmemo_item:base_price_incl_tax</text:p>
          </table:table-cell>
          <table:table-cell table:style-name="ce70" office:value-type="string" calcext:value-type="string">
            <text:p>creditmemo_item:qty</text:p>
          </table:table-cell>
          <table:table-cell table:style-name="ce70" office:value-type="string" calcext:value-type="string">
            <text:p>creditmemo_item:base_cost</text:p>
          </table:table-cell>
          <table:table-cell table:style-name="ce70" office:value-type="string" calcext:value-type="string">
            <text:p>creditmemo_item:price</text:p>
          </table:table-cell>
          <table:table-cell table:style-name="ce70" office:value-type="string" calcext:value-type="string">
            <text:p>creditmemo_item:base_row_total_incl_tax</text:p>
          </table:table-cell>
          <table:table-cell table:style-name="ce70" office:value-type="string" calcext:value-type="string">
            <text:p>creditmemo_item:row_total_incl_tax</text:p>
          </table:table-cell>
          <table:table-cell table:style-name="ce70" office:value-type="string" calcext:value-type="string">
            <text:p>creditmemo_item:product_id</text:p>
          </table:table-cell>
          <table:table-cell table:style-name="ce70" office:value-type="string" calcext:value-type="string">
            <text:p>creditmemo_item:order_item_id</text:p>
          </table:table-cell>
          <table:table-cell table:style-name="ce70" office:value-type="string" calcext:value-type="string">
            <text:p>creditmemo_item:additional_data</text:p>
          </table:table-cell>
          <table:table-cell table:style-name="ce70" office:value-type="string" calcext:value-type="string">
            <text:p>creditmemo_item:description</text:p>
          </table:table-cell>
          <table:table-cell table:style-name="ce70" office:value-type="string" calcext:value-type="string">
            <text:p>creditmemo_item:sku</text:p>
          </table:table-cell>
          <table:table-cell table:style-name="ce70" office:value-type="string" calcext:value-type="string">
            <text:p>creditmemo_item:name</text:p>
          </table:table-cell>
          <table:table-cell table:style-name="ce70" office:value-type="string" calcext:value-type="string">
            <text:p>creditmemo_item:discount_tax_compensation_amount</text:p>
          </table:table-cell>
          <table:table-cell table:style-name="ce70" office:value-type="string" calcext:value-type="string">
            <text:p>creditmemo_item:base_discount_tax_compensation_amount</text:p>
          </table:table-cell>
          <table:table-cell table:style-name="ce70" office:value-type="string" calcext:value-type="string">
            <text:p>creditmemo_item:tax_ratio</text:p>
          </table:table-cell>
          <table:table-cell table:style-name="ce70" office:value-type="string" calcext:value-type="string">
            <text:p>creditmemo_item:weee_tax_applied</text:p>
          </table:table-cell>
          <table:table-cell table:style-name="ce70" office:value-type="string" calcext:value-type="string">
            <text:p>creditmemo_item:weee_tax_applied_amount</text:p>
          </table:table-cell>
          <table:table-cell table:style-name="ce70" office:value-type="string" calcext:value-type="string">
            <text:p>creditmemo_item:weee_tax_applied_row_amount</text:p>
          </table:table-cell>
          <table:table-cell table:style-name="ce70" office:value-type="string" calcext:value-type="string">
            <text:p>creditmemo_item:weee_tax_disposition</text:p>
          </table:table-cell>
          <table:table-cell table:style-name="ce70" office:value-type="string" calcext:value-type="string">
            <text:p>creditmemo_item:weee_tax_row_disposition</text:p>
          </table:table-cell>
          <table:table-cell table:style-name="ce70" office:value-type="string" calcext:value-type="string">
            <text:p>creditmemo_item:base_weee_tax_applied_amount</text:p>
          </table:table-cell>
          <table:table-cell table:style-name="ce70" office:value-type="string" calcext:value-type="string">
            <text:p>creditmemo_item:base_weee_tax_applied_row_amnt</text:p>
          </table:table-cell>
          <table:table-cell table:style-name="ce70" office:value-type="string" calcext:value-type="string">
            <text:p>creditmemo_item:base_weee_tax_disposition</text:p>
          </table:table-cell>
          <table:table-cell table:style-name="ce70" office:value-type="string" calcext:value-type="string">
            <text:p>creditmemo_item:base_weee_tax_row_disposition</text:p>
          </table:table-cell>
          <table:table-cell table:style-name="ce70" office:value-type="string" calcext:value-type="string">
            <text:p>creditmemo_comment:entity_id</text:p>
          </table:table-cell>
          <table:table-cell table:style-name="ce70" office:value-type="string" calcext:value-type="string">
            <text:p>creditmemo_comment:parent_id</text:p>
          </table:table-cell>
          <table:table-cell table:style-name="ce70" office:value-type="string" calcext:value-type="string">
            <text:p>creditmemo_comment:is_customer_notified</text:p>
          </table:table-cell>
          <table:table-cell table:style-name="ce70" office:value-type="string" calcext:value-type="string">
            <text:p>creditmemo_comment:is_visible_on_front</text:p>
          </table:table-cell>
          <table:table-cell table:style-name="ce70" office:value-type="string" calcext:value-type="string">
            <text:p>creditmemo_comment:comment</text:p>
          </table:table-cell>
          <table:table-cell table:style-name="ce70" office:value-type="string" calcext:value-type="string">
            <text:p>creditmemo_comment:created_at</text:p>
          </table:table-cell>
          <table:table-cell table:style-name="ce70" office:value-type="string" calcext:value-type="string">
            <text:p>status_history:entity_id</text:p>
          </table:table-cell>
          <table:table-cell table:style-name="ce70" office:value-type="string" calcext:value-type="string">
            <text:p>status_history:parent_id</text:p>
          </table:table-cell>
          <table:table-cell table:style-name="ce70" office:value-type="string" calcext:value-type="string">
            <text:p>status_history:is_customer_notified</text:p>
          </table:table-cell>
          <table:table-cell table:style-name="ce70" office:value-type="string" calcext:value-type="string">
            <text:p>status_history:is_visible_on_front</text:p>
          </table:table-cell>
          <table:table-cell table:style-name="ce70" office:value-type="string" calcext:value-type="string">
            <text:p>status_history:comment</text:p>
          </table:table-cell>
          <table:table-cell table:style-name="ce70" office:value-type="string" calcext:value-type="string">
            <text:p>status_history:status</text:p>
          </table:table-cell>
          <table:table-cell table:style-name="ce70" office:value-type="string" calcext:value-type="string">
            <text:p>status_history:created_at</text:p>
          </table:table-cell>
          <table:table-cell table:style-name="ce70" office:value-type="string" calcext:value-type="string">
            <text:p>status_history:entity_name</text:p>
          </table:table-cell>
          <table:table-cell table:style-name="ce70" office:value-type="string" calcext:value-type="string">
            <text:p>tax:tax_id</text:p>
          </table:table-cell>
          <table:table-cell table:style-name="ce70" office:value-type="string" calcext:value-type="string">
            <text:p>tax:order_id</text:p>
          </table:table-cell>
          <table:table-cell table:style-name="ce70" office:value-type="string" calcext:value-type="string">
            <text:p>tax:code</text:p>
          </table:table-cell>
          <table:table-cell table:style-name="ce70" office:value-type="string" calcext:value-type="string">
            <text:p>tax:title</text:p>
          </table:table-cell>
          <table:table-cell table:style-name="ce70" office:value-type="string" calcext:value-type="string">
            <text:p>tax:percent</text:p>
          </table:table-cell>
          <table:table-cell table:style-name="ce70" office:value-type="string" calcext:value-type="string">
            <text:p>tax:amount</text:p>
          </table:table-cell>
          <table:table-cell table:style-name="ce70" office:value-type="string" calcext:value-type="string">
            <text:p>tax:priority</text:p>
          </table:table-cell>
          <table:table-cell table:style-name="ce70" office:value-type="string" calcext:value-type="string">
            <text:p>tax:position</text:p>
          </table:table-cell>
          <table:table-cell table:style-name="ce70" office:value-type="string" calcext:value-type="string">
            <text:p>tax:base_amount</text:p>
          </table:table-cell>
          <table:table-cell table:style-name="ce70" office:value-type="string" calcext:value-type="string">
            <text:p>tax:process</text:p>
          </table:table-cell>
          <table:table-cell table:style-name="ce70" office:value-type="string" calcext:value-type="string">
            <text:p>tax:base_real_amount</text:p>
          </table:table-cell>
          <table:table-cell table:style-name="ce70" office:value-type="string" calcext:value-type="string">
            <text:p>tax_item:tax_item_id</text:p>
          </table:table-cell>
          <table:table-cell table:style-name="ce70" office:value-type="string" calcext:value-type="string">
            <text:p>tax_item:tax_id</text:p>
          </table:table-cell>
          <table:table-cell table:style-name="ce70" office:value-type="string" calcext:value-type="string">
            <text:p>tax_item:item_id</text:p>
          </table:table-cell>
          <table:table-cell table:style-name="ce70" office:value-type="string" calcext:value-type="string">
            <text:p>tax_item:tax_percent</text:p>
          </table:table-cell>
          <table:table-cell table:style-name="ce70" office:value-type="string" calcext:value-type="string">
            <text:p>tax_item:amount</text:p>
          </table:table-cell>
          <table:table-cell table:style-name="ce70" office:value-type="string" calcext:value-type="string">
            <text:p>tax_item:base_amount</text:p>
          </table:table-cell>
          <table:table-cell table:style-name="ce70" office:value-type="string" calcext:value-type="string">
            <text:p>tax_item:real_amount</text:p>
          </table:table-cell>
          <table:table-cell table:style-name="ce70" office:value-type="string" calcext:value-type="string">
            <text:p>tax_item:real_base_amount</text:p>
          </table:table-cell>
          <table:table-cell table:style-name="ce70" office:value-type="string" calcext:value-type="string">
            <text:p>tax_item:associated_item_id</text:p>
          </table:table-cell>
          <table:table-cell table:style-name="ce78" office:value-type="string" calcext:value-type="string">
            <text:p>tax_item:taxable_item_type</text:p>
          </table:table-cell>
          <table:table-cell table:number-columns-repeated="462"/>
        </table:table-row>
        <table:table-row table:style-name="ro2">
          <table:table-cell table:number-columns-repeated="2" table:style-name="ce41" office:value-type="float" office:value="1" calcext:value-type="float">
            <text:p>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fe5188146c1654d5a7f43ee80ff2906</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0" calcext:value-type="float">
            <text:p>0</text:p>
          </table:table-cell>
          <table:table-cell table:style-name="ce39" table:number-columns-repeated="3"/>
          <table:table-cell table:style-name="ce41" office:value-type="float" office:value="105" calcext:value-type="float">
            <text:p>105</text:p>
          </table:table-cell>
          <table:table-cell table:style-name="ce41" office:value-type="float" office:value="5" calcext:value-type="float">
            <text:p>5</text:p>
          </table:table-cell>
          <table:table-cell table:style-name="ce39" table:number-columns-repeated="3"/>
          <table:table-cell table:style-name="ce41" office:value-type="float" office:value="0" calcext:value-type="float">
            <text:p>0</text:p>
          </table:table-cell>
          <table:table-cell table:style-name="ce39"/>
          <table:table-cell table:style-name="ce41" office:value-type="float" office:value="100" calcext:value-type="float">
            <text:p>100</text:p>
          </table:table-cell>
          <table:table-cell table:style-name="ce39" table:number-columns-repeated="3"/>
          <table:table-cell table:style-name="ce41" office:value-type="float" office:value="0" calcext:value-type="float">
            <text:p>0</text:p>
          </table:table-cell>
          <table:table-cell table:style-name="ce39" table:number-columns-repeated="3"/>
          <table:table-cell table:number-columns-repeated="2" table:style-name="ce41" office:value-type="float" office:value="1" calcext:value-type="float">
            <text:p>1</text:p>
          </table:table-cell>
          <table:table-cell table:style-name="ce39" table:number-columns-repeated="8"/>
          <table:table-cell table:style-name="ce41" office:value-type="float" office:value="0" calcext:value-type="float">
            <text:p>0</text:p>
          </table:table-cell>
          <table:table-cell table:style-name="ce39" table:number-columns-repeated="3"/>
          <table:table-cell table:style-name="ce41" office:value-type="float" office:value="105" calcext:value-type="float">
            <text:p>105</text:p>
          </table:table-cell>
          <table:table-cell table:style-name="ce41" office:value-type="float" office:value="5" calcext:value-type="float">
            <text:p>5</text:p>
          </table:table-cell>
          <table:table-cell table:style-name="ce39" table:number-columns-repeated="3"/>
          <table:table-cell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41" office:value-type="float" office:value="100" calcext:value-type="float">
            <text:p>100</text:p>
          </table:table-cell>
          <table:table-cell table:style-name="ce39" table:number-columns-repeated="3"/>
          <table:table-cell table:style-name="ce41" office:value-type="float" office:value="0" calcext:value-type="float">
            <text:p>0</text:p>
          </table:table-cell>
          <table:table-cell table:style-name="ce39" table:number-columns-repeated="8"/>
          <table:table-cell table:style-name="ce41" office:value-type="float" office:value="1" calcext:value-type="float">
            <text:p>1</text:p>
          </table:table-cell>
          <table:table-cell table:style-name="ce39" table:number-columns-repeated="3"/>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39" table:number-columns-repeated="2"/>
          <table:table-cell table:style-name="ce41" office:value-type="float" office:value="1" calcext:value-type="float">
            <text:p>1</text:p>
          </table:table-cell>
          <table:table-cell table:style-name="ce39" table:number-columns-repeated="3"/>
          <table:table-cell table:number-columns-repeated="2" table:style-name="ce41" office:value-type="float" office:value="1" calcext:value-type="float">
            <text:p>1</text:p>
          </table:table-cell>
          <table:table-cell table:style-name="ce39" table:number-columns-repeated="4"/>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39"/>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105" calcext:value-type="float">
            <text:p>105</text:p>
          </table:table-cell>
          <table:table-cell table:style-name="ce41" office:value-type="float" office:value="0" calcext:value-type="float">
            <text:p>0</text:p>
          </table:table-cell>
          <table:table-cell table:style-name="ce39" table:number-columns-repeated="2"/>
          <table:table-cell table:style-name="ce39" office:value-type="string" calcext:value-type="string">
            <text:p>USD</text:p>
          </table:table-cell>
          <table:table-cell table:style-name="ce39" office:value-type="string" calcext:value-type="string">
            <text:p>test@test.com</text:p>
          </table:table-cell>
          <table:table-cell table:number-columns-repeated="2" table:style-name="ce39" office:value-type="string" calcext:value-type="string">
            <text:p>test</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93.171.160.40</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number-columns-repeated="2" table:style-name="ce76" office:value-type="date" office:date-value="2018-08-24T09:58:38" calcext:value-type="date">
            <text:p>2018-08-24 9:58:38</text:p>
          </table:table-cell>
          <table:table-cell table:style-name="ce41" office:value-type="float" office:value="1" calcext:value-type="float">
            <text:p>1</text:p>
          </table:table-cell>
          <table:table-cell table:style-name="ce39"/>
          <table:table-cell table:number-columns-repeated="4" table:style-name="ce41" office:value-type="float" office:value="0" calcext:value-type="float">
            <text:p>0</text:p>
          </table:table-cell>
          <table:table-cell table:style-name="ce39" table:number-columns-repeated="4"/>
          <table:table-cell table:number-columns-repeated="2" table:style-name="ce41" office:value-type="float" office:value="5" calcext:value-type="float">
            <text:p>5</text:p>
          </table:table-cell>
          <table:table-cell table:style-name="ce39"/>
          <table:table-cell table:style-name="ce41" office:value-type="float" office:value="0" calcext:value-type="float">
            <text:p>0</text:p>
          </table:table-cell>
          <table:table-cell table:style-name="ce39"/>
          <table:table-cell table:style-name="ce39" office:value-type="string" calcext:value-type="string">
            <text:p>Pending</text:p>
          </table:table-cell>
          <table:table-cell table:number-columns-repeated="2" table:style-name="ce41" office:value-type="float" office:value="1" calcext:value-type="float">
            <text:p>1</text:p>
          </table:table-cell>
          <table:table-cell table:style-name="ce39"/>
          <table:table-cell table:number-columns-repeated="2" table:style-name="ce41" office:value-type="float" office:value="1" calcext:value-type="float">
            <text:p>1</text:p>
          </table:table-cell>
          <table:table-cell table:number-columns-repeated="2" table:style-name="ce76" office:value-type="date" office:date-value="2018-08-24T09:58:38" calcext:value-type="date">
            <text:p>2018-08-24 9:58:38</text:p>
          </table:table-cell>
          <table:table-cell table:style-name="ce120" office:value-type="date" office:date-value="1900-08-08" calcext:value-type="date">
            <text:p>8/8/1900 0:00:00</text:p>
          </table:table-cell>
          <table:table-cell table:style-name="ce77" office:value-type="string" calcext:value-type="string">
            <text:p>simple</text:p>
          </table:table-cell>
          <table:table-cell table:style-name="ce74" office:value-type="string" calcext:value-type="string">
            <text:p>{"info_buyRequest":{"uenc":"aHR0cDovL3Rlc3RpbmctbWFzdGVyLmRldi5maXJlYmVhcnN0dWRpby5jb20vZ2Vhci5odG1s","product":"221","qty":1}}</text:p>
          </table:table-cell>
          <table:table-cell table:style-name="ce39"/>
          <table:table-cell table:style-name="ce41" office:value-type="float" office:value="0" calcext:value-type="float">
            <text:p>0</text:p>
          </table:table-cell>
          <table:table-cell table:number-columns-repeated="2" table:style-name="ce39" office:value-type="string" calcext:value-type="string">
            <text:p>Test activity</text:p>
          </table:table-cell>
          <table:table-cell table:style-name="ce39" table:number-columns-repeated="3"/>
          <table:table-cell table:number-columns-repeated="2"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41" office:value-type="float" office:value="1" calcext:value-type="float">
            <text:p>1</text:p>
          </table:table-cell>
          <table:table-cell table:number-columns-repeated="2" table:style-name="ce41" office:value-type="float" office:value="0" calcext:value-type="float">
            <text:p>0</text:p>
          </table:table-cell>
          <table:table-cell table:style-name="ce39"/>
          <table:table-cell table:number-columns-repeated="4" table:style-name="ce41" office:value-type="float" office:value="100" calcext:value-type="float">
            <text:p>100</text:p>
          </table:table-cell>
          <table:table-cell table:number-columns-repeated="12" table:style-name="ce41" office:value-type="float" office:value="0" calcext:value-type="float">
            <text:p>0</text:p>
          </table:table-cell>
          <table:table-cell table:number-columns-repeated="2" table:style-name="ce41" office:value-type="float" office:value="100" calcext:value-type="float">
            <text:p>100</text:p>
          </table:table-cell>
          <table:table-cell table:number-columns-repeated="3" table:style-name="ce41" office:value-type="float" office:value="0" calcext:value-type="float">
            <text:p>0</text:p>
          </table:table-cell>
          <table:table-cell table:style-name="ce39" table:number-columns-repeated="5"/>
          <table:table-cell table:number-columns-repeated="4" table:style-name="ce41" office:value-type="float" office:value="100" calcext:value-type="float">
            <text:p>100</text:p>
          </table:table-cell>
          <table:table-cell table:number-columns-repeated="2" table:style-name="ce41" office:value-type="float" office:value="0" calcext:value-type="float">
            <text:p>0</text:p>
          </table:table-cell>
          <table:table-cell table:style-name="ce39" table:number-columns-repeated="10"/>
          <table:table-cell table:style-name="ce41" office:value-type="float" office:value="0" calcext:value-type="float">
            <text:p>0</text:p>
          </table:table-cell>
          <table:table-cell table:style-name="ce39" table:number-columns-repeated="11"/>
          <table:table-cell table:number-columns-repeated="2" table:style-name="ce41" office:value-type="float" office:value="1" calcext:value-type="float">
            <text:p>1</text:p>
          </table:table-cell>
          <table:table-cell table:style-name="ce41" office:value-type="float" office:value="34" calcext:value-type="float">
            <text:p>34</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39" table:number-columns-repeated="2"/>
          <table:table-cell table:style-name="ce39"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shipping</text:p>
          </table:table-cell>
          <table:table-cell table:style-name="ce39" table:number-columns-repeated="9"/>
          <table:table-cell table:number-columns-repeated="2" table:style-name="ce41" office:value-type="float" office:value="1" calcext:value-type="float">
            <text:p>1</text:p>
          </table:table-cell>
          <table:table-cell table:style-name="ce39" table:number-columns-repeated="8"/>
          <table:table-cell table:number-columns-repeated="2" table:style-name="ce41" office:value-type="float" office:value="5" calcext:value-type="float">
            <text:p>5</text:p>
          </table:table-cell>
          <table:table-cell table:style-name="ce39" table:number-columns-repeated="2"/>
          <table:table-cell table:style-name="ce41" office:value-type="float" office:value="105" calcext:value-type="float">
            <text:p>105</text:p>
          </table:table-cell>
          <table:table-cell table:style-name="ce39" table:number-columns-repeated="3"/>
          <table:table-cell table:style-name="ce41" office:value-type="float" office:value="105" calcext:value-type="float">
            <text:p>105</text:p>
          </table:table-cell>
          <table:table-cell table:style-name="ce39" table:number-columns-repeated="6"/>
          <table:table-cell table:style-name="ce39" office:value-type="string" calcext:value-type="string">
            <text:p>checkmo</text:p>
          </table:table-cell>
          <table:table-cell table:style-name="ce39" table:number-columns-repeated="27"/>
          <table:table-cell table:style-name="ce74" office:value-type="string" calcext:value-type="string">
            <text:p>{"method_title":"Check \/ Money order"}</text:p>
          </table:table-cell>
          <table:table-cell table:style-name="ce74"/>
          <table:table-cell table:style-name="ce39" table:number-columns-repeated="263"/>
          <table:table-cell table:number-columns-repeated="462"/>
        </table:table-row>
        <table:table-row table:style-name="ro2">
          <table:table-cell table:style-name="ce39" table:number-columns-repeated="120"/>
          <table:table-cell table:style-name="ce77" table:number-columns-repeated="2"/>
          <table:table-cell table:style-name="ce39" table:number-columns-repeated="23"/>
          <table:table-cell table:style-name="ce77" table:number-columns-repeated="2"/>
          <table:table-cell table:style-name="ce39" table:number-columns-repeated="71"/>
          <table:table-cell table:style-name="ce41" office:value-type="float" office:value="2" calcext:value-type="float">
            <text:p>2</text:p>
          </table:table-cell>
          <table:table-cell table:style-name="ce41" office:value-type="float" office:value="1" calcext:value-type="float">
            <text:p>1</text:p>
          </table:table-cell>
          <table:table-cell table:style-name="ce39"/>
          <table:table-cell table:style-name="ce41" office:value-type="float" office:value="3" calcext:value-type="float">
            <text:p>3</text:p>
          </table:table-cell>
          <table:table-cell table:style-name="ce41" office:value-type="float" office:value="1" calcext:value-type="float">
            <text:p>1</text:p>
          </table:table-cell>
          <table:table-cell table:style-name="ce39" table:number-columns-repeated="2"/>
          <table:table-cell table:style-name="ce39" office:value-type="string" calcext:value-type="string">
            <text:p>Alabama</text:p>
          </table:table-cell>
          <table:table-cell table:style-name="ce41" office:value-type="float" office:value="95000" calcext:value-type="float">
            <text:p>95000</text:p>
          </table:table-cell>
          <table:table-cell table:style-name="ce39" office:value-type="string" calcext:value-type="string">
            <text:p>test</text:p>
          </table:table-cell>
          <table:table-cell table:number-columns-repeated="2" table:style-name="ce39" office:value-type="string" calcext:value-type="string">
            <text:p>new</text:p>
          </table:table-cell>
          <table:table-cell table:style-name="ce39" office:value-type="string" calcext:value-type="string">
            <text:p>test@test.com</text:p>
          </table:table-cell>
          <table:table-cell table:style-name="ce41" office:value-type="float" office:value="124141" calcext:value-type="float">
            <text:p>124141</text:p>
          </table:table-cell>
          <table:table-cell table:style-name="ce39" office:value-type="string" calcext:value-type="string">
            <text:p>US</text:p>
          </table:table-cell>
          <table:table-cell table:style-name="ce39" office:value-type="string" calcext:value-type="string">
            <text:p>test</text:p>
          </table:table-cell>
          <table:table-cell table:style-name="ce39" office:value-type="string" calcext:value-type="string">
            <text:p>billing</text:p>
          </table:table-cell>
          <table:table-cell table:style-name="ce39" table:number-columns-repeated="327"/>
          <table:table-cell table:number-columns-repeated="462"/>
        </table:table-row>
        <table:table-row table:style-name="ro2">
          <table:table-cell table:number-columns-repeated="2" table:style-name="ce41" office:value-type="float" office:value="2" calcext:value-type="float">
            <text:p>2</text:p>
          </table:table-cell>
          <table:table-cell table:number-columns-repeated="2" table:style-name="ce39" office:value-type="string" calcext:value-type="string">
            <text:p>processing</text:p>
          </table:table-cell>
          <table:table-cell table:style-name="ce39"/>
          <table:table-cell table:style-name="ce39" office:value-type="string" calcext:value-type="string">
            <text:p>67eef3c65f7abc1b9c62e90c38ee7235</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1" calcext:value-type="float">
            <text:p>21</text:p>
          </table:table-cell>
          <table:table-cell table:number-columns-repeated="4"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5" calcext:value-type="float">
            <text:p>5</text:p>
          </table:table-cell>
          <table:table-cell table:style-name="ce41" office:value-type="float" office:value="0" calcext:value-type="float">
            <text:p>0</text:p>
          </table:table-cell>
          <table:table-cell table:style-name="ce41" office:value-type="float" office:value="5" calcext:value-type="float">
            <text:p>5</text:p>
          </table:table-cell>
          <table:table-cell table:number-columns-repeated="3"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6.39" calcext:value-type="float">
            <text:p>36.39</text:p>
          </table:table-cell>
          <table:table-cell table:number-columns-repeated="3" table:style-name="ce41" office:value-type="float" office:value="0" calcext:value-type="float">
            <text:p>0</text:p>
          </table:table-cell>
          <table:table-cell table:style-name="ce41" office:value-type="float" office:value="36.39" calcext:value-type="float">
            <text:p>36.39</text:p>
          </table:table-cell>
          <table:table-cell table:number-columns-repeated="6"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5" calcext:value-type="float">
            <text:p>5</text:p>
          </table:table-cell>
          <table:table-cell table:style-name="ce41" office:value-type="float" office:value="0" calcext:value-type="float">
            <text:p>0</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style-name="ce41" office:value-type="float" office:value="0" calcext:value-type="float">
            <text:p>0</text:p>
          </table:table-cell>
          <table:table-cell table:style-name="ce41" office:value-type="float" office:value="2.39" calcext:value-type="float">
            <text:p>2.39</text:p>
          </table:table-cell>
          <table:table-cell table:number-columns-repeated="2" table:style-name="ce41" office:value-type="float" office:value="0" calcext:value-type="float">
            <text:p>0</text:p>
          </table:table-cell>
          <table:table-cell table:style-name="ce41" office:value-type="float" office:value="36.39" calcext:value-type="float">
            <text:p>36.39</text:p>
          </table:table-cell>
          <table:table-cell table:number-columns-repeated="2" table:style-name="ce41" office:value-type="float" office:value="0" calcext:value-type="float">
            <text:p>0</text:p>
          </table:table-cell>
          <table:table-cell table:style-name="ce41" office:value-type="float" office:value="36.39" calcext:value-type="float">
            <text:p>36.39</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 calcext:value-type="float">
            <text:p>2</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5" table:style-name="ce41" office:value-type="float" office:value="0" calcext:value-type="float">
            <text:p>0</text:p>
          </table:table-cell>
          <table:table-cell table:style-name="ce41" office:value-type="float" office:value="31.39" calcext:value-type="float">
            <text:p>31.39</text:p>
          </table:table-cell>
          <table:table-cell table:style-name="ce41" office:value-type="float" office:value="36.39" calcext:value-type="float">
            <text:p>36.39</text:p>
          </table:table-cell>
          <table:table-cell table:number-columns-repeated="2" table:style-name="ce41" office:value-type="float" office:value="0" calcext:value-type="float">
            <text:p>0</text:p>
          </table:table-cell>
          <table:table-cell table:style-name="ce41" office:value-type="float" office:value="31.39" calcext:value-type="float">
            <text:p>31.39</text:p>
          </table:table-cell>
          <table:table-cell table:style-name="ce41" office:value-type="float" office:value="36.39" calcext:value-type="float">
            <text:p>36.39</text:p>
          </table:table-cell>
          <table:table-cell table:style-name="ce41" office:value-type="float" office:value="1" calcext:value-type="float">
            <text:p>1</text:p>
          </table:table-cell>
          <table:table-cell table:style-name="ce76" office:value-type="date" office:date-value="1973-12-15" calcext:value-type="date">
            <text:p>1973-12-15 0:00:00</text:p>
          </table:table-cell>
          <table:table-cell table:style-name="ce41" office:value-type="float" office:value="1" calcext:value-type="float">
            <text:p>1</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office:value-type="string" calcext:value-type="string">
            <text:p>Veronica</text:p>
          </table:table-cell>
          <table:table-cell table:style-name="ce39" office:value-type="string" calcext:value-type="string">
            <text:p>Costello</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6"/>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1-16T09:48:49" calcext:value-type="date">
            <text:p>2018-01-16 9:48:4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rocess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3" calcext:value-type="float">
            <text:p>3</text:p>
          </table:table-cell>
          <table:table-cell table:number-columns-repeated="2" table:style-name="ce39" office:value-type="string" calcext:value-type="string">
            <text:p>closed</text:p>
          </table:table-cell>
          <table:table-cell table:style-name="ce39"/>
          <table:table-cell table:style-name="ce39" office:value-type="string" calcext:value-type="string">
            <text:p>4450a1b859f50f28b9c253ec10295e13</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1" calcext:value-type="float">
            <text:p>21</text:p>
          </table:table-cell>
          <table:table-cell table:number-columns-repeated="4"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5" calcext:value-type="float">
            <text:p>5</text:p>
          </table:table-cell>
          <table:table-cell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2"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0" calcext:value-type="float">
            <text:p>0</text:p>
          </table:table-cell>
          <table:table-cell table:number-columns-repeated="2" table:style-name="ce41" office:value-type="float" office:value="32" calcext:value-type="float">
            <text:p>32</text:p>
          </table:table-cell>
          <table:table-cell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2.64" calcext:value-type="float">
            <text:p>2.64</text:p>
          </table:table-cell>
          <table:table-cell table:number-columns-repeated="2"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number-columns-repeated="4"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5" calcext:value-type="float">
            <text:p>5</text:p>
          </table:table-cell>
          <table:table-cell table:style-name="ce41" office:value-type="float" office:value="0" calcext:value-type="float">
            <text:p>0</text:p>
          </table:table-cell>
          <table:table-cell table:number-columns-repeated="2" table:style-name="ce41" office:value-type="float" office:value="5" calcext:value-type="float">
            <text:p>5</text:p>
          </table:table-cell>
          <table:table-cell table:number-columns-repeated="4"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0" calcext:value-type="float">
            <text:p>0</text:p>
          </table:table-cell>
          <table:table-cell table:number-columns-repeated="2" table:style-name="ce41" office:value-type="float" office:value="32" calcext:value-type="float">
            <text:p>32</text:p>
          </table:table-cell>
          <table:table-cell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2.64" calcext:value-type="float">
            <text:p>2.64</text:p>
          </table:table-cell>
          <table:table-cell table:style-name="ce41" office:value-type="float" office:value="0" calcext:value-type="float">
            <text:p>0</text:p>
          </table:table-cell>
          <table:table-cell table:number-columns-repeated="2" table:style-name="ce41" office:value-type="float" office:value="39.64" calcext:value-type="float">
            <text:p>39.64</text:p>
          </table:table-cell>
          <table:table-cell table:style-name="ce41" office:value-type="float" office:value="0" calcext:value-type="float">
            <text:p>0</text:p>
          </table:table-cell>
          <table:table-cell table:style-name="ce41" office:value-type="float" office:value="39.64" calcext:value-type="float">
            <text:p>39.64</text:p>
          </table:table-cell>
          <table:table-cell table:style-name="ce41" office:value-type="float" office:value="1" calcext:value-type="float">
            <text:p>1</text:p>
          </table:table-cell>
          <table:table-cell table:style-name="ce41" office:value-type="float" office:value="39.64" calcext:value-type="float">
            <text:p>39.64</text:p>
          </table:table-cell>
          <table:table-cell table:number-columns-repeated="3"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office:value-type="float" office:value="1" calcext:value-type="float">
            <text:p>1</text:p>
          </table:table-cell>
          <table:table-cell table:number-columns-repeated="6" table:style-name="ce41" office:value-type="float" office:value="0" calcext:value-type="float">
            <text:p>0</text:p>
          </table:table-cell>
          <table:table-cell table:style-name="ce41" office:value-type="float" office:value="2" calcext:value-type="float">
            <text:p>2</text:p>
          </table:table-cell>
          <table:table-cell table:style-name="ce41" office:value-type="float" office:value="3" calcext:value-type="float">
            <text:p>3</text:p>
          </table:table-cell>
          <table:table-cell table:number-columns-repeated="5" table:style-name="ce41" office:value-type="float" office:value="0" calcext:value-type="float">
            <text:p>0</text:p>
          </table:table-cell>
          <table:table-cell table:style-name="ce41" office:value-type="float" office:value="34.64" calcext:value-type="float">
            <text:p>34.64</text:p>
          </table:table-cell>
          <table:table-cell table:number-columns-repeated="3" table:style-name="ce41" office:value-type="float" office:value="0" calcext:value-type="float">
            <text:p>0</text:p>
          </table:table-cell>
          <table:table-cell table:style-name="ce41" office:value-type="float" office:value="34.64" calcext:value-type="float">
            <text:p>34.64</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76" office:value-type="date" office:date-value="1973-12-15" calcext:value-type="date">
            <text:p>1973-12-15 0:00:00</text:p>
          </table:table-cell>
          <table:table-cell table:style-name="ce41" office:value-type="float" office:value="1" calcext:value-type="float">
            <text:p>1</text:p>
          </table:table-cell>
          <table:table-cell table:style-name="ce39" office:value-type="string" calcext:value-type="string">
            <text:p>USD</text:p>
          </table:table-cell>
          <table:table-cell table:style-name="ce39" office:value-type="string" calcext:value-type="string">
            <text:p>roni_cost@example.com</text:p>
          </table:table-cell>
          <table:table-cell table:style-name="ce39" office:value-type="string" calcext:value-type="string">
            <text:p>Veronica</text:p>
          </table:table-cell>
          <table:table-cell table:style-name="ce39" office:value-type="string" calcext:value-type="string">
            <text:p>Costello</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6"/>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1-16T09:48:50" calcext:value-type="date">
            <text:p>2018-01-16 9:48:50</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style-name="ce41" office:value-type="float" office:value="2" calcext:value-type="float">
            <text:p>2</text:p>
          </table:table-cell>
          <table:table-cell table:number-columns-repeated="8"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Closed</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4" calcext:value-type="float">
            <text:p>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e1717ac8feac573527bf43ec7b9b5a1</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21" calcext:value-type="float">
            <text:p>121</text:p>
          </table:table-cell>
          <table:table-cell table:style-name="ce41" office:value-type="float" office:value="10" calcext:value-type="float">
            <text:p>10</text:p>
          </table:table-cell>
          <table:table-cell table:number-columns-repeated="5" table:style-name="ce41" office:value-type="float" office:value="0" calcext:value-type="float">
            <text:p>0</text:p>
          </table:table-cell>
          <table:table-cell table:style-name="ce41" office:value-type="float" office:value="111" calcext:value-type="float">
            <text:p>111</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21" calcext:value-type="float">
            <text:p>121</text:p>
          </table:table-cell>
          <table:table-cell table:style-name="ce41" office:value-type="float" office:value="10" calcext:value-type="float">
            <text:p>10</text:p>
          </table:table-cell>
          <table:table-cell table:number-columns-repeated="7" table:style-name="ce41" office:value-type="float" office:value="0" calcext:value-type="float">
            <text:p>0</text:p>
          </table:table-cell>
          <table:table-cell table:style-name="ce41" office:value-type="float" office:value="111" calcext:value-type="float">
            <text:p>111</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6" calcext:value-type="float">
            <text:p>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3" calcext:value-type="float">
            <text:p>13</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11" calcext:value-type="float">
            <text:p>111</text:p>
          </table:table-cell>
          <table:table-cell table:style-name="ce41" office:value-type="float" office:value="121" calcext:value-type="float">
            <text:p>121</text:p>
          </table:table-cell>
          <table:table-cell table:number-columns-repeated="2" table:style-name="ce41" office:value-type="float" office:value="0" calcext:value-type="float">
            <text:p>0</text:p>
          </table:table-cell>
          <table:table-cell table:style-name="ce41" office:value-type="float" office:value="111" calcext:value-type="float">
            <text:p>111</text:p>
          </table:table-cell>
          <table:table-cell table:style-name="ce41" office:value-type="float" office:value="121" calcext:value-type="float">
            <text:p>121</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4:15" calcext:value-type="date">
            <text:p>2018-03-09 16:54:15</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10" calcext:value-type="float">
            <text:p>1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5" calcext:value-type="float">
            <text:p>5</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f41762de331572fa760b20f3ca30c965</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39" calcext:value-type="float">
            <text:p>3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34" calcext:value-type="float">
            <text:p>3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39" calcext:value-type="float">
            <text:p>3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34" calcext:value-type="float">
            <text:p>3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8" calcext:value-type="float">
            <text:p>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4" calcext:value-type="float">
            <text:p>14</text:p>
          </table:table-cell>
          <table:table-cell table:style-name="ce41" office:value-type="float" office:value="7" calcext:value-type="float">
            <text:p>7</text:p>
          </table:table-cell>
          <table:table-cell table:number-columns-repeated="5"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39" calcext:value-type="float">
            <text:p>39</text:p>
          </table:table-cell>
          <table:table-cell table:number-columns-repeated="2"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39" calcext:value-type="float">
            <text:p>39</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39"/>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7:04" calcext:value-type="date">
            <text:p>2018-03-09 16:57:04</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6" calcext:value-type="float">
            <text:p>6</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13cd55007c490a4bf44bd58f24fa0d79</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57" calcext:value-type="float">
            <text:p>57</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52" calcext:value-type="float">
            <text:p>5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57" calcext:value-type="float">
            <text:p>57</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52" calcext:value-type="float">
            <text:p>5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0" calcext:value-type="float">
            <text:p>1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5" calcext:value-type="float">
            <text:p>15</text:p>
          </table:table-cell>
          <table:table-cell table:style-name="ce41" office:value-type="float" office:value="9" calcext:value-type="float">
            <text:p>9</text:p>
          </table:table-cell>
          <table:table-cell table:number-columns-repeated="5" table:style-name="ce41" office:value-type="float" office:value="0" calcext:value-type="float">
            <text:p>0</text:p>
          </table:table-cell>
          <table:table-cell table:style-name="ce41" office:value-type="float" office:value="52" calcext:value-type="float">
            <text:p>52</text:p>
          </table:table-cell>
          <table:table-cell table:style-name="ce41" office:value-type="float" office:value="57" calcext:value-type="float">
            <text:p>57</text:p>
          </table:table-cell>
          <table:table-cell table:number-columns-repeated="2" table:style-name="ce41" office:value-type="float" office:value="0" calcext:value-type="float">
            <text:p>0</text:p>
          </table:table-cell>
          <table:table-cell table:style-name="ce41" office:value-type="float" office:value="52" calcext:value-type="float">
            <text:p>52</text:p>
          </table:table-cell>
          <table:table-cell table:style-name="ce41" office:value-type="float" office:value="57" calcext:value-type="float">
            <text:p>57</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7:45" calcext:value-type="date">
            <text:p>2018-03-09 16:57:4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7" calcext:value-type="float">
            <text:p>7</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4ce566e424e1af89486cfcb115f189f</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7" calcext:value-type="float">
            <text:p>67</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2" calcext:value-type="float">
            <text:p>6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7" calcext:value-type="float">
            <text:p>67</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2" calcext:value-type="float">
            <text:p>6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2" calcext:value-type="float">
            <text:p>1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6" calcext:value-type="float">
            <text:p>16</text:p>
          </table:table-cell>
          <table:table-cell table:style-name="ce41" office:value-type="float" office:value="11" calcext:value-type="float">
            <text:p>11</text:p>
          </table:table-cell>
          <table:table-cell table:number-columns-repeated="5" table:style-name="ce41" office:value-type="float" office:value="0" calcext:value-type="float">
            <text:p>0</text:p>
          </table:table-cell>
          <table:table-cell table:style-name="ce41" office:value-type="float" office:value="62" calcext:value-type="float">
            <text:p>62</text:p>
          </table:table-cell>
          <table:table-cell table:style-name="ce41" office:value-type="float" office:value="67" calcext:value-type="float">
            <text:p>67</text:p>
          </table:table-cell>
          <table:table-cell table:number-columns-repeated="2" table:style-name="ce41" office:value-type="float" office:value="0" calcext:value-type="float">
            <text:p>0</text:p>
          </table:table-cell>
          <table:table-cell table:style-name="ce41" office:value-type="float" office:value="62" calcext:value-type="float">
            <text:p>62</text:p>
          </table:table-cell>
          <table:table-cell table:style-name="ce41" office:value-type="float" office:value="67" calcext:value-type="float">
            <text:p>67</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6:58:49" calcext:value-type="date">
            <text:p>2018-03-09 16:58:4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8" calcext:value-type="float">
            <text:p>8</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a28309152431d59e9fa5358ea695d211</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 calcext:value-type="float">
            <text:p>77</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4" calcext:value-type="float">
            <text:p>1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7" calcext:value-type="float">
            <text:p>17</text:p>
          </table:table-cell>
          <table:table-cell table:style-name="ce41" office:value-type="float" office:value="13" calcext:value-type="float">
            <text:p>13</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number-columns-repeated="2"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0:29" calcext:value-type="date">
            <text:p>2018-03-09 17:00:2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9" calcext:value-type="float">
            <text:p>9</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e531c3aa613cf26446c2e5ee271471ea</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2" calcext:value-type="float">
            <text:p>82.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2" calcext:value-type="float">
            <text:p>77.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2" calcext:value-type="float">
            <text:p>82.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2" calcext:value-type="float">
            <text:p>77.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6" calcext:value-type="float">
            <text:p>1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8" calcext:value-type="float">
            <text:p>18</text:p>
          </table:table-cell>
          <table:table-cell table:style-name="ce41" office:value-type="float" office:value="15" calcext:value-type="float">
            <text:p>15</text:p>
          </table:table-cell>
          <table:table-cell table:number-columns-repeated="5" table:style-name="ce41" office:value-type="float" office:value="0" calcext:value-type="float">
            <text:p>0</text:p>
          </table:table-cell>
          <table:table-cell table:style-name="ce41" office:value-type="float" office:value="77.2" calcext:value-type="float">
            <text:p>77.2</text:p>
          </table:table-cell>
          <table:table-cell table:style-name="ce41" office:value-type="float" office:value="82.2" calcext:value-type="float">
            <text:p>82.2</text:p>
          </table:table-cell>
          <table:table-cell table:number-columns-repeated="2" table:style-name="ce41" office:value-type="float" office:value="0" calcext:value-type="float">
            <text:p>0</text:p>
          </table:table-cell>
          <table:table-cell table:style-name="ce41" office:value-type="float" office:value="77.2" calcext:value-type="float">
            <text:p>77.2</text:p>
          </table:table-cell>
          <table:table-cell table:style-name="ce41" office:value-type="float" office:value="82.2" calcext:value-type="float">
            <text:p>82.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4:13" calcext:value-type="date">
            <text:p>2018-03-09 17:04:1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0" calcext:value-type="float">
            <text:p>10</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02d4296236c445f2828b9755212100d7</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4.2" calcext:value-type="float">
            <text:p>84.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9.2" calcext:value-type="float">
            <text:p>79.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4.2" calcext:value-type="float">
            <text:p>84.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9.2" calcext:value-type="float">
            <text:p>79.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18" calcext:value-type="float">
            <text:p>1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19" calcext:value-type="float">
            <text:p>19</text:p>
          </table:table-cell>
          <table:table-cell table:style-name="ce41" office:value-type="float" office:value="17" calcext:value-type="float">
            <text:p>17</text:p>
          </table:table-cell>
          <table:table-cell table:number-columns-repeated="5" table:style-name="ce41" office:value-type="float" office:value="0" calcext:value-type="float">
            <text:p>0</text:p>
          </table:table-cell>
          <table:table-cell table:style-name="ce41" office:value-type="float" office:value="79.2" calcext:value-type="float">
            <text:p>79.2</text:p>
          </table:table-cell>
          <table:table-cell table:style-name="ce41" office:value-type="float" office:value="84.2" calcext:value-type="float">
            <text:p>84.2</text:p>
          </table:table-cell>
          <table:table-cell table:number-columns-repeated="2" table:style-name="ce41" office:value-type="float" office:value="0" calcext:value-type="float">
            <text:p>0</text:p>
          </table:table-cell>
          <table:table-cell table:style-name="ce41" office:value-type="float" office:value="79.2" calcext:value-type="float">
            <text:p>79.2</text:p>
          </table:table-cell>
          <table:table-cell table:style-name="ce41" office:value-type="float" office:value="84.2" calcext:value-type="float">
            <text:p>84.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6:29" calcext:value-type="date">
            <text:p>2018-03-09 17:06:29</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1" calcext:value-type="float">
            <text:p>1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d1ab572a08974a2f08eee4365add329</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96.2" calcext:value-type="float">
            <text:p>96.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91.2" calcext:value-type="float">
            <text:p>91.2</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96.2" calcext:value-type="float">
            <text:p>96.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91.2" calcext:value-type="float">
            <text:p>91.2</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0" calcext:value-type="float">
            <text:p>2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0" calcext:value-type="float">
            <text:p>20</text:p>
          </table:table-cell>
          <table:table-cell table:style-name="ce41" office:value-type="float" office:value="19" calcext:value-type="float">
            <text:p>19</text:p>
          </table:table-cell>
          <table:table-cell table:number-columns-repeated="5" table:style-name="ce41" office:value-type="float" office:value="0" calcext:value-type="float">
            <text:p>0</text:p>
          </table:table-cell>
          <table:table-cell table:style-name="ce41" office:value-type="float" office:value="91.2" calcext:value-type="float">
            <text:p>91.2</text:p>
          </table:table-cell>
          <table:table-cell table:style-name="ce41" office:value-type="float" office:value="96.2" calcext:value-type="float">
            <text:p>96.2</text:p>
          </table:table-cell>
          <table:table-cell table:number-columns-repeated="2" table:style-name="ce41" office:value-type="float" office:value="0" calcext:value-type="float">
            <text:p>0</text:p>
          </table:table-cell>
          <table:table-cell table:style-name="ce41" office:value-type="float" office:value="91.2" calcext:value-type="float">
            <text:p>91.2</text:p>
          </table:table-cell>
          <table:table-cell table:style-name="ce41" office:value-type="float" office:value="96.2" calcext:value-type="float">
            <text:p>96.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8:05" calcext:value-type="date">
            <text:p>2018-03-09 17:08:0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2" calcext:value-type="float">
            <text:p>12</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52fdf07942f86d55b60c240743f31770</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2" calcext:value-type="float">
            <text:p>2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2" table:style-name="ce41" office:value-type="float" office:value="21" calcext:value-type="float">
            <text:p>21</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09:28" calcext:value-type="date">
            <text:p>2018-03-09 17:09:28</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3" calcext:value-type="float">
            <text:p>13</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2e82cc862c5bd6de4a32389559b4228</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2" calcext:value-type="float">
            <text:p>22</text:p>
          </table:table-cell>
          <table:table-cell table:style-name="ce41" office:value-type="float" office:value="23" calcext:value-type="float">
            <text:p>23</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1:12" calcext:value-type="date">
            <text:p>2018-03-09 17:11:12</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4" calcext:value-type="float">
            <text:p>14</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dd5a0517bac8c7f7f25c044035c9deba</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56" calcext:value-type="float">
            <text:p>156</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6" calcext:value-type="float">
            <text:p>2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3" calcext:value-type="float">
            <text:p>23</text:p>
          </table:table-cell>
          <table:table-cell table:style-name="ce41" office:value-type="float" office:value="25" calcext:value-type="float">
            <text:p>2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number-columns-repeated="2"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2:36" calcext:value-type="date">
            <text:p>2018-03-09 17:12:36</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5" calcext:value-type="float">
            <text:p>15</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eeafa732c7afd3a33f3c3ce52dc8b7a4</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8" calcext:value-type="float">
            <text:p>2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27" calcext:value-type="float">
            <text:p>27</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3:45" calcext:value-type="date">
            <text:p>2018-03-09 17:13:4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6" calcext:value-type="float">
            <text:p>16</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8fcd5308d170e25d5c8e10490d1fb90b</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0" calcext:value-type="float">
            <text:p>3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5" calcext:value-type="float">
            <text:p>25</text:p>
          </table:table-cell>
          <table:table-cell table:style-name="ce41" office:value-type="float" office:value="29" calcext:value-type="float">
            <text:p>29</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14:55" calcext:value-type="date">
            <text:p>2018-03-09 17:14:55</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7" calcext:value-type="float">
            <text:p>17</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987efaec62d1d86c79050f56566cc530</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61" calcext:value-type="float">
            <text:p>161</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56" calcext:value-type="float">
            <text:p>156</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2" calcext:value-type="float">
            <text:p>32</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6" calcext:value-type="float">
            <text:p>26</text:p>
          </table:table-cell>
          <table:table-cell table:style-name="ce41" office:value-type="float" office:value="31" calcext:value-type="float">
            <text:p>31</text:p>
          </table:table-cell>
          <table:table-cell table:number-columns-repeated="5"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number-columns-repeated="2" table:style-name="ce41" office:value-type="float" office:value="0" calcext:value-type="float">
            <text:p>0</text:p>
          </table:table-cell>
          <table:table-cell table:style-name="ce41" office:value-type="float" office:value="156" calcext:value-type="float">
            <text:p>156</text:p>
          </table:table-cell>
          <table:table-cell table:style-name="ce41" office:value-type="float" office:value="161" calcext:value-type="float">
            <text:p>161</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09T17:20:37" calcext:value-type="date">
            <text:p>2018-03-09 17:20:37</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8" calcext:value-type="float">
            <text:p>18</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b9896326bf137627a1d0995d735808d</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37" calcext:value-type="float">
            <text:p>137</text:p>
          </table:table-cell>
          <table:table-cell table:style-name="ce41" office:value-type="float" office:value="10" calcext:value-type="float">
            <text:p>10</text:p>
          </table:table-cell>
          <table:table-cell table:number-columns-repeated="5" table:style-name="ce41" office:value-type="float" office:value="0" calcext:value-type="float">
            <text:p>0</text:p>
          </table:table-cell>
          <table:table-cell table:style-name="ce41" office:value-type="float" office:value="127" calcext:value-type="float">
            <text:p>12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37" calcext:value-type="float">
            <text:p>137</text:p>
          </table:table-cell>
          <table:table-cell table:style-name="ce41" office:value-type="float" office:value="10" calcext:value-type="float">
            <text:p>10</text:p>
          </table:table-cell>
          <table:table-cell table:number-columns-repeated="7" table:style-name="ce41" office:value-type="float" office:value="0" calcext:value-type="float">
            <text:p>0</text:p>
          </table:table-cell>
          <table:table-cell table:style-name="ce41" office:value-type="float" office:value="127" calcext:value-type="float">
            <text:p>127</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4" calcext:value-type="float">
            <text:p>34</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7" calcext:value-type="float">
            <text:p>27</text:p>
          </table:table-cell>
          <table:table-cell table:style-name="ce41" office:value-type="float" office:value="33" calcext:value-type="float">
            <text:p>33</text:p>
          </table:table-cell>
          <table:table-cell table:number-columns-repeated="5" table:style-name="ce41" office:value-type="float" office:value="0" calcext:value-type="float">
            <text:p>0</text:p>
          </table:table-cell>
          <table:table-cell table:style-name="ce41" office:value-type="float" office:value="127" calcext:value-type="float">
            <text:p>127</text:p>
          </table:table-cell>
          <table:table-cell table:style-name="ce41" office:value-type="float" office:value="137" calcext:value-type="float">
            <text:p>137</text:p>
          </table:table-cell>
          <table:table-cell table:number-columns-repeated="2" table:style-name="ce41" office:value-type="float" office:value="0" calcext:value-type="float">
            <text:p>0</text:p>
          </table:table-cell>
          <table:table-cell table:style-name="ce41" office:value-type="float" office:value="127" calcext:value-type="float">
            <text:p>127</text:p>
          </table:table-cell>
          <table:table-cell table:style-name="ce41" office:value-type="float" office:value="137" calcext:value-type="float">
            <text:p>137</text:p>
          </table:table-cell>
          <table:table-cell table:style-name="ce41" office:value-type="float" office:value="1.5" calcext:value-type="float">
            <text:p>1.5</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4:11" calcext:value-type="date">
            <text:p>2018-03-11 8:54:11</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10" calcext:value-type="float">
            <text:p>1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19" calcext:value-type="float">
            <text:p>19</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4ec511341c0d802f237c0dfb6fa997ae</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82" calcext:value-type="float">
            <text:p>82</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77" calcext:value-type="float">
            <text:p>77</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6" calcext:value-type="float">
            <text:p>36</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29" calcext:value-type="float">
            <text:p>29</text:p>
          </table:table-cell>
          <table:table-cell table:style-name="ce41" office:value-type="float" office:value="35" calcext:value-type="float">
            <text:p>35</text:p>
          </table:table-cell>
          <table:table-cell table:number-columns-repeated="5"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number-columns-repeated="2" table:style-name="ce41" office:value-type="float" office:value="0" calcext:value-type="float">
            <text:p>0</text:p>
          </table:table-cell>
          <table:table-cell table:style-name="ce41" office:value-type="float" office:value="77" calcext:value-type="float">
            <text:p>77</text:p>
          </table:table-cell>
          <table:table-cell table:style-name="ce41" office:value-type="float" office:value="82" calcext:value-type="float">
            <text:p>82</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4:53" calcext:value-type="date">
            <text:p>2018-03-11 8:54:5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0" calcext:value-type="float">
            <text:p>20</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b9a53e3b6f5ae71edb12d50041da790d</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69" calcext:value-type="float">
            <text:p>69</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64" calcext:value-type="float">
            <text:p>64</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38" calcext:value-type="float">
            <text:p>38</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0" calcext:value-type="float">
            <text:p>30</text:p>
          </table:table-cell>
          <table:table-cell table:style-name="ce41" office:value-type="float" office:value="37" calcext:value-type="float">
            <text:p>37</text:p>
          </table:table-cell>
          <table:table-cell table:number-columns-repeated="5"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number-columns-repeated="2" table:style-name="ce41" office:value-type="float" office:value="0" calcext:value-type="float">
            <text:p>0</text:p>
          </table:table-cell>
          <table:table-cell table:style-name="ce41" office:value-type="float" office:value="64" calcext:value-type="float">
            <text:p>64</text:p>
          </table:table-cell>
          <table:table-cell table:style-name="ce41" office:value-type="float" office:value="69" calcext:value-type="float">
            <text:p>69</text:p>
          </table:table-cell>
          <table:table-cell table:style-name="ce41" office:value-type="float" office:value="1" calcext:value-type="float">
            <text:p>1</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3-11T08:56:13" calcext:value-type="date">
            <text:p>2018-03-11 8:56:13</text:p>
          </table:table-cell>
          <table:table-cell table:style-name="ce76" office:value-type="date" office:date-value="2018-08-28T18:50:19" calcext:value-type="date">
            <text:p>2018-08-28 18:50:19</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1" calcext:value-type="float">
            <text:p>21</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39" office:value-type="string" calcext:value-type="string">
            <text:p>7a2a435261a2a91583a8f075fc4184ad</text:p>
          </table:table-cell>
          <table:table-cell table:style-name="ce39" office:value-type="string" calcext:value-type="string">
            <text:p>Best Way - Table Rate</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24" calcext:value-type="float">
            <text:p>24</text:p>
          </table:table-cell>
          <table:table-cell table:number-columns-repeated="4" table:style-name="ce41" office:value-type="float" office:value="0" calcext:value-type="float">
            <text:p>0</text:p>
          </table:table-cell>
          <table:table-cell table:style-name="ce41" office:value-type="float" office:value="134" calcext:value-type="float">
            <text:p>134</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129" calcext:value-type="float">
            <text:p>129</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12" table:style-name="ce41" office:value-type="float" office:value="0" calcext:value-type="float">
            <text:p>0</text:p>
          </table:table-cell>
          <table:table-cell table:style-name="ce41" office:value-type="float" office:value="134" calcext:value-type="float">
            <text:p>134</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129" calcext:value-type="float">
            <text:p>129</text:p>
          </table:table-cell>
          <table:table-cell table:number-columns-repeated="12" table:style-name="ce41" office:value-type="float" office:value="0" calcext:value-type="float">
            <text:p>0</text:p>
          </table:table-cell>
          <table:table-cell table:style-name="ce41" office:value-type="float" office:value="2" calcext:value-type="float">
            <text:p>2</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0" calcext:value-type="float">
            <text:p>40</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2" calcext:value-type="float">
            <text:p>32</text:p>
          </table:table-cell>
          <table:table-cell table:style-name="ce41" office:value-type="float" office:value="39" calcext:value-type="float">
            <text:p>39</text:p>
          </table:table-cell>
          <table:table-cell table:number-columns-repeated="5" table:style-name="ce41" office:value-type="float" office:value="0" calcext:value-type="float">
            <text:p>0</text:p>
          </table:table-cell>
          <table:table-cell table:style-name="ce41" office:value-type="float" office:value="129" calcext:value-type="float">
            <text:p>129</text:p>
          </table:table-cell>
          <table:table-cell table:style-name="ce41" office:value-type="float" office:value="134" calcext:value-type="float">
            <text:p>134</text:p>
          </table:table-cell>
          <table:table-cell table:number-columns-repeated="2" table:style-name="ce41" office:value-type="float" office:value="0" calcext:value-type="float">
            <text:p>0</text:p>
          </table:table-cell>
          <table:table-cell table:style-name="ce41" office:value-type="float" office:value="129" calcext:value-type="float">
            <text:p>129</text:p>
          </table:table-cell>
          <table:table-cell table:style-name="ce41" office:value-type="float" office:value="134" calcext:value-type="float">
            <text:p>134</text:p>
          </table:table-cell>
          <table:table-cell table:style-name="ce41" office:value-type="float" office:value="2" calcext:value-type="float">
            <text:p>2</text:p>
          </table:table-cell>
          <table:table-cell table:style-name="ce39" office:value-type="string" calcext:value-type="string">
            <text:p>0000-00-00 00:00:00</text:p>
          </table:table-cell>
          <table:table-cell table:style-name="ce41" office:value-type="float" office:value="2" calcext:value-type="float">
            <text:p>2</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113.37.137</text:p>
          </table:table-cell>
          <table:table-cell table:style-name="ce39" office:value-type="string" calcext:value-type="string">
            <text:p>tablerate_bestway</text:p>
          </table:table-cell>
          <table:table-cell table:style-name="ce39" office:value-type="string" calcext:value-type="string">
            <text:p>USD</text:p>
          </table:table-cell>
          <table:table-cell table:style-name="ce39" table:number-columns-repeated="2"/>
          <table:table-cell table:style-name="ce76" office:value-type="date" office:date-value="2018-03-12T12:46:44" calcext:value-type="date">
            <text:p>2018-03-12 12:46:44</text:p>
          </table:table-cell>
          <table:table-cell table:style-name="ce76" office:value-type="date" office:date-value="2018-08-28T18:50:19" calcext:value-type="date">
            <text:p>2018-08-28 18:50:19</text:p>
          </table:table-cell>
          <table:table-cell table:style-name="ce41" office:value-type="float" office:value="2" calcext:value-type="float">
            <text:p>2</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2" calcext:value-type="float">
            <text:p>22</text:p>
          </table:table-cell>
          <table:table-cell table:number-columns-repeated="2" table:style-name="ce39" office:value-type="string" calcext:value-type="string">
            <text:p>processing</text:p>
          </table:table-cell>
          <table:table-cell table:style-name="ce39"/>
          <table:table-cell table:style-name="ce39" office:value-type="string" calcext:value-type="string">
            <text:p>9392911e1d752c78a4e3d5005f6fc2d7</text:p>
          </table:table-cell>
          <table:table-cell table:style-name="ce39" office:value-type="string" calcext:value-type="string">
            <text:p>Flat Rate - Fixed</text:p>
          </table:table-cell>
          <table:table-cell table:style-name="ce41" office:value-type="float" office:value="0" calcext:value-type="float">
            <text:p>0</text:p>
          </table:table-cell>
          <table:table-cell table:style-name="ce41" office:value-type="float" office:value="1" calcext:value-type="float">
            <text:p>1</text:p>
          </table:table-cell>
          <table:table-cell table:style-name="ce39"/>
          <table:table-cell table:style-name="ce41" office:value-type="float" office:value="-13.5" calcext:value-type="float">
            <text:p>-13.5</text:p>
          </table:table-cell>
          <table:table-cell table:number-columns-repeated="3" table:style-name="ce41" office:value-type="float" office:value="0" calcext:value-type="float">
            <text:p>0</text:p>
          </table:table-cell>
          <table:table-cell table:style-name="ce41" office:value-type="float" office:value="36.5" calcext:value-type="float">
            <text:p>36.5</text:p>
          </table:table-cell>
          <table:table-cell table:style-name="ce41" office:value-type="float" office:value="5" calcext:value-type="float">
            <text:p>5</text:p>
          </table:table-cell>
          <table:table-cell table:number-columns-repeated="5" table:style-name="ce41" office:value-type="float" office:value="0" calcext:value-type="float">
            <text:p>0</text:p>
          </table:table-cell>
          <table:table-cell table:style-name="ce41" office:value-type="float" office:value="45" calcext:value-type="float">
            <text:p>45</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8" table:style-name="ce41" office:value-type="float" office:value="0" calcext:value-type="float">
            <text:p>0</text:p>
          </table:table-cell>
          <table:table-cell table:style-name="ce41" office:value-type="float" office:value="-13.5" calcext:value-type="float">
            <text:p>-13.5</text:p>
          </table:table-cell>
          <table:table-cell table:number-columns-repeated="3" table:style-name="ce41" office:value-type="float" office:value="0" calcext:value-type="float">
            <text:p>0</text:p>
          </table:table-cell>
          <table:table-cell table:style-name="ce41" office:value-type="float" office:value="36.5" calcext:value-type="float">
            <text:p>36.5</text:p>
          </table:table-cell>
          <table:table-cell table:style-name="ce41" office:value-type="float" office:value="5" calcext:value-type="float">
            <text:p>5</text:p>
          </table:table-cell>
          <table:table-cell table:number-columns-repeated="7" table:style-name="ce41" office:value-type="float" office:value="0" calcext:value-type="float">
            <text:p>0</text:p>
          </table:table-cell>
          <table:table-cell table:style-name="ce41" office:value-type="float" office:value="45" calcext:value-type="float">
            <text:p>45</text:p>
          </table:table-cell>
          <table:table-cell table:number-columns-repeated="12" table:style-name="ce41" office:value-type="float" office:value="0" calcext:value-type="float">
            <text:p>0</text:p>
          </table:table-cell>
          <table:table-cell table:style-name="ce41" office:value-type="float" office:value="1" calcext:value-type="float">
            <text:p>1</text:p>
          </table:table-cell>
          <table:table-cell table:number-columns-repeated="3" table:style-name="ce41" office:value-type="float" office:value="0" calcext:value-type="float">
            <text:p>0</text:p>
          </table:table-cell>
          <table:table-cell table:number-columns-repeated="2" table:style-name="ce41" office:value-type="float" office:value="1" calcext:value-type="float">
            <text:p>1</text:p>
          </table:table-cell>
          <table:table-cell table:style-name="ce41" office:value-type="float" office:value="42" calcext:value-type="float">
            <text:p>42</text:p>
          </table:table-cell>
          <table:table-cell table:number-columns-repeated="2"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4" calcext:value-type="float">
            <text:p>34</text:p>
          </table:table-cell>
          <table:table-cell table:style-name="ce41" office:value-type="float" office:value="41" calcext:value-type="float">
            <text:p>41</text:p>
          </table:table-cell>
          <table:table-cell table:number-columns-repeated="5" table:style-name="ce41" office:value-type="float" office:value="0" calcext:value-type="float">
            <text:p>0</text:p>
          </table:table-cell>
          <table:table-cell table:style-name="ce41" office:value-type="float" office:value="45" calcext:value-type="float">
            <text:p>45</text:p>
          </table:table-cell>
          <table:table-cell table:style-name="ce41" office:value-type="float" office:value="36.5" calcext:value-type="float">
            <text:p>36.5</text:p>
          </table:table-cell>
          <table:table-cell table:number-columns-repeated="2" table:style-name="ce41" office:value-type="float" office:value="0" calcext:value-type="float">
            <text:p>0</text:p>
          </table:table-cell>
          <table:table-cell table:style-name="ce41" office:value-type="float" office:value="45" calcext:value-type="float">
            <text:p>45</text:p>
          </table:table-cell>
          <table:table-cell table:style-name="ce41" office:value-type="float" office:value="36.5" calcext:value-type="float">
            <text:p>36.5</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41" office:value-type="float" office:value="15" calcext:value-type="float">
            <text:p>15</text:p>
          </table:table-cell>
          <table:table-cell table:style-name="ce39" office:value-type="string" calcext:value-type="string">
            <text:p>USD</text:p>
          </table:table-cell>
          <table:table-cell table:style-name="ce39" office:value-type="string" calcext:value-type="string">
            <text:p>test1@test.com</text:p>
          </table:table-cell>
          <table:table-cell table:style-name="ce39" table:number-columns-repeated="9"/>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85.236.169.115</text:p>
          </table:table-cell>
          <table:table-cell table:style-name="ce39" office:value-type="string" calcext:value-type="string">
            <text:p>flatrate_flatrate</text:p>
          </table:table-cell>
          <table:table-cell table:style-name="ce39" office:value-type="string" calcext:value-type="string">
            <text:p>USD</text:p>
          </table:table-cell>
          <table:table-cell table:style-name="ce39" table:number-columns-repeated="2"/>
          <table:table-cell table:style-name="ce76" office:value-type="date" office:date-value="2018-04-11T15:22:44" calcext:value-type="date">
            <text:p>2018-04-11 15:22:44</text:p>
          </table:table-cell>
          <table:table-cell table:style-name="ce76" office:value-type="date" office:date-value="2018-08-28T18:50:20" calcext:value-type="date">
            <text:p>2018-08-28 18:50:20</text:p>
          </table:table-cell>
          <table:table-cell table:style-name="ce41" office:value-type="float" office:value="1" calcext:value-type="float">
            <text:p>1</text:p>
          </table:table-cell>
          <table:table-cell table:number-columns-repeated="9" table:style-name="ce41" office:value-type="float" office:value="0" calcext:value-type="float">
            <text:p>0</text:p>
          </table:table-cell>
          <table:table-cell table:number-columns-repeated="2" table:style-name="ce41" office:value-type="float" office:value="5" calcext:value-type="float">
            <text:p>5</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rocess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table-cell table:number-columns-repeated="2" table:style-name="ce41" office:value-type="float" office:value="23" calcext:value-type="float">
            <text:p>23</text:p>
          </table:table-cell>
          <table:table-cell table:style-name="ce39" office:value-type="string" calcext:value-type="string">
            <text:p>new</text:p>
          </table:table-cell>
          <table:table-cell table:style-name="ce39" office:value-type="string" calcext:value-type="string">
            <text:p>pending</text:p>
          </table:table-cell>
          <table:table-cell table:style-name="ce39"/>
          <table:table-cell table:style-name="ce74" office:value-type="string" calcext:value-type="string">
            <text:p>f827c05baa6bf76c0dfdbaaffc8f6911</text:p>
          </table:table-cell>
          <table:table-cell table:style-name="ce39"/>
          <table:table-cell table:number-columns-repeated="2" table:style-name="ce41" office:value-type="float" office:value="1" calcext:value-type="float">
            <text:p>1</text:p>
          </table:table-cell>
          <table:table-cell table:style-name="ce41" office:value-type="float" office:value="24" calcext:value-type="float">
            <text:p>24</text:p>
          </table:table-cell>
          <table:table-cell table:style-name="ce41" office:value-type="float" office:value="-50.4" calcext:value-type="float">
            <text:p>-50.4</text:p>
          </table:table-cell>
          <table:table-cell table:number-columns-repeated="3" table:style-name="ce41" office:value-type="float" office:value="0" calcext:value-type="float">
            <text:p>0</text:p>
          </table:table-cell>
          <table:table-cell table:style-name="ce41" office:value-type="float" office:value="117.6" calcext:value-type="float">
            <text:p>117.6</text:p>
          </table:table-cell>
          <table:table-cell table:number-columns-repeated="6" table:style-name="ce41" office:value-type="float" office:value="0" calcext:value-type="float">
            <text:p>0</text:p>
          </table:table-cell>
          <table:table-cell table:style-name="ce41" office:value-type="float" office:value="168" calcext:value-type="float">
            <text:p>168</text:p>
          </table:table-cell>
          <table:table-cell table:number-columns-repeated="7"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8" table:style-name="ce41" office:value-type="float" office:value="0" calcext:value-type="float">
            <text:p>0</text:p>
          </table:table-cell>
          <table:table-cell table:style-name="ce41" office:value-type="float" office:value="-50.4" calcext:value-type="float">
            <text:p>-50.4</text:p>
          </table:table-cell>
          <table:table-cell table:number-columns-repeated="3" table:style-name="ce41" office:value-type="float" office:value="0" calcext:value-type="float">
            <text:p>0</text:p>
          </table:table-cell>
          <table:table-cell table:style-name="ce41" office:value-type="float" office:value="117.6" calcext:value-type="float">
            <text:p>117.6</text:p>
          </table:table-cell>
          <table:table-cell table:number-columns-repeated="8" table:style-name="ce41" office:value-type="float" office:value="0" calcext:value-type="float">
            <text:p>0</text:p>
          </table:table-cell>
          <table:table-cell table:style-name="ce41" office:value-type="float" office:value="168" calcext:value-type="float">
            <text:p>168</text:p>
          </table:table-cell>
          <table:table-cell table:number-columns-repeated="12" table:style-name="ce41" office:value-type="float" office:value="0" calcext:value-type="float">
            <text:p>0</text:p>
          </table:table-cell>
          <table:table-cell table:style-name="ce41" office:value-type="float" office:value="14" calcext:value-type="float">
            <text:p>14</text:p>
          </table:table-cell>
          <table:table-cell table:number-columns-repeated="4" table:style-name="ce41" office:value-type="float" office:value="0" calcext:value-type="float">
            <text:p>0</text:p>
          </table:table-cell>
          <table:table-cell table:style-name="ce41" office:value-type="float" office:value="1" calcext:value-type="float">
            <text:p>1</text:p>
          </table:table-cell>
          <table:table-cell table:style-name="ce41" office:value-type="float" office:value="43" calcext:value-type="float">
            <text:p>43</text:p>
          </table:table-cell>
          <table:table-cell table:style-name="ce41" office:value-type="float" office:value="1" calcext:value-type="float">
            <text:p>1</text:p>
          </table:table-cell>
          <table:table-cell table:style-name="ce41" office:value-type="float" office:value="0" calcext:value-type="float">
            <text:p>0</text:p>
          </table:table-cell>
          <table:table-cell table:number-columns-repeated="2" table:style-name="ce41" office:value-type="float" office:value="1" calcext:value-type="float">
            <text:p>1</text:p>
          </table:table-cell>
          <table:table-cell table:number-columns-repeated="3" table:style-name="ce41" office:value-type="float" office:value="0" calcext:value-type="float">
            <text:p>0</text:p>
          </table:table-cell>
          <table:table-cell table:style-name="ce41" office:value-type="float" office:value="38" calcext:value-type="float">
            <text:p>38</text:p>
          </table:table-cell>
          <table:table-cell table:number-columns-repeated="6" table:style-name="ce41" office:value-type="float" office:value="0" calcext:value-type="float">
            <text:p>0</text:p>
          </table:table-cell>
          <table:table-cell table:style-name="ce41" office:value-type="float" office:value="168" calcext:value-type="float">
            <text:p>168</text:p>
          </table:table-cell>
          <table:table-cell table:style-name="ce41" office:value-type="float" office:value="117.6" calcext:value-type="float">
            <text:p>117.6</text:p>
          </table:table-cell>
          <table:table-cell table:number-columns-repeated="2" table:style-name="ce41" office:value-type="float" office:value="0" calcext:value-type="float">
            <text:p>0</text:p>
          </table:table-cell>
          <table:table-cell table:style-name="ce41" office:value-type="float" office:value="168" calcext:value-type="float">
            <text:p>168</text:p>
          </table:table-cell>
          <table:table-cell table:style-name="ce41" office:value-type="float" office:value="117.6" calcext:value-type="float">
            <text:p>117.6</text:p>
          </table:table-cell>
          <table:table-cell table:style-name="ce41" office:value-type="float" office:value="0" calcext:value-type="float">
            <text:p>0</text:p>
          </table:table-cell>
          <table:table-cell table:style-name="ce39" office:value-type="string" calcext:value-type="string">
            <text:p>0000-00-00 00:00:00</text:p>
          </table:table-cell>
          <table:table-cell table:style-name="ce39" office:value-type="string" calcext:value-type="string">
            <text:p>2,15</text:p>
          </table:table-cell>
          <table:table-cell table:style-name="ce39" office:value-type="string" calcext:value-type="string">
            <text:p>USD</text:p>
          </table:table-cell>
          <table:table-cell table:style-name="ce39" office:value-type="string" calcext:value-type="string">
            <text:p>test@test.com</text:p>
          </table:table-cell>
          <table:table-cell table:style-name="ce39" office:value-type="string" calcext:value-type="string">
            <text:p>John</text:p>
          </table:table-cell>
          <table:table-cell table:style-name="ce39" office:value-type="string" calcext:value-type="string">
            <text:p>Doe</text:p>
          </table:table-cell>
          <table:table-cell table:style-name="ce39" table:number-columns-repeated="7"/>
          <table:table-cell table:style-name="ce39" office:value-type="string" calcext:value-type="string">
            <text:p>USD</text:p>
          </table:table-cell>
          <table:table-cell table:style-name="ce39" table:number-columns-repeated="2"/>
          <table:table-cell table:style-name="ce39" office:value-type="string" calcext:value-type="string">
            <text:p>USD</text:p>
          </table:table-cell>
          <table:table-cell table:style-name="ce39" table:number-columns-repeated="5"/>
          <table:table-cell table:style-name="ce39" office:value-type="string" calcext:value-type="string">
            <text:p>178.124.152.209</text:p>
          </table:table-cell>
          <table:table-cell table:style-name="ce39"/>
          <table:table-cell table:style-name="ce39" office:value-type="string" calcext:value-type="string">
            <text:p>USD</text:p>
          </table:table-cell>
          <table:table-cell table:style-name="ce39" table:number-columns-repeated="2"/>
          <table:table-cell table:style-name="ce76" office:value-type="date" office:date-value="2018-05-04T08:15:44" calcext:value-type="date">
            <text:p>2018-05-04 8:15:44</text:p>
          </table:table-cell>
          <table:table-cell table:style-name="ce76" office:value-type="date" office:date-value="2018-08-28T18:50:20" calcext:value-type="date">
            <text:p>2018-08-28 18:50:20</text:p>
          </table:table-cell>
          <table:table-cell table:style-name="ce41" office:value-type="float" office:value="3" calcext:value-type="float">
            <text:p>3</text:p>
          </table:table-cell>
          <table:table-cell table:number-columns-repeated="11" table:style-name="ce41" office:value-type="float" office:value="0" calcext:value-type="float">
            <text:p>0</text:p>
          </table:table-cell>
          <table:table-cell table:style-name="ce39"/>
          <table:table-cell table:number-columns-repeated="2" table:style-name="ce41" office:value-type="float" office:value="0" calcext:value-type="float">
            <text:p>0</text:p>
          </table:table-cell>
          <table:table-cell table:style-name="ce39" office:value-type="string" calcext:value-type="string">
            <text:p>Pending</text:p>
          </table:table-cell>
          <table:table-cell table:style-name="ce39" table:number-columns-repeated="7"/>
          <table:table-cell table:style-name="ce77" table:number-columns-repeated="2"/>
          <table:table-cell table:style-name="ce39" table:number-columns-repeated="415"/>
          <table:table-cell table:number-columns-repeated="462"/>
        </table:table-row>
        <table:table-row table:style-name="ro2" table:number-rows-repeated="2">
          <table:table-cell table:style-name="ce31" table:number-columns-repeated="562"/>
          <table:table-cell table:number-columns-repeated="462"/>
        </table:table-row>
        <table:table-row table:style-name="ro2">
          <table:table-cell table:style-name="ce31"/>
          <table:table-cell table:style-name="ce32" table:number-columns-repeated="139"/>
          <table:table-cell table:style-name="ce68" table:number-columns-repeated="15"/>
          <table:table-cell table:style-name="ce32" table:number-columns-repeated="407"/>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8"/>
          <table:table-cell table:style-name="ce32" table:number-columns-repeated="414"/>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0"/>
          <table:table-cell table:style-name="ce32" table:number-columns-repeated="412"/>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405"/>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7"/>
          <table:table-cell table:style-name="ce32" table:number-columns-repeated="405"/>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6"/>
          <table:table-cell table:style-name="ce32" table:number-columns-repeated="406"/>
          <table:table-cell table:number-columns-repeated="462"/>
        </table:table-row>
        <table:table-row table:style-name="ro2">
          <table:table-cell table:style-name="ce31"/>
          <table:table-cell table:style-name="ce32" table:number-columns-repeated="139"/>
          <table:table-cell table:style-name="ce68" table:number-columns-repeated="20"/>
          <table:table-cell table:style-name="ce32" table:number-columns-repeated="402"/>
          <table:table-cell table:number-columns-repeated="462"/>
        </table:table-row>
        <table:table-row table:style-name="ro2">
          <table:table-cell table:style-name="ce31"/>
          <table:table-cell table:style-name="ce32" table:number-columns-repeated="139"/>
          <table:table-cell table:style-name="ce68" table:number-columns-repeated="19"/>
          <table:table-cell table:style-name="ce32" table:number-columns-repeated="403"/>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402"/>
          <table:table-cell table:number-columns-repeated="462"/>
        </table:table-row>
        <table:table-row table:style-name="ro2">
          <table:table-cell table:style-name="ce31"/>
          <table:table-cell table:style-name="ce32" table:number-columns-repeated="140"/>
          <table:table-cell table:style-name="ce68" table:number-columns-repeated="19"/>
          <table:table-cell table:style-name="ce32" table:number-columns-repeated="402"/>
          <table:table-cell table:number-columns-repeated="462"/>
        </table:table-row>
        <table:table-row table:style-name="ro2">
          <table:table-cell table:style-name="ce31"/>
          <table:table-cell table:style-name="ce32" table:number-columns-repeated="143"/>
          <table:table-cell table:style-name="ce68" table:number-columns-repeated="15"/>
          <table:table-cell table:style-name="ce32" table:number-columns-repeated="403"/>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6"/>
          <table:table-cell table:style-name="ce32" table:number-columns-repeated="402"/>
          <table:table-cell table:number-columns-repeated="462"/>
        </table:table-row>
        <table:table-row table:style-name="ro2">
          <table:table-cell table:style-name="ce31"/>
          <table:table-cell table:style-name="ce32" table:number-columns-repeated="141"/>
          <table:table-cell table:style-name="ce68"/>
          <table:table-cell table:style-name="ce32"/>
          <table:table-cell table:style-name="ce68" table:number-columns-repeated="13"/>
          <table:table-cell table:style-name="ce32" table:number-columns-repeated="405"/>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number-rows-repeated="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5"/>
          <table:table-cell table:style-name="ce68" table:number-columns-repeated="13"/>
          <table:table-cell table:style-name="ce32" table:number-columns-repeated="403"/>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5"/>
          <table:table-cell table:style-name="ce68" table:number-columns-repeated="14"/>
          <table:table-cell table:style-name="ce32" table:number-columns-repeated="402"/>
          <table:table-cell table:number-columns-repeated="462"/>
        </table:table-row>
        <table:table-row table:style-name="ro2">
          <table:table-cell table:style-name="ce31"/>
          <table:table-cell table:style-name="ce32" table:number-columns-repeated="144"/>
          <table:table-cell table:style-name="ce68" table:number-columns-repeated="2"/>
          <table:table-cell table:style-name="ce32"/>
          <table:table-cell table:style-name="ce68" table:number-columns-repeated="12"/>
          <table:table-cell table:style-name="ce32" table:number-columns-repeated="402"/>
          <table:table-cell table:number-columns-repeated="462"/>
        </table:table-row>
        <table:table-row table:style-name="ro2">
          <table:table-cell table:style-name="ce31"/>
          <table:table-cell table:style-name="ce32" table:number-columns-repeated="149"/>
          <table:table-cell table:style-name="ce68" table:number-columns-repeated="10"/>
          <table:table-cell table:style-name="ce32" table:number-columns-repeated="402"/>
          <table:table-cell table:number-columns-repeated="462"/>
        </table:table-row>
        <table:table-row table:style-name="ro2" table:number-rows-repeated="14">
          <table:table-cell table:style-name="ce31"/>
          <table:table-cell table:style-name="ce32" table:number-columns-repeated="149"/>
          <table:table-cell table:style-name="ce68" table:number-columns-repeated="10"/>
          <table:table-cell table:style-name="ce32" table:number-columns-repeated="402"/>
          <table:table-cell table:number-columns-repeated="462"/>
        </table:table-row>
        <table:table-row table:style-name="ro2" table:number-rows-repeated="5">
          <table:table-cell table:style-name="ce31"/>
          <table:table-cell table:style-name="ce32" table:number-columns-repeated="154"/>
          <table:table-cell table:style-name="ce68" table:number-columns-repeated="5"/>
          <table:table-cell table:style-name="ce32" table:number-columns-repeated="402"/>
          <table:table-cell table:number-columns-repeated="462"/>
        </table:table-row>
        <table:table-row table:style-name="ro2" table:number-rows-repeated="2">
          <table:table-cell table:style-name="ce32" table:number-columns-repeated="562"/>
          <table:table-cell table:number-columns-repeated="462"/>
        </table:table-row>
        <table:table-row table:style-name="ro3" table:number-rows-repeated="104849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date-style style:name="N126">
      <number:year number:style="long"/>
      <number:text>-</number:text>
      <number:month number:style="long"/>
      <number:text>-</number:text>
      <number:day number:style="long"/>
      <number:text> </number:text>
      <number:hours/>
      <number:text>:</number:text>
      <number:minutes number:style="long"/>
    </number:date-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date-style style:name="N128">
      <number:month/>
      <number:text>/</number:text>
      <number:day/>
      <number:text>/</number:text>
      <number:year number:style="long"/>
    </number:date-style>
    <number:date-style style:name="N129">
      <number:month/>
      <number:text>/</number:text>
      <number:day/>
      <number:text>/</number:text>
      <number:year/>
      <number:text> </number:text>
      <number:hours/>
      <number:text>:</number:text>
      <number:minutes number:style="long"/>
    </number:date-style>
    <number:date-style style:name="N130">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ster_20_Table" style:display-name="PageStyle_Master Table" style:page-layout-name="Mpm3">
      <style:header style:display="false"/>
      <style:header-left style:display="false"/>
      <style:footer style:display="false"/>
      <style:footer-left style:display="false"/>
    </style:master-page>
    <style:master-page style:name="PageStyle_5f_Reviews" style:display-name="PageStyle_Reviews" style:page-layout-name="Mpm4">
      <style:header style:display="false"/>
      <style:header-left style:display="false"/>
      <style:footer style:display="false"/>
      <style:footer-left style:display="false"/>
    </style:master-page>
    <style:master-page style:name="PageStyle_5f_Product_20_Attributes" style:display-name="PageStyle_Product Attributes" style:page-layout-name="Mpm4">
      <style:header style:display="false"/>
      <style:header-left style:display="false"/>
      <style:footer style:display="false"/>
      <style:footer-left style:display="false"/>
    </style:master-page>
    <style:master-page style:name="PageStyle_5f_M1_3e_M2_20_migration_20__28_M1_20_table_29_" style:display-name="PageStyle_M1&gt;M2 migration (M1 table)" style:page-layout-name="Mpm4">
      <style:header style:display="false"/>
      <style:header-left style:display="false"/>
      <style:footer style:display="false"/>
      <style:footer-left style:display="false"/>
    </style:master-page>
    <style:master-page style:name="PageStyle_5f_Simple_20__2b__20_Custom_20_Options" style:display-name="PageStyle_Simple + Custom Options" style:page-layout-name="Mpm4">
      <style:header style:display="false"/>
      <style:header-left style:display="false"/>
      <style:footer style:display="false"/>
      <style:footer-left style:display="false"/>
    </style:master-page>
    <style:master-page style:name="PageStyle_5f_Grouped_20_Products" style:display-name="PageStyle_Grouped Products" style:page-layout-name="Mpm4">
      <style:header style:display="false"/>
      <style:header-left style:display="false"/>
      <style:footer style:display="false"/>
      <style:footer-left style:display="false"/>
    </style:master-page>
    <style:master-page style:name="PageStyle_5f_Bundle_20_Product" style:display-name="PageStyle_Bundle Product" style:page-layout-name="Mpm4">
      <style:header style:display="false"/>
      <style:header-left style:display="false"/>
      <style:footer style:display="false"/>
      <style:footer-left style:display="false"/>
    </style:master-page>
    <style:master-page style:name="PageStyle_5f_Configurables_20_via_20_custom_20_logic" style:display-name="PageStyle_Configurables via custom logic" style:page-layout-name="Mpm4">
      <style:header style:display="false"/>
      <style:header-left style:display="false"/>
      <style:footer style:display="false"/>
      <style:footer-left style:display="false"/>
    </style:master-page>
    <style:master-page style:name="PageStyle_5f_Сonfigurables_20_via_20_variations" style:display-name="PageStyle_Сonfigurables via variations" style:page-layout-name="Mpm4">
      <style:header style:display="false"/>
      <style:header-left style:display="false"/>
      <style:footer style:display="false"/>
      <style:footer-left style:display="false"/>
    </style:master-page>
    <style:master-page style:name="PageStyle_5f_Downloadable_20_Product" style:display-name="PageStyle_Downloadable Product" style:page-layout-name="Mpm4">
      <style:header style:display="false"/>
      <style:header-left style:display="false"/>
      <style:footer style:display="false"/>
      <style:footer-left style:display="false"/>
    </style:master-page>
    <style:master-page style:name="PageStyle_5f_Virtual_20_Product" style:display-name="PageStyle_Virtual Product" style:page-layout-name="Mpm4">
      <style:header style:display="false"/>
      <style:header-left style:display="false"/>
      <style:footer style:display="false"/>
      <style:footer-left style:display="false"/>
    </style:master-page>
    <style:master-page style:name="PageStyle_5f_Gift_20_Cards" style:display-name="PageStyle_Gift Cards" style:page-layout-name="Mpm4">
      <style:header style:display="false"/>
      <style:header-left style:display="false"/>
      <style:footer style:display="false"/>
      <style:footer-left style:display="false"/>
    </style:master-page>
    <style:master-page style:name="PageStyle_5f_Product_20_category_20_position" style:display-name="PageStyle_Product category position" style:page-layout-name="Mpm4">
      <style:header style:display="false"/>
      <style:header-left style:display="false"/>
      <style:footer style:display="false"/>
      <style:footer-left style:display="false"/>
    </style:master-page>
    <style:master-page style:name="PageStyle_5f_Swatches_20__28_single_20_attribute_29_" style:display-name="PageStyle_Swatches (single attribute)" style:page-layout-name="Mpm4">
      <style:header style:display="false"/>
      <style:header-left style:display="false"/>
      <style:footer style:display="false"/>
      <style:footer-left style:display="false"/>
    </style:master-page>
    <style:master-page style:name="PageStyle_5f_MSI_20_Stock_20_Sources" style:display-name="PageStyle_MSI Stock Sources" style:page-layout-name="Mpm4">
      <style:header style:display="false"/>
      <style:header-left style:display="false"/>
      <style:footer style:display="false"/>
      <style:footer-left style:display="false"/>
    </style:master-page>
    <style:master-page style:name="PageStyle_5f_MSI_20_Source_20_Qty" style:display-name="PageStyle_MSI Source Qty" style:page-layout-name="Mpm4">
      <style:header style:display="false"/>
      <style:header-left style:display="false"/>
      <style:footer style:display="false"/>
      <style:footer-left style:display="false"/>
    </style:master-page>
    <style:master-page style:name="PageStyle_5f_Swatches_20__28_additional_5f_attributes_29_" style:display-name="PageStyle_Swatches (additional_attributes)" style:page-layout-name="Mpm4">
      <style:header style:display="false"/>
      <style:header-left style:display="false"/>
      <style:footer style:display="false"/>
      <style:footer-left style:display="false"/>
    </style:master-page>
    <style:master-page style:name="PageStyle_5f_Orders_20_FULL_20_attributes" style:display-name="PageStyle_Orders FULL attributes" style:page-layout-name="Mpm4">
      <style:header style:display="false"/>
      <style:header-left style:display="false"/>
      <style:footer style:display="false"/>
      <style:footer-left style:display="false"/>
    </style:master-page>
    <style:master-page style:name="PageStyle_5f_Orders_20_ONLY_20_REQUIRED" style:display-name="PageStyle_Orders ONLY REQUIRED" style:page-layout-name="Mpm4">
      <style:header style:display="false"/>
      <style:header-left style:display="false"/>
      <style:footer style:display="false"/>
      <style:footer-left style:display="false"/>
    </style:master-page>
    <style:master-page style:name="PageStyle_5f_Categories" style:display-name="PageStyle_Categories" style:page-layout-name="Mpm4">
      <style:header style:display="false"/>
      <style:header-left style:display="false"/>
      <style:footer style:display="false"/>
      <style:footer-left style:display="false"/>
    </style:master-page>
    <style:master-page style:name="PageStyle_5f_URL_20_rewrites" style:display-name="PageStyle_URL rewrites" style:page-layout-name="Mpm4">
      <style:header style:display="false"/>
      <style:header-left style:display="false"/>
      <style:footer style:display="false"/>
      <style:footer-left style:display="false"/>
    </style:master-page>
    <style:master-page style:name="PageStyle_5f_Price_20_and_20_Stock_20_Update" style:display-name="PageStyle_Price and Stock Update" style:page-layout-name="Mpm4">
      <style:header style:display="false"/>
      <style:header-left style:display="false"/>
      <style:footer style:display="false"/>
      <style:footer-left style:display="false"/>
    </style:master-page>
    <style:master-page style:name="PageStyle_5f_Advanced_20_Pricing" style:display-name="PageStyle_Advanced Pricing" style:page-layout-name="Mpm4">
      <style:header style:display="false"/>
      <style:header-left style:display="false"/>
      <style:footer style:display="false"/>
      <style:footer-left style:display="false"/>
    </style:master-page>
    <style:master-page style:name="PageStyle_5f_Products_20__2b__20_Advanced_20_Pricing" style:display-name="PageStyle_Products + Advanced Pricing" style:page-layout-name="Mpm4">
      <style:header style:display="false"/>
      <style:header-left style:display="false"/>
      <style:footer style:display="false"/>
      <style:footer-left style:display="false"/>
    </style:master-page>
    <style:master-page style:name="PageStyle_5f_Customers_20_Main" style:display-name="PageStyle_Customers Main" style:page-layout-name="Mpm4">
      <style:header style:display="false"/>
      <style:header-left style:display="false"/>
      <style:footer style:display="false"/>
      <style:footer-left style:display="false"/>
    </style:master-page>
    <style:master-page style:name="PageStyle_5f_Customer_20_Addresses" style:display-name="PageStyle_Customer Addresses" style:page-layout-name="Mpm4">
      <style:header style:display="false"/>
      <style:header-left style:display="false"/>
      <style:footer style:display="false"/>
      <style:footer-left style:display="false"/>
    </style:master-page>
    <style:master-page style:name="PageStyle_5f_Customer_20_Finance_20__28_Enterprise_29_" style:display-name="PageStyle_Customer Finance (Enterprise)" style:page-layout-name="Mpm4">
      <style:header style:display="false"/>
      <style:header-left style:display="false"/>
      <style:footer style:display="false"/>
      <style:footer-left style:display="false"/>
    </style:master-page>
    <style:master-page style:name="PageStyle_5f_M1_20_Customers_20_and_20_Addresses" style:display-name="PageStyle_M1 Customers and Addresses" style:page-layout-name="Mpm4">
      <style:header style:display="false"/>
      <style:header-left style:display="false"/>
      <style:footer style:display="false"/>
      <style:footer-left style:display="false"/>
    </style:master-page>
    <style:master-page style:name="PageStyle_5f_CMS_20_Pages" style:display-name="PageStyle_CMS Pages" style:page-layout-name="Mpm4">
      <style:header style:display="false"/>
      <style:header-left style:display="false"/>
      <style:footer style:display="false"/>
      <style:footer-left style:display="false"/>
    </style:master-page>
    <style:master-page style:name="PageStyle_5f_CMS_20_Blocks" style:display-name="PageStyle_CMS Blocks" style:page-layout-name="Mpm4">
      <style:header style:display="false"/>
      <style:header-left style:display="false"/>
      <style:footer style:display="false"/>
      <style:footer-left style:display="false"/>
    </style:master-page>
    <style:master-page style:name="PageStyle_5f_Page_20_Hierarchy" style:display-name="PageStyle_Page Hierarchy" style:page-layout-name="Mpm4">
      <style:header style:display="false"/>
      <style:header-left style:display="false"/>
      <style:footer style:display="false"/>
      <style:footer-left style:display="false"/>
    </style:master-page>
    <style:master-page style:name="PageStyle_5f_Widgets" style:display-name="PageStyle_Widgets" style:page-layout-name="Mpm4">
      <style:header style:display="false"/>
      <style:header-left style:display="false"/>
      <style:footer style:display="false"/>
      <style:footer-left style:display="false"/>
    </style:master-page>
    <style:master-page style:name="PageStyle_5f_Cart_20_Price_20_Rules" style:display-name="PageStyle_Cart Price Rules" style:page-layout-name="Mpm4">
      <style:header style:display="false"/>
      <style:header-left style:display="false"/>
      <style:footer style:display="false"/>
      <style:footer-left style:display="false"/>
    </style:master-page>
    <style:master-page style:name="PageStyle_5f_Search_20_Terms" style:display-name="PageStyle_Search Terms" style:page-layout-name="Mpm4">
      <style:header style:display="false"/>
      <style:header-left style:display="false"/>
      <style:footer style:display="false"/>
      <style:footer-left style:display="false"/>
    </style:master-page>
    <style:master-page style:name="PageStyle_5f_Search_20_Synonyms" style:display-name="PageStyle_Search Synonyms" style:page-layout-name="Mpm4">
      <style:header style:display="false"/>
      <style:header-left style:display="false"/>
      <style:footer style:display="false"/>
      <style:footer-left style:display="false"/>
    </style:master-page>
    <style:master-page style:name="PageStyle_5f_Fixed_20_Product_20_Tax" style:display-name="PageStyle_Fixed Product Tax" style:page-layout-name="Mpm4">
      <style:header style:display="false"/>
      <style:header-left style:display="false"/>
      <style:footer style:display="false"/>
      <style:footer-left style:display="false"/>
    </style:master-page>
    <style:master-page style:name="PageStyle_5f_Tax_20_Rates" style:display-name="PageStyle_Tax Rates" style:page-layout-name="Mpm4">
      <style:header style:display="false"/>
      <style:header-left style:display="false"/>
      <style:footer style:display="false"/>
      <style:footer-left style:display="false"/>
    </style:master-page>
    <style:master-page style:name="PageStyle_5f_Country_20_and_20_State_20_Codes" style:display-name="PageStyle_Country and State Codes" style:page-layout-name="Mpm4">
      <style:header style:display="false"/>
      <style:header-left style:display="false"/>
      <style:footer style:display="false"/>
      <style:footer-left style:display="false"/>
    </style:master-page>
    <style:master-page style:name="PageStyle_5f_Service_20_Sheet" style:display-name="PageStyle_Service Sheet" style:page-layout-name="Mpm4">
      <style:header style:display="false"/>
      <style:header-left style:display="false"/>
      <style:footer style:display="false"/>
      <style:footer-left style:display="false"/>
    </style:master-page>
    <style:master-page style:name="PageStyle_5f_Old_20_ORDERS_20_DON_27_T_20_USE" style:display-name="PageStyle_Old ORDERS DON'T US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cell-count="15801" meta:object-count="0"/>
    <meta:generator>LibreOfficeDev/6.0.5.2$Linux_X86_64 LibreOffice_project/</meta:generator>
  </office:meta>
</office:document-meta>
</file>